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71cm"/>
    </style:style>
    <style:style style:name="co2" style:family="table-column">
      <style:table-column-properties fo:break-before="auto" style:column-width="1.833cm"/>
    </style:style>
    <style:style style:name="co3" style:family="table-column">
      <style:table-column-properties fo:break-before="auto" style:column-width="1.942cm"/>
    </style:style>
    <style:style style:name="co4" style:family="table-column">
      <style:table-column-properties fo:break-before="auto" style:column-width="1.723cm"/>
    </style:style>
    <style:style style:name="co5" style:family="table-column">
      <style:table-column-properties fo:break-before="auto" style:column-width="1.752cm"/>
    </style:style>
    <style:style style:name="co6" style:family="table-column">
      <style:table-column-properties fo:break-before="auto" style:column-width="2.323cm"/>
    </style:style>
    <style:style style:name="co7" style:family="table-column">
      <style:table-column-properties fo:break-before="auto" style:column-width="1.914cm"/>
    </style:style>
    <style:style style:name="co8" style:family="table-column">
      <style:table-column-properties fo:break-before="auto" style:column-width="1.887cm"/>
    </style:style>
    <style:style style:name="co9" style:family="table-column">
      <style:table-column-properties fo:break-before="auto" style:column-width="2.485cm"/>
    </style:style>
    <style:style style:name="co10" style:family="table-column">
      <style:table-column-properties fo:break-before="auto" style:column-width="2.514cm"/>
    </style:style>
    <style:style style:name="co11" style:family="table-column">
      <style:table-column-properties fo:break-before="auto" style:column-width="2.432cm"/>
    </style:style>
    <style:style style:name="co12" style:family="table-column">
      <style:table-column-properties fo:break-before="auto" style:column-width="1.478cm"/>
    </style:style>
    <style:style style:name="co13" style:family="table-column">
      <style:table-column-properties fo:break-before="auto" style:column-width="2.05cm"/>
    </style:style>
    <style:style style:name="co14" style:family="table-column">
      <style:table-column-properties fo:break-before="auto" style:column-width="2.623cm"/>
    </style:style>
    <style:style style:name="co15" style:family="table-column">
      <style:table-column-properties fo:break-before="auto" style:column-width="2.404cm"/>
    </style:style>
    <style:style style:name="co16" style:family="table-column">
      <style:table-column-properties fo:break-before="auto" style:column-width="2.023cm"/>
    </style:style>
    <style:style style:name="co17" style:family="table-column">
      <style:table-column-properties fo:break-before="auto" style:column-width="1.859cm"/>
    </style:style>
    <style:style style:name="co1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02003soil_water_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number-columns-repeated="8" table:default-cell-style-name="Default"/>
        <table:table-column table:style-name="co8" table:default-cell-style-name="Default"/>
        <table:table-column table:style-name="co3" table:number-columns-repeated="4" table:default-cell-style-name="Default"/>
        <table:table-column table:style-name="co9" table:number-columns-repeated="3" table:default-cell-style-name="Default"/>
        <table:table-column table:style-name="co10" table:default-cell-style-name="Default"/>
        <table:table-column table:style-name="co9" table:number-columns-repeated="3" table:default-cell-style-name="Default"/>
        <table:table-column table:style-name="co11" table:default-cell-style-name="Default"/>
        <table:table-column table:style-name="co9" table:number-columns-repeated="5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1" table:number-columns-repeated="3" table:default-cell-style-name="Default"/>
        <table:table-column table:style-name="co15" table:default-cell-style-name="Default"/>
        <table:table-column table:style-name="co11" table:number-columns-repeated="5" table:default-cell-style-name="Default"/>
        <table:table-column table:style-name="co16" table:default-cell-style-name="Default"/>
        <table:table-column table:style-name="co6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17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DO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PRECN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RUNOFF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DISCHG</text:p>
          </table:table-cell>
          <table:table-cell office:value-type="string" calcext:value-type="string">
            <text:p>SNOWPACK</text:p>
          </table:table-cell>
          <table:table-cell office:value-type="string" calcext:value-type="string">
            <text:p>WTR_1</text:p>
          </table:table-cell>
          <table:table-cell office:value-type="string" calcext:value-type="string">
            <text:p>WTR_2</text:p>
          </table:table-cell>
          <table:table-cell office:value-type="string" calcext:value-type="string">
            <text:p>WTR_3</text:p>
          </table:table-cell>
          <table:table-cell office:value-type="string" calcext:value-type="string">
            <text:p>WTR_4</text:p>
          </table:table-cell>
          <table:table-cell office:value-type="string" calcext:value-type="string">
            <text:p>WTR_5</text:p>
          </table:table-cell>
          <table:table-cell office:value-type="string" calcext:value-type="string">
            <text:p>WTR_6</text:p>
          </table:table-cell>
          <table:table-cell office:value-type="string" calcext:value-type="string">
            <text:p>WTR_7</text:p>
          </table:table-cell>
          <table:table-cell office:value-type="string" calcext:value-type="string">
            <text:p>WTR_8</text:p>
          </table:table-cell>
          <table:table-cell office:value-type="string" calcext:value-type="string">
            <text:p>WTR_9</text:p>
          </table:table-cell>
          <table:table-cell office:value-type="string" calcext:value-type="string">
            <text:p>WTR_10</text:p>
          </table:table-cell>
          <table:table-cell office:value-type="string" calcext:value-type="string">
            <text:p>WTR_11</text:p>
          </table:table-cell>
          <table:table-cell office:value-type="string" calcext:value-type="string">
            <text:p>WTR_12</text:p>
          </table:table-cell>
          <table:table-cell office:value-type="string" calcext:value-type="string">
            <text:p>WTR_13</text:p>
          </table:table-cell>
          <table:table-cell office:value-type="string" calcext:value-type="string">
            <text:p>SURF_WTR</text:p>
          </table:table-cell>
          <table:table-cell office:value-type="string" calcext:value-type="string">
            <text:p>ICE_1</text:p>
          </table:table-cell>
          <table:table-cell office:value-type="string" calcext:value-type="string">
            <text:p>ICE_2</text:p>
          </table:table-cell>
          <table:table-cell office:value-type="string" calcext:value-type="string">
            <text:p>ICE_3</text:p>
          </table:table-cell>
          <table:table-cell office:value-type="string" calcext:value-type="string">
            <text:p>ICE_4</text:p>
          </table:table-cell>
          <table:table-cell office:value-type="string" calcext:value-type="string">
            <text:p>ICE_5</text:p>
          </table:table-cell>
          <table:table-cell office:value-type="string" calcext:value-type="string">
            <text:p>ICE_6</text:p>
          </table:table-cell>
          <table:table-cell office:value-type="string" calcext:value-type="string">
            <text:p>ICE_7</text:p>
          </table:table-cell>
          <table:table-cell office:value-type="string" calcext:value-type="string">
            <text:p>ICE_8</text:p>
          </table:table-cell>
          <table:table-cell office:value-type="string" calcext:value-type="string">
            <text:p>ICE_9</text:p>
          </table:table-cell>
          <table:table-cell office:value-type="string" calcext:value-type="string">
            <text:p>ICE_10</text:p>
          </table:table-cell>
          <table:table-cell office:value-type="string" calcext:value-type="string">
            <text:p>ICE_11</text:p>
          </table:table-cell>
          <table:table-cell office:value-type="string" calcext:value-type="string">
            <text:p>ICE_12</text:p>
          </table:table-cell>
          <table:table-cell office:value-type="string" calcext:value-type="string">
            <text:p>ICE_13</text:p>
          </table:table-cell>
          <table:table-cell office:value-type="string" calcext:value-type="string">
            <text:p>SURF_ICE</text:p>
          </table:table-cell>
          <table:table-cell office:value-type="string" calcext:value-type="string">
            <text:p>PSI_1</text:p>
          </table:table-cell>
          <table:table-cell office:value-type="string" calcext:value-type="string">
            <text:p>PSI_2</text:p>
          </table:table-cell>
          <table:table-cell office:value-type="string" calcext:value-type="string">
            <text:p>PSI_3</text:p>
          </table:table-cell>
          <table:table-cell office:value-type="string" calcext:value-type="string">
            <text:p>PSI_4</text:p>
          </table:table-cell>
          <table:table-cell office:value-type="string" calcext:value-type="string">
            <text:p>PSI_5</text:p>
          </table:table-cell>
          <table:table-cell office:value-type="string" calcext:value-type="string">
            <text:p>PSI_6</text:p>
          </table:table-cell>
          <table:table-cell office:value-type="string" calcext:value-type="string">
            <text:p>PSI_7</text:p>
          </table:table-cell>
          <table:table-cell office:value-type="string" calcext:value-type="string">
            <text:p>PSI_8</text:p>
          </table:table-cell>
          <table:table-cell office:value-type="string" calcext:value-type="string">
            <text:p>PSI_9</text:p>
          </table:table-cell>
          <table:table-cell office:value-type="string" calcext:value-type="string">
            <text:p>PSI_10</text:p>
          </table:table-cell>
          <table:table-cell office:value-type="string" calcext:value-type="string">
            <text:p>TILE_DRG</text:p>
          </table:table-cell>
          <table:table-cell office:value-type="string" calcext:value-type="string">
            <text:p>SEDIMENT</text:p>
          </table:table-cell>
          <table:table-cell office:value-type="string" calcext:value-type="string">
            <text:p>PSI_SURF</text:p>
          </table:table-cell>
          <table:table-cell office:value-type="string" calcext:value-type="string">
            <text:p>SURF_ELEV</text:p>
          </table:table-cell>
          <table:table-cell office:value-type="string" calcext:value-type="string">
            <text:p>ACTV_LYR</text:p>
          </table:table-cell>
          <table:table-cell office:value-type="string" calcext:value-type="string">
            <text:p>WTR_TB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12003" calcext:value-type="float">
            <text:p>1012003</text:p>
          </table:table-cell>
          <table:table-cell office:value-type="float" office:value="0" calcext:value-type="float">
            <text:p>0</text:p>
          </table:table-cell>
          <table:table-cell office:value-type="float" office:value="0.1588782" calcext:value-type="float">
            <text:p>0.1588782</text:p>
          </table:table-cell>
          <table:table-cell office:value-type="float" office:value="0" calcext:value-type="float">
            <text:p>0</text:p>
          </table:table-cell>
          <table:table-cell office:value-type="float" office:value="1066.463" calcext:value-type="float">
            <text:p>1066.4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644126" calcext:value-type="float">
            <text:p>0.1644126</text:p>
          </table:table-cell>
          <table:table-cell office:value-type="float" office:value="0.2155189" calcext:value-type="float">
            <text:p>0.2155189</text:p>
          </table:table-cell>
          <table:table-cell office:value-type="float" office:value="0.2845246" calcext:value-type="float">
            <text:p>0.2845246</text:p>
          </table:table-cell>
          <table:table-cell office:value-type="float" office:value="0.2887673" calcext:value-type="float">
            <text:p>0.2887673</text:p>
          </table:table-cell>
          <table:table-cell office:value-type="float" office:value="0.291357" calcext:value-type="float">
            <text:p>0.291357</text:p>
          </table:table-cell>
          <table:table-cell office:value-type="float" office:value="0.2619918" calcext:value-type="float">
            <text:p>0.2619918</text:p>
          </table:table-cell>
          <table:table-cell office:value-type="float" office:value="0.2689633" calcext:value-type="float">
            <text:p>0.2689633</text:p>
          </table:table-cell>
          <table:table-cell office:value-type="float" office:value="0.3604523" calcext:value-type="float">
            <text:p>0.3604523</text:p>
          </table:table-cell>
          <table:table-cell office:value-type="float" office:value="0.3561117" calcext:value-type="float">
            <text:p>0.3561117</text:p>
          </table:table-cell>
          <table:table-cell office:value-type="float" office:value="0.3694828" calcext:value-type="float">
            <text:p>0.3694828</text:p>
          </table:table-cell>
          <table:table-cell office:value-type="float" office:value="0.3866333" calcext:value-type="float">
            <text:p>0.3866333</text:p>
          </table:table-cell>
          <table:table-cell office:value-type="float" office:value="0.3979405" calcext:value-type="float">
            <text:p>0.3979405</text:p>
          </table:table-cell>
          <table:table-cell office:value-type="float" office:value="0.462365" calcext:value-type="float">
            <text:p>0.462365</text:p>
          </table:table-cell>
          <table:table-cell office:value-type="float" office:value="0" calcext:value-type="float">
            <text:p>0</text:p>
          </table:table-cell>
          <table:table-cell office:value-type="float" office:value="0.03237336" calcext:value-type="float">
            <text:p>0.03237336</text:p>
          </table:table-cell>
          <table:table-cell office:value-type="float" office:value="0.01531203" calcext:value-type="float">
            <text:p>0.01531203</text:p>
          </table:table-cell>
          <table:table-cell office:value-type="float" office:value="0.0002285752" calcext:value-type="float">
            <text:p>0.0002285752</text:p>
          </table:table-cell>
          <table:table-cell office:value-type="float" office:value="9.858898E-016" calcext:value-type="float">
            <text:p>9.858898E-16</text:p>
          </table:table-cell>
          <table:table-cell office:value-type="float" office:value="2.595095E-017" calcext:value-type="float">
            <text:p>2.595095E-17</text:p>
          </table:table-cell>
          <table:table-cell office:value-type="float" office:value="4.874158E-018" calcext:value-type="float">
            <text:p>4.874158E-18</text:p>
          </table:table-cell>
          <table:table-cell office:value-type="float" office:value="2.2328E-021" calcext:value-type="float">
            <text:p>2.2328E-21</text:p>
          </table:table-cell>
          <table:table-cell office:value-type="float" office:value="2.307482E-025" calcext:value-type="float">
            <text:p>2.307482E-25</text:p>
          </table:table-cell>
          <table:table-cell office:value-type="float" office:value="1.06699E-029" calcext:value-type="float">
            <text:p>1.06699E-29</text:p>
          </table:table-cell>
          <table:table-cell office:value-type="float" office:value="2.369045E-034" calcext:value-type="float">
            <text:p>2.369045E-34</text:p>
          </table:table-cell>
          <table:table-cell office:value-type="float" office:value="3.832747E-039" calcext:value-type="float">
            <text:p>3.832747E-39</text:p>
          </table:table-cell>
          <table:table-cell office:value-type="float" office:value="2.382207E-044" calcext:value-type="float">
            <text:p>2.382207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628088" calcext:value-type="float">
            <text:p>-3.628088</text:p>
          </table:table-cell>
          <table:table-cell office:value-type="float" office:value="-0.4488268" calcext:value-type="float">
            <text:p>-0.4488268</text:p>
          </table:table-cell>
          <table:table-cell office:value-type="float" office:value="-0.05421603" calcext:value-type="float">
            <text:p>-0.05421603</text:p>
          </table:table-cell>
          <table:table-cell office:value-type="float" office:value="-0.04847712" calcext:value-type="float">
            <text:p>-0.04847712</text:p>
          </table:table-cell>
          <table:table-cell office:value-type="float" office:value="-0.04526495" calcext:value-type="float">
            <text:p>-0.04526495</text:p>
          </table:table-cell>
          <table:table-cell office:value-type="float" office:value="-0.03921418" calcext:value-type="float">
            <text:p>-0.03921418</text:p>
          </table:table-cell>
          <table:table-cell office:value-type="float" office:value="-0.03132912" calcext:value-type="float">
            <text:p>-0.03132912</text:p>
          </table:table-cell>
          <table:table-cell office:value-type="float" office:value="-0.02680068" calcext:value-type="float">
            <text:p>-0.02680068</text:p>
          </table:table-cell>
          <table:table-cell office:value-type="float" office:value="-0.02043794" calcext:value-type="float">
            <text:p>-0.02043794</text:p>
          </table:table-cell>
          <table:table-cell office:value-type="float" office:value="-0.01439714" calcext:value-type="float">
            <text:p>-0.014397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.004473" calcext:value-type="float">
            <text:p>-4.004473</text:p>
          </table:table-cell>
          <table:table-cell office:value-type="float" office:value="0.00489901" calcext:value-type="float">
            <text:p>0.00489901</text:p>
          </table:table-cell>
          <table:table-cell office:value-type="float" office:value="-9999.006" calcext:value-type="float">
            <text:p>-9999.006</text:p>
          </table:table-cell>
          <table:table-cell office:value-type="float" office:value="-2.320882" calcext:value-type="float">
            <text:p>-2.32088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12003" calcext:value-type="float">
            <text:p>2012003</text:p>
          </table:table-cell>
          <table:table-cell office:value-type="float" office:value="0" calcext:value-type="float">
            <text:p>0</text:p>
          </table:table-cell>
          <table:table-cell office:value-type="float" office:value="0.4819961" calcext:value-type="float">
            <text:p>0.4819961</text:p>
          </table:table-cell>
          <table:table-cell office:value-type="float" office:value="0" calcext:value-type="float">
            <text:p>0</text:p>
          </table:table-cell>
          <table:table-cell office:value-type="float" office:value="1066.14" calcext:value-type="float">
            <text:p>1066.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57097" calcext:value-type="float">
            <text:p>0.157097</text:p>
          </table:table-cell>
          <table:table-cell office:value-type="float" office:value="0.2054822" calcext:value-type="float">
            <text:p>0.2054822</text:p>
          </table:table-cell>
          <table:table-cell office:value-type="float" office:value="0.281936" calcext:value-type="float">
            <text:p>0.281936</text:p>
          </table:table-cell>
          <table:table-cell office:value-type="float" office:value="0.287923" calcext:value-type="float">
            <text:p>0.287923</text:p>
          </table:table-cell>
          <table:table-cell office:value-type="float" office:value="0.291434" calcext:value-type="float">
            <text:p>0.291434</text:p>
          </table:table-cell>
          <table:table-cell office:value-type="float" office:value="0.2622633" calcext:value-type="float">
            <text:p>0.2622633</text:p>
          </table:table-cell>
          <table:table-cell office:value-type="float" office:value="0.2689495" calcext:value-type="float">
            <text:p>0.2689495</text:p>
          </table:table-cell>
          <table:table-cell office:value-type="float" office:value="0.3603223" calcext:value-type="float">
            <text:p>0.3603223</text:p>
          </table:table-cell>
          <table:table-cell office:value-type="float" office:value="0.355999" calcext:value-type="float">
            <text:p>0.355999</text:p>
          </table:table-cell>
          <table:table-cell office:value-type="float" office:value="0.3694008" calcext:value-type="float">
            <text:p>0.3694008</text:p>
          </table:table-cell>
          <table:table-cell office:value-type="float" office:value="0.386563" calcext:value-type="float">
            <text:p>0.386563</text:p>
          </table:table-cell>
          <table:table-cell office:value-type="float" office:value="0.3979243" calcext:value-type="float">
            <text:p>0.3979243</text:p>
          </table:table-cell>
          <table:table-cell office:value-type="float" office:value="0.4623627" calcext:value-type="float">
            <text:p>0.4623627</text:p>
          </table:table-cell>
          <table:table-cell office:value-type="float" office:value="0" calcext:value-type="float">
            <text:p>0</text:p>
          </table:table-cell>
          <table:table-cell office:value-type="float" office:value="0.03733204" calcext:value-type="float">
            <text:p>0.03733204</text:p>
          </table:table-cell>
          <table:table-cell office:value-type="float" office:value="0.02377934" calcext:value-type="float">
            <text:p>0.02377934</text:p>
          </table:table-cell>
          <table:table-cell office:value-type="float" office:value="0.001926639" calcext:value-type="float">
            <text:p>0.001926639</text:p>
          </table:table-cell>
          <table:table-cell office:value-type="float" office:value="9.858901E-016" calcext:value-type="float">
            <text:p>9.858901E-16</text:p>
          </table:table-cell>
          <table:table-cell office:value-type="float" office:value="2.595095E-017" calcext:value-type="float">
            <text:p>2.595095E-17</text:p>
          </table:table-cell>
          <table:table-cell office:value-type="float" office:value="4.874158E-018" calcext:value-type="float">
            <text:p>4.874158E-18</text:p>
          </table:table-cell>
          <table:table-cell office:value-type="float" office:value="2.2328E-021" calcext:value-type="float">
            <text:p>2.2328E-21</text:p>
          </table:table-cell>
          <table:table-cell office:value-type="float" office:value="2.307482E-025" calcext:value-type="float">
            <text:p>2.307482E-25</text:p>
          </table:table-cell>
          <table:table-cell office:value-type="float" office:value="1.06699E-029" calcext:value-type="float">
            <text:p>1.06699E-29</text:p>
          </table:table-cell>
          <table:table-cell office:value-type="float" office:value="2.369045E-034" calcext:value-type="float">
            <text:p>2.369045E-34</text:p>
          </table:table-cell>
          <table:table-cell office:value-type="float" office:value="3.832747E-039" calcext:value-type="float">
            <text:p>3.832747E-39</text:p>
          </table:table-cell>
          <table:table-cell office:value-type="float" office:value="2.522337E-044" calcext:value-type="float">
            <text:p>2.522337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.21875" calcext:value-type="float">
            <text:p>-5.21875</text:p>
          </table:table-cell>
          <table:table-cell office:value-type="float" office:value="-0.6425747" calcext:value-type="float">
            <text:p>-0.6425747</text:p>
          </table:table-cell>
          <table:table-cell office:value-type="float" office:value="-0.05803569" calcext:value-type="float">
            <text:p>-0.05803569</text:p>
          </table:table-cell>
          <table:table-cell office:value-type="float" office:value="-0.0495756" calcext:value-type="float">
            <text:p>-0.0495756</text:p>
          </table:table-cell>
          <table:table-cell office:value-type="float" office:value="-0.04517001" calcext:value-type="float">
            <text:p>-0.04517001</text:p>
          </table:table-cell>
          <table:table-cell office:value-type="float" office:value="-0.03890311" calcext:value-type="float">
            <text:p>-0.03890311</text:p>
          </table:table-cell>
          <table:table-cell office:value-type="float" office:value="-0.03134216" calcext:value-type="float">
            <text:p>-0.03134216</text:p>
          </table:table-cell>
          <table:table-cell office:value-type="float" office:value="-0.02700944" calcext:value-type="float">
            <text:p>-0.02700944</text:p>
          </table:table-cell>
          <table:table-cell office:value-type="float" office:value="-0.02054608" calcext:value-type="float">
            <text:p>-0.02054608</text:p>
          </table:table-cell>
          <table:table-cell office:value-type="float" office:value="-0.01445227" calcext:value-type="float">
            <text:p>-0.014452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.57956" calcext:value-type="float">
            <text:p>-6.57956</text:p>
          </table:table-cell>
          <table:table-cell office:value-type="float" office:value="0.00492546" calcext:value-type="float">
            <text:p>0.00492546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-2.321415" calcext:value-type="float">
            <text:p>-2.32141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12003" calcext:value-type="float">
            <text:p>3012003</text:p>
          </table:table-cell>
          <table:table-cell office:value-type="float" office:value="0" calcext:value-type="float">
            <text:p>0</text:p>
          </table:table-cell>
          <table:table-cell office:value-type="float" office:value="0.917058" calcext:value-type="float">
            <text:p>0.917058</text:p>
          </table:table-cell>
          <table:table-cell office:value-type="float" office:value="0" calcext:value-type="float">
            <text:p>0</text:p>
          </table:table-cell>
          <table:table-cell office:value-type="float" office:value="1065.704" calcext:value-type="float">
            <text:p>1065.7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695408" calcext:value-type="float">
            <text:p>0.1695408</text:p>
          </table:table-cell>
          <table:table-cell office:value-type="float" office:value="0.2209007" calcext:value-type="float">
            <text:p>0.2209007</text:p>
          </table:table-cell>
          <table:table-cell office:value-type="float" office:value="0.2833819" calcext:value-type="float">
            <text:p>0.2833819</text:p>
          </table:table-cell>
          <table:table-cell office:value-type="float" office:value="0.2870872" calcext:value-type="float">
            <text:p>0.2870872</text:p>
          </table:table-cell>
          <table:table-cell office:value-type="float" office:value="0.2909399" calcext:value-type="float">
            <text:p>0.2909399</text:p>
          </table:table-cell>
          <table:table-cell office:value-type="float" office:value="0.262382" calcext:value-type="float">
            <text:p>0.262382</text:p>
          </table:table-cell>
          <table:table-cell office:value-type="float" office:value="0.2689064" calcext:value-type="float">
            <text:p>0.2689064</text:p>
          </table:table-cell>
          <table:table-cell office:value-type="float" office:value="0.3602267" calcext:value-type="float">
            <text:p>0.3602267</text:p>
          </table:table-cell>
          <table:table-cell office:value-type="float" office:value="0.3558863" calcext:value-type="float">
            <text:p>0.3558863</text:p>
          </table:table-cell>
          <table:table-cell office:value-type="float" office:value="0.3693185" calcext:value-type="float">
            <text:p>0.3693185</text:p>
          </table:table-cell>
          <table:table-cell office:value-type="float" office:value="0.3864954" calcext:value-type="float">
            <text:p>0.3864954</text:p>
          </table:table-cell>
          <table:table-cell office:value-type="float" office:value="0.3979036" calcext:value-type="float">
            <text:p>0.3979036</text:p>
          </table:table-cell>
          <table:table-cell office:value-type="float" office:value="0.4623672" calcext:value-type="float">
            <text:p>0.4623672</text:p>
          </table:table-cell>
          <table:table-cell office:value-type="float" office:value="0" calcext:value-type="float">
            <text:p>0</text:p>
          </table:table-cell>
          <table:table-cell office:value-type="float" office:value="0.01084504" calcext:value-type="float">
            <text:p>0.01084504</text:p>
          </table:table-cell>
          <table:table-cell office:value-type="float" office:value="0.004414869" calcext:value-type="float">
            <text:p>0.004414869</text:p>
          </table:table-cell>
          <table:table-cell office:value-type="float" office:value="9.855551E-016" calcext:value-type="float">
            <text:p>9.855551E-16</text:p>
          </table:table-cell>
          <table:table-cell office:value-type="float" office:value="9.858901E-016" calcext:value-type="float">
            <text:p>9.858901E-16</text:p>
          </table:table-cell>
          <table:table-cell office:value-type="float" office:value="2.595095E-017" calcext:value-type="float">
            <text:p>2.595095E-17</text:p>
          </table:table-cell>
          <table:table-cell office:value-type="float" office:value="4.874158E-018" calcext:value-type="float">
            <text:p>4.874158E-18</text:p>
          </table:table-cell>
          <table:table-cell office:value-type="float" office:value="2.2328E-021" calcext:value-type="float">
            <text:p>2.2328E-21</text:p>
          </table:table-cell>
          <table:table-cell office:value-type="float" office:value="2.307482E-025" calcext:value-type="float">
            <text:p>2.307482E-25</text:p>
          </table:table-cell>
          <table:table-cell office:value-type="float" office:value="1.06699E-029" calcext:value-type="float">
            <text:p>1.06699E-29</text:p>
          </table:table-cell>
          <table:table-cell office:value-type="float" office:value="2.369046E-034" calcext:value-type="float">
            <text:p>2.369046E-34</text:p>
          </table:table-cell>
          <table:table-cell office:value-type="float" office:value="3.832747E-039" calcext:value-type="float">
            <text:p>3.832747E-39</text:p>
          </table:table-cell>
          <table:table-cell office:value-type="float" office:value="2.522337E-044" calcext:value-type="float">
            <text:p>2.522337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851127" calcext:value-type="float">
            <text:p>-2.851127</text:p>
          </table:table-cell>
          <table:table-cell office:value-type="float" office:value="-0.374006" calcext:value-type="float">
            <text:p>-0.374006</text:p>
          </table:table-cell>
          <table:table-cell office:value-type="float" office:value="-0.05600455" calcext:value-type="float">
            <text:p>-0.05600455</text:p>
          </table:table-cell>
          <table:table-cell office:value-type="float" office:value="-0.05072047" calcext:value-type="float">
            <text:p>-0.05072047</text:p>
          </table:table-cell>
          <table:table-cell office:value-type="float" office:value="-0.04576378" calcext:value-type="float">
            <text:p>-0.04576378</text:p>
          </table:table-cell>
          <table:table-cell office:value-type="float" office:value="-0.03876646" calcext:value-type="float">
            <text:p>-0.03876646</text:p>
          </table:table-cell>
          <table:table-cell office:value-type="float" office:value="-0.03138407" calcext:value-type="float">
            <text:p>-0.03138407</text:p>
          </table:table-cell>
          <table:table-cell office:value-type="float" office:value="-0.02716532" calcext:value-type="float">
            <text:p>-0.02716532</text:p>
          </table:table-cell>
          <table:table-cell office:value-type="float" office:value="-0.02065455" calcext:value-type="float">
            <text:p>-0.02065455</text:p>
          </table:table-cell>
          <table:table-cell office:value-type="float" office:value="-0.01450745" calcext:value-type="float">
            <text:p>-0.014507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229434" calcext:value-type="float">
            <text:p>-3.229434</text:p>
          </table:table-cell>
          <table:table-cell office:value-type="float" office:value="0.00481866" calcext:value-type="float">
            <text:p>0.00481866</text:p>
          </table:table-cell>
          <table:table-cell office:value-type="float" office:value="-9999.004" calcext:value-type="float">
            <text:p>-9999.004</text:p>
          </table:table-cell>
          <table:table-cell office:value-type="float" office:value="-2.320858" calcext:value-type="float">
            <text:p>-2.32085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012003" calcext:value-type="float">
            <text:p>4012003</text:p>
          </table:table-cell>
          <table:table-cell office:value-type="float" office:value="0.7000002" calcext:value-type="float">
            <text:p>0.7000002</text:p>
          </table:table-cell>
          <table:table-cell office:value-type="float" office:value="1.0294" calcext:value-type="float">
            <text:p>1.0294</text:p>
          </table:table-cell>
          <table:table-cell office:value-type="float" office:value="0" calcext:value-type="float">
            <text:p>0</text:p>
          </table:table-cell>
          <table:table-cell office:value-type="float" office:value="1066.286" calcext:value-type="float">
            <text:p>1066.286</text:p>
          </table:table-cell>
          <table:table-cell office:value-type="float" office:value="0.004463945" calcext:value-type="float">
            <text:p>0.004463945</text:p>
          </table:table-cell>
          <table:table-cell office:value-type="float" office:value="0" calcext:value-type="float">
            <text:p>0</text:p>
          </table:table-cell>
          <table:table-cell office:value-type="float" office:value="0.2196001" calcext:value-type="float">
            <text:p>0.2196001</text:p>
          </table:table-cell>
          <table:table-cell office:value-type="float" office:value="0.2291096" calcext:value-type="float">
            <text:p>0.2291096</text:p>
          </table:table-cell>
          <table:table-cell office:value-type="float" office:value="0.2812604" calcext:value-type="float">
            <text:p>0.2812604</text:p>
          </table:table-cell>
          <table:table-cell office:value-type="float" office:value="0.2871529" calcext:value-type="float">
            <text:p>0.2871529</text:p>
          </table:table-cell>
          <table:table-cell office:value-type="float" office:value="0.2909847" calcext:value-type="float">
            <text:p>0.2909847</text:p>
          </table:table-cell>
          <table:table-cell office:value-type="float" office:value="0.2623698" calcext:value-type="float">
            <text:p>0.2623698</text:p>
          </table:table-cell>
          <table:table-cell office:value-type="float" office:value="0.2687921" calcext:value-type="float">
            <text:p>0.2687921</text:p>
          </table:table-cell>
          <table:table-cell office:value-type="float" office:value="0.3601812" calcext:value-type="float">
            <text:p>0.3601812</text:p>
          </table:table-cell>
          <table:table-cell office:value-type="float" office:value="0.3557757" calcext:value-type="float">
            <text:p>0.3557757</text:p>
          </table:table-cell>
          <table:table-cell office:value-type="float" office:value="0.3692365" calcext:value-type="float">
            <text:p>0.3692365</text:p>
          </table:table-cell>
          <table:table-cell office:value-type="float" office:value="0.3864305" calcext:value-type="float">
            <text:p>0.3864305</text:p>
          </table:table-cell>
          <table:table-cell office:value-type="float" office:value="0.3978864" calcext:value-type="float">
            <text:p>0.3978864</text:p>
          </table:table-cell>
          <table:table-cell office:value-type="float" office:value="0.4623695" calcext:value-type="float">
            <text:p>0.4623695</text:p>
          </table:table-cell>
          <table:table-cell office:value-type="float" office:value="0" calcext:value-type="float">
            <text:p>0</text:p>
          </table:table-cell>
          <table:table-cell office:value-type="float" office:value="0.01178892" calcext:value-type="float">
            <text:p>0.01178892</text:p>
          </table:table-cell>
          <table:table-cell office:value-type="float" office:value="9.849425E-016" calcext:value-type="float">
            <text:p>9.849425E-16</text:p>
          </table:table-cell>
          <table:table-cell office:value-type="float" office:value="9.855473E-016" calcext:value-type="float">
            <text:p>9.855473E-16</text:p>
          </table:table-cell>
          <table:table-cell office:value-type="float" office:value="9.858893E-016" calcext:value-type="float">
            <text:p>9.858893E-16</text:p>
          </table:table-cell>
          <table:table-cell office:value-type="float" office:value="2.595095E-017" calcext:value-type="float">
            <text:p>2.595095E-17</text:p>
          </table:table-cell>
          <table:table-cell office:value-type="float" office:value="4.874158E-018" calcext:value-type="float">
            <text:p>4.874158E-18</text:p>
          </table:table-cell>
          <table:table-cell office:value-type="float" office:value="2.2328E-021" calcext:value-type="float">
            <text:p>2.2328E-21</text:p>
          </table:table-cell>
          <table:table-cell office:value-type="float" office:value="2.307482E-025" calcext:value-type="float">
            <text:p>2.307482E-25</text:p>
          </table:table-cell>
          <table:table-cell office:value-type="float" office:value="1.06699E-029" calcext:value-type="float">
            <text:p>1.06699E-29</text:p>
          </table:table-cell>
          <table:table-cell office:value-type="float" office:value="2.369046E-034" calcext:value-type="float">
            <text:p>2.369046E-34</text:p>
          </table:table-cell>
          <table:table-cell office:value-type="float" office:value="3.832747E-039" calcext:value-type="float">
            <text:p>3.832747E-39</text:p>
          </table:table-cell>
          <table:table-cell office:value-type="float" office:value="2.522337E-044" calcext:value-type="float">
            <text:p>2.522337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3714432" calcext:value-type="float">
            <text:p>-0.3714432</text:p>
          </table:table-cell>
          <table:table-cell office:value-type="float" office:value="-0.288495" calcext:value-type="float">
            <text:p>-0.288495</text:p>
          </table:table-cell>
          <table:table-cell office:value-type="float" office:value="-0.05931956" calcext:value-type="float">
            <text:p>-0.05931956</text:p>
          </table:table-cell>
          <table:table-cell office:value-type="float" office:value="-0.05062045" calcext:value-type="float">
            <text:p>-0.05062045</text:p>
          </table:table-cell>
          <table:table-cell office:value-type="float" office:value="-0.04570938" calcext:value-type="float">
            <text:p>-0.04570938</text:p>
          </table:table-cell>
          <table:table-cell office:value-type="float" office:value="-0.03877924" calcext:value-type="float">
            <text:p>-0.03877924</text:p>
          </table:table-cell>
          <table:table-cell office:value-type="float" office:value="-0.03149517" calcext:value-type="float">
            <text:p>-0.03149517</text:p>
          </table:table-cell>
          <table:table-cell office:value-type="float" office:value="-0.02724075" calcext:value-type="float">
            <text:p>-0.02724075</text:p>
          </table:table-cell>
          <table:table-cell office:value-type="float" office:value="-0.02076162" calcext:value-type="float">
            <text:p>-0.02076162</text:p>
          </table:table-cell>
          <table:table-cell office:value-type="float" office:value="-0.01456274" calcext:value-type="float">
            <text:p>-0.014562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3652031" calcext:value-type="float">
            <text:p>-0.3652031</text:p>
          </table:table-cell>
          <table:table-cell office:value-type="float" office:value="0.004771181" calcext:value-type="float">
            <text:p>0.004771181</text:p>
          </table:table-cell>
          <table:table-cell office:value-type="float" office:value="-9999.004" calcext:value-type="float">
            <text:p>-9999.004</text:p>
          </table:table-cell>
          <table:table-cell office:value-type="float" office:value="-2.321058" calcext:value-type="float">
            <text:p>-2.32105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12003" calcext:value-type="float">
            <text:p>5012003</text:p>
          </table:table-cell>
          <table:table-cell office:value-type="float" office:value="0.7000002" calcext:value-type="float">
            <text:p>0.7000002</text:p>
          </table:table-cell>
          <table:table-cell office:value-type="float" office:value="1.073655" calcext:value-type="float">
            <text:p>1.073655</text:p>
          </table:table-cell>
          <table:table-cell office:value-type="float" office:value="0" calcext:value-type="float">
            <text:p>0</text:p>
          </table:table-cell>
          <table:table-cell office:value-type="float" office:value="1066.243" calcext:value-type="float">
            <text:p>1066.243</text:p>
          </table:table-cell>
          <table:table-cell office:value-type="float" office:value="0.004463945" calcext:value-type="float">
            <text:p>0.004463945</text:p>
          </table:table-cell>
          <table:table-cell office:value-type="float" office:value="0" calcext:value-type="float">
            <text:p>0</text:p>
          </table:table-cell>
          <table:table-cell office:value-type="float" office:value="0.1746065" calcext:value-type="float">
            <text:p>0.1746065</text:p>
          </table:table-cell>
          <table:table-cell office:value-type="float" office:value="0.2202835" calcext:value-type="float">
            <text:p>0.2202835</text:p>
          </table:table-cell>
          <table:table-cell office:value-type="float" office:value="0.2795084" calcext:value-type="float">
            <text:p>0.2795084</text:p>
          </table:table-cell>
          <table:table-cell office:value-type="float" office:value="0.2867502" calcext:value-type="float">
            <text:p>0.2867502</text:p>
          </table:table-cell>
          <table:table-cell office:value-type="float" office:value="0.29083" calcext:value-type="float">
            <text:p>0.29083</text:p>
          </table:table-cell>
          <table:table-cell office:value-type="float" office:value="0.2623016" calcext:value-type="float">
            <text:p>0.2623016</text:p>
          </table:table-cell>
          <table:table-cell office:value-type="float" office:value="0.2686785" calcext:value-type="float">
            <text:p>0.2686785</text:p>
          </table:table-cell>
          <table:table-cell office:value-type="float" office:value="0.3601518" calcext:value-type="float">
            <text:p>0.3601518</text:p>
          </table:table-cell>
          <table:table-cell office:value-type="float" office:value="0.3556745" calcext:value-type="float">
            <text:p>0.3556745</text:p>
          </table:table-cell>
          <table:table-cell office:value-type="float" office:value="0.3691578" calcext:value-type="float">
            <text:p>0.3691578</text:p>
          </table:table-cell>
          <table:table-cell office:value-type="float" office:value="0.3863672" calcext:value-type="float">
            <text:p>0.3863672</text:p>
          </table:table-cell>
          <table:table-cell office:value-type="float" office:value="0.397862" calcext:value-type="float">
            <text:p>0.397862</text:p>
          </table:table-cell>
          <table:table-cell office:value-type="float" office:value="0.4623663" calcext:value-type="float">
            <text:p>0.4623663</text:p>
          </table:table-cell>
          <table:table-cell office:value-type="float" office:value="0" calcext:value-type="float">
            <text:p>0</text:p>
          </table:table-cell>
          <table:table-cell office:value-type="float" office:value="0.0716068" calcext:value-type="float">
            <text:p>0.0716068</text:p>
          </table:table-cell>
          <table:table-cell office:value-type="float" office:value="0.01071013" calcext:value-type="float">
            <text:p>0.01071013</text:p>
          </table:table-cell>
          <table:table-cell office:value-type="float" office:value="9.85541E-016" calcext:value-type="float">
            <text:p>9.85541E-16</text:p>
          </table:table-cell>
          <table:table-cell office:value-type="float" office:value="9.858893E-016" calcext:value-type="float">
            <text:p>9.858893E-16</text:p>
          </table:table-cell>
          <table:table-cell office:value-type="float" office:value="2.595095E-017" calcext:value-type="float">
            <text:p>2.595095E-17</text:p>
          </table:table-cell>
          <table:table-cell office:value-type="float" office:value="4.874158E-018" calcext:value-type="float">
            <text:p>4.874158E-18</text:p>
          </table:table-cell>
          <table:table-cell office:value-type="float" office:value="2.2328E-021" calcext:value-type="float">
            <text:p>2.2328E-21</text:p>
          </table:table-cell>
          <table:table-cell office:value-type="float" office:value="2.307482E-025" calcext:value-type="float">
            <text:p>2.307482E-25</text:p>
          </table:table-cell>
          <table:table-cell office:value-type="float" office:value="1.06699E-029" calcext:value-type="float">
            <text:p>1.06699E-29</text:p>
          </table:table-cell>
          <table:table-cell office:value-type="float" office:value="2.369046E-034" calcext:value-type="float">
            <text:p>2.369046E-34</text:p>
          </table:table-cell>
          <table:table-cell office:value-type="float" office:value="3.832747E-039" calcext:value-type="float">
            <text:p>3.832747E-39</text:p>
          </table:table-cell>
          <table:table-cell office:value-type="float" office:value="2.382207E-044" calcext:value-type="float">
            <text:p>2.382207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242836" calcext:value-type="float">
            <text:p>-2.242836</text:p>
          </table:table-cell>
          <table:table-cell office:value-type="float" office:value="-0.3820886" calcext:value-type="float">
            <text:p>-0.3820886</text:p>
          </table:table-cell>
          <table:table-cell office:value-type="float" office:value="-0.06229087" calcext:value-type="float">
            <text:p>-0.06229087</text:p>
          </table:table-cell>
          <table:table-cell office:value-type="float" office:value="-0.05116203" calcext:value-type="float">
            <text:p>-0.05116203</text:p>
          </table:table-cell>
          <table:table-cell office:value-type="float" office:value="-0.04589362" calcext:value-type="float">
            <text:p>-0.04589362</text:p>
          </table:table-cell>
          <table:table-cell office:value-type="float" office:value="-0.03885609" calcext:value-type="float">
            <text:p>-0.03885609</text:p>
          </table:table-cell>
          <table:table-cell office:value-type="float" office:value="-0.0316073" calcext:value-type="float">
            <text:p>-0.0316073</text:p>
          </table:table-cell>
          <table:table-cell office:value-type="float" office:value="-0.02728853" calcext:value-type="float">
            <text:p>-0.02728853</text:p>
          </table:table-cell>
          <table:table-cell office:value-type="float" office:value="-0.02086018" calcext:value-type="float">
            <text:p>-0.02086018</text:p>
          </table:table-cell>
          <table:table-cell office:value-type="float" office:value="-0.0146159" calcext:value-type="float">
            <text:p>-0.01461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098874" calcext:value-type="float">
            <text:p>-2.098874</text:p>
          </table:table-cell>
          <table:table-cell office:value-type="float" office:value="0.004843234" calcext:value-type="float">
            <text:p>0.004843234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-2.322042" calcext:value-type="float">
            <text:p>-2.32204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012003" calcext:value-type="float">
            <text:p>6012003</text:p>
          </table:table-cell>
          <table:table-cell office:value-type="float" office:value="0.7000002" calcext:value-type="float">
            <text:p>0.7000002</text:p>
          </table:table-cell>
          <table:table-cell office:value-type="float" office:value="1.1753" calcext:value-type="float">
            <text:p>1.1753</text:p>
          </table:table-cell>
          <table:table-cell office:value-type="float" office:value="0" calcext:value-type="float">
            <text:p>0</text:p>
          </table:table-cell>
          <table:table-cell office:value-type="float" office:value="1066.142" calcext:value-type="float">
            <text:p>1066.142</text:p>
          </table:table-cell>
          <table:table-cell office:value-type="float" office:value="0.004463945" calcext:value-type="float">
            <text:p>0.004463945</text:p>
          </table:table-cell>
          <table:table-cell office:value-type="float" office:value="0" calcext:value-type="float">
            <text:p>0</text:p>
          </table:table-cell>
          <table:table-cell office:value-type="float" office:value="0.1539904" calcext:value-type="float">
            <text:p>0.1539904</text:p>
          </table:table-cell>
          <table:table-cell office:value-type="float" office:value="0.1818729" calcext:value-type="float">
            <text:p>0.1818729</text:p>
          </table:table-cell>
          <table:table-cell office:value-type="float" office:value="0.2698439" calcext:value-type="float">
            <text:p>0.2698439</text:p>
          </table:table-cell>
          <table:table-cell office:value-type="float" office:value="0.2852164" calcext:value-type="float">
            <text:p>0.2852164</text:p>
          </table:table-cell>
          <table:table-cell office:value-type="float" office:value="0.2901596" calcext:value-type="float">
            <text:p>0.2901596</text:p>
          </table:table-cell>
          <table:table-cell office:value-type="float" office:value="0.2621666" calcext:value-type="float">
            <text:p>0.2621666</text:p>
          </table:table-cell>
          <table:table-cell office:value-type="float" office:value="0.2685856" calcext:value-type="float">
            <text:p>0.2685856</text:p>
          </table:table-cell>
          <table:table-cell office:value-type="float" office:value="0.3601113" calcext:value-type="float">
            <text:p>0.3601113</text:p>
          </table:table-cell>
          <table:table-cell office:value-type="float" office:value="0.3555799" calcext:value-type="float">
            <text:p>0.3555799</text:p>
          </table:table-cell>
          <table:table-cell office:value-type="float" office:value="0.3690791" calcext:value-type="float">
            <text:p>0.3690791</text:p>
          </table:table-cell>
          <table:table-cell office:value-type="float" office:value="0.3863057" calcext:value-type="float">
            <text:p>0.3863057</text:p>
          </table:table-cell>
          <table:table-cell office:value-type="float" office:value="0.397825" calcext:value-type="float">
            <text:p>0.397825</text:p>
          </table:table-cell>
          <table:table-cell office:value-type="float" office:value="0.4623642" calcext:value-type="float">
            <text:p>0.4623642</text:p>
          </table:table-cell>
          <table:table-cell office:value-type="float" office:value="0" calcext:value-type="float">
            <text:p>0</text:p>
          </table:table-cell>
          <table:table-cell office:value-type="float" office:value="0.09582091" calcext:value-type="float">
            <text:p>0.09582091</text:p>
          </table:table-cell>
          <table:table-cell office:value-type="float" office:value="0.05134221" calcext:value-type="float">
            <text:p>0.05134221</text:p>
          </table:table-cell>
          <table:table-cell office:value-type="float" office:value="0.01194452" calcext:value-type="float">
            <text:p>0.01194452</text:p>
          </table:table-cell>
          <table:table-cell office:value-type="float" office:value="9.858896E-016" calcext:value-type="float">
            <text:p>9.858896E-16</text:p>
          </table:table-cell>
          <table:table-cell office:value-type="float" office:value="2.595095E-017" calcext:value-type="float">
            <text:p>2.595095E-17</text:p>
          </table:table-cell>
          <table:table-cell office:value-type="float" office:value="4.874158E-018" calcext:value-type="float">
            <text:p>4.874158E-18</text:p>
          </table:table-cell>
          <table:table-cell office:value-type="float" office:value="2.2328E-021" calcext:value-type="float">
            <text:p>2.2328E-21</text:p>
          </table:table-cell>
          <table:table-cell office:value-type="float" office:value="2.307482E-025" calcext:value-type="float">
            <text:p>2.307482E-25</text:p>
          </table:table-cell>
          <table:table-cell office:value-type="float" office:value="1.06699E-029" calcext:value-type="float">
            <text:p>1.06699E-29</text:p>
          </table:table-cell>
          <table:table-cell office:value-type="float" office:value="2.369045E-034" calcext:value-type="float">
            <text:p>2.369045E-34</text:p>
          </table:table-cell>
          <table:table-cell office:value-type="float" office:value="3.832747E-039" calcext:value-type="float">
            <text:p>3.832747E-39</text:p>
          </table:table-cell>
          <table:table-cell office:value-type="float" office:value="2.522337E-044" calcext:value-type="float">
            <text:p>2.522337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.179832" calcext:value-type="float">
            <text:p>-6.179832</text:p>
          </table:table-cell>
          <table:table-cell office:value-type="float" office:value="-1.662182" calcext:value-type="float">
            <text:p>-1.662182</text:p>
          </table:table-cell>
          <table:table-cell office:value-type="float" office:value="-0.08091585" calcext:value-type="float">
            <text:p>-0.08091585</text:p>
          </table:table-cell>
          <table:table-cell office:value-type="float" office:value="-0.05327836" calcext:value-type="float">
            <text:p>-0.05327836</text:p>
          </table:table-cell>
          <table:table-cell office:value-type="float" office:value="-0.04670587" calcext:value-type="float">
            <text:p>-0.04670587</text:p>
          </table:table-cell>
          <table:table-cell office:value-type="float" office:value="-0.03900807" calcext:value-type="float">
            <text:p>-0.03900807</text:p>
          </table:table-cell>
          <table:table-cell office:value-type="float" office:value="-0.03169908" calcext:value-type="float">
            <text:p>-0.03169908</text:p>
          </table:table-cell>
          <table:table-cell office:value-type="float" office:value="-0.02735486" calcext:value-type="float">
            <text:p>-0.02735486</text:p>
          </table:table-cell>
          <table:table-cell office:value-type="float" office:value="-0.0209527" calcext:value-type="float">
            <text:p>-0.0209527</text:p>
          </table:table-cell>
          <table:table-cell office:value-type="float" office:value="-0.0146693" calcext:value-type="float">
            <text:p>-0.01466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.238522" calcext:value-type="float">
            <text:p>-8.238522</text:p>
          </table:table-cell>
          <table:table-cell office:value-type="float" office:value="0.00503626" calcext:value-type="float">
            <text:p>0.00503626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-2.324037" calcext:value-type="float">
            <text:p>-2.32403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012003" calcext:value-type="float">
            <text:p>7012003</text:p>
          </table:table-cell>
          <table:table-cell office:value-type="float" office:value="0.7000002" calcext:value-type="float">
            <text:p>0.7000002</text:p>
          </table:table-cell>
          <table:table-cell office:value-type="float" office:value="1.77271" calcext:value-type="float">
            <text:p>1.77271</text:p>
          </table:table-cell>
          <table:table-cell office:value-type="float" office:value="0" calcext:value-type="float">
            <text:p>0</text:p>
          </table:table-cell>
          <table:table-cell office:value-type="float" office:value="1065.544" calcext:value-type="float">
            <text:p>1065.544</text:p>
          </table:table-cell>
          <table:table-cell office:value-type="float" office:value="0.004463945" calcext:value-type="float">
            <text:p>0.004463945</text:p>
          </table:table-cell>
          <table:table-cell office:value-type="float" office:value="0" calcext:value-type="float">
            <text:p>0</text:p>
          </table:table-cell>
          <table:table-cell office:value-type="float" office:value="0.2046411" calcext:value-type="float">
            <text:p>0.2046411</text:p>
          </table:table-cell>
          <table:table-cell office:value-type="float" office:value="0.231194" calcext:value-type="float">
            <text:p>0.231194</text:p>
          </table:table-cell>
          <table:table-cell office:value-type="float" office:value="0.2816273" calcext:value-type="float">
            <text:p>0.2816273</text:p>
          </table:table-cell>
          <table:table-cell office:value-type="float" office:value="0.2843856" calcext:value-type="float">
            <text:p>0.2843856</text:p>
          </table:table-cell>
          <table:table-cell office:value-type="float" office:value="0.2889048" calcext:value-type="float">
            <text:p>0.2889048</text:p>
          </table:table-cell>
          <table:table-cell office:value-type="float" office:value="0.2618295" calcext:value-type="float">
            <text:p>0.2618295</text:p>
          </table:table-cell>
          <table:table-cell office:value-type="float" office:value="0.2684667" calcext:value-type="float">
            <text:p>0.2684667</text:p>
          </table:table-cell>
          <table:table-cell office:value-type="float" office:value="0.3600637" calcext:value-type="float">
            <text:p>0.3600637</text:p>
          </table:table-cell>
          <table:table-cell office:value-type="float" office:value="0.3554901" calcext:value-type="float">
            <text:p>0.3554901</text:p>
          </table:table-cell>
          <table:table-cell office:value-type="float" office:value="0.3690003" calcext:value-type="float">
            <text:p>0.3690003</text:p>
          </table:table-cell>
          <table:table-cell office:value-type="float" office:value="0.3862422" calcext:value-type="float">
            <text:p>0.3862422</text:p>
          </table:table-cell>
          <table:table-cell office:value-type="float" office:value="0.39779" calcext:value-type="float">
            <text:p>0.39779</text:p>
          </table:table-cell>
          <table:table-cell office:value-type="float" office:value="0.4623728" calcext:value-type="float">
            <text:p>0.4623728</text:p>
          </table:table-cell>
          <table:table-cell office:value-type="float" office:value="0" calcext:value-type="float">
            <text:p>0</text:p>
          </table:table-cell>
          <table:table-cell office:value-type="float" office:value="0.01099569" calcext:value-type="float">
            <text:p>0.01099569</text:p>
          </table:table-cell>
          <table:table-cell office:value-type="float" office:value="9.529223E-016" calcext:value-type="float">
            <text:p>9.529223E-16</text:p>
          </table:table-cell>
          <table:table-cell office:value-type="float" office:value="9.986628E-016" calcext:value-type="float">
            <text:p>9.986628E-16</text:p>
          </table:table-cell>
          <table:table-cell office:value-type="float" office:value="9.858893E-016" calcext:value-type="float">
            <text:p>9.858893E-16</text:p>
          </table:table-cell>
          <table:table-cell office:value-type="float" office:value="2.595095E-017" calcext:value-type="float">
            <text:p>2.595095E-17</text:p>
          </table:table-cell>
          <table:table-cell office:value-type="float" office:value="4.874158E-018" calcext:value-type="float">
            <text:p>4.874158E-18</text:p>
          </table:table-cell>
          <table:table-cell office:value-type="float" office:value="2.2328E-021" calcext:value-type="float">
            <text:p>2.2328E-21</text:p>
          </table:table-cell>
          <table:table-cell office:value-type="float" office:value="2.307482E-025" calcext:value-type="float">
            <text:p>2.307482E-25</text:p>
          </table:table-cell>
          <table:table-cell office:value-type="float" office:value="1.06699E-029" calcext:value-type="float">
            <text:p>1.06699E-29</text:p>
          </table:table-cell>
          <table:table-cell office:value-type="float" office:value="2.369045E-034" calcext:value-type="float">
            <text:p>2.369045E-34</text:p>
          </table:table-cell>
          <table:table-cell office:value-type="float" office:value="3.832747E-039" calcext:value-type="float">
            <text:p>3.832747E-39</text:p>
          </table:table-cell>
          <table:table-cell office:value-type="float" office:value="2.382207E-044" calcext:value-type="float">
            <text:p>2.382207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6728584" calcext:value-type="float">
            <text:p>-0.6728584</text:p>
          </table:table-cell>
          <table:table-cell office:value-type="float" office:value="-0.2685794" calcext:value-type="float">
            <text:p>-0.2685794</text:p>
          </table:table-cell>
          <table:table-cell office:value-type="float" office:value="-0.05871117" calcext:value-type="float">
            <text:p>-0.05871117</text:p>
          </table:table-cell>
          <table:table-cell office:value-type="float" office:value="-0.05457247" calcext:value-type="float">
            <text:p>-0.05457247</text:p>
          </table:table-cell>
          <table:table-cell office:value-type="float" office:value="-0.04830582" calcext:value-type="float">
            <text:p>-0.04830582</text:p>
          </table:table-cell>
          <table:table-cell office:value-type="float" office:value="-0.03939197" calcext:value-type="float">
            <text:p>-0.03939197</text:p>
          </table:table-cell>
          <table:table-cell office:value-type="float" office:value="-0.03181626" calcext:value-type="float">
            <text:p>-0.03181626</text:p>
          </table:table-cell>
          <table:table-cell office:value-type="float" office:value="-0.02743293" calcext:value-type="float">
            <text:p>-0.02743293</text:p>
          </table:table-cell>
          <table:table-cell office:value-type="float" office:value="-0.02104094" calcext:value-type="float">
            <text:p>-0.02104094</text:p>
          </table:table-cell>
          <table:table-cell office:value-type="float" office:value="-0.014723" calcext:value-type="float">
            <text:p>-0.0147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7270284" calcext:value-type="float">
            <text:p>-0.7270284</text:p>
          </table:table-cell>
          <table:table-cell office:value-type="float" office:value="0.004712067" calcext:value-type="float">
            <text:p>0.004712067</text:p>
          </table:table-cell>
          <table:table-cell office:value-type="float" office:value="-9999.004" calcext:value-type="float">
            <text:p>-9999.004</text:p>
          </table:table-cell>
          <table:table-cell office:value-type="float" office:value="-2.32181" calcext:value-type="float">
            <text:p>-2.3218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012003" calcext:value-type="float">
            <text:p>8012003</text:p>
          </table:table-cell>
          <table:table-cell office:value-type="float" office:value="0.7000002" calcext:value-type="float">
            <text:p>0.7000002</text:p>
          </table:table-cell>
          <table:table-cell office:value-type="float" office:value="2.769586" calcext:value-type="float">
            <text:p>2.769586</text:p>
          </table:table-cell>
          <table:table-cell office:value-type="float" office:value="0" calcext:value-type="float">
            <text:p>0</text:p>
          </table:table-cell>
          <table:table-cell office:value-type="float" office:value="1064.547" calcext:value-type="float">
            <text:p>1064.547</text:p>
          </table:table-cell>
          <table:table-cell office:value-type="float" office:value="0.004463945" calcext:value-type="float">
            <text:p>0.004463945</text:p>
          </table:table-cell>
          <table:table-cell office:value-type="float" office:value="0" calcext:value-type="float">
            <text:p>0</text:p>
          </table:table-cell>
          <table:table-cell office:value-type="float" office:value="0.1611888" calcext:value-type="float">
            <text:p>0.1611888</text:p>
          </table:table-cell>
          <table:table-cell office:value-type="float" office:value="0.2291004" calcext:value-type="float">
            <text:p>0.2291004</text:p>
          </table:table-cell>
          <table:table-cell office:value-type="float" office:value="0.2786412" calcext:value-type="float">
            <text:p>0.2786412</text:p>
          </table:table-cell>
          <table:table-cell office:value-type="float" office:value="0.285097" calcext:value-type="float">
            <text:p>0.285097</text:p>
          </table:table-cell>
          <table:table-cell office:value-type="float" office:value="0.2892239" calcext:value-type="float">
            <text:p>0.2892239</text:p>
          </table:table-cell>
          <table:table-cell office:value-type="float" office:value="0.2615306" calcext:value-type="float">
            <text:p>0.2615306</text:p>
          </table:table-cell>
          <table:table-cell office:value-type="float" office:value="0.2683089" calcext:value-type="float">
            <text:p>0.2683089</text:p>
          </table:table-cell>
          <table:table-cell office:value-type="float" office:value="0.3600066" calcext:value-type="float">
            <text:p>0.3600066</text:p>
          </table:table-cell>
          <table:table-cell office:value-type="float" office:value="0.3554032" calcext:value-type="float">
            <text:p>0.3554032</text:p>
          </table:table-cell>
          <table:table-cell office:value-type="float" office:value="0.3689227" calcext:value-type="float">
            <text:p>0.3689227</text:p>
          </table:table-cell>
          <table:table-cell office:value-type="float" office:value="0.3861809" calcext:value-type="float">
            <text:p>0.3861809</text:p>
          </table:table-cell>
          <table:table-cell office:value-type="float" office:value="0.3977684" calcext:value-type="float">
            <text:p>0.3977684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64225E-015" calcext:value-type="float">
            <text:p>1.964225E-15</text:p>
          </table:table-cell>
          <table:table-cell office:value-type="float" office:value="9.779984E-016" calcext:value-type="float">
            <text:p>9.779984E-16</text:p>
          </table:table-cell>
          <table:table-cell office:value-type="float" office:value="9.986532E-016" calcext:value-type="float">
            <text:p>9.986532E-16</text:p>
          </table:table-cell>
          <table:table-cell office:value-type="float" office:value="9.85888E-016" calcext:value-type="float">
            <text:p>9.85888E-16</text:p>
          </table:table-cell>
          <table:table-cell office:value-type="float" office:value="2.595095E-017" calcext:value-type="float">
            <text:p>2.595095E-17</text:p>
          </table:table-cell>
          <table:table-cell office:value-type="float" office:value="4.874158E-018" calcext:value-type="float">
            <text:p>4.874158E-18</text:p>
          </table:table-cell>
          <table:table-cell office:value-type="float" office:value="2.2328E-021" calcext:value-type="float">
            <text:p>2.2328E-21</text:p>
          </table:table-cell>
          <table:table-cell office:value-type="float" office:value="2.307482E-025" calcext:value-type="float">
            <text:p>2.307482E-25</text:p>
          </table:table-cell>
          <table:table-cell office:value-type="float" office:value="1.06699E-029" calcext:value-type="float">
            <text:p>1.06699E-29</text:p>
          </table:table-cell>
          <table:table-cell office:value-type="float" office:value="2.369045E-034" calcext:value-type="float">
            <text:p>2.369045E-34</text:p>
          </table:table-cell>
          <table:table-cell office:value-type="float" office:value="3.832747E-039" calcext:value-type="float">
            <text:p>3.832747E-39</text:p>
          </table:table-cell>
          <table:table-cell office:value-type="float" office:value="2.382207E-044" calcext:value-type="float">
            <text:p>2.382207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.412562" calcext:value-type="float">
            <text:p>-4.412562</text:p>
          </table:table-cell>
          <table:table-cell office:value-type="float" office:value="-0.2877958" calcext:value-type="float">
            <text:p>-0.2877958</text:p>
          </table:table-cell>
          <table:table-cell office:value-type="float" office:value="-0.0637608" calcext:value-type="float">
            <text:p>-0.0637608</text:p>
          </table:table-cell>
          <table:table-cell office:value-type="float" office:value="-0.05349782" calcext:value-type="float">
            <text:p>-0.05349782</text:p>
          </table:table-cell>
          <table:table-cell office:value-type="float" office:value="-0.04789837" calcext:value-type="float">
            <text:p>-0.04789837</text:p>
          </table:table-cell>
          <table:table-cell office:value-type="float" office:value="-0.0397402" calcext:value-type="float">
            <text:p>-0.0397402</text:p>
          </table:table-cell>
          <table:table-cell office:value-type="float" office:value="-0.03197324" calcext:value-type="float">
            <text:p>-0.03197324</text:p>
          </table:table-cell>
          <table:table-cell office:value-type="float" office:value="-0.02752699" calcext:value-type="float">
            <text:p>-0.02752699</text:p>
          </table:table-cell>
          <table:table-cell office:value-type="float" office:value="-0.02112667" calcext:value-type="float">
            <text:p>-0.02112667</text:p>
          </table:table-cell>
          <table:table-cell office:value-type="float" office:value="-0.01477608" calcext:value-type="float">
            <text:p>-0.014776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953495" calcext:value-type="float">
            <text:p>-3.953495</text:p>
          </table:table-cell>
          <table:table-cell office:value-type="float" office:value="0.004677111" calcext:value-type="float">
            <text:p>0.004677111</text:p>
          </table:table-cell>
          <table:table-cell office:value-type="float" office:value="-9999.004" calcext:value-type="float">
            <text:p>-9999.004</text:p>
          </table:table-cell>
          <table:table-cell office:value-type="float" office:value="-2.322137" calcext:value-type="float">
            <text:p>-2.32213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012003" calcext:value-type="float">
            <text:p>9012003</text:p>
          </table:table-cell>
          <table:table-cell office:value-type="float" office:value="0.7000002" calcext:value-type="float">
            <text:p>0.7000002</text:p>
          </table:table-cell>
          <table:table-cell office:value-type="float" office:value="3.320956" calcext:value-type="float">
            <text:p>3.320956</text:p>
          </table:table-cell>
          <table:table-cell office:value-type="float" office:value="0" calcext:value-type="float">
            <text:p>0</text:p>
          </table:table-cell>
          <table:table-cell office:value-type="float" office:value="1063.997" calcext:value-type="float">
            <text:p>1063.997</text:p>
          </table:table-cell>
          <table:table-cell office:value-type="float" office:value="0.004463945" calcext:value-type="float">
            <text:p>0.004463945</text:p>
          </table:table-cell>
          <table:table-cell office:value-type="float" office:value="0" calcext:value-type="float">
            <text:p>0</text:p>
          </table:table-cell>
          <table:table-cell office:value-type="float" office:value="0.1434939" calcext:value-type="float">
            <text:p>0.1434939</text:p>
          </table:table-cell>
          <table:table-cell office:value-type="float" office:value="0.2256668" calcext:value-type="float">
            <text:p>0.2256668</text:p>
          </table:table-cell>
          <table:table-cell office:value-type="float" office:value="0.2773024" calcext:value-type="float">
            <text:p>0.2773024</text:p>
          </table:table-cell>
          <table:table-cell office:value-type="float" office:value="0.2846499" calcext:value-type="float">
            <text:p>0.2846499</text:p>
          </table:table-cell>
          <table:table-cell office:value-type="float" office:value="0.2890744" calcext:value-type="float">
            <text:p>0.2890744</text:p>
          </table:table-cell>
          <table:table-cell office:value-type="float" office:value="0.2613376" calcext:value-type="float">
            <text:p>0.2613376</text:p>
          </table:table-cell>
          <table:table-cell office:value-type="float" office:value="0.2681542" calcext:value-type="float">
            <text:p>0.2681542</text:p>
          </table:table-cell>
          <table:table-cell office:value-type="float" office:value="0.3599421" calcext:value-type="float">
            <text:p>0.3599421</text:p>
          </table:table-cell>
          <table:table-cell office:value-type="float" office:value="0.3553179" calcext:value-type="float">
            <text:p>0.3553179</text:p>
          </table:table-cell>
          <table:table-cell office:value-type="float" office:value="0.3688476" calcext:value-type="float">
            <text:p>0.3688476</text:p>
          </table:table-cell>
          <table:table-cell office:value-type="float" office:value="0.3861212" calcext:value-type="float">
            <text:p>0.3861212</text:p>
          </table:table-cell>
          <table:table-cell office:value-type="float" office:value="0.3977449" calcext:value-type="float">
            <text:p>0.3977449</text:p>
          </table:table-cell>
          <table:table-cell office:value-type="float" office:value="0.4623724" calcext:value-type="float">
            <text:p>0.4623724</text:p>
          </table:table-cell>
          <table:table-cell office:value-type="float" office:value="0" calcext:value-type="float">
            <text:p>0</text:p>
          </table:table-cell>
          <table:table-cell office:value-type="float" office:value="0.0000000005176612" calcext:value-type="float">
            <text:p>5.176612E-10</text:p>
          </table:table-cell>
          <table:table-cell office:value-type="float" office:value="0.0007338806" calcext:value-type="float">
            <text:p>0.0007338806</text:p>
          </table:table-cell>
          <table:table-cell office:value-type="float" office:value="9.986454E-016" calcext:value-type="float">
            <text:p>9.986454E-16</text:p>
          </table:table-cell>
          <table:table-cell office:value-type="float" office:value="9.858845E-016" calcext:value-type="float">
            <text:p>9.858845E-16</text:p>
          </table:table-cell>
          <table:table-cell office:value-type="float" office:value="2.595095E-017" calcext:value-type="float">
            <text:p>2.595095E-17</text:p>
          </table:table-cell>
          <table:table-cell office:value-type="float" office:value="4.874158E-018" calcext:value-type="float">
            <text:p>4.874158E-18</text:p>
          </table:table-cell>
          <table:table-cell office:value-type="float" office:value="2.2328E-021" calcext:value-type="float">
            <text:p>2.2328E-21</text:p>
          </table:table-cell>
          <table:table-cell office:value-type="float" office:value="2.307482E-025" calcext:value-type="float">
            <text:p>2.307482E-25</text:p>
          </table:table-cell>
          <table:table-cell office:value-type="float" office:value="1.06699E-029" calcext:value-type="float">
            <text:p>1.06699E-29</text:p>
          </table:table-cell>
          <table:table-cell office:value-type="float" office:value="2.369045E-034" calcext:value-type="float">
            <text:p>2.369045E-34</text:p>
          </table:table-cell>
          <table:table-cell office:value-type="float" office:value="3.832747E-039" calcext:value-type="float">
            <text:p>3.832747E-39</text:p>
          </table:table-cell>
          <table:table-cell office:value-type="float" office:value="2.382207E-044" calcext:value-type="float">
            <text:p>2.382207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.72835" calcext:value-type="float">
            <text:p>-10.72835</text:p>
          </table:table-cell>
          <table:table-cell office:value-type="float" office:value="-0.3201476" calcext:value-type="float">
            <text:p>-0.3201476</text:p>
          </table:table-cell>
          <table:table-cell office:value-type="float" office:value="-0.06620417" calcext:value-type="float">
            <text:p>-0.06620417</text:p>
          </table:table-cell>
          <table:table-cell office:value-type="float" office:value="-0.05414329" calcext:value-type="float">
            <text:p>-0.05414329</text:p>
          </table:table-cell>
          <table:table-cell office:value-type="float" office:value="-0.04808321" calcext:value-type="float">
            <text:p>-0.04808321</text:p>
          </table:table-cell>
          <table:table-cell office:value-type="float" office:value="-0.03996576" calcext:value-type="float">
            <text:p>-0.03996576</text:p>
          </table:table-cell>
          <table:table-cell office:value-type="float" office:value="-0.03212808" calcext:value-type="float">
            <text:p>-0.03212808</text:p>
          </table:table-cell>
          <table:table-cell office:value-type="float" office:value="-0.02763388" calcext:value-type="float">
            <text:p>-0.02763388</text:p>
          </table:table-cell>
          <table:table-cell office:value-type="float" office:value="-0.02121123" calcext:value-type="float">
            <text:p>-0.02121123</text:p>
          </table:table-cell>
          <table:table-cell office:value-type="float" office:value="-0.01482761" calcext:value-type="float">
            <text:p>-0.014827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.023721" calcext:value-type="float">
            <text:p>-7.023721</text:p>
          </table:table-cell>
          <table:table-cell office:value-type="float" office:value="0.004668379" calcext:value-type="float">
            <text:p>0.004668379</text:p>
          </table:table-cell>
          <table:table-cell office:value-type="float" office:value="-9999.004" calcext:value-type="float">
            <text:p>-9999.004</text:p>
          </table:table-cell>
          <table:table-cell office:value-type="float" office:value="-2.32254" calcext:value-type="float">
            <text:p>-2.3225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12003" calcext:value-type="float">
            <text:p>10012003</text:p>
          </table:table-cell>
          <table:table-cell office:value-type="float" office:value="0.7000002" calcext:value-type="float">
            <text:p>0.7000002</text:p>
          </table:table-cell>
          <table:table-cell office:value-type="float" office:value="3.726575" calcext:value-type="float">
            <text:p>3.726575</text:p>
          </table:table-cell>
          <table:table-cell office:value-type="float" office:value="0" calcext:value-type="float">
            <text:p>0</text:p>
          </table:table-cell>
          <table:table-cell office:value-type="float" office:value="1063.591" calcext:value-type="float">
            <text:p>1063.591</text:p>
          </table:table-cell>
          <table:table-cell office:value-type="float" office:value="0.004463945" calcext:value-type="float">
            <text:p>0.004463945</text:p>
          </table:table-cell>
          <table:table-cell office:value-type="float" office:value="0" calcext:value-type="float">
            <text:p>0</text:p>
          </table:table-cell>
          <table:table-cell office:value-type="float" office:value="0.1284722" calcext:value-type="float">
            <text:p>0.1284722</text:p>
          </table:table-cell>
          <table:table-cell office:value-type="float" office:value="0.1917048" calcext:value-type="float">
            <text:p>0.1917048</text:p>
          </table:table-cell>
          <table:table-cell office:value-type="float" office:value="0.2756712" calcext:value-type="float">
            <text:p>0.2756712</text:p>
          </table:table-cell>
          <table:table-cell office:value-type="float" office:value="0.2842109" calcext:value-type="float">
            <text:p>0.2842109</text:p>
          </table:table-cell>
          <table:table-cell office:value-type="float" office:value="0.2887282" calcext:value-type="float">
            <text:p>0.2887282</text:p>
          </table:table-cell>
          <table:table-cell office:value-type="float" office:value="0.2611308" calcext:value-type="float">
            <text:p>0.2611308</text:p>
          </table:table-cell>
          <table:table-cell office:value-type="float" office:value="0.2680016" calcext:value-type="float">
            <text:p>0.2680016</text:p>
          </table:table-cell>
          <table:table-cell office:value-type="float" office:value="0.3598735" calcext:value-type="float">
            <text:p>0.3598735</text:p>
          </table:table-cell>
          <table:table-cell office:value-type="float" office:value="0.3552333" calcext:value-type="float">
            <text:p>0.3552333</text:p>
          </table:table-cell>
          <table:table-cell office:value-type="float" office:value="0.3687725" calcext:value-type="float">
            <text:p>0.3687725</text:p>
          </table:table-cell>
          <table:table-cell office:value-type="float" office:value="0.3860624" calcext:value-type="float">
            <text:p>0.3860624</text:p>
          </table:table-cell>
          <table:table-cell office:value-type="float" office:value="0.3977157" calcext:value-type="float">
            <text:p>0.3977157</text:p>
          </table:table-cell>
          <table:table-cell office:value-type="float" office:value="0.4623532" calcext:value-type="float">
            <text:p>0.4623532</text:p>
          </table:table-cell>
          <table:table-cell office:value-type="float" office:value="0" calcext:value-type="float">
            <text:p>0</text:p>
          </table:table-cell>
          <table:table-cell office:value-type="float" office:value="0.00000002454065" calcext:value-type="float">
            <text:p>2.454065E-08</text:p>
          </table:table-cell>
          <table:table-cell office:value-type="float" office:value="0.03663664" calcext:value-type="float">
            <text:p>0.03663664</text:p>
          </table:table-cell>
          <table:table-cell office:value-type="float" office:value="0.001491024" calcext:value-type="float">
            <text:p>0.001491024</text:p>
          </table:table-cell>
          <table:table-cell office:value-type="float" office:value="9.85884E-016" calcext:value-type="float">
            <text:p>9.85884E-16</text:p>
          </table:table-cell>
          <table:table-cell office:value-type="float" office:value="2.595095E-017" calcext:value-type="float">
            <text:p>2.595095E-17</text:p>
          </table:table-cell>
          <table:table-cell office:value-type="float" office:value="4.874158E-018" calcext:value-type="float">
            <text:p>4.874158E-18</text:p>
          </table:table-cell>
          <table:table-cell office:value-type="float" office:value="2.2328E-021" calcext:value-type="float">
            <text:p>2.2328E-21</text:p>
          </table:table-cell>
          <table:table-cell office:value-type="float" office:value="2.307482E-025" calcext:value-type="float">
            <text:p>2.307482E-25</text:p>
          </table:table-cell>
          <table:table-cell office:value-type="float" office:value="1.06699E-029" calcext:value-type="float">
            <text:p>1.06699E-29</text:p>
          </table:table-cell>
          <table:table-cell office:value-type="float" office:value="2.369045E-034" calcext:value-type="float">
            <text:p>2.369045E-34</text:p>
          </table:table-cell>
          <table:table-cell office:value-type="float" office:value="3.832747E-039" calcext:value-type="float">
            <text:p>3.832747E-39</text:p>
          </table:table-cell>
          <table:table-cell office:value-type="float" office:value="2.522337E-044" calcext:value-type="float">
            <text:p>2.522337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4.77331" calcext:value-type="float">
            <text:p>-24.77331</text:p>
          </table:table-cell>
          <table:table-cell office:value-type="float" office:value="-1.058278" calcext:value-type="float">
            <text:p>-1.058278</text:p>
          </table:table-cell>
          <table:table-cell office:value-type="float" office:value="-0.06879809" calcext:value-type="float">
            <text:p>-0.06879809</text:p>
          </table:table-cell>
          <table:table-cell office:value-type="float" office:value="-0.05478478" calcext:value-type="float">
            <text:p>-0.05478478</text:p>
          </table:table-cell>
          <table:table-cell office:value-type="float" office:value="-0.04852822" calcext:value-type="float">
            <text:p>-0.04852822</text:p>
          </table:table-cell>
          <table:table-cell office:value-type="float" office:value="-0.0402084" calcext:value-type="float">
            <text:p>-0.0402084</text:p>
          </table:table-cell>
          <table:table-cell office:value-type="float" office:value="-0.03228167" calcext:value-type="float">
            <text:p>-0.03228167</text:p>
          </table:table-cell>
          <table:table-cell office:value-type="float" office:value="-0.02774792" calcext:value-type="float">
            <text:p>-0.02774792</text:p>
          </table:table-cell>
          <table:table-cell office:value-type="float" office:value="-0.02129534" calcext:value-type="float">
            <text:p>-0.02129534</text:p>
          </table:table-cell>
          <table:table-cell office:value-type="float" office:value="-0.0148794" calcext:value-type="float">
            <text:p>-0.01487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6.10926" calcext:value-type="float">
            <text:p>-16.10926</text:p>
          </table:table-cell>
          <table:table-cell office:value-type="float" office:value="0.004784771" calcext:value-type="float">
            <text:p>0.004784771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-2.323827" calcext:value-type="float">
            <text:p>-2.32382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1012003" calcext:value-type="float">
            <text:p>11012003</text:p>
          </table:table-cell>
          <table:table-cell office:value-type="float" office:value="0.7000002" calcext:value-type="float">
            <text:p>0.7000002</text:p>
          </table:table-cell>
          <table:table-cell office:value-type="float" office:value="3.931356" calcext:value-type="float">
            <text:p>3.931356</text:p>
          </table:table-cell>
          <table:table-cell office:value-type="float" office:value="0" calcext:value-type="float">
            <text:p>0</text:p>
          </table:table-cell>
          <table:table-cell office:value-type="float" office:value="1063.387" calcext:value-type="float">
            <text:p>1063.387</text:p>
          </table:table-cell>
          <table:table-cell office:value-type="float" office:value="0.004463945" calcext:value-type="float">
            <text:p>0.004463945</text:p>
          </table:table-cell>
          <table:table-cell office:value-type="float" office:value="0" calcext:value-type="float">
            <text:p>0</text:p>
          </table:table-cell>
          <table:table-cell office:value-type="float" office:value="0.1198179" calcext:value-type="float">
            <text:p>0.1198179</text:p>
          </table:table-cell>
          <table:table-cell office:value-type="float" office:value="0.1818766" calcext:value-type="float">
            <text:p>0.1818766</text:p>
          </table:table-cell>
          <table:table-cell office:value-type="float" office:value="0.2485708" calcext:value-type="float">
            <text:p>0.2485708</text:p>
          </table:table-cell>
          <table:table-cell office:value-type="float" office:value="0.281418" calcext:value-type="float">
            <text:p>0.281418</text:p>
          </table:table-cell>
          <table:table-cell office:value-type="float" office:value="0.2879929" calcext:value-type="float">
            <text:p>0.2879929</text:p>
          </table:table-cell>
          <table:table-cell office:value-type="float" office:value="0.2609374" calcext:value-type="float">
            <text:p>0.2609374</text:p>
          </table:table-cell>
          <table:table-cell office:value-type="float" office:value="0.267848" calcext:value-type="float">
            <text:p>0.267848</text:p>
          </table:table-cell>
          <table:table-cell office:value-type="float" office:value="0.3598019" calcext:value-type="float">
            <text:p>0.3598019</text:p>
          </table:table-cell>
          <table:table-cell office:value-type="float" office:value="0.3551406" calcext:value-type="float">
            <text:p>0.3551406</text:p>
          </table:table-cell>
          <table:table-cell office:value-type="float" office:value="0.3686979" calcext:value-type="float">
            <text:p>0.3686979</text:p>
          </table:table-cell>
          <table:table-cell office:value-type="float" office:value="0.3860124" calcext:value-type="float">
            <text:p>0.3860124</text:p>
          </table:table-cell>
          <table:table-cell office:value-type="float" office:value="0.3976693" calcext:value-type="float">
            <text:p>0.3976693</text:p>
          </table:table-cell>
          <table:table-cell office:value-type="float" office:value="0.4623547" calcext:value-type="float">
            <text:p>0.4623547</text:p>
          </table:table-cell>
          <table:table-cell office:value-type="float" office:value="0" calcext:value-type="float">
            <text:p>0</text:p>
          </table:table-cell>
          <table:table-cell office:value-type="float" office:value="0.00000002725391" calcext:value-type="float">
            <text:p>2.725391E-08</text:p>
          </table:table-cell>
          <table:table-cell office:value-type="float" office:value="0.04805868" calcext:value-type="float">
            <text:p>0.04805868</text:p>
          </table:table-cell>
          <table:table-cell office:value-type="float" office:value="0.03475367" calcext:value-type="float">
            <text:p>0.03475367</text:p>
          </table:table-cell>
          <table:table-cell office:value-type="float" office:value="9.85884E-016" calcext:value-type="float">
            <text:p>9.85884E-16</text:p>
          </table:table-cell>
          <table:table-cell office:value-type="float" office:value="2.595095E-017" calcext:value-type="float">
            <text:p>2.595095E-17</text:p>
          </table:table-cell>
          <table:table-cell office:value-type="float" office:value="4.874158E-018" calcext:value-type="float">
            <text:p>4.874158E-18</text:p>
          </table:table-cell>
          <table:table-cell office:value-type="float" office:value="2.2328E-021" calcext:value-type="float">
            <text:p>2.2328E-21</text:p>
          </table:table-cell>
          <table:table-cell office:value-type="float" office:value="2.307482E-025" calcext:value-type="float">
            <text:p>2.307482E-25</text:p>
          </table:table-cell>
          <table:table-cell office:value-type="float" office:value="1.06699E-029" calcext:value-type="float">
            <text:p>1.06699E-29</text:p>
          </table:table-cell>
          <table:table-cell office:value-type="float" office:value="2.369045E-034" calcext:value-type="float">
            <text:p>2.369045E-34</text:p>
          </table:table-cell>
          <table:table-cell office:value-type="float" office:value="3.832747E-039" calcext:value-type="float">
            <text:p>3.832747E-39</text:p>
          </table:table-cell>
          <table:table-cell office:value-type="float" office:value="2.522337E-044" calcext:value-type="float">
            <text:p>2.522337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2.38422" calcext:value-type="float">
            <text:p>-42.38422</text:p>
          </table:table-cell>
          <table:table-cell office:value-type="float" office:value="-1.604293" calcext:value-type="float">
            <text:p>-1.604293</text:p>
          </table:table-cell>
          <table:table-cell office:value-type="float" office:value="-0.1517449" calcext:value-type="float">
            <text:p>-0.1517449</text:p>
          </table:table-cell>
          <table:table-cell office:value-type="float" office:value="-0.0590863" calcext:value-type="float">
            <text:p>-0.0590863</text:p>
          </table:table-cell>
          <table:table-cell office:value-type="float" office:value="-0.04948441" calcext:value-type="float">
            <text:p>-0.04948441</text:p>
          </table:table-cell>
          <table:table-cell office:value-type="float" office:value="-0.04043732" calcext:value-type="float">
            <text:p>-0.04043732</text:p>
          </table:table-cell>
          <table:table-cell office:value-type="float" office:value="-0.03243716" calcext:value-type="float">
            <text:p>-0.03243716</text:p>
          </table:table-cell>
          <table:table-cell office:value-type="float" office:value="-0.02786738" calcext:value-type="float">
            <text:p>-0.02786738</text:p>
          </table:table-cell>
          <table:table-cell office:value-type="float" office:value="-0.02138766" calcext:value-type="float">
            <text:p>-0.02138766</text:p>
          </table:table-cell>
          <table:table-cell office:value-type="float" office:value="-0.01493099" calcext:value-type="float">
            <text:p>-0.014930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6.00639" calcext:value-type="float">
            <text:p>-16.00639</text:p>
          </table:table-cell>
          <table:table-cell office:value-type="float" office:value="0.004949919" calcext:value-type="float">
            <text:p>0.004949919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-2.325686" calcext:value-type="float">
            <text:p>-2.32568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012003" calcext:value-type="float">
            <text:p>12012003</text:p>
          </table:table-cell>
          <table:table-cell office:value-type="float" office:value="0.7000002" calcext:value-type="float">
            <text:p>0.7000002</text:p>
          </table:table-cell>
          <table:table-cell office:value-type="float" office:value="3.955889" calcext:value-type="float">
            <text:p>3.955889</text:p>
          </table:table-cell>
          <table:table-cell office:value-type="float" office:value="0" calcext:value-type="float">
            <text:p>0</text:p>
          </table:table-cell>
          <table:table-cell office:value-type="float" office:value="1063.362" calcext:value-type="float">
            <text:p>1063.362</text:p>
          </table:table-cell>
          <table:table-cell office:value-type="float" office:value="0.004463945" calcext:value-type="float">
            <text:p>0.004463945</text:p>
          </table:table-cell>
          <table:table-cell office:value-type="float" office:value="0" calcext:value-type="float">
            <text:p>0</text:p>
          </table:table-cell>
          <table:table-cell office:value-type="float" office:value="0.1263579" calcext:value-type="float">
            <text:p>0.1263579</text:p>
          </table:table-cell>
          <table:table-cell office:value-type="float" office:value="0.212651" calcext:value-type="float">
            <text:p>0.212651</text:p>
          </table:table-cell>
          <table:table-cell office:value-type="float" office:value="0.2390261" calcext:value-type="float">
            <text:p>0.2390261</text:p>
          </table:table-cell>
          <table:table-cell office:value-type="float" office:value="0.2806482" calcext:value-type="float">
            <text:p>0.2806482</text:p>
          </table:table-cell>
          <table:table-cell office:value-type="float" office:value="0.2872742" calcext:value-type="float">
            <text:p>0.2872742</text:p>
          </table:table-cell>
          <table:table-cell office:value-type="float" office:value="0.2606737" calcext:value-type="float">
            <text:p>0.2606737</text:p>
          </table:table-cell>
          <table:table-cell office:value-type="float" office:value="0.2676874" calcext:value-type="float">
            <text:p>0.2676874</text:p>
          </table:table-cell>
          <table:table-cell office:value-type="float" office:value="0.3597265" calcext:value-type="float">
            <text:p>0.3597265</text:p>
          </table:table-cell>
          <table:table-cell office:value-type="float" office:value="0.3550283" calcext:value-type="float">
            <text:p>0.3550283</text:p>
          </table:table-cell>
          <table:table-cell office:value-type="float" office:value="0.3686228" calcext:value-type="float">
            <text:p>0.3686228</text:p>
          </table:table-cell>
          <table:table-cell office:value-type="float" office:value="0.3859837" calcext:value-type="float">
            <text:p>0.3859837</text:p>
          </table:table-cell>
          <table:table-cell office:value-type="float" office:value="0.3976203" calcext:value-type="float">
            <text:p>0.3976203</text:p>
          </table:table-cell>
          <table:table-cell office:value-type="float" office:value="0.4623632" calcext:value-type="float">
            <text:p>0.4623632</text:p>
          </table:table-cell>
          <table:table-cell office:value-type="float" office:value="0" calcext:value-type="float">
            <text:p>0</text:p>
          </table:table-cell>
          <table:table-cell office:value-type="float" office:value="0.000000007873049" calcext:value-type="float">
            <text:p>7.873049E-09</text:p>
          </table:table-cell>
          <table:table-cell office:value-type="float" office:value="0.01422294" calcext:value-type="float">
            <text:p>0.01422294</text:p>
          </table:table-cell>
          <table:table-cell office:value-type="float" office:value="0.04809868" calcext:value-type="float">
            <text:p>0.04809868</text:p>
          </table:table-cell>
          <table:table-cell office:value-type="float" office:value="9.765136E-016" calcext:value-type="float">
            <text:p>9.765136E-16</text:p>
          </table:table-cell>
          <table:table-cell office:value-type="float" office:value="2.595095E-017" calcext:value-type="float">
            <text:p>2.595095E-17</text:p>
          </table:table-cell>
          <table:table-cell office:value-type="float" office:value="4.874158E-018" calcext:value-type="float">
            <text:p>4.874158E-18</text:p>
          </table:table-cell>
          <table:table-cell office:value-type="float" office:value="2.2328E-021" calcext:value-type="float">
            <text:p>2.2328E-21</text:p>
          </table:table-cell>
          <table:table-cell office:value-type="float" office:value="2.307482E-025" calcext:value-type="float">
            <text:p>2.307482E-25</text:p>
          </table:table-cell>
          <table:table-cell office:value-type="float" office:value="1.06699E-029" calcext:value-type="float">
            <text:p>1.06699E-29</text:p>
          </table:table-cell>
          <table:table-cell office:value-type="float" office:value="2.369045E-034" calcext:value-type="float">
            <text:p>2.369045E-34</text:p>
          </table:table-cell>
          <table:table-cell office:value-type="float" office:value="3.832747E-039" calcext:value-type="float">
            <text:p>3.832747E-39</text:p>
          </table:table-cell>
          <table:table-cell office:value-type="float" office:value="2.382207E-044" calcext:value-type="float">
            <text:p>2.382207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8.60061" calcext:value-type="float">
            <text:p>-28.60061</text:p>
          </table:table-cell>
          <table:table-cell office:value-type="float" office:value="-0.4915043" calcext:value-type="float">
            <text:p>-0.4915043</text:p>
          </table:table-cell>
          <table:table-cell office:value-type="float" office:value="-0.2073385" calcext:value-type="float">
            <text:p>-0.2073385</text:p>
          </table:table-cell>
          <table:table-cell office:value-type="float" office:value="-0.06037386" calcext:value-type="float">
            <text:p>-0.06037386</text:p>
          </table:table-cell>
          <table:table-cell office:value-type="float" office:value="-0.05044819" calcext:value-type="float">
            <text:p>-0.05044819</text:p>
          </table:table-cell>
          <table:table-cell office:value-type="float" office:value="-0.04075036" calcext:value-type="float">
            <text:p>-0.04075036</text:p>
          </table:table-cell>
          <table:table-cell office:value-type="float" office:value="-0.0326003" calcext:value-type="float">
            <text:p>-0.0326003</text:p>
          </table:table-cell>
          <table:table-cell office:value-type="float" office:value="-0.02799392" calcext:value-type="float">
            <text:p>-0.02799392</text:p>
          </table:table-cell>
          <table:table-cell office:value-type="float" office:value="-0.02150053" calcext:value-type="float">
            <text:p>-0.02150053</text:p>
          </table:table-cell>
          <table:table-cell office:value-type="float" office:value="-0.01498309" calcext:value-type="float">
            <text:p>-0.014983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.04234" calcext:value-type="float">
            <text:p>-10.04234</text:p>
          </table:table-cell>
          <table:table-cell office:value-type="float" office:value="0.004886314" calcext:value-type="float">
            <text:p>0.004886314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-2.325544" calcext:value-type="float">
            <text:p>-2.32554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3012003" calcext:value-type="float">
            <text:p>13012003</text:p>
          </table:table-cell>
          <table:table-cell office:value-type="float" office:value="0.7000002" calcext:value-type="float">
            <text:p>0.7000002</text:p>
          </table:table-cell>
          <table:table-cell office:value-type="float" office:value="4.077669" calcext:value-type="float">
            <text:p>4.077669</text:p>
          </table:table-cell>
          <table:table-cell office:value-type="float" office:value="0" calcext:value-type="float">
            <text:p>0</text:p>
          </table:table-cell>
          <table:table-cell office:value-type="float" office:value="1063.24" calcext:value-type="float">
            <text:p>1063.24</text:p>
          </table:table-cell>
          <table:table-cell office:value-type="float" office:value="0.004463945" calcext:value-type="float">
            <text:p>0.004463945</text:p>
          </table:table-cell>
          <table:table-cell office:value-type="float" office:value="0" calcext:value-type="float">
            <text:p>0</text:p>
          </table:table-cell>
          <table:table-cell office:value-type="float" office:value="0.1298243" calcext:value-type="float">
            <text:p>0.1298243</text:p>
          </table:table-cell>
          <table:table-cell office:value-type="float" office:value="0.1856587" calcext:value-type="float">
            <text:p>0.1856587</text:p>
          </table:table-cell>
          <table:table-cell office:value-type="float" office:value="0.2275597" calcext:value-type="float">
            <text:p>0.2275597</text:p>
          </table:table-cell>
          <table:table-cell office:value-type="float" office:value="0.2799182" calcext:value-type="float">
            <text:p>0.2799182</text:p>
          </table:table-cell>
          <table:table-cell office:value-type="float" office:value="0.2866599" calcext:value-type="float">
            <text:p>0.2866599</text:p>
          </table:table-cell>
          <table:table-cell office:value-type="float" office:value="0.2603476" calcext:value-type="float">
            <text:p>0.2603476</text:p>
          </table:table-cell>
          <table:table-cell office:value-type="float" office:value="0.267432" calcext:value-type="float">
            <text:p>0.267432</text:p>
          </table:table-cell>
          <table:table-cell office:value-type="float" office:value="0.3596526" calcext:value-type="float">
            <text:p>0.3596526</text:p>
          </table:table-cell>
          <table:table-cell office:value-type="float" office:value="0.3549291" calcext:value-type="float">
            <text:p>0.3549291</text:p>
          </table:table-cell>
          <table:table-cell office:value-type="float" office:value="0.368548" calcext:value-type="float">
            <text:p>0.368548</text:p>
          </table:table-cell>
          <table:table-cell office:value-type="float" office:value="0.3859493" calcext:value-type="float">
            <text:p>0.3859493</text:p>
          </table:table-cell>
          <table:table-cell office:value-type="float" office:value="0.3975768" calcext:value-type="float">
            <text:p>0.3975768</text:p>
          </table:table-cell>
          <table:table-cell office:value-type="float" office:value="0.4623634" calcext:value-type="float">
            <text:p>0.4623634</text:p>
          </table:table-cell>
          <table:table-cell office:value-type="float" office:value="0" calcext:value-type="float">
            <text:p>0</text:p>
          </table:table-cell>
          <table:table-cell office:value-type="float" office:value="0.00000002418544" calcext:value-type="float">
            <text:p>2.418544E-08</text:p>
          </table:table-cell>
          <table:table-cell office:value-type="float" office:value="0.04233446" calcext:value-type="float">
            <text:p>0.04233446</text:p>
          </table:table-cell>
          <table:table-cell office:value-type="float" office:value="0.06311457" calcext:value-type="float">
            <text:p>0.06311457</text:p>
          </table:table-cell>
          <table:table-cell office:value-type="float" office:value="9.765134E-016" calcext:value-type="float">
            <text:p>9.765134E-16</text:p>
          </table:table-cell>
          <table:table-cell office:value-type="float" office:value="2.595095E-017" calcext:value-type="float">
            <text:p>2.595095E-17</text:p>
          </table:table-cell>
          <table:table-cell office:value-type="float" office:value="4.874158E-018" calcext:value-type="float">
            <text:p>4.874158E-18</text:p>
          </table:table-cell>
          <table:table-cell office:value-type="float" office:value="2.2328E-021" calcext:value-type="float">
            <text:p>2.2328E-21</text:p>
          </table:table-cell>
          <table:table-cell office:value-type="float" office:value="2.307482E-025" calcext:value-type="float">
            <text:p>2.307482E-25</text:p>
          </table:table-cell>
          <table:table-cell office:value-type="float" office:value="1.06699E-029" calcext:value-type="float">
            <text:p>1.06699E-29</text:p>
          </table:table-cell>
          <table:table-cell office:value-type="float" office:value="2.369045E-034" calcext:value-type="float">
            <text:p>2.369045E-34</text:p>
          </table:table-cell>
          <table:table-cell office:value-type="float" office:value="3.832747E-039" calcext:value-type="float">
            <text:p>3.832747E-39</text:p>
          </table:table-cell>
          <table:table-cell office:value-type="float" office:value="2.382207E-044" calcext:value-type="float">
            <text:p>2.382207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3.10598" calcext:value-type="float">
            <text:p>-23.10598</text:p>
          </table:table-cell>
          <table:table-cell office:value-type="float" office:value="-1.406807" calcext:value-type="float">
            <text:p>-1.406807</text:p>
          </table:table-cell>
          <table:table-cell office:value-type="float" office:value="-0.3005997" calcext:value-type="float">
            <text:p>-0.3005997</text:p>
          </table:table-cell>
          <table:table-cell office:value-type="float" office:value="-0.06161265" calcext:value-type="float">
            <text:p>-0.06161265</text:p>
          </table:table-cell>
          <table:table-cell office:value-type="float" office:value="-0.05128681" calcext:value-type="float">
            <text:p>-0.05128681</text:p>
          </table:table-cell>
          <table:table-cell office:value-type="float" office:value="-0.04114214" calcext:value-type="float">
            <text:p>-0.04114214</text:p>
          </table:table-cell>
          <table:table-cell office:value-type="float" office:value="-0.03286009" calcext:value-type="float">
            <text:p>-0.03286009</text:p>
          </table:table-cell>
          <table:table-cell office:value-type="float" office:value="-0.0281185" calcext:value-type="float">
            <text:p>-0.0281185</text:p>
          </table:table-cell>
          <table:table-cell office:value-type="float" office:value="-0.02160093" calcext:value-type="float">
            <text:p>-0.02160093</text:p>
          </table:table-cell>
          <table:table-cell office:value-type="float" office:value="-0.01503532" calcext:value-type="float">
            <text:p>-0.015035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.81234" calcext:value-type="float">
            <text:p>-10.81234</text:p>
          </table:table-cell>
          <table:table-cell office:value-type="float" office:value="0.005033941" calcext:value-type="float">
            <text:p>0.005033941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-2.327224" calcext:value-type="float">
            <text:p>-2.32722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4012003" calcext:value-type="float">
            <text:p>14012003</text:p>
          </table:table-cell>
          <table:table-cell office:value-type="float" office:value="0.7000002" calcext:value-type="float">
            <text:p>0.7000002</text:p>
          </table:table-cell>
          <table:table-cell office:value-type="float" office:value="4.301377" calcext:value-type="float">
            <text:p>4.301377</text:p>
          </table:table-cell>
          <table:table-cell office:value-type="float" office:value="0" calcext:value-type="float">
            <text:p>0</text:p>
          </table:table-cell>
          <table:table-cell office:value-type="float" office:value="1063.016" calcext:value-type="float">
            <text:p>1063.016</text:p>
          </table:table-cell>
          <table:table-cell office:value-type="float" office:value="0.004463945" calcext:value-type="float">
            <text:p>0.004463945</text:p>
          </table:table-cell>
          <table:table-cell office:value-type="float" office:value="0" calcext:value-type="float">
            <text:p>0</text:p>
          </table:table-cell>
          <table:table-cell office:value-type="float" office:value="0.1208379" calcext:value-type="float">
            <text:p>0.1208379</text:p>
          </table:table-cell>
          <table:table-cell office:value-type="float" office:value="0.178707" calcext:value-type="float">
            <text:p>0.178707</text:p>
          </table:table-cell>
          <table:table-cell office:value-type="float" office:value="0.2085082" calcext:value-type="float">
            <text:p>0.2085082</text:p>
          </table:table-cell>
          <table:table-cell office:value-type="float" office:value="0.2803183" calcext:value-type="float">
            <text:p>0.2803183</text:p>
          </table:table-cell>
          <table:table-cell office:value-type="float" office:value="0.2864185" calcext:value-type="float">
            <text:p>0.2864185</text:p>
          </table:table-cell>
          <table:table-cell office:value-type="float" office:value="0.2599921" calcext:value-type="float">
            <text:p>0.2599921</text:p>
          </table:table-cell>
          <table:table-cell office:value-type="float" office:value="0.2671167" calcext:value-type="float">
            <text:p>0.2671167</text:p>
          </table:table-cell>
          <table:table-cell office:value-type="float" office:value="0.3595691" calcext:value-type="float">
            <text:p>0.3595691</text:p>
          </table:table-cell>
          <table:table-cell office:value-type="float" office:value="0.3548466" calcext:value-type="float">
            <text:p>0.3548466</text:p>
          </table:table-cell>
          <table:table-cell office:value-type="float" office:value="0.3684765" calcext:value-type="float">
            <text:p>0.3684765</text:p>
          </table:table-cell>
          <table:table-cell office:value-type="float" office:value="0.3859096" calcext:value-type="float">
            <text:p>0.3859096</text:p>
          </table:table-cell>
          <table:table-cell office:value-type="float" office:value="0.3975289" calcext:value-type="float">
            <text:p>0.3975289</text:p>
          </table:table-cell>
          <table:table-cell office:value-type="float" office:value="0.4623595" calcext:value-type="float">
            <text:p>0.4623595</text:p>
          </table:table-cell>
          <table:table-cell office:value-type="float" office:value="0" calcext:value-type="float">
            <text:p>0</text:p>
          </table:table-cell>
          <table:table-cell office:value-type="float" office:value="0.0000000253301" calcext:value-type="float">
            <text:p>2.53301E-08</text:p>
          </table:table-cell>
          <table:table-cell office:value-type="float" office:value="0.04848662" calcext:value-type="float">
            <text:p>0.04848662</text:p>
          </table:table-cell>
          <table:table-cell office:value-type="float" office:value="0.08568861" calcext:value-type="float">
            <text:p>0.08568861</text:p>
          </table:table-cell>
          <table:table-cell office:value-type="float" office:value="0.0001464052" calcext:value-type="float">
            <text:p>0.0001464052</text:p>
          </table:table-cell>
          <table:table-cell office:value-type="float" office:value="2.595095E-017" calcext:value-type="float">
            <text:p>2.595095E-17</text:p>
          </table:table-cell>
          <table:table-cell office:value-type="float" office:value="4.874158E-018" calcext:value-type="float">
            <text:p>4.874158E-18</text:p>
          </table:table-cell>
          <table:table-cell office:value-type="float" office:value="2.2328E-021" calcext:value-type="float">
            <text:p>2.2328E-21</text:p>
          </table:table-cell>
          <table:table-cell office:value-type="float" office:value="2.307482E-025" calcext:value-type="float">
            <text:p>2.307482E-25</text:p>
          </table:table-cell>
          <table:table-cell office:value-type="float" office:value="1.06699E-029" calcext:value-type="float">
            <text:p>1.06699E-29</text:p>
          </table:table-cell>
          <table:table-cell office:value-type="float" office:value="2.369046E-034" calcext:value-type="float">
            <text:p>2.369046E-34</text:p>
          </table:table-cell>
          <table:table-cell office:value-type="float" office:value="3.832747E-039" calcext:value-type="float">
            <text:p>3.832747E-39</text:p>
          </table:table-cell>
          <table:table-cell office:value-type="float" office:value="2.522337E-044" calcext:value-type="float">
            <text:p>2.522337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0.09053" calcext:value-type="float">
            <text:p>-40.09053</text:p>
          </table:table-cell>
          <table:table-cell office:value-type="float" office:value="-1.865844" calcext:value-type="float">
            <text:p>-1.865844</text:p>
          </table:table-cell>
          <table:table-cell office:value-type="float" office:value="-0.5872464" calcext:value-type="float">
            <text:p>-0.5872464</text:p>
          </table:table-cell>
          <table:table-cell office:value-type="float" office:value="-0.06089729" calcext:value-type="float">
            <text:p>-0.06089729</text:p>
          </table:table-cell>
          <table:table-cell office:value-type="float" office:value="-0.05162937" calcext:value-type="float">
            <text:p>-0.05162937</text:p>
          </table:table-cell>
          <table:table-cell office:value-type="float" office:value="-0.04157537" calcext:value-type="float">
            <text:p>-0.04157537</text:p>
          </table:table-cell>
          <table:table-cell office:value-type="float" office:value="-0.03315887" calcext:value-type="float">
            <text:p>-0.03315887</text:p>
          </table:table-cell>
          <table:table-cell office:value-type="float" office:value="-0.02825971" calcext:value-type="float">
            <text:p>-0.02825971</text:p>
          </table:table-cell>
          <table:table-cell office:value-type="float" office:value="-0.02168465" calcext:value-type="float">
            <text:p>-0.02168465</text:p>
          </table:table-cell>
          <table:table-cell office:value-type="float" office:value="-0.01508533" calcext:value-type="float">
            <text:p>-0.015085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4.86109" calcext:value-type="float">
            <text:p>-14.86109</text:p>
          </table:table-cell>
          <table:table-cell office:value-type="float" office:value="0.005141355" calcext:value-type="float">
            <text:p>0.005141355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-2.328473" calcext:value-type="float">
            <text:p>-2.32847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5012003" calcext:value-type="float">
            <text:p>15012003</text:p>
          </table:table-cell>
          <table:table-cell office:value-type="float" office:value="0.7000002" calcext:value-type="float">
            <text:p>0.7000002</text:p>
          </table:table-cell>
          <table:table-cell office:value-type="float" office:value="4.295767" calcext:value-type="float">
            <text:p>4.295767</text:p>
          </table:table-cell>
          <table:table-cell office:value-type="float" office:value="0" calcext:value-type="float">
            <text:p>0</text:p>
          </table:table-cell>
          <table:table-cell office:value-type="float" office:value="1063.022" calcext:value-type="float">
            <text:p>1063.022</text:p>
          </table:table-cell>
          <table:table-cell office:value-type="float" office:value="0.004463945" calcext:value-type="float">
            <text:p>0.004463945</text:p>
          </table:table-cell>
          <table:table-cell office:value-type="float" office:value="0" calcext:value-type="float">
            <text:p>0</text:p>
          </table:table-cell>
          <table:table-cell office:value-type="float" office:value="0.1322054" calcext:value-type="float">
            <text:p>0.1322054</text:p>
          </table:table-cell>
          <table:table-cell office:value-type="float" office:value="0.1579824" calcext:value-type="float">
            <text:p>0.1579824</text:p>
          </table:table-cell>
          <table:table-cell office:value-type="float" office:value="0.1780605" calcext:value-type="float">
            <text:p>0.1780605</text:p>
          </table:table-cell>
          <table:table-cell office:value-type="float" office:value="0.264434" calcext:value-type="float">
            <text:p>0.264434</text:p>
          </table:table-cell>
          <table:table-cell office:value-type="float" office:value="0.2837384" calcext:value-type="float">
            <text:p>0.2837384</text:p>
          </table:table-cell>
          <table:table-cell office:value-type="float" office:value="0.2594986" calcext:value-type="float">
            <text:p>0.2594986</text:p>
          </table:table-cell>
          <table:table-cell office:value-type="float" office:value="0.2668133" calcext:value-type="float">
            <text:p>0.2668133</text:p>
          </table:table-cell>
          <table:table-cell office:value-type="float" office:value="0.3594749" calcext:value-type="float">
            <text:p>0.3594749</text:p>
          </table:table-cell>
          <table:table-cell office:value-type="float" office:value="0.3547612" calcext:value-type="float">
            <text:p>0.3547612</text:p>
          </table:table-cell>
          <table:table-cell office:value-type="float" office:value="0.3684049" calcext:value-type="float">
            <text:p>0.3684049</text:p>
          </table:table-cell>
          <table:table-cell office:value-type="float" office:value="0.3858659" calcext:value-type="float">
            <text:p>0.3858659</text:p>
          </table:table-cell>
          <table:table-cell office:value-type="float" office:value="0.3974689" calcext:value-type="float">
            <text:p>0.3974689</text:p>
          </table:table-cell>
          <table:table-cell office:value-type="float" office:value="0.4623623" calcext:value-type="float">
            <text:p>0.4623623</text:p>
          </table:table-cell>
          <table:table-cell office:value-type="float" office:value="0" calcext:value-type="float">
            <text:p>0</text:p>
          </table:table-cell>
          <table:table-cell office:value-type="float" office:value="0.00000002727823" calcext:value-type="float">
            <text:p>2.727823E-08</text:p>
          </table:table-cell>
          <table:table-cell office:value-type="float" office:value="0.0693887" calcext:value-type="float">
            <text:p>0.0693887</text:p>
          </table:table-cell>
          <table:table-cell office:value-type="float" office:value="0.1200848" calcext:value-type="float">
            <text:p>0.1200848</text:p>
          </table:table-cell>
          <table:table-cell office:value-type="float" office:value="0.02064298" calcext:value-type="float">
            <text:p>0.02064298</text:p>
          </table:table-cell>
          <table:table-cell office:value-type="float" office:value="2.595095E-017" calcext:value-type="float">
            <text:p>2.595095E-17</text:p>
          </table:table-cell>
          <table:table-cell office:value-type="float" office:value="4.874158E-018" calcext:value-type="float">
            <text:p>4.874158E-18</text:p>
          </table:table-cell>
          <table:table-cell office:value-type="float" office:value="2.2328E-021" calcext:value-type="float">
            <text:p>2.2328E-21</text:p>
          </table:table-cell>
          <table:table-cell office:value-type="float" office:value="2.307482E-025" calcext:value-type="float">
            <text:p>2.307482E-25</text:p>
          </table:table-cell>
          <table:table-cell office:value-type="float" office:value="1.06699E-029" calcext:value-type="float">
            <text:p>1.06699E-29</text:p>
          </table:table-cell>
          <table:table-cell office:value-type="float" office:value="2.369045E-034" calcext:value-type="float">
            <text:p>2.369045E-34</text:p>
          </table:table-cell>
          <table:table-cell office:value-type="float" office:value="3.832747E-039" calcext:value-type="float">
            <text:p>3.832747E-39</text:p>
          </table:table-cell>
          <table:table-cell office:value-type="float" office:value="2.522337E-044" calcext:value-type="float">
            <text:p>2.522337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0.0068" calcext:value-type="float">
            <text:p>-20.0068</text:p>
          </table:table-cell>
          <table:table-cell office:value-type="float" office:value="-4.976853" calcext:value-type="float">
            <text:p>-4.976853</text:p>
          </table:table-cell>
          <table:table-cell office:value-type="float" office:value="-1.97287" calcext:value-type="float">
            <text:p>-1.97287</text:p>
          </table:table-cell>
          <table:table-cell office:value-type="float" office:value="-0.09455799" calcext:value-type="float">
            <text:p>-0.09455799</text:p>
          </table:table-cell>
          <table:table-cell office:value-type="float" office:value="-0.05540916" calcext:value-type="float">
            <text:p>-0.05540916</text:p>
          </table:table-cell>
          <table:table-cell office:value-type="float" office:value="-0.04217761" calcext:value-type="float">
            <text:p>-0.04217761</text:p>
          </table:table-cell>
          <table:table-cell office:value-type="float" office:value="-0.03342806" calcext:value-type="float">
            <text:p>-0.03342806</text:p>
          </table:table-cell>
          <table:table-cell office:value-type="float" office:value="-0.02842011" calcext:value-type="float">
            <text:p>-0.02842011</text:p>
          </table:table-cell>
          <table:table-cell office:value-type="float" office:value="-0.02177161" calcext:value-type="float">
            <text:p>-0.02177161</text:p>
          </table:table-cell>
          <table:table-cell office:value-type="float" office:value="-0.01513551" calcext:value-type="float">
            <text:p>-0.015135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3.46198" calcext:value-type="float">
            <text:p>-13.46198</text:p>
          </table:table-cell>
          <table:table-cell office:value-type="float" office:value="0.005426796" calcext:value-type="float">
            <text:p>0.005426796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-2.331318" calcext:value-type="float">
            <text:p>-2.33131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6012003" calcext:value-type="float">
            <text:p>16012003</text:p>
          </table:table-cell>
          <table:table-cell office:value-type="float" office:value="0.7000002" calcext:value-type="float">
            <text:p>0.7000002</text:p>
          </table:table-cell>
          <table:table-cell office:value-type="float" office:value="4.545684" calcext:value-type="float">
            <text:p>4.545684</text:p>
          </table:table-cell>
          <table:table-cell office:value-type="float" office:value="0" calcext:value-type="float">
            <text:p>0</text:p>
          </table:table-cell>
          <table:table-cell office:value-type="float" office:value="1062.772" calcext:value-type="float">
            <text:p>1062.772</text:p>
          </table:table-cell>
          <table:table-cell office:value-type="float" office:value="0.004463945" calcext:value-type="float">
            <text:p>0.004463945</text:p>
          </table:table-cell>
          <table:table-cell office:value-type="float" office:value="0" calcext:value-type="float">
            <text:p>0</text:p>
          </table:table-cell>
          <table:table-cell office:value-type="float" office:value="0.119377" calcext:value-type="float">
            <text:p>0.119377</text:p>
          </table:table-cell>
          <table:table-cell office:value-type="float" office:value="0.1596095" calcext:value-type="float">
            <text:p>0.1596095</text:p>
          </table:table-cell>
          <table:table-cell office:value-type="float" office:value="0.1805604" calcext:value-type="float">
            <text:p>0.1805604</text:p>
          </table:table-cell>
          <table:table-cell office:value-type="float" office:value="0.2322739" calcext:value-type="float">
            <text:p>0.2322739</text:p>
          </table:table-cell>
          <table:table-cell office:value-type="float" office:value="0.2819707" calcext:value-type="float">
            <text:p>0.2819707</text:p>
          </table:table-cell>
          <table:table-cell office:value-type="float" office:value="0.2586518" calcext:value-type="float">
            <text:p>0.2586518</text:p>
          </table:table-cell>
          <table:table-cell office:value-type="float" office:value="0.2664153" calcext:value-type="float">
            <text:p>0.2664153</text:p>
          </table:table-cell>
          <table:table-cell office:value-type="float" office:value="0.359369" calcext:value-type="float">
            <text:p>0.359369</text:p>
          </table:table-cell>
          <table:table-cell office:value-type="float" office:value="0.3546722" calcext:value-type="float">
            <text:p>0.3546722</text:p>
          </table:table-cell>
          <table:table-cell office:value-type="float" office:value="0.3683333" calcext:value-type="float">
            <text:p>0.3683333</text:p>
          </table:table-cell>
          <table:table-cell office:value-type="float" office:value="0.3858171" calcext:value-type="float">
            <text:p>0.3858171</text:p>
          </table:table-cell>
          <table:table-cell office:value-type="float" office:value="0.3974015" calcext:value-type="float">
            <text:p>0.3974015</text:p>
          </table:table-cell>
          <table:table-cell office:value-type="float" office:value="0.4623586" calcext:value-type="float">
            <text:p>0.4623586</text:p>
          </table:table-cell>
          <table:table-cell office:value-type="float" office:value="0" calcext:value-type="float">
            <text:p>0</text:p>
          </table:table-cell>
          <table:table-cell office:value-type="float" office:value="0.00000001894" calcext:value-type="float">
            <text:p>1.894E-08</text:p>
          </table:table-cell>
          <table:table-cell office:value-type="float" office:value="0.06557631" calcext:value-type="float">
            <text:p>0.06557631</text:p>
          </table:table-cell>
          <table:table-cell office:value-type="float" office:value="0.1191694" calcext:value-type="float">
            <text:p>0.1191694</text:p>
          </table:table-cell>
          <table:table-cell office:value-type="float" office:value="0.05968974" calcext:value-type="float">
            <text:p>0.05968974</text:p>
          </table:table-cell>
          <table:table-cell office:value-type="float" office:value="2.595095E-017" calcext:value-type="float">
            <text:p>2.595095E-17</text:p>
          </table:table-cell>
          <table:table-cell office:value-type="float" office:value="4.874158E-018" calcext:value-type="float">
            <text:p>4.874158E-18</text:p>
          </table:table-cell>
          <table:table-cell office:value-type="float" office:value="2.2328E-021" calcext:value-type="float">
            <text:p>2.2328E-21</text:p>
          </table:table-cell>
          <table:table-cell office:value-type="float" office:value="2.307482E-025" calcext:value-type="float">
            <text:p>2.307482E-25</text:p>
          </table:table-cell>
          <table:table-cell office:value-type="float" office:value="1.06699E-029" calcext:value-type="float">
            <text:p>1.06699E-29</text:p>
          </table:table-cell>
          <table:table-cell office:value-type="float" office:value="2.369045E-034" calcext:value-type="float">
            <text:p>2.369045E-34</text:p>
          </table:table-cell>
          <table:table-cell office:value-type="float" office:value="3.832747E-039" calcext:value-type="float">
            <text:p>3.832747E-39</text:p>
          </table:table-cell>
          <table:table-cell office:value-type="float" office:value="2.522337E-044" calcext:value-type="float">
            <text:p>2.522337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3.68227" calcext:value-type="float">
            <text:p>-43.68227</text:p>
          </table:table-cell>
          <table:table-cell office:value-type="float" office:value="-4.516689" calcext:value-type="float">
            <text:p>-4.516689</text:p>
          </table:table-cell>
          <table:table-cell office:value-type="float" office:value="-1.767966" calcext:value-type="float">
            <text:p>-1.767966</text:p>
          </table:table-cell>
          <table:table-cell office:value-type="float" office:value="-0.2565615" calcext:value-type="float">
            <text:p>-0.2565615</text:p>
          </table:table-cell>
          <table:table-cell office:value-type="float" office:value="-0.05825132" calcext:value-type="float">
            <text:p>-0.05825132</text:p>
          </table:table-cell>
          <table:table-cell office:value-type="float" office:value="-0.043248" calcext:value-type="float">
            <text:p>-0.043248</text:p>
          </table:table-cell>
          <table:table-cell office:value-type="float" office:value="-0.03378444" calcext:value-type="float">
            <text:p>-0.03378444</text:p>
          </table:table-cell>
          <table:table-cell office:value-type="float" office:value="-0.0286015" calcext:value-type="float">
            <text:p>-0.0286015</text:p>
          </table:table-cell>
          <table:table-cell office:value-type="float" office:value="-0.02186258" calcext:value-type="float">
            <text:p>-0.02186258</text:p>
          </table:table-cell>
          <table:table-cell office:value-type="float" office:value="-0.01518591" calcext:value-type="float">
            <text:p>-0.015185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8.60523" calcext:value-type="float">
            <text:p>-18.60523</text:p>
          </table:table-cell>
          <table:table-cell office:value-type="float" office:value="0.005564597" calcext:value-type="float">
            <text:p>0.005564597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-2.332677" calcext:value-type="float">
            <text:p>-2.33267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7012003" calcext:value-type="float">
            <text:p>17012003</text:p>
          </table:table-cell>
          <table:table-cell office:value-type="float" office:value="0.7000002" calcext:value-type="float">
            <text:p>0.7000002</text:p>
          </table:table-cell>
          <table:table-cell office:value-type="float" office:value="4.674086" calcext:value-type="float">
            <text:p>4.674086</text:p>
          </table:table-cell>
          <table:table-cell office:value-type="float" office:value="0" calcext:value-type="float">
            <text:p>0</text:p>
          </table:table-cell>
          <table:table-cell office:value-type="float" office:value="1062.643" calcext:value-type="float">
            <text:p>1062.643</text:p>
          </table:table-cell>
          <table:table-cell office:value-type="float" office:value="0.004463945" calcext:value-type="float">
            <text:p>0.004463945</text:p>
          </table:table-cell>
          <table:table-cell office:value-type="float" office:value="0" calcext:value-type="float">
            <text:p>0</text:p>
          </table:table-cell>
          <table:table-cell office:value-type="float" office:value="0.112902" calcext:value-type="float">
            <text:p>0.112902</text:p>
          </table:table-cell>
          <table:table-cell office:value-type="float" office:value="0.1547548" calcext:value-type="float">
            <text:p>0.1547548</text:p>
          </table:table-cell>
          <table:table-cell office:value-type="float" office:value="0.1680959" calcext:value-type="float">
            <text:p>0.1680959</text:p>
          </table:table-cell>
          <table:table-cell office:value-type="float" office:value="0.1944277" calcext:value-type="float">
            <text:p>0.1944277</text:p>
          </table:table-cell>
          <table:table-cell office:value-type="float" office:value="0.2720846" calcext:value-type="float">
            <text:p>0.2720846</text:p>
          </table:table-cell>
          <table:table-cell office:value-type="float" office:value="0.2573802" calcext:value-type="float">
            <text:p>0.2573802</text:p>
          </table:table-cell>
          <table:table-cell office:value-type="float" office:value="0.2660597" calcext:value-type="float">
            <text:p>0.2660597</text:p>
          </table:table-cell>
          <table:table-cell office:value-type="float" office:value="0.359247" calcext:value-type="float">
            <text:p>0.359247</text:p>
          </table:table-cell>
          <table:table-cell office:value-type="float" office:value="0.354578" calcext:value-type="float">
            <text:p>0.354578</text:p>
          </table:table-cell>
          <table:table-cell office:value-type="float" office:value="0.3682618" calcext:value-type="float">
            <text:p>0.3682618</text:p>
          </table:table-cell>
          <table:table-cell office:value-type="float" office:value="0.3857639" calcext:value-type="float">
            <text:p>0.3857639</text:p>
          </table:table-cell>
          <table:table-cell office:value-type="float" office:value="0.3973234" calcext:value-type="float">
            <text:p>0.3973234</text:p>
          </table:table-cell>
          <table:table-cell office:value-type="float" office:value="0.4623674" calcext:value-type="float">
            <text:p>0.4623674</text:p>
          </table:table-cell>
          <table:table-cell office:value-type="float" office:value="0" calcext:value-type="float">
            <text:p>0</text:p>
          </table:table-cell>
          <table:table-cell office:value-type="float" office:value="0.00000002028157" calcext:value-type="float">
            <text:p>2.028157E-08</text:p>
          </table:table-cell>
          <table:table-cell office:value-type="float" office:value="0.07010802" calcext:value-type="float">
            <text:p>0.07010802</text:p>
          </table:table-cell>
          <table:table-cell office:value-type="float" office:value="0.1337841" calcext:value-type="float">
            <text:p>0.1337841</text:p>
          </table:table-cell>
          <table:table-cell office:value-type="float" office:value="0.1025041" calcext:value-type="float">
            <text:p>0.1025041</text:p>
          </table:table-cell>
          <table:table-cell office:value-type="float" office:value="0.01553862" calcext:value-type="float">
            <text:p>0.01553862</text:p>
          </table:table-cell>
          <table:table-cell office:value-type="float" office:value="4.874158E-018" calcext:value-type="float">
            <text:p>4.874158E-18</text:p>
          </table:table-cell>
          <table:table-cell office:value-type="float" office:value="2.2328E-021" calcext:value-type="float">
            <text:p>2.2328E-21</text:p>
          </table:table-cell>
          <table:table-cell office:value-type="float" office:value="2.307482E-025" calcext:value-type="float">
            <text:p>2.307482E-25</text:p>
          </table:table-cell>
          <table:table-cell office:value-type="float" office:value="1.06699E-029" calcext:value-type="float">
            <text:p>1.06699E-29</text:p>
          </table:table-cell>
          <table:table-cell office:value-type="float" office:value="2.369045E-034" calcext:value-type="float">
            <text:p>2.369045E-34</text:p>
          </table:table-cell>
          <table:table-cell office:value-type="float" office:value="3.832747E-039" calcext:value-type="float">
            <text:p>3.832747E-39</text:p>
          </table:table-cell>
          <table:table-cell office:value-type="float" office:value="2.522337E-044" calcext:value-type="float">
            <text:p>2.522337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8.5052" calcext:value-type="float">
            <text:p>-68.5052</text:p>
          </table:table-cell>
          <table:table-cell office:value-type="float" office:value="-5.955071" calcext:value-type="float">
            <text:p>-5.955071</text:p>
          </table:table-cell>
          <table:table-cell office:value-type="float" office:value="-3.095211" calcext:value-type="float">
            <text:p>-3.095211</text:p>
          </table:table-cell>
          <table:table-cell office:value-type="float" office:value="-1.007624" calcext:value-type="float">
            <text:p>-1.007624</text:p>
          </table:table-cell>
          <table:table-cell office:value-type="float" office:value="-0.07617922" calcext:value-type="float">
            <text:p>-0.07617922</text:p>
          </table:table-cell>
          <table:table-cell office:value-type="float" office:value="-0.04489157" calcext:value-type="float">
            <text:p>-0.04489157</text:p>
          </table:table-cell>
          <table:table-cell office:value-type="float" office:value="-0.03411018" calcext:value-type="float">
            <text:p>-0.03411018</text:p>
          </table:table-cell>
          <table:table-cell office:value-type="float" office:value="-0.02881211" calcext:value-type="float">
            <text:p>-0.02881211</text:p>
          </table:table-cell>
          <table:table-cell office:value-type="float" office:value="-0.02195931" calcext:value-type="float">
            <text:p>-0.02195931</text:p>
          </table:table-cell>
          <table:table-cell office:value-type="float" office:value="-0.01523649" calcext:value-type="float">
            <text:p>-0.015236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71114" calcext:value-type="float">
            <text:p>-21.71114</text:p>
          </table:table-cell>
          <table:table-cell office:value-type="float" office:value="0.005845273" calcext:value-type="float">
            <text:p>0.005845273</text:p>
          </table:table-cell>
          <table:table-cell office:value-type="float" office:value="-9999.006" calcext:value-type="float">
            <text:p>-9999.006</text:p>
          </table:table-cell>
          <table:table-cell office:value-type="float" office:value="-2.335383" calcext:value-type="float">
            <text:p>-2.33538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8012003" calcext:value-type="float">
            <text:p>18012003</text:p>
          </table:table-cell>
          <table:table-cell office:value-type="float" office:value="0.7000002" calcext:value-type="float">
            <text:p>0.7000002</text:p>
          </table:table-cell>
          <table:table-cell office:value-type="float" office:value="4.719965" calcext:value-type="float">
            <text:p>4.719965</text:p>
          </table:table-cell>
          <table:table-cell office:value-type="float" office:value="0" calcext:value-type="float">
            <text:p>0</text:p>
          </table:table-cell>
          <table:table-cell office:value-type="float" office:value="1062.596" calcext:value-type="float">
            <text:p>1062.596</text:p>
          </table:table-cell>
          <table:table-cell office:value-type="float" office:value="0.004463945" calcext:value-type="float">
            <text:p>0.004463945</text:p>
          </table:table-cell>
          <table:table-cell office:value-type="float" office:value="0" calcext:value-type="float">
            <text:p>0</text:p>
          </table:table-cell>
          <table:table-cell office:value-type="float" office:value="0.1160699" calcext:value-type="float">
            <text:p>0.1160699</text:p>
          </table:table-cell>
          <table:table-cell office:value-type="float" office:value="0.159618" calcext:value-type="float">
            <text:p>0.159618</text:p>
          </table:table-cell>
          <table:table-cell office:value-type="float" office:value="0.1766681" calcext:value-type="float">
            <text:p>0.1766681</text:p>
          </table:table-cell>
          <table:table-cell office:value-type="float" office:value="0.1925358" calcext:value-type="float">
            <text:p>0.1925358</text:p>
          </table:table-cell>
          <table:table-cell office:value-type="float" office:value="0.2512871" calcext:value-type="float">
            <text:p>0.2512871</text:p>
          </table:table-cell>
          <table:table-cell office:value-type="float" office:value="0.2545747" calcext:value-type="float">
            <text:p>0.2545747</text:p>
          </table:table-cell>
          <table:table-cell office:value-type="float" office:value="0.2655914" calcext:value-type="float">
            <text:p>0.2655914</text:p>
          </table:table-cell>
          <table:table-cell office:value-type="float" office:value="0.3591245" calcext:value-type="float">
            <text:p>0.3591245</text:p>
          </table:table-cell>
          <table:table-cell office:value-type="float" office:value="0.3544785" calcext:value-type="float">
            <text:p>0.3544785</text:p>
          </table:table-cell>
          <table:table-cell office:value-type="float" office:value="0.3681903" calcext:value-type="float">
            <text:p>0.3681903</text:p>
          </table:table-cell>
          <table:table-cell office:value-type="float" office:value="0.3857061" calcext:value-type="float">
            <text:p>0.3857061</text:p>
          </table:table-cell>
          <table:table-cell office:value-type="float" office:value="0.3972503" calcext:value-type="float">
            <text:p>0.3972503</text:p>
          </table:table-cell>
          <table:table-cell office:value-type="float" office:value="0.4623586" calcext:value-type="float">
            <text:p>0.4623586</text:p>
          </table:table-cell>
          <table:table-cell office:value-type="float" office:value="0" calcext:value-type="float">
            <text:p>0</text:p>
          </table:table-cell>
          <table:table-cell office:value-type="float" office:value="0.00000001879102" calcext:value-type="float">
            <text:p>1.879102E-08</text:p>
          </table:table-cell>
          <table:table-cell office:value-type="float" office:value="0.06290424" calcext:value-type="float">
            <text:p>0.06290424</text:p>
          </table:table-cell>
          <table:table-cell office:value-type="float" office:value="0.1250918" calcext:value-type="float">
            <text:p>0.1250918</text:p>
          </table:table-cell>
          <table:table-cell office:value-type="float" office:value="0.1063408" calcext:value-type="float">
            <text:p>0.1063408</text:p>
          </table:table-cell>
          <table:table-cell office:value-type="float" office:value="0.05018125" calcext:value-type="float">
            <text:p>0.05018125</text:p>
          </table:table-cell>
          <table:table-cell office:value-type="float" office:value="4.874158E-018" calcext:value-type="float">
            <text:p>4.874158E-18</text:p>
          </table:table-cell>
          <table:table-cell office:value-type="float" office:value="2.2328E-021" calcext:value-type="float">
            <text:p>2.2328E-21</text:p>
          </table:table-cell>
          <table:table-cell office:value-type="float" office:value="2.307482E-025" calcext:value-type="float">
            <text:p>2.307482E-25</text:p>
          </table:table-cell>
          <table:table-cell office:value-type="float" office:value="1.06699E-029" calcext:value-type="float">
            <text:p>1.06699E-29</text:p>
          </table:table-cell>
          <table:table-cell office:value-type="float" office:value="2.369045E-034" calcext:value-type="float">
            <text:p>2.369045E-34</text:p>
          </table:table-cell>
          <table:table-cell office:value-type="float" office:value="3.832747E-039" calcext:value-type="float">
            <text:p>3.832747E-39</text:p>
          </table:table-cell>
          <table:table-cell office:value-type="float" office:value="2.522337E-044" calcext:value-type="float">
            <text:p>2.522337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4.52632" calcext:value-type="float">
            <text:p>-54.52632</text:p>
          </table:table-cell>
          <table:table-cell office:value-type="float" office:value="-4.486344" calcext:value-type="float">
            <text:p>-4.486344</text:p>
          </table:table-cell>
          <table:table-cell office:value-type="float" office:value="-2.088845" calcext:value-type="float">
            <text:p>-2.088845</text:p>
          </table:table-cell>
          <table:table-cell office:value-type="float" office:value="-1.096689" calcext:value-type="float">
            <text:p>-1.096689</text:p>
          </table:table-cell>
          <table:table-cell office:value-type="float" office:value="-0.1406548" calcext:value-type="float">
            <text:p>-0.1406548</text:p>
          </table:table-cell>
          <table:table-cell office:value-type="float" office:value="-0.04881802" calcext:value-type="float">
            <text:p>-0.04881802</text:p>
          </table:table-cell>
          <table:table-cell office:value-type="float" office:value="-0.03453489" calcext:value-type="float">
            <text:p>-0.03453489</text:p>
          </table:table-cell>
          <table:table-cell office:value-type="float" office:value="-0.02902502" calcext:value-type="float">
            <text:p>-0.02902502</text:p>
          </table:table-cell>
          <table:table-cell office:value-type="float" office:value="-0.02206198" calcext:value-type="float">
            <text:p>-0.02206198</text:p>
          </table:table-cell>
          <table:table-cell office:value-type="float" office:value="-0.01528716" calcext:value-type="float">
            <text:p>-0.015287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9.00049" calcext:value-type="float">
            <text:p>-19.00049</text:p>
          </table:table-cell>
          <table:table-cell office:value-type="float" office:value="0.005882991" calcext:value-type="float">
            <text:p>0.005882991</text:p>
          </table:table-cell>
          <table:table-cell office:value-type="float" office:value="-9999.006" calcext:value-type="float">
            <text:p>-9999.006</text:p>
          </table:table-cell>
          <table:table-cell office:value-type="float" office:value="-2.335729" calcext:value-type="float">
            <text:p>-2.33572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9012003" calcext:value-type="float">
            <text:p>19012003</text:p>
          </table:table-cell>
          <table:table-cell office:value-type="float" office:value="0.7000002" calcext:value-type="float">
            <text:p>0.7000002</text:p>
          </table:table-cell>
          <table:table-cell office:value-type="float" office:value="4.652061" calcext:value-type="float">
            <text:p>4.652061</text:p>
          </table:table-cell>
          <table:table-cell office:value-type="float" office:value="0" calcext:value-type="float">
            <text:p>0</text:p>
          </table:table-cell>
          <table:table-cell office:value-type="float" office:value="1062.664" calcext:value-type="float">
            <text:p>1062.664</text:p>
          </table:table-cell>
          <table:table-cell office:value-type="float" office:value="0.004463945" calcext:value-type="float">
            <text:p>0.004463945</text:p>
          </table:table-cell>
          <table:table-cell office:value-type="float" office:value="0" calcext:value-type="float">
            <text:p>0</text:p>
          </table:table-cell>
          <table:table-cell office:value-type="float" office:value="0.130238" calcext:value-type="float">
            <text:p>0.130238</text:p>
          </table:table-cell>
          <table:table-cell office:value-type="float" office:value="0.1953948" calcext:value-type="float">
            <text:p>0.1953948</text:p>
          </table:table-cell>
          <table:table-cell office:value-type="float" office:value="0.188225" calcext:value-type="float">
            <text:p>0.188225</text:p>
          </table:table-cell>
          <table:table-cell office:value-type="float" office:value="0.1933616" calcext:value-type="float">
            <text:p>0.1933616</text:p>
          </table:table-cell>
          <table:table-cell office:value-type="float" office:value="0.2288065" calcext:value-type="float">
            <text:p>0.2288065</text:p>
          </table:table-cell>
          <table:table-cell office:value-type="float" office:value="0.2524541" calcext:value-type="float">
            <text:p>0.2524541</text:p>
          </table:table-cell>
          <table:table-cell office:value-type="float" office:value="0.2649468" calcext:value-type="float">
            <text:p>0.2649468</text:p>
          </table:table-cell>
          <table:table-cell office:value-type="float" office:value="0.3589607" calcext:value-type="float">
            <text:p>0.3589607</text:p>
          </table:table-cell>
          <table:table-cell office:value-type="float" office:value="0.3543716" calcext:value-type="float">
            <text:p>0.3543716</text:p>
          </table:table-cell>
          <table:table-cell office:value-type="float" office:value="0.3681189" calcext:value-type="float">
            <text:p>0.3681189</text:p>
          </table:table-cell>
          <table:table-cell office:value-type="float" office:value="0.3856354" calcext:value-type="float">
            <text:p>0.3856354</text:p>
          </table:table-cell>
          <table:table-cell office:value-type="float" office:value="0.3971875" calcext:value-type="float">
            <text:p>0.3971875</text:p>
          </table:table-cell>
          <table:table-cell office:value-type="float" office:value="0.462368" calcext:value-type="float">
            <text:p>0.462368</text:p>
          </table:table-cell>
          <table:table-cell office:value-type="float" office:value="0" calcext:value-type="float">
            <text:p>0</text:p>
          </table:table-cell>
          <table:table-cell office:value-type="float" office:value="0.000000008706979" calcext:value-type="float">
            <text:p>8.706979E-09</text:p>
          </table:table-cell>
          <table:table-cell office:value-type="float" office:value="0.02110017" calcext:value-type="float">
            <text:p>0.02110017</text:p>
          </table:table-cell>
          <table:table-cell office:value-type="float" office:value="0.1135046" calcext:value-type="float">
            <text:p>0.1135046</text:p>
          </table:table-cell>
          <table:table-cell office:value-type="float" office:value="0.1069724" calcext:value-type="float">
            <text:p>0.1069724</text:p>
          </table:table-cell>
          <table:table-cell office:value-type="float" office:value="0.08575863" calcext:value-type="float">
            <text:p>0.08575863</text:p>
          </table:table-cell>
          <table:table-cell office:value-type="float" office:value="4.874158E-018" calcext:value-type="float">
            <text:p>4.874158E-18</text:p>
          </table:table-cell>
          <table:table-cell office:value-type="float" office:value="2.2328E-021" calcext:value-type="float">
            <text:p>2.2328E-21</text:p>
          </table:table-cell>
          <table:table-cell office:value-type="float" office:value="2.307482E-025" calcext:value-type="float">
            <text:p>2.307482E-25</text:p>
          </table:table-cell>
          <table:table-cell office:value-type="float" office:value="1.06699E-029" calcext:value-type="float">
            <text:p>1.06699E-29</text:p>
          </table:table-cell>
          <table:table-cell office:value-type="float" office:value="2.369046E-034" calcext:value-type="float">
            <text:p>2.369046E-34</text:p>
          </table:table-cell>
          <table:table-cell office:value-type="float" office:value="3.832747E-039" calcext:value-type="float">
            <text:p>3.832747E-39</text:p>
          </table:table-cell>
          <table:table-cell office:value-type="float" office:value="2.522337E-044" calcext:value-type="float">
            <text:p>2.522337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2.67691" calcext:value-type="float">
            <text:p>-22.67691</text:p>
          </table:table-cell>
          <table:table-cell office:value-type="float" office:value="-0.9481607" calcext:value-type="float">
            <text:p>-0.9481607</text:p>
          </table:table-cell>
          <table:table-cell office:value-type="float" office:value="-1.310091" calcext:value-type="float">
            <text:p>-1.310091</text:p>
          </table:table-cell>
          <table:table-cell office:value-type="float" office:value="-1.069715" calcext:value-type="float">
            <text:p>-1.069715</text:p>
          </table:table-cell>
          <table:table-cell office:value-type="float" office:value="-0.290405" calcext:value-type="float">
            <text:p>-0.290405</text:p>
          </table:table-cell>
          <table:table-cell office:value-type="float" office:value="-0.05205068" calcext:value-type="float">
            <text:p>-0.05205068</text:p>
          </table:table-cell>
          <table:table-cell office:value-type="float" office:value="-0.0351419" calcext:value-type="float">
            <text:p>-0.0351419</text:p>
          </table:table-cell>
          <table:table-cell office:value-type="float" office:value="-0.02931187" calcext:value-type="float">
            <text:p>-0.02931187</text:p>
          </table:table-cell>
          <table:table-cell office:value-type="float" office:value="-0.02217283" calcext:value-type="float">
            <text:p>-0.02217283</text:p>
          </table:table-cell>
          <table:table-cell office:value-type="float" office:value="-0.01533806" calcext:value-type="float">
            <text:p>-0.015338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.774411" calcext:value-type="float">
            <text:p>-8.774411</text:p>
          </table:table-cell>
          <table:table-cell office:value-type="float" office:value="0.005784161" calcext:value-type="float">
            <text:p>0.005784161</text:p>
          </table:table-cell>
          <table:table-cell office:value-type="float" office:value="-9999.006" calcext:value-type="float">
            <text:p>-9999.006</text:p>
          </table:table-cell>
          <table:table-cell office:value-type="float" office:value="-2.335084" calcext:value-type="float">
            <text:p>-2.33508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0012003" calcext:value-type="float">
            <text:p>20012003</text:p>
          </table:table-cell>
          <table:table-cell office:value-type="float" office:value="0.7000002" calcext:value-type="float">
            <text:p>0.7000002</text:p>
          </table:table-cell>
          <table:table-cell office:value-type="float" office:value="4.837762" calcext:value-type="float">
            <text:p>4.837762</text:p>
          </table:table-cell>
          <table:table-cell office:value-type="float" office:value="0" calcext:value-type="float">
            <text:p>0</text:p>
          </table:table-cell>
          <table:table-cell office:value-type="float" office:value="1062.478" calcext:value-type="float">
            <text:p>1062.478</text:p>
          </table:table-cell>
          <table:table-cell office:value-type="float" office:value="0.004463945" calcext:value-type="float">
            <text:p>0.004463945</text:p>
          </table:table-cell>
          <table:table-cell office:value-type="float" office:value="0" calcext:value-type="float">
            <text:p>0</text:p>
          </table:table-cell>
          <table:table-cell office:value-type="float" office:value="0.127729" calcext:value-type="float">
            <text:p>0.127729</text:p>
          </table:table-cell>
          <table:table-cell office:value-type="float" office:value="0.1756932" calcext:value-type="float">
            <text:p>0.1756932</text:p>
          </table:table-cell>
          <table:table-cell office:value-type="float" office:value="0.1903983" calcext:value-type="float">
            <text:p>0.1903983</text:p>
          </table:table-cell>
          <table:table-cell office:value-type="float" office:value="0.2015148" calcext:value-type="float">
            <text:p>0.2015148</text:p>
          </table:table-cell>
          <table:table-cell office:value-type="float" office:value="0.2278243" calcext:value-type="float">
            <text:p>0.2278243</text:p>
          </table:table-cell>
          <table:table-cell office:value-type="float" office:value="0.2513546" calcext:value-type="float">
            <text:p>0.2513546</text:p>
          </table:table-cell>
          <table:table-cell office:value-type="float" office:value="0.2644947" calcext:value-type="float">
            <text:p>0.2644947</text:p>
          </table:table-cell>
          <table:table-cell office:value-type="float" office:value="0.3587938" calcext:value-type="float">
            <text:p>0.3587938</text:p>
          </table:table-cell>
          <table:table-cell office:value-type="float" office:value="0.3542549" calcext:value-type="float">
            <text:p>0.3542549</text:p>
          </table:table-cell>
          <table:table-cell office:value-type="float" office:value="0.3680459" calcext:value-type="float">
            <text:p>0.3680459</text:p>
          </table:table-cell>
          <table:table-cell office:value-type="float" office:value="0.3855621" calcext:value-type="float">
            <text:p>0.3855621</text:p>
          </table:table-cell>
          <table:table-cell office:value-type="float" office:value="0.3971377" calcext:value-type="float">
            <text:p>0.3971377</text:p>
          </table:table-cell>
          <table:table-cell office:value-type="float" office:value="0.4623622" calcext:value-type="float">
            <text:p>0.4623622</text:p>
          </table:table-cell>
          <table:table-cell office:value-type="float" office:value="0" calcext:value-type="float">
            <text:p>0</text:p>
          </table:table-cell>
          <table:table-cell office:value-type="float" office:value="0.00000001158536" calcext:value-type="float">
            <text:p>1.158536E-08</text:p>
          </table:table-cell>
          <table:table-cell office:value-type="float" office:value="0.03835455" calcext:value-type="float">
            <text:p>0.03835455</text:p>
          </table:table-cell>
          <table:table-cell office:value-type="float" office:value="0.1115725" calcext:value-type="float">
            <text:p>0.1115725</text:p>
          </table:table-cell>
          <table:table-cell office:value-type="float" office:value="0.09939384" calcext:value-type="float">
            <text:p>0.09939384</text:p>
          </table:table-cell>
          <table:table-cell office:value-type="float" office:value="0.0947488" calcext:value-type="float">
            <text:p>0.0947488</text:p>
          </table:table-cell>
          <table:table-cell office:value-type="float" office:value="4.874157E-018" calcext:value-type="float">
            <text:p>4.874157E-18</text:p>
          </table:table-cell>
          <table:table-cell office:value-type="float" office:value="2.2328E-021" calcext:value-type="float">
            <text:p>2.2328E-21</text:p>
          </table:table-cell>
          <table:table-cell office:value-type="float" office:value="2.307482E-025" calcext:value-type="float">
            <text:p>2.307482E-25</text:p>
          </table:table-cell>
          <table:table-cell office:value-type="float" office:value="1.06699E-029" calcext:value-type="float">
            <text:p>1.06699E-29</text:p>
          </table:table-cell>
          <table:table-cell office:value-type="float" office:value="2.369045E-034" calcext:value-type="float">
            <text:p>2.369045E-34</text:p>
          </table:table-cell>
          <table:table-cell office:value-type="float" office:value="3.832747E-039" calcext:value-type="float">
            <text:p>3.832747E-39</text:p>
          </table:table-cell>
          <table:table-cell office:value-type="float" office:value="2.522337E-044" calcext:value-type="float">
            <text:p>2.522337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6.2134" calcext:value-type="float">
            <text:p>-26.2134</text:p>
          </table:table-cell>
          <table:table-cell office:value-type="float" office:value="-2.138591" calcext:value-type="float">
            <text:p>-2.138591</text:p>
          </table:table-cell>
          <table:table-cell office:value-type="float" office:value="-1.184387" calcext:value-type="float">
            <text:p>-1.184387</text:p>
          </table:table-cell>
          <table:table-cell office:value-type="float" office:value="-0.7737259" calcext:value-type="float">
            <text:p>-0.7737259</text:p>
          </table:table-cell>
          <table:table-cell office:value-type="float" office:value="-0.3009179" calcext:value-type="float">
            <text:p>-0.3009179</text:p>
          </table:table-cell>
          <table:table-cell office:value-type="float" office:value="-0.0538401" calcext:value-type="float">
            <text:p>-0.0538401</text:p>
          </table:table-cell>
          <table:table-cell office:value-type="float" office:value="-0.03557052" calcext:value-type="float">
            <text:p>-0.03557052</text:p>
          </table:table-cell>
          <table:table-cell office:value-type="float" office:value="-0.02960817" calcext:value-type="float">
            <text:p>-0.02960817</text:p>
          </table:table-cell>
          <table:table-cell office:value-type="float" office:value="-0.02229449" calcext:value-type="float">
            <text:p>-0.02229449</text:p>
          </table:table-cell>
          <table:table-cell office:value-type="float" office:value="-0.01539009" calcext:value-type="float">
            <text:p>-0.0153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.01614" calcext:value-type="float">
            <text:p>-12.01614</text:p>
          </table:table-cell>
          <table:table-cell office:value-type="float" office:value="0.005819452" calcext:value-type="float">
            <text:p>0.005819452</text:p>
          </table:table-cell>
          <table:table-cell office:value-type="float" office:value="-9999.006" calcext:value-type="float">
            <text:p>-9999.006</text:p>
          </table:table-cell>
          <table:table-cell office:value-type="float" office:value="-2.335578" calcext:value-type="float">
            <text:p>-2.33557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1012003" calcext:value-type="float">
            <text:p>21012003</text:p>
          </table:table-cell>
          <table:table-cell office:value-type="float" office:value="0.7000002" calcext:value-type="float">
            <text:p>0.7000002</text:p>
          </table:table-cell>
          <table:table-cell office:value-type="float" office:value="4.963544" calcext:value-type="float">
            <text:p>4.963544</text:p>
          </table:table-cell>
          <table:table-cell office:value-type="float" office:value="0" calcext:value-type="float">
            <text:p>0</text:p>
          </table:table-cell>
          <table:table-cell office:value-type="float" office:value="1062.353" calcext:value-type="float">
            <text:p>1062.353</text:p>
          </table:table-cell>
          <table:table-cell office:value-type="float" office:value="0.004463945" calcext:value-type="float">
            <text:p>0.004463945</text:p>
          </table:table-cell>
          <table:table-cell office:value-type="float" office:value="0" calcext:value-type="float">
            <text:p>0</text:p>
          </table:table-cell>
          <table:table-cell office:value-type="float" office:value="0.1270932" calcext:value-type="float">
            <text:p>0.1270932</text:p>
          </table:table-cell>
          <table:table-cell office:value-type="float" office:value="0.1556555" calcext:value-type="float">
            <text:p>0.1556555</text:p>
          </table:table-cell>
          <table:table-cell office:value-type="float" office:value="0.1707163" calcext:value-type="float">
            <text:p>0.1707163</text:p>
          </table:table-cell>
          <table:table-cell office:value-type="float" office:value="0.1911756" calcext:value-type="float">
            <text:p>0.1911756</text:p>
          </table:table-cell>
          <table:table-cell office:value-type="float" office:value="0.221308" calcext:value-type="float">
            <text:p>0.221308</text:p>
          </table:table-cell>
          <table:table-cell office:value-type="float" office:value="0.2502978" calcext:value-type="float">
            <text:p>0.2502978</text:p>
          </table:table-cell>
          <table:table-cell office:value-type="float" office:value="0.263836" calcext:value-type="float">
            <text:p>0.263836</text:p>
          </table:table-cell>
          <table:table-cell office:value-type="float" office:value="0.3586885" calcext:value-type="float">
            <text:p>0.3586885</text:p>
          </table:table-cell>
          <table:table-cell office:value-type="float" office:value="0.3541341" calcext:value-type="float">
            <text:p>0.3541341</text:p>
          </table:table-cell>
          <table:table-cell office:value-type="float" office:value="0.3679709" calcext:value-type="float">
            <text:p>0.3679709</text:p>
          </table:table-cell>
          <table:table-cell office:value-type="float" office:value="0.3854906" calcext:value-type="float">
            <text:p>0.3854906</text:p>
          </table:table-cell>
          <table:table-cell office:value-type="float" office:value="0.3970795" calcext:value-type="float">
            <text:p>0.3970795</text:p>
          </table:table-cell>
          <table:table-cell office:value-type="float" office:value="0.462363" calcext:value-type="float">
            <text:p>0.462363</text:p>
          </table:table-cell>
          <table:table-cell office:value-type="float" office:value="0" calcext:value-type="float">
            <text:p>0</text:p>
          </table:table-cell>
          <table:table-cell office:value-type="float" office:value="0.0000000167277" calcext:value-type="float">
            <text:p>1.67277E-08</text:p>
          </table:table-cell>
          <table:table-cell office:value-type="float" office:value="0.05804377" calcext:value-type="float">
            <text:p>0.05804377</text:p>
          </table:table-cell>
          <table:table-cell office:value-type="float" office:value="0.1331269" calcext:value-type="float">
            <text:p>0.1331269</text:p>
          </table:table-cell>
          <table:table-cell office:value-type="float" office:value="0.1113847" calcext:value-type="float">
            <text:p>0.1113847</text:p>
          </table:table-cell>
          <table:table-cell office:value-type="float" office:value="0.1097334" calcext:value-type="float">
            <text:p>0.1097334</text:p>
          </table:table-cell>
          <table:table-cell office:value-type="float" office:value="4.874158E-018" calcext:value-type="float">
            <text:p>4.874158E-18</text:p>
          </table:table-cell>
          <table:table-cell office:value-type="float" office:value="2.2328E-021" calcext:value-type="float">
            <text:p>2.2328E-21</text:p>
          </table:table-cell>
          <table:table-cell office:value-type="float" office:value="2.307482E-025" calcext:value-type="float">
            <text:p>2.307482E-25</text:p>
          </table:table-cell>
          <table:table-cell office:value-type="float" office:value="1.06699E-029" calcext:value-type="float">
            <text:p>1.06699E-29</text:p>
          </table:table-cell>
          <table:table-cell office:value-type="float" office:value="2.369046E-034" calcext:value-type="float">
            <text:p>2.369046E-34</text:p>
          </table:table-cell>
          <table:table-cell office:value-type="float" office:value="3.832747E-039" calcext:value-type="float">
            <text:p>3.832747E-39</text:p>
          </table:table-cell>
          <table:table-cell office:value-type="float" office:value="2.522337E-044" calcext:value-type="float">
            <text:p>2.522337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7.15398" calcext:value-type="float">
            <text:p>-27.15398</text:p>
          </table:table-cell>
          <table:table-cell office:value-type="float" office:value="-5.576706" calcext:value-type="float">
            <text:p>-5.576706</text:p>
          </table:table-cell>
          <table:table-cell office:value-type="float" office:value="-2.729841" calcext:value-type="float">
            <text:p>-2.729841</text:p>
          </table:table-cell>
          <table:table-cell office:value-type="float" office:value="-1.150328" calcext:value-type="float">
            <text:p>-1.150328</text:p>
          </table:table-cell>
          <table:table-cell office:value-type="float" office:value="-0.3736125" calcext:value-type="float">
            <text:p>-0.3736125</text:p>
          </table:table-cell>
          <table:table-cell office:value-type="float" office:value="-0.05561028" calcext:value-type="float">
            <text:p>-0.05561028</text:p>
          </table:table-cell>
          <table:table-cell office:value-type="float" office:value="-0.03620635" calcext:value-type="float">
            <text:p>-0.03620635</text:p>
          </table:table-cell>
          <table:table-cell office:value-type="float" office:value="-0.02979755" calcext:value-type="float">
            <text:p>-0.02979755</text:p>
          </table:table-cell>
          <table:table-cell office:value-type="float" office:value="-0.0224213" calcext:value-type="float">
            <text:p>-0.0224213</text:p>
          </table:table-cell>
          <table:table-cell office:value-type="float" office:value="-0.01544399" calcext:value-type="float">
            <text:p>-0.015443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.02279" calcext:value-type="float">
            <text:p>-15.02279</text:p>
          </table:table-cell>
          <table:table-cell office:value-type="float" office:value="0.0060516" calcext:value-type="float">
            <text:p>0.0060516</text:p>
          </table:table-cell>
          <table:table-cell office:value-type="float" office:value="-9999.006" calcext:value-type="float">
            <text:p>-9999.006</text:p>
          </table:table-cell>
          <table:table-cell office:value-type="float" office:value="-2.33789" calcext:value-type="float">
            <text:p>-2.3378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2012003" calcext:value-type="float">
            <text:p>22012003</text:p>
          </table:table-cell>
          <table:table-cell office:value-type="float" office:value="0.7000002" calcext:value-type="float">
            <text:p>0.7000002</text:p>
          </table:table-cell>
          <table:table-cell office:value-type="float" office:value="5.187768" calcext:value-type="float">
            <text:p>5.187768</text:p>
          </table:table-cell>
          <table:table-cell office:value-type="float" office:value="0" calcext:value-type="float">
            <text:p>0</text:p>
          </table:table-cell>
          <table:table-cell office:value-type="float" office:value="1062.129" calcext:value-type="float">
            <text:p>1062.129</text:p>
          </table:table-cell>
          <table:table-cell office:value-type="float" office:value="0.004463945" calcext:value-type="float">
            <text:p>0.004463945</text:p>
          </table:table-cell>
          <table:table-cell office:value-type="float" office:value="0" calcext:value-type="float">
            <text:p>0</text:p>
          </table:table-cell>
          <table:table-cell office:value-type="float" office:value="0.1160415" calcext:value-type="float">
            <text:p>0.1160415</text:p>
          </table:table-cell>
          <table:table-cell office:value-type="float" office:value="0.1460788" calcext:value-type="float">
            <text:p>0.1460788</text:p>
          </table:table-cell>
          <table:table-cell office:value-type="float" office:value="0.1599014" calcext:value-type="float">
            <text:p>0.1599014</text:p>
          </table:table-cell>
          <table:table-cell office:value-type="float" office:value="0.1772006" calcext:value-type="float">
            <text:p>0.1772006</text:p>
          </table:table-cell>
          <table:table-cell office:value-type="float" office:value="0.1966811" calcext:value-type="float">
            <text:p>0.1966811</text:p>
          </table:table-cell>
          <table:table-cell office:value-type="float" office:value="0.2473257" calcext:value-type="float">
            <text:p>0.2473257</text:p>
          </table:table-cell>
          <table:table-cell office:value-type="float" office:value="0.2632192" calcext:value-type="float">
            <text:p>0.2632192</text:p>
          </table:table-cell>
          <table:table-cell office:value-type="float" office:value="0.3585435" calcext:value-type="float">
            <text:p>0.3585435</text:p>
          </table:table-cell>
          <table:table-cell office:value-type="float" office:value="0.3540111" calcext:value-type="float">
            <text:p>0.3540111</text:p>
          </table:table-cell>
          <table:table-cell office:value-type="float" office:value="0.3678935" calcext:value-type="float">
            <text:p>0.3678935</text:p>
          </table:table-cell>
          <table:table-cell office:value-type="float" office:value="0.3854185" calcext:value-type="float">
            <text:p>0.3854185</text:p>
          </table:table-cell>
          <table:table-cell office:value-type="float" office:value="0.3970117" calcext:value-type="float">
            <text:p>0.3970117</text:p>
          </table:table-cell>
          <table:table-cell office:value-type="float" office:value="0.4623567" calcext:value-type="float">
            <text:p>0.4623567</text:p>
          </table:table-cell>
          <table:table-cell office:value-type="float" office:value="0" calcext:value-type="float">
            <text:p>0</text:p>
          </table:table-cell>
          <table:table-cell office:value-type="float" office:value="0.000000009593593" calcext:value-type="float">
            <text:p>9.593593E-09</text:p>
          </table:table-cell>
          <table:table-cell office:value-type="float" office:value="0.06651866" calcext:value-type="float">
            <text:p>0.06651866</text:p>
          </table:table-cell>
          <table:table-cell office:value-type="float" office:value="0.1452372" calcext:value-type="float">
            <text:p>0.1452372</text:p>
          </table:table-cell>
          <table:table-cell office:value-type="float" office:value="0.1272082" calcext:value-type="float">
            <text:p>0.1272082</text:p>
          </table:table-cell>
          <table:table-cell office:value-type="float" office:value="0.1426658" calcext:value-type="float">
            <text:p>0.1426658</text:p>
          </table:table-cell>
          <table:table-cell office:value-type="float" office:value="0.002845669" calcext:value-type="float">
            <text:p>0.002845669</text:p>
          </table:table-cell>
          <table:table-cell office:value-type="float" office:value="2.2328E-021" calcext:value-type="float">
            <text:p>2.2328E-21</text:p>
          </table:table-cell>
          <table:table-cell office:value-type="float" office:value="2.307482E-025" calcext:value-type="float">
            <text:p>2.307482E-25</text:p>
          </table:table-cell>
          <table:table-cell office:value-type="float" office:value="1.06699E-029" calcext:value-type="float">
            <text:p>1.06699E-29</text:p>
          </table:table-cell>
          <table:table-cell office:value-type="float" office:value="2.369045E-034" calcext:value-type="float">
            <text:p>2.369045E-34</text:p>
          </table:table-cell>
          <table:table-cell office:value-type="float" office:value="3.832747E-039" calcext:value-type="float">
            <text:p>3.832747E-39</text:p>
          </table:table-cell>
          <table:table-cell office:value-type="float" office:value="2.522337E-044" calcext:value-type="float">
            <text:p>2.522337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4.27928" calcext:value-type="float">
            <text:p>-54.27928</text:p>
          </table:table-cell>
          <table:table-cell office:value-type="float" office:value="-9.046534" calcext:value-type="float">
            <text:p>-9.046534</text:p>
          </table:table-cell>
          <table:table-cell office:value-type="float" office:value="-4.476347" calcext:value-type="float">
            <text:p>-4.476347</text:p>
          </table:table-cell>
          <table:table-cell office:value-type="float" office:value="-2.052768" calcext:value-type="float">
            <text:p>-2.052768</text:p>
          </table:table-cell>
          <table:table-cell office:value-type="float" office:value="-0.9230865" calcext:value-type="float">
            <text:p>-0.9230865</text:p>
          </table:table-cell>
          <table:table-cell office:value-type="float" office:value="-0.06081898" calcext:value-type="float">
            <text:p>-0.06081898</text:p>
          </table:table-cell>
          <table:table-cell office:value-type="float" office:value="-0.03681813" calcext:value-type="float">
            <text:p>-0.03681813</text:p>
          </table:table-cell>
          <table:table-cell office:value-type="float" office:value="-0.03005839" calcext:value-type="float">
            <text:p>-0.03005839</text:p>
          </table:table-cell>
          <table:table-cell office:value-type="float" office:value="-0.02255115" calcext:value-type="float">
            <text:p>-0.02255115</text:p>
          </table:table-cell>
          <table:table-cell office:value-type="float" office:value="-0.01549947" calcext:value-type="float">
            <text:p>-0.015499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8.83441" calcext:value-type="float">
            <text:p>-28.83441</text:p>
          </table:table-cell>
          <table:table-cell office:value-type="float" office:value="0.006290953" calcext:value-type="float">
            <text:p>0.006290953</text:p>
          </table:table-cell>
          <table:table-cell office:value-type="float" office:value="-9999.006" calcext:value-type="float">
            <text:p>-9999.006</text:p>
          </table:table-cell>
          <table:table-cell office:value-type="float" office:value="-2.340122" calcext:value-type="float">
            <text:p>-2.34012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3012003" calcext:value-type="float">
            <text:p>23012003</text:p>
          </table:table-cell>
          <table:table-cell office:value-type="float" office:value="0.7000002" calcext:value-type="float">
            <text:p>0.7000002</text:p>
          </table:table-cell>
          <table:table-cell office:value-type="float" office:value="5.290622" calcext:value-type="float">
            <text:p>5.290622</text:p>
          </table:table-cell>
          <table:table-cell office:value-type="float" office:value="0" calcext:value-type="float">
            <text:p>0</text:p>
          </table:table-cell>
          <table:table-cell office:value-type="float" office:value="1062.026" calcext:value-type="float">
            <text:p>1062.026</text:p>
          </table:table-cell>
          <table:table-cell office:value-type="float" office:value="0.004463945" calcext:value-type="float">
            <text:p>0.004463945</text:p>
          </table:table-cell>
          <table:table-cell office:value-type="float" office:value="0" calcext:value-type="float">
            <text:p>0</text:p>
          </table:table-cell>
          <table:table-cell office:value-type="float" office:value="0.1108917" calcext:value-type="float">
            <text:p>0.1108917</text:p>
          </table:table-cell>
          <table:table-cell office:value-type="float" office:value="0.1448085" calcext:value-type="float">
            <text:p>0.1448085</text:p>
          </table:table-cell>
          <table:table-cell office:value-type="float" office:value="0.1529919" calcext:value-type="float">
            <text:p>0.1529919</text:p>
          </table:table-cell>
          <table:table-cell office:value-type="float" office:value="0.1640362" calcext:value-type="float">
            <text:p>0.1640362</text:p>
          </table:table-cell>
          <table:table-cell office:value-type="float" office:value="0.1764903" calcext:value-type="float">
            <text:p>0.1764903</text:p>
          </table:table-cell>
          <table:table-cell office:value-type="float" office:value="0.2298749" calcext:value-type="float">
            <text:p>0.2298749</text:p>
          </table:table-cell>
          <table:table-cell office:value-type="float" office:value="0.2626584" calcext:value-type="float">
            <text:p>0.2626584</text:p>
          </table:table-cell>
          <table:table-cell office:value-type="float" office:value="0.3583772" calcext:value-type="float">
            <text:p>0.3583772</text:p>
          </table:table-cell>
          <table:table-cell office:value-type="float" office:value="0.3538817" calcext:value-type="float">
            <text:p>0.3538817</text:p>
          </table:table-cell>
          <table:table-cell office:value-type="float" office:value="0.367815" calcext:value-type="float">
            <text:p>0.367815</text:p>
          </table:table-cell>
          <table:table-cell office:value-type="float" office:value="0.3853444" calcext:value-type="float">
            <text:p>0.3853444</text:p>
          </table:table-cell>
          <table:table-cell office:value-type="float" office:value="0.3969299" calcext:value-type="float">
            <text:p>0.3969299</text:p>
          </table:table-cell>
          <table:table-cell office:value-type="float" office:value="0.4623631" calcext:value-type="float">
            <text:p>0.4623631</text:p>
          </table:table-cell>
          <table:table-cell office:value-type="float" office:value="0" calcext:value-type="float">
            <text:p>0</text:p>
          </table:table-cell>
          <table:table-cell office:value-type="float" office:value="0.00000001003118" calcext:value-type="float">
            <text:p>1.003118E-08</text:p>
          </table:table-cell>
          <table:table-cell office:value-type="float" office:value="0.06688334" calcext:value-type="float">
            <text:p>0.06688334</text:p>
          </table:table-cell>
          <table:table-cell office:value-type="float" office:value="0.1529773" calcext:value-type="float">
            <text:p>0.1529773</text:p>
          </table:table-cell>
          <table:table-cell office:value-type="float" office:value="0.1418851" calcext:value-type="float">
            <text:p>0.1418851</text:p>
          </table:table-cell>
          <table:table-cell office:value-type="float" office:value="0.1702506" calcext:value-type="float">
            <text:p>0.1702506</text:p>
          </table:table-cell>
          <table:table-cell office:value-type="float" office:value="0.02191261" calcext:value-type="float">
            <text:p>0.02191261</text:p>
          </table:table-cell>
          <table:table-cell office:value-type="float" office:value="2.2328E-021" calcext:value-type="float">
            <text:p>2.2328E-21</text:p>
          </table:table-cell>
          <table:table-cell office:value-type="float" office:value="2.307482E-025" calcext:value-type="float">
            <text:p>2.307482E-25</text:p>
          </table:table-cell>
          <table:table-cell office:value-type="float" office:value="1.06699E-029" calcext:value-type="float">
            <text:p>1.06699E-29</text:p>
          </table:table-cell>
          <table:table-cell office:value-type="float" office:value="2.369046E-034" calcext:value-type="float">
            <text:p>2.369046E-34</text:p>
          </table:table-cell>
          <table:table-cell office:value-type="float" office:value="3.832747E-039" calcext:value-type="float">
            <text:p>3.832747E-39</text:p>
          </table:table-cell>
          <table:table-cell office:value-type="float" office:value="2.522337E-044" calcext:value-type="float">
            <text:p>2.522337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7.78429" calcext:value-type="float">
            <text:p>-77.78429</text:p>
          </table:table-cell>
          <table:table-cell office:value-type="float" office:value="-9.802286" calcext:value-type="float">
            <text:p>-9.802286</text:p>
          </table:table-cell>
          <table:table-cell office:value-type="float" office:value="-6.39218" calcext:value-type="float">
            <text:p>-6.39218</text:p>
          </table:table-cell>
          <table:table-cell office:value-type="float" office:value="-3.743683" calcext:value-type="float">
            <text:p>-3.743683</text:p>
          </table:table-cell>
          <table:table-cell office:value-type="float" office:value="-2.138071" calcext:value-type="float">
            <text:p>-2.138071</text:p>
          </table:table-cell>
          <table:table-cell office:value-type="float" office:value="-0.1059458" calcext:value-type="float">
            <text:p>-0.1059458</text:p>
          </table:table-cell>
          <table:table-cell office:value-type="float" office:value="-0.03737866" calcext:value-type="float">
            <text:p>-0.03737866</text:p>
          </table:table-cell>
          <table:table-cell office:value-type="float" office:value="-0.03036123" calcext:value-type="float">
            <text:p>-0.03036123</text:p>
          </table:table-cell>
          <table:table-cell office:value-type="float" office:value="-0.0226886" calcext:value-type="float">
            <text:p>-0.0226886</text:p>
          </table:table-cell>
          <table:table-cell office:value-type="float" office:value="-0.01555629" calcext:value-type="float">
            <text:p>-0.015556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6.65608" calcext:value-type="float">
            <text:p>-26.65608</text:p>
          </table:table-cell>
          <table:table-cell office:value-type="float" office:value="0.006600104" calcext:value-type="float">
            <text:p>0.006600104</text:p>
          </table:table-cell>
          <table:table-cell office:value-type="float" office:value="-9999.006" calcext:value-type="float">
            <text:p>-9999.006</text:p>
          </table:table-cell>
          <table:table-cell office:value-type="float" office:value="-2.343035" calcext:value-type="float">
            <text:p>-2.34303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4012003" calcext:value-type="float">
            <text:p>24012003</text:p>
          </table:table-cell>
          <table:table-cell office:value-type="float" office:value="0.7000002" calcext:value-type="float">
            <text:p>0.7000002</text:p>
          </table:table-cell>
          <table:table-cell office:value-type="float" office:value="5.288484" calcext:value-type="float">
            <text:p>5.288484</text:p>
          </table:table-cell>
          <table:table-cell office:value-type="float" office:value="0" calcext:value-type="float">
            <text:p>0</text:p>
          </table:table-cell>
          <table:table-cell office:value-type="float" office:value="1062.028" calcext:value-type="float">
            <text:p>1062.028</text:p>
          </table:table-cell>
          <table:table-cell office:value-type="float" office:value="0.004463945" calcext:value-type="float">
            <text:p>0.004463945</text:p>
          </table:table-cell>
          <table:table-cell office:value-type="float" office:value="0" calcext:value-type="float">
            <text:p>0</text:p>
          </table:table-cell>
          <table:table-cell office:value-type="float" office:value="0.1164877" calcext:value-type="float">
            <text:p>0.1164877</text:p>
          </table:table-cell>
          <table:table-cell office:value-type="float" office:value="0.1546675" calcext:value-type="float">
            <text:p>0.1546675</text:p>
          </table:table-cell>
          <table:table-cell office:value-type="float" office:value="0.1645282" calcext:value-type="float">
            <text:p>0.1645282</text:p>
          </table:table-cell>
          <table:table-cell office:value-type="float" office:value="0.1722061" calcext:value-type="float">
            <text:p>0.1722061</text:p>
          </table:table-cell>
          <table:table-cell office:value-type="float" office:value="0.1817057" calcext:value-type="float">
            <text:p>0.1817057</text:p>
          </table:table-cell>
          <table:table-cell office:value-type="float" office:value="0.207893" calcext:value-type="float">
            <text:p>0.207893</text:p>
          </table:table-cell>
          <table:table-cell office:value-type="float" office:value="0.2630258" calcext:value-type="float">
            <text:p>0.2630258</text:p>
          </table:table-cell>
          <table:table-cell office:value-type="float" office:value="0.3582441" calcext:value-type="float">
            <text:p>0.3582441</text:p>
          </table:table-cell>
          <table:table-cell office:value-type="float" office:value="0.353746" calcext:value-type="float">
            <text:p>0.353746</text:p>
          </table:table-cell>
          <table:table-cell office:value-type="float" office:value="0.367733" calcext:value-type="float">
            <text:p>0.367733</text:p>
          </table:table-cell>
          <table:table-cell office:value-type="float" office:value="0.3852682" calcext:value-type="float">
            <text:p>0.3852682</text:p>
          </table:table-cell>
          <table:table-cell office:value-type="float" office:value="0.3968468" calcext:value-type="float">
            <text:p>0.3968468</text:p>
          </table:table-cell>
          <table:table-cell office:value-type="float" office:value="0.4623637" calcext:value-type="float">
            <text:p>0.4623637</text:p>
          </table:table-cell>
          <table:table-cell office:value-type="float" office:value="0" calcext:value-type="float">
            <text:p>0</text:p>
          </table:table-cell>
          <table:table-cell office:value-type="float" office:value="0.00000001477593" calcext:value-type="float">
            <text:p>1.477593E-08</text:p>
          </table:table-cell>
          <table:table-cell office:value-type="float" office:value="0.05447614" calcext:value-type="float">
            <text:p>0.05447614</text:p>
          </table:table-cell>
          <table:table-cell office:value-type="float" office:value="0.140717" calcext:value-type="float">
            <text:p>0.140717</text:p>
          </table:table-cell>
          <table:table-cell office:value-type="float" office:value="0.1333311" calcext:value-type="float">
            <text:p>0.1333311</text:p>
          </table:table-cell>
          <table:table-cell office:value-type="float" office:value="0.1696126" calcext:value-type="float">
            <text:p>0.1696126</text:p>
          </table:table-cell>
          <table:table-cell office:value-type="float" office:value="0.04547645" calcext:value-type="float">
            <text:p>0.04547645</text:p>
          </table:table-cell>
          <table:table-cell office:value-type="float" office:value="2.2328E-021" calcext:value-type="float">
            <text:p>2.2328E-21</text:p>
          </table:table-cell>
          <table:table-cell office:value-type="float" office:value="2.307482E-025" calcext:value-type="float">
            <text:p>2.307482E-25</text:p>
          </table:table-cell>
          <table:table-cell office:value-type="float" office:value="1.06699E-029" calcext:value-type="float">
            <text:p>1.06699E-29</text:p>
          </table:table-cell>
          <table:table-cell office:value-type="float" office:value="2.369046E-034" calcext:value-type="float">
            <text:p>2.369046E-34</text:p>
          </table:table-cell>
          <table:table-cell office:value-type="float" office:value="3.832747E-039" calcext:value-type="float">
            <text:p>3.832747E-39</text:p>
          </table:table-cell>
          <table:table-cell office:value-type="float" office:value="2.522337E-044" calcext:value-type="float">
            <text:p>2.522337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3.17511" calcext:value-type="float">
            <text:p>-53.17511</text:p>
          </table:table-cell>
          <table:table-cell office:value-type="float" office:value="-5.805677" calcext:value-type="float">
            <text:p>-5.805677</text:p>
          </table:table-cell>
          <table:table-cell office:value-type="float" office:value="-3.633242" calcext:value-type="float">
            <text:p>-3.633242</text:p>
          </table:table-cell>
          <table:table-cell office:value-type="float" office:value="-2.592692" calcext:value-type="float">
            <text:p>-2.592692</text:p>
          </table:table-cell>
          <table:table-cell office:value-type="float" office:value="-1.722735" calcext:value-type="float">
            <text:p>-1.722735</text:p>
          </table:table-cell>
          <table:table-cell office:value-type="float" office:value="-0.2291963" calcext:value-type="float">
            <text:p>-0.2291963</text:p>
          </table:table-cell>
          <table:table-cell office:value-type="float" office:value="-0.0370219" calcext:value-type="float">
            <text:p>-0.0370219</text:p>
          </table:table-cell>
          <table:table-cell office:value-type="float" office:value="-0.03060767" calcext:value-type="float">
            <text:p>-0.03060767</text:p>
          </table:table-cell>
          <table:table-cell office:value-type="float" office:value="-0.02283372" calcext:value-type="float">
            <text:p>-0.02283372</text:p>
          </table:table-cell>
          <table:table-cell office:value-type="float" office:value="-0.01561575" calcext:value-type="float">
            <text:p>-0.015615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7.69091" calcext:value-type="float">
            <text:p>-17.69091</text:p>
          </table:table-cell>
          <table:table-cell office:value-type="float" office:value="0.006661446" calcext:value-type="float">
            <text:p>0.006661446</text:p>
          </table:table-cell>
          <table:table-cell office:value-type="float" office:value="-9999.007" calcext:value-type="float">
            <text:p>-9999.007</text:p>
          </table:table-cell>
          <table:table-cell office:value-type="float" office:value="-2.343626" calcext:value-type="float">
            <text:p>-2.34362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5012003" calcext:value-type="float">
            <text:p>25012003</text:p>
          </table:table-cell>
          <table:table-cell office:value-type="float" office:value="0.7000002" calcext:value-type="float">
            <text:p>0.7000002</text:p>
          </table:table-cell>
          <table:table-cell office:value-type="float" office:value="5.295015" calcext:value-type="float">
            <text:p>5.295015</text:p>
          </table:table-cell>
          <table:table-cell office:value-type="float" office:value="0" calcext:value-type="float">
            <text:p>0</text:p>
          </table:table-cell>
          <table:table-cell office:value-type="float" office:value="1062.022" calcext:value-type="float">
            <text:p>1062.022</text:p>
          </table:table-cell>
          <table:table-cell office:value-type="float" office:value="0.004463945" calcext:value-type="float">
            <text:p>0.004463945</text:p>
          </table:table-cell>
          <table:table-cell office:value-type="float" office:value="0" calcext:value-type="float">
            <text:p>0</text:p>
          </table:table-cell>
          <table:table-cell office:value-type="float" office:value="0.1233887" calcext:value-type="float">
            <text:p>0.1233887</text:p>
          </table:table-cell>
          <table:table-cell office:value-type="float" office:value="0.1503159" calcext:value-type="float">
            <text:p>0.1503159</text:p>
          </table:table-cell>
          <table:table-cell office:value-type="float" office:value="0.1606728" calcext:value-type="float">
            <text:p>0.1606728</text:p>
          </table:table-cell>
          <table:table-cell office:value-type="float" office:value="0.1711005" calcext:value-type="float">
            <text:p>0.1711005</text:p>
          </table:table-cell>
          <table:table-cell office:value-type="float" office:value="0.181495" calcext:value-type="float">
            <text:p>0.181495</text:p>
          </table:table-cell>
          <table:table-cell office:value-type="float" office:value="0.1938496" calcext:value-type="float">
            <text:p>0.1938496</text:p>
          </table:table-cell>
          <table:table-cell office:value-type="float" office:value="0.2638271" calcext:value-type="float">
            <text:p>0.2638271</text:p>
          </table:table-cell>
          <table:table-cell office:value-type="float" office:value="0.3582156" calcext:value-type="float">
            <text:p>0.3582156</text:p>
          </table:table-cell>
          <table:table-cell office:value-type="float" office:value="0.3536162" calcext:value-type="float">
            <text:p>0.3536162</text:p>
          </table:table-cell>
          <table:table-cell office:value-type="float" office:value="0.3676491" calcext:value-type="float">
            <text:p>0.3676491</text:p>
          </table:table-cell>
          <table:table-cell office:value-type="float" office:value="0.38519" calcext:value-type="float">
            <text:p>0.38519</text:p>
          </table:table-cell>
          <table:table-cell office:value-type="float" office:value="0.3967657" calcext:value-type="float">
            <text:p>0.3967657</text:p>
          </table:table-cell>
          <table:table-cell office:value-type="float" office:value="0.4623636" calcext:value-type="float">
            <text:p>0.4623636</text:p>
          </table:table-cell>
          <table:table-cell office:value-type="float" office:value="0" calcext:value-type="float">
            <text:p>0</text:p>
          </table:table-cell>
          <table:table-cell office:value-type="float" office:value="0.00000000850888" calcext:value-type="float">
            <text:p>8.50888E-09</text:p>
          </table:table-cell>
          <table:table-cell office:value-type="float" office:value="0.0573456" calcext:value-type="float">
            <text:p>0.0573456</text:p>
          </table:table-cell>
          <table:table-cell office:value-type="float" office:value="0.1450626" calcext:value-type="float">
            <text:p>0.1450626</text:p>
          </table:table-cell>
          <table:table-cell office:value-type="float" office:value="0.1347775" calcext:value-type="float">
            <text:p>0.1347775</text:p>
          </table:table-cell>
          <table:table-cell office:value-type="float" office:value="0.1732441" calcext:value-type="float">
            <text:p>0.1732441</text:p>
          </table:table-cell>
          <table:table-cell office:value-type="float" office:value="0.06027656" calcext:value-type="float">
            <text:p>0.06027656</text:p>
          </table:table-cell>
          <table:table-cell office:value-type="float" office:value="2.2328E-021" calcext:value-type="float">
            <text:p>2.2328E-21</text:p>
          </table:table-cell>
          <table:table-cell office:value-type="float" office:value="2.307482E-025" calcext:value-type="float">
            <text:p>2.307482E-25</text:p>
          </table:table-cell>
          <table:table-cell office:value-type="float" office:value="1.06699E-029" calcext:value-type="float">
            <text:p>1.06699E-29</text:p>
          </table:table-cell>
          <table:table-cell office:value-type="float" office:value="2.369045E-034" calcext:value-type="float">
            <text:p>2.369045E-34</text:p>
          </table:table-cell>
          <table:table-cell office:value-type="float" office:value="3.832747E-039" calcext:value-type="float">
            <text:p>3.832747E-39</text:p>
          </table:table-cell>
          <table:table-cell office:value-type="float" office:value="2.522337E-044" calcext:value-type="float">
            <text:p>2.522337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4.0119" calcext:value-type="float">
            <text:p>-34.0119</text:p>
          </table:table-cell>
          <table:table-cell office:value-type="float" office:value="-7.288728" calcext:value-type="float">
            <text:p>-7.288728</text:p>
          </table:table-cell>
          <table:table-cell office:value-type="float" office:value="-4.356754" calcext:value-type="float">
            <text:p>-4.356754</text:p>
          </table:table-cell>
          <table:table-cell office:value-type="float" office:value="-2.710659" calcext:value-type="float">
            <text:p>-2.710659</text:p>
          </table:table-cell>
          <table:table-cell office:value-type="float" office:value="-1.728827" calcext:value-type="float">
            <text:p>-1.728827</text:p>
          </table:table-cell>
          <table:table-cell office:value-type="float" office:value="-0.3916492" calcext:value-type="float">
            <text:p>-0.3916492</text:p>
          </table:table-cell>
          <table:table-cell office:value-type="float" office:value="-0.03622981" calcext:value-type="float">
            <text:p>-0.03622981</text:p>
          </table:table-cell>
          <table:table-cell office:value-type="float" office:value="-0.03066229" calcext:value-type="float">
            <text:p>-0.03066229</text:p>
          </table:table-cell>
          <table:table-cell office:value-type="float" office:value="-0.02297367" calcext:value-type="float">
            <text:p>-0.02297367</text:p>
          </table:table-cell>
          <table:table-cell office:value-type="float" office:value="-0.01567664" calcext:value-type="float">
            <text:p>-0.015676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7.66698" calcext:value-type="float">
            <text:p>-17.66698</text:p>
          </table:table-cell>
          <table:table-cell office:value-type="float" office:value="0.006819796" calcext:value-type="float">
            <text:p>0.006819796</text:p>
          </table:table-cell>
          <table:table-cell office:value-type="float" office:value="-9999.007" calcext:value-type="float">
            <text:p>-9999.007</text:p>
          </table:table-cell>
          <table:table-cell office:value-type="float" office:value="-2.345111" calcext:value-type="float">
            <text:p>-2.34511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6012003" calcext:value-type="float">
            <text:p>26012003</text:p>
          </table:table-cell>
          <table:table-cell office:value-type="float" office:value="0.7000002" calcext:value-type="float">
            <text:p>0.7000002</text:p>
          </table:table-cell>
          <table:table-cell office:value-type="float" office:value="5.458373" calcext:value-type="float">
            <text:p>5.458373</text:p>
          </table:table-cell>
          <table:table-cell office:value-type="float" office:value="0" calcext:value-type="float">
            <text:p>0</text:p>
          </table:table-cell>
          <table:table-cell office:value-type="float" office:value="1061.858" calcext:value-type="float">
            <text:p>1061.858</text:p>
          </table:table-cell>
          <table:table-cell office:value-type="float" office:value="0.004463945" calcext:value-type="float">
            <text:p>0.004463945</text:p>
          </table:table-cell>
          <table:table-cell office:value-type="float" office:value="0" calcext:value-type="float">
            <text:p>0</text:p>
          </table:table-cell>
          <table:table-cell office:value-type="float" office:value="0.1144658" calcext:value-type="float">
            <text:p>0.1144658</text:p>
          </table:table-cell>
          <table:table-cell office:value-type="float" office:value="0.1488358" calcext:value-type="float">
            <text:p>0.1488358</text:p>
          </table:table-cell>
          <table:table-cell office:value-type="float" office:value="0.1579838" calcext:value-type="float">
            <text:p>0.1579838</text:p>
          </table:table-cell>
          <table:table-cell office:value-type="float" office:value="0.1680289" calcext:value-type="float">
            <text:p>0.1680289</text:p>
          </table:table-cell>
          <table:table-cell office:value-type="float" office:value="0.1773289" calcext:value-type="float">
            <text:p>0.1773289</text:p>
          </table:table-cell>
          <table:table-cell office:value-type="float" office:value="0.1797187" calcext:value-type="float">
            <text:p>0.1797187</text:p>
          </table:table-cell>
          <table:table-cell office:value-type="float" office:value="0.2646125" calcext:value-type="float">
            <text:p>0.2646125</text:p>
          </table:table-cell>
          <table:table-cell office:value-type="float" office:value="0.3582555" calcext:value-type="float">
            <text:p>0.3582555</text:p>
          </table:table-cell>
          <table:table-cell office:value-type="float" office:value="0.3535043" calcext:value-type="float">
            <text:p>0.3535043</text:p>
          </table:table-cell>
          <table:table-cell office:value-type="float" office:value="0.3675633" calcext:value-type="float">
            <text:p>0.3675633</text:p>
          </table:table-cell>
          <table:table-cell office:value-type="float" office:value="0.3851105" calcext:value-type="float">
            <text:p>0.3851105</text:p>
          </table:table-cell>
          <table:table-cell office:value-type="float" office:value="0.3966829" calcext:value-type="float">
            <text:p>0.3966829</text:p>
          </table:table-cell>
          <table:table-cell office:value-type="float" office:value="0.4623646" calcext:value-type="float">
            <text:p>0.4623646</text:p>
          </table:table-cell>
          <table:table-cell office:value-type="float" office:value="0" calcext:value-type="float">
            <text:p>0</text:p>
          </table:table-cell>
          <table:table-cell office:value-type="float" office:value="0.000000008297012" calcext:value-type="float">
            <text:p>8.297012E-09</text:p>
          </table:table-cell>
          <table:table-cell office:value-type="float" office:value="0.0575304" calcext:value-type="float">
            <text:p>0.0575304</text:p>
          </table:table-cell>
          <table:table-cell office:value-type="float" office:value="0.1481698" calcext:value-type="float">
            <text:p>0.1481698</text:p>
          </table:table-cell>
          <table:table-cell office:value-type="float" office:value="0.1383544" calcext:value-type="float">
            <text:p>0.1383544</text:p>
          </table:table-cell>
          <table:table-cell office:value-type="float" office:value="0.1796829" calcext:value-type="float">
            <text:p>0.1796829</text:p>
          </table:table-cell>
          <table:table-cell office:value-type="float" office:value="0.07535562" calcext:value-type="float">
            <text:p>0.07535562</text:p>
          </table:table-cell>
          <table:table-cell office:value-type="float" office:value="0.00008626111" calcext:value-type="float">
            <text:p>8.626111E-05</text:p>
          </table:table-cell>
          <table:table-cell office:value-type="float" office:value="2.307482E-025" calcext:value-type="float">
            <text:p>2.307482E-25</text:p>
          </table:table-cell>
          <table:table-cell office:value-type="float" office:value="1.06699E-029" calcext:value-type="float">
            <text:p>1.06699E-29</text:p>
          </table:table-cell>
          <table:table-cell office:value-type="float" office:value="2.369045E-034" calcext:value-type="float">
            <text:p>2.369045E-34</text:p>
          </table:table-cell>
          <table:table-cell office:value-type="float" office:value="3.832747E-039" calcext:value-type="float">
            <text:p>3.832747E-39</text:p>
          </table:table-cell>
          <table:table-cell office:value-type="float" office:value="2.522337E-044" calcext:value-type="float">
            <text:p>2.522337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1.12426" calcext:value-type="float">
            <text:p>-61.12426</text:p>
          </table:table-cell>
          <table:table-cell office:value-type="float" office:value="-7.911368" calcext:value-type="float">
            <text:p>-7.911368</text:p>
          </table:table-cell>
          <table:table-cell office:value-type="float" office:value="-4.975582" calcext:value-type="float">
            <text:p>-4.975582</text:p>
          </table:table-cell>
          <table:table-cell office:value-type="float" office:value="-3.11316" calcext:value-type="float">
            <text:p>-3.11316</text:p>
          </table:table-cell>
          <table:table-cell office:value-type="float" office:value="-2.064432" calcext:value-type="float">
            <text:p>-2.064432</text:p>
          </table:table-cell>
          <table:table-cell office:value-type="float" office:value="-0.6990969" calcext:value-type="float">
            <text:p>-0.6990969</text:p>
          </table:table-cell>
          <table:table-cell office:value-type="float" office:value="-0.0354619" calcext:value-type="float">
            <text:p>-0.0354619</text:p>
          </table:table-cell>
          <table:table-cell office:value-type="float" office:value="-0.03058866" calcext:value-type="float">
            <text:p>-0.03058866</text:p>
          </table:table-cell>
          <table:table-cell office:value-type="float" office:value="-0.02309514" calcext:value-type="float">
            <text:p>-0.02309514</text:p>
          </table:table-cell>
          <table:table-cell office:value-type="float" office:value="-0.0157394" calcext:value-type="float">
            <text:p>-0.01573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0.13221" calcext:value-type="float">
            <text:p>-20.13221</text:p>
          </table:table-cell>
          <table:table-cell office:value-type="float" office:value="0.006982726" calcext:value-type="float">
            <text:p>0.006982726</text:p>
          </table:table-cell>
          <table:table-cell office:value-type="float" office:value="-9999.007" calcext:value-type="float">
            <text:p>-9999.007</text:p>
          </table:table-cell>
          <table:table-cell office:value-type="float" office:value="-2.346658" calcext:value-type="float">
            <text:p>-2.34665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7012003" calcext:value-type="float">
            <text:p>27012003</text:p>
          </table:table-cell>
          <table:table-cell office:value-type="float" office:value="0.7000002" calcext:value-type="float">
            <text:p>0.7000002</text:p>
          </table:table-cell>
          <table:table-cell office:value-type="float" office:value="5.430108" calcext:value-type="float">
            <text:p>5.430108</text:p>
          </table:table-cell>
          <table:table-cell office:value-type="float" office:value="0" calcext:value-type="float">
            <text:p>0</text:p>
          </table:table-cell>
          <table:table-cell office:value-type="float" office:value="1061.887" calcext:value-type="float">
            <text:p>1061.887</text:p>
          </table:table-cell>
          <table:table-cell office:value-type="float" office:value="0.004463945" calcext:value-type="float">
            <text:p>0.004463945</text:p>
          </table:table-cell>
          <table:table-cell office:value-type="float" office:value="0" calcext:value-type="float">
            <text:p>0</text:p>
          </table:table-cell>
          <table:table-cell office:value-type="float" office:value="0.1242572" calcext:value-type="float">
            <text:p>0.1242572</text:p>
          </table:table-cell>
          <table:table-cell office:value-type="float" office:value="0.1728361" calcext:value-type="float">
            <text:p>0.1728361</text:p>
          </table:table-cell>
          <table:table-cell office:value-type="float" office:value="0.1747831" calcext:value-type="float">
            <text:p>0.1747831</text:p>
          </table:table-cell>
          <table:table-cell office:value-type="float" office:value="0.1759" calcext:value-type="float">
            <text:p>0.1759</text:p>
          </table:table-cell>
          <table:table-cell office:value-type="float" office:value="0.180357" calcext:value-type="float">
            <text:p>0.180357</text:p>
          </table:table-cell>
          <table:table-cell office:value-type="float" office:value="0.1712828" calcext:value-type="float">
            <text:p>0.1712828</text:p>
          </table:table-cell>
          <table:table-cell office:value-type="float" office:value="0.261475" calcext:value-type="float">
            <text:p>0.261475</text:p>
          </table:table-cell>
          <table:table-cell office:value-type="float" office:value="0.3581716" calcext:value-type="float">
            <text:p>0.3581716</text:p>
          </table:table-cell>
          <table:table-cell office:value-type="float" office:value="0.3534063" calcext:value-type="float">
            <text:p>0.3534063</text:p>
          </table:table-cell>
          <table:table-cell office:value-type="float" office:value="0.3674775" calcext:value-type="float">
            <text:p>0.3674775</text:p>
          </table:table-cell>
          <table:table-cell office:value-type="float" office:value="0.3850287" calcext:value-type="float">
            <text:p>0.3850287</text:p>
          </table:table-cell>
          <table:table-cell office:value-type="float" office:value="0.3966065" calcext:value-type="float">
            <text:p>0.3966065</text:p>
          </table:table-cell>
          <table:table-cell office:value-type="float" office:value="0.462368" calcext:value-type="float">
            <text:p>0.462368</text:p>
          </table:table-cell>
          <table:table-cell office:value-type="float" office:value="0" calcext:value-type="float">
            <text:p>0</text:p>
          </table:table-cell>
          <table:table-cell office:value-type="float" office:value="0.000000008803147" calcext:value-type="float">
            <text:p>8.803147E-09</text:p>
          </table:table-cell>
          <table:table-cell office:value-type="float" office:value="0.0287592" calcext:value-type="float">
            <text:p>0.0287592</text:p>
          </table:table-cell>
          <table:table-cell office:value-type="float" office:value="0.1304054" calcext:value-type="float">
            <text:p>0.1304054</text:p>
          </table:table-cell>
          <table:table-cell office:value-type="float" office:value="0.13009" calcext:value-type="float">
            <text:p>0.13009</text:p>
          </table:table-cell>
          <table:table-cell office:value-type="float" office:value="0.1772358" calcext:value-type="float">
            <text:p>0.1772358</text:p>
          </table:table-cell>
          <table:table-cell office:value-type="float" office:value="0.08454223" calcext:value-type="float">
            <text:p>0.08454223</text:p>
          </table:table-cell>
          <table:table-cell office:value-type="float" office:value="0.005008795" calcext:value-type="float">
            <text:p>0.005008795</text:p>
          </table:table-cell>
          <table:table-cell office:value-type="float" office:value="2.307482E-025" calcext:value-type="float">
            <text:p>2.307482E-25</text:p>
          </table:table-cell>
          <table:table-cell office:value-type="float" office:value="1.06699E-029" calcext:value-type="float">
            <text:p>1.06699E-29</text:p>
          </table:table-cell>
          <table:table-cell office:value-type="float" office:value="2.369045E-034" calcext:value-type="float">
            <text:p>2.369045E-34</text:p>
          </table:table-cell>
          <table:table-cell office:value-type="float" office:value="3.832747E-039" calcext:value-type="float">
            <text:p>3.832747E-39</text:p>
          </table:table-cell>
          <table:table-cell office:value-type="float" office:value="2.522337E-044" calcext:value-type="float">
            <text:p>2.522337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2.51591" calcext:value-type="float">
            <text:p>-32.51591</text:p>
          </table:table-cell>
          <table:table-cell office:value-type="float" office:value="-2.446742" calcext:value-type="float">
            <text:p>-2.446742</text:p>
          </table:table-cell>
          <table:table-cell office:value-type="float" office:value="-2.303579" calcext:value-type="float">
            <text:p>-2.303579</text:p>
          </table:table-cell>
          <table:table-cell office:value-type="float" office:value="-2.211776" calcext:value-type="float">
            <text:p>-2.211776</text:p>
          </table:table-cell>
          <table:table-cell office:value-type="float" office:value="-1.825305" calcext:value-type="float">
            <text:p>-1.825305</text:p>
          </table:table-cell>
          <table:table-cell office:value-type="float" office:value="-1.015331" calcext:value-type="float">
            <text:p>-1.015331</text:p>
          </table:table-cell>
          <table:table-cell office:value-type="float" office:value="-0.03856445" calcext:value-type="float">
            <text:p>-0.03856445</text:p>
          </table:table-cell>
          <table:table-cell office:value-type="float" office:value="-0.03073786" calcext:value-type="float">
            <text:p>-0.03073786</text:p>
          </table:table-cell>
          <table:table-cell office:value-type="float" office:value="-0.02320193" calcext:value-type="float">
            <text:p>-0.02320193</text:p>
          </table:table-cell>
          <table:table-cell office:value-type="float" office:value="-0.01580249" calcext:value-type="float">
            <text:p>-0.015802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.1339" calcext:value-type="float">
            <text:p>-11.1339</text:p>
          </table:table-cell>
          <table:table-cell office:value-type="float" office:value="0.006877299" calcext:value-type="float">
            <text:p>0.006877299</text:p>
          </table:table-cell>
          <table:table-cell office:value-type="float" office:value="-9999.007" calcext:value-type="float">
            <text:p>-9999.007</text:p>
          </table:table-cell>
          <table:table-cell office:value-type="float" office:value="-2.345863" calcext:value-type="float">
            <text:p>-2.34586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8012003" calcext:value-type="float">
            <text:p>28012003</text:p>
          </table:table-cell>
          <table:table-cell office:value-type="float" office:value="1" calcext:value-type="float">
            <text:p>1</text:p>
          </table:table-cell>
          <table:table-cell office:value-type="float" office:value="5.346612" calcext:value-type="float">
            <text:p>5.346612</text:p>
          </table:table-cell>
          <table:table-cell office:value-type="float" office:value="0" calcext:value-type="float">
            <text:p>0</text:p>
          </table:table-cell>
          <table:table-cell office:value-type="float" office:value="1062.268" calcext:value-type="float">
            <text:p>1062.268</text:p>
          </table:table-cell>
          <table:table-cell office:value-type="float" office:value="0.006400445" calcext:value-type="float">
            <text:p>0.006400445</text:p>
          </table:table-cell>
          <table:table-cell office:value-type="float" office:value="0" calcext:value-type="float">
            <text:p>0</text:p>
          </table:table-cell>
          <table:table-cell office:value-type="float" office:value="0.1597214" calcext:value-type="float">
            <text:p>0.1597214</text:p>
          </table:table-cell>
          <table:table-cell office:value-type="float" office:value="0.1717058" calcext:value-type="float">
            <text:p>0.1717058</text:p>
          </table:table-cell>
          <table:table-cell office:value-type="float" office:value="0.1766856" calcext:value-type="float">
            <text:p>0.1766856</text:p>
          </table:table-cell>
          <table:table-cell office:value-type="float" office:value="0.1803049" calcext:value-type="float">
            <text:p>0.1803049</text:p>
          </table:table-cell>
          <table:table-cell office:value-type="float" office:value="0.1850326" calcext:value-type="float">
            <text:p>0.1850326</text:p>
          </table:table-cell>
          <table:table-cell office:value-type="float" office:value="0.172783" calcext:value-type="float">
            <text:p>0.172783</text:p>
          </table:table-cell>
          <table:table-cell office:value-type="float" office:value="0.2581173" calcext:value-type="float">
            <text:p>0.2581173</text:p>
          </table:table-cell>
          <table:table-cell office:value-type="float" office:value="0.3578049" calcext:value-type="float">
            <text:p>0.3578049</text:p>
          </table:table-cell>
          <table:table-cell office:value-type="float" office:value="0.353284" calcext:value-type="float">
            <text:p>0.353284</text:p>
          </table:table-cell>
          <table:table-cell office:value-type="float" office:value="0.3673916" calcext:value-type="float">
            <text:p>0.3673916</text:p>
          </table:table-cell>
          <table:table-cell office:value-type="float" office:value="0.384947" calcext:value-type="float">
            <text:p>0.384947</text:p>
          </table:table-cell>
          <table:table-cell office:value-type="float" office:value="0.3965416" calcext:value-type="float">
            <text:p>0.3965416</text:p>
          </table:table-cell>
          <table:table-cell office:value-type="float" office:value="0.46237" calcext:value-type="float">
            <text:p>0.46237</text:p>
          </table:table-cell>
          <table:table-cell office:value-type="float" office:value="0" calcext:value-type="float">
            <text:p>0</text:p>
          </table:table-cell>
          <table:table-cell office:value-type="float" office:value="0.008914325" calcext:value-type="float">
            <text:p>0.008914325</text:p>
          </table:table-cell>
          <table:table-cell office:value-type="float" office:value="0.02688643" calcext:value-type="float">
            <text:p>0.02688643</text:p>
          </table:table-cell>
          <table:table-cell office:value-type="float" office:value="0.1284242" calcext:value-type="float">
            <text:p>0.1284242</text:p>
          </table:table-cell>
          <table:table-cell office:value-type="float" office:value="0.1254537" calcext:value-type="float">
            <text:p>0.1254537</text:p>
          </table:table-cell>
          <table:table-cell office:value-type="float" office:value="0.1723871" calcext:value-type="float">
            <text:p>0.1723871</text:p>
          </table:table-cell>
          <table:table-cell office:value-type="float" office:value="0.08314995" calcext:value-type="float">
            <text:p>0.08314995</text:p>
          </table:table-cell>
          <table:table-cell office:value-type="float" office:value="0.01141196" calcext:value-type="float">
            <text:p>0.01141196</text:p>
          </table:table-cell>
          <table:table-cell office:value-type="float" office:value="2.307482E-025" calcext:value-type="float">
            <text:p>2.307482E-25</text:p>
          </table:table-cell>
          <table:table-cell office:value-type="float" office:value="1.06699E-029" calcext:value-type="float">
            <text:p>1.06699E-29</text:p>
          </table:table-cell>
          <table:table-cell office:value-type="float" office:value="2.369045E-034" calcext:value-type="float">
            <text:p>2.369045E-34</text:p>
          </table:table-cell>
          <table:table-cell office:value-type="float" office:value="3.832747E-039" calcext:value-type="float">
            <text:p>3.832747E-39</text:p>
          </table:table-cell>
          <table:table-cell office:value-type="float" office:value="2.522337E-044" calcext:value-type="float">
            <text:p>2.522337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.582448" calcext:value-type="float">
            <text:p>-4.582448</text:p>
          </table:table-cell>
          <table:table-cell office:value-type="float" office:value="-2.616023" calcext:value-type="float">
            <text:p>-2.616023</text:p>
          </table:table-cell>
          <table:table-cell office:value-type="float" office:value="-2.120262" calcext:value-type="float">
            <text:p>-2.120262</text:p>
          </table:table-cell>
          <table:table-cell office:value-type="float" office:value="-1.822705" calcext:value-type="float">
            <text:p>-1.822705</text:p>
          </table:table-cell>
          <table:table-cell office:value-type="float" office:value="-1.494425" calcext:value-type="float">
            <text:p>-1.494425</text:p>
          </table:table-cell>
          <table:table-cell office:value-type="float" office:value="-0.9507819" calcext:value-type="float">
            <text:p>-0.9507819</text:p>
          </table:table-cell>
          <table:table-cell office:value-type="float" office:value="-0.04229988" calcext:value-type="float">
            <text:p>-0.04229988</text:p>
          </table:table-cell>
          <table:table-cell office:value-type="float" office:value="-0.03142329" calcext:value-type="float">
            <text:p>-0.03142329</text:p>
          </table:table-cell>
          <table:table-cell office:value-type="float" office:value="-0.02333538" calcext:value-type="float">
            <text:p>-0.02333538</text:p>
          </table:table-cell>
          <table:table-cell office:value-type="float" office:value="-0.0158658" calcext:value-type="float">
            <text:p>-0.01586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899917" calcext:value-type="float">
            <text:p>-3.899917</text:p>
          </table:table-cell>
          <table:table-cell office:value-type="float" office:value="0.006859058" calcext:value-type="float">
            <text:p>0.006859058</text:p>
          </table:table-cell>
          <table:table-cell office:value-type="float" office:value="-9999.007" calcext:value-type="float">
            <text:p>-9999.007</text:p>
          </table:table-cell>
          <table:table-cell office:value-type="float" office:value="-2.345981" calcext:value-type="float">
            <text:p>-2.34598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9012003" calcext:value-type="float">
            <text:p>29012003</text:p>
          </table:table-cell>
          <table:table-cell office:value-type="float" office:value="1" calcext:value-type="float">
            <text:p>1</text:p>
          </table:table-cell>
          <table:table-cell office:value-type="float" office:value="5.465822" calcext:value-type="float">
            <text:p>5.465822</text:p>
          </table:table-cell>
          <table:table-cell office:value-type="float" office:value="0" calcext:value-type="float">
            <text:p>0</text:p>
          </table:table-cell>
          <table:table-cell office:value-type="float" office:value="1062.149" calcext:value-type="float">
            <text:p>1062.149</text:p>
          </table:table-cell>
          <table:table-cell office:value-type="float" office:value="0.006400445" calcext:value-type="float">
            <text:p>0.006400445</text:p>
          </table:table-cell>
          <table:table-cell office:value-type="float" office:value="0" calcext:value-type="float">
            <text:p>0</text:p>
          </table:table-cell>
          <table:table-cell office:value-type="float" office:value="0.1575363" calcext:value-type="float">
            <text:p>0.1575363</text:p>
          </table:table-cell>
          <table:table-cell office:value-type="float" office:value="0.1721785" calcext:value-type="float">
            <text:p>0.1721785</text:p>
          </table:table-cell>
          <table:table-cell office:value-type="float" office:value="0.1787793" calcext:value-type="float">
            <text:p>0.1787793</text:p>
          </table:table-cell>
          <table:table-cell office:value-type="float" office:value="0.1828004" calcext:value-type="float">
            <text:p>0.1828004</text:p>
          </table:table-cell>
          <table:table-cell office:value-type="float" office:value="0.1876029" calcext:value-type="float">
            <text:p>0.1876029</text:p>
          </table:table-cell>
          <table:table-cell office:value-type="float" office:value="0.1749773" calcext:value-type="float">
            <text:p>0.1749773</text:p>
          </table:table-cell>
          <table:table-cell office:value-type="float" office:value="0.256315" calcext:value-type="float">
            <text:p>0.256315</text:p>
          </table:table-cell>
          <table:table-cell office:value-type="float" office:value="0.357329" calcext:value-type="float">
            <text:p>0.357329</text:p>
          </table:table-cell>
          <table:table-cell office:value-type="float" office:value="0.3531165" calcext:value-type="float">
            <text:p>0.3531165</text:p>
          </table:table-cell>
          <table:table-cell office:value-type="float" office:value="0.3673036" calcext:value-type="float">
            <text:p>0.3673036</text:p>
          </table:table-cell>
          <table:table-cell office:value-type="float" office:value="0.3848657" calcext:value-type="float">
            <text:p>0.3848657</text:p>
          </table:table-cell>
          <table:table-cell office:value-type="float" office:value="0.3964824" calcext:value-type="float">
            <text:p>0.3964824</text:p>
          </table:table-cell>
          <table:table-cell office:value-type="float" office:value="0.4623688" calcext:value-type="float">
            <text:p>0.4623688</text:p>
          </table:table-cell>
          <table:table-cell office:value-type="float" office:value="0" calcext:value-type="float">
            <text:p>0</text:p>
          </table:table-cell>
          <table:table-cell office:value-type="float" office:value="0.009205197" calcext:value-type="float">
            <text:p>0.009205197</text:p>
          </table:table-cell>
          <table:table-cell office:value-type="float" office:value="0.02402495" calcext:value-type="float">
            <text:p>0.02402495</text:p>
          </table:table-cell>
          <table:table-cell office:value-type="float" office:value="0.1262816" calcext:value-type="float">
            <text:p>0.1262816</text:p>
          </table:table-cell>
          <table:table-cell office:value-type="float" office:value="0.1228592" calcext:value-type="float">
            <text:p>0.1228592</text:p>
          </table:table-cell>
          <table:table-cell office:value-type="float" office:value="0.1697784" calcext:value-type="float">
            <text:p>0.1697784</text:p>
          </table:table-cell>
          <table:table-cell office:value-type="float" office:value="0.0810608" calcext:value-type="float">
            <text:p>0.0810608</text:p>
          </table:table-cell>
          <table:table-cell office:value-type="float" office:value="0.01673639" calcext:value-type="float">
            <text:p>0.01673639</text:p>
          </table:table-cell>
          <table:table-cell office:value-type="float" office:value="2.307482E-025" calcext:value-type="float">
            <text:p>2.307482E-25</text:p>
          </table:table-cell>
          <table:table-cell office:value-type="float" office:value="1.06699E-029" calcext:value-type="float">
            <text:p>1.06699E-29</text:p>
          </table:table-cell>
          <table:table-cell office:value-type="float" office:value="2.369046E-034" calcext:value-type="float">
            <text:p>2.369046E-34</text:p>
          </table:table-cell>
          <table:table-cell office:value-type="float" office:value="3.832747E-039" calcext:value-type="float">
            <text:p>3.832747E-39</text:p>
          </table:table-cell>
          <table:table-cell office:value-type="float" office:value="2.522337E-044" calcext:value-type="float">
            <text:p>2.522337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.112849" calcext:value-type="float">
            <text:p>-5.112849</text:p>
          </table:table-cell>
          <table:table-cell office:value-type="float" office:value="-2.553301" calcext:value-type="float">
            <text:p>-2.553301</text:p>
          </table:table-cell>
          <table:table-cell office:value-type="float" office:value="-1.933094" calcext:value-type="float">
            <text:p>-1.933094</text:p>
          </table:table-cell>
          <table:table-cell office:value-type="float" office:value="-1.63865" calcext:value-type="float">
            <text:p>-1.63865</text:p>
          </table:table-cell>
          <table:table-cell office:value-type="float" office:value="-1.343329" calcext:value-type="float">
            <text:p>-1.343329</text:p>
          </table:table-cell>
          <table:table-cell office:value-type="float" office:value="-0.8631927" calcext:value-type="float">
            <text:p>-0.8631927</text:p>
          </table:table-cell>
          <table:table-cell office:value-type="float" office:value="-0.04448308" calcext:value-type="float">
            <text:p>-0.04448308</text:p>
          </table:table-cell>
          <table:table-cell office:value-type="float" office:value="-0.03233954" calcext:value-type="float">
            <text:p>-0.03233954</text:p>
          </table:table-cell>
          <table:table-cell office:value-type="float" office:value="-0.02351962" calcext:value-type="float">
            <text:p>-0.02351962</text:p>
          </table:table-cell>
          <table:table-cell office:value-type="float" office:value="-0.01593108" calcext:value-type="float">
            <text:p>-0.015931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.949085" calcext:value-type="float">
            <text:p>-4.949085</text:p>
          </table:table-cell>
          <table:table-cell office:value-type="float" office:value="0.006832448" calcext:value-type="float">
            <text:p>0.006832448</text:p>
          </table:table-cell>
          <table:table-cell office:value-type="float" office:value="-9999.007" calcext:value-type="float">
            <text:p>-9999.007</text:p>
          </table:table-cell>
          <table:table-cell office:value-type="float" office:value="-2.346058" calcext:value-type="float">
            <text:p>-2.34605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0012003" calcext:value-type="float">
            <text:p>30012003</text:p>
          </table:table-cell>
          <table:table-cell office:value-type="float" office:value="1.9" calcext:value-type="float">
            <text:p>1.9</text:p>
          </table:table-cell>
          <table:table-cell office:value-type="float" office:value="5.643507" calcext:value-type="float">
            <text:p>5.643507</text:p>
          </table:table-cell>
          <table:table-cell office:value-type="float" office:value="0" calcext:value-type="float">
            <text:p>0</text:p>
          </table:table-cell>
          <table:table-cell office:value-type="float" office:value="1062.865" calcext:value-type="float">
            <text:p>1062.865</text:p>
          </table:table-cell>
          <table:table-cell office:value-type="float" office:value="0.01224098" calcext:value-type="float">
            <text:p>0.01224098</text:p>
          </table:table-cell>
          <table:table-cell office:value-type="float" office:value="0" calcext:value-type="float">
            <text:p>0</text:p>
          </table:table-cell>
          <table:table-cell office:value-type="float" office:value="0.2064089" calcext:value-type="float">
            <text:p>0.2064089</text:p>
          </table:table-cell>
          <table:table-cell office:value-type="float" office:value="0.1909465" calcext:value-type="float">
            <text:p>0.1909465</text:p>
          </table:table-cell>
          <table:table-cell office:value-type="float" office:value="0.1927224" calcext:value-type="float">
            <text:p>0.1927224</text:p>
          </table:table-cell>
          <table:table-cell office:value-type="float" office:value="0.18925" calcext:value-type="float">
            <text:p>0.18925</text:p>
          </table:table-cell>
          <table:table-cell office:value-type="float" office:value="0.1919116" calcext:value-type="float">
            <text:p>0.1919116</text:p>
          </table:table-cell>
          <table:table-cell office:value-type="float" office:value="0.1773936" calcext:value-type="float">
            <text:p>0.1773936</text:p>
          </table:table-cell>
          <table:table-cell office:value-type="float" office:value="0.2557527" calcext:value-type="float">
            <text:p>0.2557527</text:p>
          </table:table-cell>
          <table:table-cell office:value-type="float" office:value="0.3568732" calcext:value-type="float">
            <text:p>0.3568732</text:p>
          </table:table-cell>
          <table:table-cell office:value-type="float" office:value="0.3529032" calcext:value-type="float">
            <text:p>0.3529032</text:p>
          </table:table-cell>
          <table:table-cell office:value-type="float" office:value="0.3672096" calcext:value-type="float">
            <text:p>0.3672096</text:p>
          </table:table-cell>
          <table:table-cell office:value-type="float" office:value="0.3847862" calcext:value-type="float">
            <text:p>0.3847862</text:p>
          </table:table-cell>
          <table:table-cell office:value-type="float" office:value="0.3964305" calcext:value-type="float">
            <text:p>0.3964305</text:p>
          </table:table-cell>
          <table:table-cell office:value-type="float" office:value="0.4623736" calcext:value-type="float">
            <text:p>0.4623736</text:p>
          </table:table-cell>
          <table:table-cell office:value-type="float" office:value="0" calcext:value-type="float">
            <text:p>0</text:p>
          </table:table-cell>
          <table:table-cell office:value-type="float" office:value="0.01712044" calcext:value-type="float">
            <text:p>0.01712044</text:p>
          </table:table-cell>
          <table:table-cell office:value-type="float" office:value="0.001075001" calcext:value-type="float">
            <text:p>0.001075001</text:p>
          </table:table-cell>
          <table:table-cell office:value-type="float" office:value="0.1110284" calcext:value-type="float">
            <text:p>0.1110284</text:p>
          </table:table-cell>
          <table:table-cell office:value-type="float" office:value="0.1161224" calcext:value-type="float">
            <text:p>0.1161224</text:p>
          </table:table-cell>
          <table:table-cell office:value-type="float" office:value="0.1652827" calcext:value-type="float">
            <text:p>0.1652827</text:p>
          </table:table-cell>
          <table:table-cell office:value-type="float" office:value="0.07872117" calcext:value-type="float">
            <text:p>0.07872117</text:p>
          </table:table-cell>
          <table:table-cell office:value-type="float" office:value="0.02094839" calcext:value-type="float">
            <text:p>0.02094839</text:p>
          </table:table-cell>
          <table:table-cell office:value-type="float" office:value="2.307482E-025" calcext:value-type="float">
            <text:p>2.307482E-25</text:p>
          </table:table-cell>
          <table:table-cell office:value-type="float" office:value="1.06699E-029" calcext:value-type="float">
            <text:p>1.06699E-29</text:p>
          </table:table-cell>
          <table:table-cell office:value-type="float" office:value="2.369046E-034" calcext:value-type="float">
            <text:p>2.369046E-34</text:p>
          </table:table-cell>
          <table:table-cell office:value-type="float" office:value="3.832747E-039" calcext:value-type="float">
            <text:p>3.832747E-39</text:p>
          </table:table-cell>
          <table:table-cell office:value-type="float" office:value="2.522337E-044" calcext:value-type="float">
            <text:p>2.522337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6284574" calcext:value-type="float">
            <text:p>-0.6284574</text:p>
          </table:table-cell>
          <table:table-cell office:value-type="float" office:value="-1.171742" calcext:value-type="float">
            <text:p>-1.171742</text:p>
          </table:table-cell>
          <table:table-cell office:value-type="float" office:value="-1.088091" calcext:value-type="float">
            <text:p>-1.088091</text:p>
          </table:table-cell>
          <table:table-cell office:value-type="float" office:value="-1.25849" calcext:value-type="float">
            <text:p>-1.25849</text:p>
          </table:table-cell>
          <table:table-cell office:value-type="float" office:value="-1.130064" calcext:value-type="float">
            <text:p>-1.130064</text:p>
          </table:table-cell>
          <table:table-cell office:value-type="float" office:value="-0.7775481" calcext:value-type="float">
            <text:p>-0.7775481</text:p>
          </table:table-cell>
          <table:table-cell office:value-type="float" office:value="-0.04520043" calcext:value-type="float">
            <text:p>-0.04520043</text:p>
          </table:table-cell>
          <table:table-cell office:value-type="float" office:value="-0.03309928" calcext:value-type="float">
            <text:p>-0.03309928</text:p>
          </table:table-cell>
          <table:table-cell office:value-type="float" office:value="-0.0237567" calcext:value-type="float">
            <text:p>-0.0237567</text:p>
          </table:table-cell>
          <table:table-cell office:value-type="float" office:value="-0.01600091" calcext:value-type="float">
            <text:p>-0.016000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017065" calcext:value-type="float">
            <text:p>-0.1017065</text:p>
          </table:table-cell>
          <table:table-cell office:value-type="float" office:value="0.006661938" calcext:value-type="float">
            <text:p>0.006661938</text:p>
          </table:table-cell>
          <table:table-cell office:value-type="float" office:value="-9999.007" calcext:value-type="float">
            <text:p>-9999.007</text:p>
          </table:table-cell>
          <table:table-cell office:value-type="float" office:value="-2.345007" calcext:value-type="float">
            <text:p>-2.34500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1012003" calcext:value-type="float">
            <text:p>31012003</text:p>
          </table:table-cell>
          <table:table-cell office:value-type="float" office:value="1.9" calcext:value-type="float">
            <text:p>1.9</text:p>
          </table:table-cell>
          <table:table-cell office:value-type="float" office:value="5.899752" calcext:value-type="float">
            <text:p>5.899752</text:p>
          </table:table-cell>
          <table:table-cell office:value-type="float" office:value="0" calcext:value-type="float">
            <text:p>0</text:p>
          </table:table-cell>
          <table:table-cell office:value-type="float" office:value="1062.609" calcext:value-type="float">
            <text:p>1062.609</text:p>
          </table:table-cell>
          <table:table-cell office:value-type="float" office:value="0.01224098" calcext:value-type="float">
            <text:p>0.01224098</text:p>
          </table:table-cell>
          <table:table-cell office:value-type="float" office:value="0" calcext:value-type="float">
            <text:p>0</text:p>
          </table:table-cell>
          <table:table-cell office:value-type="float" office:value="0.1646639" calcext:value-type="float">
            <text:p>0.1646639</text:p>
          </table:table-cell>
          <table:table-cell office:value-type="float" office:value="0.1875702" calcext:value-type="float">
            <text:p>0.1875702</text:p>
          </table:table-cell>
          <table:table-cell office:value-type="float" office:value="0.2151797" calcext:value-type="float">
            <text:p>0.2151797</text:p>
          </table:table-cell>
          <table:table-cell office:value-type="float" office:value="0.2009975" calcext:value-type="float">
            <text:p>0.2009975</text:p>
          </table:table-cell>
          <table:table-cell office:value-type="float" office:value="0.2005826" calcext:value-type="float">
            <text:p>0.2005826</text:p>
          </table:table-cell>
          <table:table-cell office:value-type="float" office:value="0.1818069" calcext:value-type="float">
            <text:p>0.1818069</text:p>
          </table:table-cell>
          <table:table-cell office:value-type="float" office:value="0.2565872" calcext:value-type="float">
            <text:p>0.2565872</text:p>
          </table:table-cell>
          <table:table-cell office:value-type="float" office:value="0.356509" calcext:value-type="float">
            <text:p>0.356509</text:p>
          </table:table-cell>
          <table:table-cell office:value-type="float" office:value="0.3526844" calcext:value-type="float">
            <text:p>0.3526844</text:p>
          </table:table-cell>
          <table:table-cell office:value-type="float" office:value="0.367109" calcext:value-type="float">
            <text:p>0.367109</text:p>
          </table:table-cell>
          <table:table-cell office:value-type="float" office:value="0.3847071" calcext:value-type="float">
            <text:p>0.3847071</text:p>
          </table:table-cell>
          <table:table-cell office:value-type="float" office:value="0.3963922" calcext:value-type="float">
            <text:p>0.3963922</text:p>
          </table:table-cell>
          <table:table-cell office:value-type="float" office:value="0.4623665" calcext:value-type="float">
            <text:p>0.4623665</text:p>
          </table:table-cell>
          <table:table-cell office:value-type="float" office:value="0" calcext:value-type="float">
            <text:p>0</text:p>
          </table:table-cell>
          <table:table-cell office:value-type="float" office:value="0.04992187" calcext:value-type="float">
            <text:p>0.04992187</text:p>
          </table:table-cell>
          <table:table-cell office:value-type="float" office:value="0.006882689" calcext:value-type="float">
            <text:p>0.006882689</text:p>
          </table:table-cell>
          <table:table-cell office:value-type="float" office:value="0.08516777" calcext:value-type="float">
            <text:p>0.08516777</text:p>
          </table:table-cell>
          <table:table-cell office:value-type="float" office:value="0.1040495" calcext:value-type="float">
            <text:p>0.1040495</text:p>
          </table:table-cell>
          <table:table-cell office:value-type="float" office:value="0.1562304" calcext:value-type="float">
            <text:p>0.1562304</text:p>
          </table:table-cell>
          <table:table-cell office:value-type="float" office:value="0.07431177" calcext:value-type="float">
            <text:p>0.07431177</text:p>
          </table:table-cell>
          <table:table-cell office:value-type="float" office:value="0.02334869" calcext:value-type="float">
            <text:p>0.02334869</text:p>
          </table:table-cell>
          <table:table-cell office:value-type="float" office:value="2.307482E-025" calcext:value-type="float">
            <text:p>2.307482E-25</text:p>
          </table:table-cell>
          <table:table-cell office:value-type="float" office:value="1.06699E-029" calcext:value-type="float">
            <text:p>1.06699E-29</text:p>
          </table:table-cell>
          <table:table-cell office:value-type="float" office:value="2.369045E-034" calcext:value-type="float">
            <text:p>2.369045E-34</text:p>
          </table:table-cell>
          <table:table-cell office:value-type="float" office:value="3.832747E-039" calcext:value-type="float">
            <text:p>3.832747E-39</text:p>
          </table:table-cell>
          <table:table-cell office:value-type="float" office:value="2.522337E-044" calcext:value-type="float">
            <text:p>2.522337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573257" calcext:value-type="float">
            <text:p>-3.573257</text:p>
          </table:table-cell>
          <table:table-cell office:value-type="float" office:value="-1.320928" calcext:value-type="float">
            <text:p>-1.320928</text:p>
          </table:table-cell>
          <table:table-cell office:value-type="float" office:value="-0.4607398" calcext:value-type="float">
            <text:p>-0.4607398</text:p>
          </table:table-cell>
          <table:table-cell office:value-type="float" office:value="-0.7903062" calcext:value-type="float">
            <text:p>-0.7903062</text:p>
          </table:table-cell>
          <table:table-cell office:value-type="float" office:value="-0.803866" calcext:value-type="float">
            <text:p>-0.803866</text:p>
          </table:table-cell>
          <table:table-cell office:value-type="float" office:value="-0.6445298" calcext:value-type="float">
            <text:p>-0.6445298</text:p>
          </table:table-cell>
          <table:table-cell office:value-type="float" office:value="-0.04418212" calcext:value-type="float">
            <text:p>-0.04418212</text:p>
          </table:table-cell>
          <table:table-cell office:value-type="float" office:value="-0.03339828" calcext:value-type="float">
            <text:p>-0.03339828</text:p>
          </table:table-cell>
          <table:table-cell office:value-type="float" office:value="-0.02400311" calcext:value-type="float">
            <text:p>-0.02400311</text:p>
          </table:table-cell>
          <table:table-cell office:value-type="float" office:value="-0.01607588" calcext:value-type="float">
            <text:p>-0.016075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151873" calcext:value-type="float">
            <text:p>-3.151873</text:p>
          </table:table-cell>
          <table:table-cell office:value-type="float" office:value="0.006484093" calcext:value-type="float">
            <text:p>0.006484093</text:p>
          </table:table-cell>
          <table:table-cell office:value-type="float" office:value="-9999.006" calcext:value-type="float">
            <text:p>-9999.006</text:p>
          </table:table-cell>
          <table:table-cell office:value-type="float" office:value="-2.344061" calcext:value-type="float">
            <text:p>-2.34406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22003" calcext:value-type="float">
            <text:p>1022003</text:p>
          </table:table-cell>
          <table:table-cell office:value-type="float" office:value="1.9" calcext:value-type="float">
            <text:p>1.9</text:p>
          </table:table-cell>
          <table:table-cell office:value-type="float" office:value="6.213315" calcext:value-type="float">
            <text:p>6.213315</text:p>
          </table:table-cell>
          <table:table-cell office:value-type="float" office:value="0" calcext:value-type="float">
            <text:p>0</text:p>
          </table:table-cell>
          <table:table-cell office:value-type="float" office:value="1062.295" calcext:value-type="float">
            <text:p>1062.295</text:p>
          </table:table-cell>
          <table:table-cell office:value-type="float" office:value="0.01224098" calcext:value-type="float">
            <text:p>0.01224098</text:p>
          </table:table-cell>
          <table:table-cell office:value-type="float" office:value="0" calcext:value-type="float">
            <text:p>0</text:p>
          </table:table-cell>
          <table:table-cell office:value-type="float" office:value="0.1856135" calcext:value-type="float">
            <text:p>0.1856135</text:p>
          </table:table-cell>
          <table:table-cell office:value-type="float" office:value="0.1947661" calcext:value-type="float">
            <text:p>0.1947661</text:p>
          </table:table-cell>
          <table:table-cell office:value-type="float" office:value="0.2386046" calcext:value-type="float">
            <text:p>0.2386046</text:p>
          </table:table-cell>
          <table:table-cell office:value-type="float" office:value="0.2108104" calcext:value-type="float">
            <text:p>0.2108104</text:p>
          </table:table-cell>
          <table:table-cell office:value-type="float" office:value="0.2080421" calcext:value-type="float">
            <text:p>0.2080421</text:p>
          </table:table-cell>
          <table:table-cell office:value-type="float" office:value="0.1866774" calcext:value-type="float">
            <text:p>0.1866774</text:p>
          </table:table-cell>
          <table:table-cell office:value-type="float" office:value="0.2584943" calcext:value-type="float">
            <text:p>0.2584943</text:p>
          </table:table-cell>
          <table:table-cell office:value-type="float" office:value="0.3563562" calcext:value-type="float">
            <text:p>0.3563562</text:p>
          </table:table-cell>
          <table:table-cell office:value-type="float" office:value="0.3524793" calcext:value-type="float">
            <text:p>0.3524793</text:p>
          </table:table-cell>
          <table:table-cell office:value-type="float" office:value="0.3670032" calcext:value-type="float">
            <text:p>0.3670032</text:p>
          </table:table-cell>
          <table:table-cell office:value-type="float" office:value="0.3846279" calcext:value-type="float">
            <text:p>0.3846279</text:p>
          </table:table-cell>
          <table:table-cell office:value-type="float" office:value="0.3963606" calcext:value-type="float">
            <text:p>0.3963606</text:p>
          </table:table-cell>
          <table:table-cell office:value-type="float" office:value="0.4623725" calcext:value-type="float">
            <text:p>0.4623725</text:p>
          </table:table-cell>
          <table:table-cell office:value-type="float" office:value="0" calcext:value-type="float">
            <text:p>0</text:p>
          </table:table-cell>
          <table:table-cell office:value-type="float" office:value="0.003658218" calcext:value-type="float">
            <text:p>0.003658218</text:p>
          </table:table-cell>
          <table:table-cell office:value-type="float" office:value="0.000000002628235" calcext:value-type="float">
            <text:p>2.628235E-09</text:p>
          </table:table-cell>
          <table:table-cell office:value-type="float" office:value="0.05678261" calcext:value-type="float">
            <text:p>0.05678261</text:p>
          </table:table-cell>
          <table:table-cell office:value-type="float" office:value="0.09431532" calcext:value-type="float">
            <text:p>0.09431532</text:p>
          </table:table-cell>
          <table:table-cell office:value-type="float" office:value="0.1485676" calcext:value-type="float">
            <text:p>0.1485676</text:p>
          </table:table-cell>
          <table:table-cell office:value-type="float" office:value="0.06949534" calcext:value-type="float">
            <text:p>0.06949534</text:p>
          </table:table-cell>
          <table:table-cell office:value-type="float" office:value="0.02373061" calcext:value-type="float">
            <text:p>0.02373061</text:p>
          </table:table-cell>
          <table:table-cell office:value-type="float" office:value="2.307482E-025" calcext:value-type="float">
            <text:p>2.307482E-25</text:p>
          </table:table-cell>
          <table:table-cell office:value-type="float" office:value="1.06699E-029" calcext:value-type="float">
            <text:p>1.06699E-29</text:p>
          </table:table-cell>
          <table:table-cell office:value-type="float" office:value="2.369045E-034" calcext:value-type="float">
            <text:p>2.369045E-34</text:p>
          </table:table-cell>
          <table:table-cell office:value-type="float" office:value="3.832747E-039" calcext:value-type="float">
            <text:p>3.832747E-39</text:p>
          </table:table-cell>
          <table:table-cell office:value-type="float" office:value="2.522337E-044" calcext:value-type="float">
            <text:p>2.522337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424897" calcext:value-type="float">
            <text:p>-1.424897</text:p>
          </table:table-cell>
          <table:table-cell office:value-type="float" office:value="-1.006102" calcext:value-type="float">
            <text:p>-1.006102</text:p>
          </table:table-cell>
          <table:table-cell office:value-type="float" office:value="-0.2086543" calcext:value-type="float">
            <text:p>-0.2086543</text:p>
          </table:table-cell>
          <table:table-cell office:value-type="float" office:value="-0.5476968" calcext:value-type="float">
            <text:p>-0.5476968</text:p>
          </table:table-cell>
          <table:table-cell office:value-type="float" office:value="-0.6067342" calcext:value-type="float">
            <text:p>-0.6067342</text:p>
          </table:table-cell>
          <table:table-cell office:value-type="float" office:value="-0.5263849" calcext:value-type="float">
            <text:p>-0.5263849</text:p>
          </table:table-cell>
          <table:table-cell office:value-type="float" office:value="-0.04192022" calcext:value-type="float">
            <text:p>-0.04192022</text:p>
          </table:table-cell>
          <table:table-cell office:value-type="float" office:value="-0.03352614" calcext:value-type="float">
            <text:p>-0.03352614</text:p>
          </table:table-cell>
          <table:table-cell office:value-type="float" office:value="-0.02423669" calcext:value-type="float">
            <text:p>-0.02423669</text:p>
          </table:table-cell>
          <table:table-cell office:value-type="float" office:value="-0.0161554" calcext:value-type="float">
            <text:p>-0.01615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268679" calcext:value-type="float">
            <text:p>-1.268679</text:p>
          </table:table-cell>
          <table:table-cell office:value-type="float" office:value="0.006195697" calcext:value-type="float">
            <text:p>0.006195697</text:p>
          </table:table-cell>
          <table:table-cell office:value-type="float" office:value="-9999.006" calcext:value-type="float">
            <text:p>-9999.006</text:p>
          </table:table-cell>
          <table:table-cell office:value-type="float" office:value="-2.342303" calcext:value-type="float">
            <text:p>-2.34230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022003" calcext:value-type="float">
            <text:p>2022003</text:p>
          </table:table-cell>
          <table:table-cell office:value-type="float" office:value="1.9" calcext:value-type="float">
            <text:p>1.9</text:p>
          </table:table-cell>
          <table:table-cell office:value-type="float" office:value="6.365827" calcext:value-type="float">
            <text:p>6.365827</text:p>
          </table:table-cell>
          <table:table-cell office:value-type="float" office:value="0" calcext:value-type="float">
            <text:p>0</text:p>
          </table:table-cell>
          <table:table-cell office:value-type="float" office:value="1062.143" calcext:value-type="float">
            <text:p>1062.143</text:p>
          </table:table-cell>
          <table:table-cell office:value-type="float" office:value="0.01224098" calcext:value-type="float">
            <text:p>0.01224098</text:p>
          </table:table-cell>
          <table:table-cell office:value-type="float" office:value="0" calcext:value-type="float">
            <text:p>0</text:p>
          </table:table-cell>
          <table:table-cell office:value-type="float" office:value="0.1817476" calcext:value-type="float">
            <text:p>0.1817476</text:p>
          </table:table-cell>
          <table:table-cell office:value-type="float" office:value="0.1958351" calcext:value-type="float">
            <text:p>0.1958351</text:p>
          </table:table-cell>
          <table:table-cell office:value-type="float" office:value="0.2578239" calcext:value-type="float">
            <text:p>0.2578239</text:p>
          </table:table-cell>
          <table:table-cell office:value-type="float" office:value="0.2205352" calcext:value-type="float">
            <text:p>0.2205352</text:p>
          </table:table-cell>
          <table:table-cell office:value-type="float" office:value="0.2154115" calcext:value-type="float">
            <text:p>0.2154115</text:p>
          </table:table-cell>
          <table:table-cell office:value-type="float" office:value="0.1915293" calcext:value-type="float">
            <text:p>0.1915293</text:p>
          </table:table-cell>
          <table:table-cell office:value-type="float" office:value="0.2609504" calcext:value-type="float">
            <text:p>0.2609504</text:p>
          </table:table-cell>
          <table:table-cell office:value-type="float" office:value="0.3564281" calcext:value-type="float">
            <text:p>0.3564281</text:p>
          </table:table-cell>
          <table:table-cell office:value-type="float" office:value="0.3523003" calcext:value-type="float">
            <text:p>0.3523003</text:p>
          </table:table-cell>
          <table:table-cell office:value-type="float" office:value="0.3668932" calcext:value-type="float">
            <text:p>0.3668932</text:p>
          </table:table-cell>
          <table:table-cell office:value-type="float" office:value="0.3845511" calcext:value-type="float">
            <text:p>0.3845511</text:p>
          </table:table-cell>
          <table:table-cell office:value-type="float" office:value="0.3963405" calcext:value-type="float">
            <text:p>0.3963405</text:p>
          </table:table-cell>
          <table:table-cell office:value-type="float" office:value="0.4623727" calcext:value-type="float">
            <text:p>0.4623727</text:p>
          </table:table-cell>
          <table:table-cell office:value-type="float" office:value="0" calcext:value-type="float">
            <text:p>0</text:p>
          </table:table-cell>
          <table:table-cell office:value-type="float" office:value="0.001590405" calcext:value-type="float">
            <text:p>0.001590405</text:p>
          </table:table-cell>
          <table:table-cell office:value-type="float" office:value="0.00001944234" calcext:value-type="float">
            <text:p>1.944234E-05</text:p>
          </table:table-cell>
          <table:table-cell office:value-type="float" office:value="0.0309133" calcext:value-type="float">
            <text:p>0.0309133</text:p>
          </table:table-cell>
          <table:table-cell office:value-type="float" office:value="0.08564592" calcext:value-type="float">
            <text:p>0.08564592</text:p>
          </table:table-cell>
          <table:table-cell office:value-type="float" office:value="0.1413166" calcext:value-type="float">
            <text:p>0.1413166</text:p>
          </table:table-cell>
          <table:table-cell office:value-type="float" office:value="0.06480023" calcext:value-type="float">
            <text:p>0.06480023</text:p>
          </table:table-cell>
          <table:table-cell office:value-type="float" office:value="0.02251105" calcext:value-type="float">
            <text:p>0.02251105</text:p>
          </table:table-cell>
          <table:table-cell office:value-type="float" office:value="2.307482E-025" calcext:value-type="float">
            <text:p>2.307482E-25</text:p>
          </table:table-cell>
          <table:table-cell office:value-type="float" office:value="1.06699E-029" calcext:value-type="float">
            <text:p>1.06699E-29</text:p>
          </table:table-cell>
          <table:table-cell office:value-type="float" office:value="2.369045E-034" calcext:value-type="float">
            <text:p>2.369045E-34</text:p>
          </table:table-cell>
          <table:table-cell office:value-type="float" office:value="3.832747E-039" calcext:value-type="float">
            <text:p>3.832747E-39</text:p>
          </table:table-cell>
          <table:table-cell office:value-type="float" office:value="2.522337E-044" calcext:value-type="float">
            <text:p>2.522337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703406" calcext:value-type="float">
            <text:p>-1.703406</text:p>
          </table:table-cell>
          <table:table-cell office:value-type="float" office:value="-0.9637575" calcext:value-type="float">
            <text:p>-0.9637575</text:p>
          </table:table-cell>
          <table:table-cell office:value-type="float" office:value="-0.1149291" calcext:value-type="float">
            <text:p>-0.1149291</text:p>
          </table:table-cell>
          <table:table-cell office:value-type="float" office:value="-0.3867477" calcext:value-type="float">
            <text:p>-0.3867477</text:p>
          </table:table-cell>
          <table:table-cell office:value-type="float" office:value="-0.4638697" calcext:value-type="float">
            <text:p>-0.4638697</text:p>
          </table:table-cell>
          <table:table-cell office:value-type="float" office:value="-0.4324282" calcext:value-type="float">
            <text:p>-0.4324282</text:p>
          </table:table-cell>
          <table:table-cell office:value-type="float" office:value="-0.03919491" calcext:value-type="float">
            <text:p>-0.03919491</text:p>
          </table:table-cell>
          <table:table-cell office:value-type="float" office:value="-0.03346851" calcext:value-type="float">
            <text:p>-0.03346851</text:p>
          </table:table-cell>
          <table:table-cell office:value-type="float" office:value="-0.02444274" calcext:value-type="float">
            <text:p>-0.02444274</text:p>
          </table:table-cell>
          <table:table-cell office:value-type="float" office:value="-0.01623843" calcext:value-type="float">
            <text:p>-0.016238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512943" calcext:value-type="float">
            <text:p>-1.512943</text:p>
          </table:table-cell>
          <table:table-cell office:value-type="float" office:value="0.005976224" calcext:value-type="float">
            <text:p>0.005976224</text:p>
          </table:table-cell>
          <table:table-cell office:value-type="float" office:value="-9999.006" calcext:value-type="float">
            <text:p>-9999.006</text:p>
          </table:table-cell>
          <table:table-cell office:value-type="float" office:value="-2.341202" calcext:value-type="float">
            <text:p>-2.34120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022003" calcext:value-type="float">
            <text:p>3022003</text:p>
          </table:table-cell>
          <table:table-cell office:value-type="float" office:value="1.9" calcext:value-type="float">
            <text:p>1.9</text:p>
          </table:table-cell>
          <table:table-cell office:value-type="float" office:value="6.622832" calcext:value-type="float">
            <text:p>6.622832</text:p>
          </table:table-cell>
          <table:table-cell office:value-type="float" office:value="0" calcext:value-type="float">
            <text:p>0</text:p>
          </table:table-cell>
          <table:table-cell office:value-type="float" office:value="1061.886" calcext:value-type="float">
            <text:p>1061.886</text:p>
          </table:table-cell>
          <table:table-cell office:value-type="float" office:value="0.01224098" calcext:value-type="float">
            <text:p>0.01224098</text:p>
          </table:table-cell>
          <table:table-cell office:value-type="float" office:value="0" calcext:value-type="float">
            <text:p>0</text:p>
          </table:table-cell>
          <table:table-cell office:value-type="float" office:value="0.1475174" calcext:value-type="float">
            <text:p>0.1475174</text:p>
          </table:table-cell>
          <table:table-cell office:value-type="float" office:value="0.1748709" calcext:value-type="float">
            <text:p>0.1748709</text:p>
          </table:table-cell>
          <table:table-cell office:value-type="float" office:value="0.2372347" calcext:value-type="float">
            <text:p>0.2372347</text:p>
          </table:table-cell>
          <table:table-cell office:value-type="float" office:value="0.2236118" calcext:value-type="float">
            <text:p>0.2236118</text:p>
          </table:table-cell>
          <table:table-cell office:value-type="float" office:value="0.220312" calcext:value-type="float">
            <text:p>0.220312</text:p>
          </table:table-cell>
          <table:table-cell office:value-type="float" office:value="0.1959205" calcext:value-type="float">
            <text:p>0.1959205</text:p>
          </table:table-cell>
          <table:table-cell office:value-type="float" office:value="0.2634793" calcext:value-type="float">
            <text:p>0.2634793</text:p>
          </table:table-cell>
          <table:table-cell office:value-type="float" office:value="0.3567174" calcext:value-type="float">
            <text:p>0.3567174</text:p>
          </table:table-cell>
          <table:table-cell office:value-type="float" office:value="0.3521553" calcext:value-type="float">
            <text:p>0.3521553</text:p>
          </table:table-cell>
          <table:table-cell office:value-type="float" office:value="0.3667823" calcext:value-type="float">
            <text:p>0.3667823</text:p>
          </table:table-cell>
          <table:table-cell office:value-type="float" office:value="0.3844745" calcext:value-type="float">
            <text:p>0.3844745</text:p>
          </table:table-cell>
          <table:table-cell office:value-type="float" office:value="0.3963194" calcext:value-type="float">
            <text:p>0.3963194</text:p>
          </table:table-cell>
          <table:table-cell office:value-type="float" office:value="0.4623589" calcext:value-type="float">
            <text:p>0.4623589</text:p>
          </table:table-cell>
          <table:table-cell office:value-type="float" office:value="0" calcext:value-type="float">
            <text:p>0</text:p>
          </table:table-cell>
          <table:table-cell office:value-type="float" office:value="0.0273489" calcext:value-type="float">
            <text:p>0.0273489</text:p>
          </table:table-cell>
          <table:table-cell office:value-type="float" office:value="0.02284418" calcext:value-type="float">
            <text:p>0.02284418</text:p>
          </table:table-cell>
          <table:table-cell office:value-type="float" office:value="0.0480273" calcext:value-type="float">
            <text:p>0.0480273</text:p>
          </table:table-cell>
          <table:table-cell office:value-type="float" office:value="0.08412833" calcext:value-type="float">
            <text:p>0.08412833</text:p>
          </table:table-cell>
          <table:table-cell office:value-type="float" office:value="0.1368734" calcext:value-type="float">
            <text:p>0.1368734</text:p>
          </table:table-cell>
          <table:table-cell office:value-type="float" office:value="0.06071506" calcext:value-type="float">
            <text:p>0.06071506</text:p>
          </table:table-cell>
          <table:table-cell office:value-type="float" office:value="0.02013877" calcext:value-type="float">
            <text:p>0.02013877</text:p>
          </table:table-cell>
          <table:table-cell office:value-type="float" office:value="2.307482E-025" calcext:value-type="float">
            <text:p>2.307482E-25</text:p>
          </table:table-cell>
          <table:table-cell office:value-type="float" office:value="1.06699E-029" calcext:value-type="float">
            <text:p>1.06699E-29</text:p>
          </table:table-cell>
          <table:table-cell office:value-type="float" office:value="2.369045E-034" calcext:value-type="float">
            <text:p>2.369045E-34</text:p>
          </table:table-cell>
          <table:table-cell office:value-type="float" office:value="3.832747E-039" calcext:value-type="float">
            <text:p>3.832747E-39</text:p>
          </table:table-cell>
          <table:table-cell office:value-type="float" office:value="2.522337E-044" calcext:value-type="float">
            <text:p>2.522337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.390239" calcext:value-type="float">
            <text:p>-8.390239</text:p>
          </table:table-cell>
          <table:table-cell office:value-type="float" office:value="-2.227275" calcext:value-type="float">
            <text:p>-2.227275</text:p>
          </table:table-cell>
          <table:table-cell office:value-type="float" office:value="-0.2154347" calcext:value-type="float">
            <text:p>-0.2154347</text:p>
          </table:table-cell>
          <table:table-cell office:value-type="float" office:value="-0.3466253" calcext:value-type="float">
            <text:p>-0.3466253</text:p>
          </table:table-cell>
          <table:table-cell office:value-type="float" office:value="-0.3896273" calcext:value-type="float">
            <text:p>-0.3896273</text:p>
          </table:table-cell>
          <table:table-cell office:value-type="float" office:value="-0.3634085" calcext:value-type="float">
            <text:p>-0.3634085</text:p>
          </table:table-cell>
          <table:table-cell office:value-type="float" office:value="-0.03658902" calcext:value-type="float">
            <text:p>-0.03658902</text:p>
          </table:table-cell>
          <table:table-cell office:value-type="float" office:value="-0.03323343" calcext:value-type="float">
            <text:p>-0.03323343</text:p>
          </table:table-cell>
          <table:table-cell office:value-type="float" office:value="-0.02461107" calcext:value-type="float">
            <text:p>-0.02461107</text:p>
          </table:table-cell>
          <table:table-cell office:value-type="float" office:value="-0.01632267" calcext:value-type="float">
            <text:p>-0.016322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.755475" calcext:value-type="float">
            <text:p>-9.755475</text:p>
          </table:table-cell>
          <table:table-cell office:value-type="float" office:value="0.006069016" calcext:value-type="float">
            <text:p>0.006069016</text:p>
          </table:table-cell>
          <table:table-cell office:value-type="float" office:value="-9999.006" calcext:value-type="float">
            <text:p>-9999.006</text:p>
          </table:table-cell>
          <table:table-cell office:value-type="float" office:value="-2.342747" calcext:value-type="float">
            <text:p>-2.34274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22003" calcext:value-type="float">
            <text:p>4022003</text:p>
          </table:table-cell>
          <table:table-cell office:value-type="float" office:value="1.9" calcext:value-type="float">
            <text:p>1.9</text:p>
          </table:table-cell>
          <table:table-cell office:value-type="float" office:value="7.155474" calcext:value-type="float">
            <text:p>7.155474</text:p>
          </table:table-cell>
          <table:table-cell office:value-type="float" office:value="0" calcext:value-type="float">
            <text:p>0</text:p>
          </table:table-cell>
          <table:table-cell office:value-type="float" office:value="1061.353" calcext:value-type="float">
            <text:p>1061.353</text:p>
          </table:table-cell>
          <table:table-cell office:value-type="float" office:value="0.01224098" calcext:value-type="float">
            <text:p>0.01224098</text:p>
          </table:table-cell>
          <table:table-cell office:value-type="float" office:value="0" calcext:value-type="float">
            <text:p>0</text:p>
          </table:table-cell>
          <table:table-cell office:value-type="float" office:value="0.1398772" calcext:value-type="float">
            <text:p>0.1398772</text:p>
          </table:table-cell>
          <table:table-cell office:value-type="float" office:value="0.167944" calcext:value-type="float">
            <text:p>0.167944</text:p>
          </table:table-cell>
          <table:table-cell office:value-type="float" office:value="0.2005073" calcext:value-type="float">
            <text:p>0.2005073</text:p>
          </table:table-cell>
          <table:table-cell office:value-type="float" office:value="0.2161888" calcext:value-type="float">
            <text:p>0.2161888</text:p>
          </table:table-cell>
          <table:table-cell office:value-type="float" office:value="0.2202318" calcext:value-type="float">
            <text:p>0.2202318</text:p>
          </table:table-cell>
          <table:table-cell office:value-type="float" office:value="0.1992578" calcext:value-type="float">
            <text:p>0.1992578</text:p>
          </table:table-cell>
          <table:table-cell office:value-type="float" office:value="0.2656505" calcext:value-type="float">
            <text:p>0.2656505</text:p>
          </table:table-cell>
          <table:table-cell office:value-type="float" office:value="0.3571981" calcext:value-type="float">
            <text:p>0.3571981</text:p>
          </table:table-cell>
          <table:table-cell office:value-type="float" office:value="0.3520563" calcext:value-type="float">
            <text:p>0.3520563</text:p>
          </table:table-cell>
          <table:table-cell office:value-type="float" office:value="0.3666729" calcext:value-type="float">
            <text:p>0.3666729</text:p>
          </table:table-cell>
          <table:table-cell office:value-type="float" office:value="0.3843978" calcext:value-type="float">
            <text:p>0.3843978</text:p>
          </table:table-cell>
          <table:table-cell office:value-type="float" office:value="0.3962801" calcext:value-type="float">
            <text:p>0.3962801</text:p>
          </table:table-cell>
          <table:table-cell office:value-type="float" office:value="0.4623615" calcext:value-type="float">
            <text:p>0.4623615</text:p>
          </table:table-cell>
          <table:table-cell office:value-type="float" office:value="0" calcext:value-type="float">
            <text:p>0</text:p>
          </table:table-cell>
          <table:table-cell office:value-type="float" office:value="0.000000008272456" calcext:value-type="float">
            <text:p>8.272456E-09</text:p>
          </table:table-cell>
          <table:table-cell office:value-type="float" office:value="0.02851754" calcext:value-type="float">
            <text:p>0.02851754</text:p>
          </table:table-cell>
          <table:table-cell office:value-type="float" office:value="0.08651968" calcext:value-type="float">
            <text:p>0.08651968</text:p>
          </table:table-cell>
          <table:table-cell office:value-type="float" office:value="0.09185143" calcext:value-type="float">
            <text:p>0.09185143</text:p>
          </table:table-cell>
          <table:table-cell office:value-type="float" office:value="0.1371798" calcext:value-type="float">
            <text:p>0.1371798</text:p>
          </table:table-cell>
          <table:table-cell office:value-type="float" office:value="0.05782206" calcext:value-type="float">
            <text:p>0.05782206</text:p>
          </table:table-cell>
          <table:table-cell office:value-type="float" office:value="0.01707758" calcext:value-type="float">
            <text:p>0.01707758</text:p>
          </table:table-cell>
          <table:table-cell office:value-type="float" office:value="2.307482E-025" calcext:value-type="float">
            <text:p>2.307482E-25</text:p>
          </table:table-cell>
          <table:table-cell office:value-type="float" office:value="1.06699E-029" calcext:value-type="float">
            <text:p>1.06699E-29</text:p>
          </table:table-cell>
          <table:table-cell office:value-type="float" office:value="2.369045E-034" calcext:value-type="float">
            <text:p>2.369045E-34</text:p>
          </table:table-cell>
          <table:table-cell office:value-type="float" office:value="3.832747E-039" calcext:value-type="float">
            <text:p>3.832747E-39</text:p>
          </table:table-cell>
          <table:table-cell office:value-type="float" office:value="2.522337E-044" calcext:value-type="float">
            <text:p>2.522337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.94287" calcext:value-type="float">
            <text:p>-12.94287</text:p>
          </table:table-cell>
          <table:table-cell office:value-type="float" office:value="-3.065946" calcext:value-type="float">
            <text:p>-3.065946</text:p>
          </table:table-cell>
          <table:table-cell office:value-type="float" office:value="-0.7865774" calcext:value-type="float">
            <text:p>-0.7865774</text:p>
          </table:table-cell>
          <table:table-cell office:value-type="float" office:value="-0.448" calcext:value-type="float">
            <text:p>-0.448</text:p>
          </table:table-cell>
          <table:table-cell office:value-type="float" office:value="-0.3899643" calcext:value-type="float">
            <text:p>-0.3899643</text:p>
          </table:table-cell>
          <table:table-cell office:value-type="float" office:value="-0.3191512" calcext:value-type="float">
            <text:p>-0.3191512</text:p>
          </table:table-cell>
          <table:table-cell office:value-type="float" office:value="-0.03450751" calcext:value-type="float">
            <text:p>-0.03450751</text:p>
          </table:table-cell>
          <table:table-cell office:value-type="float" office:value="-0.03261734" calcext:value-type="float">
            <text:p>-0.03261734</text:p>
          </table:table-cell>
          <table:table-cell office:value-type="float" office:value="-0.02472718" calcext:value-type="float">
            <text:p>-0.02472718</text:p>
          </table:table-cell>
          <table:table-cell office:value-type="float" office:value="-0.01640616" calcext:value-type="float">
            <text:p>-0.016406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.18608" calcext:value-type="float">
            <text:p>-12.18608</text:p>
          </table:table-cell>
          <table:table-cell office:value-type="float" office:value="0.006207426" calcext:value-type="float">
            <text:p>0.006207426</text:p>
          </table:table-cell>
          <table:table-cell office:value-type="float" office:value="-9999.006" calcext:value-type="float">
            <text:p>-9999.006</text:p>
          </table:table-cell>
          <table:table-cell office:value-type="float" office:value="-2.344753" calcext:value-type="float">
            <text:p>-2.34475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022003" calcext:value-type="float">
            <text:p>5022003</text:p>
          </table:table-cell>
          <table:table-cell office:value-type="float" office:value="1.9" calcext:value-type="float">
            <text:p>1.9</text:p>
          </table:table-cell>
          <table:table-cell office:value-type="float" office:value="7.366701" calcext:value-type="float">
            <text:p>7.366701</text:p>
          </table:table-cell>
          <table:table-cell office:value-type="float" office:value="0" calcext:value-type="float">
            <text:p>0</text:p>
          </table:table-cell>
          <table:table-cell office:value-type="float" office:value="1061.142" calcext:value-type="float">
            <text:p>1061.142</text:p>
          </table:table-cell>
          <table:table-cell office:value-type="float" office:value="0.01224098" calcext:value-type="float">
            <text:p>0.01224098</text:p>
          </table:table-cell>
          <table:table-cell office:value-type="float" office:value="0" calcext:value-type="float">
            <text:p>0</text:p>
          </table:table-cell>
          <table:table-cell office:value-type="float" office:value="0.1343342" calcext:value-type="float">
            <text:p>0.1343342</text:p>
          </table:table-cell>
          <table:table-cell office:value-type="float" office:value="0.173908" calcext:value-type="float">
            <text:p>0.173908</text:p>
          </table:table-cell>
          <table:table-cell office:value-type="float" office:value="0.1913529" calcext:value-type="float">
            <text:p>0.1913529</text:p>
          </table:table-cell>
          <table:table-cell office:value-type="float" office:value="0.2043039" calcext:value-type="float">
            <text:p>0.2043039</text:p>
          </table:table-cell>
          <table:table-cell office:value-type="float" office:value="0.2143473" calcext:value-type="float">
            <text:p>0.2143473</text:p>
          </table:table-cell>
          <table:table-cell office:value-type="float" office:value="0.2007229" calcext:value-type="float">
            <text:p>0.2007229</text:p>
          </table:table-cell>
          <table:table-cell office:value-type="float" office:value="0.2675642" calcext:value-type="float">
            <text:p>0.2675642</text:p>
          </table:table-cell>
          <table:table-cell office:value-type="float" office:value="0.3577101" calcext:value-type="float">
            <text:p>0.3577101</text:p>
          </table:table-cell>
          <table:table-cell office:value-type="float" office:value="0.3520342" calcext:value-type="float">
            <text:p>0.3520342</text:p>
          </table:table-cell>
          <table:table-cell office:value-type="float" office:value="0.3665693" calcext:value-type="float">
            <text:p>0.3665693</text:p>
          </table:table-cell>
          <table:table-cell office:value-type="float" office:value="0.3843212" calcext:value-type="float">
            <text:p>0.3843212</text:p>
          </table:table-cell>
          <table:table-cell office:value-type="float" office:value="0.39623" calcext:value-type="float">
            <text:p>0.39623</text:p>
          </table:table-cell>
          <table:table-cell office:value-type="float" office:value="0.4623651" calcext:value-type="float">
            <text:p>0.4623651</text:p>
          </table:table-cell>
          <table:table-cell office:value-type="float" office:value="0" calcext:value-type="float">
            <text:p>0</text:p>
          </table:table-cell>
          <table:table-cell office:value-type="float" office:value="0.000000003663614" calcext:value-type="float">
            <text:p>3.663614E-09</text:p>
          </table:table-cell>
          <table:table-cell office:value-type="float" office:value="0.01907616" calcext:value-type="float">
            <text:p>0.01907616</text:p>
          </table:table-cell>
          <table:table-cell office:value-type="float" office:value="0.0966692" calcext:value-type="float">
            <text:p>0.0966692</text:p>
          </table:table-cell>
          <table:table-cell office:value-type="float" office:value="0.1044345" calcext:value-type="float">
            <text:p>0.1044345</text:p>
          </table:table-cell>
          <table:table-cell office:value-type="float" office:value="0.1432921" calcext:value-type="float">
            <text:p>0.1432921</text:p>
          </table:table-cell>
          <table:table-cell office:value-type="float" office:value="0.05677946" calcext:value-type="float">
            <text:p>0.05677946</text:p>
          </table:table-cell>
          <table:table-cell office:value-type="float" office:value="0.01379967" calcext:value-type="float">
            <text:p>0.01379967</text:p>
          </table:table-cell>
          <table:table-cell office:value-type="float" office:value="2.307482E-025" calcext:value-type="float">
            <text:p>2.307482E-25</text:p>
          </table:table-cell>
          <table:table-cell office:value-type="float" office:value="1.06699E-029" calcext:value-type="float">
            <text:p>1.06699E-29</text:p>
          </table:table-cell>
          <table:table-cell office:value-type="float" office:value="2.369046E-034" calcext:value-type="float">
            <text:p>2.369046E-34</text:p>
          </table:table-cell>
          <table:table-cell office:value-type="float" office:value="3.832747E-039" calcext:value-type="float">
            <text:p>3.832747E-39</text:p>
          </table:table-cell>
          <table:table-cell office:value-type="float" office:value="2.522337E-044" calcext:value-type="float">
            <text:p>2.522337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7.81359" calcext:value-type="float">
            <text:p>-17.81359</text:p>
          </table:table-cell>
          <table:table-cell office:value-type="float" office:value="-2.343738" calcext:value-type="float">
            <text:p>-2.343738</text:p>
          </table:table-cell>
          <table:table-cell office:value-type="float" office:value="-1.139331" calcext:value-type="float">
            <text:p>-1.139331</text:p>
          </table:table-cell>
          <table:table-cell office:value-type="float" office:value="-0.6937354" calcext:value-type="float">
            <text:p>-0.6937354</text:p>
          </table:table-cell>
          <table:table-cell office:value-type="float" office:value="-0.479967" calcext:value-type="float">
            <text:p>-0.479967</text:p>
          </table:table-cell>
          <table:table-cell office:value-type="float" office:value="-0.3015049" calcext:value-type="float">
            <text:p>-0.3015049</text:p>
          </table:table-cell>
          <table:table-cell office:value-type="float" office:value="-0.03274653" calcext:value-type="float">
            <text:p>-0.03274653</text:p>
          </table:table-cell>
          <table:table-cell office:value-type="float" office:value="-0.03162272" calcext:value-type="float">
            <text:p>-0.03162272</text:p>
          </table:table-cell>
          <table:table-cell office:value-type="float" office:value="-0.02475401" calcext:value-type="float">
            <text:p>-0.02475401</text:p>
          </table:table-cell>
          <table:table-cell office:value-type="float" office:value="-0.01648587" calcext:value-type="float">
            <text:p>-0.016485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.3143" calcext:value-type="float">
            <text:p>-10.3143</text:p>
          </table:table-cell>
          <table:table-cell office:value-type="float" office:value="0.006252938" calcext:value-type="float">
            <text:p>0.006252938</text:p>
          </table:table-cell>
          <table:table-cell office:value-type="float" office:value="-9999.006" calcext:value-type="float">
            <text:p>-9999.006</text:p>
          </table:table-cell>
          <table:table-cell office:value-type="float" office:value="-2.345878" calcext:value-type="float">
            <text:p>-2.34587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022003" calcext:value-type="float">
            <text:p>6022003</text:p>
          </table:table-cell>
          <table:table-cell office:value-type="float" office:value="1.9" calcext:value-type="float">
            <text:p>1.9</text:p>
          </table:table-cell>
          <table:table-cell office:value-type="float" office:value="7.678686" calcext:value-type="float">
            <text:p>7.678686</text:p>
          </table:table-cell>
          <table:table-cell office:value-type="float" office:value="0" calcext:value-type="float">
            <text:p>0</text:p>
          </table:table-cell>
          <table:table-cell office:value-type="float" office:value="1060.829" calcext:value-type="float">
            <text:p>1060.829</text:p>
          </table:table-cell>
          <table:table-cell office:value-type="float" office:value="0.01224098" calcext:value-type="float">
            <text:p>0.01224098</text:p>
          </table:table-cell>
          <table:table-cell office:value-type="float" office:value="0" calcext:value-type="float">
            <text:p>0</text:p>
          </table:table-cell>
          <table:table-cell office:value-type="float" office:value="0.1172787" calcext:value-type="float">
            <text:p>0.1172787</text:p>
          </table:table-cell>
          <table:table-cell office:value-type="float" office:value="0.1573997" calcext:value-type="float">
            <text:p>0.1573997</text:p>
          </table:table-cell>
          <table:table-cell office:value-type="float" office:value="0.1814971" calcext:value-type="float">
            <text:p>0.1814971</text:p>
          </table:table-cell>
          <table:table-cell office:value-type="float" office:value="0.1969736" calcext:value-type="float">
            <text:p>0.1969736</text:p>
          </table:table-cell>
          <table:table-cell office:value-type="float" office:value="0.2082704" calcext:value-type="float">
            <text:p>0.2082704</text:p>
          </table:table-cell>
          <table:table-cell office:value-type="float" office:value="0.2004195" calcext:value-type="float">
            <text:p>0.2004195</text:p>
          </table:table-cell>
          <table:table-cell office:value-type="float" office:value="0.2689818" calcext:value-type="float">
            <text:p>0.2689818</text:p>
          </table:table-cell>
          <table:table-cell office:value-type="float" office:value="0.3582161" calcext:value-type="float">
            <text:p>0.3582161</text:p>
          </table:table-cell>
          <table:table-cell office:value-type="float" office:value="0.3520826" calcext:value-type="float">
            <text:p>0.3520826</text:p>
          </table:table-cell>
          <table:table-cell office:value-type="float" office:value="0.3664753" calcext:value-type="float">
            <text:p>0.3664753</text:p>
          </table:table-cell>
          <table:table-cell office:value-type="float" office:value="0.3842433" calcext:value-type="float">
            <text:p>0.3842433</text:p>
          </table:table-cell>
          <table:table-cell office:value-type="float" office:value="0.3961755" calcext:value-type="float">
            <text:p>0.3961755</text:p>
          </table:table-cell>
          <table:table-cell office:value-type="float" office:value="0.4623553" calcext:value-type="float">
            <text:p>0.4623553</text:p>
          </table:table-cell>
          <table:table-cell office:value-type="float" office:value="0" calcext:value-type="float">
            <text:p>0</text:p>
          </table:table-cell>
          <table:table-cell office:value-type="float" office:value="0.000000009876193" calcext:value-type="float">
            <text:p>9.876193E-09</text:p>
          </table:table-cell>
          <table:table-cell office:value-type="float" office:value="0.03471804" calcext:value-type="float">
            <text:p>0.03471804</text:p>
          </table:table-cell>
          <table:table-cell office:value-type="float" office:value="0.1073181" calcext:value-type="float">
            <text:p>0.1073181</text:p>
          </table:table-cell>
          <table:table-cell office:value-type="float" office:value="0.1124424" calcext:value-type="float">
            <text:p>0.1124424</text:p>
          </table:table-cell>
          <table:table-cell office:value-type="float" office:value="0.1501505" calcext:value-type="float">
            <text:p>0.1501505</text:p>
          </table:table-cell>
          <table:table-cell office:value-type="float" office:value="0.05745487" calcext:value-type="float">
            <text:p>0.05745487</text:p>
          </table:table-cell>
          <table:table-cell office:value-type="float" office:value="0.01070794" calcext:value-type="float">
            <text:p>0.01070794</text:p>
          </table:table-cell>
          <table:table-cell office:value-type="float" office:value="2.307482E-025" calcext:value-type="float">
            <text:p>2.307482E-25</text:p>
          </table:table-cell>
          <table:table-cell office:value-type="float" office:value="1.06699E-029" calcext:value-type="float">
            <text:p>1.06699E-29</text:p>
          </table:table-cell>
          <table:table-cell office:value-type="float" office:value="2.369045E-034" calcext:value-type="float">
            <text:p>2.369045E-34</text:p>
          </table:table-cell>
          <table:table-cell office:value-type="float" office:value="3.832747E-039" calcext:value-type="float">
            <text:p>3.832747E-39</text:p>
          </table:table-cell>
          <table:table-cell office:value-type="float" office:value="2.522337E-044" calcext:value-type="float">
            <text:p>2.522337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0.04439" calcext:value-type="float">
            <text:p>-50.04439</text:p>
          </table:table-cell>
          <table:table-cell office:value-type="float" office:value="-4.996153" calcext:value-type="float">
            <text:p>-4.996153</text:p>
          </table:table-cell>
          <table:table-cell office:value-type="float" office:value="-1.679455" calcext:value-type="float">
            <text:p>-1.679455</text:p>
          </table:table-cell>
          <table:table-cell office:value-type="float" office:value="-0.9153188" calcext:value-type="float">
            <text:p>-0.9153188</text:p>
          </table:table-cell>
          <table:table-cell office:value-type="float" office:value="-0.5982616" calcext:value-type="float">
            <text:p>-0.5982616</text:p>
          </table:table-cell>
          <table:table-cell office:value-type="float" office:value="-0.3047989" calcext:value-type="float">
            <text:p>-0.3047989</text:p>
          </table:table-cell>
          <table:table-cell office:value-type="float" office:value="-0.03132174" calcext:value-type="float">
            <text:p>-0.03132174</text:p>
          </table:table-cell>
          <table:table-cell office:value-type="float" office:value="-0.03067076" calcext:value-type="float">
            <text:p>-0.03067076</text:p>
          </table:table-cell>
          <table:table-cell office:value-type="float" office:value="-0.02469813" calcext:value-type="float">
            <text:p>-0.02469813</text:p>
          </table:table-cell>
          <table:table-cell office:value-type="float" office:value="-0.01655846" calcext:value-type="float">
            <text:p>-0.016558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2.02791" calcext:value-type="float">
            <text:p>-22.02791</text:p>
          </table:table-cell>
          <table:table-cell office:value-type="float" office:value="0.006379444" calcext:value-type="float">
            <text:p>0.006379444</text:p>
          </table:table-cell>
          <table:table-cell office:value-type="float" office:value="-9999.006" calcext:value-type="float">
            <text:p>-9999.006</text:p>
          </table:table-cell>
          <table:table-cell office:value-type="float" office:value="-2.347578" calcext:value-type="float">
            <text:p>-2.34757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7022003" calcext:value-type="float">
            <text:p>7022003</text:p>
          </table:table-cell>
          <table:table-cell office:value-type="float" office:value="1.9" calcext:value-type="float">
            <text:p>1.9</text:p>
          </table:table-cell>
          <table:table-cell office:value-type="float" office:value="7.740368" calcext:value-type="float">
            <text:p>7.740368</text:p>
          </table:table-cell>
          <table:table-cell office:value-type="float" office:value="0" calcext:value-type="float">
            <text:p>0</text:p>
          </table:table-cell>
          <table:table-cell office:value-type="float" office:value="1060.768" calcext:value-type="float">
            <text:p>1060.768</text:p>
          </table:table-cell>
          <table:table-cell office:value-type="float" office:value="0.01224098" calcext:value-type="float">
            <text:p>0.01224098</text:p>
          </table:table-cell>
          <table:table-cell office:value-type="float" office:value="0" calcext:value-type="float">
            <text:p>0</text:p>
          </table:table-cell>
          <table:table-cell office:value-type="float" office:value="0.1162566" calcext:value-type="float">
            <text:p>0.1162566</text:p>
          </table:table-cell>
          <table:table-cell office:value-type="float" office:value="0.1687246" calcext:value-type="float">
            <text:p>0.1687246</text:p>
          </table:table-cell>
          <table:table-cell office:value-type="float" office:value="0.1804808" calcext:value-type="float">
            <text:p>0.1804808</text:p>
          </table:table-cell>
          <table:table-cell office:value-type="float" office:value="0.1862347" calcext:value-type="float">
            <text:p>0.1862347</text:p>
          </table:table-cell>
          <table:table-cell office:value-type="float" office:value="0.1955146" calcext:value-type="float">
            <text:p>0.1955146</text:p>
          </table:table-cell>
          <table:table-cell office:value-type="float" office:value="0.1960001" calcext:value-type="float">
            <text:p>0.1960001</text:p>
          </table:table-cell>
          <table:table-cell office:value-type="float" office:value="0.2694134" calcext:value-type="float">
            <text:p>0.2694134</text:p>
          </table:table-cell>
          <table:table-cell office:value-type="float" office:value="0.358654" calcext:value-type="float">
            <text:p>0.358654</text:p>
          </table:table-cell>
          <table:table-cell office:value-type="float" office:value="0.3521847" calcext:value-type="float">
            <text:p>0.3521847</text:p>
          </table:table-cell>
          <table:table-cell office:value-type="float" office:value="0.3663944" calcext:value-type="float">
            <text:p>0.3663944</text:p>
          </table:table-cell>
          <table:table-cell office:value-type="float" office:value="0.3841646" calcext:value-type="float">
            <text:p>0.3841646</text:p>
          </table:table-cell>
          <table:table-cell office:value-type="float" office:value="0.3961095" calcext:value-type="float">
            <text:p>0.3961095</text:p>
          </table:table-cell>
          <table:table-cell office:value-type="float" office:value="0.4623663" calcext:value-type="float">
            <text:p>0.4623663</text:p>
          </table:table-cell>
          <table:table-cell office:value-type="float" office:value="0" calcext:value-type="float">
            <text:p>0</text:p>
          </table:table-cell>
          <table:table-cell office:value-type="float" office:value="0.000000006744672" calcext:value-type="float">
            <text:p>6.744672E-09</text:p>
          </table:table-cell>
          <table:table-cell office:value-type="float" office:value="0.0211726" calcext:value-type="float">
            <text:p>0.0211726</text:p>
          </table:table-cell>
          <table:table-cell office:value-type="float" office:value="0.1087102" calcext:value-type="float">
            <text:p>0.1087102</text:p>
          </table:table-cell>
          <table:table-cell office:value-type="float" office:value="0.1243552" calcext:value-type="float">
            <text:p>0.1243552</text:p>
          </table:table-cell>
          <table:table-cell office:value-type="float" office:value="0.1650369" calcext:value-type="float">
            <text:p>0.1650369</text:p>
          </table:table-cell>
          <table:table-cell office:value-type="float" office:value="0.06236018" calcext:value-type="float">
            <text:p>0.06236018</text:p>
          </table:table-cell>
          <table:table-cell office:value-type="float" office:value="0.008564441" calcext:value-type="float">
            <text:p>0.008564441</text:p>
          </table:table-cell>
          <table:table-cell office:value-type="float" office:value="2.307482E-025" calcext:value-type="float">
            <text:p>2.307482E-25</text:p>
          </table:table-cell>
          <table:table-cell office:value-type="float" office:value="1.06699E-029" calcext:value-type="float">
            <text:p>1.06699E-29</text:p>
          </table:table-cell>
          <table:table-cell office:value-type="float" office:value="2.369045E-034" calcext:value-type="float">
            <text:p>2.369045E-34</text:p>
          </table:table-cell>
          <table:table-cell office:value-type="float" office:value="3.832747E-039" calcext:value-type="float">
            <text:p>3.832747E-39</text:p>
          </table:table-cell>
          <table:table-cell office:value-type="float" office:value="2.522337E-044" calcext:value-type="float">
            <text:p>2.522337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4.56466" calcext:value-type="float">
            <text:p>-54.56466</text:p>
          </table:table-cell>
          <table:table-cell office:value-type="float" office:value="-2.969362" calcext:value-type="float">
            <text:p>-2.969362</text:p>
          </table:table-cell>
          <table:table-cell office:value-type="float" office:value="-1.787661" calcext:value-type="float">
            <text:p>-1.787661</text:p>
          </table:table-cell>
          <table:table-cell office:value-type="float" office:value="-1.42035" calcext:value-type="float">
            <text:p>-1.42035</text:p>
          </table:table-cell>
          <table:table-cell office:value-type="float" office:value="-0.976577" calcext:value-type="float">
            <text:p>-0.976577</text:p>
          </table:table-cell>
          <table:table-cell office:value-type="float" office:value="-0.3610416" calcext:value-type="float">
            <text:p>-0.3610416</text:p>
          </table:table-cell>
          <table:table-cell office:value-type="float" office:value="-0.03089516" calcext:value-type="float">
            <text:p>-0.03089516</text:p>
          </table:table-cell>
          <table:table-cell office:value-type="float" office:value="-0.0298686" calcext:value-type="float">
            <text:p>-0.0298686</text:p>
          </table:table-cell>
          <table:table-cell office:value-type="float" office:value="-0.02457992" calcext:value-type="float">
            <text:p>-0.02457992</text:p>
          </table:table-cell>
          <table:table-cell office:value-type="float" office:value="-0.01662123" calcext:value-type="float">
            <text:p>-0.016621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3.92233" calcext:value-type="float">
            <text:p>-13.92233</text:p>
          </table:table-cell>
          <table:table-cell office:value-type="float" office:value="0.006448774" calcext:value-type="float">
            <text:p>0.006448774</text:p>
          </table:table-cell>
          <table:table-cell office:value-type="float" office:value="-9999.006" calcext:value-type="float">
            <text:p>-9999.006</text:p>
          </table:table-cell>
          <table:table-cell office:value-type="float" office:value="-2.348928" calcext:value-type="float">
            <text:p>-2.34892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8022003" calcext:value-type="float">
            <text:p>8022003</text:p>
          </table:table-cell>
          <table:table-cell office:value-type="float" office:value="1.9" calcext:value-type="float">
            <text:p>1.9</text:p>
          </table:table-cell>
          <table:table-cell office:value-type="float" office:value="7.756241" calcext:value-type="float">
            <text:p>7.756241</text:p>
          </table:table-cell>
          <table:table-cell office:value-type="float" office:value="0" calcext:value-type="float">
            <text:p>0</text:p>
          </table:table-cell>
          <table:table-cell office:value-type="float" office:value="1060.752" calcext:value-type="float">
            <text:p>1060.752</text:p>
          </table:table-cell>
          <table:table-cell office:value-type="float" office:value="0.01224098" calcext:value-type="float">
            <text:p>0.01224098</text:p>
          </table:table-cell>
          <table:table-cell office:value-type="float" office:value="0" calcext:value-type="float">
            <text:p>0</text:p>
          </table:table-cell>
          <table:table-cell office:value-type="float" office:value="0.1253998" calcext:value-type="float">
            <text:p>0.1253998</text:p>
          </table:table-cell>
          <table:table-cell office:value-type="float" office:value="0.1680711" calcext:value-type="float">
            <text:p>0.1680711</text:p>
          </table:table-cell>
          <table:table-cell office:value-type="float" office:value="0.1877976" calcext:value-type="float">
            <text:p>0.1877976</text:p>
          </table:table-cell>
          <table:table-cell office:value-type="float" office:value="0.1918319" calcext:value-type="float">
            <text:p>0.1918319</text:p>
          </table:table-cell>
          <table:table-cell office:value-type="float" office:value="0.1983465" calcext:value-type="float">
            <text:p>0.1983465</text:p>
          </table:table-cell>
          <table:table-cell office:value-type="float" office:value="0.1925968" calcext:value-type="float">
            <text:p>0.1925968</text:p>
          </table:table-cell>
          <table:table-cell office:value-type="float" office:value="0.2692302" calcext:value-type="float">
            <text:p>0.2692302</text:p>
          </table:table-cell>
          <table:table-cell office:value-type="float" office:value="0.3589355" calcext:value-type="float">
            <text:p>0.3589355</text:p>
          </table:table-cell>
          <table:table-cell office:value-type="float" office:value="0.352314" calcext:value-type="float">
            <text:p>0.352314</text:p>
          </table:table-cell>
          <table:table-cell office:value-type="float" office:value="0.3663276" calcext:value-type="float">
            <text:p>0.3663276</text:p>
          </table:table-cell>
          <table:table-cell office:value-type="float" office:value="0.384088" calcext:value-type="float">
            <text:p>0.384088</text:p>
          </table:table-cell>
          <table:table-cell office:value-type="float" office:value="0.3960485" calcext:value-type="float">
            <text:p>0.3960485</text:p>
          </table:table-cell>
          <table:table-cell office:value-type="float" office:value="0.462362" calcext:value-type="float">
            <text:p>0.462362</text:p>
          </table:table-cell>
          <table:table-cell office:value-type="float" office:value="0" calcext:value-type="float">
            <text:p>0</text:p>
          </table:table-cell>
          <table:table-cell office:value-type="float" office:value="0.000000005773858" calcext:value-type="float">
            <text:p>5.773858E-09</text:p>
          </table:table-cell>
          <table:table-cell office:value-type="float" office:value="0.01955385" calcext:value-type="float">
            <text:p>0.01955385</text:p>
          </table:table-cell>
          <table:table-cell office:value-type="float" office:value="0.1003829" calcext:value-type="float">
            <text:p>0.1003829</text:p>
          </table:table-cell>
          <table:table-cell office:value-type="float" office:value="0.1186058" calcext:value-type="float">
            <text:p>0.1186058</text:p>
          </table:table-cell>
          <table:table-cell office:value-type="float" office:value="0.1632685" calcext:value-type="float">
            <text:p>0.1632685</text:p>
          </table:table-cell>
          <table:table-cell office:value-type="float" office:value="0.06617729" calcext:value-type="float">
            <text:p>0.06617729</text:p>
          </table:table-cell>
          <table:table-cell office:value-type="float" office:value="0.007553791" calcext:value-type="float">
            <text:p>0.007553791</text:p>
          </table:table-cell>
          <table:table-cell office:value-type="float" office:value="2.307482E-025" calcext:value-type="float">
            <text:p>2.307482E-25</text:p>
          </table:table-cell>
          <table:table-cell office:value-type="float" office:value="1.06699E-029" calcext:value-type="float">
            <text:p>1.06699E-29</text:p>
          </table:table-cell>
          <table:table-cell office:value-type="float" office:value="2.369046E-034" calcext:value-type="float">
            <text:p>2.369046E-34</text:p>
          </table:table-cell>
          <table:table-cell office:value-type="float" office:value="3.832747E-039" calcext:value-type="float">
            <text:p>3.832747E-39</text:p>
          </table:table-cell>
          <table:table-cell office:value-type="float" office:value="2.522337E-044" calcext:value-type="float">
            <text:p>2.522337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0.03392" calcext:value-type="float">
            <text:p>-30.03392</text:p>
          </table:table-cell>
          <table:table-cell office:value-type="float" office:value="-3.02897" calcext:value-type="float">
            <text:p>-3.02897</text:p>
          </table:table-cell>
          <table:table-cell office:value-type="float" office:value="-1.305753" calcext:value-type="float">
            <text:p>-1.305753</text:p>
          </table:table-cell>
          <table:table-cell office:value-type="float" office:value="-1.129286" calcext:value-type="float">
            <text:p>-1.129286</text:p>
          </table:table-cell>
          <table:table-cell office:value-type="float" office:value="-0.8751676" calcext:value-type="float">
            <text:p>-0.8751676</text:p>
          </table:table-cell>
          <table:table-cell office:value-type="float" office:value="-0.4133495" calcext:value-type="float">
            <text:p>-0.4133495</text:p>
          </table:table-cell>
          <table:table-cell office:value-type="float" office:value="-0.03106694" calcext:value-type="float">
            <text:p>-0.03106694</text:p>
          </table:table-cell>
          <table:table-cell office:value-type="float" office:value="-0.02936328" calcext:value-type="float">
            <text:p>-0.02936328</text:p>
          </table:table-cell>
          <table:table-cell office:value-type="float" office:value="-0.02443049" calcext:value-type="float">
            <text:p>-0.02443049</text:p>
          </table:table-cell>
          <table:table-cell office:value-type="float" office:value="-0.01667335" calcext:value-type="float">
            <text:p>-0.016673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3.19775" calcext:value-type="float">
            <text:p>-13.19775</text:p>
          </table:table-cell>
          <table:table-cell office:value-type="float" office:value="0.006404261" calcext:value-type="float">
            <text:p>0.006404261</text:p>
          </table:table-cell>
          <table:table-cell office:value-type="float" office:value="-9999.006" calcext:value-type="float">
            <text:p>-9999.006</text:p>
          </table:table-cell>
          <table:table-cell office:value-type="float" office:value="-2.349129" calcext:value-type="float">
            <text:p>-2.34912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022003" calcext:value-type="float">
            <text:p>9022003</text:p>
          </table:table-cell>
          <table:table-cell office:value-type="float" office:value="1.9" calcext:value-type="float">
            <text:p>1.9</text:p>
          </table:table-cell>
          <table:table-cell office:value-type="float" office:value="7.821743" calcext:value-type="float">
            <text:p>7.821743</text:p>
          </table:table-cell>
          <table:table-cell office:value-type="float" office:value="0" calcext:value-type="float">
            <text:p>0</text:p>
          </table:table-cell>
          <table:table-cell office:value-type="float" office:value="1060.687" calcext:value-type="float">
            <text:p>1060.687</text:p>
          </table:table-cell>
          <table:table-cell office:value-type="float" office:value="0.01224098" calcext:value-type="float">
            <text:p>0.01224098</text:p>
          </table:table-cell>
          <table:table-cell office:value-type="float" office:value="0" calcext:value-type="float">
            <text:p>0</text:p>
          </table:table-cell>
          <table:table-cell office:value-type="float" office:value="0.1310859" calcext:value-type="float">
            <text:p>0.1310859</text:p>
          </table:table-cell>
          <table:table-cell office:value-type="float" office:value="0.1672146" calcext:value-type="float">
            <text:p>0.1672146</text:p>
          </table:table-cell>
          <table:table-cell office:value-type="float" office:value="0.179177" calcext:value-type="float">
            <text:p>0.179177</text:p>
          </table:table-cell>
          <table:table-cell office:value-type="float" office:value="0.1874309" calcext:value-type="float">
            <text:p>0.1874309</text:p>
          </table:table-cell>
          <table:table-cell office:value-type="float" office:value="0.1959216" calcext:value-type="float">
            <text:p>0.1959216</text:p>
          </table:table-cell>
          <table:table-cell office:value-type="float" office:value="0.1903369" calcext:value-type="float">
            <text:p>0.1903369</text:p>
          </table:table-cell>
          <table:table-cell office:value-type="float" office:value="0.2688944" calcext:value-type="float">
            <text:p>0.2688944</text:p>
          </table:table-cell>
          <table:table-cell office:value-type="float" office:value="0.3590828" calcext:value-type="float">
            <text:p>0.3590828</text:p>
          </table:table-cell>
          <table:table-cell office:value-type="float" office:value="0.3524465" calcext:value-type="float">
            <text:p>0.3524465</text:p>
          </table:table-cell>
          <table:table-cell office:value-type="float" office:value="0.366274" calcext:value-type="float">
            <text:p>0.366274</text:p>
          </table:table-cell>
          <table:table-cell office:value-type="float" office:value="0.3840133" calcext:value-type="float">
            <text:p>0.3840133</text:p>
          </table:table-cell>
          <table:table-cell office:value-type="float" office:value="0.3959852" calcext:value-type="float">
            <text:p>0.3959852</text:p>
          </table:table-cell>
          <table:table-cell office:value-type="float" office:value="0.4623657" calcext:value-type="float">
            <text:p>0.4623657</text:p>
          </table:table-cell>
          <table:table-cell office:value-type="float" office:value="0" calcext:value-type="float">
            <text:p>0</text:p>
          </table:table-cell>
          <table:table-cell office:value-type="float" office:value="0.000000005010294" calcext:value-type="float">
            <text:p>5.010294E-09</text:p>
          </table:table-cell>
          <table:table-cell office:value-type="float" office:value="0.01766481" calcext:value-type="float">
            <text:p>0.01766481</text:p>
          </table:table-cell>
          <table:table-cell office:value-type="float" office:value="0.1097496" calcext:value-type="float">
            <text:p>0.1097496</text:p>
          </table:table-cell>
          <table:table-cell office:value-type="float" office:value="0.1234707" calcext:value-type="float">
            <text:p>0.1234707</text:p>
          </table:table-cell>
          <table:table-cell office:value-type="float" office:value="0.1665944" calcext:value-type="float">
            <text:p>0.1665944</text:p>
          </table:table-cell>
          <table:table-cell office:value-type="float" office:value="0.06880376" calcext:value-type="float">
            <text:p>0.06880376</text:p>
          </table:table-cell>
          <table:table-cell office:value-type="float" office:value="0.007259943" calcext:value-type="float">
            <text:p>0.007259943</text:p>
          </table:table-cell>
          <table:table-cell office:value-type="float" office:value="2.307482E-025" calcext:value-type="float">
            <text:p>2.307482E-25</text:p>
          </table:table-cell>
          <table:table-cell office:value-type="float" office:value="1.06699E-029" calcext:value-type="float">
            <text:p>1.06699E-29</text:p>
          </table:table-cell>
          <table:table-cell office:value-type="float" office:value="2.369045E-034" calcext:value-type="float">
            <text:p>2.369045E-34</text:p>
          </table:table-cell>
          <table:table-cell office:value-type="float" office:value="3.832747E-039" calcext:value-type="float">
            <text:p>3.832747E-39</text:p>
          </table:table-cell>
          <table:table-cell office:value-type="float" office:value="2.522337E-044" calcext:value-type="float">
            <text:p>2.522337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42866" calcext:value-type="float">
            <text:p>-21.42866</text:p>
          </table:table-cell>
          <table:table-cell office:value-type="float" office:value="-3.177727" calcext:value-type="float">
            <text:p>-3.177727</text:p>
          </table:table-cell>
          <table:table-cell office:value-type="float" office:value="-1.891088" calcext:value-type="float">
            <text:p>-1.891088</text:p>
          </table:table-cell>
          <table:table-cell office:value-type="float" office:value="-1.348966" calcext:value-type="float">
            <text:p>-1.348966</text:p>
          </table:table-cell>
          <table:table-cell office:value-type="float" office:value="-0.9600894" calcext:value-type="float">
            <text:p>-0.9600894</text:p>
          </table:table-cell>
          <table:table-cell office:value-type="float" office:value="-0.4523136" calcext:value-type="float">
            <text:p>-0.4523136</text:p>
          </table:table-cell>
          <table:table-cell office:value-type="float" office:value="-0.03139116" calcext:value-type="float">
            <text:p>-0.03139116</text:p>
          </table:table-cell>
          <table:table-cell office:value-type="float" office:value="-0.02910196" calcext:value-type="float">
            <text:p>-0.02910196</text:p>
          </table:table-cell>
          <table:table-cell office:value-type="float" office:value="-0.02427816" calcext:value-type="float">
            <text:p>-0.02427816</text:p>
          </table:table-cell>
          <table:table-cell office:value-type="float" office:value="-0.01671517" calcext:value-type="float">
            <text:p>-0.016715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.60522" calcext:value-type="float">
            <text:p>-10.60522</text:p>
          </table:table-cell>
          <table:table-cell office:value-type="float" office:value="0.006480586" calcext:value-type="float">
            <text:p>0.006480586</text:p>
          </table:table-cell>
          <table:table-cell office:value-type="float" office:value="-9999.006" calcext:value-type="float">
            <text:p>-9999.006</text:p>
          </table:table-cell>
          <table:table-cell office:value-type="float" office:value="-2.35052" calcext:value-type="float">
            <text:p>-2.3505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0022003" calcext:value-type="float">
            <text:p>10022003</text:p>
          </table:table-cell>
          <table:table-cell office:value-type="float" office:value="1.9" calcext:value-type="float">
            <text:p>1.9</text:p>
          </table:table-cell>
          <table:table-cell office:value-type="float" office:value="8.002495" calcext:value-type="float">
            <text:p>8.002495</text:p>
          </table:table-cell>
          <table:table-cell office:value-type="float" office:value="0" calcext:value-type="float">
            <text:p>0</text:p>
          </table:table-cell>
          <table:table-cell office:value-type="float" office:value="1060.506" calcext:value-type="float">
            <text:p>1060.506</text:p>
          </table:table-cell>
          <table:table-cell office:value-type="float" office:value="0.01224098" calcext:value-type="float">
            <text:p>0.01224098</text:p>
          </table:table-cell>
          <table:table-cell office:value-type="float" office:value="0" calcext:value-type="float">
            <text:p>0</text:p>
          </table:table-cell>
          <table:table-cell office:value-type="float" office:value="0.1256082" calcext:value-type="float">
            <text:p>0.1256082</text:p>
          </table:table-cell>
          <table:table-cell office:value-type="float" office:value="0.1547943" calcext:value-type="float">
            <text:p>0.1547943</text:p>
          </table:table-cell>
          <table:table-cell office:value-type="float" office:value="0.1683881" calcext:value-type="float">
            <text:p>0.1683881</text:p>
          </table:table-cell>
          <table:table-cell office:value-type="float" office:value="0.1812367" calcext:value-type="float">
            <text:p>0.1812367</text:p>
          </table:table-cell>
          <table:table-cell office:value-type="float" office:value="0.1912345" calcext:value-type="float">
            <text:p>0.1912345</text:p>
          </table:table-cell>
          <table:table-cell office:value-type="float" office:value="0.1872029" calcext:value-type="float">
            <text:p>0.1872029</text:p>
          </table:table-cell>
          <table:table-cell office:value-type="float" office:value="0.2679588" calcext:value-type="float">
            <text:p>0.2679588</text:p>
          </table:table-cell>
          <table:table-cell office:value-type="float" office:value="0.3591225" calcext:value-type="float">
            <text:p>0.3591225</text:p>
          </table:table-cell>
          <table:table-cell office:value-type="float" office:value="0.3525672" calcext:value-type="float">
            <text:p>0.3525672</text:p>
          </table:table-cell>
          <table:table-cell office:value-type="float" office:value="0.3662322" calcext:value-type="float">
            <text:p>0.3662322</text:p>
          </table:table-cell>
          <table:table-cell office:value-type="float" office:value="0.3839415" calcext:value-type="float">
            <text:p>0.3839415</text:p>
          </table:table-cell>
          <table:table-cell office:value-type="float" office:value="0.3959178" calcext:value-type="float">
            <text:p>0.3959178</text:p>
          </table:table-cell>
          <table:table-cell office:value-type="float" office:value="0.4623631" calcext:value-type="float">
            <text:p>0.4623631</text:p>
          </table:table-cell>
          <table:table-cell office:value-type="float" office:value="0" calcext:value-type="float">
            <text:p>0</text:p>
          </table:table-cell>
          <table:table-cell office:value-type="float" office:value="0.000000006784758" calcext:value-type="float">
            <text:p>6.784758E-09</text:p>
          </table:table-cell>
          <table:table-cell office:value-type="float" office:value="0.02857438" calcext:value-type="float">
            <text:p>0.02857438</text:p>
          </table:table-cell>
          <table:table-cell office:value-type="float" office:value="0.1215551" calcext:value-type="float">
            <text:p>0.1215551</text:p>
          </table:table-cell>
          <table:table-cell office:value-type="float" office:value="0.1302808" calcext:value-type="float">
            <text:p>0.1302808</text:p>
          </table:table-cell>
          <table:table-cell office:value-type="float" office:value="0.1723869" calcext:value-type="float">
            <text:p>0.1723869</text:p>
          </table:table-cell>
          <table:table-cell office:value-type="float" office:value="0.07235947" calcext:value-type="float">
            <text:p>0.07235947</text:p>
          </table:table-cell>
          <table:table-cell office:value-type="float" office:value="0.008002615" calcext:value-type="float">
            <text:p>0.008002615</text:p>
          </table:table-cell>
          <table:table-cell office:value-type="float" office:value="2.307482E-025" calcext:value-type="float">
            <text:p>2.307482E-25</text:p>
          </table:table-cell>
          <table:table-cell office:value-type="float" office:value="1.06699E-029" calcext:value-type="float">
            <text:p>1.06699E-29</text:p>
          </table:table-cell>
          <table:table-cell office:value-type="float" office:value="2.369046E-034" calcext:value-type="float">
            <text:p>2.369046E-34</text:p>
          </table:table-cell>
          <table:table-cell office:value-type="float" office:value="3.832747E-039" calcext:value-type="float">
            <text:p>3.832747E-39</text:p>
          </table:table-cell>
          <table:table-cell office:value-type="float" office:value="2.522337E-044" calcext:value-type="float">
            <text:p>2.522337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9.63804" calcext:value-type="float">
            <text:p>-29.63804</text:p>
          </table:table-cell>
          <table:table-cell office:value-type="float" office:value="-5.811491" calcext:value-type="float">
            <text:p>-5.811491</text:p>
          </table:table-cell>
          <table:table-cell office:value-type="float" office:value="-3.031125" calcext:value-type="float">
            <text:p>-3.031125</text:p>
          </table:table-cell>
          <table:table-cell office:value-type="float" office:value="-1.737121" calcext:value-type="float">
            <text:p>-1.737121</text:p>
          </table:table-cell>
          <table:table-cell office:value-type="float" office:value="-1.15321" calcext:value-type="float">
            <text:p>-1.15321</text:p>
          </table:table-cell>
          <table:table-cell office:value-type="float" office:value="-0.5132367" calcext:value-type="float">
            <text:p>-0.5132367</text:p>
          </table:table-cell>
          <table:table-cell office:value-type="float" office:value="-0.03231469" calcext:value-type="float">
            <text:p>-0.03231469</text:p>
          </table:table-cell>
          <table:table-cell office:value-type="float" office:value="-0.02903043" calcext:value-type="float">
            <text:p>-0.02903043</text:p>
          </table:table-cell>
          <table:table-cell office:value-type="float" office:value="-0.02414003" calcext:value-type="float">
            <text:p>-0.02414003</text:p>
          </table:table-cell>
          <table:table-cell office:value-type="float" office:value="-0.016748" calcext:value-type="float">
            <text:p>-0.0167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.27307" calcext:value-type="float">
            <text:p>-15.27307</text:p>
          </table:table-cell>
          <table:table-cell office:value-type="float" office:value="0.006635283" calcext:value-type="float">
            <text:p>0.006635283</text:p>
          </table:table-cell>
          <table:table-cell office:value-type="float" office:value="-9999.007" calcext:value-type="float">
            <text:p>-9999.007</text:p>
          </table:table-cell>
          <table:table-cell office:value-type="float" office:value="-2.352541" calcext:value-type="float">
            <text:p>-2.35254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1022003" calcext:value-type="float">
            <text:p>11022003</text:p>
          </table:table-cell>
          <table:table-cell office:value-type="float" office:value="1.9" calcext:value-type="float">
            <text:p>1.9</text:p>
          </table:table-cell>
          <table:table-cell office:value-type="float" office:value="8.110094" calcext:value-type="float">
            <text:p>8.110094</text:p>
          </table:table-cell>
          <table:table-cell office:value-type="float" office:value="0" calcext:value-type="float">
            <text:p>0</text:p>
          </table:table-cell>
          <table:table-cell office:value-type="float" office:value="1060.398" calcext:value-type="float">
            <text:p>1060.398</text:p>
          </table:table-cell>
          <table:table-cell office:value-type="float" office:value="0.01224098" calcext:value-type="float">
            <text:p>0.01224098</text:p>
          </table:table-cell>
          <table:table-cell office:value-type="float" office:value="0" calcext:value-type="float">
            <text:p>0</text:p>
          </table:table-cell>
          <table:table-cell office:value-type="float" office:value="0.1248053" calcext:value-type="float">
            <text:p>0.1248053</text:p>
          </table:table-cell>
          <table:table-cell office:value-type="float" office:value="0.1652543" calcext:value-type="float">
            <text:p>0.1652543</text:p>
          </table:table-cell>
          <table:table-cell office:value-type="float" office:value="0.1852672" calcext:value-type="float">
            <text:p>0.1852672</text:p>
          </table:table-cell>
          <table:table-cell office:value-type="float" office:value="0.1860884" calcext:value-type="float">
            <text:p>0.1860884</text:p>
          </table:table-cell>
          <table:table-cell office:value-type="float" office:value="0.1907435" calcext:value-type="float">
            <text:p>0.1907435</text:p>
          </table:table-cell>
          <table:table-cell office:value-type="float" office:value="0.1826634" calcext:value-type="float">
            <text:p>0.1826634</text:p>
          </table:table-cell>
          <table:table-cell office:value-type="float" office:value="0.2660759" calcext:value-type="float">
            <text:p>0.2660759</text:p>
          </table:table-cell>
          <table:table-cell office:value-type="float" office:value="0.3589889" calcext:value-type="float">
            <text:p>0.3589889</text:p>
          </table:table-cell>
          <table:table-cell office:value-type="float" office:value="0.3526608" calcext:value-type="float">
            <text:p>0.3526608</text:p>
          </table:table-cell>
          <table:table-cell office:value-type="float" office:value="0.3661992" calcext:value-type="float">
            <text:p>0.3661992</text:p>
          </table:table-cell>
          <table:table-cell office:value-type="float" office:value="0.383873" calcext:value-type="float">
            <text:p>0.383873</text:p>
          </table:table-cell>
          <table:table-cell office:value-type="float" office:value="0.3958493" calcext:value-type="float">
            <text:p>0.3958493</text:p>
          </table:table-cell>
          <table:table-cell office:value-type="float" office:value="0.4623621" calcext:value-type="float">
            <text:p>0.4623621</text:p>
          </table:table-cell>
          <table:table-cell office:value-type="float" office:value="0" calcext:value-type="float">
            <text:p>0</text:p>
          </table:table-cell>
          <table:table-cell office:value-type="float" office:value="0.0000000040976" calcext:value-type="float">
            <text:p>4.0976E-09</text:p>
          </table:table-cell>
          <table:table-cell office:value-type="float" office:value="0.01511334" calcext:value-type="float">
            <text:p>0.01511334</text:p>
          </table:table-cell>
          <table:table-cell office:value-type="float" office:value="0.1027886" calcext:value-type="float">
            <text:p>0.1027886</text:p>
          </table:table-cell>
          <table:table-cell office:value-type="float" office:value="0.1254112" calcext:value-type="float">
            <text:p>0.1254112</text:p>
          </table:table-cell>
          <table:table-cell office:value-type="float" office:value="0.173722" calcext:value-type="float">
            <text:p>0.173722</text:p>
          </table:table-cell>
          <table:table-cell office:value-type="float" office:value="0.07737676" calcext:value-type="float">
            <text:p>0.07737676</text:p>
          </table:table-cell>
          <table:table-cell office:value-type="float" office:value="0.01062439" calcext:value-type="float">
            <text:p>0.01062439</text:p>
          </table:table-cell>
          <table:table-cell office:value-type="float" office:value="2.307482E-025" calcext:value-type="float">
            <text:p>2.307482E-25</text:p>
          </table:table-cell>
          <table:table-cell office:value-type="float" office:value="1.06699E-029" calcext:value-type="float">
            <text:p>1.06699E-29</text:p>
          </table:table-cell>
          <table:table-cell office:value-type="float" office:value="2.369045E-034" calcext:value-type="float">
            <text:p>2.369045E-34</text:p>
          </table:table-cell>
          <table:table-cell office:value-type="float" office:value="3.832747E-039" calcext:value-type="float">
            <text:p>3.832747E-39</text:p>
          </table:table-cell>
          <table:table-cell office:value-type="float" office:value="2.522337E-044" calcext:value-type="float">
            <text:p>2.522337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1.16919" calcext:value-type="float">
            <text:p>-31.16919</text:p>
          </table:table-cell>
          <table:table-cell office:value-type="float" office:value="-3.461302" calcext:value-type="float">
            <text:p>-3.461302</text:p>
          </table:table-cell>
          <table:table-cell office:value-type="float" office:value="-1.444285" calcext:value-type="float">
            <text:p>-1.444285</text:p>
          </table:table-cell>
          <table:table-cell office:value-type="float" office:value="-1.428738" calcext:value-type="float">
            <text:p>-1.428738</text:p>
          </table:table-cell>
          <table:table-cell office:value-type="float" office:value="-1.184314" calcext:value-type="float">
            <text:p>-1.184314</text:p>
          </table:table-cell>
          <table:table-cell office:value-type="float" office:value="-0.620201" calcext:value-type="float">
            <text:p>-0.620201</text:p>
          </table:table-cell>
          <table:table-cell office:value-type="float" office:value="-0.03407951" calcext:value-type="float">
            <text:p>-0.03407951</text:p>
          </table:table-cell>
          <table:table-cell office:value-type="float" office:value="-0.02926101" calcext:value-type="float">
            <text:p>-0.02926101</text:p>
          </table:table-cell>
          <table:table-cell office:value-type="float" office:value="-0.02403321" calcext:value-type="float">
            <text:p>-0.02403321</text:p>
          </table:table-cell>
          <table:table-cell office:value-type="float" office:value="-0.01677378" calcext:value-type="float">
            <text:p>-0.016773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3.59143" calcext:value-type="float">
            <text:p>-13.59143</text:p>
          </table:table-cell>
          <table:table-cell office:value-type="float" office:value="0.006549981" calcext:value-type="float">
            <text:p>0.006549981</text:p>
          </table:table-cell>
          <table:table-cell office:value-type="float" office:value="-9999.007" calcext:value-type="float">
            <text:p>-9999.007</text:p>
          </table:table-cell>
          <table:table-cell office:value-type="float" office:value="-2.352417" calcext:value-type="float">
            <text:p>-2.35241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2022003" calcext:value-type="float">
            <text:p>12022003</text:p>
          </table:table-cell>
          <table:table-cell office:value-type="float" office:value="1.9" calcext:value-type="float">
            <text:p>1.9</text:p>
          </table:table-cell>
          <table:table-cell office:value-type="float" office:value="8.237777" calcext:value-type="float">
            <text:p>8.237777</text:p>
          </table:table-cell>
          <table:table-cell office:value-type="float" office:value="0" calcext:value-type="float">
            <text:p>0</text:p>
          </table:table-cell>
          <table:table-cell office:value-type="float" office:value="1060.271" calcext:value-type="float">
            <text:p>1060.271</text:p>
          </table:table-cell>
          <table:table-cell office:value-type="float" office:value="0.01224098" calcext:value-type="float">
            <text:p>0.01224098</text:p>
          </table:table-cell>
          <table:table-cell office:value-type="float" office:value="0" calcext:value-type="float">
            <text:p>0</text:p>
          </table:table-cell>
          <table:table-cell office:value-type="float" office:value="0.1212592" calcext:value-type="float">
            <text:p>0.1212592</text:p>
          </table:table-cell>
          <table:table-cell office:value-type="float" office:value="0.1744229" calcext:value-type="float">
            <text:p>0.1744229</text:p>
          </table:table-cell>
          <table:table-cell office:value-type="float" office:value="0.2034348" calcext:value-type="float">
            <text:p>0.2034348</text:p>
          </table:table-cell>
          <table:table-cell office:value-type="float" office:value="0.1937848" calcext:value-type="float">
            <text:p>0.1937848</text:p>
          </table:table-cell>
          <table:table-cell office:value-type="float" office:value="0.1959644" calcext:value-type="float">
            <text:p>0.1959644</text:p>
          </table:table-cell>
          <table:table-cell office:value-type="float" office:value="0.1826567" calcext:value-type="float">
            <text:p>0.1826567</text:p>
          </table:table-cell>
          <table:table-cell office:value-type="float" office:value="0.2643991" calcext:value-type="float">
            <text:p>0.2643991</text:p>
          </table:table-cell>
          <table:table-cell office:value-type="float" office:value="0.3587064" calcext:value-type="float">
            <text:p>0.3587064</text:p>
          </table:table-cell>
          <table:table-cell office:value-type="float" office:value="0.3527089" calcext:value-type="float">
            <text:p>0.3527089</text:p>
          </table:table-cell>
          <table:table-cell office:value-type="float" office:value="0.3661722" calcext:value-type="float">
            <text:p>0.3661722</text:p>
          </table:table-cell>
          <table:table-cell office:value-type="float" office:value="0.3838077" calcext:value-type="float">
            <text:p>0.3838077</text:p>
          </table:table-cell>
          <table:table-cell office:value-type="float" office:value="0.3957894" calcext:value-type="float">
            <text:p>0.3957894</text:p>
          </table:table-cell>
          <table:table-cell office:value-type="float" office:value="0.4623659" calcext:value-type="float">
            <text:p>0.4623659</text:p>
          </table:table-cell>
          <table:table-cell office:value-type="float" office:value="0" calcext:value-type="float">
            <text:p>0</text:p>
          </table:table-cell>
          <table:table-cell office:value-type="float" office:value="0.000000001637417" calcext:value-type="float">
            <text:p>1.637417E-09</text:p>
          </table:table-cell>
          <table:table-cell office:value-type="float" office:value="0.004064731" calcext:value-type="float">
            <text:p>0.004064731</text:p>
          </table:table-cell>
          <table:table-cell office:value-type="float" office:value="0.08177637" calcext:value-type="float">
            <text:p>0.08177637</text:p>
          </table:table-cell>
          <table:table-cell office:value-type="float" office:value="0.11754" calcext:value-type="float">
            <text:p>0.11754</text:p>
          </table:table-cell>
          <table:table-cell office:value-type="float" office:value="0.168463" calcext:value-type="float">
            <text:p>0.168463</text:p>
          </table:table-cell>
          <table:table-cell office:value-type="float" office:value="0.07759286" calcext:value-type="float">
            <text:p>0.07759286</text:p>
          </table:table-cell>
          <table:table-cell office:value-type="float" office:value="0.01389183" calcext:value-type="float">
            <text:p>0.01389183</text:p>
          </table:table-cell>
          <table:table-cell office:value-type="float" office:value="2.307482E-025" calcext:value-type="float">
            <text:p>2.307482E-25</text:p>
          </table:table-cell>
          <table:table-cell office:value-type="float" office:value="1.06699E-029" calcext:value-type="float">
            <text:p>1.06699E-29</text:p>
          </table:table-cell>
          <table:table-cell office:value-type="float" office:value="2.369046E-034" calcext:value-type="float">
            <text:p>2.369046E-34</text:p>
          </table:table-cell>
          <table:table-cell office:value-type="float" office:value="3.832747E-039" calcext:value-type="float">
            <text:p>3.832747E-39</text:p>
          </table:table-cell>
          <table:table-cell office:value-type="float" office:value="2.522337E-044" calcext:value-type="float">
            <text:p>2.522337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9.31378" calcext:value-type="float">
            <text:p>-39.31378</text:p>
          </table:table-cell>
          <table:table-cell office:value-type="float" office:value="-2.303986" calcext:value-type="float">
            <text:p>-2.303986</text:p>
          </table:table-cell>
          <table:table-cell office:value-type="float" office:value="-0.7048249" calcext:value-type="float">
            <text:p>-0.7048249</text:p>
          </table:table-cell>
          <table:table-cell office:value-type="float" office:value="-1.047598" calcext:value-type="float">
            <text:p>-1.047598</text:p>
          </table:table-cell>
          <table:table-cell office:value-type="float" office:value="-0.9623551" calcext:value-type="float">
            <text:p>-0.9623551</text:p>
          </table:table-cell>
          <table:table-cell office:value-type="float" office:value="-0.6212116" calcext:value-type="float">
            <text:p>-0.6212116</text:p>
          </table:table-cell>
          <table:table-cell office:value-type="float" office:value="-0.0356526" calcext:value-type="float">
            <text:p>-0.0356526</text:p>
          </table:table-cell>
          <table:table-cell office:value-type="float" office:value="-0.02976319" calcext:value-type="float">
            <text:p>-0.02976319</text:p>
          </table:table-cell>
          <table:table-cell office:value-type="float" office:value="-0.0239782" calcext:value-type="float">
            <text:p>-0.0239782</text:p>
          </table:table-cell>
          <table:table-cell office:value-type="float" office:value="-0.01679511" calcext:value-type="float">
            <text:p>-0.016795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.50429" calcext:value-type="float">
            <text:p>-11.50429</text:p>
          </table:table-cell>
          <table:table-cell office:value-type="float" office:value="0.006400856" calcext:value-type="float">
            <text:p>0.006400856</text:p>
          </table:table-cell>
          <table:table-cell office:value-type="float" office:value="-9999.006" calcext:value-type="float">
            <text:p>-9999.006</text:p>
          </table:table-cell>
          <table:table-cell office:value-type="float" office:value="-2.351856" calcext:value-type="float">
            <text:p>-2.35185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3022003" calcext:value-type="float">
            <text:p>13022003</text:p>
          </table:table-cell>
          <table:table-cell office:value-type="float" office:value="1.9" calcext:value-type="float">
            <text:p>1.9</text:p>
          </table:table-cell>
          <table:table-cell office:value-type="float" office:value="8.272532" calcext:value-type="float">
            <text:p>8.272532</text:p>
          </table:table-cell>
          <table:table-cell office:value-type="float" office:value="0" calcext:value-type="float">
            <text:p>0</text:p>
          </table:table-cell>
          <table:table-cell office:value-type="float" office:value="1060.236" calcext:value-type="float">
            <text:p>1060.236</text:p>
          </table:table-cell>
          <table:table-cell office:value-type="float" office:value="0.01224098" calcext:value-type="float">
            <text:p>0.01224098</text:p>
          </table:table-cell>
          <table:table-cell office:value-type="float" office:value="0" calcext:value-type="float">
            <text:p>0</text:p>
          </table:table-cell>
          <table:table-cell office:value-type="float" office:value="0.1278478" calcext:value-type="float">
            <text:p>0.1278478</text:p>
          </table:table-cell>
          <table:table-cell office:value-type="float" office:value="0.1776222" calcext:value-type="float">
            <text:p>0.1776222</text:p>
          </table:table-cell>
          <table:table-cell office:value-type="float" office:value="0.2288226" calcext:value-type="float">
            <text:p>0.2288226</text:p>
          </table:table-cell>
          <table:table-cell office:value-type="float" office:value="0.2045858" calcext:value-type="float">
            <text:p>0.2045858</text:p>
          </table:table-cell>
          <table:table-cell office:value-type="float" office:value="0.2038115" calcext:value-type="float">
            <text:p>0.2038115</text:p>
          </table:table-cell>
          <table:table-cell office:value-type="float" office:value="0.1857347" calcext:value-type="float">
            <text:p>0.1857347</text:p>
          </table:table-cell>
          <table:table-cell office:value-type="float" office:value="0.2634871" calcext:value-type="float">
            <text:p>0.2634871</text:p>
          </table:table-cell>
          <table:table-cell office:value-type="float" office:value="0.3584536" calcext:value-type="float">
            <text:p>0.3584536</text:p>
          </table:table-cell>
          <table:table-cell office:value-type="float" office:value="0.3527116" calcext:value-type="float">
            <text:p>0.3527116</text:p>
          </table:table-cell>
          <table:table-cell office:value-type="float" office:value="0.3661471" calcext:value-type="float">
            <text:p>0.3661471</text:p>
          </table:table-cell>
          <table:table-cell office:value-type="float" office:value="0.3837473" calcext:value-type="float">
            <text:p>0.3837473</text:p>
          </table:table-cell>
          <table:table-cell office:value-type="float" office:value="0.395742" calcext:value-type="float">
            <text:p>0.395742</text:p>
          </table:table-cell>
          <table:table-cell office:value-type="float" office:value="0.4623755" calcext:value-type="float">
            <text:p>0.4623755</text:p>
          </table:table-cell>
          <table:table-cell office:value-type="float" office:value="0" calcext:value-type="float">
            <text:p>0</text:p>
          </table:table-cell>
          <table:table-cell office:value-type="float" office:value="1.950406E-015" calcext:value-type="float">
            <text:p>1.950406E-15</text:p>
          </table:table-cell>
          <table:table-cell office:value-type="float" office:value="0.0000000001121647" calcext:value-type="float">
            <text:p>1.121647E-10</text:p>
          </table:table-cell>
          <table:table-cell office:value-type="float" office:value="0.05169422" calcext:value-type="float">
            <text:p>0.05169422</text:p>
          </table:table-cell>
          <table:table-cell office:value-type="float" office:value="0.1065828" calcext:value-type="float">
            <text:p>0.1065828</text:p>
          </table:table-cell>
          <table:table-cell office:value-type="float" office:value="0.1603921" calcext:value-type="float">
            <text:p>0.1603921</text:p>
          </table:table-cell>
          <table:table-cell office:value-type="float" office:value="0.0746567" calcext:value-type="float">
            <text:p>0.0746567</text:p>
          </table:table-cell>
          <table:table-cell office:value-type="float" office:value="0.01627886" calcext:value-type="float">
            <text:p>0.01627886</text:p>
          </table:table-cell>
          <table:table-cell office:value-type="float" office:value="2.307482E-025" calcext:value-type="float">
            <text:p>2.307482E-25</text:p>
          </table:table-cell>
          <table:table-cell office:value-type="float" office:value="1.06699E-029" calcext:value-type="float">
            <text:p>1.06699E-29</text:p>
          </table:table-cell>
          <table:table-cell office:value-type="float" office:value="2.369045E-034" calcext:value-type="float">
            <text:p>2.369045E-34</text:p>
          </table:table-cell>
          <table:table-cell office:value-type="float" office:value="3.832747E-039" calcext:value-type="float">
            <text:p>3.832747E-39</text:p>
          </table:table-cell>
          <table:table-cell office:value-type="float" office:value="2.522337E-044" calcext:value-type="float">
            <text:p>2.522337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6.56667" calcext:value-type="float">
            <text:p>-26.56667</text:p>
          </table:table-cell>
          <table:table-cell office:value-type="float" office:value="-2.042387" calcext:value-type="float">
            <text:p>-2.042387</text:p>
          </table:table-cell>
          <table:table-cell office:value-type="float" office:value="-0.2888466" calcext:value-type="float">
            <text:p>-0.2888466</text:p>
          </table:table-cell>
          <table:table-cell office:value-type="float" office:value="-0.6908312" calcext:value-type="float">
            <text:p>-0.6908312</text:p>
          </table:table-cell>
          <table:table-cell office:value-type="float" office:value="-0.7112023" calcext:value-type="float">
            <text:p>-0.7112023</text:p>
          </table:table-cell>
          <table:table-cell office:value-type="float" office:value="-0.5470027" calcext:value-type="float">
            <text:p>-0.5470027</text:p>
          </table:table-cell>
          <table:table-cell office:value-type="float" office:value="-0.03655453" calcext:value-type="float">
            <text:p>-0.03655453</text:p>
          </table:table-cell>
          <table:table-cell office:value-type="float" office:value="-0.03022034" calcext:value-type="float">
            <text:p>-0.03022034</text:p>
          </table:table-cell>
          <table:table-cell office:value-type="float" office:value="-0.02397473" calcext:value-type="float">
            <text:p>-0.02397473</text:p>
          </table:table-cell>
          <table:table-cell office:value-type="float" office:value="-0.01681472" calcext:value-type="float">
            <text:p>-0.016814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.30325" calcext:value-type="float">
            <text:p>-9.30325</text:p>
          </table:table-cell>
          <table:table-cell office:value-type="float" office:value="0.006187364" calcext:value-type="float">
            <text:p>0.006187364</text:p>
          </table:table-cell>
          <table:table-cell office:value-type="float" office:value="-9999.006" calcext:value-type="float">
            <text:p>-9999.006</text:p>
          </table:table-cell>
          <table:table-cell office:value-type="float" office:value="-2.350891" calcext:value-type="float">
            <text:p>-2.35089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4022003" calcext:value-type="float">
            <text:p>14022003</text:p>
          </table:table-cell>
          <table:table-cell office:value-type="float" office:value="15.4" calcext:value-type="float">
            <text:p>15.4</text:p>
          </table:table-cell>
          <table:table-cell office:value-type="float" office:value="8.220158" calcext:value-type="float">
            <text:p>8.220158</text:p>
          </table:table-cell>
          <table:table-cell office:value-type="float" office:value="0" calcext:value-type="float">
            <text:p>0</text:p>
          </table:table-cell>
          <table:table-cell office:value-type="float" office:value="1073.468" calcext:value-type="float">
            <text:p>1073.468</text:p>
          </table:table-cell>
          <table:table-cell office:value-type="float" office:value="0.3334293" calcext:value-type="float">
            <text:p>0.3334293</text:p>
          </table:table-cell>
          <table:table-cell office:value-type="float" office:value="0" calcext:value-type="float">
            <text:p>0</text:p>
          </table:table-cell>
          <table:table-cell office:value-type="float" office:value="0.3384115" calcext:value-type="float">
            <text:p>0.3384115</text:p>
          </table:table-cell>
          <table:table-cell office:value-type="float" office:value="0.3540456" calcext:value-type="float">
            <text:p>0.3540456</text:p>
          </table:table-cell>
          <table:table-cell office:value-type="float" office:value="0.2261104" calcext:value-type="float">
            <text:p>0.2261104</text:p>
          </table:table-cell>
          <table:table-cell office:value-type="float" office:value="0.2154332" calcext:value-type="float">
            <text:p>0.2154332</text:p>
          </table:table-cell>
          <table:table-cell office:value-type="float" office:value="0.2110397" calcext:value-type="float">
            <text:p>0.2110397</text:p>
          </table:table-cell>
          <table:table-cell office:value-type="float" office:value="0.1899451" calcext:value-type="float">
            <text:p>0.1899451</text:p>
          </table:table-cell>
          <table:table-cell office:value-type="float" office:value="0.2887263" calcext:value-type="float">
            <text:p>0.2887263</text:p>
          </table:table-cell>
          <table:table-cell office:value-type="float" office:value="0.3589714" calcext:value-type="float">
            <text:p>0.3589714</text:p>
          </table:table-cell>
          <table:table-cell office:value-type="float" office:value="0.3526925" calcext:value-type="float">
            <text:p>0.3526925</text:p>
          </table:table-cell>
          <table:table-cell office:value-type="float" office:value="0.3661222" calcext:value-type="float">
            <text:p>0.3661222</text:p>
          </table:table-cell>
          <table:table-cell office:value-type="float" office:value="0.3836917" calcext:value-type="float">
            <text:p>0.3836917</text:p>
          </table:table-cell>
          <table:table-cell office:value-type="float" office:value="0.3957036" calcext:value-type="float">
            <text:p>0.3957036</text:p>
          </table:table-cell>
          <table:table-cell office:value-type="float" office:value="0.4623632" calcext:value-type="float">
            <text:p>0.4623632</text:p>
          </table:table-cell>
          <table:table-cell office:value-type="float" office:value="0" calcext:value-type="float">
            <text:p>0</text:p>
          </table:table-cell>
          <table:table-cell office:value-type="float" office:value="0.08469255" calcext:value-type="float">
            <text:p>0.08469255</text:p>
          </table:table-cell>
          <table:table-cell office:value-type="float" office:value="0.01398389" calcext:value-type="float">
            <text:p>0.01398389</text:p>
          </table:table-cell>
          <table:table-cell office:value-type="float" office:value="0.05308639" calcext:value-type="float">
            <text:p>0.05308639</text:p>
          </table:table-cell>
          <table:table-cell office:value-type="float" office:value="0.1010735" calcext:value-type="float">
            <text:p>0.1010735</text:p>
          </table:table-cell>
          <table:table-cell office:value-type="float" office:value="0.1531677" calcext:value-type="float">
            <text:p>0.1531677</text:p>
          </table:table-cell>
          <table:table-cell office:value-type="float" office:value="0.07059833" calcext:value-type="float">
            <text:p>0.07059833</text:p>
          </table:table-cell>
          <table:table-cell office:value-type="float" office:value="0.01739742" calcext:value-type="float">
            <text:p>0.01739742</text:p>
          </table:table-cell>
          <table:table-cell office:value-type="float" office:value="2.307482E-025" calcext:value-type="float">
            <text:p>2.307482E-25</text:p>
          </table:table-cell>
          <table:table-cell office:value-type="float" office:value="1.06699E-029" calcext:value-type="float">
            <text:p>1.06699E-29</text:p>
          </table:table-cell>
          <table:table-cell office:value-type="float" office:value="2.369046E-034" calcext:value-type="float">
            <text:p>2.369046E-34</text:p>
          </table:table-cell>
          <table:table-cell office:value-type="float" office:value="3.832747E-039" calcext:value-type="float">
            <text:p>3.832747E-39</text:p>
          </table:table-cell>
          <table:table-cell office:value-type="float" office:value="2.522337E-044" calcext:value-type="float">
            <text:p>2.522337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609673" calcext:value-type="float">
            <text:p>-0.01609673</text:p>
          </table:table-cell>
          <table:table-cell office:value-type="float" office:value="-0.01238187" calcext:value-type="float">
            <text:p>-0.01238187</text:p>
          </table:table-cell>
          <table:table-cell office:value-type="float" office:value="-0.3188978" calcext:value-type="float">
            <text:p>-0.3188978</text:p>
          </table:table-cell>
          <table:table-cell office:value-type="float" office:value="-0.4628541" calcext:value-type="float">
            <text:p>-0.4628541</text:p>
          </table:table-cell>
          <table:table-cell office:value-type="float" office:value="-0.5436006" calcext:value-type="float">
            <text:p>-0.5436006</text:p>
          </table:table-cell>
          <table:table-cell office:value-type="float" office:value="-0.4608077" calcext:value-type="float">
            <text:p>-0.4608077</text:p>
          </table:table-cell>
          <table:table-cell office:value-type="float" office:value="-0.01750533" calcext:value-type="float">
            <text:p>-0.01750533</text:p>
          </table:table-cell>
          <table:table-cell office:value-type="float" office:value="-0.02936132" calcext:value-type="float">
            <text:p>-0.02936132</text:p>
          </table:table-cell>
          <table:table-cell office:value-type="float" office:value="-0.02399726" calcext:value-type="float">
            <text:p>-0.02399726</text:p>
          </table:table-cell>
          <table:table-cell office:value-type="float" office:value="-0.01683439" calcext:value-type="float">
            <text:p>-0.016834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2038722" calcext:value-type="float">
            <text:p>-0.02038722</text:p>
          </table:table-cell>
          <table:table-cell office:value-type="float" office:value="0.006284836" calcext:value-type="float">
            <text:p>0.006284836</text:p>
          </table:table-cell>
          <table:table-cell office:value-type="float" office:value="-9999.006" calcext:value-type="float">
            <text:p>-9999.006</text:p>
          </table:table-cell>
          <table:table-cell office:value-type="float" office:value="-2.35216" calcext:value-type="float">
            <text:p>-2.3521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5022003" calcext:value-type="float">
            <text:p>15022003</text:p>
          </table:table-cell>
          <table:table-cell office:value-type="float" office:value="15.4" calcext:value-type="float">
            <text:p>15.4</text:p>
          </table:table-cell>
          <table:table-cell office:value-type="float" office:value="8.976668" calcext:value-type="float">
            <text:p>8.976668</text:p>
          </table:table-cell>
          <table:table-cell office:value-type="float" office:value="0" calcext:value-type="float">
            <text:p>0</text:p>
          </table:table-cell>
          <table:table-cell office:value-type="float" office:value="1072.075" calcext:value-type="float">
            <text:p>1072.075</text:p>
          </table:table-cell>
          <table:table-cell office:value-type="float" office:value="0.9693679" calcext:value-type="float">
            <text:p>0.9693679</text:p>
          </table:table-cell>
          <table:table-cell office:value-type="float" office:value="0" calcext:value-type="float">
            <text:p>0</text:p>
          </table:table-cell>
          <table:table-cell office:value-type="float" office:value="0.1491916" calcext:value-type="float">
            <text:p>0.1491916</text:p>
          </table:table-cell>
          <table:table-cell office:value-type="float" office:value="0.2708853" calcext:value-type="float">
            <text:p>0.2708853</text:p>
          </table:table-cell>
          <table:table-cell office:value-type="float" office:value="0.2286799" calcext:value-type="float">
            <text:p>0.2286799</text:p>
          </table:table-cell>
          <table:table-cell office:value-type="float" office:value="0.218385" calcext:value-type="float">
            <text:p>0.218385</text:p>
          </table:table-cell>
          <table:table-cell office:value-type="float" office:value="0.2166619" calcext:value-type="float">
            <text:p>0.2166619</text:p>
          </table:table-cell>
          <table:table-cell office:value-type="float" office:value="0.1943009" calcext:value-type="float">
            <text:p>0.1943009</text:p>
          </table:table-cell>
          <table:table-cell office:value-type="float" office:value="0.2888333" calcext:value-type="float">
            <text:p>0.2888333</text:p>
          </table:table-cell>
          <table:table-cell office:value-type="float" office:value="0.362425" calcext:value-type="float">
            <text:p>0.362425</text:p>
          </table:table-cell>
          <table:table-cell office:value-type="float" office:value="0.3529902" calcext:value-type="float">
            <text:p>0.3529902</text:p>
          </table:table-cell>
          <table:table-cell office:value-type="float" office:value="0.366104" calcext:value-type="float">
            <text:p>0.366104</text:p>
          </table:table-cell>
          <table:table-cell office:value-type="float" office:value="0.3836398" calcext:value-type="float">
            <text:p>0.3836398</text:p>
          </table:table-cell>
          <table:table-cell office:value-type="float" office:value="0.3956545" calcext:value-type="float">
            <text:p>0.3956545</text:p>
          </table:table-cell>
          <table:table-cell office:value-type="float" office:value="0.4623459" calcext:value-type="float">
            <text:p>0.4623459</text:p>
          </table:table-cell>
          <table:table-cell office:value-type="float" office:value="0" calcext:value-type="float">
            <text:p>0</text:p>
          </table:table-cell>
          <table:table-cell office:value-type="float" office:value="0.2110205" calcext:value-type="float">
            <text:p>0.2110205</text:p>
          </table:table-cell>
          <table:table-cell office:value-type="float" office:value="0.05696619" calcext:value-type="float">
            <text:p>0.05696619</text:p>
          </table:table-cell>
          <table:table-cell office:value-type="float" office:value="0.05447538" calcext:value-type="float">
            <text:p>0.05447538</text:p>
          </table:table-cell>
          <table:table-cell office:value-type="float" office:value="0.09854656" calcext:value-type="float">
            <text:p>0.09854656</text:p>
          </table:table-cell>
          <table:table-cell office:value-type="float" office:value="0.1477805" calcext:value-type="float">
            <text:p>0.1477805</text:p>
          </table:table-cell>
          <table:table-cell office:value-type="float" office:value="0.06651632" calcext:value-type="float">
            <text:p>0.06651632</text:p>
          </table:table-cell>
          <table:table-cell office:value-type="float" office:value="0.01755398" calcext:value-type="float">
            <text:p>0.01755398</text:p>
          </table:table-cell>
          <table:table-cell office:value-type="float" office:value="2.307482E-025" calcext:value-type="float">
            <text:p>2.307482E-25</text:p>
          </table:table-cell>
          <table:table-cell office:value-type="float" office:value="1.06699E-029" calcext:value-type="float">
            <text:p>1.06699E-29</text:p>
          </table:table-cell>
          <table:table-cell office:value-type="float" office:value="2.369045E-034" calcext:value-type="float">
            <text:p>2.369045E-34</text:p>
          </table:table-cell>
          <table:table-cell office:value-type="float" office:value="3.832747E-039" calcext:value-type="float">
            <text:p>3.832747E-39</text:p>
          </table:table-cell>
          <table:table-cell office:value-type="float" office:value="2.522337E-044" calcext:value-type="float">
            <text:p>2.522337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.191374" calcext:value-type="float">
            <text:p>-7.191374</text:p>
          </table:table-cell>
          <table:table-cell office:value-type="float" office:value="-0.07417622" calcext:value-type="float">
            <text:p>-0.07417622</text:p>
          </table:table-cell>
          <table:table-cell office:value-type="float" office:value="-0.290019" calcext:value-type="float">
            <text:p>-0.290019</text:p>
          </table:table-cell>
          <table:table-cell office:value-type="float" office:value="-0.4165486" calcext:value-type="float">
            <text:p>-0.4165486</text:p>
          </table:table-cell>
          <table:table-cell office:value-type="float" office:value="-0.443324" calcext:value-type="float">
            <text:p>-0.443324</text:p>
          </table:table-cell>
          <table:table-cell office:value-type="float" office:value="-0.3872763" calcext:value-type="float">
            <text:p>-0.3872763</text:p>
          </table:table-cell>
          <table:table-cell office:value-type="float" office:value="-0.01719938" calcext:value-type="float">
            <text:p>-0.01719938</text:p>
          </table:table-cell>
          <table:table-cell office:value-type="float" office:value="-0.02384996" calcext:value-type="float">
            <text:p>-0.02384996</text:p>
          </table:table-cell>
          <table:table-cell office:value-type="float" office:value="-0.02366767" calcext:value-type="float">
            <text:p>-0.02366767</text:p>
          </table:table-cell>
          <table:table-cell office:value-type="float" office:value="-0.01684884" calcext:value-type="float">
            <text:p>-0.016848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.1673" calcext:value-type="float">
            <text:p>-15.1673</text:p>
          </table:table-cell>
          <table:table-cell office:value-type="float" office:value="0.006415819" calcext:value-type="float">
            <text:p>0.006415819</text:p>
          </table:table-cell>
          <table:table-cell office:value-type="float" office:value="-9999.006" calcext:value-type="float">
            <text:p>-9999.006</text:p>
          </table:table-cell>
          <table:table-cell office:value-type="float" office:value="-2.354546" calcext:value-type="float">
            <text:p>-2.35454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6022003" calcext:value-type="float">
            <text:p>16022003</text:p>
          </table:table-cell>
          <table:table-cell office:value-type="float" office:value="15.9" calcext:value-type="float">
            <text:p>15.9</text:p>
          </table:table-cell>
          <table:table-cell office:value-type="float" office:value="9.685125" calcext:value-type="float">
            <text:p>9.685125</text:p>
          </table:table-cell>
          <table:table-cell office:value-type="float" office:value="0" calcext:value-type="float">
            <text:p>0</text:p>
          </table:table-cell>
          <table:table-cell office:value-type="float" office:value="1071.758" calcext:value-type="float">
            <text:p>1071.758</text:p>
          </table:table-cell>
          <table:table-cell office:value-type="float" office:value="1.078434" calcext:value-type="float">
            <text:p>1.078434</text:p>
          </table:table-cell>
          <table:table-cell office:value-type="float" office:value="5.883092" calcext:value-type="float">
            <text:p>5.883092</text:p>
          </table:table-cell>
          <table:table-cell office:value-type="float" office:value="0.1427568" calcext:value-type="float">
            <text:p>0.1427568</text:p>
          </table:table-cell>
          <table:table-cell office:value-type="float" office:value="0.1824396" calcext:value-type="float">
            <text:p>0.1824396</text:p>
          </table:table-cell>
          <table:table-cell office:value-type="float" office:value="0.2095854" calcext:value-type="float">
            <text:p>0.2095854</text:p>
          </table:table-cell>
          <table:table-cell office:value-type="float" office:value="0.2164011" calcext:value-type="float">
            <text:p>0.2164011</text:p>
          </table:table-cell>
          <table:table-cell office:value-type="float" office:value="0.2186642" calcext:value-type="float">
            <text:p>0.2186642</text:p>
          </table:table-cell>
          <table:table-cell office:value-type="float" office:value="0.1978367" calcext:value-type="float">
            <text:p>0.1978367</text:p>
          </table:table-cell>
          <table:table-cell office:value-type="float" office:value="0.2834224" calcext:value-type="float">
            <text:p>0.2834224</text:p>
          </table:table-cell>
          <table:table-cell office:value-type="float" office:value="0.3635705" calcext:value-type="float">
            <text:p>0.3635705</text:p>
          </table:table-cell>
          <table:table-cell office:value-type="float" office:value="0.3535012" calcext:value-type="float">
            <text:p>0.3535012</text:p>
          </table:table-cell>
          <table:table-cell office:value-type="float" office:value="0.3661138" calcext:value-type="float">
            <text:p>0.3661138</text:p>
          </table:table-cell>
          <table:table-cell office:value-type="float" office:value="0.3835919" calcext:value-type="float">
            <text:p>0.3835919</text:p>
          </table:table-cell>
          <table:table-cell office:value-type="float" office:value="0.3955834" calcext:value-type="float">
            <text:p>0.3955834</text:p>
          </table:table-cell>
          <table:table-cell office:value-type="float" office:value="0.4623506" calcext:value-type="float">
            <text:p>0.4623506</text:p>
          </table:table-cell>
          <table:table-cell office:value-type="float" office:value="0" calcext:value-type="float">
            <text:p>0</text:p>
          </table:table-cell>
          <table:table-cell office:value-type="float" office:value="0.1415132" calcext:value-type="float">
            <text:p>0.1415132</text:p>
          </table:table-cell>
          <table:table-cell office:value-type="float" office:value="0.1513007" calcext:value-type="float">
            <text:p>0.1513007</text:p>
          </table:table-cell>
          <table:table-cell office:value-type="float" office:value="0.07490626" calcext:value-type="float">
            <text:p>0.07490626</text:p>
          </table:table-cell>
          <table:table-cell office:value-type="float" office:value="0.10076" calcext:value-type="float">
            <text:p>0.10076</text:p>
          </table:table-cell>
          <table:table-cell office:value-type="float" office:value="0.1459445" calcext:value-type="float">
            <text:p>0.1459445</text:p>
          </table:table-cell>
          <table:table-cell office:value-type="float" office:value="0.0633624" calcext:value-type="float">
            <text:p>0.0633624</text:p>
          </table:table-cell>
          <table:table-cell office:value-type="float" office:value="0.016628" calcext:value-type="float">
            <text:p>0.016628</text:p>
          </table:table-cell>
          <table:table-cell office:value-type="float" office:value="2.307482E-025" calcext:value-type="float">
            <text:p>2.307482E-25</text:p>
          </table:table-cell>
          <table:table-cell office:value-type="float" office:value="1.06699E-029" calcext:value-type="float">
            <text:p>1.06699E-29</text:p>
          </table:table-cell>
          <table:table-cell office:value-type="float" office:value="2.369045E-034" calcext:value-type="float">
            <text:p>2.369045E-34</text:p>
          </table:table-cell>
          <table:table-cell office:value-type="float" office:value="3.832747E-039" calcext:value-type="float">
            <text:p>3.832747E-39</text:p>
          </table:table-cell>
          <table:table-cell office:value-type="float" office:value="2.522337E-044" calcext:value-type="float">
            <text:p>2.522337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.77318" calcext:value-type="float">
            <text:p>-10.77318</text:p>
          </table:table-cell>
          <table:table-cell office:value-type="float" office:value="-1.546656" calcext:value-type="float">
            <text:p>-1.546656</text:p>
          </table:table-cell>
          <table:table-cell office:value-type="float" office:value="-0.5613813" calcext:value-type="float">
            <text:p>-0.5613813</text:p>
          </table:table-cell>
          <table:table-cell office:value-type="float" office:value="-0.4455858" calcext:value-type="float">
            <text:p>-0.4455858</text:p>
          </table:table-cell>
          <table:table-cell office:value-type="float" office:value="-0.4124057" calcext:value-type="float">
            <text:p>-0.4124057</text:p>
          </table:table-cell>
          <table:table-cell office:value-type="float" office:value="-0.3371942" calcext:value-type="float">
            <text:p>-0.3371942</text:p>
          </table:table-cell>
          <table:table-cell office:value-type="float" office:value="-0.02018355" calcext:value-type="float">
            <text:p>-0.02018355</text:p>
          </table:table-cell>
          <table:table-cell office:value-type="float" office:value="-0.02225556" calcext:value-type="float">
            <text:p>-0.02225556</text:p>
          </table:table-cell>
          <table:table-cell office:value-type="float" office:value="-0.02310554" calcext:value-type="float">
            <text:p>-0.02310554</text:p>
          </table:table-cell>
          <table:table-cell office:value-type="float" office:value="-0.01684139" calcext:value-type="float">
            <text:p>-0.016841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.07891" calcext:value-type="float">
            <text:p>-15.07891</text:p>
          </table:table-cell>
          <table:table-cell office:value-type="float" office:value="0.006690147" calcext:value-type="float">
            <text:p>0.006690147</text:p>
          </table:table-cell>
          <table:table-cell office:value-type="float" office:value="-9999.007" calcext:value-type="float">
            <text:p>-9999.007</text:p>
          </table:table-cell>
          <table:table-cell office:value-type="float" office:value="-2.358049" calcext:value-type="float">
            <text:p>-2.35804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7022003" calcext:value-type="float">
            <text:p>17022003</text:p>
          </table:table-cell>
          <table:table-cell office:value-type="float" office:value="16.00001" calcext:value-type="float">
            <text:p>16.00001</text:p>
          </table:table-cell>
          <table:table-cell office:value-type="float" office:value="10.01937" calcext:value-type="float">
            <text:p>10.01937</text:p>
          </table:table-cell>
          <table:table-cell office:value-type="float" office:value="0" calcext:value-type="float">
            <text:p>0</text:p>
          </table:table-cell>
          <table:table-cell office:value-type="float" office:value="1071.51" calcext:value-type="float">
            <text:p>1071.51</text:p>
          </table:table-cell>
          <table:table-cell office:value-type="float" office:value="1.091388" calcext:value-type="float">
            <text:p>1.091388</text:p>
          </table:table-cell>
          <table:table-cell office:value-type="float" office:value="1.531536" calcext:value-type="float">
            <text:p>1.531536</text:p>
          </table:table-cell>
          <table:table-cell office:value-type="float" office:value="0.231369" calcext:value-type="float">
            <text:p>0.231369</text:p>
          </table:table-cell>
          <table:table-cell office:value-type="float" office:value="0.2068964" calcext:value-type="float">
            <text:p>0.2068964</text:p>
          </table:table-cell>
          <table:table-cell office:value-type="float" office:value="0.1968055" calcext:value-type="float">
            <text:p>0.1968055</text:p>
          </table:table-cell>
          <table:table-cell office:value-type="float" office:value="0.2053024" calcext:value-type="float">
            <text:p>0.2053024</text:p>
          </table:table-cell>
          <table:table-cell office:value-type="float" office:value="0.2140542" calcext:value-type="float">
            <text:p>0.2140542</text:p>
          </table:table-cell>
          <table:table-cell office:value-type="float" office:value="0.1997007" calcext:value-type="float">
            <text:p>0.1997007</text:p>
          </table:table-cell>
          <table:table-cell office:value-type="float" office:value="0.2812059" calcext:value-type="float">
            <text:p>0.2812059</text:p>
          </table:table-cell>
          <table:table-cell office:value-type="float" office:value="0.3638137" calcext:value-type="float">
            <text:p>0.3638137</text:p>
          </table:table-cell>
          <table:table-cell office:value-type="float" office:value="0.3539961" calcext:value-type="float">
            <text:p>0.3539961</text:p>
          </table:table-cell>
          <table:table-cell office:value-type="float" office:value="0.366152" calcext:value-type="float">
            <text:p>0.366152</text:p>
          </table:table-cell>
          <table:table-cell office:value-type="float" office:value="0.3835481" calcext:value-type="float">
            <text:p>0.3835481</text:p>
          </table:table-cell>
          <table:table-cell office:value-type="float" office:value="0.3955056" calcext:value-type="float">
            <text:p>0.3955056</text:p>
          </table:table-cell>
          <table:table-cell office:value-type="float" office:value="0.462366" calcext:value-type="float">
            <text:p>0.462366</text:p>
          </table:table-cell>
          <table:table-cell office:value-type="float" office:value="0" calcext:value-type="float">
            <text:p>0</text:p>
          </table:table-cell>
          <table:table-cell office:value-type="float" office:value="0.06938032" calcext:value-type="float">
            <text:p>0.06938032</text:p>
          </table:table-cell>
          <table:table-cell office:value-type="float" office:value="0.1266425" calcext:value-type="float">
            <text:p>0.1266425</text:p>
          </table:table-cell>
          <table:table-cell office:value-type="float" office:value="0.08938657" calcext:value-type="float">
            <text:p>0.08938657</text:p>
          </table:table-cell>
          <table:table-cell office:value-type="float" office:value="0.11248" calcext:value-type="float">
            <text:p>0.11248</text:p>
          </table:table-cell>
          <table:table-cell office:value-type="float" office:value="0.1508391" calcext:value-type="float">
            <text:p>0.1508391</text:p>
          </table:table-cell>
          <table:table-cell office:value-type="float" office:value="0.06197783" calcext:value-type="float">
            <text:p>0.06197783</text:p>
          </table:table-cell>
          <table:table-cell office:value-type="float" office:value="0.01520958" calcext:value-type="float">
            <text:p>0.01520958</text:p>
          </table:table-cell>
          <table:table-cell office:value-type="float" office:value="2.307482E-025" calcext:value-type="float">
            <text:p>2.307482E-25</text:p>
          </table:table-cell>
          <table:table-cell office:value-type="float" office:value="1.06699E-029" calcext:value-type="float">
            <text:p>1.06699E-29</text:p>
          </table:table-cell>
          <table:table-cell office:value-type="float" office:value="2.369046E-034" calcext:value-type="float">
            <text:p>2.369046E-34</text:p>
          </table:table-cell>
          <table:table-cell office:value-type="float" office:value="3.832747E-039" calcext:value-type="float">
            <text:p>3.832747E-39</text:p>
          </table:table-cell>
          <table:table-cell office:value-type="float" office:value="2.522337E-044" calcext:value-type="float">
            <text:p>2.522337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2441684" calcext:value-type="float">
            <text:p>-0.2441684</text:p>
          </table:table-cell>
          <table:table-cell office:value-type="float" office:value="-0.6239678" calcext:value-type="float">
            <text:p>-0.6239678</text:p>
          </table:table-cell>
          <table:table-cell office:value-type="float" office:value="-0.9313783" calcext:value-type="float">
            <text:p>-0.9313783</text:p>
          </table:table-cell>
          <table:table-cell office:value-type="float" office:value="-0.6703147" calcext:value-type="float">
            <text:p>-0.6703147</text:p>
          </table:table-cell>
          <table:table-cell office:value-type="float" office:value="-0.4855632" calcext:value-type="float">
            <text:p>-0.4855632</text:p>
          </table:table-cell>
          <table:table-cell office:value-type="float" office:value="-0.3135934" calcext:value-type="float">
            <text:p>-0.3135934</text:p>
          </table:table-cell>
          <table:table-cell office:value-type="float" office:value="-0.02156921" calcext:value-type="float">
            <text:p>-0.02156921</text:p>
          </table:table-cell>
          <table:table-cell office:value-type="float" office:value="-0.02192951" calcext:value-type="float">
            <text:p>-0.02192951</text:p>
          </table:table-cell>
          <table:table-cell office:value-type="float" office:value="-0.02257358" calcext:value-type="float">
            <text:p>-0.02257358</text:p>
          </table:table-cell>
          <table:table-cell office:value-type="float" office:value="-0.01681163" calcext:value-type="float">
            <text:p>-0.016811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711327" calcext:value-type="float">
            <text:p>-0.1711327</text:p>
          </table:table-cell>
          <table:table-cell office:value-type="float" office:value="0.006631288" calcext:value-type="float">
            <text:p>0.006631288</text:p>
          </table:table-cell>
          <table:table-cell office:value-type="float" office:value="-9999.007" calcext:value-type="float">
            <text:p>-9999.007</text:p>
          </table:table-cell>
          <table:table-cell office:value-type="float" office:value="-2.35849" calcext:value-type="float">
            <text:p>-2.3584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8022003" calcext:value-type="float">
            <text:p>18022003</text:p>
          </table:table-cell>
          <table:table-cell office:value-type="float" office:value="16.00001" calcext:value-type="float">
            <text:p>16.00001</text:p>
          </table:table-cell>
          <table:table-cell office:value-type="float" office:value="10.65192" calcext:value-type="float">
            <text:p>10.65192</text:p>
          </table:table-cell>
          <table:table-cell office:value-type="float" office:value="0" calcext:value-type="float">
            <text:p>0</text:p>
          </table:table-cell>
          <table:table-cell office:value-type="float" office:value="1070.877" calcext:value-type="float">
            <text:p>1070.877</text:p>
          </table:table-cell>
          <table:table-cell office:value-type="float" office:value="1.092184" calcext:value-type="float">
            <text:p>1.092184</text:p>
          </table:table-cell>
          <table:table-cell office:value-type="float" office:value="0" calcext:value-type="float">
            <text:p>0</text:p>
          </table:table-cell>
          <table:table-cell office:value-type="float" office:value="0.2137261" calcext:value-type="float">
            <text:p>0.2137261</text:p>
          </table:table-cell>
          <table:table-cell office:value-type="float" office:value="0.2619745" calcext:value-type="float">
            <text:p>0.2619745</text:p>
          </table:table-cell>
          <table:table-cell office:value-type="float" office:value="0.2146624" calcext:value-type="float">
            <text:p>0.2146624</text:p>
          </table:table-cell>
          <table:table-cell office:value-type="float" office:value="0.210162" calcext:value-type="float">
            <text:p>0.210162</text:p>
          </table:table-cell>
          <table:table-cell office:value-type="float" office:value="0.2150176" calcext:value-type="float">
            <text:p>0.2150176</text:p>
          </table:table-cell>
          <table:table-cell office:value-type="float" office:value="0.2008896" calcext:value-type="float">
            <text:p>0.2008896</text:p>
          </table:table-cell>
          <table:table-cell office:value-type="float" office:value="0.2802462" calcext:value-type="float">
            <text:p>0.2802462</text:p>
          </table:table-cell>
          <table:table-cell office:value-type="float" office:value="0.3638047" calcext:value-type="float">
            <text:p>0.3638047</text:p>
          </table:table-cell>
          <table:table-cell office:value-type="float" office:value="0.3544239" calcext:value-type="float">
            <text:p>0.3544239</text:p>
          </table:table-cell>
          <table:table-cell office:value-type="float" office:value="0.3662116" calcext:value-type="float">
            <text:p>0.3662116</text:p>
          </table:table-cell>
          <table:table-cell office:value-type="float" office:value="0.3835111" calcext:value-type="float">
            <text:p>0.3835111</text:p>
          </table:table-cell>
          <table:table-cell office:value-type="float" office:value="0.3954517" calcext:value-type="float">
            <text:p>0.3954517</text:p>
          </table:table-cell>
          <table:table-cell office:value-type="float" office:value="0.4623604" calcext:value-type="float">
            <text:p>0.4623604</text:p>
          </table:table-cell>
          <table:table-cell office:value-type="float" office:value="0" calcext:value-type="float">
            <text:p>0</text:p>
          </table:table-cell>
          <table:table-cell office:value-type="float" office:value="0.06955362" calcext:value-type="float">
            <text:p>0.06955362</text:p>
          </table:table-cell>
          <table:table-cell office:value-type="float" office:value="0.05806164" calcext:value-type="float">
            <text:p>0.05806164</text:p>
          </table:table-cell>
          <table:table-cell office:value-type="float" office:value="0.07160772" calcext:value-type="float">
            <text:p>0.07160772</text:p>
          </table:table-cell>
          <table:table-cell office:value-type="float" office:value="0.1076307" calcext:value-type="float">
            <text:p>0.1076307</text:p>
          </table:table-cell>
          <table:table-cell office:value-type="float" office:value="0.1501051" calcext:value-type="float">
            <text:p>0.1501051</text:p>
          </table:table-cell>
          <table:table-cell office:value-type="float" office:value="0.06117095" calcext:value-type="float">
            <text:p>0.06117095</text:p>
          </table:table-cell>
          <table:table-cell office:value-type="float" office:value="0.01361051" calcext:value-type="float">
            <text:p>0.01361051</text:p>
          </table:table-cell>
          <table:table-cell office:value-type="float" office:value="2.307482E-025" calcext:value-type="float">
            <text:p>2.307482E-25</text:p>
          </table:table-cell>
          <table:table-cell office:value-type="float" office:value="1.06699E-029" calcext:value-type="float">
            <text:p>1.06699E-29</text:p>
          </table:table-cell>
          <table:table-cell office:value-type="float" office:value="2.369046E-034" calcext:value-type="float">
            <text:p>2.369046E-34</text:p>
          </table:table-cell>
          <table:table-cell office:value-type="float" office:value="3.832747E-039" calcext:value-type="float">
            <text:p>3.832747E-39</text:p>
          </table:table-cell>
          <table:table-cell office:value-type="float" office:value="2.522337E-044" calcext:value-type="float">
            <text:p>2.522337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4426178" calcext:value-type="float">
            <text:p>-0.4426178</text:p>
          </table:table-cell>
          <table:table-cell office:value-type="float" office:value="-0.09996462" calcext:value-type="float">
            <text:p>-0.09996462</text:p>
          </table:table-cell>
          <table:table-cell office:value-type="float" office:value="-0.475563" calcext:value-type="float">
            <text:p>-0.475563</text:p>
          </table:table-cell>
          <table:table-cell office:value-type="float" office:value="-0.5608102" calcext:value-type="float">
            <text:p>-0.5608102</text:p>
          </table:table-cell>
          <table:table-cell office:value-type="float" office:value="-0.4700032" calcext:value-type="float">
            <text:p>-0.4700032</text:p>
          </table:table-cell>
          <table:table-cell office:value-type="float" office:value="-0.2996827" calcext:value-type="float">
            <text:p>-0.2996827</text:p>
          </table:table-cell>
          <table:table-cell office:value-type="float" office:value="-0.02220103" calcext:value-type="float">
            <text:p>-0.02220103</text:p>
          </table:table-cell>
          <table:table-cell office:value-type="float" office:value="-0.02193997" calcext:value-type="float">
            <text:p>-0.02193997</text:p>
          </table:table-cell>
          <table:table-cell office:value-type="float" office:value="-0.02212393" calcext:value-type="float">
            <text:p>-0.02212393</text:p>
          </table:table-cell>
          <table:table-cell office:value-type="float" office:value="-0.01676495" calcext:value-type="float">
            <text:p>-0.016764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4226345" calcext:value-type="float">
            <text:p>-0.4226345</text:p>
          </table:table-cell>
          <table:table-cell office:value-type="float" office:value="0.006264368" calcext:value-type="float">
            <text:p>0.006264368</text:p>
          </table:table-cell>
          <table:table-cell office:value-type="float" office:value="-9999.006" calcext:value-type="float">
            <text:p>-9999.006</text:p>
          </table:table-cell>
          <table:table-cell office:value-type="float" office:value="-2.356232" calcext:value-type="float">
            <text:p>-2.35623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9022003" calcext:value-type="float">
            <text:p>19022003</text:p>
          </table:table-cell>
          <table:table-cell office:value-type="float" office:value="16.00001" calcext:value-type="float">
            <text:p>16.00001</text:p>
          </table:table-cell>
          <table:table-cell office:value-type="float" office:value="11.48124" calcext:value-type="float">
            <text:p>11.48124</text:p>
          </table:table-cell>
          <table:table-cell office:value-type="float" office:value="0" calcext:value-type="float">
            <text:p>0</text:p>
          </table:table-cell>
          <table:table-cell office:value-type="float" office:value="1070.048" calcext:value-type="float">
            <text:p>1070.048</text:p>
          </table:table-cell>
          <table:table-cell office:value-type="float" office:value="1.092185" calcext:value-type="float">
            <text:p>1.092185</text:p>
          </table:table-cell>
          <table:table-cell office:value-type="float" office:value="0" calcext:value-type="float">
            <text:p>0</text:p>
          </table:table-cell>
          <table:table-cell office:value-type="float" office:value="0.2379967" calcext:value-type="float">
            <text:p>0.2379967</text:p>
          </table:table-cell>
          <table:table-cell office:value-type="float" office:value="0.2864827" calcext:value-type="float">
            <text:p>0.2864827</text:p>
          </table:table-cell>
          <table:table-cell office:value-type="float" office:value="0.2357608" calcext:value-type="float">
            <text:p>0.2357608</text:p>
          </table:table-cell>
          <table:table-cell office:value-type="float" office:value="0.2180862" calcext:value-type="float">
            <text:p>0.2180862</text:p>
          </table:table-cell>
          <table:table-cell office:value-type="float" office:value="0.2195161" calcext:value-type="float">
            <text:p>0.2195161</text:p>
          </table:table-cell>
          <table:table-cell office:value-type="float" office:value="0.2026793" calcext:value-type="float">
            <text:p>0.2026793</text:p>
          </table:table-cell>
          <table:table-cell office:value-type="float" office:value="0.279716" calcext:value-type="float">
            <text:p>0.279716</text:p>
          </table:table-cell>
          <table:table-cell office:value-type="float" office:value="0.3637504" calcext:value-type="float">
            <text:p>0.3637504</text:p>
          </table:table-cell>
          <table:table-cell office:value-type="float" office:value="0.3547851" calcext:value-type="float">
            <text:p>0.3547851</text:p>
          </table:table-cell>
          <table:table-cell office:value-type="float" office:value="0.3662858" calcext:value-type="float">
            <text:p>0.3662858</text:p>
          </table:table-cell>
          <table:table-cell office:value-type="float" office:value="0.3834843" calcext:value-type="float">
            <text:p>0.3834843</text:p>
          </table:table-cell>
          <table:table-cell office:value-type="float" office:value="0.3954201" calcext:value-type="float">
            <text:p>0.3954201</text:p>
          </table:table-cell>
          <table:table-cell office:value-type="float" office:value="0.4623698" calcext:value-type="float">
            <text:p>0.4623698</text:p>
          </table:table-cell>
          <table:table-cell office:value-type="float" office:value="0" calcext:value-type="float">
            <text:p>0</text:p>
          </table:table-cell>
          <table:table-cell office:value-type="float" office:value="0.03492276" calcext:value-type="float">
            <text:p>0.03492276</text:p>
          </table:table-cell>
          <table:table-cell office:value-type="float" office:value="0.007206312" calcext:value-type="float">
            <text:p>0.007206312</text:p>
          </table:table-cell>
          <table:table-cell office:value-type="float" office:value="0.05165708" calcext:value-type="float">
            <text:p>0.05165708</text:p>
          </table:table-cell>
          <table:table-cell office:value-type="float" office:value="0.1000455" calcext:value-type="float">
            <text:p>0.1000455</text:p>
          </table:table-cell>
          <table:table-cell office:value-type="float" office:value="0.1459291" calcext:value-type="float">
            <text:p>0.1459291</text:p>
          </table:table-cell>
          <table:table-cell office:value-type="float" office:value="0.05983702" calcext:value-type="float">
            <text:p>0.05983702</text:p>
          </table:table-cell>
          <table:table-cell office:value-type="float" office:value="0.01174857" calcext:value-type="float">
            <text:p>0.01174857</text:p>
          </table:table-cell>
          <table:table-cell office:value-type="float" office:value="2.307482E-025" calcext:value-type="float">
            <text:p>2.307482E-25</text:p>
          </table:table-cell>
          <table:table-cell office:value-type="float" office:value="1.06699E-029" calcext:value-type="float">
            <text:p>1.06699E-29</text:p>
          </table:table-cell>
          <table:table-cell office:value-type="float" office:value="2.369046E-034" calcext:value-type="float">
            <text:p>2.369046E-34</text:p>
          </table:table-cell>
          <table:table-cell office:value-type="float" office:value="3.832747E-039" calcext:value-type="float">
            <text:p>3.832747E-39</text:p>
          </table:table-cell>
          <table:table-cell office:value-type="float" office:value="2.522337E-044" calcext:value-type="float">
            <text:p>2.522337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2139424" calcext:value-type="float">
            <text:p>-0.2139424</text:p>
          </table:table-cell>
          <table:table-cell office:value-type="float" office:value="-0.05069394" calcext:value-type="float">
            <text:p>-0.05069394</text:p>
          </table:table-cell>
          <table:table-cell office:value-type="float" office:value="-0.2310774" calcext:value-type="float">
            <text:p>-0.2310774</text:p>
          </table:table-cell>
          <table:table-cell office:value-type="float" office:value="-0.4219265" calcext:value-type="float">
            <text:p>-0.4219265</text:p>
          </table:table-cell>
          <table:table-cell office:value-type="float" office:value="-0.4010032" calcext:value-type="float">
            <text:p>-0.4010032</text:p>
          </table:table-cell>
          <table:table-cell office:value-type="float" office:value="-0.2800917" calcext:value-type="float">
            <text:p>-0.2800917</text:p>
          </table:table-cell>
          <table:table-cell office:value-type="float" office:value="-0.02255736" calcext:value-type="float">
            <text:p>-0.02255736</text:p>
          </table:table-cell>
          <table:table-cell office:value-type="float" office:value="-0.02201059" calcext:value-type="float">
            <text:p>-0.02201059</text:p>
          </table:table-cell>
          <table:table-cell office:value-type="float" office:value="-0.02175161" calcext:value-type="float">
            <text:p>-0.02175161</text:p>
          </table:table-cell>
          <table:table-cell office:value-type="float" office:value="-0.01670706" calcext:value-type="float">
            <text:p>-0.016707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2575259" calcext:value-type="float">
            <text:p>-0.2575259</text:p>
          </table:table-cell>
          <table:table-cell office:value-type="float" office:value="0.005896477" calcext:value-type="float">
            <text:p>0.005896477</text:p>
          </table:table-cell>
          <table:table-cell office:value-type="float" office:value="-9999.006" calcext:value-type="float">
            <text:p>-9999.006</text:p>
          </table:table-cell>
          <table:table-cell office:value-type="float" office:value="-2.354277" calcext:value-type="float">
            <text:p>-2.354277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0022003" calcext:value-type="float">
            <text:p>20022003</text:p>
          </table:table-cell>
          <table:table-cell office:value-type="float" office:value="16.00001" calcext:value-type="float">
            <text:p>16.00001</text:p>
          </table:table-cell>
          <table:table-cell office:value-type="float" office:value="12.67837" calcext:value-type="float">
            <text:p>12.67837</text:p>
          </table:table-cell>
          <table:table-cell office:value-type="float" office:value="0" calcext:value-type="float">
            <text:p>0</text:p>
          </table:table-cell>
          <table:table-cell office:value-type="float" office:value="1068.85" calcext:value-type="float">
            <text:p>1068.85</text:p>
          </table:table-cell>
          <table:table-cell office:value-type="float" office:value="1.092185" calcext:value-type="float">
            <text:p>1.092185</text:p>
          </table:table-cell>
          <table:table-cell office:value-type="float" office:value="0" calcext:value-type="float">
            <text:p>0</text:p>
          </table:table-cell>
          <table:table-cell office:value-type="float" office:value="0.2121255" calcext:value-type="float">
            <text:p>0.2121255</text:p>
          </table:table-cell>
          <table:table-cell office:value-type="float" office:value="0.2724209" calcext:value-type="float">
            <text:p>0.2724209</text:p>
          </table:table-cell>
          <table:table-cell office:value-type="float" office:value="0.281242" calcext:value-type="float">
            <text:p>0.281242</text:p>
          </table:table-cell>
          <table:table-cell office:value-type="float" office:value="0.2496779" calcext:value-type="float">
            <text:p>0.2496779</text:p>
          </table:table-cell>
          <table:table-cell office:value-type="float" office:value="0.232327" calcext:value-type="float">
            <text:p>0.232327</text:p>
          </table:table-cell>
          <table:table-cell office:value-type="float" office:value="0.2058029" calcext:value-type="float">
            <text:p>0.2058029</text:p>
          </table:table-cell>
          <table:table-cell office:value-type="float" office:value="0.2796696" calcext:value-type="float">
            <text:p>0.2796696</text:p>
          </table:table-cell>
          <table:table-cell office:value-type="float" office:value="0.3637048" calcext:value-type="float">
            <text:p>0.3637048</text:p>
          </table:table-cell>
          <table:table-cell office:value-type="float" office:value="0.3550897" calcext:value-type="float">
            <text:p>0.3550897</text:p>
          </table:table-cell>
          <table:table-cell office:value-type="float" office:value="0.3663695" calcext:value-type="float">
            <text:p>0.3663695</text:p>
          </table:table-cell>
          <table:table-cell office:value-type="float" office:value="0.3834689" calcext:value-type="float">
            <text:p>0.3834689</text:p>
          </table:table-cell>
          <table:table-cell office:value-type="float" office:value="0.3954132" calcext:value-type="float">
            <text:p>0.3954132</text:p>
          </table:table-cell>
          <table:table-cell office:value-type="float" office:value="0.4623688" calcext:value-type="float">
            <text:p>0.4623688</text:p>
          </table:table-cell>
          <table:table-cell office:value-type="float" office:value="0" calcext:value-type="float">
            <text:p>0</text:p>
          </table:table-cell>
          <table:table-cell office:value-type="float" office:value="0.0160383" calcext:value-type="float">
            <text:p>0.0160383</text:p>
          </table:table-cell>
          <table:table-cell office:value-type="float" office:value="0.00229063" calcext:value-type="float">
            <text:p>0.00229063</text:p>
          </table:table-cell>
          <table:table-cell office:value-type="float" office:value="0.0002044668" calcext:value-type="float">
            <text:p>0.0002044668</text:p>
          </table:table-cell>
          <table:table-cell office:value-type="float" office:value="0.06848405" calcext:value-type="float">
            <text:p>0.06848405</text:p>
          </table:table-cell>
          <table:table-cell office:value-type="float" office:value="0.1342422" calcext:value-type="float">
            <text:p>0.1342422</text:p>
          </table:table-cell>
          <table:table-cell office:value-type="float" office:value="0.05724352" calcext:value-type="float">
            <text:p>0.05724352</text:p>
          </table:table-cell>
          <table:table-cell office:value-type="float" office:value="0.009429875" calcext:value-type="float">
            <text:p>0.009429875</text:p>
          </table:table-cell>
          <table:table-cell office:value-type="float" office:value="2.307482E-025" calcext:value-type="float">
            <text:p>2.307482E-25</text:p>
          </table:table-cell>
          <table:table-cell office:value-type="float" office:value="1.06699E-029" calcext:value-type="float">
            <text:p>1.06699E-29</text:p>
          </table:table-cell>
          <table:table-cell office:value-type="float" office:value="2.369046E-034" calcext:value-type="float">
            <text:p>2.369046E-34</text:p>
          </table:table-cell>
          <table:table-cell office:value-type="float" office:value="3.832747E-039" calcext:value-type="float">
            <text:p>3.832747E-39</text:p>
          </table:table-cell>
          <table:table-cell office:value-type="float" office:value="2.522337E-044" calcext:value-type="float">
            <text:p>2.522337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5071898" calcext:value-type="float">
            <text:p>-0.5071898</text:p>
          </table:table-cell>
          <table:table-cell office:value-type="float" office:value="-0.07498773" calcext:value-type="float">
            <text:p>-0.07498773</text:p>
          </table:table-cell>
          <table:table-cell office:value-type="float" office:value="-0.05913112" calcext:value-type="float">
            <text:p>-0.05913112</text:p>
          </table:table-cell>
          <table:table-cell office:value-type="float" office:value="-0.1486514" calcext:value-type="float">
            <text:p>-0.1486514</text:p>
          </table:table-cell>
          <table:table-cell office:value-type="float" office:value="-0.2595031" calcext:value-type="float">
            <text:p>-0.2595031</text:p>
          </table:table-cell>
          <table:table-cell office:value-type="float" office:value="-0.2492698" calcext:value-type="float">
            <text:p>-0.2492698</text:p>
          </table:table-cell>
          <table:table-cell office:value-type="float" office:value="-0.02259362" calcext:value-type="float">
            <text:p>-0.02259362</text:p>
          </table:table-cell>
          <table:table-cell office:value-type="float" office:value="-0.02207097" calcext:value-type="float">
            <text:p>-0.02207097</text:p>
          </table:table-cell>
          <table:table-cell office:value-type="float" office:value="-0.02144292" calcext:value-type="float">
            <text:p>-0.02144292</text:p>
          </table:table-cell>
          <table:table-cell office:value-type="float" office:value="-0.01664189" calcext:value-type="float">
            <text:p>-0.016641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6096045" calcext:value-type="float">
            <text:p>-0.6096045</text:p>
          </table:table-cell>
          <table:table-cell office:value-type="float" office:value="0.005414276" calcext:value-type="float">
            <text:p>0.005414276</text:p>
          </table:table-cell>
          <table:table-cell office:value-type="float" office:value="-9999.006" calcext:value-type="float">
            <text:p>-9999.006</text:p>
          </table:table-cell>
          <table:table-cell office:value-type="float" office:value="-2.351557" calcext:value-type="float">
            <text:p>-2.351557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1022003" calcext:value-type="float">
            <text:p>21022003</text:p>
          </table:table-cell>
          <table:table-cell office:value-type="float" office:value="16.00001" calcext:value-type="float">
            <text:p>16.00001</text:p>
          </table:table-cell>
          <table:table-cell office:value-type="float" office:value="13.14004" calcext:value-type="float">
            <text:p>13.14004</text:p>
          </table:table-cell>
          <table:table-cell office:value-type="float" office:value="0" calcext:value-type="float">
            <text:p>0</text:p>
          </table:table-cell>
          <table:table-cell office:value-type="float" office:value="1068.389" calcext:value-type="float">
            <text:p>1068.389</text:p>
          </table:table-cell>
          <table:table-cell office:value-type="float" office:value="1.092186" calcext:value-type="float">
            <text:p>1.092186</text:p>
          </table:table-cell>
          <table:table-cell office:value-type="float" office:value="0" calcext:value-type="float">
            <text:p>0</text:p>
          </table:table-cell>
          <table:table-cell office:value-type="float" office:value="0.174455" calcext:value-type="float">
            <text:p>0.174455</text:p>
          </table:table-cell>
          <table:table-cell office:value-type="float" office:value="0.2512561" calcext:value-type="float">
            <text:p>0.2512561</text:p>
          </table:table-cell>
          <table:table-cell office:value-type="float" office:value="0.2711308" calcext:value-type="float">
            <text:p>0.2711308</text:p>
          </table:table-cell>
          <table:table-cell office:value-type="float" office:value="0.2635478" calcext:value-type="float">
            <text:p>0.2635478</text:p>
          </table:table-cell>
          <table:table-cell office:value-type="float" office:value="0.2446745" calcext:value-type="float">
            <text:p>0.2446745</text:p>
          </table:table-cell>
          <table:table-cell office:value-type="float" office:value="0.2099498" calcext:value-type="float">
            <text:p>0.2099498</text:p>
          </table:table-cell>
          <table:table-cell office:value-type="float" office:value="0.2798537" calcext:value-type="float">
            <text:p>0.2798537</text:p>
          </table:table-cell>
          <table:table-cell office:value-type="float" office:value="0.3637185" calcext:value-type="float">
            <text:p>0.3637185</text:p>
          </table:table-cell>
          <table:table-cell office:value-type="float" office:value="0.3553515" calcext:value-type="float">
            <text:p>0.3553515</text:p>
          </table:table-cell>
          <table:table-cell office:value-type="float" office:value="0.3664588" calcext:value-type="float">
            <text:p>0.3664588</text:p>
          </table:table-cell>
          <table:table-cell office:value-type="float" office:value="0.3834655" calcext:value-type="float">
            <text:p>0.3834655</text:p>
          </table:table-cell>
          <table:table-cell office:value-type="float" office:value="0.3954165" calcext:value-type="float">
            <text:p>0.3954165</text:p>
          </table:table-cell>
          <table:table-cell office:value-type="float" office:value="0.4623617" calcext:value-type="float">
            <text:p>0.4623617</text:p>
          </table:table-cell>
          <table:table-cell office:value-type="float" office:value="0" calcext:value-type="float">
            <text:p>0</text:p>
          </table:table-cell>
          <table:table-cell office:value-type="float" office:value="0.06656426" calcext:value-type="float">
            <text:p>0.06656426</text:p>
          </table:table-cell>
          <table:table-cell office:value-type="float" office:value="0.01538271" calcext:value-type="float">
            <text:p>0.01538271</text:p>
          </table:table-cell>
          <table:table-cell office:value-type="float" office:value="0.002046125" calcext:value-type="float">
            <text:p>0.002046125</text:p>
          </table:table-cell>
          <table:table-cell office:value-type="float" office:value="0.05423212" calcext:value-type="float">
            <text:p>0.05423212</text:p>
          </table:table-cell>
          <table:table-cell office:value-type="float" office:value="0.127124" calcext:value-type="float">
            <text:p>0.127124</text:p>
          </table:table-cell>
          <table:table-cell office:value-type="float" office:value="0.0540335" calcext:value-type="float">
            <text:p>0.0540335</text:p>
          </table:table-cell>
          <table:table-cell office:value-type="float" office:value="0.00652774" calcext:value-type="float">
            <text:p>0.00652774</text:p>
          </table:table-cell>
          <table:table-cell office:value-type="float" office:value="2.307482E-025" calcext:value-type="float">
            <text:p>2.307482E-25</text:p>
          </table:table-cell>
          <table:table-cell office:value-type="float" office:value="1.06699E-029" calcext:value-type="float">
            <text:p>1.06699E-29</text:p>
          </table:table-cell>
          <table:table-cell office:value-type="float" office:value="2.369046E-034" calcext:value-type="float">
            <text:p>2.369046E-34</text:p>
          </table:table-cell>
          <table:table-cell office:value-type="float" office:value="3.832747E-039" calcext:value-type="float">
            <text:p>3.832747E-39</text:p>
          </table:table-cell>
          <table:table-cell office:value-type="float" office:value="2.522337E-044" calcext:value-type="float">
            <text:p>2.522337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204779" calcext:value-type="float">
            <text:p>-2.204779</text:p>
          </table:table-cell>
          <table:table-cell office:value-type="float" office:value="-0.1378539" calcext:value-type="float">
            <text:p>-0.1378539</text:p>
          </table:table-cell>
          <table:table-cell office:value-type="float" office:value="-0.07829693" calcext:value-type="float">
            <text:p>-0.07829693</text:p>
          </table:table-cell>
          <table:table-cell office:value-type="float" office:value="-0.09783631" calcext:value-type="float">
            <text:p>-0.09783631</text:p>
          </table:table-cell>
          <table:table-cell office:value-type="float" office:value="-0.1740686" calcext:value-type="float">
            <text:p>-0.1740686</text:p>
          </table:table-cell>
          <table:table-cell office:value-type="float" office:value="-0.2139928" calcext:value-type="float">
            <text:p>-0.2139928</text:p>
          </table:table-cell>
          <table:table-cell office:value-type="float" office:value="-0.02247041" calcext:value-type="float">
            <text:p>-0.02247041</text:p>
          </table:table-cell>
          <table:table-cell office:value-type="float" office:value="-0.02205385" calcext:value-type="float">
            <text:p>-0.02205385</text:p>
          </table:table-cell>
          <table:table-cell office:value-type="float" office:value="-0.0211813" calcext:value-type="float">
            <text:p>-0.0211813</text:p>
          </table:table-cell>
          <table:table-cell office:value-type="float" office:value="-0.01657268" calcext:value-type="float">
            <text:p>-0.016572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182138" calcext:value-type="float">
            <text:p>-2.182138</text:p>
          </table:table-cell>
          <table:table-cell office:value-type="float" office:value="0.005369181" calcext:value-type="float">
            <text:p>0.005369181</text:p>
          </table:table-cell>
          <table:table-cell office:value-type="float" office:value="-9999.006" calcext:value-type="float">
            <text:p>-9999.006</text:p>
          </table:table-cell>
          <table:table-cell office:value-type="float" office:value="-2.35251" calcext:value-type="float">
            <text:p>-2.3525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2022003" calcext:value-type="float">
            <text:p>22022003</text:p>
          </table:table-cell>
          <table:table-cell office:value-type="float" office:value="16.00001" calcext:value-type="float">
            <text:p>16.00001</text:p>
          </table:table-cell>
          <table:table-cell office:value-type="float" office:value="13.56276" calcext:value-type="float">
            <text:p>13.56276</text:p>
          </table:table-cell>
          <table:table-cell office:value-type="float" office:value="0" calcext:value-type="float">
            <text:p>0</text:p>
          </table:table-cell>
          <table:table-cell office:value-type="float" office:value="1067.966" calcext:value-type="float">
            <text:p>1067.966</text:p>
          </table:table-cell>
          <table:table-cell office:value-type="float" office:value="1.092186" calcext:value-type="float">
            <text:p>1.092186</text:p>
          </table:table-cell>
          <table:table-cell office:value-type="float" office:value="0" calcext:value-type="float">
            <text:p>0</text:p>
          </table:table-cell>
          <table:table-cell office:value-type="float" office:value="0.1537472" calcext:value-type="float">
            <text:p>0.1537472</text:p>
          </table:table-cell>
          <table:table-cell office:value-type="float" office:value="0.2066521" calcext:value-type="float">
            <text:p>0.2066521</text:p>
          </table:table-cell>
          <table:table-cell office:value-type="float" office:value="0.255132" calcext:value-type="float">
            <text:p>0.255132</text:p>
          </table:table-cell>
          <table:table-cell office:value-type="float" office:value="0.2581429" calcext:value-type="float">
            <text:p>0.2581429</text:p>
          </table:table-cell>
          <table:table-cell office:value-type="float" office:value="0.2500957" calcext:value-type="float">
            <text:p>0.2500957</text:p>
          </table:table-cell>
          <table:table-cell office:value-type="float" office:value="0.2140593" calcext:value-type="float">
            <text:p>0.2140593</text:p>
          </table:table-cell>
          <table:table-cell office:value-type="float" office:value="0.2801123" calcext:value-type="float">
            <text:p>0.2801123</text:p>
          </table:table-cell>
          <table:table-cell office:value-type="float" office:value="0.3637853" calcext:value-type="float">
            <text:p>0.3637853</text:p>
          </table:table-cell>
          <table:table-cell office:value-type="float" office:value="0.3555839" calcext:value-type="float">
            <text:p>0.3555839</text:p>
          </table:table-cell>
          <table:table-cell office:value-type="float" office:value="0.3665518" calcext:value-type="float">
            <text:p>0.3665518</text:p>
          </table:table-cell>
          <table:table-cell office:value-type="float" office:value="0.3834718" calcext:value-type="float">
            <text:p>0.3834718</text:p>
          </table:table-cell>
          <table:table-cell office:value-type="float" office:value="0.3954042" calcext:value-type="float">
            <text:p>0.3954042</text:p>
          </table:table-cell>
          <table:table-cell office:value-type="float" office:value="0.4623583" calcext:value-type="float">
            <text:p>0.4623583</text:p>
          </table:table-cell>
          <table:table-cell office:value-type="float" office:value="0" calcext:value-type="float">
            <text:p>0</text:p>
          </table:table-cell>
          <table:table-cell office:value-type="float" office:value="0.07260041" calcext:value-type="float">
            <text:p>0.07260041</text:p>
          </table:table-cell>
          <table:table-cell office:value-type="float" office:value="0.06147017" calcext:value-type="float">
            <text:p>0.06147017</text:p>
          </table:table-cell>
          <table:table-cell office:value-type="float" office:value="0.01451496" calcext:value-type="float">
            <text:p>0.01451496</text:p>
          </table:table-cell>
          <table:table-cell office:value-type="float" office:value="0.05703153" calcext:value-type="float">
            <text:p>0.05703153</text:p>
          </table:table-cell>
          <table:table-cell office:value-type="float" office:value="0.1264503" calcext:value-type="float">
            <text:p>0.1264503</text:p>
          </table:table-cell>
          <table:table-cell office:value-type="float" office:value="0.05126372" calcext:value-type="float">
            <text:p>0.05126372</text:p>
          </table:table-cell>
          <table:table-cell office:value-type="float" office:value="0.003162849" calcext:value-type="float">
            <text:p>0.003162849</text:p>
          </table:table-cell>
          <table:table-cell office:value-type="float" office:value="2.307482E-025" calcext:value-type="float">
            <text:p>2.307482E-25</text:p>
          </table:table-cell>
          <table:table-cell office:value-type="float" office:value="1.06699E-029" calcext:value-type="float">
            <text:p>1.06699E-29</text:p>
          </table:table-cell>
          <table:table-cell office:value-type="float" office:value="2.369046E-034" calcext:value-type="float">
            <text:p>2.369046E-34</text:p>
          </table:table-cell>
          <table:table-cell office:value-type="float" office:value="3.832747E-039" calcext:value-type="float">
            <text:p>3.832747E-39</text:p>
          </table:table-cell>
          <table:table-cell office:value-type="float" office:value="2.522337E-044" calcext:value-type="float">
            <text:p>2.522337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.087705" calcext:value-type="float">
            <text:p>-6.087705</text:p>
          </table:table-cell>
          <table:table-cell office:value-type="float" office:value="-0.6088526" calcext:value-type="float">
            <text:p>-0.6088526</text:p>
          </table:table-cell>
          <table:table-cell office:value-type="float" office:value="-0.1245978" calcext:value-type="float">
            <text:p>-0.1245978</text:p>
          </table:table-cell>
          <table:table-cell office:value-type="float" office:value="-0.1146812" calcext:value-type="float">
            <text:p>-0.1146812</text:p>
          </table:table-cell>
          <table:table-cell office:value-type="float" office:value="-0.1467429" calcext:value-type="float">
            <text:p>-0.1467429</text:p>
          </table:table-cell>
          <table:table-cell office:value-type="float" office:value="-0.1844613" calcext:value-type="float">
            <text:p>-0.1844613</text:p>
          </table:table-cell>
          <table:table-cell office:value-type="float" office:value="-0.02229706" calcext:value-type="float">
            <text:p>-0.02229706</text:p>
          </table:table-cell>
          <table:table-cell office:value-type="float" office:value="-0.02196696" calcext:value-type="float">
            <text:p>-0.02196696</text:p>
          </table:table-cell>
          <table:table-cell office:value-type="float" office:value="-0.02095201" calcext:value-type="float">
            <text:p>-0.02095201</text:p>
          </table:table-cell>
          <table:table-cell office:value-type="float" office:value="-0.01650098" calcext:value-type="float">
            <text:p>-0.016500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.709526" calcext:value-type="float">
            <text:p>-7.709526</text:p>
          </table:table-cell>
          <table:table-cell office:value-type="float" office:value="0.005533325" calcext:value-type="float">
            <text:p>0.005533325</text:p>
          </table:table-cell>
          <table:table-cell office:value-type="float" office:value="-9999.006" calcext:value-type="float">
            <text:p>-9999.006</text:p>
          </table:table-cell>
          <table:table-cell office:value-type="float" office:value="-2.355193" calcext:value-type="float">
            <text:p>-2.35519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3022003" calcext:value-type="float">
            <text:p>23022003</text:p>
          </table:table-cell>
          <table:table-cell office:value-type="float" office:value="16.00001" calcext:value-type="float">
            <text:p>16.00001</text:p>
          </table:table-cell>
          <table:table-cell office:value-type="float" office:value="13.95538" calcext:value-type="float">
            <text:p>13.95538</text:p>
          </table:table-cell>
          <table:table-cell office:value-type="float" office:value="0" calcext:value-type="float">
            <text:p>0</text:p>
          </table:table-cell>
          <table:table-cell office:value-type="float" office:value="1067.573" calcext:value-type="float">
            <text:p>1067.573</text:p>
          </table:table-cell>
          <table:table-cell office:value-type="float" office:value="1.092186" calcext:value-type="float">
            <text:p>1.092186</text:p>
          </table:table-cell>
          <table:table-cell office:value-type="float" office:value="0" calcext:value-type="float">
            <text:p>0</text:p>
          </table:table-cell>
          <table:table-cell office:value-type="float" office:value="0.1385323" calcext:value-type="float">
            <text:p>0.1385323</text:p>
          </table:table-cell>
          <table:table-cell office:value-type="float" office:value="0.1576936" calcext:value-type="float">
            <text:p>0.1576936</text:p>
          </table:table-cell>
          <table:table-cell office:value-type="float" office:value="0.205559" calcext:value-type="float">
            <text:p>0.205559</text:p>
          </table:table-cell>
          <table:table-cell office:value-type="float" office:value="0.2457238" calcext:value-type="float">
            <text:p>0.2457238</text:p>
          </table:table-cell>
          <table:table-cell office:value-type="float" office:value="0.2484879" calcext:value-type="float">
            <text:p>0.2484879</text:p>
          </table:table-cell>
          <table:table-cell office:value-type="float" office:value="0.2177406" calcext:value-type="float">
            <text:p>0.2177406</text:p>
          </table:table-cell>
          <table:table-cell office:value-type="float" office:value="0.2798682" calcext:value-type="float">
            <text:p>0.2798682</text:p>
          </table:table-cell>
          <table:table-cell office:value-type="float" office:value="0.3638789" calcext:value-type="float">
            <text:p>0.3638789</text:p>
          </table:table-cell>
          <table:table-cell office:value-type="float" office:value="0.3557962" calcext:value-type="float">
            <text:p>0.3557962</text:p>
          </table:table-cell>
          <table:table-cell office:value-type="float" office:value="0.3666464" calcext:value-type="float">
            <text:p>0.3666464</text:p>
          </table:table-cell>
          <table:table-cell office:value-type="float" office:value="0.3834838" calcext:value-type="float">
            <text:p>0.3834838</text:p>
          </table:table-cell>
          <table:table-cell office:value-type="float" office:value="0.3953681" calcext:value-type="float">
            <text:p>0.3953681</text:p>
          </table:table-cell>
          <table:table-cell office:value-type="float" office:value="0.4623531" calcext:value-type="float">
            <text:p>0.4623531</text:p>
          </table:table-cell>
          <table:table-cell office:value-type="float" office:value="0" calcext:value-type="float">
            <text:p>0</text:p>
          </table:table-cell>
          <table:table-cell office:value-type="float" office:value="0.05552107" calcext:value-type="float">
            <text:p>0.05552107</text:p>
          </table:table-cell>
          <table:table-cell office:value-type="float" office:value="0.114605" calcext:value-type="float">
            <text:p>0.114605</text:p>
          </table:table-cell>
          <table:table-cell office:value-type="float" office:value="0.06788995" calcext:value-type="float">
            <text:p>0.06788995</text:p>
          </table:table-cell>
          <table:table-cell office:value-type="float" office:value="0.06754559" calcext:value-type="float">
            <text:p>0.06754559</text:p>
          </table:table-cell>
          <table:table-cell office:value-type="float" office:value="0.1287583" calcext:value-type="float">
            <text:p>0.1287583</text:p>
          </table:table-cell>
          <table:table-cell office:value-type="float" office:value="0.04909801" calcext:value-type="float">
            <text:p>0.04909801</text:p>
          </table:table-cell>
          <table:table-cell office:value-type="float" office:value="0.00000002973393" calcext:value-type="float">
            <text:p>2.973393E-08</text:p>
          </table:table-cell>
          <table:table-cell office:value-type="float" office:value="2.307482E-025" calcext:value-type="float">
            <text:p>2.307482E-25</text:p>
          </table:table-cell>
          <table:table-cell office:value-type="float" office:value="1.06699E-029" calcext:value-type="float">
            <text:p>1.06699E-29</text:p>
          </table:table-cell>
          <table:table-cell office:value-type="float" office:value="2.369045E-034" calcext:value-type="float">
            <text:p>2.369045E-34</text:p>
          </table:table-cell>
          <table:table-cell office:value-type="float" office:value="3.832747E-039" calcext:value-type="float">
            <text:p>3.832747E-39</text:p>
          </table:table-cell>
          <table:table-cell office:value-type="float" office:value="2.522337E-044" calcext:value-type="float">
            <text:p>2.522337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3.71128" calcext:value-type="float">
            <text:p>-13.71128</text:p>
          </table:table-cell>
          <table:table-cell office:value-type="float" office:value="-4.976547" calcext:value-type="float">
            <text:p>-4.976547</text:p>
          </table:table-cell>
          <table:table-cell office:value-type="float" office:value="-0.6378666" calcext:value-type="float">
            <text:p>-0.6378666</text:p>
          </table:table-cell>
          <table:table-cell office:value-type="float" office:value="-0.1666052" calcext:value-type="float">
            <text:p>-0.1666052</text:p>
          </table:table-cell>
          <table:table-cell office:value-type="float" office:value="-0.1537906" calcext:value-type="float">
            <text:p>-0.1537906</text:p>
          </table:table-cell>
          <table:table-cell office:value-type="float" office:value="-0.1618935" calcext:value-type="float">
            <text:p>-0.1618935</text:p>
          </table:table-cell>
          <table:table-cell office:value-type="float" office:value="-0.02243633" calcext:value-type="float">
            <text:p>-0.02243633</text:p>
          </table:table-cell>
          <table:table-cell office:value-type="float" office:value="-0.02184446" calcext:value-type="float">
            <text:p>-0.02184446</text:p>
          </table:table-cell>
          <table:table-cell office:value-type="float" office:value="-0.02074494" calcext:value-type="float">
            <text:p>-0.02074494</text:p>
          </table:table-cell>
          <table:table-cell office:value-type="float" office:value="-0.01642823" calcext:value-type="float">
            <text:p>-0.016428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8.88698" calcext:value-type="float">
            <text:p>-18.88698</text:p>
          </table:table-cell>
          <table:table-cell office:value-type="float" office:value="0.00591421" calcext:value-type="float">
            <text:p>0.00591421</text:p>
          </table:table-cell>
          <table:table-cell office:value-type="float" office:value="-9999.006" calcext:value-type="float">
            <text:p>-9999.006</text:p>
          </table:table-cell>
          <table:table-cell office:value-type="float" office:value="-2.359574" calcext:value-type="float">
            <text:p>-2.35957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4022003" calcext:value-type="float">
            <text:p>24022003</text:p>
          </table:table-cell>
          <table:table-cell office:value-type="float" office:value="16.00001" calcext:value-type="float">
            <text:p>16.00001</text:p>
          </table:table-cell>
          <table:table-cell office:value-type="float" office:value="14.75406" calcext:value-type="float">
            <text:p>14.75406</text:p>
          </table:table-cell>
          <table:table-cell office:value-type="float" office:value="0" calcext:value-type="float">
            <text:p>0</text:p>
          </table:table-cell>
          <table:table-cell office:value-type="float" office:value="1066.775" calcext:value-type="float">
            <text:p>1066.775</text:p>
          </table:table-cell>
          <table:table-cell office:value-type="float" office:value="1.092186" calcext:value-type="float">
            <text:p>1.092186</text:p>
          </table:table-cell>
          <table:table-cell office:value-type="float" office:value="0" calcext:value-type="float">
            <text:p>0</text:p>
          </table:table-cell>
          <table:table-cell office:value-type="float" office:value="0.1340073" calcext:value-type="float">
            <text:p>0.1340073</text:p>
          </table:table-cell>
          <table:table-cell office:value-type="float" office:value="0.1521692" calcext:value-type="float">
            <text:p>0.1521692</text:p>
          </table:table-cell>
          <table:table-cell office:value-type="float" office:value="0.1761948" calcext:value-type="float">
            <text:p>0.1761948</text:p>
          </table:table-cell>
          <table:table-cell office:value-type="float" office:value="0.2136339" calcext:value-type="float">
            <text:p>0.2136339</text:p>
          </table:table-cell>
          <table:table-cell office:value-type="float" office:value="0.2359048" calcext:value-type="float">
            <text:p>0.2359048</text:p>
          </table:table-cell>
          <table:table-cell office:value-type="float" office:value="0.2208529" calcext:value-type="float">
            <text:p>0.2208529</text:p>
          </table:table-cell>
          <table:table-cell office:value-type="float" office:value="0.2774935" calcext:value-type="float">
            <text:p>0.2774935</text:p>
          </table:table-cell>
          <table:table-cell office:value-type="float" office:value="0.3637236" calcext:value-type="float">
            <text:p>0.3637236</text:p>
          </table:table-cell>
          <table:table-cell office:value-type="float" office:value="0.3559814" calcext:value-type="float">
            <text:p>0.3559814</text:p>
          </table:table-cell>
          <table:table-cell office:value-type="float" office:value="0.3667428" calcext:value-type="float">
            <text:p>0.3667428</text:p>
          </table:table-cell>
          <table:table-cell office:value-type="float" office:value="0.3834991" calcext:value-type="float">
            <text:p>0.3834991</text:p>
          </table:table-cell>
          <table:table-cell office:value-type="float" office:value="0.3953118" calcext:value-type="float">
            <text:p>0.3953118</text:p>
          </table:table-cell>
          <table:table-cell office:value-type="float" office:value="0.462351" calcext:value-type="float">
            <text:p>0.462351</text:p>
          </table:table-cell>
          <table:table-cell office:value-type="float" office:value="0" calcext:value-type="float">
            <text:p>0</text:p>
          </table:table-cell>
          <table:table-cell office:value-type="float" office:value="0.002109325" calcext:value-type="float">
            <text:p>0.002109325</text:p>
          </table:table-cell>
          <table:table-cell office:value-type="float" office:value="0.1185753" calcext:value-type="float">
            <text:p>0.1185753</text:p>
          </table:table-cell>
          <table:table-cell office:value-type="float" office:value="0.1010872" calcext:value-type="float">
            <text:p>0.1010872</text:p>
          </table:table-cell>
          <table:table-cell office:value-type="float" office:value="0.1020146" calcext:value-type="float">
            <text:p>0.1020146</text:p>
          </table:table-cell>
          <table:table-cell office:value-type="float" office:value="0.1409429" calcext:value-type="float">
            <text:p>0.1409429</text:p>
          </table:table-cell>
          <table:table-cell office:value-type="float" office:value="0.04708467" calcext:value-type="float">
            <text:p>0.04708467</text:p>
          </table:table-cell>
          <table:table-cell office:value-type="float" office:value="0.00000002859205" calcext:value-type="float">
            <text:p>2.859205E-08</text:p>
          </table:table-cell>
          <table:table-cell office:value-type="float" office:value="2.307482E-025" calcext:value-type="float">
            <text:p>2.307482E-25</text:p>
          </table:table-cell>
          <table:table-cell office:value-type="float" office:value="1.06699E-029" calcext:value-type="float">
            <text:p>1.06699E-29</text:p>
          </table:table-cell>
          <table:table-cell office:value-type="float" office:value="2.369046E-034" calcext:value-type="float">
            <text:p>2.369046E-34</text:p>
          </table:table-cell>
          <table:table-cell office:value-type="float" office:value="3.832747E-039" calcext:value-type="float">
            <text:p>3.832747E-39</text:p>
          </table:table-cell>
          <table:table-cell office:value-type="float" office:value="2.522337E-044" calcext:value-type="float">
            <text:p>2.522337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7.69567" calcext:value-type="float">
            <text:p>-17.69567</text:p>
          </table:table-cell>
          <table:table-cell office:value-type="float" office:value="-6.491675" calcext:value-type="float">
            <text:p>-6.491675</text:p>
          </table:table-cell>
          <table:table-cell office:value-type="float" office:value="-2.099206" calcext:value-type="float">
            <text:p>-2.099206</text:p>
          </table:table-cell>
          <table:table-cell office:value-type="float" office:value="-0.4859805" calcext:value-type="float">
            <text:p>-0.4859805</text:p>
          </table:table-cell>
          <table:table-cell office:value-type="float" office:value="-0.2285979" calcext:value-type="float">
            <text:p>-0.2285979</text:p>
          </table:table-cell>
          <table:table-cell office:value-type="float" office:value="-0.1451129" calcext:value-type="float">
            <text:p>-0.1451129</text:p>
          </table:table-cell>
          <table:table-cell office:value-type="float" office:value="-0.02410126" calcext:value-type="float">
            <text:p>-0.02410126</text:p>
          </table:table-cell>
          <table:table-cell office:value-type="float" office:value="-0.02204255" calcext:value-type="float">
            <text:p>-0.02204255</text:p>
          </table:table-cell>
          <table:table-cell office:value-type="float" office:value="-0.02056571" calcext:value-type="float">
            <text:p>-0.02056571</text:p>
          </table:table-cell>
          <table:table-cell office:value-type="float" office:value="-0.01635444" calcext:value-type="float">
            <text:p>-0.016354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32661" calcext:value-type="float">
            <text:p>-21.32661</text:p>
          </table:table-cell>
          <table:table-cell office:value-type="float" office:value="0.00616467" calcext:value-type="float">
            <text:p>0.00616467</text:p>
          </table:table-cell>
          <table:table-cell office:value-type="float" office:value="-9999.006" calcext:value-type="float">
            <text:p>-9999.006</text:p>
          </table:table-cell>
          <table:table-cell office:value-type="float" office:value="-2.362608" calcext:value-type="float">
            <text:p>-2.362608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5022003" calcext:value-type="float">
            <text:p>25022003</text:p>
          </table:table-cell>
          <table:table-cell office:value-type="float" office:value="16.00001" calcext:value-type="float">
            <text:p>16.00001</text:p>
          </table:table-cell>
          <table:table-cell office:value-type="float" office:value="15.127" calcext:value-type="float">
            <text:p>15.127</text:p>
          </table:table-cell>
          <table:table-cell office:value-type="float" office:value="0" calcext:value-type="float">
            <text:p>0</text:p>
          </table:table-cell>
          <table:table-cell office:value-type="float" office:value="1066.402" calcext:value-type="float">
            <text:p>1066.402</text:p>
          </table:table-cell>
          <table:table-cell office:value-type="float" office:value="1.092186" calcext:value-type="float">
            <text:p>1.092186</text:p>
          </table:table-cell>
          <table:table-cell office:value-type="float" office:value="0" calcext:value-type="float">
            <text:p>0</text:p>
          </table:table-cell>
          <table:table-cell office:value-type="float" office:value="0.1131827" calcext:value-type="float">
            <text:p>0.1131827</text:p>
          </table:table-cell>
          <table:table-cell office:value-type="float" office:value="0.1580703" calcext:value-type="float">
            <text:p>0.1580703</text:p>
          </table:table-cell>
          <table:table-cell office:value-type="float" office:value="0.1737067" calcext:value-type="float">
            <text:p>0.1737067</text:p>
          </table:table-cell>
          <table:table-cell office:value-type="float" office:value="0.1872527" calcext:value-type="float">
            <text:p>0.1872527</text:p>
          </table:table-cell>
          <table:table-cell office:value-type="float" office:value="0.2070095" calcext:value-type="float">
            <text:p>0.2070095</text:p>
          </table:table-cell>
          <table:table-cell office:value-type="float" office:value="0.2187775" calcext:value-type="float">
            <text:p>0.2187775</text:p>
          </table:table-cell>
          <table:table-cell office:value-type="float" office:value="0.2758292" calcext:value-type="float">
            <text:p>0.2758292</text:p>
          </table:table-cell>
          <table:table-cell office:value-type="float" office:value="0.3633623" calcext:value-type="float">
            <text:p>0.3633623</text:p>
          </table:table-cell>
          <table:table-cell office:value-type="float" office:value="0.3561172" calcext:value-type="float">
            <text:p>0.3561172</text:p>
          </table:table-cell>
          <table:table-cell office:value-type="float" office:value="0.366835" calcext:value-type="float">
            <text:p>0.366835</text:p>
          </table:table-cell>
          <table:table-cell office:value-type="float" office:value="0.3835145" calcext:value-type="float">
            <text:p>0.3835145</text:p>
          </table:table-cell>
          <table:table-cell office:value-type="float" office:value="0.3952432" calcext:value-type="float">
            <text:p>0.3952432</text:p>
          </table:table-cell>
          <table:table-cell office:value-type="float" office:value="0.4623576" calcext:value-type="float">
            <text:p>0.4623576</text:p>
          </table:table-cell>
          <table:table-cell office:value-type="float" office:value="0" calcext:value-type="float">
            <text:p>0</text:p>
          </table:table-cell>
          <table:table-cell office:value-type="float" office:value="0.00000003482348" calcext:value-type="float">
            <text:p>3.482348E-08</text:p>
          </table:table-cell>
          <table:table-cell office:value-type="float" office:value="0.1108116" calcext:value-type="float">
            <text:p>0.1108116</text:p>
          </table:table-cell>
          <table:table-cell office:value-type="float" office:value="0.1046199" calcext:value-type="float">
            <text:p>0.1046199</text:p>
          </table:table-cell>
          <table:table-cell office:value-type="float" office:value="0.1312664" calcext:value-type="float">
            <text:p>0.1312664</text:p>
          </table:table-cell>
          <table:table-cell office:value-type="float" office:value="0.1742229" calcext:value-type="float">
            <text:p>0.1742229</text:p>
          </table:table-cell>
          <table:table-cell office:value-type="float" office:value="0.04983263" calcext:value-type="float">
            <text:p>0.04983263</text:p>
          </table:table-cell>
          <table:table-cell office:value-type="float" office:value="0.00000002721821" calcext:value-type="float">
            <text:p>2.721821E-08</text:p>
          </table:table-cell>
          <table:table-cell office:value-type="float" office:value="2.307482E-025" calcext:value-type="float">
            <text:p>2.307482E-25</text:p>
          </table:table-cell>
          <table:table-cell office:value-type="float" office:value="1.06699E-029" calcext:value-type="float">
            <text:p>1.06699E-29</text:p>
          </table:table-cell>
          <table:table-cell office:value-type="float" office:value="2.369045E-034" calcext:value-type="float">
            <text:p>2.369045E-34</text:p>
          </table:table-cell>
          <table:table-cell office:value-type="float" office:value="3.832747E-039" calcext:value-type="float">
            <text:p>3.832747E-39</text:p>
          </table:table-cell>
          <table:table-cell office:value-type="float" office:value="2.522337E-044" calcext:value-type="float">
            <text:p>2.522337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6.04604" calcext:value-type="float">
            <text:p>-66.04604</text:p>
          </table:table-cell>
          <table:table-cell office:value-type="float" office:value="-4.839031" calcext:value-type="float">
            <text:p>-4.839031</text:p>
          </table:table-cell>
          <table:table-cell office:value-type="float" office:value="-2.377578" calcext:value-type="float">
            <text:p>-2.377578</text:p>
          </table:table-cell>
          <table:table-cell office:value-type="float" office:value="-1.355859" calcext:value-type="float">
            <text:p>-1.355859</text:p>
          </table:table-cell>
          <table:table-cell office:value-type="float" office:value="-0.6247802" calcext:value-type="float">
            <text:p>-0.6247802</text:p>
          </table:table-cell>
          <table:table-cell office:value-type="float" office:value="-0.1556291" calcext:value-type="float">
            <text:p>-0.1556291</text:p>
          </table:table-cell>
          <table:table-cell office:value-type="float" office:value="-0.02535704" calcext:value-type="float">
            <text:p>-0.02535704</text:p>
          </table:table-cell>
          <table:table-cell office:value-type="float" office:value="-0.02251969" calcext:value-type="float">
            <text:p>-0.02251969</text:p>
          </table:table-cell>
          <table:table-cell office:value-type="float" office:value="-0.02043529" calcext:value-type="float">
            <text:p>-0.02043529</text:p>
          </table:table-cell>
          <table:table-cell office:value-type="float" office:value="-0.0162841" calcext:value-type="float">
            <text:p>-0.01628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79055" calcext:value-type="float">
            <text:p>-21.79055</text:p>
          </table:table-cell>
          <table:table-cell office:value-type="float" office:value="0.006369086" calcext:value-type="float">
            <text:p>0.006369086</text:p>
          </table:table-cell>
          <table:table-cell office:value-type="float" office:value="-9999.007" calcext:value-type="float">
            <text:p>-9999.007</text:p>
          </table:table-cell>
          <table:table-cell office:value-type="float" office:value="-2.36516" calcext:value-type="float">
            <text:p>-2.3651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6022003" calcext:value-type="float">
            <text:p>26022003</text:p>
          </table:table-cell>
          <table:table-cell office:value-type="float" office:value="16.00001" calcext:value-type="float">
            <text:p>16.00001</text:p>
          </table:table-cell>
          <table:table-cell office:value-type="float" office:value="15.17861" calcext:value-type="float">
            <text:p>15.17861</text:p>
          </table:table-cell>
          <table:table-cell office:value-type="float" office:value="0" calcext:value-type="float">
            <text:p>0</text:p>
          </table:table-cell>
          <table:table-cell office:value-type="float" office:value="1066.351" calcext:value-type="float">
            <text:p>1066.351</text:p>
          </table:table-cell>
          <table:table-cell office:value-type="float" office:value="1.092186" calcext:value-type="float">
            <text:p>1.092186</text:p>
          </table:table-cell>
          <table:table-cell office:value-type="float" office:value="0" calcext:value-type="float">
            <text:p>0</text:p>
          </table:table-cell>
          <table:table-cell office:value-type="float" office:value="0.1127279" calcext:value-type="float">
            <text:p>0.1127279</text:p>
          </table:table-cell>
          <table:table-cell office:value-type="float" office:value="0.1799109" calcext:value-type="float">
            <text:p>0.1799109</text:p>
          </table:table-cell>
          <table:table-cell office:value-type="float" office:value="0.1829903" calcext:value-type="float">
            <text:p>0.1829903</text:p>
          </table:table-cell>
          <table:table-cell office:value-type="float" office:value="0.1866183" calcext:value-type="float">
            <text:p>0.1866183</text:p>
          </table:table-cell>
          <table:table-cell office:value-type="float" office:value="0.1965181" calcext:value-type="float">
            <text:p>0.1965181</text:p>
          </table:table-cell>
          <table:table-cell office:value-type="float" office:value="0.2113689" calcext:value-type="float">
            <text:p>0.2113689</text:p>
          </table:table-cell>
          <table:table-cell office:value-type="float" office:value="0.2749148" calcext:value-type="float">
            <text:p>0.2749148</text:p>
          </table:table-cell>
          <table:table-cell office:value-type="float" office:value="0.362978" calcext:value-type="float">
            <text:p>0.362978</text:p>
          </table:table-cell>
          <table:table-cell office:value-type="float" office:value="0.3562078" calcext:value-type="float">
            <text:p>0.3562078</text:p>
          </table:table-cell>
          <table:table-cell office:value-type="float" office:value="0.3669189" calcext:value-type="float">
            <text:p>0.3669189</text:p>
          </table:table-cell>
          <table:table-cell office:value-type="float" office:value="0.3835298" calcext:value-type="float">
            <text:p>0.3835298</text:p>
          </table:table-cell>
          <table:table-cell office:value-type="float" office:value="0.3951794" calcext:value-type="float">
            <text:p>0.3951794</text:p>
          </table:table-cell>
          <table:table-cell office:value-type="float" office:value="0.4623587" calcext:value-type="float">
            <text:p>0.4623587</text:p>
          </table:table-cell>
          <table:table-cell office:value-type="float" office:value="0" calcext:value-type="float">
            <text:p>0</text:p>
          </table:table-cell>
          <table:table-cell office:value-type="float" office:value="0.00000002768556" calcext:value-type="float">
            <text:p>2.768556E-08</text:p>
          </table:table-cell>
          <table:table-cell office:value-type="float" office:value="0.08528482" calcext:value-type="float">
            <text:p>0.08528482</text:p>
          </table:table-cell>
          <table:table-cell office:value-type="float" office:value="0.09535453" calcext:value-type="float">
            <text:p>0.09535453</text:p>
          </table:table-cell>
          <table:table-cell office:value-type="float" office:value="0.1324546" calcext:value-type="float">
            <text:p>0.1324546</text:p>
          </table:table-cell>
          <table:table-cell office:value-type="float" office:value="0.1892633" calcext:value-type="float">
            <text:p>0.1892633</text:p>
          </table:table-cell>
          <table:table-cell office:value-type="float" office:value="0.05784755" calcext:value-type="float">
            <text:p>0.05784755</text:p>
          </table:table-cell>
          <table:table-cell office:value-type="float" office:value="0.00000002593831" calcext:value-type="float">
            <text:p>2.593831E-08</text:p>
          </table:table-cell>
          <table:table-cell office:value-type="float" office:value="2.307482E-025" calcext:value-type="float">
            <text:p>2.307482E-25</text:p>
          </table:table-cell>
          <table:table-cell office:value-type="float" office:value="1.06699E-029" calcext:value-type="float">
            <text:p>1.06699E-29</text:p>
          </table:table-cell>
          <table:table-cell office:value-type="float" office:value="2.369045E-034" calcext:value-type="float">
            <text:p>2.369045E-34</text:p>
          </table:table-cell>
          <table:table-cell office:value-type="float" office:value="3.832747E-039" calcext:value-type="float">
            <text:p>3.832747E-39</text:p>
          </table:table-cell>
          <table:table-cell office:value-type="float" office:value="2.522337E-044" calcext:value-type="float">
            <text:p>2.522337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8.50004" calcext:value-type="float">
            <text:p>-68.50004</text:p>
          </table:table-cell>
          <table:table-cell office:value-type="float" office:value="-1.749581" calcext:value-type="float">
            <text:p>-1.749581</text:p>
          </table:table-cell>
          <table:table-cell office:value-type="float" office:value="-1.613677" calcext:value-type="float">
            <text:p>-1.613677</text:p>
          </table:table-cell>
          <table:table-cell office:value-type="float" office:value="-1.401588" calcext:value-type="float">
            <text:p>-1.401588</text:p>
          </table:table-cell>
          <table:table-cell office:value-type="float" office:value="-0.9410091" calcext:value-type="float">
            <text:p>-0.9410091</text:p>
          </table:table-cell>
          <table:table-cell office:value-type="float" office:value="-0.202445" calcext:value-type="float">
            <text:p>-0.202445</text:p>
          </table:table-cell>
          <table:table-cell office:value-type="float" office:value="-0.02607436" calcext:value-type="float">
            <text:p>-0.02607436</text:p>
          </table:table-cell>
          <table:table-cell office:value-type="float" office:value="-0.02304144" calcext:value-type="float">
            <text:p>-0.02304144</text:p>
          </table:table-cell>
          <table:table-cell office:value-type="float" office:value="-0.02034841" calcext:value-type="float">
            <text:p>-0.02034841</text:p>
          </table:table-cell>
          <table:table-cell office:value-type="float" office:value="-0.01622055" calcext:value-type="float">
            <text:p>-0.016220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8.74814" calcext:value-type="float">
            <text:p>-18.74814</text:p>
          </table:table-cell>
          <table:table-cell office:value-type="float" office:value="0.006351233" calcext:value-type="float">
            <text:p>0.006351233</text:p>
          </table:table-cell>
          <table:table-cell office:value-type="float" office:value="-9999.007" calcext:value-type="float">
            <text:p>-9999.007</text:p>
          </table:table-cell>
          <table:table-cell office:value-type="float" office:value="-2.365611" calcext:value-type="float">
            <text:p>-2.36561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7022003" calcext:value-type="float">
            <text:p>27022003</text:p>
          </table:table-cell>
          <table:table-cell office:value-type="float" office:value="16.00001" calcext:value-type="float">
            <text:p>16.00001</text:p>
          </table:table-cell>
          <table:table-cell office:value-type="float" office:value="15.16151" calcext:value-type="float">
            <text:p>15.16151</text:p>
          </table:table-cell>
          <table:table-cell office:value-type="float" office:value="0" calcext:value-type="float">
            <text:p>0</text:p>
          </table:table-cell>
          <table:table-cell office:value-type="float" office:value="1066.368" calcext:value-type="float">
            <text:p>1066.368</text:p>
          </table:table-cell>
          <table:table-cell office:value-type="float" office:value="1.092186" calcext:value-type="float">
            <text:p>1.092186</text:p>
          </table:table-cell>
          <table:table-cell office:value-type="float" office:value="0" calcext:value-type="float">
            <text:p>0</text:p>
          </table:table-cell>
          <table:table-cell office:value-type="float" office:value="0.120034" calcext:value-type="float">
            <text:p>0.120034</text:p>
          </table:table-cell>
          <table:table-cell office:value-type="float" office:value="0.1956653" calcext:value-type="float">
            <text:p>0.1956653</text:p>
          </table:table-cell>
          <table:table-cell office:value-type="float" office:value="0.1898161" calcext:value-type="float">
            <text:p>0.1898161</text:p>
          </table:table-cell>
          <table:table-cell office:value-type="float" office:value="0.1916544" calcext:value-type="float">
            <text:p>0.1916544</text:p>
          </table:table-cell>
          <table:table-cell office:value-type="float" office:value="0.2001686" calcext:value-type="float">
            <text:p>0.2001686</text:p>
          </table:table-cell>
          <table:table-cell office:value-type="float" office:value="0.2057125" calcext:value-type="float">
            <text:p>0.2057125</text:p>
          </table:table-cell>
          <table:table-cell office:value-type="float" office:value="0.2744846" calcext:value-type="float">
            <text:p>0.2744846</text:p>
          </table:table-cell>
          <table:table-cell office:value-type="float" office:value="0.3626679" calcext:value-type="float">
            <text:p>0.3626679</text:p>
          </table:table-cell>
          <table:table-cell office:value-type="float" office:value="0.3562404" calcext:value-type="float">
            <text:p>0.3562404</text:p>
          </table:table-cell>
          <table:table-cell office:value-type="float" office:value="0.3669969" calcext:value-type="float">
            <text:p>0.3669969</text:p>
          </table:table-cell>
          <table:table-cell office:value-type="float" office:value="0.3835444" calcext:value-type="float">
            <text:p>0.3835444</text:p>
          </table:table-cell>
          <table:table-cell office:value-type="float" office:value="0.3951274" calcext:value-type="float">
            <text:p>0.3951274</text:p>
          </table:table-cell>
          <table:table-cell office:value-type="float" office:value="0.4623641" calcext:value-type="float">
            <text:p>0.4623641</text:p>
          </table:table-cell>
          <table:table-cell office:value-type="float" office:value="0" calcext:value-type="float">
            <text:p>0</text:p>
          </table:table-cell>
          <table:table-cell office:value-type="float" office:value="0.00000001373537" calcext:value-type="float">
            <text:p>1.373537E-08</text:p>
          </table:table-cell>
          <table:table-cell office:value-type="float" office:value="0.06591003" calcext:value-type="float">
            <text:p>0.06591003</text:p>
          </table:table-cell>
          <table:table-cell office:value-type="float" office:value="0.0886132" calcext:value-type="float">
            <text:p>0.0886132</text:p>
          </table:table-cell>
          <table:table-cell office:value-type="float" office:value="0.1273332" calcext:value-type="float">
            <text:p>0.1273332</text:p>
          </table:table-cell>
          <table:table-cell office:value-type="float" office:value="0.1882418" calcext:value-type="float">
            <text:p>0.1882418</text:p>
          </table:table-cell>
          <table:table-cell office:value-type="float" office:value="0.06396921" calcext:value-type="float">
            <text:p>0.06396921</text:p>
          </table:table-cell>
          <table:table-cell office:value-type="float" office:value="0.00000002492134" calcext:value-type="float">
            <text:p>2.492134E-08</text:p>
          </table:table-cell>
          <table:table-cell office:value-type="float" office:value="2.307482E-025" calcext:value-type="float">
            <text:p>2.307482E-25</text:p>
          </table:table-cell>
          <table:table-cell office:value-type="float" office:value="1.06699E-029" calcext:value-type="float">
            <text:p>1.06699E-29</text:p>
          </table:table-cell>
          <table:table-cell office:value-type="float" office:value="2.369045E-034" calcext:value-type="float">
            <text:p>2.369045E-34</text:p>
          </table:table-cell>
          <table:table-cell office:value-type="float" office:value="3.832747E-039" calcext:value-type="float">
            <text:p>3.832747E-39</text:p>
          </table:table-cell>
          <table:table-cell office:value-type="float" office:value="2.522337E-044" calcext:value-type="float">
            <text:p>2.522337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2.27055" calcext:value-type="float">
            <text:p>-42.27055</text:p>
          </table:table-cell>
          <table:table-cell office:value-type="float" office:value="-0.930583" calcext:value-type="float">
            <text:p>-0.930583</text:p>
          </table:table-cell>
          <table:table-cell office:value-type="float" office:value="-1.223346" calcext:value-type="float">
            <text:p>-1.223346</text:p>
          </table:table-cell>
          <table:table-cell office:value-type="float" office:value="-1.141934" calcext:value-type="float">
            <text:p>-1.141934</text:p>
          </table:table-cell>
          <table:table-cell office:value-type="float" office:value="-0.8167594" calcext:value-type="float">
            <text:p>-0.8167594</text:p>
          </table:table-cell>
          <table:table-cell office:value-type="float" office:value="-0.2493807" calcext:value-type="float">
            <text:p>-0.2493807</text:p>
          </table:table-cell>
          <table:table-cell office:value-type="float" office:value="-0.0264245" calcext:value-type="float">
            <text:p>-0.0264245</text:p>
          </table:table-cell>
          <table:table-cell office:value-type="float" office:value="-0.02347247" calcext:value-type="float">
            <text:p>-0.02347247</text:p>
          </table:table-cell>
          <table:table-cell office:value-type="float" office:value="-0.02031702" calcext:value-type="float">
            <text:p>-0.02031702</text:p>
          </table:table-cell>
          <table:table-cell office:value-type="float" office:value="-0.01616157" calcext:value-type="float">
            <text:p>-0.016161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.19992" calcext:value-type="float">
            <text:p>-12.19992</text:p>
          </table:table-cell>
          <table:table-cell office:value-type="float" office:value="0.006284998" calcext:value-type="float">
            <text:p>0.006284998</text:p>
          </table:table-cell>
          <table:table-cell office:value-type="float" office:value="-9999.007" calcext:value-type="float">
            <text:p>-9999.007</text:p>
          </table:table-cell>
          <table:table-cell office:value-type="float" office:value="-2.365711" calcext:value-type="float">
            <text:p>-2.36571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8022003" calcext:value-type="float">
            <text:p>28022003</text:p>
          </table:table-cell>
          <table:table-cell office:value-type="float" office:value="16.00001" calcext:value-type="float">
            <text:p>16.00001</text:p>
          </table:table-cell>
          <table:table-cell office:value-type="float" office:value="15.20365" calcext:value-type="float">
            <text:p>15.20365</text:p>
          </table:table-cell>
          <table:table-cell office:value-type="float" office:value="0" calcext:value-type="float">
            <text:p>0</text:p>
          </table:table-cell>
          <table:table-cell office:value-type="float" office:value="1066.326" calcext:value-type="float">
            <text:p>1066.326</text:p>
          </table:table-cell>
          <table:table-cell office:value-type="float" office:value="1.092186" calcext:value-type="float">
            <text:p>1.092186</text:p>
          </table:table-cell>
          <table:table-cell office:value-type="float" office:value="0" calcext:value-type="float">
            <text:p>0</text:p>
          </table:table-cell>
          <table:table-cell office:value-type="float" office:value="0.1244812" calcext:value-type="float">
            <text:p>0.1244812</text:p>
          </table:table-cell>
          <table:table-cell office:value-type="float" office:value="0.213523" calcext:value-type="float">
            <text:p>0.213523</text:p>
          </table:table-cell>
          <table:table-cell office:value-type="float" office:value="0.1984652" calcext:value-type="float">
            <text:p>0.1984652</text:p>
          </table:table-cell>
          <table:table-cell office:value-type="float" office:value="0.1984263" calcext:value-type="float">
            <text:p>0.1984263</text:p>
          </table:table-cell>
          <table:table-cell office:value-type="float" office:value="0.2056006" calcext:value-type="float">
            <text:p>0.2056006</text:p>
          </table:table-cell>
          <table:table-cell office:value-type="float" office:value="0.2030541" calcext:value-type="float">
            <text:p>0.2030541</text:p>
          </table:table-cell>
          <table:table-cell office:value-type="float" office:value="0.274204" calcext:value-type="float">
            <text:p>0.274204</text:p>
          </table:table-cell>
          <table:table-cell office:value-type="float" office:value="0.3624405" calcext:value-type="float">
            <text:p>0.3624405</text:p>
          </table:table-cell>
          <table:table-cell office:value-type="float" office:value="0.3562351" calcext:value-type="float">
            <text:p>0.3562351</text:p>
          </table:table-cell>
          <table:table-cell office:value-type="float" office:value="0.3670666" calcext:value-type="float">
            <text:p>0.3670666</text:p>
          </table:table-cell>
          <table:table-cell office:value-type="float" office:value="0.3835598" calcext:value-type="float">
            <text:p>0.3835598</text:p>
          </table:table-cell>
          <table:table-cell office:value-type="float" office:value="0.39509" calcext:value-type="float">
            <text:p>0.39509</text:p>
          </table:table-cell>
          <table:table-cell office:value-type="float" office:value="0.4623663" calcext:value-type="float">
            <text:p>0.4623663</text:p>
          </table:table-cell>
          <table:table-cell office:value-type="float" office:value="0" calcext:value-type="float">
            <text:p>0</text:p>
          </table:table-cell>
          <table:table-cell office:value-type="float" office:value="0.0000000198806" calcext:value-type="float">
            <text:p>1.98806E-08</text:p>
          </table:table-cell>
          <table:table-cell office:value-type="float" office:value="0.0431648" calcext:value-type="float">
            <text:p>0.0431648</text:p>
          </table:table-cell>
          <table:table-cell office:value-type="float" office:value="0.08006532" calcext:value-type="float">
            <text:p>0.08006532</text:p>
          </table:table-cell>
          <table:table-cell office:value-type="float" office:value="0.120379" calcext:value-type="float">
            <text:p>0.120379</text:p>
          </table:table-cell>
          <table:table-cell office:value-type="float" office:value="0.1844399" calcext:value-type="float">
            <text:p>0.1844399</text:p>
          </table:table-cell>
          <table:table-cell office:value-type="float" office:value="0.0669545" calcext:value-type="float">
            <text:p>0.0669545</text:p>
          </table:table-cell>
          <table:table-cell office:value-type="float" office:value="0.00000002411664" calcext:value-type="float">
            <text:p>2.411664E-08</text:p>
          </table:table-cell>
          <table:table-cell office:value-type="float" office:value="2.307482E-025" calcext:value-type="float">
            <text:p>2.307482E-25</text:p>
          </table:table-cell>
          <table:table-cell office:value-type="float" office:value="1.06699E-029" calcext:value-type="float">
            <text:p>1.06699E-29</text:p>
          </table:table-cell>
          <table:table-cell office:value-type="float" office:value="2.369045E-034" calcext:value-type="float">
            <text:p>2.369045E-34</text:p>
          </table:table-cell>
          <table:table-cell office:value-type="float" office:value="3.832747E-039" calcext:value-type="float">
            <text:p>3.832747E-39</text:p>
          </table:table-cell>
          <table:table-cell office:value-type="float" office:value="2.522337E-044" calcext:value-type="float">
            <text:p>2.522337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2.08501" calcext:value-type="float">
            <text:p>-32.08501</text:p>
          </table:table-cell>
          <table:table-cell office:value-type="float" office:value="-0.4787014" calcext:value-type="float">
            <text:p>-0.4787014</text:p>
          </table:table-cell>
          <table:table-cell office:value-type="float" office:value="-0.8690823" calcext:value-type="float">
            <text:p>-0.8690823</text:p>
          </table:table-cell>
          <table:table-cell office:value-type="float" office:value="-0.8735547" calcext:value-type="float">
            <text:p>-0.8735547</text:p>
          </table:table-cell>
          <table:table-cell office:value-type="float" office:value="-0.6642848" calcext:value-type="float">
            <text:p>-0.6642848</text:p>
          </table:table-cell>
          <table:table-cell office:value-type="float" office:value="-0.2757837" calcext:value-type="float">
            <text:p>-0.2757837</text:p>
          </table:table-cell>
          <table:table-cell office:value-type="float" office:value="-0.02664997" calcext:value-type="float">
            <text:p>-0.02664997</text:p>
          </table:table-cell>
          <table:table-cell office:value-type="float" office:value="-0.02379378" calcext:value-type="float">
            <text:p>-0.02379378</text:p>
          </table:table-cell>
          <table:table-cell office:value-type="float" office:value="-0.02032172" calcext:value-type="float">
            <text:p>-0.02032172</text:p>
          </table:table-cell>
          <table:table-cell office:value-type="float" office:value="-0.01610903" calcext:value-type="float">
            <text:p>-0.016109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.17958" calcext:value-type="float">
            <text:p>-10.17958</text:p>
          </table:table-cell>
          <table:table-cell office:value-type="float" office:value="0.006160968" calcext:value-type="float">
            <text:p>0.006160968</text:p>
          </table:table-cell>
          <table:table-cell office:value-type="float" office:value="-9999.006" calcext:value-type="float">
            <text:p>-9999.006</text:p>
          </table:table-cell>
          <table:table-cell office:value-type="float" office:value="-2.365324" calcext:value-type="float">
            <text:p>-2.36532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32003" calcext:value-type="float">
            <text:p>1032003</text:p>
          </table:table-cell>
          <table:table-cell office:value-type="float" office:value="16.00001" calcext:value-type="float">
            <text:p>16.00001</text:p>
          </table:table-cell>
          <table:table-cell office:value-type="float" office:value="15.23921" calcext:value-type="float">
            <text:p>15.23921</text:p>
          </table:table-cell>
          <table:table-cell office:value-type="float" office:value="0" calcext:value-type="float">
            <text:p>0</text:p>
          </table:table-cell>
          <table:table-cell office:value-type="float" office:value="1066.291" calcext:value-type="float">
            <text:p>1066.291</text:p>
          </table:table-cell>
          <table:table-cell office:value-type="float" office:value="1.092186" calcext:value-type="float">
            <text:p>1.092186</text:p>
          </table:table-cell>
          <table:table-cell office:value-type="float" office:value="0" calcext:value-type="float">
            <text:p>0</text:p>
          </table:table-cell>
          <table:table-cell office:value-type="float" office:value="0.1364228" calcext:value-type="float">
            <text:p>0.1364228</text:p>
          </table:table-cell>
          <table:table-cell office:value-type="float" office:value="0.2200339" calcext:value-type="float">
            <text:p>0.2200339</text:p>
          </table:table-cell>
          <table:table-cell office:value-type="float" office:value="0.2056536" calcext:value-type="float">
            <text:p>0.2056536</text:p>
          </table:table-cell>
          <table:table-cell office:value-type="float" office:value="0.2046156" calcext:value-type="float">
            <text:p>0.2046156</text:p>
          </table:table-cell>
          <table:table-cell office:value-type="float" office:value="0.2107082" calcext:value-type="float">
            <text:p>0.2107082</text:p>
          </table:table-cell>
          <table:table-cell office:value-type="float" office:value="0.2027101" calcext:value-type="float">
            <text:p>0.2027101</text:p>
          </table:table-cell>
          <table:table-cell office:value-type="float" office:value="0.2738376" calcext:value-type="float">
            <text:p>0.2738376</text:p>
          </table:table-cell>
          <table:table-cell office:value-type="float" office:value="0.3622555" calcext:value-type="float">
            <text:p>0.3622555</text:p>
          </table:table-cell>
          <table:table-cell office:value-type="float" office:value="0.3562061" calcext:value-type="float">
            <text:p>0.3562061</text:p>
          </table:table-cell>
          <table:table-cell office:value-type="float" office:value="0.3671273" calcext:value-type="float">
            <text:p>0.3671273</text:p>
          </table:table-cell>
          <table:table-cell office:value-type="float" office:value="0.3835751" calcext:value-type="float">
            <text:p>0.3835751</text:p>
          </table:table-cell>
          <table:table-cell office:value-type="float" office:value="0.3950635" calcext:value-type="float">
            <text:p>0.3950635</text:p>
          </table:table-cell>
          <table:table-cell office:value-type="float" office:value="0.462366" calcext:value-type="float">
            <text:p>0.462366</text:p>
          </table:table-cell>
          <table:table-cell office:value-type="float" office:value="0" calcext:value-type="float">
            <text:p>0</text:p>
          </table:table-cell>
          <table:table-cell office:value-type="float" office:value="0.0000000131382" calcext:value-type="float">
            <text:p>1.31382E-08</text:p>
          </table:table-cell>
          <table:table-cell office:value-type="float" office:value="0.03074824" calcext:value-type="float">
            <text:p>0.03074824</text:p>
          </table:table-cell>
          <table:table-cell office:value-type="float" office:value="0.07305501" calcext:value-type="float">
            <text:p>0.07305501</text:p>
          </table:table-cell>
          <table:table-cell office:value-type="float" office:value="0.1141078" calcext:value-type="float">
            <text:p>0.1141078</text:p>
          </table:table-cell>
          <table:table-cell office:value-type="float" office:value="0.1804571" calcext:value-type="float">
            <text:p>0.1804571</text:p>
          </table:table-cell>
          <table:table-cell office:value-type="float" office:value="0.06767821" calcext:value-type="float">
            <text:p>0.06767821</text:p>
          </table:table-cell>
          <table:table-cell office:value-type="float" office:value="0.00000002339872" calcext:value-type="float">
            <text:p>2.339872E-08</text:p>
          </table:table-cell>
          <table:table-cell office:value-type="float" office:value="2.307482E-025" calcext:value-type="float">
            <text:p>2.307482E-25</text:p>
          </table:table-cell>
          <table:table-cell office:value-type="float" office:value="1.06699E-029" calcext:value-type="float">
            <text:p>1.06699E-29</text:p>
          </table:table-cell>
          <table:table-cell office:value-type="float" office:value="2.369045E-034" calcext:value-type="float">
            <text:p>2.369045E-34</text:p>
          </table:table-cell>
          <table:table-cell office:value-type="float" office:value="3.832747E-039" calcext:value-type="float">
            <text:p>3.832747E-39</text:p>
          </table:table-cell>
          <table:table-cell office:value-type="float" office:value="2.522337E-044" calcext:value-type="float">
            <text:p>2.522337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.82614" calcext:value-type="float">
            <text:p>-15.82614</text:p>
          </table:table-cell>
          <table:table-cell office:value-type="float" office:value="-0.3795067" calcext:value-type="float">
            <text:p>-0.3795067</text:p>
          </table:table-cell>
          <table:table-cell office:value-type="float" office:value="-0.6600159" calcext:value-type="float">
            <text:p>-0.6600159</text:p>
          </table:table-cell>
          <table:table-cell office:value-type="float" office:value="-0.6890177" calcext:value-type="float">
            <text:p>-0.6890177</text:p>
          </table:table-cell>
          <table:table-cell office:value-type="float" office:value="-0.5496356" calcext:value-type="float">
            <text:p>-0.5496356</text:p>
          </table:table-cell>
          <table:table-cell office:value-type="float" office:value="-0.2795713" calcext:value-type="float">
            <text:p>-0.2795713</text:p>
          </table:table-cell>
          <table:table-cell office:value-type="float" office:value="-0.02695028" calcext:value-type="float">
            <text:p>-0.02695028</text:p>
          </table:table-cell>
          <table:table-cell office:value-type="float" office:value="-0.0240583" calcext:value-type="float">
            <text:p>-0.0240583</text:p>
          </table:table-cell>
          <table:table-cell office:value-type="float" office:value="-0.02034899" calcext:value-type="float">
            <text:p>-0.02034899</text:p>
          </table:table-cell>
          <table:table-cell office:value-type="float" office:value="-0.01606343" calcext:value-type="float">
            <text:p>-0.016063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.899897" calcext:value-type="float">
            <text:p>-7.899897</text:p>
          </table:table-cell>
          <table:table-cell office:value-type="float" office:value="0.006060272" calcext:value-type="float">
            <text:p>0.006060272</text:p>
          </table:table-cell>
          <table:table-cell office:value-type="float" office:value="-9999.006" calcext:value-type="float">
            <text:p>-9999.006</text:p>
          </table:table-cell>
          <table:table-cell office:value-type="float" office:value="-2.36519" calcext:value-type="float">
            <text:p>-2.36519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032003" calcext:value-type="float">
            <text:p>2032003</text:p>
          </table:table-cell>
          <table:table-cell office:value-type="float" office:value="16.00001" calcext:value-type="float">
            <text:p>16.00001</text:p>
          </table:table-cell>
          <table:table-cell office:value-type="float" office:value="15.57818" calcext:value-type="float">
            <text:p>15.57818</text:p>
          </table:table-cell>
          <table:table-cell office:value-type="float" office:value="0" calcext:value-type="float">
            <text:p>0</text:p>
          </table:table-cell>
          <table:table-cell office:value-type="float" office:value="1065.952" calcext:value-type="float">
            <text:p>1065.952</text:p>
          </table:table-cell>
          <table:table-cell office:value-type="float" office:value="1.092186" calcext:value-type="float">
            <text:p>1.092186</text:p>
          </table:table-cell>
          <table:table-cell office:value-type="float" office:value="0" calcext:value-type="float">
            <text:p>0</text:p>
          </table:table-cell>
          <table:table-cell office:value-type="float" office:value="0.1162585" calcext:value-type="float">
            <text:p>0.1162585</text:p>
          </table:table-cell>
          <table:table-cell office:value-type="float" office:value="0.2121676" calcext:value-type="float">
            <text:p>0.2121676</text:p>
          </table:table-cell>
          <table:table-cell office:value-type="float" office:value="0.2069763" calcext:value-type="float">
            <text:p>0.2069763</text:p>
          </table:table-cell>
          <table:table-cell office:value-type="float" office:value="0.2082689" calcext:value-type="float">
            <text:p>0.2082689</text:p>
          </table:table-cell>
          <table:table-cell office:value-type="float" office:value="0.2142827" calcext:value-type="float">
            <text:p>0.2142827</text:p>
          </table:table-cell>
          <table:table-cell office:value-type="float" office:value="0.2035006" calcext:value-type="float">
            <text:p>0.2035006</text:p>
          </table:table-cell>
          <table:table-cell office:value-type="float" office:value="0.2735196" calcext:value-type="float">
            <text:p>0.2735196</text:p>
          </table:table-cell>
          <table:table-cell office:value-type="float" office:value="0.3620935" calcext:value-type="float">
            <text:p>0.3620935</text:p>
          </table:table-cell>
          <table:table-cell office:value-type="float" office:value="0.3561609" calcext:value-type="float">
            <text:p>0.3561609</text:p>
          </table:table-cell>
          <table:table-cell office:value-type="float" office:value="0.3671788" calcext:value-type="float">
            <text:p>0.3671788</text:p>
          </table:table-cell>
          <table:table-cell office:value-type="float" office:value="0.3835904" calcext:value-type="float">
            <text:p>0.3835904</text:p>
          </table:table-cell>
          <table:table-cell office:value-type="float" office:value="0.3950428" calcext:value-type="float">
            <text:p>0.3950428</text:p>
          </table:table-cell>
          <table:table-cell office:value-type="float" office:value="0.4623644" calcext:value-type="float">
            <text:p>0.4623644</text:p>
          </table:table-cell>
          <table:table-cell office:value-type="float" office:value="0" calcext:value-type="float">
            <text:p>0</text:p>
          </table:table-cell>
          <table:table-cell office:value-type="float" office:value="0.00000001176607" calcext:value-type="float">
            <text:p>1.176607E-08</text:p>
          </table:table-cell>
          <table:table-cell office:value-type="float" office:value="0.03530637" calcext:value-type="float">
            <text:p>0.03530637</text:p>
          </table:table-cell>
          <table:table-cell office:value-type="float" office:value="0.07226859" calcext:value-type="float">
            <text:p>0.07226859</text:p>
          </table:table-cell>
          <table:table-cell office:value-type="float" office:value="0.1105429" calcext:value-type="float">
            <text:p>0.1105429</text:p>
          </table:table-cell>
          <table:table-cell office:value-type="float" office:value="0.1777455" calcext:value-type="float">
            <text:p>0.1777455</text:p>
          </table:table-cell>
          <table:table-cell office:value-type="float" office:value="0.06726637" calcext:value-type="float">
            <text:p>0.06726637</text:p>
          </table:table-cell>
          <table:table-cell office:value-type="float" office:value="0.00000002285516" calcext:value-type="float">
            <text:p>2.285516E-08</text:p>
          </table:table-cell>
          <table:table-cell office:value-type="float" office:value="2.307482E-025" calcext:value-type="float">
            <text:p>2.307482E-25</text:p>
          </table:table-cell>
          <table:table-cell office:value-type="float" office:value="1.06699E-029" calcext:value-type="float">
            <text:p>1.06699E-29</text:p>
          </table:table-cell>
          <table:table-cell office:value-type="float" office:value="2.369045E-034" calcext:value-type="float">
            <text:p>2.369045E-34</text:p>
          </table:table-cell>
          <table:table-cell office:value-type="float" office:value="3.832747E-039" calcext:value-type="float">
            <text:p>3.832747E-39</text:p>
          </table:table-cell>
          <table:table-cell office:value-type="float" office:value="2.522337E-044" calcext:value-type="float">
            <text:p>2.522337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4.588" calcext:value-type="float">
            <text:p>-54.588</text:p>
          </table:table-cell>
          <table:table-cell office:value-type="float" office:value="-0.5015523" calcext:value-type="float">
            <text:p>-0.5015523</text:p>
          </table:table-cell>
          <table:table-cell office:value-type="float" office:value="-0.6272267" calcext:value-type="float">
            <text:p>-0.6272267</text:p>
          </table:table-cell>
          <table:table-cell office:value-type="float" office:value="-0.6006106" calcext:value-type="float">
            <text:p>-0.6006106</text:p>
          </table:table-cell>
          <table:table-cell office:value-type="float" office:value="-0.4825433" calcext:value-type="float">
            <text:p>-0.4825433</text:p>
          </table:table-cell>
          <table:table-cell office:value-type="float" office:value="-0.2714427" calcext:value-type="float">
            <text:p>-0.2714427</text:p>
          </table:table-cell>
          <table:table-cell office:value-type="float" office:value="-0.02721444" calcext:value-type="float">
            <text:p>-0.02721444</text:p>
          </table:table-cell>
          <table:table-cell office:value-type="float" office:value="-0.02429224" calcext:value-type="float">
            <text:p>-0.02429224</text:p>
          </table:table-cell>
          <table:table-cell office:value-type="float" office:value="-0.02039195" calcext:value-type="float">
            <text:p>-0.02039195</text:p>
          </table:table-cell>
          <table:table-cell office:value-type="float" office:value="-0.01602488" calcext:value-type="float">
            <text:p>-0.016024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3.95146" calcext:value-type="float">
            <text:p>-13.95146</text:p>
          </table:table-cell>
          <table:table-cell office:value-type="float" office:value="0.006044546" calcext:value-type="float">
            <text:p>0.006044546</text:p>
          </table:table-cell>
          <table:table-cell office:value-type="float" office:value="-9999.006" calcext:value-type="float">
            <text:p>-9999.006</text:p>
          </table:table-cell>
          <table:table-cell office:value-type="float" office:value="-2.365819" calcext:value-type="float">
            <text:p>-2.365819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3032003" calcext:value-type="float">
            <text:p>3032003</text:p>
          </table:table-cell>
          <table:table-cell office:value-type="float" office:value="16.00001" calcext:value-type="float">
            <text:p>16.00001</text:p>
          </table:table-cell>
          <table:table-cell office:value-type="float" office:value="15.58994" calcext:value-type="float">
            <text:p>15.58994</text:p>
          </table:table-cell>
          <table:table-cell office:value-type="float" office:value="0" calcext:value-type="float">
            <text:p>0</text:p>
          </table:table-cell>
          <table:table-cell office:value-type="float" office:value="1065.94" calcext:value-type="float">
            <text:p>1065.94</text:p>
          </table:table-cell>
          <table:table-cell office:value-type="float" office:value="1.092186" calcext:value-type="float">
            <text:p>1.092186</text:p>
          </table:table-cell>
          <table:table-cell office:value-type="float" office:value="0" calcext:value-type="float">
            <text:p>0</text:p>
          </table:table-cell>
          <table:table-cell office:value-type="float" office:value="0.1233756" calcext:value-type="float">
            <text:p>0.1233756</text:p>
          </table:table-cell>
          <table:table-cell office:value-type="float" office:value="0.2324525" calcext:value-type="float">
            <text:p>0.2324525</text:p>
          </table:table-cell>
          <table:table-cell office:value-type="float" office:value="0.2354036" calcext:value-type="float">
            <text:p>0.2354036</text:p>
          </table:table-cell>
          <table:table-cell office:value-type="float" office:value="0.2165067" calcext:value-type="float">
            <text:p>0.2165067</text:p>
          </table:table-cell>
          <table:table-cell office:value-type="float" office:value="0.2189849" calcext:value-type="float">
            <text:p>0.2189849</text:p>
          </table:table-cell>
          <table:table-cell office:value-type="float" office:value="0.2050631" calcext:value-type="float">
            <text:p>0.2050631</text:p>
          </table:table-cell>
          <table:table-cell office:value-type="float" office:value="0.2732766" calcext:value-type="float">
            <text:p>0.2732766</text:p>
          </table:table-cell>
          <table:table-cell office:value-type="float" office:value="0.3619545" calcext:value-type="float">
            <text:p>0.3619545</text:p>
          </table:table-cell>
          <table:table-cell office:value-type="float" office:value="0.3561045" calcext:value-type="float">
            <text:p>0.3561045</text:p>
          </table:table-cell>
          <table:table-cell office:value-type="float" office:value="0.3672216" calcext:value-type="float">
            <text:p>0.3672216</text:p>
          </table:table-cell>
          <table:table-cell office:value-type="float" office:value="0.3836057" calcext:value-type="float">
            <text:p>0.3836057</text:p>
          </table:table-cell>
          <table:table-cell office:value-type="float" office:value="0.3950299" calcext:value-type="float">
            <text:p>0.3950299</text:p>
          </table:table-cell>
          <table:table-cell office:value-type="float" office:value="0.4623679" calcext:value-type="float">
            <text:p>0.4623679</text:p>
          </table:table-cell>
          <table:table-cell office:value-type="float" office:value="0" calcext:value-type="float">
            <text:p>0</text:p>
          </table:table-cell>
          <table:table-cell office:value-type="float" office:value="0.000000005430134" calcext:value-type="float">
            <text:p>5.430134E-09</text:p>
          </table:table-cell>
          <table:table-cell office:value-type="float" office:value="0.01043684" calcext:value-type="float">
            <text:p>0.01043684</text:p>
          </table:table-cell>
          <table:table-cell office:value-type="float" office:value="0.04130152" calcext:value-type="float">
            <text:p>0.04130152</text:p>
          </table:table-cell>
          <table:table-cell office:value-type="float" office:value="0.1023845" calcext:value-type="float">
            <text:p>0.1023845</text:p>
          </table:table-cell>
          <table:table-cell office:value-type="float" office:value="0.1736506" calcext:value-type="float">
            <text:p>0.1736506</text:p>
          </table:table-cell>
          <table:table-cell office:value-type="float" office:value="0.06607413" calcext:value-type="float">
            <text:p>0.06607413</text:p>
          </table:table-cell>
          <table:table-cell office:value-type="float" office:value="0.00000002250429" calcext:value-type="float">
            <text:p>2.250429E-08</text:p>
          </table:table-cell>
          <table:table-cell office:value-type="float" office:value="2.307482E-025" calcext:value-type="float">
            <text:p>2.307482E-25</text:p>
          </table:table-cell>
          <table:table-cell office:value-type="float" office:value="1.06699E-029" calcext:value-type="float">
            <text:p>1.06699E-29</text:p>
          </table:table-cell>
          <table:table-cell office:value-type="float" office:value="2.369046E-034" calcext:value-type="float">
            <text:p>2.369046E-34</text:p>
          </table:table-cell>
          <table:table-cell office:value-type="float" office:value="3.832747E-039" calcext:value-type="float">
            <text:p>3.832747E-39</text:p>
          </table:table-cell>
          <table:table-cell office:value-type="float" office:value="2.522337E-044" calcext:value-type="float">
            <text:p>2.522337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4.51474" calcext:value-type="float">
            <text:p>-34.51474</text:p>
          </table:table-cell>
          <table:table-cell office:value-type="float" office:value="-0.2516962" calcext:value-type="float">
            <text:p>-0.2516962</text:p>
          </table:table-cell>
          <table:table-cell office:value-type="float" office:value="-0.2324871" calcext:value-type="float">
            <text:p>-0.2324871</text:p>
          </table:table-cell>
          <table:table-cell office:value-type="float" office:value="-0.4462168" calcext:value-type="float">
            <text:p>-0.4462168</text:p>
          </table:table-cell>
          <table:table-cell office:value-type="float" office:value="-0.4086202" calcext:value-type="float">
            <text:p>-0.4086202</text:p>
          </table:table-cell>
          <table:table-cell office:value-type="float" office:value="-0.2560948" calcext:value-type="float">
            <text:p>-0.2560948</text:p>
          </table:table-cell>
          <table:table-cell office:value-type="float" office:value="-0.02741739" calcext:value-type="float">
            <text:p>-0.02741739</text:p>
          </table:table-cell>
          <table:table-cell office:value-type="float" office:value="-0.02449566" calcext:value-type="float">
            <text:p>-0.02449566</text:p>
          </table:table-cell>
          <table:table-cell office:value-type="float" office:value="-0.02044563" calcext:value-type="float">
            <text:p>-0.02044563</text:p>
          </table:table-cell>
          <table:table-cell office:value-type="float" office:value="-0.01599297" calcext:value-type="float">
            <text:p>-0.015992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.10786" calcext:value-type="float">
            <text:p>-11.10786</text:p>
          </table:table-cell>
          <table:table-cell office:value-type="float" office:value="0.005781674" calcext:value-type="float">
            <text:p>0.005781674</text:p>
          </table:table-cell>
          <table:table-cell office:value-type="float" office:value="-9999.006" calcext:value-type="float">
            <text:p>-9999.006</text:p>
          </table:table-cell>
          <table:table-cell office:value-type="float" office:value="-2.364327" calcext:value-type="float">
            <text:p>-2.364327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4032003" calcext:value-type="float">
            <text:p>4032003</text:p>
          </table:table-cell>
          <table:table-cell office:value-type="float" office:value="16.00001" calcext:value-type="float">
            <text:p>16.00001</text:p>
          </table:table-cell>
          <table:table-cell office:value-type="float" office:value="15.69898" calcext:value-type="float">
            <text:p>15.69898</text:p>
          </table:table-cell>
          <table:table-cell office:value-type="float" office:value="0" calcext:value-type="float">
            <text:p>0</text:p>
          </table:table-cell>
          <table:table-cell office:value-type="float" office:value="1065.831" calcext:value-type="float">
            <text:p>1065.831</text:p>
          </table:table-cell>
          <table:table-cell office:value-type="float" office:value="1.092186" calcext:value-type="float">
            <text:p>1.092186</text:p>
          </table:table-cell>
          <table:table-cell office:value-type="float" office:value="0" calcext:value-type="float">
            <text:p>0</text:p>
          </table:table-cell>
          <table:table-cell office:value-type="float" office:value="0.1251792" calcext:value-type="float">
            <text:p>0.1251792</text:p>
          </table:table-cell>
          <table:table-cell office:value-type="float" office:value="0.1591184" calcext:value-type="float">
            <text:p>0.1591184</text:p>
          </table:table-cell>
          <table:table-cell office:value-type="float" office:value="0.1949483" calcext:value-type="float">
            <text:p>0.1949483</text:p>
          </table:table-cell>
          <table:table-cell office:value-type="float" office:value="0.2142633" calcext:value-type="float">
            <text:p>0.2142633</text:p>
          </table:table-cell>
          <table:table-cell office:value-type="float" office:value="0.221441" calcext:value-type="float">
            <text:p>0.221441</text:p>
          </table:table-cell>
          <table:table-cell office:value-type="float" office:value="0.2072611" calcext:value-type="float">
            <text:p>0.2072611</text:p>
          </table:table-cell>
          <table:table-cell office:value-type="float" office:value="0.2728324" calcext:value-type="float">
            <text:p>0.2728324</text:p>
          </table:table-cell>
          <table:table-cell office:value-type="float" office:value="0.3618255" calcext:value-type="float">
            <text:p>0.3618255</text:p>
          </table:table-cell>
          <table:table-cell office:value-type="float" office:value="0.3560546" calcext:value-type="float">
            <text:p>0.3560546</text:p>
          </table:table-cell>
          <table:table-cell office:value-type="float" office:value="0.3672658" calcext:value-type="float">
            <text:p>0.3672658</text:p>
          </table:table-cell>
          <table:table-cell office:value-type="float" office:value="0.3836211" calcext:value-type="float">
            <text:p>0.3836211</text:p>
          </table:table-cell>
          <table:table-cell office:value-type="float" office:value="0.395013" calcext:value-type="float">
            <text:p>0.395013</text:p>
          </table:table-cell>
          <table:table-cell office:value-type="float" office:value="0.4623576" calcext:value-type="float">
            <text:p>0.4623576</text:p>
          </table:table-cell>
          <table:table-cell office:value-type="float" office:value="0" calcext:value-type="float">
            <text:p>0</text:p>
          </table:table-cell>
          <table:table-cell office:value-type="float" office:value="0.0000000256166" calcext:value-type="float">
            <text:p>2.56166E-08</text:p>
          </table:table-cell>
          <table:table-cell office:value-type="float" office:value="0.08894246" calcext:value-type="float">
            <text:p>0.08894246</text:p>
          </table:table-cell>
          <table:table-cell office:value-type="float" office:value="0.08312434" calcext:value-type="float">
            <text:p>0.08312434</text:p>
          </table:table-cell>
          <table:table-cell office:value-type="float" office:value="0.1055188" calcext:value-type="float">
            <text:p>0.1055188</text:p>
          </table:table-cell>
          <table:table-cell office:value-type="float" office:value="0.171882" calcext:value-type="float">
            <text:p>0.171882</text:p>
          </table:table-cell>
          <table:table-cell office:value-type="float" office:value="0.0643393" calcext:value-type="float">
            <text:p>0.0643393</text:p>
          </table:table-cell>
          <table:table-cell office:value-type="float" office:value="0.00000002208689" calcext:value-type="float">
            <text:p>2.208689E-08</text:p>
          </table:table-cell>
          <table:table-cell office:value-type="float" office:value="2.307482E-025" calcext:value-type="float">
            <text:p>2.307482E-25</text:p>
          </table:table-cell>
          <table:table-cell office:value-type="float" office:value="1.06699E-029" calcext:value-type="float">
            <text:p>1.06699E-29</text:p>
          </table:table-cell>
          <table:table-cell office:value-type="float" office:value="2.369046E-034" calcext:value-type="float">
            <text:p>2.369046E-34</text:p>
          </table:table-cell>
          <table:table-cell office:value-type="float" office:value="3.832747E-039" calcext:value-type="float">
            <text:p>3.832747E-39</text:p>
          </table:table-cell>
          <table:table-cell office:value-type="float" office:value="2.522337E-044" calcext:value-type="float">
            <text:p>2.522337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0.30498" calcext:value-type="float">
            <text:p>-30.30498</text:p>
          </table:table-cell>
          <table:table-cell office:value-type="float" office:value="-4.684477" calcext:value-type="float">
            <text:p>-4.684477</text:p>
          </table:table-cell>
          <table:table-cell office:value-type="float" office:value="-0.9648595" calcext:value-type="float">
            <text:p>-0.9648595</text:p>
          </table:table-cell>
          <table:table-cell office:value-type="float" office:value="-0.4788904" calcext:value-type="float">
            <text:p>-0.4788904</text:p>
          </table:table-cell>
          <table:table-cell office:value-type="float" office:value="-0.3737517" calcext:value-type="float">
            <text:p>-0.3737517</text:p>
          </table:table-cell>
          <table:table-cell office:value-type="float" office:value="-0.2359904" calcext:value-type="float">
            <text:p>-0.2359904</text:p>
          </table:table-cell>
          <table:table-cell office:value-type="float" office:value="-0.02779136" calcext:value-type="float">
            <text:p>-0.02779136</text:p>
          </table:table-cell>
          <table:table-cell office:value-type="float" office:value="-0.02468437" calcext:value-type="float">
            <text:p>-0.02468437</text:p>
          </table:table-cell>
          <table:table-cell office:value-type="float" office:value="-0.02049339" calcext:value-type="float">
            <text:p>-0.02049339</text:p>
          </table:table-cell>
          <table:table-cell office:value-type="float" office:value="-0.01596009" calcext:value-type="float">
            <text:p>-0.01596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6.8113" calcext:value-type="float">
            <text:p>-16.8113</text:p>
          </table:table-cell>
          <table:table-cell office:value-type="float" office:value="0.006193785" calcext:value-type="float">
            <text:p>0.006193785</text:p>
          </table:table-cell>
          <table:table-cell office:value-type="float" office:value="-9999.006" calcext:value-type="float">
            <text:p>-9999.006</text:p>
          </table:table-cell>
          <table:table-cell office:value-type="float" office:value="-2.368753" calcext:value-type="float">
            <text:p>-2.36875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032003" calcext:value-type="float">
            <text:p>5032003</text:p>
          </table:table-cell>
          <table:table-cell office:value-type="float" office:value="16.7" calcext:value-type="float">
            <text:p>16.7</text:p>
          </table:table-cell>
          <table:table-cell office:value-type="float" office:value="15.9363" calcext:value-type="float">
            <text:p>15.9363</text:p>
          </table:table-cell>
          <table:table-cell office:value-type="float" office:value="0" calcext:value-type="float">
            <text:p>0</text:p>
          </table:table-cell>
          <table:table-cell office:value-type="float" office:value="1066.293" calcext:value-type="float">
            <text:p>1066.293</text:p>
          </table:table-cell>
          <table:table-cell office:value-type="float" office:value="1.092186" calcext:value-type="float">
            <text:p>1.092186</text:p>
          </table:table-cell>
          <table:table-cell office:value-type="float" office:value="8.778078" calcext:value-type="float">
            <text:p>8.778078</text:p>
          </table:table-cell>
          <table:table-cell office:value-type="float" office:value="0.1158286" calcext:value-type="float">
            <text:p>0.1158286</text:p>
          </table:table-cell>
          <table:table-cell office:value-type="float" office:value="0.1606022" calcext:value-type="float">
            <text:p>0.1606022</text:p>
          </table:table-cell>
          <table:table-cell office:value-type="float" office:value="0.1770028" calcext:value-type="float">
            <text:p>0.1770028</text:p>
          </table:table-cell>
          <table:table-cell office:value-type="float" office:value="0.1939078" calcext:value-type="float">
            <text:p>0.1939078</text:p>
          </table:table-cell>
          <table:table-cell office:value-type="float" office:value="0.2097352" calcext:value-type="float">
            <text:p>0.2097352</text:p>
          </table:table-cell>
          <table:table-cell office:value-type="float" office:value="0.2070129" calcext:value-type="float">
            <text:p>0.2070129</text:p>
          </table:table-cell>
          <table:table-cell office:value-type="float" office:value="0.2723434" calcext:value-type="float">
            <text:p>0.2723434</text:p>
          </table:table-cell>
          <table:table-cell office:value-type="float" office:value="0.36167" calcext:value-type="float">
            <text:p>0.36167</text:p>
          </table:table-cell>
          <table:table-cell office:value-type="float" office:value="0.3559966" calcext:value-type="float">
            <text:p>0.3559966</text:p>
          </table:table-cell>
          <table:table-cell office:value-type="float" office:value="0.3673027" calcext:value-type="float">
            <text:p>0.3673027</text:p>
          </table:table-cell>
          <table:table-cell office:value-type="float" office:value="0.3836347" calcext:value-type="float">
            <text:p>0.3836347</text:p>
          </table:table-cell>
          <table:table-cell office:value-type="float" office:value="0.3949701" calcext:value-type="float">
            <text:p>0.3949701</text:p>
          </table:table-cell>
          <table:table-cell office:value-type="float" office:value="0.4623602" calcext:value-type="float">
            <text:p>0.4623602</text:p>
          </table:table-cell>
          <table:table-cell office:value-type="float" office:value="0" calcext:value-type="float">
            <text:p>0</text:p>
          </table:table-cell>
          <table:table-cell office:value-type="float" office:value="0.0000000207536" calcext:value-type="float">
            <text:p>2.07536E-08</text:p>
          </table:table-cell>
          <table:table-cell office:value-type="float" office:value="0.08626424" calcext:value-type="float">
            <text:p>0.08626424</text:p>
          </table:table-cell>
          <table:table-cell office:value-type="float" office:value="0.1031525" calcext:value-type="float">
            <text:p>0.1031525</text:p>
          </table:table-cell>
          <table:table-cell office:value-type="float" office:value="0.1274645" calcext:value-type="float">
            <text:p>0.1274645</text:p>
          </table:table-cell>
          <table:table-cell office:value-type="float" office:value="0.1854163" calcext:value-type="float">
            <text:p>0.1854163</text:p>
          </table:table-cell>
          <table:table-cell office:value-type="float" office:value="0.06511534" calcext:value-type="float">
            <text:p>0.06511534</text:p>
          </table:table-cell>
          <table:table-cell office:value-type="float" office:value="0.00000002165271" calcext:value-type="float">
            <text:p>2.165271E-08</text:p>
          </table:table-cell>
          <table:table-cell office:value-type="float" office:value="2.307482E-025" calcext:value-type="float">
            <text:p>2.307482E-25</text:p>
          </table:table-cell>
          <table:table-cell office:value-type="float" office:value="1.06699E-029" calcext:value-type="float">
            <text:p>1.06699E-29</text:p>
          </table:table-cell>
          <table:table-cell office:value-type="float" office:value="2.369046E-034" calcext:value-type="float">
            <text:p>2.369046E-34</text:p>
          </table:table-cell>
          <table:table-cell office:value-type="float" office:value="3.832747E-039" calcext:value-type="float">
            <text:p>3.832747E-39</text:p>
          </table:table-cell>
          <table:table-cell office:value-type="float" office:value="2.522337E-044" calcext:value-type="float">
            <text:p>2.522337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5.2791" calcext:value-type="float">
            <text:p>-55.2791</text:p>
          </table:table-cell>
          <table:table-cell office:value-type="float" office:value="-4.314726" calcext:value-type="float">
            <text:p>-4.314726</text:p>
          </table:table-cell>
          <table:table-cell office:value-type="float" office:value="-2.063945" calcext:value-type="float">
            <text:p>-2.063945</text:p>
          </table:table-cell>
          <table:table-cell office:value-type="float" office:value="-1.033645" calcext:value-type="float">
            <text:p>-1.033645</text:p>
          </table:table-cell>
          <table:table-cell office:value-type="float" office:value="-0.5657864" calcext:value-type="float">
            <text:p>-0.5657864</text:p>
          </table:table-cell>
          <table:table-cell office:value-type="float" office:value="-0.2378332" calcext:value-type="float">
            <text:p>-0.2378332</text:p>
          </table:table-cell>
          <table:table-cell office:value-type="float" office:value="-0.0282132" calcext:value-type="float">
            <text:p>-0.0282132</text:p>
          </table:table-cell>
          <table:table-cell office:value-type="float" office:value="-0.0249145" calcext:value-type="float">
            <text:p>-0.0249145</text:p>
          </table:table-cell>
          <table:table-cell office:value-type="float" office:value="-0.02054889" calcext:value-type="float">
            <text:p>-0.02054889</text:p>
          </table:table-cell>
          <table:table-cell office:value-type="float" office:value="-0.01593261" calcext:value-type="float">
            <text:p>-0.015932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7.11642" calcext:value-type="float">
            <text:p>-27.11642</text:p>
          </table:table-cell>
          <table:table-cell office:value-type="float" office:value="0.006390837" calcext:value-type="float">
            <text:p>0.006390837</text:p>
          </table:table-cell>
          <table:table-cell office:value-type="float" office:value="-9999.007" calcext:value-type="float">
            <text:p>-9999.007</text:p>
          </table:table-cell>
          <table:table-cell office:value-type="float" office:value="-2.371116" calcext:value-type="float">
            <text:p>-2.371116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032003" calcext:value-type="float">
            <text:p>6032003</text:p>
          </table:table-cell>
          <table:table-cell office:value-type="float" office:value="16.8" calcext:value-type="float">
            <text:p>16.8</text:p>
          </table:table-cell>
          <table:table-cell office:value-type="float" office:value="16.31104" calcext:value-type="float">
            <text:p>16.31104</text:p>
          </table:table-cell>
          <table:table-cell office:value-type="float" office:value="0" calcext:value-type="float">
            <text:p>0</text:p>
          </table:table-cell>
          <table:table-cell office:value-type="float" office:value="1066.014" calcext:value-type="float">
            <text:p>1066.014</text:p>
          </table:table-cell>
          <table:table-cell office:value-type="float" office:value="1.096767" calcext:value-type="float">
            <text:p>1.096767</text:p>
          </table:table-cell>
          <table:table-cell office:value-type="float" office:value="0" calcext:value-type="float">
            <text:p>0</text:p>
          </table:table-cell>
          <table:table-cell office:value-type="float" office:value="0.1646865" calcext:value-type="float">
            <text:p>0.1646865</text:p>
          </table:table-cell>
          <table:table-cell office:value-type="float" office:value="0.2088245" calcext:value-type="float">
            <text:p>0.2088245</text:p>
          </table:table-cell>
          <table:table-cell office:value-type="float" office:value="0.1908253" calcext:value-type="float">
            <text:p>0.1908253</text:p>
          </table:table-cell>
          <table:table-cell office:value-type="float" office:value="0.191413" calcext:value-type="float">
            <text:p>0.191413</text:p>
          </table:table-cell>
          <table:table-cell office:value-type="float" office:value="0.2005052" calcext:value-type="float">
            <text:p>0.2005052</text:p>
          </table:table-cell>
          <table:table-cell office:value-type="float" office:value="0.2027939" calcext:value-type="float">
            <text:p>0.2027939</text:p>
          </table:table-cell>
          <table:table-cell office:value-type="float" office:value="0.2721412" calcext:value-type="float">
            <text:p>0.2721412</text:p>
          </table:table-cell>
          <table:table-cell office:value-type="float" office:value="0.3615203" calcext:value-type="float">
            <text:p>0.3615203</text:p>
          </table:table-cell>
          <table:table-cell office:value-type="float" office:value="0.3559296" calcext:value-type="float">
            <text:p>0.3559296</text:p>
          </table:table-cell>
          <table:table-cell office:value-type="float" office:value="0.3673325" calcext:value-type="float">
            <text:p>0.3673325</text:p>
          </table:table-cell>
          <table:table-cell office:value-type="float" office:value="0.3836442" calcext:value-type="float">
            <text:p>0.3836442</text:p>
          </table:table-cell>
          <table:table-cell office:value-type="float" office:value="0.3949298" calcext:value-type="float">
            <text:p>0.3949298</text:p>
          </table:table-cell>
          <table:table-cell office:value-type="float" office:value="0.4623699" calcext:value-type="float">
            <text:p>0.4623699</text:p>
          </table:table-cell>
          <table:table-cell office:value-type="float" office:value="0" calcext:value-type="float">
            <text:p>0</text:p>
          </table:table-cell>
          <table:table-cell office:value-type="float" office:value="0.00000001069131" calcext:value-type="float">
            <text:p>1.069131E-08</text:p>
          </table:table-cell>
          <table:table-cell office:value-type="float" office:value="0.0282704" calcext:value-type="float">
            <text:p>0.0282704</text:p>
          </table:table-cell>
          <table:table-cell office:value-type="float" office:value="0.08916594" calcext:value-type="float">
            <text:p>0.08916594</text:p>
          </table:table-cell>
          <table:table-cell office:value-type="float" office:value="0.1305524" calcext:value-type="float">
            <text:p>0.1305524</text:p>
          </table:table-cell>
          <table:table-cell office:value-type="float" office:value="0.1972404" calcext:value-type="float">
            <text:p>0.1972404</text:p>
          </table:table-cell>
          <table:table-cell office:value-type="float" office:value="0.06976803" calcext:value-type="float">
            <text:p>0.06976803</text:p>
          </table:table-cell>
          <table:table-cell office:value-type="float" office:value="0.00000002106589" calcext:value-type="float">
            <text:p>2.106589E-08</text:p>
          </table:table-cell>
          <table:table-cell office:value-type="float" office:value="2.307482E-025" calcext:value-type="float">
            <text:p>2.307482E-25</text:p>
          </table:table-cell>
          <table:table-cell office:value-type="float" office:value="1.06699E-029" calcext:value-type="float">
            <text:p>1.06699E-29</text:p>
          </table:table-cell>
          <table:table-cell office:value-type="float" office:value="2.369045E-034" calcext:value-type="float">
            <text:p>2.369045E-34</text:p>
          </table:table-cell>
          <table:table-cell office:value-type="float" office:value="3.832747E-039" calcext:value-type="float">
            <text:p>3.832747E-39</text:p>
          </table:table-cell>
          <table:table-cell office:value-type="float" office:value="2.522337E-044" calcext:value-type="float">
            <text:p>2.522337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728894" calcext:value-type="float">
            <text:p>-3.728894</text:p>
          </table:table-cell>
          <table:table-cell office:value-type="float" office:value="-0.5720939" calcext:value-type="float">
            <text:p>-0.5720939</text:p>
          </table:table-cell>
          <table:table-cell office:value-type="float" office:value="-1.180222" calcext:value-type="float">
            <text:p>-1.180222</text:p>
          </table:table-cell>
          <table:table-cell office:value-type="float" office:value="-1.1546" calcext:value-type="float">
            <text:p>-1.1546</text:p>
          </table:table-cell>
          <table:table-cell office:value-type="float" office:value="-0.8057312" calcext:value-type="float">
            <text:p>-0.8057312</text:p>
          </table:table-cell>
          <table:table-cell office:value-type="float" office:value="-0.2782447" calcext:value-type="float">
            <text:p>-0.2782447</text:p>
          </table:table-cell>
          <table:table-cell office:value-type="float" office:value="-0.02839142" calcext:value-type="float">
            <text:p>-0.02839142</text:p>
          </table:table-cell>
          <table:table-cell office:value-type="float" office:value="-0.02513907" calcext:value-type="float">
            <text:p>-0.02513907</text:p>
          </table:table-cell>
          <table:table-cell office:value-type="float" office:value="-0.02061319" calcext:value-type="float">
            <text:p>-0.02061319</text:p>
          </table:table-cell>
          <table:table-cell office:value-type="float" office:value="-0.01591035" calcext:value-type="float">
            <text:p>-0.015910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459743" calcext:value-type="float">
            <text:p>-3.459743</text:p>
          </table:table-cell>
          <table:table-cell office:value-type="float" office:value="0.006220589" calcext:value-type="float">
            <text:p>0.006220589</text:p>
          </table:table-cell>
          <table:table-cell office:value-type="float" office:value="-9999.006" calcext:value-type="float">
            <text:p>-9999.006</text:p>
          </table:table-cell>
          <table:table-cell office:value-type="float" office:value="-2.370224" calcext:value-type="float">
            <text:p>-2.370224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7032003" calcext:value-type="float">
            <text:p>7032003</text:p>
          </table:table-cell>
          <table:table-cell office:value-type="float" office:value="16.8" calcext:value-type="float">
            <text:p>16.8</text:p>
          </table:table-cell>
          <table:table-cell office:value-type="float" office:value="16.86314" calcext:value-type="float">
            <text:p>16.86314</text:p>
          </table:table-cell>
          <table:table-cell office:value-type="float" office:value="0" calcext:value-type="float">
            <text:p>0</text:p>
          </table:table-cell>
          <table:table-cell office:value-type="float" office:value="1065.462" calcext:value-type="float">
            <text:p>1065.462</text:p>
          </table:table-cell>
          <table:table-cell office:value-type="float" office:value="1.096767" calcext:value-type="float">
            <text:p>1.096767</text:p>
          </table:table-cell>
          <table:table-cell office:value-type="float" office:value="0" calcext:value-type="float">
            <text:p>0</text:p>
          </table:table-cell>
          <table:table-cell office:value-type="float" office:value="0.1308066" calcext:value-type="float">
            <text:p>0.1308066</text:p>
          </table:table-cell>
          <table:table-cell office:value-type="float" office:value="0.206221" calcext:value-type="float">
            <text:p>0.206221</text:p>
          </table:table-cell>
          <table:table-cell office:value-type="float" office:value="0.2002442" calcext:value-type="float">
            <text:p>0.2002442</text:p>
          </table:table-cell>
          <table:table-cell office:value-type="float" office:value="0.1998748" calcext:value-type="float">
            <text:p>0.1998748</text:p>
          </table:table-cell>
          <table:table-cell office:value-type="float" office:value="0.2061646" calcext:value-type="float">
            <text:p>0.2061646</text:p>
          </table:table-cell>
          <table:table-cell office:value-type="float" office:value="0.2005822" calcext:value-type="float">
            <text:p>0.2005822</text:p>
          </table:table-cell>
          <table:table-cell office:value-type="float" office:value="0.2720797" calcext:value-type="float">
            <text:p>0.2720797</text:p>
          </table:table-cell>
          <table:table-cell office:value-type="float" office:value="0.3614023" calcext:value-type="float">
            <text:p>0.3614023</text:p>
          </table:table-cell>
          <table:table-cell office:value-type="float" office:value="0.3558569" calcext:value-type="float">
            <text:p>0.3558569</text:p>
          </table:table-cell>
          <table:table-cell office:value-type="float" office:value="0.3673556" calcext:value-type="float">
            <text:p>0.3673556</text:p>
          </table:table-cell>
          <table:table-cell office:value-type="float" office:value="0.3836518" calcext:value-type="float">
            <text:p>0.3836518</text:p>
          </table:table-cell>
          <table:table-cell office:value-type="float" office:value="0.3949058" calcext:value-type="float">
            <text:p>0.3949058</text:p>
          </table:table-cell>
          <table:table-cell office:value-type="float" office:value="0.4623657" calcext:value-type="float">
            <text:p>0.4623657</text:p>
          </table:table-cell>
          <table:table-cell office:value-type="float" office:value="0" calcext:value-type="float">
            <text:p>0</text:p>
          </table:table-cell>
          <table:table-cell office:value-type="float" office:value="0.00000000815194" calcext:value-type="float">
            <text:p>8.15194E-09</text:p>
          </table:table-cell>
          <table:table-cell office:value-type="float" office:value="0.02543043" calcext:value-type="float">
            <text:p>0.02543043</text:p>
          </table:table-cell>
          <table:table-cell office:value-type="float" office:value="0.07969735" calcext:value-type="float">
            <text:p>0.07969735</text:p>
          </table:table-cell>
          <table:table-cell office:value-type="float" office:value="0.1218497" calcext:value-type="float">
            <text:p>0.1218497</text:p>
          </table:table-cell>
          <table:table-cell office:value-type="float" office:value="0.1927512" calcext:value-type="float">
            <text:p>0.1927512</text:p>
          </table:table-cell>
          <table:table-cell office:value-type="float" office:value="0.0723255" calcext:value-type="float">
            <text:p>0.0723255</text:p>
          </table:table-cell>
          <table:table-cell office:value-type="float" office:value="0.00000002073093" calcext:value-type="float">
            <text:p>2.073093E-08</text:p>
          </table:table-cell>
          <table:table-cell office:value-type="float" office:value="2.307482E-025" calcext:value-type="float">
            <text:p>2.307482E-25</text:p>
          </table:table-cell>
          <table:table-cell office:value-type="float" office:value="1.06699E-029" calcext:value-type="float">
            <text:p>1.06699E-29</text:p>
          </table:table-cell>
          <table:table-cell office:value-type="float" office:value="2.369045E-034" calcext:value-type="float">
            <text:p>2.369045E-34</text:p>
          </table:table-cell>
          <table:table-cell office:value-type="float" office:value="3.832747E-039" calcext:value-type="float">
            <text:p>3.832747E-39</text:p>
          </table:table-cell>
          <table:table-cell office:value-type="float" office:value="2.522337E-044" calcext:value-type="float">
            <text:p>2.522337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89017" calcext:value-type="float">
            <text:p>-21.89017</text:p>
          </table:table-cell>
          <table:table-cell office:value-type="float" office:value="-0.6263517" calcext:value-type="float">
            <text:p>-0.6263517</text:p>
          </table:table-cell>
          <table:table-cell office:value-type="float" office:value="-0.8096938" calcext:value-type="float">
            <text:p>-0.8096938</text:p>
          </table:table-cell>
          <table:table-cell office:value-type="float" office:value="-0.8255236" calcext:value-type="float">
            <text:p>-0.8255236</text:p>
          </table:table-cell>
          <table:table-cell office:value-type="float" office:value="-0.6502721" calcext:value-type="float">
            <text:p>-0.6502721</text:p>
          </table:table-cell>
          <table:table-cell office:value-type="float" office:value="-0.3029352" calcext:value-type="float">
            <text:p>-0.3029352</text:p>
          </table:table-cell>
          <table:table-cell office:value-type="float" office:value="-0.02844732" calcext:value-type="float">
            <text:p>-0.02844732</text:p>
          </table:table-cell>
          <table:table-cell office:value-type="float" office:value="-0.0253178" calcext:value-type="float">
            <text:p>-0.0253178</text:p>
          </table:table-cell>
          <table:table-cell office:value-type="float" office:value="-0.02068331" calcext:value-type="float">
            <text:p>-0.02068331</text:p>
          </table:table-cell>
          <table:table-cell office:value-type="float" office:value="-0.01589336" calcext:value-type="float">
            <text:p>-0.015893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.836411" calcext:value-type="float">
            <text:p>-9.836411</text:p>
          </table:table-cell>
          <table:table-cell office:value-type="float" office:value="0.006144884" calcext:value-type="float">
            <text:p>0.006144884</text:p>
          </table:table-cell>
          <table:table-cell office:value-type="float" office:value="-9999.006" calcext:value-type="float">
            <text:p>-9999.006</text:p>
          </table:table-cell>
          <table:table-cell office:value-type="float" office:value="-2.370128" calcext:value-type="float">
            <text:p>-2.370128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8032003" calcext:value-type="float">
            <text:p>8032003</text:p>
          </table:table-cell>
          <table:table-cell office:value-type="float" office:value="16.8" calcext:value-type="float">
            <text:p>16.8</text:p>
          </table:table-cell>
          <table:table-cell office:value-type="float" office:value="17.1413" calcext:value-type="float">
            <text:p>17.1413</text:p>
          </table:table-cell>
          <table:table-cell office:value-type="float" office:value="0" calcext:value-type="float">
            <text:p>0</text:p>
          </table:table-cell>
          <table:table-cell office:value-type="float" office:value="1065.184" calcext:value-type="float">
            <text:p>1065.184</text:p>
          </table:table-cell>
          <table:table-cell office:value-type="float" office:value="1.096767" calcext:value-type="float">
            <text:p>1.096767</text:p>
          </table:table-cell>
          <table:table-cell office:value-type="float" office:value="0" calcext:value-type="float">
            <text:p>0</text:p>
          </table:table-cell>
          <table:table-cell office:value-type="float" office:value="0.1188952" calcext:value-type="float">
            <text:p>0.1188952</text:p>
          </table:table-cell>
          <table:table-cell office:value-type="float" office:value="0.1744518" calcext:value-type="float">
            <text:p>0.1744518</text:p>
          </table:table-cell>
          <table:table-cell office:value-type="float" office:value="0.1945412" calcext:value-type="float">
            <text:p>0.1945412</text:p>
          </table:table-cell>
          <table:table-cell office:value-type="float" office:value="0.2023877" calcext:value-type="float">
            <text:p>0.2023877</text:p>
          </table:table-cell>
          <table:table-cell office:value-type="float" office:value="0.2095301" calcext:value-type="float">
            <text:p>0.2095301</text:p>
          </table:table-cell>
          <table:table-cell office:value-type="float" office:value="0.2002472" calcext:value-type="float">
            <text:p>0.2002472</text:p>
          </table:table-cell>
          <table:table-cell office:value-type="float" office:value="0.2720404" calcext:value-type="float">
            <text:p>0.2720404</text:p>
          </table:table-cell>
          <table:table-cell office:value-type="float" office:value="0.3613211" calcext:value-type="float">
            <text:p>0.3613211</text:p>
          </table:table-cell>
          <table:table-cell office:value-type="float" office:value="0.3557837" calcext:value-type="float">
            <text:p>0.3557837</text:p>
          </table:table-cell>
          <table:table-cell office:value-type="float" office:value="0.367372" calcext:value-type="float">
            <text:p>0.367372</text:p>
          </table:table-cell>
          <table:table-cell office:value-type="float" office:value="0.3836574" calcext:value-type="float">
            <text:p>0.3836574</text:p>
          </table:table-cell>
          <table:table-cell office:value-type="float" office:value="0.3948836" calcext:value-type="float">
            <text:p>0.3948836</text:p>
          </table:table-cell>
          <table:table-cell office:value-type="float" office:value="0.4623545" calcext:value-type="float">
            <text:p>0.4623545</text:p>
          </table:table-cell>
          <table:table-cell office:value-type="float" office:value="0" calcext:value-type="float">
            <text:p>0</text:p>
          </table:table-cell>
          <table:table-cell office:value-type="float" office:value="0.00000001601034" calcext:value-type="float">
            <text:p>1.601034E-08</text:p>
          </table:table-cell>
          <table:table-cell office:value-type="float" office:value="0.05624114" calcext:value-type="float">
            <text:p>0.05624114</text:p>
          </table:table-cell>
          <table:table-cell office:value-type="float" office:value="0.08594473" calcext:value-type="float">
            <text:p>0.08594473</text:p>
          </table:table-cell>
          <table:table-cell office:value-type="float" office:value="0.1193947" calcext:value-type="float">
            <text:p>0.1193947</text:p>
          </table:table-cell>
          <table:table-cell office:value-type="float" office:value="0.1901078" calcext:value-type="float">
            <text:p>0.1901078</text:p>
          </table:table-cell>
          <table:table-cell office:value-type="float" office:value="0.0729816" calcext:value-type="float">
            <text:p>0.0729816</text:p>
          </table:table-cell>
          <table:table-cell office:value-type="float" office:value="0.00000002047681" calcext:value-type="float">
            <text:p>2.047681E-08</text:p>
          </table:table-cell>
          <table:table-cell office:value-type="float" office:value="2.307482E-025" calcext:value-type="float">
            <text:p>2.307482E-25</text:p>
          </table:table-cell>
          <table:table-cell office:value-type="float" office:value="1.06699E-029" calcext:value-type="float">
            <text:p>1.06699E-29</text:p>
          </table:table-cell>
          <table:table-cell office:value-type="float" office:value="2.369046E-034" calcext:value-type="float">
            <text:p>2.369046E-34</text:p>
          </table:table-cell>
          <table:table-cell office:value-type="float" office:value="3.832747E-039" calcext:value-type="float">
            <text:p>3.832747E-39</text:p>
          </table:table-cell>
          <table:table-cell office:value-type="float" office:value="2.522337E-044" calcext:value-type="float">
            <text:p>2.522337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5.00282" calcext:value-type="float">
            <text:p>-45.00282</text:p>
          </table:table-cell>
          <table:table-cell office:value-type="float" office:value="-2.21169" calcext:value-type="float">
            <text:p>-2.21169</text:p>
          </table:table-cell>
          <table:table-cell office:value-type="float" office:value="-0.9966047" calcext:value-type="float">
            <text:p>-0.9966047</text:p>
          </table:table-cell>
          <table:table-cell office:value-type="float" office:value="-0.7465043" calcext:value-type="float">
            <text:p>-0.7465043</text:p>
          </table:table-cell>
          <table:table-cell office:value-type="float" office:value="-0.5728862" calcext:value-type="float">
            <text:p>-0.5728862</text:p>
          </table:table-cell>
          <table:table-cell office:value-type="float" office:value="-0.3069432" calcext:value-type="float">
            <text:p>-0.3069432</text:p>
          </table:table-cell>
          <table:table-cell office:value-type="float" office:value="-0.02848106" calcext:value-type="float">
            <text:p>-0.02848106</text:p>
          </table:table-cell>
          <table:table-cell office:value-type="float" office:value="-0.02544135" calcext:value-type="float">
            <text:p>-0.02544135</text:p>
          </table:table-cell>
          <table:table-cell office:value-type="float" office:value="-0.02075424" calcext:value-type="float">
            <text:p>-0.02075424</text:p>
          </table:table-cell>
          <table:table-cell office:value-type="float" office:value="-0.01588111" calcext:value-type="float">
            <text:p>-0.015881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8.97238" calcext:value-type="float">
            <text:p>-18.97238</text:p>
          </table:table-cell>
          <table:table-cell office:value-type="float" office:value="0.006255315" calcext:value-type="float">
            <text:p>0.006255315</text:p>
          </table:table-cell>
          <table:table-cell office:value-type="float" office:value="-9999.007" calcext:value-type="float">
            <text:p>-9999.007</text:p>
          </table:table-cell>
          <table:table-cell office:value-type="float" office:value="-2.371634" calcext:value-type="float">
            <text:p>-2.371634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032003" calcext:value-type="float">
            <text:p>9032003</text:p>
          </table:table-cell>
          <table:table-cell office:value-type="float" office:value="16.8" calcext:value-type="float">
            <text:p>16.8</text:p>
          </table:table-cell>
          <table:table-cell office:value-type="float" office:value="17.27358" calcext:value-type="float">
            <text:p>17.27358</text:p>
          </table:table-cell>
          <table:table-cell office:value-type="float" office:value="0" calcext:value-type="float">
            <text:p>0</text:p>
          </table:table-cell>
          <table:table-cell office:value-type="float" office:value="1065.052" calcext:value-type="float">
            <text:p>1065.052</text:p>
          </table:table-cell>
          <table:table-cell office:value-type="float" office:value="1.096767" calcext:value-type="float">
            <text:p>1.096767</text:p>
          </table:table-cell>
          <table:table-cell office:value-type="float" office:value="0" calcext:value-type="float">
            <text:p>0</text:p>
          </table:table-cell>
          <table:table-cell office:value-type="float" office:value="0.1110065" calcext:value-type="float">
            <text:p>0.1110065</text:p>
          </table:table-cell>
          <table:table-cell office:value-type="float" office:value="0.1879101" calcext:value-type="float">
            <text:p>0.1879101</text:p>
          </table:table-cell>
          <table:table-cell office:value-type="float" office:value="0.1937962" calcext:value-type="float">
            <text:p>0.1937962</text:p>
          </table:table-cell>
          <table:table-cell office:value-type="float" office:value="0.1982215" calcext:value-type="float">
            <text:p>0.1982215</text:p>
          </table:table-cell>
          <table:table-cell office:value-type="float" office:value="0.2065585" calcext:value-type="float">
            <text:p>0.2065585</text:p>
          </table:table-cell>
          <table:table-cell office:value-type="float" office:value="0.1992684" calcext:value-type="float">
            <text:p>0.1992684</text:p>
          </table:table-cell>
          <table:table-cell office:value-type="float" office:value="0.2719431" calcext:value-type="float">
            <text:p>0.2719431</text:p>
          </table:table-cell>
          <table:table-cell office:value-type="float" office:value="0.3612546" calcext:value-type="float">
            <text:p>0.3612546</text:p>
          </table:table-cell>
          <table:table-cell office:value-type="float" office:value="0.3557131" calcext:value-type="float">
            <text:p>0.3557131</text:p>
          </table:table-cell>
          <table:table-cell office:value-type="float" office:value="0.3673829" calcext:value-type="float">
            <text:p>0.3673829</text:p>
          </table:table-cell>
          <table:table-cell office:value-type="float" office:value="0.3836607" calcext:value-type="float">
            <text:p>0.3836607</text:p>
          </table:table-cell>
          <table:table-cell office:value-type="float" office:value="0.3948551" calcext:value-type="float">
            <text:p>0.3948551</text:p>
          </table:table-cell>
          <table:table-cell office:value-type="float" office:value="0.4623578" calcext:value-type="float">
            <text:p>0.4623578</text:p>
          </table:table-cell>
          <table:table-cell office:value-type="float" office:value="0" calcext:value-type="float">
            <text:p>0</text:p>
          </table:table-cell>
          <table:table-cell office:value-type="float" office:value="0.0000000151564" calcext:value-type="float">
            <text:p>1.51564E-08</text:p>
          </table:table-cell>
          <table:table-cell office:value-type="float" office:value="0.04016367" calcext:value-type="float">
            <text:p>0.04016367</text:p>
          </table:table-cell>
          <table:table-cell office:value-type="float" office:value="0.08740681" calcext:value-type="float">
            <text:p>0.08740681</text:p>
          </table:table-cell>
          <table:table-cell office:value-type="float" office:value="0.1240112" calcext:value-type="float">
            <text:p>0.1240112</text:p>
          </table:table-cell>
          <table:table-cell office:value-type="float" office:value="0.1941034" calcext:value-type="float">
            <text:p>0.1941034</text:p>
          </table:table-cell>
          <table:table-cell office:value-type="float" office:value="0.07433465" calcext:value-type="float">
            <text:p>0.07433465</text:p>
          </table:table-cell>
          <table:table-cell office:value-type="float" office:value="0.00000002030772" calcext:value-type="float">
            <text:p>2.030772E-08</text:p>
          </table:table-cell>
          <table:table-cell office:value-type="float" office:value="2.307482E-025" calcext:value-type="float">
            <text:p>2.307482E-25</text:p>
          </table:table-cell>
          <table:table-cell office:value-type="float" office:value="1.06699E-029" calcext:value-type="float">
            <text:p>1.06699E-29</text:p>
          </table:table-cell>
          <table:table-cell office:value-type="float" office:value="2.369045E-034" calcext:value-type="float">
            <text:p>2.369045E-34</text:p>
          </table:table-cell>
          <table:table-cell office:value-type="float" office:value="3.832747E-039" calcext:value-type="float">
            <text:p>3.832747E-39</text:p>
          </table:table-cell>
          <table:table-cell office:value-type="float" office:value="2.522337E-044" calcext:value-type="float">
            <text:p>2.522337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7.25033" calcext:value-type="float">
            <text:p>-77.25033</text:p>
          </table:table-cell>
          <table:table-cell office:value-type="float" office:value="-1.251201" calcext:value-type="float">
            <text:p>-1.251201</text:p>
          </table:table-cell>
          <table:table-cell office:value-type="float" office:value="-1.03564" calcext:value-type="float">
            <text:p>-1.03564</text:p>
          </table:table-cell>
          <table:table-cell office:value-type="float" office:value="-0.8784959" calcext:value-type="float">
            <text:p>-0.8784959</text:p>
          </table:table-cell>
          <table:table-cell office:value-type="float" office:value="-0.6396247" calcext:value-type="float">
            <text:p>-0.6396247</text:p>
          </table:table-cell>
          <table:table-cell office:value-type="float" office:value="-0.318573" calcext:value-type="float">
            <text:p>-0.318573</text:p>
          </table:table-cell>
          <table:table-cell office:value-type="float" office:value="-0.02856597" calcext:value-type="float">
            <text:p>-0.02856597</text:p>
          </table:table-cell>
          <table:table-cell office:value-type="float" office:value="-0.02554297" calcext:value-type="float">
            <text:p>-0.02554297</text:p>
          </table:table-cell>
          <table:table-cell office:value-type="float" office:value="-0.02082291" calcext:value-type="float">
            <text:p>-0.02082291</text:p>
          </table:table-cell>
          <table:table-cell office:value-type="float" office:value="-0.01587295" calcext:value-type="float">
            <text:p>-0.015872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0.82565" calcext:value-type="float">
            <text:p>-20.82565</text:p>
          </table:table-cell>
          <table:table-cell office:value-type="float" office:value="0.006245279" calcext:value-type="float">
            <text:p>0.006245279</text:p>
          </table:table-cell>
          <table:table-cell office:value-type="float" office:value="-9999.006" calcext:value-type="float">
            <text:p>-9999.006</text:p>
          </table:table-cell>
          <table:table-cell office:value-type="float" office:value="-2.372131" calcext:value-type="float">
            <text:p>-2.37213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032003" calcext:value-type="float">
            <text:p>10032003</text:p>
          </table:table-cell>
          <table:table-cell office:value-type="float" office:value="16.8" calcext:value-type="float">
            <text:p>16.8</text:p>
          </table:table-cell>
          <table:table-cell office:value-type="float" office:value="17.26659" calcext:value-type="float">
            <text:p>17.26659</text:p>
          </table:table-cell>
          <table:table-cell office:value-type="float" office:value="0" calcext:value-type="float">
            <text:p>0</text:p>
          </table:table-cell>
          <table:table-cell office:value-type="float" office:value="1065.058" calcext:value-type="float">
            <text:p>1065.058</text:p>
          </table:table-cell>
          <table:table-cell office:value-type="float" office:value="1.096767" calcext:value-type="float">
            <text:p>1.096767</text:p>
          </table:table-cell>
          <table:table-cell office:value-type="float" office:value="0" calcext:value-type="float">
            <text:p>0</text:p>
          </table:table-cell>
          <table:table-cell office:value-type="float" office:value="0.1163046" calcext:value-type="float">
            <text:p>0.1163046</text:p>
          </table:table-cell>
          <table:table-cell office:value-type="float" office:value="0.2058402" calcext:value-type="float">
            <text:p>0.2058402</text:p>
          </table:table-cell>
          <table:table-cell office:value-type="float" office:value="0.2115997" calcext:value-type="float">
            <text:p>0.2115997</text:p>
          </table:table-cell>
          <table:table-cell office:value-type="float" office:value="0.2036065" calcext:value-type="float">
            <text:p>0.2036065</text:p>
          </table:table-cell>
          <table:table-cell office:value-type="float" office:value="0.2085479" calcext:value-type="float">
            <text:p>0.2085479</text:p>
          </table:table-cell>
          <table:table-cell office:value-type="float" office:value="0.1985593" calcext:value-type="float">
            <text:p>0.1985593</text:p>
          </table:table-cell>
          <table:table-cell office:value-type="float" office:value="0.2718025" calcext:value-type="float">
            <text:p>0.2718025</text:p>
          </table:table-cell>
          <table:table-cell office:value-type="float" office:value="0.3611899" calcext:value-type="float">
            <text:p>0.3611899</text:p>
          </table:table-cell>
          <table:table-cell office:value-type="float" office:value="0.355645" calcext:value-type="float">
            <text:p>0.355645</text:p>
          </table:table-cell>
          <table:table-cell office:value-type="float" office:value="0.3673887" calcext:value-type="float">
            <text:p>0.3673887</text:p>
          </table:table-cell>
          <table:table-cell office:value-type="float" office:value="0.3836615" calcext:value-type="float">
            <text:p>0.3836615</text:p>
          </table:table-cell>
          <table:table-cell office:value-type="float" office:value="0.3948324" calcext:value-type="float">
            <text:p>0.3948324</text:p>
          </table:table-cell>
          <table:table-cell office:value-type="float" office:value="0.4623651" calcext:value-type="float">
            <text:p>0.4623651</text:p>
          </table:table-cell>
          <table:table-cell office:value-type="float" office:value="0" calcext:value-type="float">
            <text:p>0</text:p>
          </table:table-cell>
          <table:table-cell office:value-type="float" office:value="0.000000008030691" calcext:value-type="float">
            <text:p>8.030691E-09</text:p>
          </table:table-cell>
          <table:table-cell office:value-type="float" office:value="0.01918915" calcext:value-type="float">
            <text:p>0.01918915</text:p>
          </table:table-cell>
          <table:table-cell office:value-type="float" office:value="0.06813958" calcext:value-type="float">
            <text:p>0.06813958</text:p>
          </table:table-cell>
          <table:table-cell office:value-type="float" office:value="0.1186064" calcext:value-type="float">
            <text:p>0.1186064</text:p>
          </table:table-cell>
          <table:table-cell office:value-type="float" office:value="0.1929483" calcext:value-type="float">
            <text:p>0.1929483</text:p>
          </table:table-cell>
          <table:table-cell office:value-type="float" office:value="0.07542236" calcext:value-type="float">
            <text:p>0.07542236</text:p>
          </table:table-cell>
          <table:table-cell office:value-type="float" office:value="0.00000002024766" calcext:value-type="float">
            <text:p>2.024766E-08</text:p>
          </table:table-cell>
          <table:table-cell office:value-type="float" office:value="2.307482E-025" calcext:value-type="float">
            <text:p>2.307482E-25</text:p>
          </table:table-cell>
          <table:table-cell office:value-type="float" office:value="1.06699E-029" calcext:value-type="float">
            <text:p>1.06699E-29</text:p>
          </table:table-cell>
          <table:table-cell office:value-type="float" office:value="2.369046E-034" calcext:value-type="float">
            <text:p>2.369046E-34</text:p>
          </table:table-cell>
          <table:table-cell office:value-type="float" office:value="3.832747E-039" calcext:value-type="float">
            <text:p>3.832747E-39</text:p>
          </table:table-cell>
          <table:table-cell office:value-type="float" office:value="2.522337E-044" calcext:value-type="float">
            <text:p>2.522337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4.46382" calcext:value-type="float">
            <text:p>-54.46382</text:p>
          </table:table-cell>
          <table:table-cell office:value-type="float" office:value="-0.6362688" calcext:value-type="float">
            <text:p>-0.6362688</text:p>
          </table:table-cell>
          <table:table-cell office:value-type="float" office:value="-0.5273971" calcext:value-type="float">
            <text:p>-0.5273971</text:p>
          </table:table-cell>
          <table:table-cell office:value-type="float" office:value="-0.7162506" calcext:value-type="float">
            <text:p>-0.7162506</text:p>
          </table:table-cell>
          <table:table-cell office:value-type="float" office:value="-0.5952056" calcext:value-type="float">
            <text:p>-0.5952056</text:p>
          </table:table-cell>
          <table:table-cell office:value-type="float" office:value="-0.3275412" calcext:value-type="float">
            <text:p>-0.3275412</text:p>
          </table:table-cell>
          <table:table-cell office:value-type="float" office:value="-0.02868974" calcext:value-type="float">
            <text:p>-0.02868974</text:p>
          </table:table-cell>
          <table:table-cell office:value-type="float" office:value="-0.02564204" calcext:value-type="float">
            <text:p>-0.02564204</text:p>
          </table:table-cell>
          <table:table-cell office:value-type="float" office:value="-0.02088931" calcext:value-type="float">
            <text:p>-0.02088931</text:p>
          </table:table-cell>
          <table:table-cell office:value-type="float" office:value="-0.01586865" calcext:value-type="float">
            <text:p>-0.015868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4.08152" calcext:value-type="float">
            <text:p>-14.08152</text:p>
          </table:table-cell>
          <table:table-cell office:value-type="float" office:value="0.006080812" calcext:value-type="float">
            <text:p>0.006080812</text:p>
          </table:table-cell>
          <table:table-cell office:value-type="float" office:value="-9999.006" calcext:value-type="float">
            <text:p>-9999.006</text:p>
          </table:table-cell>
          <table:table-cell office:value-type="float" office:value="-2.371319" calcext:value-type="float">
            <text:p>-2.37131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1032003" calcext:value-type="float">
            <text:p>11032003</text:p>
          </table:table-cell>
          <table:table-cell office:value-type="float" office:value="16.8" calcext:value-type="float">
            <text:p>16.8</text:p>
          </table:table-cell>
          <table:table-cell office:value-type="float" office:value="17.29036" calcext:value-type="float">
            <text:p>17.29036</text:p>
          </table:table-cell>
          <table:table-cell office:value-type="float" office:value="0" calcext:value-type="float">
            <text:p>0</text:p>
          </table:table-cell>
          <table:table-cell office:value-type="float" office:value="1065.034" calcext:value-type="float">
            <text:p>1065.034</text:p>
          </table:table-cell>
          <table:table-cell office:value-type="float" office:value="1.096767" calcext:value-type="float">
            <text:p>1.096767</text:p>
          </table:table-cell>
          <table:table-cell office:value-type="float" office:value="0" calcext:value-type="float">
            <text:p>0</text:p>
          </table:table-cell>
          <table:table-cell office:value-type="float" office:value="0.120508" calcext:value-type="float">
            <text:p>0.120508</text:p>
          </table:table-cell>
          <table:table-cell office:value-type="float" office:value="0.2245046" calcext:value-type="float">
            <text:p>0.2245046</text:p>
          </table:table-cell>
          <table:table-cell office:value-type="float" office:value="0.2704069" calcext:value-type="float">
            <text:p>0.2704069</text:p>
          </table:table-cell>
          <table:table-cell office:value-type="float" office:value="0.2348357" calcext:value-type="float">
            <text:p>0.2348357</text:p>
          </table:table-cell>
          <table:table-cell office:value-type="float" office:value="0.2219493" calcext:value-type="float">
            <text:p>0.2219493</text:p>
          </table:table-cell>
          <table:table-cell office:value-type="float" office:value="0.2005113" calcext:value-type="float">
            <text:p>0.2005113</text:p>
          </table:table-cell>
          <table:table-cell office:value-type="float" office:value="0.2716925" calcext:value-type="float">
            <text:p>0.2716925</text:p>
          </table:table-cell>
          <table:table-cell office:value-type="float" office:value="0.3611257" calcext:value-type="float">
            <text:p>0.3611257</text:p>
          </table:table-cell>
          <table:table-cell office:value-type="float" office:value="0.3555789" calcext:value-type="float">
            <text:p>0.3555789</text:p>
          </table:table-cell>
          <table:table-cell office:value-type="float" office:value="0.3673901" calcext:value-type="float">
            <text:p>0.3673901</text:p>
          </table:table-cell>
          <table:table-cell office:value-type="float" office:value="0.3836615" calcext:value-type="float">
            <text:p>0.3836615</text:p>
          </table:table-cell>
          <table:table-cell office:value-type="float" office:value="0.3948336" calcext:value-type="float">
            <text:p>0.3948336</text:p>
          </table:table-cell>
          <table:table-cell office:value-type="float" office:value="0.462377" calcext:value-type="float">
            <text:p>0.462377</text:p>
          </table:table-cell>
          <table:table-cell office:value-type="float" office:value="0" calcext:value-type="float">
            <text:p>0</text:p>
          </table:table-cell>
          <table:table-cell office:value-type="float" office:value="3.563845E-015" calcext:value-type="float">
            <text:p>3.563845E-15</text:p>
          </table:table-cell>
          <table:table-cell office:value-type="float" office:value="9.672599E-016" calcext:value-type="float">
            <text:p>9.672599E-16</text:p>
          </table:table-cell>
          <table:table-cell office:value-type="float" office:value="9.576422E-016" calcext:value-type="float">
            <text:p>9.576422E-16</text:p>
          </table:table-cell>
          <table:table-cell office:value-type="float" office:value="0.08634471" calcext:value-type="float">
            <text:p>0.08634471</text:p>
          </table:table-cell>
          <table:table-cell office:value-type="float" office:value="0.1798464" calcext:value-type="float">
            <text:p>0.1798464</text:p>
          </table:table-cell>
          <table:table-cell office:value-type="float" office:value="0.07381014" calcext:value-type="float">
            <text:p>0.07381014</text:p>
          </table:table-cell>
          <table:table-cell office:value-type="float" office:value="0.00000002015099" calcext:value-type="float">
            <text:p>2.015099E-08</text:p>
          </table:table-cell>
          <table:table-cell office:value-type="float" office:value="2.307482E-025" calcext:value-type="float">
            <text:p>2.307482E-25</text:p>
          </table:table-cell>
          <table:table-cell office:value-type="float" office:value="1.06699E-029" calcext:value-type="float">
            <text:p>1.06699E-29</text:p>
          </table:table-cell>
          <table:table-cell office:value-type="float" office:value="2.369045E-034" calcext:value-type="float">
            <text:p>2.369045E-34</text:p>
          </table:table-cell>
          <table:table-cell office:value-type="float" office:value="3.832747E-039" calcext:value-type="float">
            <text:p>3.832747E-39</text:p>
          </table:table-cell>
          <table:table-cell office:value-type="float" office:value="2.522337E-044" calcext:value-type="float">
            <text:p>2.522337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1.75719" calcext:value-type="float">
            <text:p>-41.75719</text:p>
          </table:table-cell>
          <table:table-cell office:value-type="float" office:value="-0.3369516" calcext:value-type="float">
            <text:p>-0.3369516</text:p>
          </table:table-cell>
          <table:table-cell office:value-type="float" office:value="-0.08016383" calcext:value-type="float">
            <text:p>-0.08016383</text:p>
          </table:table-cell>
          <table:table-cell office:value-type="float" office:value="-0.2390597" calcext:value-type="float">
            <text:p>-0.2390597</text:p>
          </table:table-cell>
          <table:table-cell office:value-type="float" office:value="-0.3694354" calcext:value-type="float">
            <text:p>-0.3694354</text:p>
          </table:table-cell>
          <table:table-cell office:value-type="float" office:value="-0.3043127" calcext:value-type="float">
            <text:p>-0.3043127</text:p>
          </table:table-cell>
          <table:table-cell office:value-type="float" office:value="-0.02878811" calcext:value-type="float">
            <text:p>-0.02878811</text:p>
          </table:table-cell>
          <table:table-cell office:value-type="float" office:value="-0.02574089" calcext:value-type="float">
            <text:p>-0.02574089</text:p>
          </table:table-cell>
          <table:table-cell office:value-type="float" office:value="-0.02095401" calcext:value-type="float">
            <text:p>-0.02095401</text:p>
          </table:table-cell>
          <table:table-cell office:value-type="float" office:value="-0.01586755" calcext:value-type="float">
            <text:p>-0.015867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.96765" calcext:value-type="float">
            <text:p>-11.96765</text:p>
          </table:table-cell>
          <table:table-cell office:value-type="float" office:value="0.005557574" calcext:value-type="float">
            <text:p>0.005557574</text:p>
          </table:table-cell>
          <table:table-cell office:value-type="float" office:value="-9999.006" calcext:value-type="float">
            <text:p>-9999.006</text:p>
          </table:table-cell>
          <table:table-cell office:value-type="float" office:value="-2.367549" calcext:value-type="float">
            <text:p>-2.367549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2032003" calcext:value-type="float">
            <text:p>12032003</text:p>
          </table:table-cell>
          <table:table-cell office:value-type="float" office:value="16.8" calcext:value-type="float">
            <text:p>16.8</text:p>
          </table:table-cell>
          <table:table-cell office:value-type="float" office:value="17.21254" calcext:value-type="float">
            <text:p>17.21254</text:p>
          </table:table-cell>
          <table:table-cell office:value-type="float" office:value="0" calcext:value-type="float">
            <text:p>0</text:p>
          </table:table-cell>
          <table:table-cell office:value-type="float" office:value="1065.112" calcext:value-type="float">
            <text:p>1065.112</text:p>
          </table:table-cell>
          <table:table-cell office:value-type="float" office:value="1.096767" calcext:value-type="float">
            <text:p>1.096767</text:p>
          </table:table-cell>
          <table:table-cell office:value-type="float" office:value="0" calcext:value-type="float">
            <text:p>0</text:p>
          </table:table-cell>
          <table:table-cell office:value-type="float" office:value="0.1468406" calcext:value-type="float">
            <text:p>0.1468406</text:p>
          </table:table-cell>
          <table:table-cell office:value-type="float" office:value="0.2134923" calcext:value-type="float">
            <text:p>0.2134923</text:p>
          </table:table-cell>
          <table:table-cell office:value-type="float" office:value="0.2596256" calcext:value-type="float">
            <text:p>0.2596256</text:p>
          </table:table-cell>
          <table:table-cell office:value-type="float" office:value="0.2392444" calcext:value-type="float">
            <text:p>0.2392444</text:p>
          </table:table-cell>
          <table:table-cell office:value-type="float" office:value="0.2303973" calcext:value-type="float">
            <text:p>0.2303973</text:p>
          </table:table-cell>
          <table:table-cell office:value-type="float" office:value="0.2043977" calcext:value-type="float">
            <text:p>0.2043977</text:p>
          </table:table-cell>
          <table:table-cell office:value-type="float" office:value="0.2714674" calcext:value-type="float">
            <text:p>0.2714674</text:p>
          </table:table-cell>
          <table:table-cell office:value-type="float" office:value="0.3610601" calcext:value-type="float">
            <text:p>0.3610601</text:p>
          </table:table-cell>
          <table:table-cell office:value-type="float" office:value="0.3555139" calcext:value-type="float">
            <text:p>0.3555139</text:p>
          </table:table-cell>
          <table:table-cell office:value-type="float" office:value="0.3673878" calcext:value-type="float">
            <text:p>0.3673878</text:p>
          </table:table-cell>
          <table:table-cell office:value-type="float" office:value="0.3836632" calcext:value-type="float">
            <text:p>0.3836632</text:p>
          </table:table-cell>
          <table:table-cell office:value-type="float" office:value="0.3948518" calcext:value-type="float">
            <text:p>0.3948518</text:p>
          </table:table-cell>
          <table:table-cell office:value-type="float" office:value="0.4623685" calcext:value-type="float">
            <text:p>0.4623685</text:p>
          </table:table-cell>
          <table:table-cell office:value-type="float" office:value="0" calcext:value-type="float">
            <text:p>0</text:p>
          </table:table-cell>
          <table:table-cell office:value-type="float" office:value="0.000000005439015" calcext:value-type="float">
            <text:p>5.439015E-09</text:p>
          </table:table-cell>
          <table:table-cell office:value-type="float" office:value="0.01157041" calcext:value-type="float">
            <text:p>0.01157041</text:p>
          </table:table-cell>
          <table:table-cell office:value-type="float" office:value="0.003620721" calcext:value-type="float">
            <text:p>0.003620721</text:p>
          </table:table-cell>
          <table:table-cell office:value-type="float" office:value="0.08403157" calcext:value-type="float">
            <text:p>0.08403157</text:p>
          </table:table-cell>
          <table:table-cell office:value-type="float" office:value="0.1734808" calcext:value-type="float">
            <text:p>0.1734808</text:p>
          </table:table-cell>
          <table:table-cell office:value-type="float" office:value="0.07047123" calcext:value-type="float">
            <text:p>0.07047123</text:p>
          </table:table-cell>
          <table:table-cell office:value-type="float" office:value="0.00000001980571" calcext:value-type="float">
            <text:p>1.980571E-08</text:p>
          </table:table-cell>
          <table:table-cell office:value-type="float" office:value="2.307482E-025" calcext:value-type="float">
            <text:p>2.307482E-25</text:p>
          </table:table-cell>
          <table:table-cell office:value-type="float" office:value="1.06699E-029" calcext:value-type="float">
            <text:p>1.06699E-29</text:p>
          </table:table-cell>
          <table:table-cell office:value-type="float" office:value="2.369045E-034" calcext:value-type="float">
            <text:p>2.369045E-34</text:p>
          </table:table-cell>
          <table:table-cell office:value-type="float" office:value="3.832747E-039" calcext:value-type="float">
            <text:p>3.832747E-39</text:p>
          </table:table-cell>
          <table:table-cell office:value-type="float" office:value="2.522337E-044" calcext:value-type="float">
            <text:p>2.522337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.06227" calcext:value-type="float">
            <text:p>-9.06227</text:p>
          </table:table-cell>
          <table:table-cell office:value-type="float" office:value="-0.4869349" calcext:value-type="float">
            <text:p>-0.4869349</text:p>
          </table:table-cell>
          <table:table-cell office:value-type="float" office:value="-0.1091836" calcext:value-type="float">
            <text:p>-0.1091836</text:p>
          </table:table-cell>
          <table:table-cell office:value-type="float" office:value="-0.2063487" calcext:value-type="float">
            <text:p>-0.2063487</text:p>
          </table:table-cell>
          <table:table-cell office:value-type="float" office:value="-0.2763425" calcext:value-type="float">
            <text:p>-0.2763425</text:p>
          </table:table-cell>
          <table:table-cell office:value-type="float" office:value="-0.2627422" calcext:value-type="float">
            <text:p>-0.2627422</text:p>
          </table:table-cell>
          <table:table-cell office:value-type="float" office:value="-0.02898726" calcext:value-type="float">
            <text:p>-0.02898726</text:p>
          </table:table-cell>
          <table:table-cell office:value-type="float" office:value="-0.02584184" calcext:value-type="float">
            <text:p>-0.02584184</text:p>
          </table:table-cell>
          <table:table-cell office:value-type="float" office:value="-0.02101784" calcext:value-type="float">
            <text:p>-0.02101784</text:p>
          </table:table-cell>
          <table:table-cell office:value-type="float" office:value="-0.01586933" calcext:value-type="float">
            <text:p>-0.015869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.116309" calcext:value-type="float">
            <text:p>-6.116309</text:p>
          </table:table-cell>
          <table:table-cell office:value-type="float" office:value="0.005554963" calcext:value-type="float">
            <text:p>0.005554963</text:p>
          </table:table-cell>
          <table:table-cell office:value-type="float" office:value="-9999.006" calcext:value-type="float">
            <text:p>-9999.006</text:p>
          </table:table-cell>
          <table:table-cell office:value-type="float" office:value="-2.368341" calcext:value-type="float">
            <text:p>-2.36834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3032003" calcext:value-type="float">
            <text:p>13032003</text:p>
          </table:table-cell>
          <table:table-cell office:value-type="float" office:value="16.8" calcext:value-type="float">
            <text:p>16.8</text:p>
          </table:table-cell>
          <table:table-cell office:value-type="float" office:value="17.62189" calcext:value-type="float">
            <text:p>17.62189</text:p>
          </table:table-cell>
          <table:table-cell office:value-type="float" office:value="0" calcext:value-type="float">
            <text:p>0</text:p>
          </table:table-cell>
          <table:table-cell office:value-type="float" office:value="1064.703" calcext:value-type="float">
            <text:p>1064.703</text:p>
          </table:table-cell>
          <table:table-cell office:value-type="float" office:value="1.096767" calcext:value-type="float">
            <text:p>1.096767</text:p>
          </table:table-cell>
          <table:table-cell office:value-type="float" office:value="0" calcext:value-type="float">
            <text:p>0</text:p>
          </table:table-cell>
          <table:table-cell office:value-type="float" office:value="0.1289425" calcext:value-type="float">
            <text:p>0.1289425</text:p>
          </table:table-cell>
          <table:table-cell office:value-type="float" office:value="0.2229128" calcext:value-type="float">
            <text:p>0.2229128</text:p>
          </table:table-cell>
          <table:table-cell office:value-type="float" office:value="0.258873" calcext:value-type="float">
            <text:p>0.258873</text:p>
          </table:table-cell>
          <table:table-cell office:value-type="float" office:value="0.2726012" calcext:value-type="float">
            <text:p>0.2726012</text:p>
          </table:table-cell>
          <table:table-cell office:value-type="float" office:value="0.2462335" calcext:value-type="float">
            <text:p>0.2462335</text:p>
          </table:table-cell>
          <table:table-cell office:value-type="float" office:value="0.209358" calcext:value-type="float">
            <text:p>0.209358</text:p>
          </table:table-cell>
          <table:table-cell office:value-type="float" office:value="0.2711682" calcext:value-type="float">
            <text:p>0.2711682</text:p>
          </table:table-cell>
          <table:table-cell office:value-type="float" office:value="0.3609785" calcext:value-type="float">
            <text:p>0.3609785</text:p>
          </table:table-cell>
          <table:table-cell office:value-type="float" office:value="0.3554488" calcext:value-type="float">
            <text:p>0.3554488</text:p>
          </table:table-cell>
          <table:table-cell office:value-type="float" office:value="0.3673821" calcext:value-type="float">
            <text:p>0.3673821</text:p>
          </table:table-cell>
          <table:table-cell office:value-type="float" office:value="0.3836657" calcext:value-type="float">
            <text:p>0.3836657</text:p>
          </table:table-cell>
          <table:table-cell office:value-type="float" office:value="0.3948655" calcext:value-type="float">
            <text:p>0.3948655</text:p>
          </table:table-cell>
          <table:table-cell office:value-type="float" office:value="0.4623755" calcext:value-type="float">
            <text:p>0.4623755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7470181" calcext:value-type="float">
            <text:p>7.470181E-11</text:p>
          </table:table-cell>
          <table:table-cell office:value-type="float" office:value="0.000189056" calcext:value-type="float">
            <text:p>0.000189056</text:p>
          </table:table-cell>
          <table:table-cell office:value-type="float" office:value="9.371361E-016" calcext:value-type="float">
            <text:p>9.371361E-16</text:p>
          </table:table-cell>
          <table:table-cell office:value-type="float" office:value="0.04543841" calcext:value-type="float">
            <text:p>0.04543841</text:p>
          </table:table-cell>
          <table:table-cell office:value-type="float" office:value="0.1610247" calcext:value-type="float">
            <text:p>0.1610247</text:p>
          </table:table-cell>
          <table:table-cell office:value-type="float" office:value="0.06622265" calcext:value-type="float">
            <text:p>0.06622265</text:p>
          </table:table-cell>
          <table:table-cell office:value-type="float" office:value="0.00000001917524" calcext:value-type="float">
            <text:p>1.917524E-08</text:p>
          </table:table-cell>
          <table:table-cell office:value-type="float" office:value="2.307482E-025" calcext:value-type="float">
            <text:p>2.307482E-25</text:p>
          </table:table-cell>
          <table:table-cell office:value-type="float" office:value="1.06699E-029" calcext:value-type="float">
            <text:p>1.06699E-29</text:p>
          </table:table-cell>
          <table:table-cell office:value-type="float" office:value="2.369045E-034" calcext:value-type="float">
            <text:p>2.369045E-34</text:p>
          </table:table-cell>
          <table:table-cell office:value-type="float" office:value="3.832747E-039" calcext:value-type="float">
            <text:p>3.832747E-39</text:p>
          </table:table-cell>
          <table:table-cell office:value-type="float" office:value="2.522337E-044" calcext:value-type="float">
            <text:p>2.522337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4.76781" calcext:value-type="float">
            <text:p>-24.76781</text:p>
          </table:table-cell>
          <table:table-cell office:value-type="float" office:value="-0.3539701" calcext:value-type="float">
            <text:p>-0.3539701</text:p>
          </table:table-cell>
          <table:table-cell office:value-type="float" office:value="-0.1124461" calcext:value-type="float">
            <text:p>-0.1124461</text:p>
          </table:table-cell>
          <table:table-cell office:value-type="float" office:value="-0.07532632" calcext:value-type="float">
            <text:p>-0.07532632</text:p>
          </table:table-cell>
          <table:table-cell office:value-type="float" office:value="-0.1659953" calcext:value-type="float">
            <text:p>-0.1659953</text:p>
          </table:table-cell>
          <table:table-cell office:value-type="float" office:value="-0.2187698" calcext:value-type="float">
            <text:p>-0.2187698</text:p>
          </table:table-cell>
          <table:table-cell office:value-type="float" office:value="-0.02925532" calcext:value-type="float">
            <text:p>-0.02925532</text:p>
          </table:table-cell>
          <table:table-cell office:value-type="float" office:value="-0.02596815" calcext:value-type="float">
            <text:p>-0.02596815</text:p>
          </table:table-cell>
          <table:table-cell office:value-type="float" office:value="-0.02108185" calcext:value-type="float">
            <text:p>-0.02108185</text:p>
          </table:table-cell>
          <table:table-cell office:value-type="float" office:value="-0.0158734" calcext:value-type="float">
            <text:p>-0.01587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.467544" calcext:value-type="float">
            <text:p>-9.467544</text:p>
          </table:table-cell>
          <table:table-cell office:value-type="float" office:value="0.005278707" calcext:value-type="float">
            <text:p>0.005278707</text:p>
          </table:table-cell>
          <table:table-cell office:value-type="float" office:value="-9999.006" calcext:value-type="float">
            <text:p>-9999.006</text:p>
          </table:table-cell>
          <table:table-cell office:value-type="float" office:value="-2.36682" calcext:value-type="float">
            <text:p>-2.3668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4032003" calcext:value-type="float">
            <text:p>14032003</text:p>
          </table:table-cell>
          <table:table-cell office:value-type="float" office:value="16.8" calcext:value-type="float">
            <text:p>16.8</text:p>
          </table:table-cell>
          <table:table-cell office:value-type="float" office:value="17.82586" calcext:value-type="float">
            <text:p>17.82586</text:p>
          </table:table-cell>
          <table:table-cell office:value-type="float" office:value="0" calcext:value-type="float">
            <text:p>0</text:p>
          </table:table-cell>
          <table:table-cell office:value-type="float" office:value="1064.499" calcext:value-type="float">
            <text:p>1064.499</text:p>
          </table:table-cell>
          <table:table-cell office:value-type="float" office:value="1.096767" calcext:value-type="float">
            <text:p>1.096767</text:p>
          </table:table-cell>
          <table:table-cell office:value-type="float" office:value="0" calcext:value-type="float">
            <text:p>0</text:p>
          </table:table-cell>
          <table:table-cell office:value-type="float" office:value="0.121633" calcext:value-type="float">
            <text:p>0.121633</text:p>
          </table:table-cell>
          <table:table-cell office:value-type="float" office:value="0.2245916" calcext:value-type="float">
            <text:p>0.2245916</text:p>
          </table:table-cell>
          <table:table-cell office:value-type="float" office:value="0.2621069" calcext:value-type="float">
            <text:p>0.2621069</text:p>
          </table:table-cell>
          <table:table-cell office:value-type="float" office:value="0.3025581" calcext:value-type="float">
            <text:p>0.3025581</text:p>
          </table:table-cell>
          <table:table-cell office:value-type="float" office:value="0.3255489" calcext:value-type="float">
            <text:p>0.3255489</text:p>
          </table:table-cell>
          <table:table-cell office:value-type="float" office:value="0.2202205" calcext:value-type="float">
            <text:p>0.2202205</text:p>
          </table:table-cell>
          <table:table-cell office:value-type="float" office:value="0.2706572" calcext:value-type="float">
            <text:p>0.2706572</text:p>
          </table:table-cell>
          <table:table-cell office:value-type="float" office:value="0.3608653" calcext:value-type="float">
            <text:p>0.3608653</text:p>
          </table:table-cell>
          <table:table-cell office:value-type="float" office:value="0.3553816" calcext:value-type="float">
            <text:p>0.3553816</text:p>
          </table:table-cell>
          <table:table-cell office:value-type="float" office:value="0.3673736" calcext:value-type="float">
            <text:p>0.3673736</text:p>
          </table:table-cell>
          <table:table-cell office:value-type="float" office:value="0.3836684" calcext:value-type="float">
            <text:p>0.3836684</text:p>
          </table:table-cell>
          <table:table-cell office:value-type="float" office:value="0.3948944" calcext:value-type="float">
            <text:p>0.3948944</text:p>
          </table:table-cell>
          <table:table-cell office:value-type="float" office:value="0.4623847" calcext:value-type="float">
            <text:p>0.4623847</text:p>
          </table:table-cell>
          <table:table-cell office:value-type="float" office:value="0" calcext:value-type="float">
            <text:p>0</text:p>
          </table:table-cell>
          <table:table-cell office:value-type="float" office:value="1.980495E-015" calcext:value-type="float">
            <text:p>1.980495E-15</text:p>
          </table:table-cell>
          <table:table-cell office:value-type="float" office:value="9.715194E-016" calcext:value-type="float">
            <text:p>9.715194E-16</text:p>
          </table:table-cell>
          <table:table-cell office:value-type="float" office:value="9.889427E-016" calcext:value-type="float">
            <text:p>9.889427E-16</text:p>
          </table:table-cell>
          <table:table-cell office:value-type="float" office:value="0.0000000009140518" calcext:value-type="float">
            <text:p>9.140518E-10</text:p>
          </table:table-cell>
          <table:table-cell office:value-type="float" office:value="0.08114944" calcext:value-type="float">
            <text:p>0.08114944</text:p>
          </table:table-cell>
          <table:table-cell office:value-type="float" office:value="0.05655813" calcext:value-type="float">
            <text:p>0.05655813</text:p>
          </table:table-cell>
          <table:table-cell office:value-type="float" office:value="0.00000001807819" calcext:value-type="float">
            <text:p>1.807819E-08</text:p>
          </table:table-cell>
          <table:table-cell office:value-type="float" office:value="2.307482E-025" calcext:value-type="float">
            <text:p>2.307482E-25</text:p>
          </table:table-cell>
          <table:table-cell office:value-type="float" office:value="1.06699E-029" calcext:value-type="float">
            <text:p>1.06699E-29</text:p>
          </table:table-cell>
          <table:table-cell office:value-type="float" office:value="2.369045E-034" calcext:value-type="float">
            <text:p>2.369045E-34</text:p>
          </table:table-cell>
          <table:table-cell office:value-type="float" office:value="3.832747E-039" calcext:value-type="float">
            <text:p>3.832747E-39</text:p>
          </table:table-cell>
          <table:table-cell office:value-type="float" office:value="2.522337E-044" calcext:value-type="float">
            <text:p>2.522337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9.24242" calcext:value-type="float">
            <text:p>-39.24242</text:p>
          </table:table-cell>
          <table:table-cell office:value-type="float" office:value="-0.3358488" calcext:value-type="float">
            <text:p>-0.3358488</text:p>
          </table:table-cell>
          <table:table-cell office:value-type="float" office:value="-0.102397" calcext:value-type="float">
            <text:p>-0.102397</text:p>
          </table:table-cell>
          <table:table-cell office:value-type="float" office:value="-0.03398221" calcext:value-type="float">
            <text:p>-0.03398221</text:p>
          </table:table-cell>
          <table:table-cell office:value-type="float" office:value="-0.02176405" calcext:value-type="float">
            <text:p>-0.02176405</text:p>
          </table:table-cell>
          <table:table-cell office:value-type="float" office:value="-0.149027" calcext:value-type="float">
            <text:p>-0.149027</text:p>
          </table:table-cell>
          <table:table-cell office:value-type="float" office:value="-0.02971908" calcext:value-type="float">
            <text:p>-0.02971908</text:p>
          </table:table-cell>
          <table:table-cell office:value-type="float" office:value="-0.02614381" calcext:value-type="float">
            <text:p>-0.02614381</text:p>
          </table:table-cell>
          <table:table-cell office:value-type="float" office:value="-0.02114824" calcext:value-type="float">
            <text:p>-0.02114824</text:p>
          </table:table-cell>
          <table:table-cell office:value-type="float" office:value="-0.01587966" calcext:value-type="float">
            <text:p>-0.015879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.43111" calcext:value-type="float">
            <text:p>-12.43111</text:p>
          </table:table-cell>
          <table:table-cell office:value-type="float" office:value="0.004807229" calcext:value-type="float">
            <text:p>0.004807229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-2.363768" calcext:value-type="float">
            <text:p>-2.363768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5032003" calcext:value-type="float">
            <text:p>15032003</text:p>
          </table:table-cell>
          <table:table-cell office:value-type="float" office:value="16.8" calcext:value-type="float">
            <text:p>16.8</text:p>
          </table:table-cell>
          <table:table-cell office:value-type="float" office:value="18.00276" calcext:value-type="float">
            <text:p>18.00276</text:p>
          </table:table-cell>
          <table:table-cell office:value-type="float" office:value="0" calcext:value-type="float">
            <text:p>0</text:p>
          </table:table-cell>
          <table:table-cell office:value-type="float" office:value="1064.322" calcext:value-type="float">
            <text:p>1064.322</text:p>
          </table:table-cell>
          <table:table-cell office:value-type="float" office:value="1.096767" calcext:value-type="float">
            <text:p>1.096767</text:p>
          </table:table-cell>
          <table:table-cell office:value-type="float" office:value="0" calcext:value-type="float">
            <text:p>0</text:p>
          </table:table-cell>
          <table:table-cell office:value-type="float" office:value="0.1151746" calcext:value-type="float">
            <text:p>0.1151746</text:p>
          </table:table-cell>
          <table:table-cell office:value-type="float" office:value="0.227236" calcext:value-type="float">
            <text:p>0.227236</text:p>
          </table:table-cell>
          <table:table-cell office:value-type="float" office:value="0.2719111" calcext:value-type="float">
            <text:p>0.2719111</text:p>
          </table:table-cell>
          <table:table-cell office:value-type="float" office:value="0.3228579" calcext:value-type="float">
            <text:p>0.3228579</text:p>
          </table:table-cell>
          <table:table-cell office:value-type="float" office:value="0.3342485" calcext:value-type="float">
            <text:p>0.3342485</text:p>
          </table:table-cell>
          <table:table-cell office:value-type="float" office:value="0.2552089" calcext:value-type="float">
            <text:p>0.2552089</text:p>
          </table:table-cell>
          <table:table-cell office:value-type="float" office:value="0.2693654" calcext:value-type="float">
            <text:p>0.2693654</text:p>
          </table:table-cell>
          <table:table-cell office:value-type="float" office:value="0.3606637" calcext:value-type="float">
            <text:p>0.3606637</text:p>
          </table:table-cell>
          <table:table-cell office:value-type="float" office:value="0.3553044" calcext:value-type="float">
            <text:p>0.3553044</text:p>
          </table:table-cell>
          <table:table-cell office:value-type="float" office:value="0.3673624" calcext:value-type="float">
            <text:p>0.3673624</text:p>
          </table:table-cell>
          <table:table-cell office:value-type="float" office:value="0.3836741" calcext:value-type="float">
            <text:p>0.3836741</text:p>
          </table:table-cell>
          <table:table-cell office:value-type="float" office:value="0.3949447" calcext:value-type="float">
            <text:p>0.3949447</text:p>
          </table:table-cell>
          <table:table-cell office:value-type="float" office:value="0.4623875" calcext:value-type="float">
            <text:p>0.4623875</text:p>
          </table:table-cell>
          <table:table-cell office:value-type="float" office:value="0" calcext:value-type="float">
            <text:p>0</text:p>
          </table:table-cell>
          <table:table-cell office:value-type="float" office:value="1.980694E-015" calcext:value-type="float">
            <text:p>1.980694E-15</text:p>
          </table:table-cell>
          <table:table-cell office:value-type="float" office:value="9.71506E-016" calcext:value-type="float">
            <text:p>9.71506E-16</text:p>
          </table:table-cell>
          <table:table-cell office:value-type="float" office:value="2.110808E-015" calcext:value-type="float">
            <text:p>2.110808E-15</text:p>
          </table:table-cell>
          <table:table-cell office:value-type="float" office:value="0.0000000003518392" calcext:value-type="float">
            <text:p>3.518392E-10</text:p>
          </table:table-cell>
          <table:table-cell office:value-type="float" office:value="9.678017E-016" calcext:value-type="float">
            <text:p>9.678017E-16</text:p>
          </table:table-cell>
          <table:table-cell office:value-type="float" office:value="0.02378987" calcext:value-type="float">
            <text:p>0.02378987</text:p>
          </table:table-cell>
          <table:table-cell office:value-type="float" office:value="0.00000001672247" calcext:value-type="float">
            <text:p>1.672247E-08</text:p>
          </table:table-cell>
          <table:table-cell office:value-type="float" office:value="2.307482E-025" calcext:value-type="float">
            <text:p>2.307482E-25</text:p>
          </table:table-cell>
          <table:table-cell office:value-type="float" office:value="1.06699E-029" calcext:value-type="float">
            <text:p>1.06699E-29</text:p>
          </table:table-cell>
          <table:table-cell office:value-type="float" office:value="2.369045E-034" calcext:value-type="float">
            <text:p>2.369045E-34</text:p>
          </table:table-cell>
          <table:table-cell office:value-type="float" office:value="3.832747E-039" calcext:value-type="float">
            <text:p>3.832747E-39</text:p>
          </table:table-cell>
          <table:table-cell office:value-type="float" office:value="2.522337E-044" calcext:value-type="float">
            <text:p>2.522337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9.96608" calcext:value-type="float">
            <text:p>-59.96608</text:p>
          </table:table-cell>
          <table:table-cell office:value-type="float" office:value="-0.3070281" calcext:value-type="float">
            <text:p>-0.3070281</text:p>
          </table:table-cell>
          <table:table-cell office:value-type="float" office:value="-0.07735648" calcext:value-type="float">
            <text:p>-0.07735648</text:p>
          </table:table-cell>
          <table:table-cell office:value-type="float" office:value="-0.02262038" calcext:value-type="float">
            <text:p>-0.02262038</text:p>
          </table:table-cell>
          <table:table-cell office:value-type="float" office:value="-0.0180987" calcext:value-type="float">
            <text:p>-0.0180987</text:p>
          </table:table-cell>
          <table:table-cell office:value-type="float" office:value="-0.04895433" calcext:value-type="float">
            <text:p>-0.04895433</text:p>
          </table:table-cell>
          <table:table-cell office:value-type="float" office:value="-0.03092252" calcext:value-type="float">
            <text:p>-0.03092252</text:p>
          </table:table-cell>
          <table:table-cell office:value-type="float" office:value="-0.02645938" calcext:value-type="float">
            <text:p>-0.02645938</text:p>
          </table:table-cell>
          <table:table-cell office:value-type="float" office:value="-0.0212246" calcext:value-type="float">
            <text:p>-0.0212246</text:p>
          </table:table-cell>
          <table:table-cell office:value-type="float" office:value="-0.01588795" calcext:value-type="float">
            <text:p>-0.015887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4.63454" calcext:value-type="float">
            <text:p>-34.63454</text:p>
          </table:table-cell>
          <table:table-cell office:value-type="float" office:value="0.004329931" calcext:value-type="float">
            <text:p>0.004329931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-2.360787" calcext:value-type="float">
            <text:p>-2.360787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6032003" calcext:value-type="float">
            <text:p>16032003</text:p>
          </table:table-cell>
          <table:table-cell office:value-type="float" office:value="16.8" calcext:value-type="float">
            <text:p>16.8</text:p>
          </table:table-cell>
          <table:table-cell office:value-type="float" office:value="18.01477" calcext:value-type="float">
            <text:p>18.01477</text:p>
          </table:table-cell>
          <table:table-cell office:value-type="float" office:value="0" calcext:value-type="float">
            <text:p>0</text:p>
          </table:table-cell>
          <table:table-cell office:value-type="float" office:value="1064.31" calcext:value-type="float">
            <text:p>1064.31</text:p>
          </table:table-cell>
          <table:table-cell office:value-type="float" office:value="1.096767" calcext:value-type="float">
            <text:p>1.096767</text:p>
          </table:table-cell>
          <table:table-cell office:value-type="float" office:value="0" calcext:value-type="float">
            <text:p>0</text:p>
          </table:table-cell>
          <table:table-cell office:value-type="float" office:value="0.1197242" calcext:value-type="float">
            <text:p>0.1197242</text:p>
          </table:table-cell>
          <table:table-cell office:value-type="float" office:value="0.2317901" calcext:value-type="float">
            <text:p>0.2317901</text:p>
          </table:table-cell>
          <table:table-cell office:value-type="float" office:value="0.2845729" calcext:value-type="float">
            <text:p>0.2845729</text:p>
          </table:table-cell>
          <table:table-cell office:value-type="float" office:value="0.3111607" calcext:value-type="float">
            <text:p>0.3111607</text:p>
          </table:table-cell>
          <table:table-cell office:value-type="float" office:value="0.316098" calcext:value-type="float">
            <text:p>0.316098</text:p>
          </table:table-cell>
          <table:table-cell office:value-type="float" office:value="0.2783038" calcext:value-type="float">
            <text:p>0.2783038</text:p>
          </table:table-cell>
          <table:table-cell office:value-type="float" office:value="0.2722969" calcext:value-type="float">
            <text:p>0.2722969</text:p>
          </table:table-cell>
          <table:table-cell office:value-type="float" office:value="0.3606072" calcext:value-type="float">
            <text:p>0.3606072</text:p>
          </table:table-cell>
          <table:table-cell office:value-type="float" office:value="0.355213" calcext:value-type="float">
            <text:p>0.355213</text:p>
          </table:table-cell>
          <table:table-cell office:value-type="float" office:value="0.3673477" calcext:value-type="float">
            <text:p>0.3673477</text:p>
          </table:table-cell>
          <table:table-cell office:value-type="float" office:value="0.383683" calcext:value-type="float">
            <text:p>0.383683</text:p>
          </table:table-cell>
          <table:table-cell office:value-type="float" office:value="0.3950061" calcext:value-type="float">
            <text:p>0.3950061</text:p>
          </table:table-cell>
          <table:table-cell office:value-type="float" office:value="0.4623751" calcext:value-type="float">
            <text:p>0.4623751</text:p>
          </table:table-cell>
          <table:table-cell office:value-type="float" office:value="0" calcext:value-type="float">
            <text:p>0</text:p>
          </table:table-cell>
          <table:table-cell office:value-type="float" office:value="1.980965E-015" calcext:value-type="float">
            <text:p>1.980965E-15</text:p>
          </table:table-cell>
          <table:table-cell office:value-type="float" office:value="9.71513E-016" calcext:value-type="float">
            <text:p>9.71513E-16</text:p>
          </table:table-cell>
          <table:table-cell office:value-type="float" office:value="1.988239E-015" calcext:value-type="float">
            <text:p>1.988239E-15</text:p>
          </table:table-cell>
          <table:table-cell office:value-type="float" office:value="0.00000000006632392" calcext:value-type="float">
            <text:p>6.632392E-11</text:p>
          </table:table-cell>
          <table:table-cell office:value-type="float" office:value="9.677995E-016" calcext:value-type="float">
            <text:p>9.677995E-16</text:p>
          </table:table-cell>
          <table:table-cell office:value-type="float" office:value="9.834963E-016" calcext:value-type="float">
            <text:p>9.834963E-16</text:p>
          </table:table-cell>
          <table:table-cell office:value-type="float" office:value="0.00000001104478" calcext:value-type="float">
            <text:p>1.104478E-08</text:p>
          </table:table-cell>
          <table:table-cell office:value-type="float" office:value="2.307482E-025" calcext:value-type="float">
            <text:p>2.307482E-25</text:p>
          </table:table-cell>
          <table:table-cell office:value-type="float" office:value="1.06699E-029" calcext:value-type="float">
            <text:p>1.06699E-29</text:p>
          </table:table-cell>
          <table:table-cell office:value-type="float" office:value="2.369045E-034" calcext:value-type="float">
            <text:p>2.369045E-34</text:p>
          </table:table-cell>
          <table:table-cell office:value-type="float" office:value="3.832747E-039" calcext:value-type="float">
            <text:p>3.832747E-39</text:p>
          </table:table-cell>
          <table:table-cell office:value-type="float" office:value="2.382207E-044" calcext:value-type="float">
            <text:p>2.382207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4.0289" calcext:value-type="float">
            <text:p>-44.0289</text:p>
          </table:table-cell>
          <table:table-cell office:value-type="float" office:value="-0.2637544" calcext:value-type="float">
            <text:p>-0.2637544</text:p>
          </table:table-cell>
          <table:table-cell office:value-type="float" office:value="-0.05442067" calcext:value-type="float">
            <text:p>-0.05442067</text:p>
          </table:table-cell>
          <table:table-cell office:value-type="float" office:value="-0.02829418" calcext:value-type="float">
            <text:p>-0.02829418</text:p>
          </table:table-cell>
          <table:table-cell office:value-type="float" office:value="-0.0257041" calcext:value-type="float">
            <text:p>-0.0257041</text:p>
          </table:table-cell>
          <table:table-cell office:value-type="float" office:value="-0.02483368" calcext:value-type="float">
            <text:p>-0.02483368</text:p>
          </table:table-cell>
          <table:table-cell office:value-type="float" office:value="-0.0282844" calcext:value-type="float">
            <text:p>-0.0282844</text:p>
          </table:table-cell>
          <table:table-cell office:value-type="float" office:value="-0.02655823" calcext:value-type="float">
            <text:p>-0.02655823</text:p>
          </table:table-cell>
          <table:table-cell office:value-type="float" office:value="-0.02131568" calcext:value-type="float">
            <text:p>-0.02131568</text:p>
          </table:table-cell>
          <table:table-cell office:value-type="float" office:value="-0.01589881" calcext:value-type="float">
            <text:p>-0.015898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.04692" calcext:value-type="float">
            <text:p>-15.04692</text:p>
          </table:table-cell>
          <table:table-cell office:value-type="float" office:value="0.004126631" calcext:value-type="float">
            <text:p>0.004126631</text:p>
          </table:table-cell>
          <table:table-cell office:value-type="float" office:value="-9999.004" calcext:value-type="float">
            <text:p>-9999.004</text:p>
          </table:table-cell>
          <table:table-cell office:value-type="float" office:value="-2.360189" calcext:value-type="float">
            <text:p>-2.360189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7032003" calcext:value-type="float">
            <text:p>17032003</text:p>
          </table:table-cell>
          <table:table-cell office:value-type="float" office:value="16.8" calcext:value-type="float">
            <text:p>16.8</text:p>
          </table:table-cell>
          <table:table-cell office:value-type="float" office:value="18.06968" calcext:value-type="float">
            <text:p>18.06968</text:p>
          </table:table-cell>
          <table:table-cell office:value-type="float" office:value="0" calcext:value-type="float">
            <text:p>0</text:p>
          </table:table-cell>
          <table:table-cell office:value-type="float" office:value="1064.254" calcext:value-type="float">
            <text:p>1064.254</text:p>
          </table:table-cell>
          <table:table-cell office:value-type="float" office:value="1.096768" calcext:value-type="float">
            <text:p>1.096768</text:p>
          </table:table-cell>
          <table:table-cell office:value-type="float" office:value="0" calcext:value-type="float">
            <text:p>0</text:p>
          </table:table-cell>
          <table:table-cell office:value-type="float" office:value="0.127351" calcext:value-type="float">
            <text:p>0.127351</text:p>
          </table:table-cell>
          <table:table-cell office:value-type="float" office:value="0.2358411" calcext:value-type="float">
            <text:p>0.2358411</text:p>
          </table:table-cell>
          <table:table-cell office:value-type="float" office:value="0.2912027" calcext:value-type="float">
            <text:p>0.2912027</text:p>
          </table:table-cell>
          <table:table-cell office:value-type="float" office:value="0.3040651" calcext:value-type="float">
            <text:p>0.3040651</text:p>
          </table:table-cell>
          <table:table-cell office:value-type="float" office:value="0.3097578" calcext:value-type="float">
            <text:p>0.3097578</text:p>
          </table:table-cell>
          <table:table-cell office:value-type="float" office:value="0.2761704" calcext:value-type="float">
            <text:p>0.2761704</text:p>
          </table:table-cell>
          <table:table-cell office:value-type="float" office:value="0.2738225" calcext:value-type="float">
            <text:p>0.2738225</text:p>
          </table:table-cell>
          <table:table-cell office:value-type="float" office:value="0.3609512" calcext:value-type="float">
            <text:p>0.3609512</text:p>
          </table:table-cell>
          <table:table-cell office:value-type="float" office:value="0.3551598" calcext:value-type="float">
            <text:p>0.3551598</text:p>
          </table:table-cell>
          <table:table-cell office:value-type="float" office:value="0.3673299" calcext:value-type="float">
            <text:p>0.3673299</text:p>
          </table:table-cell>
          <table:table-cell office:value-type="float" office:value="0.3836932" calcext:value-type="float">
            <text:p>0.3836932</text:p>
          </table:table-cell>
          <table:table-cell office:value-type="float" office:value="0.3950491" calcext:value-type="float">
            <text:p>0.3950491</text:p>
          </table:table-cell>
          <table:table-cell office:value-type="float" office:value="0.4623753" calcext:value-type="float">
            <text:p>0.4623753</text:p>
          </table:table-cell>
          <table:table-cell office:value-type="float" office:value="0" calcext:value-type="float">
            <text:p>0</text:p>
          </table:table-cell>
          <table:table-cell office:value-type="float" office:value="1.981229E-015" calcext:value-type="float">
            <text:p>1.981229E-15</text:p>
          </table:table-cell>
          <table:table-cell office:value-type="float" office:value="9.71531E-016" calcext:value-type="float">
            <text:p>9.71531E-16</text:p>
          </table:table-cell>
          <table:table-cell office:value-type="float" office:value="1.987684E-015" calcext:value-type="float">
            <text:p>1.987684E-15</text:p>
          </table:table-cell>
          <table:table-cell office:value-type="float" office:value="0.000000000007987941" calcext:value-type="float">
            <text:p>7.987941E-12</text:p>
          </table:table-cell>
          <table:table-cell office:value-type="float" office:value="9.677934E-016" calcext:value-type="float">
            <text:p>9.677934E-16</text:p>
          </table:table-cell>
          <table:table-cell office:value-type="float" office:value="9.834961E-016" calcext:value-type="float">
            <text:p>9.834961E-16</text:p>
          </table:table-cell>
          <table:table-cell office:value-type="float" office:value="0.0000000000008218082" calcext:value-type="float">
            <text:p>8.218082E-13</text:p>
          </table:table-cell>
          <table:table-cell office:value-type="float" office:value="2.307482E-025" calcext:value-type="float">
            <text:p>2.307482E-25</text:p>
          </table:table-cell>
          <table:table-cell office:value-type="float" office:value="1.06699E-029" calcext:value-type="float">
            <text:p>1.06699E-29</text:p>
          </table:table-cell>
          <table:table-cell office:value-type="float" office:value="2.369045E-034" calcext:value-type="float">
            <text:p>2.369045E-34</text:p>
          </table:table-cell>
          <table:table-cell office:value-type="float" office:value="3.832747E-039" calcext:value-type="float">
            <text:p>3.832747E-39</text:p>
          </table:table-cell>
          <table:table-cell office:value-type="float" office:value="2.382207E-044" calcext:value-type="float">
            <text:p>2.382207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7.35769" calcext:value-type="float">
            <text:p>-27.35769</text:p>
          </table:table-cell>
          <table:table-cell office:value-type="float" office:value="-0.2307517" calcext:value-type="float">
            <text:p>-0.2307517</text:p>
          </table:table-cell>
          <table:table-cell office:value-type="float" office:value="-0.04546951" calcext:value-type="float">
            <text:p>-0.04546951</text:p>
          </table:table-cell>
          <table:table-cell office:value-type="float" office:value="-0.03263887" calcext:value-type="float">
            <text:p>-0.03263887</text:p>
          </table:table-cell>
          <table:table-cell office:value-type="float" office:value="-0.02912459" calcext:value-type="float">
            <text:p>-0.02912459</text:p>
          </table:table-cell>
          <table:table-cell office:value-type="float" office:value="-0.0263094" calcext:value-type="float">
            <text:p>-0.0263094</text:p>
          </table:table-cell>
          <table:table-cell office:value-type="float" office:value="-0.02696994" calcext:value-type="float">
            <text:p>-0.02696994</text:p>
          </table:table-cell>
          <table:table-cell office:value-type="float" office:value="-0.02601772" calcext:value-type="float">
            <text:p>-0.02601772</text:p>
          </table:table-cell>
          <table:table-cell office:value-type="float" office:value="-0.02136946" calcext:value-type="float">
            <text:p>-0.02136946</text:p>
          </table:table-cell>
          <table:table-cell office:value-type="float" office:value="-0.01591201" calcext:value-type="float">
            <text:p>-0.015912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.96563" calcext:value-type="float">
            <text:p>-10.96563</text:p>
          </table:table-cell>
          <table:table-cell office:value-type="float" office:value="0.004116828" calcext:value-type="float">
            <text:p>0.004116828</text:p>
          </table:table-cell>
          <table:table-cell office:value-type="float" office:value="-9999.004" calcext:value-type="float">
            <text:p>-9999.004</text:p>
          </table:table-cell>
          <table:table-cell office:value-type="float" office:value="-2.361354" calcext:value-type="float">
            <text:p>-2.361354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8032003" calcext:value-type="float">
            <text:p>18032003</text:p>
          </table:table-cell>
          <table:table-cell office:value-type="float" office:value="16.8" calcext:value-type="float">
            <text:p>16.8</text:p>
          </table:table-cell>
          <table:table-cell office:value-type="float" office:value="18.23219" calcext:value-type="float">
            <text:p>18.23219</text:p>
          </table:table-cell>
          <table:table-cell office:value-type="float" office:value="0" calcext:value-type="float">
            <text:p>0</text:p>
          </table:table-cell>
          <table:table-cell office:value-type="float" office:value="1064.092" calcext:value-type="float">
            <text:p>1064.092</text:p>
          </table:table-cell>
          <table:table-cell office:value-type="float" office:value="1.096768" calcext:value-type="float">
            <text:p>1.096768</text:p>
          </table:table-cell>
          <table:table-cell office:value-type="float" office:value="0" calcext:value-type="float">
            <text:p>0</text:p>
          </table:table-cell>
          <table:table-cell office:value-type="float" office:value="0.1246252" calcext:value-type="float">
            <text:p>0.1246252</text:p>
          </table:table-cell>
          <table:table-cell office:value-type="float" office:value="0.2413517" calcext:value-type="float">
            <text:p>0.2413517</text:p>
          </table:table-cell>
          <table:table-cell office:value-type="float" office:value="0.2919462" calcext:value-type="float">
            <text:p>0.2919462</text:p>
          </table:table-cell>
          <table:table-cell office:value-type="float" office:value="0.3013311" calcext:value-type="float">
            <text:p>0.3013311</text:p>
          </table:table-cell>
          <table:table-cell office:value-type="float" office:value="0.3060193" calcext:value-type="float">
            <text:p>0.3060193</text:p>
          </table:table-cell>
          <table:table-cell office:value-type="float" office:value="0.274399" calcext:value-type="float">
            <text:p>0.274399</text:p>
          </table:table-cell>
          <table:table-cell office:value-type="float" office:value="0.2739533" calcext:value-type="float">
            <text:p>0.2739533</text:p>
          </table:table-cell>
          <table:table-cell office:value-type="float" office:value="0.3612405" calcext:value-type="float">
            <text:p>0.3612405</text:p>
          </table:table-cell>
          <table:table-cell office:value-type="float" office:value="0.3551562" calcext:value-type="float">
            <text:p>0.3551562</text:p>
          </table:table-cell>
          <table:table-cell office:value-type="float" office:value="0.367314" calcext:value-type="float">
            <text:p>0.367314</text:p>
          </table:table-cell>
          <table:table-cell office:value-type="float" office:value="0.3837035" calcext:value-type="float">
            <text:p>0.3837035</text:p>
          </table:table-cell>
          <table:table-cell office:value-type="float" office:value="0.3950754" calcext:value-type="float">
            <text:p>0.3950754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8155E-015" calcext:value-type="float">
            <text:p>1.98155E-15</text:p>
          </table:table-cell>
          <table:table-cell office:value-type="float" office:value="9.715512E-016" calcext:value-type="float">
            <text:p>9.715512E-16</text:p>
          </table:table-cell>
          <table:table-cell office:value-type="float" office:value="1.987297E-015" calcext:value-type="float">
            <text:p>1.987297E-15</text:p>
          </table:table-cell>
          <table:table-cell office:value-type="float" office:value="0.0000000000006856039" calcext:value-type="float">
            <text:p>6.856039E-13</text:p>
          </table:table-cell>
          <table:table-cell office:value-type="float" office:value="9.677775E-016" calcext:value-type="float">
            <text:p>9.677775E-16</text:p>
          </table:table-cell>
          <table:table-cell office:value-type="float" office:value="9.834963E-016" calcext:value-type="float">
            <text:p>9.834963E-16</text:p>
          </table:table-cell>
          <table:table-cell office:value-type="float" office:value="1.94236E-015" calcext:value-type="float">
            <text:p>1.94236E-15</text:p>
          </table:table-cell>
          <table:table-cell office:value-type="float" office:value="2.307482E-025" calcext:value-type="float">
            <text:p>2.307482E-25</text:p>
          </table:table-cell>
          <table:table-cell office:value-type="float" office:value="1.06699E-029" calcext:value-type="float">
            <text:p>1.06699E-29</text:p>
          </table:table-cell>
          <table:table-cell office:value-type="float" office:value="2.369045E-034" calcext:value-type="float">
            <text:p>2.369045E-34</text:p>
          </table:table-cell>
          <table:table-cell office:value-type="float" office:value="3.832747E-039" calcext:value-type="float">
            <text:p>3.832747E-39</text:p>
          </table:table-cell>
          <table:table-cell office:value-type="float" office:value="2.522337E-044" calcext:value-type="float">
            <text:p>2.522337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2.1691" calcext:value-type="float">
            <text:p>-32.1691</text:p>
          </table:table-cell>
          <table:table-cell office:value-type="float" office:value="-0.1933858" calcext:value-type="float">
            <text:p>-0.1933858</text:p>
          </table:table-cell>
          <table:table-cell office:value-type="float" office:value="-0.04453924" calcext:value-type="float">
            <text:p>-0.04453924</text:p>
          </table:table-cell>
          <table:table-cell office:value-type="float" office:value="-0.03490813" calcext:value-type="float">
            <text:p>-0.03490813</text:p>
          </table:table-cell>
          <table:table-cell office:value-type="float" office:value="-0.03139116" calcext:value-type="float">
            <text:p>-0.03139116</text:p>
          </table:table-cell>
          <table:table-cell office:value-type="float" office:value="-0.02761007" calcext:value-type="float">
            <text:p>-0.02761007</text:p>
          </table:table-cell>
          <table:table-cell office:value-type="float" office:value="-0.02685701" calcext:value-type="float">
            <text:p>-0.02685701</text:p>
          </table:table-cell>
          <table:table-cell office:value-type="float" office:value="-0.02556893" calcext:value-type="float">
            <text:p>-0.02556893</text:p>
          </table:table-cell>
          <table:table-cell office:value-type="float" office:value="-0.02137349" calcext:value-type="float">
            <text:p>-0.02137349</text:p>
          </table:table-cell>
          <table:table-cell office:value-type="float" office:value="-0.0159238" calcext:value-type="float">
            <text:p>-0.01592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.63575" calcext:value-type="float">
            <text:p>-10.63575</text:p>
          </table:table-cell>
          <table:table-cell office:value-type="float" office:value="0.004104946" calcext:value-type="float">
            <text:p>0.004104946</text:p>
          </table:table-cell>
          <table:table-cell office:value-type="float" office:value="-9999.004" calcext:value-type="float">
            <text:p>-9999.004</text:p>
          </table:table-cell>
          <table:table-cell office:value-type="float" office:value="-2.362389" calcext:value-type="float">
            <text:p>-2.362389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9032003" calcext:value-type="float">
            <text:p>19032003</text:p>
          </table:table-cell>
          <table:table-cell office:value-type="float" office:value="27.3" calcext:value-type="float">
            <text:p>27.3</text:p>
          </table:table-cell>
          <table:table-cell office:value-type="float" office:value="18.51552" calcext:value-type="float">
            <text:p>18.51552</text:p>
          </table:table-cell>
          <table:table-cell office:value-type="float" office:value="0" calcext:value-type="float">
            <text:p>0</text:p>
          </table:table-cell>
          <table:table-cell office:value-type="float" office:value="1074.148" calcext:value-type="float">
            <text:p>1074.148</text:p>
          </table:table-cell>
          <table:table-cell office:value-type="float" office:value="1.256795" calcext:value-type="float">
            <text:p>1.256795</text:p>
          </table:table-cell>
          <table:table-cell office:value-type="float" office:value="0" calcext:value-type="float">
            <text:p>0</text:p>
          </table:table-cell>
          <table:table-cell office:value-type="float" office:value="0.539651" calcext:value-type="float">
            <text:p>0.539651</text:p>
          </table:table-cell>
          <table:table-cell office:value-type="float" office:value="0.3800966" calcext:value-type="float">
            <text:p>0.3800966</text:p>
          </table:table-cell>
          <table:table-cell office:value-type="float" office:value="0.2941188" calcext:value-type="float">
            <text:p>0.2941188</text:p>
          </table:table-cell>
          <table:table-cell office:value-type="float" office:value="0.2993715" calcext:value-type="float">
            <text:p>0.2993715</text:p>
          </table:table-cell>
          <table:table-cell office:value-type="float" office:value="0.3040356" calcext:value-type="float">
            <text:p>0.3040356</text:p>
          </table:table-cell>
          <table:table-cell office:value-type="float" office:value="0.272974" calcext:value-type="float">
            <text:p>0.272974</text:p>
          </table:table-cell>
          <table:table-cell office:value-type="float" office:value="0.2740688" calcext:value-type="float">
            <text:p>0.2740688</text:p>
          </table:table-cell>
          <table:table-cell office:value-type="float" office:value="0.3614056" calcext:value-type="float">
            <text:p>0.3614056</text:p>
          </table:table-cell>
          <table:table-cell office:value-type="float" office:value="0.35518" calcext:value-type="float">
            <text:p>0.35518</text:p>
          </table:table-cell>
          <table:table-cell office:value-type="float" office:value="0.367301" calcext:value-type="float">
            <text:p>0.367301</text:p>
          </table:table-cell>
          <table:table-cell office:value-type="float" office:value="0.3837125" calcext:value-type="float">
            <text:p>0.3837125</text:p>
          </table:table-cell>
          <table:table-cell office:value-type="float" office:value="0.3950892" calcext:value-type="float">
            <text:p>0.3950892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.000005064823" calcext:value-type="float">
            <text:p>5.064823E-06</text:p>
          </table:table-cell>
          <table:table-cell office:value-type="float" office:value="1.981749E-015" calcext:value-type="float">
            <text:p>1.981749E-15</text:p>
          </table:table-cell>
          <table:table-cell office:value-type="float" office:value="9.715703E-016" calcext:value-type="float">
            <text:p>9.715703E-16</text:p>
          </table:table-cell>
          <table:table-cell office:value-type="float" office:value="1.988529E-015" calcext:value-type="float">
            <text:p>1.988529E-15</text:p>
          </table:table-cell>
          <table:table-cell office:value-type="float" office:value="0.00000000000002834216" calcext:value-type="float">
            <text:p>2.834216E-14</text:p>
          </table:table-cell>
          <table:table-cell office:value-type="float" office:value="9.677594E-016" calcext:value-type="float">
            <text:p>9.677594E-16</text:p>
          </table:table-cell>
          <table:table-cell office:value-type="float" office:value="9.834963E-016" calcext:value-type="float">
            <text:p>9.834963E-16</text:p>
          </table:table-cell>
          <table:table-cell office:value-type="float" office:value="1.94236E-015" calcext:value-type="float">
            <text:p>1.94236E-15</text:p>
          </table:table-cell>
          <table:table-cell office:value-type="float" office:value="2.307482E-025" calcext:value-type="float">
            <text:p>2.307482E-25</text:p>
          </table:table-cell>
          <table:table-cell office:value-type="float" office:value="1.06699E-029" calcext:value-type="float">
            <text:p>1.06699E-29</text:p>
          </table:table-cell>
          <table:table-cell office:value-type="float" office:value="2.369045E-034" calcext:value-type="float">
            <text:p>2.369045E-34</text:p>
          </table:table-cell>
          <table:table-cell office:value-type="float" office:value="3.832747E-039" calcext:value-type="float">
            <text:p>3.832747E-39</text:p>
          </table:table-cell>
          <table:table-cell office:value-type="float" office:value="2.522337E-044" calcext:value-type="float">
            <text:p>2.522337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09550755" calcext:value-type="float">
            <text:p>-0.0009550755</text:p>
          </table:table-cell>
          <table:table-cell office:value-type="float" office:value="-0.009062248" calcext:value-type="float">
            <text:p>-0.009062248</text:p>
          </table:table-cell>
          <table:table-cell office:value-type="float" office:value="-0.0426906" calcext:value-type="float">
            <text:p>-0.0426906</text:p>
          </table:table-cell>
          <table:table-cell office:value-type="float" office:value="-0.03673254" calcext:value-type="float">
            <text:p>-0.03673254</text:p>
          </table:table-cell>
          <table:table-cell office:value-type="float" office:value="-0.03267497" calcext:value-type="float">
            <text:p>-0.03267497</text:p>
          </table:table-cell>
          <table:table-cell office:value-type="float" office:value="-0.02871151" calcext:value-type="float">
            <text:p>-0.02871151</text:p>
          </table:table-cell>
          <table:table-cell office:value-type="float" office:value="-0.02675266" calcext:value-type="float">
            <text:p>-0.02675266</text:p>
          </table:table-cell>
          <table:table-cell office:value-type="float" office:value="-0.02531684" calcext:value-type="float">
            <text:p>-0.02531684</text:p>
          </table:table-cell>
          <table:table-cell office:value-type="float" office:value="-0.02134986" calcext:value-type="float">
            <text:p>-0.02134986</text:p>
          </table:table-cell>
          <table:table-cell office:value-type="float" office:value="-0.01593355" calcext:value-type="float">
            <text:p>-0.015933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05" calcext:value-type="float">
            <text:p>-0.0005</text:p>
          </table:table-cell>
          <table:table-cell office:value-type="float" office:value="0.00408194" calcext:value-type="float">
            <text:p>0.00408194</text:p>
          </table:table-cell>
          <table:table-cell office:value-type="float" office:value="-9999.004" calcext:value-type="float">
            <text:p>-9999.004</text:p>
          </table:table-cell>
          <table:table-cell office:value-type="float" office:value="-2.363334" calcext:value-type="float">
            <text:p>-2.363334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0032003" calcext:value-type="float">
            <text:p>20032003</text:p>
          </table:table-cell>
          <table:table-cell office:value-type="float" office:value="32.80001" calcext:value-type="float">
            <text:p>32.80001</text:p>
          </table:table-cell>
          <table:table-cell office:value-type="float" office:value="19.009" calcext:value-type="float">
            <text:p>19.009</text:p>
          </table:table-cell>
          <table:table-cell office:value-type="float" office:value="0" calcext:value-type="float">
            <text:p>0</text:p>
          </table:table-cell>
          <table:table-cell office:value-type="float" office:value="1079.015" calcext:value-type="float">
            <text:p>1079.015</text:p>
          </table:table-cell>
          <table:table-cell office:value-type="float" office:value="1.396483" calcext:value-type="float">
            <text:p>1.396483</text:p>
          </table:table-cell>
          <table:table-cell office:value-type="float" office:value="0" calcext:value-type="float">
            <text:p>0</text:p>
          </table:table-cell>
          <table:table-cell office:value-type="float" office:value="0.3758867" calcext:value-type="float">
            <text:p>0.3758867</text:p>
          </table:table-cell>
          <table:table-cell office:value-type="float" office:value="0.3769975" calcext:value-type="float">
            <text:p>0.3769975</text:p>
          </table:table-cell>
          <table:table-cell office:value-type="float" office:value="0.3727913" calcext:value-type="float">
            <text:p>0.3727913</text:p>
          </table:table-cell>
          <table:table-cell office:value-type="float" office:value="0.3424634" calcext:value-type="float">
            <text:p>0.3424634</text:p>
          </table:table-cell>
          <table:table-cell office:value-type="float" office:value="0.3240829" calcext:value-type="float">
            <text:p>0.3240829</text:p>
          </table:table-cell>
          <table:table-cell office:value-type="float" office:value="0.2731221" calcext:value-type="float">
            <text:p>0.2731221</text:p>
          </table:table-cell>
          <table:table-cell office:value-type="float" office:value="0.2735637" calcext:value-type="float">
            <text:p>0.2735637</text:p>
          </table:table-cell>
          <table:table-cell office:value-type="float" office:value="0.3614836" calcext:value-type="float">
            <text:p>0.3614836</text:p>
          </table:table-cell>
          <table:table-cell office:value-type="float" office:value="0.3552155" calcext:value-type="float">
            <text:p>0.3552155</text:p>
          </table:table-cell>
          <table:table-cell office:value-type="float" office:value="0.3672917" calcext:value-type="float">
            <text:p>0.3672917</text:p>
          </table:table-cell>
          <table:table-cell office:value-type="float" office:value="0.3837197" calcext:value-type="float">
            <text:p>0.3837197</text:p>
          </table:table-cell>
          <table:table-cell office:value-type="float" office:value="0.3950933" calcext:value-type="float">
            <text:p>0.3950933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8189E-015" calcext:value-type="float">
            <text:p>1.98189E-15</text:p>
          </table:table-cell>
          <table:table-cell office:value-type="float" office:value="9.71578E-016" calcext:value-type="float">
            <text:p>9.71578E-16</text:p>
          </table:table-cell>
          <table:table-cell office:value-type="float" office:value="1.988515E-015" calcext:value-type="float">
            <text:p>1.988515E-15</text:p>
          </table:table-cell>
          <table:table-cell office:value-type="float" office:value="1.955909E-015" calcext:value-type="float">
            <text:p>1.955909E-15</text:p>
          </table:table-cell>
          <table:table-cell office:value-type="float" office:value="9.677527E-016" calcext:value-type="float">
            <text:p>9.677527E-16</text:p>
          </table:table-cell>
          <table:table-cell office:value-type="float" office:value="9.834963E-016" calcext:value-type="float">
            <text:p>9.834963E-16</text:p>
          </table:table-cell>
          <table:table-cell office:value-type="float" office:value="1.94236E-015" calcext:value-type="float">
            <text:p>1.94236E-15</text:p>
          </table:table-cell>
          <table:table-cell office:value-type="float" office:value="2.307482E-025" calcext:value-type="float">
            <text:p>2.307482E-25</text:p>
          </table:table-cell>
          <table:table-cell office:value-type="float" office:value="1.06699E-029" calcext:value-type="float">
            <text:p>1.06699E-29</text:p>
          </table:table-cell>
          <table:table-cell office:value-type="float" office:value="2.369045E-034" calcext:value-type="float">
            <text:p>2.369045E-34</text:p>
          </table:table-cell>
          <table:table-cell office:value-type="float" office:value="3.832747E-039" calcext:value-type="float">
            <text:p>3.832747E-39</text:p>
          </table:table-cell>
          <table:table-cell office:value-type="float" office:value="2.522337E-044" calcext:value-type="float">
            <text:p>2.522337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8795226" calcext:value-type="float">
            <text:p>-0.008795226</text:p>
          </table:table-cell>
          <table:table-cell office:value-type="float" office:value="-0.008615015" calcext:value-type="float">
            <text:p>-0.008615015</text:p>
          </table:table-cell>
          <table:table-cell office:value-type="float" office:value="-0.009237187" calcext:value-type="float">
            <text:p>-0.009237187</text:p>
          </table:table-cell>
          <table:table-cell office:value-type="float" office:value="-0.01590105" calcext:value-type="float">
            <text:p>-0.01590105</text:p>
          </table:table-cell>
          <table:table-cell office:value-type="float" office:value="-0.02235891" calcext:value-type="float">
            <text:p>-0.02235891</text:p>
          </table:table-cell>
          <table:table-cell office:value-type="float" office:value="-0.02864059" calcext:value-type="float">
            <text:p>-0.02864059</text:p>
          </table:table-cell>
          <table:table-cell office:value-type="float" office:value="-0.02717977" calcext:value-type="float">
            <text:p>-0.02717977</text:p>
          </table:table-cell>
          <table:table-cell office:value-type="float" office:value="-0.02519681" calcext:value-type="float">
            <text:p>-0.02519681</text:p>
          </table:table-cell>
          <table:table-cell office:value-type="float" office:value="-0.02131446" calcext:value-type="float">
            <text:p>-0.02131446</text:p>
          </table:table-cell>
          <table:table-cell office:value-type="float" office:value="-0.01594047" calcext:value-type="float">
            <text:p>-0.015940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892518" calcext:value-type="float">
            <text:p>-0.00892518</text:p>
          </table:table-cell>
          <table:table-cell office:value-type="float" office:value="0.004048529" calcext:value-type="float">
            <text:p>0.004048529</text:p>
          </table:table-cell>
          <table:table-cell office:value-type="float" office:value="-9999.004" calcext:value-type="float">
            <text:p>-9999.004</text:p>
          </table:table-cell>
          <table:table-cell office:value-type="float" office:value="-2.364218" calcext:value-type="float">
            <text:p>-2.36421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1032003" calcext:value-type="float">
            <text:p>21032003</text:p>
          </table:table-cell>
          <table:table-cell office:value-type="float" office:value="32.80001" calcext:value-type="float">
            <text:p>32.80001</text:p>
          </table:table-cell>
          <table:table-cell office:value-type="float" office:value="21.55449" calcext:value-type="float">
            <text:p>21.55449</text:p>
          </table:table-cell>
          <table:table-cell office:value-type="float" office:value="0" calcext:value-type="float">
            <text:p>0</text:p>
          </table:table-cell>
          <table:table-cell office:value-type="float" office:value="1076.206" calcext:value-type="float">
            <text:p>1076.206</text:p>
          </table:table-cell>
          <table:table-cell office:value-type="float" office:value="1.660126" calcext:value-type="float">
            <text:p>1.660126</text:p>
          </table:table-cell>
          <table:table-cell office:value-type="float" office:value="0" calcext:value-type="float">
            <text:p>0</text:p>
          </table:table-cell>
          <table:table-cell office:value-type="float" office:value="0.3149167" calcext:value-type="float">
            <text:p>0.3149167</text:p>
          </table:table-cell>
          <table:table-cell office:value-type="float" office:value="0.3216987" calcext:value-type="float">
            <text:p>0.3216987</text:p>
          </table:table-cell>
          <table:table-cell office:value-type="float" office:value="0.3356446" calcext:value-type="float">
            <text:p>0.3356446</text:p>
          </table:table-cell>
          <table:table-cell office:value-type="float" office:value="0.3413057" calcext:value-type="float">
            <text:p>0.3413057</text:p>
          </table:table-cell>
          <table:table-cell office:value-type="float" office:value="0.3407038" calcext:value-type="float">
            <text:p>0.3407038</text:p>
          </table:table-cell>
          <table:table-cell office:value-type="float" office:value="0.2817258" calcext:value-type="float">
            <text:p>0.2817258</text:p>
          </table:table-cell>
          <table:table-cell office:value-type="float" office:value="0.2800887" calcext:value-type="float">
            <text:p>0.2800887</text:p>
          </table:table-cell>
          <table:table-cell office:value-type="float" office:value="0.3624623" calcext:value-type="float">
            <text:p>0.3624623</text:p>
          </table:table-cell>
          <table:table-cell office:value-type="float" office:value="0.3553047" calcext:value-type="float">
            <text:p>0.3553047</text:p>
          </table:table-cell>
          <table:table-cell office:value-type="float" office:value="0.3672863" calcext:value-type="float">
            <text:p>0.3672863</text:p>
          </table:table-cell>
          <table:table-cell office:value-type="float" office:value="0.3837248" calcext:value-type="float">
            <text:p>0.3837248</text:p>
          </table:table-cell>
          <table:table-cell office:value-type="float" office:value="0.3950901" calcext:value-type="float">
            <text:p>0.3950901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81846E-015" calcext:value-type="float">
            <text:p>1.981846E-15</text:p>
          </table:table-cell>
          <table:table-cell office:value-type="float" office:value="9.715859E-016" calcext:value-type="float">
            <text:p>9.715859E-16</text:p>
          </table:table-cell>
          <table:table-cell office:value-type="float" office:value="1.988475E-015" calcext:value-type="float">
            <text:p>1.988475E-15</text:p>
          </table:table-cell>
          <table:table-cell office:value-type="float" office:value="1.955901E-015" calcext:value-type="float">
            <text:p>1.955901E-15</text:p>
          </table:table-cell>
          <table:table-cell office:value-type="float" office:value="9.677462E-016" calcext:value-type="float">
            <text:p>9.677462E-16</text:p>
          </table:table-cell>
          <table:table-cell office:value-type="float" office:value="9.834963E-016" calcext:value-type="float">
            <text:p>9.834963E-16</text:p>
          </table:table-cell>
          <table:table-cell office:value-type="float" office:value="1.94236E-015" calcext:value-type="float">
            <text:p>1.94236E-15</text:p>
          </table:table-cell>
          <table:table-cell office:value-type="float" office:value="2.307482E-025" calcext:value-type="float">
            <text:p>2.307482E-25</text:p>
          </table:table-cell>
          <table:table-cell office:value-type="float" office:value="1.06699E-029" calcext:value-type="float">
            <text:p>1.06699E-29</text:p>
          </table:table-cell>
          <table:table-cell office:value-type="float" office:value="2.369045E-034" calcext:value-type="float">
            <text:p>2.369045E-34</text:p>
          </table:table-cell>
          <table:table-cell office:value-type="float" office:value="3.832747E-039" calcext:value-type="float">
            <text:p>3.832747E-39</text:p>
          </table:table-cell>
          <table:table-cell office:value-type="float" office:value="2.382207E-044" calcext:value-type="float">
            <text:p>2.382207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2653007" calcext:value-type="float">
            <text:p>-0.02653007</text:p>
          </table:table-cell>
          <table:table-cell office:value-type="float" office:value="-0.02313103" calcext:value-type="float">
            <text:p>-0.02313103</text:p>
          </table:table-cell>
          <table:table-cell office:value-type="float" office:value="-0.01772219" calcext:value-type="float">
            <text:p>-0.01772219</text:p>
          </table:table-cell>
          <table:table-cell office:value-type="float" office:value="-0.01603805" calcext:value-type="float">
            <text:p>-0.01603805</text:p>
          </table:table-cell>
          <table:table-cell office:value-type="float" office:value="-0.01620583" calcext:value-type="float">
            <text:p>-0.01620583</text:p>
          </table:table-cell>
          <table:table-cell office:value-type="float" office:value="-0.02272264" calcext:value-type="float">
            <text:p>-0.02272264</text:p>
          </table:table-cell>
          <table:table-cell office:value-type="float" office:value="-0.02229526" calcext:value-type="float">
            <text:p>-0.02229526</text:p>
          </table:table-cell>
          <table:table-cell office:value-type="float" office:value="-0.02377659" calcext:value-type="float">
            <text:p>-0.02377659</text:p>
          </table:table-cell>
          <table:table-cell office:value-type="float" office:value="-0.02122679" calcext:value-type="float">
            <text:p>-0.02122679</text:p>
          </table:table-cell>
          <table:table-cell office:value-type="float" office:value="-0.0159445" calcext:value-type="float">
            <text:p>-0.01594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2751289" calcext:value-type="float">
            <text:p>-0.02751289</text:p>
          </table:table-cell>
          <table:table-cell office:value-type="float" office:value="0.003971295" calcext:value-type="float">
            <text:p>0.003971295</text:p>
          </table:table-cell>
          <table:table-cell office:value-type="float" office:value="-9999.004" calcext:value-type="float">
            <text:p>-9999.004</text:p>
          </table:table-cell>
          <table:table-cell office:value-type="float" office:value="-2.365024" calcext:value-type="float">
            <text:p>-2.365024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2032003" calcext:value-type="float">
            <text:p>22032003</text:p>
          </table:table-cell>
          <table:table-cell office:value-type="float" office:value="32.80001" calcext:value-type="float">
            <text:p>32.80001</text:p>
          </table:table-cell>
          <table:table-cell office:value-type="float" office:value="24.29428" calcext:value-type="float">
            <text:p>24.29428</text:p>
          </table:table-cell>
          <table:table-cell office:value-type="float" office:value="0" calcext:value-type="float">
            <text:p>0</text:p>
          </table:table-cell>
          <table:table-cell office:value-type="float" office:value="1073.368" calcext:value-type="float">
            <text:p>1073.368</text:p>
          </table:table-cell>
          <table:table-cell office:value-type="float" office:value="1.758691" calcext:value-type="float">
            <text:p>1.758691</text:p>
          </table:table-cell>
          <table:table-cell office:value-type="float" office:value="0" calcext:value-type="float">
            <text:p>0</text:p>
          </table:table-cell>
          <table:table-cell office:value-type="float" office:value="0.1670898" calcext:value-type="float">
            <text:p>0.1670898</text:p>
          </table:table-cell>
          <table:table-cell office:value-type="float" office:value="0.318226" calcext:value-type="float">
            <text:p>0.318226</text:p>
          </table:table-cell>
          <table:table-cell office:value-type="float" office:value="0.3257698" calcext:value-type="float">
            <text:p>0.3257698</text:p>
          </table:table-cell>
          <table:table-cell office:value-type="float" office:value="0.3305357" calcext:value-type="float">
            <text:p>0.3305357</text:p>
          </table:table-cell>
          <table:table-cell office:value-type="float" office:value="0.3312946" calcext:value-type="float">
            <text:p>0.3312946</text:p>
          </table:table-cell>
          <table:table-cell office:value-type="float" office:value="0.2849318" calcext:value-type="float">
            <text:p>0.2849318</text:p>
          </table:table-cell>
          <table:table-cell office:value-type="float" office:value="0.2800197" calcext:value-type="float">
            <text:p>0.2800197</text:p>
          </table:table-cell>
          <table:table-cell office:value-type="float" office:value="0.3630062" calcext:value-type="float">
            <text:p>0.3630062</text:p>
          </table:table-cell>
          <table:table-cell office:value-type="float" office:value="0.3554752" calcext:value-type="float">
            <text:p>0.3554752</text:p>
          </table:table-cell>
          <table:table-cell office:value-type="float" office:value="0.3672899" calcext:value-type="float">
            <text:p>0.3672899</text:p>
          </table:table-cell>
          <table:table-cell office:value-type="float" office:value="0.3837277" calcext:value-type="float">
            <text:p>0.3837277</text:p>
          </table:table-cell>
          <table:table-cell office:value-type="float" office:value="0.3950818" calcext:value-type="float">
            <text:p>0.3950818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64936E-015" calcext:value-type="float">
            <text:p>1.964936E-15</text:p>
          </table:table-cell>
          <table:table-cell office:value-type="float" office:value="9.71597E-016" calcext:value-type="float">
            <text:p>9.71597E-16</text:p>
          </table:table-cell>
          <table:table-cell office:value-type="float" office:value="1.98843E-015" calcext:value-type="float">
            <text:p>1.98843E-15</text:p>
          </table:table-cell>
          <table:table-cell office:value-type="float" office:value="1.955893E-015" calcext:value-type="float">
            <text:p>1.955893E-15</text:p>
          </table:table-cell>
          <table:table-cell office:value-type="float" office:value="9.677351E-016" calcext:value-type="float">
            <text:p>9.677351E-16</text:p>
          </table:table-cell>
          <table:table-cell office:value-type="float" office:value="9.834963E-016" calcext:value-type="float">
            <text:p>9.834963E-16</text:p>
          </table:table-cell>
          <table:table-cell office:value-type="float" office:value="1.94236E-015" calcext:value-type="float">
            <text:p>1.94236E-15</text:p>
          </table:table-cell>
          <table:table-cell office:value-type="float" office:value="2.307482E-025" calcext:value-type="float">
            <text:p>2.307482E-25</text:p>
          </table:table-cell>
          <table:table-cell office:value-type="float" office:value="1.06699E-029" calcext:value-type="float">
            <text:p>1.06699E-29</text:p>
          </table:table-cell>
          <table:table-cell office:value-type="float" office:value="2.369045E-034" calcext:value-type="float">
            <text:p>2.369045E-34</text:p>
          </table:table-cell>
          <table:table-cell office:value-type="float" office:value="3.832747E-039" calcext:value-type="float">
            <text:p>3.832747E-39</text:p>
          </table:table-cell>
          <table:table-cell office:value-type="float" office:value="2.382207E-044" calcext:value-type="float">
            <text:p>2.382207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322867" calcext:value-type="float">
            <text:p>-3.322867</text:p>
          </table:table-cell>
          <table:table-cell office:value-type="float" office:value="-0.02470839" calcext:value-type="float">
            <text:p>-0.02470839</text:p>
          </table:table-cell>
          <table:table-cell office:value-type="float" office:value="-0.02133968" calcext:value-type="float">
            <text:p>-0.02133968</text:p>
          </table:table-cell>
          <table:table-cell office:value-type="float" office:value="-0.01955127" calcext:value-type="float">
            <text:p>-0.01955127</text:p>
          </table:table-cell>
          <table:table-cell office:value-type="float" office:value="-0.01927938" calcext:value-type="float">
            <text:p>-0.01927938</text:p>
          </table:table-cell>
          <table:table-cell office:value-type="float" office:value="-0.02083662" calcext:value-type="float">
            <text:p>-0.02083662</text:p>
          </table:table-cell>
          <table:table-cell office:value-type="float" office:value="-0.02235954" calcext:value-type="float">
            <text:p>-0.02235954</text:p>
          </table:table-cell>
          <table:table-cell office:value-type="float" office:value="-0.02301411" calcext:value-type="float">
            <text:p>-0.02301411</text:p>
          </table:table-cell>
          <table:table-cell office:value-type="float" office:value="-0.02105855" calcext:value-type="float">
            <text:p>-0.02105855</text:p>
          </table:table-cell>
          <table:table-cell office:value-type="float" office:value="-0.01594197" calcext:value-type="float">
            <text:p>-0.015941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280563" calcext:value-type="float">
            <text:p>-3.280563</text:p>
          </table:table-cell>
          <table:table-cell office:value-type="float" office:value="0.003919952" calcext:value-type="float">
            <text:p>0.003919952</text:p>
          </table:table-cell>
          <table:table-cell office:value-type="float" office:value="-9999.004" calcext:value-type="float">
            <text:p>-9999.004</text:p>
          </table:table-cell>
          <table:table-cell office:value-type="float" office:value="-2.365781" calcext:value-type="float">
            <text:p>-2.36578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3032003" calcext:value-type="float">
            <text:p>23032003</text:p>
          </table:table-cell>
          <table:table-cell office:value-type="float" office:value="32.80001" calcext:value-type="float">
            <text:p>32.80001</text:p>
          </table:table-cell>
          <table:table-cell office:value-type="float" office:value="25.08146" calcext:value-type="float">
            <text:p>25.08146</text:p>
          </table:table-cell>
          <table:table-cell office:value-type="float" office:value="0" calcext:value-type="float">
            <text:p>0</text:p>
          </table:table-cell>
          <table:table-cell office:value-type="float" office:value="1072.58" calcext:value-type="float">
            <text:p>1072.58</text:p>
          </table:table-cell>
          <table:table-cell office:value-type="float" office:value="1.758691" calcext:value-type="float">
            <text:p>1.758691</text:p>
          </table:table-cell>
          <table:table-cell office:value-type="float" office:value="0" calcext:value-type="float">
            <text:p>0</text:p>
          </table:table-cell>
          <table:table-cell office:value-type="float" office:value="0.1156181" calcext:value-type="float">
            <text:p>0.1156181</text:p>
          </table:table-cell>
          <table:table-cell office:value-type="float" office:value="0.320954" calcext:value-type="float">
            <text:p>0.320954</text:p>
          </table:table-cell>
          <table:table-cell office:value-type="float" office:value="0.3234796" calcext:value-type="float">
            <text:p>0.3234796</text:p>
          </table:table-cell>
          <table:table-cell office:value-type="float" office:value="0.3261611" calcext:value-type="float">
            <text:p>0.3261611</text:p>
          </table:table-cell>
          <table:table-cell office:value-type="float" office:value="0.3271272" calcext:value-type="float">
            <text:p>0.3271272</text:p>
          </table:table-cell>
          <table:table-cell office:value-type="float" office:value="0.2847305" calcext:value-type="float">
            <text:p>0.2847305</text:p>
          </table:table-cell>
          <table:table-cell office:value-type="float" office:value="0.2804516" calcext:value-type="float">
            <text:p>0.2804516</text:p>
          </table:table-cell>
          <table:table-cell office:value-type="float" office:value="0.3633975" calcext:value-type="float">
            <text:p>0.3633975</text:p>
          </table:table-cell>
          <table:table-cell office:value-type="float" office:value="0.3556718" calcext:value-type="float">
            <text:p>0.3556718</text:p>
          </table:table-cell>
          <table:table-cell office:value-type="float" office:value="0.3673036" calcext:value-type="float">
            <text:p>0.3673036</text:p>
          </table:table-cell>
          <table:table-cell office:value-type="float" office:value="0.3837303" calcext:value-type="float">
            <text:p>0.3837303</text:p>
          </table:table-cell>
          <table:table-cell office:value-type="float" office:value="0.3950698" calcext:value-type="float">
            <text:p>0.3950698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653E-015" calcext:value-type="float">
            <text:p>1.9653E-15</text:p>
          </table:table-cell>
          <table:table-cell office:value-type="float" office:value="9.716064E-016" calcext:value-type="float">
            <text:p>9.716064E-16</text:p>
          </table:table-cell>
          <table:table-cell office:value-type="float" office:value="1.988367E-015" calcext:value-type="float">
            <text:p>1.988367E-15</text:p>
          </table:table-cell>
          <table:table-cell office:value-type="float" office:value="1.955883E-015" calcext:value-type="float">
            <text:p>1.955883E-15</text:p>
          </table:table-cell>
          <table:table-cell office:value-type="float" office:value="9.67721E-016" calcext:value-type="float">
            <text:p>9.67721E-16</text:p>
          </table:table-cell>
          <table:table-cell office:value-type="float" office:value="9.834964E-016" calcext:value-type="float">
            <text:p>9.834964E-16</text:p>
          </table:table-cell>
          <table:table-cell office:value-type="float" office:value="1.94236E-015" calcext:value-type="float">
            <text:p>1.94236E-15</text:p>
          </table:table-cell>
          <table:table-cell office:value-type="float" office:value="2.307482E-025" calcext:value-type="float">
            <text:p>2.307482E-25</text:p>
          </table:table-cell>
          <table:table-cell office:value-type="float" office:value="1.06699E-029" calcext:value-type="float">
            <text:p>1.06699E-29</text:p>
          </table:table-cell>
          <table:table-cell office:value-type="float" office:value="2.369046E-034" calcext:value-type="float">
            <text:p>2.369046E-34</text:p>
          </table:table-cell>
          <table:table-cell office:value-type="float" office:value="3.832747E-039" calcext:value-type="float">
            <text:p>3.832747E-39</text:p>
          </table:table-cell>
          <table:table-cell office:value-type="float" office:value="2.382207E-044" calcext:value-type="float">
            <text:p>2.382207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7.70012" calcext:value-type="float">
            <text:p>-57.70012</text:p>
          </table:table-cell>
          <table:table-cell office:value-type="float" office:value="-0.02342156" calcext:value-type="float">
            <text:p>-0.02342156</text:p>
          </table:table-cell>
          <table:table-cell office:value-type="float" office:value="-0.02231223" calcext:value-type="float">
            <text:p>-0.02231223</text:p>
          </table:table-cell>
          <table:table-cell office:value-type="float" office:value="-0.02123561" calcext:value-type="float">
            <text:p>-0.02123561</text:p>
          </table:table-cell>
          <table:table-cell office:value-type="float" office:value="-0.0208523" calcext:value-type="float">
            <text:p>-0.0208523</text:p>
          </table:table-cell>
          <table:table-cell office:value-type="float" office:value="-0.02093969" calcext:value-type="float">
            <text:p>-0.02093969</text:p>
          </table:table-cell>
          <table:table-cell office:value-type="float" office:value="-0.02207153" calcext:value-type="float">
            <text:p>-0.02207153</text:p>
          </table:table-cell>
          <table:table-cell office:value-type="float" office:value="-0.02248296" calcext:value-type="float">
            <text:p>-0.02248296</text:p>
          </table:table-cell>
          <table:table-cell office:value-type="float" office:value="-0.02086589" calcext:value-type="float">
            <text:p>-0.02086589</text:p>
          </table:table-cell>
          <table:table-cell office:value-type="float" office:value="-0.01593182" calcext:value-type="float">
            <text:p>-0.015931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0.57602" calcext:value-type="float">
            <text:p>-30.57602</text:p>
          </table:table-cell>
          <table:table-cell office:value-type="float" office:value="0.0038953" calcext:value-type="float">
            <text:p>0.0038953</text:p>
          </table:table-cell>
          <table:table-cell office:value-type="float" office:value="-9999.004" calcext:value-type="float">
            <text:p>-9999.004</text:p>
          </table:table-cell>
          <table:table-cell office:value-type="float" office:value="-2.366489" calcext:value-type="float">
            <text:p>-2.366489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4032003" calcext:value-type="float">
            <text:p>24032003</text:p>
          </table:table-cell>
          <table:table-cell office:value-type="float" office:value="33.20002" calcext:value-type="float">
            <text:p>33.20002</text:p>
          </table:table-cell>
          <table:table-cell office:value-type="float" office:value="25.22593" calcext:value-type="float">
            <text:p>25.22593</text:p>
          </table:table-cell>
          <table:table-cell office:value-type="float" office:value="0" calcext:value-type="float">
            <text:p>0</text:p>
          </table:table-cell>
          <table:table-cell office:value-type="float" office:value="1072.833" calcext:value-type="float">
            <text:p>1072.833</text:p>
          </table:table-cell>
          <table:table-cell office:value-type="float" office:value="1.761409" calcext:value-type="float">
            <text:p>1.761409</text:p>
          </table:table-cell>
          <table:table-cell office:value-type="float" office:value="0" calcext:value-type="float">
            <text:p>0</text:p>
          </table:table-cell>
          <table:table-cell office:value-type="float" office:value="0.1387255" calcext:value-type="float">
            <text:p>0.1387255</text:p>
          </table:table-cell>
          <table:table-cell office:value-type="float" office:value="0.3208168" calcext:value-type="float">
            <text:p>0.3208168</text:p>
          </table:table-cell>
          <table:table-cell office:value-type="float" office:value="0.3230089" calcext:value-type="float">
            <text:p>0.3230089</text:p>
          </table:table-cell>
          <table:table-cell office:value-type="float" office:value="0.3247255" calcext:value-type="float">
            <text:p>0.3247255</text:p>
          </table:table-cell>
          <table:table-cell office:value-type="float" office:value="0.3255557" calcext:value-type="float">
            <text:p>0.3255557</text:p>
          </table:table-cell>
          <table:table-cell office:value-type="float" office:value="0.2840967" calcext:value-type="float">
            <text:p>0.2840967</text:p>
          </table:table-cell>
          <table:table-cell office:value-type="float" office:value="0.2806218" calcext:value-type="float">
            <text:p>0.2806218</text:p>
          </table:table-cell>
          <table:table-cell office:value-type="float" office:value="0.363692" calcext:value-type="float">
            <text:p>0.363692</text:p>
          </table:table-cell>
          <table:table-cell office:value-type="float" office:value="0.3558782" calcext:value-type="float">
            <text:p>0.3558782</text:p>
          </table:table-cell>
          <table:table-cell office:value-type="float" office:value="0.3673271" calcext:value-type="float">
            <text:p>0.3673271</text:p>
          </table:table-cell>
          <table:table-cell office:value-type="float" office:value="0.3837328" calcext:value-type="float">
            <text:p>0.3837328</text:p>
          </table:table-cell>
          <table:table-cell office:value-type="float" office:value="0.3950556" calcext:value-type="float">
            <text:p>0.3950556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65686E-015" calcext:value-type="float">
            <text:p>1.965686E-15</text:p>
          </table:table-cell>
          <table:table-cell office:value-type="float" office:value="9.716279E-016" calcext:value-type="float">
            <text:p>9.716279E-16</text:p>
          </table:table-cell>
          <table:table-cell office:value-type="float" office:value="1.988294E-015" calcext:value-type="float">
            <text:p>1.988294E-15</text:p>
          </table:table-cell>
          <table:table-cell office:value-type="float" office:value="1.955868E-015" calcext:value-type="float">
            <text:p>1.955868E-15</text:p>
          </table:table-cell>
          <table:table-cell office:value-type="float" office:value="9.677064E-016" calcext:value-type="float">
            <text:p>9.677064E-16</text:p>
          </table:table-cell>
          <table:table-cell office:value-type="float" office:value="9.834963E-016" calcext:value-type="float">
            <text:p>9.834963E-16</text:p>
          </table:table-cell>
          <table:table-cell office:value-type="float" office:value="1.94236E-015" calcext:value-type="float">
            <text:p>1.94236E-15</text:p>
          </table:table-cell>
          <table:table-cell office:value-type="float" office:value="2.307482E-025" calcext:value-type="float">
            <text:p>2.307482E-25</text:p>
          </table:table-cell>
          <table:table-cell office:value-type="float" office:value="1.06699E-029" calcext:value-type="float">
            <text:p>1.06699E-29</text:p>
          </table:table-cell>
          <table:table-cell office:value-type="float" office:value="2.369045E-034" calcext:value-type="float">
            <text:p>2.369045E-34</text:p>
          </table:table-cell>
          <table:table-cell office:value-type="float" office:value="3.832747E-039" calcext:value-type="float">
            <text:p>3.832747E-39</text:p>
          </table:table-cell>
          <table:table-cell office:value-type="float" office:value="2.522337E-044" calcext:value-type="float">
            <text:p>2.522337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4.00432" calcext:value-type="float">
            <text:p>-14.00432</text:p>
          </table:table-cell>
          <table:table-cell office:value-type="float" office:value="-0.0234568" calcext:value-type="float">
            <text:p>-0.0234568</text:p>
          </table:table-cell>
          <table:table-cell office:value-type="float" office:value="-0.02250929" calcext:value-type="float">
            <text:p>-0.02250929</text:p>
          </table:table-cell>
          <table:table-cell office:value-type="float" office:value="-0.02182315" calcext:value-type="float">
            <text:p>-0.02182315</text:p>
          </table:table-cell>
          <table:table-cell office:value-type="float" office:value="-0.02148312" calcext:value-type="float">
            <text:p>-0.02148312</text:p>
          </table:table-cell>
          <table:table-cell office:value-type="float" office:value="-0.02129227" calcext:value-type="float">
            <text:p>-0.02129227</text:p>
          </table:table-cell>
          <table:table-cell office:value-type="float" office:value="-0.02195811" calcext:value-type="float">
            <text:p>-0.02195811</text:p>
          </table:table-cell>
          <table:table-cell office:value-type="float" office:value="-0.02209132" calcext:value-type="float">
            <text:p>-0.02209132</text:p>
          </table:table-cell>
          <table:table-cell office:value-type="float" office:value="-0.02066557" calcext:value-type="float">
            <text:p>-0.02066557</text:p>
          </table:table-cell>
          <table:table-cell office:value-type="float" office:value="-0.01591442" calcext:value-type="float">
            <text:p>-0.015914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8344734" calcext:value-type="float">
            <text:p>-0.8344734</text:p>
          </table:table-cell>
          <table:table-cell office:value-type="float" office:value="0.003880273" calcext:value-type="float">
            <text:p>0.003880273</text:p>
          </table:table-cell>
          <table:table-cell office:value-type="float" office:value="-9999.004" calcext:value-type="float">
            <text:p>-9999.004</text:p>
          </table:table-cell>
          <table:table-cell office:value-type="float" office:value="-2.367161" calcext:value-type="float">
            <text:p>-2.36716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5032003" calcext:value-type="float">
            <text:p>25032003</text:p>
          </table:table-cell>
          <table:table-cell office:value-type="float" office:value="33.20002" calcext:value-type="float">
            <text:p>33.20002</text:p>
          </table:table-cell>
          <table:table-cell office:value-type="float" office:value="25.73773" calcext:value-type="float">
            <text:p>25.73773</text:p>
          </table:table-cell>
          <table:table-cell office:value-type="float" office:value="0" calcext:value-type="float">
            <text:p>0</text:p>
          </table:table-cell>
          <table:table-cell office:value-type="float" office:value="1072.321" calcext:value-type="float">
            <text:p>1072.321</text:p>
          </table:table-cell>
          <table:table-cell office:value-type="float" office:value="1.761409" calcext:value-type="float">
            <text:p>1.761409</text:p>
          </table:table-cell>
          <table:table-cell office:value-type="float" office:value="0" calcext:value-type="float">
            <text:p>0</text:p>
          </table:table-cell>
          <table:table-cell office:value-type="float" office:value="0.1113324" calcext:value-type="float">
            <text:p>0.1113324</text:p>
          </table:table-cell>
          <table:table-cell office:value-type="float" office:value="0.3202302" calcext:value-type="float">
            <text:p>0.3202302</text:p>
          </table:table-cell>
          <table:table-cell office:value-type="float" office:value="0.3218632" calcext:value-type="float">
            <text:p>0.3218632</text:p>
          </table:table-cell>
          <table:table-cell office:value-type="float" office:value="0.3236288" calcext:value-type="float">
            <text:p>0.3236288</text:p>
          </table:table-cell>
          <table:table-cell office:value-type="float" office:value="0.3245113" calcext:value-type="float">
            <text:p>0.3245113</text:p>
          </table:table-cell>
          <table:table-cell office:value-type="float" office:value="0.2835659" calcext:value-type="float">
            <text:p>0.2835659</text:p>
          </table:table-cell>
          <table:table-cell office:value-type="float" office:value="0.2806441" calcext:value-type="float">
            <text:p>0.2806441</text:p>
          </table:table-cell>
          <table:table-cell office:value-type="float" office:value="0.3639017" calcext:value-type="float">
            <text:p>0.3639017</text:p>
          </table:table-cell>
          <table:table-cell office:value-type="float" office:value="0.3560827" calcext:value-type="float">
            <text:p>0.3560827</text:p>
          </table:table-cell>
          <table:table-cell office:value-type="float" office:value="0.3673594" calcext:value-type="float">
            <text:p>0.3673594</text:p>
          </table:table-cell>
          <table:table-cell office:value-type="float" office:value="0.383736" calcext:value-type="float">
            <text:p>0.383736</text:p>
          </table:table-cell>
          <table:table-cell office:value-type="float" office:value="0.3950381" calcext:value-type="float">
            <text:p>0.3950381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66059E-015" calcext:value-type="float">
            <text:p>1.966059E-15</text:p>
          </table:table-cell>
          <table:table-cell office:value-type="float" office:value="9.716444E-016" calcext:value-type="float">
            <text:p>9.716444E-16</text:p>
          </table:table-cell>
          <table:table-cell office:value-type="float" office:value="1.988224E-015" calcext:value-type="float">
            <text:p>1.988224E-15</text:p>
          </table:table-cell>
          <table:table-cell office:value-type="float" office:value="1.955859E-015" calcext:value-type="float">
            <text:p>1.955859E-15</text:p>
          </table:table-cell>
          <table:table-cell office:value-type="float" office:value="9.676914E-016" calcext:value-type="float">
            <text:p>9.676914E-16</text:p>
          </table:table-cell>
          <table:table-cell office:value-type="float" office:value="9.834963E-016" calcext:value-type="float">
            <text:p>9.834963E-16</text:p>
          </table:table-cell>
          <table:table-cell office:value-type="float" office:value="1.94236E-015" calcext:value-type="float">
            <text:p>1.94236E-15</text:p>
          </table:table-cell>
          <table:table-cell office:value-type="float" office:value="2.307482E-025" calcext:value-type="float">
            <text:p>2.307482E-25</text:p>
          </table:table-cell>
          <table:table-cell office:value-type="float" office:value="1.06699E-029" calcext:value-type="float">
            <text:p>1.06699E-29</text:p>
          </table:table-cell>
          <table:table-cell office:value-type="float" office:value="2.369046E-034" calcext:value-type="float">
            <text:p>2.369046E-34</text:p>
          </table:table-cell>
          <table:table-cell office:value-type="float" office:value="3.832747E-039" calcext:value-type="float">
            <text:p>3.832747E-39</text:p>
          </table:table-cell>
          <table:table-cell office:value-type="float" office:value="2.382207E-044" calcext:value-type="float">
            <text:p>2.382207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6.64313" calcext:value-type="float">
            <text:p>-76.64313</text:p>
          </table:table-cell>
          <table:table-cell office:value-type="float" office:value="-0.02374605" calcext:value-type="float">
            <text:p>-0.02374605</text:p>
          </table:table-cell>
          <table:table-cell office:value-type="float" office:value="-0.02301099" calcext:value-type="float">
            <text:p>-0.02301099</text:p>
          </table:table-cell>
          <table:table-cell office:value-type="float" office:value="-0.02228148" calcext:value-type="float">
            <text:p>-0.02228148</text:p>
          </table:table-cell>
          <table:table-cell office:value-type="float" office:value="-0.02191143" calcext:value-type="float">
            <text:p>-0.02191143</text:p>
          </table:table-cell>
          <table:table-cell office:value-type="float" office:value="-0.02159304" calcext:value-type="float">
            <text:p>-0.02159304</text:p>
          </table:table-cell>
          <table:table-cell office:value-type="float" office:value="-0.02194292" calcext:value-type="float">
            <text:p>-0.02194292</text:p>
          </table:table-cell>
          <table:table-cell office:value-type="float" office:value="-0.02181677" calcext:value-type="float">
            <text:p>-0.02181677</text:p>
          </table:table-cell>
          <table:table-cell office:value-type="float" office:value="-0.02046904" calcext:value-type="float">
            <text:p>-0.02046904</text:p>
          </table:table-cell>
          <table:table-cell office:value-type="float" office:value="-0.01589061" calcext:value-type="float">
            <text:p>-0.015890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6.82531" calcext:value-type="float">
            <text:p>-26.82531</text:p>
          </table:table-cell>
          <table:table-cell office:value-type="float" office:value="0.003864397" calcext:value-type="float">
            <text:p>0.003864397</text:p>
          </table:table-cell>
          <table:table-cell office:value-type="float" office:value="-9999.004" calcext:value-type="float">
            <text:p>-9999.004</text:p>
          </table:table-cell>
          <table:table-cell office:value-type="float" office:value="-2.367804" calcext:value-type="float">
            <text:p>-2.36780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6032003" calcext:value-type="float">
            <text:p>26032003</text:p>
          </table:table-cell>
          <table:table-cell office:value-type="float" office:value="35.40003" calcext:value-type="float">
            <text:p>35.40003</text:p>
          </table:table-cell>
          <table:table-cell office:value-type="float" office:value="26.02621" calcext:value-type="float">
            <text:p>26.02621</text:p>
          </table:table-cell>
          <table:table-cell office:value-type="float" office:value="0" calcext:value-type="float">
            <text:p>0</text:p>
          </table:table-cell>
          <table:table-cell office:value-type="float" office:value="1074.218" calcext:value-type="float">
            <text:p>1074.218</text:p>
          </table:table-cell>
          <table:table-cell office:value-type="float" office:value="1.776551" calcext:value-type="float">
            <text:p>1.776551</text:p>
          </table:table-cell>
          <table:table-cell office:value-type="float" office:value="0" calcext:value-type="float">
            <text:p>0</text:p>
          </table:table-cell>
          <table:table-cell office:value-type="float" office:value="0.3106499" calcext:value-type="float">
            <text:p>0.3106499</text:p>
          </table:table-cell>
          <table:table-cell office:value-type="float" office:value="0.3120292" calcext:value-type="float">
            <text:p>0.3120292</text:p>
          </table:table-cell>
          <table:table-cell office:value-type="float" office:value="0.3194551" calcext:value-type="float">
            <text:p>0.3194551</text:p>
          </table:table-cell>
          <table:table-cell office:value-type="float" office:value="0.3226306" calcext:value-type="float">
            <text:p>0.3226306</text:p>
          </table:table-cell>
          <table:table-cell office:value-type="float" office:value="0.3237028" calcext:value-type="float">
            <text:p>0.3237028</text:p>
          </table:table-cell>
          <table:table-cell office:value-type="float" office:value="0.2831092" calcext:value-type="float">
            <text:p>0.2831092</text:p>
          </table:table-cell>
          <table:table-cell office:value-type="float" office:value="0.2805764" calcext:value-type="float">
            <text:p>0.2805764</text:p>
          </table:table-cell>
          <table:table-cell office:value-type="float" office:value="0.364022" calcext:value-type="float">
            <text:p>0.364022</text:p>
          </table:table-cell>
          <table:table-cell office:value-type="float" office:value="0.3563114" calcext:value-type="float">
            <text:p>0.3563114</text:p>
          </table:table-cell>
          <table:table-cell office:value-type="float" office:value="0.3673915" calcext:value-type="float">
            <text:p>0.3673915</text:p>
          </table:table-cell>
          <table:table-cell office:value-type="float" office:value="0.3837411" calcext:value-type="float">
            <text:p>0.3837411</text:p>
          </table:table-cell>
          <table:table-cell office:value-type="float" office:value="0.3950204" calcext:value-type="float">
            <text:p>0.3950204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66362E-015" calcext:value-type="float">
            <text:p>1.966362E-15</text:p>
          </table:table-cell>
          <table:table-cell office:value-type="float" office:value="9.716647E-016" calcext:value-type="float">
            <text:p>9.716647E-16</text:p>
          </table:table-cell>
          <table:table-cell office:value-type="float" office:value="1.988164E-015" calcext:value-type="float">
            <text:p>1.988164E-15</text:p>
          </table:table-cell>
          <table:table-cell office:value-type="float" office:value="1.955848E-015" calcext:value-type="float">
            <text:p>1.955848E-15</text:p>
          </table:table-cell>
          <table:table-cell office:value-type="float" office:value="9.676769E-016" calcext:value-type="float">
            <text:p>9.676769E-16</text:p>
          </table:table-cell>
          <table:table-cell office:value-type="float" office:value="9.834963E-016" calcext:value-type="float">
            <text:p>9.834963E-16</text:p>
          </table:table-cell>
          <table:table-cell office:value-type="float" office:value="1.94236E-015" calcext:value-type="float">
            <text:p>1.94236E-15</text:p>
          </table:table-cell>
          <table:table-cell office:value-type="float" office:value="2.307482E-025" calcext:value-type="float">
            <text:p>2.307482E-25</text:p>
          </table:table-cell>
          <table:table-cell office:value-type="float" office:value="1.06699E-029" calcext:value-type="float">
            <text:p>1.06699E-29</text:p>
          </table:table-cell>
          <table:table-cell office:value-type="float" office:value="2.369045E-034" calcext:value-type="float">
            <text:p>2.369045E-34</text:p>
          </table:table-cell>
          <table:table-cell office:value-type="float" office:value="3.832747E-039" calcext:value-type="float">
            <text:p>3.832747E-39</text:p>
          </table:table-cell>
          <table:table-cell office:value-type="float" office:value="2.522337E-044" calcext:value-type="float">
            <text:p>2.522337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2874401" calcext:value-type="float">
            <text:p>-0.02874401</text:p>
          </table:table-cell>
          <table:table-cell office:value-type="float" office:value="-0.02791602" calcext:value-type="float">
            <text:p>-0.02791602</text:p>
          </table:table-cell>
          <table:table-cell office:value-type="float" office:value="-0.02406578" calcext:value-type="float">
            <text:p>-0.02406578</text:p>
          </table:table-cell>
          <table:table-cell office:value-type="float" office:value="-0.02269976" calcext:value-type="float">
            <text:p>-0.02269976</text:p>
          </table:table-cell>
          <table:table-cell office:value-type="float" office:value="-0.02224782" calcext:value-type="float">
            <text:p>-0.02224782</text:p>
          </table:table-cell>
          <table:table-cell office:value-type="float" office:value="-0.02185582" calcext:value-type="float">
            <text:p>-0.02185582</text:p>
          </table:table-cell>
          <table:table-cell office:value-type="float" office:value="-0.02198558" calcext:value-type="float">
            <text:p>-0.02198558</text:p>
          </table:table-cell>
          <table:table-cell office:value-type="float" office:value="-0.02166092" calcext:value-type="float">
            <text:p>-0.02166092</text:p>
          </table:table-cell>
          <table:table-cell office:value-type="float" office:value="-0.02025201" calcext:value-type="float">
            <text:p>-0.02025201</text:p>
          </table:table-cell>
          <table:table-cell office:value-type="float" office:value="-0.01586683" calcext:value-type="float">
            <text:p>-0.015866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2851821" calcext:value-type="float">
            <text:p>-0.02851821</text:p>
          </table:table-cell>
          <table:table-cell office:value-type="float" office:value="0.003841841" calcext:value-type="float">
            <text:p>0.003841841</text:p>
          </table:table-cell>
          <table:table-cell office:value-type="float" office:value="-9999.004" calcext:value-type="float">
            <text:p>-9999.004</text:p>
          </table:table-cell>
          <table:table-cell office:value-type="float" office:value="-2.368434" calcext:value-type="float">
            <text:p>-2.368434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7032003" calcext:value-type="float">
            <text:p>27032003</text:p>
          </table:table-cell>
          <table:table-cell office:value-type="float" office:value="35.70004" calcext:value-type="float">
            <text:p>35.70004</text:p>
          </table:table-cell>
          <table:table-cell office:value-type="float" office:value="26.8215" calcext:value-type="float">
            <text:p>26.8215</text:p>
          </table:table-cell>
          <table:table-cell office:value-type="float" office:value="0" calcext:value-type="float">
            <text:p>0</text:p>
          </table:table-cell>
          <table:table-cell office:value-type="float" office:value="1073.72" calcext:value-type="float">
            <text:p>1073.72</text:p>
          </table:table-cell>
          <table:table-cell office:value-type="float" office:value="1.778635" calcext:value-type="float">
            <text:p>1.778635</text:p>
          </table:table-cell>
          <table:table-cell office:value-type="float" office:value="0" calcext:value-type="float">
            <text:p>0</text:p>
          </table:table-cell>
          <table:table-cell office:value-type="float" office:value="0.3131153" calcext:value-type="float">
            <text:p>0.3131153</text:p>
          </table:table-cell>
          <table:table-cell office:value-type="float" office:value="0.3092268" calcext:value-type="float">
            <text:p>0.3092268</text:p>
          </table:table-cell>
          <table:table-cell office:value-type="float" office:value="0.315015" calcext:value-type="float">
            <text:p>0.315015</text:p>
          </table:table-cell>
          <table:table-cell office:value-type="float" office:value="0.319869" calcext:value-type="float">
            <text:p>0.319869</text:p>
          </table:table-cell>
          <table:table-cell office:value-type="float" office:value="0.3217759" calcext:value-type="float">
            <text:p>0.3217759</text:p>
          </table:table-cell>
          <table:table-cell office:value-type="float" office:value="0.2825145" calcext:value-type="float">
            <text:p>0.2825145</text:p>
          </table:table-cell>
          <table:table-cell office:value-type="float" office:value="0.2803696" calcext:value-type="float">
            <text:p>0.2803696</text:p>
          </table:table-cell>
          <table:table-cell office:value-type="float" office:value="0.3641164" calcext:value-type="float">
            <text:p>0.3641164</text:p>
          </table:table-cell>
          <table:table-cell office:value-type="float" office:value="0.3565343" calcext:value-type="float">
            <text:p>0.3565343</text:p>
          </table:table-cell>
          <table:table-cell office:value-type="float" office:value="0.3674337" calcext:value-type="float">
            <text:p>0.3674337</text:p>
          </table:table-cell>
          <table:table-cell office:value-type="float" office:value="0.3837462" calcext:value-type="float">
            <text:p>0.3837462</text:p>
          </table:table-cell>
          <table:table-cell office:value-type="float" office:value="0.3950025" calcext:value-type="float">
            <text:p>0.3950025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66607E-015" calcext:value-type="float">
            <text:p>1.966607E-15</text:p>
          </table:table-cell>
          <table:table-cell office:value-type="float" office:value="9.716822E-016" calcext:value-type="float">
            <text:p>9.716822E-16</text:p>
          </table:table-cell>
          <table:table-cell office:value-type="float" office:value="1.988114E-015" calcext:value-type="float">
            <text:p>1.988114E-15</text:p>
          </table:table-cell>
          <table:table-cell office:value-type="float" office:value="1.955839E-015" calcext:value-type="float">
            <text:p>1.955839E-15</text:p>
          </table:table-cell>
          <table:table-cell office:value-type="float" office:value="9.676645E-016" calcext:value-type="float">
            <text:p>9.676645E-16</text:p>
          </table:table-cell>
          <table:table-cell office:value-type="float" office:value="9.834963E-016" calcext:value-type="float">
            <text:p>9.834963E-16</text:p>
          </table:table-cell>
          <table:table-cell office:value-type="float" office:value="1.94236E-015" calcext:value-type="float">
            <text:p>1.94236E-15</text:p>
          </table:table-cell>
          <table:table-cell office:value-type="float" office:value="2.307482E-025" calcext:value-type="float">
            <text:p>2.307482E-25</text:p>
          </table:table-cell>
          <table:table-cell office:value-type="float" office:value="1.06699E-029" calcext:value-type="float">
            <text:p>1.06699E-29</text:p>
          </table:table-cell>
          <table:table-cell office:value-type="float" office:value="2.369045E-034" calcext:value-type="float">
            <text:p>2.369045E-34</text:p>
          </table:table-cell>
          <table:table-cell office:value-type="float" office:value="3.832747E-039" calcext:value-type="float">
            <text:p>3.832747E-39</text:p>
          </table:table-cell>
          <table:table-cell office:value-type="float" office:value="2.522337E-044" calcext:value-type="float">
            <text:p>2.522337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2701782" calcext:value-type="float">
            <text:p>-0.02701782</text:p>
          </table:table-cell>
          <table:table-cell office:value-type="float" office:value="-0.02956478" calcext:value-type="float">
            <text:p>-0.02956478</text:p>
          </table:table-cell>
          <table:table-cell office:value-type="float" office:value="-0.02626434" calcext:value-type="float">
            <text:p>-0.02626434</text:p>
          </table:table-cell>
          <table:table-cell office:value-type="float" office:value="-0.02392637" calcext:value-type="float">
            <text:p>-0.02392637</text:p>
          </table:table-cell>
          <table:table-cell office:value-type="float" office:value="-0.02307227" calcext:value-type="float">
            <text:p>-0.02307227</text:p>
          </table:table-cell>
          <table:table-cell office:value-type="float" office:value="-0.02220076" calcext:value-type="float">
            <text:p>-0.02220076</text:p>
          </table:table-cell>
          <table:table-cell office:value-type="float" office:value="-0.02212209" calcext:value-type="float">
            <text:p>-0.02212209</text:p>
          </table:table-cell>
          <table:table-cell office:value-type="float" office:value="-0.02153903" calcext:value-type="float">
            <text:p>-0.02153903</text:p>
          </table:table-cell>
          <table:table-cell office:value-type="float" office:value="-0.0200422" calcext:value-type="float">
            <text:p>-0.0200422</text:p>
          </table:table-cell>
          <table:table-cell office:value-type="float" office:value="-0.01583583" calcext:value-type="float">
            <text:p>-0.015835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2674417" calcext:value-type="float">
            <text:p>-0.02674417</text:p>
          </table:table-cell>
          <table:table-cell office:value-type="float" office:value="0.00379883" calcext:value-type="float">
            <text:p>0.00379883</text:p>
          </table:table-cell>
          <table:table-cell office:value-type="float" office:value="-9999.004" calcext:value-type="float">
            <text:p>-9999.004</text:p>
          </table:table-cell>
          <table:table-cell office:value-type="float" office:value="-2.369049" calcext:value-type="float">
            <text:p>-2.369049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8032003" calcext:value-type="float">
            <text:p>28032003</text:p>
          </table:table-cell>
          <table:table-cell office:value-type="float" office:value="35.80004" calcext:value-type="float">
            <text:p>35.80004</text:p>
          </table:table-cell>
          <table:table-cell office:value-type="float" office:value="28.73144" calcext:value-type="float">
            <text:p>28.73144</text:p>
          </table:table-cell>
          <table:table-cell office:value-type="float" office:value="0" calcext:value-type="float">
            <text:p>0</text:p>
          </table:table-cell>
          <table:table-cell office:value-type="float" office:value="1071.911" calcext:value-type="float">
            <text:p>1071.911</text:p>
          </table:table-cell>
          <table:table-cell office:value-type="float" office:value="1.779324" calcext:value-type="float">
            <text:p>1.779324</text:p>
          </table:table-cell>
          <table:table-cell office:value-type="float" office:value="0" calcext:value-type="float">
            <text:p>0</text:p>
          </table:table-cell>
          <table:table-cell office:value-type="float" office:value="0.2089133" calcext:value-type="float">
            <text:p>0.2089133</text:p>
          </table:table-cell>
          <table:table-cell office:value-type="float" office:value="0.3041449" calcext:value-type="float">
            <text:p>0.3041449</text:p>
          </table:table-cell>
          <table:table-cell office:value-type="float" office:value="0.3129415" calcext:value-type="float">
            <text:p>0.3129415</text:p>
          </table:table-cell>
          <table:table-cell office:value-type="float" office:value="0.3178014" calcext:value-type="float">
            <text:p>0.3178014</text:p>
          </table:table-cell>
          <table:table-cell office:value-type="float" office:value="0.3199783" calcext:value-type="float">
            <text:p>0.3199783</text:p>
          </table:table-cell>
          <table:table-cell office:value-type="float" office:value="0.2816746" calcext:value-type="float">
            <text:p>0.2816746</text:p>
          </table:table-cell>
          <table:table-cell office:value-type="float" office:value="0.2801103" calcext:value-type="float">
            <text:p>0.2801103</text:p>
          </table:table-cell>
          <table:table-cell office:value-type="float" office:value="0.3641591" calcext:value-type="float">
            <text:p>0.3641591</text:p>
          </table:table-cell>
          <table:table-cell office:value-type="float" office:value="0.3567301" calcext:value-type="float">
            <text:p>0.3567301</text:p>
          </table:table-cell>
          <table:table-cell office:value-type="float" office:value="0.367484" calcext:value-type="float">
            <text:p>0.367484</text:p>
          </table:table-cell>
          <table:table-cell office:value-type="float" office:value="0.3837534" calcext:value-type="float">
            <text:p>0.3837534</text:p>
          </table:table-cell>
          <table:table-cell office:value-type="float" office:value="0.3949844" calcext:value-type="float">
            <text:p>0.3949844</text:p>
          </table:table-cell>
          <table:table-cell office:value-type="float" office:value="0.4623743" calcext:value-type="float">
            <text:p>0.4623743</text:p>
          </table:table-cell>
          <table:table-cell office:value-type="float" office:value="0" calcext:value-type="float">
            <text:p>0</text:p>
          </table:table-cell>
          <table:table-cell office:value-type="float" office:value="0.001041931" calcext:value-type="float">
            <text:p>0.001041931</text:p>
          </table:table-cell>
          <table:table-cell office:value-type="float" office:value="9.716938E-016" calcext:value-type="float">
            <text:p>9.716938E-16</text:p>
          </table:table-cell>
          <table:table-cell office:value-type="float" office:value="1.988074E-015" calcext:value-type="float">
            <text:p>1.988074E-15</text:p>
          </table:table-cell>
          <table:table-cell office:value-type="float" office:value="1.955837E-015" calcext:value-type="float">
            <text:p>1.955837E-15</text:p>
          </table:table-cell>
          <table:table-cell office:value-type="float" office:value="9.676495E-016" calcext:value-type="float">
            <text:p>9.676495E-16</text:p>
          </table:table-cell>
          <table:table-cell office:value-type="float" office:value="9.834963E-016" calcext:value-type="float">
            <text:p>9.834963E-16</text:p>
          </table:table-cell>
          <table:table-cell office:value-type="float" office:value="1.94236E-015" calcext:value-type="float">
            <text:p>1.94236E-15</text:p>
          </table:table-cell>
          <table:table-cell office:value-type="float" office:value="2.307482E-025" calcext:value-type="float">
            <text:p>2.307482E-25</text:p>
          </table:table-cell>
          <table:table-cell office:value-type="float" office:value="1.06699E-029" calcext:value-type="float">
            <text:p>1.06699E-29</text:p>
          </table:table-cell>
          <table:table-cell office:value-type="float" office:value="2.369045E-034" calcext:value-type="float">
            <text:p>2.369045E-34</text:p>
          </table:table-cell>
          <table:table-cell office:value-type="float" office:value="3.832747E-039" calcext:value-type="float">
            <text:p>3.832747E-39</text:p>
          </table:table-cell>
          <table:table-cell office:value-type="float" office:value="2.382207E-044" calcext:value-type="float">
            <text:p>2.382207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5792139" calcext:value-type="float">
            <text:p>-0.5792139</text:p>
          </table:table-cell>
          <table:table-cell office:value-type="float" office:value="-0.03259492" calcext:value-type="float">
            <text:p>-0.03259492</text:p>
          </table:table-cell>
          <table:table-cell office:value-type="float" office:value="-0.02733775" calcext:value-type="float">
            <text:p>-0.02733775</text:p>
          </table:table-cell>
          <table:table-cell office:value-type="float" office:value="-0.02490016" calcext:value-type="float">
            <text:p>-0.02490016</text:p>
          </table:table-cell>
          <table:table-cell office:value-type="float" office:value="-0.02388237" calcext:value-type="float">
            <text:p>-0.02388237</text:p>
          </table:table-cell>
          <table:table-cell office:value-type="float" office:value="-0.0227009" calcext:value-type="float">
            <text:p>-0.0227009</text:p>
          </table:table-cell>
          <table:table-cell office:value-type="float" office:value="-0.02229358" calcext:value-type="float">
            <text:p>-0.02229358</text:p>
          </table:table-cell>
          <table:table-cell office:value-type="float" office:value="-0.02148382" calcext:value-type="float">
            <text:p>-0.02148382</text:p>
          </table:table-cell>
          <table:table-cell office:value-type="float" office:value="-0.01985983" calcext:value-type="float">
            <text:p>-0.01985983</text:p>
          </table:table-cell>
          <table:table-cell office:value-type="float" office:value="-0.01579866" calcext:value-type="float">
            <text:p>-0.015798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089529" calcext:value-type="float">
            <text:p>-1.089529</text:p>
          </table:table-cell>
          <table:table-cell office:value-type="float" office:value="0.003755507" calcext:value-type="float">
            <text:p>0.003755507</text:p>
          </table:table-cell>
          <table:table-cell office:value-type="float" office:value="-9999.003" calcext:value-type="float">
            <text:p>-9999.003</text:p>
          </table:table-cell>
          <table:table-cell office:value-type="float" office:value="-2.36964" calcext:value-type="float">
            <text:p>-2.36964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9032003" calcext:value-type="float">
            <text:p>29032003</text:p>
          </table:table-cell>
          <table:table-cell office:value-type="float" office:value="35.80004" calcext:value-type="float">
            <text:p>35.80004</text:p>
          </table:table-cell>
          <table:table-cell office:value-type="float" office:value="30.08064" calcext:value-type="float">
            <text:p>30.08064</text:p>
          </table:table-cell>
          <table:table-cell office:value-type="float" office:value="0" calcext:value-type="float">
            <text:p>0</text:p>
          </table:table-cell>
          <table:table-cell office:value-type="float" office:value="1070.562" calcext:value-type="float">
            <text:p>1070.562</text:p>
          </table:table-cell>
          <table:table-cell office:value-type="float" office:value="1.779324" calcext:value-type="float">
            <text:p>1.779324</text:p>
          </table:table-cell>
          <table:table-cell office:value-type="float" office:value="0" calcext:value-type="float">
            <text:p>0</text:p>
          </table:table-cell>
          <table:table-cell office:value-type="float" office:value="0.1194262" calcext:value-type="float">
            <text:p>0.1194262</text:p>
          </table:table-cell>
          <table:table-cell office:value-type="float" office:value="0.3049147" calcext:value-type="float">
            <text:p>0.3049147</text:p>
          </table:table-cell>
          <table:table-cell office:value-type="float" office:value="0.3104658" calcext:value-type="float">
            <text:p>0.3104658</text:p>
          </table:table-cell>
          <table:table-cell office:value-type="float" office:value="0.3155501" calcext:value-type="float">
            <text:p>0.3155501</text:p>
          </table:table-cell>
          <table:table-cell office:value-type="float" office:value="0.3180296" calcext:value-type="float">
            <text:p>0.3180296</text:p>
          </table:table-cell>
          <table:table-cell office:value-type="float" office:value="0.2808658" calcext:value-type="float">
            <text:p>0.2808658</text:p>
          </table:table-cell>
          <table:table-cell office:value-type="float" office:value="0.2797645" calcext:value-type="float">
            <text:p>0.2797645</text:p>
          </table:table-cell>
          <table:table-cell office:value-type="float" office:value="0.3641568" calcext:value-type="float">
            <text:p>0.3641568</text:p>
          </table:table-cell>
          <table:table-cell office:value-type="float" office:value="0.3568976" calcext:value-type="float">
            <text:p>0.3568976</text:p>
          </table:table-cell>
          <table:table-cell office:value-type="float" office:value="0.3675401" calcext:value-type="float">
            <text:p>0.3675401</text:p>
          </table:table-cell>
          <table:table-cell office:value-type="float" office:value="0.3837624" calcext:value-type="float">
            <text:p>0.3837624</text:p>
          </table:table-cell>
          <table:table-cell office:value-type="float" office:value="0.3949656" calcext:value-type="float">
            <text:p>0.3949656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33883E-015" calcext:value-type="float">
            <text:p>1.933883E-15</text:p>
          </table:table-cell>
          <table:table-cell office:value-type="float" office:value="9.717051E-016" calcext:value-type="float">
            <text:p>9.717051E-16</text:p>
          </table:table-cell>
          <table:table-cell office:value-type="float" office:value="1.98804E-015" calcext:value-type="float">
            <text:p>1.98804E-15</text:p>
          </table:table-cell>
          <table:table-cell office:value-type="float" office:value="1.955834E-015" calcext:value-type="float">
            <text:p>1.955834E-15</text:p>
          </table:table-cell>
          <table:table-cell office:value-type="float" office:value="9.676323E-016" calcext:value-type="float">
            <text:p>9.676323E-16</text:p>
          </table:table-cell>
          <table:table-cell office:value-type="float" office:value="9.834963E-016" calcext:value-type="float">
            <text:p>9.834963E-16</text:p>
          </table:table-cell>
          <table:table-cell office:value-type="float" office:value="1.94236E-015" calcext:value-type="float">
            <text:p>1.94236E-15</text:p>
          </table:table-cell>
          <table:table-cell office:value-type="float" office:value="2.307482E-025" calcext:value-type="float">
            <text:p>2.307482E-25</text:p>
          </table:table-cell>
          <table:table-cell office:value-type="float" office:value="1.06699E-029" calcext:value-type="float">
            <text:p>1.06699E-29</text:p>
          </table:table-cell>
          <table:table-cell office:value-type="float" office:value="2.369046E-034" calcext:value-type="float">
            <text:p>2.369046E-34</text:p>
          </table:table-cell>
          <table:table-cell office:value-type="float" office:value="3.832747E-039" calcext:value-type="float">
            <text:p>3.832747E-39</text:p>
          </table:table-cell>
          <table:table-cell office:value-type="float" office:value="2.522337E-044" calcext:value-type="float">
            <text:p>2.522337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3.7798" calcext:value-type="float">
            <text:p>-43.7798</text:p>
          </table:table-cell>
          <table:table-cell office:value-type="float" office:value="-0.03213784" calcext:value-type="float">
            <text:p>-0.03213784</text:p>
          </table:table-cell>
          <table:table-cell office:value-type="float" office:value="-0.02872996" calcext:value-type="float">
            <text:p>-0.02872996</text:p>
          </table:table-cell>
          <table:table-cell office:value-type="float" office:value="-0.02601307" calcext:value-type="float">
            <text:p>-0.02601307</text:p>
          </table:table-cell>
          <table:table-cell office:value-type="float" office:value="-0.02479373" calcext:value-type="float">
            <text:p>-0.02479373</text:p>
          </table:table-cell>
          <table:table-cell office:value-type="float" office:value="-0.02319537" calcext:value-type="float">
            <text:p>-0.02319537</text:p>
          </table:table-cell>
          <table:table-cell office:value-type="float" office:value="-0.02252506" calcext:value-type="float">
            <text:p>-0.02252506</text:p>
          </table:table-cell>
          <table:table-cell office:value-type="float" office:value="-0.02148638" calcext:value-type="float">
            <text:p>-0.02148638</text:p>
          </table:table-cell>
          <table:table-cell office:value-type="float" office:value="-0.01970508" calcext:value-type="float">
            <text:p>-0.01970508</text:p>
          </table:table-cell>
          <table:table-cell office:value-type="float" office:value="-0.01575759" calcext:value-type="float">
            <text:p>-0.015757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.95395" calcext:value-type="float">
            <text:p>-11.95395</text:p>
          </table:table-cell>
          <table:table-cell office:value-type="float" office:value="0.003744301" calcext:value-type="float">
            <text:p>0.003744301</text:p>
          </table:table-cell>
          <table:table-cell office:value-type="float" office:value="-9999.003" calcext:value-type="float">
            <text:p>-9999.003</text:p>
          </table:table-cell>
          <table:table-cell office:value-type="float" office:value="-2.370209" calcext:value-type="float">
            <text:p>-2.370209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30032003" calcext:value-type="float">
            <text:p>30032003</text:p>
          </table:table-cell>
          <table:table-cell office:value-type="float" office:value="35.80004" calcext:value-type="float">
            <text:p>35.80004</text:p>
          </table:table-cell>
          <table:table-cell office:value-type="float" office:value="30.21712" calcext:value-type="float">
            <text:p>30.21712</text:p>
          </table:table-cell>
          <table:table-cell office:value-type="float" office:value="0" calcext:value-type="float">
            <text:p>0</text:p>
          </table:table-cell>
          <table:table-cell office:value-type="float" office:value="1070.426" calcext:value-type="float">
            <text:p>1070.426</text:p>
          </table:table-cell>
          <table:table-cell office:value-type="float" office:value="1.779324" calcext:value-type="float">
            <text:p>1.779324</text:p>
          </table:table-cell>
          <table:table-cell office:value-type="float" office:value="0" calcext:value-type="float">
            <text:p>0</text:p>
          </table:table-cell>
          <table:table-cell office:value-type="float" office:value="0.1130677" calcext:value-type="float">
            <text:p>0.1130677</text:p>
          </table:table-cell>
          <table:table-cell office:value-type="float" office:value="0.3078738" calcext:value-type="float">
            <text:p>0.3078738</text:p>
          </table:table-cell>
          <table:table-cell office:value-type="float" office:value="0.3106291" calcext:value-type="float">
            <text:p>0.3106291</text:p>
          </table:table-cell>
          <table:table-cell office:value-type="float" office:value="0.3143019" calcext:value-type="float">
            <text:p>0.3143019</text:p>
          </table:table-cell>
          <table:table-cell office:value-type="float" office:value="0.3165861" calcext:value-type="float">
            <text:p>0.3165861</text:p>
          </table:table-cell>
          <table:table-cell office:value-type="float" office:value="0.2800542" calcext:value-type="float">
            <text:p>0.2800542</text:p>
          </table:table-cell>
          <table:table-cell office:value-type="float" office:value="0.279402" calcext:value-type="float">
            <text:p>0.279402</text:p>
          </table:table-cell>
          <table:table-cell office:value-type="float" office:value="0.3641178" calcext:value-type="float">
            <text:p>0.3641178</text:p>
          </table:table-cell>
          <table:table-cell office:value-type="float" office:value="0.3570363" calcext:value-type="float">
            <text:p>0.3570363</text:p>
          </table:table-cell>
          <table:table-cell office:value-type="float" office:value="0.3675996" calcext:value-type="float">
            <text:p>0.3675996</text:p>
          </table:table-cell>
          <table:table-cell office:value-type="float" office:value="0.3837734" calcext:value-type="float">
            <text:p>0.3837734</text:p>
          </table:table-cell>
          <table:table-cell office:value-type="float" office:value="0.3949474" calcext:value-type="float">
            <text:p>0.3949474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57053E-015" calcext:value-type="float">
            <text:p>1.957053E-15</text:p>
          </table:table-cell>
          <table:table-cell office:value-type="float" office:value="9.501658E-016" calcext:value-type="float">
            <text:p>9.501658E-16</text:p>
          </table:table-cell>
          <table:table-cell office:value-type="float" office:value="1.987994E-015" calcext:value-type="float">
            <text:p>1.987994E-15</text:p>
          </table:table-cell>
          <table:table-cell office:value-type="float" office:value="1.955831E-015" calcext:value-type="float">
            <text:p>1.955831E-15</text:p>
          </table:table-cell>
          <table:table-cell office:value-type="float" office:value="9.676187E-016" calcext:value-type="float">
            <text:p>9.676187E-16</text:p>
          </table:table-cell>
          <table:table-cell office:value-type="float" office:value="9.834963E-016" calcext:value-type="float">
            <text:p>9.834963E-16</text:p>
          </table:table-cell>
          <table:table-cell office:value-type="float" office:value="1.94236E-015" calcext:value-type="float">
            <text:p>1.94236E-15</text:p>
          </table:table-cell>
          <table:table-cell office:value-type="float" office:value="2.307482E-025" calcext:value-type="float">
            <text:p>2.307482E-25</text:p>
          </table:table-cell>
          <table:table-cell office:value-type="float" office:value="1.06699E-029" calcext:value-type="float">
            <text:p>1.06699E-29</text:p>
          </table:table-cell>
          <table:table-cell office:value-type="float" office:value="2.369046E-034" calcext:value-type="float">
            <text:p>2.369046E-34</text:p>
          </table:table-cell>
          <table:table-cell office:value-type="float" office:value="3.832747E-039" calcext:value-type="float">
            <text:p>3.832747E-39</text:p>
          </table:table-cell>
          <table:table-cell office:value-type="float" office:value="2.522337E-044" calcext:value-type="float">
            <text:p>2.522337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7.82632" calcext:value-type="float">
            <text:p>-67.82632</text:p>
          </table:table-cell>
          <table:table-cell office:value-type="float" office:value="-0.03026649" calcext:value-type="float">
            <text:p>-0.03026649</text:p>
          </table:table-cell>
          <table:table-cell office:value-type="float" office:value="-0.02864287" calcext:value-type="float">
            <text:p>-0.02864287</text:p>
          </table:table-cell>
          <table:table-cell office:value-type="float" office:value="-0.02666008" calcext:value-type="float">
            <text:p>-0.02666008</text:p>
          </table:table-cell>
          <table:table-cell office:value-type="float" office:value="-0.02549919" calcext:value-type="float">
            <text:p>-0.02549919</text:p>
          </table:table-cell>
          <table:table-cell office:value-type="float" office:value="-0.02370365" calcext:value-type="float">
            <text:p>-0.02370365</text:p>
          </table:table-cell>
          <table:table-cell office:value-type="float" office:value="-0.02277094" calcext:value-type="float">
            <text:p>-0.02277094</text:p>
          </table:table-cell>
          <table:table-cell office:value-type="float" office:value="-0.02153556" calcext:value-type="float">
            <text:p>-0.02153556</text:p>
          </table:table-cell>
          <table:table-cell office:value-type="float" office:value="-0.01957782" calcext:value-type="float">
            <text:p>-0.01957782</text:p>
          </table:table-cell>
          <table:table-cell office:value-type="float" office:value="-0.01571406" calcext:value-type="float">
            <text:p>-0.015714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3.75091" calcext:value-type="float">
            <text:p>-23.75091</text:p>
          </table:table-cell>
          <table:table-cell office:value-type="float" office:value="0.003734063" calcext:value-type="float">
            <text:p>0.003734063</text:p>
          </table:table-cell>
          <table:table-cell office:value-type="float" office:value="-9999.003" calcext:value-type="float">
            <text:p>-9999.003</text:p>
          </table:table-cell>
          <table:table-cell office:value-type="float" office:value="-2.370765" calcext:value-type="float">
            <text:p>-2.37076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1032003" calcext:value-type="float">
            <text:p>31032003</text:p>
          </table:table-cell>
          <table:table-cell office:value-type="float" office:value="35.80004" calcext:value-type="float">
            <text:p>35.80004</text:p>
          </table:table-cell>
          <table:table-cell office:value-type="float" office:value="30.30272" calcext:value-type="float">
            <text:p>30.30272</text:p>
          </table:table-cell>
          <table:table-cell office:value-type="float" office:value="0" calcext:value-type="float">
            <text:p>0</text:p>
          </table:table-cell>
          <table:table-cell office:value-type="float" office:value="1070.341" calcext:value-type="float">
            <text:p>1070.341</text:p>
          </table:table-cell>
          <table:table-cell office:value-type="float" office:value="1.779324" calcext:value-type="float">
            <text:p>1.779324</text:p>
          </table:table-cell>
          <table:table-cell office:value-type="float" office:value="0" calcext:value-type="float">
            <text:p>0</text:p>
          </table:table-cell>
          <table:table-cell office:value-type="float" office:value="0.110089" calcext:value-type="float">
            <text:p>0.110089</text:p>
          </table:table-cell>
          <table:table-cell office:value-type="float" office:value="0.3090422" calcext:value-type="float">
            <text:p>0.3090422</text:p>
          </table:table-cell>
          <table:table-cell office:value-type="float" office:value="0.3111624" calcext:value-type="float">
            <text:p>0.3111624</text:p>
          </table:table-cell>
          <table:table-cell office:value-type="float" office:value="0.3139578" calcext:value-type="float">
            <text:p>0.3139578</text:p>
          </table:table-cell>
          <table:table-cell office:value-type="float" office:value="0.3158993" calcext:value-type="float">
            <text:p>0.3158993</text:p>
          </table:table-cell>
          <table:table-cell office:value-type="float" office:value="0.2793598" calcext:value-type="float">
            <text:p>0.2793598</text:p>
          </table:table-cell>
          <table:table-cell office:value-type="float" office:value="0.2790362" calcext:value-type="float">
            <text:p>0.2790362</text:p>
          </table:table-cell>
          <table:table-cell office:value-type="float" office:value="0.3640538" calcext:value-type="float">
            <text:p>0.3640538</text:p>
          </table:table-cell>
          <table:table-cell office:value-type="float" office:value="0.3571474" calcext:value-type="float">
            <text:p>0.3571474</text:p>
          </table:table-cell>
          <table:table-cell office:value-type="float" office:value="0.3676603" calcext:value-type="float">
            <text:p>0.3676603</text:p>
          </table:table-cell>
          <table:table-cell office:value-type="float" office:value="0.3837862" calcext:value-type="float">
            <text:p>0.3837862</text:p>
          </table:table-cell>
          <table:table-cell office:value-type="float" office:value="0.3949295" calcext:value-type="float">
            <text:p>0.3949295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57448E-015" calcext:value-type="float">
            <text:p>1.957448E-15</text:p>
          </table:table-cell>
          <table:table-cell office:value-type="float" office:value="9.501779E-016" calcext:value-type="float">
            <text:p>9.501779E-16</text:p>
          </table:table-cell>
          <table:table-cell office:value-type="float" office:value="1.987923E-015" calcext:value-type="float">
            <text:p>1.987923E-15</text:p>
          </table:table-cell>
          <table:table-cell office:value-type="float" office:value="1.955823E-015" calcext:value-type="float">
            <text:p>1.955823E-15</text:p>
          </table:table-cell>
          <table:table-cell office:value-type="float" office:value="9.676023E-016" calcext:value-type="float">
            <text:p>9.676023E-16</text:p>
          </table:table-cell>
          <table:table-cell office:value-type="float" office:value="9.834961E-016" calcext:value-type="float">
            <text:p>9.834961E-16</text:p>
          </table:table-cell>
          <table:table-cell office:value-type="float" office:value="1.94236E-015" calcext:value-type="float">
            <text:p>1.94236E-15</text:p>
          </table:table-cell>
          <table:table-cell office:value-type="float" office:value="2.307482E-025" calcext:value-type="float">
            <text:p>2.307482E-25</text:p>
          </table:table-cell>
          <table:table-cell office:value-type="float" office:value="1.06699E-029" calcext:value-type="float">
            <text:p>1.06699E-29</text:p>
          </table:table-cell>
          <table:table-cell office:value-type="float" office:value="2.369045E-034" calcext:value-type="float">
            <text:p>2.369045E-34</text:p>
          </table:table-cell>
          <table:table-cell office:value-type="float" office:value="3.832747E-039" calcext:value-type="float">
            <text:p>3.832747E-39</text:p>
          </table:table-cell>
          <table:table-cell office:value-type="float" office:value="2.522337E-044" calcext:value-type="float">
            <text:p>2.522337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3.60243" calcext:value-type="float">
            <text:p>-83.60243</text:p>
          </table:table-cell>
          <table:table-cell office:value-type="float" office:value="-0.02956153" calcext:value-type="float">
            <text:p>-0.02956153</text:p>
          </table:table-cell>
          <table:table-cell office:value-type="float" office:value="-0.02834084" calcext:value-type="float">
            <text:p>-0.02834084</text:p>
          </table:table-cell>
          <table:table-cell office:value-type="float" office:value="-0.02684223" calcext:value-type="float">
            <text:p>-0.02684223</text:p>
          </table:table-cell>
          <table:table-cell office:value-type="float" office:value="-0.02584413" calcext:value-type="float">
            <text:p>-0.02584413</text:p>
          </table:table-cell>
          <table:table-cell office:value-type="float" office:value="-0.02414967" calcext:value-type="float">
            <text:p>-0.02414967</text:p>
          </table:table-cell>
          <table:table-cell office:value-type="float" office:value="-0.02302232" calcext:value-type="float">
            <text:p>-0.02302232</text:p>
          </table:table-cell>
          <table:table-cell office:value-type="float" office:value="-0.02161757" calcext:value-type="float">
            <text:p>-0.02161757</text:p>
          </table:table-cell>
          <table:table-cell office:value-type="float" office:value="-0.01947659" calcext:value-type="float">
            <text:p>-0.01947659</text:p>
          </table:table-cell>
          <table:table-cell office:value-type="float" office:value="-0.01566971" calcext:value-type="float">
            <text:p>-0.015669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2.81412" calcext:value-type="float">
            <text:p>-42.81412</text:p>
          </table:table-cell>
          <table:table-cell office:value-type="float" office:value="0.003714798" calcext:value-type="float">
            <text:p>0.003714798</text:p>
          </table:table-cell>
          <table:table-cell office:value-type="float" office:value="-9999.003" calcext:value-type="float">
            <text:p>-9999.003</text:p>
          </table:table-cell>
          <table:table-cell office:value-type="float" office:value="-2.371285" calcext:value-type="float">
            <text:p>-2.37128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042003" calcext:value-type="float">
            <text:p>1042003</text:p>
          </table:table-cell>
          <table:table-cell office:value-type="float" office:value="35.80004" calcext:value-type="float">
            <text:p>35.80004</text:p>
          </table:table-cell>
          <table:table-cell office:value-type="float" office:value="30.36571" calcext:value-type="float">
            <text:p>30.36571</text:p>
          </table:table-cell>
          <table:table-cell office:value-type="float" office:value="0" calcext:value-type="float">
            <text:p>0</text:p>
          </table:table-cell>
          <table:table-cell office:value-type="float" office:value="1070.278" calcext:value-type="float">
            <text:p>1070.278</text:p>
          </table:table-cell>
          <table:table-cell office:value-type="float" office:value="1.779324" calcext:value-type="float">
            <text:p>1.779324</text:p>
          </table:table-cell>
          <table:table-cell office:value-type="float" office:value="0" calcext:value-type="float">
            <text:p>0</text:p>
          </table:table-cell>
          <table:table-cell office:value-type="float" office:value="0.1076771" calcext:value-type="float">
            <text:p>0.1076771</text:p>
          </table:table-cell>
          <table:table-cell office:value-type="float" office:value="0.309801" calcext:value-type="float">
            <text:p>0.309801</text:p>
          </table:table-cell>
          <table:table-cell office:value-type="float" office:value="0.3115615" calcext:value-type="float">
            <text:p>0.3115615</text:p>
          </table:table-cell>
          <table:table-cell office:value-type="float" office:value="0.3138833" calcext:value-type="float">
            <text:p>0.3138833</text:p>
          </table:table-cell>
          <table:table-cell office:value-type="float" office:value="0.3155728" calcext:value-type="float">
            <text:p>0.3155728</text:p>
          </table:table-cell>
          <table:table-cell office:value-type="float" office:value="0.2788565" calcext:value-type="float">
            <text:p>0.2788565</text:p>
          </table:table-cell>
          <table:table-cell office:value-type="float" office:value="0.2787097" calcext:value-type="float">
            <text:p>0.2787097</text:p>
          </table:table-cell>
          <table:table-cell office:value-type="float" office:value="0.3639782" calcext:value-type="float">
            <text:p>0.3639782</text:p>
          </table:table-cell>
          <table:table-cell office:value-type="float" office:value="0.3572302" calcext:value-type="float">
            <text:p>0.3572302</text:p>
          </table:table-cell>
          <table:table-cell office:value-type="float" office:value="0.3677203" calcext:value-type="float">
            <text:p>0.3677203</text:p>
          </table:table-cell>
          <table:table-cell office:value-type="float" office:value="0.3838015" calcext:value-type="float">
            <text:p>0.3838015</text:p>
          </table:table-cell>
          <table:table-cell office:value-type="float" office:value="0.3949114" calcext:value-type="float">
            <text:p>0.3949114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58079E-015" calcext:value-type="float">
            <text:p>1.958079E-15</text:p>
          </table:table-cell>
          <table:table-cell office:value-type="float" office:value="9.502015E-016" calcext:value-type="float">
            <text:p>9.502015E-16</text:p>
          </table:table-cell>
          <table:table-cell office:value-type="float" office:value="1.987808E-015" calcext:value-type="float">
            <text:p>1.987808E-15</text:p>
          </table:table-cell>
          <table:table-cell office:value-type="float" office:value="1.9558E-015" calcext:value-type="float">
            <text:p>1.9558E-15</text:p>
          </table:table-cell>
          <table:table-cell office:value-type="float" office:value="9.67589E-016" calcext:value-type="float">
            <text:p>9.67589E-16</text:p>
          </table:table-cell>
          <table:table-cell office:value-type="float" office:value="9.834963E-016" calcext:value-type="float">
            <text:p>9.834963E-16</text:p>
          </table:table-cell>
          <table:table-cell office:value-type="float" office:value="1.94236E-015" calcext:value-type="float">
            <text:p>1.94236E-15</text:p>
          </table:table-cell>
          <table:table-cell office:value-type="float" office:value="2.307482E-025" calcext:value-type="float">
            <text:p>2.307482E-25</text:p>
          </table:table-cell>
          <table:table-cell office:value-type="float" office:value="1.06699E-029" calcext:value-type="float">
            <text:p>1.06699E-29</text:p>
          </table:table-cell>
          <table:table-cell office:value-type="float" office:value="2.369045E-034" calcext:value-type="float">
            <text:p>2.369045E-34</text:p>
          </table:table-cell>
          <table:table-cell office:value-type="float" office:value="3.832747E-039" calcext:value-type="float">
            <text:p>3.832747E-39</text:p>
          </table:table-cell>
          <table:table-cell office:value-type="float" office:value="2.382207E-044" calcext:value-type="float">
            <text:p>2.382207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8.94696" calcext:value-type="float">
            <text:p>-98.94696</text:p>
          </table:table-cell>
          <table:table-cell office:value-type="float" office:value="-0.02911983" calcext:value-type="float">
            <text:p>-0.02911983</text:p>
          </table:table-cell>
          <table:table-cell office:value-type="float" office:value="-0.0281175" calcext:value-type="float">
            <text:p>-0.0281175</text:p>
          </table:table-cell>
          <table:table-cell office:value-type="float" office:value="-0.02688216" calcext:value-type="float">
            <text:p>-0.02688216</text:p>
          </table:table-cell>
          <table:table-cell office:value-type="float" office:value="-0.02600976" calcext:value-type="float">
            <text:p>-0.02600976</text:p>
          </table:table-cell>
          <table:table-cell office:value-type="float" office:value="-0.0244793" calcext:value-type="float">
            <text:p>-0.0244793</text:p>
          </table:table-cell>
          <table:table-cell office:value-type="float" office:value="-0.02324958" calcext:value-type="float">
            <text:p>-0.02324958</text:p>
          </table:table-cell>
          <table:table-cell office:value-type="float" office:value="-0.02171478" calcext:value-type="float">
            <text:p>-0.02171478</text:p>
          </table:table-cell>
          <table:table-cell office:value-type="float" office:value="-0.01940136" calcext:value-type="float">
            <text:p>-0.01940136</text:p>
          </table:table-cell>
          <table:table-cell office:value-type="float" office:value="-0.01562601" calcext:value-type="float">
            <text:p>-0.015626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1.4842" calcext:value-type="float">
            <text:p>-61.4842</text:p>
          </table:table-cell>
          <table:table-cell office:value-type="float" office:value="0.003692442" calcext:value-type="float">
            <text:p>0.003692442</text:p>
          </table:table-cell>
          <table:table-cell office:value-type="float" office:value="-9999.003" calcext:value-type="float">
            <text:p>-9999.003</text:p>
          </table:table-cell>
          <table:table-cell office:value-type="float" office:value="-2.371783" calcext:value-type="float">
            <text:p>-2.371783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042003" calcext:value-type="float">
            <text:p>2042003</text:p>
          </table:table-cell>
          <table:table-cell office:value-type="float" office:value="35.80004" calcext:value-type="float">
            <text:p>35.80004</text:p>
          </table:table-cell>
          <table:table-cell office:value-type="float" office:value="30.36581" calcext:value-type="float">
            <text:p>30.36581</text:p>
          </table:table-cell>
          <table:table-cell office:value-type="float" office:value="0" calcext:value-type="float">
            <text:p>0</text:p>
          </table:table-cell>
          <table:table-cell office:value-type="float" office:value="1070.278" calcext:value-type="float">
            <text:p>1070.278</text:p>
          </table:table-cell>
          <table:table-cell office:value-type="float" office:value="1.779324" calcext:value-type="float">
            <text:p>1.779324</text:p>
          </table:table-cell>
          <table:table-cell office:value-type="float" office:value="0" calcext:value-type="float">
            <text:p>0</text:p>
          </table:table-cell>
          <table:table-cell office:value-type="float" office:value="0.1106295" calcext:value-type="float">
            <text:p>0.1106295</text:p>
          </table:table-cell>
          <table:table-cell office:value-type="float" office:value="0.3102168" calcext:value-type="float">
            <text:p>0.3102168</text:p>
          </table:table-cell>
          <table:table-cell office:value-type="float" office:value="0.3118402" calcext:value-type="float">
            <text:p>0.3118402</text:p>
          </table:table-cell>
          <table:table-cell office:value-type="float" office:value="0.3138455" calcext:value-type="float">
            <text:p>0.3138455</text:p>
          </table:table-cell>
          <table:table-cell office:value-type="float" office:value="0.315387" calcext:value-type="float">
            <text:p>0.315387</text:p>
          </table:table-cell>
          <table:table-cell office:value-type="float" office:value="0.2785048" calcext:value-type="float">
            <text:p>0.2785048</text:p>
          </table:table-cell>
          <table:table-cell office:value-type="float" office:value="0.2784338" calcext:value-type="float">
            <text:p>0.2784338</text:p>
          </table:table-cell>
          <table:table-cell office:value-type="float" office:value="0.363901" calcext:value-type="float">
            <text:p>0.363901</text:p>
          </table:table-cell>
          <table:table-cell office:value-type="float" office:value="0.3572901" calcext:value-type="float">
            <text:p>0.3572901</text:p>
          </table:table-cell>
          <table:table-cell office:value-type="float" office:value="0.3677776" calcext:value-type="float">
            <text:p>0.3677776</text:p>
          </table:table-cell>
          <table:table-cell office:value-type="float" office:value="0.3838168" calcext:value-type="float">
            <text:p>0.3838168</text:p>
          </table:table-cell>
          <table:table-cell office:value-type="float" office:value="0.394895" calcext:value-type="float">
            <text:p>0.394895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58804E-015" calcext:value-type="float">
            <text:p>1.958804E-15</text:p>
          </table:table-cell>
          <table:table-cell office:value-type="float" office:value="9.502365E-016" calcext:value-type="float">
            <text:p>9.502365E-16</text:p>
          </table:table-cell>
          <table:table-cell office:value-type="float" office:value="1.987665E-015" calcext:value-type="float">
            <text:p>1.987665E-15</text:p>
          </table:table-cell>
          <table:table-cell office:value-type="float" office:value="1.95578E-015" calcext:value-type="float">
            <text:p>1.95578E-15</text:p>
          </table:table-cell>
          <table:table-cell office:value-type="float" office:value="9.675701E-016" calcext:value-type="float">
            <text:p>9.675701E-16</text:p>
          </table:table-cell>
          <table:table-cell office:value-type="float" office:value="9.834961E-016" calcext:value-type="float">
            <text:p>9.834961E-16</text:p>
          </table:table-cell>
          <table:table-cell office:value-type="float" office:value="1.94236E-015" calcext:value-type="float">
            <text:p>1.94236E-15</text:p>
          </table:table-cell>
          <table:table-cell office:value-type="float" office:value="2.307482E-025" calcext:value-type="float">
            <text:p>2.307482E-25</text:p>
          </table:table-cell>
          <table:table-cell office:value-type="float" office:value="1.06699E-029" calcext:value-type="float">
            <text:p>1.06699E-29</text:p>
          </table:table-cell>
          <table:table-cell office:value-type="float" office:value="2.369046E-034" calcext:value-type="float">
            <text:p>2.369046E-34</text:p>
          </table:table-cell>
          <table:table-cell office:value-type="float" office:value="3.832747E-039" calcext:value-type="float">
            <text:p>3.832747E-39</text:p>
          </table:table-cell>
          <table:table-cell office:value-type="float" office:value="2.522337E-044" calcext:value-type="float">
            <text:p>2.522337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0.99595" calcext:value-type="float">
            <text:p>-80.99595</text:p>
          </table:table-cell>
          <table:table-cell office:value-type="float" office:value="-0.02887661" calcext:value-type="float">
            <text:p>-0.02887661</text:p>
          </table:table-cell>
          <table:table-cell office:value-type="float" office:value="-0.02796267" calcext:value-type="float">
            <text:p>-0.02796267</text:p>
          </table:table-cell>
          <table:table-cell office:value-type="float" office:value="-0.02690144" calcext:value-type="float">
            <text:p>-0.02690144</text:p>
          </table:table-cell>
          <table:table-cell office:value-type="float" office:value="-0.02610405" calcext:value-type="float">
            <text:p>-0.02610405</text:p>
          </table:table-cell>
          <table:table-cell office:value-type="float" office:value="-0.02471264" calcext:value-type="float">
            <text:p>-0.02471264</text:p>
          </table:table-cell>
          <table:table-cell office:value-type="float" office:value="-0.02344369" calcext:value-type="float">
            <text:p>-0.02344369</text:p>
          </table:table-cell>
          <table:table-cell office:value-type="float" office:value="-0.02181445" calcext:value-type="float">
            <text:p>-0.02181445</text:p>
          </table:table-cell>
          <table:table-cell office:value-type="float" office:value="-0.01934717" calcext:value-type="float">
            <text:p>-0.01934717</text:p>
          </table:table-cell>
          <table:table-cell office:value-type="float" office:value="-0.01558445" calcext:value-type="float">
            <text:p>-0.015584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2.65782" calcext:value-type="float">
            <text:p>-42.65782</text:p>
          </table:table-cell>
          <table:table-cell office:value-type="float" office:value="0.003679178" calcext:value-type="float">
            <text:p>0.003679178</text:p>
          </table:table-cell>
          <table:table-cell office:value-type="float" office:value="-9999.003" calcext:value-type="float">
            <text:p>-9999.003</text:p>
          </table:table-cell>
          <table:table-cell office:value-type="float" office:value="-2.372242" calcext:value-type="float">
            <text:p>-2.372242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3042003" calcext:value-type="float">
            <text:p>3042003</text:p>
          </table:table-cell>
          <table:table-cell office:value-type="float" office:value="35.80004" calcext:value-type="float">
            <text:p>35.80004</text:p>
          </table:table-cell>
          <table:table-cell office:value-type="float" office:value="30.36958" calcext:value-type="float">
            <text:p>30.36958</text:p>
          </table:table-cell>
          <table:table-cell office:value-type="float" office:value="0" calcext:value-type="float">
            <text:p>0</text:p>
          </table:table-cell>
          <table:table-cell office:value-type="float" office:value="1070.274" calcext:value-type="float">
            <text:p>1070.274</text:p>
          </table:table-cell>
          <table:table-cell office:value-type="float" office:value="1.779324" calcext:value-type="float">
            <text:p>1.779324</text:p>
          </table:table-cell>
          <table:table-cell office:value-type="float" office:value="0" calcext:value-type="float">
            <text:p>0</text:p>
          </table:table-cell>
          <table:table-cell office:value-type="float" office:value="0.1123538" calcext:value-type="float">
            <text:p>0.1123538</text:p>
          </table:table-cell>
          <table:table-cell office:value-type="float" office:value="0.3104376" calcext:value-type="float">
            <text:p>0.3104376</text:p>
          </table:table-cell>
          <table:table-cell office:value-type="float" office:value="0.3119787" calcext:value-type="float">
            <text:p>0.3119787</text:p>
          </table:table-cell>
          <table:table-cell office:value-type="float" office:value="0.3137767" calcext:value-type="float">
            <text:p>0.3137767</text:p>
          </table:table-cell>
          <table:table-cell office:value-type="float" office:value="0.3152103" calcext:value-type="float">
            <text:p>0.3152103</text:p>
          </table:table-cell>
          <table:table-cell office:value-type="float" office:value="0.2782431" calcext:value-type="float">
            <text:p>0.2782431</text:p>
          </table:table-cell>
          <table:table-cell office:value-type="float" office:value="0.2782049" calcext:value-type="float">
            <text:p>0.2782049</text:p>
          </table:table-cell>
          <table:table-cell office:value-type="float" office:value="0.3638265" calcext:value-type="float">
            <text:p>0.3638265</text:p>
          </table:table-cell>
          <table:table-cell office:value-type="float" office:value="0.3573338" calcext:value-type="float">
            <text:p>0.3573338</text:p>
          </table:table-cell>
          <table:table-cell office:value-type="float" office:value="0.3678317" calcext:value-type="float">
            <text:p>0.3678317</text:p>
          </table:table-cell>
          <table:table-cell office:value-type="float" office:value="0.3838339" calcext:value-type="float">
            <text:p>0.3838339</text:p>
          </table:table-cell>
          <table:table-cell office:value-type="float" office:value="0.3948807" calcext:value-type="float">
            <text:p>0.3948807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59447E-015" calcext:value-type="float">
            <text:p>1.959447E-15</text:p>
          </table:table-cell>
          <table:table-cell office:value-type="float" office:value="9.502755E-016" calcext:value-type="float">
            <text:p>9.502755E-16</text:p>
          </table:table-cell>
          <table:table-cell office:value-type="float" office:value="1.987543E-015" calcext:value-type="float">
            <text:p>1.987543E-15</text:p>
          </table:table-cell>
          <table:table-cell office:value-type="float" office:value="1.955756E-015" calcext:value-type="float">
            <text:p>1.955756E-15</text:p>
          </table:table-cell>
          <table:table-cell office:value-type="float" office:value="9.675485E-016" calcext:value-type="float">
            <text:p>9.675485E-16</text:p>
          </table:table-cell>
          <table:table-cell office:value-type="float" office:value="9.834963E-016" calcext:value-type="float">
            <text:p>9.834963E-16</text:p>
          </table:table-cell>
          <table:table-cell office:value-type="float" office:value="1.94236E-015" calcext:value-type="float">
            <text:p>1.94236E-15</text:p>
          </table:table-cell>
          <table:table-cell office:value-type="float" office:value="2.307482E-025" calcext:value-type="float">
            <text:p>2.307482E-25</text:p>
          </table:table-cell>
          <table:table-cell office:value-type="float" office:value="1.06699E-029" calcext:value-type="float">
            <text:p>1.06699E-29</text:p>
          </table:table-cell>
          <table:table-cell office:value-type="float" office:value="2.369045E-034" calcext:value-type="float">
            <text:p>2.369045E-34</text:p>
          </table:table-cell>
          <table:table-cell office:value-type="float" office:value="3.832747E-039" calcext:value-type="float">
            <text:p>3.832747E-39</text:p>
          </table:table-cell>
          <table:table-cell office:value-type="float" office:value="2.522337E-044" calcext:value-type="float">
            <text:p>2.522337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0.81013" calcext:value-type="float">
            <text:p>-70.81013</text:p>
          </table:table-cell>
          <table:table-cell office:value-type="float" office:value="-0.02875078" calcext:value-type="float">
            <text:p>-0.02875078</text:p>
          </table:table-cell>
          <table:table-cell office:value-type="float" office:value="-0.02788566" calcext:value-type="float">
            <text:p>-0.02788566</text:p>
          </table:table-cell>
          <table:table-cell office:value-type="float" office:value="-0.02693817" calcext:value-type="float">
            <text:p>-0.02693817</text:p>
          </table:table-cell>
          <table:table-cell office:value-type="float" office:value="-0.0261944" calcext:value-type="float">
            <text:p>-0.0261944</text:p>
          </table:table-cell>
          <table:table-cell office:value-type="float" office:value="-0.02488778" calcext:value-type="float">
            <text:p>-0.02488778</text:p>
          </table:table-cell>
          <table:table-cell office:value-type="float" office:value="-0.02360601" calcext:value-type="float">
            <text:p>-0.02360601</text:p>
          </table:table-cell>
          <table:table-cell office:value-type="float" office:value="-0.0219112" calcext:value-type="float">
            <text:p>-0.0219112</text:p>
          </table:table-cell>
          <table:table-cell office:value-type="float" office:value="-0.01930778" calcext:value-type="float">
            <text:p>-0.01930778</text:p>
          </table:table-cell>
          <table:table-cell office:value-type="float" office:value="-0.01554517" calcext:value-type="float">
            <text:p>-0.015545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.69272" calcext:value-type="float">
            <text:p>-12.69272</text:p>
          </table:table-cell>
          <table:table-cell office:value-type="float" office:value="0.003670326" calcext:value-type="float">
            <text:p>0.003670326</text:p>
          </table:table-cell>
          <table:table-cell office:value-type="float" office:value="-9999.003" calcext:value-type="float">
            <text:p>-9999.003</text:p>
          </table:table-cell>
          <table:table-cell office:value-type="float" office:value="-2.372702" calcext:value-type="float">
            <text:p>-2.372702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042003" calcext:value-type="float">
            <text:p>4042003</text:p>
          </table:table-cell>
          <table:table-cell office:value-type="float" office:value="43.60005" calcext:value-type="float">
            <text:p>43.60005</text:p>
          </table:table-cell>
          <table:table-cell office:value-type="float" office:value="31.05083" calcext:value-type="float">
            <text:p>31.05083</text:p>
          </table:table-cell>
          <table:table-cell office:value-type="float" office:value="0" calcext:value-type="float">
            <text:p>0</text:p>
          </table:table-cell>
          <table:table-cell office:value-type="float" office:value="1077.214" calcext:value-type="float">
            <text:p>1077.214</text:p>
          </table:table-cell>
          <table:table-cell office:value-type="float" office:value="1.958493" calcext:value-type="float">
            <text:p>1.958493</text:p>
          </table:table-cell>
          <table:table-cell office:value-type="float" office:value="0" calcext:value-type="float">
            <text:p>0</text:p>
          </table:table-cell>
          <table:table-cell office:value-type="float" office:value="0.3374824" calcext:value-type="float">
            <text:p>0.3374824</text:p>
          </table:table-cell>
          <table:table-cell office:value-type="float" office:value="0.3451758" calcext:value-type="float">
            <text:p>0.3451758</text:p>
          </table:table-cell>
          <table:table-cell office:value-type="float" office:value="0.3428855" calcext:value-type="float">
            <text:p>0.3428855</text:p>
          </table:table-cell>
          <table:table-cell office:value-type="float" office:value="0.3311191" calcext:value-type="float">
            <text:p>0.3311191</text:p>
          </table:table-cell>
          <table:table-cell office:value-type="float" office:value="0.3246253" calcext:value-type="float">
            <text:p>0.3246253</text:p>
          </table:table-cell>
          <table:table-cell office:value-type="float" office:value="0.2788124" calcext:value-type="float">
            <text:p>0.2788124</text:p>
          </table:table-cell>
          <table:table-cell office:value-type="float" office:value="0.2785081" calcext:value-type="float">
            <text:p>0.2785081</text:p>
          </table:table-cell>
          <table:table-cell office:value-type="float" office:value="0.3637598" calcext:value-type="float">
            <text:p>0.3637598</text:p>
          </table:table-cell>
          <table:table-cell office:value-type="float" office:value="0.3573642" calcext:value-type="float">
            <text:p>0.3573642</text:p>
          </table:table-cell>
          <table:table-cell office:value-type="float" office:value="0.3678826" calcext:value-type="float">
            <text:p>0.3678826</text:p>
          </table:table-cell>
          <table:table-cell office:value-type="float" office:value="0.3838518" calcext:value-type="float">
            <text:p>0.3838518</text:p>
          </table:table-cell>
          <table:table-cell office:value-type="float" office:value="0.3948664" calcext:value-type="float">
            <text:p>0.3948664</text:p>
          </table:table-cell>
          <table:table-cell office:value-type="float" office:value="0.4623735" calcext:value-type="float">
            <text:p>0.4623735</text:p>
          </table:table-cell>
          <table:table-cell office:value-type="float" office:value="0" calcext:value-type="float">
            <text:p>0</text:p>
          </table:table-cell>
          <table:table-cell office:value-type="float" office:value="0.002210771" calcext:value-type="float">
            <text:p>0.002210771</text:p>
          </table:table-cell>
          <table:table-cell office:value-type="float" office:value="9.503014E-016" calcext:value-type="float">
            <text:p>9.503014E-16</text:p>
          </table:table-cell>
          <table:table-cell office:value-type="float" office:value="1.987498E-015" calcext:value-type="float">
            <text:p>1.987498E-15</text:p>
          </table:table-cell>
          <table:table-cell office:value-type="float" office:value="1.955745E-015" calcext:value-type="float">
            <text:p>1.955745E-15</text:p>
          </table:table-cell>
          <table:table-cell office:value-type="float" office:value="9.675295E-016" calcext:value-type="float">
            <text:p>9.675295E-16</text:p>
          </table:table-cell>
          <table:table-cell office:value-type="float" office:value="9.834963E-016" calcext:value-type="float">
            <text:p>9.834963E-16</text:p>
          </table:table-cell>
          <table:table-cell office:value-type="float" office:value="1.94236E-015" calcext:value-type="float">
            <text:p>1.94236E-15</text:p>
          </table:table-cell>
          <table:table-cell office:value-type="float" office:value="2.307482E-025" calcext:value-type="float">
            <text:p>2.307482E-25</text:p>
          </table:table-cell>
          <table:table-cell office:value-type="float" office:value="1.06699E-029" calcext:value-type="float">
            <text:p>1.06699E-29</text:p>
          </table:table-cell>
          <table:table-cell office:value-type="float" office:value="2.369045E-034" calcext:value-type="float">
            <text:p>2.369045E-34</text:p>
          </table:table-cell>
          <table:table-cell office:value-type="float" office:value="3.832747E-039" calcext:value-type="float">
            <text:p>3.832747E-39</text:p>
          </table:table-cell>
          <table:table-cell office:value-type="float" office:value="2.522337E-044" calcext:value-type="float">
            <text:p>2.522337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671312" calcext:value-type="float">
            <text:p>-0.01671312</text:p>
          </table:table-cell>
          <table:table-cell office:value-type="float" office:value="-0.01480456" calcext:value-type="float">
            <text:p>-0.01480456</text:p>
          </table:table-cell>
          <table:table-cell office:value-type="float" office:value="-0.01553143" calcext:value-type="float">
            <text:p>-0.01553143</text:p>
          </table:table-cell>
          <table:table-cell office:value-type="float" office:value="-0.01942692" calcext:value-type="float">
            <text:p>-0.01942692</text:p>
          </table:table-cell>
          <table:table-cell office:value-type="float" office:value="-0.02195848" calcext:value-type="float">
            <text:p>-0.02195848</text:p>
          </table:table-cell>
          <table:table-cell office:value-type="float" office:value="-0.02452937" calcext:value-type="float">
            <text:p>-0.02452937</text:p>
          </table:table-cell>
          <table:table-cell office:value-type="float" office:value="-0.02350391" calcext:value-type="float">
            <text:p>-0.02350391</text:p>
          </table:table-cell>
          <table:table-cell office:value-type="float" office:value="-0.02199941" calcext:value-type="float">
            <text:p>-0.02199941</text:p>
          </table:table-cell>
          <table:table-cell office:value-type="float" office:value="-0.01928037" calcext:value-type="float">
            <text:p>-0.01928037</text:p>
          </table:table-cell>
          <table:table-cell office:value-type="float" office:value="-0.01550834" calcext:value-type="float">
            <text:p>-0.015508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956746" calcext:value-type="float">
            <text:p>-0.01956746</text:p>
          </table:table-cell>
          <table:table-cell office:value-type="float" office:value="0.003691139" calcext:value-type="float">
            <text:p>0.003691139</text:p>
          </table:table-cell>
          <table:table-cell office:value-type="float" office:value="-9999.003" calcext:value-type="float">
            <text:p>-9999.003</text:p>
          </table:table-cell>
          <table:table-cell office:value-type="float" office:value="-2.37318" calcext:value-type="float">
            <text:p>-2.37318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5042003" calcext:value-type="float">
            <text:p>5042003</text:p>
          </table:table-cell>
          <table:table-cell office:value-type="float" office:value="43.60005" calcext:value-type="float">
            <text:p>43.60005</text:p>
          </table:table-cell>
          <table:table-cell office:value-type="float" office:value="32.6654" calcext:value-type="float">
            <text:p>32.6654</text:p>
          </table:table-cell>
          <table:table-cell office:value-type="float" office:value="0" calcext:value-type="float">
            <text:p>0</text:p>
          </table:table-cell>
          <table:table-cell office:value-type="float" office:value="1075.218" calcext:value-type="float">
            <text:p>1075.218</text:p>
          </table:table-cell>
          <table:table-cell office:value-type="float" office:value="2.340055" calcext:value-type="float">
            <text:p>2.340055</text:p>
          </table:table-cell>
          <table:table-cell office:value-type="float" office:value="0" calcext:value-type="float">
            <text:p>0</text:p>
          </table:table-cell>
          <table:table-cell office:value-type="float" office:value="0.300258" calcext:value-type="float">
            <text:p>0.300258</text:p>
          </table:table-cell>
          <table:table-cell office:value-type="float" office:value="0.3083954" calcext:value-type="float">
            <text:p>0.3083954</text:p>
          </table:table-cell>
          <table:table-cell office:value-type="float" office:value="0.3223616" calcext:value-type="float">
            <text:p>0.3223616</text:p>
          </table:table-cell>
          <table:table-cell office:value-type="float" office:value="0.327786" calcext:value-type="float">
            <text:p>0.327786</text:p>
          </table:table-cell>
          <table:table-cell office:value-type="float" office:value="0.3282323" calcext:value-type="float">
            <text:p>0.3282323</text:p>
          </table:table-cell>
          <table:table-cell office:value-type="float" office:value="0.283559" calcext:value-type="float">
            <text:p>0.283559</text:p>
          </table:table-cell>
          <table:table-cell office:value-type="float" office:value="0.283657" calcext:value-type="float">
            <text:p>0.283657</text:p>
          </table:table-cell>
          <table:table-cell office:value-type="float" office:value="0.3647326" calcext:value-type="float">
            <text:p>0.3647326</text:p>
          </table:table-cell>
          <table:table-cell office:value-type="float" office:value="0.3574589" calcext:value-type="float">
            <text:p>0.3574589</text:p>
          </table:table-cell>
          <table:table-cell office:value-type="float" office:value="0.3679315" calcext:value-type="float">
            <text:p>0.3679315</text:p>
          </table:table-cell>
          <table:table-cell office:value-type="float" office:value="0.3838697" calcext:value-type="float">
            <text:p>0.3838697</text:p>
          </table:table-cell>
          <table:table-cell office:value-type="float" office:value="0.3948515" calcext:value-type="float">
            <text:p>0.3948515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60496E-015" calcext:value-type="float">
            <text:p>1.960496E-15</text:p>
          </table:table-cell>
          <table:table-cell office:value-type="float" office:value="9.503159E-016" calcext:value-type="float">
            <text:p>9.503159E-16</text:p>
          </table:table-cell>
          <table:table-cell office:value-type="float" office:value="1.987463E-015" calcext:value-type="float">
            <text:p>1.987463E-15</text:p>
          </table:table-cell>
          <table:table-cell office:value-type="float" office:value="1.955743E-015" calcext:value-type="float">
            <text:p>1.955743E-15</text:p>
          </table:table-cell>
          <table:table-cell office:value-type="float" office:value="9.675114E-016" calcext:value-type="float">
            <text:p>9.675114E-16</text:p>
          </table:table-cell>
          <table:table-cell office:value-type="float" office:value="9.834963E-016" calcext:value-type="float">
            <text:p>9.834963E-16</text:p>
          </table:table-cell>
          <table:table-cell office:value-type="float" office:value="1.94236E-015" calcext:value-type="float">
            <text:p>1.94236E-15</text:p>
          </table:table-cell>
          <table:table-cell office:value-type="float" office:value="2.307482E-025" calcext:value-type="float">
            <text:p>2.307482E-25</text:p>
          </table:table-cell>
          <table:table-cell office:value-type="float" office:value="1.06699E-029" calcext:value-type="float">
            <text:p>1.06699E-29</text:p>
          </table:table-cell>
          <table:table-cell office:value-type="float" office:value="2.369045E-034" calcext:value-type="float">
            <text:p>2.369045E-34</text:p>
          </table:table-cell>
          <table:table-cell office:value-type="float" office:value="3.832747E-039" calcext:value-type="float">
            <text:p>3.832747E-39</text:p>
          </table:table-cell>
          <table:table-cell office:value-type="float" office:value="2.382207E-044" calcext:value-type="float">
            <text:p>2.382207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3592955" calcext:value-type="float">
            <text:p>-0.03592955</text:p>
          </table:table-cell>
          <table:table-cell office:value-type="float" office:value="-0.02994934" calcext:value-type="float">
            <text:p>-0.02994934</text:p>
          </table:table-cell>
          <table:table-cell office:value-type="float" office:value="-0.0227477" calcext:value-type="float">
            <text:p>-0.0227477</text:p>
          </table:table-cell>
          <table:table-cell office:value-type="float" office:value="-0.02057689" calcext:value-type="float">
            <text:p>-0.02057689</text:p>
          </table:table-cell>
          <table:table-cell office:value-type="float" office:value="-0.02041881" calcext:value-type="float">
            <text:p>-0.02041881</text:p>
          </table:table-cell>
          <table:table-cell office:value-type="float" office:value="-0.02161467" calcext:value-type="float">
            <text:p>-0.02161467</text:p>
          </table:table-cell>
          <table:table-cell office:value-type="float" office:value="-0.02004481" calcext:value-type="float">
            <text:p>-0.02004481</text:p>
          </table:table-cell>
          <table:table-cell office:value-type="float" office:value="-0.02077217" calcext:value-type="float">
            <text:p>-0.02077217</text:p>
          </table:table-cell>
          <table:table-cell office:value-type="float" office:value="-0.01919681" calcext:value-type="float">
            <text:p>-0.01919681</text:p>
          </table:table-cell>
          <table:table-cell office:value-type="float" office:value="-0.01547314" calcext:value-type="float">
            <text:p>-0.015473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4045336" calcext:value-type="float">
            <text:p>-0.04045336</text:p>
          </table:table-cell>
          <table:table-cell office:value-type="float" office:value="0.003645281" calcext:value-type="float">
            <text:p>0.003645281</text:p>
          </table:table-cell>
          <table:table-cell office:value-type="float" office:value="-9999.003" calcext:value-type="float">
            <text:p>-9999.003</text:p>
          </table:table-cell>
          <table:table-cell office:value-type="float" office:value="-2.373645" calcext:value-type="float">
            <text:p>-2.37364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6042003" calcext:value-type="float">
            <text:p>6042003</text:p>
          </table:table-cell>
          <table:table-cell office:value-type="float" office:value="55.00003" calcext:value-type="float">
            <text:p>55.00003</text:p>
          </table:table-cell>
          <table:table-cell office:value-type="float" office:value="33.0809" calcext:value-type="float">
            <text:p>33.0809</text:p>
          </table:table-cell>
          <table:table-cell office:value-type="float" office:value="0" calcext:value-type="float">
            <text:p>0</text:p>
          </table:table-cell>
          <table:table-cell office:value-type="float" office:value="1085.601" calcext:value-type="float">
            <text:p>1085.601</text:p>
          </table:table-cell>
          <table:table-cell office:value-type="float" office:value="2.942174" calcext:value-type="float">
            <text:p>2.942174</text:p>
          </table:table-cell>
          <table:table-cell office:value-type="float" office:value="0" calcext:value-type="float">
            <text:p>0</text:p>
          </table:table-cell>
          <table:table-cell office:value-type="float" office:value="0.3700809" calcext:value-type="float">
            <text:p>0.3700809</text:p>
          </table:table-cell>
          <table:table-cell office:value-type="float" office:value="0.3819273" calcext:value-type="float">
            <text:p>0.3819273</text:p>
          </table:table-cell>
          <table:table-cell office:value-type="float" office:value="0.3832801" calcext:value-type="float">
            <text:p>0.3832801</text:p>
          </table:table-cell>
          <table:table-cell office:value-type="float" office:value="0.3560109" calcext:value-type="float">
            <text:p>0.3560109</text:p>
          </table:table-cell>
          <table:table-cell office:value-type="float" office:value="0.3407632" calcext:value-type="float">
            <text:p>0.3407632</text:p>
          </table:table-cell>
          <table:table-cell office:value-type="float" office:value="0.2867646" calcext:value-type="float">
            <text:p>0.2867646</text:p>
          </table:table-cell>
          <table:table-cell office:value-type="float" office:value="0.296172" calcext:value-type="float">
            <text:p>0.296172</text:p>
          </table:table-cell>
          <table:table-cell office:value-type="float" office:value="0.3658887" calcext:value-type="float">
            <text:p>0.3658887</text:p>
          </table:table-cell>
          <table:table-cell office:value-type="float" office:value="0.357664" calcext:value-type="float">
            <text:p>0.357664</text:p>
          </table:table-cell>
          <table:table-cell office:value-type="float" office:value="0.3679844" calcext:value-type="float">
            <text:p>0.3679844</text:p>
          </table:table-cell>
          <table:table-cell office:value-type="float" office:value="0.3838876" calcext:value-type="float">
            <text:p>0.3838876</text:p>
          </table:table-cell>
          <table:table-cell office:value-type="float" office:value="0.3948373" calcext:value-type="float">
            <text:p>0.3948373</text:p>
          </table:table-cell>
          <table:table-cell office:value-type="float" office:value="0.4623712" calcext:value-type="float">
            <text:p>0.4623712</text:p>
          </table:table-cell>
          <table:table-cell office:value-type="float" office:value="0" calcext:value-type="float">
            <text:p>0</text:p>
          </table:table-cell>
          <table:table-cell office:value-type="float" office:value="0.0189796" calcext:value-type="float">
            <text:p>0.0189796</text:p>
          </table:table-cell>
          <table:table-cell office:value-type="float" office:value="9.503259E-016" calcext:value-type="float">
            <text:p>9.503259E-16</text:p>
          </table:table-cell>
          <table:table-cell office:value-type="float" office:value="1.987451E-015" calcext:value-type="float">
            <text:p>1.987451E-15</text:p>
          </table:table-cell>
          <table:table-cell office:value-type="float" office:value="1.955738E-015" calcext:value-type="float">
            <text:p>1.955738E-15</text:p>
          </table:table-cell>
          <table:table-cell office:value-type="float" office:value="9.674943E-016" calcext:value-type="float">
            <text:p>9.674943E-16</text:p>
          </table:table-cell>
          <table:table-cell office:value-type="float" office:value="9.834963E-016" calcext:value-type="float">
            <text:p>9.834963E-16</text:p>
          </table:table-cell>
          <table:table-cell office:value-type="float" office:value="1.94236E-015" calcext:value-type="float">
            <text:p>1.94236E-15</text:p>
          </table:table-cell>
          <table:table-cell office:value-type="float" office:value="2.307482E-025" calcext:value-type="float">
            <text:p>2.307482E-25</text:p>
          </table:table-cell>
          <table:table-cell office:value-type="float" office:value="1.06699E-029" calcext:value-type="float">
            <text:p>1.06699E-29</text:p>
          </table:table-cell>
          <table:table-cell office:value-type="float" office:value="2.369045E-034" calcext:value-type="float">
            <text:p>2.369045E-34</text:p>
          </table:table-cell>
          <table:table-cell office:value-type="float" office:value="3.832747E-039" calcext:value-type="float">
            <text:p>3.832747E-39</text:p>
          </table:table-cell>
          <table:table-cell office:value-type="float" office:value="2.522337E-044" calcext:value-type="float">
            <text:p>2.522337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9355462" calcext:value-type="float">
            <text:p>-0.009355462</text:p>
          </table:table-cell>
          <table:table-cell office:value-type="float" office:value="-0.007819939" calcext:value-type="float">
            <text:p>-0.007819939</text:p>
          </table:table-cell>
          <table:table-cell office:value-type="float" office:value="-0.007686059" calcext:value-type="float">
            <text:p>-0.007686059</text:p>
          </table:table-cell>
          <table:table-cell office:value-type="float" office:value="-0.01259859" calcext:value-type="float">
            <text:p>-0.01259859</text:p>
          </table:table-cell>
          <table:table-cell office:value-type="float" office:value="-0.01652215" calcext:value-type="float">
            <text:p>-0.01652215</text:p>
          </table:table-cell>
          <table:table-cell office:value-type="float" office:value="-0.0199208" calcext:value-type="float">
            <text:p>-0.0199208</text:p>
          </table:table-cell>
          <table:table-cell office:value-type="float" office:value="-0.01421598" calcext:value-type="float">
            <text:p>-0.01421598</text:p>
          </table:table-cell>
          <table:table-cell office:value-type="float" office:value="-0.01942165" calcext:value-type="float">
            <text:p>-0.01942165</text:p>
          </table:table-cell>
          <table:table-cell office:value-type="float" office:value="-0.01901579" calcext:value-type="float">
            <text:p>-0.01901579</text:p>
          </table:table-cell>
          <table:table-cell office:value-type="float" office:value="-0.01543523" calcext:value-type="float">
            <text:p>-0.015435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166516" calcext:value-type="float">
            <text:p>-0.01166516</text:p>
          </table:table-cell>
          <table:table-cell office:value-type="float" office:value="0.003739598" calcext:value-type="float">
            <text:p>0.003739598</text:p>
          </table:table-cell>
          <table:table-cell office:value-type="float" office:value="-9999.003" calcext:value-type="float">
            <text:p>-9999.003</text:p>
          </table:table-cell>
          <table:table-cell office:value-type="float" office:value="-2.374196" calcext:value-type="float">
            <text:p>-2.374196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7042003" calcext:value-type="float">
            <text:p>7042003</text:p>
          </table:table-cell>
          <table:table-cell office:value-type="float" office:value="60.30003" calcext:value-type="float">
            <text:p>60.30003</text:p>
          </table:table-cell>
          <table:table-cell office:value-type="float" office:value="33.6145" calcext:value-type="float">
            <text:p>33.6145</text:p>
          </table:table-cell>
          <table:table-cell office:value-type="float" office:value="0" calcext:value-type="float">
            <text:p>0</text:p>
          </table:table-cell>
          <table:table-cell office:value-type="float" office:value="1089.813" calcext:value-type="float">
            <text:p>1089.813</text:p>
          </table:table-cell>
          <table:table-cell office:value-type="float" office:value="3.496737" calcext:value-type="float">
            <text:p>3.496737</text:p>
          </table:table-cell>
          <table:table-cell office:value-type="float" office:value="11.85527" calcext:value-type="float">
            <text:p>11.85527</text:p>
          </table:table-cell>
          <table:table-cell office:value-type="float" office:value="0.3514611" calcext:value-type="float">
            <text:p>0.3514611</text:p>
          </table:table-cell>
          <table:table-cell office:value-type="float" office:value="0.3628162" calcext:value-type="float">
            <text:p>0.3628162</text:p>
          </table:table-cell>
          <table:table-cell office:value-type="float" office:value="0.3663319" calcext:value-type="float">
            <text:p>0.3663319</text:p>
          </table:table-cell>
          <table:table-cell office:value-type="float" office:value="0.3642174" calcext:value-type="float">
            <text:p>0.3642174</text:p>
          </table:table-cell>
          <table:table-cell office:value-type="float" office:value="0.3621872" calcext:value-type="float">
            <text:p>0.3621872</text:p>
          </table:table-cell>
          <table:table-cell office:value-type="float" office:value="0.3037167" calcext:value-type="float">
            <text:p>0.3037167</text:p>
          </table:table-cell>
          <table:table-cell office:value-type="float" office:value="0.3033272" calcext:value-type="float">
            <text:p>0.3033272</text:p>
          </table:table-cell>
          <table:table-cell office:value-type="float" office:value="0.3695045" calcext:value-type="float">
            <text:p>0.3695045</text:p>
          </table:table-cell>
          <table:table-cell office:value-type="float" office:value="0.3581814" calcext:value-type="float">
            <text:p>0.3581814</text:p>
          </table:table-cell>
          <table:table-cell office:value-type="float" office:value="0.3680517" calcext:value-type="float">
            <text:p>0.3680517</text:p>
          </table:table-cell>
          <table:table-cell office:value-type="float" office:value="0.3839055" calcext:value-type="float">
            <text:p>0.3839055</text:p>
          </table:table-cell>
          <table:table-cell office:value-type="float" office:value="0.394821" calcext:value-type="float">
            <text:p>0.394821</text:p>
          </table:table-cell>
          <table:table-cell office:value-type="float" office:value="0.4623706" calcext:value-type="float">
            <text:p>0.4623706</text:p>
          </table:table-cell>
          <table:table-cell office:value-type="float" office:value="0" calcext:value-type="float">
            <text:p>0</text:p>
          </table:table-cell>
          <table:table-cell office:value-type="float" office:value="0.01523023" calcext:value-type="float">
            <text:p>0.01523023</text:p>
          </table:table-cell>
          <table:table-cell office:value-type="float" office:value="9.503374E-016" calcext:value-type="float">
            <text:p>9.503374E-16</text:p>
          </table:table-cell>
          <table:table-cell office:value-type="float" office:value="1.987432E-015" calcext:value-type="float">
            <text:p>1.987432E-15</text:p>
          </table:table-cell>
          <table:table-cell office:value-type="float" office:value="1.955737E-015" calcext:value-type="float">
            <text:p>1.955737E-15</text:p>
          </table:table-cell>
          <table:table-cell office:value-type="float" office:value="9.674779E-016" calcext:value-type="float">
            <text:p>9.674779E-16</text:p>
          </table:table-cell>
          <table:table-cell office:value-type="float" office:value="9.834963E-016" calcext:value-type="float">
            <text:p>9.834963E-16</text:p>
          </table:table-cell>
          <table:table-cell office:value-type="float" office:value="1.94236E-015" calcext:value-type="float">
            <text:p>1.94236E-15</text:p>
          </table:table-cell>
          <table:table-cell office:value-type="float" office:value="2.307482E-025" calcext:value-type="float">
            <text:p>2.307482E-25</text:p>
          </table:table-cell>
          <table:table-cell office:value-type="float" office:value="1.06699E-029" calcext:value-type="float">
            <text:p>1.06699E-29</text:p>
          </table:table-cell>
          <table:table-cell office:value-type="float" office:value="2.369045E-034" calcext:value-type="float">
            <text:p>2.369045E-34</text:p>
          </table:table-cell>
          <table:table-cell office:value-type="float" office:value="3.832747E-039" calcext:value-type="float">
            <text:p>3.832747E-39</text:p>
          </table:table-cell>
          <table:table-cell office:value-type="float" office:value="2.382207E-044" calcext:value-type="float">
            <text:p>2.382207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299239" calcext:value-type="float">
            <text:p>-0.01299239</text:p>
          </table:table-cell>
          <table:table-cell office:value-type="float" office:value="-0.01084842" calcext:value-type="float">
            <text:p>-0.01084842</text:p>
          </table:table-cell>
          <table:table-cell office:value-type="float" office:value="-0.01032326" calcext:value-type="float">
            <text:p>-0.01032326</text:p>
          </table:table-cell>
          <table:table-cell office:value-type="float" office:value="-0.01080046" calcext:value-type="float">
            <text:p>-0.01080046</text:p>
          </table:table-cell>
          <table:table-cell office:value-type="float" office:value="-0.01119583" calcext:value-type="float">
            <text:p>-0.01119583</text:p>
          </table:table-cell>
          <table:table-cell office:value-type="float" office:value="-0.01294666" calcext:value-type="float">
            <text:p>-0.01294666</text:p>
          </table:table-cell>
          <table:table-cell office:value-type="float" office:value="-0.01150141" calcext:value-type="float">
            <text:p>-0.01150141</text:p>
          </table:table-cell>
          <table:table-cell office:value-type="float" office:value="-0.01570027" calcext:value-type="float">
            <text:p>-0.01570027</text:p>
          </table:table-cell>
          <table:table-cell office:value-type="float" office:value="-0.01856787" calcext:value-type="float">
            <text:p>-0.01856787</text:p>
          </table:table-cell>
          <table:table-cell office:value-type="float" office:value="-0.01538711" calcext:value-type="float">
            <text:p>-0.015387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583468" calcext:value-type="float">
            <text:p>-0.01583468</text:p>
          </table:table-cell>
          <table:table-cell office:value-type="float" office:value="0.003674584" calcext:value-type="float">
            <text:p>0.003674584</text:p>
          </table:table-cell>
          <table:table-cell office:value-type="float" office:value="-9999.003" calcext:value-type="float">
            <text:p>-9999.003</text:p>
          </table:table-cell>
          <table:table-cell office:value-type="float" office:value="-2.374563" calcext:value-type="float">
            <text:p>-2.374563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8042003" calcext:value-type="float">
            <text:p>8042003</text:p>
          </table:table-cell>
          <table:table-cell office:value-type="float" office:value="60.40004" calcext:value-type="float">
            <text:p>60.40004</text:p>
          </table:table-cell>
          <table:table-cell office:value-type="float" office:value="35.44169" calcext:value-type="float">
            <text:p>35.44169</text:p>
          </table:table-cell>
          <table:table-cell office:value-type="float" office:value="0" calcext:value-type="float">
            <text:p>0</text:p>
          </table:table-cell>
          <table:table-cell office:value-type="float" office:value="1087.652" calcext:value-type="float">
            <text:p>1087.652</text:p>
          </table:table-cell>
          <table:table-cell office:value-type="float" office:value="3.930761" calcext:value-type="float">
            <text:p>3.930761</text:p>
          </table:table-cell>
          <table:table-cell office:value-type="float" office:value="0" calcext:value-type="float">
            <text:p>0</text:p>
          </table:table-cell>
          <table:table-cell office:value-type="float" office:value="0.33245" calcext:value-type="float">
            <text:p>0.33245</text:p>
          </table:table-cell>
          <table:table-cell office:value-type="float" office:value="0.3451101" calcext:value-type="float">
            <text:p>0.3451101</text:p>
          </table:table-cell>
          <table:table-cell office:value-type="float" office:value="0.3523432" calcext:value-type="float">
            <text:p>0.3523432</text:p>
          </table:table-cell>
          <table:table-cell office:value-type="float" office:value="0.3569219" calcext:value-type="float">
            <text:p>0.3569219</text:p>
          </table:table-cell>
          <table:table-cell office:value-type="float" office:value="0.3593288" calcext:value-type="float">
            <text:p>0.3593288</text:p>
          </table:table-cell>
          <table:table-cell office:value-type="float" office:value="0.3100142" calcext:value-type="float">
            <text:p>0.3100142</text:p>
          </table:table-cell>
          <table:table-cell office:value-type="float" office:value="0.3059397" calcext:value-type="float">
            <text:p>0.3059397</text:p>
          </table:table-cell>
          <table:table-cell office:value-type="float" office:value="0.3721238" calcext:value-type="float">
            <text:p>0.3721238</text:p>
          </table:table-cell>
          <table:table-cell office:value-type="float" office:value="0.3589882" calcext:value-type="float">
            <text:p>0.3589882</text:p>
          </table:table-cell>
          <table:table-cell office:value-type="float" office:value="0.368152" calcext:value-type="float">
            <text:p>0.368152</text:p>
          </table:table-cell>
          <table:table-cell office:value-type="float" office:value="0.3839261" calcext:value-type="float">
            <text:p>0.3839261</text:p>
          </table:table-cell>
          <table:table-cell office:value-type="float" office:value="0.3948058" calcext:value-type="float">
            <text:p>0.3948058</text:p>
          </table:table-cell>
          <table:table-cell office:value-type="float" office:value="0.4623693" calcext:value-type="float">
            <text:p>0.4623693</text:p>
          </table:table-cell>
          <table:table-cell office:value-type="float" office:value="0" calcext:value-type="float">
            <text:p>0</text:p>
          </table:table-cell>
          <table:table-cell office:value-type="float" office:value="0.01325836" calcext:value-type="float">
            <text:p>0.01325836</text:p>
          </table:table-cell>
          <table:table-cell office:value-type="float" office:value="9.503496E-016" calcext:value-type="float">
            <text:p>9.503496E-16</text:p>
          </table:table-cell>
          <table:table-cell office:value-type="float" office:value="1.987405E-015" calcext:value-type="float">
            <text:p>1.987405E-15</text:p>
          </table:table-cell>
          <table:table-cell office:value-type="float" office:value="1.955731E-015" calcext:value-type="float">
            <text:p>1.955731E-15</text:p>
          </table:table-cell>
          <table:table-cell office:value-type="float" office:value="9.674642E-016" calcext:value-type="float">
            <text:p>9.674642E-16</text:p>
          </table:table-cell>
          <table:table-cell office:value-type="float" office:value="9.834963E-016" calcext:value-type="float">
            <text:p>9.834963E-16</text:p>
          </table:table-cell>
          <table:table-cell office:value-type="float" office:value="1.94236E-015" calcext:value-type="float">
            <text:p>1.94236E-15</text:p>
          </table:table-cell>
          <table:table-cell office:value-type="float" office:value="2.307482E-025" calcext:value-type="float">
            <text:p>2.307482E-25</text:p>
          </table:table-cell>
          <table:table-cell office:value-type="float" office:value="1.06699E-029" calcext:value-type="float">
            <text:p>1.06699E-29</text:p>
          </table:table-cell>
          <table:table-cell office:value-type="float" office:value="2.369046E-034" calcext:value-type="float">
            <text:p>2.369046E-34</text:p>
          </table:table-cell>
          <table:table-cell office:value-type="float" office:value="3.832747E-039" calcext:value-type="float">
            <text:p>3.832747E-39</text:p>
          </table:table-cell>
          <table:table-cell office:value-type="float" office:value="2.522337E-044" calcext:value-type="float">
            <text:p>2.522337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819626" calcext:value-type="float">
            <text:p>-0.01819626</text:p>
          </table:table-cell>
          <table:table-cell office:value-type="float" office:value="-0.01486294" calcext:value-type="float">
            <text:p>-0.01486294</text:p>
          </table:table-cell>
          <table:table-cell office:value-type="float" office:value="-0.01316209" calcext:value-type="float">
            <text:p>-0.01316209</text:p>
          </table:table-cell>
          <table:table-cell office:value-type="float" office:value="-0.01221239" calcext:value-type="float">
            <text:p>-0.01221239</text:p>
          </table:table-cell>
          <table:table-cell office:value-type="float" office:value="-0.01172141" calcext:value-type="float">
            <text:p>-0.01172141</text:p>
          </table:table-cell>
          <table:table-cell office:value-type="float" office:value="-0.01106989" calcext:value-type="float">
            <text:p>-0.01106989</text:p>
          </table:table-cell>
          <table:table-cell office:value-type="float" office:value="-0.01065675" calcext:value-type="float">
            <text:p>-0.01065675</text:p>
          </table:table-cell>
          <table:table-cell office:value-type="float" office:value="-0.01346903" calcext:value-type="float">
            <text:p>-0.01346903</text:p>
          </table:table-cell>
          <table:table-cell office:value-type="float" office:value="-0.0178872" calcext:value-type="float">
            <text:p>-0.0178872</text:p>
          </table:table-cell>
          <table:table-cell office:value-type="float" office:value="-0.01531592" calcext:value-type="float">
            <text:p>-0.015315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2157885" calcext:value-type="float">
            <text:p>-0.02157885</text:p>
          </table:table-cell>
          <table:table-cell office:value-type="float" office:value="0.003618379" calcext:value-type="float">
            <text:p>0.003618379</text:p>
          </table:table-cell>
          <table:table-cell office:value-type="float" office:value="-9999.003" calcext:value-type="float">
            <text:p>-9999.003</text:p>
          </table:table-cell>
          <table:table-cell office:value-type="float" office:value="-2.374923" calcext:value-type="float">
            <text:p>-2.374923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9042003" calcext:value-type="float">
            <text:p>9042003</text:p>
          </table:table-cell>
          <table:table-cell office:value-type="float" office:value="60.40004" calcext:value-type="float">
            <text:p>60.40004</text:p>
          </table:table-cell>
          <table:table-cell office:value-type="float" office:value="38.25229" calcext:value-type="float">
            <text:p>38.25229</text:p>
          </table:table-cell>
          <table:table-cell office:value-type="float" office:value="0" calcext:value-type="float">
            <text:p>0</text:p>
          </table:table-cell>
          <table:table-cell office:value-type="float" office:value="1084.462" calcext:value-type="float">
            <text:p>1084.462</text:p>
          </table:table-cell>
          <table:table-cell office:value-type="float" office:value="4.310069" calcext:value-type="float">
            <text:p>4.310069</text:p>
          </table:table-cell>
          <table:table-cell office:value-type="float" office:value="0" calcext:value-type="float">
            <text:p>0</text:p>
          </table:table-cell>
          <table:table-cell office:value-type="float" office:value="0.2008668" calcext:value-type="float">
            <text:p>0.2008668</text:p>
          </table:table-cell>
          <table:table-cell office:value-type="float" office:value="0.3332352" calcext:value-type="float">
            <text:p>0.3332352</text:p>
          </table:table-cell>
          <table:table-cell office:value-type="float" office:value="0.3409461" calcext:value-type="float">
            <text:p>0.3409461</text:p>
          </table:table-cell>
          <table:table-cell office:value-type="float" office:value="0.3485638" calcext:value-type="float">
            <text:p>0.3485638</text:p>
          </table:table-cell>
          <table:table-cell office:value-type="float" office:value="0.3527138" calcext:value-type="float">
            <text:p>0.3527138</text:p>
          </table:table-cell>
          <table:table-cell office:value-type="float" office:value="0.3078371" calcext:value-type="float">
            <text:p>0.3078371</text:p>
          </table:table-cell>
          <table:table-cell office:value-type="float" office:value="0.303897" calcext:value-type="float">
            <text:p>0.303897</text:p>
          </table:table-cell>
          <table:table-cell office:value-type="float" office:value="0.3735779" calcext:value-type="float">
            <text:p>0.3735779</text:p>
          </table:table-cell>
          <table:table-cell office:value-type="float" office:value="0.3598991" calcext:value-type="float">
            <text:p>0.3598991</text:p>
          </table:table-cell>
          <table:table-cell office:value-type="float" office:value="0.3682898" calcext:value-type="float">
            <text:p>0.3682898</text:p>
          </table:table-cell>
          <table:table-cell office:value-type="float" office:value="0.3839526" calcext:value-type="float">
            <text:p>0.3839526</text:p>
          </table:table-cell>
          <table:table-cell office:value-type="float" office:value="0.3947926" calcext:value-type="float">
            <text:p>0.3947926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69332E-015" calcext:value-type="float">
            <text:p>1.969332E-15</text:p>
          </table:table-cell>
          <table:table-cell office:value-type="float" office:value="9.503613E-016" calcext:value-type="float">
            <text:p>9.503613E-16</text:p>
          </table:table-cell>
          <table:table-cell office:value-type="float" office:value="1.987367E-015" calcext:value-type="float">
            <text:p>1.987367E-15</text:p>
          </table:table-cell>
          <table:table-cell office:value-type="float" office:value="1.955728E-015" calcext:value-type="float">
            <text:p>1.955728E-15</text:p>
          </table:table-cell>
          <table:table-cell office:value-type="float" office:value="9.674497E-016" calcext:value-type="float">
            <text:p>9.674497E-16</text:p>
          </table:table-cell>
          <table:table-cell office:value-type="float" office:value="9.834963E-016" calcext:value-type="float">
            <text:p>9.834963E-16</text:p>
          </table:table-cell>
          <table:table-cell office:value-type="float" office:value="1.94236E-015" calcext:value-type="float">
            <text:p>1.94236E-15</text:p>
          </table:table-cell>
          <table:table-cell office:value-type="float" office:value="2.307482E-025" calcext:value-type="float">
            <text:p>2.307482E-25</text:p>
          </table:table-cell>
          <table:table-cell office:value-type="float" office:value="1.06699E-029" calcext:value-type="float">
            <text:p>1.06699E-29</text:p>
          </table:table-cell>
          <table:table-cell office:value-type="float" office:value="2.369045E-034" calcext:value-type="float">
            <text:p>2.369045E-34</text:p>
          </table:table-cell>
          <table:table-cell office:value-type="float" office:value="3.832747E-039" calcext:value-type="float">
            <text:p>3.832747E-39</text:p>
          </table:table-cell>
          <table:table-cell office:value-type="float" office:value="2.522337E-044" calcext:value-type="float">
            <text:p>2.522337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800268" calcext:value-type="float">
            <text:p>-0.800268</text:p>
          </table:table-cell>
          <table:table-cell office:value-type="float" office:value="-0.01861497" calcext:value-type="float">
            <text:p>-0.01861497</text:p>
          </table:table-cell>
          <table:table-cell office:value-type="float" office:value="-0.0161407" calcext:value-type="float">
            <text:p>-0.0161407</text:p>
          </table:table-cell>
          <table:table-cell office:value-type="float" office:value="-0.01412245" calcext:value-type="float">
            <text:p>-0.01412245</text:p>
          </table:table-cell>
          <table:table-cell office:value-type="float" office:value="-0.01313604" calcext:value-type="float">
            <text:p>-0.01313604</text:p>
          </table:table-cell>
          <table:table-cell office:value-type="float" office:value="-0.011661" calcext:value-type="float">
            <text:p>-0.011661</text:p>
          </table:table-cell>
          <table:table-cell office:value-type="float" office:value="-0.01124825" calcext:value-type="float">
            <text:p>-0.01124825</text:p>
          </table:table-cell>
          <table:table-cell office:value-type="float" office:value="-0.01237395" calcext:value-type="float">
            <text:p>-0.01237395</text:p>
          </table:table-cell>
          <table:table-cell office:value-type="float" office:value="-0.01714958" calcext:value-type="float">
            <text:p>-0.01714958</text:p>
          </table:table-cell>
          <table:table-cell office:value-type="float" office:value="-0.01521836" calcext:value-type="float">
            <text:p>-0.015218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9322523" calcext:value-type="float">
            <text:p>-0.9322523</text:p>
          </table:table-cell>
          <table:table-cell office:value-type="float" office:value="0.003541902" calcext:value-type="float">
            <text:p>0.003541902</text:p>
          </table:table-cell>
          <table:table-cell office:value-type="float" office:value="-9999.003" calcext:value-type="float">
            <text:p>-9999.003</text:p>
          </table:table-cell>
          <table:table-cell office:value-type="float" office:value="-2.375258" calcext:value-type="float">
            <text:p>-2.37525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42003" calcext:value-type="float">
            <text:p>10042003</text:p>
          </table:table-cell>
          <table:table-cell office:value-type="float" office:value="60.40004" calcext:value-type="float">
            <text:p>60.40004</text:p>
          </table:table-cell>
          <table:table-cell office:value-type="float" office:value="39.45606" calcext:value-type="float">
            <text:p>39.45606</text:p>
          </table:table-cell>
          <table:table-cell office:value-type="float" office:value="0" calcext:value-type="float">
            <text:p>0</text:p>
          </table:table-cell>
          <table:table-cell office:value-type="float" office:value="1083.258" calcext:value-type="float">
            <text:p>1083.258</text:p>
          </table:table-cell>
          <table:table-cell office:value-type="float" office:value="4.310069" calcext:value-type="float">
            <text:p>4.310069</text:p>
          </table:table-cell>
          <table:table-cell office:value-type="float" office:value="0" calcext:value-type="float">
            <text:p>0</text:p>
          </table:table-cell>
          <table:table-cell office:value-type="float" office:value="0.1124668" calcext:value-type="float">
            <text:p>0.1124668</text:p>
          </table:table-cell>
          <table:table-cell office:value-type="float" office:value="0.3390445" calcext:value-type="float">
            <text:p>0.3390445</text:p>
          </table:table-cell>
          <table:table-cell office:value-type="float" office:value="0.3419355" calcext:value-type="float">
            <text:p>0.3419355</text:p>
          </table:table-cell>
          <table:table-cell office:value-type="float" office:value="0.3461135" calcext:value-type="float">
            <text:p>0.3461135</text:p>
          </table:table-cell>
          <table:table-cell office:value-type="float" office:value="0.3490086" calcext:value-type="float">
            <text:p>0.3490086</text:p>
          </table:table-cell>
          <table:table-cell office:value-type="float" office:value="0.304004" calcext:value-type="float">
            <text:p>0.304004</text:p>
          </table:table-cell>
          <table:table-cell office:value-type="float" office:value="0.300464" calcext:value-type="float">
            <text:p>0.300464</text:p>
          </table:table-cell>
          <table:table-cell office:value-type="float" office:value="0.3735411" calcext:value-type="float">
            <text:p>0.3735411</text:p>
          </table:table-cell>
          <table:table-cell office:value-type="float" office:value="0.3608262" calcext:value-type="float">
            <text:p>0.3608262</text:p>
          </table:table-cell>
          <table:table-cell office:value-type="float" office:value="0.3684683" calcext:value-type="float">
            <text:p>0.3684683</text:p>
          </table:table-cell>
          <table:table-cell office:value-type="float" office:value="0.3839877" calcext:value-type="float">
            <text:p>0.3839877</text:p>
          </table:table-cell>
          <table:table-cell office:value-type="float" office:value="0.3947834" calcext:value-type="float">
            <text:p>0.3947834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69659E-015" calcext:value-type="float">
            <text:p>1.969659E-15</text:p>
          </table:table-cell>
          <table:table-cell office:value-type="float" office:value="9.503758E-016" calcext:value-type="float">
            <text:p>9.503758E-16</text:p>
          </table:table-cell>
          <table:table-cell office:value-type="float" office:value="1.987306E-015" calcext:value-type="float">
            <text:p>1.987306E-15</text:p>
          </table:table-cell>
          <table:table-cell office:value-type="float" office:value="1.955721E-015" calcext:value-type="float">
            <text:p>1.955721E-15</text:p>
          </table:table-cell>
          <table:table-cell office:value-type="float" office:value="9.674329E-016" calcext:value-type="float">
            <text:p>9.674329E-16</text:p>
          </table:table-cell>
          <table:table-cell office:value-type="float" office:value="9.834963E-016" calcext:value-type="float">
            <text:p>9.834963E-16</text:p>
          </table:table-cell>
          <table:table-cell office:value-type="float" office:value="1.94236E-015" calcext:value-type="float">
            <text:p>1.94236E-15</text:p>
          </table:table-cell>
          <table:table-cell office:value-type="float" office:value="2.307482E-025" calcext:value-type="float">
            <text:p>2.307482E-25</text:p>
          </table:table-cell>
          <table:table-cell office:value-type="float" office:value="1.06699E-029" calcext:value-type="float">
            <text:p>1.06699E-29</text:p>
          </table:table-cell>
          <table:table-cell office:value-type="float" office:value="2.369045E-034" calcext:value-type="float">
            <text:p>2.369045E-34</text:p>
          </table:table-cell>
          <table:table-cell office:value-type="float" office:value="3.832747E-039" calcext:value-type="float">
            <text:p>3.832747E-39</text:p>
          </table:table-cell>
          <table:table-cell office:value-type="float" office:value="2.382207E-044" calcext:value-type="float">
            <text:p>2.382207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0.80895" calcext:value-type="float">
            <text:p>-70.80895</text:p>
          </table:table-cell>
          <table:table-cell office:value-type="float" office:value="-0.01672455" calcext:value-type="float">
            <text:p>-0.01672455</text:p>
          </table:table-cell>
          <table:table-cell office:value-type="float" office:value="-0.01586637" calcext:value-type="float">
            <text:p>-0.01586637</text:p>
          </table:table-cell>
          <table:table-cell office:value-type="float" office:value="-0.01475673" calcext:value-type="float">
            <text:p>-0.01475673</text:p>
          </table:table-cell>
          <table:table-cell office:value-type="float" office:value="-0.0140183" calcext:value-type="float">
            <text:p>-0.0140183</text:p>
          </table:table-cell>
          <table:table-cell office:value-type="float" office:value="-0.01281414" calcext:value-type="float">
            <text:p>-0.01281414</text:p>
          </table:table-cell>
          <table:table-cell office:value-type="float" office:value="-0.01238017" calcext:value-type="float">
            <text:p>-0.01238017</text:p>
          </table:table-cell>
          <table:table-cell office:value-type="float" office:value="-0.01239224" calcext:value-type="float">
            <text:p>-0.01239224</text:p>
          </table:table-cell>
          <table:table-cell office:value-type="float" office:value="-0.01643211" calcext:value-type="float">
            <text:p>-0.01643211</text:p>
          </table:table-cell>
          <table:table-cell office:value-type="float" office:value="-0.01509322" calcext:value-type="float">
            <text:p>-0.015093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6.39581" calcext:value-type="float">
            <text:p>-26.39581</text:p>
          </table:table-cell>
          <table:table-cell office:value-type="float" office:value="0.003522212" calcext:value-type="float">
            <text:p>0.003522212</text:p>
          </table:table-cell>
          <table:table-cell office:value-type="float" office:value="-9999.003" calcext:value-type="float">
            <text:p>-9999.003</text:p>
          </table:table-cell>
          <table:table-cell office:value-type="float" office:value="-2.375621" calcext:value-type="float">
            <text:p>-2.375621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1042003" calcext:value-type="float">
            <text:p>11042003</text:p>
          </table:table-cell>
          <table:table-cell office:value-type="float" office:value="60.40004" calcext:value-type="float">
            <text:p>60.40004</text:p>
          </table:table-cell>
          <table:table-cell office:value-type="float" office:value="39.50272" calcext:value-type="float">
            <text:p>39.50272</text:p>
          </table:table-cell>
          <table:table-cell office:value-type="float" office:value="0" calcext:value-type="float">
            <text:p>0</text:p>
          </table:table-cell>
          <table:table-cell office:value-type="float" office:value="1083.211" calcext:value-type="float">
            <text:p>1083.211</text:p>
          </table:table-cell>
          <table:table-cell office:value-type="float" office:value="4.310069" calcext:value-type="float">
            <text:p>4.310069</text:p>
          </table:table-cell>
          <table:table-cell office:value-type="float" office:value="0" calcext:value-type="float">
            <text:p>0</text:p>
          </table:table-cell>
          <table:table-cell office:value-type="float" office:value="0.1116057" calcext:value-type="float">
            <text:p>0.1116057</text:p>
          </table:table-cell>
          <table:table-cell office:value-type="float" office:value="0.3411268" calcext:value-type="float">
            <text:p>0.3411268</text:p>
          </table:table-cell>
          <table:table-cell office:value-type="float" office:value="0.3431223" calcext:value-type="float">
            <text:p>0.3431223</text:p>
          </table:table-cell>
          <table:table-cell office:value-type="float" office:value="0.345719" calcext:value-type="float">
            <text:p>0.345719</text:p>
          </table:table-cell>
          <table:table-cell office:value-type="float" office:value="0.3477189" calcext:value-type="float">
            <text:p>0.3477189</text:p>
          </table:table-cell>
          <table:table-cell office:value-type="float" office:value="0.301893" calcext:value-type="float">
            <text:p>0.301893</text:p>
          </table:table-cell>
          <table:table-cell office:value-type="float" office:value="0.2984373" calcext:value-type="float">
            <text:p>0.2984373</text:p>
          </table:table-cell>
          <table:table-cell office:value-type="float" office:value="0.3729363" calcext:value-type="float">
            <text:p>0.3729363</text:p>
          </table:table-cell>
          <table:table-cell office:value-type="float" office:value="0.3617202" calcext:value-type="float">
            <text:p>0.3617202</text:p>
          </table:table-cell>
          <table:table-cell office:value-type="float" office:value="0.3686974" calcext:value-type="float">
            <text:p>0.3686974</text:p>
          </table:table-cell>
          <table:table-cell office:value-type="float" office:value="0.3840347" calcext:value-type="float">
            <text:p>0.3840347</text:p>
          </table:table-cell>
          <table:table-cell office:value-type="float" office:value="0.394777" calcext:value-type="float">
            <text:p>0.394777</text:p>
          </table:table-cell>
          <table:table-cell office:value-type="float" office:value="0.4623751" calcext:value-type="float">
            <text:p>0.4623751</text:p>
          </table:table-cell>
          <table:table-cell office:value-type="float" office:value="0" calcext:value-type="float">
            <text:p>0</text:p>
          </table:table-cell>
          <table:table-cell office:value-type="float" office:value="1.970123E-015" calcext:value-type="float">
            <text:p>1.970123E-15</text:p>
          </table:table-cell>
          <table:table-cell office:value-type="float" office:value="9.503969E-016" calcext:value-type="float">
            <text:p>9.503969E-16</text:p>
          </table:table-cell>
          <table:table-cell office:value-type="float" office:value="1.987221E-015" calcext:value-type="float">
            <text:p>1.987221E-15</text:p>
          </table:table-cell>
          <table:table-cell office:value-type="float" office:value="1.955706E-015" calcext:value-type="float">
            <text:p>1.955706E-15</text:p>
          </table:table-cell>
          <table:table-cell office:value-type="float" office:value="9.674188E-016" calcext:value-type="float">
            <text:p>9.674188E-16</text:p>
          </table:table-cell>
          <table:table-cell office:value-type="float" office:value="9.834963E-016" calcext:value-type="float">
            <text:p>9.834963E-16</text:p>
          </table:table-cell>
          <table:table-cell office:value-type="float" office:value="1.94236E-015" calcext:value-type="float">
            <text:p>1.94236E-15</text:p>
          </table:table-cell>
          <table:table-cell office:value-type="float" office:value="2.307482E-025" calcext:value-type="float">
            <text:p>2.307482E-25</text:p>
          </table:table-cell>
          <table:table-cell office:value-type="float" office:value="1.06699E-029" calcext:value-type="float">
            <text:p>1.06699E-29</text:p>
          </table:table-cell>
          <table:table-cell office:value-type="float" office:value="2.369045E-034" calcext:value-type="float">
            <text:p>2.369045E-34</text:p>
          </table:table-cell>
          <table:table-cell office:value-type="float" office:value="3.832747E-039" calcext:value-type="float">
            <text:p>3.832747E-39</text:p>
          </table:table-cell>
          <table:table-cell office:value-type="float" office:value="2.382207E-044" calcext:value-type="float">
            <text:p>2.382207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5.03896" calcext:value-type="float">
            <text:p>-75.03896</text:p>
          </table:table-cell>
          <table:table-cell office:value-type="float" office:value="-0.01609487" calcext:value-type="float">
            <text:p>-0.01609487</text:p>
          </table:table-cell>
          <table:table-cell office:value-type="float" office:value="-0.01552658" calcext:value-type="float">
            <text:p>-0.01552658</text:p>
          </table:table-cell>
          <table:table-cell office:value-type="float" office:value="-0.01486396" calcext:value-type="float">
            <text:p>-0.01486396</text:p>
          </table:table-cell>
          <table:table-cell office:value-type="float" office:value="-0.01434471" calcext:value-type="float">
            <text:p>-0.01434471</text:p>
          </table:table-cell>
          <table:table-cell office:value-type="float" office:value="-0.01350489" calcext:value-type="float">
            <text:p>-0.01350489</text:p>
          </table:table-cell>
          <table:table-cell office:value-type="float" office:value="-0.01310592" calcext:value-type="float">
            <text:p>-0.01310592</text:p>
          </table:table-cell>
          <table:table-cell office:value-type="float" office:value="-0.01283405" calcext:value-type="float">
            <text:p>-0.01283405</text:p>
          </table:table-cell>
          <table:table-cell office:value-type="float" office:value="-0.01576768" calcext:value-type="float">
            <text:p>-0.01576768</text:p>
          </table:table-cell>
          <table:table-cell office:value-type="float" office:value="-0.01493367" calcext:value-type="float">
            <text:p>-0.014933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1.10789" calcext:value-type="float">
            <text:p>-31.10789</text:p>
          </table:table-cell>
          <table:table-cell office:value-type="float" office:value="0.003508448" calcext:value-type="float">
            <text:p>0.003508448</text:p>
          </table:table-cell>
          <table:table-cell office:value-type="float" office:value="-9999.003" calcext:value-type="float">
            <text:p>-9999.003</text:p>
          </table:table-cell>
          <table:table-cell office:value-type="float" office:value="-2.375956" calcext:value-type="float">
            <text:p>-2.375956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2042003" calcext:value-type="float">
            <text:p>12042003</text:p>
          </table:table-cell>
          <table:table-cell office:value-type="float" office:value="60.40004" calcext:value-type="float">
            <text:p>60.40004</text:p>
          </table:table-cell>
          <table:table-cell office:value-type="float" office:value="39.5677" calcext:value-type="float">
            <text:p>39.5677</text:p>
          </table:table-cell>
          <table:table-cell office:value-type="float" office:value="0" calcext:value-type="float">
            <text:p>0</text:p>
          </table:table-cell>
          <table:table-cell office:value-type="float" office:value="1083.146" calcext:value-type="float">
            <text:p>1083.146</text:p>
          </table:table-cell>
          <table:table-cell office:value-type="float" office:value="4.310069" calcext:value-type="float">
            <text:p>4.310069</text:p>
          </table:table-cell>
          <table:table-cell office:value-type="float" office:value="0" calcext:value-type="float">
            <text:p>0</text:p>
          </table:table-cell>
          <table:table-cell office:value-type="float" office:value="0.1086347" calcext:value-type="float">
            <text:p>0.1086347</text:p>
          </table:table-cell>
          <table:table-cell office:value-type="float" office:value="0.341553" calcext:value-type="float">
            <text:p>0.341553</text:p>
          </table:table-cell>
          <table:table-cell office:value-type="float" office:value="0.3433056" calcext:value-type="float">
            <text:p>0.3433056</text:p>
          </table:table-cell>
          <table:table-cell office:value-type="float" office:value="0.3454511" calcext:value-type="float">
            <text:p>0.3454511</text:p>
          </table:table-cell>
          <table:table-cell office:value-type="float" office:value="0.3470052" calcext:value-type="float">
            <text:p>0.3470052</text:p>
          </table:table-cell>
          <table:table-cell office:value-type="float" office:value="0.300695" calcext:value-type="float">
            <text:p>0.300695</text:p>
          </table:table-cell>
          <table:table-cell office:value-type="float" office:value="0.2973039" calcext:value-type="float">
            <text:p>0.2973039</text:p>
          </table:table-cell>
          <table:table-cell office:value-type="float" office:value="0.3724081" calcext:value-type="float">
            <text:p>0.3724081</text:p>
          </table:table-cell>
          <table:table-cell office:value-type="float" office:value="0.3622982" calcext:value-type="float">
            <text:p>0.3622982</text:p>
          </table:table-cell>
          <table:table-cell office:value-type="float" office:value="0.3689862" calcext:value-type="float">
            <text:p>0.3689862</text:p>
          </table:table-cell>
          <table:table-cell office:value-type="float" office:value="0.3840953" calcext:value-type="float">
            <text:p>0.3840953</text:p>
          </table:table-cell>
          <table:table-cell office:value-type="float" office:value="0.3947745" calcext:value-type="float">
            <text:p>0.3947745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70662E-015" calcext:value-type="float">
            <text:p>1.970662E-15</text:p>
          </table:table-cell>
          <table:table-cell office:value-type="float" office:value="9.504238E-016" calcext:value-type="float">
            <text:p>9.504238E-16</text:p>
          </table:table-cell>
          <table:table-cell office:value-type="float" office:value="1.987119E-015" calcext:value-type="float">
            <text:p>1.987119E-15</text:p>
          </table:table-cell>
          <table:table-cell office:value-type="float" office:value="1.955688E-015" calcext:value-type="float">
            <text:p>1.955688E-15</text:p>
          </table:table-cell>
          <table:table-cell office:value-type="float" office:value="9.674016E-016" calcext:value-type="float">
            <text:p>9.674016E-16</text:p>
          </table:table-cell>
          <table:table-cell office:value-type="float" office:value="9.834963E-016" calcext:value-type="float">
            <text:p>9.834963E-16</text:p>
          </table:table-cell>
          <table:table-cell office:value-type="float" office:value="1.94236E-015" calcext:value-type="float">
            <text:p>1.94236E-15</text:p>
          </table:table-cell>
          <table:table-cell office:value-type="float" office:value="2.307482E-025" calcext:value-type="float">
            <text:p>2.307482E-25</text:p>
          </table:table-cell>
          <table:table-cell office:value-type="float" office:value="1.06699E-029" calcext:value-type="float">
            <text:p>1.06699E-29</text:p>
          </table:table-cell>
          <table:table-cell office:value-type="float" office:value="2.369046E-034" calcext:value-type="float">
            <text:p>2.369046E-34</text:p>
          </table:table-cell>
          <table:table-cell office:value-type="float" office:value="3.832747E-039" calcext:value-type="float">
            <text:p>3.832747E-39</text:p>
          </table:table-cell>
          <table:table-cell office:value-type="float" office:value="2.522337E-044" calcext:value-type="float">
            <text:p>2.522337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2.7171" calcext:value-type="float">
            <text:p>-92.7171</text:p>
          </table:table-cell>
          <table:table-cell office:value-type="float" office:value="-0.01596846" calcext:value-type="float">
            <text:p>-0.01596846</text:p>
          </table:table-cell>
          <table:table-cell office:value-type="float" office:value="-0.01547431" calcext:value-type="float">
            <text:p>-0.01547431</text:p>
          </table:table-cell>
          <table:table-cell office:value-type="float" office:value="-0.01493427" calcext:value-type="float">
            <text:p>-0.01493427</text:p>
          </table:table-cell>
          <table:table-cell office:value-type="float" office:value="-0.01452702" calcext:value-type="float">
            <text:p>-0.01452702</text:p>
          </table:table-cell>
          <table:table-cell office:value-type="float" office:value="-0.01391553" calcext:value-type="float">
            <text:p>-0.01391553</text:p>
          </table:table-cell>
          <table:table-cell office:value-type="float" office:value="-0.01353341" calcext:value-type="float">
            <text:p>-0.01353341</text:p>
          </table:table-cell>
          <table:table-cell office:value-type="float" office:value="-0.01323421" calcext:value-type="float">
            <text:p>-0.01323421</text:p>
          </table:table-cell>
          <table:table-cell office:value-type="float" office:value="-0.01535213" calcext:value-type="float">
            <text:p>-0.01535213</text:p>
          </table:table-cell>
          <table:table-cell office:value-type="float" office:value="-0.01473526" calcext:value-type="float">
            <text:p>-0.014735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3.65212" calcext:value-type="float">
            <text:p>-43.65212</text:p>
          </table:table-cell>
          <table:table-cell office:value-type="float" office:value="0.003497202" calcext:value-type="float">
            <text:p>0.003497202</text:p>
          </table:table-cell>
          <table:table-cell office:value-type="float" office:value="-9999.003" calcext:value-type="float">
            <text:p>-9999.003</text:p>
          </table:table-cell>
          <table:table-cell office:value-type="float" office:value="-2.376263" calcext:value-type="float">
            <text:p>-2.376263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3042003" calcext:value-type="float">
            <text:p>13042003</text:p>
          </table:table-cell>
          <table:table-cell office:value-type="float" office:value="60.40004" calcext:value-type="float">
            <text:p>60.40004</text:p>
          </table:table-cell>
          <table:table-cell office:value-type="float" office:value="39.58768" calcext:value-type="float">
            <text:p>39.58768</text:p>
          </table:table-cell>
          <table:table-cell office:value-type="float" office:value="0" calcext:value-type="float">
            <text:p>0</text:p>
          </table:table-cell>
          <table:table-cell office:value-type="float" office:value="1083.126" calcext:value-type="float">
            <text:p>1083.126</text:p>
          </table:table-cell>
          <table:table-cell office:value-type="float" office:value="4.310069" calcext:value-type="float">
            <text:p>4.310069</text:p>
          </table:table-cell>
          <table:table-cell office:value-type="float" office:value="0" calcext:value-type="float">
            <text:p>0</text:p>
          </table:table-cell>
          <table:table-cell office:value-type="float" office:value="0.1095671" calcext:value-type="float">
            <text:p>0.1095671</text:p>
          </table:table-cell>
          <table:table-cell office:value-type="float" office:value="0.3414238" calcext:value-type="float">
            <text:p>0.3414238</text:p>
          </table:table-cell>
          <table:table-cell office:value-type="float" office:value="0.3430852" calcext:value-type="float">
            <text:p>0.3430852</text:p>
          </table:table-cell>
          <table:table-cell office:value-type="float" office:value="0.345037" calcext:value-type="float">
            <text:p>0.345037</text:p>
          </table:table-cell>
          <table:table-cell office:value-type="float" office:value="0.3464113" calcext:value-type="float">
            <text:p>0.3464113</text:p>
          </table:table-cell>
          <table:table-cell office:value-type="float" office:value="0.2999528" calcext:value-type="float">
            <text:p>0.2999528</text:p>
          </table:table-cell>
          <table:table-cell office:value-type="float" office:value="0.296472" calcext:value-type="float">
            <text:p>0.296472</text:p>
          </table:table-cell>
          <table:table-cell office:value-type="float" office:value="0.3720167" calcext:value-type="float">
            <text:p>0.3720167</text:p>
          </table:table-cell>
          <table:table-cell office:value-type="float" office:value="0.3626965" calcext:value-type="float">
            <text:p>0.3626965</text:p>
          </table:table-cell>
          <table:table-cell office:value-type="float" office:value="0.3692716" calcext:value-type="float">
            <text:p>0.3692716</text:p>
          </table:table-cell>
          <table:table-cell office:value-type="float" office:value="0.3841763" calcext:value-type="float">
            <text:p>0.3841763</text:p>
          </table:table-cell>
          <table:table-cell office:value-type="float" office:value="0.3947759" calcext:value-type="float">
            <text:p>0.3947759</text:p>
          </table:table-cell>
          <table:table-cell office:value-type="float" office:value="0.4623753" calcext:value-type="float">
            <text:p>0.4623753</text:p>
          </table:table-cell>
          <table:table-cell office:value-type="float" office:value="0" calcext:value-type="float">
            <text:p>0</text:p>
          </table:table-cell>
          <table:table-cell office:value-type="float" office:value="1.971292E-015" calcext:value-type="float">
            <text:p>1.971292E-15</text:p>
          </table:table-cell>
          <table:table-cell office:value-type="float" office:value="9.504584E-016" calcext:value-type="float">
            <text:p>9.504584E-16</text:p>
          </table:table-cell>
          <table:table-cell office:value-type="float" office:value="1.986996E-015" calcext:value-type="float">
            <text:p>1.986996E-15</text:p>
          </table:table-cell>
          <table:table-cell office:value-type="float" office:value="1.955669E-015" calcext:value-type="float">
            <text:p>1.955669E-15</text:p>
          </table:table-cell>
          <table:table-cell office:value-type="float" office:value="9.673844E-016" calcext:value-type="float">
            <text:p>9.673844E-16</text:p>
          </table:table-cell>
          <table:table-cell office:value-type="float" office:value="9.834963E-016" calcext:value-type="float">
            <text:p>9.834963E-16</text:p>
          </table:table-cell>
          <table:table-cell office:value-type="float" office:value="1.94236E-015" calcext:value-type="float">
            <text:p>1.94236E-15</text:p>
          </table:table-cell>
          <table:table-cell office:value-type="float" office:value="2.307482E-025" calcext:value-type="float">
            <text:p>2.307482E-25</text:p>
          </table:table-cell>
          <table:table-cell office:value-type="float" office:value="1.06699E-029" calcext:value-type="float">
            <text:p>1.06699E-29</text:p>
          </table:table-cell>
          <table:table-cell office:value-type="float" office:value="2.369045E-034" calcext:value-type="float">
            <text:p>2.369045E-34</text:p>
          </table:table-cell>
          <table:table-cell office:value-type="float" office:value="3.832747E-039" calcext:value-type="float">
            <text:p>3.832747E-39</text:p>
          </table:table-cell>
          <table:table-cell office:value-type="float" office:value="2.382207E-044" calcext:value-type="float">
            <text:p>2.382207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7.4499" calcext:value-type="float">
            <text:p>-87.4499</text:p>
          </table:table-cell>
          <table:table-cell office:value-type="float" office:value="-0.01600538" calcext:value-type="float">
            <text:p>-0.01600538</text:p>
          </table:table-cell>
          <table:table-cell office:value-type="float" office:value="-0.01553514" calcext:value-type="float">
            <text:p>-0.01553514</text:p>
          </table:table-cell>
          <table:table-cell office:value-type="float" office:value="-0.01504442" calcext:value-type="float">
            <text:p>-0.01504442</text:p>
          </table:table-cell>
          <table:table-cell office:value-type="float" office:value="-0.01468093" calcext:value-type="float">
            <text:p>-0.01468093</text:p>
          </table:table-cell>
          <table:table-cell office:value-type="float" office:value="-0.01417656" calcext:value-type="float">
            <text:p>-0.01417656</text:p>
          </table:table-cell>
          <table:table-cell office:value-type="float" office:value="-0.01385468" calcext:value-type="float">
            <text:p>-0.01385468</text:p>
          </table:table-cell>
          <table:table-cell office:value-type="float" office:value="-0.01353956" calcext:value-type="float">
            <text:p>-0.01353956</text:p>
          </table:table-cell>
          <table:table-cell office:value-type="float" office:value="-0.01507345" calcext:value-type="float">
            <text:p>-0.01507345</text:p>
          </table:table-cell>
          <table:table-cell office:value-type="float" office:value="-0.01454154" calcext:value-type="float">
            <text:p>-0.014541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5.73573" calcext:value-type="float">
            <text:p>-45.73573</text:p>
          </table:table-cell>
          <table:table-cell office:value-type="float" office:value="0.003484556" calcext:value-type="float">
            <text:p>0.003484556</text:p>
          </table:table-cell>
          <table:table-cell office:value-type="float" office:value="-9999.003" calcext:value-type="float">
            <text:p>-9999.003</text:p>
          </table:table-cell>
          <table:table-cell office:value-type="float" office:value="-2.376546" calcext:value-type="float">
            <text:p>-2.376546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4042003" calcext:value-type="float">
            <text:p>14042003</text:p>
          </table:table-cell>
          <table:table-cell office:value-type="float" office:value="60.40004" calcext:value-type="float">
            <text:p>60.40004</text:p>
          </table:table-cell>
          <table:table-cell office:value-type="float" office:value="39.61282" calcext:value-type="float">
            <text:p>39.61282</text:p>
          </table:table-cell>
          <table:table-cell office:value-type="float" office:value="0" calcext:value-type="float">
            <text:p>0</text:p>
          </table:table-cell>
          <table:table-cell office:value-type="float" office:value="1083.101" calcext:value-type="float">
            <text:p>1083.101</text:p>
          </table:table-cell>
          <table:table-cell office:value-type="float" office:value="4.310069" calcext:value-type="float">
            <text:p>4.310069</text:p>
          </table:table-cell>
          <table:table-cell office:value-type="float" office:value="0" calcext:value-type="float">
            <text:p>0</text:p>
          </table:table-cell>
          <table:table-cell office:value-type="float" office:value="0.1103037" calcext:value-type="float">
            <text:p>0.1103037</text:p>
          </table:table-cell>
          <table:table-cell office:value-type="float" office:value="0.3410719" calcext:value-type="float">
            <text:p>0.3410719</text:p>
          </table:table-cell>
          <table:table-cell office:value-type="float" office:value="0.3427047" calcext:value-type="float">
            <text:p>0.3427047</text:p>
          </table:table-cell>
          <table:table-cell office:value-type="float" office:value="0.3445758" calcext:value-type="float">
            <text:p>0.3445758</text:p>
          </table:table-cell>
          <table:table-cell office:value-type="float" office:value="0.3458589" calcext:value-type="float">
            <text:p>0.3458589</text:p>
          </table:table-cell>
          <table:table-cell office:value-type="float" office:value="0.2993595" calcext:value-type="float">
            <text:p>0.2993595</text:p>
          </table:table-cell>
          <table:table-cell office:value-type="float" office:value="0.2957533" calcext:value-type="float">
            <text:p>0.2957533</text:p>
          </table:table-cell>
          <table:table-cell office:value-type="float" office:value="0.3717179" calcext:value-type="float">
            <text:p>0.3717179</text:p>
          </table:table-cell>
          <table:table-cell office:value-type="float" office:value="0.3630033" calcext:value-type="float">
            <text:p>0.3630033</text:p>
          </table:table-cell>
          <table:table-cell office:value-type="float" office:value="0.3695434" calcext:value-type="float">
            <text:p>0.3695434</text:p>
          </table:table-cell>
          <table:table-cell office:value-type="float" office:value="0.3842726" calcext:value-type="float">
            <text:p>0.3842726</text:p>
          </table:table-cell>
          <table:table-cell office:value-type="float" office:value="0.394783" calcext:value-type="float">
            <text:p>0.394783</text:p>
          </table:table-cell>
          <table:table-cell office:value-type="float" office:value="0.4623753" calcext:value-type="float">
            <text:p>0.4623753</text:p>
          </table:table-cell>
          <table:table-cell office:value-type="float" office:value="0" calcext:value-type="float">
            <text:p>0</text:p>
          </table:table-cell>
          <table:table-cell office:value-type="float" office:value="1.972055E-015" calcext:value-type="float">
            <text:p>1.972055E-15</text:p>
          </table:table-cell>
          <table:table-cell office:value-type="float" office:value="9.505047E-016" calcext:value-type="float">
            <text:p>9.505047E-16</text:p>
          </table:table-cell>
          <table:table-cell office:value-type="float" office:value="1.98685E-015" calcext:value-type="float">
            <text:p>1.98685E-15</text:p>
          </table:table-cell>
          <table:table-cell office:value-type="float" office:value="1.955637E-015" calcext:value-type="float">
            <text:p>1.955637E-15</text:p>
          </table:table-cell>
          <table:table-cell office:value-type="float" office:value="9.673672E-016" calcext:value-type="float">
            <text:p>9.673672E-16</text:p>
          </table:table-cell>
          <table:table-cell office:value-type="float" office:value="9.834963E-016" calcext:value-type="float">
            <text:p>9.834963E-16</text:p>
          </table:table-cell>
          <table:table-cell office:value-type="float" office:value="1.94236E-015" calcext:value-type="float">
            <text:p>1.94236E-15</text:p>
          </table:table-cell>
          <table:table-cell office:value-type="float" office:value="2.307482E-025" calcext:value-type="float">
            <text:p>2.307482E-25</text:p>
          </table:table-cell>
          <table:table-cell office:value-type="float" office:value="1.06699E-029" calcext:value-type="float">
            <text:p>1.06699E-29</text:p>
          </table:table-cell>
          <table:table-cell office:value-type="float" office:value="2.369045E-034" calcext:value-type="float">
            <text:p>2.369045E-34</text:p>
          </table:table-cell>
          <table:table-cell office:value-type="float" office:value="3.832747E-039" calcext:value-type="float">
            <text:p>3.832747E-39</text:p>
          </table:table-cell>
          <table:table-cell office:value-type="float" office:value="2.382207E-044" calcext:value-type="float">
            <text:p>2.382207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1.51188" calcext:value-type="float">
            <text:p>-81.51188</text:p>
          </table:table-cell>
          <table:table-cell office:value-type="float" office:value="-0.01610779" calcext:value-type="float">
            <text:p>-0.01610779</text:p>
          </table:table-cell>
          <table:table-cell office:value-type="float" office:value="-0.01564162" calcext:value-type="float">
            <text:p>-0.01564162</text:p>
          </table:table-cell>
          <table:table-cell office:value-type="float" office:value="-0.01516815" calcext:value-type="float">
            <text:p>-0.01516815</text:p>
          </table:table-cell>
          <table:table-cell office:value-type="float" office:value="-0.01482514" calcext:value-type="float">
            <text:p>-0.01482514</text:p>
          </table:table-cell>
          <table:table-cell office:value-type="float" office:value="-0.01438851" calcext:value-type="float">
            <text:p>-0.01438851</text:p>
          </table:table-cell>
          <table:table-cell office:value-type="float" office:value="-0.01414045" calcext:value-type="float">
            <text:p>-0.01414045</text:p>
          </table:table-cell>
          <table:table-cell office:value-type="float" office:value="-0.01377734" calcext:value-type="float">
            <text:p>-0.01377734</text:p>
          </table:table-cell>
          <table:table-cell office:value-type="float" office:value="-0.01486238" calcext:value-type="float">
            <text:p>-0.01486238</text:p>
          </table:table-cell>
          <table:table-cell office:value-type="float" office:value="-0.01435941" calcext:value-type="float">
            <text:p>-0.014359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3.90736" calcext:value-type="float">
            <text:p>-53.90736</text:p>
          </table:table-cell>
          <table:table-cell office:value-type="float" office:value="0.003473265" calcext:value-type="float">
            <text:p>0.003473265</text:p>
          </table:table-cell>
          <table:table-cell office:value-type="float" office:value="-9999.003" calcext:value-type="float">
            <text:p>-9999.003</text:p>
          </table:table-cell>
          <table:table-cell office:value-type="float" office:value="-2.376791" calcext:value-type="float">
            <text:p>-2.376791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5042003" calcext:value-type="float">
            <text:p>15042003</text:p>
          </table:table-cell>
          <table:table-cell office:value-type="float" office:value="61.20004" calcext:value-type="float">
            <text:p>61.20004</text:p>
          </table:table-cell>
          <table:table-cell office:value-type="float" office:value="39.63413" calcext:value-type="float">
            <text:p>39.63413</text:p>
          </table:table-cell>
          <table:table-cell office:value-type="float" office:value="0" calcext:value-type="float">
            <text:p>0</text:p>
          </table:table-cell>
          <table:table-cell office:value-type="float" office:value="1083.874" calcext:value-type="float">
            <text:p>1083.874</text:p>
          </table:table-cell>
          <table:table-cell office:value-type="float" office:value="4.315816" calcext:value-type="float">
            <text:p>4.315816</text:p>
          </table:table-cell>
          <table:table-cell office:value-type="float" office:value="0" calcext:value-type="float">
            <text:p>0</text:p>
          </table:table-cell>
          <table:table-cell office:value-type="float" office:value="0.1692836" calcext:value-type="float">
            <text:p>0.1692836</text:p>
          </table:table-cell>
          <table:table-cell office:value-type="float" office:value="0.3400611" calcext:value-type="float">
            <text:p>0.3400611</text:p>
          </table:table-cell>
          <table:table-cell office:value-type="float" office:value="0.3421561" calcext:value-type="float">
            <text:p>0.3421561</text:p>
          </table:table-cell>
          <table:table-cell office:value-type="float" office:value="0.3440218" calcext:value-type="float">
            <text:p>0.3440218</text:p>
          </table:table-cell>
          <table:table-cell office:value-type="float" office:value="0.3452544" calcext:value-type="float">
            <text:p>0.3452544</text:p>
          </table:table-cell>
          <table:table-cell office:value-type="float" office:value="0.2988371" calcext:value-type="float">
            <text:p>0.2988371</text:p>
          </table:table-cell>
          <table:table-cell office:value-type="float" office:value="0.2952102" calcext:value-type="float">
            <text:p>0.2952102</text:p>
          </table:table-cell>
          <table:table-cell office:value-type="float" office:value="0.3714798" calcext:value-type="float">
            <text:p>0.3714798</text:p>
          </table:table-cell>
          <table:table-cell office:value-type="float" office:value="0.3632432" calcext:value-type="float">
            <text:p>0.3632432</text:p>
          </table:table-cell>
          <table:table-cell office:value-type="float" office:value="0.3697994" calcext:value-type="float">
            <text:p>0.3697994</text:p>
          </table:table-cell>
          <table:table-cell office:value-type="float" office:value="0.3843798" calcext:value-type="float">
            <text:p>0.3843798</text:p>
          </table:table-cell>
          <table:table-cell office:value-type="float" office:value="0.3947956" calcext:value-type="float">
            <text:p>0.3947956</text:p>
          </table:table-cell>
          <table:table-cell office:value-type="float" office:value="0.4623753" calcext:value-type="float">
            <text:p>0.4623753</text:p>
          </table:table-cell>
          <table:table-cell office:value-type="float" office:value="0" calcext:value-type="float">
            <text:p>0</text:p>
          </table:table-cell>
          <table:table-cell office:value-type="float" office:value="1.972793E-015" calcext:value-type="float">
            <text:p>1.972793E-15</text:p>
          </table:table-cell>
          <table:table-cell office:value-type="float" office:value="9.505532E-016" calcext:value-type="float">
            <text:p>9.505532E-16</text:p>
          </table:table-cell>
          <table:table-cell office:value-type="float" office:value="1.986708E-015" calcext:value-type="float">
            <text:p>1.986708E-15</text:p>
          </table:table-cell>
          <table:table-cell office:value-type="float" office:value="1.955605E-015" calcext:value-type="float">
            <text:p>1.955605E-15</text:p>
          </table:table-cell>
          <table:table-cell office:value-type="float" office:value="9.673455E-016" calcext:value-type="float">
            <text:p>9.673455E-16</text:p>
          </table:table-cell>
          <table:table-cell office:value-type="float" office:value="9.834963E-016" calcext:value-type="float">
            <text:p>9.834963E-16</text:p>
          </table:table-cell>
          <table:table-cell office:value-type="float" office:value="1.94236E-015" calcext:value-type="float">
            <text:p>1.94236E-15</text:p>
          </table:table-cell>
          <table:table-cell office:value-type="float" office:value="2.307482E-025" calcext:value-type="float">
            <text:p>2.307482E-25</text:p>
          </table:table-cell>
          <table:table-cell office:value-type="float" office:value="1.06699E-029" calcext:value-type="float">
            <text:p>1.06699E-29</text:p>
          </table:table-cell>
          <table:table-cell office:value-type="float" office:value="2.369045E-034" calcext:value-type="float">
            <text:p>2.369045E-34</text:p>
          </table:table-cell>
          <table:table-cell office:value-type="float" office:value="3.832747E-039" calcext:value-type="float">
            <text:p>3.832747E-39</text:p>
          </table:table-cell>
          <table:table-cell office:value-type="float" office:value="2.382207E-044" calcext:value-type="float">
            <text:p>2.382207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956926" calcext:value-type="float">
            <text:p>-2.956926</text:p>
          </table:table-cell>
          <table:table-cell office:value-type="float" office:value="-0.01638122" calcext:value-type="float">
            <text:p>-0.01638122</text:p>
          </table:table-cell>
          <table:table-cell office:value-type="float" office:value="-0.01579317" calcext:value-type="float">
            <text:p>-0.01579317</text:p>
          </table:table-cell>
          <table:table-cell office:value-type="float" office:value="-0.01531815" calcext:value-type="float">
            <text:p>-0.01531815</text:p>
          </table:table-cell>
          <table:table-cell office:value-type="float" office:value="-0.01498516" calcext:value-type="float">
            <text:p>-0.01498516</text:p>
          </table:table-cell>
          <table:table-cell office:value-type="float" office:value="-0.01457846" calcext:value-type="float">
            <text:p>-0.01457846</text:p>
          </table:table-cell>
          <table:table-cell office:value-type="float" office:value="-0.01435978" calcext:value-type="float">
            <text:p>-0.01435978</text:p>
          </table:table-cell>
          <table:table-cell office:value-type="float" office:value="-0.01396977" calcext:value-type="float">
            <text:p>-0.01396977</text:p>
          </table:table-cell>
          <table:table-cell office:value-type="float" office:value="-0.01469961" calcext:value-type="float">
            <text:p>-0.01469961</text:p>
          </table:table-cell>
          <table:table-cell office:value-type="float" office:value="-0.01419025" calcext:value-type="float">
            <text:p>-0.014190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11971" calcext:value-type="float">
            <text:p>-0.111971</text:p>
          </table:table-cell>
          <table:table-cell office:value-type="float" office:value="0.003464452" calcext:value-type="float">
            <text:p>0.003464452</text:p>
          </table:table-cell>
          <table:table-cell office:value-type="float" office:value="-9999.003" calcext:value-type="float">
            <text:p>-9999.003</text:p>
          </table:table-cell>
          <table:table-cell office:value-type="float" office:value="-2.377011" calcext:value-type="float">
            <text:p>-2.377011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6042003" calcext:value-type="float">
            <text:p>16042003</text:p>
          </table:table-cell>
          <table:table-cell office:value-type="float" office:value="61.50004" calcext:value-type="float">
            <text:p>61.50004</text:p>
          </table:table-cell>
          <table:table-cell office:value-type="float" office:value="40.89418" calcext:value-type="float">
            <text:p>40.89418</text:p>
          </table:table-cell>
          <table:table-cell office:value-type="float" office:value="0" calcext:value-type="float">
            <text:p>0</text:p>
          </table:table-cell>
          <table:table-cell office:value-type="float" office:value="1082.912" calcext:value-type="float">
            <text:p>1082.912</text:p>
          </table:table-cell>
          <table:table-cell office:value-type="float" office:value="4.317836" calcext:value-type="float">
            <text:p>4.317836</text:p>
          </table:table-cell>
          <table:table-cell office:value-type="float" office:value="0" calcext:value-type="float">
            <text:p>0</text:p>
          </table:table-cell>
          <table:table-cell office:value-type="float" office:value="0.1137775" calcext:value-type="float">
            <text:p>0.1137775</text:p>
          </table:table-cell>
          <table:table-cell office:value-type="float" office:value="0.3386919" calcext:value-type="float">
            <text:p>0.3386919</text:p>
          </table:table-cell>
          <table:table-cell office:value-type="float" office:value="0.3405271" calcext:value-type="float">
            <text:p>0.3405271</text:p>
          </table:table-cell>
          <table:table-cell office:value-type="float" office:value="0.3426724" calcext:value-type="float">
            <text:p>0.3426724</text:p>
          </table:table-cell>
          <table:table-cell office:value-type="float" office:value="0.3440796" calcext:value-type="float">
            <text:p>0.3440796</text:p>
          </table:table-cell>
          <table:table-cell office:value-type="float" office:value="0.2982695" calcext:value-type="float">
            <text:p>0.2982695</text:p>
          </table:table-cell>
          <table:table-cell office:value-type="float" office:value="0.294738" calcext:value-type="float">
            <text:p>0.294738</text:p>
          </table:table-cell>
          <table:table-cell office:value-type="float" office:value="0.371271" calcext:value-type="float">
            <text:p>0.371271</text:p>
          </table:table-cell>
          <table:table-cell office:value-type="float" office:value="0.3634309" calcext:value-type="float">
            <text:p>0.3634309</text:p>
          </table:table-cell>
          <table:table-cell office:value-type="float" office:value="0.3700388" calcext:value-type="float">
            <text:p>0.3700388</text:p>
          </table:table-cell>
          <table:table-cell office:value-type="float" office:value="0.3844944" calcext:value-type="float">
            <text:p>0.3844944</text:p>
          </table:table-cell>
          <table:table-cell office:value-type="float" office:value="0.3948139" calcext:value-type="float">
            <text:p>0.3948139</text:p>
          </table:table-cell>
          <table:table-cell office:value-type="float" office:value="0.4623753" calcext:value-type="float">
            <text:p>0.4623753</text:p>
          </table:table-cell>
          <table:table-cell office:value-type="float" office:value="0" calcext:value-type="float">
            <text:p>0</text:p>
          </table:table-cell>
          <table:table-cell office:value-type="float" office:value="1.973379E-015" calcext:value-type="float">
            <text:p>1.973379E-15</text:p>
          </table:table-cell>
          <table:table-cell office:value-type="float" office:value="9.505988E-016" calcext:value-type="float">
            <text:p>9.505988E-16</text:p>
          </table:table-cell>
          <table:table-cell office:value-type="float" office:value="1.986593E-015" calcext:value-type="float">
            <text:p>1.986593E-15</text:p>
          </table:table-cell>
          <table:table-cell office:value-type="float" office:value="1.955578E-015" calcext:value-type="float">
            <text:p>1.955578E-15</text:p>
          </table:table-cell>
          <table:table-cell office:value-type="float" office:value="9.673266E-016" calcext:value-type="float">
            <text:p>9.673266E-16</text:p>
          </table:table-cell>
          <table:table-cell office:value-type="float" office:value="9.834964E-016" calcext:value-type="float">
            <text:p>9.834964E-16</text:p>
          </table:table-cell>
          <table:table-cell office:value-type="float" office:value="1.94236E-015" calcext:value-type="float">
            <text:p>1.94236E-15</text:p>
          </table:table-cell>
          <table:table-cell office:value-type="float" office:value="2.307482E-025" calcext:value-type="float">
            <text:p>2.307482E-25</text:p>
          </table:table-cell>
          <table:table-cell office:value-type="float" office:value="1.06699E-029" calcext:value-type="float">
            <text:p>1.06699E-29</text:p>
          </table:table-cell>
          <table:table-cell office:value-type="float" office:value="2.369045E-034" calcext:value-type="float">
            <text:p>2.369045E-34</text:p>
          </table:table-cell>
          <table:table-cell office:value-type="float" office:value="3.832747E-039" calcext:value-type="float">
            <text:p>3.832747E-39</text:p>
          </table:table-cell>
          <table:table-cell office:value-type="float" office:value="2.382207E-044" calcext:value-type="float">
            <text:p>2.382207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4.10119" calcext:value-type="float">
            <text:p>-64.10119</text:p>
          </table:table-cell>
          <table:table-cell office:value-type="float" office:value="-0.01682166" calcext:value-type="float">
            <text:p>-0.01682166</text:p>
          </table:table-cell>
          <table:table-cell office:value-type="float" office:value="-0.01626898" calcext:value-type="float">
            <text:p>-0.01626898</text:p>
          </table:table-cell>
          <table:table-cell office:value-type="float" office:value="-0.01569144" calcext:value-type="float">
            <text:p>-0.01569144</text:p>
          </table:table-cell>
          <table:table-cell office:value-type="float" office:value="-0.01530063" calcext:value-type="float">
            <text:p>-0.01530063</text:p>
          </table:table-cell>
          <table:table-cell office:value-type="float" office:value="-0.01478665" calcext:value-type="float">
            <text:p>-0.01478665</text:p>
          </table:table-cell>
          <table:table-cell office:value-type="float" office:value="-0.01455422" calcext:value-type="float">
            <text:p>-0.01455422</text:p>
          </table:table-cell>
          <table:table-cell office:value-type="float" office:value="-0.01414094" calcext:value-type="float">
            <text:p>-0.01414094</text:p>
          </table:table-cell>
          <table:table-cell office:value-type="float" office:value="-0.01457353" calcext:value-type="float">
            <text:p>-0.01457353</text:p>
          </table:table-cell>
          <table:table-cell office:value-type="float" office:value="-0.01403386" calcext:value-type="float">
            <text:p>-0.014033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.06303" calcext:value-type="float">
            <text:p>-11.06303</text:p>
          </table:table-cell>
          <table:table-cell office:value-type="float" office:value="0.003448741" calcext:value-type="float">
            <text:p>0.003448741</text:p>
          </table:table-cell>
          <table:table-cell office:value-type="float" office:value="-9999.003" calcext:value-type="float">
            <text:p>-9999.003</text:p>
          </table:table-cell>
          <table:table-cell office:value-type="float" office:value="-2.377205" calcext:value-type="float">
            <text:p>-2.377205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7042003" calcext:value-type="float">
            <text:p>17042003</text:p>
          </table:table-cell>
          <table:table-cell office:value-type="float" office:value="61.50004" calcext:value-type="float">
            <text:p>61.50004</text:p>
          </table:table-cell>
          <table:table-cell office:value-type="float" office:value="40.94658" calcext:value-type="float">
            <text:p>40.94658</text:p>
          </table:table-cell>
          <table:table-cell office:value-type="float" office:value="0" calcext:value-type="float">
            <text:p>0</text:p>
          </table:table-cell>
          <table:table-cell office:value-type="float" office:value="1082.859" calcext:value-type="float">
            <text:p>1082.859</text:p>
          </table:table-cell>
          <table:table-cell office:value-type="float" office:value="4.317836" calcext:value-type="float">
            <text:p>4.317836</text:p>
          </table:table-cell>
          <table:table-cell office:value-type="float" office:value="0" calcext:value-type="float">
            <text:p>0</text:p>
          </table:table-cell>
          <table:table-cell office:value-type="float" office:value="0.1133489" calcext:value-type="float">
            <text:p>0.1133489</text:p>
          </table:table-cell>
          <table:table-cell office:value-type="float" office:value="0.3385743" calcext:value-type="float">
            <text:p>0.3385743</text:p>
          </table:table-cell>
          <table:table-cell office:value-type="float" office:value="0.3402063" calcext:value-type="float">
            <text:p>0.3402063</text:p>
          </table:table-cell>
          <table:table-cell office:value-type="float" office:value="0.3420726" calcext:value-type="float">
            <text:p>0.3420726</text:p>
          </table:table-cell>
          <table:table-cell office:value-type="float" office:value="0.3433394" calcext:value-type="float">
            <text:p>0.3433394</text:p>
          </table:table-cell>
          <table:table-cell office:value-type="float" office:value="0.2976482" calcext:value-type="float">
            <text:p>0.2976482</text:p>
          </table:table-cell>
          <table:table-cell office:value-type="float" office:value="0.2942548" calcext:value-type="float">
            <text:p>0.2942548</text:p>
          </table:table-cell>
          <table:table-cell office:value-type="float" office:value="0.3711005" calcext:value-type="float">
            <text:p>0.3711005</text:p>
          </table:table-cell>
          <table:table-cell office:value-type="float" office:value="0.3635792" calcext:value-type="float">
            <text:p>0.3635792</text:p>
          </table:table-cell>
          <table:table-cell office:value-type="float" office:value="0.3702616" calcext:value-type="float">
            <text:p>0.3702616</text:p>
          </table:table-cell>
          <table:table-cell office:value-type="float" office:value="0.3846134" calcext:value-type="float">
            <text:p>0.3846134</text:p>
          </table:table-cell>
          <table:table-cell office:value-type="float" office:value="0.3948373" calcext:value-type="float">
            <text:p>0.3948373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73823E-015" calcext:value-type="float">
            <text:p>1.973823E-15</text:p>
          </table:table-cell>
          <table:table-cell office:value-type="float" office:value="9.50635E-016" calcext:value-type="float">
            <text:p>9.50635E-16</text:p>
          </table:table-cell>
          <table:table-cell office:value-type="float" office:value="1.986506E-015" calcext:value-type="float">
            <text:p>1.986506E-15</text:p>
          </table:table-cell>
          <table:table-cell office:value-type="float" office:value="1.955557E-015" calcext:value-type="float">
            <text:p>1.955557E-15</text:p>
          </table:table-cell>
          <table:table-cell office:value-type="float" office:value="9.67308E-016" calcext:value-type="float">
            <text:p>9.67308E-16</text:p>
          </table:table-cell>
          <table:table-cell office:value-type="float" office:value="9.834963E-016" calcext:value-type="float">
            <text:p>9.834963E-16</text:p>
          </table:table-cell>
          <table:table-cell office:value-type="float" office:value="1.94236E-015" calcext:value-type="float">
            <text:p>1.94236E-15</text:p>
          </table:table-cell>
          <table:table-cell office:value-type="float" office:value="2.307482E-025" calcext:value-type="float">
            <text:p>2.307482E-25</text:p>
          </table:table-cell>
          <table:table-cell office:value-type="float" office:value="1.06699E-029" calcext:value-type="float">
            <text:p>1.06699E-29</text:p>
          </table:table-cell>
          <table:table-cell office:value-type="float" office:value="2.369046E-034" calcext:value-type="float">
            <text:p>2.369046E-34</text:p>
          </table:table-cell>
          <table:table-cell office:value-type="float" office:value="3.832747E-039" calcext:value-type="float">
            <text:p>3.832747E-39</text:p>
          </table:table-cell>
          <table:table-cell office:value-type="float" office:value="2.522337E-044" calcext:value-type="float">
            <text:p>2.522337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6.49625" calcext:value-type="float">
            <text:p>-66.49625</text:p>
          </table:table-cell>
          <table:table-cell office:value-type="float" office:value="-0.01685568" calcext:value-type="float">
            <text:p>-0.01685568</text:p>
          </table:table-cell>
          <table:table-cell office:value-type="float" office:value="-0.01636334" calcext:value-type="float">
            <text:p>-0.01636334</text:p>
          </table:table-cell>
          <table:table-cell office:value-type="float" office:value="-0.0158619" calcext:value-type="float">
            <text:p>-0.0158619</text:p>
          </table:table-cell>
          <table:table-cell office:value-type="float" office:value="-0.01550521" calcext:value-type="float">
            <text:p>-0.01550521</text:p>
          </table:table-cell>
          <table:table-cell office:value-type="float" office:value="-0.01501985" calcext:value-type="float">
            <text:p>-0.01501985</text:p>
          </table:table-cell>
          <table:table-cell office:value-type="float" office:value="-0.01475573" calcext:value-type="float">
            <text:p>-0.01475573</text:p>
          </table:table-cell>
          <table:table-cell office:value-type="float" office:value="-0.01428238" calcext:value-type="float">
            <text:p>-0.01428238</text:p>
          </table:table-cell>
          <table:table-cell office:value-type="float" office:value="-0.01447475" calcext:value-type="float">
            <text:p>-0.01447475</text:p>
          </table:table-cell>
          <table:table-cell office:value-type="float" office:value="-0.01388999" calcext:value-type="float">
            <text:p>-0.01388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6.18795" calcext:value-type="float">
            <text:p>-16.18795</text:p>
          </table:table-cell>
          <table:table-cell office:value-type="float" office:value="0.003441992" calcext:value-type="float">
            <text:p>0.003441992</text:p>
          </table:table-cell>
          <table:table-cell office:value-type="float" office:value="-9999.003" calcext:value-type="float">
            <text:p>-9999.003</text:p>
          </table:table-cell>
          <table:table-cell office:value-type="float" office:value="-2.377376" calcext:value-type="float">
            <text:p>-2.377376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8042003" calcext:value-type="float">
            <text:p>18042003</text:p>
          </table:table-cell>
          <table:table-cell office:value-type="float" office:value="63.20003" calcext:value-type="float">
            <text:p>63.20003</text:p>
          </table:table-cell>
          <table:table-cell office:value-type="float" office:value="41.446" calcext:value-type="float">
            <text:p>41.446</text:p>
          </table:table-cell>
          <table:table-cell office:value-type="float" office:value="0" calcext:value-type="float">
            <text:p>0</text:p>
          </table:table-cell>
          <table:table-cell office:value-type="float" office:value="1084.048" calcext:value-type="float">
            <text:p>1084.048</text:p>
          </table:table-cell>
          <table:table-cell office:value-type="float" office:value="4.329862" calcext:value-type="float">
            <text:p>4.329862</text:p>
          </table:table-cell>
          <table:table-cell office:value-type="float" office:value="0" calcext:value-type="float">
            <text:p>0</text:p>
          </table:table-cell>
          <table:table-cell office:value-type="float" office:value="0.3182558" calcext:value-type="float">
            <text:p>0.3182558</text:p>
          </table:table-cell>
          <table:table-cell office:value-type="float" office:value="0.3219152" calcext:value-type="float">
            <text:p>0.3219152</text:p>
          </table:table-cell>
          <table:table-cell office:value-type="float" office:value="0.3325365" calcext:value-type="float">
            <text:p>0.3325365</text:p>
          </table:table-cell>
          <table:table-cell office:value-type="float" office:value="0.3389626" calcext:value-type="float">
            <text:p>0.3389626</text:p>
          </table:table-cell>
          <table:table-cell office:value-type="float" office:value="0.3414887" calcext:value-type="float">
            <text:p>0.3414887</text:p>
          </table:table-cell>
          <table:table-cell office:value-type="float" office:value="0.297011" calcext:value-type="float">
            <text:p>0.297011</text:p>
          </table:table-cell>
          <table:table-cell office:value-type="float" office:value="0.2938121" calcext:value-type="float">
            <text:p>0.2938121</text:p>
          </table:table-cell>
          <table:table-cell office:value-type="float" office:value="0.3709503" calcext:value-type="float">
            <text:p>0.3709503</text:p>
          </table:table-cell>
          <table:table-cell office:value-type="float" office:value="0.363697" calcext:value-type="float">
            <text:p>0.363697</text:p>
          </table:table-cell>
          <table:table-cell office:value-type="float" office:value="0.3704683" calcext:value-type="float">
            <text:p>0.3704683</text:p>
          </table:table-cell>
          <table:table-cell office:value-type="float" office:value="0.3847341" calcext:value-type="float">
            <text:p>0.3847341</text:p>
          </table:table-cell>
          <table:table-cell office:value-type="float" office:value="0.3948645" calcext:value-type="float">
            <text:p>0.3948645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74121E-015" calcext:value-type="float">
            <text:p>1.974121E-15</text:p>
          </table:table-cell>
          <table:table-cell office:value-type="float" office:value="9.506717E-016" calcext:value-type="float">
            <text:p>9.506717E-16</text:p>
          </table:table-cell>
          <table:table-cell office:value-type="float" office:value="1.986441E-015" calcext:value-type="float">
            <text:p>1.986441E-15</text:p>
          </table:table-cell>
          <table:table-cell office:value-type="float" office:value="1.955542E-015" calcext:value-type="float">
            <text:p>1.955542E-15</text:p>
          </table:table-cell>
          <table:table-cell office:value-type="float" office:value="9.672921E-016" calcext:value-type="float">
            <text:p>9.672921E-16</text:p>
          </table:table-cell>
          <table:table-cell office:value-type="float" office:value="9.834963E-016" calcext:value-type="float">
            <text:p>9.834963E-16</text:p>
          </table:table-cell>
          <table:table-cell office:value-type="float" office:value="1.94236E-015" calcext:value-type="float">
            <text:p>1.94236E-15</text:p>
          </table:table-cell>
          <table:table-cell office:value-type="float" office:value="2.307482E-025" calcext:value-type="float">
            <text:p>2.307482E-25</text:p>
          </table:table-cell>
          <table:table-cell office:value-type="float" office:value="1.06699E-029" calcext:value-type="float">
            <text:p>1.06699E-29</text:p>
          </table:table-cell>
          <table:table-cell office:value-type="float" office:value="2.369045E-034" calcext:value-type="float">
            <text:p>2.369045E-34</text:p>
          </table:table-cell>
          <table:table-cell office:value-type="float" office:value="3.832747E-039" calcext:value-type="float">
            <text:p>3.832747E-39</text:p>
          </table:table-cell>
          <table:table-cell office:value-type="float" office:value="2.382207E-044" calcext:value-type="float">
            <text:p>2.382207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2480388" calcext:value-type="float">
            <text:p>-0.02480388</text:p>
          </table:table-cell>
          <table:table-cell office:value-type="float" office:value="-0.02305244" calcext:value-type="float">
            <text:p>-0.02305244</text:p>
          </table:table-cell>
          <table:table-cell office:value-type="float" office:value="-0.01880319" calcext:value-type="float">
            <text:p>-0.01880319</text:p>
          </table:table-cell>
          <table:table-cell office:value-type="float" office:value="-0.01675488" calcext:value-type="float">
            <text:p>-0.01675488</text:p>
          </table:table-cell>
          <table:table-cell office:value-type="float" office:value="-0.01601463" calcext:value-type="float">
            <text:p>-0.01601463</text:p>
          </table:table-cell>
          <table:table-cell office:value-type="float" office:value="-0.01526059" calcext:value-type="float">
            <text:p>-0.01526059</text:p>
          </table:table-cell>
          <table:table-cell office:value-type="float" office:value="-0.01494286" calcext:value-type="float">
            <text:p>-0.01494286</text:p>
          </table:table-cell>
          <table:table-cell office:value-type="float" office:value="-0.01440804" calcext:value-type="float">
            <text:p>-0.01440804</text:p>
          </table:table-cell>
          <table:table-cell office:value-type="float" office:value="-0.01439683" calcext:value-type="float">
            <text:p>-0.01439683</text:p>
          </table:table-cell>
          <table:table-cell office:value-type="float" office:value="-0.0137579" calcext:value-type="float">
            <text:p>-0.01375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2476637" calcext:value-type="float">
            <text:p>-0.02476637</text:p>
          </table:table-cell>
          <table:table-cell office:value-type="float" office:value="0.003425633" calcext:value-type="float">
            <text:p>0.003425633</text:p>
          </table:table-cell>
          <table:table-cell office:value-type="float" office:value="-9999.003" calcext:value-type="float">
            <text:p>-9999.003</text:p>
          </table:table-cell>
          <table:table-cell office:value-type="float" office:value="-2.377515" calcext:value-type="float">
            <text:p>-2.377515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9042003" calcext:value-type="float">
            <text:p>19042003</text:p>
          </table:table-cell>
          <table:table-cell office:value-type="float" office:value="65.60001" calcext:value-type="float">
            <text:p>65.60001</text:p>
          </table:table-cell>
          <table:table-cell office:value-type="float" office:value="42.00279" calcext:value-type="float">
            <text:p>42.00279</text:p>
          </table:table-cell>
          <table:table-cell office:value-type="float" office:value="0" calcext:value-type="float">
            <text:p>0</text:p>
          </table:table-cell>
          <table:table-cell office:value-type="float" office:value="1085.871" calcext:value-type="float">
            <text:p>1085.871</text:p>
          </table:table-cell>
          <table:table-cell office:value-type="float" office:value="4.350091" calcext:value-type="float">
            <text:p>4.350091</text:p>
          </table:table-cell>
          <table:table-cell office:value-type="float" office:value="0" calcext:value-type="float">
            <text:p>0</text:p>
          </table:table-cell>
          <table:table-cell office:value-type="float" office:value="0.3476372" calcext:value-type="float">
            <text:p>0.3476372</text:p>
          </table:table-cell>
          <table:table-cell office:value-type="float" office:value="0.3480695" calcext:value-type="float">
            <text:p>0.3480695</text:p>
          </table:table-cell>
          <table:table-cell office:value-type="float" office:value="0.3447603" calcext:value-type="float">
            <text:p>0.3447603</text:p>
          </table:table-cell>
          <table:table-cell office:value-type="float" office:value="0.3407678" calcext:value-type="float">
            <text:p>0.3407678</text:p>
          </table:table-cell>
          <table:table-cell office:value-type="float" office:value="0.3404036" calcext:value-type="float">
            <text:p>0.3404036</text:p>
          </table:table-cell>
          <table:table-cell office:value-type="float" office:value="0.2955992" calcext:value-type="float">
            <text:p>0.2955992</text:p>
          </table:table-cell>
          <table:table-cell office:value-type="float" office:value="0.2930928" calcext:value-type="float">
            <text:p>0.2930928</text:p>
          </table:table-cell>
          <table:table-cell office:value-type="float" office:value="0.3707902" calcext:value-type="float">
            <text:p>0.3707902</text:p>
          </table:table-cell>
          <table:table-cell office:value-type="float" office:value="0.3637893" calcext:value-type="float">
            <text:p>0.3637893</text:p>
          </table:table-cell>
          <table:table-cell office:value-type="float" office:value="0.3706597" calcext:value-type="float">
            <text:p>0.3706597</text:p>
          </table:table-cell>
          <table:table-cell office:value-type="float" office:value="0.3848547" calcext:value-type="float">
            <text:p>0.3848547</text:p>
          </table:table-cell>
          <table:table-cell office:value-type="float" office:value="0.3948959" calcext:value-type="float">
            <text:p>0.3948959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7254E-015" calcext:value-type="float">
            <text:p>1.97254E-15</text:p>
          </table:table-cell>
          <table:table-cell office:value-type="float" office:value="9.580709E-016" calcext:value-type="float">
            <text:p>9.580709E-16</text:p>
          </table:table-cell>
          <table:table-cell office:value-type="float" office:value="1.98086E-015" calcext:value-type="float">
            <text:p>1.98086E-15</text:p>
          </table:table-cell>
          <table:table-cell office:value-type="float" office:value="1.95553E-015" calcext:value-type="float">
            <text:p>1.95553E-15</text:p>
          </table:table-cell>
          <table:table-cell office:value-type="float" office:value="9.672701E-016" calcext:value-type="float">
            <text:p>9.672701E-16</text:p>
          </table:table-cell>
          <table:table-cell office:value-type="float" office:value="9.834963E-016" calcext:value-type="float">
            <text:p>9.834963E-16</text:p>
          </table:table-cell>
          <table:table-cell office:value-type="float" office:value="1.94236E-015" calcext:value-type="float">
            <text:p>1.94236E-15</text:p>
          </table:table-cell>
          <table:table-cell office:value-type="float" office:value="2.307482E-025" calcext:value-type="float">
            <text:p>2.307482E-25</text:p>
          </table:table-cell>
          <table:table-cell office:value-type="float" office:value="1.06699E-029" calcext:value-type="float">
            <text:p>1.06699E-29</text:p>
          </table:table-cell>
          <table:table-cell office:value-type="float" office:value="2.369045E-034" calcext:value-type="float">
            <text:p>2.369045E-34</text:p>
          </table:table-cell>
          <table:table-cell office:value-type="float" office:value="3.832747E-039" calcext:value-type="float">
            <text:p>3.832747E-39</text:p>
          </table:table-cell>
          <table:table-cell office:value-type="float" office:value="2.522337E-044" calcext:value-type="float">
            <text:p>2.522337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430139" calcext:value-type="float">
            <text:p>-0.01430139</text:p>
          </table:table-cell>
          <table:table-cell office:value-type="float" office:value="-0.0141663" calcext:value-type="float">
            <text:p>-0.0141663</text:p>
          </table:table-cell>
          <table:table-cell office:value-type="float" office:value="-0.01507982" calcext:value-type="float">
            <text:p>-0.01507982</text:p>
          </table:table-cell>
          <table:table-cell office:value-type="float" office:value="-0.01627115" calcext:value-type="float">
            <text:p>-0.01627115</text:p>
          </table:table-cell>
          <table:table-cell office:value-type="float" office:value="-0.01636906" calcext:value-type="float">
            <text:p>-0.01636906</text:p>
          </table:table-cell>
          <table:table-cell office:value-type="float" office:value="-0.01581886" calcext:value-type="float">
            <text:p>-0.01581886</text:p>
          </table:table-cell>
          <table:table-cell office:value-type="float" office:value="-0.01525158" calcext:value-type="float">
            <text:p>-0.01525158</text:p>
          </table:table-cell>
          <table:table-cell office:value-type="float" office:value="-0.01454271" calcext:value-type="float">
            <text:p>-0.01454271</text:p>
          </table:table-cell>
          <table:table-cell office:value-type="float" office:value="-0.014336" calcext:value-type="float">
            <text:p>-0.014336</text:p>
          </table:table-cell>
          <table:table-cell office:value-type="float" office:value="-0.01363664" calcext:value-type="float">
            <text:p>-0.013636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428643" calcext:value-type="float">
            <text:p>-0.01428643</text:p>
          </table:table-cell>
          <table:table-cell office:value-type="float" office:value="0.002175275" calcext:value-type="float">
            <text:p>0.002175275</text:p>
          </table:table-cell>
          <table:table-cell office:value-type="float" office:value="-9999.002" calcext:value-type="float">
            <text:p>-9999.002</text:p>
          </table:table-cell>
          <table:table-cell office:value-type="float" office:value="-2.377621" calcext:value-type="float">
            <text:p>-2.377621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0042003" calcext:value-type="float">
            <text:p>20042003</text:p>
          </table:table-cell>
          <table:table-cell office:value-type="float" office:value="65.60001" calcext:value-type="float">
            <text:p>65.60001</text:p>
          </table:table-cell>
          <table:table-cell office:value-type="float" office:value="42.77416" calcext:value-type="float">
            <text:p>42.77416</text:p>
          </table:table-cell>
          <table:table-cell office:value-type="float" office:value="0" calcext:value-type="float">
            <text:p>0</text:p>
          </table:table-cell>
          <table:table-cell office:value-type="float" office:value="1085.1" calcext:value-type="float">
            <text:p>1085.1</text:p>
          </table:table-cell>
          <table:table-cell office:value-type="float" office:value="4.350234" calcext:value-type="float">
            <text:p>4.350234</text:p>
          </table:table-cell>
          <table:table-cell office:value-type="float" office:value="0" calcext:value-type="float">
            <text:p>0</text:p>
          </table:table-cell>
          <table:table-cell office:value-type="float" office:value="0.3348573" calcext:value-type="float">
            <text:p>0.3348573</text:p>
          </table:table-cell>
          <table:table-cell office:value-type="float" office:value="0.3356194" calcext:value-type="float">
            <text:p>0.3356194</text:p>
          </table:table-cell>
          <table:table-cell office:value-type="float" office:value="0.3389272" calcext:value-type="float">
            <text:p>0.3389272</text:p>
          </table:table-cell>
          <table:table-cell office:value-type="float" office:value="0.3416602" calcext:value-type="float">
            <text:p>0.3416602</text:p>
          </table:table-cell>
          <table:table-cell office:value-type="float" office:value="0.3426846" calcext:value-type="float">
            <text:p>0.3426846</text:p>
          </table:table-cell>
          <table:table-cell office:value-type="float" office:value="0.2962609" calcext:value-type="float">
            <text:p>0.2962609</text:p>
          </table:table-cell>
          <table:table-cell office:value-type="float" office:value="0.2928487" calcext:value-type="float">
            <text:p>0.2928487</text:p>
          </table:table-cell>
          <table:table-cell office:value-type="float" office:value="0.3706222" calcext:value-type="float">
            <text:p>0.3706222</text:p>
          </table:table-cell>
          <table:table-cell office:value-type="float" office:value="0.3638562" calcext:value-type="float">
            <text:p>0.3638562</text:p>
          </table:table-cell>
          <table:table-cell office:value-type="float" office:value="0.3708366" calcext:value-type="float">
            <text:p>0.3708366</text:p>
          </table:table-cell>
          <table:table-cell office:value-type="float" office:value="0.3849747" calcext:value-type="float">
            <text:p>0.3849747</text:p>
          </table:table-cell>
          <table:table-cell office:value-type="float" office:value="0.3949303" calcext:value-type="float">
            <text:p>0.3949303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71418E-015" calcext:value-type="float">
            <text:p>1.971418E-15</text:p>
          </table:table-cell>
          <table:table-cell office:value-type="float" office:value="9.632567E-016" calcext:value-type="float">
            <text:p>9.632567E-16</text:p>
          </table:table-cell>
          <table:table-cell office:value-type="float" office:value="1.976957E-015" calcext:value-type="float">
            <text:p>1.976957E-15</text:p>
          </table:table-cell>
          <table:table-cell office:value-type="float" office:value="1.955518E-015" calcext:value-type="float">
            <text:p>1.955518E-15</text:p>
          </table:table-cell>
          <table:table-cell office:value-type="float" office:value="9.672565E-016" calcext:value-type="float">
            <text:p>9.672565E-16</text:p>
          </table:table-cell>
          <table:table-cell office:value-type="float" office:value="9.834963E-016" calcext:value-type="float">
            <text:p>9.834963E-16</text:p>
          </table:table-cell>
          <table:table-cell office:value-type="float" office:value="1.94236E-015" calcext:value-type="float">
            <text:p>1.94236E-15</text:p>
          </table:table-cell>
          <table:table-cell office:value-type="float" office:value="2.307482E-025" calcext:value-type="float">
            <text:p>2.307482E-25</text:p>
          </table:table-cell>
          <table:table-cell office:value-type="float" office:value="1.06699E-029" calcext:value-type="float">
            <text:p>1.06699E-29</text:p>
          </table:table-cell>
          <table:table-cell office:value-type="float" office:value="2.369045E-034" calcext:value-type="float">
            <text:p>2.369045E-34</text:p>
          </table:table-cell>
          <table:table-cell office:value-type="float" office:value="3.832747E-039" calcext:value-type="float">
            <text:p>3.832747E-39</text:p>
          </table:table-cell>
          <table:table-cell office:value-type="float" office:value="2.522337E-044" calcext:value-type="float">
            <text:p>2.522337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809656" calcext:value-type="float">
            <text:p>-0.01809656</text:p>
          </table:table-cell>
          <table:table-cell office:value-type="float" office:value="-0.01780204" calcext:value-type="float">
            <text:p>-0.01780204</text:p>
          </table:table-cell>
          <table:table-cell office:value-type="float" office:value="-0.01673227" calcext:value-type="float">
            <text:p>-0.01673227</text:p>
          </table:table-cell>
          <table:table-cell office:value-type="float" office:value="-0.01597141" calcext:value-type="float">
            <text:p>-0.01597141</text:p>
          </table:table-cell>
          <table:table-cell office:value-type="float" office:value="-0.01568311" calcext:value-type="float">
            <text:p>-0.01568311</text:p>
          </table:table-cell>
          <table:table-cell office:value-type="float" office:value="-0.01555788" calcext:value-type="float">
            <text:p>-0.01555788</text:p>
          </table:table-cell>
          <table:table-cell office:value-type="float" office:value="-0.01536208" calcext:value-type="float">
            <text:p>-0.01536208</text:p>
          </table:table-cell>
          <table:table-cell office:value-type="float" office:value="-0.01468656" calcext:value-type="float">
            <text:p>-0.01468656</text:p>
          </table:table-cell>
          <table:table-cell office:value-type="float" office:value="-0.01429207" calcext:value-type="float">
            <text:p>-0.01429207</text:p>
          </table:table-cell>
          <table:table-cell office:value-type="float" office:value="-0.01352574" calcext:value-type="float">
            <text:p>-0.013525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806992" calcext:value-type="float">
            <text:p>-0.01806992</text:p>
          </table:table-cell>
          <table:table-cell office:value-type="float" office:value="0.001299992" calcext:value-type="float">
            <text:p>0.001299992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2.377678" calcext:value-type="float">
            <text:p>-2.377678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1042003" calcext:value-type="float">
            <text:p>21042003</text:p>
          </table:table-cell>
          <table:table-cell office:value-type="float" office:value="65.60001" calcext:value-type="float">
            <text:p>65.60001</text:p>
          </table:table-cell>
          <table:table-cell office:value-type="float" office:value="45.93143" calcext:value-type="float">
            <text:p>45.93143</text:p>
          </table:table-cell>
          <table:table-cell office:value-type="float" office:value="0" calcext:value-type="float">
            <text:p>0</text:p>
          </table:table-cell>
          <table:table-cell office:value-type="float" office:value="1081.943" calcext:value-type="float">
            <text:p>1081.943</text:p>
          </table:table-cell>
          <table:table-cell office:value-type="float" office:value="4.350234" calcext:value-type="float">
            <text:p>4.350234</text:p>
          </table:table-cell>
          <table:table-cell office:value-type="float" office:value="0" calcext:value-type="float">
            <text:p>0</text:p>
          </table:table-cell>
          <table:table-cell office:value-type="float" office:value="0.1140806" calcext:value-type="float">
            <text:p>0.1140806</text:p>
          </table:table-cell>
          <table:table-cell office:value-type="float" office:value="0.3294094" calcext:value-type="float">
            <text:p>0.3294094</text:p>
          </table:table-cell>
          <table:table-cell office:value-type="float" office:value="0.3334498" calcext:value-type="float">
            <text:p>0.3334498</text:p>
          </table:table-cell>
          <table:table-cell office:value-type="float" office:value="0.3377381" calcext:value-type="float">
            <text:p>0.3377381</text:p>
          </table:table-cell>
          <table:table-cell office:value-type="float" office:value="0.3398757" calcext:value-type="float">
            <text:p>0.3398757</text:p>
          </table:table-cell>
          <table:table-cell office:value-type="float" office:value="0.2958009" calcext:value-type="float">
            <text:p>0.2958009</text:p>
          </table:table-cell>
          <table:table-cell office:value-type="float" office:value="0.2927412" calcext:value-type="float">
            <text:p>0.2927412</text:p>
          </table:table-cell>
          <table:table-cell office:value-type="float" office:value="0.3705273" calcext:value-type="float">
            <text:p>0.3705273</text:p>
          </table:table-cell>
          <table:table-cell office:value-type="float" office:value="0.3639068" calcext:value-type="float">
            <text:p>0.3639068</text:p>
          </table:table-cell>
          <table:table-cell office:value-type="float" office:value="0.3709995" calcext:value-type="float">
            <text:p>0.3709995</text:p>
          </table:table-cell>
          <table:table-cell office:value-type="float" office:value="0.3850929" calcext:value-type="float">
            <text:p>0.3850929</text:p>
          </table:table-cell>
          <table:table-cell office:value-type="float" office:value="0.3949674" calcext:value-type="float">
            <text:p>0.3949674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71775E-015" calcext:value-type="float">
            <text:p>1.971775E-15</text:p>
          </table:table-cell>
          <table:table-cell office:value-type="float" office:value="9.632769E-016" calcext:value-type="float">
            <text:p>9.632769E-16</text:p>
          </table:table-cell>
          <table:table-cell office:value-type="float" office:value="1.976893E-015" calcext:value-type="float">
            <text:p>1.976893E-15</text:p>
          </table:table-cell>
          <table:table-cell office:value-type="float" office:value="1.955503E-015" calcext:value-type="float">
            <text:p>1.955503E-15</text:p>
          </table:table-cell>
          <table:table-cell office:value-type="float" office:value="9.672428E-016" calcext:value-type="float">
            <text:p>9.672428E-16</text:p>
          </table:table-cell>
          <table:table-cell office:value-type="float" office:value="9.834963E-016" calcext:value-type="float">
            <text:p>9.834963E-16</text:p>
          </table:table-cell>
          <table:table-cell office:value-type="float" office:value="1.94236E-015" calcext:value-type="float">
            <text:p>1.94236E-15</text:p>
          </table:table-cell>
          <table:table-cell office:value-type="float" office:value="2.307482E-025" calcext:value-type="float">
            <text:p>2.307482E-25</text:p>
          </table:table-cell>
          <table:table-cell office:value-type="float" office:value="1.06699E-029" calcext:value-type="float">
            <text:p>1.06699E-29</text:p>
          </table:table-cell>
          <table:table-cell office:value-type="float" office:value="2.369046E-034" calcext:value-type="float">
            <text:p>2.369046E-34</text:p>
          </table:table-cell>
          <table:table-cell office:value-type="float" office:value="3.832747E-039" calcext:value-type="float">
            <text:p>3.832747E-39</text:p>
          </table:table-cell>
          <table:table-cell office:value-type="float" office:value="2.382207E-044" calcext:value-type="float">
            <text:p>2.382207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3.8062" calcext:value-type="float">
            <text:p>-63.8062</text:p>
          </table:table-cell>
          <table:table-cell office:value-type="float" office:value="-0.019975" calcext:value-type="float">
            <text:p>-0.019975</text:p>
          </table:table-cell>
          <table:table-cell office:value-type="float" office:value="-0.01850788" calcext:value-type="float">
            <text:p>-0.01850788</text:p>
          </table:table-cell>
          <table:table-cell office:value-type="float" office:value="-0.01714323" calcext:value-type="float">
            <text:p>-0.01714323</text:p>
          </table:table-cell>
          <table:table-cell office:value-type="float" office:value="-0.01649143" calcext:value-type="float">
            <text:p>-0.01649143</text:p>
          </table:table-cell>
          <table:table-cell office:value-type="float" office:value="-0.0157345" calcext:value-type="float">
            <text:p>-0.0157345</text:p>
          </table:table-cell>
          <table:table-cell office:value-type="float" office:value="-0.01540774" calcext:value-type="float">
            <text:p>-0.01540774</text:p>
          </table:table-cell>
          <table:table-cell office:value-type="float" office:value="-0.0147684" calcext:value-type="float">
            <text:p>-0.0147684</text:p>
          </table:table-cell>
          <table:table-cell office:value-type="float" office:value="-0.01425902" calcext:value-type="float">
            <text:p>-0.01425902</text:p>
          </table:table-cell>
          <table:table-cell office:value-type="float" office:value="-0.01342439" calcext:value-type="float">
            <text:p>-0.013424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4.12336" calcext:value-type="float">
            <text:p>-24.12336</text:p>
          </table:table-cell>
          <table:table-cell office:value-type="float" office:value="0.001279913" calcext:value-type="float">
            <text:p>0.001279913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2.377679" calcext:value-type="float">
            <text:p>-2.377679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2042003" calcext:value-type="float">
            <text:p>22042003</text:p>
          </table:table-cell>
          <table:table-cell office:value-type="float" office:value="65.60001" calcext:value-type="float">
            <text:p>65.60001</text:p>
          </table:table-cell>
          <table:table-cell office:value-type="float" office:value="45.99834" calcext:value-type="float">
            <text:p>45.99834</text:p>
          </table:table-cell>
          <table:table-cell office:value-type="float" office:value="0" calcext:value-type="float">
            <text:p>0</text:p>
          </table:table-cell>
          <table:table-cell office:value-type="float" office:value="1081.876" calcext:value-type="float">
            <text:p>1081.876</text:p>
          </table:table-cell>
          <table:table-cell office:value-type="float" office:value="4.350234" calcext:value-type="float">
            <text:p>4.350234</text:p>
          </table:table-cell>
          <table:table-cell office:value-type="float" office:value="0" calcext:value-type="float">
            <text:p>0</text:p>
          </table:table-cell>
          <table:table-cell office:value-type="float" office:value="0.113305" calcext:value-type="float">
            <text:p>0.113305</text:p>
          </table:table-cell>
          <table:table-cell office:value-type="float" office:value="0.3318605" calcext:value-type="float">
            <text:p>0.3318605</text:p>
          </table:table-cell>
          <table:table-cell office:value-type="float" office:value="0.3337882" calcext:value-type="float">
            <text:p>0.3337882</text:p>
          </table:table-cell>
          <table:table-cell office:value-type="float" office:value="0.3363192" calcext:value-type="float">
            <text:p>0.3363192</text:p>
          </table:table-cell>
          <table:table-cell office:value-type="float" office:value="0.3380764" calcext:value-type="float">
            <text:p>0.3380764</text:p>
          </table:table-cell>
          <table:table-cell office:value-type="float" office:value="0.2947391" calcext:value-type="float">
            <text:p>0.2947391</text:p>
          </table:table-cell>
          <table:table-cell office:value-type="float" office:value="0.292188" calcext:value-type="float">
            <text:p>0.292188</text:p>
          </table:table-cell>
          <table:table-cell office:value-type="float" office:value="0.3704222" calcext:value-type="float">
            <text:p>0.3704222</text:p>
          </table:table-cell>
          <table:table-cell office:value-type="float" office:value="0.3639475" calcext:value-type="float">
            <text:p>0.3639475</text:p>
          </table:table-cell>
          <table:table-cell office:value-type="float" office:value="0.3711495" calcext:value-type="float">
            <text:p>0.3711495</text:p>
          </table:table-cell>
          <table:table-cell office:value-type="float" office:value="0.3852083" calcext:value-type="float">
            <text:p>0.3852083</text:p>
          </table:table-cell>
          <table:table-cell office:value-type="float" office:value="0.395007" calcext:value-type="float">
            <text:p>0.395007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72239E-015" calcext:value-type="float">
            <text:p>1.972239E-15</text:p>
          </table:table-cell>
          <table:table-cell office:value-type="float" office:value="9.633006E-016" calcext:value-type="float">
            <text:p>9.633006E-16</text:p>
          </table:table-cell>
          <table:table-cell office:value-type="float" office:value="1.976812E-015" calcext:value-type="float">
            <text:p>1.976812E-15</text:p>
          </table:table-cell>
          <table:table-cell office:value-type="float" office:value="1.955482E-015" calcext:value-type="float">
            <text:p>1.955482E-15</text:p>
          </table:table-cell>
          <table:table-cell office:value-type="float" office:value="9.672269E-016" calcext:value-type="float">
            <text:p>9.672269E-16</text:p>
          </table:table-cell>
          <table:table-cell office:value-type="float" office:value="9.834963E-016" calcext:value-type="float">
            <text:p>9.834963E-16</text:p>
          </table:table-cell>
          <table:table-cell office:value-type="float" office:value="1.94236E-015" calcext:value-type="float">
            <text:p>1.94236E-15</text:p>
          </table:table-cell>
          <table:table-cell office:value-type="float" office:value="2.307482E-025" calcext:value-type="float">
            <text:p>2.307482E-25</text:p>
          </table:table-cell>
          <table:table-cell office:value-type="float" office:value="1.06699E-029" calcext:value-type="float">
            <text:p>1.06699E-29</text:p>
          </table:table-cell>
          <table:table-cell office:value-type="float" office:value="2.369045E-034" calcext:value-type="float">
            <text:p>2.369045E-34</text:p>
          </table:table-cell>
          <table:table-cell office:value-type="float" office:value="3.832747E-039" calcext:value-type="float">
            <text:p>3.832747E-39</text:p>
          </table:table-cell>
          <table:table-cell office:value-type="float" office:value="2.522337E-044" calcext:value-type="float">
            <text:p>2.522337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7.20746" calcext:value-type="float">
            <text:p>-67.20746</text:p>
          </table:table-cell>
          <table:table-cell office:value-type="float" office:value="-0.01906377" calcext:value-type="float">
            <text:p>-0.01906377</text:p>
          </table:table-cell>
          <table:table-cell office:value-type="float" office:value="-0.01839327" calcext:value-type="float">
            <text:p>-0.01839327</text:p>
          </table:table-cell>
          <table:table-cell office:value-type="float" office:value="-0.01760128" calcext:value-type="float">
            <text:p>-0.01760128</text:p>
          </table:table-cell>
          <table:table-cell office:value-type="float" office:value="-0.01704571" calcext:value-type="float">
            <text:p>-0.01704571</text:p>
          </table:table-cell>
          <table:table-cell office:value-type="float" office:value="-0.01616499" calcext:value-type="float">
            <text:p>-0.01616499</text:p>
          </table:table-cell>
          <table:table-cell office:value-type="float" office:value="-0.01565252" calcext:value-type="float">
            <text:p>-0.01565252</text:p>
          </table:table-cell>
          <table:table-cell office:value-type="float" office:value="-0.01485881" calcext:value-type="float">
            <text:p>-0.01485881</text:p>
          </table:table-cell>
          <table:table-cell office:value-type="float" office:value="-0.01423244" calcext:value-type="float">
            <text:p>-0.01423244</text:p>
          </table:table-cell>
          <table:table-cell office:value-type="float" office:value="-0.0133317" calcext:value-type="float">
            <text:p>-0.01333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8.2175" calcext:value-type="float">
            <text:p>-28.2175</text:p>
          </table:table-cell>
          <table:table-cell office:value-type="float" office:value="0.001271008" calcext:value-type="float">
            <text:p>0.001271008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2.377623" calcext:value-type="float">
            <text:p>-2.377623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3042003" calcext:value-type="float">
            <text:p>23042003</text:p>
          </table:table-cell>
          <table:table-cell office:value-type="float" office:value="72.80001" calcext:value-type="float">
            <text:p>72.80001</text:p>
          </table:table-cell>
          <table:table-cell office:value-type="float" office:value="46.38552" calcext:value-type="float">
            <text:p>46.38552</text:p>
          </table:table-cell>
          <table:table-cell office:value-type="float" office:value="0" calcext:value-type="float">
            <text:p>0</text:p>
          </table:table-cell>
          <table:table-cell office:value-type="float" office:value="1088.599" calcext:value-type="float">
            <text:p>1088.599</text:p>
          </table:table-cell>
          <table:table-cell office:value-type="float" office:value="4.440152" calcext:value-type="float">
            <text:p>4.440152</text:p>
          </table:table-cell>
          <table:table-cell office:value-type="float" office:value="0" calcext:value-type="float">
            <text:p>0</text:p>
          </table:table-cell>
          <table:table-cell office:value-type="float" office:value="0.3919493" calcext:value-type="float">
            <text:p>0.3919493</text:p>
          </table:table-cell>
          <table:table-cell office:value-type="float" office:value="0.3919671" calcext:value-type="float">
            <text:p>0.3919671</text:p>
          </table:table-cell>
          <table:table-cell office:value-type="float" office:value="0.3571687" calcext:value-type="float">
            <text:p>0.3571687</text:p>
          </table:table-cell>
          <table:table-cell office:value-type="float" office:value="0.3396983" calcext:value-type="float">
            <text:p>0.3396983</text:p>
          </table:table-cell>
          <table:table-cell office:value-type="float" office:value="0.3381894" calcext:value-type="float">
            <text:p>0.3381894</text:p>
          </table:table-cell>
          <table:table-cell office:value-type="float" office:value="0.2940159" calcext:value-type="float">
            <text:p>0.2940159</text:p>
          </table:table-cell>
          <table:table-cell office:value-type="float" office:value="0.291631" calcext:value-type="float">
            <text:p>0.291631</text:p>
          </table:table-cell>
          <table:table-cell office:value-type="float" office:value="0.3702725" calcext:value-type="float">
            <text:p>0.3702725</text:p>
          </table:table-cell>
          <table:table-cell office:value-type="float" office:value="0.3639738" calcext:value-type="float">
            <text:p>0.3639738</text:p>
          </table:table-cell>
          <table:table-cell office:value-type="float" office:value="0.3712878" calcext:value-type="float">
            <text:p>0.3712878</text:p>
          </table:table-cell>
          <table:table-cell office:value-type="float" office:value="0.38532" calcext:value-type="float">
            <text:p>0.38532</text:p>
          </table:table-cell>
          <table:table-cell office:value-type="float" office:value="0.3950493" calcext:value-type="float">
            <text:p>0.3950493</text:p>
          </table:table-cell>
          <table:table-cell office:value-type="float" office:value="0.4623751" calcext:value-type="float">
            <text:p>0.4623751</text:p>
          </table:table-cell>
          <table:table-cell office:value-type="float" office:value="0" calcext:value-type="float">
            <text:p>0</text:p>
          </table:table-cell>
          <table:table-cell office:value-type="float" office:value="1.972635E-015" calcext:value-type="float">
            <text:p>1.972635E-15</text:p>
          </table:table-cell>
          <table:table-cell office:value-type="float" office:value="9.633339E-016" calcext:value-type="float">
            <text:p>9.633339E-16</text:p>
          </table:table-cell>
          <table:table-cell office:value-type="float" office:value="1.976733E-015" calcext:value-type="float">
            <text:p>1.976733E-15</text:p>
          </table:table-cell>
          <table:table-cell office:value-type="float" office:value="1.955465E-015" calcext:value-type="float">
            <text:p>1.955465E-15</text:p>
          </table:table-cell>
          <table:table-cell office:value-type="float" office:value="9.672074E-016" calcext:value-type="float">
            <text:p>9.672074E-16</text:p>
          </table:table-cell>
          <table:table-cell office:value-type="float" office:value="9.834963E-016" calcext:value-type="float">
            <text:p>9.834963E-16</text:p>
          </table:table-cell>
          <table:table-cell office:value-type="float" office:value="1.94236E-015" calcext:value-type="float">
            <text:p>1.94236E-15</text:p>
          </table:table-cell>
          <table:table-cell office:value-type="float" office:value="2.307482E-025" calcext:value-type="float">
            <text:p>2.307482E-25</text:p>
          </table:table-cell>
          <table:table-cell office:value-type="float" office:value="1.06699E-029" calcext:value-type="float">
            <text:p>1.06699E-29</text:p>
          </table:table-cell>
          <table:table-cell office:value-type="float" office:value="2.369045E-034" calcext:value-type="float">
            <text:p>2.369045E-34</text:p>
          </table:table-cell>
          <table:table-cell office:value-type="float" office:value="3.832747E-039" calcext:value-type="float">
            <text:p>3.832747E-39</text:p>
          </table:table-cell>
          <table:table-cell office:value-type="float" office:value="2.382207E-044" calcext:value-type="float">
            <text:p>2.382207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6661499" calcext:value-type="float">
            <text:p>-0.006661499</text:p>
          </table:table-cell>
          <table:table-cell office:value-type="float" office:value="-0.006633479" calcext:value-type="float">
            <text:p>-0.006633479</text:p>
          </table:table-cell>
          <table:table-cell office:value-type="float" office:value="-0.01240822" calcext:value-type="float">
            <text:p>-0.01240822</text:p>
          </table:table-cell>
          <table:table-cell office:value-type="float" office:value="-0.01670139" calcext:value-type="float">
            <text:p>-0.01670139</text:p>
          </table:table-cell>
          <table:table-cell office:value-type="float" office:value="-0.01705545" calcext:value-type="float">
            <text:p>-0.01705545</text:p>
          </table:table-cell>
          <table:table-cell office:value-type="float" office:value="-0.01646798" calcext:value-type="float">
            <text:p>-0.01646798</text:p>
          </table:table-cell>
          <table:table-cell office:value-type="float" office:value="-0.01590504" calcext:value-type="float">
            <text:p>-0.01590504</text:p>
          </table:table-cell>
          <table:table-cell office:value-type="float" office:value="-0.01498897" calcext:value-type="float">
            <text:p>-0.01498897</text:p>
          </table:table-cell>
          <table:table-cell office:value-type="float" office:value="-0.01421519" calcext:value-type="float">
            <text:p>-0.01421519</text:p>
          </table:table-cell>
          <table:table-cell office:value-type="float" office:value="-0.013247" calcext:value-type="float">
            <text:p>-0.0132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6733194" calcext:value-type="float">
            <text:p>-0.006733194</text:p>
          </table:table-cell>
          <table:table-cell office:value-type="float" office:value="0.001261389" calcext:value-type="float">
            <text:p>0.001261389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2.377539" calcext:value-type="float">
            <text:p>-2.377539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4042003" calcext:value-type="float">
            <text:p>24042003</text:p>
          </table:table-cell>
          <table:table-cell office:value-type="float" office:value="73.19999" calcext:value-type="float">
            <text:p>73.19999</text:p>
          </table:table-cell>
          <table:table-cell office:value-type="float" office:value="47.05383" calcext:value-type="float">
            <text:p>47.05383</text:p>
          </table:table-cell>
          <table:table-cell office:value-type="float" office:value="0" calcext:value-type="float">
            <text:p>0</text:p>
          </table:table-cell>
          <table:table-cell office:value-type="float" office:value="1088.327" calcext:value-type="float">
            <text:p>1088.327</text:p>
          </table:table-cell>
          <table:table-cell office:value-type="float" office:value="4.443483" calcext:value-type="float">
            <text:p>4.443483</text:p>
          </table:table-cell>
          <table:table-cell office:value-type="float" office:value="0" calcext:value-type="float">
            <text:p>0</text:p>
          </table:table-cell>
          <table:table-cell office:value-type="float" office:value="0.3534222" calcext:value-type="float">
            <text:p>0.3534222</text:p>
          </table:table-cell>
          <table:table-cell office:value-type="float" office:value="0.3542521" calcext:value-type="float">
            <text:p>0.3542521</text:p>
          </table:table-cell>
          <table:table-cell office:value-type="float" office:value="0.354953" calcext:value-type="float">
            <text:p>0.354953</text:p>
          </table:table-cell>
          <table:table-cell office:value-type="float" office:value="0.354641" calcext:value-type="float">
            <text:p>0.354641</text:p>
          </table:table-cell>
          <table:table-cell office:value-type="float" office:value="0.3535494" calcext:value-type="float">
            <text:p>0.3535494</text:p>
          </table:table-cell>
          <table:table-cell office:value-type="float" office:value="0.2980587" calcext:value-type="float">
            <text:p>0.2980587</text:p>
          </table:table-cell>
          <table:table-cell office:value-type="float" office:value="0.2923706" calcext:value-type="float">
            <text:p>0.2923706</text:p>
          </table:table-cell>
          <table:table-cell office:value-type="float" office:value="0.3701829" calcext:value-type="float">
            <text:p>0.3701829</text:p>
          </table:table-cell>
          <table:table-cell office:value-type="float" office:value="0.3639859" calcext:value-type="float">
            <text:p>0.3639859</text:p>
          </table:table-cell>
          <table:table-cell office:value-type="float" office:value="0.3714148" calcext:value-type="float">
            <text:p>0.3714148</text:p>
          </table:table-cell>
          <table:table-cell office:value-type="float" office:value="0.3854283" calcext:value-type="float">
            <text:p>0.3854283</text:p>
          </table:table-cell>
          <table:table-cell office:value-type="float" office:value="0.3950922" calcext:value-type="float">
            <text:p>0.3950922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7291E-015" calcext:value-type="float">
            <text:p>1.97291E-15</text:p>
          </table:table-cell>
          <table:table-cell office:value-type="float" office:value="9.633642E-016" calcext:value-type="float">
            <text:p>9.633642E-16</text:p>
          </table:table-cell>
          <table:table-cell office:value-type="float" office:value="1.976676E-015" calcext:value-type="float">
            <text:p>1.976676E-15</text:p>
          </table:table-cell>
          <table:table-cell office:value-type="float" office:value="1.955449E-015" calcext:value-type="float">
            <text:p>1.955449E-15</text:p>
          </table:table-cell>
          <table:table-cell office:value-type="float" office:value="9.671934E-016" calcext:value-type="float">
            <text:p>9.671934E-16</text:p>
          </table:table-cell>
          <table:table-cell office:value-type="float" office:value="9.834963E-016" calcext:value-type="float">
            <text:p>9.834963E-16</text:p>
          </table:table-cell>
          <table:table-cell office:value-type="float" office:value="1.94236E-015" calcext:value-type="float">
            <text:p>1.94236E-15</text:p>
          </table:table-cell>
          <table:table-cell office:value-type="float" office:value="2.307482E-025" calcext:value-type="float">
            <text:p>2.307482E-25</text:p>
          </table:table-cell>
          <table:table-cell office:value-type="float" office:value="1.06699E-029" calcext:value-type="float">
            <text:p>1.06699E-29</text:p>
          </table:table-cell>
          <table:table-cell office:value-type="float" office:value="2.369046E-034" calcext:value-type="float">
            <text:p>2.369046E-34</text:p>
          </table:table-cell>
          <table:table-cell office:value-type="float" office:value="3.832747E-039" calcext:value-type="float">
            <text:p>3.832747E-39</text:p>
          </table:table-cell>
          <table:table-cell office:value-type="float" office:value="2.382207E-044" calcext:value-type="float">
            <text:p>2.382207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295619" calcext:value-type="float">
            <text:p>-0.01295619</text:p>
          </table:table-cell>
          <table:table-cell office:value-type="float" office:value="-0.01273747" calcext:value-type="float">
            <text:p>-0.01273747</text:p>
          </table:table-cell>
          <table:table-cell office:value-type="float" office:value="-0.01258368" calcext:value-type="float">
            <text:p>-0.01258368</text:p>
          </table:table-cell>
          <table:table-cell office:value-type="float" office:value="-0.01270971" calcext:value-type="float">
            <text:p>-0.01270971</text:p>
          </table:table-cell>
          <table:table-cell office:value-type="float" office:value="-0.01295719" calcext:value-type="float">
            <text:p>-0.01295719</text:p>
          </table:table-cell>
          <table:table-cell office:value-type="float" office:value="-0.0148835" calcext:value-type="float">
            <text:p>-0.0148835</text:p>
          </table:table-cell>
          <table:table-cell office:value-type="float" office:value="-0.01558225" calcext:value-type="float">
            <text:p>-0.01558225</text:p>
          </table:table-cell>
          <table:table-cell office:value-type="float" office:value="-0.01506976" calcext:value-type="float">
            <text:p>-0.01506976</text:p>
          </table:table-cell>
          <table:table-cell office:value-type="float" office:value="-0.01420734" calcext:value-type="float">
            <text:p>-0.01420734</text:p>
          </table:table-cell>
          <table:table-cell office:value-type="float" office:value="-0.01316959" calcext:value-type="float">
            <text:p>-0.013169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295587" calcext:value-type="float">
            <text:p>-0.01295587</text:p>
          </table:table-cell>
          <table:table-cell office:value-type="float" office:value="0.001243578" calcext:value-type="float">
            <text:p>0.001243578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2.377409" calcext:value-type="float">
            <text:p>-2.377409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5042003" calcext:value-type="float">
            <text:p>25042003</text:p>
          </table:table-cell>
          <table:table-cell office:value-type="float" office:value="73.39996" calcext:value-type="float">
            <text:p>73.39996</text:p>
          </table:table-cell>
          <table:table-cell office:value-type="float" office:value="50.81702" calcext:value-type="float">
            <text:p>50.81702</text:p>
          </table:table-cell>
          <table:table-cell office:value-type="float" office:value="0" calcext:value-type="float">
            <text:p>0</text:p>
          </table:table-cell>
          <table:table-cell office:value-type="float" office:value="1084.762" calcext:value-type="float">
            <text:p>1084.762</text:p>
          </table:table-cell>
          <table:table-cell office:value-type="float" office:value="4.445168" calcext:value-type="float">
            <text:p>4.445168</text:p>
          </table:table-cell>
          <table:table-cell office:value-type="float" office:value="0" calcext:value-type="float">
            <text:p>0</text:p>
          </table:table-cell>
          <table:table-cell office:value-type="float" office:value="0.1137977" calcext:value-type="float">
            <text:p>0.1137977</text:p>
          </table:table-cell>
          <table:table-cell office:value-type="float" office:value="0.3415634" calcext:value-type="float">
            <text:p>0.3415634</text:p>
          </table:table-cell>
          <table:table-cell office:value-type="float" office:value="0.3450139" calcext:value-type="float">
            <text:p>0.3450139</text:p>
          </table:table-cell>
          <table:table-cell office:value-type="float" office:value="0.3485197" calcext:value-type="float">
            <text:p>0.3485197</text:p>
          </table:table-cell>
          <table:table-cell office:value-type="float" office:value="0.3497765" calcext:value-type="float">
            <text:p>0.3497765</text:p>
          </table:table-cell>
          <table:table-cell office:value-type="float" office:value="0.3000064" calcext:value-type="float">
            <text:p>0.3000064</text:p>
          </table:table-cell>
          <table:table-cell office:value-type="float" office:value="0.2939426" calcext:value-type="float">
            <text:p>0.2939426</text:p>
          </table:table-cell>
          <table:table-cell office:value-type="float" office:value="0.3703847" calcext:value-type="float">
            <text:p>0.3703847</text:p>
          </table:table-cell>
          <table:table-cell office:value-type="float" office:value="0.3640125" calcext:value-type="float">
            <text:p>0.3640125</text:p>
          </table:table-cell>
          <table:table-cell office:value-type="float" office:value="0.3715318" calcext:value-type="float">
            <text:p>0.3715318</text:p>
          </table:table-cell>
          <table:table-cell office:value-type="float" office:value="0.3855323" calcext:value-type="float">
            <text:p>0.3855323</text:p>
          </table:table-cell>
          <table:table-cell office:value-type="float" office:value="0.3951373" calcext:value-type="float">
            <text:p>0.3951373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73276E-015" calcext:value-type="float">
            <text:p>1.973276E-15</text:p>
          </table:table-cell>
          <table:table-cell office:value-type="float" office:value="9.633858E-016" calcext:value-type="float">
            <text:p>9.633858E-16</text:p>
          </table:table-cell>
          <table:table-cell office:value-type="float" office:value="1.976612E-015" calcext:value-type="float">
            <text:p>1.976612E-15</text:p>
          </table:table-cell>
          <table:table-cell office:value-type="float" office:value="1.955431E-015" calcext:value-type="float">
            <text:p>1.955431E-15</text:p>
          </table:table-cell>
          <table:table-cell office:value-type="float" office:value="9.671797E-016" calcext:value-type="float">
            <text:p>9.671797E-16</text:p>
          </table:table-cell>
          <table:table-cell office:value-type="float" office:value="9.834963E-016" calcext:value-type="float">
            <text:p>9.834963E-16</text:p>
          </table:table-cell>
          <table:table-cell office:value-type="float" office:value="1.94236E-015" calcext:value-type="float">
            <text:p>1.94236E-15</text:p>
          </table:table-cell>
          <table:table-cell office:value-type="float" office:value="2.307482E-025" calcext:value-type="float">
            <text:p>2.307482E-25</text:p>
          </table:table-cell>
          <table:table-cell office:value-type="float" office:value="1.06699E-029" calcext:value-type="float">
            <text:p>1.06699E-29</text:p>
          </table:table-cell>
          <table:table-cell office:value-type="float" office:value="2.369045E-034" calcext:value-type="float">
            <text:p>2.369045E-34</text:p>
          </table:table-cell>
          <table:table-cell office:value-type="float" office:value="3.832747E-039" calcext:value-type="float">
            <text:p>3.832747E-39</text:p>
          </table:table-cell>
          <table:table-cell office:value-type="float" office:value="2.522337E-044" calcext:value-type="float">
            <text:p>2.522337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4.60803" calcext:value-type="float">
            <text:p>-64.60803</text:p>
          </table:table-cell>
          <table:table-cell office:value-type="float" office:value="-0.01597963" calcext:value-type="float">
            <text:p>-0.01597963</text:p>
          </table:table-cell>
          <table:table-cell office:value-type="float" office:value="-0.01499943" calcext:value-type="float">
            <text:p>-0.01499943</text:p>
          </table:table-cell>
          <table:table-cell office:value-type="float" office:value="-0.01413377" calcext:value-type="float">
            <text:p>-0.01413377</text:p>
          </table:table-cell>
          <table:table-cell office:value-type="float" office:value="-0.0138218" calcext:value-type="float">
            <text:p>-0.0138218</text:p>
          </table:table-cell>
          <table:table-cell office:value-type="float" office:value="-0.01415969" calcext:value-type="float">
            <text:p>-0.01415969</text:p>
          </table:table-cell>
          <table:table-cell office:value-type="float" office:value="-0.01489426" calcext:value-type="float">
            <text:p>-0.01489426</text:p>
          </table:table-cell>
          <table:table-cell office:value-type="float" office:value="-0.01489522" calcext:value-type="float">
            <text:p>-0.01489522</text:p>
          </table:table-cell>
          <table:table-cell office:value-type="float" office:value="-0.0141903" calcext:value-type="float">
            <text:p>-0.0141903</text:p>
          </table:table-cell>
          <table:table-cell office:value-type="float" office:value="-0.01309879" calcext:value-type="float">
            <text:p>-0.013098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9.36121" calcext:value-type="float">
            <text:p>-29.36121</text:p>
          </table:table-cell>
          <table:table-cell office:value-type="float" office:value="0.001216538" calcext:value-type="float">
            <text:p>0.001216538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2.377234" calcext:value-type="float">
            <text:p>-2.377234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6042003" calcext:value-type="float">
            <text:p>26042003</text:p>
          </table:table-cell>
          <table:table-cell office:value-type="float" office:value="73.39996" calcext:value-type="float">
            <text:p>73.39996</text:p>
          </table:table-cell>
          <table:table-cell office:value-type="float" office:value="50.85951" calcext:value-type="float">
            <text:p>50.85951</text:p>
          </table:table-cell>
          <table:table-cell office:value-type="float" office:value="0" calcext:value-type="float">
            <text:p>0</text:p>
          </table:table-cell>
          <table:table-cell office:value-type="float" office:value="1084.72" calcext:value-type="float">
            <text:p>1084.72</text:p>
          </table:table-cell>
          <table:table-cell office:value-type="float" office:value="4.445168" calcext:value-type="float">
            <text:p>4.445168</text:p>
          </table:table-cell>
          <table:table-cell office:value-type="float" office:value="0" calcext:value-type="float">
            <text:p>0</text:p>
          </table:table-cell>
          <table:table-cell office:value-type="float" office:value="0.1144582" calcext:value-type="float">
            <text:p>0.1144582</text:p>
          </table:table-cell>
          <table:table-cell office:value-type="float" office:value="0.3425108" calcext:value-type="float">
            <text:p>0.3425108</text:p>
          </table:table-cell>
          <table:table-cell office:value-type="float" office:value="0.3442073" calcext:value-type="float">
            <text:p>0.3442073</text:p>
          </table:table-cell>
          <table:table-cell office:value-type="float" office:value="0.3460346" calcext:value-type="float">
            <text:p>0.3460346</text:p>
          </table:table-cell>
          <table:table-cell office:value-type="float" office:value="0.3470553" calcext:value-type="float">
            <text:p>0.3470553</text:p>
          </table:table-cell>
          <table:table-cell office:value-type="float" office:value="0.2994016" calcext:value-type="float">
            <text:p>0.2994016</text:p>
          </table:table-cell>
          <table:table-cell office:value-type="float" office:value="0.2944236" calcext:value-type="float">
            <text:p>0.2944236</text:p>
          </table:table-cell>
          <table:table-cell office:value-type="float" office:value="0.3706516" calcext:value-type="float">
            <text:p>0.3706516</text:p>
          </table:table-cell>
          <table:table-cell office:value-type="float" office:value="0.3640761" calcext:value-type="float">
            <text:p>0.3640761</text:p>
          </table:table-cell>
          <table:table-cell office:value-type="float" office:value="0.3716413" calcext:value-type="float">
            <text:p>0.3716413</text:p>
          </table:table-cell>
          <table:table-cell office:value-type="float" office:value="0.3856328" calcext:value-type="float">
            <text:p>0.3856328</text:p>
          </table:table-cell>
          <table:table-cell office:value-type="float" office:value="0.3951835" calcext:value-type="float">
            <text:p>0.3951835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73784E-015" calcext:value-type="float">
            <text:p>1.973784E-15</text:p>
          </table:table-cell>
          <table:table-cell office:value-type="float" office:value="9.63412E-016" calcext:value-type="float">
            <text:p>9.63412E-16</text:p>
          </table:table-cell>
          <table:table-cell office:value-type="float" office:value="1.976518E-015" calcext:value-type="float">
            <text:p>1.976518E-15</text:p>
          </table:table-cell>
          <table:table-cell office:value-type="float" office:value="1.955412E-015" calcext:value-type="float">
            <text:p>1.955412E-15</text:p>
          </table:table-cell>
          <table:table-cell office:value-type="float" office:value="9.671634E-016" calcext:value-type="float">
            <text:p>9.671634E-16</text:p>
          </table:table-cell>
          <table:table-cell office:value-type="float" office:value="9.834963E-016" calcext:value-type="float">
            <text:p>9.834963E-16</text:p>
          </table:table-cell>
          <table:table-cell office:value-type="float" office:value="1.94236E-015" calcext:value-type="float">
            <text:p>1.94236E-15</text:p>
          </table:table-cell>
          <table:table-cell office:value-type="float" office:value="2.307482E-025" calcext:value-type="float">
            <text:p>2.307482E-25</text:p>
          </table:table-cell>
          <table:table-cell office:value-type="float" office:value="1.06699E-029" calcext:value-type="float">
            <text:p>1.06699E-29</text:p>
          </table:table-cell>
          <table:table-cell office:value-type="float" office:value="2.369046E-034" calcext:value-type="float">
            <text:p>2.369046E-34</text:p>
          </table:table-cell>
          <table:table-cell office:value-type="float" office:value="3.832747E-039" calcext:value-type="float">
            <text:p>3.832747E-39</text:p>
          </table:table-cell>
          <table:table-cell office:value-type="float" office:value="2.382207E-044" calcext:value-type="float">
            <text:p>2.382207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2.24194" calcext:value-type="float">
            <text:p>-62.24194</text:p>
          </table:table-cell>
          <table:table-cell office:value-type="float" office:value="-0.01568811" calcext:value-type="float">
            <text:p>-0.01568811</text:p>
          </table:table-cell>
          <table:table-cell office:value-type="float" office:value="-0.01521905" calcext:value-type="float">
            <text:p>-0.01521905</text:p>
          </table:table-cell>
          <table:table-cell office:value-type="float" office:value="-0.01477873" calcext:value-type="float">
            <text:p>-0.01477873</text:p>
          </table:table-cell>
          <table:table-cell office:value-type="float" office:value="-0.01451316" calcext:value-type="float">
            <text:p>-0.01451316</text:p>
          </table:table-cell>
          <table:table-cell office:value-type="float" office:value="-0.01437323" calcext:value-type="float">
            <text:p>-0.01437323</text:p>
          </table:table-cell>
          <table:table-cell office:value-type="float" office:value="-0.01468761" calcext:value-type="float">
            <text:p>-0.01468761</text:p>
          </table:table-cell>
          <table:table-cell office:value-type="float" office:value="-0.01466455" calcext:value-type="float">
            <text:p>-0.01466455</text:p>
          </table:table-cell>
          <table:table-cell office:value-type="float" office:value="-0.01414938" calcext:value-type="float">
            <text:p>-0.01414938</text:p>
          </table:table-cell>
          <table:table-cell office:value-type="float" office:value="-0.01303286" calcext:value-type="float">
            <text:p>-0.013032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3.74852" calcext:value-type="float">
            <text:p>-23.74852</text:p>
          </table:table-cell>
          <table:table-cell office:value-type="float" office:value="0.001203608" calcext:value-type="float">
            <text:p>0.001203608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2.377002" calcext:value-type="float">
            <text:p>-2.377002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7042003" calcext:value-type="float">
            <text:p>27042003</text:p>
          </table:table-cell>
          <table:table-cell office:value-type="float" office:value="74.09996" calcext:value-type="float">
            <text:p>74.09996</text:p>
          </table:table-cell>
          <table:table-cell office:value-type="float" office:value="51.01316" calcext:value-type="float">
            <text:p>51.01316</text:p>
          </table:table-cell>
          <table:table-cell office:value-type="float" office:value="0" calcext:value-type="float">
            <text:p>0</text:p>
          </table:table-cell>
          <table:table-cell office:value-type="float" office:value="1085.26" calcext:value-type="float">
            <text:p>1085.26</text:p>
          </table:table-cell>
          <table:table-cell office:value-type="float" office:value="4.451223" calcext:value-type="float">
            <text:p>4.451223</text:p>
          </table:table-cell>
          <table:table-cell office:value-type="float" office:value="0" calcext:value-type="float">
            <text:p>0</text:p>
          </table:table-cell>
          <table:table-cell office:value-type="float" office:value="0.1655824" calcext:value-type="float">
            <text:p>0.1655824</text:p>
          </table:table-cell>
          <table:table-cell office:value-type="float" office:value="0.3414417" calcext:value-type="float">
            <text:p>0.3414417</text:p>
          </table:table-cell>
          <table:table-cell office:value-type="float" office:value="0.3432325" calcext:value-type="float">
            <text:p>0.3432325</text:p>
          </table:table-cell>
          <table:table-cell office:value-type="float" office:value="0.3449669" calcext:value-type="float">
            <text:p>0.3449669</text:p>
          </table:table-cell>
          <table:table-cell office:value-type="float" office:value="0.3460013" calcext:value-type="float">
            <text:p>0.3460013</text:p>
          </table:table-cell>
          <table:table-cell office:value-type="float" office:value="0.2988419" calcext:value-type="float">
            <text:p>0.2988419</text:p>
          </table:table-cell>
          <table:table-cell office:value-type="float" office:value="0.2944125" calcext:value-type="float">
            <text:p>0.2944125</text:p>
          </table:table-cell>
          <table:table-cell office:value-type="float" office:value="0.3708271" calcext:value-type="float">
            <text:p>0.3708271</text:p>
          </table:table-cell>
          <table:table-cell office:value-type="float" office:value="0.3641651" calcext:value-type="float">
            <text:p>0.3641651</text:p>
          </table:table-cell>
          <table:table-cell office:value-type="float" office:value="0.3717466" calcext:value-type="float">
            <text:p>0.3717466</text:p>
          </table:table-cell>
          <table:table-cell office:value-type="float" office:value="0.3857292" calcext:value-type="float">
            <text:p>0.3857292</text:p>
          </table:table-cell>
          <table:table-cell office:value-type="float" office:value="0.39523" calcext:value-type="float">
            <text:p>0.39523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74309E-015" calcext:value-type="float">
            <text:p>1.974309E-15</text:p>
          </table:table-cell>
          <table:table-cell office:value-type="float" office:value="9.634454E-016" calcext:value-type="float">
            <text:p>9.634454E-16</text:p>
          </table:table-cell>
          <table:table-cell office:value-type="float" office:value="1.976418E-015" calcext:value-type="float">
            <text:p>1.976418E-15</text:p>
          </table:table-cell>
          <table:table-cell office:value-type="float" office:value="1.95539E-015" calcext:value-type="float">
            <text:p>1.95539E-15</text:p>
          </table:table-cell>
          <table:table-cell office:value-type="float" office:value="9.671461E-016" calcext:value-type="float">
            <text:p>9.671461E-16</text:p>
          </table:table-cell>
          <table:table-cell office:value-type="float" office:value="9.834961E-016" calcext:value-type="float">
            <text:p>9.834961E-16</text:p>
          </table:table-cell>
          <table:table-cell office:value-type="float" office:value="1.94236E-015" calcext:value-type="float">
            <text:p>1.94236E-15</text:p>
          </table:table-cell>
          <table:table-cell office:value-type="float" office:value="2.307482E-025" calcext:value-type="float">
            <text:p>2.307482E-25</text:p>
          </table:table-cell>
          <table:table-cell office:value-type="float" office:value="1.06699E-029" calcext:value-type="float">
            <text:p>1.06699E-29</text:p>
          </table:table-cell>
          <table:table-cell office:value-type="float" office:value="2.369046E-034" calcext:value-type="float">
            <text:p>2.369046E-34</text:p>
          </table:table-cell>
          <table:table-cell office:value-type="float" office:value="3.832747E-039" calcext:value-type="float">
            <text:p>3.832747E-39</text:p>
          </table:table-cell>
          <table:table-cell office:value-type="float" office:value="2.382207E-044" calcext:value-type="float">
            <text:p>2.382207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.990822" calcext:value-type="float">
            <text:p>-6.990822</text:p>
          </table:table-cell>
          <table:table-cell office:value-type="float" office:value="-0.01596777" calcext:value-type="float">
            <text:p>-0.01596777</text:p>
          </table:table-cell>
          <table:table-cell office:value-type="float" office:value="-0.01548637" calcext:value-type="float">
            <text:p>-0.01548637</text:p>
          </table:table-cell>
          <table:table-cell office:value-type="float" office:value="-0.01506233" calcext:value-type="float">
            <text:p>-0.01506233</text:p>
          </table:table-cell>
          <table:table-cell office:value-type="float" office:value="-0.01478757" calcext:value-type="float">
            <text:p>-0.01478757</text:p>
          </table:table-cell>
          <table:table-cell office:value-type="float" office:value="-0.01457665" calcext:value-type="float">
            <text:p>-0.01457665</text:p>
          </table:table-cell>
          <table:table-cell office:value-type="float" office:value="-0.01469081" calcext:value-type="float">
            <text:p>-0.01469081</text:p>
          </table:table-cell>
          <table:table-cell office:value-type="float" office:value="-0.01451446" calcext:value-type="float">
            <text:p>-0.01451446</text:p>
          </table:table-cell>
          <table:table-cell office:value-type="float" office:value="-0.01409212" calcext:value-type="float">
            <text:p>-0.01409212</text:p>
          </table:table-cell>
          <table:table-cell office:value-type="float" office:value="-0.01296982" calcext:value-type="float">
            <text:p>-0.012969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3587579" calcext:value-type="float">
            <text:p>-0.3587579</text:p>
          </table:table-cell>
          <table:table-cell office:value-type="float" office:value="0.001195218" calcext:value-type="float">
            <text:p>0.001195218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2.376734" calcext:value-type="float">
            <text:p>-2.376734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28042003" calcext:value-type="float">
            <text:p>28042003</text:p>
          </table:table-cell>
          <table:table-cell office:value-type="float" office:value="80.99994" calcext:value-type="float">
            <text:p>80.99994</text:p>
          </table:table-cell>
          <table:table-cell office:value-type="float" office:value="55.57797" calcext:value-type="float">
            <text:p>55.57797</text:p>
          </table:table-cell>
          <table:table-cell office:value-type="float" office:value="0" calcext:value-type="float">
            <text:p>0</text:p>
          </table:table-cell>
          <table:table-cell office:value-type="float" office:value="1087.505" calcext:value-type="float">
            <text:p>1087.505</text:p>
          </table:table-cell>
          <table:table-cell office:value-type="float" office:value="4.541541" calcext:value-type="float">
            <text:p>4.541541</text:p>
          </table:table-cell>
          <table:table-cell office:value-type="float" office:value="0" calcext:value-type="float">
            <text:p>0</text:p>
          </table:table-cell>
          <table:table-cell office:value-type="float" office:value="0.1934954" calcext:value-type="float">
            <text:p>0.1934954</text:p>
          </table:table-cell>
          <table:table-cell office:value-type="float" office:value="0.347427" calcext:value-type="float">
            <text:p>0.347427</text:p>
          </table:table-cell>
          <table:table-cell office:value-type="float" office:value="0.3521982" calcext:value-type="float">
            <text:p>0.3521982</text:p>
          </table:table-cell>
          <table:table-cell office:value-type="float" office:value="0.3553904" calcext:value-type="float">
            <text:p>0.3553904</text:p>
          </table:table-cell>
          <table:table-cell office:value-type="float" office:value="0.3558361" calcext:value-type="float">
            <text:p>0.3558361</text:p>
          </table:table-cell>
          <table:table-cell office:value-type="float" office:value="0.3018477" calcext:value-type="float">
            <text:p>0.3018477</text:p>
          </table:table-cell>
          <table:table-cell office:value-type="float" office:value="0.2951824" calcext:value-type="float">
            <text:p>0.2951824</text:p>
          </table:table-cell>
          <table:table-cell office:value-type="float" office:value="0.3709582" calcext:value-type="float">
            <text:p>0.3709582</text:p>
          </table:table-cell>
          <table:table-cell office:value-type="float" office:value="0.3642634" calcext:value-type="float">
            <text:p>0.3642634</text:p>
          </table:table-cell>
          <table:table-cell office:value-type="float" office:value="0.3718489" calcext:value-type="float">
            <text:p>0.3718489</text:p>
          </table:table-cell>
          <table:table-cell office:value-type="float" office:value="0.3858225" calcext:value-type="float">
            <text:p>0.3858225</text:p>
          </table:table-cell>
          <table:table-cell office:value-type="float" office:value="0.3952766" calcext:value-type="float">
            <text:p>0.3952766</text:p>
          </table:table-cell>
          <table:table-cell office:value-type="float" office:value="0.4623751" calcext:value-type="float">
            <text:p>0.4623751</text:p>
          </table:table-cell>
          <table:table-cell office:value-type="float" office:value="0" calcext:value-type="float">
            <text:p>0</text:p>
          </table:table-cell>
          <table:table-cell office:value-type="float" office:value="1.974784E-015" calcext:value-type="float">
            <text:p>1.974784E-15</text:p>
          </table:table-cell>
          <table:table-cell office:value-type="float" office:value="9.634796E-016" calcext:value-type="float">
            <text:p>9.634796E-16</text:p>
          </table:table-cell>
          <table:table-cell office:value-type="float" office:value="1.976329E-015" calcext:value-type="float">
            <text:p>1.976329E-15</text:p>
          </table:table-cell>
          <table:table-cell office:value-type="float" office:value="1.955369E-015" calcext:value-type="float">
            <text:p>1.955369E-15</text:p>
          </table:table-cell>
          <table:table-cell office:value-type="float" office:value="9.671258E-016" calcext:value-type="float">
            <text:p>9.671258E-16</text:p>
          </table:table-cell>
          <table:table-cell office:value-type="float" office:value="9.834963E-016" calcext:value-type="float">
            <text:p>9.834963E-16</text:p>
          </table:table-cell>
          <table:table-cell office:value-type="float" office:value="1.94236E-015" calcext:value-type="float">
            <text:p>1.94236E-15</text:p>
          </table:table-cell>
          <table:table-cell office:value-type="float" office:value="2.307482E-025" calcext:value-type="float">
            <text:p>2.307482E-25</text:p>
          </table:table-cell>
          <table:table-cell office:value-type="float" office:value="1.06699E-029" calcext:value-type="float">
            <text:p>1.06699E-29</text:p>
          </table:table-cell>
          <table:table-cell office:value-type="float" office:value="2.369045E-034" calcext:value-type="float">
            <text:p>2.369045E-34</text:p>
          </table:table-cell>
          <table:table-cell office:value-type="float" office:value="3.832747E-039" calcext:value-type="float">
            <text:p>3.832747E-39</text:p>
          </table:table-cell>
          <table:table-cell office:value-type="float" office:value="2.522337E-044" calcext:value-type="float">
            <text:p>2.522337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059517" calcext:value-type="float">
            <text:p>-1.059517</text:p>
          </table:table-cell>
          <table:table-cell office:value-type="float" office:value="-0.01437158" calcext:value-type="float">
            <text:p>-0.01437158</text:p>
          </table:table-cell>
          <table:table-cell office:value-type="float" office:value="-0.01319948" calcext:value-type="float">
            <text:p>-0.01319948</text:p>
          </table:table-cell>
          <table:table-cell office:value-type="float" office:value="-0.01252897" calcext:value-type="float">
            <text:p>-0.01252897</text:p>
          </table:table-cell>
          <table:table-cell office:value-type="float" office:value="-0.01243666" calcext:value-type="float">
            <text:p>-0.01243666</text:p>
          </table:table-cell>
          <table:table-cell office:value-type="float" office:value="-0.01353492" calcext:value-type="float">
            <text:p>-0.01353492</text:p>
          </table:table-cell>
          <table:table-cell office:value-type="float" office:value="-0.01438198" calcext:value-type="float">
            <text:p>-0.01438198</text:p>
          </table:table-cell>
          <table:table-cell office:value-type="float" office:value="-0.01440468" calcext:value-type="float">
            <text:p>-0.01440468</text:p>
          </table:table-cell>
          <table:table-cell office:value-type="float" office:value="-0.01402901" calcext:value-type="float">
            <text:p>-0.01402901</text:p>
          </table:table-cell>
          <table:table-cell office:value-type="float" office:value="-0.01290881" calcext:value-type="float">
            <text:p>-0.012908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284504" calcext:value-type="float">
            <text:p>-1.284504</text:p>
          </table:table-cell>
          <table:table-cell office:value-type="float" office:value="0.001159444" calcext:value-type="float">
            <text:p>0.001159444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2.376436" calcext:value-type="float">
            <text:p>-2.376436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29042003" calcext:value-type="float">
            <text:p>29042003</text:p>
          </table:table-cell>
          <table:table-cell office:value-type="float" office:value="106.0999" calcext:value-type="float">
            <text:p>106.0999</text:p>
          </table:table-cell>
          <table:table-cell office:value-type="float" office:value="57.76208" calcext:value-type="float">
            <text:p>57.76208</text:p>
          </table:table-cell>
          <table:table-cell office:value-type="float" office:value="0" calcext:value-type="float">
            <text:p>0</text:p>
          </table:table-cell>
          <table:table-cell office:value-type="float" office:value="1110.072" calcext:value-type="float">
            <text:p>1110.072</text:p>
          </table:table-cell>
          <table:table-cell office:value-type="float" office:value="4.889669" calcext:value-type="float">
            <text:p>4.889669</text:p>
          </table:table-cell>
          <table:table-cell office:value-type="float" office:value="0" calcext:value-type="float">
            <text:p>0</text:p>
          </table:table-cell>
          <table:table-cell office:value-type="float" office:value="0.4233043" calcext:value-type="float">
            <text:p>0.4233043</text:p>
          </table:table-cell>
          <table:table-cell office:value-type="float" office:value="0.4250809" calcext:value-type="float">
            <text:p>0.4250809</text:p>
          </table:table-cell>
          <table:table-cell office:value-type="float" office:value="0.4298698" calcext:value-type="float">
            <text:p>0.4298698</text:p>
          </table:table-cell>
          <table:table-cell office:value-type="float" office:value="0.4352365" calcext:value-type="float">
            <text:p>0.4352365</text:p>
          </table:table-cell>
          <table:table-cell office:value-type="float" office:value="0.4380974" calcext:value-type="float">
            <text:p>0.4380974</text:p>
          </table:table-cell>
          <table:table-cell office:value-type="float" office:value="0.3415755" calcext:value-type="float">
            <text:p>0.3415755</text:p>
          </table:table-cell>
          <table:table-cell office:value-type="float" office:value="0.3195516" calcext:value-type="float">
            <text:p>0.3195516</text:p>
          </table:table-cell>
          <table:table-cell office:value-type="float" office:value="0.3741815" calcext:value-type="float">
            <text:p>0.3741815</text:p>
          </table:table-cell>
          <table:table-cell office:value-type="float" office:value="0.3645398" calcext:value-type="float">
            <text:p>0.3645398</text:p>
          </table:table-cell>
          <table:table-cell office:value-type="float" office:value="0.3719513" calcext:value-type="float">
            <text:p>0.3719513</text:p>
          </table:table-cell>
          <table:table-cell office:value-type="float" office:value="0.3859129" calcext:value-type="float">
            <text:p>0.3859129</text:p>
          </table:table-cell>
          <table:table-cell office:value-type="float" office:value="0.3953231" calcext:value-type="float">
            <text:p>0.3953231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75115E-015" calcext:value-type="float">
            <text:p>1.975115E-15</text:p>
          </table:table-cell>
          <table:table-cell office:value-type="float" office:value="9.635109E-016" calcext:value-type="float">
            <text:p>9.635109E-16</text:p>
          </table:table-cell>
          <table:table-cell office:value-type="float" office:value="1.976263E-015" calcext:value-type="float">
            <text:p>1.976263E-15</text:p>
          </table:table-cell>
          <table:table-cell office:value-type="float" office:value="1.955351E-015" calcext:value-type="float">
            <text:p>1.955351E-15</text:p>
          </table:table-cell>
          <table:table-cell office:value-type="float" office:value="9.671099E-016" calcext:value-type="float">
            <text:p>9.671099E-16</text:p>
          </table:table-cell>
          <table:table-cell office:value-type="float" office:value="9.834963E-016" calcext:value-type="float">
            <text:p>9.834963E-16</text:p>
          </table:table-cell>
          <table:table-cell office:value-type="float" office:value="1.94236E-015" calcext:value-type="float">
            <text:p>1.94236E-15</text:p>
          </table:table-cell>
          <table:table-cell office:value-type="float" office:value="2.307482E-025" calcext:value-type="float">
            <text:p>2.307482E-25</text:p>
          </table:table-cell>
          <table:table-cell office:value-type="float" office:value="1.06699E-029" calcext:value-type="float">
            <text:p>1.06699E-29</text:p>
          </table:table-cell>
          <table:table-cell office:value-type="float" office:value="2.369045E-034" calcext:value-type="float">
            <text:p>2.369045E-34</text:p>
          </table:table-cell>
          <table:table-cell office:value-type="float" office:value="3.832747E-039" calcext:value-type="float">
            <text:p>3.832747E-39</text:p>
          </table:table-cell>
          <table:table-cell office:value-type="float" office:value="2.382207E-044" calcext:value-type="float">
            <text:p>2.382207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4277434" calcext:value-type="float">
            <text:p>-0.004277434</text:p>
          </table:table-cell>
          <table:table-cell office:value-type="float" office:value="-0.004145772" calcext:value-type="float">
            <text:p>-0.004145772</text:p>
          </table:table-cell>
          <table:table-cell office:value-type="float" office:value="-0.003856382" calcext:value-type="float">
            <text:p>-0.003856382</text:p>
          </table:table-cell>
          <table:table-cell office:value-type="float" office:value="-0.003600453" calcext:value-type="float">
            <text:p>-0.003600453</text:p>
          </table:table-cell>
          <table:table-cell office:value-type="float" office:value="-0.003455311" calcext:value-type="float">
            <text:p>-0.003455311</text:p>
          </table:table-cell>
          <table:table-cell office:value-type="float" office:value="-0.005406688" calcext:value-type="float">
            <text:p>-0.005406688</text:p>
          </table:table-cell>
          <table:table-cell office:value-type="float" office:value="-0.007455191" calcext:value-type="float">
            <text:p>-0.007455191</text:p>
          </table:table-cell>
          <table:table-cell office:value-type="float" office:value="-0.01197791" calcext:value-type="float">
            <text:p>-0.01197791</text:p>
          </table:table-cell>
          <table:table-cell office:value-type="float" office:value="-0.0138561" calcext:value-type="float">
            <text:p>-0.0138561</text:p>
          </table:table-cell>
          <table:table-cell office:value-type="float" office:value="-0.01284827" calcext:value-type="float">
            <text:p>-0.012848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4244667" calcext:value-type="float">
            <text:p>-0.004244667</text:p>
          </table:table-cell>
          <table:table-cell office:value-type="float" office:value="0.001119459" calcext:value-type="float">
            <text:p>0.001119459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2.376119" calcext:value-type="float">
            <text:p>-2.376119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0042003" calcext:value-type="float">
            <text:p>30042003</text:p>
          </table:table-cell>
          <table:table-cell office:value-type="float" office:value="108.8999" calcext:value-type="float">
            <text:p>108.8999</text:p>
          </table:table-cell>
          <table:table-cell office:value-type="float" office:value="58.6791" calcext:value-type="float">
            <text:p>58.6791</text:p>
          </table:table-cell>
          <table:table-cell office:value-type="float" office:value="0" calcext:value-type="float">
            <text:p>0</text:p>
          </table:table-cell>
          <table:table-cell office:value-type="float" office:value="1111.92" calcext:value-type="float">
            <text:p>1111.92</text:p>
          </table:table-cell>
          <table:table-cell office:value-type="float" office:value="4.925407" calcext:value-type="float">
            <text:p>4.925407</text:p>
          </table:table-cell>
          <table:table-cell office:value-type="float" office:value="0" calcext:value-type="float">
            <text:p>0</text:p>
          </table:table-cell>
          <table:table-cell office:value-type="float" office:value="0.4048812" calcext:value-type="float">
            <text:p>0.4048812</text:p>
          </table:table-cell>
          <table:table-cell office:value-type="float" office:value="0.4075829" calcext:value-type="float">
            <text:p>0.4075829</text:p>
          </table:table-cell>
          <table:table-cell office:value-type="float" office:value="0.4126318" calcext:value-type="float">
            <text:p>0.4126318</text:p>
          </table:table-cell>
          <table:table-cell office:value-type="float" office:value="0.4184367" calcext:value-type="float">
            <text:p>0.4184367</text:p>
          </table:table-cell>
          <table:table-cell office:value-type="float" office:value="0.4225461" calcext:value-type="float">
            <text:p>0.4225461</text:p>
          </table:table-cell>
          <table:table-cell office:value-type="float" office:value="0.3541407" calcext:value-type="float">
            <text:p>0.3541407</text:p>
          </table:table-cell>
          <table:table-cell office:value-type="float" office:value="0.3444419" calcext:value-type="float">
            <text:p>0.3444419</text:p>
          </table:table-cell>
          <table:table-cell office:value-type="float" office:value="0.3802854" calcext:value-type="float">
            <text:p>0.3802854</text:p>
          </table:table-cell>
          <table:table-cell office:value-type="float" office:value="0.3655237" calcext:value-type="float">
            <text:p>0.3655237</text:p>
          </table:table-cell>
          <table:table-cell office:value-type="float" office:value="0.3720973" calcext:value-type="float">
            <text:p>0.3720973</text:p>
          </table:table-cell>
          <table:table-cell office:value-type="float" office:value="0.3860027" calcext:value-type="float">
            <text:p>0.3860027</text:p>
          </table:table-cell>
          <table:table-cell office:value-type="float" office:value="0.395373" calcext:value-type="float">
            <text:p>0.395373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75434E-015" calcext:value-type="float">
            <text:p>1.975434E-15</text:p>
          </table:table-cell>
          <table:table-cell office:value-type="float" office:value="9.635422E-016" calcext:value-type="float">
            <text:p>9.635422E-16</text:p>
          </table:table-cell>
          <table:table-cell office:value-type="float" office:value="1.976196E-015" calcext:value-type="float">
            <text:p>1.976196E-15</text:p>
          </table:table-cell>
          <table:table-cell office:value-type="float" office:value="1.955337E-015" calcext:value-type="float">
            <text:p>1.955337E-15</text:p>
          </table:table-cell>
          <table:table-cell office:value-type="float" office:value="9.67095E-016" calcext:value-type="float">
            <text:p>9.67095E-16</text:p>
          </table:table-cell>
          <table:table-cell office:value-type="float" office:value="9.834963E-016" calcext:value-type="float">
            <text:p>9.834963E-16</text:p>
          </table:table-cell>
          <table:table-cell office:value-type="float" office:value="1.94236E-015" calcext:value-type="float">
            <text:p>1.94236E-15</text:p>
          </table:table-cell>
          <table:table-cell office:value-type="float" office:value="2.307482E-025" calcext:value-type="float">
            <text:p>2.307482E-25</text:p>
          </table:table-cell>
          <table:table-cell office:value-type="float" office:value="1.06699E-029" calcext:value-type="float">
            <text:p>1.06699E-29</text:p>
          </table:table-cell>
          <table:table-cell office:value-type="float" office:value="2.369046E-034" calcext:value-type="float">
            <text:p>2.369046E-34</text:p>
          </table:table-cell>
          <table:table-cell office:value-type="float" office:value="3.832747E-039" calcext:value-type="float">
            <text:p>3.832747E-39</text:p>
          </table:table-cell>
          <table:table-cell office:value-type="float" office:value="2.382207E-044" calcext:value-type="float">
            <text:p>2.382207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5616345" calcext:value-type="float">
            <text:p>-0.005616345</text:p>
          </table:table-cell>
          <table:table-cell office:value-type="float" office:value="-0.00536946" calcext:value-type="float">
            <text:p>-0.00536946</text:p>
          </table:table-cell>
          <table:table-cell office:value-type="float" office:value="-0.00497537" calcext:value-type="float">
            <text:p>-0.00497537</text:p>
          </table:table-cell>
          <table:table-cell office:value-type="float" office:value="-0.004600686" calcext:value-type="float">
            <text:p>-0.004600686</text:p>
          </table:table-cell>
          <table:table-cell office:value-type="float" office:value="-0.004333001" calcext:value-type="float">
            <text:p>-0.004333001</text:p>
          </table:table-cell>
          <table:table-cell office:value-type="float" office:value="-0.004083612" calcext:value-type="float">
            <text:p>-0.004083612</text:p>
          </table:table-cell>
          <table:table-cell office:value-type="float" office:value="-0.00395171" calcext:value-type="float">
            <text:p>-0.00395171</text:p>
          </table:table-cell>
          <table:table-cell office:value-type="float" office:value="-0.008451029" calcext:value-type="float">
            <text:p>-0.008451029</text:p>
          </table:table-cell>
          <table:table-cell office:value-type="float" office:value="-0.01325509" calcext:value-type="float">
            <text:p>-0.01325509</text:p>
          </table:table-cell>
          <table:table-cell office:value-type="float" office:value="-0.0127629" calcext:value-type="float">
            <text:p>-0.01276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5689574" calcext:value-type="float">
            <text:p>-0.005689574</text:p>
          </table:table-cell>
          <table:table-cell office:value-type="float" office:value="0.001084799" calcext:value-type="float">
            <text:p>0.001084799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2.375759" calcext:value-type="float">
            <text:p>-2.375759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052003" calcext:value-type="float">
            <text:p>1052003</text:p>
          </table:table-cell>
          <table:table-cell office:value-type="float" office:value="108.8999" calcext:value-type="float">
            <text:p>108.8999</text:p>
          </table:table-cell>
          <table:table-cell office:value-type="float" office:value="60.90292" calcext:value-type="float">
            <text:p>60.90292</text:p>
          </table:table-cell>
          <table:table-cell office:value-type="float" office:value="0" calcext:value-type="float">
            <text:p>0</text:p>
          </table:table-cell>
          <table:table-cell office:value-type="float" office:value="1109.697" calcext:value-type="float">
            <text:p>1109.697</text:p>
          </table:table-cell>
          <table:table-cell office:value-type="float" office:value="4.925407" calcext:value-type="float">
            <text:p>4.925407</text:p>
          </table:table-cell>
          <table:table-cell office:value-type="float" office:value="0" calcext:value-type="float">
            <text:p>0</text:p>
          </table:table-cell>
          <table:table-cell office:value-type="float" office:value="0.3866236" calcext:value-type="float">
            <text:p>0.3866236</text:p>
          </table:table-cell>
          <table:table-cell office:value-type="float" office:value="0.3891775" calcext:value-type="float">
            <text:p>0.3891775</text:p>
          </table:table-cell>
          <table:table-cell office:value-type="float" office:value="0.3946109" calcext:value-type="float">
            <text:p>0.3946109</text:p>
          </table:table-cell>
          <table:table-cell office:value-type="float" office:value="0.4014183" calcext:value-type="float">
            <text:p>0.4014183</text:p>
          </table:table-cell>
          <table:table-cell office:value-type="float" office:value="0.4062924" calcext:value-type="float">
            <text:p>0.4062924</text:p>
          </table:table-cell>
          <table:table-cell office:value-type="float" office:value="0.3455949" calcext:value-type="float">
            <text:p>0.3455949</text:p>
          </table:table-cell>
          <table:table-cell office:value-type="float" office:value="0.3381947" calcext:value-type="float">
            <text:p>0.3381947</text:p>
          </table:table-cell>
          <table:table-cell office:value-type="float" office:value="0.3863091" calcext:value-type="float">
            <text:p>0.3863091</text:p>
          </table:table-cell>
          <table:table-cell office:value-type="float" office:value="0.367412" calcext:value-type="float">
            <text:p>0.367412</text:p>
          </table:table-cell>
          <table:table-cell office:value-type="float" office:value="0.3723539" calcext:value-type="float">
            <text:p>0.3723539</text:p>
          </table:table-cell>
          <table:table-cell office:value-type="float" office:value="0.3861005" calcext:value-type="float">
            <text:p>0.3861005</text:p>
          </table:table-cell>
          <table:table-cell office:value-type="float" office:value="0.3954231" calcext:value-type="float">
            <text:p>0.3954231</text:p>
          </table:table-cell>
          <table:table-cell office:value-type="float" office:value="0.4623751" calcext:value-type="float">
            <text:p>0.4623751</text:p>
          </table:table-cell>
          <table:table-cell office:value-type="float" office:value="0" calcext:value-type="float">
            <text:p>0</text:p>
          </table:table-cell>
          <table:table-cell office:value-type="float" office:value="1.975753E-015" calcext:value-type="float">
            <text:p>1.975753E-15</text:p>
          </table:table-cell>
          <table:table-cell office:value-type="float" office:value="9.635701E-016" calcext:value-type="float">
            <text:p>9.635701E-16</text:p>
          </table:table-cell>
          <table:table-cell office:value-type="float" office:value="1.97613E-015" calcext:value-type="float">
            <text:p>1.97613E-15</text:p>
          </table:table-cell>
          <table:table-cell office:value-type="float" office:value="1.955322E-015" calcext:value-type="float">
            <text:p>1.955322E-15</text:p>
          </table:table-cell>
          <table:table-cell office:value-type="float" office:value="9.670804E-016" calcext:value-type="float">
            <text:p>9.670804E-16</text:p>
          </table:table-cell>
          <table:table-cell office:value-type="float" office:value="9.834963E-016" calcext:value-type="float">
            <text:p>9.834963E-16</text:p>
          </table:table-cell>
          <table:table-cell office:value-type="float" office:value="1.94236E-015" calcext:value-type="float">
            <text:p>1.94236E-15</text:p>
          </table:table-cell>
          <table:table-cell office:value-type="float" office:value="2.307482E-025" calcext:value-type="float">
            <text:p>2.307482E-25</text:p>
          </table:table-cell>
          <table:table-cell office:value-type="float" office:value="1.06699E-029" calcext:value-type="float">
            <text:p>1.06699E-29</text:p>
          </table:table-cell>
          <table:table-cell office:value-type="float" office:value="2.369045E-034" calcext:value-type="float">
            <text:p>2.369045E-34</text:p>
          </table:table-cell>
          <table:table-cell office:value-type="float" office:value="3.832747E-039" calcext:value-type="float">
            <text:p>3.832747E-39</text:p>
          </table:table-cell>
          <table:table-cell office:value-type="float" office:value="2.382207E-044" calcext:value-type="float">
            <text:p>2.382207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7478548" calcext:value-type="float">
            <text:p>-0.007478548</text:p>
          </table:table-cell>
          <table:table-cell office:value-type="float" office:value="-0.007155577" calcext:value-type="float">
            <text:p>-0.007155577</text:p>
          </table:table-cell>
          <table:table-cell office:value-type="float" office:value="-0.006562783" calcext:value-type="float">
            <text:p>-0.006562783</text:p>
          </table:table-cell>
          <table:table-cell office:value-type="float" office:value="-0.005940473" calcext:value-type="float">
            <text:p>-0.005940473</text:p>
          </table:table-cell>
          <table:table-cell office:value-type="float" office:value="-0.005513163" calcext:value-type="float">
            <text:p>-0.005513163</text:p>
          </table:table-cell>
          <table:table-cell office:value-type="float" office:value="-0.004896204" calcext:value-type="float">
            <text:p>-0.004896204</text:p>
          </table:table-cell>
          <table:table-cell office:value-type="float" office:value="-0.00458188" calcext:value-type="float">
            <text:p>-0.00458188</text:p>
          </table:table-cell>
          <table:table-cell office:value-type="float" office:value="-0.006014376" calcext:value-type="float">
            <text:p>-0.006014376</text:p>
          </table:table-cell>
          <table:table-cell office:value-type="float" office:value="-0.01216984" calcext:value-type="float">
            <text:p>-0.01216984</text:p>
          </table:table-cell>
          <table:table-cell office:value-type="float" office:value="-0.01261381" calcext:value-type="float">
            <text:p>-0.012613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7519892" calcext:value-type="float">
            <text:p>-0.007519892</text:p>
          </table:table-cell>
          <table:table-cell office:value-type="float" office:value="0.001038138" calcext:value-type="float">
            <text:p>0.001038138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2.375377" calcext:value-type="float">
            <text:p>-2.375377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2052003" calcext:value-type="float">
            <text:p>2052003</text:p>
          </table:table-cell>
          <table:table-cell office:value-type="float" office:value="108.8999" calcext:value-type="float">
            <text:p>108.8999</text:p>
          </table:table-cell>
          <table:table-cell office:value-type="float" office:value="64.86279" calcext:value-type="float">
            <text:p>64.86279</text:p>
          </table:table-cell>
          <table:table-cell office:value-type="float" office:value="0" calcext:value-type="float">
            <text:p>0</text:p>
          </table:table-cell>
          <table:table-cell office:value-type="float" office:value="1105.737" calcext:value-type="float">
            <text:p>1105.737</text:p>
          </table:table-cell>
          <table:table-cell office:value-type="float" office:value="4.925407" calcext:value-type="float">
            <text:p>4.925407</text:p>
          </table:table-cell>
          <table:table-cell office:value-type="float" office:value="0" calcext:value-type="float">
            <text:p>0</text:p>
          </table:table-cell>
          <table:table-cell office:value-type="float" office:value="0.2532425" calcext:value-type="float">
            <text:p>0.2532425</text:p>
          </table:table-cell>
          <table:table-cell office:value-type="float" office:value="0.3736266" calcext:value-type="float">
            <text:p>0.3736266</text:p>
          </table:table-cell>
          <table:table-cell office:value-type="float" office:value="0.3797939" calcext:value-type="float">
            <text:p>0.3797939</text:p>
          </table:table-cell>
          <table:table-cell office:value-type="float" office:value="0.387021" calcext:value-type="float">
            <text:p>0.387021</text:p>
          </table:table-cell>
          <table:table-cell office:value-type="float" office:value="0.3919643" calcext:value-type="float">
            <text:p>0.3919643</text:p>
          </table:table-cell>
          <table:table-cell office:value-type="float" office:value="0.3362519" calcext:value-type="float">
            <text:p>0.3362519</text:p>
          </table:table-cell>
          <table:table-cell office:value-type="float" office:value="0.3310116" calcext:value-type="float">
            <text:p>0.3310116</text:p>
          </table:table-cell>
          <table:table-cell office:value-type="float" office:value="0.3885986" calcext:value-type="float">
            <text:p>0.3885986</text:p>
          </table:table-cell>
          <table:table-cell office:value-type="float" office:value="0.3694731" calcext:value-type="float">
            <text:p>0.3694731</text:p>
          </table:table-cell>
          <table:table-cell office:value-type="float" office:value="0.3727047" calcext:value-type="float">
            <text:p>0.3727047</text:p>
          </table:table-cell>
          <table:table-cell office:value-type="float" office:value="0.3862146" calcext:value-type="float">
            <text:p>0.3862146</text:p>
          </table:table-cell>
          <table:table-cell office:value-type="float" office:value="0.3954739" calcext:value-type="float">
            <text:p>0.3954739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76106E-015" calcext:value-type="float">
            <text:p>1.976106E-15</text:p>
          </table:table-cell>
          <table:table-cell office:value-type="float" office:value="9.635983E-016" calcext:value-type="float">
            <text:p>9.635983E-16</text:p>
          </table:table-cell>
          <table:table-cell office:value-type="float" office:value="1.97606E-015" calcext:value-type="float">
            <text:p>1.97606E-15</text:p>
          </table:table-cell>
          <table:table-cell office:value-type="float" office:value="1.955306E-015" calcext:value-type="float">
            <text:p>1.955306E-15</text:p>
          </table:table-cell>
          <table:table-cell office:value-type="float" office:value="9.670667E-016" calcext:value-type="float">
            <text:p>9.670667E-16</text:p>
          </table:table-cell>
          <table:table-cell office:value-type="float" office:value="9.834963E-016" calcext:value-type="float">
            <text:p>9.834963E-16</text:p>
          </table:table-cell>
          <table:table-cell office:value-type="float" office:value="1.94236E-015" calcext:value-type="float">
            <text:p>1.94236E-15</text:p>
          </table:table-cell>
          <table:table-cell office:value-type="float" office:value="2.307482E-025" calcext:value-type="float">
            <text:p>2.307482E-25</text:p>
          </table:table-cell>
          <table:table-cell office:value-type="float" office:value="1.06699E-029" calcext:value-type="float">
            <text:p>1.06699E-29</text:p>
          </table:table-cell>
          <table:table-cell office:value-type="float" office:value="2.369046E-034" calcext:value-type="float">
            <text:p>2.369046E-34</text:p>
          </table:table-cell>
          <table:table-cell office:value-type="float" office:value="3.832747E-039" calcext:value-type="float">
            <text:p>3.832747E-39</text:p>
          </table:table-cell>
          <table:table-cell office:value-type="float" office:value="2.522337E-044" calcext:value-type="float">
            <text:p>2.522337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366102" calcext:value-type="float">
            <text:p>-0.1366102</text:p>
          </table:table-cell>
          <table:table-cell office:value-type="float" office:value="-0.009183729" calcext:value-type="float">
            <text:p>-0.009183729</text:p>
          </table:table-cell>
          <table:table-cell office:value-type="float" office:value="-0.008306673" calcext:value-type="float">
            <text:p>-0.008306673</text:p>
          </table:table-cell>
          <table:table-cell office:value-type="float" office:value="-0.007431929" calcext:value-type="float">
            <text:p>-0.007431929</text:p>
          </table:table-cell>
          <table:table-cell office:value-type="float" office:value="-0.00687125" calcext:value-type="float">
            <text:p>-0.00687125</text:p>
          </table:table-cell>
          <table:table-cell office:value-type="float" office:value="-0.006013955" calcext:value-type="float">
            <text:p>-0.006013955</text:p>
          </table:table-cell>
          <table:table-cell office:value-type="float" office:value="-0.005496274" calcext:value-type="float">
            <text:p>-0.005496274</text:p>
          </table:table-cell>
          <table:table-cell office:value-type="float" office:value="-0.005275195" calcext:value-type="float">
            <text:p>-0.005275195</text:p>
          </table:table-cell>
          <table:table-cell office:value-type="float" office:value="-0.01108959" calcext:value-type="float">
            <text:p>-0.01108959</text:p>
          </table:table-cell>
          <table:table-cell office:value-type="float" office:value="-0.01241289" calcext:value-type="float">
            <text:p>-0.012412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730905" calcext:value-type="float">
            <text:p>-0.1730905</text:p>
          </table:table-cell>
          <table:table-cell office:value-type="float" office:value="0.0009858818" calcext:value-type="float">
            <text:p>0.0009858818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2.374954" calcext:value-type="float">
            <text:p>-2.374954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3052003" calcext:value-type="float">
            <text:p>3052003</text:p>
          </table:table-cell>
          <table:table-cell office:value-type="float" office:value="108.8999" calcext:value-type="float">
            <text:p>108.8999</text:p>
          </table:table-cell>
          <table:table-cell office:value-type="float" office:value="67.39632" calcext:value-type="float">
            <text:p>67.39632</text:p>
          </table:table-cell>
          <table:table-cell office:value-type="float" office:value="0" calcext:value-type="float">
            <text:p>0</text:p>
          </table:table-cell>
          <table:table-cell office:value-type="float" office:value="1103.203" calcext:value-type="float">
            <text:p>1103.203</text:p>
          </table:table-cell>
          <table:table-cell office:value-type="float" office:value="4.925407" calcext:value-type="float">
            <text:p>4.925407</text:p>
          </table:table-cell>
          <table:table-cell office:value-type="float" office:value="0" calcext:value-type="float">
            <text:p>0</text:p>
          </table:table-cell>
          <table:table-cell office:value-type="float" office:value="0.1118108" calcext:value-type="float">
            <text:p>0.1118108</text:p>
          </table:table-cell>
          <table:table-cell office:value-type="float" office:value="0.3730107" calcext:value-type="float">
            <text:p>0.3730107</text:p>
          </table:table-cell>
          <table:table-cell office:value-type="float" office:value="0.3764358" calcext:value-type="float">
            <text:p>0.3764358</text:p>
          </table:table-cell>
          <table:table-cell office:value-type="float" office:value="0.3811424" calcext:value-type="float">
            <text:p>0.3811424</text:p>
          </table:table-cell>
          <table:table-cell office:value-type="float" office:value="0.3847331" calcext:value-type="float">
            <text:p>0.3847331</text:p>
          </table:table-cell>
          <table:table-cell office:value-type="float" office:value="0.329766" calcext:value-type="float">
            <text:p>0.329766</text:p>
          </table:table-cell>
          <table:table-cell office:value-type="float" office:value="0.3252684" calcext:value-type="float">
            <text:p>0.3252684</text:p>
          </table:table-cell>
          <table:table-cell office:value-type="float" office:value="0.3871585" calcext:value-type="float">
            <text:p>0.3871585</text:p>
          </table:table-cell>
          <table:table-cell office:value-type="float" office:value="0.371829" calcext:value-type="float">
            <text:p>0.371829</text:p>
          </table:table-cell>
          <table:table-cell office:value-type="float" office:value="0.3732257" calcext:value-type="float">
            <text:p>0.3732257</text:p>
          </table:table-cell>
          <table:table-cell office:value-type="float" office:value="0.3863555" calcext:value-type="float">
            <text:p>0.3863555</text:p>
          </table:table-cell>
          <table:table-cell office:value-type="float" office:value="0.3955284" calcext:value-type="float">
            <text:p>0.3955284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76511E-015" calcext:value-type="float">
            <text:p>1.976511E-15</text:p>
          </table:table-cell>
          <table:table-cell office:value-type="float" office:value="9.636259E-016" calcext:value-type="float">
            <text:p>9.636259E-16</text:p>
          </table:table-cell>
          <table:table-cell office:value-type="float" office:value="1.975985E-015" calcext:value-type="float">
            <text:p>1.975985E-15</text:p>
          </table:table-cell>
          <table:table-cell office:value-type="float" office:value="1.955286E-015" calcext:value-type="float">
            <text:p>1.955286E-15</text:p>
          </table:table-cell>
          <table:table-cell office:value-type="float" office:value="9.670504E-016" calcext:value-type="float">
            <text:p>9.670504E-16</text:p>
          </table:table-cell>
          <table:table-cell office:value-type="float" office:value="9.834963E-016" calcext:value-type="float">
            <text:p>9.834963E-16</text:p>
          </table:table-cell>
          <table:table-cell office:value-type="float" office:value="1.94236E-015" calcext:value-type="float">
            <text:p>1.94236E-15</text:p>
          </table:table-cell>
          <table:table-cell office:value-type="float" office:value="2.307482E-025" calcext:value-type="float">
            <text:p>2.307482E-25</text:p>
          </table:table-cell>
          <table:table-cell office:value-type="float" office:value="1.06699E-029" calcext:value-type="float">
            <text:p>1.06699E-29</text:p>
          </table:table-cell>
          <table:table-cell office:value-type="float" office:value="2.369045E-034" calcext:value-type="float">
            <text:p>2.369045E-34</text:p>
          </table:table-cell>
          <table:table-cell office:value-type="float" office:value="3.832747E-039" calcext:value-type="float">
            <text:p>3.832747E-39</text:p>
          </table:table-cell>
          <table:table-cell office:value-type="float" office:value="2.522337E-044" calcext:value-type="float">
            <text:p>2.522337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2.97221" calcext:value-type="float">
            <text:p>-72.97221</text:p>
          </table:table-cell>
          <table:table-cell office:value-type="float" office:value="-0.009287811" calcext:value-type="float">
            <text:p>-0.009287811</text:p>
          </table:table-cell>
          <table:table-cell office:value-type="float" office:value="-0.008777009" calcext:value-type="float">
            <text:p>-0.008777009</text:p>
          </table:table-cell>
          <table:table-cell office:value-type="float" office:value="-0.008171977" calcext:value-type="float">
            <text:p>-0.008171977</text:p>
          </table:table-cell>
          <table:table-cell office:value-type="float" office:value="-0.007712408" calcext:value-type="float">
            <text:p>-0.007712408</text:p>
          </table:table-cell>
          <table:table-cell office:value-type="float" office:value="-0.006966373" calcext:value-type="float">
            <text:p>-0.006966373</text:p>
          </table:table-cell>
          <table:table-cell office:value-type="float" office:value="-0.006367763" calcext:value-type="float">
            <text:p>-0.006367763</text:p>
          </table:table-cell>
          <table:table-cell office:value-type="float" office:value="-0.00571132" calcext:value-type="float">
            <text:p>-0.00571132</text:p>
          </table:table-cell>
          <table:table-cell office:value-type="float" office:value="-0.00997454" calcext:value-type="float">
            <text:p>-0.00997454</text:p>
          </table:table-cell>
          <table:table-cell office:value-type="float" office:value="-0.01212125" calcext:value-type="float">
            <text:p>-0.012121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6.49315" calcext:value-type="float">
            <text:p>-46.49315</text:p>
          </table:table-cell>
          <table:table-cell office:value-type="float" office:value="0.0009569852" calcext:value-type="float">
            <text:p>0.0009569852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2.374496" calcext:value-type="float">
            <text:p>-2.374496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4052003" calcext:value-type="float">
            <text:p>4052003</text:p>
          </table:table-cell>
          <table:table-cell office:value-type="float" office:value="163.8" calcext:value-type="float">
            <text:p>163.8</text:p>
          </table:table-cell>
          <table:table-cell office:value-type="float" office:value="68.14877" calcext:value-type="float">
            <text:p>68.14877</text:p>
          </table:table-cell>
          <table:table-cell office:value-type="float" office:value="0" calcext:value-type="float">
            <text:p>0</text:p>
          </table:table-cell>
          <table:table-cell office:value-type="float" office:value="1156.762" calcext:value-type="float">
            <text:p>1156.762</text:p>
          </table:table-cell>
          <table:table-cell office:value-type="float" office:value="5.513787" calcext:value-type="float">
            <text:p>5.513787</text:p>
          </table:table-cell>
          <table:table-cell office:value-type="float" office:value="0" calcext:value-type="float">
            <text:p>0</text:p>
          </table:table-cell>
          <table:table-cell office:value-type="float" office:value="0.4396865" calcext:value-type="float">
            <text:p>0.4396865</text:p>
          </table:table-cell>
          <table:table-cell office:value-type="float" office:value="0.444104" calcext:value-type="float">
            <text:p>0.444104</text:p>
          </table:table-cell>
          <table:table-cell office:value-type="float" office:value="0.4537311" calcext:value-type="float">
            <text:p>0.4537311</text:p>
          </table:table-cell>
          <table:table-cell office:value-type="float" office:value="0.4659722" calcext:value-type="float">
            <text:p>0.4659722</text:p>
          </table:table-cell>
          <table:table-cell office:value-type="float" office:value="0.4761493" calcext:value-type="float">
            <text:p>0.4761493</text:p>
          </table:table-cell>
          <table:table-cell office:value-type="float" office:value="0.3993075" calcext:value-type="float">
            <text:p>0.3993075</text:p>
          </table:table-cell>
          <table:table-cell office:value-type="float" office:value="0.3901564" calcext:value-type="float">
            <text:p>0.3901564</text:p>
          </table:table-cell>
          <table:table-cell office:value-type="float" office:value="0.4175338" calcext:value-type="float">
            <text:p>0.4175338</text:p>
          </table:table-cell>
          <table:table-cell office:value-type="float" office:value="0.4191111" calcext:value-type="float">
            <text:p>0.4191111</text:p>
          </table:table-cell>
          <table:table-cell office:value-type="float" office:value="0.3779099" calcext:value-type="float">
            <text:p>0.3779099</text:p>
          </table:table-cell>
          <table:table-cell office:value-type="float" office:value="0.386636" calcext:value-type="float">
            <text:p>0.386636</text:p>
          </table:table-cell>
          <table:table-cell office:value-type="float" office:value="0.3955891" calcext:value-type="float">
            <text:p>0.3955891</text:p>
          </table:table-cell>
          <table:table-cell office:value-type="float" office:value="0.4623751" calcext:value-type="float">
            <text:p>0.4623751</text:p>
          </table:table-cell>
          <table:table-cell office:value-type="float" office:value="0" calcext:value-type="float">
            <text:p>0</text:p>
          </table:table-cell>
          <table:table-cell office:value-type="float" office:value="1.976776E-015" calcext:value-type="float">
            <text:p>1.976776E-15</text:p>
          </table:table-cell>
          <table:table-cell office:value-type="float" office:value="9.636509E-016" calcext:value-type="float">
            <text:p>9.636509E-16</text:p>
          </table:table-cell>
          <table:table-cell office:value-type="float" office:value="1.975929E-015" calcext:value-type="float">
            <text:p>1.975929E-15</text:p>
          </table:table-cell>
          <table:table-cell office:value-type="float" office:value="1.955279E-015" calcext:value-type="float">
            <text:p>1.955279E-15</text:p>
          </table:table-cell>
          <table:table-cell office:value-type="float" office:value="9.670315E-016" calcext:value-type="float">
            <text:p>9.670315E-16</text:p>
          </table:table-cell>
          <table:table-cell office:value-type="float" office:value="9.834963E-016" calcext:value-type="float">
            <text:p>9.834963E-16</text:p>
          </table:table-cell>
          <table:table-cell office:value-type="float" office:value="1.94236E-015" calcext:value-type="float">
            <text:p>1.94236E-15</text:p>
          </table:table-cell>
          <table:table-cell office:value-type="float" office:value="2.307482E-025" calcext:value-type="float">
            <text:p>2.307482E-25</text:p>
          </table:table-cell>
          <table:table-cell office:value-type="float" office:value="1.06699E-029" calcext:value-type="float">
            <text:p>1.06699E-29</text:p>
          </table:table-cell>
          <table:table-cell office:value-type="float" office:value="2.369045E-034" calcext:value-type="float">
            <text:p>2.369045E-34</text:p>
          </table:table-cell>
          <table:table-cell office:value-type="float" office:value="3.832747E-039" calcext:value-type="float">
            <text:p>3.832747E-39</text:p>
          </table:table-cell>
          <table:table-cell office:value-type="float" office:value="2.382207E-044" calcext:value-type="float">
            <text:p>2.382207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3365825" calcext:value-type="float">
            <text:p>-0.003365825</text:p>
          </table:table-cell>
          <table:table-cell office:value-type="float" office:value="-0.003154647" calcext:value-type="float">
            <text:p>-0.003154647</text:p>
          </table:table-cell>
          <table:table-cell office:value-type="float" office:value="-0.002761832" calcext:value-type="float">
            <text:p>-0.002761832</text:p>
          </table:table-cell>
          <table:table-cell office:value-type="float" office:value="-0.002362496" calcext:value-type="float">
            <text:p>-0.002362496</text:p>
          </table:table-cell>
          <table:table-cell office:value-type="float" office:value="-0.002062209" calcext:value-type="float">
            <text:p>-0.002062209</text:p>
          </table:table-cell>
          <table:table-cell office:value-type="float" office:value="-0.001631381" calcext:value-type="float">
            <text:p>-0.001631381</text:p>
          </table:table-cell>
          <table:table-cell office:value-type="float" office:value="-0.001370017" calcext:value-type="float">
            <text:p>-0.001370017</text:p>
          </table:table-cell>
          <table:table-cell office:value-type="float" office:value="-0.001119074" calcext:value-type="float">
            <text:p>-0.001119074</text:p>
          </table:table-cell>
          <table:table-cell office:value-type="float" office:value="-0.001361588" calcext:value-type="float">
            <text:p>-0.001361588</text:p>
          </table:table-cell>
          <table:table-cell office:value-type="float" office:value="-0.01005815" calcext:value-type="float">
            <text:p>-0.010058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3698846" calcext:value-type="float">
            <text:p>-0.003698846</text:p>
          </table:table-cell>
          <table:table-cell office:value-type="float" office:value="0.0009161455" calcext:value-type="float">
            <text:p>0.0009161455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2.374005" calcext:value-type="float">
            <text:p>-2.374005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5052003" calcext:value-type="float">
            <text:p>5052003</text:p>
          </table:table-cell>
          <table:table-cell office:value-type="float" office:value="168.1" calcext:value-type="float">
            <text:p>168.1</text:p>
          </table:table-cell>
          <table:table-cell office:value-type="float" office:value="70.44405" calcext:value-type="float">
            <text:p>70.44405</text:p>
          </table:table-cell>
          <table:table-cell office:value-type="float" office:value="0" calcext:value-type="float">
            <text:p>0</text:p>
          </table:table-cell>
          <table:table-cell office:value-type="float" office:value="1158.718" calcext:value-type="float">
            <text:p>1158.718</text:p>
          </table:table-cell>
          <table:table-cell office:value-type="float" office:value="5.563226" calcext:value-type="float">
            <text:p>5.563226</text:p>
          </table:table-cell>
          <table:table-cell office:value-type="float" office:value="0" calcext:value-type="float">
            <text:p>0</text:p>
          </table:table-cell>
          <table:table-cell office:value-type="float" office:value="0.4385864" calcext:value-type="float">
            <text:p>0.4385864</text:p>
          </table:table-cell>
          <table:table-cell office:value-type="float" office:value="0.4388159" calcext:value-type="float">
            <text:p>0.4388159</text:p>
          </table:table-cell>
          <table:table-cell office:value-type="float" office:value="0.4426512" calcext:value-type="float">
            <text:p>0.4426512</text:p>
          </table:table-cell>
          <table:table-cell office:value-type="float" office:value="0.4452863" calcext:value-type="float">
            <text:p>0.4452863</text:p>
          </table:table-cell>
          <table:table-cell office:value-type="float" office:value="0.4487315" calcext:value-type="float">
            <text:p>0.4487315</text:p>
          </table:table-cell>
          <table:table-cell office:value-type="float" office:value="0.3696673" calcext:value-type="float">
            <text:p>0.3696673</text:p>
          </table:table-cell>
          <table:table-cell office:value-type="float" office:value="0.3602951" calcext:value-type="float">
            <text:p>0.3602951</text:p>
          </table:table-cell>
          <table:table-cell office:value-type="float" office:value="0.4034615" calcext:value-type="float">
            <text:p>0.4034615</text:p>
          </table:table-cell>
          <table:table-cell office:value-type="float" office:value="0.4185626" calcext:value-type="float">
            <text:p>0.4185626</text:p>
          </table:table-cell>
          <table:table-cell office:value-type="float" office:value="0.407753" calcext:value-type="float">
            <text:p>0.407753</text:p>
          </table:table-cell>
          <table:table-cell office:value-type="float" office:value="0.3907417" calcext:value-type="float">
            <text:p>0.3907417</text:p>
          </table:table-cell>
          <table:table-cell office:value-type="float" office:value="0.3958189" calcext:value-type="float">
            <text:p>0.3958189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77085E-015" calcext:value-type="float">
            <text:p>1.977085E-15</text:p>
          </table:table-cell>
          <table:table-cell office:value-type="float" office:value="9.636793E-016" calcext:value-type="float">
            <text:p>9.636793E-16</text:p>
          </table:table-cell>
          <table:table-cell office:value-type="float" office:value="1.975864E-015" calcext:value-type="float">
            <text:p>1.975864E-15</text:p>
          </table:table-cell>
          <table:table-cell office:value-type="float" office:value="1.955269E-015" calcext:value-type="float">
            <text:p>1.955269E-15</text:p>
          </table:table-cell>
          <table:table-cell office:value-type="float" office:value="9.670103E-016" calcext:value-type="float">
            <text:p>9.670103E-16</text:p>
          </table:table-cell>
          <table:table-cell office:value-type="float" office:value="9.834963E-016" calcext:value-type="float">
            <text:p>9.834963E-16</text:p>
          </table:table-cell>
          <table:table-cell office:value-type="float" office:value="1.94236E-015" calcext:value-type="float">
            <text:p>1.94236E-15</text:p>
          </table:table-cell>
          <table:table-cell office:value-type="float" office:value="2.307482E-025" calcext:value-type="float">
            <text:p>2.307482E-25</text:p>
          </table:table-cell>
          <table:table-cell office:value-type="float" office:value="1.06699E-029" calcext:value-type="float">
            <text:p>1.06699E-29</text:p>
          </table:table-cell>
          <table:table-cell office:value-type="float" office:value="2.369046E-034" calcext:value-type="float">
            <text:p>2.369046E-34</text:p>
          </table:table-cell>
          <table:table-cell office:value-type="float" office:value="3.832747E-039" calcext:value-type="float">
            <text:p>3.832747E-39</text:p>
          </table:table-cell>
          <table:table-cell office:value-type="float" office:value="2.522337E-044" calcext:value-type="float">
            <text:p>2.522337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3333664" calcext:value-type="float">
            <text:p>-0.003333664</text:p>
          </table:table-cell>
          <table:table-cell office:value-type="float" office:value="-0.003348022" calcext:value-type="float">
            <text:p>-0.003348022</text:p>
          </table:table-cell>
          <table:table-cell office:value-type="float" office:value="-0.003199543" calcext:value-type="float">
            <text:p>-0.003199543</text:p>
          </table:table-cell>
          <table:table-cell office:value-type="float" office:value="-0.003163387" calcext:value-type="float">
            <text:p>-0.003163387</text:p>
          </table:table-cell>
          <table:table-cell office:value-type="float" office:value="-0.003046795" calcext:value-type="float">
            <text:p>-0.003046795</text:p>
          </table:table-cell>
          <table:table-cell office:value-type="float" office:value="-0.002978379" calcext:value-type="float">
            <text:p>-0.002978379</text:p>
          </table:table-cell>
          <table:table-cell office:value-type="float" office:value="-0.002698037" calcext:value-type="float">
            <text:p>-0.002698037</text:p>
          </table:table-cell>
          <table:table-cell office:value-type="float" office:value="-0.002333118" calcext:value-type="float">
            <text:p>-0.002333118</text:p>
          </table:table-cell>
          <table:table-cell office:value-type="float" office:value="-0.001391402" calcext:value-type="float">
            <text:p>-0.001391402</text:p>
          </table:table-cell>
          <table:table-cell office:value-type="float" office:value="-0.002681985" calcext:value-type="float">
            <text:p>-0.0026819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3665714" calcext:value-type="float">
            <text:p>-0.003665714</text:p>
          </table:table-cell>
          <table:table-cell office:value-type="float" office:value="0.0008675553" calcext:value-type="float">
            <text:p>0.0008675553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2.373387" calcext:value-type="float">
            <text:p>-2.373387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6052003" calcext:value-type="float">
            <text:p>6052003</text:p>
          </table:table-cell>
          <table:table-cell office:value-type="float" office:value="175.5" calcext:value-type="float">
            <text:p>175.5</text:p>
          </table:table-cell>
          <table:table-cell office:value-type="float" office:value="71.58786" calcext:value-type="float">
            <text:p>71.58786</text:p>
          </table:table-cell>
          <table:table-cell office:value-type="float" office:value="0" calcext:value-type="float">
            <text:p>0</text:p>
          </table:table-cell>
          <table:table-cell office:value-type="float" office:value="1164.868" calcext:value-type="float">
            <text:p>1164.868</text:p>
          </table:table-cell>
          <table:table-cell office:value-type="float" office:value="5.669298" calcext:value-type="float">
            <text:p>5.669298</text:p>
          </table:table-cell>
          <table:table-cell office:value-type="float" office:value="0" calcext:value-type="float">
            <text:p>0</text:p>
          </table:table-cell>
          <table:table-cell office:value-type="float" office:value="0.427614" calcext:value-type="float">
            <text:p>0.427614</text:p>
          </table:table-cell>
          <table:table-cell office:value-type="float" office:value="0.4316154" calcext:value-type="float">
            <text:p>0.4316154</text:p>
          </table:table-cell>
          <table:table-cell office:value-type="float" office:value="0.4391543" calcext:value-type="float">
            <text:p>0.4391543</text:p>
          </table:table-cell>
          <table:table-cell office:value-type="float" office:value="0.4481491" calcext:value-type="float">
            <text:p>0.4481491</text:p>
          </table:table-cell>
          <table:table-cell office:value-type="float" office:value="0.4550933" calcext:value-type="float">
            <text:p>0.4550933</text:p>
          </table:table-cell>
          <table:table-cell office:value-type="float" office:value="0.3792247" calcext:value-type="float">
            <text:p>0.3792247</text:p>
          </table:table-cell>
          <table:table-cell office:value-type="float" office:value="0.3698741" calcext:value-type="float">
            <text:p>0.3698741</text:p>
          </table:table-cell>
          <table:table-cell office:value-type="float" office:value="0.4034076" calcext:value-type="float">
            <text:p>0.4034076</text:p>
          </table:table-cell>
          <table:table-cell office:value-type="float" office:value="0.4089191" calcext:value-type="float">
            <text:p>0.4089191</text:p>
          </table:table-cell>
          <table:table-cell office:value-type="float" office:value="0.4219483" calcext:value-type="float">
            <text:p>0.4219483</text:p>
          </table:table-cell>
          <table:table-cell office:value-type="float" office:value="0.3976172" calcext:value-type="float">
            <text:p>0.3976172</text:p>
          </table:table-cell>
          <table:table-cell office:value-type="float" office:value="0.3965791" calcext:value-type="float">
            <text:p>0.3965791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77362E-015" calcext:value-type="float">
            <text:p>1.977362E-15</text:p>
          </table:table-cell>
          <table:table-cell office:value-type="float" office:value="9.637083E-016" calcext:value-type="float">
            <text:p>9.637083E-16</text:p>
          </table:table-cell>
          <table:table-cell office:value-type="float" office:value="1.975808E-015" calcext:value-type="float">
            <text:p>1.975808E-15</text:p>
          </table:table-cell>
          <table:table-cell office:value-type="float" office:value="1.955253E-015" calcext:value-type="float">
            <text:p>1.955253E-15</text:p>
          </table:table-cell>
          <table:table-cell office:value-type="float" office:value="9.669944E-016" calcext:value-type="float">
            <text:p>9.669944E-16</text:p>
          </table:table-cell>
          <table:table-cell office:value-type="float" office:value="9.834963E-016" calcext:value-type="float">
            <text:p>9.834963E-16</text:p>
          </table:table-cell>
          <table:table-cell office:value-type="float" office:value="1.94236E-015" calcext:value-type="float">
            <text:p>1.94236E-15</text:p>
          </table:table-cell>
          <table:table-cell office:value-type="float" office:value="2.307482E-025" calcext:value-type="float">
            <text:p>2.307482E-25</text:p>
          </table:table-cell>
          <table:table-cell office:value-type="float" office:value="1.06699E-029" calcext:value-type="float">
            <text:p>1.06699E-29</text:p>
          </table:table-cell>
          <table:table-cell office:value-type="float" office:value="2.369045E-034" calcext:value-type="float">
            <text:p>2.369045E-34</text:p>
          </table:table-cell>
          <table:table-cell office:value-type="float" office:value="3.832747E-039" calcext:value-type="float">
            <text:p>3.832747E-39</text:p>
          </table:table-cell>
          <table:table-cell office:value-type="float" office:value="2.522337E-044" calcext:value-type="float">
            <text:p>2.522337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4001293" calcext:value-type="float">
            <text:p>-0.004001293</text:p>
          </table:table-cell>
          <table:table-cell office:value-type="float" office:value="-0.003761225" calcext:value-type="float">
            <text:p>-0.003761225</text:p>
          </table:table-cell>
          <table:table-cell office:value-type="float" office:value="-0.003380526" calcext:value-type="float">
            <text:p>-0.003380526</text:p>
          </table:table-cell>
          <table:table-cell office:value-type="float" office:value="-0.003013359" calcext:value-type="float">
            <text:p>-0.003013359</text:p>
          </table:table-cell>
          <table:table-cell office:value-type="float" office:value="-0.00274339" calcext:value-type="float">
            <text:p>-0.00274339</text:p>
          </table:table-cell>
          <table:table-cell office:value-type="float" office:value="-0.002444008" calcext:value-type="float">
            <text:p>-0.002444008</text:p>
          </table:table-cell>
          <table:table-cell office:value-type="float" office:value="-0.002159049" calcext:value-type="float">
            <text:p>-0.002159049</text:p>
          </table:table-cell>
          <table:table-cell office:value-type="float" office:value="-0.002366273" calcext:value-type="float">
            <text:p>-0.002366273</text:p>
          </table:table-cell>
          <table:table-cell office:value-type="float" office:value="-0.002047004" calcext:value-type="float">
            <text:p>-0.002047004</text:p>
          </table:table-cell>
          <table:table-cell office:value-type="float" office:value="-0.001489779" calcext:value-type="float">
            <text:p>-0.0014897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4062043" calcext:value-type="float">
            <text:p>-0.004062043</text:p>
          </table:table-cell>
          <table:table-cell office:value-type="float" office:value="0.0008317634" calcext:value-type="float">
            <text:p>0.0008317634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2.372245" calcext:value-type="float">
            <text:p>-2.372245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7052003" calcext:value-type="float">
            <text:p>7052003</text:p>
          </table:table-cell>
          <table:table-cell office:value-type="float" office:value="175.6" calcext:value-type="float">
            <text:p>175.6</text:p>
          </table:table-cell>
          <table:table-cell office:value-type="float" office:value="75.34137" calcext:value-type="float">
            <text:p>75.34137</text:p>
          </table:table-cell>
          <table:table-cell office:value-type="float" office:value="0" calcext:value-type="float">
            <text:p>0</text:p>
          </table:table-cell>
          <table:table-cell office:value-type="float" office:value="1161.213" calcext:value-type="float">
            <text:p>1161.213</text:p>
          </table:table-cell>
          <table:table-cell office:value-type="float" office:value="5.67017" calcext:value-type="float">
            <text:p>5.67017</text:p>
          </table:table-cell>
          <table:table-cell office:value-type="float" office:value="0" calcext:value-type="float">
            <text:p>0</text:p>
          </table:table-cell>
          <table:table-cell office:value-type="float" office:value="0.1158776" calcext:value-type="float">
            <text:p>0.1158776</text:p>
          </table:table-cell>
          <table:table-cell office:value-type="float" office:value="0.4139172" calcext:value-type="float">
            <text:p>0.4139172</text:p>
          </table:table-cell>
          <table:table-cell office:value-type="float" office:value="0.4198292" calcext:value-type="float">
            <text:p>0.4198292</text:p>
          </table:table-cell>
          <table:table-cell office:value-type="float" office:value="0.4271907" calcext:value-type="float">
            <text:p>0.4271907</text:p>
          </table:table-cell>
          <table:table-cell office:value-type="float" office:value="0.4329302" calcext:value-type="float">
            <text:p>0.4329302</text:p>
          </table:table-cell>
          <table:table-cell office:value-type="float" office:value="0.3640395" calcext:value-type="float">
            <text:p>0.3640395</text:p>
          </table:table-cell>
          <table:table-cell office:value-type="float" office:value="0.3567456" calcext:value-type="float">
            <text:p>0.3567456</text:p>
          </table:table-cell>
          <table:table-cell office:value-type="float" office:value="0.4019296" calcext:value-type="float">
            <text:p>0.4019296</text:p>
          </table:table-cell>
          <table:table-cell office:value-type="float" office:value="0.4051483" calcext:value-type="float">
            <text:p>0.4051483</text:p>
          </table:table-cell>
          <table:table-cell office:value-type="float" office:value="0.4227258" calcext:value-type="float">
            <text:p>0.4227258</text:p>
          </table:table-cell>
          <table:table-cell office:value-type="float" office:value="0.4174497" calcext:value-type="float">
            <text:p>0.4174497</text:p>
          </table:table-cell>
          <table:table-cell office:value-type="float" office:value="0.3991726" calcext:value-type="float">
            <text:p>0.3991726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77683E-015" calcext:value-type="float">
            <text:p>1.977683E-15</text:p>
          </table:table-cell>
          <table:table-cell office:value-type="float" office:value="9.637322E-016" calcext:value-type="float">
            <text:p>9.637322E-16</text:p>
          </table:table-cell>
          <table:table-cell office:value-type="float" office:value="1.975748E-015" calcext:value-type="float">
            <text:p>1.975748E-15</text:p>
          </table:table-cell>
          <table:table-cell office:value-type="float" office:value="1.95524E-015" calcext:value-type="float">
            <text:p>1.95524E-15</text:p>
          </table:table-cell>
          <table:table-cell office:value-type="float" office:value="9.669794E-016" calcext:value-type="float">
            <text:p>9.669794E-16</text:p>
          </table:table-cell>
          <table:table-cell office:value-type="float" office:value="9.834963E-016" calcext:value-type="float">
            <text:p>9.834963E-16</text:p>
          </table:table-cell>
          <table:table-cell office:value-type="float" office:value="1.94236E-015" calcext:value-type="float">
            <text:p>1.94236E-15</text:p>
          </table:table-cell>
          <table:table-cell office:value-type="float" office:value="2.307482E-025" calcext:value-type="float">
            <text:p>2.307482E-25</text:p>
          </table:table-cell>
          <table:table-cell office:value-type="float" office:value="1.06699E-029" calcext:value-type="float">
            <text:p>1.06699E-29</text:p>
          </table:table-cell>
          <table:table-cell office:value-type="float" office:value="2.369045E-034" calcext:value-type="float">
            <text:p>2.369045E-34</text:p>
          </table:table-cell>
          <table:table-cell office:value-type="float" office:value="3.832747E-039" calcext:value-type="float">
            <text:p>3.832747E-39</text:p>
          </table:table-cell>
          <table:table-cell office:value-type="float" office:value="2.522337E-044" calcext:value-type="float">
            <text:p>2.522337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6.16871" calcext:value-type="float">
            <text:p>-56.16871</text:p>
          </table:table-cell>
          <table:table-cell office:value-type="float" office:value="-0.004884436" calcext:value-type="float">
            <text:p>-0.004884436</text:p>
          </table:table-cell>
          <table:table-cell office:value-type="float" office:value="-0.004475274" calcext:value-type="float">
            <text:p>-0.004475274</text:p>
          </table:table-cell>
          <table:table-cell office:value-type="float" office:value="-0.004053282" calcext:value-type="float">
            <text:p>-0.004053282</text:p>
          </table:table-cell>
          <table:table-cell office:value-type="float" office:value="-0.003734185" calcext:value-type="float">
            <text:p>-0.003734185</text:p>
          </table:table-cell>
          <table:table-cell office:value-type="float" office:value="-0.00332004" calcext:value-type="float">
            <text:p>-0.00332004</text:p>
          </table:table-cell>
          <table:table-cell office:value-type="float" office:value="-0.002934613" calcext:value-type="float">
            <text:p>-0.002934613</text:p>
          </table:table-cell>
          <table:table-cell office:value-type="float" office:value="-0.00253589" calcext:value-type="float">
            <text:p>-0.00253589</text:p>
          </table:table-cell>
          <table:table-cell office:value-type="float" office:value="-0.00238581" calcext:value-type="float">
            <text:p>-0.00238581</text:p>
          </table:table-cell>
          <table:table-cell office:value-type="float" office:value="-0.001438563" calcext:value-type="float">
            <text:p>-0.0014385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4.65231" calcext:value-type="float">
            <text:p>-24.65231</text:p>
          </table:table-cell>
          <table:table-cell office:value-type="float" office:value="0.000799695" calcext:value-type="float">
            <text:p>0.000799695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2.368815" calcext:value-type="float">
            <text:p>-2.36881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8052003" calcext:value-type="float">
            <text:p>8052003</text:p>
          </table:table-cell>
          <table:table-cell office:value-type="float" office:value="200.3999" calcext:value-type="float">
            <text:p>200.3999</text:p>
          </table:table-cell>
          <table:table-cell office:value-type="float" office:value="76.03551" calcext:value-type="float">
            <text:p>76.03551</text:p>
          </table:table-cell>
          <table:table-cell office:value-type="float" office:value="0" calcext:value-type="float">
            <text:p>0</text:p>
          </table:table-cell>
          <table:table-cell office:value-type="float" office:value="1185.032" calcext:value-type="float">
            <text:p>1185.032</text:p>
          </table:table-cell>
          <table:table-cell office:value-type="float" office:value="5.957268" calcext:value-type="float">
            <text:p>5.957268</text:p>
          </table:table-cell>
          <table:table-cell office:value-type="float" office:value="0" calcext:value-type="float">
            <text:p>0</text:p>
          </table:table-cell>
          <table:table-cell office:value-type="float" office:value="0.4386093" calcext:value-type="float">
            <text:p>0.4386093</text:p>
          </table:table-cell>
          <table:table-cell office:value-type="float" office:value="0.4414937" calcext:value-type="float">
            <text:p>0.4414937</text:p>
          </table:table-cell>
          <table:table-cell office:value-type="float" office:value="0.4502354" calcext:value-type="float">
            <text:p>0.4502354</text:p>
          </table:table-cell>
          <table:table-cell office:value-type="float" office:value="0.4611559" calcext:value-type="float">
            <text:p>0.4611559</text:p>
          </table:table-cell>
          <table:table-cell office:value-type="float" office:value="0.46994" calcext:value-type="float">
            <text:p>0.46994</text:p>
          </table:table-cell>
          <table:table-cell office:value-type="float" office:value="0.3921645" calcext:value-type="float">
            <text:p>0.3921645</text:p>
          </table:table-cell>
          <table:table-cell office:value-type="float" office:value="0.3815358" calcext:value-type="float">
            <text:p>0.3815358</text:p>
          </table:table-cell>
          <table:table-cell office:value-type="float" office:value="0.4163082" calcext:value-type="float">
            <text:p>0.4163082</text:p>
          </table:table-cell>
          <table:table-cell office:value-type="float" office:value="0.4110951" calcext:value-type="float">
            <text:p>0.4110951</text:p>
          </table:table-cell>
          <table:table-cell office:value-type="float" office:value="0.4154605" calcext:value-type="float">
            <text:p>0.4154605</text:p>
          </table:table-cell>
          <table:table-cell office:value-type="float" office:value="0.4370214" calcext:value-type="float">
            <text:p>0.4370214</text:p>
          </table:table-cell>
          <table:table-cell office:value-type="float" office:value="0.4040715" calcext:value-type="float">
            <text:p>0.4040715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77953E-015" calcext:value-type="float">
            <text:p>1.977953E-15</text:p>
          </table:table-cell>
          <table:table-cell office:value-type="float" office:value="9.637578E-016" calcext:value-type="float">
            <text:p>9.637578E-16</text:p>
          </table:table-cell>
          <table:table-cell office:value-type="float" office:value="1.975698E-015" calcext:value-type="float">
            <text:p>1.975698E-15</text:p>
          </table:table-cell>
          <table:table-cell office:value-type="float" office:value="1.955223E-015" calcext:value-type="float">
            <text:p>1.955223E-15</text:p>
          </table:table-cell>
          <table:table-cell office:value-type="float" office:value="9.669617E-016" calcext:value-type="float">
            <text:p>9.669617E-16</text:p>
          </table:table-cell>
          <table:table-cell office:value-type="float" office:value="9.834963E-016" calcext:value-type="float">
            <text:p>9.834963E-16</text:p>
          </table:table-cell>
          <table:table-cell office:value-type="float" office:value="1.94236E-015" calcext:value-type="float">
            <text:p>1.94236E-15</text:p>
          </table:table-cell>
          <table:table-cell office:value-type="float" office:value="2.307482E-025" calcext:value-type="float">
            <text:p>2.307482E-25</text:p>
          </table:table-cell>
          <table:table-cell office:value-type="float" office:value="1.06699E-029" calcext:value-type="float">
            <text:p>1.06699E-29</text:p>
          </table:table-cell>
          <table:table-cell office:value-type="float" office:value="2.369045E-034" calcext:value-type="float">
            <text:p>2.369045E-34</text:p>
          </table:table-cell>
          <table:table-cell office:value-type="float" office:value="3.832747E-039" calcext:value-type="float">
            <text:p>3.832747E-39</text:p>
          </table:table-cell>
          <table:table-cell office:value-type="float" office:value="2.382207E-044" calcext:value-type="float">
            <text:p>2.382207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3416681" calcext:value-type="float">
            <text:p>-0.003416681</text:p>
          </table:table-cell>
          <table:table-cell office:value-type="float" office:value="-0.003268133" calcext:value-type="float">
            <text:p>-0.003268133</text:p>
          </table:table-cell>
          <table:table-cell office:value-type="float" office:value="-0.002895437" calcext:value-type="float">
            <text:p>-0.002895437</text:p>
          </table:table-cell>
          <table:table-cell office:value-type="float" office:value="-0.002521824" calcext:value-type="float">
            <text:p>-0.002521824</text:p>
          </table:table-cell>
          <table:table-cell office:value-type="float" office:value="-0.002244258" calcext:value-type="float">
            <text:p>-0.002244258</text:p>
          </table:table-cell>
          <table:table-cell office:value-type="float" office:value="-0.001886191" calcext:value-type="float">
            <text:p>-0.001886191</text:p>
          </table:table-cell>
          <table:table-cell office:value-type="float" office:value="-0.001652031" calcext:value-type="float">
            <text:p>-0.001652031</text:p>
          </table:table-cell>
          <table:table-cell office:value-type="float" office:value="-0.001189039" calcext:value-type="float">
            <text:p>-0.001189039</text:p>
          </table:table-cell>
          <table:table-cell office:value-type="float" office:value="-0.001901644" calcext:value-type="float">
            <text:p>-0.001901644</text:p>
          </table:table-cell>
          <table:table-cell office:value-type="float" office:value="-0.001935718" calcext:value-type="float">
            <text:p>-0.0019357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3516259" calcext:value-type="float">
            <text:p>-0.003516259</text:p>
          </table:table-cell>
          <table:table-cell office:value-type="float" office:value="0.0007676344" calcext:value-type="float">
            <text:p>0.0007676344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2.35904" calcext:value-type="float">
            <text:p>-2.35904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9052003" calcext:value-type="float">
            <text:p>9052003</text:p>
          </table:table-cell>
          <table:table-cell office:value-type="float" office:value="200.3999" calcext:value-type="float">
            <text:p>200.3999</text:p>
          </table:table-cell>
          <table:table-cell office:value-type="float" office:value="79.61826" calcext:value-type="float">
            <text:p>79.61826</text:p>
          </table:table-cell>
          <table:table-cell office:value-type="float" office:value="0" calcext:value-type="float">
            <text:p>0</text:p>
          </table:table-cell>
          <table:table-cell office:value-type="float" office:value="1181.45" calcext:value-type="float">
            <text:p>1181.45</text:p>
          </table:table-cell>
          <table:table-cell office:value-type="float" office:value="5.957268" calcext:value-type="float">
            <text:p>5.957268</text:p>
          </table:table-cell>
          <table:table-cell office:value-type="float" office:value="0" calcext:value-type="float">
            <text:p>0</text:p>
          </table:table-cell>
          <table:table-cell office:value-type="float" office:value="0.1217145" calcext:value-type="float">
            <text:p>0.1217145</text:p>
          </table:table-cell>
          <table:table-cell office:value-type="float" office:value="0.4184181" calcext:value-type="float">
            <text:p>0.4184181</text:p>
          </table:table-cell>
          <table:table-cell office:value-type="float" office:value="0.424754" calcext:value-type="float">
            <text:p>0.424754</text:p>
          </table:table-cell>
          <table:table-cell office:value-type="float" office:value="0.4326368" calcext:value-type="float">
            <text:p>0.4326368</text:p>
          </table:table-cell>
          <table:table-cell office:value-type="float" office:value="0.4388367" calcext:value-type="float">
            <text:p>0.4388367</text:p>
          </table:table-cell>
          <table:table-cell office:value-type="float" office:value="0.3686275" calcext:value-type="float">
            <text:p>0.3686275</text:p>
          </table:table-cell>
          <table:table-cell office:value-type="float" office:value="0.360462" calcext:value-type="float">
            <text:p>0.360462</text:p>
          </table:table-cell>
          <table:table-cell office:value-type="float" office:value="0.4040907" calcext:value-type="float">
            <text:p>0.4040907</text:p>
          </table:table-cell>
          <table:table-cell office:value-type="float" office:value="0.4134926" calcext:value-type="float">
            <text:p>0.4134926</text:p>
          </table:table-cell>
          <table:table-cell office:value-type="float" office:value="0.4180483" calcext:value-type="float">
            <text:p>0.4180483</text:p>
          </table:table-cell>
          <table:table-cell office:value-type="float" office:value="0.44469" calcext:value-type="float">
            <text:p>0.44469</text:p>
          </table:table-cell>
          <table:table-cell office:value-type="float" office:value="0.4180112" calcext:value-type="float">
            <text:p>0.4180112</text:p>
          </table:table-cell>
          <table:table-cell office:value-type="float" office:value="0.4623754" calcext:value-type="float">
            <text:p>0.4623754</text:p>
          </table:table-cell>
          <table:table-cell office:value-type="float" office:value="0" calcext:value-type="float">
            <text:p>0</text:p>
          </table:table-cell>
          <table:table-cell office:value-type="float" office:value="1.978287E-015" calcext:value-type="float">
            <text:p>1.978287E-15</text:p>
          </table:table-cell>
          <table:table-cell office:value-type="float" office:value="9.637863E-016" calcext:value-type="float">
            <text:p>9.637863E-16</text:p>
          </table:table-cell>
          <table:table-cell office:value-type="float" office:value="1.975629E-015" calcext:value-type="float">
            <text:p>1.975629E-15</text:p>
          </table:table-cell>
          <table:table-cell office:value-type="float" office:value="1.95521E-015" calcext:value-type="float">
            <text:p>1.95521E-15</text:p>
          </table:table-cell>
          <table:table-cell office:value-type="float" office:value="9.669476E-016" calcext:value-type="float">
            <text:p>9.669476E-16</text:p>
          </table:table-cell>
          <table:table-cell office:value-type="float" office:value="9.834963E-016" calcext:value-type="float">
            <text:p>9.834963E-16</text:p>
          </table:table-cell>
          <table:table-cell office:value-type="float" office:value="1.94236E-015" calcext:value-type="float">
            <text:p>1.94236E-15</text:p>
          </table:table-cell>
          <table:table-cell office:value-type="float" office:value="2.307482E-025" calcext:value-type="float">
            <text:p>2.307482E-25</text:p>
          </table:table-cell>
          <table:table-cell office:value-type="float" office:value="1.06699E-029" calcext:value-type="float">
            <text:p>1.06699E-29</text:p>
          </table:table-cell>
          <table:table-cell office:value-type="float" office:value="2.369045E-034" calcext:value-type="float">
            <text:p>2.369045E-34</text:p>
          </table:table-cell>
          <table:table-cell office:value-type="float" office:value="3.832747E-039" calcext:value-type="float">
            <text:p>3.832747E-39</text:p>
          </table:table-cell>
          <table:table-cell office:value-type="float" office:value="2.382207E-044" calcext:value-type="float">
            <text:p>2.382207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8.10117" calcext:value-type="float">
            <text:p>-38.10117</text:p>
          </table:table-cell>
          <table:table-cell office:value-type="float" office:value="-0.004569103" calcext:value-type="float">
            <text:p>-0.004569103</text:p>
          </table:table-cell>
          <table:table-cell office:value-type="float" office:value="-0.00416519" calcext:value-type="float">
            <text:p>-0.00416519</text:p>
          </table:table-cell>
          <table:table-cell office:value-type="float" office:value="-0.003749585" calcext:value-type="float">
            <text:p>-0.003749585</text:p>
          </table:table-cell>
          <table:table-cell office:value-type="float" office:value="-0.00343112" calcext:value-type="float">
            <text:p>-0.00343112</text:p>
          </table:table-cell>
          <table:table-cell office:value-type="float" office:value="-0.003019103" calcext:value-type="float">
            <text:p>-0.003019103</text:p>
          </table:table-cell>
          <table:table-cell office:value-type="float" office:value="-0.002685971" calcext:value-type="float">
            <text:p>-0.002685971</text:p>
          </table:table-cell>
          <table:table-cell office:value-type="float" office:value="-0.002259248" calcext:value-type="float">
            <text:p>-0.002259248</text:p>
          </table:table-cell>
          <table:table-cell office:value-type="float" office:value="-0.001699551" calcext:value-type="float">
            <text:p>-0.001699551</text:p>
          </table:table-cell>
          <table:table-cell office:value-type="float" office:value="-0.001738556" calcext:value-type="float">
            <text:p>-0.0017385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3.05182" calcext:value-type="float">
            <text:p>-13.05182</text:p>
          </table:table-cell>
          <table:table-cell office:value-type="float" office:value="0.0007332461" calcext:value-type="float">
            <text:p>0.0007332461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2.328629" calcext:value-type="float">
            <text:p>-2.328629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0052003" calcext:value-type="float">
            <text:p>10052003</text:p>
          </table:table-cell>
          <table:table-cell office:value-type="float" office:value="205.2997" calcext:value-type="float">
            <text:p>205.2997</text:p>
          </table:table-cell>
          <table:table-cell office:value-type="float" office:value="80.27452" calcext:value-type="float">
            <text:p>80.27452</text:p>
          </table:table-cell>
          <table:table-cell office:value-type="float" office:value="0" calcext:value-type="float">
            <text:p>0</text:p>
          </table:table-cell>
          <table:table-cell office:value-type="float" office:value="1185.652" calcext:value-type="float">
            <text:p>1185.652</text:p>
          </table:table-cell>
          <table:table-cell office:value-type="float" office:value="5.998621" calcext:value-type="float">
            <text:p>5.998621</text:p>
          </table:table-cell>
          <table:table-cell office:value-type="float" office:value="0" calcext:value-type="float">
            <text:p>0</text:p>
          </table:table-cell>
          <table:table-cell office:value-type="float" office:value="0.4116545" calcext:value-type="float">
            <text:p>0.4116545</text:p>
          </table:table-cell>
          <table:table-cell office:value-type="float" office:value="0.4145573" calcext:value-type="float">
            <text:p>0.4145573</text:p>
          </table:table-cell>
          <table:table-cell office:value-type="float" office:value="0.4201668" calcext:value-type="float">
            <text:p>0.4201668</text:p>
          </table:table-cell>
          <table:table-cell office:value-type="float" office:value="0.4265599" calcext:value-type="float">
            <text:p>0.4265599</text:p>
          </table:table-cell>
          <table:table-cell office:value-type="float" office:value="0.4311201" calcext:value-type="float">
            <text:p>0.4311201</text:p>
          </table:table-cell>
          <table:table-cell office:value-type="float" office:value="0.3611447" calcext:value-type="float">
            <text:p>0.3611447</text:p>
          </table:table-cell>
          <table:table-cell office:value-type="float" office:value="0.3523364" calcext:value-type="float">
            <text:p>0.3523364</text:p>
          </table:table-cell>
          <table:table-cell office:value-type="float" office:value="0.3995728" calcext:value-type="float">
            <text:p>0.3995728</text:p>
          </table:table-cell>
          <table:table-cell office:value-type="float" office:value="0.4057251" calcext:value-type="float">
            <text:p>0.4057251</text:p>
          </table:table-cell>
          <table:table-cell office:value-type="float" office:value="0.4142208" calcext:value-type="float">
            <text:p>0.4142208</text:p>
          </table:table-cell>
          <table:table-cell office:value-type="float" office:value="0.4420996" calcext:value-type="float">
            <text:p>0.4420996</text:p>
          </table:table-cell>
          <table:table-cell office:value-type="float" office:value="0.4277934" calcext:value-type="float">
            <text:p>0.4277934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65736E-015" calcext:value-type="float">
            <text:p>1.965736E-15</text:p>
          </table:table-cell>
          <table:table-cell office:value-type="float" office:value="9.670188E-016" calcext:value-type="float">
            <text:p>9.670188E-16</text:p>
          </table:table-cell>
          <table:table-cell office:value-type="float" office:value="1.975574E-015" calcext:value-type="float">
            <text:p>1.975574E-15</text:p>
          </table:table-cell>
          <table:table-cell office:value-type="float" office:value="1.955195E-015" calcext:value-type="float">
            <text:p>1.955195E-15</text:p>
          </table:table-cell>
          <table:table-cell office:value-type="float" office:value="9.669352E-016" calcext:value-type="float">
            <text:p>9.669352E-16</text:p>
          </table:table-cell>
          <table:table-cell office:value-type="float" office:value="9.834963E-016" calcext:value-type="float">
            <text:p>9.834963E-16</text:p>
          </table:table-cell>
          <table:table-cell office:value-type="float" office:value="1.94236E-015" calcext:value-type="float">
            <text:p>1.94236E-15</text:p>
          </table:table-cell>
          <table:table-cell office:value-type="float" office:value="2.307482E-025" calcext:value-type="float">
            <text:p>2.307482E-25</text:p>
          </table:table-cell>
          <table:table-cell office:value-type="float" office:value="1.06699E-029" calcext:value-type="float">
            <text:p>1.06699E-29</text:p>
          </table:table-cell>
          <table:table-cell office:value-type="float" office:value="2.369045E-034" calcext:value-type="float">
            <text:p>2.369045E-34</text:p>
          </table:table-cell>
          <table:table-cell office:value-type="float" office:value="3.832747E-039" calcext:value-type="float">
            <text:p>3.832747E-39</text:p>
          </table:table-cell>
          <table:table-cell office:value-type="float" office:value="2.382207E-044" calcext:value-type="float">
            <text:p>2.382207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5065045" calcext:value-type="float">
            <text:p>-0.005065045</text:p>
          </table:table-cell>
          <table:table-cell office:value-type="float" office:value="-0.004823073" calcext:value-type="float">
            <text:p>-0.004823073</text:p>
          </table:table-cell>
          <table:table-cell office:value-type="float" office:value="-0.004450429" calcext:value-type="float">
            <text:p>-0.004450429</text:p>
          </table:table-cell>
          <table:table-cell office:value-type="float" office:value="-0.004089532" calcext:value-type="float">
            <text:p>-0.004089532</text:p>
          </table:table-cell>
          <table:table-cell office:value-type="float" office:value="-0.003828806" calcext:value-type="float">
            <text:p>-0.003828806</text:p>
          </table:table-cell>
          <table:table-cell office:value-type="float" office:value="-0.003528363" calcext:value-type="float">
            <text:p>-0.003528363</text:p>
          </table:table-cell>
          <table:table-cell office:value-type="float" office:value="-0.003262176" calcext:value-type="float">
            <text:p>-0.003262176</text:p>
          </table:table-cell>
          <table:table-cell office:value-type="float" office:value="-0.002883786" calcext:value-type="float">
            <text:p>-0.002883786</text:p>
          </table:table-cell>
          <table:table-cell office:value-type="float" office:value="-0.002329247" calcext:value-type="float">
            <text:p>-0.002329247</text:p>
          </table:table-cell>
          <table:table-cell office:value-type="float" office:value="-0.002033168" calcext:value-type="float">
            <text:p>-0.0020331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5099333" calcext:value-type="float">
            <text:p>-0.005099333</text:p>
          </table:table-cell>
          <table:table-cell office:value-type="float" office:value="-0.0003285971" calcext:value-type="float">
            <text:p>-0.0003285971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2.218335" calcext:value-type="float">
            <text:p>-2.218335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1052003" calcext:value-type="float">
            <text:p>11052003</text:p>
          </table:table-cell>
          <table:table-cell office:value-type="float" office:value="205.2997" calcext:value-type="float">
            <text:p>205.2997</text:p>
          </table:table-cell>
          <table:table-cell office:value-type="float" office:value="83.16113" calcext:value-type="float">
            <text:p>83.16113</text:p>
          </table:table-cell>
          <table:table-cell office:value-type="float" office:value="0" calcext:value-type="float">
            <text:p>0</text:p>
          </table:table-cell>
          <table:table-cell office:value-type="float" office:value="1152.302" calcext:value-type="float">
            <text:p>1152.302</text:p>
          </table:table-cell>
          <table:table-cell office:value-type="float" office:value="36.46222" calcext:value-type="float">
            <text:p>36.46222</text:p>
          </table:table-cell>
          <table:table-cell office:value-type="float" office:value="0" calcext:value-type="float">
            <text:p>0</text:p>
          </table:table-cell>
          <table:table-cell office:value-type="float" office:value="0.3217497" calcext:value-type="float">
            <text:p>0.3217497</text:p>
          </table:table-cell>
          <table:table-cell office:value-type="float" office:value="0.324483" calcext:value-type="float">
            <text:p>0.324483</text:p>
          </table:table-cell>
          <table:table-cell office:value-type="float" office:value="0.3320559" calcext:value-type="float">
            <text:p>0.3320559</text:p>
          </table:table-cell>
          <table:table-cell office:value-type="float" office:value="0.3401925" calcext:value-type="float">
            <text:p>0.3401925</text:p>
          </table:table-cell>
          <table:table-cell office:value-type="float" office:value="0.3477367" calcext:value-type="float">
            <text:p>0.3477367</text:p>
          </table:table-cell>
          <table:table-cell office:value-type="float" office:value="0.311304" calcext:value-type="float">
            <text:p>0.311304</text:p>
          </table:table-cell>
          <table:table-cell office:value-type="float" office:value="0.3151744" calcext:value-type="float">
            <text:p>0.3151744</text:p>
          </table:table-cell>
          <table:table-cell office:value-type="float" office:value="0.3860917" calcext:value-type="float">
            <text:p>0.3860917</text:p>
          </table:table-cell>
          <table:table-cell office:value-type="float" office:value="0.3922501" calcext:value-type="float">
            <text:p>0.3922501</text:p>
          </table:table-cell>
          <table:table-cell office:value-type="float" office:value="0.403824" calcext:value-type="float">
            <text:p>0.403824</text:p>
          </table:table-cell>
          <table:table-cell office:value-type="float" office:value="0.4254081" calcext:value-type="float">
            <text:p>0.4254081</text:p>
          </table:table-cell>
          <table:table-cell office:value-type="float" office:value="0.4261751" calcext:value-type="float">
            <text:p>0.4261751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6602E-015" calcext:value-type="float">
            <text:p>1.96602E-15</text:p>
          </table:table-cell>
          <table:table-cell office:value-type="float" office:value="9.670394E-016" calcext:value-type="float">
            <text:p>9.670394E-16</text:p>
          </table:table-cell>
          <table:table-cell office:value-type="float" office:value="1.975524E-015" calcext:value-type="float">
            <text:p>1.975524E-15</text:p>
          </table:table-cell>
          <table:table-cell office:value-type="float" office:value="1.955179E-015" calcext:value-type="float">
            <text:p>1.955179E-15</text:p>
          </table:table-cell>
          <table:table-cell office:value-type="float" office:value="9.669225E-016" calcext:value-type="float">
            <text:p>9.669225E-16</text:p>
          </table:table-cell>
          <table:table-cell office:value-type="float" office:value="9.834963E-016" calcext:value-type="float">
            <text:p>9.834963E-16</text:p>
          </table:table-cell>
          <table:table-cell office:value-type="float" office:value="1.94236E-015" calcext:value-type="float">
            <text:p>1.94236E-15</text:p>
          </table:table-cell>
          <table:table-cell office:value-type="float" office:value="2.307482E-025" calcext:value-type="float">
            <text:p>2.307482E-25</text:p>
          </table:table-cell>
          <table:table-cell office:value-type="float" office:value="1.06699E-029" calcext:value-type="float">
            <text:p>1.06699E-29</text:p>
          </table:table-cell>
          <table:table-cell office:value-type="float" office:value="2.369046E-034" calcext:value-type="float">
            <text:p>2.369046E-34</text:p>
          </table:table-cell>
          <table:table-cell office:value-type="float" office:value="3.832747E-039" calcext:value-type="float">
            <text:p>3.832747E-39</text:p>
          </table:table-cell>
          <table:table-cell office:value-type="float" office:value="2.522337E-044" calcext:value-type="float">
            <text:p>2.522337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231469" calcext:value-type="float">
            <text:p>-0.0231469</text:p>
          </table:table-cell>
          <table:table-cell office:value-type="float" office:value="-0.0218804" calcext:value-type="float">
            <text:p>-0.0218804</text:p>
          </table:table-cell>
          <table:table-cell office:value-type="float" office:value="-0.01887972" calcext:value-type="float">
            <text:p>-0.01887972</text:p>
          </table:table-cell>
          <table:table-cell office:value-type="float" office:value="-0.01626807" calcext:value-type="float">
            <text:p>-0.01626807</text:p>
          </table:table-cell>
          <table:table-cell office:value-type="float" office:value="-0.01421418" calcext:value-type="float">
            <text:p>-0.01421418</text:p>
          </table:table-cell>
          <table:table-cell office:value-type="float" office:value="-0.01062845" calcext:value-type="float">
            <text:p>-0.01062845</text:p>
          </table:table-cell>
          <table:table-cell office:value-type="float" office:value="-0.008225371" calcext:value-type="float">
            <text:p>-0.008225371</text:p>
          </table:table-cell>
          <table:table-cell office:value-type="float" office:value="-0.006016516" calcext:value-type="float">
            <text:p>-0.006016516</text:p>
          </table:table-cell>
          <table:table-cell office:value-type="float" office:value="-0.004071033" calcext:value-type="float">
            <text:p>-0.004071033</text:p>
          </table:table-cell>
          <table:table-cell office:value-type="float" office:value="-0.003132955" calcext:value-type="float">
            <text:p>-0.0031329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2305153" calcext:value-type="float">
            <text:p>-0.02305153</text:p>
          </table:table-cell>
          <table:table-cell office:value-type="float" office:value="-0.0003432969" calcext:value-type="float">
            <text:p>-0.0003432969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2.073194" calcext:value-type="float">
            <text:p>-2.073194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2052003" calcext:value-type="float">
            <text:p>12052003</text:p>
          </table:table-cell>
          <table:table-cell office:value-type="float" office:value="205.2997" calcext:value-type="float">
            <text:p>205.2997</text:p>
          </table:table-cell>
          <table:table-cell office:value-type="float" office:value="85.80885" calcext:value-type="float">
            <text:p>85.80885</text:p>
          </table:table-cell>
          <table:table-cell office:value-type="float" office:value="0" calcext:value-type="float">
            <text:p>0</text:p>
          </table:table-cell>
          <table:table-cell office:value-type="float" office:value="1131.897" calcext:value-type="float">
            <text:p>1131.897</text:p>
          </table:table-cell>
          <table:table-cell office:value-type="float" office:value="54.21925" calcext:value-type="float">
            <text:p>54.21925</text:p>
          </table:table-cell>
          <table:table-cell office:value-type="float" office:value="0" calcext:value-type="float">
            <text:p>0</text:p>
          </table:table-cell>
          <table:table-cell office:value-type="float" office:value="0.116109" calcext:value-type="float">
            <text:p>0.116109</text:p>
          </table:table-cell>
          <table:table-cell office:value-type="float" office:value="0.3183075" calcext:value-type="float">
            <text:p>0.3183075</text:p>
          </table:table-cell>
          <table:table-cell office:value-type="float" office:value="0.322438" calcext:value-type="float">
            <text:p>0.322438</text:p>
          </table:table-cell>
          <table:table-cell office:value-type="float" office:value="0.3252505" calcext:value-type="float">
            <text:p>0.3252505</text:p>
          </table:table-cell>
          <table:table-cell office:value-type="float" office:value="0.3276976" calcext:value-type="float">
            <text:p>0.3276976</text:p>
          </table:table-cell>
          <table:table-cell office:value-type="float" office:value="0.2901758" calcext:value-type="float">
            <text:p>0.2901758</text:p>
          </table:table-cell>
          <table:table-cell office:value-type="float" office:value="0.2938431" calcext:value-type="float">
            <text:p>0.2938431</text:p>
          </table:table-cell>
          <table:table-cell office:value-type="float" office:value="0.3754554" calcext:value-type="float">
            <text:p>0.3754554</text:p>
          </table:table-cell>
          <table:table-cell office:value-type="float" office:value="0.3804016" calcext:value-type="float">
            <text:p>0.3804016</text:p>
          </table:table-cell>
          <table:table-cell office:value-type="float" office:value="0.394272" calcext:value-type="float">
            <text:p>0.394272</text:p>
          </table:table-cell>
          <table:table-cell office:value-type="float" office:value="0.4146456" calcext:value-type="float">
            <text:p>0.4146456</text:p>
          </table:table-cell>
          <table:table-cell office:value-type="float" office:value="0.4197313" calcext:value-type="float">
            <text:p>0.4197313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6636E-015" calcext:value-type="float">
            <text:p>1.96636E-15</text:p>
          </table:table-cell>
          <table:table-cell office:value-type="float" office:value="9.67058E-016" calcext:value-type="float">
            <text:p>9.67058E-16</text:p>
          </table:table-cell>
          <table:table-cell office:value-type="float" office:value="1.975467E-015" calcext:value-type="float">
            <text:p>1.975467E-15</text:p>
          </table:table-cell>
          <table:table-cell office:value-type="float" office:value="1.955162E-015" calcext:value-type="float">
            <text:p>1.955162E-15</text:p>
          </table:table-cell>
          <table:table-cell office:value-type="float" office:value="9.669079E-016" calcext:value-type="float">
            <text:p>9.669079E-16</text:p>
          </table:table-cell>
          <table:table-cell office:value-type="float" office:value="9.834963E-016" calcext:value-type="float">
            <text:p>9.834963E-16</text:p>
          </table:table-cell>
          <table:table-cell office:value-type="float" office:value="1.94236E-015" calcext:value-type="float">
            <text:p>1.94236E-15</text:p>
          </table:table-cell>
          <table:table-cell office:value-type="float" office:value="2.307482E-025" calcext:value-type="float">
            <text:p>2.307482E-25</text:p>
          </table:table-cell>
          <table:table-cell office:value-type="float" office:value="1.06699E-029" calcext:value-type="float">
            <text:p>1.06699E-29</text:p>
          </table:table-cell>
          <table:table-cell office:value-type="float" office:value="2.369045E-034" calcext:value-type="float">
            <text:p>2.369045E-34</text:p>
          </table:table-cell>
          <table:table-cell office:value-type="float" office:value="3.832747E-039" calcext:value-type="float">
            <text:p>3.832747E-39</text:p>
          </table:table-cell>
          <table:table-cell office:value-type="float" office:value="2.522337E-044" calcext:value-type="float">
            <text:p>2.522337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5.56801" calcext:value-type="float">
            <text:p>-55.56801</text:p>
          </table:table-cell>
          <table:table-cell office:value-type="float" office:value="-0.02465738" calcext:value-type="float">
            <text:p>-0.02465738</text:p>
          </table:table-cell>
          <table:table-cell office:value-type="float" office:value="-0.02276071" calcext:value-type="float">
            <text:p>-0.02276071</text:p>
          </table:table-cell>
          <table:table-cell office:value-type="float" office:value="-0.02160238" calcext:value-type="float">
            <text:p>-0.02160238</text:p>
          </table:table-cell>
          <table:table-cell office:value-type="float" office:value="-0.02061765" calcext:value-type="float">
            <text:p>-0.02061765</text:p>
          </table:table-cell>
          <table:table-cell office:value-type="float" office:value="-0.01813054" calcext:value-type="float">
            <text:p>-0.01813054</text:p>
          </table:table-cell>
          <table:table-cell office:value-type="float" office:value="-0.01488051" calcext:value-type="float">
            <text:p>-0.01488051</text:p>
          </table:table-cell>
          <table:table-cell office:value-type="float" office:value="-0.01105095" calcext:value-type="float">
            <text:p>-0.01105095</text:p>
          </table:table-cell>
          <table:table-cell office:value-type="float" office:value="-0.00679182" calcext:value-type="float">
            <text:p>-0.00679182</text:p>
          </table:table-cell>
          <table:table-cell office:value-type="float" office:value="-0.00472228" calcext:value-type="float">
            <text:p>-0.004722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056149" calcext:value-type="float">
            <text:p>-1.056149</text:p>
          </table:table-cell>
          <table:table-cell office:value-type="float" office:value="-0.0003557345" calcext:value-type="float">
            <text:p>-0.0003557345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1.901114" calcext:value-type="float">
            <text:p>-1.901114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3052003" calcext:value-type="float">
            <text:p>13052003</text:p>
          </table:table-cell>
          <table:table-cell office:value-type="float" office:value="206.4998" calcext:value-type="float">
            <text:p>206.4998</text:p>
          </table:table-cell>
          <table:table-cell office:value-type="float" office:value="86.36698" calcext:value-type="float">
            <text:p>86.36698</text:p>
          </table:table-cell>
          <table:table-cell office:value-type="float" office:value="0" calcext:value-type="float">
            <text:p>0</text:p>
          </table:table-cell>
          <table:table-cell office:value-type="float" office:value="1121.997" calcext:value-type="float">
            <text:p>1121.997</text:p>
          </table:table-cell>
          <table:table-cell office:value-type="float" office:value="64.76117" calcext:value-type="float">
            <text:p>64.76117</text:p>
          </table:table-cell>
          <table:table-cell office:value-type="float" office:value="0" calcext:value-type="float">
            <text:p>0</text:p>
          </table:table-cell>
          <table:table-cell office:value-type="float" office:value="0.2023809" calcext:value-type="float">
            <text:p>0.2023809</text:p>
          </table:table-cell>
          <table:table-cell office:value-type="float" office:value="0.3166926" calcext:value-type="float">
            <text:p>0.3166926</text:p>
          </table:table-cell>
          <table:table-cell office:value-type="float" office:value="0.321409" calcext:value-type="float">
            <text:p>0.321409</text:p>
          </table:table-cell>
          <table:table-cell office:value-type="float" office:value="0.3241579" calcext:value-type="float">
            <text:p>0.3241579</text:p>
          </table:table-cell>
          <table:table-cell office:value-type="float" office:value="0.3256613" calcext:value-type="float">
            <text:p>0.3256613</text:p>
          </table:table-cell>
          <table:table-cell office:value-type="float" office:value="0.2859572" calcext:value-type="float">
            <text:p>0.2859572</text:p>
          </table:table-cell>
          <table:table-cell office:value-type="float" office:value="0.2868983" calcext:value-type="float">
            <text:p>0.2868983</text:p>
          </table:table-cell>
          <table:table-cell office:value-type="float" office:value="0.3703475" calcext:value-type="float">
            <text:p>0.3703475</text:p>
          </table:table-cell>
          <table:table-cell office:value-type="float" office:value="0.3724347" calcext:value-type="float">
            <text:p>0.3724347</text:p>
          </table:table-cell>
          <table:table-cell office:value-type="float" office:value="0.387154" calcext:value-type="float">
            <text:p>0.387154</text:p>
          </table:table-cell>
          <table:table-cell office:value-type="float" office:value="0.4075676" calcext:value-type="float">
            <text:p>0.4075676</text:p>
          </table:table-cell>
          <table:table-cell office:value-type="float" office:value="0.4152817" calcext:value-type="float">
            <text:p>0.4152817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66841E-015" calcext:value-type="float">
            <text:p>1.966841E-15</text:p>
          </table:table-cell>
          <table:table-cell office:value-type="float" office:value="9.67081E-016" calcext:value-type="float">
            <text:p>9.67081E-16</text:p>
          </table:table-cell>
          <table:table-cell office:value-type="float" office:value="1.975384E-015" calcext:value-type="float">
            <text:p>1.975384E-15</text:p>
          </table:table-cell>
          <table:table-cell office:value-type="float" office:value="1.955143E-015" calcext:value-type="float">
            <text:p>1.955143E-15</text:p>
          </table:table-cell>
          <table:table-cell office:value-type="float" office:value="9.668863E-016" calcext:value-type="float">
            <text:p>9.668863E-16</text:p>
          </table:table-cell>
          <table:table-cell office:value-type="float" office:value="9.834963E-016" calcext:value-type="float">
            <text:p>9.834963E-16</text:p>
          </table:table-cell>
          <table:table-cell office:value-type="float" office:value="1.94236E-015" calcext:value-type="float">
            <text:p>1.94236E-15</text:p>
          </table:table-cell>
          <table:table-cell office:value-type="float" office:value="2.307482E-025" calcext:value-type="float">
            <text:p>2.307482E-25</text:p>
          </table:table-cell>
          <table:table-cell office:value-type="float" office:value="1.06699E-029" calcext:value-type="float">
            <text:p>1.06699E-29</text:p>
          </table:table-cell>
          <table:table-cell office:value-type="float" office:value="2.369046E-034" calcext:value-type="float">
            <text:p>2.369046E-34</text:p>
          </table:table-cell>
          <table:table-cell office:value-type="float" office:value="3.832747E-039" calcext:value-type="float">
            <text:p>3.832747E-39</text:p>
          </table:table-cell>
          <table:table-cell office:value-type="float" office:value="2.522337E-044" calcext:value-type="float">
            <text:p>2.522337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7566409" calcext:value-type="float">
            <text:p>-0.7566409</text:p>
          </table:table-cell>
          <table:table-cell office:value-type="float" office:value="-0.02537422" calcext:value-type="float">
            <text:p>-0.02537422</text:p>
          </table:table-cell>
          <table:table-cell office:value-type="float" office:value="-0.02319938" calcext:value-type="float">
            <text:p>-0.02319938</text:p>
          </table:table-cell>
          <table:table-cell office:value-type="float" office:value="-0.02205954" calcext:value-type="float">
            <text:p>-0.02205954</text:p>
          </table:table-cell>
          <table:table-cell office:value-type="float" office:value="-0.02144075" calcext:value-type="float">
            <text:p>-0.02144075</text:p>
          </table:table-cell>
          <table:table-cell office:value-type="float" office:value="-0.02027038" calcext:value-type="float">
            <text:p>-0.02027038</text:p>
          </table:table-cell>
          <table:table-cell office:value-type="float" office:value="-0.01822465" calcext:value-type="float">
            <text:p>-0.01822465</text:p>
          </table:table-cell>
          <table:table-cell office:value-type="float" office:value="-0.01489522" calcext:value-type="float">
            <text:p>-0.01489522</text:p>
          </table:table-cell>
          <table:table-cell office:value-type="float" office:value="-0.009671944" calcext:value-type="float">
            <text:p>-0.009671944</text:p>
          </table:table-cell>
          <table:table-cell office:value-type="float" office:value="-0.00645513" calcext:value-type="float">
            <text:p>-0.006455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9904554" calcext:value-type="float">
            <text:p>-0.9904554</text:p>
          </table:table-cell>
          <table:table-cell office:value-type="float" office:value="-0.000368454" calcext:value-type="float">
            <text:p>-0.000368454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1.938736" calcext:value-type="float">
            <text:p>-1.938736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052003" calcext:value-type="float">
            <text:p>14052003</text:p>
          </table:table-cell>
          <table:table-cell office:value-type="float" office:value="206.7998" calcext:value-type="float">
            <text:p>206.7998</text:p>
          </table:table-cell>
          <table:table-cell office:value-type="float" office:value="87.82507" calcext:value-type="float">
            <text:p>87.82507</text:p>
          </table:table-cell>
          <table:table-cell office:value-type="float" office:value="0" calcext:value-type="float">
            <text:p>0</text:p>
          </table:table-cell>
          <table:table-cell office:value-type="float" office:value="1112.249" calcext:value-type="float">
            <text:p>1112.249</text:p>
          </table:table-cell>
          <table:table-cell office:value-type="float" office:value="71.87115" calcext:value-type="float">
            <text:p>71.87115</text:p>
          </table:table-cell>
          <table:table-cell office:value-type="float" office:value="0" calcext:value-type="float">
            <text:p>0</text:p>
          </table:table-cell>
          <table:table-cell office:value-type="float" office:value="0.1165376" calcext:value-type="float">
            <text:p>0.1165376</text:p>
          </table:table-cell>
          <table:table-cell office:value-type="float" office:value="0.3162234" calcext:value-type="float">
            <text:p>0.3162234</text:p>
          </table:table-cell>
          <table:table-cell office:value-type="float" office:value="0.3191156" calcext:value-type="float">
            <text:p>0.3191156</text:p>
          </table:table-cell>
          <table:table-cell office:value-type="float" office:value="0.3224702" calcext:value-type="float">
            <text:p>0.3224702</text:p>
          </table:table-cell>
          <table:table-cell office:value-type="float" office:value="0.3244936" calcext:value-type="float">
            <text:p>0.3244936</text:p>
          </table:table-cell>
          <table:table-cell office:value-type="float" office:value="0.284985" calcext:value-type="float">
            <text:p>0.284985</text:p>
          </table:table-cell>
          <table:table-cell office:value-type="float" office:value="0.2848193" calcext:value-type="float">
            <text:p>0.2848193</text:p>
          </table:table-cell>
          <table:table-cell office:value-type="float" office:value="0.3682035" calcext:value-type="float">
            <text:p>0.3682035</text:p>
          </table:table-cell>
          <table:table-cell office:value-type="float" office:value="0.367521" calcext:value-type="float">
            <text:p>0.367521</text:p>
          </table:table-cell>
          <table:table-cell office:value-type="float" office:value="0.3821116" calcext:value-type="float">
            <text:p>0.3821116</text:p>
          </table:table-cell>
          <table:table-cell office:value-type="float" office:value="0.402581" calcext:value-type="float">
            <text:p>0.402581</text:p>
          </table:table-cell>
          <table:table-cell office:value-type="float" office:value="0.4123198" calcext:value-type="float">
            <text:p>0.4123198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67337E-015" calcext:value-type="float">
            <text:p>1.967337E-15</text:p>
          </table:table-cell>
          <table:table-cell office:value-type="float" office:value="9.671073E-016" calcext:value-type="float">
            <text:p>9.671073E-16</text:p>
          </table:table-cell>
          <table:table-cell office:value-type="float" office:value="1.975296E-015" calcext:value-type="float">
            <text:p>1.975296E-15</text:p>
          </table:table-cell>
          <table:table-cell office:value-type="float" office:value="1.955122E-015" calcext:value-type="float">
            <text:p>1.955122E-15</text:p>
          </table:table-cell>
          <table:table-cell office:value-type="float" office:value="9.668682E-016" calcext:value-type="float">
            <text:p>9.668682E-16</text:p>
          </table:table-cell>
          <table:table-cell office:value-type="float" office:value="9.834963E-016" calcext:value-type="float">
            <text:p>9.834963E-16</text:p>
          </table:table-cell>
          <table:table-cell office:value-type="float" office:value="1.94236E-015" calcext:value-type="float">
            <text:p>1.94236E-15</text:p>
          </table:table-cell>
          <table:table-cell office:value-type="float" office:value="2.307482E-025" calcext:value-type="float">
            <text:p>2.307482E-25</text:p>
          </table:table-cell>
          <table:table-cell office:value-type="float" office:value="1.06699E-029" calcext:value-type="float">
            <text:p>1.06699E-29</text:p>
          </table:table-cell>
          <table:table-cell office:value-type="float" office:value="2.369046E-034" calcext:value-type="float">
            <text:p>2.369046E-34</text:p>
          </table:table-cell>
          <table:table-cell office:value-type="float" office:value="3.832747E-039" calcext:value-type="float">
            <text:p>3.832747E-39</text:p>
          </table:table-cell>
          <table:table-cell office:value-type="float" office:value="2.522337E-044" calcext:value-type="float">
            <text:p>2.522337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4.28707" calcext:value-type="float">
            <text:p>-54.28707</text:p>
          </table:table-cell>
          <table:table-cell office:value-type="float" office:value="-0.02566241" calcext:value-type="float">
            <text:p>-0.02566241</text:p>
          </table:table-cell>
          <table:table-cell office:value-type="float" office:value="-0.02426198" calcext:value-type="float">
            <text:p>-0.02426198</text:p>
          </table:table-cell>
          <table:table-cell office:value-type="float" office:value="-0.02277611" calcext:value-type="float">
            <text:p>-0.02277611</text:p>
          </table:table-cell>
          <table:table-cell office:value-type="float" office:value="-0.02191702" calcext:value-type="float">
            <text:p>-0.02191702</text:p>
          </table:table-cell>
          <table:table-cell office:value-type="float" office:value="-0.02080088" calcext:value-type="float">
            <text:p>-0.02080088</text:p>
          </table:table-cell>
          <table:table-cell office:value-type="float" office:value="-0.01938218" calcext:value-type="float">
            <text:p>-0.01938218</text:p>
          </table:table-cell>
          <table:table-cell office:value-type="float" office:value="-0.01690695" calcext:value-type="float">
            <text:p>-0.01690695</text:p>
          </table:table-cell>
          <table:table-cell office:value-type="float" office:value="-0.01207691" calcext:value-type="float">
            <text:p>-0.01207691</text:p>
          </table:table-cell>
          <table:table-cell office:value-type="float" office:value="-0.008085795" calcext:value-type="float">
            <text:p>-0.0080857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9293604" calcext:value-type="float">
            <text:p>-0.9293604</text:p>
          </table:table-cell>
          <table:table-cell office:value-type="float" office:value="-0.000381382" calcext:value-type="float">
            <text:p>-0.000381382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1.962329" calcext:value-type="float">
            <text:p>-1.962329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5052003" calcext:value-type="float">
            <text:p>15052003</text:p>
          </table:table-cell>
          <table:table-cell office:value-type="float" office:value="206.7998" calcext:value-type="float">
            <text:p>206.7998</text:p>
          </table:table-cell>
          <table:table-cell office:value-type="float" office:value="87.86161" calcext:value-type="float">
            <text:p>87.86161</text:p>
          </table:table-cell>
          <table:table-cell office:value-type="float" office:value="0" calcext:value-type="float">
            <text:p>0</text:p>
          </table:table-cell>
          <table:table-cell office:value-type="float" office:value="1107.23" calcext:value-type="float">
            <text:p>1107.23</text:p>
          </table:table-cell>
          <table:table-cell office:value-type="float" office:value="76.85424" calcext:value-type="float">
            <text:p>76.85424</text:p>
          </table:table-cell>
          <table:table-cell office:value-type="float" office:value="0" calcext:value-type="float">
            <text:p>0</text:p>
          </table:table-cell>
          <table:table-cell office:value-type="float" office:value="0.120974" calcext:value-type="float">
            <text:p>0.120974</text:p>
          </table:table-cell>
          <table:table-cell office:value-type="float" office:value="0.317111" calcext:value-type="float">
            <text:p>0.317111</text:p>
          </table:table-cell>
          <table:table-cell office:value-type="float" office:value="0.3192767" calcext:value-type="float">
            <text:p>0.3192767</text:p>
          </table:table-cell>
          <table:table-cell office:value-type="float" office:value="0.3217323" calcext:value-type="float">
            <text:p>0.3217323</text:p>
          </table:table-cell>
          <table:table-cell office:value-type="float" office:value="0.3235382" calcext:value-type="float">
            <text:p>0.3235382</text:p>
          </table:table-cell>
          <table:table-cell office:value-type="float" office:value="0.2845955" calcext:value-type="float">
            <text:p>0.2845955</text:p>
          </table:table-cell>
          <table:table-cell office:value-type="float" office:value="0.2840154" calcext:value-type="float">
            <text:p>0.2840154</text:p>
          </table:table-cell>
          <table:table-cell office:value-type="float" office:value="0.36731" calcext:value-type="float">
            <text:p>0.36731</text:p>
          </table:table-cell>
          <table:table-cell office:value-type="float" office:value="0.3647608" calcext:value-type="float">
            <text:p>0.3647608</text:p>
          </table:table-cell>
          <table:table-cell office:value-type="float" office:value="0.3787106" calcext:value-type="float">
            <text:p>0.3787106</text:p>
          </table:table-cell>
          <table:table-cell office:value-type="float" office:value="0.3990261" calcext:value-type="float">
            <text:p>0.3990261</text:p>
          </table:table-cell>
          <table:table-cell office:value-type="float" office:value="0.4101947" calcext:value-type="float">
            <text:p>0.4101947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67729E-015" calcext:value-type="float">
            <text:p>1.967729E-15</text:p>
          </table:table-cell>
          <table:table-cell office:value-type="float" office:value="9.671364E-016" calcext:value-type="float">
            <text:p>9.671364E-16</text:p>
          </table:table-cell>
          <table:table-cell office:value-type="float" office:value="1.975224E-015" calcext:value-type="float">
            <text:p>1.975224E-15</text:p>
          </table:table-cell>
          <table:table-cell office:value-type="float" office:value="1.955102E-015" calcext:value-type="float">
            <text:p>1.955102E-15</text:p>
          </table:table-cell>
          <table:table-cell office:value-type="float" office:value="9.668488E-016" calcext:value-type="float">
            <text:p>9.668488E-16</text:p>
          </table:table-cell>
          <table:table-cell office:value-type="float" office:value="9.834963E-016" calcext:value-type="float">
            <text:p>9.834963E-16</text:p>
          </table:table-cell>
          <table:table-cell office:value-type="float" office:value="1.94236E-015" calcext:value-type="float">
            <text:p>1.94236E-15</text:p>
          </table:table-cell>
          <table:table-cell office:value-type="float" office:value="2.307482E-025" calcext:value-type="float">
            <text:p>2.307482E-25</text:p>
          </table:table-cell>
          <table:table-cell office:value-type="float" office:value="1.06699E-029" calcext:value-type="float">
            <text:p>1.06699E-29</text:p>
          </table:table-cell>
          <table:table-cell office:value-type="float" office:value="2.369045E-034" calcext:value-type="float">
            <text:p>2.369045E-34</text:p>
          </table:table-cell>
          <table:table-cell office:value-type="float" office:value="3.832747E-039" calcext:value-type="float">
            <text:p>3.832747E-39</text:p>
          </table:table-cell>
          <table:table-cell office:value-type="float" office:value="2.522337E-044" calcext:value-type="float">
            <text:p>2.522337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0.6955" calcext:value-type="float">
            <text:p>-40.6955</text:p>
          </table:table-cell>
          <table:table-cell office:value-type="float" office:value="-0.02520862" calcext:value-type="float">
            <text:p>-0.02520862</text:p>
          </table:table-cell>
          <table:table-cell office:value-type="float" office:value="-0.02418608" calcext:value-type="float">
            <text:p>-0.02418608</text:p>
          </table:table-cell>
          <table:table-cell office:value-type="float" office:value="-0.02310296" calcext:value-type="float">
            <text:p>-0.02310296</text:p>
          </table:table-cell>
          <table:table-cell office:value-type="float" office:value="-0.02232209" calcext:value-type="float">
            <text:p>-0.02232209</text:p>
          </table:table-cell>
          <table:table-cell office:value-type="float" office:value="-0.02101683" calcext:value-type="float">
            <text:p>-0.02101683</text:p>
          </table:table-cell>
          <table:table-cell office:value-type="float" office:value="-0.01985202" calcext:value-type="float">
            <text:p>-0.01985202</text:p>
          </table:table-cell>
          <table:table-cell office:value-type="float" office:value="-0.01782681" calcext:value-type="float">
            <text:p>-0.01782681</text:p>
          </table:table-cell>
          <table:table-cell office:value-type="float" office:value="-0.01370065" calcext:value-type="float">
            <text:p>-0.01370065</text:p>
          </table:table-cell>
          <table:table-cell office:value-type="float" office:value="-0.009428263" calcext:value-type="float">
            <text:p>-0.0094282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8814436" calcext:value-type="float">
            <text:p>-0.8814436</text:p>
          </table:table-cell>
          <table:table-cell office:value-type="float" office:value="-0.000391253" calcext:value-type="float">
            <text:p>-0.000391253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1.978183" calcext:value-type="float">
            <text:p>-1.978183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6052003" calcext:value-type="float">
            <text:p>16052003</text:p>
          </table:table-cell>
          <table:table-cell office:value-type="float" office:value="206.7998" calcext:value-type="float">
            <text:p>206.7998</text:p>
          </table:table-cell>
          <table:table-cell office:value-type="float" office:value="87.9833" calcext:value-type="float">
            <text:p>87.9833</text:p>
          </table:table-cell>
          <table:table-cell office:value-type="float" office:value="0" calcext:value-type="float">
            <text:p>0</text:p>
          </table:table-cell>
          <table:table-cell office:value-type="float" office:value="1103.486" calcext:value-type="float">
            <text:p>1103.486</text:p>
          </table:table-cell>
          <table:table-cell office:value-type="float" office:value="80.47604" calcext:value-type="float">
            <text:p>80.47604</text:p>
          </table:table-cell>
          <table:table-cell office:value-type="float" office:value="0" calcext:value-type="float">
            <text:p>0</text:p>
          </table:table-cell>
          <table:table-cell office:value-type="float" office:value="0.1166035" calcext:value-type="float">
            <text:p>0.1166035</text:p>
          </table:table-cell>
          <table:table-cell office:value-type="float" office:value="0.3173846" calcext:value-type="float">
            <text:p>0.3173846</text:p>
          </table:table-cell>
          <table:table-cell office:value-type="float" office:value="0.3192801" calcext:value-type="float">
            <text:p>0.3192801</text:p>
          </table:table-cell>
          <table:table-cell office:value-type="float" office:value="0.3214727" calcext:value-type="float">
            <text:p>0.3214727</text:p>
          </table:table-cell>
          <table:table-cell office:value-type="float" office:value="0.323165" calcext:value-type="float">
            <text:p>0.323165</text:p>
          </table:table-cell>
          <table:table-cell office:value-type="float" office:value="0.2842463" calcext:value-type="float">
            <text:p>0.2842463</text:p>
          </table:table-cell>
          <table:table-cell office:value-type="float" office:value="0.2836843" calcext:value-type="float">
            <text:p>0.2836843</text:p>
          </table:table-cell>
          <table:table-cell office:value-type="float" office:value="0.3669114" calcext:value-type="float">
            <text:p>0.3669114</text:p>
          </table:table-cell>
          <table:table-cell office:value-type="float" office:value="0.3632789" calcext:value-type="float">
            <text:p>0.3632789</text:p>
          </table:table-cell>
          <table:table-cell office:value-type="float" office:value="0.3765167" calcext:value-type="float">
            <text:p>0.3765167</text:p>
          </table:table-cell>
          <table:table-cell office:value-type="float" office:value="0.3965139" calcext:value-type="float">
            <text:p>0.3965139</text:p>
          </table:table-cell>
          <table:table-cell office:value-type="float" office:value="0.4086817" calcext:value-type="float">
            <text:p>0.4086817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68182E-015" calcext:value-type="float">
            <text:p>1.968182E-15</text:p>
          </table:table-cell>
          <table:table-cell office:value-type="float" office:value="9.67163E-016" calcext:value-type="float">
            <text:p>9.67163E-16</text:p>
          </table:table-cell>
          <table:table-cell office:value-type="float" office:value="1.975142E-015" calcext:value-type="float">
            <text:p>1.975142E-15</text:p>
          </table:table-cell>
          <table:table-cell office:value-type="float" office:value="1.955083E-015" calcext:value-type="float">
            <text:p>1.955083E-15</text:p>
          </table:table-cell>
          <table:table-cell office:value-type="float" office:value="9.668277E-016" calcext:value-type="float">
            <text:p>9.668277E-16</text:p>
          </table:table-cell>
          <table:table-cell office:value-type="float" office:value="9.834963E-016" calcext:value-type="float">
            <text:p>9.834963E-16</text:p>
          </table:table-cell>
          <table:table-cell office:value-type="float" office:value="1.94236E-015" calcext:value-type="float">
            <text:p>1.94236E-15</text:p>
          </table:table-cell>
          <table:table-cell office:value-type="float" office:value="2.307482E-025" calcext:value-type="float">
            <text:p>2.307482E-25</text:p>
          </table:table-cell>
          <table:table-cell office:value-type="float" office:value="1.06699E-029" calcext:value-type="float">
            <text:p>1.06699E-29</text:p>
          </table:table-cell>
          <table:table-cell office:value-type="float" office:value="2.369046E-034" calcext:value-type="float">
            <text:p>2.369046E-34</text:p>
          </table:table-cell>
          <table:table-cell office:value-type="float" office:value="3.832747E-039" calcext:value-type="float">
            <text:p>3.832747E-39</text:p>
          </table:table-cell>
          <table:table-cell office:value-type="float" office:value="2.382207E-044" calcext:value-type="float">
            <text:p>2.382207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3.76309" calcext:value-type="float">
            <text:p>-53.76309</text:p>
          </table:table-cell>
          <table:table-cell office:value-type="float" office:value="-0.02508011" calcext:value-type="float">
            <text:p>-0.02508011</text:p>
          </table:table-cell>
          <table:table-cell office:value-type="float" office:value="-0.02418465" calcext:value-type="float">
            <text:p>-0.02418465</text:p>
          </table:table-cell>
          <table:table-cell office:value-type="float" office:value="-0.02321845" calcext:value-type="float">
            <text:p>-0.02321845</text:p>
          </table:table-cell>
          <table:table-cell office:value-type="float" office:value="-0.0224815" calcext:value-type="float">
            <text:p>-0.0224815</text:p>
          </table:table-cell>
          <table:table-cell office:value-type="float" office:value="-0.02121023" calcext:value-type="float">
            <text:p>-0.02121023</text:p>
          </table:table-cell>
          <table:table-cell office:value-type="float" office:value="-0.02004826" calcext:value-type="float">
            <text:p>-0.02004826</text:p>
          </table:table-cell>
          <table:table-cell office:value-type="float" office:value="-0.01825417" calcext:value-type="float">
            <text:p>-0.01825417</text:p>
          </table:table-cell>
          <table:table-cell office:value-type="float" office:value="-0.01466678" calcext:value-type="float">
            <text:p>-0.01466678</text:p>
          </table:table-cell>
          <table:table-cell office:value-type="float" office:value="-0.01041868" calcext:value-type="float">
            <text:p>-0.010418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8268759" calcext:value-type="float">
            <text:p>-0.8268759</text:p>
          </table:table-cell>
          <table:table-cell office:value-type="float" office:value="-0.0004028115" calcext:value-type="float">
            <text:p>-0.0004028115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1.98829" calcext:value-type="float">
            <text:p>-1.98829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7052003" calcext:value-type="float">
            <text:p>17052003</text:p>
          </table:table-cell>
          <table:table-cell office:value-type="float" office:value="206.7998" calcext:value-type="float">
            <text:p>206.7998</text:p>
          </table:table-cell>
          <table:table-cell office:value-type="float" office:value="88.07258" calcext:value-type="float">
            <text:p>88.07258</text:p>
          </table:table-cell>
          <table:table-cell office:value-type="float" office:value="0" calcext:value-type="float">
            <text:p>0</text:p>
          </table:table-cell>
          <table:table-cell office:value-type="float" office:value="1100.656" calcext:value-type="float">
            <text:p>1100.656</text:p>
          </table:table-cell>
          <table:table-cell office:value-type="float" office:value="83.21726" calcext:value-type="float">
            <text:p>83.21726</text:p>
          </table:table-cell>
          <table:table-cell office:value-type="float" office:value="0" calcext:value-type="float">
            <text:p>0</text:p>
          </table:table-cell>
          <table:table-cell office:value-type="float" office:value="0.1130107" calcext:value-type="float">
            <text:p>0.1130107</text:p>
          </table:table-cell>
          <table:table-cell office:value-type="float" office:value="0.3177407" calcext:value-type="float">
            <text:p>0.3177407</text:p>
          </table:table-cell>
          <table:table-cell office:value-type="float" office:value="0.3193474" calcext:value-type="float">
            <text:p>0.3193474</text:p>
          </table:table-cell>
          <table:table-cell office:value-type="float" office:value="0.3213551" calcext:value-type="float">
            <text:p>0.3213551</text:p>
          </table:table-cell>
          <table:table-cell office:value-type="float" office:value="0.3229237" calcext:value-type="float">
            <text:p>0.3229237</text:p>
          </table:table-cell>
          <table:table-cell office:value-type="float" office:value="0.283938" calcext:value-type="float">
            <text:p>0.283938</text:p>
          </table:table-cell>
          <table:table-cell office:value-type="float" office:value="0.2834902" calcext:value-type="float">
            <text:p>0.2834902</text:p>
          </table:table-cell>
          <table:table-cell office:value-type="float" office:value="0.3667331" calcext:value-type="float">
            <text:p>0.3667331</text:p>
          </table:table-cell>
          <table:table-cell office:value-type="float" office:value="0.3625028" calcext:value-type="float">
            <text:p>0.3625028</text:p>
          </table:table-cell>
          <table:table-cell office:value-type="float" office:value="0.3751475" calcext:value-type="float">
            <text:p>0.3751475</text:p>
          </table:table-cell>
          <table:table-cell office:value-type="float" office:value="0.3947607" calcext:value-type="float">
            <text:p>0.3947607</text:p>
          </table:table-cell>
          <table:table-cell office:value-type="float" office:value="0.4075018" calcext:value-type="float">
            <text:p>0.4075018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6874E-015" calcext:value-type="float">
            <text:p>1.96874E-15</text:p>
          </table:table-cell>
          <table:table-cell office:value-type="float" office:value="9.67192E-016" calcext:value-type="float">
            <text:p>9.67192E-16</text:p>
          </table:table-cell>
          <table:table-cell office:value-type="float" office:value="1.975044E-015" calcext:value-type="float">
            <text:p>1.975044E-15</text:p>
          </table:table-cell>
          <table:table-cell office:value-type="float" office:value="1.955058E-015" calcext:value-type="float">
            <text:p>1.955058E-15</text:p>
          </table:table-cell>
          <table:table-cell office:value-type="float" office:value="9.668082E-016" calcext:value-type="float">
            <text:p>9.668082E-16</text:p>
          </table:table-cell>
          <table:table-cell office:value-type="float" office:value="9.834963E-016" calcext:value-type="float">
            <text:p>9.834963E-16</text:p>
          </table:table-cell>
          <table:table-cell office:value-type="float" office:value="1.94236E-015" calcext:value-type="float">
            <text:p>1.94236E-15</text:p>
          </table:table-cell>
          <table:table-cell office:value-type="float" office:value="2.307482E-025" calcext:value-type="float">
            <text:p>2.307482E-25</text:p>
          </table:table-cell>
          <table:table-cell office:value-type="float" office:value="1.06699E-029" calcext:value-type="float">
            <text:p>1.06699E-29</text:p>
          </table:table-cell>
          <table:table-cell office:value-type="float" office:value="2.369046E-034" calcext:value-type="float">
            <text:p>2.369046E-34</text:p>
          </table:table-cell>
          <table:table-cell office:value-type="float" office:value="3.832747E-039" calcext:value-type="float">
            <text:p>3.832747E-39</text:p>
          </table:table-cell>
          <table:table-cell office:value-type="float" office:value="2.382207E-044" calcext:value-type="float">
            <text:p>2.382207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8.30733" calcext:value-type="float">
            <text:p>-68.30733</text:p>
          </table:table-cell>
          <table:table-cell office:value-type="float" office:value="-0.02491141" calcext:value-type="float">
            <text:p>-0.02491141</text:p>
          </table:table-cell>
          <table:table-cell office:value-type="float" office:value="-0.02415336" calcext:value-type="float">
            <text:p>-0.02415336</text:p>
          </table:table-cell>
          <table:table-cell office:value-type="float" office:value="-0.02327095" calcext:value-type="float">
            <text:p>-0.02327095</text:p>
          </table:table-cell>
          <table:table-cell office:value-type="float" office:value="-0.02258528" calcext:value-type="float">
            <text:p>-0.02258528</text:p>
          </table:table-cell>
          <table:table-cell office:value-type="float" office:value="-0.021384" calcext:value-type="float">
            <text:p>-0.021384</text:p>
          </table:table-cell>
          <table:table-cell office:value-type="float" office:value="-0.02016387" calcext:value-type="float">
            <text:p>-0.02016387</text:p>
          </table:table-cell>
          <table:table-cell office:value-type="float" office:value="-0.01844844" calcext:value-type="float">
            <text:p>-0.01844844</text:p>
          </table:table-cell>
          <table:table-cell office:value-type="float" office:value="-0.01520153" calcext:value-type="float">
            <text:p>-0.01520153</text:p>
          </table:table-cell>
          <table:table-cell office:value-type="float" office:value="-0.01109229" calcext:value-type="float">
            <text:p>-0.011092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7737485" calcext:value-type="float">
            <text:p>-0.7737485</text:p>
          </table:table-cell>
          <table:table-cell office:value-type="float" office:value="-0.000416012" calcext:value-type="float">
            <text:p>-0.000416012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1.995245" calcext:value-type="float">
            <text:p>-1.995245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8052003" calcext:value-type="float">
            <text:p>18052003</text:p>
          </table:table-cell>
          <table:table-cell office:value-type="float" office:value="206.7998" calcext:value-type="float">
            <text:p>206.7998</text:p>
          </table:table-cell>
          <table:table-cell office:value-type="float" office:value="88.09727" calcext:value-type="float">
            <text:p>88.09727</text:p>
          </table:table-cell>
          <table:table-cell office:value-type="float" office:value="0" calcext:value-type="float">
            <text:p>0</text:p>
          </table:table-cell>
          <table:table-cell office:value-type="float" office:value="1098.633" calcext:value-type="float">
            <text:p>1098.633</text:p>
          </table:table-cell>
          <table:table-cell office:value-type="float" office:value="85.21542" calcext:value-type="float">
            <text:p>85.21542</text:p>
          </table:table-cell>
          <table:table-cell office:value-type="float" office:value="0" calcext:value-type="float">
            <text:p>0</text:p>
          </table:table-cell>
          <table:table-cell office:value-type="float" office:value="0.1156615" calcext:value-type="float">
            <text:p>0.1156615</text:p>
          </table:table-cell>
          <table:table-cell office:value-type="float" office:value="0.317848" calcext:value-type="float">
            <text:p>0.317848</text:p>
          </table:table-cell>
          <table:table-cell office:value-type="float" office:value="0.3194135" calcext:value-type="float">
            <text:p>0.3194135</text:p>
          </table:table-cell>
          <table:table-cell office:value-type="float" office:value="0.3212942" calcext:value-type="float">
            <text:p>0.3212942</text:p>
          </table:table-cell>
          <table:table-cell office:value-type="float" office:value="0.3227731" calcext:value-type="float">
            <text:p>0.3227731</text:p>
          </table:table-cell>
          <table:table-cell office:value-type="float" office:value="0.2837183" calcext:value-type="float">
            <text:p>0.2837183</text:p>
          </table:table-cell>
          <table:table-cell office:value-type="float" office:value="0.2832964" calcext:value-type="float">
            <text:p>0.2832964</text:p>
          </table:table-cell>
          <table:table-cell office:value-type="float" office:value="0.3666395" calcext:value-type="float">
            <text:p>0.3666395</text:p>
          </table:table-cell>
          <table:table-cell office:value-type="float" office:value="0.3621004" calcext:value-type="float">
            <text:p>0.3621004</text:p>
          </table:table-cell>
          <table:table-cell office:value-type="float" office:value="0.374313" calcext:value-type="float">
            <text:p>0.374313</text:p>
          </table:table-cell>
          <table:table-cell office:value-type="float" office:value="0.3935293" calcext:value-type="float">
            <text:p>0.3935293</text:p>
          </table:table-cell>
          <table:table-cell office:value-type="float" office:value="0.4066275" calcext:value-type="float">
            <text:p>0.4066275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69369E-015" calcext:value-type="float">
            <text:p>1.969369E-15</text:p>
          </table:table-cell>
          <table:table-cell office:value-type="float" office:value="9.672272E-016" calcext:value-type="float">
            <text:p>9.672272E-16</text:p>
          </table:table-cell>
          <table:table-cell office:value-type="float" office:value="1.974932E-015" calcext:value-type="float">
            <text:p>1.974932E-15</text:p>
          </table:table-cell>
          <table:table-cell office:value-type="float" office:value="1.955028E-015" calcext:value-type="float">
            <text:p>1.955028E-15</text:p>
          </table:table-cell>
          <table:table-cell office:value-type="float" office:value="9.667906E-016" calcext:value-type="float">
            <text:p>9.667906E-16</text:p>
          </table:table-cell>
          <table:table-cell office:value-type="float" office:value="9.834963E-016" calcext:value-type="float">
            <text:p>9.834963E-16</text:p>
          </table:table-cell>
          <table:table-cell office:value-type="float" office:value="1.94236E-015" calcext:value-type="float">
            <text:p>1.94236E-15</text:p>
          </table:table-cell>
          <table:table-cell office:value-type="float" office:value="2.307482E-025" calcext:value-type="float">
            <text:p>2.307482E-25</text:p>
          </table:table-cell>
          <table:table-cell office:value-type="float" office:value="1.06699E-029" calcext:value-type="float">
            <text:p>1.06699E-29</text:p>
          </table:table-cell>
          <table:table-cell office:value-type="float" office:value="2.369046E-034" calcext:value-type="float">
            <text:p>2.369046E-34</text:p>
          </table:table-cell>
          <table:table-cell office:value-type="float" office:value="3.832747E-039" calcext:value-type="float">
            <text:p>3.832747E-39</text:p>
          </table:table-cell>
          <table:table-cell office:value-type="float" office:value="2.522337E-044" calcext:value-type="float">
            <text:p>2.522337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7.51067" calcext:value-type="float">
            <text:p>-57.51067</text:p>
          </table:table-cell>
          <table:table-cell office:value-type="float" office:value="-0.0248531" calcext:value-type="float">
            <text:p>-0.0248531</text:p>
          </table:table-cell>
          <table:table-cell office:value-type="float" office:value="-0.02412237" calcext:value-type="float">
            <text:p>-0.02412237</text:p>
          </table:table-cell>
          <table:table-cell office:value-type="float" office:value="-0.02329824" calcext:value-type="float">
            <text:p>-0.02329824</text:p>
          </table:table-cell>
          <table:table-cell office:value-type="float" office:value="-0.02265035" calcext:value-type="float">
            <text:p>-0.02265035</text:p>
          </table:table-cell>
          <table:table-cell office:value-type="float" office:value="-0.02150871" calcext:value-type="float">
            <text:p>-0.02150871</text:p>
          </table:table-cell>
          <table:table-cell office:value-type="float" office:value="-0.02027974" calcext:value-type="float">
            <text:p>-0.02027974</text:p>
          </table:table-cell>
          <table:table-cell office:value-type="float" office:value="-0.01855129" calcext:value-type="float">
            <text:p>-0.01855129</text:p>
          </table:table-cell>
          <table:table-cell office:value-type="float" office:value="-0.01548686" calcext:value-type="float">
            <text:p>-0.01548686</text:p>
          </table:table-cell>
          <table:table-cell office:value-type="float" office:value="-0.01152537" calcext:value-type="float">
            <text:p>-0.011525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7185305" calcext:value-type="float">
            <text:p>-0.7185305</text:p>
          </table:table-cell>
          <table:table-cell office:value-type="float" office:value="-0.0004304065" calcext:value-type="float">
            <text:p>-0.0004304065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2.058447" calcext:value-type="float">
            <text:p>-2.058447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9052003" calcext:value-type="float">
            <text:p>19052003</text:p>
          </table:table-cell>
          <table:table-cell office:value-type="float" office:value="227.7998" calcext:value-type="float">
            <text:p>227.7998</text:p>
          </table:table-cell>
          <table:table-cell office:value-type="float" office:value="90.11729" calcext:value-type="float">
            <text:p>90.11729</text:p>
          </table:table-cell>
          <table:table-cell office:value-type="float" office:value="0" calcext:value-type="float">
            <text:p>0</text:p>
          </table:table-cell>
          <table:table-cell office:value-type="float" office:value="1113.728" calcext:value-type="float">
            <text:p>1113.728</text:p>
          </table:table-cell>
          <table:table-cell office:value-type="float" office:value="89.10059" calcext:value-type="float">
            <text:p>89.10059</text:p>
          </table:table-cell>
          <table:table-cell office:value-type="float" office:value="0" calcext:value-type="float">
            <text:p>0</text:p>
          </table:table-cell>
          <table:table-cell office:value-type="float" office:value="0.3874118" calcext:value-type="float">
            <text:p>0.3874118</text:p>
          </table:table-cell>
          <table:table-cell office:value-type="float" office:value="0.3900467" calcext:value-type="float">
            <text:p>0.3900467</text:p>
          </table:table-cell>
          <table:table-cell office:value-type="float" office:value="0.3938849" calcext:value-type="float">
            <text:p>0.3938849</text:p>
          </table:table-cell>
          <table:table-cell office:value-type="float" office:value="0.396603" calcext:value-type="float">
            <text:p>0.396603</text:p>
          </table:table-cell>
          <table:table-cell office:value-type="float" office:value="0.3973286" calcext:value-type="float">
            <text:p>0.3973286</text:p>
          </table:table-cell>
          <table:table-cell office:value-type="float" office:value="0.300119" calcext:value-type="float">
            <text:p>0.300119</text:p>
          </table:table-cell>
          <table:table-cell office:value-type="float" office:value="0.2969339" calcext:value-type="float">
            <text:p>0.2969339</text:p>
          </table:table-cell>
          <table:table-cell office:value-type="float" office:value="0.369005" calcext:value-type="float">
            <text:p>0.369005</text:p>
          </table:table-cell>
          <table:table-cell office:value-type="float" office:value="0.36171" calcext:value-type="float">
            <text:p>0.36171</text:p>
          </table:table-cell>
          <table:table-cell office:value-type="float" office:value="0.3731939" calcext:value-type="float">
            <text:p>0.3731939</text:p>
          </table:table-cell>
          <table:table-cell office:value-type="float" office:value="0.392129" calcext:value-type="float">
            <text:p>0.392129</text:p>
          </table:table-cell>
          <table:table-cell office:value-type="float" office:value="0.4093324" calcext:value-type="float">
            <text:p>0.4093324</text:p>
          </table:table-cell>
          <table:table-cell office:value-type="float" office:value="0.4623753" calcext:value-type="float">
            <text:p>0.4623753</text:p>
          </table:table-cell>
          <table:table-cell office:value-type="float" office:value="0" calcext:value-type="float">
            <text:p>0</text:p>
          </table:table-cell>
          <table:table-cell office:value-type="float" office:value="1.969776E-015" calcext:value-type="float">
            <text:p>1.969776E-15</text:p>
          </table:table-cell>
          <table:table-cell office:value-type="float" office:value="9.672604E-016" calcext:value-type="float">
            <text:p>9.672604E-16</text:p>
          </table:table-cell>
          <table:table-cell office:value-type="float" office:value="1.974856E-015" calcext:value-type="float">
            <text:p>1.974856E-15</text:p>
          </table:table-cell>
          <table:table-cell office:value-type="float" office:value="1.955007E-015" calcext:value-type="float">
            <text:p>1.955007E-15</text:p>
          </table:table-cell>
          <table:table-cell office:value-type="float" office:value="9.667672E-016" calcext:value-type="float">
            <text:p>9.667672E-16</text:p>
          </table:table-cell>
          <table:table-cell office:value-type="float" office:value="9.834963E-016" calcext:value-type="float">
            <text:p>9.834963E-16</text:p>
          </table:table-cell>
          <table:table-cell office:value-type="float" office:value="1.94236E-015" calcext:value-type="float">
            <text:p>1.94236E-15</text:p>
          </table:table-cell>
          <table:table-cell office:value-type="float" office:value="2.307482E-025" calcext:value-type="float">
            <text:p>2.307482E-25</text:p>
          </table:table-cell>
          <table:table-cell office:value-type="float" office:value="1.06699E-029" calcext:value-type="float">
            <text:p>1.06699E-29</text:p>
          </table:table-cell>
          <table:table-cell office:value-type="float" office:value="2.369045E-034" calcext:value-type="float">
            <text:p>2.369045E-34</text:p>
          </table:table-cell>
          <table:table-cell office:value-type="float" office:value="3.832747E-039" calcext:value-type="float">
            <text:p>3.832747E-39</text:p>
          </table:table-cell>
          <table:table-cell office:value-type="float" office:value="2.382207E-044" calcext:value-type="float">
            <text:p>2.382207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7358469" calcext:value-type="float">
            <text:p>-0.007358469</text:p>
          </table:table-cell>
          <table:table-cell office:value-type="float" office:value="-0.007024347" calcext:value-type="float">
            <text:p>-0.007024347</text:p>
          </table:table-cell>
          <table:table-cell office:value-type="float" office:value="-0.006621741" calcext:value-type="float">
            <text:p>-0.006621741</text:p>
          </table:table-cell>
          <table:table-cell office:value-type="float" office:value="-0.006389348" calcext:value-type="float">
            <text:p>-0.006389348</text:p>
          </table:table-cell>
          <table:table-cell office:value-type="float" office:value="-0.006307811" calcext:value-type="float">
            <text:p>-0.006307811</text:p>
          </table:table-cell>
          <table:table-cell office:value-type="float" office:value="-0.0142116" calcext:value-type="float">
            <text:p>-0.0142116</text:p>
          </table:table-cell>
          <table:table-cell office:value-type="float" office:value="-0.01365266" calcext:value-type="float">
            <text:p>-0.01365266</text:p>
          </table:table-cell>
          <table:table-cell office:value-type="float" office:value="-0.01616006" calcext:value-type="float">
            <text:p>-0.01616006</text:p>
          </table:table-cell>
          <table:table-cell office:value-type="float" office:value="-0.01577248" calcext:value-type="float">
            <text:p>-0.01577248</text:p>
          </table:table-cell>
          <table:table-cell office:value-type="float" office:value="-0.01213465" calcext:value-type="float">
            <text:p>-0.012134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7408117" calcext:value-type="float">
            <text:p>-0.007408117</text:p>
          </table:table-cell>
          <table:table-cell office:value-type="float" office:value="-0.0004469416" calcext:value-type="float">
            <text:p>-0.0004469416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2.130415" calcext:value-type="float">
            <text:p>-2.130415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0052003" calcext:value-type="float">
            <text:p>20052003</text:p>
          </table:table-cell>
          <table:table-cell office:value-type="float" office:value="227.7998" calcext:value-type="float">
            <text:p>227.7998</text:p>
          </table:table-cell>
          <table:table-cell office:value-type="float" office:value="94.58884" calcext:value-type="float">
            <text:p>94.58884</text:p>
          </table:table-cell>
          <table:table-cell office:value-type="float" office:value="0" calcext:value-type="float">
            <text:p>0</text:p>
          </table:table-cell>
          <table:table-cell office:value-type="float" office:value="1108.224" calcext:value-type="float">
            <text:p>1108.224</text:p>
          </table:table-cell>
          <table:table-cell office:value-type="float" office:value="90.13308" calcext:value-type="float">
            <text:p>90.13308</text:p>
          </table:table-cell>
          <table:table-cell office:value-type="float" office:value="0" calcext:value-type="float">
            <text:p>0</text:p>
          </table:table-cell>
          <table:table-cell office:value-type="float" office:value="0.1451306" calcext:value-type="float">
            <text:p>0.1451306</text:p>
          </table:table-cell>
          <table:table-cell office:value-type="float" office:value="0.3665718" calcext:value-type="float">
            <text:p>0.3665718</text:p>
          </table:table-cell>
          <table:table-cell office:value-type="float" office:value="0.3697105" calcext:value-type="float">
            <text:p>0.3697105</text:p>
          </table:table-cell>
          <table:table-cell office:value-type="float" office:value="0.3725464" calcext:value-type="float">
            <text:p>0.3725464</text:p>
          </table:table-cell>
          <table:table-cell office:value-type="float" office:value="0.3733042" calcext:value-type="float">
            <text:p>0.3733042</text:p>
          </table:table-cell>
          <table:table-cell office:value-type="float" office:value="0.3131065" calcext:value-type="float">
            <text:p>0.3131065</text:p>
          </table:table-cell>
          <table:table-cell office:value-type="float" office:value="0.3006902" calcext:value-type="float">
            <text:p>0.3006902</text:p>
          </table:table-cell>
          <table:table-cell office:value-type="float" office:value="0.3703936" calcext:value-type="float">
            <text:p>0.3703936</text:p>
          </table:table-cell>
          <table:table-cell office:value-type="float" office:value="0.3621755" calcext:value-type="float">
            <text:p>0.3621755</text:p>
          </table:table-cell>
          <table:table-cell office:value-type="float" office:value="0.3731723" calcext:value-type="float">
            <text:p>0.3731723</text:p>
          </table:table-cell>
          <table:table-cell office:value-type="float" office:value="0.3919872" calcext:value-type="float">
            <text:p>0.3919872</text:p>
          </table:table-cell>
          <table:table-cell office:value-type="float" office:value="0.4074273" calcext:value-type="float">
            <text:p>0.4074273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7012E-015" calcext:value-type="float">
            <text:p>1.97012E-15</text:p>
          </table:table-cell>
          <table:table-cell office:value-type="float" office:value="9.672875E-016" calcext:value-type="float">
            <text:p>9.672875E-16</text:p>
          </table:table-cell>
          <table:table-cell office:value-type="float" office:value="1.974791E-015" calcext:value-type="float">
            <text:p>1.974791E-15</text:p>
          </table:table-cell>
          <table:table-cell office:value-type="float" office:value="1.954994E-015" calcext:value-type="float">
            <text:p>1.954994E-15</text:p>
          </table:table-cell>
          <table:table-cell office:value-type="float" office:value="9.667452E-016" calcext:value-type="float">
            <text:p>9.667452E-16</text:p>
          </table:table-cell>
          <table:table-cell office:value-type="float" office:value="9.834963E-016" calcext:value-type="float">
            <text:p>9.834963E-16</text:p>
          </table:table-cell>
          <table:table-cell office:value-type="float" office:value="1.94236E-015" calcext:value-type="float">
            <text:p>1.94236E-15</text:p>
          </table:table-cell>
          <table:table-cell office:value-type="float" office:value="2.307482E-025" calcext:value-type="float">
            <text:p>2.307482E-25</text:p>
          </table:table-cell>
          <table:table-cell office:value-type="float" office:value="1.06699E-029" calcext:value-type="float">
            <text:p>1.06699E-29</text:p>
          </table:table-cell>
          <table:table-cell office:value-type="float" office:value="2.369045E-034" calcext:value-type="float">
            <text:p>2.369045E-34</text:p>
          </table:table-cell>
          <table:table-cell office:value-type="float" office:value="3.832747E-039" calcext:value-type="float">
            <text:p>3.832747E-39</text:p>
          </table:table-cell>
          <table:table-cell office:value-type="float" office:value="2.522337E-044" calcext:value-type="float">
            <text:p>2.522337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.650238" calcext:value-type="float">
            <text:p>-9.650238</text:p>
          </table:table-cell>
          <table:table-cell office:value-type="float" office:value="-0.01032326" calcext:value-type="float">
            <text:p>-0.01032326</text:p>
          </table:table-cell>
          <table:table-cell office:value-type="float" office:value="-0.009798472" calcext:value-type="float">
            <text:p>-0.009798472</text:p>
          </table:table-cell>
          <table:table-cell office:value-type="float" office:value="-0.009385596" calcext:value-type="float">
            <text:p>-0.009385596</text:p>
          </table:table-cell>
          <table:table-cell office:value-type="float" office:value="-0.009262363" calcext:value-type="float">
            <text:p>-0.009262363</text:p>
          </table:table-cell>
          <table:table-cell office:value-type="float" office:value="-0.01028251" calcext:value-type="float">
            <text:p>-0.01028251</text:p>
          </table:table-cell>
          <table:table-cell office:value-type="float" office:value="-0.01233093" calcext:value-type="float">
            <text:p>-0.01233093</text:p>
          </table:table-cell>
          <table:table-cell office:value-type="float" office:value="-0.01489967" calcext:value-type="float">
            <text:p>-0.01489967</text:p>
          </table:table-cell>
          <table:table-cell office:value-type="float" office:value="-0.01543952" calcext:value-type="float">
            <text:p>-0.01543952</text:p>
          </table:table-cell>
          <table:table-cell office:value-type="float" office:value="-0.012147" calcext:value-type="float">
            <text:p>-0.0121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5109861" calcext:value-type="float">
            <text:p>-0.5109861</text:p>
          </table:table-cell>
          <table:table-cell office:value-type="float" office:value="-0.0004593487" calcext:value-type="float">
            <text:p>-0.0004593487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2.134775" calcext:value-type="float">
            <text:p>-2.134775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21052003" calcext:value-type="float">
            <text:p>21052003</text:p>
          </table:table-cell>
          <table:table-cell office:value-type="float" office:value="227.7998" calcext:value-type="float">
            <text:p>227.7998</text:p>
          </table:table-cell>
          <table:table-cell office:value-type="float" office:value="94.97403" calcext:value-type="float">
            <text:p>94.97403</text:p>
          </table:table-cell>
          <table:table-cell office:value-type="float" office:value="0" calcext:value-type="float">
            <text:p>0</text:p>
          </table:table-cell>
          <table:table-cell office:value-type="float" office:value="1106.962" calcext:value-type="float">
            <text:p>1106.962</text:p>
          </table:table-cell>
          <table:table-cell office:value-type="float" office:value="91.00919" calcext:value-type="float">
            <text:p>91.00919</text:p>
          </table:table-cell>
          <table:table-cell office:value-type="float" office:value="0" calcext:value-type="float">
            <text:p>0</text:p>
          </table:table-cell>
          <table:table-cell office:value-type="float" office:value="0.1135526" calcext:value-type="float">
            <text:p>0.1135526</text:p>
          </table:table-cell>
          <table:table-cell office:value-type="float" office:value="0.3633508" calcext:value-type="float">
            <text:p>0.3633508</text:p>
          </table:table-cell>
          <table:table-cell office:value-type="float" office:value="0.365396" calcext:value-type="float">
            <text:p>0.365396</text:p>
          </table:table-cell>
          <table:table-cell office:value-type="float" office:value="0.367285" calcext:value-type="float">
            <text:p>0.367285</text:p>
          </table:table-cell>
          <table:table-cell office:value-type="float" office:value="0.3682257" calcext:value-type="float">
            <text:p>0.3682257</text:p>
          </table:table-cell>
          <table:table-cell office:value-type="float" office:value="0.3126067" calcext:value-type="float">
            <text:p>0.3126067</text:p>
          </table:table-cell>
          <table:table-cell office:value-type="float" office:value="0.3033521" calcext:value-type="float">
            <text:p>0.3033521</text:p>
          </table:table-cell>
          <table:table-cell office:value-type="float" office:value="0.3718373" calcext:value-type="float">
            <text:p>0.3718373</text:p>
          </table:table-cell>
          <table:table-cell office:value-type="float" office:value="0.3627459" calcext:value-type="float">
            <text:p>0.3627459</text:p>
          </table:table-cell>
          <table:table-cell office:value-type="float" office:value="0.3731817" calcext:value-type="float">
            <text:p>0.3731817</text:p>
          </table:table-cell>
          <table:table-cell office:value-type="float" office:value="0.3917642" calcext:value-type="float">
            <text:p>0.3917642</text:p>
          </table:table-cell>
          <table:table-cell office:value-type="float" office:value="0.406132" calcext:value-type="float">
            <text:p>0.406132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70531E-015" calcext:value-type="float">
            <text:p>1.970531E-15</text:p>
          </table:table-cell>
          <table:table-cell office:value-type="float" office:value="9.673112E-016" calcext:value-type="float">
            <text:p>9.673112E-16</text:p>
          </table:table-cell>
          <table:table-cell office:value-type="float" office:value="1.97472E-015" calcext:value-type="float">
            <text:p>1.97472E-15</text:p>
          </table:table-cell>
          <table:table-cell office:value-type="float" office:value="1.954975E-015" calcext:value-type="float">
            <text:p>1.954975E-15</text:p>
          </table:table-cell>
          <table:table-cell office:value-type="float" office:value="9.667235E-016" calcext:value-type="float">
            <text:p>9.667235E-16</text:p>
          </table:table-cell>
          <table:table-cell office:value-type="float" office:value="9.834963E-016" calcext:value-type="float">
            <text:p>9.834963E-16</text:p>
          </table:table-cell>
          <table:table-cell office:value-type="float" office:value="1.94236E-015" calcext:value-type="float">
            <text:p>1.94236E-15</text:p>
          </table:table-cell>
          <table:table-cell office:value-type="float" office:value="2.307482E-025" calcext:value-type="float">
            <text:p>2.307482E-25</text:p>
          </table:table-cell>
          <table:table-cell office:value-type="float" office:value="1.06699E-029" calcext:value-type="float">
            <text:p>1.06699E-29</text:p>
          </table:table-cell>
          <table:table-cell office:value-type="float" office:value="2.369045E-034" calcext:value-type="float">
            <text:p>2.369045E-34</text:p>
          </table:table-cell>
          <table:table-cell office:value-type="float" office:value="3.832747E-039" calcext:value-type="float">
            <text:p>3.832747E-39</text:p>
          </table:table-cell>
          <table:table-cell office:value-type="float" office:value="2.382207E-044" calcext:value-type="float">
            <text:p>2.382207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6.14165" calcext:value-type="float">
            <text:p>-66.14165</text:p>
          </table:table-cell>
          <table:table-cell office:value-type="float" office:value="-0.0108971" calcext:value-type="float">
            <text:p>-0.0108971</text:p>
          </table:table-cell>
          <table:table-cell office:value-type="float" office:value="-0.01053596" calcext:value-type="float">
            <text:p>-0.01053596</text:p>
          </table:table-cell>
          <table:table-cell office:value-type="float" office:value="-0.01025074" calcext:value-type="float">
            <text:p>-0.01025074</text:p>
          </table:table-cell>
          <table:table-cell office:value-type="float" office:value="-0.01009143" calcext:value-type="float">
            <text:p>-0.01009143</text:p>
          </table:table-cell>
          <table:table-cell office:value-type="float" office:value="-0.01040371" calcext:value-type="float">
            <text:p>-0.01040371</text:p>
          </table:table-cell>
          <table:table-cell office:value-type="float" office:value="-0.0114399" calcext:value-type="float">
            <text:p>-0.0114399</text:p>
          </table:table-cell>
          <table:table-cell office:value-type="float" office:value="-0.01369493" calcext:value-type="float">
            <text:p>-0.01369493</text:p>
          </table:table-cell>
          <table:table-cell office:value-type="float" office:value="-0.01504136" calcext:value-type="float">
            <text:p>-0.01504136</text:p>
          </table:table-cell>
          <table:table-cell office:value-type="float" office:value="-0.01214189" calcext:value-type="float">
            <text:p>-0.012141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4787187" calcext:value-type="float">
            <text:p>-0.4787187</text:p>
          </table:table-cell>
          <table:table-cell office:value-type="float" office:value="-0.0004700795" calcext:value-type="float">
            <text:p>-0.0004700795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2.140404" calcext:value-type="float">
            <text:p>-2.140404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22052003" calcext:value-type="float">
            <text:p>22052003</text:p>
          </table:table-cell>
          <table:table-cell office:value-type="float" office:value="229.7998" calcext:value-type="float">
            <text:p>229.7998</text:p>
          </table:table-cell>
          <table:table-cell office:value-type="float" office:value="95.16811" calcext:value-type="float">
            <text:p>95.16811</text:p>
          </table:table-cell>
          <table:table-cell office:value-type="float" office:value="0" calcext:value-type="float">
            <text:p>0</text:p>
          </table:table-cell>
          <table:table-cell office:value-type="float" office:value="1108.001" calcext:value-type="float">
            <text:p>1108.001</text:p>
          </table:table-cell>
          <table:table-cell office:value-type="float" office:value="91.77585" calcext:value-type="float">
            <text:p>91.77585</text:p>
          </table:table-cell>
          <table:table-cell office:value-type="float" office:value="0" calcext:value-type="float">
            <text:p>0</text:p>
          </table:table-cell>
          <table:table-cell office:value-type="float" office:value="0.3407982" calcext:value-type="float">
            <text:p>0.3407982</text:p>
          </table:table-cell>
          <table:table-cell office:value-type="float" office:value="0.3515534" calcext:value-type="float">
            <text:p>0.3515534</text:p>
          </table:table-cell>
          <table:table-cell office:value-type="float" office:value="0.3607622" calcext:value-type="float">
            <text:p>0.3607622</text:p>
          </table:table-cell>
          <table:table-cell office:value-type="float" office:value="0.3642684" calcext:value-type="float">
            <text:p>0.3642684</text:p>
          </table:table-cell>
          <table:table-cell office:value-type="float" office:value="0.3654604" calcext:value-type="float">
            <text:p>0.3654604</text:p>
          </table:table-cell>
          <table:table-cell office:value-type="float" office:value="0.3117526" calcext:value-type="float">
            <text:p>0.3117526</text:p>
          </table:table-cell>
          <table:table-cell office:value-type="float" office:value="0.3037649" calcext:value-type="float">
            <text:p>0.3037649</text:p>
          </table:table-cell>
          <table:table-cell office:value-type="float" office:value="0.3729307" calcext:value-type="float">
            <text:p>0.3729307</text:p>
          </table:table-cell>
          <table:table-cell office:value-type="float" office:value="0.3633783" calcext:value-type="float">
            <text:p>0.3633783</text:p>
          </table:table-cell>
          <table:table-cell office:value-type="float" office:value="0.3732094" calcext:value-type="float">
            <text:p>0.3732094</text:p>
          </table:table-cell>
          <table:table-cell office:value-type="float" office:value="0.3915325" calcext:value-type="float">
            <text:p>0.3915325</text:p>
          </table:table-cell>
          <table:table-cell office:value-type="float" office:value="0.4052359" calcext:value-type="float">
            <text:p>0.4052359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70962E-015" calcext:value-type="float">
            <text:p>1.970962E-15</text:p>
          </table:table-cell>
          <table:table-cell office:value-type="float" office:value="9.673422E-016" calcext:value-type="float">
            <text:p>9.673422E-16</text:p>
          </table:table-cell>
          <table:table-cell office:value-type="float" office:value="1.974645E-015" calcext:value-type="float">
            <text:p>1.974645E-15</text:p>
          </table:table-cell>
          <table:table-cell office:value-type="float" office:value="1.95495E-015" calcext:value-type="float">
            <text:p>1.95495E-15</text:p>
          </table:table-cell>
          <table:table-cell office:value-type="float" office:value="9.667045E-016" calcext:value-type="float">
            <text:p>9.667045E-16</text:p>
          </table:table-cell>
          <table:table-cell office:value-type="float" office:value="9.834963E-016" calcext:value-type="float">
            <text:p>9.834963E-16</text:p>
          </table:table-cell>
          <table:table-cell office:value-type="float" office:value="1.94236E-015" calcext:value-type="float">
            <text:p>1.94236E-15</text:p>
          </table:table-cell>
          <table:table-cell office:value-type="float" office:value="2.307482E-025" calcext:value-type="float">
            <text:p>2.307482E-25</text:p>
          </table:table-cell>
          <table:table-cell office:value-type="float" office:value="1.06699E-029" calcext:value-type="float">
            <text:p>1.06699E-29</text:p>
          </table:table-cell>
          <table:table-cell office:value-type="float" office:value="2.369046E-034" calcext:value-type="float">
            <text:p>2.369046E-34</text:p>
          </table:table-cell>
          <table:table-cell office:value-type="float" office:value="3.832747E-039" calcext:value-type="float">
            <text:p>3.832747E-39</text:p>
          </table:table-cell>
          <table:table-cell office:value-type="float" office:value="2.382207E-044" calcext:value-type="float">
            <text:p>2.382207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691934" calcext:value-type="float">
            <text:p>-0.01691934</text:p>
          </table:table-cell>
          <table:table-cell office:value-type="float" office:value="-0.01328745" calcext:value-type="float">
            <text:p>-0.01328745</text:p>
          </table:table-cell>
          <table:table-cell office:value-type="float" office:value="-0.01134794" calcext:value-type="float">
            <text:p>-0.01134794</text:p>
          </table:table-cell>
          <table:table-cell office:value-type="float" office:value="-0.01077416" calcext:value-type="float">
            <text:p>-0.01077416</text:p>
          </table:table-cell>
          <table:table-cell office:value-type="float" office:value="-0.01056803" calcext:value-type="float">
            <text:p>-0.01056803</text:p>
          </table:table-cell>
          <table:table-cell office:value-type="float" office:value="-0.01061779" calcext:value-type="float">
            <text:p>-0.01061779</text:p>
          </table:table-cell>
          <table:table-cell office:value-type="float" office:value="-0.01130234" calcext:value-type="float">
            <text:p>-0.01130234</text:p>
          </table:table-cell>
          <table:table-cell office:value-type="float" office:value="-0.01285228" calcext:value-type="float">
            <text:p>-0.01285228</text:p>
          </table:table-cell>
          <table:table-cell office:value-type="float" office:value="-0.01461248" calcext:value-type="float">
            <text:p>-0.01461248</text:p>
          </table:table-cell>
          <table:table-cell office:value-type="float" office:value="-0.01212653" calcext:value-type="float">
            <text:p>-0.012126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4461263" calcext:value-type="float">
            <text:p>-0.4461263</text:p>
          </table:table-cell>
          <table:table-cell office:value-type="float" office:value="-0.0004815503" calcext:value-type="float">
            <text:p>-0.0004815503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2.146404" calcext:value-type="float">
            <text:p>-2.146404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23052003" calcext:value-type="float">
            <text:p>23052003</text:p>
          </table:table-cell>
          <table:table-cell office:value-type="float" office:value="229.8998" calcext:value-type="float">
            <text:p>229.8998</text:p>
          </table:table-cell>
          <table:table-cell office:value-type="float" office:value="98.39362" calcext:value-type="float">
            <text:p>98.39362</text:p>
          </table:table-cell>
          <table:table-cell office:value-type="float" office:value="0" calcext:value-type="float">
            <text:p>0</text:p>
          </table:table-cell>
          <table:table-cell office:value-type="float" office:value="1104.232" calcext:value-type="float">
            <text:p>1104.232</text:p>
          </table:table-cell>
          <table:table-cell office:value-type="float" office:value="92.42024" calcext:value-type="float">
            <text:p>92.42024</text:p>
          </table:table-cell>
          <table:table-cell office:value-type="float" office:value="0" calcext:value-type="float">
            <text:p>0</text:p>
          </table:table-cell>
          <table:table-cell office:value-type="float" office:value="0.1126918" calcext:value-type="float">
            <text:p>0.1126918</text:p>
          </table:table-cell>
          <table:table-cell office:value-type="float" office:value="0.3499895" calcext:value-type="float">
            <text:p>0.3499895</text:p>
          </table:table-cell>
          <table:table-cell office:value-type="float" office:value="0.3529143" calcext:value-type="float">
            <text:p>0.3529143</text:p>
          </table:table-cell>
          <table:table-cell office:value-type="float" office:value="0.3566563" calcext:value-type="float">
            <text:p>0.3566563</text:p>
          </table:table-cell>
          <table:table-cell office:value-type="float" office:value="0.3588898" calcext:value-type="float">
            <text:p>0.3588898</text:p>
          </table:table-cell>
          <table:table-cell office:value-type="float" office:value="0.3093036" calcext:value-type="float">
            <text:p>0.3093036</text:p>
          </table:table-cell>
          <table:table-cell office:value-type="float" office:value="0.3031218" calcext:value-type="float">
            <text:p>0.3031218</text:p>
          </table:table-cell>
          <table:table-cell office:value-type="float" office:value="0.3737459" calcext:value-type="float">
            <text:p>0.3737459</text:p>
          </table:table-cell>
          <table:table-cell office:value-type="float" office:value="0.3640521" calcext:value-type="float">
            <text:p>0.3640521</text:p>
          </table:table-cell>
          <table:table-cell office:value-type="float" office:value="0.3732691" calcext:value-type="float">
            <text:p>0.3732691</text:p>
          </table:table-cell>
          <table:table-cell office:value-type="float" office:value="0.3913314" calcext:value-type="float">
            <text:p>0.3913314</text:p>
          </table:table-cell>
          <table:table-cell office:value-type="float" office:value="0.4046192" calcext:value-type="float">
            <text:p>0.4046192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71389E-015" calcext:value-type="float">
            <text:p>1.971389E-15</text:p>
          </table:table-cell>
          <table:table-cell office:value-type="float" office:value="9.673723E-016" calcext:value-type="float">
            <text:p>9.673723E-16</text:p>
          </table:table-cell>
          <table:table-cell office:value-type="float" office:value="1.974569E-015" calcext:value-type="float">
            <text:p>1.974569E-15</text:p>
          </table:table-cell>
          <table:table-cell office:value-type="float" office:value="1.954928E-015" calcext:value-type="float">
            <text:p>1.954928E-15</text:p>
          </table:table-cell>
          <table:table-cell office:value-type="float" office:value="9.666838E-016" calcext:value-type="float">
            <text:p>9.666838E-16</text:p>
          </table:table-cell>
          <table:table-cell office:value-type="float" office:value="9.834963E-016" calcext:value-type="float">
            <text:p>9.834963E-16</text:p>
          </table:table-cell>
          <table:table-cell office:value-type="float" office:value="1.94236E-015" calcext:value-type="float">
            <text:p>1.94236E-15</text:p>
          </table:table-cell>
          <table:table-cell office:value-type="float" office:value="2.307482E-025" calcext:value-type="float">
            <text:p>2.307482E-25</text:p>
          </table:table-cell>
          <table:table-cell office:value-type="float" office:value="1.06699E-029" calcext:value-type="float">
            <text:p>1.06699E-29</text:p>
          </table:table-cell>
          <table:table-cell office:value-type="float" office:value="2.369046E-034" calcext:value-type="float">
            <text:p>2.369046E-34</text:p>
          </table:table-cell>
          <table:table-cell office:value-type="float" office:value="3.832747E-039" calcext:value-type="float">
            <text:p>3.832747E-39</text:p>
          </table:table-cell>
          <table:table-cell office:value-type="float" office:value="2.522337E-044" calcext:value-type="float">
            <text:p>2.522337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0.23042" calcext:value-type="float">
            <text:p>-70.23042</text:p>
          </table:table-cell>
          <table:table-cell office:value-type="float" office:value="-0.01374434" calcext:value-type="float">
            <text:p>-0.01374434</text:p>
          </table:table-cell>
          <table:table-cell office:value-type="float" office:value="-0.01305937" calcext:value-type="float">
            <text:p>-0.01305937</text:p>
          </table:table-cell>
          <table:table-cell office:value-type="float" office:value="-0.01227456" calcext:value-type="float">
            <text:p>-0.01227456</text:p>
          </table:table-cell>
          <table:table-cell office:value-type="float" office:value="-0.01181089" calcext:value-type="float">
            <text:p>-0.01181089</text:p>
          </table:table-cell>
          <table:table-cell office:value-type="float" office:value="-0.01125941" calcext:value-type="float">
            <text:p>-0.01125941</text:p>
          </table:table-cell>
          <table:table-cell office:value-type="float" office:value="-0.0115039" calcext:value-type="float">
            <text:p>-0.0115039</text:p>
          </table:table-cell>
          <table:table-cell office:value-type="float" office:value="-0.01225507" calcext:value-type="float">
            <text:p>-0.01225507</text:p>
          </table:table-cell>
          <table:table-cell office:value-type="float" office:value="-0.01416881" calcext:value-type="float">
            <text:p>-0.01416881</text:p>
          </table:table-cell>
          <table:table-cell office:value-type="float" office:value="-0.0120936" calcext:value-type="float">
            <text:p>-0.01209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4144353" calcext:value-type="float">
            <text:p>-0.4144353</text:p>
          </table:table-cell>
          <table:table-cell office:value-type="float" office:value="-0.0004933202" calcext:value-type="float">
            <text:p>-0.0004933202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2.152521" calcext:value-type="float">
            <text:p>-2.152521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24052003" calcext:value-type="float">
            <text:p>24052003</text:p>
          </table:table-cell>
          <table:table-cell office:value-type="float" office:value="232.9998" calcext:value-type="float">
            <text:p>232.9998</text:p>
          </table:table-cell>
          <table:table-cell office:value-type="float" office:value="99.44503" calcext:value-type="float">
            <text:p>99.44503</text:p>
          </table:table-cell>
          <table:table-cell office:value-type="float" office:value="0" calcext:value-type="float">
            <text:p>0</text:p>
          </table:table-cell>
          <table:table-cell office:value-type="float" office:value="1105.685" calcext:value-type="float">
            <text:p>1105.685</text:p>
          </table:table-cell>
          <table:table-cell office:value-type="float" office:value="93.01599" calcext:value-type="float">
            <text:p>93.01599</text:p>
          </table:table-cell>
          <table:table-cell office:value-type="float" office:value="0" calcext:value-type="float">
            <text:p>0</text:p>
          </table:table-cell>
          <table:table-cell office:value-type="float" office:value="0.3436749" calcext:value-type="float">
            <text:p>0.3436749</text:p>
          </table:table-cell>
          <table:table-cell office:value-type="float" office:value="0.3461317" calcext:value-type="float">
            <text:p>0.3461317</text:p>
          </table:table-cell>
          <table:table-cell office:value-type="float" office:value="0.3509363" calcext:value-type="float">
            <text:p>0.3509363</text:p>
          </table:table-cell>
          <table:table-cell office:value-type="float" office:value="0.3550442" calcext:value-type="float">
            <text:p>0.3550442</text:p>
          </table:table-cell>
          <table:table-cell office:value-type="float" office:value="0.3570807" calcext:value-type="float">
            <text:p>0.3570807</text:p>
          </table:table-cell>
          <table:table-cell office:value-type="float" office:value="0.3074937" calcext:value-type="float">
            <text:p>0.3074937</text:p>
          </table:table-cell>
          <table:table-cell office:value-type="float" office:value="0.3020539" calcext:value-type="float">
            <text:p>0.3020539</text:p>
          </table:table-cell>
          <table:table-cell office:value-type="float" office:value="0.3740448" calcext:value-type="float">
            <text:p>0.3740448</text:p>
          </table:table-cell>
          <table:table-cell office:value-type="float" office:value="0.3646608" calcext:value-type="float">
            <text:p>0.3646608</text:p>
          </table:table-cell>
          <table:table-cell office:value-type="float" office:value="0.3733299" calcext:value-type="float">
            <text:p>0.3733299</text:p>
          </table:table-cell>
          <table:table-cell office:value-type="float" office:value="0.3911779" calcext:value-type="float">
            <text:p>0.3911779</text:p>
          </table:table-cell>
          <table:table-cell office:value-type="float" office:value="0.4042004" calcext:value-type="float">
            <text:p>0.4042004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71714E-015" calcext:value-type="float">
            <text:p>1.971714E-15</text:p>
          </table:table-cell>
          <table:table-cell office:value-type="float" office:value="9.674033E-016" calcext:value-type="float">
            <text:p>9.674033E-16</text:p>
          </table:table-cell>
          <table:table-cell office:value-type="float" office:value="1.974507E-015" calcext:value-type="float">
            <text:p>1.974507E-15</text:p>
          </table:table-cell>
          <table:table-cell office:value-type="float" office:value="1.95491E-015" calcext:value-type="float">
            <text:p>1.95491E-15</text:p>
          </table:table-cell>
          <table:table-cell office:value-type="float" office:value="9.666631E-016" calcext:value-type="float">
            <text:p>9.666631E-16</text:p>
          </table:table-cell>
          <table:table-cell office:value-type="float" office:value="9.834963E-016" calcext:value-type="float">
            <text:p>9.834963E-16</text:p>
          </table:table-cell>
          <table:table-cell office:value-type="float" office:value="1.94236E-015" calcext:value-type="float">
            <text:p>1.94236E-15</text:p>
          </table:table-cell>
          <table:table-cell office:value-type="float" office:value="2.307482E-025" calcext:value-type="float">
            <text:p>2.307482E-25</text:p>
          </table:table-cell>
          <table:table-cell office:value-type="float" office:value="1.06699E-029" calcext:value-type="float">
            <text:p>1.06699E-29</text:p>
          </table:table-cell>
          <table:table-cell office:value-type="float" office:value="2.369045E-034" calcext:value-type="float">
            <text:p>2.369045E-34</text:p>
          </table:table-cell>
          <table:table-cell office:value-type="float" office:value="3.832747E-039" calcext:value-type="float">
            <text:p>3.832747E-39</text:p>
          </table:table-cell>
          <table:table-cell office:value-type="float" office:value="2.382207E-044" calcext:value-type="float">
            <text:p>2.382207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540867" calcext:value-type="float">
            <text:p>-0.01540867</text:p>
          </table:table-cell>
          <table:table-cell office:value-type="float" office:value="-0.01471387" calcext:value-type="float">
            <text:p>-0.01471387</text:p>
          </table:table-cell>
          <table:table-cell office:value-type="float" office:value="-0.01350747" calcext:value-type="float">
            <text:p>-0.01350747</text:p>
          </table:table-cell>
          <table:table-cell office:value-type="float" office:value="-0.01261488" calcext:value-type="float">
            <text:p>-0.01261488</text:p>
          </table:table-cell>
          <table:table-cell office:value-type="float" office:value="-0.01218081" calcext:value-type="float">
            <text:p>-0.01218081</text:p>
          </table:table-cell>
          <table:table-cell office:value-type="float" office:value="-0.01176839" calcext:value-type="float">
            <text:p>-0.01176839</text:p>
          </table:table-cell>
          <table:table-cell office:value-type="float" office:value="-0.01185174" calcext:value-type="float">
            <text:p>-0.01185174</text:p>
          </table:table-cell>
          <table:table-cell office:value-type="float" office:value="-0.01204226" calcext:value-type="float">
            <text:p>-0.01204226</text:p>
          </table:table-cell>
          <table:table-cell office:value-type="float" office:value="-0.01378008" calcext:value-type="float">
            <text:p>-0.01378008</text:p>
          </table:table-cell>
          <table:table-cell office:value-type="float" office:value="-0.01205989" calcext:value-type="float">
            <text:p>-0.012059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3962275" calcext:value-type="float">
            <text:p>-0.3962275</text:p>
          </table:table-cell>
          <table:table-cell office:value-type="float" office:value="-0.0005010075" calcext:value-type="float">
            <text:p>-0.0005010075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2.15854" calcext:value-type="float">
            <text:p>-2.15854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25052003" calcext:value-type="float">
            <text:p>25052003</text:p>
          </table:table-cell>
          <table:table-cell office:value-type="float" office:value="232.9998" calcext:value-type="float">
            <text:p>232.9998</text:p>
          </table:table-cell>
          <table:table-cell office:value-type="float" office:value="102.3288" calcext:value-type="float">
            <text:p>102.3288</text:p>
          </table:table-cell>
          <table:table-cell office:value-type="float" office:value="0" calcext:value-type="float">
            <text:p>0</text:p>
          </table:table-cell>
          <table:table-cell office:value-type="float" office:value="1102.359" calcext:value-type="float">
            <text:p>1102.359</text:p>
          </table:table-cell>
          <table:table-cell office:value-type="float" office:value="93.45691" calcext:value-type="float">
            <text:p>93.45691</text:p>
          </table:table-cell>
          <table:table-cell office:value-type="float" office:value="0" calcext:value-type="float">
            <text:p>0</text:p>
          </table:table-cell>
          <table:table-cell office:value-type="float" office:value="0.1141853" calcext:value-type="float">
            <text:p>0.1141853</text:p>
          </table:table-cell>
          <table:table-cell office:value-type="float" office:value="0.3442777" calcext:value-type="float">
            <text:p>0.3442777</text:p>
          </table:table-cell>
          <table:table-cell office:value-type="float" office:value="0.3470528" calcext:value-type="float">
            <text:p>0.3470528</text:p>
          </table:table-cell>
          <table:table-cell office:value-type="float" office:value="0.3506849" calcext:value-type="float">
            <text:p>0.3506849</text:p>
          </table:table-cell>
          <table:table-cell office:value-type="float" office:value="0.3529654" calcext:value-type="float">
            <text:p>0.3529654</text:p>
          </table:table-cell>
          <table:table-cell office:value-type="float" office:value="0.3055077" calcext:value-type="float">
            <text:p>0.3055077</text:p>
          </table:table-cell>
          <table:table-cell office:value-type="float" office:value="0.3011581" calcext:value-type="float">
            <text:p>0.3011581</text:p>
          </table:table-cell>
          <table:table-cell office:value-type="float" office:value="0.3740081" calcext:value-type="float">
            <text:p>0.3740081</text:p>
          </table:table-cell>
          <table:table-cell office:value-type="float" office:value="0.365236" calcext:value-type="float">
            <text:p>0.365236</text:p>
          </table:table-cell>
          <table:table-cell office:value-type="float" office:value="0.3735479" calcext:value-type="float">
            <text:p>0.3735479</text:p>
          </table:table-cell>
          <table:table-cell office:value-type="float" office:value="0.3910745" calcext:value-type="float">
            <text:p>0.3910745</text:p>
          </table:table-cell>
          <table:table-cell office:value-type="float" office:value="0.4039147" calcext:value-type="float">
            <text:p>0.4039147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7209E-015" calcext:value-type="float">
            <text:p>1.97209E-15</text:p>
          </table:table-cell>
          <table:table-cell office:value-type="float" office:value="9.67429E-016" calcext:value-type="float">
            <text:p>9.67429E-16</text:p>
          </table:table-cell>
          <table:table-cell office:value-type="float" office:value="1.974439E-015" calcext:value-type="float">
            <text:p>1.974439E-15</text:p>
          </table:table-cell>
          <table:table-cell office:value-type="float" office:value="1.954891E-015" calcext:value-type="float">
            <text:p>1.954891E-15</text:p>
          </table:table-cell>
          <table:table-cell office:value-type="float" office:value="9.666459E-016" calcext:value-type="float">
            <text:p>9.666459E-16</text:p>
          </table:table-cell>
          <table:table-cell office:value-type="float" office:value="9.834963E-016" calcext:value-type="float">
            <text:p>9.834963E-16</text:p>
          </table:table-cell>
          <table:table-cell office:value-type="float" office:value="1.94236E-015" calcext:value-type="float">
            <text:p>1.94236E-15</text:p>
          </table:table-cell>
          <table:table-cell office:value-type="float" office:value="2.307482E-025" calcext:value-type="float">
            <text:p>2.307482E-25</text:p>
          </table:table-cell>
          <table:table-cell office:value-type="float" office:value="1.06699E-029" calcext:value-type="float">
            <text:p>1.06699E-29</text:p>
          </table:table-cell>
          <table:table-cell office:value-type="float" office:value="2.369045E-034" calcext:value-type="float">
            <text:p>2.369045E-34</text:p>
          </table:table-cell>
          <table:table-cell office:value-type="float" office:value="3.832747E-039" calcext:value-type="float">
            <text:p>3.832747E-39</text:p>
          </table:table-cell>
          <table:table-cell office:value-type="float" office:value="2.522337E-044" calcext:value-type="float">
            <text:p>2.522337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3.79181" calcext:value-type="float">
            <text:p>-63.79181</text:p>
          </table:table-cell>
          <table:table-cell office:value-type="float" office:value="-0.01520982" calcext:value-type="float">
            <text:p>-0.01520982</text:p>
          </table:table-cell>
          <table:table-cell office:value-type="float" office:value="-0.01447814" calcext:value-type="float">
            <text:p>-0.01447814</text:p>
          </table:table-cell>
          <table:table-cell office:value-type="float" office:value="-0.01361608" calcext:value-type="float">
            <text:p>-0.01361608</text:p>
          </table:table-cell>
          <table:table-cell office:value-type="float" office:value="-0.01308275" calcext:value-type="float">
            <text:p>-0.01308275</text:p>
          </table:table-cell>
          <table:table-cell office:value-type="float" office:value="-0.01235192" calcext:value-type="float">
            <text:p>-0.01235192</text:p>
          </table:table-cell>
          <table:table-cell office:value-type="float" office:value="-0.01214872" calcext:value-type="float">
            <text:p>-0.01214872</text:p>
          </table:table-cell>
          <table:table-cell office:value-type="float" office:value="-0.01206486" calcext:value-type="float">
            <text:p>-0.01206486</text:p>
          </table:table-cell>
          <table:table-cell office:value-type="float" office:value="-0.01342393" calcext:value-type="float">
            <text:p>-0.01342393</text:p>
          </table:table-cell>
          <table:table-cell office:value-type="float" office:value="-0.01194122" calcext:value-type="float">
            <text:p>-0.011941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3687849" calcext:value-type="float">
            <text:p>-0.3687849</text:p>
          </table:table-cell>
          <table:table-cell office:value-type="float" office:value="-0.0005118235" calcext:value-type="float">
            <text:p>-0.0005118235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2.164261" calcext:value-type="float">
            <text:p>-2.164261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26052003" calcext:value-type="float">
            <text:p>26052003</text:p>
          </table:table-cell>
          <table:table-cell office:value-type="float" office:value="232.9998" calcext:value-type="float">
            <text:p>232.9998</text:p>
          </table:table-cell>
          <table:table-cell office:value-type="float" office:value="102.3831" calcext:value-type="float">
            <text:p>102.3831</text:p>
          </table:table-cell>
          <table:table-cell office:value-type="float" office:value="0" calcext:value-type="float">
            <text:p>0</text:p>
          </table:table-cell>
          <table:table-cell office:value-type="float" office:value="1101.934" calcext:value-type="float">
            <text:p>1101.934</text:p>
          </table:table-cell>
          <table:table-cell office:value-type="float" office:value="93.82831" calcext:value-type="float">
            <text:p>93.82831</text:p>
          </table:table-cell>
          <table:table-cell office:value-type="float" office:value="0" calcext:value-type="float">
            <text:p>0</text:p>
          </table:table-cell>
          <table:table-cell office:value-type="float" office:value="0.1113236" calcext:value-type="float">
            <text:p>0.1113236</text:p>
          </table:table-cell>
          <table:table-cell office:value-type="float" office:value="0.3455558" calcext:value-type="float">
            <text:p>0.3455558</text:p>
          </table:table-cell>
          <table:table-cell office:value-type="float" office:value="0.3474835" calcext:value-type="float">
            <text:p>0.3474835</text:p>
          </table:table-cell>
          <table:table-cell office:value-type="float" office:value="0.3498244" calcext:value-type="float">
            <text:p>0.3498244</text:p>
          </table:table-cell>
          <table:table-cell office:value-type="float" office:value="0.351491" calcext:value-type="float">
            <text:p>0.351491</text:p>
          </table:table-cell>
          <table:table-cell office:value-type="float" office:value="0.3039166" calcext:value-type="float">
            <text:p>0.3039166</text:p>
          </table:table-cell>
          <table:table-cell office:value-type="float" office:value="0.2998845" calcext:value-type="float">
            <text:p>0.2998845</text:p>
          </table:table-cell>
          <table:table-cell office:value-type="float" office:value="0.3737371" calcext:value-type="float">
            <text:p>0.3737371</text:p>
          </table:table-cell>
          <table:table-cell office:value-type="float" office:value="0.3657722" calcext:value-type="float">
            <text:p>0.3657722</text:p>
          </table:table-cell>
          <table:table-cell office:value-type="float" office:value="0.3738224" calcext:value-type="float">
            <text:p>0.3738224</text:p>
          </table:table-cell>
          <table:table-cell office:value-type="float" office:value="0.3910236" calcext:value-type="float">
            <text:p>0.3910236</text:p>
          </table:table-cell>
          <table:table-cell office:value-type="float" office:value="0.4037129" calcext:value-type="float">
            <text:p>0.4037129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72572E-015" calcext:value-type="float">
            <text:p>1.972572E-15</text:p>
          </table:table-cell>
          <table:table-cell office:value-type="float" office:value="9.674576E-016" calcext:value-type="float">
            <text:p>9.674576E-16</text:p>
          </table:table-cell>
          <table:table-cell office:value-type="float" office:value="1.974356E-015" calcext:value-type="float">
            <text:p>1.974356E-15</text:p>
          </table:table-cell>
          <table:table-cell office:value-type="float" office:value="1.954866E-015" calcext:value-type="float">
            <text:p>1.954866E-15</text:p>
          </table:table-cell>
          <table:table-cell office:value-type="float" office:value="9.666282E-016" calcext:value-type="float">
            <text:p>9.666282E-16</text:p>
          </table:table-cell>
          <table:table-cell office:value-type="float" office:value="9.834963E-016" calcext:value-type="float">
            <text:p>9.834963E-16</text:p>
          </table:table-cell>
          <table:table-cell office:value-type="float" office:value="1.94236E-015" calcext:value-type="float">
            <text:p>1.94236E-15</text:p>
          </table:table-cell>
          <table:table-cell office:value-type="float" office:value="2.307482E-025" calcext:value-type="float">
            <text:p>2.307482E-25</text:p>
          </table:table-cell>
          <table:table-cell office:value-type="float" office:value="1.06699E-029" calcext:value-type="float">
            <text:p>1.06699E-29</text:p>
          </table:table-cell>
          <table:table-cell office:value-type="float" office:value="2.369046E-034" calcext:value-type="float">
            <text:p>2.369046E-34</text:p>
          </table:table-cell>
          <table:table-cell office:value-type="float" office:value="3.832747E-039" calcext:value-type="float">
            <text:p>3.832747E-39</text:p>
          </table:table-cell>
          <table:table-cell office:value-type="float" office:value="2.522337E-044" calcext:value-type="float">
            <text:p>2.522337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7.69214" calcext:value-type="float">
            <text:p>-77.69214</text:p>
          </table:table-cell>
          <table:table-cell office:value-type="float" office:value="-0.0148572" calcext:value-type="float">
            <text:p>-0.0148572</text:p>
          </table:table-cell>
          <table:table-cell office:value-type="float" office:value="-0.01436531" calcext:value-type="float">
            <text:p>-0.01436531</text:p>
          </table:table-cell>
          <table:table-cell office:value-type="float" office:value="-0.01382657" calcext:value-type="float">
            <text:p>-0.01382657</text:p>
          </table:table-cell>
          <table:table-cell office:value-type="float" office:value="-0.01342806" calcext:value-type="float">
            <text:p>-0.01342806</text:p>
          </table:table-cell>
          <table:table-cell office:value-type="float" office:value="-0.01284772" calcext:value-type="float">
            <text:p>-0.01284772</text:p>
          </table:table-cell>
          <table:table-cell office:value-type="float" office:value="-0.01258799" calcext:value-type="float">
            <text:p>-0.01258799</text:p>
          </table:table-cell>
          <table:table-cell office:value-type="float" office:value="-0.01225536" calcext:value-type="float">
            <text:p>-0.01225536</text:p>
          </table:table-cell>
          <table:table-cell office:value-type="float" office:value="-0.01309944" calcext:value-type="float">
            <text:p>-0.01309944</text:p>
          </table:table-cell>
          <table:table-cell office:value-type="float" office:value="-0.01179206" calcext:value-type="float">
            <text:p>-0.011792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3425987" calcext:value-type="float">
            <text:p>-0.3425987</text:p>
          </table:table-cell>
          <table:table-cell office:value-type="float" office:value="-0.0005236107" calcext:value-type="float">
            <text:p>-0.0005236107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2.169503" calcext:value-type="float">
            <text:p>-2.169503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27052003" calcext:value-type="float">
            <text:p>27052003</text:p>
          </table:table-cell>
          <table:table-cell office:value-type="float" office:value="232.9998" calcext:value-type="float">
            <text:p>232.9998</text:p>
          </table:table-cell>
          <table:table-cell office:value-type="float" office:value="102.4264" calcext:value-type="float">
            <text:p>102.4264</text:p>
          </table:table-cell>
          <table:table-cell office:value-type="float" office:value="0" calcext:value-type="float">
            <text:p>0</text:p>
          </table:table-cell>
          <table:table-cell office:value-type="float" office:value="1101.569" calcext:value-type="float">
            <text:p>1101.569</text:p>
          </table:table-cell>
          <table:table-cell office:value-type="float" office:value="94.14999" calcext:value-type="float">
            <text:p>94.14999</text:p>
          </table:table-cell>
          <table:table-cell office:value-type="float" office:value="0" calcext:value-type="float">
            <text:p>0</text:p>
          </table:table-cell>
          <table:table-cell office:value-type="float" office:value="0.1091858" calcext:value-type="float">
            <text:p>0.1091858</text:p>
          </table:table-cell>
          <table:table-cell office:value-type="float" office:value="0.3454794" calcext:value-type="float">
            <text:p>0.3454794</text:p>
          </table:table-cell>
          <table:table-cell office:value-type="float" office:value="0.3472561" calcext:value-type="float">
            <text:p>0.3472561</text:p>
          </table:table-cell>
          <table:table-cell office:value-type="float" office:value="0.3493162" calcext:value-type="float">
            <text:p>0.3493162</text:p>
          </table:table-cell>
          <table:table-cell office:value-type="float" office:value="0.3507677" calcext:value-type="float">
            <text:p>0.3507677</text:p>
          </table:table-cell>
          <table:table-cell office:value-type="float" office:value="0.3030289" calcext:value-type="float">
            <text:p>0.3030289</text:p>
          </table:table-cell>
          <table:table-cell office:value-type="float" office:value="0.299002" calcext:value-type="float">
            <text:p>0.299002</text:p>
          </table:table-cell>
          <table:table-cell office:value-type="float" office:value="0.3734309" calcext:value-type="float">
            <text:p>0.3734309</text:p>
          </table:table-cell>
          <table:table-cell office:value-type="float" office:value="0.3661708" calcext:value-type="float">
            <text:p>0.3661708</text:p>
          </table:table-cell>
          <table:table-cell office:value-type="float" office:value="0.3740871" calcext:value-type="float">
            <text:p>0.3740871</text:p>
          </table:table-cell>
          <table:table-cell office:value-type="float" office:value="0.3910184" calcext:value-type="float">
            <text:p>0.3910184</text:p>
          </table:table-cell>
          <table:table-cell office:value-type="float" office:value="0.4035661" calcext:value-type="float">
            <text:p>0.4035661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73133E-015" calcext:value-type="float">
            <text:p>1.973133E-15</text:p>
          </table:table-cell>
          <table:table-cell office:value-type="float" office:value="9.674901E-016" calcext:value-type="float">
            <text:p>9.674901E-16</text:p>
          </table:table-cell>
          <table:table-cell office:value-type="float" office:value="1.97426E-015" calcext:value-type="float">
            <text:p>1.97426E-15</text:p>
          </table:table-cell>
          <table:table-cell office:value-type="float" office:value="1.954836E-015" calcext:value-type="float">
            <text:p>1.954836E-15</text:p>
          </table:table-cell>
          <table:table-cell office:value-type="float" office:value="9.66608E-016" calcext:value-type="float">
            <text:p>9.66608E-16</text:p>
          </table:table-cell>
          <table:table-cell office:value-type="float" office:value="9.834963E-016" calcext:value-type="float">
            <text:p>9.834963E-16</text:p>
          </table:table-cell>
          <table:table-cell office:value-type="float" office:value="1.94236E-015" calcext:value-type="float">
            <text:p>1.94236E-15</text:p>
          </table:table-cell>
          <table:table-cell office:value-type="float" office:value="2.307482E-025" calcext:value-type="float">
            <text:p>2.307482E-25</text:p>
          </table:table-cell>
          <table:table-cell office:value-type="float" office:value="1.06699E-029" calcext:value-type="float">
            <text:p>1.06699E-29</text:p>
          </table:table-cell>
          <table:table-cell office:value-type="float" office:value="2.369046E-034" calcext:value-type="float">
            <text:p>2.369046E-34</text:p>
          </table:table-cell>
          <table:table-cell office:value-type="float" office:value="3.832747E-039" calcext:value-type="float">
            <text:p>3.832747E-39</text:p>
          </table:table-cell>
          <table:table-cell office:value-type="float" office:value="2.522337E-044" calcext:value-type="float">
            <text:p>2.522337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8.75298" calcext:value-type="float">
            <text:p>-88.75298</text:p>
          </table:table-cell>
          <table:table-cell office:value-type="float" office:value="-0.0148759" calcext:value-type="float">
            <text:p>-0.0148759</text:p>
          </table:table-cell>
          <table:table-cell office:value-type="float" office:value="-0.01442269" calcext:value-type="float">
            <text:p>-0.01442269</text:p>
          </table:table-cell>
          <table:table-cell office:value-type="float" office:value="-0.01395033" calcext:value-type="float">
            <text:p>-0.01395033</text:p>
          </table:table-cell>
          <table:table-cell office:value-type="float" office:value="-0.01359923" calcext:value-type="float">
            <text:p>-0.01359923</text:p>
          </table:table-cell>
          <table:table-cell office:value-type="float" office:value="-0.01313377" calcext:value-type="float">
            <text:p>-0.01313377</text:p>
          </table:table-cell>
          <table:table-cell office:value-type="float" office:value="-0.01290398" calcext:value-type="float">
            <text:p>-0.01290398</text:p>
          </table:table-cell>
          <table:table-cell office:value-type="float" office:value="-0.01247442" calcext:value-type="float">
            <text:p>-0.01247442</text:p>
          </table:table-cell>
          <table:table-cell office:value-type="float" office:value="-0.01286357" calcext:value-type="float">
            <text:p>-0.01286357</text:p>
          </table:table-cell>
          <table:table-cell office:value-type="float" office:value="-0.01165005" calcext:value-type="float">
            <text:p>-0.011650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316498" calcext:value-type="float">
            <text:p>-0.316498</text:p>
          </table:table-cell>
          <table:table-cell office:value-type="float" office:value="-0.0005366048" calcext:value-type="float">
            <text:p>-0.0005366048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2.174201" calcext:value-type="float">
            <text:p>-2.174201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28052003" calcext:value-type="float">
            <text:p>28052003</text:p>
          </table:table-cell>
          <table:table-cell office:value-type="float" office:value="232.9998" calcext:value-type="float">
            <text:p>232.9998</text:p>
          </table:table-cell>
          <table:table-cell office:value-type="float" office:value="102.4462" calcext:value-type="float">
            <text:p>102.4462</text:p>
          </table:table-cell>
          <table:table-cell office:value-type="float" office:value="0" calcext:value-type="float">
            <text:p>0</text:p>
          </table:table-cell>
          <table:table-cell office:value-type="float" office:value="1101.302" calcext:value-type="float">
            <text:p>1101.302</text:p>
          </table:table-cell>
          <table:table-cell office:value-type="float" office:value="94.39683" calcext:value-type="float">
            <text:p>94.39683</text:p>
          </table:table-cell>
          <table:table-cell office:value-type="float" office:value="0" calcext:value-type="float">
            <text:p>0</text:p>
          </table:table-cell>
          <table:table-cell office:value-type="float" office:value="0.1089311" calcext:value-type="float">
            <text:p>0.1089311</text:p>
          </table:table-cell>
          <table:table-cell office:value-type="float" office:value="0.3451163" calcext:value-type="float">
            <text:p>0.3451163</text:p>
          </table:table-cell>
          <table:table-cell office:value-type="float" office:value="0.3468158" calcext:value-type="float">
            <text:p>0.3468158</text:p>
          </table:table-cell>
          <table:table-cell office:value-type="float" office:value="0.3487518" calcext:value-type="float">
            <text:p>0.3487518</text:p>
          </table:table-cell>
          <table:table-cell office:value-type="float" office:value="0.3501001" calcext:value-type="float">
            <text:p>0.3501001</text:p>
          </table:table-cell>
          <table:table-cell office:value-type="float" office:value="0.3023724" calcext:value-type="float">
            <text:p>0.3023724</text:p>
          </table:table-cell>
          <table:table-cell office:value-type="float" office:value="0.2983726" calcext:value-type="float">
            <text:p>0.2983726</text:p>
          </table:table-cell>
          <table:table-cell office:value-type="float" office:value="0.3731951" calcext:value-type="float">
            <text:p>0.3731951</text:p>
          </table:table-cell>
          <table:table-cell office:value-type="float" office:value="0.3664646" calcext:value-type="float">
            <text:p>0.3664646</text:p>
          </table:table-cell>
          <table:table-cell office:value-type="float" office:value="0.3743396" calcext:value-type="float">
            <text:p>0.3743396</text:p>
          </table:table-cell>
          <table:table-cell office:value-type="float" office:value="0.3911505" calcext:value-type="float">
            <text:p>0.3911505</text:p>
          </table:table-cell>
          <table:table-cell office:value-type="float" office:value="0.4034633" calcext:value-type="float">
            <text:p>0.4034633</text:p>
          </table:table-cell>
          <table:table-cell office:value-type="float" office:value="0.4623753" calcext:value-type="float">
            <text:p>0.4623753</text:p>
          </table:table-cell>
          <table:table-cell office:value-type="float" office:value="0" calcext:value-type="float">
            <text:p>0</text:p>
          </table:table-cell>
          <table:table-cell office:value-type="float" office:value="1.97378E-015" calcext:value-type="float">
            <text:p>1.97378E-15</text:p>
          </table:table-cell>
          <table:table-cell office:value-type="float" office:value="9.675296E-016" calcext:value-type="float">
            <text:p>9.675296E-16</text:p>
          </table:table-cell>
          <table:table-cell office:value-type="float" office:value="1.974147E-015" calcext:value-type="float">
            <text:p>1.974147E-15</text:p>
          </table:table-cell>
          <table:table-cell office:value-type="float" office:value="1.954801E-015" calcext:value-type="float">
            <text:p>1.954801E-15</text:p>
          </table:table-cell>
          <table:table-cell office:value-type="float" office:value="9.665846E-016" calcext:value-type="float">
            <text:p>9.665846E-16</text:p>
          </table:table-cell>
          <table:table-cell office:value-type="float" office:value="9.834963E-016" calcext:value-type="float">
            <text:p>9.834963E-16</text:p>
          </table:table-cell>
          <table:table-cell office:value-type="float" office:value="1.94236E-015" calcext:value-type="float">
            <text:p>1.94236E-15</text:p>
          </table:table-cell>
          <table:table-cell office:value-type="float" office:value="2.307482E-025" calcext:value-type="float">
            <text:p>2.307482E-25</text:p>
          </table:table-cell>
          <table:table-cell office:value-type="float" office:value="1.06699E-029" calcext:value-type="float">
            <text:p>1.06699E-29</text:p>
          </table:table-cell>
          <table:table-cell office:value-type="float" office:value="2.369045E-034" calcext:value-type="float">
            <text:p>2.369045E-34</text:p>
          </table:table-cell>
          <table:table-cell office:value-type="float" office:value="3.832747E-039" calcext:value-type="float">
            <text:p>3.832747E-39</text:p>
          </table:table-cell>
          <table:table-cell office:value-type="float" office:value="2.382207E-044" calcext:value-type="float">
            <text:p>2.382207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2.19842" calcext:value-type="float">
            <text:p>-92.19842</text:p>
          </table:table-cell>
          <table:table-cell office:value-type="float" office:value="-0.01497222" calcext:value-type="float">
            <text:p>-0.01497222</text:p>
          </table:table-cell>
          <table:table-cell office:value-type="float" office:value="-0.01453573" calcext:value-type="float">
            <text:p>-0.01453573</text:p>
          </table:table-cell>
          <table:table-cell office:value-type="float" office:value="-0.01408927" calcext:value-type="float">
            <text:p>-0.01408927</text:p>
          </table:table-cell>
          <table:table-cell office:value-type="float" office:value="-0.01375916" calcext:value-type="float">
            <text:p>-0.01375916</text:p>
          </table:table-cell>
          <table:table-cell office:value-type="float" office:value="-0.0133494" calcext:value-type="float">
            <text:p>-0.0133494</text:p>
          </table:table-cell>
          <table:table-cell office:value-type="float" office:value="-0.01313449" calcext:value-type="float">
            <text:p>-0.01313449</text:p>
          </table:table-cell>
          <table:table-cell office:value-type="float" office:value="-0.01264644" calcext:value-type="float">
            <text:p>-0.01264644</text:p>
          </table:table-cell>
          <table:table-cell office:value-type="float" office:value="-0.01269261" calcext:value-type="float">
            <text:p>-0.01269261</text:p>
          </table:table-cell>
          <table:table-cell office:value-type="float" office:value="-0.01151618" calcext:value-type="float">
            <text:p>-0.011516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2910888" calcext:value-type="float">
            <text:p>-0.2910888</text:p>
          </table:table-cell>
          <table:table-cell office:value-type="float" office:value="-0.0005503449" calcext:value-type="float">
            <text:p>-0.0005503449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2.178345" calcext:value-type="float">
            <text:p>-2.178345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29052003" calcext:value-type="float">
            <text:p>29052003</text:p>
          </table:table-cell>
          <table:table-cell office:value-type="float" office:value="232.9998" calcext:value-type="float">
            <text:p>232.9998</text:p>
          </table:table-cell>
          <table:table-cell office:value-type="float" office:value="102.494" calcext:value-type="float">
            <text:p>102.494</text:p>
          </table:table-cell>
          <table:table-cell office:value-type="float" office:value="0" calcext:value-type="float">
            <text:p>0</text:p>
          </table:table-cell>
          <table:table-cell office:value-type="float" office:value="1101.038" calcext:value-type="float">
            <text:p>1101.038</text:p>
          </table:table-cell>
          <table:table-cell office:value-type="float" office:value="94.61295" calcext:value-type="float">
            <text:p>94.61295</text:p>
          </table:table-cell>
          <table:table-cell office:value-type="float" office:value="0" calcext:value-type="float">
            <text:p>0</text:p>
          </table:table-cell>
          <table:table-cell office:value-type="float" office:value="0.105881" calcext:value-type="float">
            <text:p>0.105881</text:p>
          </table:table-cell>
          <table:table-cell office:value-type="float" office:value="0.3446384" calcext:value-type="float">
            <text:p>0.3446384</text:p>
          </table:table-cell>
          <table:table-cell office:value-type="float" office:value="0.3463019" calcext:value-type="float">
            <text:p>0.3463019</text:p>
          </table:table-cell>
          <table:table-cell office:value-type="float" office:value="0.3481566" calcext:value-type="float">
            <text:p>0.3481566</text:p>
          </table:table-cell>
          <table:table-cell office:value-type="float" office:value="0.349405" calcext:value-type="float">
            <text:p>0.349405</text:p>
          </table:table-cell>
          <table:table-cell office:value-type="float" office:value="0.301813" calcext:value-type="float">
            <text:p>0.301813</text:p>
          </table:table-cell>
          <table:table-cell office:value-type="float" office:value="0.2978849" calcext:value-type="float">
            <text:p>0.2978849</text:p>
          </table:table-cell>
          <table:table-cell office:value-type="float" office:value="0.3730182" calcext:value-type="float">
            <text:p>0.3730182</text:p>
          </table:table-cell>
          <table:table-cell office:value-type="float" office:value="0.3666852" calcext:value-type="float">
            <text:p>0.3666852</text:p>
          </table:table-cell>
          <table:table-cell office:value-type="float" office:value="0.3745787" calcext:value-type="float">
            <text:p>0.3745787</text:p>
          </table:table-cell>
          <table:table-cell office:value-type="float" office:value="0.3912731" calcext:value-type="float">
            <text:p>0.3912731</text:p>
          </table:table-cell>
          <table:table-cell office:value-type="float" office:value="0.4033933" calcext:value-type="float">
            <text:p>0.4033933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74425E-015" calcext:value-type="float">
            <text:p>1.974425E-15</text:p>
          </table:table-cell>
          <table:table-cell office:value-type="float" office:value="9.675723E-016" calcext:value-type="float">
            <text:p>9.675723E-16</text:p>
          </table:table-cell>
          <table:table-cell office:value-type="float" office:value="1.974037E-015" calcext:value-type="float">
            <text:p>1.974037E-15</text:p>
          </table:table-cell>
          <table:table-cell office:value-type="float" office:value="1.954764E-015" calcext:value-type="float">
            <text:p>1.954764E-15</text:p>
          </table:table-cell>
          <table:table-cell office:value-type="float" office:value="9.665612E-016" calcext:value-type="float">
            <text:p>9.665612E-16</text:p>
          </table:table-cell>
          <table:table-cell office:value-type="float" office:value="9.834963E-016" calcext:value-type="float">
            <text:p>9.834963E-16</text:p>
          </table:table-cell>
          <table:table-cell office:value-type="float" office:value="1.94236E-015" calcext:value-type="float">
            <text:p>1.94236E-15</text:p>
          </table:table-cell>
          <table:table-cell office:value-type="float" office:value="2.307482E-025" calcext:value-type="float">
            <text:p>2.307482E-25</text:p>
          </table:table-cell>
          <table:table-cell office:value-type="float" office:value="1.06699E-029" calcext:value-type="float">
            <text:p>1.06699E-29</text:p>
          </table:table-cell>
          <table:table-cell office:value-type="float" office:value="2.369045E-034" calcext:value-type="float">
            <text:p>2.369045E-34</text:p>
          </table:table-cell>
          <table:table-cell office:value-type="float" office:value="3.832747E-039" calcext:value-type="float">
            <text:p>3.832747E-39</text:p>
          </table:table-cell>
          <table:table-cell office:value-type="float" office:value="2.522337E-044" calcext:value-type="float">
            <text:p>2.522337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1.5827" calcext:value-type="float">
            <text:p>-111.5827</text:p>
          </table:table-cell>
          <table:table-cell office:value-type="float" office:value="-0.01510198" calcext:value-type="float">
            <text:p>-0.01510198</text:p>
          </table:table-cell>
          <table:table-cell office:value-type="float" office:value="-0.01466921" calcext:value-type="float">
            <text:p>-0.01466921</text:p>
          </table:table-cell>
          <table:table-cell office:value-type="float" office:value="-0.01423768" calcext:value-type="float">
            <text:p>-0.01423768</text:p>
          </table:table-cell>
          <table:table-cell office:value-type="float" office:value="-0.01392791" calcext:value-type="float">
            <text:p>-0.01392791</text:p>
          </table:table-cell>
          <table:table-cell office:value-type="float" office:value="-0.01353608" calcext:value-type="float">
            <text:p>-0.01353608</text:p>
          </table:table-cell>
          <table:table-cell office:value-type="float" office:value="-0.01331613" calcext:value-type="float">
            <text:p>-0.01331613</text:p>
          </table:table-cell>
          <table:table-cell office:value-type="float" office:value="-0.01277712" calcext:value-type="float">
            <text:p>-0.01277712</text:p>
          </table:table-cell>
          <table:table-cell office:value-type="float" office:value="-0.01256584" calcext:value-type="float">
            <text:p>-0.01256584</text:p>
          </table:table-cell>
          <table:table-cell office:value-type="float" office:value="-0.01139102" calcext:value-type="float">
            <text:p>-0.011391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2687182" calcext:value-type="float">
            <text:p>-0.2687182</text:p>
          </table:table-cell>
          <table:table-cell office:value-type="float" office:value="-0.0005637339" calcext:value-type="float">
            <text:p>-0.0005637339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2.18194" calcext:value-type="float">
            <text:p>-2.1819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0052003" calcext:value-type="float">
            <text:p>30052003</text:p>
          </table:table-cell>
          <table:table-cell office:value-type="float" office:value="232.9998" calcext:value-type="float">
            <text:p>232.9998</text:p>
          </table:table-cell>
          <table:table-cell office:value-type="float" office:value="102.6433" calcext:value-type="float">
            <text:p>102.6433</text:p>
          </table:table-cell>
          <table:table-cell office:value-type="float" office:value="0" calcext:value-type="float">
            <text:p>0</text:p>
          </table:table-cell>
          <table:table-cell office:value-type="float" office:value="1100.73" calcext:value-type="float">
            <text:p>1100.73</text:p>
          </table:table-cell>
          <table:table-cell office:value-type="float" office:value="94.77145" calcext:value-type="float">
            <text:p>94.77145</text:p>
          </table:table-cell>
          <table:table-cell office:value-type="float" office:value="0" calcext:value-type="float">
            <text:p>0</text:p>
          </table:table-cell>
          <table:table-cell office:value-type="float" office:value="0.110007" calcext:value-type="float">
            <text:p>0.110007</text:p>
          </table:table-cell>
          <table:table-cell office:value-type="float" office:value="0.3427492" calcext:value-type="float">
            <text:p>0.3427492</text:p>
          </table:table-cell>
          <table:table-cell office:value-type="float" office:value="0.3446462" calcext:value-type="float">
            <text:p>0.3446462</text:p>
          </table:table-cell>
          <table:table-cell office:value-type="float" office:value="0.3468355" calcext:value-type="float">
            <text:p>0.3468355</text:p>
          </table:table-cell>
          <table:table-cell office:value-type="float" office:value="0.3482389" calcext:value-type="float">
            <text:p>0.3482389</text:p>
          </table:table-cell>
          <table:table-cell office:value-type="float" office:value="0.3011712" calcext:value-type="float">
            <text:p>0.3011712</text:p>
          </table:table-cell>
          <table:table-cell office:value-type="float" office:value="0.2974479" calcext:value-type="float">
            <text:p>0.2974479</text:p>
          </table:table-cell>
          <table:table-cell office:value-type="float" office:value="0.3728781" calcext:value-type="float">
            <text:p>0.3728781</text:p>
          </table:table-cell>
          <table:table-cell office:value-type="float" office:value="0.3668543" calcext:value-type="float">
            <text:p>0.3668543</text:p>
          </table:table-cell>
          <table:table-cell office:value-type="float" office:value="0.3748013" calcext:value-type="float">
            <text:p>0.3748013</text:p>
          </table:table-cell>
          <table:table-cell office:value-type="float" office:value="0.3913916" calcext:value-type="float">
            <text:p>0.3913916</text:p>
          </table:table-cell>
          <table:table-cell office:value-type="float" office:value="0.4034164" calcext:value-type="float">
            <text:p>0.4034164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7512E-015" calcext:value-type="float">
            <text:p>1.97512E-15</text:p>
          </table:table-cell>
          <table:table-cell office:value-type="float" office:value="9.676205E-016" calcext:value-type="float">
            <text:p>9.676205E-16</text:p>
          </table:table-cell>
          <table:table-cell office:value-type="float" office:value="1.973918E-015" calcext:value-type="float">
            <text:p>1.973918E-15</text:p>
          </table:table-cell>
          <table:table-cell office:value-type="float" office:value="1.954719E-015" calcext:value-type="float">
            <text:p>1.954719E-15</text:p>
          </table:table-cell>
          <table:table-cell office:value-type="float" office:value="9.665373E-016" calcext:value-type="float">
            <text:p>9.665373E-16</text:p>
          </table:table-cell>
          <table:table-cell office:value-type="float" office:value="9.834968E-016" calcext:value-type="float">
            <text:p>9.834968E-16</text:p>
          </table:table-cell>
          <table:table-cell office:value-type="float" office:value="1.94236E-015" calcext:value-type="float">
            <text:p>1.94236E-15</text:p>
          </table:table-cell>
          <table:table-cell office:value-type="float" office:value="2.307482E-025" calcext:value-type="float">
            <text:p>2.307482E-25</text:p>
          </table:table-cell>
          <table:table-cell office:value-type="float" office:value="1.06699E-029" calcext:value-type="float">
            <text:p>1.06699E-29</text:p>
          </table:table-cell>
          <table:table-cell office:value-type="float" office:value="2.369046E-034" calcext:value-type="float">
            <text:p>2.369046E-34</text:p>
          </table:table-cell>
          <table:table-cell office:value-type="float" office:value="3.832747E-039" calcext:value-type="float">
            <text:p>3.832747E-39</text:p>
          </table:table-cell>
          <table:table-cell office:value-type="float" office:value="2.382207E-044" calcext:value-type="float">
            <text:p>2.382207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4.17878" calcext:value-type="float">
            <text:p>-84.17878</text:p>
          </table:table-cell>
          <table:table-cell office:value-type="float" office:value="-0.01562437" calcext:value-type="float">
            <text:p>-0.01562437</text:p>
          </table:table-cell>
          <table:table-cell office:value-type="float" office:value="-0.01510897" calcext:value-type="float">
            <text:p>-0.01510897</text:p>
          </table:table-cell>
          <table:table-cell office:value-type="float" office:value="-0.01457252" calcext:value-type="float">
            <text:p>-0.01457252</text:p>
          </table:table-cell>
          <table:table-cell office:value-type="float" office:value="-0.0142154" calcext:value-type="float">
            <text:p>-0.0142154</text:p>
          </table:table-cell>
          <table:table-cell office:value-type="float" office:value="-0.0137531" calcext:value-type="float">
            <text:p>-0.0137531</text:p>
          </table:table-cell>
          <table:table-cell office:value-type="float" office:value="-0.01348082" calcext:value-type="float">
            <text:p>-0.01348082</text:p>
          </table:table-cell>
          <table:table-cell office:value-type="float" office:value="-0.01288158" calcext:value-type="float">
            <text:p>-0.01288158</text:p>
          </table:table-cell>
          <table:table-cell office:value-type="float" office:value="-0.01246963" calcext:value-type="float">
            <text:p>-0.01246963</text:p>
          </table:table-cell>
          <table:table-cell office:value-type="float" office:value="-0.01127572" calcext:value-type="float">
            <text:p>-0.011275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2478609" calcext:value-type="float">
            <text:p>-0.2478609</text:p>
          </table:table-cell>
          <table:table-cell office:value-type="float" office:value="-0.0005777817" calcext:value-type="float">
            <text:p>-0.0005777817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2.184978" calcext:value-type="float">
            <text:p>-2.184978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31052003" calcext:value-type="float">
            <text:p>31052003</text:p>
          </table:table-cell>
          <table:table-cell office:value-type="float" office:value="233.0998" calcext:value-type="float">
            <text:p>233.0998</text:p>
          </table:table-cell>
          <table:table-cell office:value-type="float" office:value="102.8452" calcext:value-type="float">
            <text:p>102.8452</text:p>
          </table:table-cell>
          <table:table-cell office:value-type="float" office:value="0" calcext:value-type="float">
            <text:p>0</text:p>
          </table:table-cell>
          <table:table-cell office:value-type="float" office:value="1100.511" calcext:value-type="float">
            <text:p>1100.511</text:p>
          </table:table-cell>
          <table:table-cell office:value-type="float" office:value="94.88872" calcext:value-type="float">
            <text:p>94.88872</text:p>
          </table:table-cell>
          <table:table-cell office:value-type="float" office:value="0" calcext:value-type="float">
            <text:p>0</text:p>
          </table:table-cell>
          <table:table-cell office:value-type="float" office:value="0.112275" calcext:value-type="float">
            <text:p>0.112275</text:p>
          </table:table-cell>
          <table:table-cell office:value-type="float" office:value="0.3418358" calcext:value-type="float">
            <text:p>0.3418358</text:p>
          </table:table-cell>
          <table:table-cell office:value-type="float" office:value="0.3436557" calcext:value-type="float">
            <text:p>0.3436557</text:p>
          </table:table-cell>
          <table:table-cell office:value-type="float" office:value="0.3457575" calcext:value-type="float">
            <text:p>0.3457575</text:p>
          </table:table-cell>
          <table:table-cell office:value-type="float" office:value="0.3471587" calcext:value-type="float">
            <text:p>0.3471587</text:p>
          </table:table-cell>
          <table:table-cell office:value-type="float" office:value="0.3004793" calcext:value-type="float">
            <text:p>0.3004793</text:p>
          </table:table-cell>
          <table:table-cell office:value-type="float" office:value="0.296985" calcext:value-type="float">
            <text:p>0.296985</text:p>
          </table:table-cell>
          <table:table-cell office:value-type="float" office:value="0.3727469" calcext:value-type="float">
            <text:p>0.3727469</text:p>
          </table:table-cell>
          <table:table-cell office:value-type="float" office:value="0.3669844" calcext:value-type="float">
            <text:p>0.3669844</text:p>
          </table:table-cell>
          <table:table-cell office:value-type="float" office:value="0.3750072" calcext:value-type="float">
            <text:p>0.3750072</text:p>
          </table:table-cell>
          <table:table-cell office:value-type="float" office:value="0.3915154" calcext:value-type="float">
            <text:p>0.3915154</text:p>
          </table:table-cell>
          <table:table-cell office:value-type="float" office:value="0.4034737" calcext:value-type="float">
            <text:p>0.4034737</text:p>
          </table:table-cell>
          <table:table-cell office:value-type="float" office:value="0.4623751" calcext:value-type="float">
            <text:p>0.4623751</text:p>
          </table:table-cell>
          <table:table-cell office:value-type="float" office:value="0" calcext:value-type="float">
            <text:p>0</text:p>
          </table:table-cell>
          <table:table-cell office:value-type="float" office:value="1.975718E-015" calcext:value-type="float">
            <text:p>1.975718E-15</text:p>
          </table:table-cell>
          <table:table-cell office:value-type="float" office:value="9.676662E-016" calcext:value-type="float">
            <text:p>9.676662E-16</text:p>
          </table:table-cell>
          <table:table-cell office:value-type="float" office:value="1.973816E-015" calcext:value-type="float">
            <text:p>1.973816E-15</text:p>
          </table:table-cell>
          <table:table-cell office:value-type="float" office:value="1.95468E-015" calcext:value-type="float">
            <text:p>1.95468E-15</text:p>
          </table:table-cell>
          <table:table-cell office:value-type="float" office:value="9.665127E-016" calcext:value-type="float">
            <text:p>9.665127E-16</text:p>
          </table:table-cell>
          <table:table-cell office:value-type="float" office:value="9.834974E-016" calcext:value-type="float">
            <text:p>9.834974E-16</text:p>
          </table:table-cell>
          <table:table-cell office:value-type="float" office:value="1.942359E-015" calcext:value-type="float">
            <text:p>1.942359E-15</text:p>
          </table:table-cell>
          <table:table-cell office:value-type="float" office:value="2.307482E-025" calcext:value-type="float">
            <text:p>2.307482E-25</text:p>
          </table:table-cell>
          <table:table-cell office:value-type="float" office:value="1.06699E-029" calcext:value-type="float">
            <text:p>1.06699E-29</text:p>
          </table:table-cell>
          <table:table-cell office:value-type="float" office:value="2.369045E-034" calcext:value-type="float">
            <text:p>2.369045E-34</text:p>
          </table:table-cell>
          <table:table-cell office:value-type="float" office:value="3.832747E-039" calcext:value-type="float">
            <text:p>3.832747E-39</text:p>
          </table:table-cell>
          <table:table-cell office:value-type="float" office:value="2.382207E-044" calcext:value-type="float">
            <text:p>2.382207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9.45992" calcext:value-type="float">
            <text:p>-69.45992</text:p>
          </table:table-cell>
          <table:table-cell office:value-type="float" office:value="-0.01588322" calcext:value-type="float">
            <text:p>-0.01588322</text:p>
          </table:table-cell>
          <table:table-cell office:value-type="float" office:value="-0.01537925" calcext:value-type="float">
            <text:p>-0.01537925</text:p>
          </table:table-cell>
          <table:table-cell office:value-type="float" office:value="-0.01485402" calcext:value-type="float">
            <text:p>-0.01485402</text:p>
          </table:table-cell>
          <table:table-cell office:value-type="float" office:value="-0.01448936" calcext:value-type="float">
            <text:p>-0.01448936</text:p>
          </table:table-cell>
          <table:table-cell office:value-type="float" office:value="-0.01399217" calcext:value-type="float">
            <text:p>-0.01399217</text:p>
          </table:table-cell>
          <table:table-cell office:value-type="float" office:value="-0.01365782" calcext:value-type="float">
            <text:p>-0.01365782</text:p>
          </table:table-cell>
          <table:table-cell office:value-type="float" office:value="-0.01297989" calcext:value-type="float">
            <text:p>-0.01297989</text:p>
          </table:table-cell>
          <table:table-cell office:value-type="float" office:value="-0.01239609" calcext:value-type="float">
            <text:p>-0.01239609</text:p>
          </table:table-cell>
          <table:table-cell office:value-type="float" office:value="-0.01117022" calcext:value-type="float">
            <text:p>-0.011170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2308668" calcext:value-type="float">
            <text:p>-0.2308668</text:p>
          </table:table-cell>
          <table:table-cell office:value-type="float" office:value="-0.0005897933" calcext:value-type="float">
            <text:p>-0.0005897933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2.187371" calcext:value-type="float">
            <text:p>-2.187371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062003" calcext:value-type="float">
            <text:p>1062003</text:p>
          </table:table-cell>
          <table:table-cell office:value-type="float" office:value="240.7998" calcext:value-type="float">
            <text:p>240.7998</text:p>
          </table:table-cell>
          <table:table-cell office:value-type="float" office:value="103.4775" calcext:value-type="float">
            <text:p>103.4775</text:p>
          </table:table-cell>
          <table:table-cell office:value-type="float" office:value="0" calcext:value-type="float">
            <text:p>0</text:p>
          </table:table-cell>
          <table:table-cell office:value-type="float" office:value="1107.399" calcext:value-type="float">
            <text:p>1107.399</text:p>
          </table:table-cell>
          <table:table-cell office:value-type="float" office:value="95.06829" calcext:value-type="float">
            <text:p>95.06829</text:p>
          </table:table-cell>
          <table:table-cell office:value-type="float" office:value="0" calcext:value-type="float">
            <text:p>0</text:p>
          </table:table-cell>
          <table:table-cell office:value-type="float" office:value="0.4765339" calcext:value-type="float">
            <text:p>0.4765339</text:p>
          </table:table-cell>
          <table:table-cell office:value-type="float" office:value="0.4168217" calcext:value-type="float">
            <text:p>0.4168217</text:p>
          </table:table-cell>
          <table:table-cell office:value-type="float" office:value="0.3505619" calcext:value-type="float">
            <text:p>0.3505619</text:p>
          </table:table-cell>
          <table:table-cell office:value-type="float" office:value="0.3451916" calcext:value-type="float">
            <text:p>0.3451916</text:p>
          </table:table-cell>
          <table:table-cell office:value-type="float" office:value="0.346164" calcext:value-type="float">
            <text:p>0.346164</text:p>
          </table:table-cell>
          <table:table-cell office:value-type="float" office:value="0.2998389" calcext:value-type="float">
            <text:p>0.2998389</text:p>
          </table:table-cell>
          <table:table-cell office:value-type="float" office:value="0.2966048" calcext:value-type="float">
            <text:p>0.2966048</text:p>
          </table:table-cell>
          <table:table-cell office:value-type="float" office:value="0.3726001" calcext:value-type="float">
            <text:p>0.3726001</text:p>
          </table:table-cell>
          <table:table-cell office:value-type="float" office:value="0.3670524" calcext:value-type="float">
            <text:p>0.3670524</text:p>
          </table:table-cell>
          <table:table-cell office:value-type="float" office:value="0.375196" calcext:value-type="float">
            <text:p>0.375196</text:p>
          </table:table-cell>
          <table:table-cell office:value-type="float" office:value="0.3916392" calcext:value-type="float">
            <text:p>0.3916392</text:p>
          </table:table-cell>
          <table:table-cell office:value-type="float" office:value="0.4035113" calcext:value-type="float">
            <text:p>0.4035113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76292E-015" calcext:value-type="float">
            <text:p>1.976292E-15</text:p>
          </table:table-cell>
          <table:table-cell office:value-type="float" office:value="9.677088E-016" calcext:value-type="float">
            <text:p>9.677088E-16</text:p>
          </table:table-cell>
          <table:table-cell office:value-type="float" office:value="1.973719E-015" calcext:value-type="float">
            <text:p>1.973719E-15</text:p>
          </table:table-cell>
          <table:table-cell office:value-type="float" office:value="1.954644E-015" calcext:value-type="float">
            <text:p>1.954644E-15</text:p>
          </table:table-cell>
          <table:table-cell office:value-type="float" office:value="9.664893E-016" calcext:value-type="float">
            <text:p>9.664893E-16</text:p>
          </table:table-cell>
          <table:table-cell office:value-type="float" office:value="9.834995E-016" calcext:value-type="float">
            <text:p>9.834995E-16</text:p>
          </table:table-cell>
          <table:table-cell office:value-type="float" office:value="1.942356E-015" calcext:value-type="float">
            <text:p>1.942356E-15</text:p>
          </table:table-cell>
          <table:table-cell office:value-type="float" office:value="2.307482E-025" calcext:value-type="float">
            <text:p>2.307482E-25</text:p>
          </table:table-cell>
          <table:table-cell office:value-type="float" office:value="1.06699E-029" calcext:value-type="float">
            <text:p>1.06699E-29</text:p>
          </table:table-cell>
          <table:table-cell office:value-type="float" office:value="2.369045E-034" calcext:value-type="float">
            <text:p>2.369045E-34</text:p>
          </table:table-cell>
          <table:table-cell office:value-type="float" office:value="3.832747E-039" calcext:value-type="float">
            <text:p>3.832747E-39</text:p>
          </table:table-cell>
          <table:table-cell office:value-type="float" office:value="2.382207E-044" calcext:value-type="float">
            <text:p>2.382207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148034" calcext:value-type="float">
            <text:p>-0.00148034</text:p>
          </table:table-cell>
          <table:table-cell office:value-type="float" office:value="-0.005872079" calcext:value-type="float">
            <text:p>-0.005872079</text:p>
          </table:table-cell>
          <table:table-cell office:value-type="float" office:value="-0.01415676" calcext:value-type="float">
            <text:p>-0.01415676</text:p>
          </table:table-cell>
          <table:table-cell office:value-type="float" office:value="-0.01505707" calcext:value-type="float">
            <text:p>-0.01505707</text:p>
          </table:table-cell>
          <table:table-cell office:value-type="float" office:value="-0.01475342" calcext:value-type="float">
            <text:p>-0.01475342</text:p>
          </table:table-cell>
          <table:table-cell office:value-type="float" office:value="-0.01421805" calcext:value-type="float">
            <text:p>-0.01421805</text:p>
          </table:table-cell>
          <table:table-cell office:value-type="float" office:value="-0.01380375" calcext:value-type="float">
            <text:p>-0.01380375</text:p>
          </table:table-cell>
          <table:table-cell office:value-type="float" office:value="-0.01309068" calcext:value-type="float">
            <text:p>-0.01309068</text:p>
          </table:table-cell>
          <table:table-cell office:value-type="float" office:value="-0.0123575" calcext:value-type="float">
            <text:p>-0.0123575</text:p>
          </table:table-cell>
          <table:table-cell office:value-type="float" office:value="-0.01107433" calcext:value-type="float">
            <text:p>-0.011074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2144446" calcext:value-type="float">
            <text:p>-0.2144446</text:p>
          </table:table-cell>
          <table:table-cell office:value-type="float" office:value="-0.0006015456" calcext:value-type="float">
            <text:p>-0.0006015456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2.18925" calcext:value-type="float">
            <text:p>-2.18925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2062003" calcext:value-type="float">
            <text:p>2062003</text:p>
          </table:table-cell>
          <table:table-cell office:value-type="float" office:value="246.1999" calcext:value-type="float">
            <text:p>246.1999</text:p>
          </table:table-cell>
          <table:table-cell office:value-type="float" office:value="104.7613" calcext:value-type="float">
            <text:p>104.7613</text:p>
          </table:table-cell>
          <table:table-cell office:value-type="float" office:value="0" calcext:value-type="float">
            <text:p>0</text:p>
          </table:table-cell>
          <table:table-cell office:value-type="float" office:value="1111.37" calcext:value-type="float">
            <text:p>1111.37</text:p>
          </table:table-cell>
          <table:table-cell office:value-type="float" office:value="95.21397" calcext:value-type="float">
            <text:p>95.21397</text:p>
          </table:table-cell>
          <table:table-cell office:value-type="float" office:value="0" calcext:value-type="float">
            <text:p>0</text:p>
          </table:table-cell>
          <table:table-cell office:value-type="float" office:value="0.3798864" calcext:value-type="float">
            <text:p>0.3798864</text:p>
          </table:table-cell>
          <table:table-cell office:value-type="float" office:value="0.3819496" calcext:value-type="float">
            <text:p>0.3819496</text:p>
          </table:table-cell>
          <table:table-cell office:value-type="float" office:value="0.3844593" calcext:value-type="float">
            <text:p>0.3844593</text:p>
          </table:table-cell>
          <table:table-cell office:value-type="float" office:value="0.3856539" calcext:value-type="float">
            <text:p>0.3856539</text:p>
          </table:table-cell>
          <table:table-cell office:value-type="float" office:value="0.3850127" calcext:value-type="float">
            <text:p>0.3850127</text:p>
          </table:table-cell>
          <table:table-cell office:value-type="float" office:value="0.3118223" calcext:value-type="float">
            <text:p>0.3118223</text:p>
          </table:table-cell>
          <table:table-cell office:value-type="float" office:value="0.2998484" calcext:value-type="float">
            <text:p>0.2998484</text:p>
          </table:table-cell>
          <table:table-cell office:value-type="float" office:value="0.3726314" calcext:value-type="float">
            <text:p>0.3726314</text:p>
          </table:table-cell>
          <table:table-cell office:value-type="float" office:value="0.3670818" calcext:value-type="float">
            <text:p>0.3670818</text:p>
          </table:table-cell>
          <table:table-cell office:value-type="float" office:value="0.3753656" calcext:value-type="float">
            <text:p>0.3753656</text:p>
          </table:table-cell>
          <table:table-cell office:value-type="float" office:value="0.3917593" calcext:value-type="float">
            <text:p>0.3917593</text:p>
          </table:table-cell>
          <table:table-cell office:value-type="float" office:value="0.4035384" calcext:value-type="float">
            <text:p>0.4035384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76617E-015" calcext:value-type="float">
            <text:p>1.976617E-15</text:p>
          </table:table-cell>
          <table:table-cell office:value-type="float" office:value="9.677458E-016" calcext:value-type="float">
            <text:p>9.677458E-16</text:p>
          </table:table-cell>
          <table:table-cell office:value-type="float" office:value="1.973664E-015" calcext:value-type="float">
            <text:p>1.973664E-15</text:p>
          </table:table-cell>
          <table:table-cell office:value-type="float" office:value="1.954618E-015" calcext:value-type="float">
            <text:p>1.954618E-15</text:p>
          </table:table-cell>
          <table:table-cell office:value-type="float" office:value="9.664641E-016" calcext:value-type="float">
            <text:p>9.664641E-16</text:p>
          </table:table-cell>
          <table:table-cell office:value-type="float" office:value="9.835E-016" calcext:value-type="float">
            <text:p>9.835E-16</text:p>
          </table:table-cell>
          <table:table-cell office:value-type="float" office:value="1.942355E-015" calcext:value-type="float">
            <text:p>1.942355E-15</text:p>
          </table:table-cell>
          <table:table-cell office:value-type="float" office:value="2.307482E-025" calcext:value-type="float">
            <text:p>2.307482E-25</text:p>
          </table:table-cell>
          <table:table-cell office:value-type="float" office:value="1.06699E-029" calcext:value-type="float">
            <text:p>1.06699E-29</text:p>
          </table:table-cell>
          <table:table-cell office:value-type="float" office:value="2.369045E-034" calcext:value-type="float">
            <text:p>2.369045E-34</text:p>
          </table:table-cell>
          <table:table-cell office:value-type="float" office:value="3.832747E-039" calcext:value-type="float">
            <text:p>3.832747E-39</text:p>
          </table:table-cell>
          <table:table-cell office:value-type="float" office:value="2.522337E-044" calcext:value-type="float">
            <text:p>2.522337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8299831" calcext:value-type="float">
            <text:p>-0.008299831</text:p>
          </table:table-cell>
          <table:table-cell office:value-type="float" office:value="-0.007999053" calcext:value-type="float">
            <text:p>-0.007999053</text:p>
          </table:table-cell>
          <table:table-cell office:value-type="float" office:value="-0.007690986" calcext:value-type="float">
            <text:p>-0.007690986</text:p>
          </table:table-cell>
          <table:table-cell office:value-type="float" office:value="-0.007587539" calcext:value-type="float">
            <text:p>-0.007587539</text:p>
          </table:table-cell>
          <table:table-cell office:value-type="float" office:value="-0.007670875" calcext:value-type="float">
            <text:p>-0.007670875</text:p>
          </table:table-cell>
          <table:table-cell office:value-type="float" office:value="-0.01063696" calcext:value-type="float">
            <text:p>-0.01063696</text:p>
          </table:table-cell>
          <table:table-cell office:value-type="float" office:value="-0.01263919" calcext:value-type="float">
            <text:p>-0.01263919</text:p>
          </table:table-cell>
          <table:table-cell office:value-type="float" office:value="-0.01307247" calcext:value-type="float">
            <text:p>-0.01307247</text:p>
          </table:table-cell>
          <table:table-cell office:value-type="float" office:value="-0.01234117" calcext:value-type="float">
            <text:p>-0.01234117</text:p>
          </table:table-cell>
          <table:table-cell office:value-type="float" office:value="-0.01098885" calcext:value-type="float">
            <text:p>-0.010988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2063284" calcext:value-type="float">
            <text:p>-0.2063284</text:p>
          </table:table-cell>
          <table:table-cell office:value-type="float" office:value="-0.0006080902" calcext:value-type="float">
            <text:p>-0.0006080902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2.190751" calcext:value-type="float">
            <text:p>-2.190751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3062003" calcext:value-type="float">
            <text:p>3062003</text:p>
          </table:table-cell>
          <table:table-cell office:value-type="float" office:value="246.2999" calcext:value-type="float">
            <text:p>246.2999</text:p>
          </table:table-cell>
          <table:table-cell office:value-type="float" office:value="107.1297" calcext:value-type="float">
            <text:p>107.1297</text:p>
          </table:table-cell>
          <table:table-cell office:value-type="float" office:value="0" calcext:value-type="float">
            <text:p>0</text:p>
          </table:table-cell>
          <table:table-cell office:value-type="float" office:value="1109.016" calcext:value-type="float">
            <text:p>1109.016</text:p>
          </table:table-cell>
          <table:table-cell office:value-type="float" office:value="95.29919" calcext:value-type="float">
            <text:p>95.29919</text:p>
          </table:table-cell>
          <table:table-cell office:value-type="float" office:value="0" calcext:value-type="float">
            <text:p>0</text:p>
          </table:table-cell>
          <table:table-cell office:value-type="float" office:value="0.3533071" calcext:value-type="float">
            <text:p>0.3533071</text:p>
          </table:table-cell>
          <table:table-cell office:value-type="float" office:value="0.3563634" calcext:value-type="float">
            <text:p>0.3563634</text:p>
          </table:table-cell>
          <table:table-cell office:value-type="float" office:value="0.3628902" calcext:value-type="float">
            <text:p>0.3628902</text:p>
          </table:table-cell>
          <table:table-cell office:value-type="float" office:value="0.3688593" calcext:value-type="float">
            <text:p>0.3688593</text:p>
          </table:table-cell>
          <table:table-cell office:value-type="float" office:value="0.3711753" calcext:value-type="float">
            <text:p>0.3711753</text:p>
          </table:table-cell>
          <table:table-cell office:value-type="float" office:value="0.3159361" calcext:value-type="float">
            <text:p>0.3159361</text:p>
          </table:table-cell>
          <table:table-cell office:value-type="float" office:value="0.3061073" calcext:value-type="float">
            <text:p>0.3061073</text:p>
          </table:table-cell>
          <table:table-cell office:value-type="float" office:value="0.3739381" calcext:value-type="float">
            <text:p>0.3739381</text:p>
          </table:table-cell>
          <table:table-cell office:value-type="float" office:value="0.3672693" calcext:value-type="float">
            <text:p>0.3672693</text:p>
          </table:table-cell>
          <table:table-cell office:value-type="float" office:value="0.3755234" calcext:value-type="float">
            <text:p>0.3755234</text:p>
          </table:table-cell>
          <table:table-cell office:value-type="float" office:value="0.3918737" calcext:value-type="float">
            <text:p>0.3918737</text:p>
          </table:table-cell>
          <table:table-cell office:value-type="float" office:value="0.4035592" calcext:value-type="float">
            <text:p>0.4035592</text:p>
          </table:table-cell>
          <table:table-cell office:value-type="float" office:value="0.4623751" calcext:value-type="float">
            <text:p>0.4623751</text:p>
          </table:table-cell>
          <table:table-cell office:value-type="float" office:value="0" calcext:value-type="float">
            <text:p>0</text:p>
          </table:table-cell>
          <table:table-cell office:value-type="float" office:value="1.976903E-015" calcext:value-type="float">
            <text:p>1.976903E-15</text:p>
          </table:table-cell>
          <table:table-cell office:value-type="float" office:value="9.677715E-016" calcext:value-type="float">
            <text:p>9.677715E-16</text:p>
          </table:table-cell>
          <table:table-cell office:value-type="float" office:value="1.973617E-015" calcext:value-type="float">
            <text:p>1.973617E-15</text:p>
          </table:table-cell>
          <table:table-cell office:value-type="float" office:value="1.954596E-015" calcext:value-type="float">
            <text:p>1.954596E-15</text:p>
          </table:table-cell>
          <table:table-cell office:value-type="float" office:value="9.664443E-016" calcext:value-type="float">
            <text:p>9.664443E-16</text:p>
          </table:table-cell>
          <table:table-cell office:value-type="float" office:value="9.835E-016" calcext:value-type="float">
            <text:p>9.835E-16</text:p>
          </table:table-cell>
          <table:table-cell office:value-type="float" office:value="1.942355E-015" calcext:value-type="float">
            <text:p>1.942355E-15</text:p>
          </table:table-cell>
          <table:table-cell office:value-type="float" office:value="2.307482E-025" calcext:value-type="float">
            <text:p>2.307482E-25</text:p>
          </table:table-cell>
          <table:table-cell office:value-type="float" office:value="1.06699E-029" calcext:value-type="float">
            <text:p>1.06699E-29</text:p>
          </table:table-cell>
          <table:table-cell office:value-type="float" office:value="2.369045E-034" calcext:value-type="float">
            <text:p>2.369045E-34</text:p>
          </table:table-cell>
          <table:table-cell office:value-type="float" office:value="3.832747E-039" calcext:value-type="float">
            <text:p>3.832747E-39</text:p>
          </table:table-cell>
          <table:table-cell office:value-type="float" office:value="2.522337E-044" calcext:value-type="float">
            <text:p>2.522337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303208" calcext:value-type="float">
            <text:p>-0.01303208</text:p>
          </table:table-cell>
          <table:table-cell office:value-type="float" office:value="-0.0123152" calcext:value-type="float">
            <text:p>-0.0123152</text:p>
          </table:table-cell>
          <table:table-cell office:value-type="float" office:value="-0.01099027" calcext:value-type="float">
            <text:p>-0.01099027</text:p>
          </table:table-cell>
          <table:table-cell office:value-type="float" office:value="-0.00996659" calcext:value-type="float">
            <text:p>-0.00996659</text:p>
          </table:table-cell>
          <table:table-cell office:value-type="float" office:value="-0.009591461" calcext:value-type="float">
            <text:p>-0.009591461</text:p>
          </table:table-cell>
          <table:table-cell office:value-type="float" office:value="-0.009604487" calcext:value-type="float">
            <text:p>-0.009604487</text:p>
          </table:table-cell>
          <table:table-cell office:value-type="float" office:value="-0.0106104" calcext:value-type="float">
            <text:p>-0.0106104</text:p>
          </table:table-cell>
          <table:table-cell office:value-type="float" office:value="-0.01212688" calcext:value-type="float">
            <text:p>-0.01212688</text:p>
          </table:table-cell>
          <table:table-cell office:value-type="float" office:value="-0.01223828" calcext:value-type="float">
            <text:p>-0.01223828</text:p>
          </table:table-cell>
          <table:table-cell office:value-type="float" office:value="-0.01091011" calcext:value-type="float">
            <text:p>-0.01091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966235" calcext:value-type="float">
            <text:p>-0.1966235</text:p>
          </table:table-cell>
          <table:table-cell office:value-type="float" office:value="-0.0006148906" calcext:value-type="float">
            <text:p>-0.0006148906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2.191946" calcext:value-type="float">
            <text:p>-2.191946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4062003" calcext:value-type="float">
            <text:p>4062003</text:p>
          </table:table-cell>
          <table:table-cell office:value-type="float" office:value="246.2999" calcext:value-type="float">
            <text:p>246.2999</text:p>
          </table:table-cell>
          <table:table-cell office:value-type="float" office:value="110.6639" calcext:value-type="float">
            <text:p>110.6639</text:p>
          </table:table-cell>
          <table:table-cell office:value-type="float" office:value="0" calcext:value-type="float">
            <text:p>0</text:p>
          </table:table-cell>
          <table:table-cell office:value-type="float" office:value="1105.404" calcext:value-type="float">
            <text:p>1105.404</text:p>
          </table:table-cell>
          <table:table-cell office:value-type="float" office:value="95.37683" calcext:value-type="float">
            <text:p>95.37683</text:p>
          </table:table-cell>
          <table:table-cell office:value-type="float" office:value="0" calcext:value-type="float">
            <text:p>0</text:p>
          </table:table-cell>
          <table:table-cell office:value-type="float" office:value="0.1250409" calcext:value-type="float">
            <text:p>0.1250409</text:p>
          </table:table-cell>
          <table:table-cell office:value-type="float" office:value="0.3509208" calcext:value-type="float">
            <text:p>0.3509208</text:p>
          </table:table-cell>
          <table:table-cell office:value-type="float" office:value="0.354438" calcext:value-type="float">
            <text:p>0.354438</text:p>
          </table:table-cell>
          <table:table-cell office:value-type="float" office:value="0.3590439" calcext:value-type="float">
            <text:p>0.3590439</text:p>
          </table:table-cell>
          <table:table-cell office:value-type="float" office:value="0.361912" calcext:value-type="float">
            <text:p>0.361912</text:p>
          </table:table-cell>
          <table:table-cell office:value-type="float" office:value="0.3122319" calcext:value-type="float">
            <text:p>0.3122319</text:p>
          </table:table-cell>
          <table:table-cell office:value-type="float" office:value="0.3061202" calcext:value-type="float">
            <text:p>0.3061202</text:p>
          </table:table-cell>
          <table:table-cell office:value-type="float" office:value="0.3750714" calcext:value-type="float">
            <text:p>0.3750714</text:p>
          </table:table-cell>
          <table:table-cell office:value-type="float" office:value="0.3676367" calcext:value-type="float">
            <text:p>0.3676367</text:p>
          </table:table-cell>
          <table:table-cell office:value-type="float" office:value="0.3756842" calcext:value-type="float">
            <text:p>0.3756842</text:p>
          </table:table-cell>
          <table:table-cell office:value-type="float" office:value="0.3919828" calcext:value-type="float">
            <text:p>0.3919828</text:p>
          </table:table-cell>
          <table:table-cell office:value-type="float" office:value="0.4035772" calcext:value-type="float">
            <text:p>0.4035772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77211E-015" calcext:value-type="float">
            <text:p>1.977211E-15</text:p>
          </table:table-cell>
          <table:table-cell office:value-type="float" office:value="9.677966E-016" calcext:value-type="float">
            <text:p>9.677966E-16</text:p>
          </table:table-cell>
          <table:table-cell office:value-type="float" office:value="1.973565E-015" calcext:value-type="float">
            <text:p>1.973565E-15</text:p>
          </table:table-cell>
          <table:table-cell office:value-type="float" office:value="1.954578E-015" calcext:value-type="float">
            <text:p>1.954578E-15</text:p>
          </table:table-cell>
          <table:table-cell office:value-type="float" office:value="9.664209E-016" calcext:value-type="float">
            <text:p>9.664209E-16</text:p>
          </table:table-cell>
          <table:table-cell office:value-type="float" office:value="9.835E-016" calcext:value-type="float">
            <text:p>9.835E-16</text:p>
          </table:table-cell>
          <table:table-cell office:value-type="float" office:value="1.942355E-015" calcext:value-type="float">
            <text:p>1.942355E-15</text:p>
          </table:table-cell>
          <table:table-cell office:value-type="float" office:value="2.307482E-025" calcext:value-type="float">
            <text:p>2.307482E-25</text:p>
          </table:table-cell>
          <table:table-cell office:value-type="float" office:value="1.06699E-029" calcext:value-type="float">
            <text:p>1.06699E-29</text:p>
          </table:table-cell>
          <table:table-cell office:value-type="float" office:value="2.369046E-034" calcext:value-type="float">
            <text:p>2.369046E-34</text:p>
          </table:table-cell>
          <table:table-cell office:value-type="float" office:value="3.832747E-039" calcext:value-type="float">
            <text:p>3.832747E-39</text:p>
          </table:table-cell>
          <table:table-cell office:value-type="float" office:value="2.522337E-044" calcext:value-type="float">
            <text:p>2.522337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1.05915" calcext:value-type="float">
            <text:p>-31.05915</text:p>
          </table:table-cell>
          <table:table-cell office:value-type="float" office:value="-0.0135313" calcext:value-type="float">
            <text:p>-0.0135313</text:p>
          </table:table-cell>
          <table:table-cell office:value-type="float" office:value="-0.01272266" calcext:value-type="float">
            <text:p>-0.01272266</text:p>
          </table:table-cell>
          <table:table-cell office:value-type="float" office:value="-0.01178132" calcext:value-type="float">
            <text:p>-0.01178132</text:p>
          </table:table-cell>
          <table:table-cell office:value-type="float" office:value="-0.01121637" calcext:value-type="float">
            <text:p>-0.01121637</text:p>
          </table:table-cell>
          <table:table-cell office:value-type="float" office:value="-0.01048916" calcext:value-type="float">
            <text:p>-0.01048916</text:p>
          </table:table-cell>
          <table:table-cell office:value-type="float" office:value="-0.01059422" calcext:value-type="float">
            <text:p>-0.01059422</text:p>
          </table:table-cell>
          <table:table-cell office:value-type="float" office:value="-0.01135368" calcext:value-type="float">
            <text:p>-0.01135368</text:p>
          </table:table-cell>
          <table:table-cell office:value-type="float" office:value="-0.01203708" calcext:value-type="float">
            <text:p>-0.01203708</text:p>
          </table:table-cell>
          <table:table-cell office:value-type="float" office:value="-0.01083056" calcext:value-type="float">
            <text:p>-0.010830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853943" calcext:value-type="float">
            <text:p>-0.1853943</text:p>
          </table:table-cell>
          <table:table-cell office:value-type="float" office:value="-0.0006227786" calcext:value-type="float">
            <text:p>-0.0006227786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2.192886" calcext:value-type="float">
            <text:p>-2.192886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5062003" calcext:value-type="float">
            <text:p>5062003</text:p>
          </table:table-cell>
          <table:table-cell office:value-type="float" office:value="250.5999" calcext:value-type="float">
            <text:p>250.5999</text:p>
          </table:table-cell>
          <table:table-cell office:value-type="float" office:value="112.4216" calcext:value-type="float">
            <text:p>112.4216</text:p>
          </table:table-cell>
          <table:table-cell office:value-type="float" office:value="0" calcext:value-type="float">
            <text:p>0</text:p>
          </table:table-cell>
          <table:table-cell office:value-type="float" office:value="1107.833" calcext:value-type="float">
            <text:p>1107.833</text:p>
          </table:table-cell>
          <table:table-cell office:value-type="float" office:value="95.49069" calcext:value-type="float">
            <text:p>95.49069</text:p>
          </table:table-cell>
          <table:table-cell office:value-type="float" office:value="0" calcext:value-type="float">
            <text:p>0</text:p>
          </table:table-cell>
          <table:table-cell office:value-type="float" office:value="0.3559985" calcext:value-type="float">
            <text:p>0.3559985</text:p>
          </table:table-cell>
          <table:table-cell office:value-type="float" office:value="0.3573949" calcext:value-type="float">
            <text:p>0.3573949</text:p>
          </table:table-cell>
          <table:table-cell office:value-type="float" office:value="0.3560486" calcext:value-type="float">
            <text:p>0.3560486</text:p>
          </table:table-cell>
          <table:table-cell office:value-type="float" office:value="0.357369" calcext:value-type="float">
            <text:p>0.357369</text:p>
          </table:table-cell>
          <table:table-cell office:value-type="float" office:value="0.35908" calcext:value-type="float">
            <text:p>0.35908</text:p>
          </table:table-cell>
          <table:table-cell office:value-type="float" office:value="0.309422" calcext:value-type="float">
            <text:p>0.309422</text:p>
          </table:table-cell>
          <table:table-cell office:value-type="float" office:value="0.3047149" calcext:value-type="float">
            <text:p>0.3047149</text:p>
          </table:table-cell>
          <table:table-cell office:value-type="float" office:value="0.3754668" calcext:value-type="float">
            <text:p>0.3754668</text:p>
          </table:table-cell>
          <table:table-cell office:value-type="float" office:value="0.3680453" calcext:value-type="float">
            <text:p>0.3680453</text:p>
          </table:table-cell>
          <table:table-cell office:value-type="float" office:value="0.3758556" calcext:value-type="float">
            <text:p>0.3758556</text:p>
          </table:table-cell>
          <table:table-cell office:value-type="float" office:value="0.3920884" calcext:value-type="float">
            <text:p>0.3920884</text:p>
          </table:table-cell>
          <table:table-cell office:value-type="float" office:value="0.4035951" calcext:value-type="float">
            <text:p>0.4035951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77561E-015" calcext:value-type="float">
            <text:p>1.977561E-15</text:p>
          </table:table-cell>
          <table:table-cell office:value-type="float" office:value="9.678247E-016" calcext:value-type="float">
            <text:p>9.678247E-16</text:p>
          </table:table-cell>
          <table:table-cell office:value-type="float" office:value="1.973505E-015" calcext:value-type="float">
            <text:p>1.973505E-15</text:p>
          </table:table-cell>
          <table:table-cell office:value-type="float" office:value="1.954552E-015" calcext:value-type="float">
            <text:p>1.954552E-15</text:p>
          </table:table-cell>
          <table:table-cell office:value-type="float" office:value="9.664064E-016" calcext:value-type="float">
            <text:p>9.664064E-16</text:p>
          </table:table-cell>
          <table:table-cell office:value-type="float" office:value="9.835E-016" calcext:value-type="float">
            <text:p>9.835E-16</text:p>
          </table:table-cell>
          <table:table-cell office:value-type="float" office:value="1.942355E-015" calcext:value-type="float">
            <text:p>1.942355E-15</text:p>
          </table:table-cell>
          <table:table-cell office:value-type="float" office:value="2.307482E-025" calcext:value-type="float">
            <text:p>2.307482E-25</text:p>
          </table:table-cell>
          <table:table-cell office:value-type="float" office:value="1.06699E-029" calcext:value-type="float">
            <text:p>1.06699E-29</text:p>
          </table:table-cell>
          <table:table-cell office:value-type="float" office:value="2.369045E-034" calcext:value-type="float">
            <text:p>2.369045E-34</text:p>
          </table:table-cell>
          <table:table-cell office:value-type="float" office:value="3.832747E-039" calcext:value-type="float">
            <text:p>3.832747E-39</text:p>
          </table:table-cell>
          <table:table-cell office:value-type="float" office:value="2.522337E-044" calcext:value-type="float">
            <text:p>2.522337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229175" calcext:value-type="float">
            <text:p>-0.01229175</text:p>
          </table:table-cell>
          <table:table-cell office:value-type="float" office:value="-0.01203052" calcext:value-type="float">
            <text:p>-0.01203052</text:p>
          </table:table-cell>
          <table:table-cell office:value-type="float" office:value="-0.01239361" calcext:value-type="float">
            <text:p>-0.01239361</text:p>
          </table:table-cell>
          <table:table-cell office:value-type="float" office:value="-0.01214029" calcext:value-type="float">
            <text:p>-0.01214029</text:p>
          </table:table-cell>
          <table:table-cell office:value-type="float" office:value="-0.01178199" calcext:value-type="float">
            <text:p>-0.01178199</text:p>
          </table:table-cell>
          <table:table-cell office:value-type="float" office:value="-0.01123054" calcext:value-type="float">
            <text:p>-0.01123054</text:p>
          </table:table-cell>
          <table:table-cell office:value-type="float" office:value="-0.01100968" calcext:value-type="float">
            <text:p>-0.01100968</text:p>
          </table:table-cell>
          <table:table-cell office:value-type="float" office:value="-0.01109422" calcext:value-type="float">
            <text:p>-0.01109422</text:p>
          </table:table-cell>
          <table:table-cell office:value-type="float" office:value="-0.01181668" calcext:value-type="float">
            <text:p>-0.01181668</text:p>
          </table:table-cell>
          <table:table-cell office:value-type="float" office:value="-0.01074635" calcext:value-type="float">
            <text:p>-0.010746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725485" calcext:value-type="float">
            <text:p>-0.1725485</text:p>
          </table:table-cell>
          <table:table-cell office:value-type="float" office:value="-0.0006318949" calcext:value-type="float">
            <text:p>-0.0006318949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2.193619" calcext:value-type="float">
            <text:p>-2.193619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6062003" calcext:value-type="float">
            <text:p>6062003</text:p>
          </table:table-cell>
          <table:table-cell office:value-type="float" office:value="250.5999" calcext:value-type="float">
            <text:p>250.5999</text:p>
          </table:table-cell>
          <table:table-cell office:value-type="float" office:value="115.7324" calcext:value-type="float">
            <text:p>115.7324</text:p>
          </table:table-cell>
          <table:table-cell office:value-type="float" office:value="0" calcext:value-type="float">
            <text:p>0</text:p>
          </table:table-cell>
          <table:table-cell office:value-type="float" office:value="1104.454" calcext:value-type="float">
            <text:p>1104.454</text:p>
          </table:table-cell>
          <table:table-cell office:value-type="float" office:value="95.55901" calcext:value-type="float">
            <text:p>95.55901</text:p>
          </table:table-cell>
          <table:table-cell office:value-type="float" office:value="0" calcext:value-type="float">
            <text:p>0</text:p>
          </table:table-cell>
          <table:table-cell office:value-type="float" office:value="0.1173588" calcext:value-type="float">
            <text:p>0.1173588</text:p>
          </table:table-cell>
          <table:table-cell office:value-type="float" office:value="0.3473799" calcext:value-type="float">
            <text:p>0.3473799</text:p>
          </table:table-cell>
          <table:table-cell office:value-type="float" office:value="0.3503099" calcext:value-type="float">
            <text:p>0.3503099</text:p>
          </table:table-cell>
          <table:table-cell office:value-type="float" office:value="0.3539917" calcext:value-type="float">
            <text:p>0.3539917</text:p>
          </table:table-cell>
          <table:table-cell office:value-type="float" office:value="0.3563462" calcext:value-type="float">
            <text:p>0.3563462</text:p>
          </table:table-cell>
          <table:table-cell office:value-type="float" office:value="0.3079751" calcext:value-type="float">
            <text:p>0.3079751</text:p>
          </table:table-cell>
          <table:table-cell office:value-type="float" office:value="0.3035916" calcext:value-type="float">
            <text:p>0.3035916</text:p>
          </table:table-cell>
          <table:table-cell office:value-type="float" office:value="0.3754501" calcext:value-type="float">
            <text:p>0.3754501</text:p>
          </table:table-cell>
          <table:table-cell office:value-type="float" office:value="0.3684089" calcext:value-type="float">
            <text:p>0.3684089</text:p>
          </table:table-cell>
          <table:table-cell office:value-type="float" office:value="0.376035" calcext:value-type="float">
            <text:p>0.376035</text:p>
          </table:table-cell>
          <table:table-cell office:value-type="float" office:value="0.3921931" calcext:value-type="float">
            <text:p>0.3921931</text:p>
          </table:table-cell>
          <table:table-cell office:value-type="float" office:value="0.4036129" calcext:value-type="float">
            <text:p>0.4036129</text:p>
          </table:table-cell>
          <table:table-cell office:value-type="float" office:value="0.4623751" calcext:value-type="float">
            <text:p>0.4623751</text:p>
          </table:table-cell>
          <table:table-cell office:value-type="float" office:value="0" calcext:value-type="float">
            <text:p>0</text:p>
          </table:table-cell>
          <table:table-cell office:value-type="float" office:value="1.977942E-015" calcext:value-type="float">
            <text:p>1.977942E-15</text:p>
          </table:table-cell>
          <table:table-cell office:value-type="float" office:value="9.678526E-016" calcext:value-type="float">
            <text:p>9.678526E-16</text:p>
          </table:table-cell>
          <table:table-cell office:value-type="float" office:value="1.973443E-015" calcext:value-type="float">
            <text:p>1.973443E-15</text:p>
          </table:table-cell>
          <table:table-cell office:value-type="float" office:value="1.954525E-015" calcext:value-type="float">
            <text:p>1.954525E-15</text:p>
          </table:table-cell>
          <table:table-cell office:value-type="float" office:value="9.663895E-016" calcext:value-type="float">
            <text:p>9.663895E-16</text:p>
          </table:table-cell>
          <table:table-cell office:value-type="float" office:value="9.835E-016" calcext:value-type="float">
            <text:p>9.835E-16</text:p>
          </table:table-cell>
          <table:table-cell office:value-type="float" office:value="1.942355E-015" calcext:value-type="float">
            <text:p>1.942355E-15</text:p>
          </table:table-cell>
          <table:table-cell office:value-type="float" office:value="2.307482E-025" calcext:value-type="float">
            <text:p>2.307482E-25</text:p>
          </table:table-cell>
          <table:table-cell office:value-type="float" office:value="1.06699E-029" calcext:value-type="float">
            <text:p>1.06699E-29</text:p>
          </table:table-cell>
          <table:table-cell office:value-type="float" office:value="2.369045E-034" calcext:value-type="float">
            <text:p>2.369045E-34</text:p>
          </table:table-cell>
          <table:table-cell office:value-type="float" office:value="3.832747E-039" calcext:value-type="float">
            <text:p>3.832747E-39</text:p>
          </table:table-cell>
          <table:table-cell office:value-type="float" office:value="2.522337E-044" calcext:value-type="float">
            <text:p>2.522337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1.11611" calcext:value-type="float">
            <text:p>-51.11611</text:p>
          </table:table-cell>
          <table:table-cell office:value-type="float" office:value="-0.01439599" calcext:value-type="float">
            <text:p>-0.01439599</text:p>
          </table:table-cell>
          <table:table-cell office:value-type="float" office:value="-0.01367144" calcext:value-type="float">
            <text:p>-0.01367144</text:p>
          </table:table-cell>
          <table:table-cell office:value-type="float" office:value="-0.01285466" calcext:value-type="float">
            <text:p>-0.01285466</text:p>
          </table:table-cell>
          <table:table-cell office:value-type="float" office:value="-0.01234053" calcext:value-type="float">
            <text:p>-0.01234053</text:p>
          </table:table-cell>
          <table:table-cell office:value-type="float" office:value="-0.01163088" calcext:value-type="float">
            <text:p>-0.01163088</text:p>
          </table:table-cell>
          <table:table-cell office:value-type="float" office:value="-0.01135754" calcext:value-type="float">
            <text:p>-0.01135754</text:p>
          </table:table-cell>
          <table:table-cell office:value-type="float" office:value="-0.01110312" calcext:value-type="float">
            <text:p>-0.01110312</text:p>
          </table:table-cell>
          <table:table-cell office:value-type="float" office:value="-0.01162389" calcext:value-type="float">
            <text:p>-0.01162389</text:p>
          </table:table-cell>
          <table:table-cell office:value-type="float" office:value="-0.010659" calcext:value-type="float">
            <text:p>-0.0106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592106" calcext:value-type="float">
            <text:p>-0.1592106</text:p>
          </table:table-cell>
          <table:table-cell office:value-type="float" office:value="-0.0006419382" calcext:value-type="float">
            <text:p>-0.0006419382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2.194184" calcext:value-type="float">
            <text:p>-2.194184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7062003" calcext:value-type="float">
            <text:p>7062003</text:p>
          </table:table-cell>
          <table:table-cell office:value-type="float" office:value="266.2999" calcext:value-type="float">
            <text:p>266.2999</text:p>
          </table:table-cell>
          <table:table-cell office:value-type="float" office:value="116.8394" calcext:value-type="float">
            <text:p>116.8394</text:p>
          </table:table-cell>
          <table:table-cell office:value-type="float" office:value="0" calcext:value-type="float">
            <text:p>0</text:p>
          </table:table-cell>
          <table:table-cell office:value-type="float" office:value="1118.589" calcext:value-type="float">
            <text:p>1118.589</text:p>
          </table:table-cell>
          <table:table-cell office:value-type="float" office:value="96.01776" calcext:value-type="float">
            <text:p>96.01776</text:p>
          </table:table-cell>
          <table:table-cell office:value-type="float" office:value="0" calcext:value-type="float">
            <text:p>0</text:p>
          </table:table-cell>
          <table:table-cell office:value-type="float" office:value="0.4011565" calcext:value-type="float">
            <text:p>0.4011565</text:p>
          </table:table-cell>
          <table:table-cell office:value-type="float" office:value="0.4038164" calcext:value-type="float">
            <text:p>0.4038164</text:p>
          </table:table-cell>
          <table:table-cell office:value-type="float" office:value="0.407408" calcext:value-type="float">
            <text:p>0.407408</text:p>
          </table:table-cell>
          <table:table-cell office:value-type="float" office:value="0.409796" calcext:value-type="float">
            <text:p>0.409796</text:p>
          </table:table-cell>
          <table:table-cell office:value-type="float" office:value="0.4102767" calcext:value-type="float">
            <text:p>0.4102767</text:p>
          </table:table-cell>
          <table:table-cell office:value-type="float" office:value="0.3216838" calcext:value-type="float">
            <text:p>0.3216838</text:p>
          </table:table-cell>
          <table:table-cell office:value-type="float" office:value="0.30814" calcext:value-type="float">
            <text:p>0.30814</text:p>
          </table:table-cell>
          <table:table-cell office:value-type="float" office:value="0.3758664" calcext:value-type="float">
            <text:p>0.3758664</text:p>
          </table:table-cell>
          <table:table-cell office:value-type="float" office:value="0.3687295" calcext:value-type="float">
            <text:p>0.3687295</text:p>
          </table:table-cell>
          <table:table-cell office:value-type="float" office:value="0.3762175" calcext:value-type="float">
            <text:p>0.3762175</text:p>
          </table:table-cell>
          <table:table-cell office:value-type="float" office:value="0.3922962" calcext:value-type="float">
            <text:p>0.3922962</text:p>
          </table:table-cell>
          <table:table-cell office:value-type="float" office:value="0.403609" calcext:value-type="float">
            <text:p>0.403609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78229E-015" calcext:value-type="float">
            <text:p>1.978229E-15</text:p>
          </table:table-cell>
          <table:table-cell office:value-type="float" office:value="9.678798E-016" calcext:value-type="float">
            <text:p>9.678798E-16</text:p>
          </table:table-cell>
          <table:table-cell office:value-type="float" office:value="1.973393E-015" calcext:value-type="float">
            <text:p>1.973393E-15</text:p>
          </table:table-cell>
          <table:table-cell office:value-type="float" office:value="1.954504E-015" calcext:value-type="float">
            <text:p>1.954504E-15</text:p>
          </table:table-cell>
          <table:table-cell office:value-type="float" office:value="9.663724E-016" calcext:value-type="float">
            <text:p>9.663724E-16</text:p>
          </table:table-cell>
          <table:table-cell office:value-type="float" office:value="9.835001E-016" calcext:value-type="float">
            <text:p>9.835001E-16</text:p>
          </table:table-cell>
          <table:table-cell office:value-type="float" office:value="1.942355E-015" calcext:value-type="float">
            <text:p>1.942355E-15</text:p>
          </table:table-cell>
          <table:table-cell office:value-type="float" office:value="2.307482E-025" calcext:value-type="float">
            <text:p>2.307482E-25</text:p>
          </table:table-cell>
          <table:table-cell office:value-type="float" office:value="1.06699E-029" calcext:value-type="float">
            <text:p>1.06699E-29</text:p>
          </table:table-cell>
          <table:table-cell office:value-type="float" office:value="2.369046E-034" calcext:value-type="float">
            <text:p>2.369046E-34</text:p>
          </table:table-cell>
          <table:table-cell office:value-type="float" office:value="3.832747E-039" calcext:value-type="float">
            <text:p>3.832747E-39</text:p>
          </table:table-cell>
          <table:table-cell office:value-type="float" office:value="2.382207E-044" calcext:value-type="float">
            <text:p>2.382207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5926912" calcext:value-type="float">
            <text:p>-0.005926912</text:p>
          </table:table-cell>
          <table:table-cell office:value-type="float" office:value="-0.005667052" calcext:value-type="float">
            <text:p>-0.005667052</text:p>
          </table:table-cell>
          <table:table-cell office:value-type="float" office:value="-0.005376152" calcext:value-type="float">
            <text:p>-0.005376152</text:p>
          </table:table-cell>
          <table:table-cell office:value-type="float" office:value="-0.005220016" calcext:value-type="float">
            <text:p>-0.005220016</text:p>
          </table:table-cell>
          <table:table-cell office:value-type="float" office:value="-0.005191401" calcext:value-type="float">
            <text:p>-0.005191401</text:p>
          </table:table-cell>
          <table:table-cell office:value-type="float" office:value="-0.008457415" calcext:value-type="float">
            <text:p>-0.008457415</text:p>
          </table:table-cell>
          <table:table-cell office:value-type="float" office:value="-0.01005962" calcext:value-type="float">
            <text:p>-0.01005962</text:p>
          </table:table-cell>
          <table:table-cell office:value-type="float" office:value="-0.01084611" calcext:value-type="float">
            <text:p>-0.01084611</text:p>
          </table:table-cell>
          <table:table-cell office:value-type="float" office:value="-0.01145697" calcext:value-type="float">
            <text:p>-0.01145697</text:p>
          </table:table-cell>
          <table:table-cell office:value-type="float" office:value="-0.01057093" calcext:value-type="float">
            <text:p>-0.010570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6029196" calcext:value-type="float">
            <text:p>-0.006029196</text:p>
          </table:table-cell>
          <table:table-cell office:value-type="float" office:value="-0.0006493384" calcext:value-type="float">
            <text:p>-0.0006493384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2.198985" calcext:value-type="float">
            <text:p>-2.198985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8062003" calcext:value-type="float">
            <text:p>8062003</text:p>
          </table:table-cell>
          <table:table-cell office:value-type="float" office:value="266.2999" calcext:value-type="float">
            <text:p>266.2999</text:p>
          </table:table-cell>
          <table:table-cell office:value-type="float" office:value="120.3326" calcext:value-type="float">
            <text:p>120.3326</text:p>
          </table:table-cell>
          <table:table-cell office:value-type="float" office:value="0" calcext:value-type="float">
            <text:p>0</text:p>
          </table:table-cell>
          <table:table-cell office:value-type="float" office:value="1115.058" calcext:value-type="float">
            <text:p>1115.058</text:p>
          </table:table-cell>
          <table:table-cell office:value-type="float" office:value="96.05532" calcext:value-type="float">
            <text:p>96.05532</text:p>
          </table:table-cell>
          <table:table-cell office:value-type="float" office:value="0" calcext:value-type="float">
            <text:p>0</text:p>
          </table:table-cell>
          <table:table-cell office:value-type="float" office:value="0.3635873" calcext:value-type="float">
            <text:p>0.3635873</text:p>
          </table:table-cell>
          <table:table-cell office:value-type="float" office:value="0.3670601" calcext:value-type="float">
            <text:p>0.3670601</text:p>
          </table:table-cell>
          <table:table-cell office:value-type="float" office:value="0.3741996" calcext:value-type="float">
            <text:p>0.3741996</text:p>
          </table:table-cell>
          <table:table-cell office:value-type="float" office:value="0.3814334" calcext:value-type="float">
            <text:p>0.3814334</text:p>
          </table:table-cell>
          <table:table-cell office:value-type="float" office:value="0.385058" calcext:value-type="float">
            <text:p>0.385058</text:p>
          </table:table-cell>
          <table:table-cell office:value-type="float" office:value="0.3280743" calcext:value-type="float">
            <text:p>0.3280743</text:p>
          </table:table-cell>
          <table:table-cell office:value-type="float" office:value="0.3184429" calcext:value-type="float">
            <text:p>0.3184429</text:p>
          </table:table-cell>
          <table:table-cell office:value-type="float" office:value="0.3780319" calcext:value-type="float">
            <text:p>0.3780319</text:p>
          </table:table-cell>
          <table:table-cell office:value-type="float" office:value="0.369188" calcext:value-type="float">
            <text:p>0.369188</text:p>
          </table:table-cell>
          <table:table-cell office:value-type="float" office:value="0.3764028" calcext:value-type="float">
            <text:p>0.3764028</text:p>
          </table:table-cell>
          <table:table-cell office:value-type="float" office:value="0.3923958" calcext:value-type="float">
            <text:p>0.3923958</text:p>
          </table:table-cell>
          <table:table-cell office:value-type="float" office:value="0.403607" calcext:value-type="float">
            <text:p>0.403607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78529E-015" calcext:value-type="float">
            <text:p>1.978529E-15</text:p>
          </table:table-cell>
          <table:table-cell office:value-type="float" office:value="9.679035E-016" calcext:value-type="float">
            <text:p>9.679035E-16</text:p>
          </table:table-cell>
          <table:table-cell office:value-type="float" office:value="1.973339E-015" calcext:value-type="float">
            <text:p>1.973339E-15</text:p>
          </table:table-cell>
          <table:table-cell office:value-type="float" office:value="1.954489E-015" calcext:value-type="float">
            <text:p>1.954489E-15</text:p>
          </table:table-cell>
          <table:table-cell office:value-type="float" office:value="9.663525E-016" calcext:value-type="float">
            <text:p>9.663525E-16</text:p>
          </table:table-cell>
          <table:table-cell office:value-type="float" office:value="9.835E-016" calcext:value-type="float">
            <text:p>9.835E-16</text:p>
          </table:table-cell>
          <table:table-cell office:value-type="float" office:value="1.942355E-015" calcext:value-type="float">
            <text:p>1.942355E-15</text:p>
          </table:table-cell>
          <table:table-cell office:value-type="float" office:value="2.307482E-025" calcext:value-type="float">
            <text:p>2.307482E-25</text:p>
          </table:table-cell>
          <table:table-cell office:value-type="float" office:value="1.06699E-029" calcext:value-type="float">
            <text:p>1.06699E-29</text:p>
          </table:table-cell>
          <table:table-cell office:value-type="float" office:value="2.369046E-034" calcext:value-type="float">
            <text:p>2.369046E-34</text:p>
          </table:table-cell>
          <table:table-cell office:value-type="float" office:value="3.832747E-039" calcext:value-type="float">
            <text:p>3.832747E-39</text:p>
          </table:table-cell>
          <table:table-cell office:value-type="float" office:value="2.382207E-044" calcext:value-type="float">
            <text:p>2.382207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094746" calcext:value-type="float">
            <text:p>-0.01094746</text:p>
          </table:table-cell>
          <table:table-cell office:value-type="float" office:value="-0.01027664" calcext:value-type="float">
            <text:p>-0.01027664</text:p>
          </table:table-cell>
          <table:table-cell office:value-type="float" office:value="-0.009100289" calcext:value-type="float">
            <text:p>-0.009100289</text:p>
          </table:table-cell>
          <table:table-cell office:value-type="float" office:value="-0.008112199" calcext:value-type="float">
            <text:p>-0.008112199</text:p>
          </table:table-cell>
          <table:table-cell office:value-type="float" office:value="-0.007655933" calcext:value-type="float">
            <text:p>-0.007655933</text:p>
          </table:table-cell>
          <table:table-cell office:value-type="float" office:value="-0.007235259" calcext:value-type="float">
            <text:p>-0.007235259</text:p>
          </table:table-cell>
          <table:table-cell office:value-type="float" office:value="-0.007611749" calcext:value-type="float">
            <text:p>-0.007611749</text:p>
          </table:table-cell>
          <table:table-cell office:value-type="float" office:value="-0.009591854" calcext:value-type="float">
            <text:p>-0.009591854</text:p>
          </table:table-cell>
          <table:table-cell office:value-type="float" office:value="-0.01122439" calcext:value-type="float">
            <text:p>-0.01122439</text:p>
          </table:table-cell>
          <table:table-cell office:value-type="float" office:value="-0.01048236" calcext:value-type="float">
            <text:p>-0.010482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097701" calcext:value-type="float">
            <text:p>-0.01097701</text:p>
          </table:table-cell>
          <table:table-cell office:value-type="float" office:value="-0.0006591794" calcext:value-type="float">
            <text:p>-0.0006591794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2.198577" calcext:value-type="float">
            <text:p>-2.198577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9062003" calcext:value-type="float">
            <text:p>9062003</text:p>
          </table:table-cell>
          <table:table-cell office:value-type="float" office:value="272" calcext:value-type="float">
            <text:p>272</text:p>
          </table:table-cell>
          <table:table-cell office:value-type="float" office:value="124.6355" calcext:value-type="float">
            <text:p>124.6355</text:p>
          </table:table-cell>
          <table:table-cell office:value-type="float" office:value="0" calcext:value-type="float">
            <text:p>0</text:p>
          </table:table-cell>
          <table:table-cell office:value-type="float" office:value="1116.359" calcext:value-type="float">
            <text:p>1116.359</text:p>
          </table:table-cell>
          <table:table-cell office:value-type="float" office:value="96.15121" calcext:value-type="float">
            <text:p>96.15121</text:p>
          </table:table-cell>
          <table:table-cell office:value-type="float" office:value="0" calcext:value-type="float">
            <text:p>0</text:p>
          </table:table-cell>
          <table:table-cell office:value-type="float" office:value="0.3952627" calcext:value-type="float">
            <text:p>0.3952627</text:p>
          </table:table-cell>
          <table:table-cell office:value-type="float" office:value="0.3957224" calcext:value-type="float">
            <text:p>0.3957224</text:p>
          </table:table-cell>
          <table:table-cell office:value-type="float" office:value="0.3818907" calcext:value-type="float">
            <text:p>0.3818907</text:p>
          </table:table-cell>
          <table:table-cell office:value-type="float" office:value="0.3752622" calcext:value-type="float">
            <text:p>0.3752622</text:p>
          </table:table-cell>
          <table:table-cell office:value-type="float" office:value="0.3761284" calcext:value-type="float">
            <text:p>0.3761284</text:p>
          </table:table-cell>
          <table:table-cell office:value-type="float" office:value="0.3221222" calcext:value-type="float">
            <text:p>0.3221222</text:p>
          </table:table-cell>
          <table:table-cell office:value-type="float" office:value="0.3158306" calcext:value-type="float">
            <text:p>0.3158306</text:p>
          </table:table-cell>
          <table:table-cell office:value-type="float" office:value="0.3794958" calcext:value-type="float">
            <text:p>0.3794958</text:p>
          </table:table-cell>
          <table:table-cell office:value-type="float" office:value="0.3700897" calcext:value-type="float">
            <text:p>0.3700897</text:p>
          </table:table-cell>
          <table:table-cell office:value-type="float" office:value="0.3766589" calcext:value-type="float">
            <text:p>0.3766589</text:p>
          </table:table-cell>
          <table:table-cell office:value-type="float" office:value="0.3924977" calcext:value-type="float">
            <text:p>0.3924977</text:p>
          </table:table-cell>
          <table:table-cell office:value-type="float" office:value="0.4036184" calcext:value-type="float">
            <text:p>0.4036184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78907E-015" calcext:value-type="float">
            <text:p>1.978907E-15</text:p>
          </table:table-cell>
          <table:table-cell office:value-type="float" office:value="9.679269E-016" calcext:value-type="float">
            <text:p>9.679269E-16</text:p>
          </table:table-cell>
          <table:table-cell office:value-type="float" office:value="1.973275E-015" calcext:value-type="float">
            <text:p>1.973275E-15</text:p>
          </table:table-cell>
          <table:table-cell office:value-type="float" office:value="1.954468E-015" calcext:value-type="float">
            <text:p>1.954468E-15</text:p>
          </table:table-cell>
          <table:table-cell office:value-type="float" office:value="9.663344E-016" calcext:value-type="float">
            <text:p>9.663344E-16</text:p>
          </table:table-cell>
          <table:table-cell office:value-type="float" office:value="9.835E-016" calcext:value-type="float">
            <text:p>9.835E-16</text:p>
          </table:table-cell>
          <table:table-cell office:value-type="float" office:value="1.942355E-015" calcext:value-type="float">
            <text:p>1.942355E-15</text:p>
          </table:table-cell>
          <table:table-cell office:value-type="float" office:value="2.307482E-025" calcext:value-type="float">
            <text:p>2.307482E-25</text:p>
          </table:table-cell>
          <table:table-cell office:value-type="float" office:value="1.06699E-029" calcext:value-type="float">
            <text:p>1.06699E-29</text:p>
          </table:table-cell>
          <table:table-cell office:value-type="float" office:value="2.369045E-034" calcext:value-type="float">
            <text:p>2.369045E-34</text:p>
          </table:table-cell>
          <table:table-cell office:value-type="float" office:value="3.832747E-039" calcext:value-type="float">
            <text:p>3.832747E-39</text:p>
          </table:table-cell>
          <table:table-cell office:value-type="float" office:value="2.522337E-044" calcext:value-type="float">
            <text:p>2.522337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6308704" calcext:value-type="float">
            <text:p>-0.006308704</text:p>
          </table:table-cell>
          <table:table-cell office:value-type="float" office:value="-0.006276015" calcext:value-type="float">
            <text:p>-0.006276015</text:p>
          </table:table-cell>
          <table:table-cell office:value-type="float" office:value="-0.008166472" calcext:value-type="float">
            <text:p>-0.008166472</text:p>
          </table:table-cell>
          <table:table-cell office:value-type="float" office:value="-0.009070921" calcext:value-type="float">
            <text:p>-0.009070921</text:p>
          </table:table-cell>
          <table:table-cell office:value-type="float" office:value="-0.008891881" calcext:value-type="float">
            <text:p>-0.008891881</text:p>
          </table:table-cell>
          <table:table-cell office:value-type="float" office:value="-0.008305497" calcext:value-type="float">
            <text:p>-0.008305497</text:p>
          </table:table-cell>
          <table:table-cell office:value-type="float" office:value="-0.008149838" calcext:value-type="float">
            <text:p>-0.008149838</text:p>
          </table:table-cell>
          <table:table-cell office:value-type="float" office:value="-0.008810039" calcext:value-type="float">
            <text:p>-0.008810039</text:p>
          </table:table-cell>
          <table:table-cell office:value-type="float" office:value="-0.01077974" calcext:value-type="float">
            <text:p>-0.01077974</text:p>
          </table:table-cell>
          <table:table-cell office:value-type="float" office:value="-0.0103615" calcext:value-type="float">
            <text:p>-0.01036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96776" calcext:value-type="float">
            <text:p>-0.096776</text:p>
          </table:table-cell>
          <table:table-cell office:value-type="float" office:value="-0.0006704776" calcext:value-type="float">
            <text:p>-0.0006704776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2.198231" calcext:value-type="float">
            <text:p>-2.198231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0062003" calcext:value-type="float">
            <text:p>10062003</text:p>
          </table:table-cell>
          <table:table-cell office:value-type="float" office:value="272.1001" calcext:value-type="float">
            <text:p>272.1001</text:p>
          </table:table-cell>
          <table:table-cell office:value-type="float" office:value="128.7668" calcext:value-type="float">
            <text:p>128.7668</text:p>
          </table:table-cell>
          <table:table-cell office:value-type="float" office:value="0" calcext:value-type="float">
            <text:p>0</text:p>
          </table:table-cell>
          <table:table-cell office:value-type="float" office:value="1112.286" calcext:value-type="float">
            <text:p>1112.286</text:p>
          </table:table-cell>
          <table:table-cell office:value-type="float" office:value="96.19325" calcext:value-type="float">
            <text:p>96.19325</text:p>
          </table:table-cell>
          <table:table-cell office:value-type="float" office:value="0" calcext:value-type="float">
            <text:p>0</text:p>
          </table:table-cell>
          <table:table-cell office:value-type="float" office:value="0.1214049" calcext:value-type="float">
            <text:p>0.1214049</text:p>
          </table:table-cell>
          <table:table-cell office:value-type="float" office:value="0.3671996" calcext:value-type="float">
            <text:p>0.3671996</text:p>
          </table:table-cell>
          <table:table-cell office:value-type="float" office:value="0.3702878" calcext:value-type="float">
            <text:p>0.3702878</text:p>
          </table:table-cell>
          <table:table-cell office:value-type="float" office:value="0.3740304" calcext:value-type="float">
            <text:p>0.3740304</text:p>
          </table:table-cell>
          <table:table-cell office:value-type="float" office:value="0.3764905" calcext:value-type="float">
            <text:p>0.3764905</text:p>
          </table:table-cell>
          <table:table-cell office:value-type="float" office:value="0.3217137" calcext:value-type="float">
            <text:p>0.3217137</text:p>
          </table:table-cell>
          <table:table-cell office:value-type="float" office:value="0.3150432" calcext:value-type="float">
            <text:p>0.3150432</text:p>
          </table:table-cell>
          <table:table-cell office:value-type="float" office:value="0.3797689" calcext:value-type="float">
            <text:p>0.3797689</text:p>
          </table:table-cell>
          <table:table-cell office:value-type="float" office:value="0.3709891" calcext:value-type="float">
            <text:p>0.3709891</text:p>
          </table:table-cell>
          <table:table-cell office:value-type="float" office:value="0.3769626" calcext:value-type="float">
            <text:p>0.3769626</text:p>
          </table:table-cell>
          <table:table-cell office:value-type="float" office:value="0.392602" calcext:value-type="float">
            <text:p>0.392602</text:p>
          </table:table-cell>
          <table:table-cell office:value-type="float" office:value="0.4036603" calcext:value-type="float">
            <text:p>0.4036603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79298E-015" calcext:value-type="float">
            <text:p>1.979298E-15</text:p>
          </table:table-cell>
          <table:table-cell office:value-type="float" office:value="9.679574E-016" calcext:value-type="float">
            <text:p>9.679574E-16</text:p>
          </table:table-cell>
          <table:table-cell office:value-type="float" office:value="1.973209E-015" calcext:value-type="float">
            <text:p>1.973209E-15</text:p>
          </table:table-cell>
          <table:table-cell office:value-type="float" office:value="1.954444E-015" calcext:value-type="float">
            <text:p>1.954444E-15</text:p>
          </table:table-cell>
          <table:table-cell office:value-type="float" office:value="9.663123E-016" calcext:value-type="float">
            <text:p>9.663123E-16</text:p>
          </table:table-cell>
          <table:table-cell office:value-type="float" office:value="9.835E-016" calcext:value-type="float">
            <text:p>9.835E-16</text:p>
          </table:table-cell>
          <table:table-cell office:value-type="float" office:value="1.942355E-015" calcext:value-type="float">
            <text:p>1.942355E-15</text:p>
          </table:table-cell>
          <table:table-cell office:value-type="float" office:value="2.307482E-025" calcext:value-type="float">
            <text:p>2.307482E-25</text:p>
          </table:table-cell>
          <table:table-cell office:value-type="float" office:value="1.06699E-029" calcext:value-type="float">
            <text:p>1.06699E-29</text:p>
          </table:table-cell>
          <table:table-cell office:value-type="float" office:value="2.369046E-034" calcext:value-type="float">
            <text:p>2.369046E-34</text:p>
          </table:table-cell>
          <table:table-cell office:value-type="float" office:value="3.832747E-039" calcext:value-type="float">
            <text:p>3.832747E-39</text:p>
          </table:table-cell>
          <table:table-cell office:value-type="float" office:value="2.382207E-044" calcext:value-type="float">
            <text:p>2.382207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9.43072" calcext:value-type="float">
            <text:p>-39.43072</text:p>
          </table:table-cell>
          <table:table-cell office:value-type="float" office:value="-0.01022658" calcext:value-type="float">
            <text:p>-0.01022658</text:p>
          </table:table-cell>
          <table:table-cell office:value-type="float" office:value="-0.009717729" calcext:value-type="float">
            <text:p>-0.009717729</text:p>
          </table:table-cell>
          <table:table-cell office:value-type="float" office:value="-0.009169456" calcext:value-type="float">
            <text:p>-0.009169456</text:p>
          </table:table-cell>
          <table:table-cell office:value-type="float" office:value="-0.008806342" calcext:value-type="float">
            <text:p>-0.008806342</text:p>
          </table:table-cell>
          <table:table-cell office:value-type="float" office:value="-0.008386434" calcext:value-type="float">
            <text:p>-0.008386434</text:p>
          </table:table-cell>
          <table:table-cell office:value-type="float" office:value="-0.008328876" calcext:value-type="float">
            <text:p>-0.008328876</text:p>
          </table:table-cell>
          <table:table-cell office:value-type="float" office:value="-0.008672893" calcext:value-type="float">
            <text:p>-0.008672893</text:p>
          </table:table-cell>
          <table:table-cell office:value-type="float" office:value="-0.01035251" calcext:value-type="float">
            <text:p>-0.01035251</text:p>
          </table:table-cell>
          <table:table-cell office:value-type="float" office:value="-0.0102196" calcext:value-type="float">
            <text:p>-0.01021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8841576" calcext:value-type="float">
            <text:p>-0.08841576</text:p>
          </table:table-cell>
          <table:table-cell office:value-type="float" office:value="-0.0006808281" calcext:value-type="float">
            <text:p>-0.0006808281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2.197897" calcext:value-type="float">
            <text:p>-2.197897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1062003" calcext:value-type="float">
            <text:p>11062003</text:p>
          </table:table-cell>
          <table:table-cell office:value-type="float" office:value="272.1001" calcext:value-type="float">
            <text:p>272.1001</text:p>
          </table:table-cell>
          <table:table-cell office:value-type="float" office:value="129.3347" calcext:value-type="float">
            <text:p>129.3347</text:p>
          </table:table-cell>
          <table:table-cell office:value-type="float" office:value="0" calcext:value-type="float">
            <text:p>0</text:p>
          </table:table-cell>
          <table:table-cell office:value-type="float" office:value="1111.674" calcext:value-type="float">
            <text:p>1111.674</text:p>
          </table:table-cell>
          <table:table-cell office:value-type="float" office:value="96.23755" calcext:value-type="float">
            <text:p>96.23755</text:p>
          </table:table-cell>
          <table:table-cell office:value-type="float" office:value="0" calcext:value-type="float">
            <text:p>0</text:p>
          </table:table-cell>
          <table:table-cell office:value-type="float" office:value="0.1146451" calcext:value-type="float">
            <text:p>0.1146451</text:p>
          </table:table-cell>
          <table:table-cell office:value-type="float" office:value="0.3638645" calcext:value-type="float">
            <text:p>0.3638645</text:p>
          </table:table-cell>
          <table:table-cell office:value-type="float" office:value="0.3666391" calcext:value-type="float">
            <text:p>0.3666391</text:p>
          </table:table-cell>
          <table:table-cell office:value-type="float" office:value="0.3699764" calcext:value-type="float">
            <text:p>0.3699764</text:p>
          </table:table-cell>
          <table:table-cell office:value-type="float" office:value="0.3722936" calcext:value-type="float">
            <text:p>0.3722936</text:p>
          </table:table-cell>
          <table:table-cell office:value-type="float" office:value="0.3190434" calcext:value-type="float">
            <text:p>0.3190434</text:p>
          </table:table-cell>
          <table:table-cell office:value-type="float" office:value="0.3136578" calcext:value-type="float">
            <text:p>0.3136578</text:p>
          </table:table-cell>
          <table:table-cell office:value-type="float" office:value="0.3798299" calcext:value-type="float">
            <text:p>0.3798299</text:p>
          </table:table-cell>
          <table:table-cell office:value-type="float" office:value="0.3717383" calcext:value-type="float">
            <text:p>0.3717383</text:p>
          </table:table-cell>
          <table:table-cell office:value-type="float" office:value="0.3772711" calcext:value-type="float">
            <text:p>0.3772711</text:p>
          </table:table-cell>
          <table:table-cell office:value-type="float" office:value="0.3927154" calcext:value-type="float">
            <text:p>0.3927154</text:p>
          </table:table-cell>
          <table:table-cell office:value-type="float" office:value="0.4037203" calcext:value-type="float">
            <text:p>0.4037203</text:p>
          </table:table-cell>
          <table:table-cell office:value-type="float" office:value="0.4623751" calcext:value-type="float">
            <text:p>0.4623751</text:p>
          </table:table-cell>
          <table:table-cell office:value-type="float" office:value="0" calcext:value-type="float">
            <text:p>0</text:p>
          </table:table-cell>
          <table:table-cell office:value-type="float" office:value="1.97975E-015" calcext:value-type="float">
            <text:p>1.97975E-15</text:p>
          </table:table-cell>
          <table:table-cell office:value-type="float" office:value="9.679883E-016" calcext:value-type="float">
            <text:p>9.679883E-16</text:p>
          </table:table-cell>
          <table:table-cell office:value-type="float" office:value="1.973135E-015" calcext:value-type="float">
            <text:p>1.973135E-15</text:p>
          </table:table-cell>
          <table:table-cell office:value-type="float" office:value="1.954417E-015" calcext:value-type="float">
            <text:p>1.954417E-15</text:p>
          </table:table-cell>
          <table:table-cell office:value-type="float" office:value="9.662899E-016" calcext:value-type="float">
            <text:p>9.662899E-16</text:p>
          </table:table-cell>
          <table:table-cell office:value-type="float" office:value="9.835E-016" calcext:value-type="float">
            <text:p>9.835E-16</text:p>
          </table:table-cell>
          <table:table-cell office:value-type="float" office:value="1.942355E-015" calcext:value-type="float">
            <text:p>1.942355E-15</text:p>
          </table:table-cell>
          <table:table-cell office:value-type="float" office:value="2.307482E-025" calcext:value-type="float">
            <text:p>2.307482E-25</text:p>
          </table:table-cell>
          <table:table-cell office:value-type="float" office:value="1.06699E-029" calcext:value-type="float">
            <text:p>1.06699E-29</text:p>
          </table:table-cell>
          <table:table-cell office:value-type="float" office:value="2.369045E-034" calcext:value-type="float">
            <text:p>2.369045E-34</text:p>
          </table:table-cell>
          <table:table-cell office:value-type="float" office:value="3.832747E-039" calcext:value-type="float">
            <text:p>3.832747E-39</text:p>
          </table:table-cell>
          <table:table-cell office:value-type="float" office:value="2.522337E-044" calcext:value-type="float">
            <text:p>2.522337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1.26085" calcext:value-type="float">
            <text:p>-61.26085</text:p>
          </table:table-cell>
          <table:table-cell office:value-type="float" office:value="-0.01081556" calcext:value-type="float">
            <text:p>-0.01081556</text:p>
          </table:table-cell>
          <table:table-cell office:value-type="float" office:value="-0.01032804" calcext:value-type="float">
            <text:p>-0.01032804</text:p>
          </table:table-cell>
          <table:table-cell office:value-type="float" office:value="-0.009805684" calcext:value-type="float">
            <text:p>-0.009805684</text:p>
          </table:table-cell>
          <table:table-cell office:value-type="float" office:value="-0.009435927" calcext:value-type="float">
            <text:p>-0.009435927</text:p>
          </table:table-cell>
          <table:table-cell office:value-type="float" office:value="-0.008927803" calcext:value-type="float">
            <text:p>-0.008927803</text:p>
          </table:table-cell>
          <table:table-cell office:value-type="float" office:value="-0.008640626" calcext:value-type="float">
            <text:p>-0.008640626</text:p>
          </table:table-cell>
          <table:table-cell office:value-type="float" office:value="-0.008641372" calcext:value-type="float">
            <text:p>-0.008641372</text:p>
          </table:table-cell>
          <table:table-cell office:value-type="float" office:value="-0.0100103" calcext:value-type="float">
            <text:p>-0.0100103</text:p>
          </table:table-cell>
          <table:table-cell office:value-type="float" office:value="-0.01007758" calcext:value-type="float">
            <text:p>-0.010077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8003821" calcext:value-type="float">
            <text:p>-0.08003821</text:p>
          </table:table-cell>
          <table:table-cell office:value-type="float" office:value="-0.0006919838" calcext:value-type="float">
            <text:p>-0.0006919838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2.197515" calcext:value-type="float">
            <text:p>-2.197515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2062003" calcext:value-type="float">
            <text:p>12062003</text:p>
          </table:table-cell>
          <table:table-cell office:value-type="float" office:value="279.2002" calcext:value-type="float">
            <text:p>279.2002</text:p>
          </table:table-cell>
          <table:table-cell office:value-type="float" office:value="130.68" calcext:value-type="float">
            <text:p>130.68</text:p>
          </table:table-cell>
          <table:table-cell office:value-type="float" office:value="0" calcext:value-type="float">
            <text:p>0</text:p>
          </table:table-cell>
          <table:table-cell office:value-type="float" office:value="1117.314" calcext:value-type="float">
            <text:p>1117.314</text:p>
          </table:table-cell>
          <table:table-cell office:value-type="float" office:value="96.35181" calcext:value-type="float">
            <text:p>96.35181</text:p>
          </table:table-cell>
          <table:table-cell office:value-type="float" office:value="0" calcext:value-type="float">
            <text:p>0</text:p>
          </table:table-cell>
          <table:table-cell office:value-type="float" office:value="0.379183" calcext:value-type="float">
            <text:p>0.379183</text:p>
          </table:table-cell>
          <table:table-cell office:value-type="float" office:value="0.3813261" calcext:value-type="float">
            <text:p>0.3813261</text:p>
          </table:table-cell>
          <table:table-cell office:value-type="float" office:value="0.3832521" calcext:value-type="float">
            <text:p>0.3832521</text:p>
          </table:table-cell>
          <table:table-cell office:value-type="float" office:value="0.3835746" calcext:value-type="float">
            <text:p>0.3835746</text:p>
          </table:table-cell>
          <table:table-cell office:value-type="float" office:value="0.3831958" calcext:value-type="float">
            <text:p>0.3831958</text:p>
          </table:table-cell>
          <table:table-cell office:value-type="float" office:value="0.3205942" calcext:value-type="float">
            <text:p>0.3205942</text:p>
          </table:table-cell>
          <table:table-cell office:value-type="float" office:value="0.3128934" calcext:value-type="float">
            <text:p>0.3128934</text:p>
          </table:table-cell>
          <table:table-cell office:value-type="float" office:value="0.3796236" calcext:value-type="float">
            <text:p>0.3796236</text:p>
          </table:table-cell>
          <table:table-cell office:value-type="float" office:value="0.3723368" calcext:value-type="float">
            <text:p>0.3723368</text:p>
          </table:table-cell>
          <table:table-cell office:value-type="float" office:value="0.3775856" calcext:value-type="float">
            <text:p>0.3775856</text:p>
          </table:table-cell>
          <table:table-cell office:value-type="float" office:value="0.3928438" calcext:value-type="float">
            <text:p>0.3928438</text:p>
          </table:table-cell>
          <table:table-cell office:value-type="float" office:value="0.4037794" calcext:value-type="float">
            <text:p>0.4037794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80113E-015" calcext:value-type="float">
            <text:p>1.980113E-15</text:p>
          </table:table-cell>
          <table:table-cell office:value-type="float" office:value="9.680227E-016" calcext:value-type="float">
            <text:p>9.680227E-16</text:p>
          </table:table-cell>
          <table:table-cell office:value-type="float" office:value="1.973069E-015" calcext:value-type="float">
            <text:p>1.973069E-15</text:p>
          </table:table-cell>
          <table:table-cell office:value-type="float" office:value="1.954392E-015" calcext:value-type="float">
            <text:p>1.954392E-15</text:p>
          </table:table-cell>
          <table:table-cell office:value-type="float" office:value="9.662691E-016" calcext:value-type="float">
            <text:p>9.662691E-16</text:p>
          </table:table-cell>
          <table:table-cell office:value-type="float" office:value="9.835E-016" calcext:value-type="float">
            <text:p>9.835E-16</text:p>
          </table:table-cell>
          <table:table-cell office:value-type="float" office:value="1.942355E-015" calcext:value-type="float">
            <text:p>1.942355E-15</text:p>
          </table:table-cell>
          <table:table-cell office:value-type="float" office:value="2.307482E-025" calcext:value-type="float">
            <text:p>2.307482E-25</text:p>
          </table:table-cell>
          <table:table-cell office:value-type="float" office:value="1.06699E-029" calcext:value-type="float">
            <text:p>1.06699E-29</text:p>
          </table:table-cell>
          <table:table-cell office:value-type="float" office:value="2.369046E-034" calcext:value-type="float">
            <text:p>2.369046E-34</text:p>
          </table:table-cell>
          <table:table-cell office:value-type="float" office:value="3.832747E-039" calcext:value-type="float">
            <text:p>3.832747E-39</text:p>
          </table:table-cell>
          <table:table-cell office:value-type="float" office:value="2.382207E-044" calcext:value-type="float">
            <text:p>2.382207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8387486" calcext:value-type="float">
            <text:p>-0.008387486</text:p>
          </table:table-cell>
          <table:table-cell office:value-type="float" office:value="-0.008076847" calcext:value-type="float">
            <text:p>-0.008076847</text:p>
          </table:table-cell>
          <table:table-cell office:value-type="float" office:value="-0.007846537" calcext:value-type="float">
            <text:p>-0.007846537</text:p>
          </table:table-cell>
          <table:table-cell office:value-type="float" office:value="-0.007856975" calcext:value-type="float">
            <text:p>-0.007856975</text:p>
          </table:table-cell>
          <table:table-cell office:value-type="float" office:value="-0.007913624" calcext:value-type="float">
            <text:p>-0.007913624</text:p>
          </table:table-cell>
          <table:table-cell office:value-type="float" office:value="-0.00862964" calcext:value-type="float">
            <text:p>-0.00862964</text:p>
          </table:table-cell>
          <table:table-cell office:value-type="float" office:value="-0.008829632" calcext:value-type="float">
            <text:p>-0.008829632</text:p>
          </table:table-cell>
          <table:table-cell office:value-type="float" office:value="-0.0087433" calcext:value-type="float">
            <text:p>-0.0087433</text:p>
          </table:table-cell>
          <table:table-cell office:value-type="float" office:value="-0.009745348" calcext:value-type="float">
            <text:p>-0.009745348</text:p>
          </table:table-cell>
          <table:table-cell office:value-type="float" office:value="-0.009934985" calcext:value-type="float">
            <text:p>-0.0099349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7448708" calcext:value-type="float">
            <text:p>-0.07448708</text:p>
          </table:table-cell>
          <table:table-cell office:value-type="float" office:value="-0.0007005663" calcext:value-type="float">
            <text:p>-0.0007005663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2.197086" calcext:value-type="float">
            <text:p>-2.197086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3062003" calcext:value-type="float">
            <text:p>13062003</text:p>
          </table:table-cell>
          <table:table-cell office:value-type="float" office:value="279.2002" calcext:value-type="float">
            <text:p>279.2002</text:p>
          </table:table-cell>
          <table:table-cell office:value-type="float" office:value="134.7986" calcext:value-type="float">
            <text:p>134.7986</text:p>
          </table:table-cell>
          <table:table-cell office:value-type="float" office:value="0" calcext:value-type="float">
            <text:p>0</text:p>
          </table:table-cell>
          <table:table-cell office:value-type="float" office:value="1113.146" calcext:value-type="float">
            <text:p>1113.146</text:p>
          </table:table-cell>
          <table:table-cell office:value-type="float" office:value="96.40151" calcext:value-type="float">
            <text:p>96.40151</text:p>
          </table:table-cell>
          <table:table-cell office:value-type="float" office:value="0" calcext:value-type="float">
            <text:p>0</text:p>
          </table:table-cell>
          <table:table-cell office:value-type="float" office:value="0.1126199" calcext:value-type="float">
            <text:p>0.1126199</text:p>
          </table:table-cell>
          <table:table-cell office:value-type="float" office:value="0.365985" calcext:value-type="float">
            <text:p>0.365985</text:p>
          </table:table-cell>
          <table:table-cell office:value-type="float" office:value="0.3690816" calcext:value-type="float">
            <text:p>0.3690816</text:p>
          </table:table-cell>
          <table:table-cell office:value-type="float" office:value="0.3727945" calcext:value-type="float">
            <text:p>0.3727945</text:p>
          </table:table-cell>
          <table:table-cell office:value-type="float" office:value="0.375239" calcext:value-type="float">
            <text:p>0.375239</text:p>
          </table:table-cell>
          <table:table-cell office:value-type="float" office:value="0.320908" calcext:value-type="float">
            <text:p>0.320908</text:p>
          </table:table-cell>
          <table:table-cell office:value-type="float" office:value="0.3145418" calcext:value-type="float">
            <text:p>0.3145418</text:p>
          </table:table-cell>
          <table:table-cell office:value-type="float" office:value="0.3799116" calcext:value-type="float">
            <text:p>0.3799116</text:p>
          </table:table-cell>
          <table:table-cell office:value-type="float" office:value="0.3727405" calcext:value-type="float">
            <text:p>0.3727405</text:p>
          </table:table-cell>
          <table:table-cell office:value-type="float" office:value="0.3779198" calcext:value-type="float">
            <text:p>0.3779198</text:p>
          </table:table-cell>
          <table:table-cell office:value-type="float" office:value="0.3930603" calcext:value-type="float">
            <text:p>0.3930603</text:p>
          </table:table-cell>
          <table:table-cell office:value-type="float" office:value="0.4038431" calcext:value-type="float">
            <text:p>0.4038431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80522E-015" calcext:value-type="float">
            <text:p>1.980522E-15</text:p>
          </table:table-cell>
          <table:table-cell office:value-type="float" office:value="9.680526E-016" calcext:value-type="float">
            <text:p>9.680526E-16</text:p>
          </table:table-cell>
          <table:table-cell office:value-type="float" office:value="1.972999E-015" calcext:value-type="float">
            <text:p>1.972999E-15</text:p>
          </table:table-cell>
          <table:table-cell office:value-type="float" office:value="1.95437E-015" calcext:value-type="float">
            <text:p>1.95437E-15</text:p>
          </table:table-cell>
          <table:table-cell office:value-type="float" office:value="9.662466E-016" calcext:value-type="float">
            <text:p>9.662466E-16</text:p>
          </table:table-cell>
          <table:table-cell office:value-type="float" office:value="9.835E-016" calcext:value-type="float">
            <text:p>9.835E-16</text:p>
          </table:table-cell>
          <table:table-cell office:value-type="float" office:value="1.942355E-015" calcext:value-type="float">
            <text:p>1.942355E-15</text:p>
          </table:table-cell>
          <table:table-cell office:value-type="float" office:value="2.307482E-025" calcext:value-type="float">
            <text:p>2.307482E-25</text:p>
          </table:table-cell>
          <table:table-cell office:value-type="float" office:value="1.06699E-029" calcext:value-type="float">
            <text:p>1.06699E-29</text:p>
          </table:table-cell>
          <table:table-cell office:value-type="float" office:value="2.369046E-034" calcext:value-type="float">
            <text:p>2.369046E-34</text:p>
          </table:table-cell>
          <table:table-cell office:value-type="float" office:value="3.832747E-039" calcext:value-type="float">
            <text:p>3.832747E-39</text:p>
          </table:table-cell>
          <table:table-cell office:value-type="float" office:value="2.382207E-044" calcext:value-type="float">
            <text:p>2.382207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0.38573" calcext:value-type="float">
            <text:p>-70.38573</text:p>
          </table:table-cell>
          <table:table-cell office:value-type="float" office:value="-0.01043934" calcext:value-type="float">
            <text:p>-0.01043934</text:p>
          </table:table-cell>
          <table:table-cell office:value-type="float" office:value="-0.009914876" calcext:value-type="float">
            <text:p>-0.009914876</text:p>
          </table:table-cell>
          <table:table-cell office:value-type="float" office:value="-0.009357345" calcext:value-type="float">
            <text:p>-0.009357345</text:p>
          </table:table-cell>
          <table:table-cell office:value-type="float" office:value="-0.008988141" calcext:value-type="float">
            <text:p>-0.008988141</text:p>
          </table:table-cell>
          <table:table-cell office:value-type="float" office:value="-0.00854556" calcext:value-type="float">
            <text:p>-0.00854556</text:p>
          </table:table-cell>
          <table:table-cell office:value-type="float" office:value="-0.008442192" calcext:value-type="float">
            <text:p>-0.008442192</text:p>
          </table:table-cell>
          <table:table-cell office:value-type="float" office:value="-0.008603401" calcext:value-type="float">
            <text:p>-0.008603401</text:p>
          </table:table-cell>
          <table:table-cell office:value-type="float" office:value="-0.009570455" calcext:value-type="float">
            <text:p>-0.009570455</text:p>
          </table:table-cell>
          <table:table-cell office:value-type="float" office:value="-0.009785851" calcext:value-type="float">
            <text:p>-0.0097858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6689591" calcext:value-type="float">
            <text:p>-0.06689591</text:p>
          </table:table-cell>
          <table:table-cell office:value-type="float" office:value="-0.0007116814" calcext:value-type="float">
            <text:p>-0.0007116814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2.196618" calcext:value-type="float">
            <text:p>-2.196618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4062003" calcext:value-type="float">
            <text:p>14062003</text:p>
          </table:table-cell>
          <table:table-cell office:value-type="float" office:value="279.2002" calcext:value-type="float">
            <text:p>279.2002</text:p>
          </table:table-cell>
          <table:table-cell office:value-type="float" office:value="135.7191" calcext:value-type="float">
            <text:p>135.7191</text:p>
          </table:table-cell>
          <table:table-cell office:value-type="float" office:value="0" calcext:value-type="float">
            <text:p>0</text:p>
          </table:table-cell>
          <table:table-cell office:value-type="float" office:value="1112.173" calcext:value-type="float">
            <text:p>1112.173</text:p>
          </table:table-cell>
          <table:table-cell office:value-type="float" office:value="96.45435" calcext:value-type="float">
            <text:p>96.45435</text:p>
          </table:table-cell>
          <table:table-cell office:value-type="float" office:value="0" calcext:value-type="float">
            <text:p>0</text:p>
          </table:table-cell>
          <table:table-cell office:value-type="float" office:value="0.1135297" calcext:value-type="float">
            <text:p>0.1135297</text:p>
          </table:table-cell>
          <table:table-cell office:value-type="float" office:value="0.3604574" calcext:value-type="float">
            <text:p>0.3604574</text:p>
          </table:table-cell>
          <table:table-cell office:value-type="float" office:value="0.3633938" calcext:value-type="float">
            <text:p>0.3633938</text:p>
          </table:table-cell>
          <table:table-cell office:value-type="float" office:value="0.3670618" calcext:value-type="float">
            <text:p>0.3670618</text:p>
          </table:table-cell>
          <table:table-cell office:value-type="float" office:value="0.3696601" calcext:value-type="float">
            <text:p>0.3696601</text:p>
          </table:table-cell>
          <table:table-cell office:value-type="float" office:value="0.3177933" calcext:value-type="float">
            <text:p>0.3177933</text:p>
          </table:table-cell>
          <table:table-cell office:value-type="float" office:value="0.3129551" calcext:value-type="float">
            <text:p>0.3129551</text:p>
          </table:table-cell>
          <table:table-cell office:value-type="float" office:value="0.3800004" calcext:value-type="float">
            <text:p>0.3800004</text:p>
          </table:table-cell>
          <table:table-cell office:value-type="float" office:value="0.3730666" calcext:value-type="float">
            <text:p>0.3730666</text:p>
          </table:table-cell>
          <table:table-cell office:value-type="float" office:value="0.3782534" calcext:value-type="float">
            <text:p>0.3782534</text:p>
          </table:table-cell>
          <table:table-cell office:value-type="float" office:value="0.3933187" calcext:value-type="float">
            <text:p>0.3933187</text:p>
          </table:table-cell>
          <table:table-cell office:value-type="float" office:value="0.4039212" calcext:value-type="float">
            <text:p>0.4039212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81037E-015" calcext:value-type="float">
            <text:p>1.981037E-15</text:p>
          </table:table-cell>
          <table:table-cell office:value-type="float" office:value="9.680868E-016" calcext:value-type="float">
            <text:p>9.680868E-16</text:p>
          </table:table-cell>
          <table:table-cell office:value-type="float" office:value="1.972911E-015" calcext:value-type="float">
            <text:p>1.972911E-15</text:p>
          </table:table-cell>
          <table:table-cell office:value-type="float" office:value="1.954343E-015" calcext:value-type="float">
            <text:p>1.954343E-15</text:p>
          </table:table-cell>
          <table:table-cell office:value-type="float" office:value="9.662237E-016" calcext:value-type="float">
            <text:p>9.662237E-16</text:p>
          </table:table-cell>
          <table:table-cell office:value-type="float" office:value="9.835E-016" calcext:value-type="float">
            <text:p>9.835E-16</text:p>
          </table:table-cell>
          <table:table-cell office:value-type="float" office:value="1.942355E-015" calcext:value-type="float">
            <text:p>1.942355E-15</text:p>
          </table:table-cell>
          <table:table-cell office:value-type="float" office:value="2.307482E-025" calcext:value-type="float">
            <text:p>2.307482E-25</text:p>
          </table:table-cell>
          <table:table-cell office:value-type="float" office:value="1.06699E-029" calcext:value-type="float">
            <text:p>1.06699E-29</text:p>
          </table:table-cell>
          <table:table-cell office:value-type="float" office:value="2.369045E-034" calcext:value-type="float">
            <text:p>2.369045E-34</text:p>
          </table:table-cell>
          <table:table-cell office:value-type="float" office:value="3.832747E-039" calcext:value-type="float">
            <text:p>3.832747E-39</text:p>
          </table:table-cell>
          <table:table-cell office:value-type="float" office:value="2.522337E-044" calcext:value-type="float">
            <text:p>2.522337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7.02932" calcext:value-type="float">
            <text:p>-67.02932</text:p>
          </table:table-cell>
          <table:table-cell office:value-type="float" office:value="-0.01146608" calcext:value-type="float">
            <text:p>-0.01146608</text:p>
          </table:table-cell>
          <table:table-cell office:value-type="float" office:value="-0.010911" calcext:value-type="float">
            <text:p>-0.010911</text:p>
          </table:table-cell>
          <table:table-cell office:value-type="float" office:value="-0.01029339" calcext:value-type="float">
            <text:p>-0.01029339</text:p>
          </table:table-cell>
          <table:table-cell office:value-type="float" office:value="-0.00985604" calcext:value-type="float">
            <text:p>-0.00985604</text:p>
          </table:table-cell>
          <table:table-cell office:value-type="float" office:value="-0.009193812" calcext:value-type="float">
            <text:p>-0.009193812</text:p>
          </table:table-cell>
          <table:table-cell office:value-type="float" office:value="-0.008804007" calcext:value-type="float">
            <text:p>-0.008804007</text:p>
          </table:table-cell>
          <table:table-cell office:value-type="float" office:value="-0.008557377" calcext:value-type="float">
            <text:p>-0.008557377</text:p>
          </table:table-cell>
          <table:table-cell office:value-type="float" office:value="-0.009432148" calcext:value-type="float">
            <text:p>-0.009432148</text:p>
          </table:table-cell>
          <table:table-cell office:value-type="float" office:value="-0.00963907" calcext:value-type="float">
            <text:p>-0.009639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6038155" calcext:value-type="float">
            <text:p>-0.06038155</text:p>
          </table:table-cell>
          <table:table-cell office:value-type="float" office:value="-0.0007232373" calcext:value-type="float">
            <text:p>-0.0007232373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2.196089" calcext:value-type="float">
            <text:p>-2.196089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5062003" calcext:value-type="float">
            <text:p>15062003</text:p>
          </table:table-cell>
          <table:table-cell office:value-type="float" office:value="279.2002" calcext:value-type="float">
            <text:p>279.2002</text:p>
          </table:table-cell>
          <table:table-cell office:value-type="float" office:value="136.7244" calcext:value-type="float">
            <text:p>136.7244</text:p>
          </table:table-cell>
          <table:table-cell office:value-type="float" office:value="0" calcext:value-type="float">
            <text:p>0</text:p>
          </table:table-cell>
          <table:table-cell office:value-type="float" office:value="1111.111" calcext:value-type="float">
            <text:p>1111.111</text:p>
          </table:table-cell>
          <table:table-cell office:value-type="float" office:value="96.51072" calcext:value-type="float">
            <text:p>96.51072</text:p>
          </table:table-cell>
          <table:table-cell office:value-type="float" office:value="0" calcext:value-type="float">
            <text:p>0</text:p>
          </table:table-cell>
          <table:table-cell office:value-type="float" office:value="0.1135631" calcext:value-type="float">
            <text:p>0.1135631</text:p>
          </table:table-cell>
          <table:table-cell office:value-type="float" office:value="0.3551805" calcext:value-type="float">
            <text:p>0.3551805</text:p>
          </table:table-cell>
          <table:table-cell office:value-type="float" office:value="0.3581468" calcext:value-type="float">
            <text:p>0.3581468</text:p>
          </table:table-cell>
          <table:table-cell office:value-type="float" office:value="0.3619612" calcext:value-type="float">
            <text:p>0.3619612</text:p>
          </table:table-cell>
          <table:table-cell office:value-type="float" office:value="0.3647242" calcext:value-type="float">
            <text:p>0.3647242</text:p>
          </table:table-cell>
          <table:table-cell office:value-type="float" office:value="0.3147424" calcext:value-type="float">
            <text:p>0.3147424</text:p>
          </table:table-cell>
          <table:table-cell office:value-type="float" office:value="0.3108987" calcext:value-type="float">
            <text:p>0.3108987</text:p>
          </table:table-cell>
          <table:table-cell office:value-type="float" office:value="0.3796305" calcext:value-type="float">
            <text:p>0.3796305</text:p>
          </table:table-cell>
          <table:table-cell office:value-type="float" office:value="0.3733267" calcext:value-type="float">
            <text:p>0.3733267</text:p>
          </table:table-cell>
          <table:table-cell office:value-type="float" office:value="0.3785666" calcext:value-type="float">
            <text:p>0.3785666</text:p>
          </table:table-cell>
          <table:table-cell office:value-type="float" office:value="0.3935635" calcext:value-type="float">
            <text:p>0.3935635</text:p>
          </table:table-cell>
          <table:table-cell office:value-type="float" office:value="0.4040086" calcext:value-type="float">
            <text:p>0.4040086</text:p>
          </table:table-cell>
          <table:table-cell office:value-type="float" office:value="0.4623754" calcext:value-type="float">
            <text:p>0.4623754</text:p>
          </table:table-cell>
          <table:table-cell office:value-type="float" office:value="0" calcext:value-type="float">
            <text:p>0</text:p>
          </table:table-cell>
          <table:table-cell office:value-type="float" office:value="1.981574E-015" calcext:value-type="float">
            <text:p>1.981574E-15</text:p>
          </table:table-cell>
          <table:table-cell office:value-type="float" office:value="9.681249E-016" calcext:value-type="float">
            <text:p>9.681249E-16</text:p>
          </table:table-cell>
          <table:table-cell office:value-type="float" office:value="1.97282E-015" calcext:value-type="float">
            <text:p>1.97282E-15</text:p>
          </table:table-cell>
          <table:table-cell office:value-type="float" office:value="1.954309E-015" calcext:value-type="float">
            <text:p>1.954309E-15</text:p>
          </table:table-cell>
          <table:table-cell office:value-type="float" office:value="9.662038E-016" calcext:value-type="float">
            <text:p>9.662038E-16</text:p>
          </table:table-cell>
          <table:table-cell office:value-type="float" office:value="9.834998E-016" calcext:value-type="float">
            <text:p>9.834998E-16</text:p>
          </table:table-cell>
          <table:table-cell office:value-type="float" office:value="1.942355E-015" calcext:value-type="float">
            <text:p>1.942355E-15</text:p>
          </table:table-cell>
          <table:table-cell office:value-type="float" office:value="2.307482E-025" calcext:value-type="float">
            <text:p>2.307482E-25</text:p>
          </table:table-cell>
          <table:table-cell office:value-type="float" office:value="1.06699E-029" calcext:value-type="float">
            <text:p>1.06699E-29</text:p>
          </table:table-cell>
          <table:table-cell office:value-type="float" office:value="2.369045E-034" calcext:value-type="float">
            <text:p>2.369045E-34</text:p>
          </table:table-cell>
          <table:table-cell office:value-type="float" office:value="3.832747E-039" calcext:value-type="float">
            <text:p>3.832747E-39</text:p>
          </table:table-cell>
          <table:table-cell office:value-type="float" office:value="2.382207E-044" calcext:value-type="float">
            <text:p>2.382207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6.33021" calcext:value-type="float">
            <text:p>-66.33021</text:p>
          </table:table-cell>
          <table:table-cell office:value-type="float" office:value="-0.01255802" calcext:value-type="float">
            <text:p>-0.01255802</text:p>
          </table:table-cell>
          <table:table-cell office:value-type="float" office:value="-0.01193369" calcext:value-type="float">
            <text:p>-0.01193369</text:p>
          </table:table-cell>
          <table:table-cell office:value-type="float" office:value="-0.01121674" calcext:value-type="float">
            <text:p>-0.01121674</text:p>
          </table:table-cell>
          <table:table-cell office:value-type="float" office:value="-0.01070378" calcext:value-type="float">
            <text:p>-0.01070378</text:p>
          </table:table-cell>
          <table:table-cell office:value-type="float" office:value="-0.009882355" calcext:value-type="float">
            <text:p>-0.009882355</text:p>
          </table:table-cell>
          <table:table-cell office:value-type="float" office:value="-0.009303654" calcext:value-type="float">
            <text:p>-0.009303654</text:p>
          </table:table-cell>
          <table:table-cell office:value-type="float" office:value="-0.008738131" calcext:value-type="float">
            <text:p>-0.008738131</text:p>
          </table:table-cell>
          <table:table-cell office:value-type="float" office:value="-0.009323051" calcext:value-type="float">
            <text:p>-0.009323051</text:p>
          </table:table-cell>
          <table:table-cell office:value-type="float" office:value="-0.009503451" calcext:value-type="float">
            <text:p>-0.0095034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5441597" calcext:value-type="float">
            <text:p>-0.05441597</text:p>
          </table:table-cell>
          <table:table-cell office:value-type="float" office:value="-0.0007349019" calcext:value-type="float">
            <text:p>-0.0007349019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2.195493" calcext:value-type="float">
            <text:p>-2.195493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6062003" calcext:value-type="float">
            <text:p>16062003</text:p>
          </table:table-cell>
          <table:table-cell office:value-type="float" office:value="279.2002" calcext:value-type="float">
            <text:p>279.2002</text:p>
          </table:table-cell>
          <table:table-cell office:value-type="float" office:value="137.7372" calcext:value-type="float">
            <text:p>137.7372</text:p>
          </table:table-cell>
          <table:table-cell office:value-type="float" office:value="0" calcext:value-type="float">
            <text:p>0</text:p>
          </table:table-cell>
          <table:table-cell office:value-type="float" office:value="1110.038" calcext:value-type="float">
            <text:p>1110.038</text:p>
          </table:table-cell>
          <table:table-cell office:value-type="float" office:value="96.57107" calcext:value-type="float">
            <text:p>96.57107</text:p>
          </table:table-cell>
          <table:table-cell office:value-type="float" office:value="0" calcext:value-type="float">
            <text:p>0</text:p>
          </table:table-cell>
          <table:table-cell office:value-type="float" office:value="0.1138015" calcext:value-type="float">
            <text:p>0.1138015</text:p>
          </table:table-cell>
          <table:table-cell office:value-type="float" office:value="0.3503899" calcext:value-type="float">
            <text:p>0.3503899</text:p>
          </table:table-cell>
          <table:table-cell office:value-type="float" office:value="0.3533719" calcext:value-type="float">
            <text:p>0.3533719</text:p>
          </table:table-cell>
          <table:table-cell office:value-type="float" office:value="0.3572512" calcext:value-type="float">
            <text:p>0.3572512</text:p>
          </table:table-cell>
          <table:table-cell office:value-type="float" office:value="0.3601035" calcext:value-type="float">
            <text:p>0.3601035</text:p>
          </table:table-cell>
          <table:table-cell office:value-type="float" office:value="0.3118163" calcext:value-type="float">
            <text:p>0.3118163</text:p>
          </table:table-cell>
          <table:table-cell office:value-type="float" office:value="0.3086986" calcext:value-type="float">
            <text:p>0.3086986</text:p>
          </table:table-cell>
          <table:table-cell office:value-type="float" office:value="0.3790594" calcext:value-type="float">
            <text:p>0.3790594</text:p>
          </table:table-cell>
          <table:table-cell office:value-type="float" office:value="0.3734861" calcext:value-type="float">
            <text:p>0.3734861</text:p>
          </table:table-cell>
          <table:table-cell office:value-type="float" office:value="0.3788558" calcext:value-type="float">
            <text:p>0.3788558</text:p>
          </table:table-cell>
          <table:table-cell office:value-type="float" office:value="0.393796" calcext:value-type="float">
            <text:p>0.393796</text:p>
          </table:table-cell>
          <table:table-cell office:value-type="float" office:value="0.4041024" calcext:value-type="float">
            <text:p>0.4041024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82118E-015" calcext:value-type="float">
            <text:p>1.982118E-15</text:p>
          </table:table-cell>
          <table:table-cell office:value-type="float" office:value="9.681651E-016" calcext:value-type="float">
            <text:p>9.681651E-16</text:p>
          </table:table-cell>
          <table:table-cell office:value-type="float" office:value="1.972731E-015" calcext:value-type="float">
            <text:p>1.972731E-15</text:p>
          </table:table-cell>
          <table:table-cell office:value-type="float" office:value="1.954273E-015" calcext:value-type="float">
            <text:p>1.954273E-15</text:p>
          </table:table-cell>
          <table:table-cell office:value-type="float" office:value="9.661804E-016" calcext:value-type="float">
            <text:p>9.661804E-16</text:p>
          </table:table-cell>
          <table:table-cell office:value-type="float" office:value="9.835011E-016" calcext:value-type="float">
            <text:p>9.835011E-16</text:p>
          </table:table-cell>
          <table:table-cell office:value-type="float" office:value="1.942353E-015" calcext:value-type="float">
            <text:p>1.942353E-15</text:p>
          </table:table-cell>
          <table:table-cell office:value-type="float" office:value="2.307482E-025" calcext:value-type="float">
            <text:p>2.307482E-25</text:p>
          </table:table-cell>
          <table:table-cell office:value-type="float" office:value="1.06699E-029" calcext:value-type="float">
            <text:p>1.06699E-29</text:p>
          </table:table-cell>
          <table:table-cell office:value-type="float" office:value="2.369045E-034" calcext:value-type="float">
            <text:p>2.369045E-34</text:p>
          </table:table-cell>
          <table:table-cell office:value-type="float" office:value="3.832747E-039" calcext:value-type="float">
            <text:p>3.832747E-39</text:p>
          </table:table-cell>
          <table:table-cell office:value-type="float" office:value="2.522337E-044" calcext:value-type="float">
            <text:p>2.522337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5.00023" calcext:value-type="float">
            <text:p>-65.00023</text:p>
          </table:table-cell>
          <table:table-cell office:value-type="float" office:value="-0.01365384" calcext:value-type="float">
            <text:p>-0.01365384</text:p>
          </table:table-cell>
          <table:table-cell office:value-type="float" office:value="-0.01296143" calcext:value-type="float">
            <text:p>-0.01296143</text:p>
          </table:table-cell>
          <table:table-cell office:value-type="float" office:value="-0.01215563" calcext:value-type="float">
            <text:p>-0.01215563</text:p>
          </table:table-cell>
          <table:table-cell office:value-type="float" office:value="-0.01157522" calcext:value-type="float">
            <text:p>-0.01157522</text:p>
          </table:table-cell>
          <table:table-cell office:value-type="float" office:value="-0.01059898" calcext:value-type="float">
            <text:p>-0.01059898</text:p>
          </table:table-cell>
          <table:table-cell office:value-type="float" office:value="-0.009873848" calcext:value-type="float">
            <text:p>-0.009873848</text:p>
          </table:table-cell>
          <table:table-cell office:value-type="float" office:value="-0.009026238" calcext:value-type="float">
            <text:p>-0.009026238</text:p>
          </table:table-cell>
          <table:table-cell office:value-type="float" office:value="-0.009256658" calcext:value-type="float">
            <text:p>-0.009256658</text:p>
          </table:table-cell>
          <table:table-cell office:value-type="float" office:value="-0.009379968" calcext:value-type="float">
            <text:p>-0.0093799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4883562" calcext:value-type="float">
            <text:p>-0.04883562</text:p>
          </table:table-cell>
          <table:table-cell office:value-type="float" office:value="-0.0007465782" calcext:value-type="float">
            <text:p>-0.0007465782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2.194828" calcext:value-type="float">
            <text:p>-2.194828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7062003" calcext:value-type="float">
            <text:p>17062003</text:p>
          </table:table-cell>
          <table:table-cell office:value-type="float" office:value="279.2002" calcext:value-type="float">
            <text:p>279.2002</text:p>
          </table:table-cell>
          <table:table-cell office:value-type="float" office:value="138.7908" calcext:value-type="float">
            <text:p>138.7908</text:p>
          </table:table-cell>
          <table:table-cell office:value-type="float" office:value="0" calcext:value-type="float">
            <text:p>0</text:p>
          </table:table-cell>
          <table:table-cell office:value-type="float" office:value="1108.92" calcext:value-type="float">
            <text:p>1108.92</text:p>
          </table:table-cell>
          <table:table-cell office:value-type="float" office:value="96.6358" calcext:value-type="float">
            <text:p>96.6358</text:p>
          </table:table-cell>
          <table:table-cell office:value-type="float" office:value="0" calcext:value-type="float">
            <text:p>0</text:p>
          </table:table-cell>
          <table:table-cell office:value-type="float" office:value="0.1148904" calcext:value-type="float">
            <text:p>0.1148904</text:p>
          </table:table-cell>
          <table:table-cell office:value-type="float" office:value="0.3457064" calcext:value-type="float">
            <text:p>0.3457064</text:p>
          </table:table-cell>
          <table:table-cell office:value-type="float" office:value="0.3487079" calcext:value-type="float">
            <text:p>0.3487079</text:p>
          </table:table-cell>
          <table:table-cell office:value-type="float" office:value="0.3526225" calcext:value-type="float">
            <text:p>0.3526225</text:p>
          </table:table-cell>
          <table:table-cell office:value-type="float" office:value="0.3555589" calcext:value-type="float">
            <text:p>0.3555589</text:p>
          </table:table-cell>
          <table:table-cell office:value-type="float" office:value="0.3089513" calcext:value-type="float">
            <text:p>0.3089513</text:p>
          </table:table-cell>
          <table:table-cell office:value-type="float" office:value="0.3065688" calcext:value-type="float">
            <text:p>0.3065688</text:p>
          </table:table-cell>
          <table:table-cell office:value-type="float" office:value="0.37834" calcext:value-type="float">
            <text:p>0.37834</text:p>
          </table:table-cell>
          <table:table-cell office:value-type="float" office:value="0.3735339" calcext:value-type="float">
            <text:p>0.3735339</text:p>
          </table:table-cell>
          <table:table-cell office:value-type="float" office:value="0.3791168" calcext:value-type="float">
            <text:p>0.3791168</text:p>
          </table:table-cell>
          <table:table-cell office:value-type="float" office:value="0.3940166" calcext:value-type="float">
            <text:p>0.3940166</text:p>
          </table:table-cell>
          <table:table-cell office:value-type="float" office:value="0.404199" calcext:value-type="float">
            <text:p>0.404199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82647E-015" calcext:value-type="float">
            <text:p>1.982647E-15</text:p>
          </table:table-cell>
          <table:table-cell office:value-type="float" office:value="9.682052E-016" calcext:value-type="float">
            <text:p>9.682052E-16</text:p>
          </table:table-cell>
          <table:table-cell office:value-type="float" office:value="1.972645E-015" calcext:value-type="float">
            <text:p>1.972645E-15</text:p>
          </table:table-cell>
          <table:table-cell office:value-type="float" office:value="1.954236E-015" calcext:value-type="float">
            <text:p>1.954236E-15</text:p>
          </table:table-cell>
          <table:table-cell office:value-type="float" office:value="9.66158E-016" calcext:value-type="float">
            <text:p>9.66158E-16</text:p>
          </table:table-cell>
          <table:table-cell office:value-type="float" office:value="9.835027E-016" calcext:value-type="float">
            <text:p>9.835027E-16</text:p>
          </table:table-cell>
          <table:table-cell office:value-type="float" office:value="1.942351E-015" calcext:value-type="float">
            <text:p>1.942351E-15</text:p>
          </table:table-cell>
          <table:table-cell office:value-type="float" office:value="2.307482E-025" calcext:value-type="float">
            <text:p>2.307482E-25</text:p>
          </table:table-cell>
          <table:table-cell office:value-type="float" office:value="1.06699E-029" calcext:value-type="float">
            <text:p>1.06699E-29</text:p>
          </table:table-cell>
          <table:table-cell office:value-type="float" office:value="2.369045E-034" calcext:value-type="float">
            <text:p>2.369045E-34</text:p>
          </table:table-cell>
          <table:table-cell office:value-type="float" office:value="3.832747E-039" calcext:value-type="float">
            <text:p>3.832747E-39</text:p>
          </table:table-cell>
          <table:table-cell office:value-type="float" office:value="2.522337E-044" calcext:value-type="float">
            <text:p>2.522337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0.34414" calcext:value-type="float">
            <text:p>-60.34414</text:p>
          </table:table-cell>
          <table:table-cell office:value-type="float" office:value="-0.01483413" calcext:value-type="float">
            <text:p>-0.01483413</text:p>
          </table:table-cell>
          <table:table-cell office:value-type="float" office:value="-0.01406597" calcext:value-type="float">
            <text:p>-0.01406597</text:p>
          </table:table-cell>
          <table:table-cell office:value-type="float" office:value="-0.01316763" calcext:value-type="float">
            <text:p>-0.01316763</text:p>
          </table:table-cell>
          <table:table-cell office:value-type="float" office:value="-0.01251282" calcext:value-type="float">
            <text:p>-0.01251282</text:p>
          </table:table-cell>
          <table:table-cell office:value-type="float" office:value="-0.01135825" calcext:value-type="float">
            <text:p>-0.01135825</text:p>
          </table:table-cell>
          <table:table-cell office:value-type="float" office:value="-0.01046347" calcext:value-type="float">
            <text:p>-0.01046347</text:p>
          </table:table-cell>
          <table:table-cell office:value-type="float" office:value="-0.009404017" calcext:value-type="float">
            <text:p>-0.009404017</text:p>
          </table:table-cell>
          <table:table-cell office:value-type="float" office:value="-0.009236491" calcext:value-type="float">
            <text:p>-0.009236491</text:p>
          </table:table-cell>
          <table:table-cell office:value-type="float" office:value="-0.009270024" calcext:value-type="float">
            <text:p>-0.009270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4376221" calcext:value-type="float">
            <text:p>-0.04376221</text:p>
          </table:table-cell>
          <table:table-cell office:value-type="float" office:value="-0.0007580485" calcext:value-type="float">
            <text:p>-0.0007580485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2.194103" calcext:value-type="float">
            <text:p>-2.194103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8062003" calcext:value-type="float">
            <text:p>18062003</text:p>
          </table:table-cell>
          <table:table-cell office:value-type="float" office:value="298.7003" calcext:value-type="float">
            <text:p>298.7003</text:p>
          </table:table-cell>
          <table:table-cell office:value-type="float" office:value="141.0169" calcext:value-type="float">
            <text:p>141.0169</text:p>
          </table:table-cell>
          <table:table-cell office:value-type="float" office:value="2.115161" calcext:value-type="float">
            <text:p>2.115161</text:p>
          </table:table-cell>
          <table:table-cell office:value-type="float" office:value="1123.237" calcext:value-type="float">
            <text:p>1123.237</text:p>
          </table:table-cell>
          <table:table-cell office:value-type="float" office:value="97.47738" calcext:value-type="float">
            <text:p>97.47738</text:p>
          </table:table-cell>
          <table:table-cell office:value-type="float" office:value="0" calcext:value-type="float">
            <text:p>0</text:p>
          </table:table-cell>
          <table:table-cell office:value-type="float" office:value="0.4016165" calcext:value-type="float">
            <text:p>0.4016165</text:p>
          </table:table-cell>
          <table:table-cell office:value-type="float" office:value="0.4046017" calcext:value-type="float">
            <text:p>0.4046017</text:p>
          </table:table-cell>
          <table:table-cell office:value-type="float" office:value="0.4068423" calcext:value-type="float">
            <text:p>0.4068423</text:p>
          </table:table-cell>
          <table:table-cell office:value-type="float" office:value="0.4062245" calcext:value-type="float">
            <text:p>0.4062245</text:p>
          </table:table-cell>
          <table:table-cell office:value-type="float" office:value="0.4049051" calcext:value-type="float">
            <text:p>0.4049051</text:p>
          </table:table-cell>
          <table:table-cell office:value-type="float" office:value="0.3204529" calcext:value-type="float">
            <text:p>0.3204529</text:p>
          </table:table-cell>
          <table:table-cell office:value-type="float" office:value="0.3179985" calcext:value-type="float">
            <text:p>0.3179985</text:p>
          </table:table-cell>
          <table:table-cell office:value-type="float" office:value="0.3795603" calcext:value-type="float">
            <text:p>0.3795603</text:p>
          </table:table-cell>
          <table:table-cell office:value-type="float" office:value="0.3735589" calcext:value-type="float">
            <text:p>0.3735589</text:p>
          </table:table-cell>
          <table:table-cell office:value-type="float" office:value="0.3793468" calcext:value-type="float">
            <text:p>0.3793468</text:p>
          </table:table-cell>
          <table:table-cell office:value-type="float" office:value="0.3942236" calcext:value-type="float">
            <text:p>0.3942236</text:p>
          </table:table-cell>
          <table:table-cell office:value-type="float" office:value="0.4042636" calcext:value-type="float">
            <text:p>0.4042636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8388E-015" calcext:value-type="float">
            <text:p>1.98388E-15</text:p>
          </table:table-cell>
          <table:table-cell office:value-type="float" office:value="9.684481E-016" calcext:value-type="float">
            <text:p>9.684481E-16</text:p>
          </table:table-cell>
          <table:table-cell office:value-type="float" office:value="1.972571E-015" calcext:value-type="float">
            <text:p>1.972571E-15</text:p>
          </table:table-cell>
          <table:table-cell office:value-type="float" office:value="1.954041E-015" calcext:value-type="float">
            <text:p>1.954041E-15</text:p>
          </table:table-cell>
          <table:table-cell office:value-type="float" office:value="9.661409E-016" calcext:value-type="float">
            <text:p>9.661409E-16</text:p>
          </table:table-cell>
          <table:table-cell office:value-type="float" office:value="9.835828E-016" calcext:value-type="float">
            <text:p>9.835828E-16</text:p>
          </table:table-cell>
          <table:table-cell office:value-type="float" office:value="1.942122E-015" calcext:value-type="float">
            <text:p>1.942122E-15</text:p>
          </table:table-cell>
          <table:table-cell office:value-type="float" office:value="2.307403E-025" calcext:value-type="float">
            <text:p>2.307403E-25</text:p>
          </table:table-cell>
          <table:table-cell office:value-type="float" office:value="1.066964E-029" calcext:value-type="float">
            <text:p>1.066964E-29</text:p>
          </table:table-cell>
          <table:table-cell office:value-type="float" office:value="2.368998E-034" calcext:value-type="float">
            <text:p>2.368998E-34</text:p>
          </table:table-cell>
          <table:table-cell office:value-type="float" office:value="3.832631E-039" calcext:value-type="float">
            <text:p>3.832631E-39</text:p>
          </table:table-cell>
          <table:table-cell office:value-type="float" office:value="2.382207E-044" calcext:value-type="float">
            <text:p>2.382207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5858671" calcext:value-type="float">
            <text:p>-0.005858671</text:p>
          </table:table-cell>
          <table:table-cell office:value-type="float" office:value="-0.005581173" calcext:value-type="float">
            <text:p>-0.005581173</text:p>
          </table:table-cell>
          <table:table-cell office:value-type="float" office:value="-0.00541481" calcext:value-type="float">
            <text:p>-0.00541481</text:p>
          </table:table-cell>
          <table:table-cell office:value-type="float" office:value="-0.005523562" calcext:value-type="float">
            <text:p>-0.005523562</text:p>
          </table:table-cell>
          <table:table-cell office:value-type="float" office:value="-0.005651061" calcext:value-type="float">
            <text:p>-0.005651061</text:p>
          </table:table-cell>
          <table:table-cell office:value-type="float" office:value="-0.008726677" calcext:value-type="float">
            <text:p>-0.008726677</text:p>
          </table:table-cell>
          <table:table-cell office:value-type="float" office:value="-0.007676817" calcext:value-type="float">
            <text:p>-0.007676817</text:p>
          </table:table-cell>
          <table:table-cell office:value-type="float" office:value="-0.008785317" calcext:value-type="float">
            <text:p>-0.008785317</text:p>
          </table:table-cell>
          <table:table-cell office:value-type="float" office:value="-0.009227238" calcext:value-type="float">
            <text:p>-0.009227238</text:p>
          </table:table-cell>
          <table:table-cell office:value-type="float" office:value="-0.009174157" calcext:value-type="float">
            <text:p>-0.009174157</text:p>
          </table:table-cell>
          <table:table-cell office:value-type="float" office:value="0" calcext:value-type="float">
            <text:p>0</text:p>
          </table:table-cell>
          <table:table-cell office:value-type="float" office:value="0.008400063" calcext:value-type="float">
            <text:p>0.008400063</text:p>
          </table:table-cell>
          <table:table-cell office:value-type="float" office:value="-0.005902406" calcext:value-type="float">
            <text:p>-0.005902406</text:p>
          </table:table-cell>
          <table:table-cell office:value-type="float" office:value="-0.0007711122" calcext:value-type="float">
            <text:p>-0.0007711122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2.202645" calcext:value-type="float">
            <text:p>-2.202645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9062003" calcext:value-type="float">
            <text:p>19062003</text:p>
          </table:table-cell>
          <table:table-cell office:value-type="float" office:value="298.7003" calcext:value-type="float">
            <text:p>298.7003</text:p>
          </table:table-cell>
          <table:table-cell office:value-type="float" office:value="146.2136" calcext:value-type="float">
            <text:p>146.2136</text:p>
          </table:table-cell>
          <table:table-cell office:value-type="float" office:value="2.115161" calcext:value-type="float">
            <text:p>2.115161</text:p>
          </table:table-cell>
          <table:table-cell office:value-type="float" office:value="1118.016" calcext:value-type="float">
            <text:p>1118.016</text:p>
          </table:table-cell>
          <table:table-cell office:value-type="float" office:value="97.50278" calcext:value-type="float">
            <text:p>97.50278</text:p>
          </table:table-cell>
          <table:table-cell office:value-type="float" office:value="0" calcext:value-type="float">
            <text:p>0</text:p>
          </table:table-cell>
          <table:table-cell office:value-type="float" office:value="0.1107264" calcext:value-type="float">
            <text:p>0.1107264</text:p>
          </table:table-cell>
          <table:table-cell office:value-type="float" office:value="0.3769965" calcext:value-type="float">
            <text:p>0.3769965</text:p>
          </table:table-cell>
          <table:table-cell office:value-type="float" office:value="0.3803637" calcext:value-type="float">
            <text:p>0.3803637</text:p>
          </table:table-cell>
          <table:table-cell office:value-type="float" office:value="0.3842026" calcext:value-type="float">
            <text:p>0.3842026</text:p>
          </table:table-cell>
          <table:table-cell office:value-type="float" office:value="0.3866877" calcext:value-type="float">
            <text:p>0.3866877</text:p>
          </table:table-cell>
          <table:table-cell office:value-type="float" office:value="0.328713" calcext:value-type="float">
            <text:p>0.328713</text:p>
          </table:table-cell>
          <table:table-cell office:value-type="float" office:value="0.3208378" calcext:value-type="float">
            <text:p>0.3208378</text:p>
          </table:table-cell>
          <table:table-cell office:value-type="float" office:value="0.3810384" calcext:value-type="float">
            <text:p>0.3810384</text:p>
          </table:table-cell>
          <table:table-cell office:value-type="float" office:value="0.3738823" calcext:value-type="float">
            <text:p>0.3738823</text:p>
          </table:table-cell>
          <table:table-cell office:value-type="float" office:value="0.3795645" calcext:value-type="float">
            <text:p>0.3795645</text:p>
          </table:table-cell>
          <table:table-cell office:value-type="float" office:value="0.3944111" calcext:value-type="float">
            <text:p>0.3944111</text:p>
          </table:table-cell>
          <table:table-cell office:value-type="float" office:value="0.404306" calcext:value-type="float">
            <text:p>0.404306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8429E-015" calcext:value-type="float">
            <text:p>1.98429E-15</text:p>
          </table:table-cell>
          <table:table-cell office:value-type="float" office:value="9.684835E-016" calcext:value-type="float">
            <text:p>9.684835E-16</text:p>
          </table:table-cell>
          <table:table-cell office:value-type="float" office:value="1.9725E-015" calcext:value-type="float">
            <text:p>1.9725E-15</text:p>
          </table:table-cell>
          <table:table-cell office:value-type="float" office:value="1.954014E-015" calcext:value-type="float">
            <text:p>1.954014E-15</text:p>
          </table:table-cell>
          <table:table-cell office:value-type="float" office:value="9.661207E-016" calcext:value-type="float">
            <text:p>9.661207E-16</text:p>
          </table:table-cell>
          <table:table-cell office:value-type="float" office:value="9.835839E-016" calcext:value-type="float">
            <text:p>9.835839E-16</text:p>
          </table:table-cell>
          <table:table-cell office:value-type="float" office:value="1.942121E-015" calcext:value-type="float">
            <text:p>1.942121E-15</text:p>
          </table:table-cell>
          <table:table-cell office:value-type="float" office:value="2.307403E-025" calcext:value-type="float">
            <text:p>2.307403E-25</text:p>
          </table:table-cell>
          <table:table-cell office:value-type="float" office:value="1.066964E-029" calcext:value-type="float">
            <text:p>1.066964E-29</text:p>
          </table:table-cell>
          <table:table-cell office:value-type="float" office:value="2.368998E-034" calcext:value-type="float">
            <text:p>2.368998E-34</text:p>
          </table:table-cell>
          <table:table-cell office:value-type="float" office:value="3.832631E-039" calcext:value-type="float">
            <text:p>3.832631E-39</text:p>
          </table:table-cell>
          <table:table-cell office:value-type="float" office:value="2.382207E-044" calcext:value-type="float">
            <text:p>2.382207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9.76167" calcext:value-type="float">
            <text:p>-79.76167</text:p>
          </table:table-cell>
          <table:table-cell office:value-type="float" office:value="-0.008695411" calcext:value-type="float">
            <text:p>-0.008695411</text:p>
          </table:table-cell>
          <table:table-cell office:value-type="float" office:value="-0.008237165" calcext:value-type="float">
            <text:p>-0.008237165</text:p>
          </table:table-cell>
          <table:table-cell office:value-type="float" office:value="-0.007776904" calcext:value-type="float">
            <text:p>-0.007776904</text:p>
          </table:table-cell>
          <table:table-cell office:value-type="float" office:value="-0.00747432" calcext:value-type="float">
            <text:p>-0.00747432</text:p>
          </table:table-cell>
          <table:table-cell office:value-type="float" office:value="-0.007137516" calcext:value-type="float">
            <text:p>-0.007137516</text:p>
          </table:table-cell>
          <table:table-cell office:value-type="float" office:value="-0.007152909" calcext:value-type="float">
            <text:p>-0.007152909</text:p>
          </table:table-cell>
          <table:table-cell office:value-type="float" office:value="-0.008075102" calcext:value-type="float">
            <text:p>-0.008075102</text:p>
          </table:table-cell>
          <table:table-cell office:value-type="float" office:value="-0.00909622" calcext:value-type="float">
            <text:p>-0.00909622</text:p>
          </table:table-cell>
          <table:table-cell office:value-type="float" office:value="-0.009084539" calcext:value-type="float">
            <text:p>-0.009084539</text:p>
          </table:table-cell>
          <table:table-cell office:value-type="float" office:value="0" calcext:value-type="float">
            <text:p>0</text:p>
          </table:table-cell>
          <table:table-cell office:value-type="float" office:value="0.008400063" calcext:value-type="float">
            <text:p>0.008400063</text:p>
          </table:table-cell>
          <table:table-cell office:value-type="float" office:value="-0.02919954" calcext:value-type="float">
            <text:p>-0.02919954</text:p>
          </table:table-cell>
          <table:table-cell office:value-type="float" office:value="-0.0007810682" calcext:value-type="float">
            <text:p>-0.0007810682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2.20035" calcext:value-type="float">
            <text:p>-2.20035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20062003" calcext:value-type="float">
            <text:p>20062003</text:p>
          </table:table-cell>
          <table:table-cell office:value-type="float" office:value="303.3004" calcext:value-type="float">
            <text:p>303.3004</text:p>
          </table:table-cell>
          <table:table-cell office:value-type="float" office:value="151.8068" calcext:value-type="float">
            <text:p>151.8068</text:p>
          </table:table-cell>
          <table:table-cell office:value-type="float" office:value="2.115161" calcext:value-type="float">
            <text:p>2.115161</text:p>
          </table:table-cell>
          <table:table-cell office:value-type="float" office:value="1116.948" calcext:value-type="float">
            <text:p>1116.948</text:p>
          </table:table-cell>
          <table:table-cell office:value-type="float" office:value="97.57717" calcext:value-type="float">
            <text:p>97.57717</text:p>
          </table:table-cell>
          <table:table-cell office:value-type="float" office:value="0" calcext:value-type="float">
            <text:p>0</text:p>
          </table:table-cell>
          <table:table-cell office:value-type="float" office:value="0.1457971" calcext:value-type="float">
            <text:p>0.1457971</text:p>
          </table:table-cell>
          <table:table-cell office:value-type="float" office:value="0.3676001" calcext:value-type="float">
            <text:p>0.3676001</text:p>
          </table:table-cell>
          <table:table-cell office:value-type="float" office:value="0.3711761" calcext:value-type="float">
            <text:p>0.3711761</text:p>
          </table:table-cell>
          <table:table-cell office:value-type="float" office:value="0.375488" calcext:value-type="float">
            <text:p>0.375488</text:p>
          </table:table-cell>
          <table:table-cell office:value-type="float" office:value="0.3784518" calcext:value-type="float">
            <text:p>0.3784518</text:p>
          </table:table-cell>
          <table:table-cell office:value-type="float" office:value="0.3241294" calcext:value-type="float">
            <text:p>0.3241294</text:p>
          </table:table-cell>
          <table:table-cell office:value-type="float" office:value="0.3180411" calcext:value-type="float">
            <text:p>0.3180411</text:p>
          </table:table-cell>
          <table:table-cell office:value-type="float" office:value="0.3817527" calcext:value-type="float">
            <text:p>0.3817527</text:p>
          </table:table-cell>
          <table:table-cell office:value-type="float" office:value="0.374632" calcext:value-type="float">
            <text:p>0.374632</text:p>
          </table:table-cell>
          <table:table-cell office:value-type="float" office:value="0.3799163" calcext:value-type="float">
            <text:p>0.3799163</text:p>
          </table:table-cell>
          <table:table-cell office:value-type="float" office:value="0.3945944" calcext:value-type="float">
            <text:p>0.3945944</text:p>
          </table:table-cell>
          <table:table-cell office:value-type="float" office:value="0.4043729" calcext:value-type="float">
            <text:p>0.4043729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84699E-015" calcext:value-type="float">
            <text:p>1.984699E-15</text:p>
          </table:table-cell>
          <table:table-cell office:value-type="float" office:value="9.685203E-016" calcext:value-type="float">
            <text:p>9.685203E-16</text:p>
          </table:table-cell>
          <table:table-cell office:value-type="float" office:value="1.972429E-015" calcext:value-type="float">
            <text:p>1.972429E-15</text:p>
          </table:table-cell>
          <table:table-cell office:value-type="float" office:value="1.953986E-015" calcext:value-type="float">
            <text:p>1.953986E-15</text:p>
          </table:table-cell>
          <table:table-cell office:value-type="float" office:value="9.660986E-016" calcext:value-type="float">
            <text:p>9.660986E-16</text:p>
          </table:table-cell>
          <table:table-cell office:value-type="float" office:value="9.835845E-016" calcext:value-type="float">
            <text:p>9.835845E-16</text:p>
          </table:table-cell>
          <table:table-cell office:value-type="float" office:value="1.94212E-015" calcext:value-type="float">
            <text:p>1.94212E-15</text:p>
          </table:table-cell>
          <table:table-cell office:value-type="float" office:value="2.307403E-025" calcext:value-type="float">
            <text:p>2.307403E-25</text:p>
          </table:table-cell>
          <table:table-cell office:value-type="float" office:value="1.066964E-029" calcext:value-type="float">
            <text:p>1.066964E-29</text:p>
          </table:table-cell>
          <table:table-cell office:value-type="float" office:value="2.368998E-034" calcext:value-type="float">
            <text:p>2.368998E-34</text:p>
          </table:table-cell>
          <table:table-cell office:value-type="float" office:value="3.832631E-039" calcext:value-type="float">
            <text:p>3.832631E-39</text:p>
          </table:table-cell>
          <table:table-cell office:value-type="float" office:value="2.382207E-044" calcext:value-type="float">
            <text:p>2.382207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.371628" calcext:value-type="float">
            <text:p>-8.371628</text:p>
          </table:table-cell>
          <table:table-cell office:value-type="float" office:value="-0.01016244" calcext:value-type="float">
            <text:p>-0.01016244</text:p>
          </table:table-cell>
          <table:table-cell office:value-type="float" office:value="-0.009577458" calcext:value-type="float">
            <text:p>-0.009577458</text:p>
          </table:table-cell>
          <table:table-cell office:value-type="float" office:value="-0.008953629" calcext:value-type="float">
            <text:p>-0.008953629</text:p>
          </table:table-cell>
          <table:table-cell office:value-type="float" office:value="-0.008530371" calcext:value-type="float">
            <text:p>-0.008530371</text:p>
          </table:table-cell>
          <table:table-cell office:value-type="float" office:value="-0.007926494" calcext:value-type="float">
            <text:p>-0.007926494</text:p>
          </table:table-cell>
          <table:table-cell office:value-type="float" office:value="-0.007690172" calcext:value-type="float">
            <text:p>-0.007690172</text:p>
          </table:table-cell>
          <table:table-cell office:value-type="float" office:value="-0.007749378" calcext:value-type="float">
            <text:p>-0.007749378</text:p>
          </table:table-cell>
          <table:table-cell office:value-type="float" office:value="-0.00879989" calcext:value-type="float">
            <text:p>-0.00879989</text:p>
          </table:table-cell>
          <table:table-cell office:value-type="float" office:value="-0.008942323" calcext:value-type="float">
            <text:p>-0.008942323</text:p>
          </table:table-cell>
          <table:table-cell office:value-type="float" office:value="0" calcext:value-type="float">
            <text:p>0</text:p>
          </table:table-cell>
          <table:table-cell office:value-type="float" office:value="0.008400063" calcext:value-type="float">
            <text:p>0.008400063</text:p>
          </table:table-cell>
          <table:table-cell office:value-type="float" office:value="-0.02600702" calcext:value-type="float">
            <text:p>-0.02600702</text:p>
          </table:table-cell>
          <table:table-cell office:value-type="float" office:value="-0.0007901557" calcext:value-type="float">
            <text:p>-0.0007901557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2.198279" calcext:value-type="float">
            <text:p>-2.198279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21062003" calcext:value-type="float">
            <text:p>21062003</text:p>
          </table:table-cell>
          <table:table-cell office:value-type="float" office:value="303.8003" calcext:value-type="float">
            <text:p>303.8003</text:p>
          </table:table-cell>
          <table:table-cell office:value-type="float" office:value="153.9989" calcext:value-type="float">
            <text:p>153.9989</text:p>
          </table:table-cell>
          <table:table-cell office:value-type="float" office:value="2.115161" calcext:value-type="float">
            <text:p>2.115161</text:p>
          </table:table-cell>
          <table:table-cell office:value-type="float" office:value="1115.206" calcext:value-type="float">
            <text:p>1115.206</text:p>
          </table:table-cell>
          <table:table-cell office:value-type="float" office:value="97.62701" calcext:value-type="float">
            <text:p>97.62701</text:p>
          </table:table-cell>
          <table:table-cell office:value-type="float" office:value="0" calcext:value-type="float">
            <text:p>0</text:p>
          </table:table-cell>
          <table:table-cell office:value-type="float" office:value="0.1148152" calcext:value-type="float">
            <text:p>0.1148152</text:p>
          </table:table-cell>
          <table:table-cell office:value-type="float" office:value="0.3605556" calcext:value-type="float">
            <text:p>0.3605556</text:p>
          </table:table-cell>
          <table:table-cell office:value-type="float" office:value="0.3638352" calcext:value-type="float">
            <text:p>0.3638352</text:p>
          </table:table-cell>
          <table:table-cell office:value-type="float" office:value="0.3679959" calcext:value-type="float">
            <text:p>0.3679959</text:p>
          </table:table-cell>
          <table:table-cell office:value-type="float" office:value="0.3710277" calcext:value-type="float">
            <text:p>0.3710277</text:p>
          </table:table-cell>
          <table:table-cell office:value-type="float" office:value="0.3194373" calcext:value-type="float">
            <text:p>0.3194373</text:p>
          </table:table-cell>
          <table:table-cell office:value-type="float" office:value="0.3148428" calcext:value-type="float">
            <text:p>0.3148428</text:p>
          </table:table-cell>
          <table:table-cell office:value-type="float" office:value="0.3814261" calcext:value-type="float">
            <text:p>0.3814261</text:p>
          </table:table-cell>
          <table:table-cell office:value-type="float" office:value="0.3753429" calcext:value-type="float">
            <text:p>0.3753429</text:p>
          </table:table-cell>
          <table:table-cell office:value-type="float" office:value="0.3802925" calcext:value-type="float">
            <text:p>0.3802925</text:p>
          </table:table-cell>
          <table:table-cell office:value-type="float" office:value="0.3947889" calcext:value-type="float">
            <text:p>0.3947889</text:p>
          </table:table-cell>
          <table:table-cell office:value-type="float" office:value="0.4044555" calcext:value-type="float">
            <text:p>0.4044555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85102E-015" calcext:value-type="float">
            <text:p>1.985102E-15</text:p>
          </table:table-cell>
          <table:table-cell office:value-type="float" office:value="9.685555E-016" calcext:value-type="float">
            <text:p>9.685555E-16</text:p>
          </table:table-cell>
          <table:table-cell office:value-type="float" office:value="1.972361E-015" calcext:value-type="float">
            <text:p>1.972361E-15</text:p>
          </table:table-cell>
          <table:table-cell office:value-type="float" office:value="1.953957E-015" calcext:value-type="float">
            <text:p>1.953957E-15</text:p>
          </table:table-cell>
          <table:table-cell office:value-type="float" office:value="9.660788E-016" calcext:value-type="float">
            <text:p>9.660788E-16</text:p>
          </table:table-cell>
          <table:table-cell office:value-type="float" office:value="9.835861E-016" calcext:value-type="float">
            <text:p>9.835861E-16</text:p>
          </table:table-cell>
          <table:table-cell office:value-type="float" office:value="1.942118E-015" calcext:value-type="float">
            <text:p>1.942118E-15</text:p>
          </table:table-cell>
          <table:table-cell office:value-type="float" office:value="2.307403E-025" calcext:value-type="float">
            <text:p>2.307403E-25</text:p>
          </table:table-cell>
          <table:table-cell office:value-type="float" office:value="1.066964E-029" calcext:value-type="float">
            <text:p>1.066964E-29</text:p>
          </table:table-cell>
          <table:table-cell office:value-type="float" office:value="2.368998E-034" calcext:value-type="float">
            <text:p>2.368998E-34</text:p>
          </table:table-cell>
          <table:table-cell office:value-type="float" office:value="3.832631E-039" calcext:value-type="float">
            <text:p>3.832631E-39</text:p>
          </table:table-cell>
          <table:table-cell office:value-type="float" office:value="2.522337E-044" calcext:value-type="float">
            <text:p>2.522337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0.73283" calcext:value-type="float">
            <text:p>-60.73283</text:p>
          </table:table-cell>
          <table:table-cell office:value-type="float" office:value="-0.01145137" calcext:value-type="float">
            <text:p>-0.01145137</text:p>
          </table:table-cell>
          <table:table-cell office:value-type="float" office:value="-0.01083219" calcext:value-type="float">
            <text:p>-0.01083219</text:p>
          </table:table-cell>
          <table:table-cell office:value-type="float" office:value="-0.01013467" calcext:value-type="float">
            <text:p>-0.01013467</text:p>
          </table:table-cell>
          <table:table-cell office:value-type="float" office:value="-0.009635302" calcext:value-type="float">
            <text:p>-0.009635302</text:p>
          </table:table-cell>
          <table:table-cell office:value-type="float" office:value="-0.008842829" calcext:value-type="float">
            <text:p>-0.008842829</text:p>
          </table:table-cell>
          <table:table-cell office:value-type="float" office:value="-0.008369627" calcext:value-type="float">
            <text:p>-0.008369627</text:p>
          </table:table-cell>
          <table:table-cell office:value-type="float" office:value="-0.007890292" calcext:value-type="float">
            <text:p>-0.007890292</text:p>
          </table:table-cell>
          <table:table-cell office:value-type="float" office:value="-0.008525795" calcext:value-type="float">
            <text:p>-0.008525795</text:p>
          </table:table-cell>
          <table:table-cell office:value-type="float" office:value="-0.008792223" calcext:value-type="float">
            <text:p>-0.008792223</text:p>
          </table:table-cell>
          <table:table-cell office:value-type="float" office:value="0" calcext:value-type="float">
            <text:p>0</text:p>
          </table:table-cell>
          <table:table-cell office:value-type="float" office:value="0.008400063" calcext:value-type="float">
            <text:p>0.008400063</text:p>
          </table:table-cell>
          <table:table-cell office:value-type="float" office:value="-0.02253901" calcext:value-type="float">
            <text:p>-0.02253901</text:p>
          </table:table-cell>
          <table:table-cell office:value-type="float" office:value="-0.0007994729" calcext:value-type="float">
            <text:p>-0.0007994729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2.196444" calcext:value-type="float">
            <text:p>-2.196444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22062003" calcext:value-type="float">
            <text:p>22062003</text:p>
          </table:table-cell>
          <table:table-cell office:value-type="float" office:value="310.8005" calcext:value-type="float">
            <text:p>310.8005</text:p>
          </table:table-cell>
          <table:table-cell office:value-type="float" office:value="156.7591" calcext:value-type="float">
            <text:p>156.7591</text:p>
          </table:table-cell>
          <table:table-cell office:value-type="float" office:value="2.115161" calcext:value-type="float">
            <text:p>2.115161</text:p>
          </table:table-cell>
          <table:table-cell office:value-type="float" office:value="1119.326" calcext:value-type="float">
            <text:p>1119.326</text:p>
          </table:table-cell>
          <table:table-cell office:value-type="float" office:value="97.7473" calcext:value-type="float">
            <text:p>97.7473</text:p>
          </table:table-cell>
          <table:table-cell office:value-type="float" office:value="0" calcext:value-type="float">
            <text:p>0</text:p>
          </table:table-cell>
          <table:table-cell office:value-type="float" office:value="0.3998213" calcext:value-type="float">
            <text:p>0.3998213</text:p>
          </table:table-cell>
          <table:table-cell office:value-type="float" office:value="0.3974592" calcext:value-type="float">
            <text:p>0.3974592</text:p>
          </table:table-cell>
          <table:table-cell office:value-type="float" office:value="0.3701824" calcext:value-type="float">
            <text:p>0.3701824</text:p>
          </table:table-cell>
          <table:table-cell office:value-type="float" office:value="0.3644931" calcext:value-type="float">
            <text:p>0.3644931</text:p>
          </table:table-cell>
          <table:table-cell office:value-type="float" office:value="0.366293" calcext:value-type="float">
            <text:p>0.366293</text:p>
          </table:table-cell>
          <table:table-cell office:value-type="float" office:value="0.3160444" calcext:value-type="float">
            <text:p>0.3160444</text:p>
          </table:table-cell>
          <table:table-cell office:value-type="float" office:value="0.3125032" calcext:value-type="float">
            <text:p>0.3125032</text:p>
          </table:table-cell>
          <table:table-cell office:value-type="float" office:value="0.3806678" calcext:value-type="float">
            <text:p>0.3806678</text:p>
          </table:table-cell>
          <table:table-cell office:value-type="float" office:value="0.3756208" calcext:value-type="float">
            <text:p>0.3756208</text:p>
          </table:table-cell>
          <table:table-cell office:value-type="float" office:value="0.3806548" calcext:value-type="float">
            <text:p>0.3806548</text:p>
          </table:table-cell>
          <table:table-cell office:value-type="float" office:value="0.3949928" calcext:value-type="float">
            <text:p>0.3949928</text:p>
          </table:table-cell>
          <table:table-cell office:value-type="float" office:value="0.4045483" calcext:value-type="float">
            <text:p>0.4045483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85518E-015" calcext:value-type="float">
            <text:p>1.985518E-15</text:p>
          </table:table-cell>
          <table:table-cell office:value-type="float" office:value="9.685926E-016" calcext:value-type="float">
            <text:p>9.685926E-16</text:p>
          </table:table-cell>
          <table:table-cell office:value-type="float" office:value="1.972289E-015" calcext:value-type="float">
            <text:p>1.972289E-15</text:p>
          </table:table-cell>
          <table:table-cell office:value-type="float" office:value="1.953928E-015" calcext:value-type="float">
            <text:p>1.953928E-15</text:p>
          </table:table-cell>
          <table:table-cell office:value-type="float" office:value="9.66058E-016" calcext:value-type="float">
            <text:p>9.66058E-16</text:p>
          </table:table-cell>
          <table:table-cell office:value-type="float" office:value="9.835888E-016" calcext:value-type="float">
            <text:p>9.835888E-16</text:p>
          </table:table-cell>
          <table:table-cell office:value-type="float" office:value="1.942114E-015" calcext:value-type="float">
            <text:p>1.942114E-15</text:p>
          </table:table-cell>
          <table:table-cell office:value-type="float" office:value="2.307403E-025" calcext:value-type="float">
            <text:p>2.307403E-25</text:p>
          </table:table-cell>
          <table:table-cell office:value-type="float" office:value="1.066964E-029" calcext:value-type="float">
            <text:p>1.066964E-29</text:p>
          </table:table-cell>
          <table:table-cell office:value-type="float" office:value="2.368998E-034" calcext:value-type="float">
            <text:p>2.368998E-34</text:p>
          </table:table-cell>
          <table:table-cell office:value-type="float" office:value="3.832631E-039" calcext:value-type="float">
            <text:p>3.832631E-39</text:p>
          </table:table-cell>
          <table:table-cell office:value-type="float" office:value="2.522337E-044" calcext:value-type="float">
            <text:p>2.522337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5444706" calcext:value-type="float">
            <text:p>-0.005444706</text:p>
          </table:table-cell>
          <table:table-cell office:value-type="float" office:value="-0.006117945" calcext:value-type="float">
            <text:p>-0.006117945</text:p>
          </table:table-cell>
          <table:table-cell office:value-type="float" office:value="-0.0100243" calcext:value-type="float">
            <text:p>-0.0100243</text:p>
          </table:table-cell>
          <table:table-cell office:value-type="float" office:value="-0.01081854" calcext:value-type="float">
            <text:p>-0.01081854</text:p>
          </table:table-cell>
          <table:table-cell office:value-type="float" office:value="-0.01044236" calcext:value-type="float">
            <text:p>-0.01044236</text:p>
          </table:table-cell>
          <table:table-cell office:value-type="float" office:value="-0.009582245" calcext:value-type="float">
            <text:p>-0.009582245</text:p>
          </table:table-cell>
          <table:table-cell office:value-type="float" office:value="-0.008909294" calcext:value-type="float">
            <text:p>-0.008909294</text:p>
          </table:table-cell>
          <table:table-cell office:value-type="float" office:value="-0.008236176" calcext:value-type="float">
            <text:p>-0.008236176</text:p>
          </table:table-cell>
          <table:table-cell office:value-type="float" office:value="-0.008419892" calcext:value-type="float">
            <text:p>-0.008419892</text:p>
          </table:table-cell>
          <table:table-cell office:value-type="float" office:value="-0.008649921" calcext:value-type="float">
            <text:p>-0.008649921</text:p>
          </table:table-cell>
          <table:table-cell office:value-type="float" office:value="0" calcext:value-type="float">
            <text:p>0</text:p>
          </table:table-cell>
          <table:table-cell office:value-type="float" office:value="0.008400063" calcext:value-type="float">
            <text:p>0.008400063</text:p>
          </table:table-cell>
          <table:table-cell office:value-type="float" office:value="-0.01932502" calcext:value-type="float">
            <text:p>-0.01932502</text:p>
          </table:table-cell>
          <table:table-cell office:value-type="float" office:value="-0.000808483" calcext:value-type="float">
            <text:p>-0.000808483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2.194772" calcext:value-type="float">
            <text:p>-2.194772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23062003" calcext:value-type="float">
            <text:p>23062003</text:p>
          </table:table-cell>
          <table:table-cell office:value-type="float" office:value="311.0005" calcext:value-type="float">
            <text:p>311.0005</text:p>
          </table:table-cell>
          <table:table-cell office:value-type="float" office:value="162.3386" calcext:value-type="float">
            <text:p>162.3386</text:p>
          </table:table-cell>
          <table:table-cell office:value-type="float" office:value="2.115161" calcext:value-type="float">
            <text:p>2.115161</text:p>
          </table:table-cell>
          <table:table-cell office:value-type="float" office:value="1113.878" calcext:value-type="float">
            <text:p>1113.878</text:p>
          </table:table-cell>
          <table:table-cell office:value-type="float" office:value="97.81554" calcext:value-type="float">
            <text:p>97.81554</text:p>
          </table:table-cell>
          <table:table-cell office:value-type="float" office:value="0" calcext:value-type="float">
            <text:p>0</text:p>
          </table:table-cell>
          <table:table-cell office:value-type="float" office:value="0.1154343" calcext:value-type="float">
            <text:p>0.1154343</text:p>
          </table:table-cell>
          <table:table-cell office:value-type="float" office:value="0.3542693" calcext:value-type="float">
            <text:p>0.3542693</text:p>
          </table:table-cell>
          <table:table-cell office:value-type="float" office:value="0.3577947" calcext:value-type="float">
            <text:p>0.3577947</text:p>
          </table:table-cell>
          <table:table-cell office:value-type="float" office:value="0.361987" calcext:value-type="float">
            <text:p>0.361987</text:p>
          </table:table-cell>
          <table:table-cell office:value-type="float" office:value="0.364829" calcext:value-type="float">
            <text:p>0.364829</text:p>
          </table:table-cell>
          <table:table-cell office:value-type="float" office:value="0.3148448" calcext:value-type="float">
            <text:p>0.3148448</text:p>
          </table:table-cell>
          <table:table-cell office:value-type="float" office:value="0.3109739" calcext:value-type="float">
            <text:p>0.3109739</text:p>
          </table:table-cell>
          <table:table-cell office:value-type="float" office:value="0.3799376" calcext:value-type="float">
            <text:p>0.3799376</text:p>
          </table:table-cell>
          <table:table-cell office:value-type="float" office:value="0.3757085" calcext:value-type="float">
            <text:p>0.3757085</text:p>
          </table:table-cell>
          <table:table-cell office:value-type="float" office:value="0.3809794" calcext:value-type="float">
            <text:p>0.3809794</text:p>
          </table:table-cell>
          <table:table-cell office:value-type="float" office:value="0.3952003" calcext:value-type="float">
            <text:p>0.3952003</text:p>
          </table:table-cell>
          <table:table-cell office:value-type="float" office:value="0.4046479" calcext:value-type="float">
            <text:p>0.4046479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85933E-015" calcext:value-type="float">
            <text:p>1.985933E-15</text:p>
          </table:table-cell>
          <table:table-cell office:value-type="float" office:value="9.686284E-016" calcext:value-type="float">
            <text:p>9.686284E-16</text:p>
          </table:table-cell>
          <table:table-cell office:value-type="float" office:value="1.972219E-015" calcext:value-type="float">
            <text:p>1.972219E-15</text:p>
          </table:table-cell>
          <table:table-cell office:value-type="float" office:value="1.953897E-015" calcext:value-type="float">
            <text:p>1.953897E-15</text:p>
          </table:table-cell>
          <table:table-cell office:value-type="float" office:value="9.660368E-016" calcext:value-type="float">
            <text:p>9.660368E-16</text:p>
          </table:table-cell>
          <table:table-cell office:value-type="float" office:value="9.835905E-016" calcext:value-type="float">
            <text:p>9.835905E-16</text:p>
          </table:table-cell>
          <table:table-cell office:value-type="float" office:value="1.942112E-015" calcext:value-type="float">
            <text:p>1.942112E-15</text:p>
          </table:table-cell>
          <table:table-cell office:value-type="float" office:value="2.307403E-025" calcext:value-type="float">
            <text:p>2.307403E-25</text:p>
          </table:table-cell>
          <table:table-cell office:value-type="float" office:value="1.066964E-029" calcext:value-type="float">
            <text:p>1.066964E-29</text:p>
          </table:table-cell>
          <table:table-cell office:value-type="float" office:value="2.368997E-034" calcext:value-type="float">
            <text:p>2.368997E-34</text:p>
          </table:table-cell>
          <table:table-cell office:value-type="float" office:value="3.832631E-039" calcext:value-type="float">
            <text:p>3.832631E-39</text:p>
          </table:table-cell>
          <table:table-cell office:value-type="float" office:value="2.522337E-044" calcext:value-type="float">
            <text:p>2.522337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6.64686" calcext:value-type="float">
            <text:p>-56.64686</text:p>
          </table:table-cell>
          <table:table-cell office:value-type="float" office:value="-0.01276372" calcext:value-type="float">
            <text:p>-0.01276372</text:p>
          </table:table-cell>
          <table:table-cell office:value-type="float" office:value="-0.01200511" calcext:value-type="float">
            <text:p>-0.01200511</text:p>
          </table:table-cell>
          <table:table-cell office:value-type="float" office:value="-0.01120865" calcext:value-type="float">
            <text:p>-0.01120865</text:p>
          </table:table-cell>
          <table:table-cell office:value-type="float" office:value="-0.01068283" calcext:value-type="float">
            <text:p>-0.01068283</text:p>
          </table:table-cell>
          <table:table-cell office:value-type="float" office:value="-0.009858215" calcext:value-type="float">
            <text:p>-0.009858215</text:p>
          </table:table-cell>
          <table:table-cell office:value-type="float" office:value="-0.009286297" calcext:value-type="float">
            <text:p>-0.009286297</text:p>
          </table:table-cell>
          <table:table-cell office:value-type="float" office:value="-0.00858625" calcext:value-type="float">
            <text:p>-0.00858625</text:p>
          </table:table-cell>
          <table:table-cell office:value-type="float" office:value="-0.008386754" calcext:value-type="float">
            <text:p>-0.008386754</text:p>
          </table:table-cell>
          <table:table-cell office:value-type="float" office:value="-0.008524528" calcext:value-type="float">
            <text:p>-0.008524528</text:p>
          </table:table-cell>
          <table:table-cell office:value-type="float" office:value="0" calcext:value-type="float">
            <text:p>0</text:p>
          </table:table-cell>
          <table:table-cell office:value-type="float" office:value="0.008400063" calcext:value-type="float">
            <text:p>0.008400063</text:p>
          </table:table-cell>
          <table:table-cell office:value-type="float" office:value="-0.01601727" calcext:value-type="float">
            <text:p>-0.01601727</text:p>
          </table:table-cell>
          <table:table-cell office:value-type="float" office:value="-0.0008178828" calcext:value-type="float">
            <text:p>-0.0008178828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2.193218" calcext:value-type="float">
            <text:p>-2.193218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24062003" calcext:value-type="float">
            <text:p>24062003</text:p>
          </table:table-cell>
          <table:table-cell office:value-type="float" office:value="311.0005" calcext:value-type="float">
            <text:p>311.0005</text:p>
          </table:table-cell>
          <table:table-cell office:value-type="float" office:value="164.762" calcext:value-type="float">
            <text:p>164.762</text:p>
          </table:table-cell>
          <table:table-cell office:value-type="float" office:value="2.115161" calcext:value-type="float">
            <text:p>2.115161</text:p>
          </table:table-cell>
          <table:table-cell office:value-type="float" office:value="1111.377" calcext:value-type="float">
            <text:p>1111.377</text:p>
          </table:table-cell>
          <table:table-cell office:value-type="float" office:value="97.89273" calcext:value-type="float">
            <text:p>97.89273</text:p>
          </table:table-cell>
          <table:table-cell office:value-type="float" office:value="0" calcext:value-type="float">
            <text:p>0</text:p>
          </table:table-cell>
          <table:table-cell office:value-type="float" office:value="0.1101786" calcext:value-type="float">
            <text:p>0.1101786</text:p>
          </table:table-cell>
          <table:table-cell office:value-type="float" office:value="0.3414652" calcext:value-type="float">
            <text:p>0.3414652</text:p>
          </table:table-cell>
          <table:table-cell office:value-type="float" office:value="0.3461977" calcext:value-type="float">
            <text:p>0.3461977</text:p>
          </table:table-cell>
          <table:table-cell office:value-type="float" office:value="0.3516018" calcext:value-type="float">
            <text:p>0.3516018</text:p>
          </table:table-cell>
          <table:table-cell office:value-type="float" office:value="0.3554692" calcext:value-type="float">
            <text:p>0.3554692</text:p>
          </table:table-cell>
          <table:table-cell office:value-type="float" office:value="0.3100328" calcext:value-type="float">
            <text:p>0.3100328</text:p>
          </table:table-cell>
          <table:table-cell office:value-type="float" office:value="0.3081261" calcext:value-type="float">
            <text:p>0.3081261</text:p>
          </table:table-cell>
          <table:table-cell office:value-type="float" office:value="0.3791896" calcext:value-type="float">
            <text:p>0.3791896</text:p>
          </table:table-cell>
          <table:table-cell office:value-type="float" office:value="0.3756755" calcext:value-type="float">
            <text:p>0.3756755</text:p>
          </table:table-cell>
          <table:table-cell office:value-type="float" office:value="0.3812623" calcext:value-type="float">
            <text:p>0.3812623</text:p>
          </table:table-cell>
          <table:table-cell office:value-type="float" office:value="0.3954063" calcext:value-type="float">
            <text:p>0.3954063</text:p>
          </table:table-cell>
          <table:table-cell office:value-type="float" office:value="0.4047514" calcext:value-type="float">
            <text:p>0.4047514</text:p>
          </table:table-cell>
          <table:table-cell office:value-type="float" office:value="0.4623753" calcext:value-type="float">
            <text:p>0.4623753</text:p>
          </table:table-cell>
          <table:table-cell office:value-type="float" office:value="0" calcext:value-type="float">
            <text:p>0</text:p>
          </table:table-cell>
          <table:table-cell office:value-type="float" office:value="1.986471E-015" calcext:value-type="float">
            <text:p>1.986471E-15</text:p>
          </table:table-cell>
          <table:table-cell office:value-type="float" office:value="9.686674E-016" calcext:value-type="float">
            <text:p>9.686674E-16</text:p>
          </table:table-cell>
          <table:table-cell office:value-type="float" office:value="1.972133E-015" calcext:value-type="float">
            <text:p>1.972133E-15</text:p>
          </table:table-cell>
          <table:table-cell office:value-type="float" office:value="1.953863E-015" calcext:value-type="float">
            <text:p>1.953863E-15</text:p>
          </table:table-cell>
          <table:table-cell office:value-type="float" office:value="9.660126E-016" calcext:value-type="float">
            <text:p>9.660126E-16</text:p>
          </table:table-cell>
          <table:table-cell office:value-type="float" office:value="9.835927E-016" calcext:value-type="float">
            <text:p>9.835927E-16</text:p>
          </table:table-cell>
          <table:table-cell office:value-type="float" office:value="1.942109E-015" calcext:value-type="float">
            <text:p>1.942109E-15</text:p>
          </table:table-cell>
          <table:table-cell office:value-type="float" office:value="2.307403E-025" calcext:value-type="float">
            <text:p>2.307403E-25</text:p>
          </table:table-cell>
          <table:table-cell office:value-type="float" office:value="1.066964E-029" calcext:value-type="float">
            <text:p>1.066964E-29</text:p>
          </table:table-cell>
          <table:table-cell office:value-type="float" office:value="2.368997E-034" calcext:value-type="float">
            <text:p>2.368997E-34</text:p>
          </table:table-cell>
          <table:table-cell office:value-type="float" office:value="3.832631E-039" calcext:value-type="float">
            <text:p>3.832631E-39</text:p>
          </table:table-cell>
          <table:table-cell office:value-type="float" office:value="2.382207E-044" calcext:value-type="float">
            <text:p>2.382207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2.3723" calcext:value-type="float">
            <text:p>-82.3723</text:p>
          </table:table-cell>
          <table:table-cell office:value-type="float" office:value="-0.01601901" calcext:value-type="float">
            <text:p>-0.01601901</text:p>
          </table:table-cell>
          <table:table-cell office:value-type="float" office:value="-0.01470475" calcext:value-type="float">
            <text:p>-0.01470475</text:p>
          </table:table-cell>
          <table:table-cell office:value-type="float" office:value="-0.01340269" calcext:value-type="float">
            <text:p>-0.01340269</text:p>
          </table:table-cell>
          <table:table-cell office:value-type="float" office:value="-0.01253142" calcext:value-type="float">
            <text:p>-0.01253142</text:p>
          </table:table-cell>
          <table:table-cell office:value-type="float" office:value="-0.01106009" calcext:value-type="float">
            <text:p>-0.01106009</text:p>
          </table:table-cell>
          <table:table-cell office:value-type="float" office:value="-0.0100265" calcext:value-type="float">
            <text:p>-0.0100265</text:p>
          </table:table-cell>
          <table:table-cell office:value-type="float" office:value="-0.008958515" calcext:value-type="float">
            <text:p>-0.008958515</text:p>
          </table:table-cell>
          <table:table-cell office:value-type="float" office:value="-0.008398548" calcext:value-type="float">
            <text:p>-0.008398548</text:p>
          </table:table-cell>
          <table:table-cell office:value-type="float" office:value="-0.008416765" calcext:value-type="float">
            <text:p>-0.008416765</text:p>
          </table:table-cell>
          <table:table-cell office:value-type="float" office:value="0" calcext:value-type="float">
            <text:p>0</text:p>
          </table:table-cell>
          <table:table-cell office:value-type="float" office:value="0.008400063" calcext:value-type="float">
            <text:p>0.008400063</text:p>
          </table:table-cell>
          <table:table-cell office:value-type="float" office:value="-0.01252043" calcext:value-type="float">
            <text:p>-0.01252043</text:p>
          </table:table-cell>
          <table:table-cell office:value-type="float" office:value="-0.0008286338" calcext:value-type="float">
            <text:p>-0.0008286338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2.191746" calcext:value-type="float">
            <text:p>-2.191746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25062003" calcext:value-type="float">
            <text:p>25062003</text:p>
          </table:table-cell>
          <table:table-cell office:value-type="float" office:value="311.3006" calcext:value-type="float">
            <text:p>311.3006</text:p>
          </table:table-cell>
          <table:table-cell office:value-type="float" office:value="165.9068" calcext:value-type="float">
            <text:p>165.9068</text:p>
          </table:table-cell>
          <table:table-cell office:value-type="float" office:value="2.115161" calcext:value-type="float">
            <text:p>2.115161</text:p>
          </table:table-cell>
          <table:table-cell office:value-type="float" office:value="1110.444" calcext:value-type="float">
            <text:p>1110.444</text:p>
          </table:table-cell>
          <table:table-cell office:value-type="float" office:value="97.98048" calcext:value-type="float">
            <text:p>97.98048</text:p>
          </table:table-cell>
          <table:table-cell office:value-type="float" office:value="0" calcext:value-type="float">
            <text:p>0</text:p>
          </table:table-cell>
          <table:table-cell office:value-type="float" office:value="0.1169205" calcext:value-type="float">
            <text:p>0.1169205</text:p>
          </table:table-cell>
          <table:table-cell office:value-type="float" office:value="0.3400579" calcext:value-type="float">
            <text:p>0.3400579</text:p>
          </table:table-cell>
          <table:table-cell office:value-type="float" office:value="0.343482" calcext:value-type="float">
            <text:p>0.343482</text:p>
          </table:table-cell>
          <table:table-cell office:value-type="float" office:value="0.3478826" calcext:value-type="float">
            <text:p>0.3478826</text:p>
          </table:table-cell>
          <table:table-cell office:value-type="float" office:value="0.3514094" calcext:value-type="float">
            <text:p>0.3514094</text:p>
          </table:table-cell>
          <table:table-cell office:value-type="float" office:value="0.3067886" calcext:value-type="float">
            <text:p>0.3067886</text:p>
          </table:table-cell>
          <table:table-cell office:value-type="float" office:value="0.3054648" calcext:value-type="float">
            <text:p>0.3054648</text:p>
          </table:table-cell>
          <table:table-cell office:value-type="float" office:value="0.3782756" calcext:value-type="float">
            <text:p>0.3782756</text:p>
          </table:table-cell>
          <table:table-cell office:value-type="float" office:value="0.3755085" calcext:value-type="float">
            <text:p>0.3755085</text:p>
          </table:table-cell>
          <table:table-cell office:value-type="float" office:value="0.3815009" calcext:value-type="float">
            <text:p>0.3815009</text:p>
          </table:table-cell>
          <table:table-cell office:value-type="float" office:value="0.3956059" calcext:value-type="float">
            <text:p>0.3956059</text:p>
          </table:table-cell>
          <table:table-cell office:value-type="float" office:value="0.4048565" calcext:value-type="float">
            <text:p>0.4048565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86921E-015" calcext:value-type="float">
            <text:p>1.986921E-15</text:p>
          </table:table-cell>
          <table:table-cell office:value-type="float" office:value="9.687093E-016" calcext:value-type="float">
            <text:p>9.687093E-16</text:p>
          </table:table-cell>
          <table:table-cell office:value-type="float" office:value="1.972061E-015" calcext:value-type="float">
            <text:p>1.972061E-15</text:p>
          </table:table-cell>
          <table:table-cell office:value-type="float" office:value="1.953827E-015" calcext:value-type="float">
            <text:p>1.953827E-15</text:p>
          </table:table-cell>
          <table:table-cell office:value-type="float" office:value="9.659888E-016" calcext:value-type="float">
            <text:p>9.659888E-16</text:p>
          </table:table-cell>
          <table:table-cell office:value-type="float" office:value="9.835966E-016" calcext:value-type="float">
            <text:p>9.835966E-16</text:p>
          </table:table-cell>
          <table:table-cell office:value-type="float" office:value="1.942103E-015" calcext:value-type="float">
            <text:p>1.942103E-15</text:p>
          </table:table-cell>
          <table:table-cell office:value-type="float" office:value="2.307403E-025" calcext:value-type="float">
            <text:p>2.307403E-25</text:p>
          </table:table-cell>
          <table:table-cell office:value-type="float" office:value="1.066964E-029" calcext:value-type="float">
            <text:p>1.066964E-29</text:p>
          </table:table-cell>
          <table:table-cell office:value-type="float" office:value="2.368998E-034" calcext:value-type="float">
            <text:p>2.368998E-34</text:p>
          </table:table-cell>
          <table:table-cell office:value-type="float" office:value="3.832631E-039" calcext:value-type="float">
            <text:p>3.832631E-39</text:p>
          </table:table-cell>
          <table:table-cell office:value-type="float" office:value="2.522337E-044" calcext:value-type="float">
            <text:p>2.522337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2.5741" calcext:value-type="float">
            <text:p>-52.5741</text:p>
          </table:table-cell>
          <table:table-cell office:value-type="float" office:value="-0.01642535" calcext:value-type="float">
            <text:p>-0.01642535</text:p>
          </table:table-cell>
          <table:table-cell office:value-type="float" office:value="-0.01543665" calcext:value-type="float">
            <text:p>-0.01543665</text:p>
          </table:table-cell>
          <table:table-cell office:value-type="float" office:value="-0.01430918" calcext:value-type="float">
            <text:p>-0.01430918</text:p>
          </table:table-cell>
          <table:table-cell office:value-type="float" office:value="-0.01344989" calcext:value-type="float">
            <text:p>-0.01344989</text:p>
          </table:table-cell>
          <table:table-cell office:value-type="float" office:value="-0.01197098" calcext:value-type="float">
            <text:p>-0.01197098</text:p>
          </table:table-cell>
          <table:table-cell office:value-type="float" office:value="-0.01078372" calcext:value-type="float">
            <text:p>-0.01078372</text:p>
          </table:table-cell>
          <table:table-cell office:value-type="float" office:value="-0.009437934" calcext:value-type="float">
            <text:p>-0.009437934</text:p>
          </table:table-cell>
          <table:table-cell office:value-type="float" office:value="-0.008460343" calcext:value-type="float">
            <text:p>-0.008460343</text:p>
          </table:table-cell>
          <table:table-cell office:value-type="float" office:value="-0.008327025" calcext:value-type="float">
            <text:p>-0.008327025</text:p>
          </table:table-cell>
          <table:table-cell office:value-type="float" office:value="0" calcext:value-type="float">
            <text:p>0</text:p>
          </table:table-cell>
          <table:table-cell office:value-type="float" office:value="0.008400063" calcext:value-type="float">
            <text:p>0.008400063</text:p>
          </table:table-cell>
          <table:table-cell office:value-type="float" office:value="-0.009855691" calcext:value-type="float">
            <text:p>-0.009855691</text:p>
          </table:table-cell>
          <table:table-cell office:value-type="float" office:value="-0.0008371582" calcext:value-type="float">
            <text:p>-0.0008371582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2.190347" calcext:value-type="float">
            <text:p>-2.190347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26062003" calcext:value-type="float">
            <text:p>26062003</text:p>
          </table:table-cell>
          <table:table-cell office:value-type="float" office:value="311.3006" calcext:value-type="float">
            <text:p>311.3006</text:p>
          </table:table-cell>
          <table:table-cell office:value-type="float" office:value="168.5907" calcext:value-type="float">
            <text:p>168.5907</text:p>
          </table:table-cell>
          <table:table-cell office:value-type="float" office:value="2.115161" calcext:value-type="float">
            <text:p>2.115161</text:p>
          </table:table-cell>
          <table:table-cell office:value-type="float" office:value="1107.665" calcext:value-type="float">
            <text:p>1107.665</text:p>
          </table:table-cell>
          <table:table-cell office:value-type="float" office:value="98.07515" calcext:value-type="float">
            <text:p>98.07515</text:p>
          </table:table-cell>
          <table:table-cell office:value-type="float" office:value="0" calcext:value-type="float">
            <text:p>0</text:p>
          </table:table-cell>
          <table:table-cell office:value-type="float" office:value="0.1125558" calcext:value-type="float">
            <text:p>0.1125558</text:p>
          </table:table-cell>
          <table:table-cell office:value-type="float" office:value="0.3246223" calcext:value-type="float">
            <text:p>0.3246223</text:p>
          </table:table-cell>
          <table:table-cell office:value-type="float" office:value="0.3315323" calcext:value-type="float">
            <text:p>0.3315323</text:p>
          </table:table-cell>
          <table:table-cell office:value-type="float" office:value="0.3377795" calcext:value-type="float">
            <text:p>0.3377795</text:p>
          </table:table-cell>
          <table:table-cell office:value-type="float" office:value="0.3424108" calcext:value-type="float">
            <text:p>0.3424108</text:p>
          </table:table-cell>
          <table:table-cell office:value-type="float" office:value="0.3022854" calcext:value-type="float">
            <text:p>0.3022854</text:p>
          </table:table-cell>
          <table:table-cell office:value-type="float" office:value="0.3025217" calcext:value-type="float">
            <text:p>0.3025217</text:p>
          </table:table-cell>
          <table:table-cell office:value-type="float" office:value="0.3772368" calcext:value-type="float">
            <text:p>0.3772368</text:p>
          </table:table-cell>
          <table:table-cell office:value-type="float" office:value="0.3752016" calcext:value-type="float">
            <text:p>0.3752016</text:p>
          </table:table-cell>
          <table:table-cell office:value-type="float" office:value="0.3816909" calcext:value-type="float">
            <text:p>0.3816909</text:p>
          </table:table-cell>
          <table:table-cell office:value-type="float" office:value="0.3957947" calcext:value-type="float">
            <text:p>0.3957947</text:p>
          </table:table-cell>
          <table:table-cell office:value-type="float" office:value="0.4049601" calcext:value-type="float">
            <text:p>0.4049601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87324E-015" calcext:value-type="float">
            <text:p>1.987324E-15</text:p>
          </table:table-cell>
          <table:table-cell office:value-type="float" office:value="9.687445E-016" calcext:value-type="float">
            <text:p>9.687445E-16</text:p>
          </table:table-cell>
          <table:table-cell office:value-type="float" office:value="1.971996E-015" calcext:value-type="float">
            <text:p>1.971996E-15</text:p>
          </table:table-cell>
          <table:table-cell office:value-type="float" office:value="1.953796E-015" calcext:value-type="float">
            <text:p>1.953796E-15</text:p>
          </table:table-cell>
          <table:table-cell office:value-type="float" office:value="9.659645E-016" calcext:value-type="float">
            <text:p>9.659645E-16</text:p>
          </table:table-cell>
          <table:table-cell office:value-type="float" office:value="9.835998E-016" calcext:value-type="float">
            <text:p>9.835998E-16</text:p>
          </table:table-cell>
          <table:table-cell office:value-type="float" office:value="1.942099E-015" calcext:value-type="float">
            <text:p>1.942099E-15</text:p>
          </table:table-cell>
          <table:table-cell office:value-type="float" office:value="2.307403E-025" calcext:value-type="float">
            <text:p>2.307403E-25</text:p>
          </table:table-cell>
          <table:table-cell office:value-type="float" office:value="1.066964E-029" calcext:value-type="float">
            <text:p>1.066964E-29</text:p>
          </table:table-cell>
          <table:table-cell office:value-type="float" office:value="2.368998E-034" calcext:value-type="float">
            <text:p>2.368998E-34</text:p>
          </table:table-cell>
          <table:table-cell office:value-type="float" office:value="3.832631E-039" calcext:value-type="float">
            <text:p>3.832631E-39</text:p>
          </table:table-cell>
          <table:table-cell office:value-type="float" office:value="2.382207E-044" calcext:value-type="float">
            <text:p>2.382207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0.03511" calcext:value-type="float">
            <text:p>-70.03511</text:p>
          </table:table-cell>
          <table:table-cell office:value-type="float" office:value="-0.02190189" calcext:value-type="float">
            <text:p>-0.02190189</text:p>
          </table:table-cell>
          <table:table-cell office:value-type="float" office:value="-0.01918002" calcext:value-type="float">
            <text:p>-0.01918002</text:p>
          </table:table-cell>
          <table:table-cell office:value-type="float" office:value="-0.01714023" calcext:value-type="float">
            <text:p>-0.01714023</text:p>
          </table:table-cell>
          <table:table-cell office:value-type="float" office:value="-0.01577028" calcext:value-type="float">
            <text:p>-0.01577028</text:p>
          </table:table-cell>
          <table:table-cell office:value-type="float" office:value="-0.01336977" calcext:value-type="float">
            <text:p>-0.01336977</text:p>
          </table:table-cell>
          <table:table-cell office:value-type="float" office:value="-0.01169408" calcext:value-type="float">
            <text:p>-0.01169408</text:p>
          </table:table-cell>
          <table:table-cell office:value-type="float" office:value="-0.01001548" calcext:value-type="float">
            <text:p>-0.01001548</text:p>
          </table:table-cell>
          <table:table-cell office:value-type="float" office:value="-0.008575603" calcext:value-type="float">
            <text:p>-0.008575603</text:p>
          </table:table-cell>
          <table:table-cell office:value-type="float" office:value="-0.008256194" calcext:value-type="float">
            <text:p>-0.008256194</text:p>
          </table:table-cell>
          <table:table-cell office:value-type="float" office:value="0" calcext:value-type="float">
            <text:p>0</text:p>
          </table:table-cell>
          <table:table-cell office:value-type="float" office:value="0.008400063" calcext:value-type="float">
            <text:p>0.008400063</text:p>
          </table:table-cell>
          <table:table-cell office:value-type="float" office:value="-0.009720616" calcext:value-type="float">
            <text:p>-0.009720616</text:p>
          </table:table-cell>
          <table:table-cell office:value-type="float" office:value="-0.0008450199" calcext:value-type="float">
            <text:p>-0.0008450199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2.189006" calcext:value-type="float">
            <text:p>-2.189006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27062003" calcext:value-type="float">
            <text:p>27062003</text:p>
          </table:table-cell>
          <table:table-cell office:value-type="float" office:value="316.8007" calcext:value-type="float">
            <text:p>316.8007</text:p>
          </table:table-cell>
          <table:table-cell office:value-type="float" office:value="172.4961" calcext:value-type="float">
            <text:p>172.4961</text:p>
          </table:table-cell>
          <table:table-cell office:value-type="float" office:value="2.115161" calcext:value-type="float">
            <text:p>2.115161</text:p>
          </table:table-cell>
          <table:table-cell office:value-type="float" office:value="1109.108" calcext:value-type="float">
            <text:p>1109.108</text:p>
          </table:table-cell>
          <table:table-cell office:value-type="float" office:value="98.22736" calcext:value-type="float">
            <text:p>98.22736</text:p>
          </table:table-cell>
          <table:table-cell office:value-type="float" office:value="0" calcext:value-type="float">
            <text:p>0</text:p>
          </table:table-cell>
          <table:table-cell office:value-type="float" office:value="0.4514554" calcext:value-type="float">
            <text:p>0.4514554</text:p>
          </table:table-cell>
          <table:table-cell office:value-type="float" office:value="0.3293108" calcext:value-type="float">
            <text:p>0.3293108</text:p>
          </table:table-cell>
          <table:table-cell office:value-type="float" office:value="0.3199586" calcext:value-type="float">
            <text:p>0.3199586</text:p>
          </table:table-cell>
          <table:table-cell office:value-type="float" office:value="0.3263865" calcext:value-type="float">
            <text:p>0.3263865</text:p>
          </table:table-cell>
          <table:table-cell office:value-type="float" office:value="0.3323615" calcext:value-type="float">
            <text:p>0.3323615</text:p>
          </table:table-cell>
          <table:table-cell office:value-type="float" office:value="0.2968122" calcext:value-type="float">
            <text:p>0.2968122</text:p>
          </table:table-cell>
          <table:table-cell office:value-type="float" office:value="0.2990837" calcext:value-type="float">
            <text:p>0.2990837</text:p>
          </table:table-cell>
          <table:table-cell office:value-type="float" office:value="0.3761577" calcext:value-type="float">
            <text:p>0.3761577</text:p>
          </table:table-cell>
          <table:table-cell office:value-type="float" office:value="0.3747001" calcext:value-type="float">
            <text:p>0.3747001</text:p>
          </table:table-cell>
          <table:table-cell office:value-type="float" office:value="0.3818257" calcext:value-type="float">
            <text:p>0.3818257</text:p>
          </table:table-cell>
          <table:table-cell office:value-type="float" office:value="0.395969" calcext:value-type="float">
            <text:p>0.395969</text:p>
          </table:table-cell>
          <table:table-cell office:value-type="float" office:value="0.4050636" calcext:value-type="float">
            <text:p>0.4050636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87759E-015" calcext:value-type="float">
            <text:p>1.987759E-15</text:p>
          </table:table-cell>
          <table:table-cell office:value-type="float" office:value="9.687803E-016" calcext:value-type="float">
            <text:p>9.687803E-16</text:p>
          </table:table-cell>
          <table:table-cell office:value-type="float" office:value="1.971924E-015" calcext:value-type="float">
            <text:p>1.971924E-15</text:p>
          </table:table-cell>
          <table:table-cell office:value-type="float" office:value="1.953764E-015" calcext:value-type="float">
            <text:p>1.953764E-15</text:p>
          </table:table-cell>
          <table:table-cell office:value-type="float" office:value="9.65945E-016" calcext:value-type="float">
            <text:p>9.65945E-16</text:p>
          </table:table-cell>
          <table:table-cell office:value-type="float" office:value="9.836009E-016" calcext:value-type="float">
            <text:p>9.836009E-16</text:p>
          </table:table-cell>
          <table:table-cell office:value-type="float" office:value="1.942097E-015" calcext:value-type="float">
            <text:p>1.942097E-15</text:p>
          </table:table-cell>
          <table:table-cell office:value-type="float" office:value="2.307403E-025" calcext:value-type="float">
            <text:p>2.307403E-25</text:p>
          </table:table-cell>
          <table:table-cell office:value-type="float" office:value="1.066964E-029" calcext:value-type="float">
            <text:p>1.066964E-29</text:p>
          </table:table-cell>
          <table:table-cell office:value-type="float" office:value="2.368997E-034" calcext:value-type="float">
            <text:p>2.368997E-34</text:p>
          </table:table-cell>
          <table:table-cell office:value-type="float" office:value="3.832631E-039" calcext:value-type="float">
            <text:p>3.832631E-39</text:p>
          </table:table-cell>
          <table:table-cell office:value-type="float" office:value="2.522337E-044" calcext:value-type="float">
            <text:p>2.522337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2464851" calcext:value-type="float">
            <text:p>-0.002464851</text:p>
          </table:table-cell>
          <table:table-cell office:value-type="float" office:value="-0.0208952" calcext:value-type="float">
            <text:p>-0.0208952</text:p>
          </table:table-cell>
          <table:table-cell office:value-type="float" office:value="-0.02399361" calcext:value-type="float">
            <text:p>-0.02399361</text:p>
          </table:table-cell>
          <table:table-cell office:value-type="float" office:value="-0.02117001" calcext:value-type="float">
            <text:p>-0.02117001</text:p>
          </table:table-cell>
          <table:table-cell office:value-type="float" office:value="-0.01894094" calcext:value-type="float">
            <text:p>-0.01894094</text:p>
          </table:table-cell>
          <table:table-cell office:value-type="float" office:value="-0.0153284" calcext:value-type="float">
            <text:p>-0.0153284</text:p>
          </table:table-cell>
          <table:table-cell office:value-type="float" office:value="-0.01286812" calcext:value-type="float">
            <text:p>-0.01286812</text:p>
          </table:table-cell>
          <table:table-cell office:value-type="float" office:value="-0.01065555" calcext:value-type="float">
            <text:p>-0.01065555</text:p>
          </table:table-cell>
          <table:table-cell office:value-type="float" office:value="-0.008767731" calcext:value-type="float">
            <text:p>-0.008767731</text:p>
          </table:table-cell>
          <table:table-cell office:value-type="float" office:value="-0.008206194" calcext:value-type="float">
            <text:p>-0.008206194</text:p>
          </table:table-cell>
          <table:table-cell office:value-type="float" office:value="0" calcext:value-type="float">
            <text:p>0</text:p>
          </table:table-cell>
          <table:table-cell office:value-type="float" office:value="0.008400063" calcext:value-type="float">
            <text:p>0.008400063</text:p>
          </table:table-cell>
          <table:table-cell office:value-type="float" office:value="-0.009718952" calcext:value-type="float">
            <text:p>-0.009718952</text:p>
          </table:table-cell>
          <table:table-cell office:value-type="float" office:value="-0.0008532773" calcext:value-type="float">
            <text:p>-0.0008532773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2.187709" calcext:value-type="float">
            <text:p>-2.187709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28062003" calcext:value-type="float">
            <text:p>28062003</text:p>
          </table:table-cell>
          <table:table-cell office:value-type="float" office:value="317.9006" calcext:value-type="float">
            <text:p>317.9006</text:p>
          </table:table-cell>
          <table:table-cell office:value-type="float" office:value="178.4183" calcext:value-type="float">
            <text:p>178.4183</text:p>
          </table:table-cell>
          <table:table-cell office:value-type="float" office:value="2.115161" calcext:value-type="float">
            <text:p>2.115161</text:p>
          </table:table-cell>
          <table:table-cell office:value-type="float" office:value="1104.165" calcext:value-type="float">
            <text:p>1104.165</text:p>
          </table:table-cell>
          <table:table-cell office:value-type="float" office:value="98.34809" calcext:value-type="float">
            <text:p>98.34809</text:p>
          </table:table-cell>
          <table:table-cell office:value-type="float" office:value="0" calcext:value-type="float">
            <text:p>0</text:p>
          </table:table-cell>
          <table:table-cell office:value-type="float" office:value="0.113317" calcext:value-type="float">
            <text:p>0.113317</text:p>
          </table:table-cell>
          <table:table-cell office:value-type="float" office:value="0.3171804" calcext:value-type="float">
            <text:p>0.3171804</text:p>
          </table:table-cell>
          <table:table-cell office:value-type="float" office:value="0.3229443" calcext:value-type="float">
            <text:p>0.3229443</text:p>
          </table:table-cell>
          <table:table-cell office:value-type="float" office:value="0.3259955" calcext:value-type="float">
            <text:p>0.3259955</text:p>
          </table:table-cell>
          <table:table-cell office:value-type="float" office:value="0.3294007" calcext:value-type="float">
            <text:p>0.3294007</text:p>
          </table:table-cell>
          <table:table-cell office:value-type="float" office:value="0.293224" calcext:value-type="float">
            <text:p>0.293224</text:p>
          </table:table-cell>
          <table:table-cell office:value-type="float" office:value="0.2961518" calcext:value-type="float">
            <text:p>0.2961518</text:p>
          </table:table-cell>
          <table:table-cell office:value-type="float" office:value="0.3750097" calcext:value-type="float">
            <text:p>0.3750097</text:p>
          </table:table-cell>
          <table:table-cell office:value-type="float" office:value="0.3740864" calcext:value-type="float">
            <text:p>0.3740864</text:p>
          </table:table-cell>
          <table:table-cell office:value-type="float" office:value="0.381899" calcext:value-type="float">
            <text:p>0.381899</text:p>
          </table:table-cell>
          <table:table-cell office:value-type="float" office:value="0.3961249" calcext:value-type="float">
            <text:p>0.3961249</text:p>
          </table:table-cell>
          <table:table-cell office:value-type="float" office:value="0.4051573" calcext:value-type="float">
            <text:p>0.4051573</text:p>
          </table:table-cell>
          <table:table-cell office:value-type="float" office:value="0.4623754" calcext:value-type="float">
            <text:p>0.4623754</text:p>
          </table:table-cell>
          <table:table-cell office:value-type="float" office:value="0" calcext:value-type="float">
            <text:p>0</text:p>
          </table:table-cell>
          <table:table-cell office:value-type="float" office:value="1.988148E-015" calcext:value-type="float">
            <text:p>1.988148E-15</text:p>
          </table:table-cell>
          <table:table-cell office:value-type="float" office:value="9.688169E-016" calcext:value-type="float">
            <text:p>9.688169E-16</text:p>
          </table:table-cell>
          <table:table-cell office:value-type="float" office:value="1.971858E-015" calcext:value-type="float">
            <text:p>1.971858E-15</text:p>
          </table:table-cell>
          <table:table-cell office:value-type="float" office:value="1.953736E-015" calcext:value-type="float">
            <text:p>1.953736E-15</text:p>
          </table:table-cell>
          <table:table-cell office:value-type="float" office:value="9.659243E-016" calcext:value-type="float">
            <text:p>9.659243E-16</text:p>
          </table:table-cell>
          <table:table-cell office:value-type="float" office:value="9.836029E-016" calcext:value-type="float">
            <text:p>9.836029E-16</text:p>
          </table:table-cell>
          <table:table-cell office:value-type="float" office:value="1.942094E-015" calcext:value-type="float">
            <text:p>1.942094E-15</text:p>
          </table:table-cell>
          <table:table-cell office:value-type="float" office:value="2.307403E-025" calcext:value-type="float">
            <text:p>2.307403E-25</text:p>
          </table:table-cell>
          <table:table-cell office:value-type="float" office:value="1.066964E-029" calcext:value-type="float">
            <text:p>1.066964E-29</text:p>
          </table:table-cell>
          <table:table-cell office:value-type="float" office:value="2.368997E-034" calcext:value-type="float">
            <text:p>2.368997E-34</text:p>
          </table:table-cell>
          <table:table-cell office:value-type="float" office:value="3.832631E-039" calcext:value-type="float">
            <text:p>3.832631E-39</text:p>
          </table:table-cell>
          <table:table-cell office:value-type="float" office:value="2.382207E-044" calcext:value-type="float">
            <text:p>2.382207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6.09045" calcext:value-type="float">
            <text:p>-66.09045</text:p>
          </table:table-cell>
          <table:table-cell office:value-type="float" office:value="-0.02522356" calcext:value-type="float">
            <text:p>-0.02522356</text:p>
          </table:table-cell>
          <table:table-cell office:value-type="float" office:value="-0.02253068" calcext:value-type="float">
            <text:p>-0.02253068</text:p>
          </table:table-cell>
          <table:table-cell office:value-type="float" office:value="-0.02132203" calcext:value-type="float">
            <text:p>-0.02132203</text:p>
          </table:table-cell>
          <table:table-cell office:value-type="float" office:value="-0.02001721" calcext:value-type="float">
            <text:p>-0.02001721</text:p>
          </table:table-cell>
          <table:table-cell office:value-type="float" office:value="-0.01680005" calcext:value-type="float">
            <text:p>-0.01680005</text:p>
          </table:table-cell>
          <table:table-cell office:value-type="float" office:value="-0.01397718" calcext:value-type="float">
            <text:p>-0.01397718</text:p>
          </table:table-cell>
          <table:table-cell office:value-type="float" office:value="-0.0113831" calcext:value-type="float">
            <text:p>-0.0113831</text:p>
          </table:table-cell>
          <table:table-cell office:value-type="float" office:value="-0.009009588" calcext:value-type="float">
            <text:p>-0.009009588</text:p>
          </table:table-cell>
          <table:table-cell office:value-type="float" office:value="-0.008179068" calcext:value-type="float">
            <text:p>-0.008179068</text:p>
          </table:table-cell>
          <table:table-cell office:value-type="float" office:value="0" calcext:value-type="float">
            <text:p>0</text:p>
          </table:table-cell>
          <table:table-cell office:value-type="float" office:value="0.008400063" calcext:value-type="float">
            <text:p>0.008400063</text:p>
          </table:table-cell>
          <table:table-cell office:value-type="float" office:value="-0.009716505" calcext:value-type="float">
            <text:p>-0.009716505</text:p>
          </table:table-cell>
          <table:table-cell office:value-type="float" office:value="-0.0008609339" calcext:value-type="float">
            <text:p>-0.0008609339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2.186416" calcext:value-type="float">
            <text:p>-2.186416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9062003" calcext:value-type="float">
            <text:p>29062003</text:p>
          </table:table-cell>
          <table:table-cell office:value-type="float" office:value="317.9006" calcext:value-type="float">
            <text:p>317.9006</text:p>
          </table:table-cell>
          <table:table-cell office:value-type="float" office:value="181.5955" calcext:value-type="float">
            <text:p>181.5955</text:p>
          </table:table-cell>
          <table:table-cell office:value-type="float" office:value="2.115161" calcext:value-type="float">
            <text:p>2.115161</text:p>
          </table:table-cell>
          <table:table-cell office:value-type="float" office:value="1100.869" calcext:value-type="float">
            <text:p>1100.869</text:p>
          </table:table-cell>
          <table:table-cell office:value-type="float" office:value="98.46692" calcext:value-type="float">
            <text:p>98.46692</text:p>
          </table:table-cell>
          <table:table-cell office:value-type="float" office:value="0" calcext:value-type="float">
            <text:p>0</text:p>
          </table:table-cell>
          <table:table-cell office:value-type="float" office:value="0.1154331" calcext:value-type="float">
            <text:p>0.1154331</text:p>
          </table:table-cell>
          <table:table-cell office:value-type="float" office:value="0.2945746" calcext:value-type="float">
            <text:p>0.2945746</text:p>
          </table:table-cell>
          <table:table-cell office:value-type="float" office:value="0.3080618" calcext:value-type="float">
            <text:p>0.3080618</text:p>
          </table:table-cell>
          <table:table-cell office:value-type="float" office:value="0.3153927" calcext:value-type="float">
            <text:p>0.3153927</text:p>
          </table:table-cell>
          <table:table-cell office:value-type="float" office:value="0.3211028" calcext:value-type="float">
            <text:p>0.3211028</text:p>
          </table:table-cell>
          <table:table-cell office:value-type="float" office:value="0.2894403" calcext:value-type="float">
            <text:p>0.2894403</text:p>
          </table:table-cell>
          <table:table-cell office:value-type="float" office:value="0.2935975" calcext:value-type="float">
            <text:p>0.2935975</text:p>
          </table:table-cell>
          <table:table-cell office:value-type="float" office:value="0.3738806" calcext:value-type="float">
            <text:p>0.3738806</text:p>
          </table:table-cell>
          <table:table-cell office:value-type="float" office:value="0.3734519" calcext:value-type="float">
            <text:p>0.3734519</text:p>
          </table:table-cell>
          <table:table-cell office:value-type="float" office:value="0.3818422" calcext:value-type="float">
            <text:p>0.3818422</text:p>
          </table:table-cell>
          <table:table-cell office:value-type="float" office:value="0.3962547" calcext:value-type="float">
            <text:p>0.3962547</text:p>
          </table:table-cell>
          <table:table-cell office:value-type="float" office:value="0.4052434" calcext:value-type="float">
            <text:p>0.4052434</text:p>
          </table:table-cell>
          <table:table-cell office:value-type="float" office:value="0.4623751" calcext:value-type="float">
            <text:p>0.4623751</text:p>
          </table:table-cell>
          <table:table-cell office:value-type="float" office:value="0" calcext:value-type="float">
            <text:p>0</text:p>
          </table:table-cell>
          <table:table-cell office:value-type="float" office:value="1.988565E-015" calcext:value-type="float">
            <text:p>1.988565E-15</text:p>
          </table:table-cell>
          <table:table-cell office:value-type="float" office:value="9.688536E-016" calcext:value-type="float">
            <text:p>9.688536E-16</text:p>
          </table:table-cell>
          <table:table-cell office:value-type="float" office:value="1.971787E-015" calcext:value-type="float">
            <text:p>1.971787E-15</text:p>
          </table:table-cell>
          <table:table-cell office:value-type="float" office:value="1.953706E-015" calcext:value-type="float">
            <text:p>1.953706E-15</text:p>
          </table:table-cell>
          <table:table-cell office:value-type="float" office:value="9.659031E-016" calcext:value-type="float">
            <text:p>9.659031E-16</text:p>
          </table:table-cell>
          <table:table-cell office:value-type="float" office:value="9.83605E-016" calcext:value-type="float">
            <text:p>9.83605E-16</text:p>
          </table:table-cell>
          <table:table-cell office:value-type="float" office:value="1.942091E-015" calcext:value-type="float">
            <text:p>1.942091E-15</text:p>
          </table:table-cell>
          <table:table-cell office:value-type="float" office:value="2.307403E-025" calcext:value-type="float">
            <text:p>2.307403E-25</text:p>
          </table:table-cell>
          <table:table-cell office:value-type="float" office:value="1.066964E-029" calcext:value-type="float">
            <text:p>1.066964E-29</text:p>
          </table:table-cell>
          <table:table-cell office:value-type="float" office:value="2.368998E-034" calcext:value-type="float">
            <text:p>2.368998E-34</text:p>
          </table:table-cell>
          <table:table-cell office:value-type="float" office:value="3.832631E-039" calcext:value-type="float">
            <text:p>3.832631E-39</text:p>
          </table:table-cell>
          <table:table-cell office:value-type="float" office:value="2.522337E-044" calcext:value-type="float">
            <text:p>2.522337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8.81885" calcext:value-type="float">
            <text:p>-58.81885</text:p>
          </table:table-cell>
          <table:table-cell office:value-type="float" office:value="-0.04177476" calcext:value-type="float">
            <text:p>-0.04177476</text:p>
          </table:table-cell>
          <table:table-cell office:value-type="float" office:value="-0.03009436" calcext:value-type="float">
            <text:p>-0.03009436</text:p>
          </table:table-cell>
          <table:table-cell office:value-type="float" office:value="-0.02610585" calcext:value-type="float">
            <text:p>-0.02610585</text:p>
          </table:table-cell>
          <table:table-cell office:value-type="float" office:value="-0.02340279" calcext:value-type="float">
            <text:p>-0.02340279</text:p>
          </table:table-cell>
          <table:table-cell office:value-type="float" office:value="-0.01851111" calcext:value-type="float">
            <text:p>-0.01851111</text:p>
          </table:table-cell>
          <table:table-cell office:value-type="float" office:value="-0.01503044" calcext:value-type="float">
            <text:p>-0.01503044</text:p>
          </table:table-cell>
          <table:table-cell office:value-type="float" office:value="-0.01215072" calcext:value-type="float">
            <text:p>-0.01215072</text:p>
          </table:table-cell>
          <table:table-cell office:value-type="float" office:value="-0.009267611" calcext:value-type="float">
            <text:p>-0.009267611</text:p>
          </table:table-cell>
          <table:table-cell office:value-type="float" office:value="-0.00819933" calcext:value-type="float">
            <text:p>-0.00819933</text:p>
          </table:table-cell>
          <table:table-cell office:value-type="float" office:value="0" calcext:value-type="float">
            <text:p>0</text:p>
          </table:table-cell>
          <table:table-cell office:value-type="float" office:value="0.008400063" calcext:value-type="float">
            <text:p>0.008400063</text:p>
          </table:table-cell>
          <table:table-cell office:value-type="float" office:value="-0.009718998" calcext:value-type="float">
            <text:p>-0.009718998</text:p>
          </table:table-cell>
          <table:table-cell office:value-type="float" office:value="-0.0008688854" calcext:value-type="float">
            <text:p>-0.0008688854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2.185143" calcext:value-type="float">
            <text:p>-2.185143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30062003" calcext:value-type="float">
            <text:p>30062003</text:p>
          </table:table-cell>
          <table:table-cell office:value-type="float" office:value="317.9006" calcext:value-type="float">
            <text:p>317.9006</text:p>
          </table:table-cell>
          <table:table-cell office:value-type="float" office:value="185.2176" calcext:value-type="float">
            <text:p>185.2176</text:p>
          </table:table-cell>
          <table:table-cell office:value-type="float" office:value="2.115161" calcext:value-type="float">
            <text:p>2.115161</text:p>
          </table:table-cell>
          <table:table-cell office:value-type="float" office:value="1097.12" calcext:value-type="float">
            <text:p>1097.12</text:p>
          </table:table-cell>
          <table:table-cell office:value-type="float" office:value="98.59336" calcext:value-type="float">
            <text:p>98.59336</text:p>
          </table:table-cell>
          <table:table-cell office:value-type="float" office:value="0" calcext:value-type="float">
            <text:p>0</text:p>
          </table:table-cell>
          <table:table-cell office:value-type="float" office:value="0.1155792" calcext:value-type="float">
            <text:p>0.1155792</text:p>
          </table:table-cell>
          <table:table-cell office:value-type="float" office:value="0.2697526" calcext:value-type="float">
            <text:p>0.2697526</text:p>
          </table:table-cell>
          <table:table-cell office:value-type="float" office:value="0.2934065" calcext:value-type="float">
            <text:p>0.2934065</text:p>
          </table:table-cell>
          <table:table-cell office:value-type="float" office:value="0.3023272" calcext:value-type="float">
            <text:p>0.3023272</text:p>
          </table:table-cell>
          <table:table-cell office:value-type="float" office:value="0.3105748" calcext:value-type="float">
            <text:p>0.3105748</text:p>
          </table:table-cell>
          <table:table-cell office:value-type="float" office:value="0.2848039" calcext:value-type="float">
            <text:p>0.2848039</text:p>
          </table:table-cell>
          <table:table-cell office:value-type="float" office:value="0.290877" calcext:value-type="float">
            <text:p>0.290877</text:p>
          </table:table-cell>
          <table:table-cell office:value-type="float" office:value="0.3727111" calcext:value-type="float">
            <text:p>0.3727111</text:p>
          </table:table-cell>
          <table:table-cell office:value-type="float" office:value="0.3727466" calcext:value-type="float">
            <text:p>0.3727466</text:p>
          </table:table-cell>
          <table:table-cell office:value-type="float" office:value="0.381727" calcext:value-type="float">
            <text:p>0.381727</text:p>
          </table:table-cell>
          <table:table-cell office:value-type="float" office:value="0.3963509" calcext:value-type="float">
            <text:p>0.3963509</text:p>
          </table:table-cell>
          <table:table-cell office:value-type="float" office:value="0.4053248" calcext:value-type="float">
            <text:p>0.4053248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8898E-015" calcext:value-type="float">
            <text:p>1.98898E-15</text:p>
          </table:table-cell>
          <table:table-cell office:value-type="float" office:value="9.688925E-016" calcext:value-type="float">
            <text:p>9.688925E-16</text:p>
          </table:table-cell>
          <table:table-cell office:value-type="float" office:value="1.971717E-015" calcext:value-type="float">
            <text:p>1.971717E-15</text:p>
          </table:table-cell>
          <table:table-cell office:value-type="float" office:value="1.953676E-015" calcext:value-type="float">
            <text:p>1.953676E-15</text:p>
          </table:table-cell>
          <table:table-cell office:value-type="float" office:value="9.658802E-016" calcext:value-type="float">
            <text:p>9.658802E-16</text:p>
          </table:table-cell>
          <table:table-cell office:value-type="float" office:value="9.836078E-016" calcext:value-type="float">
            <text:p>9.836078E-16</text:p>
          </table:table-cell>
          <table:table-cell office:value-type="float" office:value="1.942088E-015" calcext:value-type="float">
            <text:p>1.942088E-15</text:p>
          </table:table-cell>
          <table:table-cell office:value-type="float" office:value="2.307403E-025" calcext:value-type="float">
            <text:p>2.307403E-25</text:p>
          </table:table-cell>
          <table:table-cell office:value-type="float" office:value="1.066964E-029" calcext:value-type="float">
            <text:p>1.066964E-29</text:p>
          </table:table-cell>
          <table:table-cell office:value-type="float" office:value="2.368998E-034" calcext:value-type="float">
            <text:p>2.368998E-34</text:p>
          </table:table-cell>
          <table:table-cell office:value-type="float" office:value="3.832631E-039" calcext:value-type="float">
            <text:p>3.832631E-39</text:p>
          </table:table-cell>
          <table:table-cell office:value-type="float" office:value="2.522337E-044" calcext:value-type="float">
            <text:p>2.522337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7.74388" calcext:value-type="float">
            <text:p>-57.74388</text:p>
          </table:table-cell>
          <table:table-cell office:value-type="float" office:value="-0.08217797" calcext:value-type="float">
            <text:p>-0.08217797</text:p>
          </table:table-cell>
          <table:table-cell office:value-type="float" office:value="-0.04283632" calcext:value-type="float">
            <text:p>-0.04283632</text:p>
          </table:table-cell>
          <table:table-cell office:value-type="float" office:value="-0.03406329" calcext:value-type="float">
            <text:p>-0.03406329</text:p>
          </table:table-cell>
          <table:table-cell office:value-type="float" office:value="-0.02871695" calcext:value-type="float">
            <text:p>-0.02871695</text:p>
          </table:table-cell>
          <table:table-cell office:value-type="float" office:value="-0.02088703" calcext:value-type="float">
            <text:p>-0.02088703</text:p>
          </table:table-cell>
          <table:table-cell office:value-type="float" office:value="-0.01624918" calcext:value-type="float">
            <text:p>-0.01624918</text:p>
          </table:table-cell>
          <table:table-cell office:value-type="float" office:value="-0.01300275" calcext:value-type="float">
            <text:p>-0.01300275</text:p>
          </table:table-cell>
          <table:table-cell office:value-type="float" office:value="-0.009563101" calcext:value-type="float">
            <text:p>-0.009563101</text:p>
          </table:table-cell>
          <table:table-cell office:value-type="float" office:value="-0.00824175" calcext:value-type="float">
            <text:p>-0.00824175</text:p>
          </table:table-cell>
          <table:table-cell office:value-type="float" office:value="0" calcext:value-type="float">
            <text:p>0</text:p>
          </table:table-cell>
          <table:table-cell office:value-type="float" office:value="0.008400063" calcext:value-type="float">
            <text:p>0.008400063</text:p>
          </table:table-cell>
          <table:table-cell office:value-type="float" office:value="-0.009718002" calcext:value-type="float">
            <text:p>-0.009718002</text:p>
          </table:table-cell>
          <table:table-cell office:value-type="float" office:value="-0.0008765812" calcext:value-type="float">
            <text:p>-0.0008765812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2.183939" calcext:value-type="float">
            <text:p>-2.183939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072003" calcext:value-type="float">
            <text:p>1072003</text:p>
          </table:table-cell>
          <table:table-cell office:value-type="float" office:value="317.9006" calcext:value-type="float">
            <text:p>317.9006</text:p>
          </table:table-cell>
          <table:table-cell office:value-type="float" office:value="188.9678" calcext:value-type="float">
            <text:p>188.9678</text:p>
          </table:table-cell>
          <table:table-cell office:value-type="float" office:value="2.115161" calcext:value-type="float">
            <text:p>2.115161</text:p>
          </table:table-cell>
          <table:table-cell office:value-type="float" office:value="1091.47" calcext:value-type="float">
            <text:p>1091.47</text:p>
          </table:table-cell>
          <table:table-cell office:value-type="float" office:value="100.4931" calcext:value-type="float">
            <text:p>100.4931</text:p>
          </table:table-cell>
          <table:table-cell office:value-type="float" office:value="0" calcext:value-type="float">
            <text:p>0</text:p>
          </table:table-cell>
          <table:table-cell office:value-type="float" office:value="0.1171718" calcext:value-type="float">
            <text:p>0.1171718</text:p>
          </table:table-cell>
          <table:table-cell office:value-type="float" office:value="0.2430819" calcext:value-type="float">
            <text:p>0.2430819</text:p>
          </table:table-cell>
          <table:table-cell office:value-type="float" office:value="0.2793329" calcext:value-type="float">
            <text:p>0.2793329</text:p>
          </table:table-cell>
          <table:table-cell office:value-type="float" office:value="0.2897097" calcext:value-type="float">
            <text:p>0.2897097</text:p>
          </table:table-cell>
          <table:table-cell office:value-type="float" office:value="0.2993831" calcext:value-type="float">
            <text:p>0.2993831</text:p>
          </table:table-cell>
          <table:table-cell office:value-type="float" office:value="0.2794783" calcext:value-type="float">
            <text:p>0.2794783</text:p>
          </table:table-cell>
          <table:table-cell office:value-type="float" office:value="0.2860565" calcext:value-type="float">
            <text:p>0.2860565</text:p>
          </table:table-cell>
          <table:table-cell office:value-type="float" office:value="0.370287" calcext:value-type="float">
            <text:p>0.370287</text:p>
          </table:table-cell>
          <table:table-cell office:value-type="float" office:value="0.3701862" calcext:value-type="float">
            <text:p>0.3701862</text:p>
          </table:table-cell>
          <table:table-cell office:value-type="float" office:value="0.3803705" calcext:value-type="float">
            <text:p>0.3803705</text:p>
          </table:table-cell>
          <table:table-cell office:value-type="float" office:value="0.3958536" calcext:value-type="float">
            <text:p>0.3958536</text:p>
          </table:table-cell>
          <table:table-cell office:value-type="float" office:value="0.4052063" calcext:value-type="float">
            <text:p>0.4052063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89403E-015" calcext:value-type="float">
            <text:p>1.989403E-15</text:p>
          </table:table-cell>
          <table:table-cell office:value-type="float" office:value="9.689333E-016" calcext:value-type="float">
            <text:p>9.689333E-16</text:p>
          </table:table-cell>
          <table:table-cell office:value-type="float" office:value="1.971644E-015" calcext:value-type="float">
            <text:p>1.971644E-15</text:p>
          </table:table-cell>
          <table:table-cell office:value-type="float" office:value="1.953645E-015" calcext:value-type="float">
            <text:p>1.953645E-15</text:p>
          </table:table-cell>
          <table:table-cell office:value-type="float" office:value="9.658586E-016" calcext:value-type="float">
            <text:p>9.658586E-16</text:p>
          </table:table-cell>
          <table:table-cell office:value-type="float" office:value="9.836111E-016" calcext:value-type="float">
            <text:p>9.836111E-16</text:p>
          </table:table-cell>
          <table:table-cell office:value-type="float" office:value="1.942083E-015" calcext:value-type="float">
            <text:p>1.942083E-15</text:p>
          </table:table-cell>
          <table:table-cell office:value-type="float" office:value="2.307403E-025" calcext:value-type="float">
            <text:p>2.307403E-25</text:p>
          </table:table-cell>
          <table:table-cell office:value-type="float" office:value="1.066964E-029" calcext:value-type="float">
            <text:p>1.066964E-29</text:p>
          </table:table-cell>
          <table:table-cell office:value-type="float" office:value="2.368998E-034" calcext:value-type="float">
            <text:p>2.368998E-34</text:p>
          </table:table-cell>
          <table:table-cell office:value-type="float" office:value="3.832631E-039" calcext:value-type="float">
            <text:p>3.832631E-39</text:p>
          </table:table-cell>
          <table:table-cell office:value-type="float" office:value="2.522337E-044" calcext:value-type="float">
            <text:p>2.522337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1.89748" calcext:value-type="float">
            <text:p>-51.89748</text:p>
          </table:table-cell>
          <table:table-cell office:value-type="float" office:value="-0.1830512" calcext:value-type="float">
            <text:p>-0.1830512</text:p>
          </table:table-cell>
          <table:table-cell office:value-type="float" office:value="-0.06256703" calcext:value-type="float">
            <text:p>-0.06256703</text:p>
          </table:table-cell>
          <table:table-cell office:value-type="float" office:value="-0.04730506" calcext:value-type="float">
            <text:p>-0.04730506</text:p>
          </table:table-cell>
          <table:table-cell office:value-type="float" office:value="-0.03677721" calcext:value-type="float">
            <text:p>-0.03677721</text:p>
          </table:table-cell>
          <table:table-cell office:value-type="float" office:value="-0.02405185" calcext:value-type="float">
            <text:p>-0.02405185</text:p>
          </table:table-cell>
          <table:table-cell office:value-type="float" office:value="-0.01867129" calcext:value-type="float">
            <text:p>-0.01867129</text:p>
          </table:table-cell>
          <table:table-cell office:value-type="float" office:value="-0.01494498" calcext:value-type="float">
            <text:p>-0.01494498</text:p>
          </table:table-cell>
          <table:table-cell office:value-type="float" office:value="-0.01070135" calcext:value-type="float">
            <text:p>-0.01070135</text:p>
          </table:table-cell>
          <table:table-cell office:value-type="float" office:value="-0.008746244" calcext:value-type="float">
            <text:p>-0.008746244</text:p>
          </table:table-cell>
          <table:table-cell office:value-type="float" office:value="0" calcext:value-type="float">
            <text:p>0</text:p>
          </table:table-cell>
          <table:table-cell office:value-type="float" office:value="0.008400063" calcext:value-type="float">
            <text:p>0.008400063</text:p>
          </table:table-cell>
          <table:table-cell office:value-type="float" office:value="-0.00971444" calcext:value-type="float">
            <text:p>-0.00971444</text:p>
          </table:table-cell>
          <table:table-cell office:value-type="float" office:value="-0.0008844108" calcext:value-type="float">
            <text:p>-0.0008844108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2.182865" calcext:value-type="float">
            <text:p>-2.182865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2072003" calcext:value-type="float">
            <text:p>2072003</text:p>
          </table:table-cell>
          <table:table-cell office:value-type="float" office:value="317.9006" calcext:value-type="float">
            <text:p>317.9006</text:p>
          </table:table-cell>
          <table:table-cell office:value-type="float" office:value="193.1644" calcext:value-type="float">
            <text:p>193.1644</text:p>
          </table:table-cell>
          <table:table-cell office:value-type="float" office:value="2.115161" calcext:value-type="float">
            <text:p>2.115161</text:p>
          </table:table-cell>
          <table:table-cell office:value-type="float" office:value="1083.837" calcext:value-type="float">
            <text:p>1083.837</text:p>
          </table:table-cell>
          <table:table-cell office:value-type="float" office:value="103.9296" calcext:value-type="float">
            <text:p>103.9296</text:p>
          </table:table-cell>
          <table:table-cell office:value-type="float" office:value="0" calcext:value-type="float">
            <text:p>0</text:p>
          </table:table-cell>
          <table:table-cell office:value-type="float" office:value="0.1130496" calcext:value-type="float">
            <text:p>0.1130496</text:p>
          </table:table-cell>
          <table:table-cell office:value-type="float" office:value="0.2135307" calcext:value-type="float">
            <text:p>0.2135307</text:p>
          </table:table-cell>
          <table:table-cell office:value-type="float" office:value="0.264944" calcext:value-type="float">
            <text:p>0.264944</text:p>
          </table:table-cell>
          <table:table-cell office:value-type="float" office:value="0.2751067" calcext:value-type="float">
            <text:p>0.2751067</text:p>
          </table:table-cell>
          <table:table-cell office:value-type="float" office:value="0.2875612" calcext:value-type="float">
            <text:p>0.2875612</text:p>
          </table:table-cell>
          <table:table-cell office:value-type="float" office:value="0.2729808" calcext:value-type="float">
            <text:p>0.2729808</text:p>
          </table:table-cell>
          <table:table-cell office:value-type="float" office:value="0.2816335" calcext:value-type="float">
            <text:p>0.2816335</text:p>
          </table:table-cell>
          <table:table-cell office:value-type="float" office:value="0.3675106" calcext:value-type="float">
            <text:p>0.3675106</text:p>
          </table:table-cell>
          <table:table-cell office:value-type="float" office:value="0.3660484" calcext:value-type="float">
            <text:p>0.3660484</text:p>
          </table:table-cell>
          <table:table-cell office:value-type="float" office:value="0.3775794" calcext:value-type="float">
            <text:p>0.3775794</text:p>
          </table:table-cell>
          <table:table-cell office:value-type="float" office:value="0.3944906" calcext:value-type="float">
            <text:p>0.3944906</text:p>
          </table:table-cell>
          <table:table-cell office:value-type="float" office:value="0.4047829" calcext:value-type="float">
            <text:p>0.4047829</text:p>
          </table:table-cell>
          <table:table-cell office:value-type="float" office:value="0.4623754" calcext:value-type="float">
            <text:p>0.4623754</text:p>
          </table:table-cell>
          <table:table-cell office:value-type="float" office:value="0" calcext:value-type="float">
            <text:p>0</text:p>
          </table:table-cell>
          <table:table-cell office:value-type="float" office:value="1.989841E-015" calcext:value-type="float">
            <text:p>1.989841E-15</text:p>
          </table:table-cell>
          <table:table-cell office:value-type="float" office:value="9.689763E-016" calcext:value-type="float">
            <text:p>9.689763E-16</text:p>
          </table:table-cell>
          <table:table-cell office:value-type="float" office:value="1.971571E-015" calcext:value-type="float">
            <text:p>1.971571E-15</text:p>
          </table:table-cell>
          <table:table-cell office:value-type="float" office:value="1.953611E-015" calcext:value-type="float">
            <text:p>1.953611E-15</text:p>
          </table:table-cell>
          <table:table-cell office:value-type="float" office:value="9.658352E-016" calcext:value-type="float">
            <text:p>9.658352E-16</text:p>
          </table:table-cell>
          <table:table-cell office:value-type="float" office:value="9.836152E-016" calcext:value-type="float">
            <text:p>9.836152E-16</text:p>
          </table:table-cell>
          <table:table-cell office:value-type="float" office:value="1.942077E-015" calcext:value-type="float">
            <text:p>1.942077E-15</text:p>
          </table:table-cell>
          <table:table-cell office:value-type="float" office:value="2.307403E-025" calcext:value-type="float">
            <text:p>2.307403E-25</text:p>
          </table:table-cell>
          <table:table-cell office:value-type="float" office:value="1.066964E-029" calcext:value-type="float">
            <text:p>1.066964E-29</text:p>
          </table:table-cell>
          <table:table-cell office:value-type="float" office:value="2.368997E-034" calcext:value-type="float">
            <text:p>2.368997E-34</text:p>
          </table:table-cell>
          <table:table-cell office:value-type="float" office:value="3.832631E-039" calcext:value-type="float">
            <text:p>3.832631E-39</text:p>
          </table:table-cell>
          <table:table-cell office:value-type="float" office:value="2.382207E-044" calcext:value-type="float">
            <text:p>2.382207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8.48309" calcext:value-type="float">
            <text:p>-68.48309</text:p>
          </table:table-cell>
          <table:table-cell office:value-type="float" office:value="-0.496255" calcext:value-type="float">
            <text:p>-0.496255</text:p>
          </table:table-cell>
          <table:table-cell office:value-type="float" office:value="-0.09402244" calcext:value-type="float">
            <text:p>-0.09402244</text:p>
          </table:table-cell>
          <table:table-cell office:value-type="float" office:value="-0.07041596" calcext:value-type="float">
            <text:p>-0.07041596</text:p>
          </table:table-cell>
          <table:table-cell office:value-type="float" office:value="-0.05021082" calcext:value-type="float">
            <text:p>-0.05021082</text:p>
          </table:table-cell>
          <table:table-cell office:value-type="float" office:value="-0.02868167" calcext:value-type="float">
            <text:p>-0.02868167</text:p>
          </table:table-cell>
          <table:table-cell office:value-type="float" office:value="-0.0212885" calcext:value-type="float">
            <text:p>-0.0212885</text:p>
          </table:table-cell>
          <table:table-cell office:value-type="float" office:value="-0.01761251" calcext:value-type="float">
            <text:p>-0.01761251</text:p>
          </table:table-cell>
          <table:table-cell office:value-type="float" office:value="-0.01291471" calcext:value-type="float">
            <text:p>-0.01291471</text:p>
          </table:table-cell>
          <table:table-cell office:value-type="float" office:value="-0.00992586" calcext:value-type="float">
            <text:p>-0.00992586</text:p>
          </table:table-cell>
          <table:table-cell office:value-type="float" office:value="0" calcext:value-type="float">
            <text:p>0</text:p>
          </table:table-cell>
          <table:table-cell office:value-type="float" office:value="0.008400063" calcext:value-type="float">
            <text:p>0.008400063</text:p>
          </table:table-cell>
          <table:table-cell office:value-type="float" office:value="-0.009709192" calcext:value-type="float">
            <text:p>-0.009709192</text:p>
          </table:table-cell>
          <table:table-cell office:value-type="float" office:value="-0.0008923108" calcext:value-type="float">
            <text:p>-0.0008923108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2.182619" calcext:value-type="float">
            <text:p>-2.182619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3072003" calcext:value-type="float">
            <text:p>3072003</text:p>
          </table:table-cell>
          <table:table-cell office:value-type="float" office:value="342.0005" calcext:value-type="float">
            <text:p>342.0005</text:p>
          </table:table-cell>
          <table:table-cell office:value-type="float" office:value="200.7649" calcext:value-type="float">
            <text:p>200.7649</text:p>
          </table:table-cell>
          <table:table-cell office:value-type="float" office:value="2.115161" calcext:value-type="float">
            <text:p>2.115161</text:p>
          </table:table-cell>
          <table:table-cell office:value-type="float" office:value="1097.572" calcext:value-type="float">
            <text:p>1097.572</text:p>
          </table:table-cell>
          <table:table-cell office:value-type="float" office:value="106.694" calcext:value-type="float">
            <text:p>106.694</text:p>
          </table:table-cell>
          <table:table-cell office:value-type="float" office:value="0" calcext:value-type="float">
            <text:p>0</text:p>
          </table:table-cell>
          <table:table-cell office:value-type="float" office:value="0.4483571" calcext:value-type="float">
            <text:p>0.4483571</text:p>
          </table:table-cell>
          <table:table-cell office:value-type="float" office:value="0.4556563" calcext:value-type="float">
            <text:p>0.4556563</text:p>
          </table:table-cell>
          <table:table-cell office:value-type="float" office:value="0.2665971" calcext:value-type="float">
            <text:p>0.2665971</text:p>
          </table:table-cell>
          <table:table-cell office:value-type="float" office:value="0.2812835" calcext:value-type="float">
            <text:p>0.2812835</text:p>
          </table:table-cell>
          <table:table-cell office:value-type="float" office:value="0.286456" calcext:value-type="float">
            <text:p>0.286456</text:p>
          </table:table-cell>
          <table:table-cell office:value-type="float" office:value="0.2712013" calcext:value-type="float">
            <text:p>0.2712013</text:p>
          </table:table-cell>
          <table:table-cell office:value-type="float" office:value="0.3127184" calcext:value-type="float">
            <text:p>0.3127184</text:p>
          </table:table-cell>
          <table:table-cell office:value-type="float" office:value="0.3693325" calcext:value-type="float">
            <text:p>0.3693325</text:p>
          </table:table-cell>
          <table:table-cell office:value-type="float" office:value="0.3646171" calcext:value-type="float">
            <text:p>0.3646171</text:p>
          </table:table-cell>
          <table:table-cell office:value-type="float" office:value="0.3764605" calcext:value-type="float">
            <text:p>0.3764605</text:p>
          </table:table-cell>
          <table:table-cell office:value-type="float" office:value="0.3937349" calcext:value-type="float">
            <text:p>0.3937349</text:p>
          </table:table-cell>
          <table:table-cell office:value-type="float" office:value="0.4044919" calcext:value-type="float">
            <text:p>0.4044919</text:p>
          </table:table-cell>
          <table:table-cell office:value-type="float" office:value="0.4623754" calcext:value-type="float">
            <text:p>0.4623754</text:p>
          </table:table-cell>
          <table:table-cell office:value-type="float" office:value="0" calcext:value-type="float">
            <text:p>0</text:p>
          </table:table-cell>
          <table:table-cell office:value-type="float" office:value="1.990259E-015" calcext:value-type="float">
            <text:p>1.990259E-15</text:p>
          </table:table-cell>
          <table:table-cell office:value-type="float" office:value="9.690271E-016" calcext:value-type="float">
            <text:p>9.690271E-16</text:p>
          </table:table-cell>
          <table:table-cell office:value-type="float" office:value="1.971499E-015" calcext:value-type="float">
            <text:p>1.971499E-15</text:p>
          </table:table-cell>
          <table:table-cell office:value-type="float" office:value="1.953575E-015" calcext:value-type="float">
            <text:p>1.953575E-15</text:p>
          </table:table-cell>
          <table:table-cell office:value-type="float" office:value="9.658105E-016" calcext:value-type="float">
            <text:p>9.658105E-16</text:p>
          </table:table-cell>
          <table:table-cell office:value-type="float" office:value="9.836175E-016" calcext:value-type="float">
            <text:p>9.836175E-16</text:p>
          </table:table-cell>
          <table:table-cell office:value-type="float" office:value="1.942074E-015" calcext:value-type="float">
            <text:p>1.942074E-15</text:p>
          </table:table-cell>
          <table:table-cell office:value-type="float" office:value="2.307403E-025" calcext:value-type="float">
            <text:p>2.307403E-25</text:p>
          </table:table-cell>
          <table:table-cell office:value-type="float" office:value="1.066964E-029" calcext:value-type="float">
            <text:p>1.066964E-29</text:p>
          </table:table-cell>
          <table:table-cell office:value-type="float" office:value="2.368997E-034" calcext:value-type="float">
            <text:p>2.368997E-34</text:p>
          </table:table-cell>
          <table:table-cell office:value-type="float" office:value="3.832631E-039" calcext:value-type="float">
            <text:p>3.832631E-39</text:p>
          </table:table-cell>
          <table:table-cell office:value-type="float" office:value="2.382207E-044" calcext:value-type="float">
            <text:p>2.382207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2982135" calcext:value-type="float">
            <text:p>-0.002982135</text:p>
          </table:table-cell>
          <table:table-cell office:value-type="float" office:value="-0.002685543" calcext:value-type="float">
            <text:p>-0.002685543</text:p>
          </table:table-cell>
          <table:table-cell office:value-type="float" office:value="-0.09039125" calcext:value-type="float">
            <text:p>-0.09039125</text:p>
          </table:table-cell>
          <table:table-cell office:value-type="float" office:value="-0.05930557" calcext:value-type="float">
            <text:p>-0.05930557</text:p>
          </table:table-cell>
          <table:table-cell office:value-type="float" office:value="-0.05179178" calcext:value-type="float">
            <text:p>-0.05179178</text:p>
          </table:table-cell>
          <table:table-cell office:value-type="float" office:value="-0.03018906" calcext:value-type="float">
            <text:p>-0.03018906</text:p>
          </table:table-cell>
          <table:table-cell office:value-type="float" office:value="-0.008785313" calcext:value-type="float">
            <text:p>-0.008785313</text:p>
          </table:table-cell>
          <table:table-cell office:value-type="float" office:value="-0.01588941" calcext:value-type="float">
            <text:p>-0.01588941</text:p>
          </table:table-cell>
          <table:table-cell office:value-type="float" office:value="-0.01380473" calcext:value-type="float">
            <text:p>-0.01380473</text:p>
          </table:table-cell>
          <table:table-cell office:value-type="float" office:value="-0.01045323" calcext:value-type="float">
            <text:p>-0.01045323</text:p>
          </table:table-cell>
          <table:table-cell office:value-type="float" office:value="0" calcext:value-type="float">
            <text:p>0</text:p>
          </table:table-cell>
          <table:table-cell office:value-type="float" office:value="0.008400063" calcext:value-type="float">
            <text:p>0.008400063</text:p>
          </table:table-cell>
          <table:table-cell office:value-type="float" office:value="-0.009714106" calcext:value-type="float">
            <text:p>-0.009714106</text:p>
          </table:table-cell>
          <table:table-cell office:value-type="float" office:value="-0.0009022678" calcext:value-type="float">
            <text:p>-0.0009022678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2.201301" calcext:value-type="float">
            <text:p>-2.201301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4072003" calcext:value-type="float">
            <text:p>4072003</text:p>
          </table:table-cell>
          <table:table-cell office:value-type="float" office:value="342.0005" calcext:value-type="float">
            <text:p>342.0005</text:p>
          </table:table-cell>
          <table:table-cell office:value-type="float" office:value="208.1593" calcext:value-type="float">
            <text:p>208.1593</text:p>
          </table:table-cell>
          <table:table-cell office:value-type="float" office:value="2.115161" calcext:value-type="float">
            <text:p>2.115161</text:p>
          </table:table-cell>
          <table:table-cell office:value-type="float" office:value="1090.148" calcext:value-type="float">
            <text:p>1090.148</text:p>
          </table:table-cell>
          <table:table-cell office:value-type="float" office:value="106.7244" calcext:value-type="float">
            <text:p>106.7244</text:p>
          </table:table-cell>
          <table:table-cell office:value-type="float" office:value="0" calcext:value-type="float">
            <text:p>0</text:p>
          </table:table-cell>
          <table:table-cell office:value-type="float" office:value="0.2465414" calcext:value-type="float">
            <text:p>0.2465414</text:p>
          </table:table-cell>
          <table:table-cell office:value-type="float" office:value="0.3370898" calcext:value-type="float">
            <text:p>0.3370898</text:p>
          </table:table-cell>
          <table:table-cell office:value-type="float" office:value="0.2811606" calcext:value-type="float">
            <text:p>0.2811606</text:p>
          </table:table-cell>
          <table:table-cell office:value-type="float" office:value="0.2746303" calcext:value-type="float">
            <text:p>0.2746303</text:p>
          </table:table-cell>
          <table:table-cell office:value-type="float" office:value="0.2856242" calcext:value-type="float">
            <text:p>0.2856242</text:p>
          </table:table-cell>
          <table:table-cell office:value-type="float" office:value="0.2710092" calcext:value-type="float">
            <text:p>0.2710092</text:p>
          </table:table-cell>
          <table:table-cell office:value-type="float" office:value="0.292171" calcext:value-type="float">
            <text:p>0.292171</text:p>
          </table:table-cell>
          <table:table-cell office:value-type="float" office:value="0.3707192" calcext:value-type="float">
            <text:p>0.3707192</text:p>
          </table:table-cell>
          <table:table-cell office:value-type="float" office:value="0.3647884" calcext:value-type="float">
            <text:p>0.3647884</text:p>
          </table:table-cell>
          <table:table-cell office:value-type="float" office:value="0.3763385" calcext:value-type="float">
            <text:p>0.3763385</text:p>
          </table:table-cell>
          <table:table-cell office:value-type="float" office:value="0.393568" calcext:value-type="float">
            <text:p>0.393568</text:p>
          </table:table-cell>
          <table:table-cell office:value-type="float" office:value="0.4043974" calcext:value-type="float">
            <text:p>0.4043974</text:p>
          </table:table-cell>
          <table:table-cell office:value-type="float" office:value="0.4623753" calcext:value-type="float">
            <text:p>0.4623753</text:p>
          </table:table-cell>
          <table:table-cell office:value-type="float" office:value="0" calcext:value-type="float">
            <text:p>0</text:p>
          </table:table-cell>
          <table:table-cell office:value-type="float" office:value="1.990657E-015" calcext:value-type="float">
            <text:p>1.990657E-15</text:p>
          </table:table-cell>
          <table:table-cell office:value-type="float" office:value="9.690641E-016" calcext:value-type="float">
            <text:p>9.690641E-16</text:p>
          </table:table-cell>
          <table:table-cell office:value-type="float" office:value="1.971437E-015" calcext:value-type="float">
            <text:p>1.971437E-15</text:p>
          </table:table-cell>
          <table:table-cell office:value-type="float" office:value="1.95354E-015" calcext:value-type="float">
            <text:p>1.95354E-15</text:p>
          </table:table-cell>
          <table:table-cell office:value-type="float" office:value="9.657884E-016" calcext:value-type="float">
            <text:p>9.657884E-16</text:p>
          </table:table-cell>
          <table:table-cell office:value-type="float" office:value="9.836191E-016" calcext:value-type="float">
            <text:p>9.836191E-16</text:p>
          </table:table-cell>
          <table:table-cell office:value-type="float" office:value="1.942072E-015" calcext:value-type="float">
            <text:p>1.942072E-15</text:p>
          </table:table-cell>
          <table:table-cell office:value-type="float" office:value="2.307403E-025" calcext:value-type="float">
            <text:p>2.307403E-25</text:p>
          </table:table-cell>
          <table:table-cell office:value-type="float" office:value="1.066964E-029" calcext:value-type="float">
            <text:p>1.066964E-29</text:p>
          </table:table-cell>
          <table:table-cell office:value-type="float" office:value="2.368997E-034" calcext:value-type="float">
            <text:p>2.368997E-34</text:p>
          </table:table-cell>
          <table:table-cell office:value-type="float" office:value="3.832631E-039" calcext:value-type="float">
            <text:p>3.832631E-39</text:p>
          </table:table-cell>
          <table:table-cell office:value-type="float" office:value="2.382207E-044" calcext:value-type="float">
            <text:p>2.382207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574603" calcext:value-type="float">
            <text:p>-0.1574603</text:p>
          </table:table-cell>
          <table:table-cell office:value-type="float" office:value="-0.01718861" calcext:value-type="float">
            <text:p>-0.01718861</text:p>
          </table:table-cell>
          <table:table-cell office:value-type="float" office:value="-0.05987208" calcext:value-type="float">
            <text:p>-0.05987208</text:p>
          </table:table-cell>
          <table:table-cell office:value-type="float" office:value="-0.07152182" calcext:value-type="float">
            <text:p>-0.07152182</text:p>
          </table:table-cell>
          <table:table-cell office:value-type="float" office:value="-0.05291367" calcext:value-type="float">
            <text:p>-0.05291367</text:p>
          </table:table-cell>
          <table:table-cell office:value-type="float" office:value="-0.03031543" calcext:value-type="float">
            <text:p>-0.03031543</text:p>
          </table:table-cell>
          <table:table-cell office:value-type="float" office:value="-0.01561995" calcext:value-type="float">
            <text:p>-0.01561995</text:p>
          </table:table-cell>
          <table:table-cell office:value-type="float" office:value="-0.01460414" calcext:value-type="float">
            <text:p>-0.01460414</text:p>
          </table:table-cell>
          <table:table-cell office:value-type="float" office:value="-0.01369839" calcext:value-type="float">
            <text:p>-0.01369839</text:p>
          </table:table-cell>
          <table:table-cell office:value-type="float" office:value="-0.01051148" calcext:value-type="float">
            <text:p>-0.01051148</text:p>
          </table:table-cell>
          <table:table-cell office:value-type="float" office:value="0" calcext:value-type="float">
            <text:p>0</text:p>
          </table:table-cell>
          <table:table-cell office:value-type="float" office:value="0.008400063" calcext:value-type="float">
            <text:p>0.008400063</text:p>
          </table:table-cell>
          <table:table-cell office:value-type="float" office:value="-0.009717886" calcext:value-type="float">
            <text:p>-0.009717886</text:p>
          </table:table-cell>
          <table:table-cell office:value-type="float" office:value="-0.0009092693" calcext:value-type="float">
            <text:p>-0.0009092693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2.198876" calcext:value-type="float">
            <text:p>-2.198876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5072003" calcext:value-type="float">
            <text:p>5072003</text:p>
          </table:table-cell>
          <table:table-cell office:value-type="float" office:value="363.7005" calcext:value-type="float">
            <text:p>363.7005</text:p>
          </table:table-cell>
          <table:table-cell office:value-type="float" office:value="214.1995" calcext:value-type="float">
            <text:p>214.1995</text:p>
          </table:table-cell>
          <table:table-cell office:value-type="float" office:value="7.581783" calcext:value-type="float">
            <text:p>7.581783</text:p>
          </table:table-cell>
          <table:table-cell office:value-type="float" office:value="1099.449" calcext:value-type="float">
            <text:p>1099.449</text:p>
          </table:table-cell>
          <table:table-cell office:value-type="float" office:value="107.6155" calcext:value-type="float">
            <text:p>107.6155</text:p>
          </table:table-cell>
          <table:table-cell office:value-type="float" office:value="0" calcext:value-type="float">
            <text:p>0</text:p>
          </table:table-cell>
          <table:table-cell office:value-type="float" office:value="0.603062" calcext:value-type="float">
            <text:p>0.603062</text:p>
          </table:table-cell>
          <table:table-cell office:value-type="float" office:value="0.4161146" calcext:value-type="float">
            <text:p>0.4161146</text:p>
          </table:table-cell>
          <table:table-cell office:value-type="float" office:value="0.2770576" calcext:value-type="float">
            <text:p>0.2770576</text:p>
          </table:table-cell>
          <table:table-cell office:value-type="float" office:value="0.280134" calcext:value-type="float">
            <text:p>0.280134</text:p>
          </table:table-cell>
          <table:table-cell office:value-type="float" office:value="0.2803405" calcext:value-type="float">
            <text:p>0.2803405</text:p>
          </table:table-cell>
          <table:table-cell office:value-type="float" office:value="0.2678182" calcext:value-type="float">
            <text:p>0.2678182</text:p>
          </table:table-cell>
          <table:table-cell office:value-type="float" office:value="0.3104505" calcext:value-type="float">
            <text:p>0.3104505</text:p>
          </table:table-cell>
          <table:table-cell office:value-type="float" office:value="0.3696011" calcext:value-type="float">
            <text:p>0.3696011</text:p>
          </table:table-cell>
          <table:table-cell office:value-type="float" office:value="0.3647858" calcext:value-type="float">
            <text:p>0.3647858</text:p>
          </table:table-cell>
          <table:table-cell office:value-type="float" office:value="0.376233" calcext:value-type="float">
            <text:p>0.376233</text:p>
          </table:table-cell>
          <table:table-cell office:value-type="float" office:value="0.39342" calcext:value-type="float">
            <text:p>0.39342</text:p>
          </table:table-cell>
          <table:table-cell office:value-type="float" office:value="0.4043263" calcext:value-type="float">
            <text:p>0.4043263</text:p>
          </table:table-cell>
          <table:table-cell office:value-type="float" office:value="0.4623722" calcext:value-type="float">
            <text:p>0.4623722</text:p>
          </table:table-cell>
          <table:table-cell office:value-type="float" office:value="0.001844497" calcext:value-type="float">
            <text:p>0.001844497</text:p>
          </table:table-cell>
          <table:table-cell office:value-type="float" office:value="1.992561E-015" calcext:value-type="float">
            <text:p>1.992561E-15</text:p>
          </table:table-cell>
          <table:table-cell office:value-type="float" office:value="9.694925E-016" calcext:value-type="float">
            <text:p>9.694925E-16</text:p>
          </table:table-cell>
          <table:table-cell office:value-type="float" office:value="1.971366E-015" calcext:value-type="float">
            <text:p>1.971366E-15</text:p>
          </table:table-cell>
          <table:table-cell office:value-type="float" office:value="1.953201E-015" calcext:value-type="float">
            <text:p>1.953201E-15</text:p>
          </table:table-cell>
          <table:table-cell office:value-type="float" office:value="9.65778E-016" calcext:value-type="float">
            <text:p>9.65778E-16</text:p>
          </table:table-cell>
          <table:table-cell office:value-type="float" office:value="9.837716E-016" calcext:value-type="float">
            <text:p>9.837716E-16</text:p>
          </table:table-cell>
          <table:table-cell office:value-type="float" office:value="1.941634E-015" calcext:value-type="float">
            <text:p>1.941634E-15</text:p>
          </table:table-cell>
          <table:table-cell office:value-type="float" office:value="2.307253E-025" calcext:value-type="float">
            <text:p>2.307253E-25</text:p>
          </table:table-cell>
          <table:table-cell office:value-type="float" office:value="1.066913E-029" calcext:value-type="float">
            <text:p>1.066913E-29</text:p>
          </table:table-cell>
          <table:table-cell office:value-type="float" office:value="2.368905E-034" calcext:value-type="float">
            <text:p>2.368905E-34</text:p>
          </table:table-cell>
          <table:table-cell office:value-type="float" office:value="3.832417E-039" calcext:value-type="float">
            <text:p>3.832417E-39</text:p>
          </table:table-cell>
          <table:table-cell office:value-type="float" office:value="2.522337E-044" calcext:value-type="float">
            <text:p>2.522337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05220507" calcext:value-type="float">
            <text:p>-0.0005220507</text:p>
          </table:table-cell>
          <table:table-cell office:value-type="float" office:value="-0.006387432" calcext:value-type="float">
            <text:p>-0.006387432</text:p>
          </table:table-cell>
          <table:table-cell office:value-type="float" office:value="-0.06733595" calcext:value-type="float">
            <text:p>-0.06733595</text:p>
          </table:table-cell>
          <table:table-cell office:value-type="float" office:value="-0.06398749" calcext:value-type="float">
            <text:p>-0.06398749</text:p>
          </table:table-cell>
          <table:table-cell office:value-type="float" office:value="-0.06126199" calcext:value-type="float">
            <text:p>-0.06126199</text:p>
          </table:table-cell>
          <table:table-cell office:value-type="float" office:value="-0.03317116" calcext:value-type="float">
            <text:p>-0.03317116</text:p>
          </table:table-cell>
          <table:table-cell office:value-type="float" office:value="-0.01043064" calcext:value-type="float">
            <text:p>-0.01043064</text:p>
          </table:table-cell>
          <table:table-cell office:value-type="float" office:value="-0.01563169" calcext:value-type="float">
            <text:p>-0.01563169</text:p>
          </table:table-cell>
          <table:table-cell office:value-type="float" office:value="-0.0136989" calcext:value-type="float">
            <text:p>-0.0136989</text:p>
          </table:table-cell>
          <table:table-cell office:value-type="float" office:value="-0.0105621" calcext:value-type="float">
            <text:p>-0.0105621</text:p>
          </table:table-cell>
          <table:table-cell office:value-type="float" office:value="0" calcext:value-type="float">
            <text:p>0</text:p>
          </table:table-cell>
          <table:table-cell office:value-type="float" office:value="0.02456024" calcext:value-type="float">
            <text:p>0.02456024</text:p>
          </table:table-cell>
          <table:table-cell office:value-type="float" office:value="-0.0005" calcext:value-type="float">
            <text:p>-0.0005</text:p>
          </table:table-cell>
          <table:table-cell office:value-type="float" office:value="0.001994708" calcext:value-type="float">
            <text:p>0.001994708</text:p>
          </table:table-cell>
          <table:table-cell office:value-type="float" office:value="-9999.002" calcext:value-type="float">
            <text:p>-9999.002</text:p>
          </table:table-cell>
          <table:table-cell office:value-type="float" office:value="0.001844535" calcext:value-type="float">
            <text:p>0.001844535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6072003" calcext:value-type="float">
            <text:p>6072003</text:p>
          </table:table-cell>
          <table:table-cell office:value-type="float" office:value="363.7005" calcext:value-type="float">
            <text:p>363.7005</text:p>
          </table:table-cell>
          <table:table-cell office:value-type="float" office:value="223.1131" calcext:value-type="float">
            <text:p>223.1131</text:p>
          </table:table-cell>
          <table:table-cell office:value-type="float" office:value="7.581783" calcext:value-type="float">
            <text:p>7.581783</text:p>
          </table:table-cell>
          <table:table-cell office:value-type="float" office:value="1090.37" calcext:value-type="float">
            <text:p>1090.37</text:p>
          </table:table-cell>
          <table:table-cell office:value-type="float" office:value="107.7819" calcext:value-type="float">
            <text:p>107.7819</text:p>
          </table:table-cell>
          <table:table-cell office:value-type="float" office:value="0" calcext:value-type="float">
            <text:p>0</text:p>
          </table:table-cell>
          <table:table-cell office:value-type="float" office:value="0.2336376" calcext:value-type="float">
            <text:p>0.2336376</text:p>
          </table:table-cell>
          <table:table-cell office:value-type="float" office:value="0.337694" calcext:value-type="float">
            <text:p>0.337694</text:p>
          </table:table-cell>
          <table:table-cell office:value-type="float" office:value="0.2980617" calcext:value-type="float">
            <text:p>0.2980617</text:p>
          </table:table-cell>
          <table:table-cell office:value-type="float" office:value="0.2764561" calcext:value-type="float">
            <text:p>0.2764561</text:p>
          </table:table-cell>
          <table:table-cell office:value-type="float" office:value="0.2816199" calcext:value-type="float">
            <text:p>0.2816199</text:p>
          </table:table-cell>
          <table:table-cell office:value-type="float" office:value="0.268447" calcext:value-type="float">
            <text:p>0.268447</text:p>
          </table:table-cell>
          <table:table-cell office:value-type="float" office:value="0.2941456" calcext:value-type="float">
            <text:p>0.2941456</text:p>
          </table:table-cell>
          <table:table-cell office:value-type="float" office:value="0.3713461" calcext:value-type="float">
            <text:p>0.3713461</text:p>
          </table:table-cell>
          <table:table-cell office:value-type="float" office:value="0.3648612" calcext:value-type="float">
            <text:p>0.3648612</text:p>
          </table:table-cell>
          <table:table-cell office:value-type="float" office:value="0.3761349" calcext:value-type="float">
            <text:p>0.3761349</text:p>
          </table:table-cell>
          <table:table-cell office:value-type="float" office:value="0.393281" calcext:value-type="float">
            <text:p>0.393281</text:p>
          </table:table-cell>
          <table:table-cell office:value-type="float" office:value="0.4041798" calcext:value-type="float">
            <text:p>0.4041798</text:p>
          </table:table-cell>
          <table:table-cell office:value-type="float" office:value="0.4623751" calcext:value-type="float">
            <text:p>0.4623751</text:p>
          </table:table-cell>
          <table:table-cell office:value-type="float" office:value="0" calcext:value-type="float">
            <text:p>0</text:p>
          </table:table-cell>
          <table:table-cell office:value-type="float" office:value="1.992934E-015" calcext:value-type="float">
            <text:p>1.992934E-15</text:p>
          </table:table-cell>
          <table:table-cell office:value-type="float" office:value="9.695289E-016" calcext:value-type="float">
            <text:p>9.695289E-16</text:p>
          </table:table-cell>
          <table:table-cell office:value-type="float" office:value="1.971301E-015" calcext:value-type="float">
            <text:p>1.971301E-15</text:p>
          </table:table-cell>
          <table:table-cell office:value-type="float" office:value="1.953175E-015" calcext:value-type="float">
            <text:p>1.953175E-15</text:p>
          </table:table-cell>
          <table:table-cell office:value-type="float" office:value="9.657559E-016" calcext:value-type="float">
            <text:p>9.657559E-16</text:p>
          </table:table-cell>
          <table:table-cell office:value-type="float" office:value="9.837771E-016" calcext:value-type="float">
            <text:p>9.837771E-16</text:p>
          </table:table-cell>
          <table:table-cell office:value-type="float" office:value="1.941626E-015" calcext:value-type="float">
            <text:p>1.941626E-15</text:p>
          </table:table-cell>
          <table:table-cell office:value-type="float" office:value="2.307253E-025" calcext:value-type="float">
            <text:p>2.307253E-25</text:p>
          </table:table-cell>
          <table:table-cell office:value-type="float" office:value="1.066913E-029" calcext:value-type="float">
            <text:p>1.066913E-29</text:p>
          </table:table-cell>
          <table:table-cell office:value-type="float" office:value="2.368905E-034" calcext:value-type="float">
            <text:p>2.368905E-34</text:p>
          </table:table-cell>
          <table:table-cell office:value-type="float" office:value="3.832417E-039" calcext:value-type="float">
            <text:p>3.832417E-39</text:p>
          </table:table-cell>
          <table:table-cell office:value-type="float" office:value="2.382207E-044" calcext:value-type="float">
            <text:p>2.382207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238716" calcext:value-type="float">
            <text:p>-0.238716</text:p>
          </table:table-cell>
          <table:table-cell office:value-type="float" office:value="-0.01697239" calcext:value-type="float">
            <text:p>-0.01697239</text:p>
          </table:table-cell>
          <table:table-cell office:value-type="float" office:value="-0.03821936" calcext:value-type="float">
            <text:p>-0.03821936</text:p>
          </table:table-cell>
          <table:table-cell office:value-type="float" office:value="-0.06803327" calcext:value-type="float">
            <text:p>-0.06803327</text:p>
          </table:table-cell>
          <table:table-cell office:value-type="float" office:value="-0.05907666" calcext:value-type="float">
            <text:p>-0.05907666</text:p>
          </table:table-cell>
          <table:table-cell office:value-type="float" office:value="-0.0325641" calcext:value-type="float">
            <text:p>-0.0325641</text:p>
          </table:table-cell>
          <table:table-cell office:value-type="float" office:value="-0.01475243" calcext:value-type="float">
            <text:p>-0.01475243</text:p>
          </table:table-cell>
          <table:table-cell office:value-type="float" office:value="-0.01408113" calcext:value-type="float">
            <text:p>-0.01408113</text:p>
          </table:table-cell>
          <table:table-cell office:value-type="float" office:value="-0.01365336" calcext:value-type="float">
            <text:p>-0.01365336</text:p>
          </table:table-cell>
          <table:table-cell office:value-type="float" office:value="-0.0106094" calcext:value-type="float">
            <text:p>-0.0106094</text:p>
          </table:table-cell>
          <table:table-cell office:value-type="float" office:value="0" calcext:value-type="float">
            <text:p>0</text:p>
          </table:table-cell>
          <table:table-cell office:value-type="float" office:value="0.02456024" calcext:value-type="float">
            <text:p>0.02456024</text:p>
          </table:table-cell>
          <table:table-cell office:value-type="float" office:value="-0.009717933" calcext:value-type="float">
            <text:p>-0.009717933</text:p>
          </table:table-cell>
          <table:table-cell office:value-type="float" office:value="-0.0009242815" calcext:value-type="float">
            <text:p>-0.0009242815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2.207195" calcext:value-type="float">
            <text:p>-2.207195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7072003" calcext:value-type="float">
            <text:p>7072003</text:p>
          </table:table-cell>
          <table:table-cell office:value-type="float" office:value="363.7005" calcext:value-type="float">
            <text:p>363.7005</text:p>
          </table:table-cell>
          <table:table-cell office:value-type="float" office:value="229.4421" calcext:value-type="float">
            <text:p>229.4421</text:p>
          </table:table-cell>
          <table:table-cell office:value-type="float" office:value="7.581783" calcext:value-type="float">
            <text:p>7.581783</text:p>
          </table:table-cell>
          <table:table-cell office:value-type="float" office:value="1084.028" calcext:value-type="float">
            <text:p>1084.028</text:p>
          </table:table-cell>
          <table:table-cell office:value-type="float" office:value="107.7943" calcext:value-type="float">
            <text:p>107.7943</text:p>
          </table:table-cell>
          <table:table-cell office:value-type="float" office:value="0" calcext:value-type="float">
            <text:p>0</text:p>
          </table:table-cell>
          <table:table-cell office:value-type="float" office:value="0.1131187" calcext:value-type="float">
            <text:p>0.1131187</text:p>
          </table:table-cell>
          <table:table-cell office:value-type="float" office:value="0.2723593" calcext:value-type="float">
            <text:p>0.2723593</text:p>
          </table:table-cell>
          <table:table-cell office:value-type="float" office:value="0.2806794" calcext:value-type="float">
            <text:p>0.2806794</text:p>
          </table:table-cell>
          <table:table-cell office:value-type="float" office:value="0.2716638" calcext:value-type="float">
            <text:p>0.2716638</text:p>
          </table:table-cell>
          <table:table-cell office:value-type="float" office:value="0.2761262" calcext:value-type="float">
            <text:p>0.2761262</text:p>
          </table:table-cell>
          <table:table-cell office:value-type="float" office:value="0.2655441" calcext:value-type="float">
            <text:p>0.2655441</text:p>
          </table:table-cell>
          <table:table-cell office:value-type="float" office:value="0.2851754" calcext:value-type="float">
            <text:p>0.2851754</text:p>
          </table:table-cell>
          <table:table-cell office:value-type="float" office:value="0.3698222" calcext:value-type="float">
            <text:p>0.3698222</text:p>
          </table:table-cell>
          <table:table-cell office:value-type="float" office:value="0.364776" calcext:value-type="float">
            <text:p>0.364776</text:p>
          </table:table-cell>
          <table:table-cell office:value-type="float" office:value="0.3760451" calcext:value-type="float">
            <text:p>0.3760451</text:p>
          </table:table-cell>
          <table:table-cell office:value-type="float" office:value="0.3931505" calcext:value-type="float">
            <text:p>0.3931505</text:p>
          </table:table-cell>
          <table:table-cell office:value-type="float" office:value="0.4040844" calcext:value-type="float">
            <text:p>0.4040844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93332E-015" calcext:value-type="float">
            <text:p>1.993332E-15</text:p>
          </table:table-cell>
          <table:table-cell office:value-type="float" office:value="9.695665E-016" calcext:value-type="float">
            <text:p>9.695665E-16</text:p>
          </table:table-cell>
          <table:table-cell office:value-type="float" office:value="1.971234E-015" calcext:value-type="float">
            <text:p>1.971234E-15</text:p>
          </table:table-cell>
          <table:table-cell office:value-type="float" office:value="1.953144E-015" calcext:value-type="float">
            <text:p>1.953144E-15</text:p>
          </table:table-cell>
          <table:table-cell office:value-type="float" office:value="9.65737E-016" calcext:value-type="float">
            <text:p>9.65737E-16</text:p>
          </table:table-cell>
          <table:table-cell office:value-type="float" office:value="9.837792E-016" calcext:value-type="float">
            <text:p>9.837792E-16</text:p>
          </table:table-cell>
          <table:table-cell office:value-type="float" office:value="1.941623E-015" calcext:value-type="float">
            <text:p>1.941623E-15</text:p>
          </table:table-cell>
          <table:table-cell office:value-type="float" office:value="2.307253E-025" calcext:value-type="float">
            <text:p>2.307253E-25</text:p>
          </table:table-cell>
          <table:table-cell office:value-type="float" office:value="1.066913E-029" calcext:value-type="float">
            <text:p>1.066913E-29</text:p>
          </table:table-cell>
          <table:table-cell office:value-type="float" office:value="2.368905E-034" calcext:value-type="float">
            <text:p>2.368905E-34</text:p>
          </table:table-cell>
          <table:table-cell office:value-type="float" office:value="3.832417E-039" calcext:value-type="float">
            <text:p>3.832417E-39</text:p>
          </table:table-cell>
          <table:table-cell office:value-type="float" office:value="2.522337E-044" calcext:value-type="float">
            <text:p>2.522337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6.0052" calcext:value-type="float">
            <text:p>-66.0052</text:p>
          </table:table-cell>
          <table:table-cell office:value-type="float" office:value="-0.07610387" calcext:value-type="float">
            <text:p>-0.07610387</text:p>
          </table:table-cell>
          <table:table-cell office:value-type="float" office:value="-0.06016677" calcext:value-type="float">
            <text:p>-0.06016677</text:p>
          </table:table-cell>
          <table:table-cell office:value-type="float" office:value="-0.07769378" calcext:value-type="float">
            <text:p>-0.07769378</text:p>
          </table:table-cell>
          <table:table-cell office:value-type="float" office:value="-0.06869134" calcext:value-type="float">
            <text:p>-0.06869134</text:p>
          </table:table-cell>
          <table:table-cell office:value-type="float" office:value="-0.03535757" calcext:value-type="float">
            <text:p>-0.03535757</text:p>
          </table:table-cell>
          <table:table-cell office:value-type="float" office:value="-0.01916675" calcext:value-type="float">
            <text:p>-0.01916675</text:p>
          </table:table-cell>
          <table:table-cell office:value-type="float" office:value="-0.01537953" calcext:value-type="float">
            <text:p>-0.01537953</text:p>
          </table:table-cell>
          <table:table-cell office:value-type="float" office:value="-0.01370496" calcext:value-type="float">
            <text:p>-0.01370496</text:p>
          </table:table-cell>
          <table:table-cell office:value-type="float" office:value="-0.01065283" calcext:value-type="float">
            <text:p>-0.01065283</text:p>
          </table:table-cell>
          <table:table-cell office:value-type="float" office:value="0" calcext:value-type="float">
            <text:p>0</text:p>
          </table:table-cell>
          <table:table-cell office:value-type="float" office:value="0.02456024" calcext:value-type="float">
            <text:p>0.02456024</text:p>
          </table:table-cell>
          <table:table-cell office:value-type="float" office:value="-0.009712684" calcext:value-type="float">
            <text:p>-0.009712684</text:p>
          </table:table-cell>
          <table:table-cell office:value-type="float" office:value="-0.0009310102" calcext:value-type="float">
            <text:p>-0.0009310102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2.204633" calcext:value-type="float">
            <text:p>-2.204633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8072003" calcext:value-type="float">
            <text:p>8072003</text:p>
          </table:table-cell>
          <table:table-cell office:value-type="float" office:value="369.7005" calcext:value-type="float">
            <text:p>369.7005</text:p>
          </table:table-cell>
          <table:table-cell office:value-type="float" office:value="237.5028" calcext:value-type="float">
            <text:p>237.5028</text:p>
          </table:table-cell>
          <table:table-cell office:value-type="float" office:value="7.581783" calcext:value-type="float">
            <text:p>7.581783</text:p>
          </table:table-cell>
          <table:table-cell office:value-type="float" office:value="1081.918" calcext:value-type="float">
            <text:p>1081.918</text:p>
          </table:table-cell>
          <table:table-cell office:value-type="float" office:value="107.8435" calcext:value-type="float">
            <text:p>107.8435</text:p>
          </table:table-cell>
          <table:table-cell office:value-type="float" office:value="0" calcext:value-type="float">
            <text:p>0</text:p>
          </table:table-cell>
          <table:table-cell office:value-type="float" office:value="0.1772158" calcext:value-type="float">
            <text:p>0.1772158</text:p>
          </table:table-cell>
          <table:table-cell office:value-type="float" office:value="0.2509032" calcext:value-type="float">
            <text:p>0.2509032</text:p>
          </table:table-cell>
          <table:table-cell office:value-type="float" office:value="0.2659118" calcext:value-type="float">
            <text:p>0.2659118</text:p>
          </table:table-cell>
          <table:table-cell office:value-type="float" office:value="0.2671257" calcext:value-type="float">
            <text:p>0.2671257</text:p>
          </table:table-cell>
          <table:table-cell office:value-type="float" office:value="0.2762539" calcext:value-type="float">
            <text:p>0.2762539</text:p>
          </table:table-cell>
          <table:table-cell office:value-type="float" office:value="0.2631323" calcext:value-type="float">
            <text:p>0.2631323</text:p>
          </table:table-cell>
          <table:table-cell office:value-type="float" office:value="0.2809029" calcext:value-type="float">
            <text:p>0.2809029</text:p>
          </table:table-cell>
          <table:table-cell office:value-type="float" office:value="0.3682451" calcext:value-type="float">
            <text:p>0.3682451</text:p>
          </table:table-cell>
          <table:table-cell office:value-type="float" office:value="0.3645624" calcext:value-type="float">
            <text:p>0.3645624</text:p>
          </table:table-cell>
          <table:table-cell office:value-type="float" office:value="0.3759363" calcext:value-type="float">
            <text:p>0.3759363</text:p>
          </table:table-cell>
          <table:table-cell office:value-type="float" office:value="0.3930312" calcext:value-type="float">
            <text:p>0.3930312</text:p>
          </table:table-cell>
          <table:table-cell office:value-type="float" office:value="0.4040208" calcext:value-type="float">
            <text:p>0.4040208</text:p>
          </table:table-cell>
          <table:table-cell office:value-type="float" office:value="0.4623753" calcext:value-type="float">
            <text:p>0.4623753</text:p>
          </table:table-cell>
          <table:table-cell office:value-type="float" office:value="0" calcext:value-type="float">
            <text:p>0</text:p>
          </table:table-cell>
          <table:table-cell office:value-type="float" office:value="1.993708E-015" calcext:value-type="float">
            <text:p>1.993708E-15</text:p>
          </table:table-cell>
          <table:table-cell office:value-type="float" office:value="9.696074E-016" calcext:value-type="float">
            <text:p>9.696074E-16</text:p>
          </table:table-cell>
          <table:table-cell office:value-type="float" office:value="1.971169E-015" calcext:value-type="float">
            <text:p>1.971169E-15</text:p>
          </table:table-cell>
          <table:table-cell office:value-type="float" office:value="1.953114E-015" calcext:value-type="float">
            <text:p>1.953114E-15</text:p>
          </table:table-cell>
          <table:table-cell office:value-type="float" office:value="9.657158E-016" calcext:value-type="float">
            <text:p>9.657158E-16</text:p>
          </table:table-cell>
          <table:table-cell office:value-type="float" office:value="9.837809E-016" calcext:value-type="float">
            <text:p>9.837809E-16</text:p>
          </table:table-cell>
          <table:table-cell office:value-type="float" office:value="1.941621E-015" calcext:value-type="float">
            <text:p>1.941621E-15</text:p>
          </table:table-cell>
          <table:table-cell office:value-type="float" office:value="2.307253E-025" calcext:value-type="float">
            <text:p>2.307253E-25</text:p>
          </table:table-cell>
          <table:table-cell office:value-type="float" office:value="1.066913E-029" calcext:value-type="float">
            <text:p>1.066913E-29</text:p>
          </table:table-cell>
          <table:table-cell office:value-type="float" office:value="2.368905E-034" calcext:value-type="float">
            <text:p>2.368905E-34</text:p>
          </table:table-cell>
          <table:table-cell office:value-type="float" office:value="3.832417E-039" calcext:value-type="float">
            <text:p>3.832417E-39</text:p>
          </table:table-cell>
          <table:table-cell office:value-type="float" office:value="2.382207E-044" calcext:value-type="float">
            <text:p>2.382207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036877" calcext:value-type="float">
            <text:p>-2.036877</text:p>
          </table:table-cell>
          <table:table-cell office:value-type="float" office:value="-0.1431949" calcext:value-type="float">
            <text:p>-0.1431949</text:p>
          </table:table-cell>
          <table:table-cell office:value-type="float" office:value="-0.09134308" calcext:value-type="float">
            <text:p>-0.09134308</text:p>
          </table:table-cell>
          <table:table-cell office:value-type="float" office:value="-0.08837855" calcext:value-type="float">
            <text:p>-0.08837855</text:p>
          </table:table-cell>
          <table:table-cell office:value-type="float" office:value="-0.06835447" calcext:value-type="float">
            <text:p>-0.06835447</text:p>
          </table:table-cell>
          <table:table-cell office:value-type="float" office:value="-0.03791793" calcext:value-type="float">
            <text:p>-0.03791793</text:p>
          </table:table-cell>
          <table:table-cell office:value-type="float" office:value="-0.0217531" calcext:value-type="float">
            <text:p>-0.0217531</text:p>
          </table:table-cell>
          <table:table-cell office:value-type="float" office:value="-0.01686987" calcext:value-type="float">
            <text:p>-0.01686987</text:p>
          </table:table-cell>
          <table:table-cell office:value-type="float" office:value="-0.01383762" calcext:value-type="float">
            <text:p>-0.01383762</text:p>
          </table:table-cell>
          <table:table-cell office:value-type="float" office:value="-0.01070565" calcext:value-type="float">
            <text:p>-0.01070565</text:p>
          </table:table-cell>
          <table:table-cell office:value-type="float" office:value="0" calcext:value-type="float">
            <text:p>0</text:p>
          </table:table-cell>
          <table:table-cell office:value-type="float" office:value="0.02456024" calcext:value-type="float">
            <text:p>0.02456024</text:p>
          </table:table-cell>
          <table:table-cell office:value-type="float" office:value="-0.009718572" calcext:value-type="float">
            <text:p>-0.009718572</text:p>
          </table:table-cell>
          <table:table-cell office:value-type="float" office:value="-0.000937093" calcext:value-type="float">
            <text:p>-0.000937093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2.202553" calcext:value-type="float">
            <text:p>-2.202553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9072003" calcext:value-type="float">
            <text:p>9072003</text:p>
          </table:table-cell>
          <table:table-cell office:value-type="float" office:value="377.5006" calcext:value-type="float">
            <text:p>377.5006</text:p>
          </table:table-cell>
          <table:table-cell office:value-type="float" office:value="244.1316" calcext:value-type="float">
            <text:p>244.1316</text:p>
          </table:table-cell>
          <table:table-cell office:value-type="float" office:value="7.581783" calcext:value-type="float">
            <text:p>7.581783</text:p>
          </table:table-cell>
          <table:table-cell office:value-type="float" office:value="1082.999" calcext:value-type="float">
            <text:p>1082.999</text:p>
          </table:table-cell>
          <table:table-cell office:value-type="float" office:value="107.9338" calcext:value-type="float">
            <text:p>107.9338</text:p>
          </table:table-cell>
          <table:table-cell office:value-type="float" office:value="0" calcext:value-type="float">
            <text:p>0</text:p>
          </table:table-cell>
          <table:table-cell office:value-type="float" office:value="0.1839419" calcext:value-type="float">
            <text:p>0.1839419</text:p>
          </table:table-cell>
          <table:table-cell office:value-type="float" office:value="0.3024641" calcext:value-type="float">
            <text:p>0.3024641</text:p>
          </table:table-cell>
          <table:table-cell office:value-type="float" office:value="0.2684101" calcext:value-type="float">
            <text:p>0.2684101</text:p>
          </table:table-cell>
          <table:table-cell office:value-type="float" office:value="0.262965" calcext:value-type="float">
            <text:p>0.262965</text:p>
          </table:table-cell>
          <table:table-cell office:value-type="float" office:value="0.2734894" calcext:value-type="float">
            <text:p>0.2734894</text:p>
          </table:table-cell>
          <table:table-cell office:value-type="float" office:value="0.2605975" calcext:value-type="float">
            <text:p>0.2605975</text:p>
          </table:table-cell>
          <table:table-cell office:value-type="float" office:value="0.2778511" calcext:value-type="float">
            <text:p>0.2778511</text:p>
          </table:table-cell>
          <table:table-cell office:value-type="float" office:value="0.366873" calcext:value-type="float">
            <text:p>0.366873</text:p>
          </table:table-cell>
          <table:table-cell office:value-type="float" office:value="0.3641716" calcext:value-type="float">
            <text:p>0.3641716</text:p>
          </table:table-cell>
          <table:table-cell office:value-type="float" office:value="0.3757817" calcext:value-type="float">
            <text:p>0.3757817</text:p>
          </table:table-cell>
          <table:table-cell office:value-type="float" office:value="0.3929194" calcext:value-type="float">
            <text:p>0.3929194</text:p>
          </table:table-cell>
          <table:table-cell office:value-type="float" office:value="0.4039776" calcext:value-type="float">
            <text:p>0.4039776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9402E-015" calcext:value-type="float">
            <text:p>1.99402E-15</text:p>
          </table:table-cell>
          <table:table-cell office:value-type="float" office:value="9.696473E-016" calcext:value-type="float">
            <text:p>9.696473E-16</text:p>
          </table:table-cell>
          <table:table-cell office:value-type="float" office:value="1.971111E-015" calcext:value-type="float">
            <text:p>1.971111E-15</text:p>
          </table:table-cell>
          <table:table-cell office:value-type="float" office:value="1.953089E-015" calcext:value-type="float">
            <text:p>1.953089E-15</text:p>
          </table:table-cell>
          <table:table-cell office:value-type="float" office:value="9.656946E-016" calcext:value-type="float">
            <text:p>9.656946E-16</text:p>
          </table:table-cell>
          <table:table-cell office:value-type="float" office:value="9.837869E-016" calcext:value-type="float">
            <text:p>9.837869E-16</text:p>
          </table:table-cell>
          <table:table-cell office:value-type="float" office:value="1.941613E-015" calcext:value-type="float">
            <text:p>1.941613E-15</text:p>
          </table:table-cell>
          <table:table-cell office:value-type="float" office:value="2.307252E-025" calcext:value-type="float">
            <text:p>2.307252E-25</text:p>
          </table:table-cell>
          <table:table-cell office:value-type="float" office:value="1.066913E-029" calcext:value-type="float">
            <text:p>1.066913E-29</text:p>
          </table:table-cell>
          <table:table-cell office:value-type="float" office:value="2.368905E-034" calcext:value-type="float">
            <text:p>2.368905E-34</text:p>
          </table:table-cell>
          <table:table-cell office:value-type="float" office:value="3.832417E-039" calcext:value-type="float">
            <text:p>3.832417E-39</text:p>
          </table:table-cell>
          <table:table-cell office:value-type="float" office:value="2.382207E-044" calcext:value-type="float">
            <text:p>2.382207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530619" calcext:value-type="float">
            <text:p>-1.530619</text:p>
          </table:table-cell>
          <table:table-cell office:value-type="float" office:value="-0.03375552" calcext:value-type="float">
            <text:p>-0.03375552</text:p>
          </table:table-cell>
          <table:table-cell office:value-type="float" office:value="-0.08536659" calcext:value-type="float">
            <text:p>-0.08536659</text:p>
          </table:table-cell>
          <table:table-cell office:value-type="float" office:value="-0.09981666" calcext:value-type="float">
            <text:p>-0.09981666</text:p>
          </table:table-cell>
          <table:table-cell office:value-type="float" office:value="-0.07388231" calcext:value-type="float">
            <text:p>-0.07388231</text:p>
          </table:table-cell>
          <table:table-cell office:value-type="float" office:value="-0.04083148" calcext:value-type="float">
            <text:p>-0.04083148</text:p>
          </table:table-cell>
          <table:table-cell office:value-type="float" office:value="-0.02385273" calcext:value-type="float">
            <text:p>-0.02385273</text:p>
          </table:table-cell>
          <table:table-cell office:value-type="float" office:value="-0.01828843" calcext:value-type="float">
            <text:p>-0.01828843</text:p>
          </table:table-cell>
          <table:table-cell office:value-type="float" office:value="-0.01408585" calcext:value-type="float">
            <text:p>-0.01408585</text:p>
          </table:table-cell>
          <table:table-cell office:value-type="float" office:value="-0.01078124" calcext:value-type="float">
            <text:p>-0.01078124</text:p>
          </table:table-cell>
          <table:table-cell office:value-type="float" office:value="0" calcext:value-type="float">
            <text:p>0</text:p>
          </table:table-cell>
          <table:table-cell office:value-type="float" office:value="0.02456024" calcext:value-type="float">
            <text:p>0.02456024</text:p>
          </table:table-cell>
          <table:table-cell office:value-type="float" office:value="-0.009721469" calcext:value-type="float">
            <text:p>-0.009721469</text:p>
          </table:table-cell>
          <table:table-cell office:value-type="float" office:value="-0.0009425413" calcext:value-type="float">
            <text:p>-0.0009425413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2.200831" calcext:value-type="float">
            <text:p>-2.200831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0072003" calcext:value-type="float">
            <text:p>10072003</text:p>
          </table:table-cell>
          <table:table-cell office:value-type="float" office:value="377.5006" calcext:value-type="float">
            <text:p>377.5006</text:p>
          </table:table-cell>
          <table:table-cell office:value-type="float" office:value="250.2051" calcext:value-type="float">
            <text:p>250.2051</text:p>
          </table:table-cell>
          <table:table-cell office:value-type="float" office:value="7.581783" calcext:value-type="float">
            <text:p>7.581783</text:p>
          </table:table-cell>
          <table:table-cell office:value-type="float" office:value="1076.896" calcext:value-type="float">
            <text:p>1076.896</text:p>
          </table:table-cell>
          <table:table-cell office:value-type="float" office:value="107.9633" calcext:value-type="float">
            <text:p>107.9633</text:p>
          </table:table-cell>
          <table:table-cell office:value-type="float" office:value="0" calcext:value-type="float">
            <text:p>0</text:p>
          </table:table-cell>
          <table:table-cell office:value-type="float" office:value="0.1141559" calcext:value-type="float">
            <text:p>0.1141559</text:p>
          </table:table-cell>
          <table:table-cell office:value-type="float" office:value="0.2447942" calcext:value-type="float">
            <text:p>0.2447942</text:p>
          </table:table-cell>
          <table:table-cell office:value-type="float" office:value="0.2530803" calcext:value-type="float">
            <text:p>0.2530803</text:p>
          </table:table-cell>
          <table:table-cell office:value-type="float" office:value="0.2507868" calcext:value-type="float">
            <text:p>0.2507868</text:p>
          </table:table-cell>
          <table:table-cell office:value-type="float" office:value="0.2608137" calcext:value-type="float">
            <text:p>0.2608137</text:p>
          </table:table-cell>
          <table:table-cell office:value-type="float" office:value="0.256166" calcext:value-type="float">
            <text:p>0.256166</text:p>
          </table:table-cell>
          <table:table-cell office:value-type="float" office:value="0.2745083" calcext:value-type="float">
            <text:p>0.2745083</text:p>
          </table:table-cell>
          <table:table-cell office:value-type="float" office:value="0.3653265" calcext:value-type="float">
            <text:p>0.3653265</text:p>
          </table:table-cell>
          <table:table-cell office:value-type="float" office:value="0.3634287" calcext:value-type="float">
            <text:p>0.3634287</text:p>
          </table:table-cell>
          <table:table-cell office:value-type="float" office:value="0.3755117" calcext:value-type="float">
            <text:p>0.3755117</text:p>
          </table:table-cell>
          <table:table-cell office:value-type="float" office:value="0.392805" calcext:value-type="float">
            <text:p>0.392805</text:p>
          </table:table-cell>
          <table:table-cell office:value-type="float" office:value="0.403946" calcext:value-type="float">
            <text:p>0.403946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94346E-015" calcext:value-type="float">
            <text:p>1.994346E-15</text:p>
          </table:table-cell>
          <table:table-cell office:value-type="float" office:value="9.696817E-016" calcext:value-type="float">
            <text:p>9.696817E-16</text:p>
          </table:table-cell>
          <table:table-cell office:value-type="float" office:value="1.971055E-015" calcext:value-type="float">
            <text:p>1.971055E-15</text:p>
          </table:table-cell>
          <table:table-cell office:value-type="float" office:value="1.953064E-015" calcext:value-type="float">
            <text:p>1.953064E-15</text:p>
          </table:table-cell>
          <table:table-cell office:value-type="float" office:value="9.656721E-016" calcext:value-type="float">
            <text:p>9.656721E-16</text:p>
          </table:table-cell>
          <table:table-cell office:value-type="float" office:value="9.837896E-016" calcext:value-type="float">
            <text:p>9.837896E-16</text:p>
          </table:table-cell>
          <table:table-cell office:value-type="float" office:value="1.941609E-015" calcext:value-type="float">
            <text:p>1.941609E-15</text:p>
          </table:table-cell>
          <table:table-cell office:value-type="float" office:value="2.307253E-025" calcext:value-type="float">
            <text:p>2.307253E-25</text:p>
          </table:table-cell>
          <table:table-cell office:value-type="float" office:value="1.066913E-029" calcext:value-type="float">
            <text:p>1.066913E-29</text:p>
          </table:table-cell>
          <table:table-cell office:value-type="float" office:value="2.368905E-034" calcext:value-type="float">
            <text:p>2.368905E-34</text:p>
          </table:table-cell>
          <table:table-cell office:value-type="float" office:value="3.832417E-039" calcext:value-type="float">
            <text:p>3.832417E-39</text:p>
          </table:table-cell>
          <table:table-cell office:value-type="float" office:value="2.382207E-044" calcext:value-type="float">
            <text:p>2.382207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4.25101" calcext:value-type="float">
            <text:p>-64.25101</text:p>
          </table:table-cell>
          <table:table-cell office:value-type="float" office:value="-0.1730668" calcext:value-type="float">
            <text:p>-0.1730668</text:p>
          </table:table-cell>
          <table:table-cell office:value-type="float" office:value="-0.1337146" calcext:value-type="float">
            <text:p>-0.1337146</text:p>
          </table:table-cell>
          <table:table-cell office:value-type="float" office:value="-0.1436773" calcext:value-type="float">
            <text:p>-0.1436773</text:p>
          </table:table-cell>
          <table:table-cell office:value-type="float" office:value="-0.1064966" calcext:value-type="float">
            <text:p>-0.1064966</text:p>
          </table:table-cell>
          <table:table-cell office:value-type="float" office:value="-0.04654537" calcext:value-type="float">
            <text:p>-0.04654537</text:p>
          </table:table-cell>
          <table:table-cell office:value-type="float" office:value="-0.02640174" calcext:value-type="float">
            <text:p>-0.02640174</text:p>
          </table:table-cell>
          <table:table-cell office:value-type="float" office:value="-0.02003791" calcext:value-type="float">
            <text:p>-0.02003791</text:p>
          </table:table-cell>
          <table:table-cell office:value-type="float" office:value="-0.01457095" calcext:value-type="float">
            <text:p>-0.01457095</text:p>
          </table:table-cell>
          <table:table-cell office:value-type="float" office:value="-0.01091436" calcext:value-type="float">
            <text:p>-0.01091436</text:p>
          </table:table-cell>
          <table:table-cell office:value-type="float" office:value="0" calcext:value-type="float">
            <text:p>0</text:p>
          </table:table-cell>
          <table:table-cell office:value-type="float" office:value="0.02456024" calcext:value-type="float">
            <text:p>0.02456024</text:p>
          </table:table-cell>
          <table:table-cell office:value-type="float" office:value="-0.009719146" calcext:value-type="float">
            <text:p>-0.009719146</text:p>
          </table:table-cell>
          <table:table-cell office:value-type="float" office:value="-0.000948086" calcext:value-type="float">
            <text:p>-0.000948086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2.199406" calcext:value-type="float">
            <text:p>-2.199406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1072003" calcext:value-type="float">
            <text:p>11072003</text:p>
          </table:table-cell>
          <table:table-cell office:value-type="float" office:value="377.5006" calcext:value-type="float">
            <text:p>377.5006</text:p>
          </table:table-cell>
          <table:table-cell office:value-type="float" office:value="255.8941" calcext:value-type="float">
            <text:p>255.8941</text:p>
          </table:table-cell>
          <table:table-cell office:value-type="float" office:value="7.581783" calcext:value-type="float">
            <text:p>7.581783</text:p>
          </table:table-cell>
          <table:table-cell office:value-type="float" office:value="1071.17" calcext:value-type="float">
            <text:p>1071.17</text:p>
          </table:table-cell>
          <table:table-cell office:value-type="float" office:value="108.0002" calcext:value-type="float">
            <text:p>108.0002</text:p>
          </table:table-cell>
          <table:table-cell office:value-type="float" office:value="0" calcext:value-type="float">
            <text:p>0</text:p>
          </table:table-cell>
          <table:table-cell office:value-type="float" office:value="0.1130012" calcext:value-type="float">
            <text:p>0.1130012</text:p>
          </table:table-cell>
          <table:table-cell office:value-type="float" office:value="0.2055512" calcext:value-type="float">
            <text:p>0.2055512</text:p>
          </table:table-cell>
          <table:table-cell office:value-type="float" office:value="0.2303704" calcext:value-type="float">
            <text:p>0.2303704</text:p>
          </table:table-cell>
          <table:table-cell office:value-type="float" office:value="0.2334971" calcext:value-type="float">
            <text:p>0.2334971</text:p>
          </table:table-cell>
          <table:table-cell office:value-type="float" office:value="0.2433475" calcext:value-type="float">
            <text:p>0.2433475</text:p>
          </table:table-cell>
          <table:table-cell office:value-type="float" office:value="0.2508217" calcext:value-type="float">
            <text:p>0.2508217</text:p>
          </table:table-cell>
          <table:table-cell office:value-type="float" office:value="0.2708954" calcext:value-type="float">
            <text:p>0.2708954</text:p>
          </table:table-cell>
          <table:table-cell office:value-type="float" office:value="0.3637357" calcext:value-type="float">
            <text:p>0.3637357</text:p>
          </table:table-cell>
          <table:table-cell office:value-type="float" office:value="0.3624272" calcext:value-type="float">
            <text:p>0.3624272</text:p>
          </table:table-cell>
          <table:table-cell office:value-type="float" office:value="0.3751175" calcext:value-type="float">
            <text:p>0.3751175</text:p>
          </table:table-cell>
          <table:table-cell office:value-type="float" office:value="0.3926739" calcext:value-type="float">
            <text:p>0.3926739</text:p>
          </table:table-cell>
          <table:table-cell office:value-type="float" office:value="0.403918" calcext:value-type="float">
            <text:p>0.403918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94667E-015" calcext:value-type="float">
            <text:p>1.994667E-15</text:p>
          </table:table-cell>
          <table:table-cell office:value-type="float" office:value="9.697184E-016" calcext:value-type="float">
            <text:p>9.697184E-16</text:p>
          </table:table-cell>
          <table:table-cell office:value-type="float" office:value="1.970995E-015" calcext:value-type="float">
            <text:p>1.970995E-15</text:p>
          </table:table-cell>
          <table:table-cell office:value-type="float" office:value="1.953039E-015" calcext:value-type="float">
            <text:p>1.953039E-15</text:p>
          </table:table-cell>
          <table:table-cell office:value-type="float" office:value="9.656554E-016" calcext:value-type="float">
            <text:p>9.656554E-16</text:p>
          </table:table-cell>
          <table:table-cell office:value-type="float" office:value="9.837908E-016" calcext:value-type="float">
            <text:p>9.837908E-16</text:p>
          </table:table-cell>
          <table:table-cell office:value-type="float" office:value="1.941607E-015" calcext:value-type="float">
            <text:p>1.941607E-15</text:p>
          </table:table-cell>
          <table:table-cell office:value-type="float" office:value="2.307253E-025" calcext:value-type="float">
            <text:p>2.307253E-25</text:p>
          </table:table-cell>
          <table:table-cell office:value-type="float" office:value="1.066913E-029" calcext:value-type="float">
            <text:p>1.066913E-29</text:p>
          </table:table-cell>
          <table:table-cell office:value-type="float" office:value="2.368905E-034" calcext:value-type="float">
            <text:p>2.368905E-34</text:p>
          </table:table-cell>
          <table:table-cell office:value-type="float" office:value="3.832417E-039" calcext:value-type="float">
            <text:p>3.832417E-39</text:p>
          </table:table-cell>
          <table:table-cell office:value-type="float" office:value="2.382207E-044" calcext:value-type="float">
            <text:p>2.382207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9.58675" calcext:value-type="float">
            <text:p>-69.58675</text:p>
          </table:table-cell>
          <table:table-cell office:value-type="float" office:value="-0.6653852" calcext:value-type="float">
            <text:p>-0.6653852</text:p>
          </table:table-cell>
          <table:table-cell office:value-type="float" office:value="-0.2758585" calcext:value-type="float">
            <text:p>-0.2758585</text:p>
          </table:table-cell>
          <table:table-cell office:value-type="float" office:value="-0.2488861" calcext:value-type="float">
            <text:p>-0.2488861</text:p>
          </table:table-cell>
          <table:table-cell office:value-type="float" office:value="-0.1815131" calcext:value-type="float">
            <text:p>-0.1815131</text:p>
          </table:table-cell>
          <table:table-cell office:value-type="float" office:value="-0.05469719" calcext:value-type="float">
            <text:p>-0.05469719</text:p>
          </table:table-cell>
          <table:table-cell office:value-type="float" office:value="-0.02949587" calcext:value-type="float">
            <text:p>-0.02949587</text:p>
          </table:table-cell>
          <table:table-cell office:value-type="float" office:value="-0.0220217" calcext:value-type="float">
            <text:p>-0.0220217</text:p>
          </table:table-cell>
          <table:table-cell office:value-type="float" office:value="-0.01525419" calcext:value-type="float">
            <text:p>-0.01525419</text:p>
          </table:table-cell>
          <table:table-cell office:value-type="float" office:value="-0.01111193" calcext:value-type="float">
            <text:p>-0.01111193</text:p>
          </table:table-cell>
          <table:table-cell office:value-type="float" office:value="0" calcext:value-type="float">
            <text:p>0</text:p>
          </table:table-cell>
          <table:table-cell office:value-type="float" office:value="0.02456024" calcext:value-type="float">
            <text:p>0.02456024</text:p>
          </table:table-cell>
          <table:table-cell office:value-type="float" office:value="-0.009720185" calcext:value-type="float">
            <text:p>-0.009720185</text:p>
          </table:table-cell>
          <table:table-cell office:value-type="float" office:value="-0.0009531627" calcext:value-type="float">
            <text:p>-0.0009531627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2.198288" calcext:value-type="float">
            <text:p>-2.198288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2072003" calcext:value-type="float">
            <text:p>12072003</text:p>
          </table:table-cell>
          <table:table-cell office:value-type="float" office:value="401.9008" calcext:value-type="float">
            <text:p>401.9008</text:p>
          </table:table-cell>
          <table:table-cell office:value-type="float" office:value="262.8055" calcext:value-type="float">
            <text:p>262.8055</text:p>
          </table:table-cell>
          <table:table-cell office:value-type="float" office:value="7.581783" calcext:value-type="float">
            <text:p>7.581783</text:p>
          </table:table-cell>
          <table:table-cell office:value-type="float" office:value="1087.112" calcext:value-type="float">
            <text:p>1087.112</text:p>
          </table:table-cell>
          <table:table-cell office:value-type="float" office:value="109.5467" calcext:value-type="float">
            <text:p>109.5467</text:p>
          </table:table-cell>
          <table:table-cell office:value-type="float" office:value="0" calcext:value-type="float">
            <text:p>0</text:p>
          </table:table-cell>
          <table:table-cell office:value-type="float" office:value="0.4594428" calcext:value-type="float">
            <text:p>0.4594428</text:p>
          </table:table-cell>
          <table:table-cell office:value-type="float" office:value="0.4678274" calcext:value-type="float">
            <text:p>0.4678274</text:p>
          </table:table-cell>
          <table:table-cell office:value-type="float" office:value="0.2257046" calcext:value-type="float">
            <text:p>0.2257046</text:p>
          </table:table-cell>
          <table:table-cell office:value-type="float" office:value="0.2444441" calcext:value-type="float">
            <text:p>0.2444441</text:p>
          </table:table-cell>
          <table:table-cell office:value-type="float" office:value="0.2428508" calcext:value-type="float">
            <text:p>0.2428508</text:p>
          </table:table-cell>
          <table:table-cell office:value-type="float" office:value="0.2492838" calcext:value-type="float">
            <text:p>0.2492838</text:p>
          </table:table-cell>
          <table:table-cell office:value-type="float" office:value="0.3071333" calcext:value-type="float">
            <text:p>0.3071333</text:p>
          </table:table-cell>
          <table:table-cell office:value-type="float" office:value="0.3657283" calcext:value-type="float">
            <text:p>0.3657283</text:p>
          </table:table-cell>
          <table:table-cell office:value-type="float" office:value="0.3617425" calcext:value-type="float">
            <text:p>0.3617425</text:p>
          </table:table-cell>
          <table:table-cell office:value-type="float" office:value="0.3747967" calcext:value-type="float">
            <text:p>0.3747967</text:p>
          </table:table-cell>
          <table:table-cell office:value-type="float" office:value="0.3925288" calcext:value-type="float">
            <text:p>0.3925288</text:p>
          </table:table-cell>
          <table:table-cell office:value-type="float" office:value="0.4038122" calcext:value-type="float">
            <text:p>0.4038122</text:p>
          </table:table-cell>
          <table:table-cell office:value-type="float" office:value="0.4623754" calcext:value-type="float">
            <text:p>0.4623754</text:p>
          </table:table-cell>
          <table:table-cell office:value-type="float" office:value="0" calcext:value-type="float">
            <text:p>0</text:p>
          </table:table-cell>
          <table:table-cell office:value-type="float" office:value="1.99493E-015" calcext:value-type="float">
            <text:p>1.99493E-15</text:p>
          </table:table-cell>
          <table:table-cell office:value-type="float" office:value="9.697543E-016" calcext:value-type="float">
            <text:p>9.697543E-16</text:p>
          </table:table-cell>
          <table:table-cell office:value-type="float" office:value="1.970949E-015" calcext:value-type="float">
            <text:p>1.970949E-15</text:p>
          </table:table-cell>
          <table:table-cell office:value-type="float" office:value="1.953014E-015" calcext:value-type="float">
            <text:p>1.953014E-15</text:p>
          </table:table-cell>
          <table:table-cell office:value-type="float" office:value="9.656324E-016" calcext:value-type="float">
            <text:p>9.656324E-16</text:p>
          </table:table-cell>
          <table:table-cell office:value-type="float" office:value="9.837922E-016" calcext:value-type="float">
            <text:p>9.837922E-16</text:p>
          </table:table-cell>
          <table:table-cell office:value-type="float" office:value="1.941605E-015" calcext:value-type="float">
            <text:p>1.941605E-15</text:p>
          </table:table-cell>
          <table:table-cell office:value-type="float" office:value="2.307252E-025" calcext:value-type="float">
            <text:p>2.307252E-25</text:p>
          </table:table-cell>
          <table:table-cell office:value-type="float" office:value="1.066913E-029" calcext:value-type="float">
            <text:p>1.066913E-29</text:p>
          </table:table-cell>
          <table:table-cell office:value-type="float" office:value="2.368905E-034" calcext:value-type="float">
            <text:p>2.368905E-34</text:p>
          </table:table-cell>
          <table:table-cell office:value-type="float" office:value="3.832417E-039" calcext:value-type="float">
            <text:p>3.832417E-39</text:p>
          </table:table-cell>
          <table:table-cell office:value-type="float" office:value="2.382207E-044" calcext:value-type="float">
            <text:p>2.382207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257767" calcext:value-type="float">
            <text:p>-0.00257767</text:p>
          </table:table-cell>
          <table:table-cell office:value-type="float" office:value="-0.002294651" calcext:value-type="float">
            <text:p>-0.002294651</text:p>
          </table:table-cell>
          <table:table-cell office:value-type="float" office:value="-0.3239588" calcext:value-type="float">
            <text:p>-0.3239588</text:p>
          </table:table-cell>
          <table:table-cell office:value-type="float" office:value="-0.1747888" calcext:value-type="float">
            <text:p>-0.1747888</text:p>
          </table:table-cell>
          <table:table-cell office:value-type="float" office:value="-0.1847964" calcext:value-type="float">
            <text:p>-0.1847964</text:p>
          </table:table-cell>
          <table:table-cell office:value-type="float" office:value="-0.05741397" calcext:value-type="float">
            <text:p>-0.05741397</text:p>
          </table:table-cell>
          <table:table-cell office:value-type="float" office:value="-0.01023406" calcext:value-type="float">
            <text:p>-0.01023406</text:p>
          </table:table-cell>
          <table:table-cell office:value-type="float" office:value="-0.01964123" calcext:value-type="float">
            <text:p>-0.01964123</text:p>
          </table:table-cell>
          <table:table-cell office:value-type="float" office:value="-0.01574597" calcext:value-type="float">
            <text:p>-0.01574597</text:p>
          </table:table-cell>
          <table:table-cell office:value-type="float" office:value="-0.01127612" calcext:value-type="float">
            <text:p>-0.01127612</text:p>
          </table:table-cell>
          <table:table-cell office:value-type="float" office:value="0" calcext:value-type="float">
            <text:p>0</text:p>
          </table:table-cell>
          <table:table-cell office:value-type="float" office:value="0.02456024" calcext:value-type="float">
            <text:p>0.02456024</text:p>
          </table:table-cell>
          <table:table-cell office:value-type="float" office:value="-0.009722299" calcext:value-type="float">
            <text:p>-0.009722299</text:p>
          </table:table-cell>
          <table:table-cell office:value-type="float" office:value="-0.0009589695" calcext:value-type="float">
            <text:p>-0.0009589695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2.215997" calcext:value-type="float">
            <text:p>-2.215997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3072003" calcext:value-type="float">
            <text:p>13072003</text:p>
          </table:table-cell>
          <table:table-cell office:value-type="float" office:value="401.9008" calcext:value-type="float">
            <text:p>401.9008</text:p>
          </table:table-cell>
          <table:table-cell office:value-type="float" office:value="271.1305" calcext:value-type="float">
            <text:p>271.1305</text:p>
          </table:table-cell>
          <table:table-cell office:value-type="float" office:value="7.581783" calcext:value-type="float">
            <text:p>7.581783</text:p>
          </table:table-cell>
          <table:table-cell office:value-type="float" office:value="1078.801" calcext:value-type="float">
            <text:p>1078.801</text:p>
          </table:table-cell>
          <table:table-cell office:value-type="float" office:value="109.5332" calcext:value-type="float">
            <text:p>109.5332</text:p>
          </table:table-cell>
          <table:table-cell office:value-type="float" office:value="0" calcext:value-type="float">
            <text:p>0</text:p>
          </table:table-cell>
          <table:table-cell office:value-type="float" office:value="0.2723792" calcext:value-type="float">
            <text:p>0.2723792</text:p>
          </table:table-cell>
          <table:table-cell office:value-type="float" office:value="0.3589446" calcext:value-type="float">
            <text:p>0.3589446</text:p>
          </table:table-cell>
          <table:table-cell office:value-type="float" office:value="0.2214073" calcext:value-type="float">
            <text:p>0.2214073</text:p>
          </table:table-cell>
          <table:table-cell office:value-type="float" office:value="0.2323037" calcext:value-type="float">
            <text:p>0.2323037</text:p>
          </table:table-cell>
          <table:table-cell office:value-type="float" office:value="0.2382935" calcext:value-type="float">
            <text:p>0.2382935</text:p>
          </table:table-cell>
          <table:table-cell office:value-type="float" office:value="0.2480243" calcext:value-type="float">
            <text:p>0.2480243</text:p>
          </table:table-cell>
          <table:table-cell office:value-type="float" office:value="0.2889229" calcext:value-type="float">
            <text:p>0.2889229</text:p>
          </table:table-cell>
          <table:table-cell office:value-type="float" office:value="0.367404" calcext:value-type="float">
            <text:p>0.367404</text:p>
          </table:table-cell>
          <table:table-cell office:value-type="float" office:value="0.3615395" calcext:value-type="float">
            <text:p>0.3615395</text:p>
          </table:table-cell>
          <table:table-cell office:value-type="float" office:value="0.3744382" calcext:value-type="float">
            <text:p>0.3744382</text:p>
          </table:table-cell>
          <table:table-cell office:value-type="float" office:value="0.3923692" calcext:value-type="float">
            <text:p>0.3923692</text:p>
          </table:table-cell>
          <table:table-cell office:value-type="float" office:value="0.4036378" calcext:value-type="float">
            <text:p>0.4036378</text:p>
          </table:table-cell>
          <table:table-cell office:value-type="float" office:value="0.4623747" calcext:value-type="float">
            <text:p>0.4623747</text:p>
          </table:table-cell>
          <table:table-cell office:value-type="float" office:value="0" calcext:value-type="float">
            <text:p>0</text:p>
          </table:table-cell>
          <table:table-cell office:value-type="float" office:value="1.995211E-015" calcext:value-type="float">
            <text:p>1.995211E-15</text:p>
          </table:table-cell>
          <table:table-cell office:value-type="float" office:value="9.697753E-016" calcext:value-type="float">
            <text:p>9.697753E-16</text:p>
          </table:table-cell>
          <table:table-cell office:value-type="float" office:value="1.970908E-015" calcext:value-type="float">
            <text:p>1.970908E-15</text:p>
          </table:table-cell>
          <table:table-cell office:value-type="float" office:value="1.952993E-015" calcext:value-type="float">
            <text:p>1.952993E-15</text:p>
          </table:table-cell>
          <table:table-cell office:value-type="float" office:value="9.656086E-016" calcext:value-type="float">
            <text:p>9.656086E-16</text:p>
          </table:table-cell>
          <table:table-cell office:value-type="float" office:value="9.837951E-016" calcext:value-type="float">
            <text:p>9.837951E-16</text:p>
          </table:table-cell>
          <table:table-cell office:value-type="float" office:value="1.941602E-015" calcext:value-type="float">
            <text:p>1.941602E-15</text:p>
          </table:table-cell>
          <table:table-cell office:value-type="float" office:value="2.307253E-025" calcext:value-type="float">
            <text:p>2.307253E-25</text:p>
          </table:table-cell>
          <table:table-cell office:value-type="float" office:value="1.066913E-029" calcext:value-type="float">
            <text:p>1.066913E-29</text:p>
          </table:table-cell>
          <table:table-cell office:value-type="float" office:value="2.368905E-034" calcext:value-type="float">
            <text:p>2.368905E-34</text:p>
          </table:table-cell>
          <table:table-cell office:value-type="float" office:value="3.832417E-039" calcext:value-type="float">
            <text:p>3.832417E-39</text:p>
          </table:table-cell>
          <table:table-cell office:value-type="float" office:value="2.522337E-044" calcext:value-type="float">
            <text:p>2.522337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7403563" calcext:value-type="float">
            <text:p>-0.07403563</text:p>
          </table:table-cell>
          <table:table-cell office:value-type="float" office:value="-0.01172213" calcext:value-type="float">
            <text:p>-0.01172213</text:p>
          </table:table-cell>
          <table:table-cell office:value-type="float" office:value="-0.3754004" calcext:value-type="float">
            <text:p>-0.3754004</text:p>
          </table:table-cell>
          <table:table-cell office:value-type="float" office:value="-0.2589031" calcext:value-type="float">
            <text:p>-0.2589031</text:p>
          </table:table-cell>
          <table:table-cell office:value-type="float" office:value="-0.2135318" calcext:value-type="float">
            <text:p>-0.2135318</text:p>
          </table:table-cell>
          <table:table-cell office:value-type="float" office:value="-0.05965526" calcext:value-type="float">
            <text:p>-0.05965526</text:p>
          </table:table-cell>
          <table:table-cell office:value-type="float" office:value="-0.01715835" calcext:value-type="float">
            <text:p>-0.01715835</text:p>
          </table:table-cell>
          <table:table-cell office:value-type="float" office:value="-0.01774189" calcext:value-type="float">
            <text:p>-0.01774189</text:p>
          </table:table-cell>
          <table:table-cell office:value-type="float" office:value="-0.01589561" calcext:value-type="float">
            <text:p>-0.01589561</text:p>
          </table:table-cell>
          <table:table-cell office:value-type="float" office:value="-0.01146244" calcext:value-type="float">
            <text:p>-0.01146244</text:p>
          </table:table-cell>
          <table:table-cell office:value-type="float" office:value="0" calcext:value-type="float">
            <text:p>0</text:p>
          </table:table-cell>
          <table:table-cell office:value-type="float" office:value="0.02456024" calcext:value-type="float">
            <text:p>0.02456024</text:p>
          </table:table-cell>
          <table:table-cell office:value-type="float" office:value="-0.009721946" calcext:value-type="float">
            <text:p>-0.009721946</text:p>
          </table:table-cell>
          <table:table-cell office:value-type="float" office:value="-0.0009637762" calcext:value-type="float">
            <text:p>-0.0009637762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2.213124" calcext:value-type="float">
            <text:p>-2.213124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4072003" calcext:value-type="float">
            <text:p>14072003</text:p>
          </table:table-cell>
          <table:table-cell office:value-type="float" office:value="401.9008" calcext:value-type="float">
            <text:p>401.9008</text:p>
          </table:table-cell>
          <table:table-cell office:value-type="float" office:value="278.8697" calcext:value-type="float">
            <text:p>278.8697</text:p>
          </table:table-cell>
          <table:table-cell office:value-type="float" office:value="7.581783" calcext:value-type="float">
            <text:p>7.581783</text:p>
          </table:table-cell>
          <table:table-cell office:value-type="float" office:value="1071.067" calcext:value-type="float">
            <text:p>1071.067</text:p>
          </table:table-cell>
          <table:table-cell office:value-type="float" office:value="109.5273" calcext:value-type="float">
            <text:p>109.5273</text:p>
          </table:table-cell>
          <table:table-cell office:value-type="float" office:value="0" calcext:value-type="float">
            <text:p>0</text:p>
          </table:table-cell>
          <table:table-cell office:value-type="float" office:value="0.115444" calcext:value-type="float">
            <text:p>0.115444</text:p>
          </table:table-cell>
          <table:table-cell office:value-type="float" office:value="0.2794198" calcext:value-type="float">
            <text:p>0.2794198</text:p>
          </table:table-cell>
          <table:table-cell office:value-type="float" office:value="0.212628" calcext:value-type="float">
            <text:p>0.212628</text:p>
          </table:table-cell>
          <table:table-cell office:value-type="float" office:value="0.2185831" calcext:value-type="float">
            <text:p>0.2185831</text:p>
          </table:table-cell>
          <table:table-cell office:value-type="float" office:value="0.2261219" calcext:value-type="float">
            <text:p>0.2261219</text:p>
          </table:table-cell>
          <table:table-cell office:value-type="float" office:value="0.244874" calcext:value-type="float">
            <text:p>0.244874</text:p>
          </table:table-cell>
          <table:table-cell office:value-type="float" office:value="0.2798368" calcext:value-type="float">
            <text:p>0.2798368</text:p>
          </table:table-cell>
          <table:table-cell office:value-type="float" office:value="0.3662823" calcext:value-type="float">
            <text:p>0.3662823</text:p>
          </table:table-cell>
          <table:table-cell office:value-type="float" office:value="0.3611801" calcext:value-type="float">
            <text:p>0.3611801</text:p>
          </table:table-cell>
          <table:table-cell office:value-type="float" office:value="0.3740073" calcext:value-type="float">
            <text:p>0.3740073</text:p>
          </table:table-cell>
          <table:table-cell office:value-type="float" office:value="0.3920825" calcext:value-type="float">
            <text:p>0.3920825</text:p>
          </table:table-cell>
          <table:table-cell office:value-type="float" office:value="0.403513" calcext:value-type="float">
            <text:p>0.403513</text:p>
          </table:table-cell>
          <table:table-cell office:value-type="float" office:value="0.4623747" calcext:value-type="float">
            <text:p>0.4623747</text:p>
          </table:table-cell>
          <table:table-cell office:value-type="float" office:value="0" calcext:value-type="float">
            <text:p>0</text:p>
          </table:table-cell>
          <table:table-cell office:value-type="float" office:value="1.995509E-015" calcext:value-type="float">
            <text:p>1.995509E-15</text:p>
          </table:table-cell>
          <table:table-cell office:value-type="float" office:value="9.697954E-016" calcext:value-type="float">
            <text:p>9.697954E-16</text:p>
          </table:table-cell>
          <table:table-cell office:value-type="float" office:value="1.970868E-015" calcext:value-type="float">
            <text:p>1.970868E-15</text:p>
          </table:table-cell>
          <table:table-cell office:value-type="float" office:value="1.952969E-015" calcext:value-type="float">
            <text:p>1.952969E-15</text:p>
          </table:table-cell>
          <table:table-cell office:value-type="float" office:value="9.655861E-016" calcext:value-type="float">
            <text:p>9.655861E-16</text:p>
          </table:table-cell>
          <table:table-cell office:value-type="float" office:value="9.837967E-016" calcext:value-type="float">
            <text:p>9.837967E-16</text:p>
          </table:table-cell>
          <table:table-cell office:value-type="float" office:value="1.941599E-015" calcext:value-type="float">
            <text:p>1.941599E-15</text:p>
          </table:table-cell>
          <table:table-cell office:value-type="float" office:value="2.307252E-025" calcext:value-type="float">
            <text:p>2.307252E-25</text:p>
          </table:table-cell>
          <table:table-cell office:value-type="float" office:value="1.066913E-029" calcext:value-type="float">
            <text:p>1.066913E-29</text:p>
          </table:table-cell>
          <table:table-cell office:value-type="float" office:value="2.368905E-034" calcext:value-type="float">
            <text:p>2.368905E-34</text:p>
          </table:table-cell>
          <table:table-cell office:value-type="float" office:value="3.832417E-039" calcext:value-type="float">
            <text:p>3.832417E-39</text:p>
          </table:table-cell>
          <table:table-cell office:value-type="float" office:value="2.382207E-044" calcext:value-type="float">
            <text:p>2.382207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7.52394" calcext:value-type="float">
            <text:p>-57.52394</text:p>
          </table:table-cell>
          <table:table-cell office:value-type="float" office:value="-0.06218274" calcext:value-type="float">
            <text:p>-0.06218274</text:p>
          </table:table-cell>
          <table:table-cell office:value-type="float" office:value="-0.5124859" calcext:value-type="float">
            <text:p>-0.5124859</text:p>
          </table:table-cell>
          <table:table-cell office:value-type="float" office:value="-0.4137929" calcext:value-type="float">
            <text:p>-0.4137929</text:p>
          </table:table-cell>
          <table:table-cell office:value-type="float" office:value="-0.319593" calcext:value-type="float">
            <text:p>-0.319593</text:p>
          </table:table-cell>
          <table:table-cell office:value-type="float" office:value="-0.06578626" calcext:value-type="float">
            <text:p>-0.06578626</text:p>
          </table:table-cell>
          <table:table-cell office:value-type="float" office:value="-0.02245021" calcext:value-type="float">
            <text:p>-0.02245021</text:p>
          </table:table-cell>
          <table:table-cell office:value-type="float" office:value="-0.01893841" calcext:value-type="float">
            <text:p>-0.01893841</text:p>
          </table:table-cell>
          <table:table-cell office:value-type="float" office:value="-0.01615896" calcext:value-type="float">
            <text:p>-0.01615896</text:p>
          </table:table-cell>
          <table:table-cell office:value-type="float" office:value="-0.01169033" calcext:value-type="float">
            <text:p>-0.01169033</text:p>
          </table:table-cell>
          <table:table-cell office:value-type="float" office:value="0" calcext:value-type="float">
            <text:p>0</text:p>
          </table:table-cell>
          <table:table-cell office:value-type="float" office:value="0.02456024" calcext:value-type="float">
            <text:p>0.02456024</text:p>
          </table:table-cell>
          <table:table-cell office:value-type="float" office:value="-0.00971418" calcext:value-type="float">
            <text:p>-0.00971418</text:p>
          </table:table-cell>
          <table:table-cell office:value-type="float" office:value="-0.0009689469" calcext:value-type="float">
            <text:p>-0.0009689469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2.210919" calcext:value-type="float">
            <text:p>-2.210919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5072003" calcext:value-type="float">
            <text:p>15072003</text:p>
          </table:table-cell>
          <table:table-cell office:value-type="float" office:value="401.9008" calcext:value-type="float">
            <text:p>401.9008</text:p>
          </table:table-cell>
          <table:table-cell office:value-type="float" office:value="285.2592" calcext:value-type="float">
            <text:p>285.2592</text:p>
          </table:table-cell>
          <table:table-cell office:value-type="float" office:value="7.581783" calcext:value-type="float">
            <text:p>7.581783</text:p>
          </table:table-cell>
          <table:table-cell office:value-type="float" office:value="1064.678" calcext:value-type="float">
            <text:p>1064.678</text:p>
          </table:table-cell>
          <table:table-cell office:value-type="float" office:value="109.5273" calcext:value-type="float">
            <text:p>109.5273</text:p>
          </table:table-cell>
          <table:table-cell office:value-type="float" office:value="0" calcext:value-type="float">
            <text:p>0</text:p>
          </table:table-cell>
          <table:table-cell office:value-type="float" office:value="0.1147751" calcext:value-type="float">
            <text:p>0.1147751</text:p>
          </table:table-cell>
          <table:table-cell office:value-type="float" office:value="0.2124703" calcext:value-type="float">
            <text:p>0.2124703</text:p>
          </table:table-cell>
          <table:table-cell office:value-type="float" office:value="0.2011182" calcext:value-type="float">
            <text:p>0.2011182</text:p>
          </table:table-cell>
          <table:table-cell office:value-type="float" office:value="0.2048437" calcext:value-type="float">
            <text:p>0.2048437</text:p>
          </table:table-cell>
          <table:table-cell office:value-type="float" office:value="0.2102706" calcext:value-type="float">
            <text:p>0.2102706</text:p>
          </table:table-cell>
          <table:table-cell office:value-type="float" office:value="0.2405537" calcext:value-type="float">
            <text:p>0.2405537</text:p>
          </table:table-cell>
          <table:table-cell office:value-type="float" office:value="0.2731622" calcext:value-type="float">
            <text:p>0.2731622</text:p>
          </table:table-cell>
          <table:table-cell office:value-type="float" office:value="0.3641844" calcext:value-type="float">
            <text:p>0.3641844</text:p>
          </table:table-cell>
          <table:table-cell office:value-type="float" office:value="0.3604064" calcext:value-type="float">
            <text:p>0.3604064</text:p>
          </table:table-cell>
          <table:table-cell office:value-type="float" office:value="0.3734711" calcext:value-type="float">
            <text:p>0.3734711</text:p>
          </table:table-cell>
          <table:table-cell office:value-type="float" office:value="0.391654" calcext:value-type="float">
            <text:p>0.391654</text:p>
          </table:table-cell>
          <table:table-cell office:value-type="float" office:value="0.4034056" calcext:value-type="float">
            <text:p>0.4034056</text:p>
          </table:table-cell>
          <table:table-cell office:value-type="float" office:value="0.4623753" calcext:value-type="float">
            <text:p>0.4623753</text:p>
          </table:table-cell>
          <table:table-cell office:value-type="float" office:value="0" calcext:value-type="float">
            <text:p>0</text:p>
          </table:table-cell>
          <table:table-cell office:value-type="float" office:value="1.99583E-015" calcext:value-type="float">
            <text:p>1.99583E-15</text:p>
          </table:table-cell>
          <table:table-cell office:value-type="float" office:value="9.698249E-016" calcext:value-type="float">
            <text:p>9.698249E-16</text:p>
          </table:table-cell>
          <table:table-cell office:value-type="float" office:value="1.970816E-015" calcext:value-type="float">
            <text:p>1.970816E-15</text:p>
          </table:table-cell>
          <table:table-cell office:value-type="float" office:value="1.952944E-015" calcext:value-type="float">
            <text:p>1.952944E-15</text:p>
          </table:table-cell>
          <table:table-cell office:value-type="float" office:value="9.655636E-016" calcext:value-type="float">
            <text:p>9.655636E-16</text:p>
          </table:table-cell>
          <table:table-cell office:value-type="float" office:value="9.837995E-016" calcext:value-type="float">
            <text:p>9.837995E-16</text:p>
          </table:table-cell>
          <table:table-cell office:value-type="float" office:value="1.941595E-015" calcext:value-type="float">
            <text:p>1.941595E-15</text:p>
          </table:table-cell>
          <table:table-cell office:value-type="float" office:value="2.307252E-025" calcext:value-type="float">
            <text:p>2.307252E-25</text:p>
          </table:table-cell>
          <table:table-cell office:value-type="float" office:value="1.066913E-029" calcext:value-type="float">
            <text:p>1.066913E-29</text:p>
          </table:table-cell>
          <table:table-cell office:value-type="float" office:value="2.368905E-034" calcext:value-type="float">
            <text:p>2.368905E-34</text:p>
          </table:table-cell>
          <table:table-cell office:value-type="float" office:value="3.832417E-039" calcext:value-type="float">
            <text:p>3.832417E-39</text:p>
          </table:table-cell>
          <table:table-cell office:value-type="float" office:value="2.382207E-044" calcext:value-type="float">
            <text:p>2.382207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1.56044" calcext:value-type="float">
            <text:p>-61.56044</text:p>
          </table:table-cell>
          <table:table-cell office:value-type="float" office:value="-0.5146225" calcext:value-type="float">
            <text:p>-0.5146225</text:p>
          </table:table-cell>
          <table:table-cell office:value-type="float" office:value="-0.785938" calcext:value-type="float">
            <text:p>-0.785938</text:p>
          </table:table-cell>
          <table:table-cell office:value-type="float" office:value="-0.6821256" calcext:value-type="float">
            <text:p>-0.6821256</text:p>
          </table:table-cell>
          <table:table-cell office:value-type="float" office:value="-0.5588824" calcext:value-type="float">
            <text:p>-0.5588824</text:p>
          </table:table-cell>
          <table:table-cell office:value-type="float" office:value="-0.07535647" calcext:value-type="float">
            <text:p>-0.07535647</text:p>
          </table:table-cell>
          <table:table-cell office:value-type="float" office:value="-0.02749148" calcext:value-type="float">
            <text:p>-0.02749148</text:p>
          </table:table-cell>
          <table:table-cell office:value-type="float" office:value="-0.02143553" calcext:value-type="float">
            <text:p>-0.02143553</text:p>
          </table:table-cell>
          <table:table-cell office:value-type="float" office:value="-0.01674201" calcext:value-type="float">
            <text:p>-0.01674201</text:p>
          </table:table-cell>
          <table:table-cell office:value-type="float" office:value="-0.01198031" calcext:value-type="float">
            <text:p>-0.01198031</text:p>
          </table:table-cell>
          <table:table-cell office:value-type="float" office:value="0" calcext:value-type="float">
            <text:p>0</text:p>
          </table:table-cell>
          <table:table-cell office:value-type="float" office:value="0.02456024" calcext:value-type="float">
            <text:p>0.02456024</text:p>
          </table:table-cell>
          <table:table-cell office:value-type="float" office:value="-0.009718832" calcext:value-type="float">
            <text:p>-0.009718832</text:p>
          </table:table-cell>
          <table:table-cell office:value-type="float" office:value="-0.0009742945" calcext:value-type="float">
            <text:p>-0.0009742945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2.209232" calcext:value-type="float">
            <text:p>-2.209232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6072003" calcext:value-type="float">
            <text:p>16072003</text:p>
          </table:table-cell>
          <table:table-cell office:value-type="float" office:value="431.9011" calcext:value-type="float">
            <text:p>431.9011</text:p>
          </table:table-cell>
          <table:table-cell office:value-type="float" office:value="292.6318" calcext:value-type="float">
            <text:p>292.6318</text:p>
          </table:table-cell>
          <table:table-cell office:value-type="float" office:value="8.200985" calcext:value-type="float">
            <text:p>8.200985</text:p>
          </table:table-cell>
          <table:table-cell office:value-type="float" office:value="1084.781" calcext:value-type="float">
            <text:p>1084.781</text:p>
          </table:table-cell>
          <table:table-cell office:value-type="float" office:value="111.4324" calcext:value-type="float">
            <text:p>111.4324</text:p>
          </table:table-cell>
          <table:table-cell office:value-type="float" office:value="0" calcext:value-type="float">
            <text:p>0</text:p>
          </table:table-cell>
          <table:table-cell office:value-type="float" office:value="0.4788425" calcext:value-type="float">
            <text:p>0.4788425</text:p>
          </table:table-cell>
          <table:table-cell office:value-type="float" office:value="0.4908966" calcext:value-type="float">
            <text:p>0.4908966</text:p>
          </table:table-cell>
          <table:table-cell office:value-type="float" office:value="0.232385" calcext:value-type="float">
            <text:p>0.232385</text:p>
          </table:table-cell>
          <table:table-cell office:value-type="float" office:value="0.2277548" calcext:value-type="float">
            <text:p>0.2277548</text:p>
          </table:table-cell>
          <table:table-cell office:value-type="float" office:value="0.2133007" calcext:value-type="float">
            <text:p>0.2133007</text:p>
          </table:table-cell>
          <table:table-cell office:value-type="float" office:value="0.2388385" calcext:value-type="float">
            <text:p>0.2388385</text:p>
          </table:table-cell>
          <table:table-cell office:value-type="float" office:value="0.323043" calcext:value-type="float">
            <text:p>0.323043</text:p>
          </table:table-cell>
          <table:table-cell office:value-type="float" office:value="0.3664615" calcext:value-type="float">
            <text:p>0.3664615</text:p>
          </table:table-cell>
          <table:table-cell office:value-type="float" office:value="0.3599394" calcext:value-type="float">
            <text:p>0.3599394</text:p>
          </table:table-cell>
          <table:table-cell office:value-type="float" office:value="0.3731447" calcext:value-type="float">
            <text:p>0.3731447</text:p>
          </table:table-cell>
          <table:table-cell office:value-type="float" office:value="0.3913476" calcext:value-type="float">
            <text:p>0.3913476</text:p>
          </table:table-cell>
          <table:table-cell office:value-type="float" office:value="0.4032136" calcext:value-type="float">
            <text:p>0.4032136</text:p>
          </table:table-cell>
          <table:table-cell office:value-type="float" office:value="0.4623747" calcext:value-type="float">
            <text:p>0.4623747</text:p>
          </table:table-cell>
          <table:table-cell office:value-type="float" office:value="0" calcext:value-type="float">
            <text:p>0</text:p>
          </table:table-cell>
          <table:table-cell office:value-type="float" office:value="1.996085E-015" calcext:value-type="float">
            <text:p>1.996085E-15</text:p>
          </table:table-cell>
          <table:table-cell office:value-type="float" office:value="9.698573E-016" calcext:value-type="float">
            <text:p>9.698573E-16</text:p>
          </table:table-cell>
          <table:table-cell office:value-type="float" office:value="1.970773E-015" calcext:value-type="float">
            <text:p>1.970773E-15</text:p>
          </table:table-cell>
          <table:table-cell office:value-type="float" office:value="1.952919E-015" calcext:value-type="float">
            <text:p>1.952919E-15</text:p>
          </table:table-cell>
          <table:table-cell office:value-type="float" office:value="9.655438E-016" calcext:value-type="float">
            <text:p>9.655438E-16</text:p>
          </table:table-cell>
          <table:table-cell office:value-type="float" office:value="9.838021E-016" calcext:value-type="float">
            <text:p>9.838021E-16</text:p>
          </table:table-cell>
          <table:table-cell office:value-type="float" office:value="1.941592E-015" calcext:value-type="float">
            <text:p>1.941592E-15</text:p>
          </table:table-cell>
          <table:table-cell office:value-type="float" office:value="2.307253E-025" calcext:value-type="float">
            <text:p>2.307253E-25</text:p>
          </table:table-cell>
          <table:table-cell office:value-type="float" office:value="1.066913E-029" calcext:value-type="float">
            <text:p>1.066913E-29</text:p>
          </table:table-cell>
          <table:table-cell office:value-type="float" office:value="2.368905E-034" calcext:value-type="float">
            <text:p>2.368905E-34</text:p>
          </table:table-cell>
          <table:table-cell office:value-type="float" office:value="3.832417E-039" calcext:value-type="float">
            <text:p>3.832417E-39</text:p>
          </table:table-cell>
          <table:table-cell office:value-type="float" office:value="2.382207E-044" calcext:value-type="float">
            <text:p>2.382207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1995365" calcext:value-type="float">
            <text:p>-0.001995365</text:p>
          </table:table-cell>
          <table:table-cell office:value-type="float" office:value="-0.001703079" calcext:value-type="float">
            <text:p>-0.001703079</text:p>
          </table:table-cell>
          <table:table-cell office:value-type="float" office:value="-0.2586668" calcext:value-type="float">
            <text:p>-0.2586668</text:p>
          </table:table-cell>
          <table:table-cell office:value-type="float" office:value="-0.3014254" calcext:value-type="float">
            <text:p>-0.3014254</text:p>
          </table:table-cell>
          <table:table-cell office:value-type="float" office:value="-0.5015836" calcext:value-type="float">
            <text:p>-0.5015836</text:p>
          </table:table-cell>
          <table:table-cell office:value-type="float" office:value="-0.0796606" calcext:value-type="float">
            <text:p>-0.0796606</text:p>
          </table:table-cell>
          <table:table-cell office:value-type="float" office:value="-0.00670188" calcext:value-type="float">
            <text:p>-0.00670188</text:p>
          </table:table-cell>
          <table:table-cell office:value-type="float" office:value="-0.01882534" calcext:value-type="float">
            <text:p>-0.01882534</text:p>
          </table:table-cell>
          <table:table-cell office:value-type="float" office:value="-0.01711272" calcext:value-type="float">
            <text:p>-0.01711272</text:p>
          </table:table-cell>
          <table:table-cell office:value-type="float" office:value="-0.01216196" calcext:value-type="float">
            <text:p>-0.01216196</text:p>
          </table:table-cell>
          <table:table-cell office:value-type="float" office:value="0" calcext:value-type="float">
            <text:p>0</text:p>
          </table:table-cell>
          <table:table-cell office:value-type="float" office:value="0.02456024" calcext:value-type="float">
            <text:p>0.02456024</text:p>
          </table:table-cell>
          <table:table-cell office:value-type="float" office:value="-0.009720185" calcext:value-type="float">
            <text:p>-0.009720185</text:p>
          </table:table-cell>
          <table:table-cell office:value-type="float" office:value="-0.0009803704" calcext:value-type="float">
            <text:p>-0.0009803704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2.231251" calcext:value-type="float">
            <text:p>-2.231251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7072003" calcext:value-type="float">
            <text:p>17072003</text:p>
          </table:table-cell>
          <table:table-cell office:value-type="float" office:value="431.9011" calcext:value-type="float">
            <text:p>431.9011</text:p>
          </table:table-cell>
          <table:table-cell office:value-type="float" office:value="302.3349" calcext:value-type="float">
            <text:p>302.3349</text:p>
          </table:table-cell>
          <table:table-cell office:value-type="float" office:value="8.200985" calcext:value-type="float">
            <text:p>8.200985</text:p>
          </table:table-cell>
          <table:table-cell office:value-type="float" office:value="1075.139" calcext:value-type="float">
            <text:p>1075.139</text:p>
          </table:table-cell>
          <table:table-cell office:value-type="float" office:value="111.3712" calcext:value-type="float">
            <text:p>111.3712</text:p>
          </table:table-cell>
          <table:table-cell office:value-type="float" office:value="0" calcext:value-type="float">
            <text:p>0</text:p>
          </table:table-cell>
          <table:table-cell office:value-type="float" office:value="0.2290083" calcext:value-type="float">
            <text:p>0.2290083</text:p>
          </table:table-cell>
          <table:table-cell office:value-type="float" office:value="0.368871" calcext:value-type="float">
            <text:p>0.368871</text:p>
          </table:table-cell>
          <table:table-cell office:value-type="float" office:value="0.2234545" calcext:value-type="float">
            <text:p>0.2234545</text:p>
          </table:table-cell>
          <table:table-cell office:value-type="float" office:value="0.2172992" calcext:value-type="float">
            <text:p>0.2172992</text:p>
          </table:table-cell>
          <table:table-cell office:value-type="float" office:value="0.2121367" calcext:value-type="float">
            <text:p>0.2121367</text:p>
          </table:table-cell>
          <table:table-cell office:value-type="float" office:value="0.2370232" calcext:value-type="float">
            <text:p>0.2370232</text:p>
          </table:table-cell>
          <table:table-cell office:value-type="float" office:value="0.2986432" calcext:value-type="float">
            <text:p>0.2986432</text:p>
          </table:table-cell>
          <table:table-cell office:value-type="float" office:value="0.3695598" calcext:value-type="float">
            <text:p>0.3695598</text:p>
          </table:table-cell>
          <table:table-cell office:value-type="float" office:value="0.3599575" calcext:value-type="float">
            <text:p>0.3599575</text:p>
          </table:table-cell>
          <table:table-cell office:value-type="float" office:value="0.3727878" calcext:value-type="float">
            <text:p>0.3727878</text:p>
          </table:table-cell>
          <table:table-cell office:value-type="float" office:value="0.3909821" calcext:value-type="float">
            <text:p>0.3909821</text:p>
          </table:table-cell>
          <table:table-cell office:value-type="float" office:value="0.4029528" calcext:value-type="float">
            <text:p>0.4029528</text:p>
          </table:table-cell>
          <table:table-cell office:value-type="float" office:value="0.4623747" calcext:value-type="float">
            <text:p>0.4623747</text:p>
          </table:table-cell>
          <table:table-cell office:value-type="float" office:value="0" calcext:value-type="float">
            <text:p>0</text:p>
          </table:table-cell>
          <table:table-cell office:value-type="float" office:value="1.996383E-015" calcext:value-type="float">
            <text:p>1.996383E-15</text:p>
          </table:table-cell>
          <table:table-cell office:value-type="float" office:value="9.698824E-016" calcext:value-type="float">
            <text:p>9.698824E-16</text:p>
          </table:table-cell>
          <table:table-cell office:value-type="float" office:value="1.970728E-015" calcext:value-type="float">
            <text:p>1.970728E-15</text:p>
          </table:table-cell>
          <table:table-cell office:value-type="float" office:value="1.952894E-015" calcext:value-type="float">
            <text:p>1.952894E-15</text:p>
          </table:table-cell>
          <table:table-cell office:value-type="float" office:value="9.655234E-016" calcext:value-type="float">
            <text:p>9.655234E-16</text:p>
          </table:table-cell>
          <table:table-cell office:value-type="float" office:value="9.838044E-016" calcext:value-type="float">
            <text:p>9.838044E-16</text:p>
          </table:table-cell>
          <table:table-cell office:value-type="float" office:value="1.941589E-015" calcext:value-type="float">
            <text:p>1.941589E-15</text:p>
          </table:table-cell>
          <table:table-cell office:value-type="float" office:value="2.307252E-025" calcext:value-type="float">
            <text:p>2.307252E-25</text:p>
          </table:table-cell>
          <table:table-cell office:value-type="float" office:value="1.066913E-029" calcext:value-type="float">
            <text:p>1.066913E-29</text:p>
          </table:table-cell>
          <table:table-cell office:value-type="float" office:value="2.368905E-034" calcext:value-type="float">
            <text:p>2.368905E-34</text:p>
          </table:table-cell>
          <table:table-cell office:value-type="float" office:value="3.832417E-039" calcext:value-type="float">
            <text:p>3.832417E-39</text:p>
          </table:table-cell>
          <table:table-cell office:value-type="float" office:value="2.382207E-044" calcext:value-type="float">
            <text:p>2.382207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2780855" calcext:value-type="float">
            <text:p>-0.2780855</text:p>
          </table:table-cell>
          <table:table-cell office:value-type="float" office:value="-0.00991988" calcext:value-type="float">
            <text:p>-0.00991988</text:p>
          </table:table-cell>
          <table:table-cell office:value-type="float" office:value="-0.3497293" calcext:value-type="float">
            <text:p>-0.3497293</text:p>
          </table:table-cell>
          <table:table-cell office:value-type="float" office:value="-0.4330328" calcext:value-type="float">
            <text:p>-0.4330328</text:p>
          </table:table-cell>
          <table:table-cell office:value-type="float" office:value="-0.5229672" calcext:value-type="float">
            <text:p>-0.5229672</text:p>
          </table:table-cell>
          <table:table-cell office:value-type="float" office:value="-0.08444693" calcext:value-type="float">
            <text:p>-0.08444693</text:p>
          </table:table-cell>
          <table:table-cell office:value-type="float" office:value="-0.01298893" calcext:value-type="float">
            <text:p>-0.01298893</text:p>
          </table:table-cell>
          <table:table-cell office:value-type="float" office:value="-0.01564261" calcext:value-type="float">
            <text:p>-0.01564261</text:p>
          </table:table-cell>
          <table:table-cell office:value-type="float" office:value="-0.01710141" calcext:value-type="float">
            <text:p>-0.01710141</text:p>
          </table:table-cell>
          <table:table-cell office:value-type="float" office:value="-0.01236277" calcext:value-type="float">
            <text:p>-0.01236277</text:p>
          </table:table-cell>
          <table:table-cell office:value-type="float" office:value="0" calcext:value-type="float">
            <text:p>0</text:p>
          </table:table-cell>
          <table:table-cell office:value-type="float" office:value="0.02456024" calcext:value-type="float">
            <text:p>0.02456024</text:p>
          </table:table-cell>
          <table:table-cell office:value-type="float" office:value="-0.009720616" calcext:value-type="float">
            <text:p>-0.009720616</text:p>
          </table:table-cell>
          <table:table-cell office:value-type="float" office:value="-0.0009853933" calcext:value-type="float">
            <text:p>-0.0009853933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2.227681" calcext:value-type="float">
            <text:p>-2.22768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8072003" calcext:value-type="float">
            <text:p>18072003</text:p>
          </table:table-cell>
          <table:table-cell office:value-type="float" office:value="431.9011" calcext:value-type="float">
            <text:p>431.9011</text:p>
          </table:table-cell>
          <table:table-cell office:value-type="float" office:value="309.0852" calcext:value-type="float">
            <text:p>309.0852</text:p>
          </table:table-cell>
          <table:table-cell office:value-type="float" office:value="8.200985" calcext:value-type="float">
            <text:p>8.200985</text:p>
          </table:table-cell>
          <table:table-cell office:value-type="float" office:value="1068.439" calcext:value-type="float">
            <text:p>1068.439</text:p>
          </table:table-cell>
          <table:table-cell office:value-type="float" office:value="111.3202" calcext:value-type="float">
            <text:p>111.3202</text:p>
          </table:table-cell>
          <table:table-cell office:value-type="float" office:value="0" calcext:value-type="float">
            <text:p>0</text:p>
          </table:table-cell>
          <table:table-cell office:value-type="float" office:value="0.1261414" calcext:value-type="float">
            <text:p>0.1261414</text:p>
          </table:table-cell>
          <table:table-cell office:value-type="float" office:value="0.2897981" calcext:value-type="float">
            <text:p>0.2897981</text:p>
          </table:table-cell>
          <table:table-cell office:value-type="float" office:value="0.214123" calcext:value-type="float">
            <text:p>0.214123</text:p>
          </table:table-cell>
          <table:table-cell office:value-type="float" office:value="0.2087779" calcext:value-type="float">
            <text:p>0.2087779</text:p>
          </table:table-cell>
          <table:table-cell office:value-type="float" office:value="0.208584" calcext:value-type="float">
            <text:p>0.208584</text:p>
          </table:table-cell>
          <table:table-cell office:value-type="float" office:value="0.2342838" calcext:value-type="float">
            <text:p>0.2342838</text:p>
          </table:table-cell>
          <table:table-cell office:value-type="float" office:value="0.2870505" calcext:value-type="float">
            <text:p>0.2870505</text:p>
          </table:table-cell>
          <table:table-cell office:value-type="float" office:value="0.3686392" calcext:value-type="float">
            <text:p>0.3686392</text:p>
          </table:table-cell>
          <table:table-cell office:value-type="float" office:value="0.359971" calcext:value-type="float">
            <text:p>0.359971</text:p>
          </table:table-cell>
          <table:table-cell office:value-type="float" office:value="0.3724131" calcext:value-type="float">
            <text:p>0.3724131</text:p>
          </table:table-cell>
          <table:table-cell office:value-type="float" office:value="0.3905793" calcext:value-type="float">
            <text:p>0.3905793</text:p>
          </table:table-cell>
          <table:table-cell office:value-type="float" office:value="0.4027064" calcext:value-type="float">
            <text:p>0.4027064</text:p>
          </table:table-cell>
          <table:table-cell office:value-type="float" office:value="0.4623747" calcext:value-type="float">
            <text:p>0.4623747</text:p>
          </table:table-cell>
          <table:table-cell office:value-type="float" office:value="0" calcext:value-type="float">
            <text:p>0</text:p>
          </table:table-cell>
          <table:table-cell office:value-type="float" office:value="1.996678E-015" calcext:value-type="float">
            <text:p>1.996678E-15</text:p>
          </table:table-cell>
          <table:table-cell office:value-type="float" office:value="9.699039E-016" calcext:value-type="float">
            <text:p>9.699039E-16</text:p>
          </table:table-cell>
          <table:table-cell office:value-type="float" office:value="1.970686E-015" calcext:value-type="float">
            <text:p>1.970686E-15</text:p>
          </table:table-cell>
          <table:table-cell office:value-type="float" office:value="1.952869E-015" calcext:value-type="float">
            <text:p>1.952869E-15</text:p>
          </table:table-cell>
          <table:table-cell office:value-type="float" office:value="9.655041E-016" calcext:value-type="float">
            <text:p>9.655041E-16</text:p>
          </table:table-cell>
          <table:table-cell office:value-type="float" office:value="9.838076E-016" calcext:value-type="float">
            <text:p>9.838076E-16</text:p>
          </table:table-cell>
          <table:table-cell office:value-type="float" office:value="1.941584E-015" calcext:value-type="float">
            <text:p>1.941584E-15</text:p>
          </table:table-cell>
          <table:table-cell office:value-type="float" office:value="2.307253E-025" calcext:value-type="float">
            <text:p>2.307253E-25</text:p>
          </table:table-cell>
          <table:table-cell office:value-type="float" office:value="1.066913E-029" calcext:value-type="float">
            <text:p>1.066913E-29</text:p>
          </table:table-cell>
          <table:table-cell office:value-type="float" office:value="2.368905E-034" calcext:value-type="float">
            <text:p>2.368905E-34</text:p>
          </table:table-cell>
          <table:table-cell office:value-type="float" office:value="3.832417E-039" calcext:value-type="float">
            <text:p>3.832417E-39</text:p>
          </table:table-cell>
          <table:table-cell office:value-type="float" office:value="2.522337E-044" calcext:value-type="float">
            <text:p>2.522337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9.31597" calcext:value-type="float">
            <text:p>-29.31597</text:p>
          </table:table-cell>
          <table:table-cell office:value-type="float" office:value="-0.0469373" calcext:value-type="float">
            <text:p>-0.0469373</text:p>
          </table:table-cell>
          <table:table-cell office:value-type="float" office:value="-0.4854656" calcext:value-type="float">
            <text:p>-0.4854656</text:p>
          </table:table-cell>
          <table:table-cell office:value-type="float" office:value="-0.5893645" calcext:value-type="float">
            <text:p>-0.5893645</text:p>
          </table:table-cell>
          <table:table-cell office:value-type="float" office:value="-0.5951231" calcext:value-type="float">
            <text:p>-0.5951231</text:p>
          </table:table-cell>
          <table:table-cell office:value-type="float" office:value="-0.09227815" calcext:value-type="float">
            <text:p>-0.09227815</text:p>
          </table:table-cell>
          <table:table-cell office:value-type="float" office:value="-0.0181406" calcext:value-type="float">
            <text:p>-0.0181406</text:p>
          </table:table-cell>
          <table:table-cell office:value-type="float" office:value="-0.016486" calcext:value-type="float">
            <text:p>-0.016486</text:p>
          </table:table-cell>
          <table:table-cell office:value-type="float" office:value="-0.01708881" calcext:value-type="float">
            <text:p>-0.01708881</text:p>
          </table:table-cell>
          <table:table-cell office:value-type="float" office:value="-0.01257721" calcext:value-type="float">
            <text:p>-0.01257721</text:p>
          </table:table-cell>
          <table:table-cell office:value-type="float" office:value="0" calcext:value-type="float">
            <text:p>0</text:p>
          </table:table-cell>
          <table:table-cell office:value-type="float" office:value="0.02456024" calcext:value-type="float">
            <text:p>0.02456024</text:p>
          </table:table-cell>
          <table:table-cell office:value-type="float" office:value="-0.009719638" calcext:value-type="float">
            <text:p>-0.009719638</text:p>
          </table:table-cell>
          <table:table-cell office:value-type="float" office:value="-0.0009901635" calcext:value-type="float">
            <text:p>-0.0009901635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2.225101" calcext:value-type="float">
            <text:p>-2.22510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9072003" calcext:value-type="float">
            <text:p>19072003</text:p>
          </table:table-cell>
          <table:table-cell office:value-type="float" office:value="431.9011" calcext:value-type="float">
            <text:p>431.9011</text:p>
          </table:table-cell>
          <table:table-cell office:value-type="float" office:value="314.3754" calcext:value-type="float">
            <text:p>314.3754</text:p>
          </table:table-cell>
          <table:table-cell office:value-type="float" office:value="8.200985" calcext:value-type="float">
            <text:p>8.200985</text:p>
          </table:table-cell>
          <table:table-cell office:value-type="float" office:value="1063.193" calcext:value-type="float">
            <text:p>1063.193</text:p>
          </table:table-cell>
          <table:table-cell office:value-type="float" office:value="111.2762" calcext:value-type="float">
            <text:p>111.2762</text:p>
          </table:table-cell>
          <table:table-cell office:value-type="float" office:value="0" calcext:value-type="float">
            <text:p>0</text:p>
          </table:table-cell>
          <table:table-cell office:value-type="float" office:value="0.1241225" calcext:value-type="float">
            <text:p>0.1241225</text:p>
          </table:table-cell>
          <table:table-cell office:value-type="float" office:value="0.2262462" calcext:value-type="float">
            <text:p>0.2262462</text:p>
          </table:table-cell>
          <table:table-cell office:value-type="float" office:value="0.2055457" calcext:value-type="float">
            <text:p>0.2055457</text:p>
          </table:table-cell>
          <table:table-cell office:value-type="float" office:value="0.2021845" calcext:value-type="float">
            <text:p>0.2021845</text:p>
          </table:table-cell>
          <table:table-cell office:value-type="float" office:value="0.2043132" calcext:value-type="float">
            <text:p>0.2043132</text:p>
          </table:table-cell>
          <table:table-cell office:value-type="float" office:value="0.2305135" calcext:value-type="float">
            <text:p>0.2305135</text:p>
          </table:table-cell>
          <table:table-cell office:value-type="float" office:value="0.2798398" calcext:value-type="float">
            <text:p>0.2798398</text:p>
          </table:table-cell>
          <table:table-cell office:value-type="float" office:value="0.3665931" calcext:value-type="float">
            <text:p>0.3665931</text:p>
          </table:table-cell>
          <table:table-cell office:value-type="float" office:value="0.3596474" calcext:value-type="float">
            <text:p>0.3596474</text:p>
          </table:table-cell>
          <table:table-cell office:value-type="float" office:value="0.3719994" calcext:value-type="float">
            <text:p>0.3719994</text:p>
          </table:table-cell>
          <table:table-cell office:value-type="float" office:value="0.3901412" calcext:value-type="float">
            <text:p>0.3901412</text:p>
          </table:table-cell>
          <table:table-cell office:value-type="float" office:value="0.4024518" calcext:value-type="float">
            <text:p>0.4024518</text:p>
          </table:table-cell>
          <table:table-cell office:value-type="float" office:value="0.4623747" calcext:value-type="float">
            <text:p>0.4623747</text:p>
          </table:table-cell>
          <table:table-cell office:value-type="float" office:value="0" calcext:value-type="float">
            <text:p>0</text:p>
          </table:table-cell>
          <table:table-cell office:value-type="float" office:value="1.996959E-015" calcext:value-type="float">
            <text:p>1.996959E-15</text:p>
          </table:table-cell>
          <table:table-cell office:value-type="float" office:value="9.699265E-016" calcext:value-type="float">
            <text:p>9.699265E-16</text:p>
          </table:table-cell>
          <table:table-cell office:value-type="float" office:value="1.970646E-015" calcext:value-type="float">
            <text:p>1.970646E-15</text:p>
          </table:table-cell>
          <table:table-cell office:value-type="float" office:value="1.952844E-015" calcext:value-type="float">
            <text:p>1.952844E-15</text:p>
          </table:table-cell>
          <table:table-cell office:value-type="float" office:value="9.654846E-016" calcext:value-type="float">
            <text:p>9.654846E-16</text:p>
          </table:table-cell>
          <table:table-cell office:value-type="float" office:value="9.838114E-016" calcext:value-type="float">
            <text:p>9.838114E-16</text:p>
          </table:table-cell>
          <table:table-cell office:value-type="float" office:value="1.941579E-015" calcext:value-type="float">
            <text:p>1.941579E-15</text:p>
          </table:table-cell>
          <table:table-cell office:value-type="float" office:value="2.307253E-025" calcext:value-type="float">
            <text:p>2.307253E-25</text:p>
          </table:table-cell>
          <table:table-cell office:value-type="float" office:value="1.066913E-029" calcext:value-type="float">
            <text:p>1.066913E-29</text:p>
          </table:table-cell>
          <table:table-cell office:value-type="float" office:value="2.368905E-034" calcext:value-type="float">
            <text:p>2.368905E-34</text:p>
          </table:table-cell>
          <table:table-cell office:value-type="float" office:value="3.832417E-039" calcext:value-type="float">
            <text:p>3.832417E-39</text:p>
          </table:table-cell>
          <table:table-cell office:value-type="float" office:value="2.382207E-044" calcext:value-type="float">
            <text:p>2.382207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3.4871" calcext:value-type="float">
            <text:p>-33.4871</text:p>
          </table:table-cell>
          <table:table-cell office:value-type="float" office:value="-0.3169811" calcext:value-type="float">
            <text:p>-0.3169811</text:p>
          </table:table-cell>
          <table:table-cell office:value-type="float" office:value="-0.6646941" calcext:value-type="float">
            <text:p>-0.6646941</text:p>
          </table:table-cell>
          <table:table-cell office:value-type="float" office:value="-0.7545652" calcext:value-type="float">
            <text:p>-0.7545652</text:p>
          </table:table-cell>
          <table:table-cell office:value-type="float" office:value="-0.6975716" calcext:value-type="float">
            <text:p>-0.6975716</text:p>
          </table:table-cell>
          <table:table-cell office:value-type="float" office:value="-0.1044516" calcext:value-type="float">
            <text:p>-0.1044516</text:p>
          </table:table-cell>
          <table:table-cell office:value-type="float" office:value="-0.02245113" calcext:value-type="float">
            <text:p>-0.02245113</text:p>
          </table:table-cell>
          <table:table-cell office:value-type="float" office:value="-0.01858616" calcext:value-type="float">
            <text:p>-0.01858616</text:p>
          </table:table-cell>
          <table:table-cell office:value-type="float" office:value="-0.01734242" calcext:value-type="float">
            <text:p>-0.01734242</text:p>
          </table:table-cell>
          <table:table-cell office:value-type="float" office:value="-0.01281807" calcext:value-type="float">
            <text:p>-0.01281807</text:p>
          </table:table-cell>
          <table:table-cell office:value-type="float" office:value="0" calcext:value-type="float">
            <text:p>0</text:p>
          </table:table-cell>
          <table:table-cell office:value-type="float" office:value="0.02456024" calcext:value-type="float">
            <text:p>0.02456024</text:p>
          </table:table-cell>
          <table:table-cell office:value-type="float" office:value="-0.009718906" calcext:value-type="float">
            <text:p>-0.009718906</text:p>
          </table:table-cell>
          <table:table-cell office:value-type="float" office:value="-0.0009947718" calcext:value-type="float">
            <text:p>-0.0009947718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2.223341" calcext:value-type="float">
            <text:p>-2.223341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20072003" calcext:value-type="float">
            <text:p>20072003</text:p>
          </table:table-cell>
          <table:table-cell office:value-type="float" office:value="431.9011" calcext:value-type="float">
            <text:p>431.9011</text:p>
          </table:table-cell>
          <table:table-cell office:value-type="float" office:value="319.9142" calcext:value-type="float">
            <text:p>319.9142</text:p>
          </table:table-cell>
          <table:table-cell office:value-type="float" office:value="8.200985" calcext:value-type="float">
            <text:p>8.200985</text:p>
          </table:table-cell>
          <table:table-cell office:value-type="float" office:value="1057.694" calcext:value-type="float">
            <text:p>1057.694</text:p>
          </table:table-cell>
          <table:table-cell office:value-type="float" office:value="111.2364" calcext:value-type="float">
            <text:p>111.2364</text:p>
          </table:table-cell>
          <table:table-cell office:value-type="float" office:value="0" calcext:value-type="float">
            <text:p>0</text:p>
          </table:table-cell>
          <table:table-cell office:value-type="float" office:value="0.1116355" calcext:value-type="float">
            <text:p>0.1116355</text:p>
          </table:table-cell>
          <table:table-cell office:value-type="float" office:value="0.1910118" calcext:value-type="float">
            <text:p>0.1910118</text:p>
          </table:table-cell>
          <table:table-cell office:value-type="float" office:value="0.1936545" calcext:value-type="float">
            <text:p>0.1936545</text:p>
          </table:table-cell>
          <table:table-cell office:value-type="float" office:value="0.1932594" calcext:value-type="float">
            <text:p>0.1932594</text:p>
          </table:table-cell>
          <table:table-cell office:value-type="float" office:value="0.1957149" calcext:value-type="float">
            <text:p>0.1957149</text:p>
          </table:table-cell>
          <table:table-cell office:value-type="float" office:value="0.2240234" calcext:value-type="float">
            <text:p>0.2240234</text:p>
          </table:table-cell>
          <table:table-cell office:value-type="float" office:value="0.272415" calcext:value-type="float">
            <text:p>0.272415</text:p>
          </table:table-cell>
          <table:table-cell office:value-type="float" office:value="0.363784" calcext:value-type="float">
            <text:p>0.363784</text:p>
          </table:table-cell>
          <table:table-cell office:value-type="float" office:value="0.3586887" calcext:value-type="float">
            <text:p>0.3586887</text:p>
          </table:table-cell>
          <table:table-cell office:value-type="float" office:value="0.3713793" calcext:value-type="float">
            <text:p>0.3713793</text:p>
          </table:table-cell>
          <table:table-cell office:value-type="float" office:value="0.3895374" calcext:value-type="float">
            <text:p>0.3895374</text:p>
          </table:table-cell>
          <table:table-cell office:value-type="float" office:value="0.4021273" calcext:value-type="float">
            <text:p>0.4021273</text:p>
          </table:table-cell>
          <table:table-cell office:value-type="float" office:value="0.4623747" calcext:value-type="float">
            <text:p>0.4623747</text:p>
          </table:table-cell>
          <table:table-cell office:value-type="float" office:value="0" calcext:value-type="float">
            <text:p>0</text:p>
          </table:table-cell>
          <table:table-cell office:value-type="float" office:value="1.997235E-015" calcext:value-type="float">
            <text:p>1.997235E-15</text:p>
          </table:table-cell>
          <table:table-cell office:value-type="float" office:value="9.699527E-016" calcext:value-type="float">
            <text:p>9.699527E-16</text:p>
          </table:table-cell>
          <table:table-cell office:value-type="float" office:value="1.970604E-015" calcext:value-type="float">
            <text:p>1.970604E-15</text:p>
          </table:table-cell>
          <table:table-cell office:value-type="float" office:value="1.952817E-015" calcext:value-type="float">
            <text:p>1.952817E-15</text:p>
          </table:table-cell>
          <table:table-cell office:value-type="float" office:value="9.654678E-016" calcext:value-type="float">
            <text:p>9.654678E-16</text:p>
          </table:table-cell>
          <table:table-cell office:value-type="float" office:value="9.838148E-016" calcext:value-type="float">
            <text:p>9.838148E-16</text:p>
          </table:table-cell>
          <table:table-cell office:value-type="float" office:value="1.941574E-015" calcext:value-type="float">
            <text:p>1.941574E-15</text:p>
          </table:table-cell>
          <table:table-cell office:value-type="float" office:value="2.307252E-025" calcext:value-type="float">
            <text:p>2.307252E-25</text:p>
          </table:table-cell>
          <table:table-cell office:value-type="float" office:value="1.066913E-029" calcext:value-type="float">
            <text:p>1.066913E-29</text:p>
          </table:table-cell>
          <table:table-cell office:value-type="float" office:value="2.368905E-034" calcext:value-type="float">
            <text:p>2.368905E-34</text:p>
          </table:table-cell>
          <table:table-cell office:value-type="float" office:value="3.832417E-039" calcext:value-type="float">
            <text:p>3.832417E-39</text:p>
          </table:table-cell>
          <table:table-cell office:value-type="float" office:value="2.382207E-044" calcext:value-type="float">
            <text:p>2.382207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7.45064" calcext:value-type="float">
            <text:p>-77.45064</text:p>
          </table:table-cell>
          <table:table-cell office:value-type="float" office:value="-1.171679" calcext:value-type="float">
            <text:p>-1.171679</text:p>
          </table:table-cell>
          <table:table-cell office:value-type="float" office:value="-1.051615" calcext:value-type="float">
            <text:p>-1.051615</text:p>
          </table:table-cell>
          <table:table-cell office:value-type="float" office:value="-1.06847" calcext:value-type="float">
            <text:p>-1.06847</text:p>
          </table:table-cell>
          <table:table-cell office:value-type="float" office:value="-0.971702" calcext:value-type="float">
            <text:p>-0.971702</text:p>
          </table:table-cell>
          <table:table-cell office:value-type="float" office:value="-0.129879" calcext:value-type="float">
            <text:p>-0.129879</text:p>
          </table:table-cell>
          <table:table-cell office:value-type="float" office:value="-0.0281299" calcext:value-type="float">
            <text:p>-0.0281299</text:p>
          </table:table-cell>
          <table:table-cell office:value-type="float" office:value="-0.02194597" calcext:value-type="float">
            <text:p>-0.02194597</text:p>
          </table:table-cell>
          <table:table-cell office:value-type="float" office:value="-0.01812556" calcext:value-type="float">
            <text:p>-0.01812556</text:p>
          </table:table-cell>
          <table:table-cell office:value-type="float" office:value="-0.01318849" calcext:value-type="float">
            <text:p>-0.01318849</text:p>
          </table:table-cell>
          <table:table-cell office:value-type="float" office:value="0" calcext:value-type="float">
            <text:p>0</text:p>
          </table:table-cell>
          <table:table-cell office:value-type="float" office:value="0.02456024" calcext:value-type="float">
            <text:p>0.02456024</text:p>
          </table:table-cell>
          <table:table-cell office:value-type="float" office:value="-0.009717886" calcext:value-type="float">
            <text:p>-0.009717886</text:p>
          </table:table-cell>
          <table:table-cell office:value-type="float" office:value="-0.0009994067" calcext:value-type="float">
            <text:p>-0.0009994067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2.222423" calcext:value-type="float">
            <text:p>-2.222423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21072003" calcext:value-type="float">
            <text:p>21072003</text:p>
          </table:table-cell>
          <table:table-cell office:value-type="float" office:value="461.9013" calcext:value-type="float">
            <text:p>461.9013</text:p>
          </table:table-cell>
          <table:table-cell office:value-type="float" office:value="325.2326" calcext:value-type="float">
            <text:p>325.2326</text:p>
          </table:table-cell>
          <table:table-cell office:value-type="float" office:value="9.896976" calcext:value-type="float">
            <text:p>9.896976</text:p>
          </table:table-cell>
          <table:table-cell office:value-type="float" office:value="1079.03" calcext:value-type="float">
            <text:p>1079.03</text:p>
          </table:table-cell>
          <table:table-cell office:value-type="float" office:value="112.8863" calcext:value-type="float">
            <text:p>112.8863</text:p>
          </table:table-cell>
          <table:table-cell office:value-type="float" office:value="0" calcext:value-type="float">
            <text:p>0</text:p>
          </table:table-cell>
          <table:table-cell office:value-type="float" office:value="0.4920616" calcext:value-type="float">
            <text:p>0.4920616</text:p>
          </table:table-cell>
          <table:table-cell office:value-type="float" office:value="0.5056939" calcext:value-type="float">
            <text:p>0.5056939</text:p>
          </table:table-cell>
          <table:table-cell office:value-type="float" office:value="0.2137797" calcext:value-type="float">
            <text:p>0.2137797</text:p>
          </table:table-cell>
          <table:table-cell office:value-type="float" office:value="0.217907" calcext:value-type="float">
            <text:p>0.217907</text:p>
          </table:table-cell>
          <table:table-cell office:value-type="float" office:value="0.1995723" calcext:value-type="float">
            <text:p>0.1995723</text:p>
          </table:table-cell>
          <table:table-cell office:value-type="float" office:value="0.2209656" calcext:value-type="float">
            <text:p>0.2209656</text:p>
          </table:table-cell>
          <table:table-cell office:value-type="float" office:value="0.3243592" calcext:value-type="float">
            <text:p>0.3243592</text:p>
          </table:table-cell>
          <table:table-cell office:value-type="float" office:value="0.3656795" calcext:value-type="float">
            <text:p>0.3656795</text:p>
          </table:table-cell>
          <table:table-cell office:value-type="float" office:value="0.3581372" calcext:value-type="float">
            <text:p>0.3581372</text:p>
          </table:table-cell>
          <table:table-cell office:value-type="float" office:value="0.3710199" calcext:value-type="float">
            <text:p>0.3710199</text:p>
          </table:table-cell>
          <table:table-cell office:value-type="float" office:value="0.3892212" calcext:value-type="float">
            <text:p>0.3892212</text:p>
          </table:table-cell>
          <table:table-cell office:value-type="float" office:value="0.4018706" calcext:value-type="float">
            <text:p>0.4018706</text:p>
          </table:table-cell>
          <table:table-cell office:value-type="float" office:value="0.4623747" calcext:value-type="float">
            <text:p>0.4623747</text:p>
          </table:table-cell>
          <table:table-cell office:value-type="float" office:value="0" calcext:value-type="float">
            <text:p>0</text:p>
          </table:table-cell>
          <table:table-cell office:value-type="float" office:value="1.997464E-015" calcext:value-type="float">
            <text:p>1.997464E-15</text:p>
          </table:table-cell>
          <table:table-cell office:value-type="float" office:value="9.699793E-016" calcext:value-type="float">
            <text:p>9.699793E-16</text:p>
          </table:table-cell>
          <table:table-cell office:value-type="float" office:value="1.97057E-015" calcext:value-type="float">
            <text:p>1.97057E-15</text:p>
          </table:table-cell>
          <table:table-cell office:value-type="float" office:value="1.952791E-015" calcext:value-type="float">
            <text:p>1.952791E-15</text:p>
          </table:table-cell>
          <table:table-cell office:value-type="float" office:value="9.654475E-016" calcext:value-type="float">
            <text:p>9.654475E-16</text:p>
          </table:table-cell>
          <table:table-cell office:value-type="float" office:value="9.838191E-016" calcext:value-type="float">
            <text:p>9.838191E-16</text:p>
          </table:table-cell>
          <table:table-cell office:value-type="float" office:value="1.941568E-015" calcext:value-type="float">
            <text:p>1.941568E-15</text:p>
          </table:table-cell>
          <table:table-cell office:value-type="float" office:value="2.307253E-025" calcext:value-type="float">
            <text:p>2.307253E-25</text:p>
          </table:table-cell>
          <table:table-cell office:value-type="float" office:value="1.066913E-029" calcext:value-type="float">
            <text:p>1.066913E-29</text:p>
          </table:table-cell>
          <table:table-cell office:value-type="float" office:value="2.368905E-034" calcext:value-type="float">
            <text:p>2.368905E-34</text:p>
          </table:table-cell>
          <table:table-cell office:value-type="float" office:value="3.832417E-039" calcext:value-type="float">
            <text:p>3.832417E-39</text:p>
          </table:table-cell>
          <table:table-cell office:value-type="float" office:value="2.522337E-044" calcext:value-type="float">
            <text:p>2.522337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1690949" calcext:value-type="float">
            <text:p>-0.001690949</text:p>
          </table:table-cell>
          <table:table-cell office:value-type="float" office:value="-0.001421977" calcext:value-type="float">
            <text:p>-0.001421977</text:p>
          </table:table-cell>
          <table:table-cell office:value-type="float" office:value="-0.4918363" calcext:value-type="float">
            <text:p>-0.4918363</text:p>
          </table:table-cell>
          <table:table-cell office:value-type="float" office:value="-0.4235751" calcext:value-type="float">
            <text:p>-0.4235751</text:p>
          </table:table-cell>
          <table:table-cell office:value-type="float" office:value="-0.8378191" calcext:value-type="float">
            <text:p>-0.8378191</text:p>
          </table:table-cell>
          <table:table-cell office:value-type="float" office:value="-0.1444716" calcext:value-type="float">
            <text:p>-0.1444716</text:p>
          </table:table-cell>
          <table:table-cell office:value-type="float" office:value="-0.006477327" calcext:value-type="float">
            <text:p>-0.006477327</text:p>
          </table:table-cell>
          <table:table-cell office:value-type="float" office:value="-0.01972102" calcext:value-type="float">
            <text:p>-0.01972102</text:p>
          </table:table-cell>
          <table:table-cell office:value-type="float" office:value="-0.01860347" calcext:value-type="float">
            <text:p>-0.01860347</text:p>
          </table:table-cell>
          <table:table-cell office:value-type="float" office:value="-0.01341066" calcext:value-type="float">
            <text:p>-0.01341066</text:p>
          </table:table-cell>
          <table:table-cell office:value-type="float" office:value="0" calcext:value-type="float">
            <text:p>0</text:p>
          </table:table-cell>
          <table:table-cell office:value-type="float" office:value="0.02456024" calcext:value-type="float">
            <text:p>0.02456024</text:p>
          </table:table-cell>
          <table:table-cell office:value-type="float" office:value="-0.009724608" calcext:value-type="float">
            <text:p>-0.009724608</text:p>
          </table:table-cell>
          <table:table-cell office:value-type="float" office:value="-0.001004635" calcext:value-type="float">
            <text:p>-0.001004635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2.241216" calcext:value-type="float">
            <text:p>-2.241216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22072003" calcext:value-type="float">
            <text:p>22072003</text:p>
          </table:table-cell>
          <table:table-cell office:value-type="float" office:value="461.9013" calcext:value-type="float">
            <text:p>461.9013</text:p>
          </table:table-cell>
          <table:table-cell office:value-type="float" office:value="331.4848" calcext:value-type="float">
            <text:p>331.4848</text:p>
          </table:table-cell>
          <table:table-cell office:value-type="float" office:value="9.896976" calcext:value-type="float">
            <text:p>9.896976</text:p>
          </table:table-cell>
          <table:table-cell office:value-type="float" office:value="1072.875" calcext:value-type="float">
            <text:p>1072.875</text:p>
          </table:table-cell>
          <table:table-cell office:value-type="float" office:value="112.7887" calcext:value-type="float">
            <text:p>112.7887</text:p>
          </table:table-cell>
          <table:table-cell office:value-type="float" office:value="0" calcext:value-type="float">
            <text:p>0</text:p>
          </table:table-cell>
          <table:table-cell office:value-type="float" office:value="0.3881544" calcext:value-type="float">
            <text:p>0.3881544</text:p>
          </table:table-cell>
          <table:table-cell office:value-type="float" office:value="0.3969291" calcext:value-type="float">
            <text:p>0.3969291</text:p>
          </table:table-cell>
          <table:table-cell office:value-type="float" office:value="0.2146145" calcext:value-type="float">
            <text:p>0.2146145</text:p>
          </table:table-cell>
          <table:table-cell office:value-type="float" office:value="0.2141968" calcext:value-type="float">
            <text:p>0.2141968</text:p>
          </table:table-cell>
          <table:table-cell office:value-type="float" office:value="0.2080561" calcext:value-type="float">
            <text:p>0.2080561</text:p>
          </table:table-cell>
          <table:table-cell office:value-type="float" office:value="0.2194412" calcext:value-type="float">
            <text:p>0.2194412</text:p>
          </table:table-cell>
          <table:table-cell office:value-type="float" office:value="0.3017067" calcext:value-type="float">
            <text:p>0.3017067</text:p>
          </table:table-cell>
          <table:table-cell office:value-type="float" office:value="0.3692752" calcext:value-type="float">
            <text:p>0.3692752</text:p>
          </table:table-cell>
          <table:table-cell office:value-type="float" office:value="0.3583978" calcext:value-type="float">
            <text:p>0.3583978</text:p>
          </table:table-cell>
          <table:table-cell office:value-type="float" office:value="0.3707937" calcext:value-type="float">
            <text:p>0.3707937</text:p>
          </table:table-cell>
          <table:table-cell office:value-type="float" office:value="0.3889915" calcext:value-type="float">
            <text:p>0.3889915</text:p>
          </table:table-cell>
          <table:table-cell office:value-type="float" office:value="0.4016431" calcext:value-type="float">
            <text:p>0.4016431</text:p>
          </table:table-cell>
          <table:table-cell office:value-type="float" office:value="0.4623747" calcext:value-type="float">
            <text:p>0.4623747</text:p>
          </table:table-cell>
          <table:table-cell office:value-type="float" office:value="0" calcext:value-type="float">
            <text:p>0</text:p>
          </table:table-cell>
          <table:table-cell office:value-type="float" office:value="1.997687E-015" calcext:value-type="float">
            <text:p>1.997687E-15</text:p>
          </table:table-cell>
          <table:table-cell office:value-type="float" office:value="9.699953E-016" calcext:value-type="float">
            <text:p>9.699953E-16</text:p>
          </table:table-cell>
          <table:table-cell office:value-type="float" office:value="1.970544E-015" calcext:value-type="float">
            <text:p>1.970544E-15</text:p>
          </table:table-cell>
          <table:table-cell office:value-type="float" office:value="1.952775E-015" calcext:value-type="float">
            <text:p>1.952775E-15</text:p>
          </table:table-cell>
          <table:table-cell office:value-type="float" office:value="9.654246E-016" calcext:value-type="float">
            <text:p>9.654246E-16</text:p>
          </table:table-cell>
          <table:table-cell office:value-type="float" office:value="9.838208E-016" calcext:value-type="float">
            <text:p>9.838208E-16</text:p>
          </table:table-cell>
          <table:table-cell office:value-type="float" office:value="1.941566E-015" calcext:value-type="float">
            <text:p>1.941566E-15</text:p>
          </table:table-cell>
          <table:table-cell office:value-type="float" office:value="2.307253E-025" calcext:value-type="float">
            <text:p>2.307253E-25</text:p>
          </table:table-cell>
          <table:table-cell office:value-type="float" office:value="1.066913E-029" calcext:value-type="float">
            <text:p>1.066913E-29</text:p>
          </table:table-cell>
          <table:table-cell office:value-type="float" office:value="2.368905E-034" calcext:value-type="float">
            <text:p>2.368905E-34</text:p>
          </table:table-cell>
          <table:table-cell office:value-type="float" office:value="3.832417E-039" calcext:value-type="float">
            <text:p>3.832417E-39</text:p>
          </table:table-cell>
          <table:table-cell office:value-type="float" office:value="2.522337E-044" calcext:value-type="float">
            <text:p>2.522337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7283311" calcext:value-type="float">
            <text:p>-0.007283311</text:p>
          </table:table-cell>
          <table:table-cell office:value-type="float" office:value="-0.00630659" calcext:value-type="float">
            <text:p>-0.00630659</text:p>
          </table:table-cell>
          <table:table-cell office:value-type="float" office:value="-0.4772131" calcext:value-type="float">
            <text:p>-0.4772131</text:p>
          </table:table-cell>
          <table:table-cell office:value-type="float" office:value="-0.4837551" calcext:value-type="float">
            <text:p>-0.4837551</text:p>
          </table:table-cell>
          <table:table-cell office:value-type="float" office:value="-0.6069179" calcext:value-type="float">
            <text:p>-0.6069179</text:p>
          </table:table-cell>
          <table:table-cell office:value-type="float" office:value="-0.1523216" calcext:value-type="float">
            <text:p>-0.1523216</text:p>
          </table:table-cell>
          <table:table-cell office:value-type="float" office:value="-0.0119239" calcext:value-type="float">
            <text:p>-0.0119239</text:p>
          </table:table-cell>
          <table:table-cell office:value-type="float" office:value="-0.01591328" calcext:value-type="float">
            <text:p>-0.01591328</text:p>
          </table:table-cell>
          <table:table-cell office:value-type="float" office:value="-0.01838377" calcext:value-type="float">
            <text:p>-0.01838377</text:p>
          </table:table-cell>
          <table:table-cell office:value-type="float" office:value="-0.01355162" calcext:value-type="float">
            <text:p>-0.01355162</text:p>
          </table:table-cell>
          <table:table-cell office:value-type="float" office:value="0" calcext:value-type="float">
            <text:p>0</text:p>
          </table:table-cell>
          <table:table-cell office:value-type="float" office:value="0.02456024" calcext:value-type="float">
            <text:p>0.02456024</text:p>
          </table:table-cell>
          <table:table-cell office:value-type="float" office:value="-0.009726388" calcext:value-type="float">
            <text:p>-0.009726388</text:p>
          </table:table-cell>
          <table:table-cell office:value-type="float" office:value="-0.001008189" calcext:value-type="float">
            <text:p>-0.001008189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2.238989" calcext:value-type="float">
            <text:p>-2.238989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23072003" calcext:value-type="float">
            <text:p>23072003</text:p>
          </table:table-cell>
          <table:table-cell office:value-type="float" office:value="461.9013" calcext:value-type="float">
            <text:p>461.9013</text:p>
          </table:table-cell>
          <table:table-cell office:value-type="float" office:value="338.5111" calcext:value-type="float">
            <text:p>338.5111</text:p>
          </table:table-cell>
          <table:table-cell office:value-type="float" office:value="9.896976" calcext:value-type="float">
            <text:p>9.896976</text:p>
          </table:table-cell>
          <table:table-cell office:value-type="float" office:value="1065.94" calcext:value-type="float">
            <text:p>1065.94</text:p>
          </table:table-cell>
          <table:table-cell office:value-type="float" office:value="112.6977" calcext:value-type="float">
            <text:p>112.6977</text:p>
          </table:table-cell>
          <table:table-cell office:value-type="float" office:value="0" calcext:value-type="float">
            <text:p>0</text:p>
          </table:table-cell>
          <table:table-cell office:value-type="float" office:value="0.1745847" calcext:value-type="float">
            <text:p>0.1745847</text:p>
          </table:table-cell>
          <table:table-cell office:value-type="float" office:value="0.3170256" calcext:value-type="float">
            <text:p>0.3170256</text:p>
          </table:table-cell>
          <table:table-cell office:value-type="float" office:value="0.2118846" calcext:value-type="float">
            <text:p>0.2118846</text:p>
          </table:table-cell>
          <table:table-cell office:value-type="float" office:value="0.2095223" calcext:value-type="float">
            <text:p>0.2095223</text:p>
          </table:table-cell>
          <table:table-cell office:value-type="float" office:value="0.2086506" calcext:value-type="float">
            <text:p>0.2086506</text:p>
          </table:table-cell>
          <table:table-cell office:value-type="float" office:value="0.2170001" calcext:value-type="float">
            <text:p>0.2170001</text:p>
          </table:table-cell>
          <table:table-cell office:value-type="float" office:value="0.2900611" calcext:value-type="float">
            <text:p>0.2900611</text:p>
          </table:table-cell>
          <table:table-cell office:value-type="float" office:value="0.3689655" calcext:value-type="float">
            <text:p>0.3689655</text:p>
          </table:table-cell>
          <table:table-cell office:value-type="float" office:value="0.3586443" calcext:value-type="float">
            <text:p>0.3586443</text:p>
          </table:table-cell>
          <table:table-cell office:value-type="float" office:value="0.3705239" calcext:value-type="float">
            <text:p>0.3705239</text:p>
          </table:table-cell>
          <table:table-cell office:value-type="float" office:value="0.3886824" calcext:value-type="float">
            <text:p>0.3886824</text:p>
          </table:table-cell>
          <table:table-cell office:value-type="float" office:value="0.4014074" calcext:value-type="float">
            <text:p>0.4014074</text:p>
          </table:table-cell>
          <table:table-cell office:value-type="float" office:value="0.462375" calcext:value-type="float">
            <text:p>0.462375</text:p>
          </table:table-cell>
          <table:table-cell office:value-type="float" office:value="0" calcext:value-type="float">
            <text:p>0</text:p>
          </table:table-cell>
          <table:table-cell office:value-type="float" office:value="1.997901E-015" calcext:value-type="float">
            <text:p>1.997901E-15</text:p>
          </table:table-cell>
          <table:table-cell office:value-type="float" office:value="9.700089E-016" calcext:value-type="float">
            <text:p>9.700089E-16</text:p>
          </table:table-cell>
          <table:table-cell office:value-type="float" office:value="1.970518E-015" calcext:value-type="float">
            <text:p>1.970518E-15</text:p>
          </table:table-cell>
          <table:table-cell office:value-type="float" office:value="1.952761E-015" calcext:value-type="float">
            <text:p>1.952761E-15</text:p>
          </table:table-cell>
          <table:table-cell office:value-type="float" office:value="9.654061E-016" calcext:value-type="float">
            <text:p>9.654061E-16</text:p>
          </table:table-cell>
          <table:table-cell office:value-type="float" office:value="9.838219E-016" calcext:value-type="float">
            <text:p>9.838219E-16</text:p>
          </table:table-cell>
          <table:table-cell office:value-type="float" office:value="1.941564E-015" calcext:value-type="float">
            <text:p>1.941564E-15</text:p>
          </table:table-cell>
          <table:table-cell office:value-type="float" office:value="2.307253E-025" calcext:value-type="float">
            <text:p>2.307253E-25</text:p>
          </table:table-cell>
          <table:table-cell office:value-type="float" office:value="1.066913E-029" calcext:value-type="float">
            <text:p>1.066913E-29</text:p>
          </table:table-cell>
          <table:table-cell office:value-type="float" office:value="2.368905E-034" calcext:value-type="float">
            <text:p>2.368905E-34</text:p>
          </table:table-cell>
          <table:table-cell office:value-type="float" office:value="3.832417E-039" calcext:value-type="float">
            <text:p>3.832417E-39</text:p>
          </table:table-cell>
          <table:table-cell office:value-type="float" office:value="2.522337E-044" calcext:value-type="float">
            <text:p>2.522337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293525" calcext:value-type="float">
            <text:p>-2.293525</text:p>
          </table:table-cell>
          <table:table-cell office:value-type="float" office:value="-0.02516525" calcext:value-type="float">
            <text:p>-0.02516525</text:p>
          </table:table-cell>
          <table:table-cell office:value-type="float" office:value="-0.5266451" calcext:value-type="float">
            <text:p>-0.5266451</text:p>
          </table:table-cell>
          <table:table-cell office:value-type="float" office:value="-0.5734602" calcext:value-type="float">
            <text:p>-0.5734602</text:p>
          </table:table-cell>
          <table:table-cell office:value-type="float" office:value="-0.593385" calcext:value-type="float">
            <text:p>-0.593385</text:p>
          </table:table-cell>
          <table:table-cell office:value-type="float" office:value="-0.1659502" calcext:value-type="float">
            <text:p>-0.1659502</text:p>
          </table:table-cell>
          <table:table-cell office:value-type="float" office:value="-0.01661895" calcext:value-type="float">
            <text:p>-0.01661895</text:p>
          </table:table-cell>
          <table:table-cell office:value-type="float" office:value="-0.01617686" calcext:value-type="float">
            <text:p>-0.01617686</text:p>
          </table:table-cell>
          <table:table-cell office:value-type="float" office:value="-0.01817276" calcext:value-type="float">
            <text:p>-0.01817276</text:p>
          </table:table-cell>
          <table:table-cell office:value-type="float" office:value="-0.01372122" calcext:value-type="float">
            <text:p>-0.01372122</text:p>
          </table:table-cell>
          <table:table-cell office:value-type="float" office:value="0" calcext:value-type="float">
            <text:p>0</text:p>
          </table:table-cell>
          <table:table-cell office:value-type="float" office:value="0.02456024" calcext:value-type="float">
            <text:p>0.02456024</text:p>
          </table:table-cell>
          <table:table-cell office:value-type="float" office:value="-0.009726482" calcext:value-type="float">
            <text:p>-0.009726482</text:p>
          </table:table-cell>
          <table:table-cell office:value-type="float" office:value="-0.001011587" calcext:value-type="float">
            <text:p>-0.001011587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2.237385" calcext:value-type="float">
            <text:p>-2.237385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24072003" calcext:value-type="float">
            <text:p>24072003</text:p>
          </table:table-cell>
          <table:table-cell office:value-type="float" office:value="461.9013" calcext:value-type="float">
            <text:p>461.9013</text:p>
          </table:table-cell>
          <table:table-cell office:value-type="float" office:value="345.8951" calcext:value-type="float">
            <text:p>345.8951</text:p>
          </table:table-cell>
          <table:table-cell office:value-type="float" office:value="9.896976" calcext:value-type="float">
            <text:p>9.896976</text:p>
          </table:table-cell>
          <table:table-cell office:value-type="float" office:value="1058.643" calcext:value-type="float">
            <text:p>1058.643</text:p>
          </table:table-cell>
          <table:table-cell office:value-type="float" office:value="112.6112" calcext:value-type="float">
            <text:p>112.6112</text:p>
          </table:table-cell>
          <table:table-cell office:value-type="float" office:value="0" calcext:value-type="float">
            <text:p>0</text:p>
          </table:table-cell>
          <table:table-cell office:value-type="float" office:value="0.1080911" calcext:value-type="float">
            <text:p>0.1080911</text:p>
          </table:table-cell>
          <table:table-cell office:value-type="float" office:value="0.2327186" calcext:value-type="float">
            <text:p>0.2327186</text:p>
          </table:table-cell>
          <table:table-cell office:value-type="float" office:value="0.202237" calcext:value-type="float">
            <text:p>0.202237</text:p>
          </table:table-cell>
          <table:table-cell office:value-type="float" office:value="0.2007577" calcext:value-type="float">
            <text:p>0.2007577</text:p>
          </table:table-cell>
          <table:table-cell office:value-type="float" office:value="0.201119" calcext:value-type="float">
            <text:p>0.201119</text:p>
          </table:table-cell>
          <table:table-cell office:value-type="float" office:value="0.2124718" calcext:value-type="float">
            <text:p>0.2124718</text:p>
          </table:table-cell>
          <table:table-cell office:value-type="float" office:value="0.2815422" calcext:value-type="float">
            <text:p>0.2815422</text:p>
          </table:table-cell>
          <table:table-cell office:value-type="float" office:value="0.3667161" calcext:value-type="float">
            <text:p>0.3667161</text:p>
          </table:table-cell>
          <table:table-cell office:value-type="float" office:value="0.3582936" calcext:value-type="float">
            <text:p>0.3582936</text:p>
          </table:table-cell>
          <table:table-cell office:value-type="float" office:value="0.3700786" calcext:value-type="float">
            <text:p>0.3700786</text:p>
          </table:table-cell>
          <table:table-cell office:value-type="float" office:value="0.3881926" calcext:value-type="float">
            <text:p>0.3881926</text:p>
          </table:table-cell>
          <table:table-cell office:value-type="float" office:value="0.4010806" calcext:value-type="float">
            <text:p>0.4010806</text:p>
          </table:table-cell>
          <table:table-cell office:value-type="float" office:value="0.4623747" calcext:value-type="float">
            <text:p>0.4623747</text:p>
          </table:table-cell>
          <table:table-cell office:value-type="float" office:value="0" calcext:value-type="float">
            <text:p>0</text:p>
          </table:table-cell>
          <table:table-cell office:value-type="float" office:value="1.998115E-015" calcext:value-type="float">
            <text:p>1.998115E-15</text:p>
          </table:table-cell>
          <table:table-cell office:value-type="float" office:value="9.700254E-016" calcext:value-type="float">
            <text:p>9.700254E-16</text:p>
          </table:table-cell>
          <table:table-cell office:value-type="float" office:value="1.970489E-015" calcext:value-type="float">
            <text:p>1.970489E-15</text:p>
          </table:table-cell>
          <table:table-cell office:value-type="float" office:value="1.952748E-015" calcext:value-type="float">
            <text:p>1.952748E-15</text:p>
          </table:table-cell>
          <table:table-cell office:value-type="float" office:value="9.653849E-016" calcext:value-type="float">
            <text:p>9.653849E-16</text:p>
          </table:table-cell>
          <table:table-cell office:value-type="float" office:value="9.838217E-016" calcext:value-type="float">
            <text:p>9.838217E-16</text:p>
          </table:table-cell>
          <table:table-cell office:value-type="float" office:value="1.941564E-015" calcext:value-type="float">
            <text:p>1.941564E-15</text:p>
          </table:table-cell>
          <table:table-cell office:value-type="float" office:value="2.307252E-025" calcext:value-type="float">
            <text:p>2.307252E-25</text:p>
          </table:table-cell>
          <table:table-cell office:value-type="float" office:value="1.066913E-029" calcext:value-type="float">
            <text:p>1.066913E-29</text:p>
          </table:table-cell>
          <table:table-cell office:value-type="float" office:value="2.368905E-034" calcext:value-type="float">
            <text:p>2.368905E-34</text:p>
          </table:table-cell>
          <table:table-cell office:value-type="float" office:value="3.832417E-039" calcext:value-type="float">
            <text:p>3.832417E-39</text:p>
          </table:table-cell>
          <table:table-cell office:value-type="float" office:value="2.522337E-044" calcext:value-type="float">
            <text:p>2.522337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4.72782" calcext:value-type="float">
            <text:p>-94.72782</text:p>
          </table:table-cell>
          <table:table-cell office:value-type="float" office:value="-0.2548723" calcext:value-type="float">
            <text:p>-0.2548723</text:p>
          </table:table-cell>
          <table:table-cell office:value-type="float" office:value="-0.7535647" calcext:value-type="float">
            <text:p>-0.7535647</text:p>
          </table:table-cell>
          <table:table-cell office:value-type="float" office:value="-0.7969924" calcext:value-type="float">
            <text:p>-0.7969924</text:p>
          </table:table-cell>
          <table:table-cell office:value-type="float" office:value="-0.7876394" calcext:value-type="float">
            <text:p>-0.7876394</text:p>
          </table:table-cell>
          <table:table-cell office:value-type="float" office:value="-0.1949457" calcext:value-type="float">
            <text:p>-0.1949457</text:p>
          </table:table-cell>
          <table:table-cell office:value-type="float" office:value="-0.02134396" calcext:value-type="float">
            <text:p>-0.02134396</text:p>
          </table:table-cell>
          <table:table-cell office:value-type="float" office:value="-0.01845274" calcext:value-type="float">
            <text:p>-0.01845274</text:p>
          </table:table-cell>
          <table:table-cell office:value-type="float" office:value="-0.01846616" calcext:value-type="float">
            <text:p>-0.01846616</text:p>
          </table:table-cell>
          <table:table-cell office:value-type="float" office:value="-0.01400581" calcext:value-type="float">
            <text:p>-0.01400581</text:p>
          </table:table-cell>
          <table:table-cell office:value-type="float" office:value="0" calcext:value-type="float">
            <text:p>0</text:p>
          </table:table-cell>
          <table:table-cell office:value-type="float" office:value="0.02456024" calcext:value-type="float">
            <text:p>0.02456024</text:p>
          </table:table-cell>
          <table:table-cell office:value-type="float" office:value="-0.009719925" calcext:value-type="float">
            <text:p>-0.009719925</text:p>
          </table:table-cell>
          <table:table-cell office:value-type="float" office:value="-0.001015048" calcext:value-type="float">
            <text:p>-0.001015048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2.236385" calcext:value-type="float">
            <text:p>-2.236385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25072003" calcext:value-type="float">
            <text:p>25072003</text:p>
          </table:table-cell>
          <table:table-cell office:value-type="float" office:value="492.6015" calcext:value-type="float">
            <text:p>492.6015</text:p>
          </table:table-cell>
          <table:table-cell office:value-type="float" office:value="355.813" calcext:value-type="float">
            <text:p>355.813</text:p>
          </table:table-cell>
          <table:table-cell office:value-type="float" office:value="10.41057" calcext:value-type="float">
            <text:p>10.41057</text:p>
          </table:table-cell>
          <table:table-cell office:value-type="float" office:value="1077.956" calcext:value-type="float">
            <text:p>1077.956</text:p>
          </table:table-cell>
          <table:table-cell office:value-type="float" office:value="113.5671" calcext:value-type="float">
            <text:p>113.5671</text:p>
          </table:table-cell>
          <table:table-cell office:value-type="float" office:value="0" calcext:value-type="float">
            <text:p>0</text:p>
          </table:table-cell>
          <table:table-cell office:value-type="float" office:value="0.4708815" calcext:value-type="float">
            <text:p>0.4708815</text:p>
          </table:table-cell>
          <table:table-cell office:value-type="float" office:value="0.4850908" calcext:value-type="float">
            <text:p>0.4850908</text:p>
          </table:table-cell>
          <table:table-cell office:value-type="float" office:value="0.2264319" calcext:value-type="float">
            <text:p>0.2264319</text:p>
          </table:table-cell>
          <table:table-cell office:value-type="float" office:value="0.2231936" calcext:value-type="float">
            <text:p>0.2231936</text:p>
          </table:table-cell>
          <table:table-cell office:value-type="float" office:value="0.2029634" calcext:value-type="float">
            <text:p>0.2029634</text:p>
          </table:table-cell>
          <table:table-cell office:value-type="float" office:value="0.2097784" calcext:value-type="float">
            <text:p>0.2097784</text:p>
          </table:table-cell>
          <table:table-cell office:value-type="float" office:value="0.3323669" calcext:value-type="float">
            <text:p>0.3323669</text:p>
          </table:table-cell>
          <table:table-cell office:value-type="float" office:value="0.3682932" calcext:value-type="float">
            <text:p>0.3682932</text:p>
          </table:table-cell>
          <table:table-cell office:value-type="float" office:value="0.3580704" calcext:value-type="float">
            <text:p>0.3580704</text:p>
          </table:table-cell>
          <table:table-cell office:value-type="float" office:value="0.3697932" calcext:value-type="float">
            <text:p>0.3697932</text:p>
          </table:table-cell>
          <table:table-cell office:value-type="float" office:value="0.3878732" calcext:value-type="float">
            <text:p>0.3878732</text:p>
          </table:table-cell>
          <table:table-cell office:value-type="float" office:value="0.4008549" calcext:value-type="float">
            <text:p>0.4008549</text:p>
          </table:table-cell>
          <table:table-cell office:value-type="float" office:value="0.462375" calcext:value-type="float">
            <text:p>0.462375</text:p>
          </table:table-cell>
          <table:table-cell office:value-type="float" office:value="0" calcext:value-type="float">
            <text:p>0</text:p>
          </table:table-cell>
          <table:table-cell office:value-type="float" office:value="1.998338E-015" calcext:value-type="float">
            <text:p>1.998338E-15</text:p>
          </table:table-cell>
          <table:table-cell office:value-type="float" office:value="9.700499E-016" calcext:value-type="float">
            <text:p>9.700499E-16</text:p>
          </table:table-cell>
          <table:table-cell office:value-type="float" office:value="1.970452E-015" calcext:value-type="float">
            <text:p>1.970452E-15</text:p>
          </table:table-cell>
          <table:table-cell office:value-type="float" office:value="1.952732E-015" calcext:value-type="float">
            <text:p>1.952732E-15</text:p>
          </table:table-cell>
          <table:table-cell office:value-type="float" office:value="9.653638E-016" calcext:value-type="float">
            <text:p>9.653638E-16</text:p>
          </table:table-cell>
          <table:table-cell office:value-type="float" office:value="9.838224E-016" calcext:value-type="float">
            <text:p>9.838224E-16</text:p>
          </table:table-cell>
          <table:table-cell office:value-type="float" office:value="1.941564E-015" calcext:value-type="float">
            <text:p>1.941564E-15</text:p>
          </table:table-cell>
          <table:table-cell office:value-type="float" office:value="2.307253E-025" calcext:value-type="float">
            <text:p>2.307253E-25</text:p>
          </table:table-cell>
          <table:table-cell office:value-type="float" office:value="1.066913E-029" calcext:value-type="float">
            <text:p>1.066913E-29</text:p>
          </table:table-cell>
          <table:table-cell office:value-type="float" office:value="2.368905E-034" calcext:value-type="float">
            <text:p>2.368905E-34</text:p>
          </table:table-cell>
          <table:table-cell office:value-type="float" office:value="3.832417E-039" calcext:value-type="float">
            <text:p>3.832417E-39</text:p>
          </table:table-cell>
          <table:table-cell office:value-type="float" office:value="2.522337E-044" calcext:value-type="float">
            <text:p>2.522337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2209727" calcext:value-type="float">
            <text:p>-0.002209727</text:p>
          </table:table-cell>
          <table:table-cell office:value-type="float" office:value="-0.00182902" calcext:value-type="float">
            <text:p>-0.00182902</text:p>
          </table:table-cell>
          <table:table-cell office:value-type="float" office:value="-0.315863" calcext:value-type="float">
            <text:p>-0.315863</text:p>
          </table:table-cell>
          <table:table-cell office:value-type="float" office:value="-0.3522312" calcext:value-type="float">
            <text:p>-0.3522312</text:p>
          </table:table-cell>
          <table:table-cell office:value-type="float" office:value="-0.7350659" calcext:value-type="float">
            <text:p>-0.7350659</text:p>
          </table:table-cell>
          <table:table-cell office:value-type="float" office:value="-0.2150319" calcext:value-type="float">
            <text:p>-0.2150319</text:p>
          </table:table-cell>
          <table:table-cell office:value-type="float" office:value="-0.005286844" calcext:value-type="float">
            <text:p>-0.005286844</text:p>
          </table:table-cell>
          <table:table-cell office:value-type="float" office:value="-0.01689439" calcext:value-type="float">
            <text:p>-0.01689439</text:p>
          </table:table-cell>
          <table:table-cell office:value-type="float" office:value="-0.01866353" calcext:value-type="float">
            <text:p>-0.01866353</text:p>
          </table:table-cell>
          <table:table-cell office:value-type="float" office:value="-0.01419314" calcext:value-type="float">
            <text:p>-0.01419314</text:p>
          </table:table-cell>
          <table:table-cell office:value-type="float" office:value="0" calcext:value-type="float">
            <text:p>0</text:p>
          </table:table-cell>
          <table:table-cell office:value-type="float" office:value="0.02456024" calcext:value-type="float">
            <text:p>0.02456024</text:p>
          </table:table-cell>
          <table:table-cell office:value-type="float" office:value="-0.009720945" calcext:value-type="float">
            <text:p>-0.009720945</text:p>
          </table:table-cell>
          <table:table-cell office:value-type="float" office:value="-0.00101993" calcext:value-type="float">
            <text:p>-0.00101993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2.242657" calcext:value-type="float">
            <text:p>-2.242657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26072003" calcext:value-type="float">
            <text:p>26072003</text:p>
          </table:table-cell>
          <table:table-cell office:value-type="float" office:value="492.6015" calcext:value-type="float">
            <text:p>492.6015</text:p>
          </table:table-cell>
          <table:table-cell office:value-type="float" office:value="365.2043" calcext:value-type="float">
            <text:p>365.2043</text:p>
          </table:table-cell>
          <table:table-cell office:value-type="float" office:value="10.41057" calcext:value-type="float">
            <text:p>10.41057</text:p>
          </table:table-cell>
          <table:table-cell office:value-type="float" office:value="1068.565" calcext:value-type="float">
            <text:p>1068.565</text:p>
          </table:table-cell>
          <table:table-cell office:value-type="float" office:value="113.5671" calcext:value-type="float">
            <text:p>113.5671</text:p>
          </table:table-cell>
          <table:table-cell office:value-type="float" office:value="0" calcext:value-type="float">
            <text:p>0</text:p>
          </table:table-cell>
          <table:table-cell office:value-type="float" office:value="0.1961973" calcext:value-type="float">
            <text:p>0.1961973</text:p>
          </table:table-cell>
          <table:table-cell office:value-type="float" office:value="0.3734879" calcext:value-type="float">
            <text:p>0.3734879</text:p>
          </table:table-cell>
          <table:table-cell office:value-type="float" office:value="0.2187671" calcext:value-type="float">
            <text:p>0.2187671</text:p>
          </table:table-cell>
          <table:table-cell office:value-type="float" office:value="0.2142748" calcext:value-type="float">
            <text:p>0.2142748</text:p>
          </table:table-cell>
          <table:table-cell office:value-type="float" office:value="0.2053919" calcext:value-type="float">
            <text:p>0.2053919</text:p>
          </table:table-cell>
          <table:table-cell office:value-type="float" office:value="0.2073101" calcext:value-type="float">
            <text:p>0.2073101</text:p>
          </table:table-cell>
          <table:table-cell office:value-type="float" office:value="0.3067265" calcext:value-type="float">
            <text:p>0.3067265</text:p>
          </table:table-cell>
          <table:table-cell office:value-type="float" office:value="0.3716373" calcext:value-type="float">
            <text:p>0.3716373</text:p>
          </table:table-cell>
          <table:table-cell office:value-type="float" office:value="0.3583751" calcext:value-type="float">
            <text:p>0.3583751</text:p>
          </table:table-cell>
          <table:table-cell office:value-type="float" office:value="0.3695341" calcext:value-type="float">
            <text:p>0.3695341</text:p>
          </table:table-cell>
          <table:table-cell office:value-type="float" office:value="0.3875556" calcext:value-type="float">
            <text:p>0.3875556</text:p>
          </table:table-cell>
          <table:table-cell office:value-type="float" office:value="0.4006441" calcext:value-type="float">
            <text:p>0.4006441</text:p>
          </table:table-cell>
          <table:table-cell office:value-type="float" office:value="0.4623747" calcext:value-type="float">
            <text:p>0.4623747</text:p>
          </table:table-cell>
          <table:table-cell office:value-type="float" office:value="0" calcext:value-type="float">
            <text:p>0</text:p>
          </table:table-cell>
          <table:table-cell office:value-type="float" office:value="1.9986E-015" calcext:value-type="float">
            <text:p>1.9986E-15</text:p>
          </table:table-cell>
          <table:table-cell office:value-type="float" office:value="9.700669E-016" calcext:value-type="float">
            <text:p>9.700669E-16</text:p>
          </table:table-cell>
          <table:table-cell office:value-type="float" office:value="1.970415E-015" calcext:value-type="float">
            <text:p>1.970415E-15</text:p>
          </table:table-cell>
          <table:table-cell office:value-type="float" office:value="1.952713E-015" calcext:value-type="float">
            <text:p>1.952713E-15</text:p>
          </table:table-cell>
          <table:table-cell office:value-type="float" office:value="9.653422E-016" calcext:value-type="float">
            <text:p>9.653422E-16</text:p>
          </table:table-cell>
          <table:table-cell office:value-type="float" office:value="9.838241E-016" calcext:value-type="float">
            <text:p>9.838241E-16</text:p>
          </table:table-cell>
          <table:table-cell office:value-type="float" office:value="1.941561E-015" calcext:value-type="float">
            <text:p>1.941561E-15</text:p>
          </table:table-cell>
          <table:table-cell office:value-type="float" office:value="2.307252E-025" calcext:value-type="float">
            <text:p>2.307252E-25</text:p>
          </table:table-cell>
          <table:table-cell office:value-type="float" office:value="1.066913E-029" calcext:value-type="float">
            <text:p>1.066913E-29</text:p>
          </table:table-cell>
          <table:table-cell office:value-type="float" office:value="2.368905E-034" calcext:value-type="float">
            <text:p>2.368905E-34</text:p>
          </table:table-cell>
          <table:table-cell office:value-type="float" office:value="3.832417E-039" calcext:value-type="float">
            <text:p>3.832417E-39</text:p>
          </table:table-cell>
          <table:table-cell office:value-type="float" office:value="2.382207E-044" calcext:value-type="float">
            <text:p>2.382207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9343851" calcext:value-type="float">
            <text:p>-0.9343851</text:p>
          </table:table-cell>
          <table:table-cell office:value-type="float" office:value="-0.009185963" calcext:value-type="float">
            <text:p>-0.009185963</text:p>
          </table:table-cell>
          <table:table-cell office:value-type="float" office:value="-0.4117427" calcext:value-type="float">
            <text:p>-0.4117427</text:p>
          </table:table-cell>
          <table:table-cell office:value-type="float" office:value="-0.4823944" calcext:value-type="float">
            <text:p>-0.4823944</text:p>
          </table:table-cell>
          <table:table-cell office:value-type="float" office:value="-0.6701536" calcext:value-type="float">
            <text:p>-0.6701536</text:p>
          </table:table-cell>
          <table:table-cell office:value-type="float" office:value="-0.2354337" calcext:value-type="float">
            <text:p>-0.2354337</text:p>
          </table:table-cell>
          <table:table-cell office:value-type="float" office:value="-0.01038638" calcext:value-type="float">
            <text:p>-0.01038638</text:p>
          </table:table-cell>
          <table:table-cell office:value-type="float" office:value="-0.01385889" calcext:value-type="float">
            <text:p>-0.01385889</text:p>
          </table:table-cell>
          <table:table-cell office:value-type="float" office:value="-0.01840404" calcext:value-type="float">
            <text:p>-0.01840404</text:p>
          </table:table-cell>
          <table:table-cell office:value-type="float" office:value="-0.01436436" calcext:value-type="float">
            <text:p>-0.01436436</text:p>
          </table:table-cell>
          <table:table-cell office:value-type="float" office:value="0" calcext:value-type="float">
            <text:p>0</text:p>
          </table:table-cell>
          <table:table-cell office:value-type="float" office:value="0.02456024" calcext:value-type="float">
            <text:p>0.02456024</text:p>
          </table:table-cell>
          <table:table-cell office:value-type="float" office:value="-0.009719165" calcext:value-type="float">
            <text:p>-0.009719165</text:p>
          </table:table-cell>
          <table:table-cell office:value-type="float" office:value="-0.001024191" calcext:value-type="float">
            <text:p>-0.001024191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2.243838" calcext:value-type="float">
            <text:p>-2.243838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27072003" calcext:value-type="float">
            <text:p>27072003</text:p>
          </table:table-cell>
          <table:table-cell office:value-type="float" office:value="494.3015" calcext:value-type="float">
            <text:p>494.3015</text:p>
          </table:table-cell>
          <table:table-cell office:value-type="float" office:value="368.4154" calcext:value-type="float">
            <text:p>368.4154</text:p>
          </table:table-cell>
          <table:table-cell office:value-type="float" office:value="10.41057" calcext:value-type="float">
            <text:p>10.41057</text:p>
          </table:table-cell>
          <table:table-cell office:value-type="float" office:value="1067.052" calcext:value-type="float">
            <text:p>1067.052</text:p>
          </table:table-cell>
          <table:table-cell office:value-type="float" office:value="113.5685" calcext:value-type="float">
            <text:p>113.5685</text:p>
          </table:table-cell>
          <table:table-cell office:value-type="float" office:value="0" calcext:value-type="float">
            <text:p>0</text:p>
          </table:table-cell>
          <table:table-cell office:value-type="float" office:value="0.1663637" calcext:value-type="float">
            <text:p>0.1663637</text:p>
          </table:table-cell>
          <table:table-cell office:value-type="float" office:value="0.340688" calcext:value-type="float">
            <text:p>0.340688</text:p>
          </table:table-cell>
          <table:table-cell office:value-type="float" office:value="0.2233244" calcext:value-type="float">
            <text:p>0.2233244</text:p>
          </table:table-cell>
          <table:table-cell office:value-type="float" office:value="0.2156781" calcext:value-type="float">
            <text:p>0.2156781</text:p>
          </table:table-cell>
          <table:table-cell office:value-type="float" office:value="0.2119923" calcext:value-type="float">
            <text:p>0.2119923</text:p>
          </table:table-cell>
          <table:table-cell office:value-type="float" office:value="0.207472" calcext:value-type="float">
            <text:p>0.207472</text:p>
          </table:table-cell>
          <table:table-cell office:value-type="float" office:value="0.2970822" calcext:value-type="float">
            <text:p>0.2970822</text:p>
          </table:table-cell>
          <table:table-cell office:value-type="float" office:value="0.3717236" calcext:value-type="float">
            <text:p>0.3717236</text:p>
          </table:table-cell>
          <table:table-cell office:value-type="float" office:value="0.359107" calcext:value-type="float">
            <text:p>0.359107</text:p>
          </table:table-cell>
          <table:table-cell office:value-type="float" office:value="0.3695318" calcext:value-type="float">
            <text:p>0.3695318</text:p>
          </table:table-cell>
          <table:table-cell office:value-type="float" office:value="0.3874543" calcext:value-type="float">
            <text:p>0.3874543</text:p>
          </table:table-cell>
          <table:table-cell office:value-type="float" office:value="0.4005874" calcext:value-type="float">
            <text:p>0.4005874</text:p>
          </table:table-cell>
          <table:table-cell office:value-type="float" office:value="0.4623747" calcext:value-type="float">
            <text:p>0.4623747</text:p>
          </table:table-cell>
          <table:table-cell office:value-type="float" office:value="0" calcext:value-type="float">
            <text:p>0</text:p>
          </table:table-cell>
          <table:table-cell office:value-type="float" office:value="1.998843E-015" calcext:value-type="float">
            <text:p>1.998843E-15</text:p>
          </table:table-cell>
          <table:table-cell office:value-type="float" office:value="9.70084E-016" calcext:value-type="float">
            <text:p>9.70084E-16</text:p>
          </table:table-cell>
          <table:table-cell office:value-type="float" office:value="1.970379E-015" calcext:value-type="float">
            <text:p>1.970379E-15</text:p>
          </table:table-cell>
          <table:table-cell office:value-type="float" office:value="1.952697E-015" calcext:value-type="float">
            <text:p>1.952697E-15</text:p>
          </table:table-cell>
          <table:table-cell office:value-type="float" office:value="9.653205E-016" calcext:value-type="float">
            <text:p>9.653205E-16</text:p>
          </table:table-cell>
          <table:table-cell office:value-type="float" office:value="9.838241E-016" calcext:value-type="float">
            <text:p>9.838241E-16</text:p>
          </table:table-cell>
          <table:table-cell office:value-type="float" office:value="1.941561E-015" calcext:value-type="float">
            <text:p>1.941561E-15</text:p>
          </table:table-cell>
          <table:table-cell office:value-type="float" office:value="2.307253E-025" calcext:value-type="float">
            <text:p>2.307253E-25</text:p>
          </table:table-cell>
          <table:table-cell office:value-type="float" office:value="1.066913E-029" calcext:value-type="float">
            <text:p>1.066913E-29</text:p>
          </table:table-cell>
          <table:table-cell office:value-type="float" office:value="2.368905E-034" calcext:value-type="float">
            <text:p>2.368905E-34</text:p>
          </table:table-cell>
          <table:table-cell office:value-type="float" office:value="3.832417E-039" calcext:value-type="float">
            <text:p>3.832417E-39</text:p>
          </table:table-cell>
          <table:table-cell office:value-type="float" office:value="2.522337E-044" calcext:value-type="float">
            <text:p>2.522337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446629" calcext:value-type="float">
            <text:p>-3.446629</text:p>
          </table:table-cell>
          <table:table-cell office:value-type="float" office:value="-0.01614738" calcext:value-type="float">
            <text:p>-0.01614738</text:p>
          </table:table-cell>
          <table:table-cell office:value-type="float" office:value="-0.3513079" calcext:value-type="float">
            <text:p>-0.3513079</text:p>
          </table:table-cell>
          <table:table-cell office:value-type="float" office:value="-0.4588131" calcext:value-type="float">
            <text:p>-0.4588131</text:p>
          </table:table-cell>
          <table:table-cell office:value-type="float" office:value="-0.524748" calcext:value-type="float">
            <text:p>-0.524748</text:p>
          </table:table-cell>
          <table:table-cell office:value-type="float" office:value="-0.2340434" calcext:value-type="float">
            <text:p>-0.2340434</text:p>
          </table:table-cell>
          <table:table-cell office:value-type="float" office:value="-0.01359842" calcext:value-type="float">
            <text:p>-0.01359842</text:p>
          </table:table-cell>
          <table:table-cell office:value-type="float" office:value="-0.01377196" calcext:value-type="float">
            <text:p>-0.01377196</text:p>
          </table:table-cell>
          <table:table-cell office:value-type="float" office:value="-0.01778839" calcext:value-type="float">
            <text:p>-0.01778839</text:p>
          </table:table-cell>
          <table:table-cell office:value-type="float" office:value="-0.01436597" calcext:value-type="float">
            <text:p>-0.01436597</text:p>
          </table:table-cell>
          <table:table-cell office:value-type="float" office:value="0" calcext:value-type="float">
            <text:p>0</text:p>
          </table:table-cell>
          <table:table-cell office:value-type="float" office:value="0.02456024" calcext:value-type="float">
            <text:p>0.02456024</text:p>
          </table:table-cell>
          <table:table-cell office:value-type="float" office:value="-0.009724014" calcext:value-type="float">
            <text:p>-0.009724014</text:p>
          </table:table-cell>
          <table:table-cell office:value-type="float" office:value="-0.001027914" calcext:value-type="float">
            <text:p>-0.001027914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2.245163" calcext:value-type="float">
            <text:p>-2.245163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28072003" calcext:value-type="float">
            <text:p>28072003</text:p>
          </table:table-cell>
          <table:table-cell office:value-type="float" office:value="494.3015" calcext:value-type="float">
            <text:p>494.3015</text:p>
          </table:table-cell>
          <table:table-cell office:value-type="float" office:value="375.2373" calcext:value-type="float">
            <text:p>375.2373</text:p>
          </table:table-cell>
          <table:table-cell office:value-type="float" office:value="10.41057" calcext:value-type="float">
            <text:p>10.41057</text:p>
          </table:table-cell>
          <table:table-cell office:value-type="float" office:value="1060.23" calcext:value-type="float">
            <text:p>1060.23</text:p>
          </table:table-cell>
          <table:table-cell office:value-type="float" office:value="113.5685" calcext:value-type="float">
            <text:p>113.5685</text:p>
          </table:table-cell>
          <table:table-cell office:value-type="float" office:value="0" calcext:value-type="float">
            <text:p>0</text:p>
          </table:table-cell>
          <table:table-cell office:value-type="float" office:value="0.12003" calcext:value-type="float">
            <text:p>0.12003</text:p>
          </table:table-cell>
          <table:table-cell office:value-type="float" office:value="0.2578807" calcext:value-type="float">
            <text:p>0.2578807</text:p>
          </table:table-cell>
          <table:table-cell office:value-type="float" office:value="0.2126763" calcext:value-type="float">
            <text:p>0.2126763</text:p>
          </table:table-cell>
          <table:table-cell office:value-type="float" office:value="0.2075716" calcext:value-type="float">
            <text:p>0.2075716</text:p>
          </table:table-cell>
          <table:table-cell office:value-type="float" office:value="0.2055391" calcext:value-type="float">
            <text:p>0.2055391</text:p>
          </table:table-cell>
          <table:table-cell office:value-type="float" office:value="0.2044048" calcext:value-type="float">
            <text:p>0.2044048</text:p>
          </table:table-cell>
          <table:table-cell office:value-type="float" office:value="0.2885102" calcext:value-type="float">
            <text:p>0.2885102</text:p>
          </table:table-cell>
          <table:table-cell office:value-type="float" office:value="0.3695779" calcext:value-type="float">
            <text:p>0.3695779</text:p>
          </table:table-cell>
          <table:table-cell office:value-type="float" office:value="0.3590551" calcext:value-type="float">
            <text:p>0.3590551</text:p>
          </table:table-cell>
          <table:table-cell office:value-type="float" office:value="0.3692437" calcext:value-type="float">
            <text:p>0.3692437</text:p>
          </table:table-cell>
          <table:table-cell office:value-type="float" office:value="0.3870586" calcext:value-type="float">
            <text:p>0.3870586</text:p>
          </table:table-cell>
          <table:table-cell office:value-type="float" office:value="0.4003317" calcext:value-type="float">
            <text:p>0.4003317</text:p>
          </table:table-cell>
          <table:table-cell office:value-type="float" office:value="0.4623747" calcext:value-type="float">
            <text:p>0.4623747</text:p>
          </table:table-cell>
          <table:table-cell office:value-type="float" office:value="0" calcext:value-type="float">
            <text:p>0</text:p>
          </table:table-cell>
          <table:table-cell office:value-type="float" office:value="1.999072E-015" calcext:value-type="float">
            <text:p>1.999072E-15</text:p>
          </table:table-cell>
          <table:table-cell office:value-type="float" office:value="9.700985E-016" calcext:value-type="float">
            <text:p>9.700985E-16</text:p>
          </table:table-cell>
          <table:table-cell office:value-type="float" office:value="1.970347E-015" calcext:value-type="float">
            <text:p>1.970347E-15</text:p>
          </table:table-cell>
          <table:table-cell office:value-type="float" office:value="1.952683E-015" calcext:value-type="float">
            <text:p>1.952683E-15</text:p>
          </table:table-cell>
          <table:table-cell office:value-type="float" office:value="9.652993E-016" calcext:value-type="float">
            <text:p>9.652993E-16</text:p>
          </table:table-cell>
          <table:table-cell office:value-type="float" office:value="9.83825E-016" calcext:value-type="float">
            <text:p>9.83825E-16</text:p>
          </table:table-cell>
          <table:table-cell office:value-type="float" office:value="1.94156E-015" calcext:value-type="float">
            <text:p>1.94156E-15</text:p>
          </table:table-cell>
          <table:table-cell office:value-type="float" office:value="2.307253E-025" calcext:value-type="float">
            <text:p>2.307253E-25</text:p>
          </table:table-cell>
          <table:table-cell office:value-type="float" office:value="1.066913E-029" calcext:value-type="float">
            <text:p>1.066913E-29</text:p>
          </table:table-cell>
          <table:table-cell office:value-type="float" office:value="2.368905E-034" calcext:value-type="float">
            <text:p>2.368905E-34</text:p>
          </table:table-cell>
          <table:table-cell office:value-type="float" office:value="3.832417E-039" calcext:value-type="float">
            <text:p>3.832417E-39</text:p>
          </table:table-cell>
          <table:table-cell office:value-type="float" office:value="2.382207E-044" calcext:value-type="float">
            <text:p>2.382207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3.06498" calcext:value-type="float">
            <text:p>-43.06498</text:p>
          </table:table-cell>
          <table:table-cell office:value-type="float" office:value="-0.1153363" calcext:value-type="float">
            <text:p>-0.1153363</text:p>
          </table:table-cell>
          <table:table-cell office:value-type="float" office:value="-0.5115081" calcext:value-type="float">
            <text:p>-0.5115081</text:p>
          </table:table-cell>
          <table:table-cell office:value-type="float" office:value="-0.6163344" calcext:value-type="float">
            <text:p>-0.6163344</text:p>
          </table:table-cell>
          <table:table-cell office:value-type="float" office:value="-0.6658902" calcext:value-type="float">
            <text:p>-0.6658902</text:p>
          </table:table-cell>
          <table:table-cell office:value-type="float" office:value="-0.2622848" calcext:value-type="float">
            <text:p>-0.2622848</text:p>
          </table:table-cell>
          <table:table-cell office:value-type="float" office:value="-0.01739409" calcext:value-type="float">
            <text:p>-0.01739409</text:p>
          </table:table-cell>
          <table:table-cell office:value-type="float" office:value="-0.01559936" calcext:value-type="float">
            <text:p>-0.01559936</text:p>
          </table:table-cell>
          <table:table-cell office:value-type="float" office:value="-0.01782835" calcext:value-type="float">
            <text:p>-0.01782835</text:p>
          </table:table-cell>
          <table:table-cell office:value-type="float" office:value="-0.01455876" calcext:value-type="float">
            <text:p>-0.01455876</text:p>
          </table:table-cell>
          <table:table-cell office:value-type="float" office:value="0" calcext:value-type="float">
            <text:p>0</text:p>
          </table:table-cell>
          <table:table-cell office:value-type="float" office:value="0.02456024" calcext:value-type="float">
            <text:p>0.02456024</text:p>
          </table:table-cell>
          <table:table-cell office:value-type="float" office:value="-0.009722994" calcext:value-type="float">
            <text:p>-0.009722994</text:p>
          </table:table-cell>
          <table:table-cell office:value-type="float" office:value="-0.001031461" calcext:value-type="float">
            <text:p>-0.001031461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2.246657" calcext:value-type="float">
            <text:p>-2.246657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9072003" calcext:value-type="float">
            <text:p>29072003</text:p>
          </table:table-cell>
          <table:table-cell office:value-type="float" office:value="525.0013" calcext:value-type="float">
            <text:p>525.0013</text:p>
          </table:table-cell>
          <table:table-cell office:value-type="float" office:value="382.1107" calcext:value-type="float">
            <text:p>382.1107</text:p>
          </table:table-cell>
          <table:table-cell office:value-type="float" office:value="11.62668" calcext:value-type="float">
            <text:p>11.62668</text:p>
          </table:table-cell>
          <table:table-cell office:value-type="float" office:value="1082.149" calcext:value-type="float">
            <text:p>1082.149</text:p>
          </table:table-cell>
          <table:table-cell office:value-type="float" office:value="114.2606" calcext:value-type="float">
            <text:p>114.2606</text:p>
          </table:table-cell>
          <table:table-cell office:value-type="float" office:value="0" calcext:value-type="float">
            <text:p>0</text:p>
          </table:table-cell>
          <table:table-cell office:value-type="float" office:value="0.4864464" calcext:value-type="float">
            <text:p>0.4864464</text:p>
          </table:table-cell>
          <table:table-cell office:value-type="float" office:value="0.4997208" calcext:value-type="float">
            <text:p>0.4997208</text:p>
          </table:table-cell>
          <table:table-cell office:value-type="float" office:value="0.275" calcext:value-type="float">
            <text:p>0.275</text:p>
          </table:table-cell>
          <table:table-cell office:value-type="float" office:value="0.2334551" calcext:value-type="float">
            <text:p>0.2334551</text:p>
          </table:table-cell>
          <table:table-cell office:value-type="float" office:value="0.209337" calcext:value-type="float">
            <text:p>0.209337</text:p>
          </table:table-cell>
          <table:table-cell office:value-type="float" office:value="0.2034699" calcext:value-type="float">
            <text:p>0.2034699</text:p>
          </table:table-cell>
          <table:table-cell office:value-type="float" office:value="0.3392735" calcext:value-type="float">
            <text:p>0.3392735</text:p>
          </table:table-cell>
          <table:table-cell office:value-type="float" office:value="0.3718356" calcext:value-type="float">
            <text:p>0.3718356</text:p>
          </table:table-cell>
          <table:table-cell office:value-type="float" office:value="0.3592724" calcext:value-type="float">
            <text:p>0.3592724</text:p>
          </table:table-cell>
          <table:table-cell office:value-type="float" office:value="0.3691943" calcext:value-type="float">
            <text:p>0.3691943</text:p>
          </table:table-cell>
          <table:table-cell office:value-type="float" office:value="0.3869084" calcext:value-type="float">
            <text:p>0.3869084</text:p>
          </table:table-cell>
          <table:table-cell office:value-type="float" office:value="0.4002342" calcext:value-type="float">
            <text:p>0.4002342</text:p>
          </table:table-cell>
          <table:table-cell office:value-type="float" office:value="0.462375" calcext:value-type="float">
            <text:p>0.462375</text:p>
          </table:table-cell>
          <table:table-cell office:value-type="float" office:value="0" calcext:value-type="float">
            <text:p>0</text:p>
          </table:table-cell>
          <table:table-cell office:value-type="float" office:value="1.932615E-015" calcext:value-type="float">
            <text:p>1.932615E-15</text:p>
          </table:table-cell>
          <table:table-cell office:value-type="float" office:value="9.701208E-016" calcext:value-type="float">
            <text:p>9.701208E-16</text:p>
          </table:table-cell>
          <table:table-cell office:value-type="float" office:value="1.970315E-015" calcext:value-type="float">
            <text:p>1.970315E-15</text:p>
          </table:table-cell>
          <table:table-cell office:value-type="float" office:value="1.95267E-015" calcext:value-type="float">
            <text:p>1.95267E-15</text:p>
          </table:table-cell>
          <table:table-cell office:value-type="float" office:value="9.65276E-016" calcext:value-type="float">
            <text:p>9.65276E-16</text:p>
          </table:table-cell>
          <table:table-cell office:value-type="float" office:value="9.838253E-016" calcext:value-type="float">
            <text:p>9.838253E-16</text:p>
          </table:table-cell>
          <table:table-cell office:value-type="float" office:value="1.94156E-015" calcext:value-type="float">
            <text:p>1.94156E-15</text:p>
          </table:table-cell>
          <table:table-cell office:value-type="float" office:value="2.307252E-025" calcext:value-type="float">
            <text:p>2.307252E-25</text:p>
          </table:table-cell>
          <table:table-cell office:value-type="float" office:value="1.066913E-029" calcext:value-type="float">
            <text:p>1.066913E-29</text:p>
          </table:table-cell>
          <table:table-cell office:value-type="float" office:value="2.368905E-034" calcext:value-type="float">
            <text:p>2.368905E-34</text:p>
          </table:table-cell>
          <table:table-cell office:value-type="float" office:value="3.832417E-039" calcext:value-type="float">
            <text:p>3.832417E-39</text:p>
          </table:table-cell>
          <table:table-cell office:value-type="float" office:value="2.382207E-044" calcext:value-type="float">
            <text:p>2.382207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1812174" calcext:value-type="float">
            <text:p>-0.001812174</text:p>
          </table:table-cell>
          <table:table-cell office:value-type="float" office:value="-0.001526105" calcext:value-type="float">
            <text:p>-0.001526105</text:p>
          </table:table-cell>
          <table:table-cell office:value-type="float" office:value="-0.07106558" calcext:value-type="float">
            <text:p>-0.07106558</text:p>
          </table:table-cell>
          <table:table-cell office:value-type="float" office:value="-0.2494369" calcext:value-type="float">
            <text:p>-0.2494369</text:p>
          </table:table-cell>
          <table:table-cell office:value-type="float" office:value="-0.5789944" calcext:value-type="float">
            <text:p>-0.5789944</text:p>
          </table:table-cell>
          <table:table-cell office:value-type="float" office:value="-0.2717059" calcext:value-type="float">
            <text:p>-0.2717059</text:p>
          </table:table-cell>
          <table:table-cell office:value-type="float" office:value="-0.004447741" calcext:value-type="float">
            <text:p>-0.004447741</text:p>
          </table:table-cell>
          <table:table-cell office:value-type="float" office:value="-0.01374103" calcext:value-type="float">
            <text:p>-0.01374103</text:p>
          </table:table-cell>
          <table:table-cell office:value-type="float" office:value="-0.01765373" calcext:value-type="float">
            <text:p>-0.01765373</text:p>
          </table:table-cell>
          <table:table-cell office:value-type="float" office:value="-0.01459321" calcext:value-type="float">
            <text:p>-0.01459321</text:p>
          </table:table-cell>
          <table:table-cell office:value-type="float" office:value="0" calcext:value-type="float">
            <text:p>0</text:p>
          </table:table-cell>
          <table:table-cell office:value-type="float" office:value="0.02456024" calcext:value-type="float">
            <text:p>0.02456024</text:p>
          </table:table-cell>
          <table:table-cell office:value-type="float" office:value="-0.009723847" calcext:value-type="float">
            <text:p>-0.009723847</text:p>
          </table:table-cell>
          <table:table-cell office:value-type="float" office:value="-0.001035588" calcext:value-type="float">
            <text:p>-0.001035588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2.248403" calcext:value-type="float">
            <text:p>-2.248403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30072003" calcext:value-type="float">
            <text:p>30072003</text:p>
          </table:table-cell>
          <table:table-cell office:value-type="float" office:value="525.2014" calcext:value-type="float">
            <text:p>525.2014</text:p>
          </table:table-cell>
          <table:table-cell office:value-type="float" office:value="390.0227" calcext:value-type="float">
            <text:p>390.0227</text:p>
          </table:table-cell>
          <table:table-cell office:value-type="float" office:value="11.62668" calcext:value-type="float">
            <text:p>11.62668</text:p>
          </table:table-cell>
          <table:table-cell office:value-type="float" office:value="1074.437" calcext:value-type="float">
            <text:p>1074.437</text:p>
          </table:table-cell>
          <table:table-cell office:value-type="float" office:value="114.2606" calcext:value-type="float">
            <text:p>114.2606</text:p>
          </table:table-cell>
          <table:table-cell office:value-type="float" office:value="0" calcext:value-type="float">
            <text:p>0</text:p>
          </table:table-cell>
          <table:table-cell office:value-type="float" office:value="0.2472042" calcext:value-type="float">
            <text:p>0.2472042</text:p>
          </table:table-cell>
          <table:table-cell office:value-type="float" office:value="0.3773805" calcext:value-type="float">
            <text:p>0.3773805</text:p>
          </table:table-cell>
          <table:table-cell office:value-type="float" office:value="0.288817" calcext:value-type="float">
            <text:p>0.288817</text:p>
          </table:table-cell>
          <table:table-cell office:value-type="float" office:value="0.2285016" calcext:value-type="float">
            <text:p>0.2285016</text:p>
          </table:table-cell>
          <table:table-cell office:value-type="float" office:value="0.213009" calcext:value-type="float">
            <text:p>0.213009</text:p>
          </table:table-cell>
          <table:table-cell office:value-type="float" office:value="0.202514" calcext:value-type="float">
            <text:p>0.202514</text:p>
          </table:table-cell>
          <table:table-cell office:value-type="float" office:value="0.3130956" calcext:value-type="float">
            <text:p>0.3130956</text:p>
          </table:table-cell>
          <table:table-cell office:value-type="float" office:value="0.3755732" calcext:value-type="float">
            <text:p>0.3755732</text:p>
          </table:table-cell>
          <table:table-cell office:value-type="float" office:value="0.3598965" calcext:value-type="float">
            <text:p>0.3598965</text:p>
          </table:table-cell>
          <table:table-cell office:value-type="float" office:value="0.3691395" calcext:value-type="float">
            <text:p>0.3691395</text:p>
          </table:table-cell>
          <table:table-cell office:value-type="float" office:value="0.386739" calcext:value-type="float">
            <text:p>0.386739</text:p>
          </table:table-cell>
          <table:table-cell office:value-type="float" office:value="0.4001115" calcext:value-type="float">
            <text:p>0.4001115</text:p>
          </table:table-cell>
          <table:table-cell office:value-type="float" office:value="0.462375" calcext:value-type="float">
            <text:p>0.462375</text:p>
          </table:table-cell>
          <table:table-cell office:value-type="float" office:value="0" calcext:value-type="float">
            <text:p>0</text:p>
          </table:table-cell>
          <table:table-cell office:value-type="float" office:value="1.93286E-015" calcext:value-type="float">
            <text:p>1.93286E-15</text:p>
          </table:table-cell>
          <table:table-cell office:value-type="float" office:value="9.701415E-016" calcext:value-type="float">
            <text:p>9.701415E-16</text:p>
          </table:table-cell>
          <table:table-cell office:value-type="float" office:value="1.970272E-015" calcext:value-type="float">
            <text:p>1.970272E-15</text:p>
          </table:table-cell>
          <table:table-cell office:value-type="float" office:value="1.952661E-015" calcext:value-type="float">
            <text:p>1.952661E-15</text:p>
          </table:table-cell>
          <table:table-cell office:value-type="float" office:value="9.652526E-016" calcext:value-type="float">
            <text:p>9.652526E-16</text:p>
          </table:table-cell>
          <table:table-cell office:value-type="float" office:value="9.838252E-016" calcext:value-type="float">
            <text:p>9.838252E-16</text:p>
          </table:table-cell>
          <table:table-cell office:value-type="float" office:value="1.94156E-015" calcext:value-type="float">
            <text:p>1.94156E-15</text:p>
          </table:table-cell>
          <table:table-cell office:value-type="float" office:value="2.307253E-025" calcext:value-type="float">
            <text:p>2.307253E-25</text:p>
          </table:table-cell>
          <table:table-cell office:value-type="float" office:value="1.066913E-029" calcext:value-type="float">
            <text:p>1.066913E-29</text:p>
          </table:table-cell>
          <table:table-cell office:value-type="float" office:value="2.368905E-034" calcext:value-type="float">
            <text:p>2.368905E-34</text:p>
          </table:table-cell>
          <table:table-cell office:value-type="float" office:value="3.832417E-039" calcext:value-type="float">
            <text:p>3.832417E-39</text:p>
          </table:table-cell>
          <table:table-cell office:value-type="float" office:value="2.522337E-044" calcext:value-type="float">
            <text:p>2.522337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566489" calcext:value-type="float">
            <text:p>-0.1566489</text:p>
          </table:table-cell>
          <table:table-cell office:value-type="float" office:value="-0.008552589" calcext:value-type="float">
            <text:p>-0.008552589</text:p>
          </table:table-cell>
          <table:table-cell office:value-type="float" office:value="-0.04896966" calcext:value-type="float">
            <text:p>-0.04896966</text:p>
          </table:table-cell>
          <table:table-cell office:value-type="float" office:value="-0.2943799" calcext:value-type="float">
            <text:p>-0.2943799</text:p>
          </table:table-cell>
          <table:table-cell office:value-type="float" office:value="-0.506085" calcext:value-type="float">
            <text:p>-0.506085</text:p>
          </table:table-cell>
          <table:table-cell office:value-type="float" office:value="-0.2816924" calcext:value-type="float">
            <text:p>-0.2816924</text:p>
          </table:table-cell>
          <table:table-cell office:value-type="float" office:value="-0.008743358" calcext:value-type="float">
            <text:p>-0.008743358</text:p>
          </table:table-cell>
          <table:table-cell office:value-type="float" office:value="-0.01103709" calcext:value-type="float">
            <text:p>-0.01103709</text:p>
          </table:table-cell>
          <table:table-cell office:value-type="float" office:value="-0.01715386" calcext:value-type="float">
            <text:p>-0.01715386</text:p>
          </table:table-cell>
          <table:table-cell office:value-type="float" office:value="-0.01463046" calcext:value-type="float">
            <text:p>-0.01463046</text:p>
          </table:table-cell>
          <table:table-cell office:value-type="float" office:value="0" calcext:value-type="float">
            <text:p>0</text:p>
          </table:table-cell>
          <table:table-cell office:value-type="float" office:value="0.02456024" calcext:value-type="float">
            <text:p>0.02456024</text:p>
          </table:table-cell>
          <table:table-cell office:value-type="float" office:value="-0.00972458" calcext:value-type="float">
            <text:p>-0.00972458</text:p>
          </table:table-cell>
          <table:table-cell office:value-type="float" office:value="-0.001039387" calcext:value-type="float">
            <text:p>-0.001039387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2.250172" calcext:value-type="float">
            <text:p>-2.250172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31072003" calcext:value-type="float">
            <text:p>31072003</text:p>
          </table:table-cell>
          <table:table-cell office:value-type="float" office:value="529.9013" calcext:value-type="float">
            <text:p>529.9013</text:p>
          </table:table-cell>
          <table:table-cell office:value-type="float" office:value="395.9068" calcext:value-type="float">
            <text:p>395.9068</text:p>
          </table:table-cell>
          <table:table-cell office:value-type="float" office:value="11.62668" calcext:value-type="float">
            <text:p>11.62668</text:p>
          </table:table-cell>
          <table:table-cell office:value-type="float" office:value="1073.225" calcext:value-type="float">
            <text:p>1073.225</text:p>
          </table:table-cell>
          <table:table-cell office:value-type="float" office:value="114.288" calcext:value-type="float">
            <text:p>114.288</text:p>
          </table:table-cell>
          <table:table-cell office:value-type="float" office:value="0" calcext:value-type="float">
            <text:p>0</text:p>
          </table:table-cell>
          <table:table-cell office:value-type="float" office:value="0.2373444" calcext:value-type="float">
            <text:p>0.2373444</text:p>
          </table:table-cell>
          <table:table-cell office:value-type="float" office:value="0.3218025" calcext:value-type="float">
            <text:p>0.3218025</text:p>
          </table:table-cell>
          <table:table-cell office:value-type="float" office:value="0.3151586" calcext:value-type="float">
            <text:p>0.3151586</text:p>
          </table:table-cell>
          <table:table-cell office:value-type="float" office:value="0.2305566" calcext:value-type="float">
            <text:p>0.2305566</text:p>
          </table:table-cell>
          <table:table-cell office:value-type="float" office:value="0.2177662" calcext:value-type="float">
            <text:p>0.2177662</text:p>
          </table:table-cell>
          <table:table-cell office:value-type="float" office:value="0.2027332" calcext:value-type="float">
            <text:p>0.2027332</text:p>
          </table:table-cell>
          <table:table-cell office:value-type="float" office:value="0.3032095" calcext:value-type="float">
            <text:p>0.3032095</text:p>
          </table:table-cell>
          <table:table-cell office:value-type="float" office:value="0.375276" calcext:value-type="float">
            <text:p>0.375276</text:p>
          </table:table-cell>
          <table:table-cell office:value-type="float" office:value="0.3608077" calcext:value-type="float">
            <text:p>0.3608077</text:p>
          </table:table-cell>
          <table:table-cell office:value-type="float" office:value="0.3692555" calcext:value-type="float">
            <text:p>0.3692555</text:p>
          </table:table-cell>
          <table:table-cell office:value-type="float" office:value="0.3867082" calcext:value-type="float">
            <text:p>0.3867082</text:p>
          </table:table-cell>
          <table:table-cell office:value-type="float" office:value="0.4000673" calcext:value-type="float">
            <text:p>0.4000673</text:p>
          </table:table-cell>
          <table:table-cell office:value-type="float" office:value="0.4623747" calcext:value-type="float">
            <text:p>0.4623747</text:p>
          </table:table-cell>
          <table:table-cell office:value-type="float" office:value="0" calcext:value-type="float">
            <text:p>0</text:p>
          </table:table-cell>
          <table:table-cell office:value-type="float" office:value="1.933094E-015" calcext:value-type="float">
            <text:p>1.933094E-15</text:p>
          </table:table-cell>
          <table:table-cell office:value-type="float" office:value="9.701614E-016" calcext:value-type="float">
            <text:p>9.701614E-16</text:p>
          </table:table-cell>
          <table:table-cell office:value-type="float" office:value="1.970228E-015" calcext:value-type="float">
            <text:p>1.970228E-15</text:p>
          </table:table-cell>
          <table:table-cell office:value-type="float" office:value="1.952649E-015" calcext:value-type="float">
            <text:p>1.952649E-15</text:p>
          </table:table-cell>
          <table:table-cell office:value-type="float" office:value="9.652345E-016" calcext:value-type="float">
            <text:p>9.652345E-16</text:p>
          </table:table-cell>
          <table:table-cell office:value-type="float" office:value="9.838257E-016" calcext:value-type="float">
            <text:p>9.838257E-16</text:p>
          </table:table-cell>
          <table:table-cell office:value-type="float" office:value="1.941559E-015" calcext:value-type="float">
            <text:p>1.941559E-15</text:p>
          </table:table-cell>
          <table:table-cell office:value-type="float" office:value="2.307253E-025" calcext:value-type="float">
            <text:p>2.307253E-25</text:p>
          </table:table-cell>
          <table:table-cell office:value-type="float" office:value="1.066913E-029" calcext:value-type="float">
            <text:p>1.066913E-29</text:p>
          </table:table-cell>
          <table:table-cell office:value-type="float" office:value="2.368905E-034" calcext:value-type="float">
            <text:p>2.368905E-34</text:p>
          </table:table-cell>
          <table:table-cell office:value-type="float" office:value="3.832417E-039" calcext:value-type="float">
            <text:p>3.832417E-39</text:p>
          </table:table-cell>
          <table:table-cell office:value-type="float" office:value="2.522337E-044" calcext:value-type="float">
            <text:p>2.522337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2163512" calcext:value-type="float">
            <text:p>-0.2163512</text:p>
          </table:table-cell>
          <table:table-cell office:value-type="float" office:value="-0.02296334" calcext:value-type="float">
            <text:p>-0.02296334</text:p>
          </table:table-cell>
          <table:table-cell office:value-type="float" office:value="-0.02622482" calcext:value-type="float">
            <text:p>-0.02622482</text:p>
          </table:table-cell>
          <table:table-cell office:value-type="float" office:value="-0.2748476" calcext:value-type="float">
            <text:p>-0.2748476</text:p>
          </table:table-cell>
          <table:table-cell office:value-type="float" office:value="-0.4267513" calcext:value-type="float">
            <text:p>-0.4267513</text:p>
          </table:table-cell>
          <table:table-cell office:value-type="float" office:value="-0.2793818" calcext:value-type="float">
            <text:p>-0.2793818</text:p>
          </table:table-cell>
          <table:table-cell office:value-type="float" office:value="-0.01146515" calcext:value-type="float">
            <text:p>-0.01146515</text:p>
          </table:table-cell>
          <table:table-cell office:value-type="float" office:value="-0.01120933" calcext:value-type="float">
            <text:p>-0.01120933</text:p>
          </table:table-cell>
          <table:table-cell office:value-type="float" office:value="-0.01644836" calcext:value-type="float">
            <text:p>-0.01644836</text:p>
          </table:table-cell>
          <table:table-cell office:value-type="float" office:value="-0.01455255" calcext:value-type="float">
            <text:p>-0.01455255</text:p>
          </table:table-cell>
          <table:table-cell office:value-type="float" office:value="0" calcext:value-type="float">
            <text:p>0</text:p>
          </table:table-cell>
          <table:table-cell office:value-type="float" office:value="0.02456024" calcext:value-type="float">
            <text:p>0.02456024</text:p>
          </table:table-cell>
          <table:table-cell office:value-type="float" office:value="-0.009724366" calcext:value-type="float">
            <text:p>-0.009724366</text:p>
          </table:table-cell>
          <table:table-cell office:value-type="float" office:value="-0.001042934" calcext:value-type="float">
            <text:p>-0.001042934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2.251964" calcext:value-type="float">
            <text:p>-2.251964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082003" calcext:value-type="float">
            <text:p>1082003</text:p>
          </table:table-cell>
          <table:table-cell office:value-type="float" office:value="529.9013" calcext:value-type="float">
            <text:p>529.9013</text:p>
          </table:table-cell>
          <table:table-cell office:value-type="float" office:value="402.4004" calcext:value-type="float">
            <text:p>402.4004</text:p>
          </table:table-cell>
          <table:table-cell office:value-type="float" office:value="11.62668" calcext:value-type="float">
            <text:p>11.62668</text:p>
          </table:table-cell>
          <table:table-cell office:value-type="float" office:value="1066.732" calcext:value-type="float">
            <text:p>1066.732</text:p>
          </table:table-cell>
          <table:table-cell office:value-type="float" office:value="114.288" calcext:value-type="float">
            <text:p>114.288</text:p>
          </table:table-cell>
          <table:table-cell office:value-type="float" office:value="0" calcext:value-type="float">
            <text:p>0</text:p>
          </table:table-cell>
          <table:table-cell office:value-type="float" office:value="0.1603696" calcext:value-type="float">
            <text:p>0.1603696</text:p>
          </table:table-cell>
          <table:table-cell office:value-type="float" office:value="0.2663856" calcext:value-type="float">
            <text:p>0.2663856</text:p>
          </table:table-cell>
          <table:table-cell office:value-type="float" office:value="0.2811746" calcext:value-type="float">
            <text:p>0.2811746</text:p>
          </table:table-cell>
          <table:table-cell office:value-type="float" office:value="0.2246729" calcext:value-type="float">
            <text:p>0.2246729</text:p>
          </table:table-cell>
          <table:table-cell office:value-type="float" office:value="0.2138306" calcext:value-type="float">
            <text:p>0.2138306</text:p>
          </table:table-cell>
          <table:table-cell office:value-type="float" office:value="0.2012578" calcext:value-type="float">
            <text:p>0.2012578</text:p>
          </table:table-cell>
          <table:table-cell office:value-type="float" office:value="0.2954252" calcext:value-type="float">
            <text:p>0.2954252</text:p>
          </table:table-cell>
          <table:table-cell office:value-type="float" office:value="0.3728625" calcext:value-type="float">
            <text:p>0.3728625</text:p>
          </table:table-cell>
          <table:table-cell office:value-type="float" office:value="0.3612408" calcext:value-type="float">
            <text:p>0.3612408</text:p>
          </table:table-cell>
          <table:table-cell office:value-type="float" office:value="0.3692135" calcext:value-type="float">
            <text:p>0.3692135</text:p>
          </table:table-cell>
          <table:table-cell office:value-type="float" office:value="0.3864812" calcext:value-type="float">
            <text:p>0.3864812</text:p>
          </table:table-cell>
          <table:table-cell office:value-type="float" office:value="0.3998833" calcext:value-type="float">
            <text:p>0.3998833</text:p>
          </table:table-cell>
          <table:table-cell office:value-type="float" office:value="0.4623747" calcext:value-type="float">
            <text:p>0.4623747</text:p>
          </table:table-cell>
          <table:table-cell office:value-type="float" office:value="0" calcext:value-type="float">
            <text:p>0</text:p>
          </table:table-cell>
          <table:table-cell office:value-type="float" office:value="1.933331E-015" calcext:value-type="float">
            <text:p>1.933331E-15</text:p>
          </table:table-cell>
          <table:table-cell office:value-type="float" office:value="9.701843E-016" calcext:value-type="float">
            <text:p>9.701843E-16</text:p>
          </table:table-cell>
          <table:table-cell office:value-type="float" office:value="1.970185E-015" calcext:value-type="float">
            <text:p>1.970185E-15</text:p>
          </table:table-cell>
          <table:table-cell office:value-type="float" office:value="1.952639E-015" calcext:value-type="float">
            <text:p>1.952639E-15</text:p>
          </table:table-cell>
          <table:table-cell office:value-type="float" office:value="9.652089E-016" calcext:value-type="float">
            <text:p>9.652089E-16</text:p>
          </table:table-cell>
          <table:table-cell office:value-type="float" office:value="9.838257E-016" calcext:value-type="float">
            <text:p>9.838257E-16</text:p>
          </table:table-cell>
          <table:table-cell office:value-type="float" office:value="1.941559E-015" calcext:value-type="float">
            <text:p>1.941559E-15</text:p>
          </table:table-cell>
          <table:table-cell office:value-type="float" office:value="2.307253E-025" calcext:value-type="float">
            <text:p>2.307253E-25</text:p>
          </table:table-cell>
          <table:table-cell office:value-type="float" office:value="1.066913E-029" calcext:value-type="float">
            <text:p>1.066913E-29</text:p>
          </table:table-cell>
          <table:table-cell office:value-type="float" office:value="2.368905E-034" calcext:value-type="float">
            <text:p>2.368905E-34</text:p>
          </table:table-cell>
          <table:table-cell office:value-type="float" office:value="3.832417E-039" calcext:value-type="float">
            <text:p>3.832417E-39</text:p>
          </table:table-cell>
          <table:table-cell office:value-type="float" office:value="2.382207E-044" calcext:value-type="float">
            <text:p>2.382207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.610246" calcext:value-type="float">
            <text:p>-4.610246</text:p>
          </table:table-cell>
          <table:table-cell office:value-type="float" office:value="-0.09008454" calcext:value-type="float">
            <text:p>-0.09008454</text:p>
          </table:table-cell>
          <table:table-cell office:value-type="float" office:value="-0.05920584" calcext:value-type="float">
            <text:p>-0.05920584</text:p>
          </table:table-cell>
          <table:table-cell office:value-type="float" office:value="-0.3352224" calcext:value-type="float">
            <text:p>-0.3352224</text:p>
          </table:table-cell>
          <table:table-cell office:value-type="float" office:value="-0.4908771" calcext:value-type="float">
            <text:p>-0.4908771</text:p>
          </table:table-cell>
          <table:table-cell office:value-type="float" office:value="-0.2954089" calcext:value-type="float">
            <text:p>-0.2954089</text:p>
          </table:table-cell>
          <table:table-cell office:value-type="float" office:value="-0.01426244" calcext:value-type="float">
            <text:p>-0.01426244</text:p>
          </table:table-cell>
          <table:table-cell office:value-type="float" office:value="-0.01288119" calcext:value-type="float">
            <text:p>-0.01288119</text:p>
          </table:table-cell>
          <table:table-cell office:value-type="float" office:value="-0.01611871" calcext:value-type="float">
            <text:p>-0.01611871</text:p>
          </table:table-cell>
          <table:table-cell office:value-type="float" office:value="-0.01458028" calcext:value-type="float">
            <text:p>-0.01458028</text:p>
          </table:table-cell>
          <table:table-cell office:value-type="float" office:value="0" calcext:value-type="float">
            <text:p>0</text:p>
          </table:table-cell>
          <table:table-cell office:value-type="float" office:value="0.02456024" calcext:value-type="float">
            <text:p>0.02456024</text:p>
          </table:table-cell>
          <table:table-cell office:value-type="float" office:value="-0.00972368" calcext:value-type="float">
            <text:p>-0.00972368</text:p>
          </table:table-cell>
          <table:table-cell office:value-type="float" office:value="-0.001046502" calcext:value-type="float">
            <text:p>-0.001046502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2.253825" calcext:value-type="float">
            <text:p>-2.253825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2082003" calcext:value-type="float">
            <text:p>2082003</text:p>
          </table:table-cell>
          <table:table-cell office:value-type="float" office:value="561.1017" calcext:value-type="float">
            <text:p>561.1017</text:p>
          </table:table-cell>
          <table:table-cell office:value-type="float" office:value="409.7814" calcext:value-type="float">
            <text:p>409.7814</text:p>
          </table:table-cell>
          <table:table-cell office:value-type="float" office:value="13.34286" calcext:value-type="float">
            <text:p>13.34286</text:p>
          </table:table-cell>
          <table:table-cell office:value-type="float" office:value="1088.141" calcext:value-type="float">
            <text:p>1088.141</text:p>
          </table:table-cell>
          <table:table-cell office:value-type="float" office:value="114.9815" calcext:value-type="float">
            <text:p>114.9815</text:p>
          </table:table-cell>
          <table:table-cell office:value-type="float" office:value="0" calcext:value-type="float">
            <text:p>0</text:p>
          </table:table-cell>
          <table:table-cell office:value-type="float" office:value="0.4150999" calcext:value-type="float">
            <text:p>0.4150999</text:p>
          </table:table-cell>
          <table:table-cell office:value-type="float" office:value="0.4159684" calcext:value-type="float">
            <text:p>0.4159684</text:p>
          </table:table-cell>
          <table:table-cell office:value-type="float" office:value="0.4215941" calcext:value-type="float">
            <text:p>0.4215941</text:p>
          </table:table-cell>
          <table:table-cell office:value-type="float" office:value="0.2528232" calcext:value-type="float">
            <text:p>0.2528232</text:p>
          </table:table-cell>
          <table:table-cell office:value-type="float" office:value="0.2171772" calcext:value-type="float">
            <text:p>0.2171772</text:p>
          </table:table-cell>
          <table:table-cell office:value-type="float" office:value="0.2009545" calcext:value-type="float">
            <text:p>0.2009545</text:p>
          </table:table-cell>
          <table:table-cell office:value-type="float" office:value="0.3467213" calcext:value-type="float">
            <text:p>0.3467213</text:p>
          </table:table-cell>
          <table:table-cell office:value-type="float" office:value="0.3752123" calcext:value-type="float">
            <text:p>0.3752123</text:p>
          </table:table-cell>
          <table:table-cell office:value-type="float" office:value="0.3616557" calcext:value-type="float">
            <text:p>0.3616557</text:p>
          </table:table-cell>
          <table:table-cell office:value-type="float" office:value="0.3693427" calcext:value-type="float">
            <text:p>0.3693427</text:p>
          </table:table-cell>
          <table:table-cell office:value-type="float" office:value="0.3864375" calcext:value-type="float">
            <text:p>0.3864375</text:p>
          </table:table-cell>
          <table:table-cell office:value-type="float" office:value="0.3998145" calcext:value-type="float">
            <text:p>0.3998145</text:p>
          </table:table-cell>
          <table:table-cell office:value-type="float" office:value="0.4623747" calcext:value-type="float">
            <text:p>0.4623747</text:p>
          </table:table-cell>
          <table:table-cell office:value-type="float" office:value="0" calcext:value-type="float">
            <text:p>0</text:p>
          </table:table-cell>
          <table:table-cell office:value-type="float" office:value="1.933561E-015" calcext:value-type="float">
            <text:p>1.933561E-15</text:p>
          </table:table-cell>
          <table:table-cell office:value-type="float" office:value="9.702048E-016" calcext:value-type="float">
            <text:p>9.702048E-16</text:p>
          </table:table-cell>
          <table:table-cell office:value-type="float" office:value="1.970148E-015" calcext:value-type="float">
            <text:p>1.970148E-15</text:p>
          </table:table-cell>
          <table:table-cell office:value-type="float" office:value="1.952624E-015" calcext:value-type="float">
            <text:p>1.952624E-15</text:p>
          </table:table-cell>
          <table:table-cell office:value-type="float" office:value="9.651899E-016" calcext:value-type="float">
            <text:p>9.651899E-16</text:p>
          </table:table-cell>
          <table:table-cell office:value-type="float" office:value="9.838258E-016" calcext:value-type="float">
            <text:p>9.838258E-16</text:p>
          </table:table-cell>
          <table:table-cell office:value-type="float" office:value="1.941559E-015" calcext:value-type="float">
            <text:p>1.941559E-15</text:p>
          </table:table-cell>
          <table:table-cell office:value-type="float" office:value="2.307253E-025" calcext:value-type="float">
            <text:p>2.307253E-25</text:p>
          </table:table-cell>
          <table:table-cell office:value-type="float" office:value="1.066913E-029" calcext:value-type="float">
            <text:p>1.066913E-29</text:p>
          </table:table-cell>
          <table:table-cell office:value-type="float" office:value="2.368905E-034" calcext:value-type="float">
            <text:p>2.368905E-34</text:p>
          </table:table-cell>
          <table:table-cell office:value-type="float" office:value="3.832417E-039" calcext:value-type="float">
            <text:p>3.832417E-39</text:p>
          </table:table-cell>
          <table:table-cell office:value-type="float" office:value="2.522337E-044" calcext:value-type="float">
            <text:p>2.522337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4730148" calcext:value-type="float">
            <text:p>-0.004730148</text:p>
          </table:table-cell>
          <table:table-cell office:value-type="float" office:value="-0.004737059" calcext:value-type="float">
            <text:p>-0.004737059</text:p>
          </table:table-cell>
          <table:table-cell office:value-type="float" office:value="-0.004383245" calcext:value-type="float">
            <text:p>-0.004383245</text:p>
          </table:table-cell>
          <table:table-cell office:value-type="float" office:value="-0.1353874" calcext:value-type="float">
            <text:p>-0.1353874</text:p>
          </table:table-cell>
          <table:table-cell office:value-type="float" office:value="-0.4365499" calcext:value-type="float">
            <text:p>-0.4365499</text:p>
          </table:table-cell>
          <table:table-cell office:value-type="float" office:value="-0.2988766" calcext:value-type="float">
            <text:p>-0.2988766</text:p>
          </table:table-cell>
          <table:table-cell office:value-type="float" office:value="-0.003704011" calcext:value-type="float">
            <text:p>-0.003704011</text:p>
          </table:table-cell>
          <table:table-cell office:value-type="float" office:value="-0.01130847" calcext:value-type="float">
            <text:p>-0.01130847</text:p>
          </table:table-cell>
          <table:table-cell office:value-type="float" office:value="-0.01581748" calcext:value-type="float">
            <text:p>-0.01581748</text:p>
          </table:table-cell>
          <table:table-cell office:value-type="float" office:value="-0.01449427" calcext:value-type="float">
            <text:p>-0.01449427</text:p>
          </table:table-cell>
          <table:table-cell office:value-type="float" office:value="0" calcext:value-type="float">
            <text:p>0</text:p>
          </table:table-cell>
          <table:table-cell office:value-type="float" office:value="0.02456024" calcext:value-type="float">
            <text:p>0.02456024</text:p>
          </table:table-cell>
          <table:table-cell office:value-type="float" office:value="-0.009724793" calcext:value-type="float">
            <text:p>-0.009724793</text:p>
          </table:table-cell>
          <table:table-cell office:value-type="float" office:value="-0.001050622" calcext:value-type="float">
            <text:p>-0.001050622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2.255836" calcext:value-type="float">
            <text:p>-2.255836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3082003" calcext:value-type="float">
            <text:p>3082003</text:p>
          </table:table-cell>
          <table:table-cell office:value-type="float" office:value="561.1017" calcext:value-type="float">
            <text:p>561.1017</text:p>
          </table:table-cell>
          <table:table-cell office:value-type="float" office:value="417.7188" calcext:value-type="float">
            <text:p>417.7188</text:p>
          </table:table-cell>
          <table:table-cell office:value-type="float" office:value="13.34286" calcext:value-type="float">
            <text:p>13.34286</text:p>
          </table:table-cell>
          <table:table-cell office:value-type="float" office:value="1080.204" calcext:value-type="float">
            <text:p>1080.204</text:p>
          </table:table-cell>
          <table:table-cell office:value-type="float" office:value="114.9815" calcext:value-type="float">
            <text:p>114.9815</text:p>
          </table:table-cell>
          <table:table-cell office:value-type="float" office:value="0" calcext:value-type="float">
            <text:p>0</text:p>
          </table:table-cell>
          <table:table-cell office:value-type="float" office:value="0.179806" calcext:value-type="float">
            <text:p>0.179806</text:p>
          </table:table-cell>
          <table:table-cell office:value-type="float" office:value="0.3682917" calcext:value-type="float">
            <text:p>0.3682917</text:p>
          </table:table-cell>
          <table:table-cell office:value-type="float" office:value="0.3709482" calcext:value-type="float">
            <text:p>0.3709482</text:p>
          </table:table-cell>
          <table:table-cell office:value-type="float" office:value="0.2496421" calcext:value-type="float">
            <text:p>0.2496421</text:p>
          </table:table-cell>
          <table:table-cell office:value-type="float" office:value="0.2193747" calcext:value-type="float">
            <text:p>0.2193747</text:p>
          </table:table-cell>
          <table:table-cell office:value-type="float" office:value="0.2001637" calcext:value-type="float">
            <text:p>0.2001637</text:p>
          </table:table-cell>
          <table:table-cell office:value-type="float" office:value="0.3178014" calcext:value-type="float">
            <text:p>0.3178014</text:p>
          </table:table-cell>
          <table:table-cell office:value-type="float" office:value="0.3789488" calcext:value-type="float">
            <text:p>0.3789488</text:p>
          </table:table-cell>
          <table:table-cell office:value-type="float" office:value="0.3625049" calcext:value-type="float">
            <text:p>0.3625049</text:p>
          </table:table-cell>
          <table:table-cell office:value-type="float" office:value="0.369411" calcext:value-type="float">
            <text:p>0.369411</text:p>
          </table:table-cell>
          <table:table-cell office:value-type="float" office:value="0.3863233" calcext:value-type="float">
            <text:p>0.3863233</text:p>
          </table:table-cell>
          <table:table-cell office:value-type="float" office:value="0.3996876" calcext:value-type="float">
            <text:p>0.3996876</text:p>
          </table:table-cell>
          <table:table-cell office:value-type="float" office:value="0.4623747" calcext:value-type="float">
            <text:p>0.4623747</text:p>
          </table:table-cell>
          <table:table-cell office:value-type="float" office:value="0" calcext:value-type="float">
            <text:p>0</text:p>
          </table:table-cell>
          <table:table-cell office:value-type="float" office:value="1.933802E-015" calcext:value-type="float">
            <text:p>1.933802E-15</text:p>
          </table:table-cell>
          <table:table-cell office:value-type="float" office:value="9.702243E-016" calcext:value-type="float">
            <text:p>9.702243E-16</text:p>
          </table:table-cell>
          <table:table-cell office:value-type="float" office:value="1.970108E-015" calcext:value-type="float">
            <text:p>1.970108E-15</text:p>
          </table:table-cell>
          <table:table-cell office:value-type="float" office:value="1.952611E-015" calcext:value-type="float">
            <text:p>1.952611E-15</text:p>
          </table:table-cell>
          <table:table-cell office:value-type="float" office:value="9.651679E-016" calcext:value-type="float">
            <text:p>9.651679E-16</text:p>
          </table:table-cell>
          <table:table-cell office:value-type="float" office:value="9.838255E-016" calcext:value-type="float">
            <text:p>9.838255E-16</text:p>
          </table:table-cell>
          <table:table-cell office:value-type="float" office:value="1.941559E-015" calcext:value-type="float">
            <text:p>1.941559E-15</text:p>
          </table:table-cell>
          <table:table-cell office:value-type="float" office:value="2.307252E-025" calcext:value-type="float">
            <text:p>2.307252E-25</text:p>
          </table:table-cell>
          <table:table-cell office:value-type="float" office:value="1.066913E-029" calcext:value-type="float">
            <text:p>1.066913E-29</text:p>
          </table:table-cell>
          <table:table-cell office:value-type="float" office:value="2.368905E-034" calcext:value-type="float">
            <text:p>2.368905E-34</text:p>
          </table:table-cell>
          <table:table-cell office:value-type="float" office:value="3.832417E-039" calcext:value-type="float">
            <text:p>3.832417E-39</text:p>
          </table:table-cell>
          <table:table-cell office:value-type="float" office:value="2.522337E-044" calcext:value-type="float">
            <text:p>2.522337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835739" calcext:value-type="float">
            <text:p>-1.835739</text:p>
          </table:table-cell>
          <table:table-cell office:value-type="float" office:value="-0.01002932" calcext:value-type="float">
            <text:p>-0.01002932</text:p>
          </table:table-cell>
          <table:table-cell office:value-type="float" office:value="-0.00959696" calcext:value-type="float">
            <text:p>-0.00959696</text:p>
          </table:table-cell>
          <table:table-cell office:value-type="float" office:value="-0.1490826" calcext:value-type="float">
            <text:p>-0.1490826</text:p>
          </table:table-cell>
          <table:table-cell office:value-type="float" office:value="-0.403621" calcext:value-type="float">
            <text:p>-0.403621</text:p>
          </table:table-cell>
          <table:table-cell office:value-type="float" office:value="-0.3080448" calcext:value-type="float">
            <text:p>-0.3080448</text:p>
          </table:table-cell>
          <table:table-cell office:value-type="float" office:value="-0.007714448" calcext:value-type="float">
            <text:p>-0.007714448</text:p>
          </table:table-cell>
          <table:table-cell office:value-type="float" office:value="-0.009094064" calcext:value-type="float">
            <text:p>-0.009094064</text:p>
          </table:table-cell>
          <table:table-cell office:value-type="float" office:value="-0.01521454" calcext:value-type="float">
            <text:p>-0.01521454</text:p>
          </table:table-cell>
          <table:table-cell office:value-type="float" office:value="-0.0144485" calcext:value-type="float">
            <text:p>-0.0144485</text:p>
          </table:table-cell>
          <table:table-cell office:value-type="float" office:value="0" calcext:value-type="float">
            <text:p>0</text:p>
          </table:table-cell>
          <table:table-cell office:value-type="float" office:value="0.02456024" calcext:value-type="float">
            <text:p>0.02456024</text:p>
          </table:table-cell>
          <table:table-cell office:value-type="float" office:value="-0.009725173" calcext:value-type="float">
            <text:p>-0.009725173</text:p>
          </table:table-cell>
          <table:table-cell office:value-type="float" office:value="-0.001054234" calcext:value-type="float">
            <text:p>-0.001054234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2.257835" calcext:value-type="float">
            <text:p>-2.257835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4082003" calcext:value-type="float">
            <text:p>4082003</text:p>
          </table:table-cell>
          <table:table-cell office:value-type="float" office:value="561.1017" calcext:value-type="float">
            <text:p>561.1017</text:p>
          </table:table-cell>
          <table:table-cell office:value-type="float" office:value="422.888" calcext:value-type="float">
            <text:p>422.888</text:p>
          </table:table-cell>
          <table:table-cell office:value-type="float" office:value="13.34286" calcext:value-type="float">
            <text:p>13.34286</text:p>
          </table:table-cell>
          <table:table-cell office:value-type="float" office:value="1075.035" calcext:value-type="float">
            <text:p>1075.035</text:p>
          </table:table-cell>
          <table:table-cell office:value-type="float" office:value="114.9815" calcext:value-type="float">
            <text:p>114.9815</text:p>
          </table:table-cell>
          <table:table-cell office:value-type="float" office:value="0" calcext:value-type="float">
            <text:p>0</text:p>
          </table:table-cell>
          <table:table-cell office:value-type="float" office:value="0.1598457" calcext:value-type="float">
            <text:p>0.1598457</text:p>
          </table:table-cell>
          <table:table-cell office:value-type="float" office:value="0.3251356" calcext:value-type="float">
            <text:p>0.3251356</text:p>
          </table:table-cell>
          <table:table-cell office:value-type="float" office:value="0.3293229" calcext:value-type="float">
            <text:p>0.3293229</text:p>
          </table:table-cell>
          <table:table-cell office:value-type="float" office:value="0.2458273" calcext:value-type="float">
            <text:p>0.2458273</text:p>
          </table:table-cell>
          <table:table-cell office:value-type="float" office:value="0.2207998" calcext:value-type="float">
            <text:p>0.2207998</text:p>
          </table:table-cell>
          <table:table-cell office:value-type="float" office:value="0.1997715" calcext:value-type="float">
            <text:p>0.1997715</text:p>
          </table:table-cell>
          <table:table-cell office:value-type="float" office:value="0.3061763" calcext:value-type="float">
            <text:p>0.3061763</text:p>
          </table:table-cell>
          <table:table-cell office:value-type="float" office:value="0.3776364" calcext:value-type="float">
            <text:p>0.3776364</text:p>
          </table:table-cell>
          <table:table-cell office:value-type="float" office:value="0.3633023" calcext:value-type="float">
            <text:p>0.3633023</text:p>
          </table:table-cell>
          <table:table-cell office:value-type="float" office:value="0.3695228" calcext:value-type="float">
            <text:p>0.3695228</text:p>
          </table:table-cell>
          <table:table-cell office:value-type="float" office:value="0.386231" calcext:value-type="float">
            <text:p>0.386231</text:p>
          </table:table-cell>
          <table:table-cell office:value-type="float" office:value="0.3995683" calcext:value-type="float">
            <text:p>0.3995683</text:p>
          </table:table-cell>
          <table:table-cell office:value-type="float" office:value="0.4623747" calcext:value-type="float">
            <text:p>0.4623747</text:p>
          </table:table-cell>
          <table:table-cell office:value-type="float" office:value="0" calcext:value-type="float">
            <text:p>0</text:p>
          </table:table-cell>
          <table:table-cell office:value-type="float" office:value="1.934033E-015" calcext:value-type="float">
            <text:p>1.934033E-15</text:p>
          </table:table-cell>
          <table:table-cell office:value-type="float" office:value="9.702442E-016" calcext:value-type="float">
            <text:p>9.702442E-16</text:p>
          </table:table-cell>
          <table:table-cell office:value-type="float" office:value="1.970069E-015" calcext:value-type="float">
            <text:p>1.970069E-15</text:p>
          </table:table-cell>
          <table:table-cell office:value-type="float" office:value="1.952597E-015" calcext:value-type="float">
            <text:p>1.952597E-15</text:p>
          </table:table-cell>
          <table:table-cell office:value-type="float" office:value="9.65148E-016" calcext:value-type="float">
            <text:p>9.65148E-16</text:p>
          </table:table-cell>
          <table:table-cell office:value-type="float" office:value="9.838257E-016" calcext:value-type="float">
            <text:p>9.838257E-16</text:p>
          </table:table-cell>
          <table:table-cell office:value-type="float" office:value="1.941559E-015" calcext:value-type="float">
            <text:p>1.941559E-15</text:p>
          </table:table-cell>
          <table:table-cell office:value-type="float" office:value="2.307253E-025" calcext:value-type="float">
            <text:p>2.307253E-25</text:p>
          </table:table-cell>
          <table:table-cell office:value-type="float" office:value="1.066913E-029" calcext:value-type="float">
            <text:p>1.066913E-29</text:p>
          </table:table-cell>
          <table:table-cell office:value-type="float" office:value="2.368905E-034" calcext:value-type="float">
            <text:p>2.368905E-34</text:p>
          </table:table-cell>
          <table:table-cell office:value-type="float" office:value="3.832417E-039" calcext:value-type="float">
            <text:p>3.832417E-39</text:p>
          </table:table-cell>
          <table:table-cell office:value-type="float" office:value="2.522337E-044" calcext:value-type="float">
            <text:p>2.522337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.709908" calcext:value-type="float">
            <text:p>-4.709908</text:p>
          </table:table-cell>
          <table:table-cell office:value-type="float" office:value="-0.02158834" calcext:value-type="float">
            <text:p>-0.02158834</text:p>
          </table:table-cell>
          <table:table-cell office:value-type="float" office:value="-0.01991636" calcext:value-type="float">
            <text:p>-0.01991636</text:p>
          </table:table-cell>
          <table:table-cell office:value-type="float" office:value="-0.1677119" calcext:value-type="float">
            <text:p>-0.1677119</text:p>
          </table:table-cell>
          <table:table-cell office:value-type="float" office:value="-0.3837013" calcext:value-type="float">
            <text:p>-0.3837013</text:p>
          </table:table-cell>
          <table:table-cell office:value-type="float" office:value="-0.3127068" calcext:value-type="float">
            <text:p>-0.3127068</text:p>
          </table:table-cell>
          <table:table-cell office:value-type="float" office:value="-0.01056691" calcext:value-type="float">
            <text:p>-0.01056691</text:p>
          </table:table-cell>
          <table:table-cell office:value-type="float" office:value="-0.009786122" calcext:value-type="float">
            <text:p>-0.009786122</text:p>
          </table:table-cell>
          <table:table-cell office:value-type="float" office:value="-0.01466581" calcext:value-type="float">
            <text:p>-0.01466581</text:p>
          </table:table-cell>
          <table:table-cell office:value-type="float" office:value="-0.01437381" calcext:value-type="float">
            <text:p>-0.01437381</text:p>
          </table:table-cell>
          <table:table-cell office:value-type="float" office:value="0" calcext:value-type="float">
            <text:p>0</text:p>
          </table:table-cell>
          <table:table-cell office:value-type="float" office:value="0.02456024" calcext:value-type="float">
            <text:p>0.02456024</text:p>
          </table:table-cell>
          <table:table-cell office:value-type="float" office:value="-0.009724107" calcext:value-type="float">
            <text:p>-0.009724107</text:p>
          </table:table-cell>
          <table:table-cell office:value-type="float" office:value="-0.001057587" calcext:value-type="float">
            <text:p>-0.001057587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2.259914" calcext:value-type="float">
            <text:p>-2.259914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5082003" calcext:value-type="float">
            <text:p>5082003</text:p>
          </table:table-cell>
          <table:table-cell office:value-type="float" office:value="564.1017" calcext:value-type="float">
            <text:p>564.1017</text:p>
          </table:table-cell>
          <table:table-cell office:value-type="float" office:value="429.7652" calcext:value-type="float">
            <text:p>429.7652</text:p>
          </table:table-cell>
          <table:table-cell office:value-type="float" office:value="13.34286" calcext:value-type="float">
            <text:p>13.34286</text:p>
          </table:table-cell>
          <table:table-cell office:value-type="float" office:value="1071.145" calcext:value-type="float">
            <text:p>1071.145</text:p>
          </table:table-cell>
          <table:table-cell office:value-type="float" office:value="114.9941" calcext:value-type="float">
            <text:p>114.9941</text:p>
          </table:table-cell>
          <table:table-cell office:value-type="float" office:value="0" calcext:value-type="float">
            <text:p>0</text:p>
          </table:table-cell>
          <table:table-cell office:value-type="float" office:value="0.1736753" calcext:value-type="float">
            <text:p>0.1736753</text:p>
          </table:table-cell>
          <table:table-cell office:value-type="float" office:value="0.2890801" calcext:value-type="float">
            <text:p>0.2890801</text:p>
          </table:table-cell>
          <table:table-cell office:value-type="float" office:value="0.296578" calcext:value-type="float">
            <text:p>0.296578</text:p>
          </table:table-cell>
          <table:table-cell office:value-type="float" office:value="0.2431196" calcext:value-type="float">
            <text:p>0.2431196</text:p>
          </table:table-cell>
          <table:table-cell office:value-type="float" office:value="0.2213747" calcext:value-type="float">
            <text:p>0.2213747</text:p>
          </table:table-cell>
          <table:table-cell office:value-type="float" office:value="0.1994928" calcext:value-type="float">
            <text:p>0.1994928</text:p>
          </table:table-cell>
          <table:table-cell office:value-type="float" office:value="0.3001761" calcext:value-type="float">
            <text:p>0.3001761</text:p>
          </table:table-cell>
          <table:table-cell office:value-type="float" office:value="0.3754488" calcext:value-type="float">
            <text:p>0.3754488</text:p>
          </table:table-cell>
          <table:table-cell office:value-type="float" office:value="0.3637563" calcext:value-type="float">
            <text:p>0.3637563</text:p>
          </table:table-cell>
          <table:table-cell office:value-type="float" office:value="0.369687" calcext:value-type="float">
            <text:p>0.369687</text:p>
          </table:table-cell>
          <table:table-cell office:value-type="float" office:value="0.386193" calcext:value-type="float">
            <text:p>0.386193</text:p>
          </table:table-cell>
          <table:table-cell office:value-type="float" office:value="0.3994765" calcext:value-type="float">
            <text:p>0.3994765</text:p>
          </table:table-cell>
          <table:table-cell office:value-type="float" office:value="0.4623747" calcext:value-type="float">
            <text:p>0.4623747</text:p>
          </table:table-cell>
          <table:table-cell office:value-type="float" office:value="0" calcext:value-type="float">
            <text:p>0</text:p>
          </table:table-cell>
          <table:table-cell office:value-type="float" office:value="1.934273E-015" calcext:value-type="float">
            <text:p>1.934273E-15</text:p>
          </table:table-cell>
          <table:table-cell office:value-type="float" office:value="9.702646E-016" calcext:value-type="float">
            <text:p>9.702646E-16</text:p>
          </table:table-cell>
          <table:table-cell office:value-type="float" office:value="1.970026E-015" calcext:value-type="float">
            <text:p>1.970026E-15</text:p>
          </table:table-cell>
          <table:table-cell office:value-type="float" office:value="1.952585E-015" calcext:value-type="float">
            <text:p>1.952585E-15</text:p>
          </table:table-cell>
          <table:table-cell office:value-type="float" office:value="9.651304E-016" calcext:value-type="float">
            <text:p>9.651304E-16</text:p>
          </table:table-cell>
          <table:table-cell office:value-type="float" office:value="9.838257E-016" calcext:value-type="float">
            <text:p>9.838257E-16</text:p>
          </table:table-cell>
          <table:table-cell office:value-type="float" office:value="1.941559E-015" calcext:value-type="float">
            <text:p>1.941559E-15</text:p>
          </table:table-cell>
          <table:table-cell office:value-type="float" office:value="2.307252E-025" calcext:value-type="float">
            <text:p>2.307252E-25</text:p>
          </table:table-cell>
          <table:table-cell office:value-type="float" office:value="1.066913E-029" calcext:value-type="float">
            <text:p>1.066913E-29</text:p>
          </table:table-cell>
          <table:table-cell office:value-type="float" office:value="2.368905E-034" calcext:value-type="float">
            <text:p>2.368905E-34</text:p>
          </table:table-cell>
          <table:table-cell office:value-type="float" office:value="3.832417E-039" calcext:value-type="float">
            <text:p>3.832417E-39</text:p>
          </table:table-cell>
          <table:table-cell office:value-type="float" office:value="2.522337E-044" calcext:value-type="float">
            <text:p>2.522337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440773" calcext:value-type="float">
            <text:p>-2.440773</text:p>
          </table:table-cell>
          <table:table-cell office:value-type="float" office:value="-0.04805316" calcext:value-type="float">
            <text:p>-0.04805316</text:p>
          </table:table-cell>
          <table:table-cell office:value-type="float" office:value="-0.03927443" calcext:value-type="float">
            <text:p>-0.03927443</text:p>
          </table:table-cell>
          <table:table-cell office:value-type="float" office:value="-0.1826472" calcext:value-type="float">
            <text:p>-0.1826472</text:p>
          </table:table-cell>
          <table:table-cell office:value-type="float" office:value="-0.3760252" calcext:value-type="float">
            <text:p>-0.3760252</text:p>
          </table:table-cell>
          <table:table-cell office:value-type="float" office:value="-0.3160729" calcext:value-type="float">
            <text:p>-0.3160729</text:p>
          </table:table-cell>
          <table:table-cell office:value-type="float" office:value="-0.012481" calcext:value-type="float">
            <text:p>-0.012481</text:p>
          </table:table-cell>
          <table:table-cell office:value-type="float" office:value="-0.01109474" calcext:value-type="float">
            <text:p>-0.01109474</text:p>
          </table:table-cell>
          <table:table-cell office:value-type="float" office:value="-0.01436149" calcext:value-type="float">
            <text:p>-0.01436149</text:p>
          </table:table-cell>
          <table:table-cell office:value-type="float" office:value="-0.01426504" calcext:value-type="float">
            <text:p>-0.01426504</text:p>
          </table:table-cell>
          <table:table-cell office:value-type="float" office:value="0" calcext:value-type="float">
            <text:p>0</text:p>
          </table:table-cell>
          <table:table-cell office:value-type="float" office:value="0.02456024" calcext:value-type="float">
            <text:p>0.02456024</text:p>
          </table:table-cell>
          <table:table-cell office:value-type="float" office:value="-0.009723893" calcext:value-type="float">
            <text:p>-0.009723893</text:p>
          </table:table-cell>
          <table:table-cell office:value-type="float" office:value="-0.001061202" calcext:value-type="float">
            <text:p>-0.001061202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2.262025" calcext:value-type="float">
            <text:p>-2.262025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6082003" calcext:value-type="float">
            <text:p>6082003</text:p>
          </table:table-cell>
          <table:table-cell office:value-type="float" office:value="595.3022" calcext:value-type="float">
            <text:p>595.3022</text:p>
          </table:table-cell>
          <table:table-cell office:value-type="float" office:value="434.9372" calcext:value-type="float">
            <text:p>434.9372</text:p>
          </table:table-cell>
          <table:table-cell office:value-type="float" office:value="15.08179" calcext:value-type="float">
            <text:p>15.08179</text:p>
          </table:table-cell>
          <table:table-cell office:value-type="float" office:value="1094.731" calcext:value-type="float">
            <text:p>1094.731</text:p>
          </table:table-cell>
          <table:table-cell office:value-type="float" office:value="115.6965" calcext:value-type="float">
            <text:p>115.6965</text:p>
          </table:table-cell>
          <table:table-cell office:value-type="float" office:value="0" calcext:value-type="float">
            <text:p>0</text:p>
          </table:table-cell>
          <table:table-cell office:value-type="float" office:value="0.4337745" calcext:value-type="float">
            <text:p>0.4337745</text:p>
          </table:table-cell>
          <table:table-cell office:value-type="float" office:value="0.4436041" calcext:value-type="float">
            <text:p>0.4436041</text:p>
          </table:table-cell>
          <table:table-cell office:value-type="float" office:value="0.4542318" calcext:value-type="float">
            <text:p>0.4542318</text:p>
          </table:table-cell>
          <table:table-cell office:value-type="float" office:value="0.2802029" calcext:value-type="float">
            <text:p>0.2802029</text:p>
          </table:table-cell>
          <table:table-cell office:value-type="float" office:value="0.2294952" calcext:value-type="float">
            <text:p>0.2294952</text:p>
          </table:table-cell>
          <table:table-cell office:value-type="float" office:value="0.2003604" calcext:value-type="float">
            <text:p>0.2003604</text:p>
          </table:table-cell>
          <table:table-cell office:value-type="float" office:value="0.3526305" calcext:value-type="float">
            <text:p>0.3526305</text:p>
          </table:table-cell>
          <table:table-cell office:value-type="float" office:value="0.378395" calcext:value-type="float">
            <text:p>0.378395</text:p>
          </table:table-cell>
          <table:table-cell office:value-type="float" office:value="0.3642652" calcext:value-type="float">
            <text:p>0.3642652</text:p>
          </table:table-cell>
          <table:table-cell office:value-type="float" office:value="0.3699878" calcext:value-type="float">
            <text:p>0.3699878</text:p>
          </table:table-cell>
          <table:table-cell office:value-type="float" office:value="0.3863162" calcext:value-type="float">
            <text:p>0.3863162</text:p>
          </table:table-cell>
          <table:table-cell office:value-type="float" office:value="0.399474" calcext:value-type="float">
            <text:p>0.399474</text:p>
          </table:table-cell>
          <table:table-cell office:value-type="float" office:value="0.4623747" calcext:value-type="float">
            <text:p>0.4623747</text:p>
          </table:table-cell>
          <table:table-cell office:value-type="float" office:value="0" calcext:value-type="float">
            <text:p>0</text:p>
          </table:table-cell>
          <table:table-cell office:value-type="float" office:value="1.934496E-015" calcext:value-type="float">
            <text:p>1.934496E-15</text:p>
          </table:table-cell>
          <table:table-cell office:value-type="float" office:value="9.702851E-016" calcext:value-type="float">
            <text:p>9.702851E-16</text:p>
          </table:table-cell>
          <table:table-cell office:value-type="float" office:value="1.969989E-015" calcext:value-type="float">
            <text:p>1.969989E-15</text:p>
          </table:table-cell>
          <table:table-cell office:value-type="float" office:value="1.952572E-015" calcext:value-type="float">
            <text:p>1.952572E-15</text:p>
          </table:table-cell>
          <table:table-cell office:value-type="float" office:value="9.651101E-016" calcext:value-type="float">
            <text:p>9.651101E-16</text:p>
          </table:table-cell>
          <table:table-cell office:value-type="float" office:value="9.838258E-016" calcext:value-type="float">
            <text:p>9.838258E-16</text:p>
          </table:table-cell>
          <table:table-cell office:value-type="float" office:value="1.941559E-015" calcext:value-type="float">
            <text:p>1.941559E-15</text:p>
          </table:table-cell>
          <table:table-cell office:value-type="float" office:value="2.307253E-025" calcext:value-type="float">
            <text:p>2.307253E-25</text:p>
          </table:table-cell>
          <table:table-cell office:value-type="float" office:value="1.066913E-029" calcext:value-type="float">
            <text:p>1.066913E-29</text:p>
          </table:table-cell>
          <table:table-cell office:value-type="float" office:value="2.368905E-034" calcext:value-type="float">
            <text:p>2.368905E-34</text:p>
          </table:table-cell>
          <table:table-cell office:value-type="float" office:value="3.832417E-039" calcext:value-type="float">
            <text:p>3.832417E-39</text:p>
          </table:table-cell>
          <table:table-cell office:value-type="float" office:value="2.522337E-044" calcext:value-type="float">
            <text:p>2.522337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3659388" calcext:value-type="float">
            <text:p>-0.003659388</text:p>
          </table:table-cell>
          <table:table-cell office:value-type="float" office:value="-0.003189241" calcext:value-type="float">
            <text:p>-0.003189241</text:p>
          </table:table-cell>
          <table:table-cell office:value-type="float" office:value="-0.002760158" calcext:value-type="float">
            <text:p>-0.002760158</text:p>
          </table:table-cell>
          <table:table-cell office:value-type="float" office:value="-0.0615724" calcext:value-type="float">
            <text:p>-0.0615724</text:p>
          </table:table-cell>
          <table:table-cell office:value-type="float" office:value="-0.2857592" calcext:value-type="float">
            <text:p>-0.2857592</text:p>
          </table:table-cell>
          <table:table-cell office:value-type="float" office:value="-0.3057775" calcext:value-type="float">
            <text:p>-0.3057775</text:p>
          </table:table-cell>
          <table:table-cell office:value-type="float" office:value="-0.003209124" calcext:value-type="float">
            <text:p>-0.003209124</text:p>
          </table:table-cell>
          <table:table-cell office:value-type="float" office:value="-0.009433709" calcext:value-type="float">
            <text:p>-0.009433709</text:p>
          </table:table-cell>
          <table:table-cell office:value-type="float" office:value="-0.01403483" calcext:value-type="float">
            <text:p>-0.01403483</text:p>
          </table:table-cell>
          <table:table-cell office:value-type="float" office:value="-0.01406838" calcext:value-type="float">
            <text:p>-0.01406838</text:p>
          </table:table-cell>
          <table:table-cell office:value-type="float" office:value="0" calcext:value-type="float">
            <text:p>0</text:p>
          </table:table-cell>
          <table:table-cell office:value-type="float" office:value="0.02456024" calcext:value-type="float">
            <text:p>0.02456024</text:p>
          </table:table-cell>
          <table:table-cell office:value-type="float" office:value="-0.009724746" calcext:value-type="float">
            <text:p>-0.009724746</text:p>
          </table:table-cell>
          <table:table-cell office:value-type="float" office:value="-0.001065019" calcext:value-type="float">
            <text:p>-0.001065019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2.264045" calcext:value-type="float">
            <text:p>-2.264045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7082003" calcext:value-type="float">
            <text:p>7082003</text:p>
          </table:table-cell>
          <table:table-cell office:value-type="float" office:value="595.3022" calcext:value-type="float">
            <text:p>595.3022</text:p>
          </table:table-cell>
          <table:table-cell office:value-type="float" office:value="442.1399" calcext:value-type="float">
            <text:p>442.1399</text:p>
          </table:table-cell>
          <table:table-cell office:value-type="float" office:value="15.08179" calcext:value-type="float">
            <text:p>15.08179</text:p>
          </table:table-cell>
          <table:table-cell office:value-type="float" office:value="1087.529" calcext:value-type="float">
            <text:p>1087.529</text:p>
          </table:table-cell>
          <table:table-cell office:value-type="float" office:value="115.6965" calcext:value-type="float">
            <text:p>115.6965</text:p>
          </table:table-cell>
          <table:table-cell office:value-type="float" office:value="0" calcext:value-type="float">
            <text:p>0</text:p>
          </table:table-cell>
          <table:table-cell office:value-type="float" office:value="0.2135739" calcext:value-type="float">
            <text:p>0.2135739</text:p>
          </table:table-cell>
          <table:table-cell office:value-type="float" office:value="0.3858427" calcext:value-type="float">
            <text:p>0.3858427</text:p>
          </table:table-cell>
          <table:table-cell office:value-type="float" office:value="0.3868406" calcext:value-type="float">
            <text:p>0.3868406</text:p>
          </table:table-cell>
          <table:table-cell office:value-type="float" office:value="0.3066525" calcext:value-type="float">
            <text:p>0.3066525</text:p>
          </table:table-cell>
          <table:table-cell office:value-type="float" office:value="0.2346826" calcext:value-type="float">
            <text:p>0.2346826</text:p>
          </table:table-cell>
          <table:table-cell office:value-type="float" office:value="0.2004236" calcext:value-type="float">
            <text:p>0.2004236</text:p>
          </table:table-cell>
          <table:table-cell office:value-type="float" office:value="0.322253" calcext:value-type="float">
            <text:p>0.322253</text:p>
          </table:table-cell>
          <table:table-cell office:value-type="float" office:value="0.3826352" calcext:value-type="float">
            <text:p>0.3826352</text:p>
          </table:table-cell>
          <table:table-cell office:value-type="float" office:value="0.3652005" calcext:value-type="float">
            <text:p>0.3652005</text:p>
          </table:table-cell>
          <table:table-cell office:value-type="float" office:value="0.3701758" calcext:value-type="float">
            <text:p>0.3701758</text:p>
          </table:table-cell>
          <table:table-cell office:value-type="float" office:value="0.3863146" calcext:value-type="float">
            <text:p>0.3863146</text:p>
          </table:table-cell>
          <table:table-cell office:value-type="float" office:value="0.3993855" calcext:value-type="float">
            <text:p>0.3993855</text:p>
          </table:table-cell>
          <table:table-cell office:value-type="float" office:value="0.4623747" calcext:value-type="float">
            <text:p>0.4623747</text:p>
          </table:table-cell>
          <table:table-cell office:value-type="float" office:value="0" calcext:value-type="float">
            <text:p>0</text:p>
          </table:table-cell>
          <table:table-cell office:value-type="float" office:value="1.934737E-015" calcext:value-type="float">
            <text:p>1.934737E-15</text:p>
          </table:table-cell>
          <table:table-cell office:value-type="float" office:value="9.703064E-016" calcext:value-type="float">
            <text:p>9.703064E-16</text:p>
          </table:table-cell>
          <table:table-cell office:value-type="float" office:value="1.969948E-015" calcext:value-type="float">
            <text:p>1.969948E-15</text:p>
          </table:table-cell>
          <table:table-cell office:value-type="float" office:value="1.952559E-015" calcext:value-type="float">
            <text:p>1.952559E-15</text:p>
          </table:table-cell>
          <table:table-cell office:value-type="float" office:value="9.650871E-016" calcext:value-type="float">
            <text:p>9.650871E-16</text:p>
          </table:table-cell>
          <table:table-cell office:value-type="float" office:value="9.838262E-016" calcext:value-type="float">
            <text:p>9.838262E-16</text:p>
          </table:table-cell>
          <table:table-cell office:value-type="float" office:value="1.941558E-015" calcext:value-type="float">
            <text:p>1.941558E-15</text:p>
          </table:table-cell>
          <table:table-cell office:value-type="float" office:value="2.307252E-025" calcext:value-type="float">
            <text:p>2.307252E-25</text:p>
          </table:table-cell>
          <table:table-cell office:value-type="float" office:value="1.066913E-029" calcext:value-type="float">
            <text:p>1.066913E-29</text:p>
          </table:table-cell>
          <table:table-cell office:value-type="float" office:value="2.368905E-034" calcext:value-type="float">
            <text:p>2.368905E-34</text:p>
          </table:table-cell>
          <table:table-cell office:value-type="float" office:value="3.832417E-039" calcext:value-type="float">
            <text:p>3.832417E-39</text:p>
          </table:table-cell>
          <table:table-cell office:value-type="float" office:value="2.522337E-044" calcext:value-type="float">
            <text:p>2.522337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4846662" calcext:value-type="float">
            <text:p>-0.4846662</text:p>
          </table:table-cell>
          <table:table-cell office:value-type="float" office:value="-0.00750328" calcext:value-type="float">
            <text:p>-0.00750328</text:p>
          </table:table-cell>
          <table:table-cell office:value-type="float" office:value="-0.007389968" calcext:value-type="float">
            <text:p>-0.007389968</text:p>
          </table:table-cell>
          <table:table-cell office:value-type="float" office:value="-0.0313161" calcext:value-type="float">
            <text:p>-0.0313161</text:p>
          </table:table-cell>
          <table:table-cell office:value-type="float" office:value="-0.240941" calcext:value-type="float">
            <text:p>-0.240941</text:p>
          </table:table-cell>
          <table:table-cell office:value-type="float" office:value="-0.3050497" calcext:value-type="float">
            <text:p>-0.3050497</text:p>
          </table:table-cell>
          <table:table-cell office:value-type="float" office:value="-0.006866374" calcext:value-type="float">
            <text:p>-0.006866374</text:p>
          </table:table-cell>
          <table:table-cell office:value-type="float" office:value="-0.007373646" calcext:value-type="float">
            <text:p>-0.007373646</text:p>
          </table:table-cell>
          <table:table-cell office:value-type="float" office:value="-0.01345456" calcext:value-type="float">
            <text:p>-0.01345456</text:p>
          </table:table-cell>
          <table:table-cell office:value-type="float" office:value="-0.01394726" calcext:value-type="float">
            <text:p>-0.01394726</text:p>
          </table:table-cell>
          <table:table-cell office:value-type="float" office:value="0" calcext:value-type="float">
            <text:p>0</text:p>
          </table:table-cell>
          <table:table-cell office:value-type="float" office:value="0.02456024" calcext:value-type="float">
            <text:p>0.02456024</text:p>
          </table:table-cell>
          <table:table-cell office:value-type="float" office:value="-0.009724014" calcext:value-type="float">
            <text:p>-0.009724014</text:p>
          </table:table-cell>
          <table:table-cell office:value-type="float" office:value="-0.001068605" calcext:value-type="float">
            <text:p>-0.001068605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2.265982" calcext:value-type="float">
            <text:p>-2.265982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8082003" calcext:value-type="float">
            <text:p>8082003</text:p>
          </table:table-cell>
          <table:table-cell office:value-type="float" office:value="595.3022" calcext:value-type="float">
            <text:p>595.3022</text:p>
          </table:table-cell>
          <table:table-cell office:value-type="float" office:value="449.195" calcext:value-type="float">
            <text:p>449.195</text:p>
          </table:table-cell>
          <table:table-cell office:value-type="float" office:value="15.08179" calcext:value-type="float">
            <text:p>15.08179</text:p>
          </table:table-cell>
          <table:table-cell office:value-type="float" office:value="1080.474" calcext:value-type="float">
            <text:p>1080.474</text:p>
          </table:table-cell>
          <table:table-cell office:value-type="float" office:value="115.6965" calcext:value-type="float">
            <text:p>115.6965</text:p>
          </table:table-cell>
          <table:table-cell office:value-type="float" office:value="0" calcext:value-type="float">
            <text:p>0</text:p>
          </table:table-cell>
          <table:table-cell office:value-type="float" office:value="0.142445" calcext:value-type="float">
            <text:p>0.142445</text:p>
          </table:table-cell>
          <table:table-cell office:value-type="float" office:value="0.3173725" calcext:value-type="float">
            <text:p>0.3173725</text:p>
          </table:table-cell>
          <table:table-cell office:value-type="float" office:value="0.3220724" calcext:value-type="float">
            <text:p>0.3220724</text:p>
          </table:table-cell>
          <table:table-cell office:value-type="float" office:value="0.3214304" calcext:value-type="float">
            <text:p>0.3214304</text:p>
          </table:table-cell>
          <table:table-cell office:value-type="float" office:value="0.2374634" calcext:value-type="float">
            <text:p>0.2374634</text:p>
          </table:table-cell>
          <table:table-cell office:value-type="float" office:value="0.1997666" calcext:value-type="float">
            <text:p>0.1997666</text:p>
          </table:table-cell>
          <table:table-cell office:value-type="float" office:value="0.3104532" calcext:value-type="float">
            <text:p>0.3104532</text:p>
          </table:table-cell>
          <table:table-cell office:value-type="float" office:value="0.3802485" calcext:value-type="float">
            <text:p>0.3802485</text:p>
          </table:table-cell>
          <table:table-cell office:value-type="float" office:value="0.3662409" calcext:value-type="float">
            <text:p>0.3662409</text:p>
          </table:table-cell>
          <table:table-cell office:value-type="float" office:value="0.3703822" calcext:value-type="float">
            <text:p>0.3703822</text:p>
          </table:table-cell>
          <table:table-cell office:value-type="float" office:value="0.3862441" calcext:value-type="float">
            <text:p>0.3862441</text:p>
          </table:table-cell>
          <table:table-cell office:value-type="float" office:value="0.3992499" calcext:value-type="float">
            <text:p>0.3992499</text:p>
          </table:table-cell>
          <table:table-cell office:value-type="float" office:value="0.4623747" calcext:value-type="float">
            <text:p>0.4623747</text:p>
          </table:table-cell>
          <table:table-cell office:value-type="float" office:value="0" calcext:value-type="float">
            <text:p>0</text:p>
          </table:table-cell>
          <table:table-cell office:value-type="float" office:value="1.934978E-015" calcext:value-type="float">
            <text:p>1.934978E-15</text:p>
          </table:table-cell>
          <table:table-cell office:value-type="float" office:value="9.703287E-016" calcext:value-type="float">
            <text:p>9.703287E-16</text:p>
          </table:table-cell>
          <table:table-cell office:value-type="float" office:value="1.969903E-015" calcext:value-type="float">
            <text:p>1.969903E-15</text:p>
          </table:table-cell>
          <table:table-cell office:value-type="float" office:value="1.952552E-015" calcext:value-type="float">
            <text:p>1.952552E-15</text:p>
          </table:table-cell>
          <table:table-cell office:value-type="float" office:value="9.650594E-016" calcext:value-type="float">
            <text:p>9.650594E-16</text:p>
          </table:table-cell>
          <table:table-cell office:value-type="float" office:value="9.838262E-016" calcext:value-type="float">
            <text:p>9.838262E-16</text:p>
          </table:table-cell>
          <table:table-cell office:value-type="float" office:value="1.941558E-015" calcext:value-type="float">
            <text:p>1.941558E-15</text:p>
          </table:table-cell>
          <table:table-cell office:value-type="float" office:value="2.307253E-025" calcext:value-type="float">
            <text:p>2.307253E-25</text:p>
          </table:table-cell>
          <table:table-cell office:value-type="float" office:value="1.066913E-029" calcext:value-type="float">
            <text:p>1.066913E-29</text:p>
          </table:table-cell>
          <table:table-cell office:value-type="float" office:value="2.368905E-034" calcext:value-type="float">
            <text:p>2.368905E-34</text:p>
          </table:table-cell>
          <table:table-cell office:value-type="float" office:value="3.832417E-039" calcext:value-type="float">
            <text:p>3.832417E-39</text:p>
          </table:table-cell>
          <table:table-cell office:value-type="float" office:value="2.382207E-044" calcext:value-type="float">
            <text:p>2.382207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.46114" calcext:value-type="float">
            <text:p>-11.46114</text:p>
          </table:table-cell>
          <table:table-cell office:value-type="float" office:value="-0.02507985" calcext:value-type="float">
            <text:p>-0.02507985</text:p>
          </table:table-cell>
          <table:table-cell office:value-type="float" office:value="-0.0228735" calcext:value-type="float">
            <text:p>-0.0228735</text:p>
          </table:table-cell>
          <table:table-cell office:value-type="float" office:value="-0.02318559" calcext:value-type="float">
            <text:p>-0.02318559</text:p>
          </table:table-cell>
          <table:table-cell office:value-type="float" office:value="-0.2199372" calcext:value-type="float">
            <text:p>-0.2199372</text:p>
          </table:table-cell>
          <table:table-cell office:value-type="float" office:value="-0.3128206" calcext:value-type="float">
            <text:p>-0.3128206</text:p>
          </table:table-cell>
          <table:table-cell office:value-type="float" office:value="-0.009410732" calcext:value-type="float">
            <text:p>-0.009410732</text:p>
          </table:table-cell>
          <table:table-cell office:value-type="float" office:value="-0.008428818" calcext:value-type="float">
            <text:p>-0.008428818</text:p>
          </table:table-cell>
          <table:table-cell office:value-type="float" office:value="-0.01282798" calcext:value-type="float">
            <text:p>-0.01282798</text:p>
          </table:table-cell>
          <table:table-cell office:value-type="float" office:value="-0.01381479" calcext:value-type="float">
            <text:p>-0.01381479</text:p>
          </table:table-cell>
          <table:table-cell office:value-type="float" office:value="0" calcext:value-type="float">
            <text:p>0</text:p>
          </table:table-cell>
          <table:table-cell office:value-type="float" office:value="0.02456024" calcext:value-type="float">
            <text:p>0.02456024</text:p>
          </table:table-cell>
          <table:table-cell office:value-type="float" office:value="-0.009724228" calcext:value-type="float">
            <text:p>-0.009724228</text:p>
          </table:table-cell>
          <table:table-cell office:value-type="float" office:value="-0.001072096" calcext:value-type="float">
            <text:p>-0.001072096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2.267972" calcext:value-type="float">
            <text:p>-2.267972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9082003" calcext:value-type="float">
            <text:p>9082003</text:p>
          </table:table-cell>
          <table:table-cell office:value-type="float" office:value="595.5022" calcext:value-type="float">
            <text:p>595.5022</text:p>
          </table:table-cell>
          <table:table-cell office:value-type="float" office:value="456.1423" calcext:value-type="float">
            <text:p>456.1423</text:p>
          </table:table-cell>
          <table:table-cell office:value-type="float" office:value="15.08179" calcext:value-type="float">
            <text:p>15.08179</text:p>
          </table:table-cell>
          <table:table-cell office:value-type="float" office:value="1073.726" calcext:value-type="float">
            <text:p>1073.726</text:p>
          </table:table-cell>
          <table:table-cell office:value-type="float" office:value="115.6965" calcext:value-type="float">
            <text:p>115.6965</text:p>
          </table:table-cell>
          <table:table-cell office:value-type="float" office:value="0" calcext:value-type="float">
            <text:p>0</text:p>
          </table:table-cell>
          <table:table-cell office:value-type="float" office:value="0.1266011" calcext:value-type="float">
            <text:p>0.1266011</text:p>
          </table:table-cell>
          <table:table-cell office:value-type="float" office:value="0.2688291" calcext:value-type="float">
            <text:p>0.2688291</text:p>
          </table:table-cell>
          <table:table-cell office:value-type="float" office:value="0.2863905" calcext:value-type="float">
            <text:p>0.2863905</text:p>
          </table:table-cell>
          <table:table-cell office:value-type="float" office:value="0.2895129" calcext:value-type="float">
            <text:p>0.2895129</text:p>
          </table:table-cell>
          <table:table-cell office:value-type="float" office:value="0.2369714" calcext:value-type="float">
            <text:p>0.2369714</text:p>
          </table:table-cell>
          <table:table-cell office:value-type="float" office:value="0.1989063" calcext:value-type="float">
            <text:p>0.1989063</text:p>
          </table:table-cell>
          <table:table-cell office:value-type="float" office:value="0.3029536" calcext:value-type="float">
            <text:p>0.3029536</text:p>
          </table:table-cell>
          <table:table-cell office:value-type="float" office:value="0.3770852" calcext:value-type="float">
            <text:p>0.3770852</text:p>
          </table:table-cell>
          <table:table-cell office:value-type="float" office:value="0.3665573" calcext:value-type="float">
            <text:p>0.3665573</text:p>
          </table:table-cell>
          <table:table-cell office:value-type="float" office:value="0.3705492" calcext:value-type="float">
            <text:p>0.3705492</text:p>
          </table:table-cell>
          <table:table-cell office:value-type="float" office:value="0.3861491" calcext:value-type="float">
            <text:p>0.3861491</text:p>
          </table:table-cell>
          <table:table-cell office:value-type="float" office:value="0.3990965" calcext:value-type="float">
            <text:p>0.3990965</text:p>
          </table:table-cell>
          <table:table-cell office:value-type="float" office:value="0.4623747" calcext:value-type="float">
            <text:p>0.4623747</text:p>
          </table:table-cell>
          <table:table-cell office:value-type="float" office:value="0" calcext:value-type="float">
            <text:p>0</text:p>
          </table:table-cell>
          <table:table-cell office:value-type="float" office:value="1.935208E-015" calcext:value-type="float">
            <text:p>1.935208E-15</text:p>
          </table:table-cell>
          <table:table-cell office:value-type="float" office:value="9.703519E-016" calcext:value-type="float">
            <text:p>9.703519E-16</text:p>
          </table:table-cell>
          <table:table-cell office:value-type="float" office:value="1.969861E-015" calcext:value-type="float">
            <text:p>1.969861E-15</text:p>
          </table:table-cell>
          <table:table-cell office:value-type="float" office:value="1.952537E-015" calcext:value-type="float">
            <text:p>1.952537E-15</text:p>
          </table:table-cell>
          <table:table-cell office:value-type="float" office:value="9.650413E-016" calcext:value-type="float">
            <text:p>9.650413E-16</text:p>
          </table:table-cell>
          <table:table-cell office:value-type="float" office:value="9.838268E-016" calcext:value-type="float">
            <text:p>9.838268E-16</text:p>
          </table:table-cell>
          <table:table-cell office:value-type="float" office:value="1.941557E-015" calcext:value-type="float">
            <text:p>1.941557E-15</text:p>
          </table:table-cell>
          <table:table-cell office:value-type="float" office:value="2.307253E-025" calcext:value-type="float">
            <text:p>2.307253E-25</text:p>
          </table:table-cell>
          <table:table-cell office:value-type="float" office:value="1.066913E-029" calcext:value-type="float">
            <text:p>1.066913E-29</text:p>
          </table:table-cell>
          <table:table-cell office:value-type="float" office:value="2.368905E-034" calcext:value-type="float">
            <text:p>2.368905E-34</text:p>
          </table:table-cell>
          <table:table-cell office:value-type="float" office:value="3.832417E-039" calcext:value-type="float">
            <text:p>3.832417E-39</text:p>
          </table:table-cell>
          <table:table-cell office:value-type="float" office:value="2.522337E-044" calcext:value-type="float">
            <text:p>2.522337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8.75443" calcext:value-type="float">
            <text:p>-28.75443</text:p>
          </table:table-cell>
          <table:table-cell office:value-type="float" office:value="-0.08427745" calcext:value-type="float">
            <text:p>-0.08427745</text:p>
          </table:table-cell>
          <table:table-cell office:value-type="float" office:value="-0.05152987" calcext:value-type="float">
            <text:p>-0.05152987</text:p>
          </table:table-cell>
          <table:table-cell office:value-type="float" office:value="-0.04734607" calcext:value-type="float">
            <text:p>-0.04734607</text:p>
          </table:table-cell>
          <table:table-cell office:value-type="float" office:value="-0.2232791" calcext:value-type="float">
            <text:p>-0.2232791</text:p>
          </table:table-cell>
          <table:table-cell office:value-type="float" office:value="-0.3233361" calcext:value-type="float">
            <text:p>-0.3233361</text:p>
          </table:table-cell>
          <table:table-cell office:value-type="float" office:value="-0.01155504" calcext:value-type="float">
            <text:p>-0.01155504</text:p>
          </table:table-cell>
          <table:table-cell office:value-type="float" office:value="-0.01009703" calcext:value-type="float">
            <text:p>-0.01009703</text:p>
          </table:table-cell>
          <table:table-cell office:value-type="float" office:value="-0.01264194" calcext:value-type="float">
            <text:p>-0.01264194</text:p>
          </table:table-cell>
          <table:table-cell office:value-type="float" office:value="-0.01370847" calcext:value-type="float">
            <text:p>-0.01370847</text:p>
          </table:table-cell>
          <table:table-cell office:value-type="float" office:value="0" calcext:value-type="float">
            <text:p>0</text:p>
          </table:table-cell>
          <table:table-cell office:value-type="float" office:value="0.02456024" calcext:value-type="float">
            <text:p>0.02456024</text:p>
          </table:table-cell>
          <table:table-cell office:value-type="float" office:value="-0.009723319" calcext:value-type="float">
            <text:p>-0.009723319</text:p>
          </table:table-cell>
          <table:table-cell office:value-type="float" office:value="-0.001075423" calcext:value-type="float">
            <text:p>-0.001075423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2.270075" calcext:value-type="float">
            <text:p>-2.270075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0082003" calcext:value-type="float">
            <text:p>10082003</text:p>
          </table:table-cell>
          <table:table-cell office:value-type="float" office:value="596.1021" calcext:value-type="float">
            <text:p>596.1021</text:p>
          </table:table-cell>
          <table:table-cell office:value-type="float" office:value="462.9764" calcext:value-type="float">
            <text:p>462.9764</text:p>
          </table:table-cell>
          <table:table-cell office:value-type="float" office:value="15.08179" calcext:value-type="float">
            <text:p>15.08179</text:p>
          </table:table-cell>
          <table:table-cell office:value-type="float" office:value="1067.492" calcext:value-type="float">
            <text:p>1067.492</text:p>
          </table:table-cell>
          <table:table-cell office:value-type="float" office:value="115.6965" calcext:value-type="float">
            <text:p>115.6965</text:p>
          </table:table-cell>
          <table:table-cell office:value-type="float" office:value="0" calcext:value-type="float">
            <text:p>0</text:p>
          </table:table-cell>
          <table:table-cell office:value-type="float" office:value="0.1261227" calcext:value-type="float">
            <text:p>0.1261227</text:p>
          </table:table-cell>
          <table:table-cell office:value-type="float" office:value="0.2291301" calcext:value-type="float">
            <text:p>0.2291301</text:p>
          </table:table-cell>
          <table:table-cell office:value-type="float" office:value="0.2544024" calcext:value-type="float">
            <text:p>0.2544024</text:p>
          </table:table-cell>
          <table:table-cell office:value-type="float" office:value="0.2591752" calcext:value-type="float">
            <text:p>0.2591752</text:p>
          </table:table-cell>
          <table:table-cell office:value-type="float" office:value="0.2290013" calcext:value-type="float">
            <text:p>0.2290013</text:p>
          </table:table-cell>
          <table:table-cell office:value-type="float" office:value="0.1976409" calcext:value-type="float">
            <text:p>0.1976409</text:p>
          </table:table-cell>
          <table:table-cell office:value-type="float" office:value="0.2960938" calcext:value-type="float">
            <text:p>0.2960938</text:p>
          </table:table-cell>
          <table:table-cell office:value-type="float" office:value="0.3740836" calcext:value-type="float">
            <text:p>0.3740836</text:p>
          </table:table-cell>
          <table:table-cell office:value-type="float" office:value="0.3661936" calcext:value-type="float">
            <text:p>0.3661936</text:p>
          </table:table-cell>
          <table:table-cell office:value-type="float" office:value="0.3706246" calcext:value-type="float">
            <text:p>0.3706246</text:p>
          </table:table-cell>
          <table:table-cell office:value-type="float" office:value="0.3860112" calcext:value-type="float">
            <text:p>0.3860112</text:p>
          </table:table-cell>
          <table:table-cell office:value-type="float" office:value="0.3989169" calcext:value-type="float">
            <text:p>0.3989169</text:p>
          </table:table-cell>
          <table:table-cell office:value-type="float" office:value="0.4623747" calcext:value-type="float">
            <text:p>0.4623747</text:p>
          </table:table-cell>
          <table:table-cell office:value-type="float" office:value="0" calcext:value-type="float">
            <text:p>0</text:p>
          </table:table-cell>
          <table:table-cell office:value-type="float" office:value="1.935399E-015" calcext:value-type="float">
            <text:p>1.935399E-15</text:p>
          </table:table-cell>
          <table:table-cell office:value-type="float" office:value="9.703716E-016" calcext:value-type="float">
            <text:p>9.703716E-16</text:p>
          </table:table-cell>
          <table:table-cell office:value-type="float" office:value="1.969834E-015" calcext:value-type="float">
            <text:p>1.969834E-15</text:p>
          </table:table-cell>
          <table:table-cell office:value-type="float" office:value="1.952523E-015" calcext:value-type="float">
            <text:p>1.952523E-15</text:p>
          </table:table-cell>
          <table:table-cell office:value-type="float" office:value="9.65024E-016" calcext:value-type="float">
            <text:p>9.65024E-16</text:p>
          </table:table-cell>
          <table:table-cell office:value-type="float" office:value="9.838268E-016" calcext:value-type="float">
            <text:p>9.838268E-16</text:p>
          </table:table-cell>
          <table:table-cell office:value-type="float" office:value="1.941557E-015" calcext:value-type="float">
            <text:p>1.941557E-15</text:p>
          </table:table-cell>
          <table:table-cell office:value-type="float" office:value="2.307253E-025" calcext:value-type="float">
            <text:p>2.307253E-25</text:p>
          </table:table-cell>
          <table:table-cell office:value-type="float" office:value="1.066913E-029" calcext:value-type="float">
            <text:p>1.066913E-29</text:p>
          </table:table-cell>
          <table:table-cell office:value-type="float" office:value="2.368905E-034" calcext:value-type="float">
            <text:p>2.368905E-34</text:p>
          </table:table-cell>
          <table:table-cell office:value-type="float" office:value="3.832417E-039" calcext:value-type="float">
            <text:p>3.832417E-39</text:p>
          </table:table-cell>
          <table:table-cell office:value-type="float" office:value="2.522337E-044" calcext:value-type="float">
            <text:p>2.522337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9.75241" calcext:value-type="float">
            <text:p>-29.75241</text:p>
          </table:table-cell>
          <table:table-cell office:value-type="float" office:value="-0.288411" calcext:value-type="float">
            <text:p>-0.288411</text:p>
          </table:table-cell>
          <table:table-cell office:value-type="float" office:value="-0.128377" calcext:value-type="float">
            <text:p>-0.128377</text:p>
          </table:table-cell>
          <table:table-cell office:value-type="float" office:value="-0.111122" calcext:value-type="float">
            <text:p>-0.111122</text:p>
          </table:table-cell>
          <table:table-cell office:value-type="float" office:value="-0.2900004" calcext:value-type="float">
            <text:p>-0.2900004</text:p>
          </table:table-cell>
          <table:table-cell office:value-type="float" office:value="-0.3395063" calcext:value-type="float">
            <text:p>-0.3395063</text:p>
          </table:table-cell>
          <table:table-cell office:value-type="float" office:value="-0.01399983" calcext:value-type="float">
            <text:p>-0.01399983</text:p>
          </table:table-cell>
          <table:table-cell office:value-type="float" office:value="-0.01200164" calcext:value-type="float">
            <text:p>-0.01200164</text:p>
          </table:table-cell>
          <table:table-cell office:value-type="float" office:value="-0.01284859" calcext:value-type="float">
            <text:p>-0.01284859</text:p>
          </table:table-cell>
          <table:table-cell office:value-type="float" office:value="-0.01366014" calcext:value-type="float">
            <text:p>-0.01366014</text:p>
          </table:table-cell>
          <table:table-cell office:value-type="float" office:value="0" calcext:value-type="float">
            <text:p>0</text:p>
          </table:table-cell>
          <table:table-cell office:value-type="float" office:value="0.02456024" calcext:value-type="float">
            <text:p>0.02456024</text:p>
          </table:table-cell>
          <table:table-cell office:value-type="float" office:value="-0.009722846" calcext:value-type="float">
            <text:p>-0.009722846</text:p>
          </table:table-cell>
          <table:table-cell office:value-type="float" office:value="-0.001078331" calcext:value-type="float">
            <text:p>-0.001078331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2.272311" calcext:value-type="float">
            <text:p>-2.272311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1082003" calcext:value-type="float">
            <text:p>11082003</text:p>
          </table:table-cell>
          <table:table-cell office:value-type="float" office:value="627.4023" calcext:value-type="float">
            <text:p>627.4023</text:p>
          </table:table-cell>
          <table:table-cell office:value-type="float" office:value="469.7384" calcext:value-type="float">
            <text:p>469.7384</text:p>
          </table:table-cell>
          <table:table-cell office:value-type="float" office:value="16.88005" calcext:value-type="float">
            <text:p>16.88005</text:p>
          </table:table-cell>
          <table:table-cell office:value-type="float" office:value="1089.515" calcext:value-type="float">
            <text:p>1089.515</text:p>
          </table:table-cell>
          <table:table-cell office:value-type="float" office:value="116.4136" calcext:value-type="float">
            <text:p>116.4136</text:p>
          </table:table-cell>
          <table:table-cell office:value-type="float" office:value="0" calcext:value-type="float">
            <text:p>0</text:p>
          </table:table-cell>
          <table:table-cell office:value-type="float" office:value="0.4783445" calcext:value-type="float">
            <text:p>0.4783445</text:p>
          </table:table-cell>
          <table:table-cell office:value-type="float" office:value="0.4899255" calcext:value-type="float">
            <text:p>0.4899255</text:p>
          </table:table-cell>
          <table:table-cell office:value-type="float" office:value="0.3076391" calcext:value-type="float">
            <text:p>0.3076391</text:p>
          </table:table-cell>
          <table:table-cell office:value-type="float" office:value="0.2792211" calcext:value-type="float">
            <text:p>0.2792211</text:p>
          </table:table-cell>
          <table:table-cell office:value-type="float" office:value="0.2346224" calcext:value-type="float">
            <text:p>0.2346224</text:p>
          </table:table-cell>
          <table:table-cell office:value-type="float" office:value="0.1984477" calcext:value-type="float">
            <text:p>0.1984477</text:p>
          </table:table-cell>
          <table:table-cell office:value-type="float" office:value="0.3498403" calcext:value-type="float">
            <text:p>0.3498403</text:p>
          </table:table-cell>
          <table:table-cell office:value-type="float" office:value="0.3766567" calcext:value-type="float">
            <text:p>0.3766567</text:p>
          </table:table-cell>
          <table:table-cell office:value-type="float" office:value="0.3661593" calcext:value-type="float">
            <text:p>0.3661593</text:p>
          </table:table-cell>
          <table:table-cell office:value-type="float" office:value="0.3709192" calcext:value-type="float">
            <text:p>0.3709192</text:p>
          </table:table-cell>
          <table:table-cell office:value-type="float" office:value="0.3861581" calcext:value-type="float">
            <text:p>0.3861581</text:p>
          </table:table-cell>
          <table:table-cell office:value-type="float" office:value="0.3989237" calcext:value-type="float">
            <text:p>0.3989237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3554E-015" calcext:value-type="float">
            <text:p>1.93554E-15</text:p>
          </table:table-cell>
          <table:table-cell office:value-type="float" office:value="9.703867E-016" calcext:value-type="float">
            <text:p>9.703867E-16</text:p>
          </table:table-cell>
          <table:table-cell office:value-type="float" office:value="1.969806E-015" calcext:value-type="float">
            <text:p>1.969806E-15</text:p>
          </table:table-cell>
          <table:table-cell office:value-type="float" office:value="1.952521E-015" calcext:value-type="float">
            <text:p>1.952521E-15</text:p>
          </table:table-cell>
          <table:table-cell office:value-type="float" office:value="9.650073E-016" calcext:value-type="float">
            <text:p>9.650073E-16</text:p>
          </table:table-cell>
          <table:table-cell office:value-type="float" office:value="9.838268E-016" calcext:value-type="float">
            <text:p>9.838268E-16</text:p>
          </table:table-cell>
          <table:table-cell office:value-type="float" office:value="1.941557E-015" calcext:value-type="float">
            <text:p>1.941557E-15</text:p>
          </table:table-cell>
          <table:table-cell office:value-type="float" office:value="2.307253E-025" calcext:value-type="float">
            <text:p>2.307253E-25</text:p>
          </table:table-cell>
          <table:table-cell office:value-type="float" office:value="1.066913E-029" calcext:value-type="float">
            <text:p>1.066913E-29</text:p>
          </table:table-cell>
          <table:table-cell office:value-type="float" office:value="2.368905E-034" calcext:value-type="float">
            <text:p>2.368905E-34</text:p>
          </table:table-cell>
          <table:table-cell office:value-type="float" office:value="3.832417E-039" calcext:value-type="float">
            <text:p>3.832417E-39</text:p>
          </table:table-cell>
          <table:table-cell office:value-type="float" office:value="2.382207E-044" calcext:value-type="float">
            <text:p>2.382207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1997853" calcext:value-type="float">
            <text:p>-0.001997853</text:p>
          </table:table-cell>
          <table:table-cell office:value-type="float" office:value="-0.001707139" calcext:value-type="float">
            <text:p>-0.001707139</text:p>
          </table:table-cell>
          <table:table-cell office:value-type="float" office:value="-0.03092961" calcext:value-type="float">
            <text:p>-0.03092961</text:p>
          </table:table-cell>
          <table:table-cell office:value-type="float" office:value="-0.06293733" calcext:value-type="float">
            <text:p>-0.06293733</text:p>
          </table:table-cell>
          <table:table-cell office:value-type="float" office:value="-0.2410433" calcext:value-type="float">
            <text:p>-0.2410433</text:p>
          </table:table-cell>
          <table:table-cell office:value-type="float" office:value="-0.3291153" calcext:value-type="float">
            <text:p>-0.3291153</text:p>
          </table:table-cell>
          <table:table-cell office:value-type="float" office:value="-0.003438311" calcext:value-type="float">
            <text:p>-0.003438311</text:p>
          </table:table-cell>
          <table:table-cell office:value-type="float" office:value="-0.01040451" calcext:value-type="float">
            <text:p>-0.01040451</text:p>
          </table:table-cell>
          <table:table-cell office:value-type="float" office:value="-0.01287279" calcext:value-type="float">
            <text:p>-0.01287279</text:p>
          </table:table-cell>
          <table:table-cell office:value-type="float" office:value="-0.01347625" calcext:value-type="float">
            <text:p>-0.01347625</text:p>
          </table:table-cell>
          <table:table-cell office:value-type="float" office:value="0" calcext:value-type="float">
            <text:p>0</text:p>
          </table:table-cell>
          <table:table-cell office:value-type="float" office:value="0.02456024" calcext:value-type="float">
            <text:p>0.02456024</text:p>
          </table:table-cell>
          <table:table-cell office:value-type="float" office:value="-0.00972484" calcext:value-type="float">
            <text:p>-0.00972484</text:p>
          </table:table-cell>
          <table:table-cell office:value-type="float" office:value="-0.001081106" calcext:value-type="float">
            <text:p>-0.001081106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2.274589" calcext:value-type="float">
            <text:p>-2.274589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2082003" calcext:value-type="float">
            <text:p>12082003</text:p>
          </table:table-cell>
          <table:table-cell office:value-type="float" office:value="627.4023" calcext:value-type="float">
            <text:p>627.4023</text:p>
          </table:table-cell>
          <table:table-cell office:value-type="float" office:value="477.0252" calcext:value-type="float">
            <text:p>477.0252</text:p>
          </table:table-cell>
          <table:table-cell office:value-type="float" office:value="16.88005" calcext:value-type="float">
            <text:p>16.88005</text:p>
          </table:table-cell>
          <table:table-cell office:value-type="float" office:value="1082.228" calcext:value-type="float">
            <text:p>1082.228</text:p>
          </table:table-cell>
          <table:table-cell office:value-type="float" office:value="116.4136" calcext:value-type="float">
            <text:p>116.4136</text:p>
          </table:table-cell>
          <table:table-cell office:value-type="float" office:value="0" calcext:value-type="float">
            <text:p>0</text:p>
          </table:table-cell>
          <table:table-cell office:value-type="float" office:value="0.1975778" calcext:value-type="float">
            <text:p>0.1975778</text:p>
          </table:table-cell>
          <table:table-cell office:value-type="float" office:value="0.3430777" calcext:value-type="float">
            <text:p>0.3430777</text:p>
          </table:table-cell>
          <table:table-cell office:value-type="float" office:value="0.342319" calcext:value-type="float">
            <text:p>0.342319</text:p>
          </table:table-cell>
          <table:table-cell office:value-type="float" office:value="0.2868585" calcext:value-type="float">
            <text:p>0.2868585</text:p>
          </table:table-cell>
          <table:table-cell office:value-type="float" office:value="0.2387266" calcext:value-type="float">
            <text:p>0.2387266</text:p>
          </table:table-cell>
          <table:table-cell office:value-type="float" office:value="0.198791" calcext:value-type="float">
            <text:p>0.198791</text:p>
          </table:table-cell>
          <table:table-cell office:value-type="float" office:value="0.3208289" calcext:value-type="float">
            <text:p>0.3208289</text:p>
          </table:table-cell>
          <table:table-cell office:value-type="float" office:value="0.3805535" calcext:value-type="float">
            <text:p>0.3805535</text:p>
          </table:table-cell>
          <table:table-cell office:value-type="float" office:value="0.3668345" calcext:value-type="float">
            <text:p>0.3668345</text:p>
          </table:table-cell>
          <table:table-cell office:value-type="float" office:value="0.371129" calcext:value-type="float">
            <text:p>0.371129</text:p>
          </table:table-cell>
          <table:table-cell office:value-type="float" office:value="0.3862292" calcext:value-type="float">
            <text:p>0.3862292</text:p>
          </table:table-cell>
          <table:table-cell office:value-type="float" office:value="0.398876" calcext:value-type="float">
            <text:p>0.398876</text:p>
          </table:table-cell>
          <table:table-cell office:value-type="float" office:value="0.4623747" calcext:value-type="float">
            <text:p>0.4623747</text:p>
          </table:table-cell>
          <table:table-cell office:value-type="float" office:value="0" calcext:value-type="float">
            <text:p>0</text:p>
          </table:table-cell>
          <table:table-cell office:value-type="float" office:value="1.935691E-015" calcext:value-type="float">
            <text:p>1.935691E-15</text:p>
          </table:table-cell>
          <table:table-cell office:value-type="float" office:value="9.703975E-016" calcext:value-type="float">
            <text:p>9.703975E-16</text:p>
          </table:table-cell>
          <table:table-cell office:value-type="float" office:value="1.969781E-015" calcext:value-type="float">
            <text:p>1.969781E-15</text:p>
          </table:table-cell>
          <table:table-cell office:value-type="float" office:value="1.952517E-015" calcext:value-type="float">
            <text:p>1.952517E-15</text:p>
          </table:table-cell>
          <table:table-cell office:value-type="float" office:value="9.649918E-016" calcext:value-type="float">
            <text:p>9.649918E-16</text:p>
          </table:table-cell>
          <table:table-cell office:value-type="float" office:value="9.838268E-016" calcext:value-type="float">
            <text:p>9.838268E-16</text:p>
          </table:table-cell>
          <table:table-cell office:value-type="float" office:value="1.941557E-015" calcext:value-type="float">
            <text:p>1.941557E-15</text:p>
          </table:table-cell>
          <table:table-cell office:value-type="float" office:value="2.307253E-025" calcext:value-type="float">
            <text:p>2.307253E-25</text:p>
          </table:table-cell>
          <table:table-cell office:value-type="float" office:value="1.066913E-029" calcext:value-type="float">
            <text:p>1.066913E-29</text:p>
          </table:table-cell>
          <table:table-cell office:value-type="float" office:value="2.368905E-034" calcext:value-type="float">
            <text:p>2.368905E-34</text:p>
          </table:table-cell>
          <table:table-cell office:value-type="float" office:value="3.832417E-039" calcext:value-type="float">
            <text:p>3.832417E-39</text:p>
          </table:table-cell>
          <table:table-cell office:value-type="float" office:value="2.382207E-044" calcext:value-type="float">
            <text:p>2.382207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8856489" calcext:value-type="float">
            <text:p>-0.8856489</text:p>
          </table:table-cell>
          <table:table-cell office:value-type="float" office:value="-0.01550009" calcext:value-type="float">
            <text:p>-0.01550009</text:p>
          </table:table-cell>
          <table:table-cell office:value-type="float" office:value="-0.01569743" calcext:value-type="float">
            <text:p>-0.01569743</text:p>
          </table:table-cell>
          <table:table-cell office:value-type="float" office:value="-0.05130474" calcext:value-type="float">
            <text:p>-0.05130474</text:p>
          </table:table-cell>
          <table:table-cell office:value-type="float" office:value="-0.2108308" calcext:value-type="float">
            <text:p>-0.2108308</text:p>
          </table:table-cell>
          <table:table-cell office:value-type="float" office:value="-0.324788" calcext:value-type="float">
            <text:p>-0.324788</text:p>
          </table:table-cell>
          <table:table-cell office:value-type="float" office:value="-0.007127867" calcext:value-type="float">
            <text:p>-0.007127867</text:p>
          </table:table-cell>
          <table:table-cell office:value-type="float" office:value="-0.008299" calcext:value-type="float">
            <text:p>-0.008299</text:p>
          </table:table-cell>
          <table:table-cell office:value-type="float" office:value="-0.01248731" calcext:value-type="float">
            <text:p>-0.01248731</text:p>
          </table:table-cell>
          <table:table-cell office:value-type="float" office:value="-0.01334651" calcext:value-type="float">
            <text:p>-0.01334651</text:p>
          </table:table-cell>
          <table:table-cell office:value-type="float" office:value="0" calcext:value-type="float">
            <text:p>0</text:p>
          </table:table-cell>
          <table:table-cell office:value-type="float" office:value="0.02456024" calcext:value-type="float">
            <text:p>0.02456024</text:p>
          </table:table-cell>
          <table:table-cell office:value-type="float" office:value="-0.009726268" calcext:value-type="float">
            <text:p>-0.009726268</text:p>
          </table:table-cell>
          <table:table-cell office:value-type="float" office:value="-0.001083604" calcext:value-type="float">
            <text:p>-0.001083604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2.276706" calcext:value-type="float">
            <text:p>-2.276706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3082003" calcext:value-type="float">
            <text:p>13082003</text:p>
          </table:table-cell>
          <table:table-cell office:value-type="float" office:value="627.4023" calcext:value-type="float">
            <text:p>627.4023</text:p>
          </table:table-cell>
          <table:table-cell office:value-type="float" office:value="483.5491" calcext:value-type="float">
            <text:p>483.5491</text:p>
          </table:table-cell>
          <table:table-cell office:value-type="float" office:value="16.88005" calcext:value-type="float">
            <text:p>16.88005</text:p>
          </table:table-cell>
          <table:table-cell office:value-type="float" office:value="1075.704" calcext:value-type="float">
            <text:p>1075.704</text:p>
          </table:table-cell>
          <table:table-cell office:value-type="float" office:value="116.4136" calcext:value-type="float">
            <text:p>116.4136</text:p>
          </table:table-cell>
          <table:table-cell office:value-type="float" office:value="0" calcext:value-type="float">
            <text:p>0</text:p>
          </table:table-cell>
          <table:table-cell office:value-type="float" office:value="0.139111" calcext:value-type="float">
            <text:p>0.139111</text:p>
          </table:table-cell>
          <table:table-cell office:value-type="float" office:value="0.2894461" calcext:value-type="float">
            <text:p>0.2894461</text:p>
          </table:table-cell>
          <table:table-cell office:value-type="float" office:value="0.29583" calcext:value-type="float">
            <text:p>0.29583</text:p>
          </table:table-cell>
          <table:table-cell office:value-type="float" office:value="0.2812137" calcext:value-type="float">
            <text:p>0.2812137</text:p>
          </table:table-cell>
          <table:table-cell office:value-type="float" office:value="0.2387562" calcext:value-type="float">
            <text:p>0.2387562</text:p>
          </table:table-cell>
          <table:table-cell office:value-type="float" office:value="0.1984889" calcext:value-type="float">
            <text:p>0.1984889</text:p>
          </table:table-cell>
          <table:table-cell office:value-type="float" office:value="0.3085968" calcext:value-type="float">
            <text:p>0.3085968</text:p>
          </table:table-cell>
          <table:table-cell office:value-type="float" office:value="0.3789932" calcext:value-type="float">
            <text:p>0.3789932</text:p>
          </table:table-cell>
          <table:table-cell office:value-type="float" office:value="0.3673282" calcext:value-type="float">
            <text:p>0.3673282</text:p>
          </table:table-cell>
          <table:table-cell office:value-type="float" office:value="0.3712776" calcext:value-type="float">
            <text:p>0.3712776</text:p>
          </table:table-cell>
          <table:table-cell office:value-type="float" office:value="0.386225" calcext:value-type="float">
            <text:p>0.386225</text:p>
          </table:table-cell>
          <table:table-cell office:value-type="float" office:value="0.3987813" calcext:value-type="float">
            <text:p>0.3987813</text:p>
          </table:table-cell>
          <table:table-cell office:value-type="float" office:value="0.4623747" calcext:value-type="float">
            <text:p>0.4623747</text:p>
          </table:table-cell>
          <table:table-cell office:value-type="float" office:value="0" calcext:value-type="float">
            <text:p>0</text:p>
          </table:table-cell>
          <table:table-cell office:value-type="float" office:value="1.93582E-015" calcext:value-type="float">
            <text:p>1.93582E-15</text:p>
          </table:table-cell>
          <table:table-cell office:value-type="float" office:value="9.704113E-016" calcext:value-type="float">
            <text:p>9.704113E-16</text:p>
          </table:table-cell>
          <table:table-cell office:value-type="float" office:value="1.969762E-015" calcext:value-type="float">
            <text:p>1.969762E-15</text:p>
          </table:table-cell>
          <table:table-cell office:value-type="float" office:value="1.95251E-015" calcext:value-type="float">
            <text:p>1.95251E-15</text:p>
          </table:table-cell>
          <table:table-cell office:value-type="float" office:value="9.64979E-016" calcext:value-type="float">
            <text:p>9.64979E-16</text:p>
          </table:table-cell>
          <table:table-cell office:value-type="float" office:value="9.838268E-016" calcext:value-type="float">
            <text:p>9.838268E-16</text:p>
          </table:table-cell>
          <table:table-cell office:value-type="float" office:value="1.941557E-015" calcext:value-type="float">
            <text:p>1.941557E-15</text:p>
          </table:table-cell>
          <table:table-cell office:value-type="float" office:value="2.307253E-025" calcext:value-type="float">
            <text:p>2.307253E-25</text:p>
          </table:table-cell>
          <table:table-cell office:value-type="float" office:value="1.066913E-029" calcext:value-type="float">
            <text:p>1.066913E-29</text:p>
          </table:table-cell>
          <table:table-cell office:value-type="float" office:value="2.368905E-034" calcext:value-type="float">
            <text:p>2.368905E-34</text:p>
          </table:table-cell>
          <table:table-cell office:value-type="float" office:value="3.832417E-039" calcext:value-type="float">
            <text:p>3.832417E-39</text:p>
          </table:table-cell>
          <table:table-cell office:value-type="float" office:value="2.382207E-044" calcext:value-type="float">
            <text:p>2.382207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3.72406" calcext:value-type="float">
            <text:p>-13.72406</text:p>
          </table:table-cell>
          <table:table-cell office:value-type="float" office:value="-0.04758071" calcext:value-type="float">
            <text:p>-0.04758071</text:p>
          </table:table-cell>
          <table:table-cell office:value-type="float" office:value="-0.04004564" calcext:value-type="float">
            <text:p>-0.04004564</text:p>
          </table:table-cell>
          <table:table-cell office:value-type="float" office:value="-0.05942686" calcext:value-type="float">
            <text:p>-0.05942686</text:p>
          </table:table-cell>
          <table:table-cell office:value-type="float" office:value="-0.2105173" calcext:value-type="float">
            <text:p>-0.2105173</text:p>
          </table:table-cell>
          <table:table-cell office:value-type="float" office:value="-0.3285861" calcext:value-type="float">
            <text:p>-0.3285861</text:p>
          </table:table-cell>
          <table:table-cell office:value-type="float" office:value="-0.009892964" calcext:value-type="float">
            <text:p>-0.009892964</text:p>
          </table:table-cell>
          <table:table-cell office:value-type="float" office:value="-0.009056343" calcext:value-type="float">
            <text:p>-0.009056343</text:p>
          </table:table-cell>
          <table:table-cell office:value-type="float" office:value="-0.01220884" calcext:value-type="float">
            <text:p>-0.01220884</text:p>
          </table:table-cell>
          <table:table-cell office:value-type="float" office:value="-0.01325509" calcext:value-type="float">
            <text:p>-0.01325509</text:p>
          </table:table-cell>
          <table:table-cell office:value-type="float" office:value="0" calcext:value-type="float">
            <text:p>0</text:p>
          </table:table-cell>
          <table:table-cell office:value-type="float" office:value="0.02456024" calcext:value-type="float">
            <text:p>0.02456024</text:p>
          </table:table-cell>
          <table:table-cell office:value-type="float" office:value="-0.00972484" calcext:value-type="float">
            <text:p>-0.00972484</text:p>
          </table:table-cell>
          <table:table-cell office:value-type="float" office:value="-0.001085668" calcext:value-type="float">
            <text:p>-0.001085668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2.278795" calcext:value-type="float">
            <text:p>-2.278795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4082003" calcext:value-type="float">
            <text:p>14082003</text:p>
          </table:table-cell>
          <table:table-cell office:value-type="float" office:value="627.4023" calcext:value-type="float">
            <text:p>627.4023</text:p>
          </table:table-cell>
          <table:table-cell office:value-type="float" office:value="489.8035" calcext:value-type="float">
            <text:p>489.8035</text:p>
          </table:table-cell>
          <table:table-cell office:value-type="float" office:value="16.88005" calcext:value-type="float">
            <text:p>16.88005</text:p>
          </table:table-cell>
          <table:table-cell office:value-type="float" office:value="1069.45" calcext:value-type="float">
            <text:p>1069.45</text:p>
          </table:table-cell>
          <table:table-cell office:value-type="float" office:value="116.4136" calcext:value-type="float">
            <text:p>116.4136</text:p>
          </table:table-cell>
          <table:table-cell office:value-type="float" office:value="0" calcext:value-type="float">
            <text:p>0</text:p>
          </table:table-cell>
          <table:table-cell office:value-type="float" office:value="0.1282699" calcext:value-type="float">
            <text:p>0.1282699</text:p>
          </table:table-cell>
          <table:table-cell office:value-type="float" office:value="0.2453212" calcext:value-type="float">
            <text:p>0.2453212</text:p>
          </table:table-cell>
          <table:table-cell office:value-type="float" office:value="0.2624163" calcext:value-type="float">
            <text:p>0.2624163</text:p>
          </table:table-cell>
          <table:table-cell office:value-type="float" office:value="0.2593954" calcext:value-type="float">
            <text:p>0.2593954</text:p>
          </table:table-cell>
          <table:table-cell office:value-type="float" office:value="0.2326846" calcext:value-type="float">
            <text:p>0.2326846</text:p>
          </table:table-cell>
          <table:table-cell office:value-type="float" office:value="0.1978051" calcext:value-type="float">
            <text:p>0.1978051</text:p>
          </table:table-cell>
          <table:table-cell office:value-type="float" office:value="0.3009126" calcext:value-type="float">
            <text:p>0.3009126</text:p>
          </table:table-cell>
          <table:table-cell office:value-type="float" office:value="0.3762185" calcext:value-type="float">
            <text:p>0.3762185</text:p>
          </table:table-cell>
          <table:table-cell office:value-type="float" office:value="0.3672934" calcext:value-type="float">
            <text:p>0.3672934</text:p>
          </table:table-cell>
          <table:table-cell office:value-type="float" office:value="0.3713577" calcext:value-type="float">
            <text:p>0.3713577</text:p>
          </table:table-cell>
          <table:table-cell office:value-type="float" office:value="0.386164" calcext:value-type="float">
            <text:p>0.386164</text:p>
          </table:table-cell>
          <table:table-cell office:value-type="float" office:value="0.3986537" calcext:value-type="float">
            <text:p>0.3986537</text:p>
          </table:table-cell>
          <table:table-cell office:value-type="float" office:value="0.4623747" calcext:value-type="float">
            <text:p>0.4623747</text:p>
          </table:table-cell>
          <table:table-cell office:value-type="float" office:value="0" calcext:value-type="float">
            <text:p>0</text:p>
          </table:table-cell>
          <table:table-cell office:value-type="float" office:value="1.935936E-015" calcext:value-type="float">
            <text:p>1.935936E-15</text:p>
          </table:table-cell>
          <table:table-cell office:value-type="float" office:value="9.704137E-016" calcext:value-type="float">
            <text:p>9.704137E-16</text:p>
          </table:table-cell>
          <table:table-cell office:value-type="float" office:value="1.969747E-015" calcext:value-type="float">
            <text:p>1.969747E-15</text:p>
          </table:table-cell>
          <table:table-cell office:value-type="float" office:value="1.952503E-015" calcext:value-type="float">
            <text:p>1.952503E-15</text:p>
          </table:table-cell>
          <table:table-cell office:value-type="float" office:value="9.649702E-016" calcext:value-type="float">
            <text:p>9.649702E-16</text:p>
          </table:table-cell>
          <table:table-cell office:value-type="float" office:value="9.838268E-016" calcext:value-type="float">
            <text:p>9.838268E-16</text:p>
          </table:table-cell>
          <table:table-cell office:value-type="float" office:value="1.941557E-015" calcext:value-type="float">
            <text:p>1.941557E-15</text:p>
          </table:table-cell>
          <table:table-cell office:value-type="float" office:value="2.307253E-025" calcext:value-type="float">
            <text:p>2.307253E-25</text:p>
          </table:table-cell>
          <table:table-cell office:value-type="float" office:value="1.066913E-029" calcext:value-type="float">
            <text:p>1.066913E-29</text:p>
          </table:table-cell>
          <table:table-cell office:value-type="float" office:value="2.368905E-034" calcext:value-type="float">
            <text:p>2.368905E-34</text:p>
          </table:table-cell>
          <table:table-cell office:value-type="float" office:value="3.832417E-039" calcext:value-type="float">
            <text:p>3.832417E-39</text:p>
          </table:table-cell>
          <table:table-cell office:value-type="float" office:value="2.522337E-044" calcext:value-type="float">
            <text:p>2.522337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5.73094" calcext:value-type="float">
            <text:p>-25.73094</text:p>
          </table:table-cell>
          <table:table-cell office:value-type="float" office:value="-0.170344" calcext:value-type="float">
            <text:p>-0.170344</text:p>
          </table:table-cell>
          <table:table-cell office:value-type="float" office:value="-0.1010102" calcext:value-type="float">
            <text:p>-0.1010102</text:p>
          </table:table-cell>
          <table:table-cell office:value-type="float" office:value="-0.1105083" calcext:value-type="float">
            <text:p>-0.1105083</text:p>
          </table:table-cell>
          <table:table-cell office:value-type="float" office:value="-0.2562722" calcext:value-type="float">
            <text:p>-0.2562722</text:p>
          </table:table-cell>
          <table:table-cell office:value-type="float" office:value="-0.3373648" calcext:value-type="float">
            <text:p>-0.3373648</text:p>
          </table:table-cell>
          <table:table-cell office:value-type="float" office:value="-0.01222644" calcext:value-type="float">
            <text:p>-0.01222644</text:p>
          </table:table-cell>
          <table:table-cell office:value-type="float" office:value="-0.010613" calcext:value-type="float">
            <text:p>-0.010613</text:p>
          </table:table-cell>
          <table:table-cell office:value-type="float" office:value="-0.01222451" calcext:value-type="float">
            <text:p>-0.01222451</text:p>
          </table:table-cell>
          <table:table-cell office:value-type="float" office:value="-0.0132058" calcext:value-type="float">
            <text:p>-0.0132058</text:p>
          </table:table-cell>
          <table:table-cell office:value-type="float" office:value="0" calcext:value-type="float">
            <text:p>0</text:p>
          </table:table-cell>
          <table:table-cell office:value-type="float" office:value="0.02456024" calcext:value-type="float">
            <text:p>0.02456024</text:p>
          </table:table-cell>
          <table:table-cell office:value-type="float" office:value="-0.009723105" calcext:value-type="float">
            <text:p>-0.009723105</text:p>
          </table:table-cell>
          <table:table-cell office:value-type="float" office:value="-0.001087582" calcext:value-type="float">
            <text:p>-0.001087582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2.280934" calcext:value-type="float">
            <text:p>-2.280934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5082003" calcext:value-type="float">
            <text:p>15082003</text:p>
          </table:table-cell>
          <table:table-cell office:value-type="float" office:value="627.4023" calcext:value-type="float">
            <text:p>627.4023</text:p>
          </table:table-cell>
          <table:table-cell office:value-type="float" office:value="496.9248" calcext:value-type="float">
            <text:p>496.9248</text:p>
          </table:table-cell>
          <table:table-cell office:value-type="float" office:value="16.88005" calcext:value-type="float">
            <text:p>16.88005</text:p>
          </table:table-cell>
          <table:table-cell office:value-type="float" office:value="1062.329" calcext:value-type="float">
            <text:p>1062.329</text:p>
          </table:table-cell>
          <table:table-cell office:value-type="float" office:value="116.4136" calcext:value-type="float">
            <text:p>116.4136</text:p>
          </table:table-cell>
          <table:table-cell office:value-type="float" office:value="0" calcext:value-type="float">
            <text:p>0</text:p>
          </table:table-cell>
          <table:table-cell office:value-type="float" office:value="0.1155732" calcext:value-type="float">
            <text:p>0.1155732</text:p>
          </table:table-cell>
          <table:table-cell office:value-type="float" office:value="0.2092479" calcext:value-type="float">
            <text:p>0.2092479</text:p>
          </table:table-cell>
          <table:table-cell office:value-type="float" office:value="0.2309305" calcext:value-type="float">
            <text:p>0.2309305</text:p>
          </table:table-cell>
          <table:table-cell office:value-type="float" office:value="0.2336652" calcext:value-type="float">
            <text:p>0.2336652</text:p>
          </table:table-cell>
          <table:table-cell office:value-type="float" office:value="0.216372" calcext:value-type="float">
            <text:p>0.216372</text:p>
          </table:table-cell>
          <table:table-cell office:value-type="float" office:value="0.1954475" calcext:value-type="float">
            <text:p>0.1954475</text:p>
          </table:table-cell>
          <table:table-cell office:value-type="float" office:value="0.2931618" calcext:value-type="float">
            <text:p>0.2931618</text:p>
          </table:table-cell>
          <table:table-cell office:value-type="float" office:value="0.3729717" calcext:value-type="float">
            <text:p>0.3729717</text:p>
          </table:table-cell>
          <table:table-cell office:value-type="float" office:value="0.3665074" calcext:value-type="float">
            <text:p>0.3665074</text:p>
          </table:table-cell>
          <table:table-cell office:value-type="float" office:value="0.3712353" calcext:value-type="float">
            <text:p>0.3712353</text:p>
          </table:table-cell>
          <table:table-cell office:value-type="float" office:value="0.3859405" calcext:value-type="float">
            <text:p>0.3859405</text:p>
          </table:table-cell>
          <table:table-cell office:value-type="float" office:value="0.398429" calcext:value-type="float">
            <text:p>0.398429</text:p>
          </table:table-cell>
          <table:table-cell office:value-type="float" office:value="0.4623747" calcext:value-type="float">
            <text:p>0.4623747</text:p>
          </table:table-cell>
          <table:table-cell office:value-type="float" office:value="0" calcext:value-type="float">
            <text:p>0</text:p>
          </table:table-cell>
          <table:table-cell office:value-type="float" office:value="1.93604E-015" calcext:value-type="float">
            <text:p>1.93604E-15</text:p>
          </table:table-cell>
          <table:table-cell office:value-type="float" office:value="9.704215E-016" calcext:value-type="float">
            <text:p>9.704215E-16</text:p>
          </table:table-cell>
          <table:table-cell office:value-type="float" office:value="1.969728E-015" calcext:value-type="float">
            <text:p>1.969728E-15</text:p>
          </table:table-cell>
          <table:table-cell office:value-type="float" office:value="1.952502E-015" calcext:value-type="float">
            <text:p>1.952502E-15</text:p>
          </table:table-cell>
          <table:table-cell office:value-type="float" office:value="9.64961E-016" calcext:value-type="float">
            <text:p>9.64961E-16</text:p>
          </table:table-cell>
          <table:table-cell office:value-type="float" office:value="9.83827E-016" calcext:value-type="float">
            <text:p>9.83827E-16</text:p>
          </table:table-cell>
          <table:table-cell office:value-type="float" office:value="1.941557E-015" calcext:value-type="float">
            <text:p>1.941557E-15</text:p>
          </table:table-cell>
          <table:table-cell office:value-type="float" office:value="2.307253E-025" calcext:value-type="float">
            <text:p>2.307253E-25</text:p>
          </table:table-cell>
          <table:table-cell office:value-type="float" office:value="1.066913E-029" calcext:value-type="float">
            <text:p>1.066913E-29</text:p>
          </table:table-cell>
          <table:table-cell office:value-type="float" office:value="2.368905E-034" calcext:value-type="float">
            <text:p>2.368905E-34</text:p>
          </table:table-cell>
          <table:table-cell office:value-type="float" office:value="3.832417E-039" calcext:value-type="float">
            <text:p>3.832417E-39</text:p>
          </table:table-cell>
          <table:table-cell office:value-type="float" office:value="2.522337E-044" calcext:value-type="float">
            <text:p>2.522337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7.66073" calcext:value-type="float">
            <text:p>-57.66073</text:p>
          </table:table-cell>
          <table:table-cell office:value-type="float" office:value="-0.5802317" calcext:value-type="float">
            <text:p>-0.5802317</text:p>
          </table:table-cell>
          <table:table-cell office:value-type="float" office:value="-0.2707782" calcext:value-type="float">
            <text:p>-0.2707782</text:p>
          </table:table-cell>
          <table:table-cell office:value-type="float" office:value="-0.2472233" calcext:value-type="float">
            <text:p>-0.2472233</text:p>
          </table:table-cell>
          <table:table-cell office:value-type="float" office:value="-0.4480235" calcext:value-type="float">
            <text:p>-0.4480235</text:p>
          </table:table-cell>
          <table:table-cell office:value-type="float" office:value="-0.3697128" calcext:value-type="float">
            <text:p>-0.3697128</text:p>
          </table:table-cell>
          <table:table-cell office:value-type="float" office:value="-0.01521491" calcext:value-type="float">
            <text:p>-0.01521491</text:p>
          </table:table-cell>
          <table:table-cell office:value-type="float" office:value="-0.01279733" calcext:value-type="float">
            <text:p>-0.01279733</text:p>
          </table:table-cell>
          <table:table-cell office:value-type="float" office:value="-0.01266452" calcext:value-type="float">
            <text:p>-0.01266452</text:p>
          </table:table-cell>
          <table:table-cell office:value-type="float" office:value="-0.01327946" calcext:value-type="float">
            <text:p>-0.01327946</text:p>
          </table:table-cell>
          <table:table-cell office:value-type="float" office:value="0" calcext:value-type="float">
            <text:p>0</text:p>
          </table:table-cell>
          <table:table-cell office:value-type="float" office:value="0.02456024" calcext:value-type="float">
            <text:p>0.02456024</text:p>
          </table:table-cell>
          <table:table-cell office:value-type="float" office:value="-0.009720473" calcext:value-type="float">
            <text:p>-0.009720473</text:p>
          </table:table-cell>
          <table:table-cell office:value-type="float" office:value="-0.001089392" calcext:value-type="float">
            <text:p>-0.001089392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2.283206" calcext:value-type="float">
            <text:p>-2.283206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6082003" calcext:value-type="float">
            <text:p>16082003</text:p>
          </table:table-cell>
          <table:table-cell office:value-type="float" office:value="627.4023" calcext:value-type="float">
            <text:p>627.4023</text:p>
          </table:table-cell>
          <table:table-cell office:value-type="float" office:value="503.957" calcext:value-type="float">
            <text:p>503.957</text:p>
          </table:table-cell>
          <table:table-cell office:value-type="float" office:value="16.88005" calcext:value-type="float">
            <text:p>16.88005</text:p>
          </table:table-cell>
          <table:table-cell office:value-type="float" office:value="1055.297" calcext:value-type="float">
            <text:p>1055.297</text:p>
          </table:table-cell>
          <table:table-cell office:value-type="float" office:value="116.4136" calcext:value-type="float">
            <text:p>116.4136</text:p>
          </table:table-cell>
          <table:table-cell office:value-type="float" office:value="0" calcext:value-type="float">
            <text:p>0</text:p>
          </table:table-cell>
          <table:table-cell office:value-type="float" office:value="0.1108885" calcext:value-type="float">
            <text:p>0.1108885</text:p>
          </table:table-cell>
          <table:table-cell office:value-type="float" office:value="0.1920523" calcext:value-type="float">
            <text:p>0.1920523</text:p>
          </table:table-cell>
          <table:table-cell office:value-type="float" office:value="0.2044946" calcext:value-type="float">
            <text:p>0.2044946</text:p>
          </table:table-cell>
          <table:table-cell office:value-type="float" office:value="0.2091738" calcext:value-type="float">
            <text:p>0.2091738</text:p>
          </table:table-cell>
          <table:table-cell office:value-type="float" office:value="0.1992035" calcext:value-type="float">
            <text:p>0.1992035</text:p>
          </table:table-cell>
          <table:table-cell office:value-type="float" office:value="0.1908844" calcext:value-type="float">
            <text:p>0.1908844</text:p>
          </table:table-cell>
          <table:table-cell office:value-type="float" office:value="0.2839181" calcext:value-type="float">
            <text:p>0.2839181</text:p>
          </table:table-cell>
          <table:table-cell office:value-type="float" office:value="0.3692786" calcext:value-type="float">
            <text:p>0.3692786</text:p>
          </table:table-cell>
          <table:table-cell office:value-type="float" office:value="0.3648976" calcext:value-type="float">
            <text:p>0.3648976</text:p>
          </table:table-cell>
          <table:table-cell office:value-type="float" office:value="0.3708149" calcext:value-type="float">
            <text:p>0.3708149</text:p>
          </table:table-cell>
          <table:table-cell office:value-type="float" office:value="0.3854935" calcext:value-type="float">
            <text:p>0.3854935</text:p>
          </table:table-cell>
          <table:table-cell office:value-type="float" office:value="0.3980755" calcext:value-type="float">
            <text:p>0.3980755</text:p>
          </table:table-cell>
          <table:table-cell office:value-type="float" office:value="0.4623747" calcext:value-type="float">
            <text:p>0.4623747</text:p>
          </table:table-cell>
          <table:table-cell office:value-type="float" office:value="0" calcext:value-type="float">
            <text:p>0</text:p>
          </table:table-cell>
          <table:table-cell office:value-type="float" office:value="1.936135E-015" calcext:value-type="float">
            <text:p>1.936135E-15</text:p>
          </table:table-cell>
          <table:table-cell office:value-type="float" office:value="9.704308E-016" calcext:value-type="float">
            <text:p>9.704308E-16</text:p>
          </table:table-cell>
          <table:table-cell office:value-type="float" office:value="1.969706E-015" calcext:value-type="float">
            <text:p>1.969706E-15</text:p>
          </table:table-cell>
          <table:table-cell office:value-type="float" office:value="1.952503E-015" calcext:value-type="float">
            <text:p>1.952503E-15</text:p>
          </table:table-cell>
          <table:table-cell office:value-type="float" office:value="9.649552E-016" calcext:value-type="float">
            <text:p>9.649552E-16</text:p>
          </table:table-cell>
          <table:table-cell office:value-type="float" office:value="9.838268E-016" calcext:value-type="float">
            <text:p>9.838268E-16</text:p>
          </table:table-cell>
          <table:table-cell office:value-type="float" office:value="1.941557E-015" calcext:value-type="float">
            <text:p>1.941557E-15</text:p>
          </table:table-cell>
          <table:table-cell office:value-type="float" office:value="2.307253E-025" calcext:value-type="float">
            <text:p>2.307253E-25</text:p>
          </table:table-cell>
          <table:table-cell office:value-type="float" office:value="1.066913E-029" calcext:value-type="float">
            <text:p>1.066913E-29</text:p>
          </table:table-cell>
          <table:table-cell office:value-type="float" office:value="2.368905E-034" calcext:value-type="float">
            <text:p>2.368905E-34</text:p>
          </table:table-cell>
          <table:table-cell office:value-type="float" office:value="3.832417E-039" calcext:value-type="float">
            <text:p>3.832417E-39</text:p>
          </table:table-cell>
          <table:table-cell office:value-type="float" office:value="2.382207E-044" calcext:value-type="float">
            <text:p>2.382207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8.85483" calcext:value-type="float">
            <text:p>-78.85483</text:p>
          </table:table-cell>
          <table:table-cell office:value-type="float" office:value="-1.124744" calcext:value-type="float">
            <text:p>-1.124744</text:p>
          </table:table-cell>
          <table:table-cell office:value-type="float" office:value="-0.6909909" calcext:value-type="float">
            <text:p>-0.6909909</text:p>
          </table:table-cell>
          <table:table-cell office:value-type="float" office:value="-0.5803164" calcext:value-type="float">
            <text:p>-0.5803164</text:p>
          </table:table-cell>
          <table:table-cell office:value-type="float" office:value="-0.8471825" calcext:value-type="float">
            <text:p>-0.8471825</text:p>
          </table:table-cell>
          <table:table-cell office:value-type="float" office:value="-0.4429082" calcext:value-type="float">
            <text:p>-0.4429082</text:p>
          </table:table-cell>
          <table:table-cell office:value-type="float" office:value="-0.01989247" calcext:value-type="float">
            <text:p>-0.01989247</text:p>
          </table:table-cell>
          <table:table-cell office:value-type="float" office:value="-0.01586488" calcext:value-type="float">
            <text:p>-0.01586488</text:p>
          </table:table-cell>
          <table:table-cell office:value-type="float" office:value="-0.01362175" calcext:value-type="float">
            <text:p>-0.01362175</text:p>
          </table:table-cell>
          <table:table-cell office:value-type="float" office:value="-0.01353737" calcext:value-type="float">
            <text:p>-0.01353737</text:p>
          </table:table-cell>
          <table:table-cell office:value-type="float" office:value="0" calcext:value-type="float">
            <text:p>0</text:p>
          </table:table-cell>
          <table:table-cell office:value-type="float" office:value="0.02456024" calcext:value-type="float">
            <text:p>0.02456024</text:p>
          </table:table-cell>
          <table:table-cell office:value-type="float" office:value="-0.009719666" calcext:value-type="float">
            <text:p>-0.009719666</text:p>
          </table:table-cell>
          <table:table-cell office:value-type="float" office:value="-0.001091111" calcext:value-type="float">
            <text:p>-0.001091111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2.285791" calcext:value-type="float">
            <text:p>-2.285791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7082003" calcext:value-type="float">
            <text:p>17082003</text:p>
          </table:table-cell>
          <table:table-cell office:value-type="float" office:value="627.4023" calcext:value-type="float">
            <text:p>627.4023</text:p>
          </table:table-cell>
          <table:table-cell office:value-type="float" office:value="510.5456" calcext:value-type="float">
            <text:p>510.5456</text:p>
          </table:table-cell>
          <table:table-cell office:value-type="float" office:value="16.88005" calcext:value-type="float">
            <text:p>16.88005</text:p>
          </table:table-cell>
          <table:table-cell office:value-type="float" office:value="1048.708" calcext:value-type="float">
            <text:p>1048.708</text:p>
          </table:table-cell>
          <table:table-cell office:value-type="float" office:value="116.4136" calcext:value-type="float">
            <text:p>116.4136</text:p>
          </table:table-cell>
          <table:table-cell office:value-type="float" office:value="0" calcext:value-type="float">
            <text:p>0</text:p>
          </table:table-cell>
          <table:table-cell office:value-type="float" office:value="0.1081067" calcext:value-type="float">
            <text:p>0.1081067</text:p>
          </table:table-cell>
          <table:table-cell office:value-type="float" office:value="0.1845931" calcext:value-type="float">
            <text:p>0.1845931</text:p>
          </table:table-cell>
          <table:table-cell office:value-type="float" office:value="0.1883017" calcext:value-type="float">
            <text:p>0.1883017</text:p>
          </table:table-cell>
          <table:table-cell office:value-type="float" office:value="0.191272" calcext:value-type="float">
            <text:p>0.191272</text:p>
          </table:table-cell>
          <table:table-cell office:value-type="float" office:value="0.1875165" calcext:value-type="float">
            <text:p>0.1875165</text:p>
          </table:table-cell>
          <table:table-cell office:value-type="float" office:value="0.1845099" calcext:value-type="float">
            <text:p>0.1845099</text:p>
          </table:table-cell>
          <table:table-cell office:value-type="float" office:value="0.2730124" calcext:value-type="float">
            <text:p>0.2730124</text:p>
          </table:table-cell>
          <table:table-cell office:value-type="float" office:value="0.3650039" calcext:value-type="float">
            <text:p>0.3650039</text:p>
          </table:table-cell>
          <table:table-cell office:value-type="float" office:value="0.3625199" calcext:value-type="float">
            <text:p>0.3625199</text:p>
          </table:table-cell>
          <table:table-cell office:value-type="float" office:value="0.3700021" calcext:value-type="float">
            <text:p>0.3700021</text:p>
          </table:table-cell>
          <table:table-cell office:value-type="float" office:value="0.3847929" calcext:value-type="float">
            <text:p>0.3847929</text:p>
          </table:table-cell>
          <table:table-cell office:value-type="float" office:value="0.3975851" calcext:value-type="float">
            <text:p>0.3975851</text:p>
          </table:table-cell>
          <table:table-cell office:value-type="float" office:value="0.4623747" calcext:value-type="float">
            <text:p>0.4623747</text:p>
          </table:table-cell>
          <table:table-cell office:value-type="float" office:value="0" calcext:value-type="float">
            <text:p>0</text:p>
          </table:table-cell>
          <table:table-cell office:value-type="float" office:value="1.936221E-015" calcext:value-type="float">
            <text:p>1.936221E-15</text:p>
          </table:table-cell>
          <table:table-cell office:value-type="float" office:value="9.704422E-016" calcext:value-type="float">
            <text:p>9.704422E-16</text:p>
          </table:table-cell>
          <table:table-cell office:value-type="float" office:value="1.969681E-015" calcext:value-type="float">
            <text:p>1.969681E-15</text:p>
          </table:table-cell>
          <table:table-cell office:value-type="float" office:value="1.952503E-015" calcext:value-type="float">
            <text:p>1.952503E-15</text:p>
          </table:table-cell>
          <table:table-cell office:value-type="float" office:value="9.649539E-016" calcext:value-type="float">
            <text:p>9.649539E-16</text:p>
          </table:table-cell>
          <table:table-cell office:value-type="float" office:value="9.838268E-016" calcext:value-type="float">
            <text:p>9.838268E-16</text:p>
          </table:table-cell>
          <table:table-cell office:value-type="float" office:value="1.941557E-015" calcext:value-type="float">
            <text:p>1.941557E-15</text:p>
          </table:table-cell>
          <table:table-cell office:value-type="float" office:value="2.307252E-025" calcext:value-type="float">
            <text:p>2.307252E-25</text:p>
          </table:table-cell>
          <table:table-cell office:value-type="float" office:value="1.066913E-029" calcext:value-type="float">
            <text:p>1.066913E-29</text:p>
          </table:table-cell>
          <table:table-cell office:value-type="float" office:value="2.368905E-034" calcext:value-type="float">
            <text:p>2.368905E-34</text:p>
          </table:table-cell>
          <table:table-cell office:value-type="float" office:value="3.832417E-039" calcext:value-type="float">
            <text:p>3.832417E-39</text:p>
          </table:table-cell>
          <table:table-cell office:value-type="float" office:value="2.522337E-044" calcext:value-type="float">
            <text:p>2.522337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5.1389" calcext:value-type="float">
            <text:p>-95.1389</text:p>
          </table:table-cell>
          <table:table-cell office:value-type="float" office:value="-1.527379" calcext:value-type="float">
            <text:p>-1.527379</text:p>
          </table:table-cell>
          <table:table-cell office:value-type="float" office:value="-1.305879" calcext:value-type="float">
            <text:p>-1.305879</text:p>
          </table:table-cell>
          <table:table-cell office:value-type="float" office:value="-1.156903" calcext:value-type="float">
            <text:p>-1.156903</text:p>
          </table:table-cell>
          <table:table-cell office:value-type="float" office:value="-1.35068" calcext:value-type="float">
            <text:p>-1.35068</text:p>
          </table:table-cell>
          <table:table-cell office:value-type="float" office:value="-0.5743098" calcext:value-type="float">
            <text:p>-0.5743098</text:p>
          </table:table-cell>
          <table:table-cell office:value-type="float" office:value="-0.02760513" calcext:value-type="float">
            <text:p>-0.02760513</text:p>
          </table:table-cell>
          <table:table-cell office:value-type="float" office:value="-0.020402" calcext:value-type="float">
            <text:p>-0.020402</text:p>
          </table:table-cell>
          <table:table-cell office:value-type="float" office:value="-0.0151814" calcext:value-type="float">
            <text:p>-0.0151814</text:p>
          </table:table-cell>
          <table:table-cell office:value-type="float" office:value="-0.01405362" calcext:value-type="float">
            <text:p>-0.01405362</text:p>
          </table:table-cell>
          <table:table-cell office:value-type="float" office:value="0" calcext:value-type="float">
            <text:p>0</text:p>
          </table:table-cell>
          <table:table-cell office:value-type="float" office:value="0.02456024" calcext:value-type="float">
            <text:p>0.02456024</text:p>
          </table:table-cell>
          <table:table-cell office:value-type="float" office:value="-0.01856435" calcext:value-type="float">
            <text:p>-0.01856435</text:p>
          </table:table-cell>
          <table:table-cell office:value-type="float" office:value="-0.001088024" calcext:value-type="float">
            <text:p>-0.001088024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2.288912" calcext:value-type="float">
            <text:p>-2.288912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8082003" calcext:value-type="float">
            <text:p>18082003</text:p>
          </table:table-cell>
          <table:table-cell office:value-type="float" office:value="643.5023" calcext:value-type="float">
            <text:p>643.5023</text:p>
          </table:table-cell>
          <table:table-cell office:value-type="float" office:value="516.2546" calcext:value-type="float">
            <text:p>516.2546</text:p>
          </table:table-cell>
          <table:table-cell office:value-type="float" office:value="16.88005" calcext:value-type="float">
            <text:p>16.88005</text:p>
          </table:table-cell>
          <table:table-cell office:value-type="float" office:value="1058.835" calcext:value-type="float">
            <text:p>1058.835</text:p>
          </table:table-cell>
          <table:table-cell office:value-type="float" office:value="116.6779" calcext:value-type="float">
            <text:p>116.6779</text:p>
          </table:table-cell>
          <table:table-cell office:value-type="float" office:value="0" calcext:value-type="float">
            <text:p>0</text:p>
          </table:table-cell>
          <table:table-cell office:value-type="float" office:value="0.5350797" calcext:value-type="float">
            <text:p>0.5350797</text:p>
          </table:table-cell>
          <table:table-cell office:value-type="float" office:value="0.3328537" calcext:value-type="float">
            <text:p>0.3328537</text:p>
          </table:table-cell>
          <table:table-cell office:value-type="float" office:value="0.186109" calcext:value-type="float">
            <text:p>0.186109</text:p>
          </table:table-cell>
          <table:table-cell office:value-type="float" office:value="0.1917181" calcext:value-type="float">
            <text:p>0.1917181</text:p>
          </table:table-cell>
          <table:table-cell office:value-type="float" office:value="0.186315" calcext:value-type="float">
            <text:p>0.186315</text:p>
          </table:table-cell>
          <table:table-cell office:value-type="float" office:value="0.1801524" calcext:value-type="float">
            <text:p>0.1801524</text:p>
          </table:table-cell>
          <table:table-cell office:value-type="float" office:value="0.2811382" calcext:value-type="float">
            <text:p>0.2811382</text:p>
          </table:table-cell>
          <table:table-cell office:value-type="float" office:value="0.3621712" calcext:value-type="float">
            <text:p>0.3621712</text:p>
          </table:table-cell>
          <table:table-cell office:value-type="float" office:value="0.3602" calcext:value-type="float">
            <text:p>0.3602</text:p>
          </table:table-cell>
          <table:table-cell office:value-type="float" office:value="0.3692472" calcext:value-type="float">
            <text:p>0.3692472</text:p>
          </table:table-cell>
          <table:table-cell office:value-type="float" office:value="0.3842427" calcext:value-type="float">
            <text:p>0.3842427</text:p>
          </table:table-cell>
          <table:table-cell office:value-type="float" office:value="0.3971932" calcext:value-type="float">
            <text:p>0.3971932</text:p>
          </table:table-cell>
          <table:table-cell office:value-type="float" office:value="0.4623747" calcext:value-type="float">
            <text:p>0.4623747</text:p>
          </table:table-cell>
          <table:table-cell office:value-type="float" office:value="0" calcext:value-type="float">
            <text:p>0</text:p>
          </table:table-cell>
          <table:table-cell office:value-type="float" office:value="1.936303E-015" calcext:value-type="float">
            <text:p>1.936303E-15</text:p>
          </table:table-cell>
          <table:table-cell office:value-type="float" office:value="9.704528E-016" calcext:value-type="float">
            <text:p>9.704528E-16</text:p>
          </table:table-cell>
          <table:table-cell office:value-type="float" office:value="1.969658E-015" calcext:value-type="float">
            <text:p>1.969658E-15</text:p>
          </table:table-cell>
          <table:table-cell office:value-type="float" office:value="1.952504E-015" calcext:value-type="float">
            <text:p>1.952504E-15</text:p>
          </table:table-cell>
          <table:table-cell office:value-type="float" office:value="9.649521E-016" calcext:value-type="float">
            <text:p>9.649521E-16</text:p>
          </table:table-cell>
          <table:table-cell office:value-type="float" office:value="9.83827E-016" calcext:value-type="float">
            <text:p>9.83827E-16</text:p>
          </table:table-cell>
          <table:table-cell office:value-type="float" office:value="1.941557E-015" calcext:value-type="float">
            <text:p>1.941557E-15</text:p>
          </table:table-cell>
          <table:table-cell office:value-type="float" office:value="2.307252E-025" calcext:value-type="float">
            <text:p>2.307252E-25</text:p>
          </table:table-cell>
          <table:table-cell office:value-type="float" office:value="1.066913E-029" calcext:value-type="float">
            <text:p>1.066913E-29</text:p>
          </table:table-cell>
          <table:table-cell office:value-type="float" office:value="2.368905E-034" calcext:value-type="float">
            <text:p>2.368905E-34</text:p>
          </table:table-cell>
          <table:table-cell office:value-type="float" office:value="3.832417E-039" calcext:value-type="float">
            <text:p>3.832417E-39</text:p>
          </table:table-cell>
          <table:table-cell office:value-type="float" office:value="2.382207E-044" calcext:value-type="float">
            <text:p>2.382207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102061" calcext:value-type="float">
            <text:p>-0.00102061</text:p>
          </table:table-cell>
          <table:table-cell office:value-type="float" office:value="-0.02040979" calcext:value-type="float">
            <text:p>-0.02040979</text:p>
          </table:table-cell>
          <table:table-cell office:value-type="float" office:value="-1.43322" calcext:value-type="float">
            <text:p>-1.43322</text:p>
          </table:table-cell>
          <table:table-cell office:value-type="float" office:value="-1.137563" calcext:value-type="float">
            <text:p>-1.137563</text:p>
          </table:table-cell>
          <table:table-cell office:value-type="float" office:value="-1.421745" calcext:value-type="float">
            <text:p>-1.421745</text:p>
          </table:table-cell>
          <table:table-cell office:value-type="float" office:value="-0.690024" calcext:value-type="float">
            <text:p>-0.690024</text:p>
          </table:table-cell>
          <table:table-cell office:value-type="float" office:value="-0.02158856" calcext:value-type="float">
            <text:p>-0.02158856</text:p>
          </table:table-cell>
          <table:table-cell office:value-type="float" office:value="-0.02420725" calcext:value-type="float">
            <text:p>-0.02420725</text:p>
          </table:table-cell>
          <table:table-cell office:value-type="float" office:value="-0.01690036" calcext:value-type="float">
            <text:p>-0.01690036</text:p>
          </table:table-cell>
          <table:table-cell office:value-type="float" office:value="-0.01455658" calcext:value-type="float">
            <text:p>-0.01455658</text:p>
          </table:table-cell>
          <table:table-cell office:value-type="float" office:value="0" calcext:value-type="float">
            <text:p>0</text:p>
          </table:table-cell>
          <table:table-cell office:value-type="float" office:value="0.02456024" calcext:value-type="float">
            <text:p>0.02456024</text:p>
          </table:table-cell>
          <table:table-cell office:value-type="float" office:value="-0.002120664" calcext:value-type="float">
            <text:p>-0.002120664</text:p>
          </table:table-cell>
          <table:table-cell office:value-type="float" office:value="-0.001059975" calcext:value-type="float">
            <text:p>-0.001059975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2.292264" calcext:value-type="float">
            <text:p>-2.292264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9082003" calcext:value-type="float">
            <text:p>19082003</text:p>
          </table:table-cell>
          <table:table-cell office:value-type="float" office:value="669.9022" calcext:value-type="float">
            <text:p>669.9022</text:p>
          </table:table-cell>
          <table:table-cell office:value-type="float" office:value="522.8527" calcext:value-type="float">
            <text:p>522.8527</text:p>
          </table:table-cell>
          <table:table-cell office:value-type="float" office:value="16.88005" calcext:value-type="float">
            <text:p>16.88005</text:p>
          </table:table-cell>
          <table:table-cell office:value-type="float" office:value="1078.283" calcext:value-type="float">
            <text:p>1078.283</text:p>
          </table:table-cell>
          <table:table-cell office:value-type="float" office:value="117.0312" calcext:value-type="float">
            <text:p>117.0312</text:p>
          </table:table-cell>
          <table:table-cell office:value-type="float" office:value="0" calcext:value-type="float">
            <text:p>0</text:p>
          </table:table-cell>
          <table:table-cell office:value-type="float" office:value="0.4445686" calcext:value-type="float">
            <text:p>0.4445686</text:p>
          </table:table-cell>
          <table:table-cell office:value-type="float" office:value="0.4640795" calcext:value-type="float">
            <text:p>0.4640795</text:p>
          </table:table-cell>
          <table:table-cell office:value-type="float" office:value="0.479973" calcext:value-type="float">
            <text:p>0.479973</text:p>
          </table:table-cell>
          <table:table-cell office:value-type="float" office:value="0.1978" calcext:value-type="float">
            <text:p>0.1978</text:p>
          </table:table-cell>
          <table:table-cell office:value-type="float" office:value="0.19585" calcext:value-type="float">
            <text:p>0.19585</text:p>
          </table:table-cell>
          <table:table-cell office:value-type="float" office:value="0.1811044" calcext:value-type="float">
            <text:p>0.1811044</text:p>
          </table:table-cell>
          <table:table-cell office:value-type="float" office:value="0.294944" calcext:value-type="float">
            <text:p>0.294944</text:p>
          </table:table-cell>
          <table:table-cell office:value-type="float" office:value="0.3644067" calcext:value-type="float">
            <text:p>0.3644067</text:p>
          </table:table-cell>
          <table:table-cell office:value-type="float" office:value="0.3597067" calcext:value-type="float">
            <text:p>0.3597067</text:p>
          </table:table-cell>
          <table:table-cell office:value-type="float" office:value="0.3692879" calcext:value-type="float">
            <text:p>0.3692879</text:p>
          </table:table-cell>
          <table:table-cell office:value-type="float" office:value="0.3845409" calcext:value-type="float">
            <text:p>0.3845409</text:p>
          </table:table-cell>
          <table:table-cell office:value-type="float" office:value="0.3973667" calcext:value-type="float">
            <text:p>0.3973667</text:p>
          </table:table-cell>
          <table:table-cell office:value-type="float" office:value="0.4623747" calcext:value-type="float">
            <text:p>0.4623747</text:p>
          </table:table-cell>
          <table:table-cell office:value-type="float" office:value="0" calcext:value-type="float">
            <text:p>0</text:p>
          </table:table-cell>
          <table:table-cell office:value-type="float" office:value="1.936404E-015" calcext:value-type="float">
            <text:p>1.936404E-15</text:p>
          </table:table-cell>
          <table:table-cell office:value-type="float" office:value="9.704518E-016" calcext:value-type="float">
            <text:p>9.704518E-16</text:p>
          </table:table-cell>
          <table:table-cell office:value-type="float" office:value="1.96964E-015" calcext:value-type="float">
            <text:p>1.96964E-15</text:p>
          </table:table-cell>
          <table:table-cell office:value-type="float" office:value="1.952507E-015" calcext:value-type="float">
            <text:p>1.952507E-15</text:p>
          </table:table-cell>
          <table:table-cell office:value-type="float" office:value="9.649478E-016" calcext:value-type="float">
            <text:p>9.649478E-16</text:p>
          </table:table-cell>
          <table:table-cell office:value-type="float" office:value="9.838268E-016" calcext:value-type="float">
            <text:p>9.838268E-16</text:p>
          </table:table-cell>
          <table:table-cell office:value-type="float" office:value="1.941557E-015" calcext:value-type="float">
            <text:p>1.941557E-15</text:p>
          </table:table-cell>
          <table:table-cell office:value-type="float" office:value="2.307253E-025" calcext:value-type="float">
            <text:p>2.307253E-25</text:p>
          </table:table-cell>
          <table:table-cell office:value-type="float" office:value="1.066913E-029" calcext:value-type="float">
            <text:p>1.066913E-29</text:p>
          </table:table-cell>
          <table:table-cell office:value-type="float" office:value="2.368905E-034" calcext:value-type="float">
            <text:p>2.368905E-34</text:p>
          </table:table-cell>
          <table:table-cell office:value-type="float" office:value="3.832417E-039" calcext:value-type="float">
            <text:p>3.832417E-39</text:p>
          </table:table-cell>
          <table:table-cell office:value-type="float" office:value="2.522337E-044" calcext:value-type="float">
            <text:p>2.522337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31583" calcext:value-type="float">
            <text:p>-0.0031583</text:p>
          </table:table-cell>
          <table:table-cell office:value-type="float" office:value="-0.002419497" calcext:value-type="float">
            <text:p>-0.002419497</text:p>
          </table:table-cell>
          <table:table-cell office:value-type="float" office:value="-0.00197015" calcext:value-type="float">
            <text:p>-0.00197015</text:p>
          </table:table-cell>
          <table:table-cell office:value-type="float" office:value="-0.895103" calcext:value-type="float">
            <text:p>-0.895103</text:p>
          </table:table-cell>
          <table:table-cell office:value-type="float" office:value="-0.9664299" calcext:value-type="float">
            <text:p>-0.9664299</text:p>
          </table:table-cell>
          <table:table-cell office:value-type="float" office:value="-0.6627857" calcext:value-type="float">
            <text:p>-0.6627857</text:p>
          </table:table-cell>
          <table:table-cell office:value-type="float" office:value="-0.0144212" calcext:value-type="float">
            <text:p>-0.0144212</text:p>
          </table:table-cell>
          <table:table-cell office:value-type="float" office:value="-0.02121757" calcext:value-type="float">
            <text:p>-0.02121757</text:p>
          </table:table-cell>
          <table:table-cell office:value-type="float" office:value="-0.01729394" calcext:value-type="float">
            <text:p>-0.01729394</text:p>
          </table:table-cell>
          <table:table-cell office:value-type="float" office:value="-0.01452934" calcext:value-type="float">
            <text:p>-0.01452934</text:p>
          </table:table-cell>
          <table:table-cell office:value-type="float" office:value="0" calcext:value-type="float">
            <text:p>0</text:p>
          </table:table-cell>
          <table:table-cell office:value-type="float" office:value="0.02456024" calcext:value-type="float">
            <text:p>0.02456024</text:p>
          </table:table-cell>
          <table:table-cell office:value-type="float" office:value="-0.009723893" calcext:value-type="float">
            <text:p>-0.009723893</text:p>
          </table:table-cell>
          <table:table-cell office:value-type="float" office:value="-0.001062445" calcext:value-type="float">
            <text:p>-0.001062445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2.295547" calcext:value-type="float">
            <text:p>-2.295547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20082003" calcext:value-type="float">
            <text:p>20082003</text:p>
          </table:table-cell>
          <table:table-cell office:value-type="float" office:value="676.802" calcext:value-type="float">
            <text:p>676.802</text:p>
          </table:table-cell>
          <table:table-cell office:value-type="float" office:value="530.2703" calcext:value-type="float">
            <text:p>530.2703</text:p>
          </table:table-cell>
          <table:table-cell office:value-type="float" office:value="16.88005" calcext:value-type="float">
            <text:p>16.88005</text:p>
          </table:table-cell>
          <table:table-cell office:value-type="float" office:value="1077.714" calcext:value-type="float">
            <text:p>1077.714</text:p>
          </table:table-cell>
          <table:table-cell office:value-type="float" office:value="117.0827" calcext:value-type="float">
            <text:p>117.0827</text:p>
          </table:table-cell>
          <table:table-cell office:value-type="float" office:value="0" calcext:value-type="float">
            <text:p>0</text:p>
          </table:table-cell>
          <table:table-cell office:value-type="float" office:value="0.3039107" calcext:value-type="float">
            <text:p>0.3039107</text:p>
          </table:table-cell>
          <table:table-cell office:value-type="float" office:value="0.4668523" calcext:value-type="float">
            <text:p>0.4668523</text:p>
          </table:table-cell>
          <table:table-cell office:value-type="float" office:value="0.4832292" calcext:value-type="float">
            <text:p>0.4832292</text:p>
          </table:table-cell>
          <table:table-cell office:value-type="float" office:value="0.2168913" calcext:value-type="float">
            <text:p>0.2168913</text:p>
          </table:table-cell>
          <table:table-cell office:value-type="float" office:value="0.2028557" calcext:value-type="float">
            <text:p>0.2028557</text:p>
          </table:table-cell>
          <table:table-cell office:value-type="float" office:value="0.1819008" calcext:value-type="float">
            <text:p>0.1819008</text:p>
          </table:table-cell>
          <table:table-cell office:value-type="float" office:value="0.28553" calcext:value-type="float">
            <text:p>0.28553</text:p>
          </table:table-cell>
          <table:table-cell office:value-type="float" office:value="0.3656044" calcext:value-type="float">
            <text:p>0.3656044</text:p>
          </table:table-cell>
          <table:table-cell office:value-type="float" office:value="0.3593213" calcext:value-type="float">
            <text:p>0.3593213</text:p>
          </table:table-cell>
          <table:table-cell office:value-type="float" office:value="0.3691635" calcext:value-type="float">
            <text:p>0.3691635</text:p>
          </table:table-cell>
          <table:table-cell office:value-type="float" office:value="0.3846545" calcext:value-type="float">
            <text:p>0.3846545</text:p>
          </table:table-cell>
          <table:table-cell office:value-type="float" office:value="0.3974285" calcext:value-type="float">
            <text:p>0.3974285</text:p>
          </table:table-cell>
          <table:table-cell office:value-type="float" office:value="0.4623747" calcext:value-type="float">
            <text:p>0.4623747</text:p>
          </table:table-cell>
          <table:table-cell office:value-type="float" office:value="0" calcext:value-type="float">
            <text:p>0</text:p>
          </table:table-cell>
          <table:table-cell office:value-type="float" office:value="1.936516E-015" calcext:value-type="float">
            <text:p>1.936516E-15</text:p>
          </table:table-cell>
          <table:table-cell office:value-type="float" office:value="9.704552E-016" calcext:value-type="float">
            <text:p>9.704552E-16</text:p>
          </table:table-cell>
          <table:table-cell office:value-type="float" office:value="1.969618E-015" calcext:value-type="float">
            <text:p>1.969618E-15</text:p>
          </table:table-cell>
          <table:table-cell office:value-type="float" office:value="1.952508E-015" calcext:value-type="float">
            <text:p>1.952508E-15</text:p>
          </table:table-cell>
          <table:table-cell office:value-type="float" office:value="9.649411E-016" calcext:value-type="float">
            <text:p>9.649411E-16</text:p>
          </table:table-cell>
          <table:table-cell office:value-type="float" office:value="9.838268E-016" calcext:value-type="float">
            <text:p>9.838268E-16</text:p>
          </table:table-cell>
          <table:table-cell office:value-type="float" office:value="1.941557E-015" calcext:value-type="float">
            <text:p>1.941557E-15</text:p>
          </table:table-cell>
          <table:table-cell office:value-type="float" office:value="2.307253E-025" calcext:value-type="float">
            <text:p>2.307253E-25</text:p>
          </table:table-cell>
          <table:table-cell office:value-type="float" office:value="1.066913E-029" calcext:value-type="float">
            <text:p>1.066913E-29</text:p>
          </table:table-cell>
          <table:table-cell office:value-type="float" office:value="2.368905E-034" calcext:value-type="float">
            <text:p>2.368905E-34</text:p>
          </table:table-cell>
          <table:table-cell office:value-type="float" office:value="3.832417E-039" calcext:value-type="float">
            <text:p>3.832417E-39</text:p>
          </table:table-cell>
          <table:table-cell office:value-type="float" office:value="2.382207E-044" calcext:value-type="float">
            <text:p>2.382207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3217355" calcext:value-type="float">
            <text:p>-0.03217355</text:p>
          </table:table-cell>
          <table:table-cell office:value-type="float" office:value="-0.002334753" calcext:value-type="float">
            <text:p>-0.002334753</text:p>
          </table:table-cell>
          <table:table-cell office:value-type="float" office:value="-0.001891726" calcext:value-type="float">
            <text:p>-0.001891726</text:p>
          </table:table-cell>
          <table:table-cell office:value-type="float" office:value="-0.4400236" calcext:value-type="float">
            <text:p>-0.4400236</text:p>
          </table:table-cell>
          <table:table-cell office:value-type="float" office:value="-0.7371182" calcext:value-type="float">
            <text:p>-0.7371182</text:p>
          </table:table-cell>
          <table:table-cell office:value-type="float" office:value="-0.6409085" calcext:value-type="float">
            <text:p>-0.6409085</text:p>
          </table:table-cell>
          <table:table-cell office:value-type="float" office:value="-0.0189703" calcext:value-type="float">
            <text:p>-0.0189703</text:p>
          </table:table-cell>
          <table:table-cell office:value-type="float" office:value="-0.01973037" calcext:value-type="float">
            <text:p>-0.01973037</text:p>
          </table:table-cell>
          <table:table-cell office:value-type="float" office:value="-0.01760691" calcext:value-type="float">
            <text:p>-0.01760691</text:p>
          </table:table-cell>
          <table:table-cell office:value-type="float" office:value="-0.01461328" calcext:value-type="float">
            <text:p>-0.01461328</text:p>
          </table:table-cell>
          <table:table-cell office:value-type="float" office:value="0" calcext:value-type="float">
            <text:p>0</text:p>
          </table:table-cell>
          <table:table-cell office:value-type="float" office:value="0.02456024" calcext:value-type="float">
            <text:p>0.02456024</text:p>
          </table:table-cell>
          <table:table-cell office:value-type="float" office:value="-0.009717075" calcext:value-type="float">
            <text:p>-0.009717075</text:p>
          </table:table-cell>
          <table:table-cell office:value-type="float" office:value="-0.001065129" calcext:value-type="float">
            <text:p>-0.001065129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2.298745" calcext:value-type="float">
            <text:p>-2.298745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21082003" calcext:value-type="float">
            <text:p>21082003</text:p>
          </table:table-cell>
          <table:table-cell office:value-type="float" office:value="676.802" calcext:value-type="float">
            <text:p>676.802</text:p>
          </table:table-cell>
          <table:table-cell office:value-type="float" office:value="537.5132" calcext:value-type="float">
            <text:p>537.5132</text:p>
          </table:table-cell>
          <table:table-cell office:value-type="float" office:value="16.88005" calcext:value-type="float">
            <text:p>16.88005</text:p>
          </table:table-cell>
          <table:table-cell office:value-type="float" office:value="1070.471" calcext:value-type="float">
            <text:p>1070.471</text:p>
          </table:table-cell>
          <table:table-cell office:value-type="float" office:value="117.0827" calcext:value-type="float">
            <text:p>117.0827</text:p>
          </table:table-cell>
          <table:table-cell office:value-type="float" office:value="0" calcext:value-type="float">
            <text:p>0</text:p>
          </table:table-cell>
          <table:table-cell office:value-type="float" office:value="0.1611878" calcext:value-type="float">
            <text:p>0.1611878</text:p>
          </table:table-cell>
          <table:table-cell office:value-type="float" office:value="0.4206812" calcext:value-type="float">
            <text:p>0.4206812</text:p>
          </table:table-cell>
          <table:table-cell office:value-type="float" office:value="0.428335" calcext:value-type="float">
            <text:p>0.428335</text:p>
          </table:table-cell>
          <table:table-cell office:value-type="float" office:value="0.2148753" calcext:value-type="float">
            <text:p>0.2148753</text:p>
          </table:table-cell>
          <table:table-cell office:value-type="float" office:value="0.2048483" calcext:value-type="float">
            <text:p>0.2048483</text:p>
          </table:table-cell>
          <table:table-cell office:value-type="float" office:value="0.1821552" calcext:value-type="float">
            <text:p>0.1821552</text:p>
          </table:table-cell>
          <table:table-cell office:value-type="float" office:value="0.279458" calcext:value-type="float">
            <text:p>0.279458</text:p>
          </table:table-cell>
          <table:table-cell office:value-type="float" office:value="0.3647231" calcext:value-type="float">
            <text:p>0.3647231</text:p>
          </table:table-cell>
          <table:table-cell office:value-type="float" office:value="0.3587303" calcext:value-type="float">
            <text:p>0.3587303</text:p>
          </table:table-cell>
          <table:table-cell office:value-type="float" office:value="0.3688846" calcext:value-type="float">
            <text:p>0.3688846</text:p>
          </table:table-cell>
          <table:table-cell office:value-type="float" office:value="0.3845819" calcext:value-type="float">
            <text:p>0.3845819</text:p>
          </table:table-cell>
          <table:table-cell office:value-type="float" office:value="0.3973491" calcext:value-type="float">
            <text:p>0.3973491</text:p>
          </table:table-cell>
          <table:table-cell office:value-type="float" office:value="0.4623747" calcext:value-type="float">
            <text:p>0.4623747</text:p>
          </table:table-cell>
          <table:table-cell office:value-type="float" office:value="0" calcext:value-type="float">
            <text:p>0</text:p>
          </table:table-cell>
          <table:table-cell office:value-type="float" office:value="1.936655E-015" calcext:value-type="float">
            <text:p>1.936655E-15</text:p>
          </table:table-cell>
          <table:table-cell office:value-type="float" office:value="9.704615E-016" calcext:value-type="float">
            <text:p>9.704615E-16</text:p>
          </table:table-cell>
          <table:table-cell office:value-type="float" office:value="1.969592E-015" calcext:value-type="float">
            <text:p>1.969592E-15</text:p>
          </table:table-cell>
          <table:table-cell office:value-type="float" office:value="1.952506E-015" calcext:value-type="float">
            <text:p>1.952506E-15</text:p>
          </table:table-cell>
          <table:table-cell office:value-type="float" office:value="9.64934E-016" calcext:value-type="float">
            <text:p>9.64934E-16</text:p>
          </table:table-cell>
          <table:table-cell office:value-type="float" office:value="9.838268E-016" calcext:value-type="float">
            <text:p>9.838268E-16</text:p>
          </table:table-cell>
          <table:table-cell office:value-type="float" office:value="1.941557E-015" calcext:value-type="float">
            <text:p>1.941557E-15</text:p>
          </table:table-cell>
          <table:table-cell office:value-type="float" office:value="2.307253E-025" calcext:value-type="float">
            <text:p>2.307253E-25</text:p>
          </table:table-cell>
          <table:table-cell office:value-type="float" office:value="1.066913E-029" calcext:value-type="float">
            <text:p>1.066913E-29</text:p>
          </table:table-cell>
          <table:table-cell office:value-type="float" office:value="2.368905E-034" calcext:value-type="float">
            <text:p>2.368905E-34</text:p>
          </table:table-cell>
          <table:table-cell office:value-type="float" office:value="3.832417E-039" calcext:value-type="float">
            <text:p>3.832417E-39</text:p>
          </table:table-cell>
          <table:table-cell office:value-type="float" office:value="2.382207E-044" calcext:value-type="float">
            <text:p>2.382207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.410701" calcext:value-type="float">
            <text:p>-4.410701</text:p>
          </table:table-cell>
          <table:table-cell office:value-type="float" office:value="-0.004424943" calcext:value-type="float">
            <text:p>-0.004424943</text:p>
          </table:table-cell>
          <table:table-cell office:value-type="float" office:value="-0.003964472" calcext:value-type="float">
            <text:p>-0.003964472</text:p>
          </table:table-cell>
          <table:table-cell office:value-type="float" office:value="-0.4726436" calcext:value-type="float">
            <text:p>-0.4726436</text:p>
          </table:table-cell>
          <table:table-cell office:value-type="float" office:value="-0.6832353" calcext:value-type="float">
            <text:p>-0.6832353</text:p>
          </table:table-cell>
          <table:table-cell office:value-type="float" office:value="-0.6340649" calcext:value-type="float">
            <text:p>-0.6340649</text:p>
          </table:table-cell>
          <table:table-cell office:value-type="float" office:value="-0.02272653" calcext:value-type="float">
            <text:p>-0.02272653</text:p>
          </table:table-cell>
          <table:table-cell office:value-type="float" office:value="-0.02077361" calcext:value-type="float">
            <text:p>-0.02077361</text:p>
          </table:table-cell>
          <table:table-cell office:value-type="float" office:value="-0.01809407" calcext:value-type="float">
            <text:p>-0.01809407</text:p>
          </table:table-cell>
          <table:table-cell office:value-type="float" office:value="-0.01480289" calcext:value-type="float">
            <text:p>-0.01480289</text:p>
          </table:table-cell>
          <table:table-cell office:value-type="float" office:value="0" calcext:value-type="float">
            <text:p>0</text:p>
          </table:table-cell>
          <table:table-cell office:value-type="float" office:value="0.02456024" calcext:value-type="float">
            <text:p>0.02456024</text:p>
          </table:table-cell>
          <table:table-cell office:value-type="float" office:value="-0.009720259" calcext:value-type="float">
            <text:p>-0.009720259</text:p>
          </table:table-cell>
          <table:table-cell office:value-type="float" office:value="-0.001068055" calcext:value-type="float">
            <text:p>-0.001068055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2.301592" calcext:value-type="float">
            <text:p>-2.301592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22082003" calcext:value-type="float">
            <text:p>22082003</text:p>
          </table:table-cell>
          <table:table-cell office:value-type="float" office:value="676.802" calcext:value-type="float">
            <text:p>676.802</text:p>
          </table:table-cell>
          <table:table-cell office:value-type="float" office:value="543.6768" calcext:value-type="float">
            <text:p>543.6768</text:p>
          </table:table-cell>
          <table:table-cell office:value-type="float" office:value="16.88005" calcext:value-type="float">
            <text:p>16.88005</text:p>
          </table:table-cell>
          <table:table-cell office:value-type="float" office:value="1064.307" calcext:value-type="float">
            <text:p>1064.307</text:p>
          </table:table-cell>
          <table:table-cell office:value-type="float" office:value="117.0827" calcext:value-type="float">
            <text:p>117.0827</text:p>
          </table:table-cell>
          <table:table-cell office:value-type="float" office:value="0" calcext:value-type="float">
            <text:p>0</text:p>
          </table:table-cell>
          <table:table-cell office:value-type="float" office:value="0.1248628" calcext:value-type="float">
            <text:p>0.1248628</text:p>
          </table:table-cell>
          <table:table-cell office:value-type="float" office:value="0.3723261" calcext:value-type="float">
            <text:p>0.3723261</text:p>
          </table:table-cell>
          <table:table-cell office:value-type="float" office:value="0.3758668" calcext:value-type="float">
            <text:p>0.3758668</text:p>
          </table:table-cell>
          <table:table-cell office:value-type="float" office:value="0.2129942" calcext:value-type="float">
            <text:p>0.2129942</text:p>
          </table:table-cell>
          <table:table-cell office:value-type="float" office:value="0.2050352" calcext:value-type="float">
            <text:p>0.2050352</text:p>
          </table:table-cell>
          <table:table-cell office:value-type="float" office:value="0.1822813" calcext:value-type="float">
            <text:p>0.1822813</text:p>
          </table:table-cell>
          <table:table-cell office:value-type="float" office:value="0.2751214" calcext:value-type="float">
            <text:p>0.2751214</text:p>
          </table:table-cell>
          <table:table-cell office:value-type="float" office:value="0.3633847" calcext:value-type="float">
            <text:p>0.3633847</text:p>
          </table:table-cell>
          <table:table-cell office:value-type="float" office:value="0.3580336" calcext:value-type="float">
            <text:p>0.3580336</text:p>
          </table:table-cell>
          <table:table-cell office:value-type="float" office:value="0.3685746" calcext:value-type="float">
            <text:p>0.3685746</text:p>
          </table:table-cell>
          <table:table-cell office:value-type="float" office:value="0.3844601" calcext:value-type="float">
            <text:p>0.3844601</text:p>
          </table:table-cell>
          <table:table-cell office:value-type="float" office:value="0.3972243" calcext:value-type="float">
            <text:p>0.3972243</text:p>
          </table:table-cell>
          <table:table-cell office:value-type="float" office:value="0.462375" calcext:value-type="float">
            <text:p>0.462375</text:p>
          </table:table-cell>
          <table:table-cell office:value-type="float" office:value="0" calcext:value-type="float">
            <text:p>0</text:p>
          </table:table-cell>
          <table:table-cell office:value-type="float" office:value="1.936782E-015" calcext:value-type="float">
            <text:p>1.936782E-15</text:p>
          </table:table-cell>
          <table:table-cell office:value-type="float" office:value="9.704651E-016" calcext:value-type="float">
            <text:p>9.704651E-16</text:p>
          </table:table-cell>
          <table:table-cell office:value-type="float" office:value="1.969574E-015" calcext:value-type="float">
            <text:p>1.969574E-15</text:p>
          </table:table-cell>
          <table:table-cell office:value-type="float" office:value="1.952501E-015" calcext:value-type="float">
            <text:p>1.952501E-15</text:p>
          </table:table-cell>
          <table:table-cell office:value-type="float" office:value="9.649279E-016" calcext:value-type="float">
            <text:p>9.649279E-16</text:p>
          </table:table-cell>
          <table:table-cell office:value-type="float" office:value="9.838268E-016" calcext:value-type="float">
            <text:p>9.838268E-16</text:p>
          </table:table-cell>
          <table:table-cell office:value-type="float" office:value="1.941557E-015" calcext:value-type="float">
            <text:p>1.941557E-15</text:p>
          </table:table-cell>
          <table:table-cell office:value-type="float" office:value="2.307252E-025" calcext:value-type="float">
            <text:p>2.307252E-25</text:p>
          </table:table-cell>
          <table:table-cell office:value-type="float" office:value="1.066913E-029" calcext:value-type="float">
            <text:p>1.066913E-29</text:p>
          </table:table-cell>
          <table:table-cell office:value-type="float" office:value="2.368905E-034" calcext:value-type="float">
            <text:p>2.368905E-34</text:p>
          </table:table-cell>
          <table:table-cell office:value-type="float" office:value="3.832417E-039" calcext:value-type="float">
            <text:p>3.832417E-39</text:p>
          </table:table-cell>
          <table:table-cell office:value-type="float" office:value="2.382207E-044" calcext:value-type="float">
            <text:p>2.382207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0.89353" calcext:value-type="float">
            <text:p>-30.89353</text:p>
          </table:table-cell>
          <table:table-cell office:value-type="float" office:value="-0.009382938" calcext:value-type="float">
            <text:p>-0.009382938</text:p>
          </table:table-cell>
          <table:table-cell office:value-type="float" office:value="-0.00885398" calcext:value-type="float">
            <text:p>-0.00885398</text:p>
          </table:table-cell>
          <table:table-cell office:value-type="float" office:value="-0.5058746" calcext:value-type="float">
            <text:p>-0.5058746</text:p>
          </table:table-cell>
          <table:table-cell office:value-type="float" office:value="-0.6784261" calcext:value-type="float">
            <text:p>-0.6784261</text:p>
          </table:table-cell>
          <table:table-cell office:value-type="float" office:value="-0.6307173" calcext:value-type="float">
            <text:p>-0.6307173</text:p>
          </table:table-cell>
          <table:table-cell office:value-type="float" office:value="-0.02591848" calcext:value-type="float">
            <text:p>-0.02591848</text:p>
          </table:table-cell>
          <table:table-cell office:value-type="float" office:value="-0.02249076" calcext:value-type="float">
            <text:p>-0.02249076</text:p>
          </table:table-cell>
          <table:table-cell office:value-type="float" office:value="-0.01868817" calcext:value-type="float">
            <text:p>-0.01868817</text:p>
          </table:table-cell>
          <table:table-cell office:value-type="float" office:value="-0.01501736" calcext:value-type="float">
            <text:p>-0.01501736</text:p>
          </table:table-cell>
          <table:table-cell office:value-type="float" office:value="0" calcext:value-type="float">
            <text:p>0</text:p>
          </table:table-cell>
          <table:table-cell office:value-type="float" office:value="0.02456024" calcext:value-type="float">
            <text:p>0.02456024</text:p>
          </table:table-cell>
          <table:table-cell office:value-type="float" office:value="-0.009718025" calcext:value-type="float">
            <text:p>-0.009718025</text:p>
          </table:table-cell>
          <table:table-cell office:value-type="float" office:value="-0.001070867" calcext:value-type="float">
            <text:p>-0.001070867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2.304154" calcext:value-type="float">
            <text:p>-2.304154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23082003" calcext:value-type="float">
            <text:p>23082003</text:p>
          </table:table-cell>
          <table:table-cell office:value-type="float" office:value="676.802" calcext:value-type="float">
            <text:p>676.802</text:p>
          </table:table-cell>
          <table:table-cell office:value-type="float" office:value="550.034" calcext:value-type="float">
            <text:p>550.034</text:p>
          </table:table-cell>
          <table:table-cell office:value-type="float" office:value="16.88005" calcext:value-type="float">
            <text:p>16.88005</text:p>
          </table:table-cell>
          <table:table-cell office:value-type="float" office:value="1057.95" calcext:value-type="float">
            <text:p>1057.95</text:p>
          </table:table-cell>
          <table:table-cell office:value-type="float" office:value="117.0827" calcext:value-type="float">
            <text:p>117.0827</text:p>
          </table:table-cell>
          <table:table-cell office:value-type="float" office:value="0" calcext:value-type="float">
            <text:p>0</text:p>
          </table:table-cell>
          <table:table-cell office:value-type="float" office:value="0.1111094" calcext:value-type="float">
            <text:p>0.1111094</text:p>
          </table:table-cell>
          <table:table-cell office:value-type="float" office:value="0.3186154" calcext:value-type="float">
            <text:p>0.3186154</text:p>
          </table:table-cell>
          <table:table-cell office:value-type="float" office:value="0.3252074" calcext:value-type="float">
            <text:p>0.3252074</text:p>
          </table:table-cell>
          <table:table-cell office:value-type="float" office:value="0.2100798" calcext:value-type="float">
            <text:p>0.2100798</text:p>
          </table:table-cell>
          <table:table-cell office:value-type="float" office:value="0.2034094" calcext:value-type="float">
            <text:p>0.2034094</text:p>
          </table:table-cell>
          <table:table-cell office:value-type="float" office:value="0.1820641" calcext:value-type="float">
            <text:p>0.1820641</text:p>
          </table:table-cell>
          <table:table-cell office:value-type="float" office:value="0.2711199" calcext:value-type="float">
            <text:p>0.2711199</text:p>
          </table:table-cell>
          <table:table-cell office:value-type="float" office:value="0.361878" calcext:value-type="float">
            <text:p>0.361878</text:p>
          </table:table-cell>
          <table:table-cell office:value-type="float" office:value="0.3571696" calcext:value-type="float">
            <text:p>0.3571696</text:p>
          </table:table-cell>
          <table:table-cell office:value-type="float" office:value="0.3682025" calcext:value-type="float">
            <text:p>0.3682025</text:p>
          </table:table-cell>
          <table:table-cell office:value-type="float" office:value="0.3842562" calcext:value-type="float">
            <text:p>0.3842562</text:p>
          </table:table-cell>
          <table:table-cell office:value-type="float" office:value="0.397027" calcext:value-type="float">
            <text:p>0.397027</text:p>
          </table:table-cell>
          <table:table-cell office:value-type="float" office:value="0.4623747" calcext:value-type="float">
            <text:p>0.4623747</text:p>
          </table:table-cell>
          <table:table-cell office:value-type="float" office:value="0" calcext:value-type="float">
            <text:p>0</text:p>
          </table:table-cell>
          <table:table-cell office:value-type="float" office:value="1.936912E-015" calcext:value-type="float">
            <text:p>1.936912E-15</text:p>
          </table:table-cell>
          <table:table-cell office:value-type="float" office:value="9.704694E-016" calcext:value-type="float">
            <text:p>9.704694E-16</text:p>
          </table:table-cell>
          <table:table-cell office:value-type="float" office:value="1.969551E-015" calcext:value-type="float">
            <text:p>1.969551E-15</text:p>
          </table:table-cell>
          <table:table-cell office:value-type="float" office:value="1.952498E-015" calcext:value-type="float">
            <text:p>1.952498E-15</text:p>
          </table:table-cell>
          <table:table-cell office:value-type="float" office:value="9.64923E-016" calcext:value-type="float">
            <text:p>9.64923E-16</text:p>
          </table:table-cell>
          <table:table-cell office:value-type="float" office:value="9.838268E-016" calcext:value-type="float">
            <text:p>9.838268E-16</text:p>
          </table:table-cell>
          <table:table-cell office:value-type="float" office:value="1.941557E-015" calcext:value-type="float">
            <text:p>1.941557E-15</text:p>
          </table:table-cell>
          <table:table-cell office:value-type="float" office:value="2.307253E-025" calcext:value-type="float">
            <text:p>2.307253E-25</text:p>
          </table:table-cell>
          <table:table-cell office:value-type="float" office:value="1.066913E-029" calcext:value-type="float">
            <text:p>1.066913E-29</text:p>
          </table:table-cell>
          <table:table-cell office:value-type="float" office:value="2.368905E-034" calcext:value-type="float">
            <text:p>2.368905E-34</text:p>
          </table:table-cell>
          <table:table-cell office:value-type="float" office:value="3.832417E-039" calcext:value-type="float">
            <text:p>3.832417E-39</text:p>
          </table:table-cell>
          <table:table-cell office:value-type="float" office:value="2.522337E-044" calcext:value-type="float">
            <text:p>2.522337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5.89819" calcext:value-type="float">
            <text:p>-75.89819</text:p>
          </table:table-cell>
          <table:table-cell office:value-type="float" office:value="-0.0245091" calcext:value-type="float">
            <text:p>-0.0245091</text:p>
          </table:table-cell>
          <table:table-cell office:value-type="float" office:value="-0.02152651" calcext:value-type="float">
            <text:p>-0.02152651</text:p>
          </table:table-cell>
          <table:table-cell office:value-type="float" office:value="-0.5624272" calcext:value-type="float">
            <text:p>-0.5624272</text:p>
          </table:table-cell>
          <table:table-cell office:value-type="float" office:value="-0.721291" calcext:value-type="float">
            <text:p>-0.721291</text:p>
          </table:table-cell>
          <table:table-cell office:value-type="float" office:value="-0.6364951" calcext:value-type="float">
            <text:p>-0.6364951</text:p>
          </table:table-cell>
          <table:table-cell office:value-type="float" office:value="-0.02930808" calcext:value-type="float">
            <text:p>-0.02930808</text:p>
          </table:table-cell>
          <table:table-cell office:value-type="float" office:value="-0.02460356" calcext:value-type="float">
            <text:p>-0.02460356</text:p>
          </table:table-cell>
          <table:table-cell office:value-type="float" office:value="-0.01945319" calcext:value-type="float">
            <text:p>-0.01945319</text:p>
          </table:table-cell>
          <table:table-cell office:value-type="float" office:value="-0.01527899" calcext:value-type="float">
            <text:p>-0.01527899</text:p>
          </table:table-cell>
          <table:table-cell office:value-type="float" office:value="0" calcext:value-type="float">
            <text:p>0</text:p>
          </table:table-cell>
          <table:table-cell office:value-type="float" office:value="0.02456024" calcext:value-type="float">
            <text:p>0.02456024</text:p>
          </table:table-cell>
          <table:table-cell office:value-type="float" office:value="-0.009707887" calcext:value-type="float">
            <text:p>-0.009707887</text:p>
          </table:table-cell>
          <table:table-cell office:value-type="float" office:value="-0.001074102" calcext:value-type="float">
            <text:p>-0.001074102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2.306209" calcext:value-type="float">
            <text:p>-2.306209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24082003" calcext:value-type="float">
            <text:p>24082003</text:p>
          </table:table-cell>
          <table:table-cell office:value-type="float" office:value="676.802" calcext:value-type="float">
            <text:p>676.802</text:p>
          </table:table-cell>
          <table:table-cell office:value-type="float" office:value="556.4932" calcext:value-type="float">
            <text:p>556.4932</text:p>
          </table:table-cell>
          <table:table-cell office:value-type="float" office:value="16.88005" calcext:value-type="float">
            <text:p>16.88005</text:p>
          </table:table-cell>
          <table:table-cell office:value-type="float" office:value="1051.491" calcext:value-type="float">
            <text:p>1051.491</text:p>
          </table:table-cell>
          <table:table-cell office:value-type="float" office:value="117.0827" calcext:value-type="float">
            <text:p>117.0827</text:p>
          </table:table-cell>
          <table:table-cell office:value-type="float" office:value="0" calcext:value-type="float">
            <text:p>0</text:p>
          </table:table-cell>
          <table:table-cell office:value-type="float" office:value="0.1150345" calcext:value-type="float">
            <text:p>0.1150345</text:p>
          </table:table-cell>
          <table:table-cell office:value-type="float" office:value="0.2596815" calcext:value-type="float">
            <text:p>0.2596815</text:p>
          </table:table-cell>
          <table:table-cell office:value-type="float" office:value="0.2795801" calcext:value-type="float">
            <text:p>0.2795801</text:p>
          </table:table-cell>
          <table:table-cell office:value-type="float" office:value="0.2066848" calcext:value-type="float">
            <text:p>0.2066848</text:p>
          </table:table-cell>
          <table:table-cell office:value-type="float" office:value="0.2008443" calcext:value-type="float">
            <text:p>0.2008443</text:p>
          </table:table-cell>
          <table:table-cell office:value-type="float" office:value="0.1814491" calcext:value-type="float">
            <text:p>0.1814491</text:p>
          </table:table-cell>
          <table:table-cell office:value-type="float" office:value="0.2670089" calcext:value-type="float">
            <text:p>0.2670089</text:p>
          </table:table-cell>
          <table:table-cell office:value-type="float" office:value="0.3602317" calcext:value-type="float">
            <text:p>0.3602317</text:p>
          </table:table-cell>
          <table:table-cell office:value-type="float" office:value="0.3560941" calcext:value-type="float">
            <text:p>0.3560941</text:p>
          </table:table-cell>
          <table:table-cell office:value-type="float" office:value="0.3677476" calcext:value-type="float">
            <text:p>0.3677476</text:p>
          </table:table-cell>
          <table:table-cell office:value-type="float" office:value="0.3839757" calcext:value-type="float">
            <text:p>0.3839757</text:p>
          </table:table-cell>
          <table:table-cell office:value-type="float" office:value="0.3967978" calcext:value-type="float">
            <text:p>0.3967978</text:p>
          </table:table-cell>
          <table:table-cell office:value-type="float" office:value="0.4623747" calcext:value-type="float">
            <text:p>0.4623747</text:p>
          </table:table-cell>
          <table:table-cell office:value-type="float" office:value="0" calcext:value-type="float">
            <text:p>0</text:p>
          </table:table-cell>
          <table:table-cell office:value-type="float" office:value="1.937045E-015" calcext:value-type="float">
            <text:p>1.937045E-15</text:p>
          </table:table-cell>
          <table:table-cell office:value-type="float" office:value="9.704757E-016" calcext:value-type="float">
            <text:p>9.704757E-16</text:p>
          </table:table-cell>
          <table:table-cell office:value-type="float" office:value="1.969522E-015" calcext:value-type="float">
            <text:p>1.969522E-15</text:p>
          </table:table-cell>
          <table:table-cell office:value-type="float" office:value="1.952498E-015" calcext:value-type="float">
            <text:p>1.952498E-15</text:p>
          </table:table-cell>
          <table:table-cell office:value-type="float" office:value="9.649199E-016" calcext:value-type="float">
            <text:p>9.649199E-16</text:p>
          </table:table-cell>
          <table:table-cell office:value-type="float" office:value="9.838268E-016" calcext:value-type="float">
            <text:p>9.838268E-16</text:p>
          </table:table-cell>
          <table:table-cell office:value-type="float" office:value="1.941557E-015" calcext:value-type="float">
            <text:p>1.941557E-15</text:p>
          </table:table-cell>
          <table:table-cell office:value-type="float" office:value="2.307253E-025" calcext:value-type="float">
            <text:p>2.307253E-25</text:p>
          </table:table-cell>
          <table:table-cell office:value-type="float" office:value="1.066913E-029" calcext:value-type="float">
            <text:p>1.066913E-29</text:p>
          </table:table-cell>
          <table:table-cell office:value-type="float" office:value="2.368905E-034" calcext:value-type="float">
            <text:p>2.368905E-34</text:p>
          </table:table-cell>
          <table:table-cell office:value-type="float" office:value="3.832417E-039" calcext:value-type="float">
            <text:p>3.832417E-39</text:p>
          </table:table-cell>
          <table:table-cell office:value-type="float" office:value="2.382207E-044" calcext:value-type="float">
            <text:p>2.382207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9.10239" calcext:value-type="float">
            <text:p>-59.10239</text:p>
          </table:table-cell>
          <table:table-cell office:value-type="float" office:value="-0.109883" calcext:value-type="float">
            <text:p>-0.109883</text:p>
          </table:table-cell>
          <table:table-cell office:value-type="float" office:value="-0.06188085" calcext:value-type="float">
            <text:p>-0.06188085</text:p>
          </table:table-cell>
          <table:table-cell office:value-type="float" office:value="-0.6376664" calcext:value-type="float">
            <text:p>-0.6376664</text:p>
          </table:table-cell>
          <table:table-cell office:value-type="float" office:value="-0.795417" calcext:value-type="float">
            <text:p>-0.795417</text:p>
          </table:table-cell>
          <table:table-cell office:value-type="float" office:value="-0.6531809" calcext:value-type="float">
            <text:p>-0.6531809</text:p>
          </table:table-cell>
          <table:table-cell office:value-type="float" office:value="-0.03326152" calcext:value-type="float">
            <text:p>-0.03326152</text:p>
          </table:table-cell>
          <table:table-cell office:value-type="float" office:value="-0.02714868" calcext:value-type="float">
            <text:p>-0.02714868</text:p>
          </table:table-cell>
          <table:table-cell office:value-type="float" office:value="-0.02045218" calcext:value-type="float">
            <text:p>-0.02045218</text:p>
          </table:table-cell>
          <table:table-cell office:value-type="float" office:value="-0.01560516" calcext:value-type="float">
            <text:p>-0.01560516</text:p>
          </table:table-cell>
          <table:table-cell office:value-type="float" office:value="0" calcext:value-type="float">
            <text:p>0</text:p>
          </table:table-cell>
          <table:table-cell office:value-type="float" office:value="0.02456024" calcext:value-type="float">
            <text:p>0.02456024</text:p>
          </table:table-cell>
          <table:table-cell office:value-type="float" office:value="-0.009702732" calcext:value-type="float">
            <text:p>-0.009702732</text:p>
          </table:table-cell>
          <table:table-cell office:value-type="float" office:value="-0.001077742" calcext:value-type="float">
            <text:p>-0.001077742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2.308412" calcext:value-type="float">
            <text:p>-2.308412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25082003" calcext:value-type="float">
            <text:p>25082003</text:p>
          </table:table-cell>
          <table:table-cell office:value-type="float" office:value="676.802" calcext:value-type="float">
            <text:p>676.802</text:p>
          </table:table-cell>
          <table:table-cell office:value-type="float" office:value="563.6159" calcext:value-type="float">
            <text:p>563.6159</text:p>
          </table:table-cell>
          <table:table-cell office:value-type="float" office:value="16.88005" calcext:value-type="float">
            <text:p>16.88005</text:p>
          </table:table-cell>
          <table:table-cell office:value-type="float" office:value="1044.369" calcext:value-type="float">
            <text:p>1044.369</text:p>
          </table:table-cell>
          <table:table-cell office:value-type="float" office:value="117.0827" calcext:value-type="float">
            <text:p>117.0827</text:p>
          </table:table-cell>
          <table:table-cell office:value-type="float" office:value="0" calcext:value-type="float">
            <text:p>0</text:p>
          </table:table-cell>
          <table:table-cell office:value-type="float" office:value="0.1116918" calcext:value-type="float">
            <text:p>0.1116918</text:p>
          </table:table-cell>
          <table:table-cell office:value-type="float" office:value="0.2094152" calcext:value-type="float">
            <text:p>0.2094152</text:p>
          </table:table-cell>
          <table:table-cell office:value-type="float" office:value="0.2351188" calcext:value-type="float">
            <text:p>0.2351188</text:p>
          </table:table-cell>
          <table:table-cell office:value-type="float" office:value="0.2000571" calcext:value-type="float">
            <text:p>0.2000571</text:p>
          </table:table-cell>
          <table:table-cell office:value-type="float" office:value="0.1952288" calcext:value-type="float">
            <text:p>0.1952288</text:p>
          </table:table-cell>
          <table:table-cell office:value-type="float" office:value="0.1798269" calcext:value-type="float">
            <text:p>0.1798269</text:p>
          </table:table-cell>
          <table:table-cell office:value-type="float" office:value="0.2610663" calcext:value-type="float">
            <text:p>0.2610663</text:p>
          </table:table-cell>
          <table:table-cell office:value-type="float" office:value="0.3580902" calcext:value-type="float">
            <text:p>0.3580902</text:p>
          </table:table-cell>
          <table:table-cell office:value-type="float" office:value="0.35467" calcext:value-type="float">
            <text:p>0.35467</text:p>
          </table:table-cell>
          <table:table-cell office:value-type="float" office:value="0.3671033" calcext:value-type="float">
            <text:p>0.3671033</text:p>
          </table:table-cell>
          <table:table-cell office:value-type="float" office:value="0.3835082" calcext:value-type="float">
            <text:p>0.3835082</text:p>
          </table:table-cell>
          <table:table-cell office:value-type="float" office:value="0.3964638" calcext:value-type="float">
            <text:p>0.3964638</text:p>
          </table:table-cell>
          <table:table-cell office:value-type="float" office:value="0.4623747" calcext:value-type="float">
            <text:p>0.4623747</text:p>
          </table:table-cell>
          <table:table-cell office:value-type="float" office:value="0" calcext:value-type="float">
            <text:p>0</text:p>
          </table:table-cell>
          <table:table-cell office:value-type="float" office:value="1.937157E-015" calcext:value-type="float">
            <text:p>1.937157E-15</text:p>
          </table:table-cell>
          <table:table-cell office:value-type="float" office:value="9.70479E-016" calcext:value-type="float">
            <text:p>9.70479E-16</text:p>
          </table:table-cell>
          <table:table-cell office:value-type="float" office:value="1.969497E-015" calcext:value-type="float">
            <text:p>1.969497E-15</text:p>
          </table:table-cell>
          <table:table-cell office:value-type="float" office:value="1.952498E-015" calcext:value-type="float">
            <text:p>1.952498E-15</text:p>
          </table:table-cell>
          <table:table-cell office:value-type="float" office:value="9.649199E-016" calcext:value-type="float">
            <text:p>9.649199E-16</text:p>
          </table:table-cell>
          <table:table-cell office:value-type="float" office:value="9.838268E-016" calcext:value-type="float">
            <text:p>9.838268E-16</text:p>
          </table:table-cell>
          <table:table-cell office:value-type="float" office:value="1.941557E-015" calcext:value-type="float">
            <text:p>1.941557E-15</text:p>
          </table:table-cell>
          <table:table-cell office:value-type="float" office:value="2.307253E-025" calcext:value-type="float">
            <text:p>2.307253E-25</text:p>
          </table:table-cell>
          <table:table-cell office:value-type="float" office:value="1.066913E-029" calcext:value-type="float">
            <text:p>1.066913E-29</text:p>
          </table:table-cell>
          <table:table-cell office:value-type="float" office:value="2.368905E-034" calcext:value-type="float">
            <text:p>2.368905E-34</text:p>
          </table:table-cell>
          <table:table-cell office:value-type="float" office:value="3.832417E-039" calcext:value-type="float">
            <text:p>3.832417E-39</text:p>
          </table:table-cell>
          <table:table-cell office:value-type="float" office:value="2.522337E-044" calcext:value-type="float">
            <text:p>2.522337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4.98456" calcext:value-type="float">
            <text:p>-74.98456</text:p>
          </table:table-cell>
          <table:table-cell office:value-type="float" office:value="-0.5765066" calcext:value-type="float">
            <text:p>-0.5765066</text:p>
          </table:table-cell>
          <table:table-cell office:value-type="float" office:value="-0.2351121" calcext:value-type="float">
            <text:p>-0.2351121</text:p>
          </table:table-cell>
          <table:table-cell office:value-type="float" office:value="-0.8192976" calcext:value-type="float">
            <text:p>-0.8192976</text:p>
          </table:table-cell>
          <table:table-cell office:value-type="float" office:value="-0.9896324" calcext:value-type="float">
            <text:p>-0.9896324</text:p>
          </table:table-cell>
          <table:table-cell office:value-type="float" office:value="-0.6996164" calcext:value-type="float">
            <text:p>-0.6996164</text:p>
          </table:table-cell>
          <table:table-cell office:value-type="float" office:value="-0.03902474" calcext:value-type="float">
            <text:p>-0.03902474</text:p>
          </table:table-cell>
          <table:table-cell office:value-type="float" office:value="-0.03087513" calcext:value-type="float">
            <text:p>-0.03087513</text:p>
          </table:table-cell>
          <table:table-cell office:value-type="float" office:value="-0.02185722" calcext:value-type="float">
            <text:p>-0.02185722</text:p>
          </table:table-cell>
          <table:table-cell office:value-type="float" office:value="-0.01607881" calcext:value-type="float">
            <text:p>-0.01607881</text:p>
          </table:table-cell>
          <table:table-cell office:value-type="float" office:value="0" calcext:value-type="float">
            <text:p>0</text:p>
          </table:table-cell>
          <table:table-cell office:value-type="float" office:value="0.02456024" calcext:value-type="float">
            <text:p>0.02456024</text:p>
          </table:table-cell>
          <table:table-cell office:value-type="float" office:value="-0.009699646" calcext:value-type="float">
            <text:p>-0.009699646</text:p>
          </table:table-cell>
          <table:table-cell office:value-type="float" office:value="-0.001081044" calcext:value-type="float">
            <text:p>-0.001081044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2.310835" calcext:value-type="float">
            <text:p>-2.310835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26082003" calcext:value-type="float">
            <text:p>26082003</text:p>
          </table:table-cell>
          <table:table-cell office:value-type="float" office:value="676.802" calcext:value-type="float">
            <text:p>676.802</text:p>
          </table:table-cell>
          <table:table-cell office:value-type="float" office:value="569.2225" calcext:value-type="float">
            <text:p>569.2225</text:p>
          </table:table-cell>
          <table:table-cell office:value-type="float" office:value="16.88005" calcext:value-type="float">
            <text:p>16.88005</text:p>
          </table:table-cell>
          <table:table-cell office:value-type="float" office:value="1038.762" calcext:value-type="float">
            <text:p>1038.762</text:p>
          </table:table-cell>
          <table:table-cell office:value-type="float" office:value="117.0827" calcext:value-type="float">
            <text:p>117.0827</text:p>
          </table:table-cell>
          <table:table-cell office:value-type="float" office:value="0" calcext:value-type="float">
            <text:p>0</text:p>
          </table:table-cell>
          <table:table-cell office:value-type="float" office:value="0.1158372" calcext:value-type="float">
            <text:p>0.1158372</text:p>
          </table:table-cell>
          <table:table-cell office:value-type="float" office:value="0.1913069" calcext:value-type="float">
            <text:p>0.1913069</text:p>
          </table:table-cell>
          <table:table-cell office:value-type="float" office:value="0.2048963" calcext:value-type="float">
            <text:p>0.2048963</text:p>
          </table:table-cell>
          <table:table-cell office:value-type="float" office:value="0.1936443" calcext:value-type="float">
            <text:p>0.1936443</text:p>
          </table:table-cell>
          <table:table-cell office:value-type="float" office:value="0.1906729" calcext:value-type="float">
            <text:p>0.1906729</text:p>
          </table:table-cell>
          <table:table-cell office:value-type="float" office:value="0.1776442" calcext:value-type="float">
            <text:p>0.1776442</text:p>
          </table:table-cell>
          <table:table-cell office:value-type="float" office:value="0.2536768" calcext:value-type="float">
            <text:p>0.2536768</text:p>
          </table:table-cell>
          <table:table-cell office:value-type="float" office:value="0.35552" calcext:value-type="float">
            <text:p>0.35552</text:p>
          </table:table-cell>
          <table:table-cell office:value-type="float" office:value="0.3528598" calcext:value-type="float">
            <text:p>0.3528598</text:p>
          </table:table-cell>
          <table:table-cell office:value-type="float" office:value="0.3662468" calcext:value-type="float">
            <text:p>0.3662468</text:p>
          </table:table-cell>
          <table:table-cell office:value-type="float" office:value="0.3828454" calcext:value-type="float">
            <text:p>0.3828454</text:p>
          </table:table-cell>
          <table:table-cell office:value-type="float" office:value="0.3960462" calcext:value-type="float">
            <text:p>0.3960462</text:p>
          </table:table-cell>
          <table:table-cell office:value-type="float" office:value="0.4623747" calcext:value-type="float">
            <text:p>0.4623747</text:p>
          </table:table-cell>
          <table:table-cell office:value-type="float" office:value="0" calcext:value-type="float">
            <text:p>0</text:p>
          </table:table-cell>
          <table:table-cell office:value-type="float" office:value="1.937246E-015" calcext:value-type="float">
            <text:p>1.937246E-15</text:p>
          </table:table-cell>
          <table:table-cell office:value-type="float" office:value="9.704896E-016" calcext:value-type="float">
            <text:p>9.704896E-16</text:p>
          </table:table-cell>
          <table:table-cell office:value-type="float" office:value="1.969471E-015" calcext:value-type="float">
            <text:p>1.969471E-15</text:p>
          </table:table-cell>
          <table:table-cell office:value-type="float" office:value="1.952498E-015" calcext:value-type="float">
            <text:p>1.952498E-15</text:p>
          </table:table-cell>
          <table:table-cell office:value-type="float" office:value="9.649195E-016" calcext:value-type="float">
            <text:p>9.649195E-16</text:p>
          </table:table-cell>
          <table:table-cell office:value-type="float" office:value="9.838268E-016" calcext:value-type="float">
            <text:p>9.838268E-16</text:p>
          </table:table-cell>
          <table:table-cell office:value-type="float" office:value="1.941557E-015" calcext:value-type="float">
            <text:p>1.941557E-15</text:p>
          </table:table-cell>
          <table:table-cell office:value-type="float" office:value="2.307253E-025" calcext:value-type="float">
            <text:p>2.307253E-25</text:p>
          </table:table-cell>
          <table:table-cell office:value-type="float" office:value="1.066913E-029" calcext:value-type="float">
            <text:p>1.066913E-29</text:p>
          </table:table-cell>
          <table:table-cell office:value-type="float" office:value="2.368905E-034" calcext:value-type="float">
            <text:p>2.368905E-34</text:p>
          </table:table-cell>
          <table:table-cell office:value-type="float" office:value="3.832417E-039" calcext:value-type="float">
            <text:p>3.832417E-39</text:p>
          </table:table-cell>
          <table:table-cell office:value-type="float" office:value="2.522337E-044" calcext:value-type="float">
            <text:p>2.522337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7.17593" calcext:value-type="float">
            <text:p>-57.17593</text:p>
          </table:table-cell>
          <table:table-cell office:value-type="float" office:value="-1.15829" calcext:value-type="float">
            <text:p>-1.15829</text:p>
          </table:table-cell>
          <table:table-cell office:value-type="float" office:value="-0.6801748" calcext:value-type="float">
            <text:p>-0.6801748</text:p>
          </table:table-cell>
          <table:table-cell office:value-type="float" office:value="-1.052427" calcext:value-type="float">
            <text:p>-1.052427</text:p>
          </table:table-cell>
          <table:table-cell office:value-type="float" office:value="-1.186767" calcext:value-type="float">
            <text:p>-1.186767</text:p>
          </table:table-cell>
          <table:table-cell office:value-type="float" office:value="-0.7680926" calcext:value-type="float">
            <text:p>-0.7680926</text:p>
          </table:table-cell>
          <table:table-cell office:value-type="float" office:value="-0.04785725" calcext:value-type="float">
            <text:p>-0.04785725</text:p>
          </table:table-cell>
          <table:table-cell office:value-type="float" office:value="-0.03420848" calcext:value-type="float">
            <text:p>-0.03420848</text:p>
          </table:table-cell>
          <table:table-cell office:value-type="float" office:value="-0.02379362" calcext:value-type="float">
            <text:p>-0.02379362</text:p>
          </table:table-cell>
          <table:table-cell office:value-type="float" office:value="-0.01673229" calcext:value-type="float">
            <text:p>-0.01673229</text:p>
          </table:table-cell>
          <table:table-cell office:value-type="float" office:value="0" calcext:value-type="float">
            <text:p>0</text:p>
          </table:table-cell>
          <table:table-cell office:value-type="float" office:value="0.02456024" calcext:value-type="float">
            <text:p>0.02456024</text:p>
          </table:table-cell>
          <table:table-cell office:value-type="float" office:value="-0.009698055" calcext:value-type="float">
            <text:p>-0.009698055</text:p>
          </table:table-cell>
          <table:table-cell office:value-type="float" office:value="-0.001083926" calcext:value-type="float">
            <text:p>-0.001083926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2.313592" calcext:value-type="float">
            <text:p>-2.313592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27082003" calcext:value-type="float">
            <text:p>27082003</text:p>
          </table:table-cell>
          <table:table-cell office:value-type="float" office:value="676.802" calcext:value-type="float">
            <text:p>676.802</text:p>
          </table:table-cell>
          <table:table-cell office:value-type="float" office:value="574.804" calcext:value-type="float">
            <text:p>574.804</text:p>
          </table:table-cell>
          <table:table-cell office:value-type="float" office:value="16.88005" calcext:value-type="float">
            <text:p>16.88005</text:p>
          </table:table-cell>
          <table:table-cell office:value-type="float" office:value="1033.18" calcext:value-type="float">
            <text:p>1033.18</text:p>
          </table:table-cell>
          <table:table-cell office:value-type="float" office:value="117.0827" calcext:value-type="float">
            <text:p>117.0827</text:p>
          </table:table-cell>
          <table:table-cell office:value-type="float" office:value="0" calcext:value-type="float">
            <text:p>0</text:p>
          </table:table-cell>
          <table:table-cell office:value-type="float" office:value="0.1154148" calcext:value-type="float">
            <text:p>0.1154148</text:p>
          </table:table-cell>
          <table:table-cell office:value-type="float" office:value="0.1837074" calcext:value-type="float">
            <text:p>0.1837074</text:p>
          </table:table-cell>
          <table:table-cell office:value-type="float" office:value="0.1878034" calcext:value-type="float">
            <text:p>0.1878034</text:p>
          </table:table-cell>
          <table:table-cell office:value-type="float" office:value="0.1860235" calcext:value-type="float">
            <text:p>0.1860235</text:p>
          </table:table-cell>
          <table:table-cell office:value-type="float" office:value="0.1846366" calcext:value-type="float">
            <text:p>0.1846366</text:p>
          </table:table-cell>
          <table:table-cell office:value-type="float" office:value="0.1740586" calcext:value-type="float">
            <text:p>0.1740586</text:p>
          </table:table-cell>
          <table:table-cell office:value-type="float" office:value="0.2441034" calcext:value-type="float">
            <text:p>0.2441034</text:p>
          </table:table-cell>
          <table:table-cell office:value-type="float" office:value="0.351869" calcext:value-type="float">
            <text:p>0.351869</text:p>
          </table:table-cell>
          <table:table-cell office:value-type="float" office:value="0.3506748" calcext:value-type="float">
            <text:p>0.3506748</text:p>
          </table:table-cell>
          <table:table-cell office:value-type="float" office:value="0.3650777" calcext:value-type="float">
            <text:p>0.3650777</text:p>
          </table:table-cell>
          <table:table-cell office:value-type="float" office:value="0.3818761" calcext:value-type="float">
            <text:p>0.3818761</text:p>
          </table:table-cell>
          <table:table-cell office:value-type="float" office:value="0.3954951" calcext:value-type="float">
            <text:p>0.3954951</text:p>
          </table:table-cell>
          <table:table-cell office:value-type="float" office:value="0.4623747" calcext:value-type="float">
            <text:p>0.4623747</text:p>
          </table:table-cell>
          <table:table-cell office:value-type="float" office:value="0" calcext:value-type="float">
            <text:p>0</text:p>
          </table:table-cell>
          <table:table-cell office:value-type="float" office:value="1.937319E-015" calcext:value-type="float">
            <text:p>1.937319E-15</text:p>
          </table:table-cell>
          <table:table-cell office:value-type="float" office:value="9.704923E-016" calcext:value-type="float">
            <text:p>9.704923E-16</text:p>
          </table:table-cell>
          <table:table-cell office:value-type="float" office:value="1.969457E-015" calcext:value-type="float">
            <text:p>1.969457E-15</text:p>
          </table:table-cell>
          <table:table-cell office:value-type="float" office:value="1.952498E-015" calcext:value-type="float">
            <text:p>1.952498E-15</text:p>
          </table:table-cell>
          <table:table-cell office:value-type="float" office:value="9.649195E-016" calcext:value-type="float">
            <text:p>9.649195E-16</text:p>
          </table:table-cell>
          <table:table-cell office:value-type="float" office:value="9.838268E-016" calcext:value-type="float">
            <text:p>9.838268E-16</text:p>
          </table:table-cell>
          <table:table-cell office:value-type="float" office:value="1.941557E-015" calcext:value-type="float">
            <text:p>1.941557E-15</text:p>
          </table:table-cell>
          <table:table-cell office:value-type="float" office:value="2.307253E-025" calcext:value-type="float">
            <text:p>2.307253E-25</text:p>
          </table:table-cell>
          <table:table-cell office:value-type="float" office:value="1.066913E-029" calcext:value-type="float">
            <text:p>1.066913E-29</text:p>
          </table:table-cell>
          <table:table-cell office:value-type="float" office:value="2.368905E-034" calcext:value-type="float">
            <text:p>2.368905E-34</text:p>
          </table:table-cell>
          <table:table-cell office:value-type="float" office:value="3.832417E-039" calcext:value-type="float">
            <text:p>3.832417E-39</text:p>
          </table:table-cell>
          <table:table-cell office:value-type="float" office:value="2.382207E-044" calcext:value-type="float">
            <text:p>2.382207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8.38645" calcext:value-type="float">
            <text:p>-58.38645</text:p>
          </table:table-cell>
          <table:table-cell office:value-type="float" office:value="-1.584215" calcext:value-type="float">
            <text:p>-1.584215</text:p>
          </table:table-cell>
          <table:table-cell office:value-type="float" office:value="-1.332303" calcext:value-type="float">
            <text:p>-1.332303</text:p>
          </table:table-cell>
          <table:table-cell office:value-type="float" office:value="-1.434047" calcext:value-type="float">
            <text:p>-1.434047</text:p>
          </table:table-cell>
          <table:table-cell office:value-type="float" office:value="-1.521199" calcext:value-type="float">
            <text:p>-1.521199</text:p>
          </table:table-cell>
          <table:table-cell office:value-type="float" office:value="-0.8978643" calcext:value-type="float">
            <text:p>-0.8978643</text:p>
          </table:table-cell>
          <table:table-cell office:value-type="float" office:value="-0.06292388" calcext:value-type="float">
            <text:p>-0.06292388</text:p>
          </table:table-cell>
          <table:table-cell office:value-type="float" office:value="-0.0374409" calcext:value-type="float">
            <text:p>-0.0374409</text:p>
          </table:table-cell>
          <table:table-cell office:value-type="float" office:value="-0.02638124" calcext:value-type="float">
            <text:p>-0.02638124</text:p>
          </table:table-cell>
          <table:table-cell office:value-type="float" office:value="-0.01767169" calcext:value-type="float">
            <text:p>-0.01767169</text:p>
          </table:table-cell>
          <table:table-cell office:value-type="float" office:value="0" calcext:value-type="float">
            <text:p>0</text:p>
          </table:table-cell>
          <table:table-cell office:value-type="float" office:value="0.02456024" calcext:value-type="float">
            <text:p>0.02456024</text:p>
          </table:table-cell>
          <table:table-cell office:value-type="float" office:value="-0.04402434" calcext:value-type="float">
            <text:p>-0.04402434</text:p>
          </table:table-cell>
          <table:table-cell office:value-type="float" office:value="-0.001063656" calcext:value-type="float">
            <text:p>-0.001063656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2.316812" calcext:value-type="float">
            <text:p>-2.316812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8082003" calcext:value-type="float">
            <text:p>28082003</text:p>
          </table:table-cell>
          <table:table-cell office:value-type="float" office:value="676.802" calcext:value-type="float">
            <text:p>676.802</text:p>
          </table:table-cell>
          <table:table-cell office:value-type="float" office:value="579.1904" calcext:value-type="float">
            <text:p>579.1904</text:p>
          </table:table-cell>
          <table:table-cell office:value-type="float" office:value="16.88005" calcext:value-type="float">
            <text:p>16.88005</text:p>
          </table:table-cell>
          <table:table-cell office:value-type="float" office:value="1028.794" calcext:value-type="float">
            <text:p>1028.794</text:p>
          </table:table-cell>
          <table:table-cell office:value-type="float" office:value="117.0827" calcext:value-type="float">
            <text:p>117.0827</text:p>
          </table:table-cell>
          <table:table-cell office:value-type="float" office:value="0" calcext:value-type="float">
            <text:p>0</text:p>
          </table:table-cell>
          <table:table-cell office:value-type="float" office:value="0.1140441" calcext:value-type="float">
            <text:p>0.1140441</text:p>
          </table:table-cell>
          <table:table-cell office:value-type="float" office:value="0.182391" calcext:value-type="float">
            <text:p>0.182391</text:p>
          </table:table-cell>
          <table:table-cell office:value-type="float" office:value="0.1832427" calcext:value-type="float">
            <text:p>0.1832427</text:p>
          </table:table-cell>
          <table:table-cell office:value-type="float" office:value="0.1831439" calcext:value-type="float">
            <text:p>0.1831439</text:p>
          </table:table-cell>
          <table:table-cell office:value-type="float" office:value="0.1828253" calcext:value-type="float">
            <text:p>0.1828253</text:p>
          </table:table-cell>
          <table:table-cell office:value-type="float" office:value="0.1710796" calcext:value-type="float">
            <text:p>0.1710796</text:p>
          </table:table-cell>
          <table:table-cell office:value-type="float" office:value="0.2345764" calcext:value-type="float">
            <text:p>0.2345764</text:p>
          </table:table-cell>
          <table:table-cell office:value-type="float" office:value="0.3478785" calcext:value-type="float">
            <text:p>0.3478785</text:p>
          </table:table-cell>
          <table:table-cell office:value-type="float" office:value="0.3484744" calcext:value-type="float">
            <text:p>0.3484744</text:p>
          </table:table-cell>
          <table:table-cell office:value-type="float" office:value="0.3638221" calcext:value-type="float">
            <text:p>0.3638221</text:p>
          </table:table-cell>
          <table:table-cell office:value-type="float" office:value="0.3808644" calcext:value-type="float">
            <text:p>0.3808644</text:p>
          </table:table-cell>
          <table:table-cell office:value-type="float" office:value="0.3949161" calcext:value-type="float">
            <text:p>0.3949161</text:p>
          </table:table-cell>
          <table:table-cell office:value-type="float" office:value="0.4623747" calcext:value-type="float">
            <text:p>0.4623747</text:p>
          </table:table-cell>
          <table:table-cell office:value-type="float" office:value="0" calcext:value-type="float">
            <text:p>0</text:p>
          </table:table-cell>
          <table:table-cell office:value-type="float" office:value="1.937383E-015" calcext:value-type="float">
            <text:p>1.937383E-15</text:p>
          </table:table-cell>
          <table:table-cell office:value-type="float" office:value="9.704932E-016" calcext:value-type="float">
            <text:p>9.704932E-16</text:p>
          </table:table-cell>
          <table:table-cell office:value-type="float" office:value="1.969445E-015" calcext:value-type="float">
            <text:p>1.969445E-15</text:p>
          </table:table-cell>
          <table:table-cell office:value-type="float" office:value="1.952498E-015" calcext:value-type="float">
            <text:p>1.952498E-15</text:p>
          </table:table-cell>
          <table:table-cell office:value-type="float" office:value="9.649195E-016" calcext:value-type="float">
            <text:p>9.649195E-16</text:p>
          </table:table-cell>
          <table:table-cell office:value-type="float" office:value="9.838268E-016" calcext:value-type="float">
            <text:p>9.838268E-16</text:p>
          </table:table-cell>
          <table:table-cell office:value-type="float" office:value="1.941557E-015" calcext:value-type="float">
            <text:p>1.941557E-15</text:p>
          </table:table-cell>
          <table:table-cell office:value-type="float" office:value="2.307252E-025" calcext:value-type="float">
            <text:p>2.307252E-25</text:p>
          </table:table-cell>
          <table:table-cell office:value-type="float" office:value="1.066913E-029" calcext:value-type="float">
            <text:p>1.066913E-29</text:p>
          </table:table-cell>
          <table:table-cell office:value-type="float" office:value="2.368905E-034" calcext:value-type="float">
            <text:p>2.368905E-34</text:p>
          </table:table-cell>
          <table:table-cell office:value-type="float" office:value="3.832417E-039" calcext:value-type="float">
            <text:p>3.832417E-39</text:p>
          </table:table-cell>
          <table:table-cell office:value-type="float" office:value="2.382207E-044" calcext:value-type="float">
            <text:p>2.382207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4.14436" calcext:value-type="float">
            <text:p>-64.14436</text:p>
          </table:table-cell>
          <table:table-cell office:value-type="float" office:value="-1.674446" calcext:value-type="float">
            <text:p>-1.674446</text:p>
          </table:table-cell>
          <table:table-cell office:value-type="float" office:value="-1.610957" calcext:value-type="float">
            <text:p>-1.610957</text:p>
          </table:table-cell>
          <table:table-cell office:value-type="float" office:value="-1.617473" calcext:value-type="float">
            <text:p>-1.617473</text:p>
          </table:table-cell>
          <table:table-cell office:value-type="float" office:value="-1.641289" calcext:value-type="float">
            <text:p>-1.641289</text:p>
          </table:table-cell>
          <table:table-cell office:value-type="float" office:value="-1.024761" calcext:value-type="float">
            <text:p>-1.024761</text:p>
          </table:table-cell>
          <table:table-cell office:value-type="float" office:value="-0.0835455" calcext:value-type="float">
            <text:p>-0.0835455</text:p>
          </table:table-cell>
          <table:table-cell office:value-type="float" office:value="-0.041377" calcext:value-type="float">
            <text:p>-0.041377</text:p>
          </table:table-cell>
          <table:table-cell office:value-type="float" office:value="-0.02929153" calcext:value-type="float">
            <text:p>-0.02929153</text:p>
          </table:table-cell>
          <table:table-cell office:value-type="float" office:value="-0.01874383" calcext:value-type="float">
            <text:p>-0.01874383</text:p>
          </table:table-cell>
          <table:table-cell office:value-type="float" office:value="0" calcext:value-type="float">
            <text:p>0</text:p>
          </table:table-cell>
          <table:table-cell office:value-type="float" office:value="0.02456024" calcext:value-type="float">
            <text:p>0.02456024</text:p>
          </table:table-cell>
          <table:table-cell office:value-type="float" office:value="-0.07206995" calcext:value-type="float">
            <text:p>-0.07206995</text:p>
          </table:table-cell>
          <table:table-cell office:value-type="float" office:value="-0.001050946" calcext:value-type="float">
            <text:p>-0.001050946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2.320598" calcext:value-type="float">
            <text:p>-2.320598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29082003" calcext:value-type="float">
            <text:p>29082003</text:p>
          </table:table-cell>
          <table:table-cell office:value-type="float" office:value="676.802" calcext:value-type="float">
            <text:p>676.802</text:p>
          </table:table-cell>
          <table:table-cell office:value-type="float" office:value="583.517" calcext:value-type="float">
            <text:p>583.517</text:p>
          </table:table-cell>
          <table:table-cell office:value-type="float" office:value="16.88005" calcext:value-type="float">
            <text:p>16.88005</text:p>
          </table:table-cell>
          <table:table-cell office:value-type="float" office:value="1024.468" calcext:value-type="float">
            <text:p>1024.468</text:p>
          </table:table-cell>
          <table:table-cell office:value-type="float" office:value="117.0827" calcext:value-type="float">
            <text:p>117.0827</text:p>
          </table:table-cell>
          <table:table-cell office:value-type="float" office:value="0" calcext:value-type="float">
            <text:p>0</text:p>
          </table:table-cell>
          <table:table-cell office:value-type="float" office:value="0.1109274" calcext:value-type="float">
            <text:p>0.1109274</text:p>
          </table:table-cell>
          <table:table-cell office:value-type="float" office:value="0.1812683" calcext:value-type="float">
            <text:p>0.1812683</text:p>
          </table:table-cell>
          <table:table-cell office:value-type="float" office:value="0.1812223" calcext:value-type="float">
            <text:p>0.1812223</text:p>
          </table:table-cell>
          <table:table-cell office:value-type="float" office:value="0.1813311" calcext:value-type="float">
            <text:p>0.1813311</text:p>
          </table:table-cell>
          <table:table-cell office:value-type="float" office:value="0.181405" calcext:value-type="float">
            <text:p>0.181405</text:p>
          </table:table-cell>
          <table:table-cell office:value-type="float" office:value="0.1683073" calcext:value-type="float">
            <text:p>0.1683073</text:p>
          </table:table-cell>
          <table:table-cell office:value-type="float" office:value="0.2245619" calcext:value-type="float">
            <text:p>0.2245619</text:p>
          </table:table-cell>
          <table:table-cell office:value-type="float" office:value="0.3437751" calcext:value-type="float">
            <text:p>0.3437751</text:p>
          </table:table-cell>
          <table:table-cell office:value-type="float" office:value="0.3462183" calcext:value-type="float">
            <text:p>0.3462183</text:p>
          </table:table-cell>
          <table:table-cell office:value-type="float" office:value="0.3624766" calcext:value-type="float">
            <text:p>0.3624766</text:p>
          </table:table-cell>
          <table:table-cell office:value-type="float" office:value="0.3798282" calcext:value-type="float">
            <text:p>0.3798282</text:p>
          </table:table-cell>
          <table:table-cell office:value-type="float" office:value="0.3943072" calcext:value-type="float">
            <text:p>0.3943072</text:p>
          </table:table-cell>
          <table:table-cell office:value-type="float" office:value="0.4623747" calcext:value-type="float">
            <text:p>0.4623747</text:p>
          </table:table-cell>
          <table:table-cell office:value-type="float" office:value="0" calcext:value-type="float">
            <text:p>0</text:p>
          </table:table-cell>
          <table:table-cell office:value-type="float" office:value="1.937435E-015" calcext:value-type="float">
            <text:p>1.937435E-15</text:p>
          </table:table-cell>
          <table:table-cell office:value-type="float" office:value="9.704946E-016" calcext:value-type="float">
            <text:p>9.704946E-16</text:p>
          </table:table-cell>
          <table:table-cell office:value-type="float" office:value="1.969432E-015" calcext:value-type="float">
            <text:p>1.969432E-15</text:p>
          </table:table-cell>
          <table:table-cell office:value-type="float" office:value="1.952499E-015" calcext:value-type="float">
            <text:p>1.952499E-15</text:p>
          </table:table-cell>
          <table:table-cell office:value-type="float" office:value="9.649195E-016" calcext:value-type="float">
            <text:p>9.649195E-16</text:p>
          </table:table-cell>
          <table:table-cell office:value-type="float" office:value="9.838268E-016" calcext:value-type="float">
            <text:p>9.838268E-16</text:p>
          </table:table-cell>
          <table:table-cell office:value-type="float" office:value="1.941557E-015" calcext:value-type="float">
            <text:p>1.941557E-15</text:p>
          </table:table-cell>
          <table:table-cell office:value-type="float" office:value="2.307253E-025" calcext:value-type="float">
            <text:p>2.307253E-25</text:p>
          </table:table-cell>
          <table:table-cell office:value-type="float" office:value="1.066913E-029" calcext:value-type="float">
            <text:p>1.066913E-29</text:p>
          </table:table-cell>
          <table:table-cell office:value-type="float" office:value="2.368905E-034" calcext:value-type="float">
            <text:p>2.368905E-34</text:p>
          </table:table-cell>
          <table:table-cell office:value-type="float" office:value="3.832417E-039" calcext:value-type="float">
            <text:p>3.832417E-39</text:p>
          </table:table-cell>
          <table:table-cell office:value-type="float" office:value="2.522337E-044" calcext:value-type="float">
            <text:p>2.522337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8.25214" calcext:value-type="float">
            <text:p>-78.25214</text:p>
          </table:table-cell>
          <table:table-cell office:value-type="float" office:value="-1.756285" calcext:value-type="float">
            <text:p>-1.756285</text:p>
          </table:table-cell>
          <table:table-cell office:value-type="float" office:value="-1.755036" calcext:value-type="float">
            <text:p>-1.755036</text:p>
          </table:table-cell>
          <table:table-cell office:value-type="float" office:value="-1.746594" calcext:value-type="float">
            <text:p>-1.746594</text:p>
          </table:table-cell>
          <table:table-cell office:value-type="float" office:value="-1.743092" calcext:value-type="float">
            <text:p>-1.743092</text:p>
          </table:table-cell>
          <table:table-cell office:value-type="float" office:value="-1.161356" calcext:value-type="float">
            <text:p>-1.161356</text:p>
          </table:table-cell>
          <table:table-cell office:value-type="float" office:value="-0.1139519" calcext:value-type="float">
            <text:p>-0.1139519</text:p>
          </table:table-cell>
          <table:table-cell office:value-type="float" office:value="-0.04591602" calcext:value-type="float">
            <text:p>-0.04591602</text:p>
          </table:table-cell>
          <table:table-cell office:value-type="float" office:value="-0.03263343" calcext:value-type="float">
            <text:p>-0.03263343</text:p>
          </table:table-cell>
          <table:table-cell office:value-type="float" office:value="-0.01997049" calcext:value-type="float">
            <text:p>-0.01997049</text:p>
          </table:table-cell>
          <table:table-cell office:value-type="float" office:value="0" calcext:value-type="float">
            <text:p>0</text:p>
          </table:table-cell>
          <table:table-cell office:value-type="float" office:value="0.02456024" calcext:value-type="float">
            <text:p>0.02456024</text:p>
          </table:table-cell>
          <table:table-cell office:value-type="float" office:value="-0.07140965" calcext:value-type="float">
            <text:p>-0.07140965</text:p>
          </table:table-cell>
          <table:table-cell office:value-type="float" office:value="-0.001051151" calcext:value-type="float">
            <text:p>-0.001051151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2.324977" calcext:value-type="float">
            <text:p>-2.324977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30082003" calcext:value-type="float">
            <text:p>30082003</text:p>
          </table:table-cell>
          <table:table-cell office:value-type="float" office:value="708.0024" calcext:value-type="float">
            <text:p>708.0024</text:p>
          </table:table-cell>
          <table:table-cell office:value-type="float" office:value="587.5814" calcext:value-type="float">
            <text:p>587.5814</text:p>
          </table:table-cell>
          <table:table-cell office:value-type="float" office:value="19.07363" calcext:value-type="float">
            <text:p>19.07363</text:p>
          </table:table-cell>
          <table:table-cell office:value-type="float" office:value="1048.712" calcext:value-type="float">
            <text:p>1048.712</text:p>
          </table:table-cell>
          <table:table-cell office:value-type="float" office:value="117.7798" calcext:value-type="float">
            <text:p>117.7798</text:p>
          </table:table-cell>
          <table:table-cell office:value-type="float" office:value="0" calcext:value-type="float">
            <text:p>0</text:p>
          </table:table-cell>
          <table:table-cell office:value-type="float" office:value="0.4902565" calcext:value-type="float">
            <text:p>0.4902565</text:p>
          </table:table-cell>
          <table:table-cell office:value-type="float" office:value="0.5071294" calcext:value-type="float">
            <text:p>0.5071294</text:p>
          </table:table-cell>
          <table:table-cell office:value-type="float" office:value="0.1971891" calcext:value-type="float">
            <text:p>0.1971891</text:p>
          </table:table-cell>
          <table:table-cell office:value-type="float" office:value="0.2119913" calcext:value-type="float">
            <text:p>0.2119913</text:p>
          </table:table-cell>
          <table:table-cell office:value-type="float" office:value="0.1899247" calcext:value-type="float">
            <text:p>0.1899247</text:p>
          </table:table-cell>
          <table:table-cell office:value-type="float" office:value="0.1690278" calcext:value-type="float">
            <text:p>0.1690278</text:p>
          </table:table-cell>
          <table:table-cell office:value-type="float" office:value="0.2872861" calcext:value-type="float">
            <text:p>0.2872861</text:p>
          </table:table-cell>
          <table:table-cell office:value-type="float" office:value="0.3439645" calcext:value-type="float">
            <text:p>0.3439645</text:p>
          </table:table-cell>
          <table:table-cell office:value-type="float" office:value="0.3453621" calcext:value-type="float">
            <text:p>0.3453621</text:p>
          </table:table-cell>
          <table:table-cell office:value-type="float" office:value="0.3618934" calcext:value-type="float">
            <text:p>0.3618934</text:p>
          </table:table-cell>
          <table:table-cell office:value-type="float" office:value="0.3795448" calcext:value-type="float">
            <text:p>0.3795448</text:p>
          </table:table-cell>
          <table:table-cell office:value-type="float" office:value="0.3941886" calcext:value-type="float">
            <text:p>0.3941886</text:p>
          </table:table-cell>
          <table:table-cell office:value-type="float" office:value="0.4623747" calcext:value-type="float">
            <text:p>0.4623747</text:p>
          </table:table-cell>
          <table:table-cell office:value-type="float" office:value="0" calcext:value-type="float">
            <text:p>0</text:p>
          </table:table-cell>
          <table:table-cell office:value-type="float" office:value="1.937479E-015" calcext:value-type="float">
            <text:p>1.937479E-15</text:p>
          </table:table-cell>
          <table:table-cell office:value-type="float" office:value="9.705002E-016" calcext:value-type="float">
            <text:p>9.705002E-16</text:p>
          </table:table-cell>
          <table:table-cell office:value-type="float" office:value="1.969419E-015" calcext:value-type="float">
            <text:p>1.969419E-15</text:p>
          </table:table-cell>
          <table:table-cell office:value-type="float" office:value="1.952498E-015" calcext:value-type="float">
            <text:p>1.952498E-15</text:p>
          </table:table-cell>
          <table:table-cell office:value-type="float" office:value="9.649195E-016" calcext:value-type="float">
            <text:p>9.649195E-16</text:p>
          </table:table-cell>
          <table:table-cell office:value-type="float" office:value="9.838268E-016" calcext:value-type="float">
            <text:p>9.838268E-16</text:p>
          </table:table-cell>
          <table:table-cell office:value-type="float" office:value="1.941557E-015" calcext:value-type="float">
            <text:p>1.941557E-15</text:p>
          </table:table-cell>
          <table:table-cell office:value-type="float" office:value="2.307253E-025" calcext:value-type="float">
            <text:p>2.307253E-25</text:p>
          </table:table-cell>
          <table:table-cell office:value-type="float" office:value="1.066913E-029" calcext:value-type="float">
            <text:p>1.066913E-29</text:p>
          </table:table-cell>
          <table:table-cell office:value-type="float" office:value="2.368905E-034" calcext:value-type="float">
            <text:p>2.368905E-34</text:p>
          </table:table-cell>
          <table:table-cell office:value-type="float" office:value="3.832417E-039" calcext:value-type="float">
            <text:p>3.832417E-39</text:p>
          </table:table-cell>
          <table:table-cell office:value-type="float" office:value="2.522337E-044" calcext:value-type="float">
            <text:p>2.522337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1730507" calcext:value-type="float">
            <text:p>-0.001730507</text:p>
          </table:table-cell>
          <table:table-cell office:value-type="float" office:value="-0.001398804" calcext:value-type="float">
            <text:p>-0.001398804</text:p>
          </table:table-cell>
          <table:table-cell office:value-type="float" office:value="-0.9170947" calcext:value-type="float">
            <text:p>-0.9170947</text:p>
          </table:table-cell>
          <table:table-cell office:value-type="float" office:value="-0.5235934" calcext:value-type="float">
            <text:p>-0.5235934</text:p>
          </table:table-cell>
          <table:table-cell office:value-type="float" office:value="-1.226131" calcext:value-type="float">
            <text:p>-1.226131</text:p>
          </table:table-cell>
          <table:table-cell office:value-type="float" office:value="-1.124488" calcext:value-type="float">
            <text:p>-1.124488</text:p>
          </table:table-cell>
          <table:table-cell office:value-type="float" office:value="-0.01796412" calcext:value-type="float">
            <text:p>-0.01796412</text:p>
          </table:table-cell>
          <table:table-cell office:value-type="float" office:value="-0.04577682" calcext:value-type="float">
            <text:p>-0.04577682</text:p>
          </table:table-cell>
          <table:table-cell office:value-type="float" office:value="-0.03357425" calcext:value-type="float">
            <text:p>-0.03357425</text:p>
          </table:table-cell>
          <table:table-cell office:value-type="float" office:value="-0.02053587" calcext:value-type="float">
            <text:p>-0.02053587</text:p>
          </table:table-cell>
          <table:table-cell office:value-type="float" office:value="0" calcext:value-type="float">
            <text:p>0</text:p>
          </table:table-cell>
          <table:table-cell office:value-type="float" office:value="0.02456024" calcext:value-type="float">
            <text:p>0.02456024</text:p>
          </table:table-cell>
          <table:table-cell office:value-type="float" office:value="-0.009716385" calcext:value-type="float">
            <text:p>-0.009716385</text:p>
          </table:table-cell>
          <table:table-cell office:value-type="float" office:value="-0.001054409" calcext:value-type="float">
            <text:p>-0.001054409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2.329717" calcext:value-type="float">
            <text:p>-2.329717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31082003" calcext:value-type="float">
            <text:p>31082003</text:p>
          </table:table-cell>
          <table:table-cell office:value-type="float" office:value="708.7021" calcext:value-type="float">
            <text:p>708.7021</text:p>
          </table:table-cell>
          <table:table-cell office:value-type="float" office:value="590.1674" calcext:value-type="float">
            <text:p>590.1674</text:p>
          </table:table-cell>
          <table:table-cell office:value-type="float" office:value="19.07363" calcext:value-type="float">
            <text:p>19.07363</text:p>
          </table:table-cell>
          <table:table-cell office:value-type="float" office:value="1046.826" calcext:value-type="float">
            <text:p>1046.826</text:p>
          </table:table-cell>
          <table:table-cell office:value-type="float" office:value="117.7801" calcext:value-type="float">
            <text:p>117.7801</text:p>
          </table:table-cell>
          <table:table-cell office:value-type="float" office:value="0" calcext:value-type="float">
            <text:p>0</text:p>
          </table:table-cell>
          <table:table-cell office:value-type="float" office:value="0.454458" calcext:value-type="float">
            <text:p>0.454458</text:p>
          </table:table-cell>
          <table:table-cell office:value-type="float" office:value="0.4676362" calcext:value-type="float">
            <text:p>0.4676362</text:p>
          </table:table-cell>
          <table:table-cell office:value-type="float" office:value="0.2050715" calcext:value-type="float">
            <text:p>0.2050715</text:p>
          </table:table-cell>
          <table:table-cell office:value-type="float" office:value="0.2124043" calcext:value-type="float">
            <text:p>0.2124043</text:p>
          </table:table-cell>
          <table:table-cell office:value-type="float" office:value="0.1987815" calcext:value-type="float">
            <text:p>0.1987815</text:p>
          </table:table-cell>
          <table:table-cell office:value-type="float" office:value="0.1705341" calcext:value-type="float">
            <text:p>0.1705341</text:p>
          </table:table-cell>
          <table:table-cell office:value-type="float" office:value="0.2759176" calcext:value-type="float">
            <text:p>0.2759176</text:p>
          </table:table-cell>
          <table:table-cell office:value-type="float" office:value="0.3472478" calcext:value-type="float">
            <text:p>0.3472478</text:p>
          </table:table-cell>
          <table:table-cell office:value-type="float" office:value="0.3454117" calcext:value-type="float">
            <text:p>0.3454117</text:p>
          </table:table-cell>
          <table:table-cell office:value-type="float" office:value="0.3617633" calcext:value-type="float">
            <text:p>0.3617633</text:p>
          </table:table-cell>
          <table:table-cell office:value-type="float" office:value="0.379675" calcext:value-type="float">
            <text:p>0.379675</text:p>
          </table:table-cell>
          <table:table-cell office:value-type="float" office:value="0.3943085" calcext:value-type="float">
            <text:p>0.3943085</text:p>
          </table:table-cell>
          <table:table-cell office:value-type="float" office:value="0.4623747" calcext:value-type="float">
            <text:p>0.4623747</text:p>
          </table:table-cell>
          <table:table-cell office:value-type="float" office:value="0" calcext:value-type="float">
            <text:p>0</text:p>
          </table:table-cell>
          <table:table-cell office:value-type="float" office:value="1.937529E-015" calcext:value-type="float">
            <text:p>1.937529E-15</text:p>
          </table:table-cell>
          <table:table-cell office:value-type="float" office:value="9.705003E-016" calcext:value-type="float">
            <text:p>9.705003E-16</text:p>
          </table:table-cell>
          <table:table-cell office:value-type="float" office:value="1.969409E-015" calcext:value-type="float">
            <text:p>1.969409E-15</text:p>
          </table:table-cell>
          <table:table-cell office:value-type="float" office:value="1.952498E-015" calcext:value-type="float">
            <text:p>1.952498E-15</text:p>
          </table:table-cell>
          <table:table-cell office:value-type="float" office:value="9.649195E-016" calcext:value-type="float">
            <text:p>9.649195E-16</text:p>
          </table:table-cell>
          <table:table-cell office:value-type="float" office:value="9.838267E-016" calcext:value-type="float">
            <text:p>9.838267E-16</text:p>
          </table:table-cell>
          <table:table-cell office:value-type="float" office:value="1.941557E-015" calcext:value-type="float">
            <text:p>1.941557E-15</text:p>
          </table:table-cell>
          <table:table-cell office:value-type="float" office:value="2.307252E-025" calcext:value-type="float">
            <text:p>2.307252E-25</text:p>
          </table:table-cell>
          <table:table-cell office:value-type="float" office:value="1.066913E-029" calcext:value-type="float">
            <text:p>1.066913E-29</text:p>
          </table:table-cell>
          <table:table-cell office:value-type="float" office:value="2.368905E-034" calcext:value-type="float">
            <text:p>2.368905E-34</text:p>
          </table:table-cell>
          <table:table-cell office:value-type="float" office:value="3.832417E-039" calcext:value-type="float">
            <text:p>3.832417E-39</text:p>
          </table:table-cell>
          <table:table-cell office:value-type="float" office:value="2.522337E-044" calcext:value-type="float">
            <text:p>2.522337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2757098" calcext:value-type="float">
            <text:p>-0.002757098</text:p>
          </table:table-cell>
          <table:table-cell office:value-type="float" office:value="-0.002303508" calcext:value-type="float">
            <text:p>-0.002303508</text:p>
          </table:table-cell>
          <table:table-cell office:value-type="float" office:value="-0.6779331" calcext:value-type="float">
            <text:p>-0.6779331</text:p>
          </table:table-cell>
          <table:table-cell office:value-type="float" office:value="-0.5159554" calcext:value-type="float">
            <text:p>-0.5159554</text:p>
          </table:table-cell>
          <table:table-cell office:value-type="float" office:value="-0.8618258" calcext:value-type="float">
            <text:p>-0.8618258</text:p>
          </table:table-cell>
          <table:table-cell office:value-type="float" office:value="-1.050638" calcext:value-type="float">
            <text:p>-1.050638</text:p>
          </table:table-cell>
          <table:table-cell office:value-type="float" office:value="-0.02522329" calcext:value-type="float">
            <text:p>-0.02522329</text:p>
          </table:table-cell>
          <table:table-cell office:value-type="float" office:value="-0.04210217" calcext:value-type="float">
            <text:p>-0.04210217</text:p>
          </table:table-cell>
          <table:table-cell office:value-type="float" office:value="-0.03353048" calcext:value-type="float">
            <text:p>-0.03353048</text:p>
          </table:table-cell>
          <table:table-cell office:value-type="float" office:value="-0.02066286" calcext:value-type="float">
            <text:p>-0.02066286</text:p>
          </table:table-cell>
          <table:table-cell office:value-type="float" office:value="0" calcext:value-type="float">
            <text:p>0</text:p>
          </table:table-cell>
          <table:table-cell office:value-type="float" office:value="0.02456024" calcext:value-type="float">
            <text:p>0.02456024</text:p>
          </table:table-cell>
          <table:table-cell office:value-type="float" office:value="-0.009715866" calcext:value-type="float">
            <text:p>-0.009715866</text:p>
          </table:table-cell>
          <table:table-cell office:value-type="float" office:value="-0.001057089" calcext:value-type="float">
            <text:p>-0.001057089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2.334084" calcext:value-type="float">
            <text:p>-2.334084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092003" calcext:value-type="float">
            <text:p>1092003</text:p>
          </table:table-cell>
          <table:table-cell office:value-type="float" office:value="708.7021" calcext:value-type="float">
            <text:p>708.7021</text:p>
          </table:table-cell>
          <table:table-cell office:value-type="float" office:value="595.7485" calcext:value-type="float">
            <text:p>595.7485</text:p>
          </table:table-cell>
          <table:table-cell office:value-type="float" office:value="19.07363" calcext:value-type="float">
            <text:p>19.07363</text:p>
          </table:table-cell>
          <table:table-cell office:value-type="float" office:value="1041.245" calcext:value-type="float">
            <text:p>1041.245</text:p>
          </table:table-cell>
          <table:table-cell office:value-type="float" office:value="117.7801" calcext:value-type="float">
            <text:p>117.7801</text:p>
          </table:table-cell>
          <table:table-cell office:value-type="float" office:value="0" calcext:value-type="float">
            <text:p>0</text:p>
          </table:table-cell>
          <table:table-cell office:value-type="float" office:value="0.2455236" calcext:value-type="float">
            <text:p>0.2455236</text:p>
          </table:table-cell>
          <table:table-cell office:value-type="float" office:value="0.394837" calcext:value-type="float">
            <text:p>0.394837</text:p>
          </table:table-cell>
          <table:table-cell office:value-type="float" office:value="0.2087706" calcext:value-type="float">
            <text:p>0.2087706</text:p>
          </table:table-cell>
          <table:table-cell office:value-type="float" office:value="0.2102471" calcext:value-type="float">
            <text:p>0.2102471</text:p>
          </table:table-cell>
          <table:table-cell office:value-type="float" office:value="0.2030725" calcext:value-type="float">
            <text:p>0.2030725</text:p>
          </table:table-cell>
          <table:table-cell office:value-type="float" office:value="0.1717872" calcext:value-type="float">
            <text:p>0.1717872</text:p>
          </table:table-cell>
          <table:table-cell office:value-type="float" office:value="0.2662592" calcext:value-type="float">
            <text:p>0.2662592</text:p>
          </table:table-cell>
          <table:table-cell office:value-type="float" office:value="0.3484462" calcext:value-type="float">
            <text:p>0.3484462</text:p>
          </table:table-cell>
          <table:table-cell office:value-type="float" office:value="0.3451434" calcext:value-type="float">
            <text:p>0.3451434</text:p>
          </table:table-cell>
          <table:table-cell office:value-type="float" office:value="0.3614297" calcext:value-type="float">
            <text:p>0.3614297</text:p>
          </table:table-cell>
          <table:table-cell office:value-type="float" office:value="0.3795544" calcext:value-type="float">
            <text:p>0.3795544</text:p>
          </table:table-cell>
          <table:table-cell office:value-type="float" office:value="0.3942313" calcext:value-type="float">
            <text:p>0.3942313</text:p>
          </table:table-cell>
          <table:table-cell office:value-type="float" office:value="0.4623747" calcext:value-type="float">
            <text:p>0.4623747</text:p>
          </table:table-cell>
          <table:table-cell office:value-type="float" office:value="0" calcext:value-type="float">
            <text:p>0</text:p>
          </table:table-cell>
          <table:table-cell office:value-type="float" office:value="1.937576E-015" calcext:value-type="float">
            <text:p>1.937576E-15</text:p>
          </table:table-cell>
          <table:table-cell office:value-type="float" office:value="9.704988E-016" calcext:value-type="float">
            <text:p>9.704988E-16</text:p>
          </table:table-cell>
          <table:table-cell office:value-type="float" office:value="1.9694E-015" calcext:value-type="float">
            <text:p>1.9694E-15</text:p>
          </table:table-cell>
          <table:table-cell office:value-type="float" office:value="1.952498E-015" calcext:value-type="float">
            <text:p>1.952498E-15</text:p>
          </table:table-cell>
          <table:table-cell office:value-type="float" office:value="9.649195E-016" calcext:value-type="float">
            <text:p>9.649195E-16</text:p>
          </table:table-cell>
          <table:table-cell office:value-type="float" office:value="9.838267E-016" calcext:value-type="float">
            <text:p>9.838267E-16</text:p>
          </table:table-cell>
          <table:table-cell office:value-type="float" office:value="1.941557E-015" calcext:value-type="float">
            <text:p>1.941557E-15</text:p>
          </table:table-cell>
          <table:table-cell office:value-type="float" office:value="2.307252E-025" calcext:value-type="float">
            <text:p>2.307252E-25</text:p>
          </table:table-cell>
          <table:table-cell office:value-type="float" office:value="1.066913E-029" calcext:value-type="float">
            <text:p>1.066913E-29</text:p>
          </table:table-cell>
          <table:table-cell office:value-type="float" office:value="2.368905E-034" calcext:value-type="float">
            <text:p>2.368905E-34</text:p>
          </table:table-cell>
          <table:table-cell office:value-type="float" office:value="3.832417E-039" calcext:value-type="float">
            <text:p>3.832417E-39</text:p>
          </table:table-cell>
          <table:table-cell office:value-type="float" office:value="2.522337E-044" calcext:value-type="float">
            <text:p>2.522337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649494" calcext:value-type="float">
            <text:p>-0.1649494</text:p>
          </table:table-cell>
          <table:table-cell office:value-type="float" office:value="-0.006531302" calcext:value-type="float">
            <text:p>-0.006531302</text:p>
          </table:table-cell>
          <table:table-cell office:value-type="float" office:value="-0.590359" calcext:value-type="float">
            <text:p>-0.590359</text:p>
          </table:table-cell>
          <table:table-cell office:value-type="float" office:value="-0.5583622" calcext:value-type="float">
            <text:p>-0.5583622</text:p>
          </table:table-cell>
          <table:table-cell office:value-type="float" office:value="-0.7304097" calcext:value-type="float">
            <text:p>-0.7304097</text:p>
          </table:table-cell>
          <table:table-cell office:value-type="float" office:value="-0.9933157" calcext:value-type="float">
            <text:p>-0.9933157</text:p>
          </table:table-cell>
          <table:table-cell office:value-type="float" office:value="-0.03388716" calcext:value-type="float">
            <text:p>-0.03388716</text:p>
          </table:table-cell>
          <table:table-cell office:value-type="float" office:value="-0.04083067" calcext:value-type="float">
            <text:p>-0.04083067</text:p>
          </table:table-cell>
          <table:table-cell office:value-type="float" office:value="-0.03377476" calcext:value-type="float">
            <text:p>-0.03377476</text:p>
          </table:table-cell>
          <table:table-cell office:value-type="float" office:value="-0.02099149" calcext:value-type="float">
            <text:p>-0.02099149</text:p>
          </table:table-cell>
          <table:table-cell office:value-type="float" office:value="0" calcext:value-type="float">
            <text:p>0</text:p>
          </table:table-cell>
          <table:table-cell office:value-type="float" office:value="0.02456024" calcext:value-type="float">
            <text:p>0.02456024</text:p>
          </table:table-cell>
          <table:table-cell office:value-type="float" office:value="-0.009711753" calcext:value-type="float">
            <text:p>-0.009711753</text:p>
          </table:table-cell>
          <table:table-cell office:value-type="float" office:value="-0.001059997" calcext:value-type="float">
            <text:p>-0.001059997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2.338063" calcext:value-type="float">
            <text:p>-2.338063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2092003" calcext:value-type="float">
            <text:p>2092003</text:p>
          </table:table-cell>
          <table:table-cell office:value-type="float" office:value="733.6026" calcext:value-type="float">
            <text:p>733.6026</text:p>
          </table:table-cell>
          <table:table-cell office:value-type="float" office:value="602.2286" calcext:value-type="float">
            <text:p>602.2286</text:p>
          </table:table-cell>
          <table:table-cell office:value-type="float" office:value="19.07363" calcext:value-type="float">
            <text:p>19.07363</text:p>
          </table:table-cell>
          <table:table-cell office:value-type="float" office:value="1059.295" calcext:value-type="float">
            <text:p>1059.295</text:p>
          </table:table-cell>
          <table:table-cell office:value-type="float" office:value="118.1496" calcext:value-type="float">
            <text:p>118.1496</text:p>
          </table:table-cell>
          <table:table-cell office:value-type="float" office:value="0" calcext:value-type="float">
            <text:p>0</text:p>
          </table:table-cell>
          <table:table-cell office:value-type="float" office:value="0.4290874" calcext:value-type="float">
            <text:p>0.4290874</text:p>
          </table:table-cell>
          <table:table-cell office:value-type="float" office:value="0.4396206" calcext:value-type="float">
            <text:p>0.4396206</text:p>
          </table:table-cell>
          <table:table-cell office:value-type="float" office:value="0.4499635" calcext:value-type="float">
            <text:p>0.4499635</text:p>
          </table:table-cell>
          <table:table-cell office:value-type="float" office:value="0.2188596" calcext:value-type="float">
            <text:p>0.2188596</text:p>
          </table:table-cell>
          <table:table-cell office:value-type="float" office:value="0.2070662" calcext:value-type="float">
            <text:p>0.2070662</text:p>
          </table:table-cell>
          <table:table-cell office:value-type="float" office:value="0.1731143" calcext:value-type="float">
            <text:p>0.1731143</text:p>
          </table:table-cell>
          <table:table-cell office:value-type="float" office:value="0.2865705" calcext:value-type="float">
            <text:p>0.2865705</text:p>
          </table:table-cell>
          <table:table-cell office:value-type="float" office:value="0.3503326" calcext:value-type="float">
            <text:p>0.3503326</text:p>
          </table:table-cell>
          <table:table-cell office:value-type="float" office:value="0.3451658" calcext:value-type="float">
            <text:p>0.3451658</text:p>
          </table:table-cell>
          <table:table-cell office:value-type="float" office:value="0.3612552" calcext:value-type="float">
            <text:p>0.3612552</text:p>
          </table:table-cell>
          <table:table-cell office:value-type="float" office:value="0.3795552" calcext:value-type="float">
            <text:p>0.3795552</text:p>
          </table:table-cell>
          <table:table-cell office:value-type="float" office:value="0.394206" calcext:value-type="float">
            <text:p>0.394206</text:p>
          </table:table-cell>
          <table:table-cell office:value-type="float" office:value="0.4623747" calcext:value-type="float">
            <text:p>0.4623747</text:p>
          </table:table-cell>
          <table:table-cell office:value-type="float" office:value="0" calcext:value-type="float">
            <text:p>0</text:p>
          </table:table-cell>
          <table:table-cell office:value-type="float" office:value="1.937631E-015" calcext:value-type="float">
            <text:p>1.937631E-15</text:p>
          </table:table-cell>
          <table:table-cell office:value-type="float" office:value="9.704933E-016" calcext:value-type="float">
            <text:p>9.704933E-16</text:p>
          </table:table-cell>
          <table:table-cell office:value-type="float" office:value="1.969394E-015" calcext:value-type="float">
            <text:p>1.969394E-15</text:p>
          </table:table-cell>
          <table:table-cell office:value-type="float" office:value="1.952498E-015" calcext:value-type="float">
            <text:p>1.952498E-15</text:p>
          </table:table-cell>
          <table:table-cell office:value-type="float" office:value="9.649195E-016" calcext:value-type="float">
            <text:p>9.649195E-16</text:p>
          </table:table-cell>
          <table:table-cell office:value-type="float" office:value="9.838268E-016" calcext:value-type="float">
            <text:p>9.838268E-16</text:p>
          </table:table-cell>
          <table:table-cell office:value-type="float" office:value="1.941557E-015" calcext:value-type="float">
            <text:p>1.941557E-15</text:p>
          </table:table-cell>
          <table:table-cell office:value-type="float" office:value="2.307253E-025" calcext:value-type="float">
            <text:p>2.307253E-25</text:p>
          </table:table-cell>
          <table:table-cell office:value-type="float" office:value="1.066913E-029" calcext:value-type="float">
            <text:p>1.066913E-29</text:p>
          </table:table-cell>
          <table:table-cell office:value-type="float" office:value="2.368905E-034" calcext:value-type="float">
            <text:p>2.368905E-34</text:p>
          </table:table-cell>
          <table:table-cell office:value-type="float" office:value="3.832417E-039" calcext:value-type="float">
            <text:p>3.832417E-39</text:p>
          </table:table-cell>
          <table:table-cell office:value-type="float" office:value="2.522337E-044" calcext:value-type="float">
            <text:p>2.522337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3902731" calcext:value-type="float">
            <text:p>-0.003902731</text:p>
          </table:table-cell>
          <table:table-cell office:value-type="float" office:value="-0.003378653" calcext:value-type="float">
            <text:p>-0.003378653</text:p>
          </table:table-cell>
          <table:table-cell office:value-type="float" office:value="-0.002933343" calcext:value-type="float">
            <text:p>-0.002933343</text:p>
          </table:table-cell>
          <table:table-cell office:value-type="float" office:value="-0.4103918" calcext:value-type="float">
            <text:p>-0.4103918</text:p>
          </table:table-cell>
          <table:table-cell office:value-type="float" office:value="-0.6288173" calcext:value-type="float">
            <text:p>-0.6288173</text:p>
          </table:table-cell>
          <table:table-cell office:value-type="float" office:value="-0.9364765" calcext:value-type="float">
            <text:p>-0.9364765</text:p>
          </table:table-cell>
          <table:table-cell office:value-type="float" office:value="-0.01834986" calcext:value-type="float">
            <text:p>-0.01834986</text:p>
          </table:table-cell>
          <table:table-cell office:value-type="float" office:value="-0.0389689" calcext:value-type="float">
            <text:p>-0.0389689</text:p>
          </table:table-cell>
          <table:table-cell office:value-type="float" office:value="-0.03375587" calcext:value-type="float">
            <text:p>-0.03375587</text:p>
          </table:table-cell>
          <table:table-cell office:value-type="float" office:value="-0.02116639" calcext:value-type="float">
            <text:p>-0.02116639</text:p>
          </table:table-cell>
          <table:table-cell office:value-type="float" office:value="0" calcext:value-type="float">
            <text:p>0</text:p>
          </table:table-cell>
          <table:table-cell office:value-type="float" office:value="0.02456024" calcext:value-type="float">
            <text:p>0.02456024</text:p>
          </table:table-cell>
          <table:table-cell office:value-type="float" office:value="-0.009705748" calcext:value-type="float">
            <text:p>-0.009705748</text:p>
          </table:table-cell>
          <table:table-cell office:value-type="float" office:value="-0.001063799" calcext:value-type="float">
            <text:p>-0.001063799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2.341747" calcext:value-type="float">
            <text:p>-2.341747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3092003" calcext:value-type="float">
            <text:p>3092003</text:p>
          </table:table-cell>
          <table:table-cell office:value-type="float" office:value="733.6026" calcext:value-type="float">
            <text:p>733.6026</text:p>
          </table:table-cell>
          <table:table-cell office:value-type="float" office:value="608.8568" calcext:value-type="float">
            <text:p>608.8568</text:p>
          </table:table-cell>
          <table:table-cell office:value-type="float" office:value="19.07363" calcext:value-type="float">
            <text:p>19.07363</text:p>
          </table:table-cell>
          <table:table-cell office:value-type="float" office:value="1052.667" calcext:value-type="float">
            <text:p>1052.667</text:p>
          </table:table-cell>
          <table:table-cell office:value-type="float" office:value="118.1496" calcext:value-type="float">
            <text:p>118.1496</text:p>
          </table:table-cell>
          <table:table-cell office:value-type="float" office:value="0" calcext:value-type="float">
            <text:p>0</text:p>
          </table:table-cell>
          <table:table-cell office:value-type="float" office:value="0.1999622" calcext:value-type="float">
            <text:p>0.1999622</text:p>
          </table:table-cell>
          <table:table-cell office:value-type="float" office:value="0.4017223" calcext:value-type="float">
            <text:p>0.4017223</text:p>
          </table:table-cell>
          <table:table-cell office:value-type="float" office:value="0.4070169" calcext:value-type="float">
            <text:p>0.4070169</text:p>
          </table:table-cell>
          <table:table-cell office:value-type="float" office:value="0.2188871" calcext:value-type="float">
            <text:p>0.2188871</text:p>
          </table:table-cell>
          <table:table-cell office:value-type="float" office:value="0.2087118" calcext:value-type="float">
            <text:p>0.2087118</text:p>
          </table:table-cell>
          <table:table-cell office:value-type="float" office:value="0.17438" calcext:value-type="float">
            <text:p>0.17438</text:p>
          </table:table-cell>
          <table:table-cell office:value-type="float" office:value="0.2732775" calcext:value-type="float">
            <text:p>0.2732775</text:p>
          </table:table-cell>
          <table:table-cell office:value-type="float" office:value="0.3524445" calcext:value-type="float">
            <text:p>0.3524445</text:p>
          </table:table-cell>
          <table:table-cell office:value-type="float" office:value="0.3450841" calcext:value-type="float">
            <text:p>0.3450841</text:p>
          </table:table-cell>
          <table:table-cell office:value-type="float" office:value="0.3609849" calcext:value-type="float">
            <text:p>0.3609849</text:p>
          </table:table-cell>
          <table:table-cell office:value-type="float" office:value="0.3794201" calcext:value-type="float">
            <text:p>0.3794201</text:p>
          </table:table-cell>
          <table:table-cell office:value-type="float" office:value="0.3940843" calcext:value-type="float">
            <text:p>0.3940843</text:p>
          </table:table-cell>
          <table:table-cell office:value-type="float" office:value="0.462375" calcext:value-type="float">
            <text:p>0.462375</text:p>
          </table:table-cell>
          <table:table-cell office:value-type="float" office:value="0" calcext:value-type="float">
            <text:p>0</text:p>
          </table:table-cell>
          <table:table-cell office:value-type="float" office:value="1.9377E-015" calcext:value-type="float">
            <text:p>1.9377E-15</text:p>
          </table:table-cell>
          <table:table-cell office:value-type="float" office:value="9.704941E-016" calcext:value-type="float">
            <text:p>9.704941E-16</text:p>
          </table:table-cell>
          <table:table-cell office:value-type="float" office:value="1.969381E-015" calcext:value-type="float">
            <text:p>1.969381E-15</text:p>
          </table:table-cell>
          <table:table-cell office:value-type="float" office:value="1.952498E-015" calcext:value-type="float">
            <text:p>1.952498E-15</text:p>
          </table:table-cell>
          <table:table-cell office:value-type="float" office:value="9.649195E-016" calcext:value-type="float">
            <text:p>9.649195E-16</text:p>
          </table:table-cell>
          <table:table-cell office:value-type="float" office:value="9.838268E-016" calcext:value-type="float">
            <text:p>9.838268E-16</text:p>
          </table:table-cell>
          <table:table-cell office:value-type="float" office:value="1.941557E-015" calcext:value-type="float">
            <text:p>1.941557E-15</text:p>
          </table:table-cell>
          <table:table-cell office:value-type="float" office:value="2.307253E-025" calcext:value-type="float">
            <text:p>2.307253E-25</text:p>
          </table:table-cell>
          <table:table-cell office:value-type="float" office:value="1.066913E-029" calcext:value-type="float">
            <text:p>1.066913E-29</text:p>
          </table:table-cell>
          <table:table-cell office:value-type="float" office:value="2.368905E-034" calcext:value-type="float">
            <text:p>2.368905E-34</text:p>
          </table:table-cell>
          <table:table-cell office:value-type="float" office:value="3.832417E-039" calcext:value-type="float">
            <text:p>3.832417E-39</text:p>
          </table:table-cell>
          <table:table-cell office:value-type="float" office:value="2.522337E-044" calcext:value-type="float">
            <text:p>2.522337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8065167" calcext:value-type="float">
            <text:p>-0.8065167</text:p>
          </table:table-cell>
          <table:table-cell office:value-type="float" office:value="-0.005882729" calcext:value-type="float">
            <text:p>-0.005882729</text:p>
          </table:table-cell>
          <table:table-cell office:value-type="float" office:value="-0.005432935" calcext:value-type="float">
            <text:p>-0.005432935</text:p>
          </table:table-cell>
          <table:table-cell office:value-type="float" office:value="-0.4099894" calcext:value-type="float">
            <text:p>-0.4099894</text:p>
          </table:table-cell>
          <table:table-cell office:value-type="float" office:value="-0.5914332" calcext:value-type="float">
            <text:p>-0.5914332</text:p>
          </table:table-cell>
          <table:table-cell office:value-type="float" office:value="-0.8856894" calcext:value-type="float">
            <text:p>-0.8856894</text:p>
          </table:table-cell>
          <table:table-cell office:value-type="float" office:value="-0.02735889" calcext:value-type="float">
            <text:p>-0.02735889</text:p>
          </table:table-cell>
          <table:table-cell office:value-type="float" office:value="-0.03694959" calcext:value-type="float">
            <text:p>-0.03694959</text:p>
          </table:table-cell>
          <table:table-cell office:value-type="float" office:value="-0.03383122" calcext:value-type="float">
            <text:p>-0.03383122</text:p>
          </table:table-cell>
          <table:table-cell office:value-type="float" office:value="-0.02143918" calcext:value-type="float">
            <text:p>-0.02143918</text:p>
          </table:table-cell>
          <table:table-cell office:value-type="float" office:value="0" calcext:value-type="float">
            <text:p>0</text:p>
          </table:table-cell>
          <table:table-cell office:value-type="float" office:value="0.02456024" calcext:value-type="float">
            <text:p>0.02456024</text:p>
          </table:table-cell>
          <table:table-cell office:value-type="float" office:value="-0.009713013" calcext:value-type="float">
            <text:p>-0.009713013</text:p>
          </table:table-cell>
          <table:table-cell office:value-type="float" office:value="-0.001067135" calcext:value-type="float">
            <text:p>-0.001067135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2.345278" calcext:value-type="float">
            <text:p>-2.345278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4092003" calcext:value-type="float">
            <text:p>4092003</text:p>
          </table:table-cell>
          <table:table-cell office:value-type="float" office:value="733.6026" calcext:value-type="float">
            <text:p>733.6026</text:p>
          </table:table-cell>
          <table:table-cell office:value-type="float" office:value="614.7584" calcext:value-type="float">
            <text:p>614.7584</text:p>
          </table:table-cell>
          <table:table-cell office:value-type="float" office:value="19.07363" calcext:value-type="float">
            <text:p>19.07363</text:p>
          </table:table-cell>
          <table:table-cell office:value-type="float" office:value="1046.765" calcext:value-type="float">
            <text:p>1046.765</text:p>
          </table:table-cell>
          <table:table-cell office:value-type="float" office:value="118.1496" calcext:value-type="float">
            <text:p>118.1496</text:p>
          </table:table-cell>
          <table:table-cell office:value-type="float" office:value="0" calcext:value-type="float">
            <text:p>0</text:p>
          </table:table-cell>
          <table:table-cell office:value-type="float" office:value="0.1431917" calcext:value-type="float">
            <text:p>0.1431917</text:p>
          </table:table-cell>
          <table:table-cell office:value-type="float" office:value="0.3572229" calcext:value-type="float">
            <text:p>0.3572229</text:p>
          </table:table-cell>
          <table:table-cell office:value-type="float" office:value="0.3606382" calcext:value-type="float">
            <text:p>0.3606382</text:p>
          </table:table-cell>
          <table:table-cell office:value-type="float" office:value="0.2159554" calcext:value-type="float">
            <text:p>0.2159554</text:p>
          </table:table-cell>
          <table:table-cell office:value-type="float" office:value="0.2066568" calcext:value-type="float">
            <text:p>0.2066568</text:p>
          </table:table-cell>
          <table:table-cell office:value-type="float" office:value="0.1753795" calcext:value-type="float">
            <text:p>0.1753795</text:p>
          </table:table-cell>
          <table:table-cell office:value-type="float" office:value="0.2651052" calcext:value-type="float">
            <text:p>0.2651052</text:p>
          </table:table-cell>
          <table:table-cell office:value-type="float" office:value="0.3524951" calcext:value-type="float">
            <text:p>0.3524951</text:p>
          </table:table-cell>
          <table:table-cell office:value-type="float" office:value="0.3449022" calcext:value-type="float">
            <text:p>0.3449022</text:p>
          </table:table-cell>
          <table:table-cell office:value-type="float" office:value="0.3606549" calcext:value-type="float">
            <text:p>0.3606549</text:p>
          </table:table-cell>
          <table:table-cell office:value-type="float" office:value="0.3791904" calcext:value-type="float">
            <text:p>0.3791904</text:p>
          </table:table-cell>
          <table:table-cell office:value-type="float" office:value="0.3938971" calcext:value-type="float">
            <text:p>0.3938971</text:p>
          </table:table-cell>
          <table:table-cell office:value-type="float" office:value="0.4623747" calcext:value-type="float">
            <text:p>0.4623747</text:p>
          </table:table-cell>
          <table:table-cell office:value-type="float" office:value="0" calcext:value-type="float">
            <text:p>0</text:p>
          </table:table-cell>
          <table:table-cell office:value-type="float" office:value="1.937752E-015" calcext:value-type="float">
            <text:p>1.937752E-15</text:p>
          </table:table-cell>
          <table:table-cell office:value-type="float" office:value="9.704982E-016" calcext:value-type="float">
            <text:p>9.704982E-16</text:p>
          </table:table-cell>
          <table:table-cell office:value-type="float" office:value="1.969369E-015" calcext:value-type="float">
            <text:p>1.969369E-15</text:p>
          </table:table-cell>
          <table:table-cell office:value-type="float" office:value="1.952498E-015" calcext:value-type="float">
            <text:p>1.952498E-15</text:p>
          </table:table-cell>
          <table:table-cell office:value-type="float" office:value="9.649195E-016" calcext:value-type="float">
            <text:p>9.649195E-16</text:p>
          </table:table-cell>
          <table:table-cell office:value-type="float" office:value="9.838268E-016" calcext:value-type="float">
            <text:p>9.838268E-16</text:p>
          </table:table-cell>
          <table:table-cell office:value-type="float" office:value="1.941557E-015" calcext:value-type="float">
            <text:p>1.941557E-15</text:p>
          </table:table-cell>
          <table:table-cell office:value-type="float" office:value="2.307253E-025" calcext:value-type="float">
            <text:p>2.307253E-25</text:p>
          </table:table-cell>
          <table:table-cell office:value-type="float" office:value="1.066913E-029" calcext:value-type="float">
            <text:p>1.066913E-29</text:p>
          </table:table-cell>
          <table:table-cell office:value-type="float" office:value="2.368905E-034" calcext:value-type="float">
            <text:p>2.368905E-34</text:p>
          </table:table-cell>
          <table:table-cell office:value-type="float" office:value="3.832417E-039" calcext:value-type="float">
            <text:p>3.832417E-39</text:p>
          </table:table-cell>
          <table:table-cell office:value-type="float" office:value="2.522337E-044" calcext:value-type="float">
            <text:p>2.522337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.91031" calcext:value-type="float">
            <text:p>-10.91031</text:p>
          </table:table-cell>
          <table:table-cell office:value-type="float" office:value="-0.01210248" calcext:value-type="float">
            <text:p>-0.01210248</text:p>
          </table:table-cell>
          <table:table-cell office:value-type="float" office:value="-0.01140955" calcext:value-type="float">
            <text:p>-0.01140955</text:p>
          </table:table-cell>
          <table:table-cell office:value-type="float" office:value="-0.4546855" calcext:value-type="float">
            <text:p>-0.4546855</text:p>
          </table:table-cell>
          <table:table-cell office:value-type="float" office:value="-0.6382033" calcext:value-type="float">
            <text:p>-0.6382033</text:p>
          </table:table-cell>
          <table:table-cell office:value-type="float" office:value="-0.8476952" calcext:value-type="float">
            <text:p>-0.8476952</text:p>
          </table:table-cell>
          <table:table-cell office:value-type="float" office:value="-0.03496471" calcext:value-type="float">
            <text:p>-0.03496471</text:p>
          </table:table-cell>
          <table:table-cell office:value-type="float" office:value="-0.03688886" calcext:value-type="float">
            <text:p>-0.03688886</text:p>
          </table:table-cell>
          <table:table-cell office:value-type="float" office:value="-0.03399733" calcext:value-type="float">
            <text:p>-0.03399733</text:p>
          </table:table-cell>
          <table:table-cell office:value-type="float" office:value="-0.02177704" calcext:value-type="float">
            <text:p>-0.02177704</text:p>
          </table:table-cell>
          <table:table-cell office:value-type="float" office:value="0" calcext:value-type="float">
            <text:p>0</text:p>
          </table:table-cell>
          <table:table-cell office:value-type="float" office:value="0.02456024" calcext:value-type="float">
            <text:p>0.02456024</text:p>
          </table:table-cell>
          <table:table-cell office:value-type="float" office:value="-0.009706864" calcext:value-type="float">
            <text:p>-0.009706864</text:p>
          </table:table-cell>
          <table:table-cell office:value-type="float" office:value="-0.001070201" calcext:value-type="float">
            <text:p>-0.001070201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2.348788" calcext:value-type="float">
            <text:p>-2.348788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5092003" calcext:value-type="float">
            <text:p>5092003</text:p>
          </table:table-cell>
          <table:table-cell office:value-type="float" office:value="733.6026" calcext:value-type="float">
            <text:p>733.6026</text:p>
          </table:table-cell>
          <table:table-cell office:value-type="float" office:value="620.9904" calcext:value-type="float">
            <text:p>620.9904</text:p>
          </table:table-cell>
          <table:table-cell office:value-type="float" office:value="19.07363" calcext:value-type="float">
            <text:p>19.07363</text:p>
          </table:table-cell>
          <table:table-cell office:value-type="float" office:value="1040.534" calcext:value-type="float">
            <text:p>1040.534</text:p>
          </table:table-cell>
          <table:table-cell office:value-type="float" office:value="118.1496" calcext:value-type="float">
            <text:p>118.1496</text:p>
          </table:table-cell>
          <table:table-cell office:value-type="float" office:value="0" calcext:value-type="float">
            <text:p>0</text:p>
          </table:table-cell>
          <table:table-cell office:value-type="float" office:value="0.1183853" calcext:value-type="float">
            <text:p>0.1183853</text:p>
          </table:table-cell>
          <table:table-cell office:value-type="float" office:value="0.3038205" calcext:value-type="float">
            <text:p>0.3038205</text:p>
          </table:table-cell>
          <table:table-cell office:value-type="float" office:value="0.3135744" calcext:value-type="float">
            <text:p>0.3135744</text:p>
          </table:table-cell>
          <table:table-cell office:value-type="float" office:value="0.2119969" calcext:value-type="float">
            <text:p>0.2119969</text:p>
          </table:table-cell>
          <table:table-cell office:value-type="float" office:value="0.2034295" calcext:value-type="float">
            <text:p>0.2034295</text:p>
          </table:table-cell>
          <table:table-cell office:value-type="float" office:value="0.1759161" calcext:value-type="float">
            <text:p>0.1759161</text:p>
          </table:table-cell>
          <table:table-cell office:value-type="float" office:value="0.259296" calcext:value-type="float">
            <text:p>0.259296</text:p>
          </table:table-cell>
          <table:table-cell office:value-type="float" office:value="0.3514767" calcext:value-type="float">
            <text:p>0.3514767</text:p>
          </table:table-cell>
          <table:table-cell office:value-type="float" office:value="0.3445753" calcext:value-type="float">
            <text:p>0.3445753</text:p>
          </table:table-cell>
          <table:table-cell office:value-type="float" office:value="0.3602761" calcext:value-type="float">
            <text:p>0.3602761</text:p>
          </table:table-cell>
          <table:table-cell office:value-type="float" office:value="0.3788856" calcext:value-type="float">
            <text:p>0.3788856</text:p>
          </table:table-cell>
          <table:table-cell office:value-type="float" office:value="0.3936597" calcext:value-type="float">
            <text:p>0.3936597</text:p>
          </table:table-cell>
          <table:table-cell office:value-type="float" office:value="0.4623747" calcext:value-type="float">
            <text:p>0.4623747</text:p>
          </table:table-cell>
          <table:table-cell office:value-type="float" office:value="0" calcext:value-type="float">
            <text:p>0</text:p>
          </table:table-cell>
          <table:table-cell office:value-type="float" office:value="1.937807E-015" calcext:value-type="float">
            <text:p>1.937807E-15</text:p>
          </table:table-cell>
          <table:table-cell office:value-type="float" office:value="9.705016E-016" calcext:value-type="float">
            <text:p>9.705016E-16</text:p>
          </table:table-cell>
          <table:table-cell office:value-type="float" office:value="1.969355E-015" calcext:value-type="float">
            <text:p>1.969355E-15</text:p>
          </table:table-cell>
          <table:table-cell office:value-type="float" office:value="1.9525E-015" calcext:value-type="float">
            <text:p>1.9525E-15</text:p>
          </table:table-cell>
          <table:table-cell office:value-type="float" office:value="9.649195E-016" calcext:value-type="float">
            <text:p>9.649195E-16</text:p>
          </table:table-cell>
          <table:table-cell office:value-type="float" office:value="9.838268E-016" calcext:value-type="float">
            <text:p>9.838268E-16</text:p>
          </table:table-cell>
          <table:table-cell office:value-type="float" office:value="1.941557E-015" calcext:value-type="float">
            <text:p>1.941557E-15</text:p>
          </table:table-cell>
          <table:table-cell office:value-type="float" office:value="2.307253E-025" calcext:value-type="float">
            <text:p>2.307253E-25</text:p>
          </table:table-cell>
          <table:table-cell office:value-type="float" office:value="1.066913E-029" calcext:value-type="float">
            <text:p>1.066913E-29</text:p>
          </table:table-cell>
          <table:table-cell office:value-type="float" office:value="2.368905E-034" calcext:value-type="float">
            <text:p>2.368905E-34</text:p>
          </table:table-cell>
          <table:table-cell office:value-type="float" office:value="3.832417E-039" calcext:value-type="float">
            <text:p>3.832417E-39</text:p>
          </table:table-cell>
          <table:table-cell office:value-type="float" office:value="2.522337E-044" calcext:value-type="float">
            <text:p>2.522337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7.67729" calcext:value-type="float">
            <text:p>-47.67729</text:p>
          </table:table-cell>
          <table:table-cell office:value-type="float" office:value="-0.03283888" calcext:value-type="float">
            <text:p>-0.03283888</text:p>
          </table:table-cell>
          <table:table-cell office:value-type="float" office:value="-0.02692636" calcext:value-type="float">
            <text:p>-0.02692636</text:p>
          </table:table-cell>
          <table:table-cell office:value-type="float" office:value="-0.5244687" calcext:value-type="float">
            <text:p>-0.5244687</text:p>
          </table:table-cell>
          <table:table-cell office:value-type="float" office:value="-0.7206457" calcext:value-type="float">
            <text:p>-0.7206457</text:p>
          </table:table-cell>
          <table:table-cell office:value-type="float" office:value="-0.8280689" calcext:value-type="float">
            <text:p>-0.8280689</text:p>
          </table:table-cell>
          <table:table-cell office:value-type="float" office:value="-0.04096955" calcext:value-type="float">
            <text:p>-0.04096955</text:p>
          </table:table-cell>
          <table:table-cell office:value-type="float" office:value="-0.03783151" calcext:value-type="float">
            <text:p>-0.03783151</text:p>
          </table:table-cell>
          <table:table-cell office:value-type="float" office:value="-0.03429988" calcext:value-type="float">
            <text:p>-0.03429988</text:p>
          </table:table-cell>
          <table:table-cell office:value-type="float" office:value="-0.02217241" calcext:value-type="float">
            <text:p>-0.02217241</text:p>
          </table:table-cell>
          <table:table-cell office:value-type="float" office:value="0" calcext:value-type="float">
            <text:p>0</text:p>
          </table:table-cell>
          <table:table-cell office:value-type="float" office:value="0.02456024" calcext:value-type="float">
            <text:p>0.02456024</text:p>
          </table:table-cell>
          <table:table-cell office:value-type="float" office:value="-0.009698101" calcext:value-type="float">
            <text:p>-0.009698101</text:p>
          </table:table-cell>
          <table:table-cell office:value-type="float" office:value="-0.001073724" calcext:value-type="float">
            <text:p>-0.001073724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2.352361" calcext:value-type="float">
            <text:p>-2.352361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6092003" calcext:value-type="float">
            <text:p>6092003</text:p>
          </table:table-cell>
          <table:table-cell office:value-type="float" office:value="733.6026" calcext:value-type="float">
            <text:p>733.6026</text:p>
          </table:table-cell>
          <table:table-cell office:value-type="float" office:value="626.7629" calcext:value-type="float">
            <text:p>626.7629</text:p>
          </table:table-cell>
          <table:table-cell office:value-type="float" office:value="19.07363" calcext:value-type="float">
            <text:p>19.07363</text:p>
          </table:table-cell>
          <table:table-cell office:value-type="float" office:value="1034.761" calcext:value-type="float">
            <text:p>1034.761</text:p>
          </table:table-cell>
          <table:table-cell office:value-type="float" office:value="118.1496" calcext:value-type="float">
            <text:p>118.1496</text:p>
          </table:table-cell>
          <table:table-cell office:value-type="float" office:value="0" calcext:value-type="float">
            <text:p>0</text:p>
          </table:table-cell>
          <table:table-cell office:value-type="float" office:value="0.112327" calcext:value-type="float">
            <text:p>0.112327</text:p>
          </table:table-cell>
          <table:table-cell office:value-type="float" office:value="0.2535789" calcext:value-type="float">
            <text:p>0.2535789</text:p>
          </table:table-cell>
          <table:table-cell office:value-type="float" office:value="0.2728456" calcext:value-type="float">
            <text:p>0.2728456</text:p>
          </table:table-cell>
          <table:table-cell office:value-type="float" office:value="0.2079791" calcext:value-type="float">
            <text:p>0.2079791</text:p>
          </table:table-cell>
          <table:table-cell office:value-type="float" office:value="0.2007043" calcext:value-type="float">
            <text:p>0.2007043</text:p>
          </table:table-cell>
          <table:table-cell office:value-type="float" office:value="0.1761497" calcext:value-type="float">
            <text:p>0.1761497</text:p>
          </table:table-cell>
          <table:table-cell office:value-type="float" office:value="0.2546811" calcext:value-type="float">
            <text:p>0.2546811</text:p>
          </table:table-cell>
          <table:table-cell office:value-type="float" office:value="0.3500133" calcext:value-type="float">
            <text:p>0.3500133</text:p>
          </table:table-cell>
          <table:table-cell office:value-type="float" office:value="0.3441499" calcext:value-type="float">
            <text:p>0.3441499</text:p>
          </table:table-cell>
          <table:table-cell office:value-type="float" office:value="0.3598846" calcext:value-type="float">
            <text:p>0.3598846</text:p>
          </table:table-cell>
          <table:table-cell office:value-type="float" office:value="0.3785472" calcext:value-type="float">
            <text:p>0.3785472</text:p>
          </table:table-cell>
          <table:table-cell office:value-type="float" office:value="0.3933983" calcext:value-type="float">
            <text:p>0.3933983</text:p>
          </table:table-cell>
          <table:table-cell office:value-type="float" office:value="0.4623747" calcext:value-type="float">
            <text:p>0.4623747</text:p>
          </table:table-cell>
          <table:table-cell office:value-type="float" office:value="0" calcext:value-type="float">
            <text:p>0</text:p>
          </table:table-cell>
          <table:table-cell office:value-type="float" office:value="1.937863E-015" calcext:value-type="float">
            <text:p>1.937863E-15</text:p>
          </table:table-cell>
          <table:table-cell office:value-type="float" office:value="9.705032E-016" calcext:value-type="float">
            <text:p>9.705032E-16</text:p>
          </table:table-cell>
          <table:table-cell office:value-type="float" office:value="1.969339E-015" calcext:value-type="float">
            <text:p>1.969339E-15</text:p>
          </table:table-cell>
          <table:table-cell office:value-type="float" office:value="1.952502E-015" calcext:value-type="float">
            <text:p>1.952502E-15</text:p>
          </table:table-cell>
          <table:table-cell office:value-type="float" office:value="9.649195E-016" calcext:value-type="float">
            <text:p>9.649195E-16</text:p>
          </table:table-cell>
          <table:table-cell office:value-type="float" office:value="9.838268E-016" calcext:value-type="float">
            <text:p>9.838268E-16</text:p>
          </table:table-cell>
          <table:table-cell office:value-type="float" office:value="1.941557E-015" calcext:value-type="float">
            <text:p>1.941557E-15</text:p>
          </table:table-cell>
          <table:table-cell office:value-type="float" office:value="2.307253E-025" calcext:value-type="float">
            <text:p>2.307253E-25</text:p>
          </table:table-cell>
          <table:table-cell office:value-type="float" office:value="1.066913E-029" calcext:value-type="float">
            <text:p>1.066913E-29</text:p>
          </table:table-cell>
          <table:table-cell office:value-type="float" office:value="2.368905E-034" calcext:value-type="float">
            <text:p>2.368905E-34</text:p>
          </table:table-cell>
          <table:table-cell office:value-type="float" office:value="3.832417E-039" calcext:value-type="float">
            <text:p>3.832417E-39</text:p>
          </table:table-cell>
          <table:table-cell office:value-type="float" office:value="2.522337E-044" calcext:value-type="float">
            <text:p>2.522337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1.34731" calcext:value-type="float">
            <text:p>-71.34731</text:p>
          </table:table-cell>
          <table:table-cell office:value-type="float" office:value="-0.1319826" calcext:value-type="float">
            <text:p>-0.1319826</text:p>
          </table:table-cell>
          <table:table-cell office:value-type="float" office:value="-0.07470129" calcext:value-type="float">
            <text:p>-0.07470129</text:p>
          </table:table-cell>
          <table:table-cell office:value-type="float" office:value="-0.6075721" calcext:value-type="float">
            <text:p>-0.6075721</text:p>
          </table:table-cell>
          <table:table-cell office:value-type="float" office:value="-0.799536" calcext:value-type="float">
            <text:p>-0.799536</text:p>
          </table:table-cell>
          <table:table-cell office:value-type="float" office:value="-0.8196508" calcext:value-type="float">
            <text:p>-0.8196508</text:p>
          </table:table-cell>
          <table:table-cell office:value-type="float" office:value="-0.04656516" calcext:value-type="float">
            <text:p>-0.04656516</text:p>
          </table:table-cell>
          <table:table-cell office:value-type="float" office:value="-0.03923722" calcext:value-type="float">
            <text:p>-0.03923722</text:p>
          </table:table-cell>
          <table:table-cell office:value-type="float" office:value="-0.03469682" calcext:value-type="float">
            <text:p>-0.03469682</text:p>
          </table:table-cell>
          <table:table-cell office:value-type="float" office:value="-0.02258836" calcext:value-type="float">
            <text:p>-0.02258836</text:p>
          </table:table-cell>
          <table:table-cell office:value-type="float" office:value="0" calcext:value-type="float">
            <text:p>0</text:p>
          </table:table-cell>
          <table:table-cell office:value-type="float" office:value="0.02456024" calcext:value-type="float">
            <text:p>0.02456024</text:p>
          </table:table-cell>
          <table:table-cell office:value-type="float" office:value="-0.009697648" calcext:value-type="float">
            <text:p>-0.009697648</text:p>
          </table:table-cell>
          <table:table-cell office:value-type="float" office:value="-0.001077526" calcext:value-type="float">
            <text:p>-0.001077526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2.35603" calcext:value-type="float">
            <text:p>-2.35603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7092003" calcext:value-type="float">
            <text:p>7092003</text:p>
          </table:table-cell>
          <table:table-cell office:value-type="float" office:value="733.6026" calcext:value-type="float">
            <text:p>733.6026</text:p>
          </table:table-cell>
          <table:table-cell office:value-type="float" office:value="632.2497" calcext:value-type="float">
            <text:p>632.2497</text:p>
          </table:table-cell>
          <table:table-cell office:value-type="float" office:value="19.07363" calcext:value-type="float">
            <text:p>19.07363</text:p>
          </table:table-cell>
          <table:table-cell office:value-type="float" office:value="1029.275" calcext:value-type="float">
            <text:p>1029.275</text:p>
          </table:table-cell>
          <table:table-cell office:value-type="float" office:value="118.1496" calcext:value-type="float">
            <text:p>118.1496</text:p>
          </table:table-cell>
          <table:table-cell office:value-type="float" office:value="0" calcext:value-type="float">
            <text:p>0</text:p>
          </table:table-cell>
          <table:table-cell office:value-type="float" office:value="0.1104311" calcext:value-type="float">
            <text:p>0.1104311</text:p>
          </table:table-cell>
          <table:table-cell office:value-type="float" office:value="0.2148322" calcext:value-type="float">
            <text:p>0.2148322</text:p>
          </table:table-cell>
          <table:table-cell office:value-type="float" office:value="0.2372917" calcext:value-type="float">
            <text:p>0.2372917</text:p>
          </table:table-cell>
          <table:table-cell office:value-type="float" office:value="0.2030414" calcext:value-type="float">
            <text:p>0.2030414</text:p>
          </table:table-cell>
          <table:table-cell office:value-type="float" office:value="0.1973545" calcext:value-type="float">
            <text:p>0.1973545</text:p>
          </table:table-cell>
          <table:table-cell office:value-type="float" office:value="0.1759304" calcext:value-type="float">
            <text:p>0.1759304</text:p>
          </table:table-cell>
          <table:table-cell office:value-type="float" office:value="0.2498583" calcext:value-type="float">
            <text:p>0.2498583</text:p>
          </table:table-cell>
          <table:table-cell office:value-type="float" office:value="0.3480866" calcext:value-type="float">
            <text:p>0.3480866</text:p>
          </table:table-cell>
          <table:table-cell office:value-type="float" office:value="0.3434704" calcext:value-type="float">
            <text:p>0.3434704</text:p>
          </table:table-cell>
          <table:table-cell office:value-type="float" office:value="0.3593777" calcext:value-type="float">
            <text:p>0.3593777</text:p>
          </table:table-cell>
          <table:table-cell office:value-type="float" office:value="0.378116" calcext:value-type="float">
            <text:p>0.378116</text:p>
          </table:table-cell>
          <table:table-cell office:value-type="float" office:value="0.3931125" calcext:value-type="float">
            <text:p>0.3931125</text:p>
          </table:table-cell>
          <table:table-cell office:value-type="float" office:value="0.4623747" calcext:value-type="float">
            <text:p>0.4623747</text:p>
          </table:table-cell>
          <table:table-cell office:value-type="float" office:value="0" calcext:value-type="float">
            <text:p>0</text:p>
          </table:table-cell>
          <table:table-cell office:value-type="float" office:value="1.937901E-015" calcext:value-type="float">
            <text:p>1.937901E-15</text:p>
          </table:table-cell>
          <table:table-cell office:value-type="float" office:value="9.705083E-016" calcext:value-type="float">
            <text:p>9.705083E-16</text:p>
          </table:table-cell>
          <table:table-cell office:value-type="float" office:value="1.969323E-015" calcext:value-type="float">
            <text:p>1.969323E-15</text:p>
          </table:table-cell>
          <table:table-cell office:value-type="float" office:value="1.952508E-015" calcext:value-type="float">
            <text:p>1.952508E-15</text:p>
          </table:table-cell>
          <table:table-cell office:value-type="float" office:value="9.649195E-016" calcext:value-type="float">
            <text:p>9.649195E-16</text:p>
          </table:table-cell>
          <table:table-cell office:value-type="float" office:value="9.838268E-016" calcext:value-type="float">
            <text:p>9.838268E-16</text:p>
          </table:table-cell>
          <table:table-cell office:value-type="float" office:value="1.941557E-015" calcext:value-type="float">
            <text:p>1.941557E-15</text:p>
          </table:table-cell>
          <table:table-cell office:value-type="float" office:value="2.307253E-025" calcext:value-type="float">
            <text:p>2.307253E-25</text:p>
          </table:table-cell>
          <table:table-cell office:value-type="float" office:value="1.066913E-029" calcext:value-type="float">
            <text:p>1.066913E-29</text:p>
          </table:table-cell>
          <table:table-cell office:value-type="float" office:value="2.368905E-034" calcext:value-type="float">
            <text:p>2.368905E-34</text:p>
          </table:table-cell>
          <table:table-cell office:value-type="float" office:value="3.832417E-039" calcext:value-type="float">
            <text:p>3.832417E-39</text:p>
          </table:table-cell>
          <table:table-cell office:value-type="float" office:value="2.522337E-044" calcext:value-type="float">
            <text:p>2.522337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1.4381" calcext:value-type="float">
            <text:p>-81.4381</text:p>
          </table:table-cell>
          <table:table-cell office:value-type="float" office:value="-0.4733477" calcext:value-type="float">
            <text:p>-0.4733477</text:p>
          </table:table-cell>
          <table:table-cell office:value-type="float" office:value="-0.2191399" calcext:value-type="float">
            <text:p>-0.2191399</text:p>
          </table:table-cell>
          <table:table-cell office:value-type="float" office:value="-0.7307933" calcext:value-type="float">
            <text:p>-0.7307933</text:p>
          </table:table-cell>
          <table:table-cell office:value-type="float" office:value="-0.9100468" calcext:value-type="float">
            <text:p>-0.9100468</text:p>
          </table:table-cell>
          <table:table-cell office:value-type="float" office:value="-0.8274403" calcext:value-type="float">
            <text:p>-0.8274403</text:p>
          </table:table-cell>
          <table:table-cell office:value-type="float" office:value="-0.05334797" calcext:value-type="float">
            <text:p>-0.05334797</text:p>
          </table:table-cell>
          <table:table-cell office:value-type="float" office:value="-0.04117717" calcext:value-type="float">
            <text:p>-0.04117717</text:p>
          </table:table-cell>
          <table:table-cell office:value-type="float" office:value="-0.03534031" calcext:value-type="float">
            <text:p>-0.03534031</text:p>
          </table:table-cell>
          <table:table-cell office:value-type="float" office:value="-0.02313778" calcext:value-type="float">
            <text:p>-0.02313778</text:p>
          </table:table-cell>
          <table:table-cell office:value-type="float" office:value="0" calcext:value-type="float">
            <text:p>0</text:p>
          </table:table-cell>
          <table:table-cell office:value-type="float" office:value="0.02456024" calcext:value-type="float">
            <text:p>0.02456024</text:p>
          </table:table-cell>
          <table:table-cell office:value-type="float" office:value="-0.00970195" calcext:value-type="float">
            <text:p>-0.00970195</text:p>
          </table:table-cell>
          <table:table-cell office:value-type="float" office:value="-0.001080847" calcext:value-type="float">
            <text:p>-0.001080847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2.359838" calcext:value-type="float">
            <text:p>-2.359838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8092003" calcext:value-type="float">
            <text:p>8092003</text:p>
          </table:table-cell>
          <table:table-cell office:value-type="float" office:value="733.6026" calcext:value-type="float">
            <text:p>733.6026</text:p>
          </table:table-cell>
          <table:table-cell office:value-type="float" office:value="637.2867" calcext:value-type="float">
            <text:p>637.2867</text:p>
          </table:table-cell>
          <table:table-cell office:value-type="float" office:value="19.07363" calcext:value-type="float">
            <text:p>19.07363</text:p>
          </table:table-cell>
          <table:table-cell office:value-type="float" office:value="1024.238" calcext:value-type="float">
            <text:p>1024.238</text:p>
          </table:table-cell>
          <table:table-cell office:value-type="float" office:value="118.1496" calcext:value-type="float">
            <text:p>118.1496</text:p>
          </table:table-cell>
          <table:table-cell office:value-type="float" office:value="0" calcext:value-type="float">
            <text:p>0</text:p>
          </table:table-cell>
          <table:table-cell office:value-type="float" office:value="0.1131523" calcext:value-type="float">
            <text:p>0.1131523</text:p>
          </table:table-cell>
          <table:table-cell office:value-type="float" office:value="0.1947089" calcext:value-type="float">
            <text:p>0.1947089</text:p>
          </table:table-cell>
          <table:table-cell office:value-type="float" office:value="0.2098365" calcext:value-type="float">
            <text:p>0.2098365</text:p>
          </table:table-cell>
          <table:table-cell office:value-type="float" office:value="0.1964948" calcext:value-type="float">
            <text:p>0.1964948</text:p>
          </table:table-cell>
          <table:table-cell office:value-type="float" office:value="0.192571" calcext:value-type="float">
            <text:p>0.192571</text:p>
          </table:table-cell>
          <table:table-cell office:value-type="float" office:value="0.1749619" calcext:value-type="float">
            <text:p>0.1749619</text:p>
          </table:table-cell>
          <table:table-cell office:value-type="float" office:value="0.2438926" calcext:value-type="float">
            <text:p>0.2438926</text:p>
          </table:table-cell>
          <table:table-cell office:value-type="float" office:value="0.3455423" calcext:value-type="float">
            <text:p>0.3455423</text:p>
          </table:table-cell>
          <table:table-cell office:value-type="float" office:value="0.3423987" calcext:value-type="float">
            <text:p>0.3423987</text:p>
          </table:table-cell>
          <table:table-cell office:value-type="float" office:value="0.3586939" calcext:value-type="float">
            <text:p>0.3586939</text:p>
          </table:table-cell>
          <table:table-cell office:value-type="float" office:value="0.3775181" calcext:value-type="float">
            <text:p>0.3775181</text:p>
          </table:table-cell>
          <table:table-cell office:value-type="float" office:value="0.3927608" calcext:value-type="float">
            <text:p>0.3927608</text:p>
          </table:table-cell>
          <table:table-cell office:value-type="float" office:value="0.4623747" calcext:value-type="float">
            <text:p>0.4623747</text:p>
          </table:table-cell>
          <table:table-cell office:value-type="float" office:value="0" calcext:value-type="float">
            <text:p>0</text:p>
          </table:table-cell>
          <table:table-cell office:value-type="float" office:value="1.937922E-015" calcext:value-type="float">
            <text:p>1.937922E-15</text:p>
          </table:table-cell>
          <table:table-cell office:value-type="float" office:value="9.70503E-016" calcext:value-type="float">
            <text:p>9.70503E-16</text:p>
          </table:table-cell>
          <table:table-cell office:value-type="float" office:value="1.96931E-015" calcext:value-type="float">
            <text:p>1.96931E-15</text:p>
          </table:table-cell>
          <table:table-cell office:value-type="float" office:value="1.952519E-015" calcext:value-type="float">
            <text:p>1.952519E-15</text:p>
          </table:table-cell>
          <table:table-cell office:value-type="float" office:value="9.649195E-016" calcext:value-type="float">
            <text:p>9.649195E-16</text:p>
          </table:table-cell>
          <table:table-cell office:value-type="float" office:value="9.838268E-016" calcext:value-type="float">
            <text:p>9.838268E-16</text:p>
          </table:table-cell>
          <table:table-cell office:value-type="float" office:value="1.941557E-015" calcext:value-type="float">
            <text:p>1.941557E-15</text:p>
          </table:table-cell>
          <table:table-cell office:value-type="float" office:value="2.307253E-025" calcext:value-type="float">
            <text:p>2.307253E-25</text:p>
          </table:table-cell>
          <table:table-cell office:value-type="float" office:value="1.066913E-029" calcext:value-type="float">
            <text:p>1.066913E-29</text:p>
          </table:table-cell>
          <table:table-cell office:value-type="float" office:value="2.368905E-034" calcext:value-type="float">
            <text:p>2.368905E-34</text:p>
          </table:table-cell>
          <table:table-cell office:value-type="float" office:value="3.832417E-039" calcext:value-type="float">
            <text:p>3.832417E-39</text:p>
          </table:table-cell>
          <table:table-cell office:value-type="float" office:value="2.522337E-044" calcext:value-type="float">
            <text:p>2.522337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8.28955" calcext:value-type="float">
            <text:p>-68.28955</text:p>
          </table:table-cell>
          <table:table-cell office:value-type="float" office:value="-1.010513" calcext:value-type="float">
            <text:p>-1.010513</text:p>
          </table:table-cell>
          <table:table-cell office:value-type="float" office:value="-0.5660748" calcext:value-type="float">
            <text:p>-0.5660748</text:p>
          </table:table-cell>
          <table:table-cell office:value-type="float" office:value="-0.9402157" calcext:value-type="float">
            <text:p>-0.9402157</text:p>
          </table:table-cell>
          <table:table-cell office:value-type="float" office:value="-1.099302" calcext:value-type="float">
            <text:p>-1.099302</text:p>
          </table:table-cell>
          <table:table-cell office:value-type="float" office:value="-0.8630799" calcext:value-type="float">
            <text:p>-0.8630799</text:p>
          </table:table-cell>
          <table:table-cell office:value-type="float" office:value="-0.06334084" calcext:value-type="float">
            <text:p>-0.06334084</text:p>
          </table:table-cell>
          <table:table-cell office:value-type="float" office:value="-0.04390467" calcext:value-type="float">
            <text:p>-0.04390467</text:p>
          </table:table-cell>
          <table:table-cell office:value-type="float" office:value="-0.03638359" calcext:value-type="float">
            <text:p>-0.03638359</text:p>
          </table:table-cell>
          <table:table-cell office:value-type="float" office:value="-0.02390262" calcext:value-type="float">
            <text:p>-0.02390262</text:p>
          </table:table-cell>
          <table:table-cell office:value-type="float" office:value="0" calcext:value-type="float">
            <text:p>0</text:p>
          </table:table-cell>
          <table:table-cell office:value-type="float" office:value="0.02456024" calcext:value-type="float">
            <text:p>0.02456024</text:p>
          </table:table-cell>
          <table:table-cell office:value-type="float" office:value="-0.009703995" calcext:value-type="float">
            <text:p>-0.009703995</text:p>
          </table:table-cell>
          <table:table-cell office:value-type="float" office:value="-0.001083569" calcext:value-type="float">
            <text:p>-0.001083569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2.363796" calcext:value-type="float">
            <text:p>-2.363796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9092003" calcext:value-type="float">
            <text:p>9092003</text:p>
          </table:table-cell>
          <table:table-cell office:value-type="float" office:value="754.2026" calcext:value-type="float">
            <text:p>754.2026</text:p>
          </table:table-cell>
          <table:table-cell office:value-type="float" office:value="640.2266" calcext:value-type="float">
            <text:p>640.2266</text:p>
          </table:table-cell>
          <table:table-cell office:value-type="float" office:value="19.07363" calcext:value-type="float">
            <text:p>19.07363</text:p>
          </table:table-cell>
          <table:table-cell office:value-type="float" office:value="1041.594" calcext:value-type="float">
            <text:p>1041.594</text:p>
          </table:table-cell>
          <table:table-cell office:value-type="float" office:value="118.4533" calcext:value-type="float">
            <text:p>118.4533</text:p>
          </table:table-cell>
          <table:table-cell office:value-type="float" office:value="0" calcext:value-type="float">
            <text:p>0</text:p>
          </table:table-cell>
          <table:table-cell office:value-type="float" office:value="0.4767747" calcext:value-type="float">
            <text:p>0.4767747</text:p>
          </table:table-cell>
          <table:table-cell office:value-type="float" office:value="0.4947475" calcext:value-type="float">
            <text:p>0.4947475</text:p>
          </table:table-cell>
          <table:table-cell office:value-type="float" office:value="0.2170413" calcext:value-type="float">
            <text:p>0.2170413</text:p>
          </table:table-cell>
          <table:table-cell office:value-type="float" office:value="0.2005729" calcext:value-type="float">
            <text:p>0.2005729</text:p>
          </table:table-cell>
          <table:table-cell office:value-type="float" office:value="0.1987411" calcext:value-type="float">
            <text:p>0.1987411</text:p>
          </table:table-cell>
          <table:table-cell office:value-type="float" office:value="0.1760135" calcext:value-type="float">
            <text:p>0.1760135</text:p>
          </table:table-cell>
          <table:table-cell office:value-type="float" office:value="0.2554026" calcext:value-type="float">
            <text:p>0.2554026</text:p>
          </table:table-cell>
          <table:table-cell office:value-type="float" office:value="0.3451844" calcext:value-type="float">
            <text:p>0.3451844</text:p>
          </table:table-cell>
          <table:table-cell office:value-type="float" office:value="0.3423315" calcext:value-type="float">
            <text:p>0.3423315</text:p>
          </table:table-cell>
          <table:table-cell office:value-type="float" office:value="0.3586362" calcext:value-type="float">
            <text:p>0.3586362</text:p>
          </table:table-cell>
          <table:table-cell office:value-type="float" office:value="0.3775165" calcext:value-type="float">
            <text:p>0.3775165</text:p>
          </table:table-cell>
          <table:table-cell office:value-type="float" office:value="0.3927822" calcext:value-type="float">
            <text:p>0.3927822</text:p>
          </table:table-cell>
          <table:table-cell office:value-type="float" office:value="0.4623747" calcext:value-type="float">
            <text:p>0.4623747</text:p>
          </table:table-cell>
          <table:table-cell office:value-type="float" office:value="0" calcext:value-type="float">
            <text:p>0</text:p>
          </table:table-cell>
          <table:table-cell office:value-type="float" office:value="1.937939E-015" calcext:value-type="float">
            <text:p>1.937939E-15</text:p>
          </table:table-cell>
          <table:table-cell office:value-type="float" office:value="9.704973E-016" calcext:value-type="float">
            <text:p>9.704973E-16</text:p>
          </table:table-cell>
          <table:table-cell office:value-type="float" office:value="1.969295E-015" calcext:value-type="float">
            <text:p>1.969295E-15</text:p>
          </table:table-cell>
          <table:table-cell office:value-type="float" office:value="1.952534E-015" calcext:value-type="float">
            <text:p>1.952534E-15</text:p>
          </table:table-cell>
          <table:table-cell office:value-type="float" office:value="9.649195E-016" calcext:value-type="float">
            <text:p>9.649195E-16</text:p>
          </table:table-cell>
          <table:table-cell office:value-type="float" office:value="9.838268E-016" calcext:value-type="float">
            <text:p>9.838268E-16</text:p>
          </table:table-cell>
          <table:table-cell office:value-type="float" office:value="1.941557E-015" calcext:value-type="float">
            <text:p>1.941557E-15</text:p>
          </table:table-cell>
          <table:table-cell office:value-type="float" office:value="2.307253E-025" calcext:value-type="float">
            <text:p>2.307253E-25</text:p>
          </table:table-cell>
          <table:table-cell office:value-type="float" office:value="1.066913E-029" calcext:value-type="float">
            <text:p>1.066913E-29</text:p>
          </table:table-cell>
          <table:table-cell office:value-type="float" office:value="2.368905E-034" calcext:value-type="float">
            <text:p>2.368905E-34</text:p>
          </table:table-cell>
          <table:table-cell office:value-type="float" office:value="3.832417E-039" calcext:value-type="float">
            <text:p>3.832417E-39</text:p>
          </table:table-cell>
          <table:table-cell office:value-type="float" office:value="2.382207E-044" calcext:value-type="float">
            <text:p>2.382207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2050983" calcext:value-type="float">
            <text:p>-0.002050983</text:p>
          </table:table-cell>
          <table:table-cell office:value-type="float" office:value="-0.001626135" calcext:value-type="float">
            <text:p>-0.001626135</text:p>
          </table:table-cell>
          <table:table-cell office:value-type="float" office:value="-0.4376274" calcext:value-type="float">
            <text:p>-0.4376274</text:p>
          </table:table-cell>
          <table:table-cell office:value-type="float" office:value="-0.8032947" calcext:value-type="float">
            <text:p>-0.8032947</text:p>
          </table:table-cell>
          <table:table-cell office:value-type="float" office:value="-0.8625839" calcext:value-type="float">
            <text:p>-0.8625839</text:p>
          </table:table-cell>
          <table:table-cell office:value-type="float" office:value="-0.8245409" calcext:value-type="float">
            <text:p>-0.8245409</text:p>
          </table:table-cell>
          <table:table-cell office:value-type="float" office:value="-0.04563081" calcext:value-type="float">
            <text:p>-0.04563081</text:p>
          </table:table-cell>
          <table:table-cell office:value-type="float" office:value="-0.04433008" calcext:value-type="float">
            <text:p>-0.04433008</text:p>
          </table:table-cell>
          <table:table-cell office:value-type="float" office:value="-0.03645806" calcext:value-type="float">
            <text:p>-0.03645806</text:p>
          </table:table-cell>
          <table:table-cell office:value-type="float" office:value="-0.02397351" calcext:value-type="float">
            <text:p>-0.02397351</text:p>
          </table:table-cell>
          <table:table-cell office:value-type="float" office:value="0" calcext:value-type="float">
            <text:p>0</text:p>
          </table:table-cell>
          <table:table-cell office:value-type="float" office:value="0.02456024" calcext:value-type="float">
            <text:p>0.02456024</text:p>
          </table:table-cell>
          <table:table-cell office:value-type="float" office:value="-0.009706604" calcext:value-type="float">
            <text:p>-0.009706604</text:p>
          </table:table-cell>
          <table:table-cell office:value-type="float" office:value="-0.001085854" calcext:value-type="float">
            <text:p>-0.001085854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2.367786" calcext:value-type="float">
            <text:p>-2.367786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0092003" calcext:value-type="float">
            <text:p>10092003</text:p>
          </table:table-cell>
          <table:table-cell office:value-type="float" office:value="777.7026" calcext:value-type="float">
            <text:p>777.7026</text:p>
          </table:table-cell>
          <table:table-cell office:value-type="float" office:value="643.9488" calcext:value-type="float">
            <text:p>643.9488</text:p>
          </table:table-cell>
          <table:table-cell office:value-type="float" office:value="19.07363" calcext:value-type="float">
            <text:p>19.07363</text:p>
          </table:table-cell>
          <table:table-cell office:value-type="float" office:value="1061.008" calcext:value-type="float">
            <text:p>1061.008</text:p>
          </table:table-cell>
          <table:table-cell office:value-type="float" office:value="118.8176" calcext:value-type="float">
            <text:p>118.8176</text:p>
          </table:table-cell>
          <table:table-cell office:value-type="float" office:value="0" calcext:value-type="float">
            <text:p>0</text:p>
          </table:table-cell>
          <table:table-cell office:value-type="float" office:value="0.5623291" calcext:value-type="float">
            <text:p>0.5623291</text:p>
          </table:table-cell>
          <table:table-cell office:value-type="float" office:value="0.524232" calcext:value-type="float">
            <text:p>0.524232</text:p>
          </table:table-cell>
          <table:table-cell office:value-type="float" office:value="0.4715909" calcext:value-type="float">
            <text:p>0.4715909</text:p>
          </table:table-cell>
          <table:table-cell office:value-type="float" office:value="0.2154494" calcext:value-type="float">
            <text:p>0.2154494</text:p>
          </table:table-cell>
          <table:table-cell office:value-type="float" office:value="0.2039217" calcext:value-type="float">
            <text:p>0.2039217</text:p>
          </table:table-cell>
          <table:table-cell office:value-type="float" office:value="0.1771641" calcext:value-type="float">
            <text:p>0.1771641</text:p>
          </table:table-cell>
          <table:table-cell office:value-type="float" office:value="0.2824169" calcext:value-type="float">
            <text:p>0.2824169</text:p>
          </table:table-cell>
          <table:table-cell office:value-type="float" office:value="0.345596" calcext:value-type="float">
            <text:p>0.345596</text:p>
          </table:table-cell>
          <table:table-cell office:value-type="float" office:value="0.3424144" calcext:value-type="float">
            <text:p>0.3424144</text:p>
          </table:table-cell>
          <table:table-cell office:value-type="float" office:value="0.3586665" calcext:value-type="float">
            <text:p>0.3586665</text:p>
          </table:table-cell>
          <table:table-cell office:value-type="float" office:value="0.3775951" calcext:value-type="float">
            <text:p>0.3775951</text:p>
          </table:table-cell>
          <table:table-cell office:value-type="float" office:value="0.39282" calcext:value-type="float">
            <text:p>0.39282</text:p>
          </table:table-cell>
          <table:table-cell office:value-type="float" office:value="0.462375" calcext:value-type="float">
            <text:p>0.462375</text:p>
          </table:table-cell>
          <table:table-cell office:value-type="float" office:value="0.000002098575" calcext:value-type="float">
            <text:p>2.098575E-06</text:p>
          </table:table-cell>
          <table:table-cell office:value-type="float" office:value="1.937972E-015" calcext:value-type="float">
            <text:p>1.937972E-15</text:p>
          </table:table-cell>
          <table:table-cell office:value-type="float" office:value="9.704882E-016" calcext:value-type="float">
            <text:p>9.704882E-16</text:p>
          </table:table-cell>
          <table:table-cell office:value-type="float" office:value="1.969283E-015" calcext:value-type="float">
            <text:p>1.969283E-15</text:p>
          </table:table-cell>
          <table:table-cell office:value-type="float" office:value="1.952545E-015" calcext:value-type="float">
            <text:p>1.952545E-15</text:p>
          </table:table-cell>
          <table:table-cell office:value-type="float" office:value="9.649195E-016" calcext:value-type="float">
            <text:p>9.649195E-16</text:p>
          </table:table-cell>
          <table:table-cell office:value-type="float" office:value="9.838268E-016" calcext:value-type="float">
            <text:p>9.838268E-16</text:p>
          </table:table-cell>
          <table:table-cell office:value-type="float" office:value="1.941557E-015" calcext:value-type="float">
            <text:p>1.941557E-15</text:p>
          </table:table-cell>
          <table:table-cell office:value-type="float" office:value="2.307253E-025" calcext:value-type="float">
            <text:p>2.307253E-25</text:p>
          </table:table-cell>
          <table:table-cell office:value-type="float" office:value="1.066913E-029" calcext:value-type="float">
            <text:p>1.066913E-29</text:p>
          </table:table-cell>
          <table:table-cell office:value-type="float" office:value="2.368905E-034" calcext:value-type="float">
            <text:p>2.368905E-34</text:p>
          </table:table-cell>
          <table:table-cell office:value-type="float" office:value="3.832417E-039" calcext:value-type="float">
            <text:p>3.832417E-39</text:p>
          </table:table-cell>
          <table:table-cell office:value-type="float" office:value="2.522337E-044" calcext:value-type="float">
            <text:p>2.522337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07463329" calcext:value-type="float">
            <text:p>-0.0007463329</text:p>
          </table:table-cell>
          <table:table-cell office:value-type="float" office:value="-0.001143226" calcext:value-type="float">
            <text:p>-0.001143226</text:p>
          </table:table-cell>
          <table:table-cell office:value-type="float" office:value="-0.002406507" calcext:value-type="float">
            <text:p>-0.002406507</text:p>
          </table:table-cell>
          <table:table-cell office:value-type="float" office:value="-0.4630513" calcext:value-type="float">
            <text:p>-0.4630513</text:p>
          </table:table-cell>
          <table:table-cell office:value-type="float" office:value="-0.7075442" calcext:value-type="float">
            <text:p>-0.7075442</text:p>
          </table:table-cell>
          <table:table-cell office:value-type="float" office:value="-0.7844224" calcext:value-type="float">
            <text:p>-0.7844224</text:p>
          </table:table-cell>
          <table:table-cell office:value-type="float" office:value="-0.02074376" calcext:value-type="float">
            <text:p>-0.02074376</text:p>
          </table:table-cell>
          <table:table-cell office:value-type="float" office:value="-0.04390467" calcext:value-type="float">
            <text:p>-0.04390467</text:p>
          </table:table-cell>
          <table:table-cell office:value-type="float" office:value="-0.03637597" calcext:value-type="float">
            <text:p>-0.03637597</text:p>
          </table:table-cell>
          <table:table-cell office:value-type="float" office:value="-0.02393917" calcext:value-type="float">
            <text:p>-0.02393917</text:p>
          </table:table-cell>
          <table:table-cell office:value-type="float" office:value="0" calcext:value-type="float">
            <text:p>0</text:p>
          </table:table-cell>
          <table:table-cell office:value-type="float" office:value="0.02456024" calcext:value-type="float">
            <text:p>0.02456024</text:p>
          </table:table-cell>
          <table:table-cell office:value-type="float" office:value="-0.0005" calcext:value-type="float">
            <text:p>-0.0005</text:p>
          </table:table-cell>
          <table:table-cell office:value-type="float" office:value="-0.001078447" calcext:value-type="float">
            <text:p>-0.001078447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2.371421" calcext:value-type="float">
            <text:p>-2.371421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1092003" calcext:value-type="float">
            <text:p>11092003</text:p>
          </table:table-cell>
          <table:table-cell office:value-type="float" office:value="790.3023" calcext:value-type="float">
            <text:p>790.3023</text:p>
          </table:table-cell>
          <table:table-cell office:value-type="float" office:value="645.3648" calcext:value-type="float">
            <text:p>645.3648</text:p>
          </table:table-cell>
          <table:table-cell office:value-type="float" office:value="19.07363" calcext:value-type="float">
            <text:p>19.07363</text:p>
          </table:table-cell>
          <table:table-cell office:value-type="float" office:value="1071.98" calcext:value-type="float">
            <text:p>1071.98</text:p>
          </table:table-cell>
          <table:table-cell office:value-type="float" office:value="119.0301" calcext:value-type="float">
            <text:p>119.0301</text:p>
          </table:table-cell>
          <table:table-cell office:value-type="float" office:value="0" calcext:value-type="float">
            <text:p>0</text:p>
          </table:table-cell>
          <table:table-cell office:value-type="float" office:value="0.4424868" calcext:value-type="float">
            <text:p>0.4424868</text:p>
          </table:table-cell>
          <table:table-cell office:value-type="float" office:value="0.457488" calcext:value-type="float">
            <text:p>0.457488</text:p>
          </table:table-cell>
          <table:table-cell office:value-type="float" office:value="0.4715567" calcext:value-type="float">
            <text:p>0.4715567</text:p>
          </table:table-cell>
          <table:table-cell office:value-type="float" office:value="0.4919021" calcext:value-type="float">
            <text:p>0.4919021</text:p>
          </table:table-cell>
          <table:table-cell office:value-type="float" office:value="0.2161283" calcext:value-type="float">
            <text:p>0.2161283</text:p>
          </table:table-cell>
          <table:table-cell office:value-type="float" office:value="0.1784311" calcext:value-type="float">
            <text:p>0.1784311</text:p>
          </table:table-cell>
          <table:table-cell office:value-type="float" office:value="0.2829101" calcext:value-type="float">
            <text:p>0.2829101</text:p>
          </table:table-cell>
          <table:table-cell office:value-type="float" office:value="0.3496293" calcext:value-type="float">
            <text:p>0.3496293</text:p>
          </table:table-cell>
          <table:table-cell office:value-type="float" office:value="0.3426236" calcext:value-type="float">
            <text:p>0.3426236</text:p>
          </table:table-cell>
          <table:table-cell office:value-type="float" office:value="0.358731" calcext:value-type="float">
            <text:p>0.358731</text:p>
          </table:table-cell>
          <table:table-cell office:value-type="float" office:value="0.3777017" calcext:value-type="float">
            <text:p>0.3777017</text:p>
          </table:table-cell>
          <table:table-cell office:value-type="float" office:value="0.3928454" calcext:value-type="float">
            <text:p>0.3928454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38014E-015" calcext:value-type="float">
            <text:p>1.938014E-15</text:p>
          </table:table-cell>
          <table:table-cell office:value-type="float" office:value="9.704836E-016" calcext:value-type="float">
            <text:p>9.704836E-16</text:p>
          </table:table-cell>
          <table:table-cell office:value-type="float" office:value="1.96927E-015" calcext:value-type="float">
            <text:p>1.96927E-15</text:p>
          </table:table-cell>
          <table:table-cell office:value-type="float" office:value="1.952553E-015" calcext:value-type="float">
            <text:p>1.952553E-15</text:p>
          </table:table-cell>
          <table:table-cell office:value-type="float" office:value="9.649195E-016" calcext:value-type="float">
            <text:p>9.649195E-16</text:p>
          </table:table-cell>
          <table:table-cell office:value-type="float" office:value="9.838268E-016" calcext:value-type="float">
            <text:p>9.838268E-16</text:p>
          </table:table-cell>
          <table:table-cell office:value-type="float" office:value="1.941557E-015" calcext:value-type="float">
            <text:p>1.941557E-15</text:p>
          </table:table-cell>
          <table:table-cell office:value-type="float" office:value="2.307253E-025" calcext:value-type="float">
            <text:p>2.307253E-25</text:p>
          </table:table-cell>
          <table:table-cell office:value-type="float" office:value="1.066913E-029" calcext:value-type="float">
            <text:p>1.066913E-29</text:p>
          </table:table-cell>
          <table:table-cell office:value-type="float" office:value="2.368905E-034" calcext:value-type="float">
            <text:p>2.368905E-34</text:p>
          </table:table-cell>
          <table:table-cell office:value-type="float" office:value="3.832417E-039" calcext:value-type="float">
            <text:p>3.832417E-39</text:p>
          </table:table-cell>
          <table:table-cell office:value-type="float" office:value="2.522337E-044" calcext:value-type="float">
            <text:p>2.522337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3245265" calcext:value-type="float">
            <text:p>-0.003245265</text:p>
          </table:table-cell>
          <table:table-cell office:value-type="float" office:value="-0.002646146" calcext:value-type="float">
            <text:p>-0.002646146</text:p>
          </table:table-cell>
          <table:table-cell office:value-type="float" office:value="-0.002200323" calcext:value-type="float">
            <text:p>-0.002200323</text:p>
          </table:table-cell>
          <table:table-cell office:value-type="float" office:value="-0.001709723" calcext:value-type="float">
            <text:p>-0.001709723</text:p>
          </table:table-cell>
          <table:table-cell office:value-type="float" office:value="-0.4530942" calcext:value-type="float">
            <text:p>-0.4530942</text:p>
          </table:table-cell>
          <table:table-cell office:value-type="float" office:value="-0.7428547" calcext:value-type="float">
            <text:p>-0.7428547</text:p>
          </table:table-cell>
          <table:table-cell office:value-type="float" office:value="-0.0204413" calcext:value-type="float">
            <text:p>-0.0204413</text:p>
          </table:table-cell>
          <table:table-cell office:value-type="float" office:value="-0.0396568" calcext:value-type="float">
            <text:p>-0.0396568</text:p>
          </table:table-cell>
          <table:table-cell office:value-type="float" office:value="-0.03617038" calcext:value-type="float">
            <text:p>-0.03617038</text:p>
          </table:table-cell>
          <table:table-cell office:value-type="float" office:value="-0.0238657" calcext:value-type="float">
            <text:p>-0.0238657</text:p>
          </table:table-cell>
          <table:table-cell office:value-type="float" office:value="0" calcext:value-type="float">
            <text:p>0</text:p>
          </table:table-cell>
          <table:table-cell office:value-type="float" office:value="0.02456024" calcext:value-type="float">
            <text:p>0.02456024</text:p>
          </table:table-cell>
          <table:table-cell office:value-type="float" office:value="-0.04750432" calcext:value-type="float">
            <text:p>-0.04750432</text:p>
          </table:table-cell>
          <table:table-cell office:value-type="float" office:value="-0.001057019" calcext:value-type="float">
            <text:p>-0.001057019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2.374718" calcext:value-type="float">
            <text:p>-2.374718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2092003" calcext:value-type="float">
            <text:p>12092003</text:p>
          </table:table-cell>
          <table:table-cell office:value-type="float" office:value="790.3023" calcext:value-type="float">
            <text:p>790.3023</text:p>
          </table:table-cell>
          <table:table-cell office:value-type="float" office:value="650.6297" calcext:value-type="float">
            <text:p>650.6297</text:p>
          </table:table-cell>
          <table:table-cell office:value-type="float" office:value="19.07363" calcext:value-type="float">
            <text:p>19.07363</text:p>
          </table:table-cell>
          <table:table-cell office:value-type="float" office:value="1066.716" calcext:value-type="float">
            <text:p>1066.716</text:p>
          </table:table-cell>
          <table:table-cell office:value-type="float" office:value="119.0301" calcext:value-type="float">
            <text:p>119.0301</text:p>
          </table:table-cell>
          <table:table-cell office:value-type="float" office:value="0" calcext:value-type="float">
            <text:p>0</text:p>
          </table:table-cell>
          <table:table-cell office:value-type="float" office:value="0.3107409" calcext:value-type="float">
            <text:p>0.3107409</text:p>
          </table:table-cell>
          <table:table-cell office:value-type="float" office:value="0.442142" calcext:value-type="float">
            <text:p>0.442142</text:p>
          </table:table-cell>
          <table:table-cell office:value-type="float" office:value="0.4528789" calcext:value-type="float">
            <text:p>0.4528789</text:p>
          </table:table-cell>
          <table:table-cell office:value-type="float" office:value="0.4675777" calcext:value-type="float">
            <text:p>0.4675777</text:p>
          </table:table-cell>
          <table:table-cell office:value-type="float" office:value="0.2278946" calcext:value-type="float">
            <text:p>0.2278946</text:p>
          </table:table-cell>
          <table:table-cell office:value-type="float" office:value="0.1797785" calcext:value-type="float">
            <text:p>0.1797785</text:p>
          </table:table-cell>
          <table:table-cell office:value-type="float" office:value="0.2726769" calcext:value-type="float">
            <text:p>0.2726769</text:p>
          </table:table-cell>
          <table:table-cell office:value-type="float" office:value="0.3516614" calcext:value-type="float">
            <text:p>0.3516614</text:p>
          </table:table-cell>
          <table:table-cell office:value-type="float" office:value="0.3427452" calcext:value-type="float">
            <text:p>0.3427452</text:p>
          </table:table-cell>
          <table:table-cell office:value-type="float" office:value="0.3586885" calcext:value-type="float">
            <text:p>0.3586885</text:p>
          </table:table-cell>
          <table:table-cell office:value-type="float" office:value="0.3776851" calcext:value-type="float">
            <text:p>0.3776851</text:p>
          </table:table-cell>
          <table:table-cell office:value-type="float" office:value="0.3927525" calcext:value-type="float">
            <text:p>0.3927525</text:p>
          </table:table-cell>
          <table:table-cell office:value-type="float" office:value="0.4623747" calcext:value-type="float">
            <text:p>0.4623747</text:p>
          </table:table-cell>
          <table:table-cell office:value-type="float" office:value="0" calcext:value-type="float">
            <text:p>0</text:p>
          </table:table-cell>
          <table:table-cell office:value-type="float" office:value="1.938044E-015" calcext:value-type="float">
            <text:p>1.938044E-15</text:p>
          </table:table-cell>
          <table:table-cell office:value-type="float" office:value="9.704795E-016" calcext:value-type="float">
            <text:p>9.704795E-16</text:p>
          </table:table-cell>
          <table:table-cell office:value-type="float" office:value="1.969255E-015" calcext:value-type="float">
            <text:p>1.969255E-15</text:p>
          </table:table-cell>
          <table:table-cell office:value-type="float" office:value="1.952564E-015" calcext:value-type="float">
            <text:p>1.952564E-15</text:p>
          </table:table-cell>
          <table:table-cell office:value-type="float" office:value="9.649195E-016" calcext:value-type="float">
            <text:p>9.649195E-16</text:p>
          </table:table-cell>
          <table:table-cell office:value-type="float" office:value="9.838268E-016" calcext:value-type="float">
            <text:p>9.838268E-16</text:p>
          </table:table-cell>
          <table:table-cell office:value-type="float" office:value="1.941557E-015" calcext:value-type="float">
            <text:p>1.941557E-15</text:p>
          </table:table-cell>
          <table:table-cell office:value-type="float" office:value="2.307253E-025" calcext:value-type="float">
            <text:p>2.307253E-25</text:p>
          </table:table-cell>
          <table:table-cell office:value-type="float" office:value="1.066913E-029" calcext:value-type="float">
            <text:p>1.066913E-29</text:p>
          </table:table-cell>
          <table:table-cell office:value-type="float" office:value="2.368905E-034" calcext:value-type="float">
            <text:p>2.368905E-34</text:p>
          </table:table-cell>
          <table:table-cell office:value-type="float" office:value="3.832417E-039" calcext:value-type="float">
            <text:p>3.832417E-39</text:p>
          </table:table-cell>
          <table:table-cell office:value-type="float" office:value="2.522337E-044" calcext:value-type="float">
            <text:p>2.522337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2829171" calcext:value-type="float">
            <text:p>-0.02829171</text:p>
          </table:table-cell>
          <table:table-cell office:value-type="float" office:value="-0.003264554" calcext:value-type="float">
            <text:p>-0.003264554</text:p>
          </table:table-cell>
          <table:table-cell office:value-type="float" office:value="-0.002820923" calcext:value-type="float">
            <text:p>-0.002820923</text:p>
          </table:table-cell>
          <table:table-cell office:value-type="float" office:value="-0.002333325" calcext:value-type="float">
            <text:p>-0.002333325</text:p>
          </table:table-cell>
          <table:table-cell office:value-type="float" office:value="-0.3014229" calcext:value-type="float">
            <text:p>-0.3014229</text:p>
          </table:table-cell>
          <table:table-cell office:value-type="float" office:value="-0.7012749" calcext:value-type="float">
            <text:p>-0.7012749</text:p>
          </table:table-cell>
          <table:table-cell office:value-type="float" office:value="-0.0278724" calcext:value-type="float">
            <text:p>-0.0278724</text:p>
          </table:table-cell>
          <table:table-cell office:value-type="float" office:value="-0.03767612" calcext:value-type="float">
            <text:p>-0.03767612</text:p>
          </table:table-cell>
          <table:table-cell office:value-type="float" office:value="-0.03605133" calcext:value-type="float">
            <text:p>-0.03605133</text:p>
          </table:table-cell>
          <table:table-cell office:value-type="float" office:value="-0.02391409" calcext:value-type="float">
            <text:p>-0.02391409</text:p>
          </table:table-cell>
          <table:table-cell office:value-type="float" office:value="0" calcext:value-type="float">
            <text:p>0</text:p>
          </table:table-cell>
          <table:table-cell office:value-type="float" office:value="0.02456024" calcext:value-type="float">
            <text:p>0.02456024</text:p>
          </table:table-cell>
          <table:table-cell office:value-type="float" office:value="-0.5696023" calcext:value-type="float">
            <text:p>-0.5696023</text:p>
          </table:table-cell>
          <table:table-cell office:value-type="float" office:value="-0.0009588923" calcext:value-type="float">
            <text:p>-0.0009588923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2.377609" calcext:value-type="float">
            <text:p>-2.377609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3092003" calcext:value-type="float">
            <text:p>13092003</text:p>
          </table:table-cell>
          <table:table-cell office:value-type="float" office:value="790.3023" calcext:value-type="float">
            <text:p>790.3023</text:p>
          </table:table-cell>
          <table:table-cell office:value-type="float" office:value="653.9286" calcext:value-type="float">
            <text:p>653.9286</text:p>
          </table:table-cell>
          <table:table-cell office:value-type="float" office:value="19.07363" calcext:value-type="float">
            <text:p>19.07363</text:p>
          </table:table-cell>
          <table:table-cell office:value-type="float" office:value="1063.417" calcext:value-type="float">
            <text:p>1063.417</text:p>
          </table:table-cell>
          <table:table-cell office:value-type="float" office:value="119.0301" calcext:value-type="float">
            <text:p>119.0301</text:p>
          </table:table-cell>
          <table:table-cell office:value-type="float" office:value="0" calcext:value-type="float">
            <text:p>0</text:p>
          </table:table-cell>
          <table:table-cell office:value-type="float" office:value="0.1935561" calcext:value-type="float">
            <text:p>0.1935561</text:p>
          </table:table-cell>
          <table:table-cell office:value-type="float" office:value="0.4281211" calcext:value-type="float">
            <text:p>0.4281211</text:p>
          </table:table-cell>
          <table:table-cell office:value-type="float" office:value="0.4364069" calcext:value-type="float">
            <text:p>0.4364069</text:p>
          </table:table-cell>
          <table:table-cell office:value-type="float" office:value="0.4471793" calcext:value-type="float">
            <text:p>0.4471793</text:p>
          </table:table-cell>
          <table:table-cell office:value-type="float" office:value="0.2448021" calcext:value-type="float">
            <text:p>0.2448021</text:p>
          </table:table-cell>
          <table:table-cell office:value-type="float" office:value="0.1811391" calcext:value-type="float">
            <text:p>0.1811391</text:p>
          </table:table-cell>
          <table:table-cell office:value-type="float" office:value="0.2669331" calcext:value-type="float">
            <text:p>0.2669331</text:p>
          </table:table-cell>
          <table:table-cell office:value-type="float" office:value="0.3524185" calcext:value-type="float">
            <text:p>0.3524185</text:p>
          </table:table-cell>
          <table:table-cell office:value-type="float" office:value="0.3429918" calcext:value-type="float">
            <text:p>0.3429918</text:p>
          </table:table-cell>
          <table:table-cell office:value-type="float" office:value="0.3586278" calcext:value-type="float">
            <text:p>0.3586278</text:p>
          </table:table-cell>
          <table:table-cell office:value-type="float" office:value="0.3776716" calcext:value-type="float">
            <text:p>0.3776716</text:p>
          </table:table-cell>
          <table:table-cell office:value-type="float" office:value="0.3926611" calcext:value-type="float">
            <text:p>0.3926611</text:p>
          </table:table-cell>
          <table:table-cell office:value-type="float" office:value="0.4623747" calcext:value-type="float">
            <text:p>0.4623747</text:p>
          </table:table-cell>
          <table:table-cell office:value-type="float" office:value="0" calcext:value-type="float">
            <text:p>0</text:p>
          </table:table-cell>
          <table:table-cell office:value-type="float" office:value="1.938077E-015" calcext:value-type="float">
            <text:p>1.938077E-15</text:p>
          </table:table-cell>
          <table:table-cell office:value-type="float" office:value="9.704783E-016" calcext:value-type="float">
            <text:p>9.704783E-16</text:p>
          </table:table-cell>
          <table:table-cell office:value-type="float" office:value="1.969243E-015" calcext:value-type="float">
            <text:p>1.969243E-15</text:p>
          </table:table-cell>
          <table:table-cell office:value-type="float" office:value="1.952571E-015" calcext:value-type="float">
            <text:p>1.952571E-15</text:p>
          </table:table-cell>
          <table:table-cell office:value-type="float" office:value="9.649195E-016" calcext:value-type="float">
            <text:p>9.649195E-16</text:p>
          </table:table-cell>
          <table:table-cell office:value-type="float" office:value="9.83827E-016" calcext:value-type="float">
            <text:p>9.83827E-16</text:p>
          </table:table-cell>
          <table:table-cell office:value-type="float" office:value="1.941557E-015" calcext:value-type="float">
            <text:p>1.941557E-15</text:p>
          </table:table-cell>
          <table:table-cell office:value-type="float" office:value="2.307252E-025" calcext:value-type="float">
            <text:p>2.307252E-25</text:p>
          </table:table-cell>
          <table:table-cell office:value-type="float" office:value="1.066913E-029" calcext:value-type="float">
            <text:p>1.066913E-29</text:p>
          </table:table-cell>
          <table:table-cell office:value-type="float" office:value="2.368905E-034" calcext:value-type="float">
            <text:p>2.368905E-34</text:p>
          </table:table-cell>
          <table:table-cell office:value-type="float" office:value="3.832417E-039" calcext:value-type="float">
            <text:p>3.832417E-39</text:p>
          </table:table-cell>
          <table:table-cell office:value-type="float" office:value="2.382207E-044" calcext:value-type="float">
            <text:p>2.382207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040195" calcext:value-type="float">
            <text:p>-1.040195</text:p>
          </table:table-cell>
          <table:table-cell office:value-type="float" office:value="-0.003978351" calcext:value-type="float">
            <text:p>-0.003978351</text:p>
          </table:table-cell>
          <table:table-cell office:value-type="float" office:value="-0.003540763" calcext:value-type="float">
            <text:p>-0.003540763</text:p>
          </table:table-cell>
          <table:table-cell office:value-type="float" office:value="-0.003065925" calcext:value-type="float">
            <text:p>-0.003065925</text:p>
          </table:table-cell>
          <table:table-cell office:value-type="float" office:value="-0.1742604" calcext:value-type="float">
            <text:p>-0.1742604</text:p>
          </table:table-cell>
          <table:table-cell office:value-type="float" office:value="-0.6619352" calcext:value-type="float">
            <text:p>-0.6619352</text:p>
          </table:table-cell>
          <table:table-cell office:value-type="float" office:value="-0.03329625" calcext:value-type="float">
            <text:p>-0.03329625</text:p>
          </table:table-cell>
          <table:table-cell office:value-type="float" office:value="-0.03696238" calcext:value-type="float">
            <text:p>-0.03696238</text:p>
          </table:table-cell>
          <table:table-cell office:value-type="float" office:value="-0.03581053" calcext:value-type="float">
            <text:p>-0.03581053</text:p>
          </table:table-cell>
          <table:table-cell office:value-type="float" office:value="-0.02398321" calcext:value-type="float">
            <text:p>-0.02398321</text:p>
          </table:table-cell>
          <table:table-cell office:value-type="float" office:value="0" calcext:value-type="float">
            <text:p>0</text:p>
          </table:table-cell>
          <table:table-cell office:value-type="float" office:value="0.02456024" calcext:value-type="float">
            <text:p>0.02456024</text:p>
          </table:table-cell>
          <table:table-cell office:value-type="float" office:value="-2.094605" calcext:value-type="float">
            <text:p>-2.094605</text:p>
          </table:table-cell>
          <table:table-cell office:value-type="float" office:value="-0.0008715746" calcext:value-type="float">
            <text:p>-0.0008715746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2.380427" calcext:value-type="float">
            <text:p>-2.380427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4092003" calcext:value-type="float">
            <text:p>14092003</text:p>
          </table:table-cell>
          <table:table-cell office:value-type="float" office:value="790.3023" calcext:value-type="float">
            <text:p>790.3023</text:p>
          </table:table-cell>
          <table:table-cell office:value-type="float" office:value="657.7178" calcext:value-type="float">
            <text:p>657.7178</text:p>
          </table:table-cell>
          <table:table-cell office:value-type="float" office:value="19.07363" calcext:value-type="float">
            <text:p>19.07363</text:p>
          </table:table-cell>
          <table:table-cell office:value-type="float" office:value="1059.628" calcext:value-type="float">
            <text:p>1059.628</text:p>
          </table:table-cell>
          <table:table-cell office:value-type="float" office:value="119.0301" calcext:value-type="float">
            <text:p>119.0301</text:p>
          </table:table-cell>
          <table:table-cell office:value-type="float" office:value="0" calcext:value-type="float">
            <text:p>0</text:p>
          </table:table-cell>
          <table:table-cell office:value-type="float" office:value="0.1424991" calcext:value-type="float">
            <text:p>0.1424991</text:p>
          </table:table-cell>
          <table:table-cell office:value-type="float" office:value="0.4044452" calcext:value-type="float">
            <text:p>0.4044452</text:p>
          </table:table-cell>
          <table:table-cell office:value-type="float" office:value="0.4094206" calcext:value-type="float">
            <text:p>0.4094206</text:p>
          </table:table-cell>
          <table:table-cell office:value-type="float" office:value="0.4142525" calcext:value-type="float">
            <text:p>0.4142525</text:p>
          </table:table-cell>
          <table:table-cell office:value-type="float" office:value="0.2810791" calcext:value-type="float">
            <text:p>0.2810791</text:p>
          </table:table-cell>
          <table:table-cell office:value-type="float" office:value="0.1824455" calcext:value-type="float">
            <text:p>0.1824455</text:p>
          </table:table-cell>
          <table:table-cell office:value-type="float" office:value="0.2630875" calcext:value-type="float">
            <text:p>0.2630875</text:p>
          </table:table-cell>
          <table:table-cell office:value-type="float" office:value="0.3523132" calcext:value-type="float">
            <text:p>0.3523132</text:p>
          </table:table-cell>
          <table:table-cell office:value-type="float" office:value="0.3431386" calcext:value-type="float">
            <text:p>0.3431386</text:p>
          </table:table-cell>
          <table:table-cell office:value-type="float" office:value="0.3585247" calcext:value-type="float">
            <text:p>0.3585247</text:p>
          </table:table-cell>
          <table:table-cell office:value-type="float" office:value="0.3775695" calcext:value-type="float">
            <text:p>0.3775695</text:p>
          </table:table-cell>
          <table:table-cell office:value-type="float" office:value="0.392505" calcext:value-type="float">
            <text:p>0.392505</text:p>
          </table:table-cell>
          <table:table-cell office:value-type="float" office:value="0.4623747" calcext:value-type="float">
            <text:p>0.4623747</text:p>
          </table:table-cell>
          <table:table-cell office:value-type="float" office:value="0" calcext:value-type="float">
            <text:p>0</text:p>
          </table:table-cell>
          <table:table-cell office:value-type="float" office:value="1.938107E-015" calcext:value-type="float">
            <text:p>1.938107E-15</text:p>
          </table:table-cell>
          <table:table-cell office:value-type="float" office:value="9.704749E-016" calcext:value-type="float">
            <text:p>9.704749E-16</text:p>
          </table:table-cell>
          <table:table-cell office:value-type="float" office:value="1.969235E-015" calcext:value-type="float">
            <text:p>1.969235E-15</text:p>
          </table:table-cell>
          <table:table-cell office:value-type="float" office:value="1.952576E-015" calcext:value-type="float">
            <text:p>1.952576E-15</text:p>
          </table:table-cell>
          <table:table-cell office:value-type="float" office:value="9.649195E-016" calcext:value-type="float">
            <text:p>9.649195E-16</text:p>
          </table:table-cell>
          <table:table-cell office:value-type="float" office:value="9.838268E-016" calcext:value-type="float">
            <text:p>9.838268E-16</text:p>
          </table:table-cell>
          <table:table-cell office:value-type="float" office:value="1.941557E-015" calcext:value-type="float">
            <text:p>1.941557E-15</text:p>
          </table:table-cell>
          <table:table-cell office:value-type="float" office:value="2.307253E-025" calcext:value-type="float">
            <text:p>2.307253E-25</text:p>
          </table:table-cell>
          <table:table-cell office:value-type="float" office:value="1.066913E-029" calcext:value-type="float">
            <text:p>1.066913E-29</text:p>
          </table:table-cell>
          <table:table-cell office:value-type="float" office:value="2.368905E-034" calcext:value-type="float">
            <text:p>2.368905E-34</text:p>
          </table:table-cell>
          <table:table-cell office:value-type="float" office:value="3.832417E-039" calcext:value-type="float">
            <text:p>3.832417E-39</text:p>
          </table:table-cell>
          <table:table-cell office:value-type="float" office:value="2.522337E-044" calcext:value-type="float">
            <text:p>2.522337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.50479" calcext:value-type="float">
            <text:p>-11.50479</text:p>
          </table:table-cell>
          <table:table-cell office:value-type="float" office:value="-0.005633759" calcext:value-type="float">
            <text:p>-0.005633759</text:p>
          </table:table-cell>
          <table:table-cell office:value-type="float" office:value="-0.005229204" calcext:value-type="float">
            <text:p>-0.005229204</text:p>
          </table:table-cell>
          <table:table-cell office:value-type="float" office:value="-0.004882561" calcext:value-type="float">
            <text:p>-0.004882561</text:p>
          </table:table-cell>
          <table:table-cell office:value-type="float" office:value="-0.06111985" calcext:value-type="float">
            <text:p>-0.06111985</text:p>
          </table:table-cell>
          <table:table-cell office:value-type="float" office:value="-0.6264865" calcext:value-type="float">
            <text:p>-0.6264865</text:p>
          </table:table-cell>
          <table:table-cell office:value-type="float" office:value="-0.03693618" calcext:value-type="float">
            <text:p>-0.03693618</text:p>
          </table:table-cell>
          <table:table-cell office:value-type="float" office:value="-0.03705401" calcext:value-type="float">
            <text:p>-0.03705401</text:p>
          </table:table-cell>
          <table:table-cell office:value-type="float" office:value="-0.03566686" calcext:value-type="float">
            <text:p>-0.03566686</text:p>
          </table:table-cell>
          <table:table-cell office:value-type="float" office:value="-0.02410125" calcext:value-type="float">
            <text:p>-0.02410125</text:p>
          </table:table-cell>
          <table:table-cell office:value-type="float" office:value="0" calcext:value-type="float">
            <text:p>0</text:p>
          </table:table-cell>
          <table:table-cell office:value-type="float" office:value="0.02456024" calcext:value-type="float">
            <text:p>0.02456024</text:p>
          </table:table-cell>
          <table:table-cell office:value-type="float" office:value="-7.110324" calcext:value-type="float">
            <text:p>-7.110324</text:p>
          </table:table-cell>
          <table:table-cell office:value-type="float" office:value="-0.0007536137" calcext:value-type="float">
            <text:p>-0.0007536137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2.382849" calcext:value-type="float">
            <text:p>-2.382849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5092003" calcext:value-type="float">
            <text:p>15092003</text:p>
          </table:table-cell>
          <table:table-cell office:value-type="float" office:value="790.3023" calcext:value-type="float">
            <text:p>790.3023</text:p>
          </table:table-cell>
          <table:table-cell office:value-type="float" office:value="662.0671" calcext:value-type="float">
            <text:p>662.0671</text:p>
          </table:table-cell>
          <table:table-cell office:value-type="float" office:value="19.07363" calcext:value-type="float">
            <text:p>19.07363</text:p>
          </table:table-cell>
          <table:table-cell office:value-type="float" office:value="1055.278" calcext:value-type="float">
            <text:p>1055.278</text:p>
          </table:table-cell>
          <table:table-cell office:value-type="float" office:value="119.0301" calcext:value-type="float">
            <text:p>119.0301</text:p>
          </table:table-cell>
          <table:table-cell office:value-type="float" office:value="0" calcext:value-type="float">
            <text:p>0</text:p>
          </table:table-cell>
          <table:table-cell office:value-type="float" office:value="0.119614" calcext:value-type="float">
            <text:p>0.119614</text:p>
          </table:table-cell>
          <table:table-cell office:value-type="float" office:value="0.3610527" calcext:value-type="float">
            <text:p>0.3610527</text:p>
          </table:table-cell>
          <table:table-cell office:value-type="float" office:value="0.3642698" calcext:value-type="float">
            <text:p>0.3642698</text:p>
          </table:table-cell>
          <table:table-cell office:value-type="float" office:value="0.3679752" calcext:value-type="float">
            <text:p>0.3679752</text:p>
          </table:table-cell>
          <table:table-cell office:value-type="float" office:value="0.3703973" calcext:value-type="float">
            <text:p>0.3703973</text:p>
          </table:table-cell>
          <table:table-cell office:value-type="float" office:value="0.1838169" calcext:value-type="float">
            <text:p>0.1838169</text:p>
          </table:table-cell>
          <table:table-cell office:value-type="float" office:value="0.2600248" calcext:value-type="float">
            <text:p>0.2600248</text:p>
          </table:table-cell>
          <table:table-cell office:value-type="float" office:value="0.3517253" calcext:value-type="float">
            <text:p>0.3517253</text:p>
          </table:table-cell>
          <table:table-cell office:value-type="float" office:value="0.343178" calcext:value-type="float">
            <text:p>0.343178</text:p>
          </table:table-cell>
          <table:table-cell office:value-type="float" office:value="0.3583878" calcext:value-type="float">
            <text:p>0.3583878</text:p>
          </table:table-cell>
          <table:table-cell office:value-type="float" office:value="0.3773932" calcext:value-type="float">
            <text:p>0.3773932</text:p>
          </table:table-cell>
          <table:table-cell office:value-type="float" office:value="0.3923" calcext:value-type="float">
            <text:p>0.3923</text:p>
          </table:table-cell>
          <table:table-cell office:value-type="float" office:value="0.4623747" calcext:value-type="float">
            <text:p>0.4623747</text:p>
          </table:table-cell>
          <table:table-cell office:value-type="float" office:value="0" calcext:value-type="float">
            <text:p>0</text:p>
          </table:table-cell>
          <table:table-cell office:value-type="float" office:value="1.938162E-015" calcext:value-type="float">
            <text:p>1.938162E-15</text:p>
          </table:table-cell>
          <table:table-cell office:value-type="float" office:value="9.704724E-016" calcext:value-type="float">
            <text:p>9.704724E-16</text:p>
          </table:table-cell>
          <table:table-cell office:value-type="float" office:value="1.969227E-015" calcext:value-type="float">
            <text:p>1.969227E-15</text:p>
          </table:table-cell>
          <table:table-cell office:value-type="float" office:value="1.952577E-015" calcext:value-type="float">
            <text:p>1.952577E-15</text:p>
          </table:table-cell>
          <table:table-cell office:value-type="float" office:value="9.649142E-016" calcext:value-type="float">
            <text:p>9.649142E-16</text:p>
          </table:table-cell>
          <table:table-cell office:value-type="float" office:value="9.838268E-016" calcext:value-type="float">
            <text:p>9.838268E-16</text:p>
          </table:table-cell>
          <table:table-cell office:value-type="float" office:value="1.941557E-015" calcext:value-type="float">
            <text:p>1.941557E-15</text:p>
          </table:table-cell>
          <table:table-cell office:value-type="float" office:value="2.307253E-025" calcext:value-type="float">
            <text:p>2.307253E-25</text:p>
          </table:table-cell>
          <table:table-cell office:value-type="float" office:value="1.066913E-029" calcext:value-type="float">
            <text:p>1.066913E-29</text:p>
          </table:table-cell>
          <table:table-cell office:value-type="float" office:value="2.368905E-034" calcext:value-type="float">
            <text:p>2.368905E-34</text:p>
          </table:table-cell>
          <table:table-cell office:value-type="float" office:value="3.832417E-039" calcext:value-type="float">
            <text:p>3.832417E-39</text:p>
          </table:table-cell>
          <table:table-cell office:value-type="float" office:value="2.522337E-044" calcext:value-type="float">
            <text:p>2.522337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4.10112" calcext:value-type="float">
            <text:p>-44.10112</text:p>
          </table:table-cell>
          <table:table-cell office:value-type="float" office:value="-0.01135601" calcext:value-type="float">
            <text:p>-0.01135601</text:p>
          </table:table-cell>
          <table:table-cell office:value-type="float" office:value="-0.01075498" calcext:value-type="float">
            <text:p>-0.01075498</text:p>
          </table:table-cell>
          <table:table-cell office:value-type="float" office:value="-0.01013383" calcext:value-type="float">
            <text:p>-0.01013383</text:p>
          </table:table-cell>
          <table:table-cell office:value-type="float" office:value="-0.00973332" calcext:value-type="float">
            <text:p>-0.00973332</text:p>
          </table:table-cell>
          <table:table-cell office:value-type="float" office:value="-0.5916447" calcext:value-type="float">
            <text:p>-0.5916447</text:p>
          </table:table-cell>
          <table:table-cell office:value-type="float" office:value="-0.04016203" calcext:value-type="float">
            <text:p>-0.04016203</text:p>
          </table:table-cell>
          <table:table-cell office:value-type="float" office:value="-0.03759874" calcext:value-type="float">
            <text:p>-0.03759874</text:p>
          </table:table-cell>
          <table:table-cell office:value-type="float" office:value="-0.03562861" calcext:value-type="float">
            <text:p>-0.03562861</text:p>
          </table:table-cell>
          <table:table-cell office:value-type="float" office:value="-0.02425962" calcext:value-type="float">
            <text:p>-0.02425962</text:p>
          </table:table-cell>
          <table:table-cell office:value-type="float" office:value="0" calcext:value-type="float">
            <text:p>0</text:p>
          </table:table-cell>
          <table:table-cell office:value-type="float" office:value="0.02456024" calcext:value-type="float">
            <text:p>0.02456024</text:p>
          </table:table-cell>
          <table:table-cell office:value-type="float" office:value="-23.48715" calcext:value-type="float">
            <text:p>-23.48715</text:p>
          </table:table-cell>
          <table:table-cell office:value-type="float" office:value="-0.0005905256" calcext:value-type="float">
            <text:p>-0.0005905256</text:p>
          </table:table-cell>
          <table:table-cell office:value-type="float" office:value="-9999" calcext:value-type="float">
            <text:p>-9999</text:p>
          </table:table-cell>
          <table:table-cell office:value-type="float" office:value="-2.384954" calcext:value-type="float">
            <text:p>-2.384954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6092003" calcext:value-type="float">
            <text:p>16092003</text:p>
          </table:table-cell>
          <table:table-cell office:value-type="float" office:value="790.3023" calcext:value-type="float">
            <text:p>790.3023</text:p>
          </table:table-cell>
          <table:table-cell office:value-type="float" office:value="665.9707" calcext:value-type="float">
            <text:p>665.9707</text:p>
          </table:table-cell>
          <table:table-cell office:value-type="float" office:value="19.07363" calcext:value-type="float">
            <text:p>19.07363</text:p>
          </table:table-cell>
          <table:table-cell office:value-type="float" office:value="1051.375" calcext:value-type="float">
            <text:p>1051.375</text:p>
          </table:table-cell>
          <table:table-cell office:value-type="float" office:value="119.0301" calcext:value-type="float">
            <text:p>119.0301</text:p>
          </table:table-cell>
          <table:table-cell office:value-type="float" office:value="0" calcext:value-type="float">
            <text:p>0</text:p>
          </table:table-cell>
          <table:table-cell office:value-type="float" office:value="0.120851" calcext:value-type="float">
            <text:p>0.120851</text:p>
          </table:table-cell>
          <table:table-cell office:value-type="float" office:value="0.3396739" calcext:value-type="float">
            <text:p>0.3396739</text:p>
          </table:table-cell>
          <table:table-cell office:value-type="float" office:value="0.3440385" calcext:value-type="float">
            <text:p>0.3440385</text:p>
          </table:table-cell>
          <table:table-cell office:value-type="float" office:value="0.3486041" calcext:value-type="float">
            <text:p>0.3486041</text:p>
          </table:table-cell>
          <table:table-cell office:value-type="float" office:value="0.3507356" calcext:value-type="float">
            <text:p>0.3507356</text:p>
          </table:table-cell>
          <table:table-cell office:value-type="float" office:value="0.1851634" calcext:value-type="float">
            <text:p>0.1851634</text:p>
          </table:table-cell>
          <table:table-cell office:value-type="float" office:value="0.2578075" calcext:value-type="float">
            <text:p>0.2578075</text:p>
          </table:table-cell>
          <table:table-cell office:value-type="float" office:value="0.3509792" calcext:value-type="float">
            <text:p>0.3509792</text:p>
          </table:table-cell>
          <table:table-cell office:value-type="float" office:value="0.3431843" calcext:value-type="float">
            <text:p>0.3431843</text:p>
          </table:table-cell>
          <table:table-cell office:value-type="float" office:value="0.3582635" calcext:value-type="float">
            <text:p>0.3582635</text:p>
          </table:table-cell>
          <table:table-cell office:value-type="float" office:value="0.3772219" calcext:value-type="float">
            <text:p>0.3772219</text:p>
          </table:table-cell>
          <table:table-cell office:value-type="float" office:value="0.3921048" calcext:value-type="float">
            <text:p>0.3921048</text:p>
          </table:table-cell>
          <table:table-cell office:value-type="float" office:value="0.4623753" calcext:value-type="float">
            <text:p>0.4623753</text:p>
          </table:table-cell>
          <table:table-cell office:value-type="float" office:value="0" calcext:value-type="float">
            <text:p>0</text:p>
          </table:table-cell>
          <table:table-cell office:value-type="float" office:value="1.938283E-015" calcext:value-type="float">
            <text:p>1.938283E-15</text:p>
          </table:table-cell>
          <table:table-cell office:value-type="float" office:value="9.704798E-016" calcext:value-type="float">
            <text:p>9.704798E-16</text:p>
          </table:table-cell>
          <table:table-cell office:value-type="float" office:value="1.96921E-015" calcext:value-type="float">
            <text:p>1.96921E-15</text:p>
          </table:table-cell>
          <table:table-cell office:value-type="float" office:value="1.952572E-015" calcext:value-type="float">
            <text:p>1.952572E-15</text:p>
          </table:table-cell>
          <table:table-cell office:value-type="float" office:value="9.648996E-016" calcext:value-type="float">
            <text:p>9.648996E-16</text:p>
          </table:table-cell>
          <table:table-cell office:value-type="float" office:value="9.838268E-016" calcext:value-type="float">
            <text:p>9.838268E-16</text:p>
          </table:table-cell>
          <table:table-cell office:value-type="float" office:value="1.941557E-015" calcext:value-type="float">
            <text:p>1.941557E-15</text:p>
          </table:table-cell>
          <table:table-cell office:value-type="float" office:value="2.307252E-025" calcext:value-type="float">
            <text:p>2.307252E-25</text:p>
          </table:table-cell>
          <table:table-cell office:value-type="float" office:value="1.066913E-029" calcext:value-type="float">
            <text:p>1.066913E-29</text:p>
          </table:table-cell>
          <table:table-cell office:value-type="float" office:value="2.368905E-034" calcext:value-type="float">
            <text:p>2.368905E-34</text:p>
          </table:table-cell>
          <table:table-cell office:value-type="float" office:value="3.832417E-039" calcext:value-type="float">
            <text:p>3.832417E-39</text:p>
          </table:table-cell>
          <table:table-cell office:value-type="float" office:value="2.382207E-044" calcext:value-type="float">
            <text:p>2.382207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0.87608" calcext:value-type="float">
            <text:p>-40.87608</text:p>
          </table:table-cell>
          <table:table-cell office:value-type="float" office:value="-0.01654506" calcext:value-type="float">
            <text:p>-0.01654506</text:p>
          </table:table-cell>
          <table:table-cell office:value-type="float" office:value="-0.01527754" calcext:value-type="float">
            <text:p>-0.01527754</text:p>
          </table:table-cell>
          <table:table-cell office:value-type="float" office:value="-0.01411068" calcext:value-type="float">
            <text:p>-0.01411068</text:p>
          </table:table-cell>
          <table:table-cell office:value-type="float" office:value="-0.01359085" calcext:value-type="float">
            <text:p>-0.01359085</text:p>
          </table:table-cell>
          <table:table-cell office:value-type="float" office:value="-0.5594575" calcext:value-type="float">
            <text:p>-0.5594575</text:p>
          </table:table-cell>
          <table:table-cell office:value-type="float" office:value="-0.04269426" calcext:value-type="float">
            <text:p>-0.04269426</text:p>
          </table:table-cell>
          <table:table-cell office:value-type="float" office:value="-0.03830411" calcext:value-type="float">
            <text:p>-0.03830411</text:p>
          </table:table-cell>
          <table:table-cell office:value-type="float" office:value="-0.0356219" calcext:value-type="float">
            <text:p>-0.0356219</text:p>
          </table:table-cell>
          <table:table-cell office:value-type="float" office:value="-0.02440395" calcext:value-type="float">
            <text:p>-0.02440395</text:p>
          </table:table-cell>
          <table:table-cell office:value-type="float" office:value="0" calcext:value-type="float">
            <text:p>0</text:p>
          </table:table-cell>
          <table:table-cell office:value-type="float" office:value="0.02456024" calcext:value-type="float">
            <text:p>0.02456024</text:p>
          </table:table-cell>
          <table:table-cell office:value-type="float" office:value="-23.40292" calcext:value-type="float">
            <text:p>-23.40292</text:p>
          </table:table-cell>
          <table:table-cell office:value-type="float" office:value="-0.0005923097" calcext:value-type="float">
            <text:p>-0.0005923097</text:p>
          </table:table-cell>
          <table:table-cell office:value-type="float" office:value="-9999" calcext:value-type="float">
            <text:p>-9999</text:p>
          </table:table-cell>
          <table:table-cell office:value-type="float" office:value="-2.387141" calcext:value-type="float">
            <text:p>-2.387141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7092003" calcext:value-type="float">
            <text:p>17092003</text:p>
          </table:table-cell>
          <table:table-cell office:value-type="float" office:value="790.3023" calcext:value-type="float">
            <text:p>790.3023</text:p>
          </table:table-cell>
          <table:table-cell office:value-type="float" office:value="669.9979" calcext:value-type="float">
            <text:p>669.9979</text:p>
          </table:table-cell>
          <table:table-cell office:value-type="float" office:value="19.07363" calcext:value-type="float">
            <text:p>19.07363</text:p>
          </table:table-cell>
          <table:table-cell office:value-type="float" office:value="1047.348" calcext:value-type="float">
            <text:p>1047.348</text:p>
          </table:table-cell>
          <table:table-cell office:value-type="float" office:value="119.0301" calcext:value-type="float">
            <text:p>119.0301</text:p>
          </table:table-cell>
          <table:table-cell office:value-type="float" office:value="0" calcext:value-type="float">
            <text:p>0</text:p>
          </table:table-cell>
          <table:table-cell office:value-type="float" office:value="0.1149877" calcext:value-type="float">
            <text:p>0.1149877</text:p>
          </table:table-cell>
          <table:table-cell office:value-type="float" office:value="0.3178087" calcext:value-type="float">
            <text:p>0.3178087</text:p>
          </table:table-cell>
          <table:table-cell office:value-type="float" office:value="0.3242747" calcext:value-type="float">
            <text:p>0.3242747</text:p>
          </table:table-cell>
          <table:table-cell office:value-type="float" office:value="0.3292117" calcext:value-type="float">
            <text:p>0.3292117</text:p>
          </table:table-cell>
          <table:table-cell office:value-type="float" office:value="0.3306531" calcext:value-type="float">
            <text:p>0.3306531</text:p>
          </table:table-cell>
          <table:table-cell office:value-type="float" office:value="0.1863035" calcext:value-type="float">
            <text:p>0.1863035</text:p>
          </table:table-cell>
          <table:table-cell office:value-type="float" office:value="0.2559808" calcext:value-type="float">
            <text:p>0.2559808</text:p>
          </table:table-cell>
          <table:table-cell office:value-type="float" office:value="0.3501287" calcext:value-type="float">
            <text:p>0.3501287</text:p>
          </table:table-cell>
          <table:table-cell office:value-type="float" office:value="0.3431287" calcext:value-type="float">
            <text:p>0.3431287</text:p>
          </table:table-cell>
          <table:table-cell office:value-type="float" office:value="0.3581342" calcext:value-type="float">
            <text:p>0.3581342</text:p>
          </table:table-cell>
          <table:table-cell office:value-type="float" office:value="0.3770409" calcext:value-type="float">
            <text:p>0.3770409</text:p>
          </table:table-cell>
          <table:table-cell office:value-type="float" office:value="0.3919085" calcext:value-type="float">
            <text:p>0.3919085</text:p>
          </table:table-cell>
          <table:table-cell office:value-type="float" office:value="0.4623747" calcext:value-type="float">
            <text:p>0.4623747</text:p>
          </table:table-cell>
          <table:table-cell office:value-type="float" office:value="0" calcext:value-type="float">
            <text:p>0</text:p>
          </table:table-cell>
          <table:table-cell office:value-type="float" office:value="1.938442E-015" calcext:value-type="float">
            <text:p>1.938442E-15</text:p>
          </table:table-cell>
          <table:table-cell office:value-type="float" office:value="9.704898E-016" calcext:value-type="float">
            <text:p>9.704898E-16</text:p>
          </table:table-cell>
          <table:table-cell office:value-type="float" office:value="1.969187E-015" calcext:value-type="float">
            <text:p>1.969187E-15</text:p>
          </table:table-cell>
          <table:table-cell office:value-type="float" office:value="1.952566E-015" calcext:value-type="float">
            <text:p>1.952566E-15</text:p>
          </table:table-cell>
          <table:table-cell office:value-type="float" office:value="9.648847E-016" calcext:value-type="float">
            <text:p>9.648847E-16</text:p>
          </table:table-cell>
          <table:table-cell office:value-type="float" office:value="9.838268E-016" calcext:value-type="float">
            <text:p>9.838268E-16</text:p>
          </table:table-cell>
          <table:table-cell office:value-type="float" office:value="1.941557E-015" calcext:value-type="float">
            <text:p>1.941557E-15</text:p>
          </table:table-cell>
          <table:table-cell office:value-type="float" office:value="2.307253E-025" calcext:value-type="float">
            <text:p>2.307253E-25</text:p>
          </table:table-cell>
          <table:table-cell office:value-type="float" office:value="1.066913E-029" calcext:value-type="float">
            <text:p>1.066913E-29</text:p>
          </table:table-cell>
          <table:table-cell office:value-type="float" office:value="2.368905E-034" calcext:value-type="float">
            <text:p>2.368905E-34</text:p>
          </table:table-cell>
          <table:table-cell office:value-type="float" office:value="3.832417E-039" calcext:value-type="float">
            <text:p>3.832417E-39</text:p>
          </table:table-cell>
          <table:table-cell office:value-type="float" office:value="2.382207E-044" calcext:value-type="float">
            <text:p>2.382207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9.76258" calcext:value-type="float">
            <text:p>-59.76258</text:p>
          </table:table-cell>
          <table:table-cell office:value-type="float" office:value="-0.02491914" calcext:value-type="float">
            <text:p>-0.02491914</text:p>
          </table:table-cell>
          <table:table-cell office:value-type="float" office:value="-0.02197209" calcext:value-type="float">
            <text:p>-0.02197209</text:p>
          </table:table-cell>
          <table:table-cell office:value-type="float" office:value="-0.02004007" calcext:value-type="float">
            <text:p>-0.02004007</text:p>
          </table:table-cell>
          <table:table-cell office:value-type="float" office:value="-0.01951542" calcext:value-type="float">
            <text:p>-0.01951542</text:p>
          </table:table-cell>
          <table:table-cell office:value-type="float" office:value="-0.5337498" calcext:value-type="float">
            <text:p>-0.5337498</text:p>
          </table:table-cell>
          <table:table-cell office:value-type="float" office:value="-0.04491825" calcext:value-type="float">
            <text:p>-0.04491825</text:p>
          </table:table-cell>
          <table:table-cell office:value-type="float" office:value="-0.03912685" calcext:value-type="float">
            <text:p>-0.03912685</text:p>
          </table:table-cell>
          <table:table-cell office:value-type="float" office:value="-0.0356754" calcext:value-type="float">
            <text:p>-0.0356754</text:p>
          </table:table-cell>
          <table:table-cell office:value-type="float" office:value="-0.02455523" calcext:value-type="float">
            <text:p>-0.02455523</text:p>
          </table:table-cell>
          <table:table-cell office:value-type="float" office:value="0" calcext:value-type="float">
            <text:p>0</text:p>
          </table:table-cell>
          <table:table-cell office:value-type="float" office:value="0.02456024" calcext:value-type="float">
            <text:p>0.02456024</text:p>
          </table:table-cell>
          <table:table-cell office:value-type="float" office:value="-23.30129" calcext:value-type="float">
            <text:p>-23.30129</text:p>
          </table:table-cell>
          <table:table-cell office:value-type="float" office:value="-0.0005946009" calcext:value-type="float">
            <text:p>-0.0005946009</text:p>
          </table:table-cell>
          <table:table-cell office:value-type="float" office:value="-9999" calcext:value-type="float">
            <text:p>-9999</text:p>
          </table:table-cell>
          <table:table-cell office:value-type="float" office:value="-2.389391" calcext:value-type="float">
            <text:p>-2.389391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8092003" calcext:value-type="float">
            <text:p>18092003</text:p>
          </table:table-cell>
          <table:table-cell office:value-type="float" office:value="792.8022" calcext:value-type="float">
            <text:p>792.8022</text:p>
          </table:table-cell>
          <table:table-cell office:value-type="float" office:value="672.3869" calcext:value-type="float">
            <text:p>672.3869</text:p>
          </table:table-cell>
          <table:table-cell office:value-type="float" office:value="19.07363" calcext:value-type="float">
            <text:p>19.07363</text:p>
          </table:table-cell>
          <table:table-cell office:value-type="float" office:value="1047.452" calcext:value-type="float">
            <text:p>1047.452</text:p>
          </table:table-cell>
          <table:table-cell office:value-type="float" office:value="119.0369" calcext:value-type="float">
            <text:p>119.0369</text:p>
          </table:table-cell>
          <table:table-cell office:value-type="float" office:value="0" calcext:value-type="float">
            <text:p>0</text:p>
          </table:table-cell>
          <table:table-cell office:value-type="float" office:value="0.163287" calcext:value-type="float">
            <text:p>0.163287</text:p>
          </table:table-cell>
          <table:table-cell office:value-type="float" office:value="0.3184263" calcext:value-type="float">
            <text:p>0.3184263</text:p>
          </table:table-cell>
          <table:table-cell office:value-type="float" office:value="0.321122" calcext:value-type="float">
            <text:p>0.321122</text:p>
          </table:table-cell>
          <table:table-cell office:value-type="float" office:value="0.3238998" calcext:value-type="float">
            <text:p>0.3238998</text:p>
          </table:table-cell>
          <table:table-cell office:value-type="float" office:value="0.3248167" calcext:value-type="float">
            <text:p>0.3248167</text:p>
          </table:table-cell>
          <table:table-cell office:value-type="float" office:value="0.1877912" calcext:value-type="float">
            <text:p>0.1877912</text:p>
          </table:table-cell>
          <table:table-cell office:value-type="float" office:value="0.2562885" calcext:value-type="float">
            <text:p>0.2562885</text:p>
          </table:table-cell>
          <table:table-cell office:value-type="float" office:value="0.3498065" calcext:value-type="float">
            <text:p>0.3498065</text:p>
          </table:table-cell>
          <table:table-cell office:value-type="float" office:value="0.3433567" calcext:value-type="float">
            <text:p>0.3433567</text:p>
          </table:table-cell>
          <table:table-cell office:value-type="float" office:value="0.3581874" calcext:value-type="float">
            <text:p>0.3581874</text:p>
          </table:table-cell>
          <table:table-cell office:value-type="float" office:value="0.3770389" calcext:value-type="float">
            <text:p>0.3770389</text:p>
          </table:table-cell>
          <table:table-cell office:value-type="float" office:value="0.3918315" calcext:value-type="float">
            <text:p>0.3918315</text:p>
          </table:table-cell>
          <table:table-cell office:value-type="float" office:value="0.4623747" calcext:value-type="float">
            <text:p>0.4623747</text:p>
          </table:table-cell>
          <table:table-cell office:value-type="float" office:value="0" calcext:value-type="float">
            <text:p>0</text:p>
          </table:table-cell>
          <table:table-cell office:value-type="float" office:value="1.938561E-015" calcext:value-type="float">
            <text:p>1.938561E-15</text:p>
          </table:table-cell>
          <table:table-cell office:value-type="float" office:value="9.705002E-016" calcext:value-type="float">
            <text:p>9.705002E-16</text:p>
          </table:table-cell>
          <table:table-cell office:value-type="float" office:value="1.969171E-015" calcext:value-type="float">
            <text:p>1.969171E-15</text:p>
          </table:table-cell>
          <table:table-cell office:value-type="float" office:value="1.952562E-015" calcext:value-type="float">
            <text:p>1.952562E-15</text:p>
          </table:table-cell>
          <table:table-cell office:value-type="float" office:value="9.648692E-016" calcext:value-type="float">
            <text:p>9.648692E-16</text:p>
          </table:table-cell>
          <table:table-cell office:value-type="float" office:value="9.838268E-016" calcext:value-type="float">
            <text:p>9.838268E-16</text:p>
          </table:table-cell>
          <table:table-cell office:value-type="float" office:value="1.941557E-015" calcext:value-type="float">
            <text:p>1.941557E-15</text:p>
          </table:table-cell>
          <table:table-cell office:value-type="float" office:value="2.307252E-025" calcext:value-type="float">
            <text:p>2.307252E-25</text:p>
          </table:table-cell>
          <table:table-cell office:value-type="float" office:value="1.066913E-029" calcext:value-type="float">
            <text:p>1.066913E-29</text:p>
          </table:table-cell>
          <table:table-cell office:value-type="float" office:value="2.368905E-034" calcext:value-type="float">
            <text:p>2.368905E-34</text:p>
          </table:table-cell>
          <table:table-cell office:value-type="float" office:value="3.832417E-039" calcext:value-type="float">
            <text:p>3.832417E-39</text:p>
          </table:table-cell>
          <table:table-cell office:value-type="float" office:value="2.522337E-044" calcext:value-type="float">
            <text:p>2.522337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905183" calcext:value-type="float">
            <text:p>-3.905183</text:p>
          </table:table-cell>
          <table:table-cell office:value-type="float" office:value="-0.02458093" calcext:value-type="float">
            <text:p>-0.02458093</text:p>
          </table:table-cell>
          <table:table-cell office:value-type="float" office:value="-0.02333767" calcext:value-type="float">
            <text:p>-0.02333767</text:p>
          </table:table-cell>
          <table:table-cell office:value-type="float" office:value="-0.02215415" calcext:value-type="float">
            <text:p>-0.02215415</text:p>
          </table:table-cell>
          <table:table-cell office:value-type="float" office:value="-0.02176917" calcext:value-type="float">
            <text:p>-0.02176917</text:p>
          </table:table-cell>
          <table:table-cell office:value-type="float" office:value="-0.5022676" calcext:value-type="float">
            <text:p>-0.5022676</text:p>
          </table:table-cell>
          <table:table-cell office:value-type="float" office:value="-0.04452847" calcext:value-type="float">
            <text:p>-0.04452847</text:p>
          </table:table-cell>
          <table:table-cell office:value-type="float" office:value="-0.03944466" calcext:value-type="float">
            <text:p>-0.03944466</text:p>
          </table:table-cell>
          <table:table-cell office:value-type="float" office:value="-0.03545418" calcext:value-type="float">
            <text:p>-0.03545418</text:p>
          </table:table-cell>
          <table:table-cell office:value-type="float" office:value="-0.02449286" calcext:value-type="float">
            <text:p>-0.02449286</text:p>
          </table:table-cell>
          <table:table-cell office:value-type="float" office:value="0" calcext:value-type="float">
            <text:p>0</text:p>
          </table:table-cell>
          <table:table-cell office:value-type="float" office:value="0.02456024" calcext:value-type="float">
            <text:p>0.02456024</text:p>
          </table:table-cell>
          <table:table-cell office:value-type="float" office:value="-23.24954" calcext:value-type="float">
            <text:p>-23.24954</text:p>
          </table:table-cell>
          <table:table-cell office:value-type="float" office:value="-0.0005961233" calcext:value-type="float">
            <text:p>-0.0005961233</text:p>
          </table:table-cell>
          <table:table-cell office:value-type="float" office:value="-9999" calcext:value-type="float">
            <text:p>-9999</text:p>
          </table:table-cell>
          <table:table-cell office:value-type="float" office:value="-2.391674" calcext:value-type="float">
            <text:p>-2.391674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9092003" calcext:value-type="float">
            <text:p>19092003</text:p>
          </table:table-cell>
          <table:table-cell office:value-type="float" office:value="792.8022" calcext:value-type="float">
            <text:p>792.8022</text:p>
          </table:table-cell>
          <table:table-cell office:value-type="float" office:value="675.2064" calcext:value-type="float">
            <text:p>675.2064</text:p>
          </table:table-cell>
          <table:table-cell office:value-type="float" office:value="19.07363" calcext:value-type="float">
            <text:p>19.07363</text:p>
          </table:table-cell>
          <table:table-cell office:value-type="float" office:value="1044.634" calcext:value-type="float">
            <text:p>1044.634</text:p>
          </table:table-cell>
          <table:table-cell office:value-type="float" office:value="119.0369" calcext:value-type="float">
            <text:p>119.0369</text:p>
          </table:table-cell>
          <table:table-cell office:value-type="float" office:value="0" calcext:value-type="float">
            <text:p>0</text:p>
          </table:table-cell>
          <table:table-cell office:value-type="float" office:value="0.1380061" calcext:value-type="float">
            <text:p>0.1380061</text:p>
          </table:table-cell>
          <table:table-cell office:value-type="float" office:value="0.3033693" calcext:value-type="float">
            <text:p>0.3033693</text:p>
          </table:table-cell>
          <table:table-cell office:value-type="float" office:value="0.3092169" calcext:value-type="float">
            <text:p>0.3092169</text:p>
          </table:table-cell>
          <table:table-cell office:value-type="float" office:value="0.312608" calcext:value-type="float">
            <text:p>0.312608</text:p>
          </table:table-cell>
          <table:table-cell office:value-type="float" office:value="0.3128065" calcext:value-type="float">
            <text:p>0.3128065</text:p>
          </table:table-cell>
          <table:table-cell office:value-type="float" office:value="0.1893734" calcext:value-type="float">
            <text:p>0.1893734</text:p>
          </table:table-cell>
          <table:table-cell office:value-type="float" office:value="0.2551976" calcext:value-type="float">
            <text:p>0.2551976</text:p>
          </table:table-cell>
          <table:table-cell office:value-type="float" office:value="0.3492421" calcext:value-type="float">
            <text:p>0.3492421</text:p>
          </table:table-cell>
          <table:table-cell office:value-type="float" office:value="0.3433668" calcext:value-type="float">
            <text:p>0.3433668</text:p>
          </table:table-cell>
          <table:table-cell office:value-type="float" office:value="0.3581375" calcext:value-type="float">
            <text:p>0.3581375</text:p>
          </table:table-cell>
          <table:table-cell office:value-type="float" office:value="0.376934" calcext:value-type="float">
            <text:p>0.376934</text:p>
          </table:table-cell>
          <table:table-cell office:value-type="float" office:value="0.3916851" calcext:value-type="float">
            <text:p>0.3916851</text:p>
          </table:table-cell>
          <table:table-cell office:value-type="float" office:value="0.4623747" calcext:value-type="float">
            <text:p>0.4623747</text:p>
          </table:table-cell>
          <table:table-cell office:value-type="float" office:value="0" calcext:value-type="float">
            <text:p>0</text:p>
          </table:table-cell>
          <table:table-cell office:value-type="float" office:value="1.938632E-015" calcext:value-type="float">
            <text:p>1.938632E-15</text:p>
          </table:table-cell>
          <table:table-cell office:value-type="float" office:value="9.705076E-016" calcext:value-type="float">
            <text:p>9.705076E-16</text:p>
          </table:table-cell>
          <table:table-cell office:value-type="float" office:value="1.969161E-015" calcext:value-type="float">
            <text:p>1.969161E-15</text:p>
          </table:table-cell>
          <table:table-cell office:value-type="float" office:value="1.952559E-015" calcext:value-type="float">
            <text:p>1.952559E-15</text:p>
          </table:table-cell>
          <table:table-cell office:value-type="float" office:value="9.648578E-016" calcext:value-type="float">
            <text:p>9.648578E-16</text:p>
          </table:table-cell>
          <table:table-cell office:value-type="float" office:value="9.838267E-016" calcext:value-type="float">
            <text:p>9.838267E-16</text:p>
          </table:table-cell>
          <table:table-cell office:value-type="float" office:value="1.941557E-015" calcext:value-type="float">
            <text:p>1.941557E-15</text:p>
          </table:table-cell>
          <table:table-cell office:value-type="float" office:value="2.307253E-025" calcext:value-type="float">
            <text:p>2.307253E-25</text:p>
          </table:table-cell>
          <table:table-cell office:value-type="float" office:value="1.066913E-029" calcext:value-type="float">
            <text:p>1.066913E-29</text:p>
          </table:table-cell>
          <table:table-cell office:value-type="float" office:value="2.368905E-034" calcext:value-type="float">
            <text:p>2.368905E-34</text:p>
          </table:table-cell>
          <table:table-cell office:value-type="float" office:value="3.832417E-039" calcext:value-type="float">
            <text:p>3.832417E-39</text:p>
          </table:table-cell>
          <table:table-cell office:value-type="float" office:value="2.382207E-044" calcext:value-type="float">
            <text:p>2.382207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4.69043" calcext:value-type="float">
            <text:p>-14.69043</text:p>
          </table:table-cell>
          <table:table-cell office:value-type="float" office:value="-0.03315768" calcext:value-type="float">
            <text:p>-0.03315768</text:p>
          </table:table-cell>
          <table:table-cell office:value-type="float" office:value="-0.02942174" calcext:value-type="float">
            <text:p>-0.02942174</text:p>
          </table:table-cell>
          <table:table-cell office:value-type="float" office:value="-0.02752678" calcext:value-type="float">
            <text:p>-0.02752678</text:p>
          </table:table-cell>
          <table:table-cell office:value-type="float" office:value="-0.02742928" calcext:value-type="float">
            <text:p>-0.02742928</text:p>
          </table:table-cell>
          <table:table-cell office:value-type="float" office:value="-0.4709856" calcext:value-type="float">
            <text:p>-0.4709856</text:p>
          </table:table-cell>
          <table:table-cell office:value-type="float" office:value="-0.04590178" calcext:value-type="float">
            <text:p>-0.04590178</text:p>
          </table:table-cell>
          <table:table-cell office:value-type="float" office:value="-0.04000696" calcext:value-type="float">
            <text:p>-0.04000696</text:p>
          </table:table-cell>
          <table:table-cell office:value-type="float" office:value="-0.03544386" calcext:value-type="float">
            <text:p>-0.03544386</text:p>
          </table:table-cell>
          <table:table-cell office:value-type="float" office:value="-0.02455118" calcext:value-type="float">
            <text:p>-0.02455118</text:p>
          </table:table-cell>
          <table:table-cell office:value-type="float" office:value="0" calcext:value-type="float">
            <text:p>0</text:p>
          </table:table-cell>
          <table:table-cell office:value-type="float" office:value="0.02456024" calcext:value-type="float">
            <text:p>0.02456024</text:p>
          </table:table-cell>
          <table:table-cell office:value-type="float" office:value="-23.21114" calcext:value-type="float">
            <text:p>-23.21114</text:p>
          </table:table-cell>
          <table:table-cell office:value-type="float" office:value="-0.0005970345" calcext:value-type="float">
            <text:p>-0.0005970345</text:p>
          </table:table-cell>
          <table:table-cell office:value-type="float" office:value="-9999" calcext:value-type="float">
            <text:p>-9999</text:p>
          </table:table-cell>
          <table:table-cell office:value-type="float" office:value="-2.393936" calcext:value-type="float">
            <text:p>-2.393936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20092003" calcext:value-type="float">
            <text:p>20092003</text:p>
          </table:table-cell>
          <table:table-cell office:value-type="float" office:value="792.8022" calcext:value-type="float">
            <text:p>792.8022</text:p>
          </table:table-cell>
          <table:table-cell office:value-type="float" office:value="677.71" calcext:value-type="float">
            <text:p>677.71</text:p>
          </table:table-cell>
          <table:table-cell office:value-type="float" office:value="19.07363" calcext:value-type="float">
            <text:p>19.07363</text:p>
          </table:table-cell>
          <table:table-cell office:value-type="float" office:value="1042.13" calcext:value-type="float">
            <text:p>1042.13</text:p>
          </table:table-cell>
          <table:table-cell office:value-type="float" office:value="119.0369" calcext:value-type="float">
            <text:p>119.0369</text:p>
          </table:table-cell>
          <table:table-cell office:value-type="float" office:value="0" calcext:value-type="float">
            <text:p>0</text:p>
          </table:table-cell>
          <table:table-cell office:value-type="float" office:value="0.121944" calcext:value-type="float">
            <text:p>0.121944</text:p>
          </table:table-cell>
          <table:table-cell office:value-type="float" office:value="0.2907297" calcext:value-type="float">
            <text:p>0.2907297</text:p>
          </table:table-cell>
          <table:table-cell office:value-type="float" office:value="0.2970098" calcext:value-type="float">
            <text:p>0.2970098</text:p>
          </table:table-cell>
          <table:table-cell office:value-type="float" office:value="0.3009177" calcext:value-type="float">
            <text:p>0.3009177</text:p>
          </table:table-cell>
          <table:table-cell office:value-type="float" office:value="0.3009423" calcext:value-type="float">
            <text:p>0.3009423</text:p>
          </table:table-cell>
          <table:table-cell office:value-type="float" office:value="0.1908246" calcext:value-type="float">
            <text:p>0.1908246</text:p>
          </table:table-cell>
          <table:table-cell office:value-type="float" office:value="0.2542332" calcext:value-type="float">
            <text:p>0.2542332</text:p>
          </table:table-cell>
          <table:table-cell office:value-type="float" office:value="0.3486642" calcext:value-type="float">
            <text:p>0.3486642</text:p>
          </table:table-cell>
          <table:table-cell office:value-type="float" office:value="0.3433371" calcext:value-type="float">
            <text:p>0.3433371</text:p>
          </table:table-cell>
          <table:table-cell office:value-type="float" office:value="0.358083" calcext:value-type="float">
            <text:p>0.358083</text:p>
          </table:table-cell>
          <table:table-cell office:value-type="float" office:value="0.3768242" calcext:value-type="float">
            <text:p>0.3768242</text:p>
          </table:table-cell>
          <table:table-cell office:value-type="float" office:value="0.3915367" calcext:value-type="float">
            <text:p>0.3915367</text:p>
          </table:table-cell>
          <table:table-cell office:value-type="float" office:value="0.4623747" calcext:value-type="float">
            <text:p>0.4623747</text:p>
          </table:table-cell>
          <table:table-cell office:value-type="float" office:value="0" calcext:value-type="float">
            <text:p>0</text:p>
          </table:table-cell>
          <table:table-cell office:value-type="float" office:value="1.93871E-015" calcext:value-type="float">
            <text:p>1.93871E-15</text:p>
          </table:table-cell>
          <table:table-cell office:value-type="float" office:value="9.705138E-016" calcext:value-type="float">
            <text:p>9.705138E-16</text:p>
          </table:table-cell>
          <table:table-cell office:value-type="float" office:value="1.969153E-015" calcext:value-type="float">
            <text:p>1.969153E-15</text:p>
          </table:table-cell>
          <table:table-cell office:value-type="float" office:value="1.952551E-015" calcext:value-type="float">
            <text:p>1.952551E-15</text:p>
          </table:table-cell>
          <table:table-cell office:value-type="float" office:value="9.648503E-016" calcext:value-type="float">
            <text:p>9.648503E-16</text:p>
          </table:table-cell>
          <table:table-cell office:value-type="float" office:value="9.838268E-016" calcext:value-type="float">
            <text:p>9.838268E-16</text:p>
          </table:table-cell>
          <table:table-cell office:value-type="float" office:value="1.941557E-015" calcext:value-type="float">
            <text:p>1.941557E-15</text:p>
          </table:table-cell>
          <table:table-cell office:value-type="float" office:value="2.307253E-025" calcext:value-type="float">
            <text:p>2.307253E-25</text:p>
          </table:table-cell>
          <table:table-cell office:value-type="float" office:value="1.066913E-029" calcext:value-type="float">
            <text:p>1.066913E-29</text:p>
          </table:table-cell>
          <table:table-cell office:value-type="float" office:value="2.368905E-034" calcext:value-type="float">
            <text:p>2.368905E-34</text:p>
          </table:table-cell>
          <table:table-cell office:value-type="float" office:value="3.832417E-039" calcext:value-type="float">
            <text:p>3.832417E-39</text:p>
          </table:table-cell>
          <table:table-cell office:value-type="float" office:value="2.522337E-044" calcext:value-type="float">
            <text:p>2.522337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8.04591" calcext:value-type="float">
            <text:p>-38.04591</text:p>
          </table:table-cell>
          <table:table-cell office:value-type="float" office:value="-0.04605263" calcext:value-type="float">
            <text:p>-0.04605263</text:p>
          </table:table-cell>
          <table:table-cell office:value-type="float" office:value="-0.03898846" calcext:value-type="float">
            <text:p>-0.03898846</text:p>
          </table:table-cell>
          <table:table-cell office:value-type="float" office:value="-0.03524667" calcext:value-type="float">
            <text:p>-0.03524667</text:p>
          </table:table-cell>
          <table:table-cell office:value-type="float" office:value="-0.03524291" calcext:value-type="float">
            <text:p>-0.03524291</text:p>
          </table:table-cell>
          <table:table-cell office:value-type="float" office:value="-0.4442255" calcext:value-type="float">
            <text:p>-0.4442255</text:p>
          </table:table-cell>
          <table:table-cell office:value-type="float" office:value="-0.04716148" calcext:value-type="float">
            <text:p>-0.04716148</text:p>
          </table:table-cell>
          <table:table-cell office:value-type="float" office:value="-0.04059226" calcext:value-type="float">
            <text:p>-0.04059226</text:p>
          </table:table-cell>
          <table:table-cell office:value-type="float" office:value="-0.03547246" calcext:value-type="float">
            <text:p>-0.03547246</text:p>
          </table:table-cell>
          <table:table-cell office:value-type="float" office:value="-0.02461532" calcext:value-type="float">
            <text:p>-0.02461532</text:p>
          </table:table-cell>
          <table:table-cell office:value-type="float" office:value="0" calcext:value-type="float">
            <text:p>0</text:p>
          </table:table-cell>
          <table:table-cell office:value-type="float" office:value="0.02456024" calcext:value-type="float">
            <text:p>0.02456024</text:p>
          </table:table-cell>
          <table:table-cell office:value-type="float" office:value="-23.17517" calcext:value-type="float">
            <text:p>-23.17517</text:p>
          </table:table-cell>
          <table:table-cell office:value-type="float" office:value="-0.0005979838" calcext:value-type="float">
            <text:p>-0.0005979838</text:p>
          </table:table-cell>
          <table:table-cell office:value-type="float" office:value="-9999" calcext:value-type="float">
            <text:p>-9999</text:p>
          </table:table-cell>
          <table:table-cell office:value-type="float" office:value="-2.396232" calcext:value-type="float">
            <text:p>-2.396232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21092003" calcext:value-type="float">
            <text:p>21092003</text:p>
          </table:table-cell>
          <table:table-cell office:value-type="float" office:value="811.502" calcext:value-type="float">
            <text:p>811.502</text:p>
          </table:table-cell>
          <table:table-cell office:value-type="float" office:value="680.353" calcext:value-type="float">
            <text:p>680.353</text:p>
          </table:table-cell>
          <table:table-cell office:value-type="float" office:value="21.41418" calcext:value-type="float">
            <text:p>21.41418</text:p>
          </table:table-cell>
          <table:table-cell office:value-type="float" office:value="1055.548" calcext:value-type="float">
            <text:p>1055.548</text:p>
          </table:table-cell>
          <table:table-cell office:value-type="float" office:value="119.3351" calcext:value-type="float">
            <text:p>119.3351</text:p>
          </table:table-cell>
          <table:table-cell office:value-type="float" office:value="0" calcext:value-type="float">
            <text:p>0</text:p>
          </table:table-cell>
          <table:table-cell office:value-type="float" office:value="0.3662484" calcext:value-type="float">
            <text:p>0.3662484</text:p>
          </table:table-cell>
          <table:table-cell office:value-type="float" office:value="0.3652945" calcext:value-type="float">
            <text:p>0.3652945</text:p>
          </table:table-cell>
          <table:table-cell office:value-type="float" office:value="0.3603233" calcext:value-type="float">
            <text:p>0.3603233</text:p>
          </table:table-cell>
          <table:table-cell office:value-type="float" office:value="0.330678" calcext:value-type="float">
            <text:p>0.330678</text:p>
          </table:table-cell>
          <table:table-cell office:value-type="float" office:value="0.3168922" calcext:value-type="float">
            <text:p>0.3168922</text:p>
          </table:table-cell>
          <table:table-cell office:value-type="float" office:value="0.1923612" calcext:value-type="float">
            <text:p>0.1923612</text:p>
          </table:table-cell>
          <table:table-cell office:value-type="float" office:value="0.2823604" calcext:value-type="float">
            <text:p>0.2823604</text:p>
          </table:table-cell>
          <table:table-cell office:value-type="float" office:value="0.3514441" calcext:value-type="float">
            <text:p>0.3514441</text:p>
          </table:table-cell>
          <table:table-cell office:value-type="float" office:value="0.3435407" calcext:value-type="float">
            <text:p>0.3435407</text:p>
          </table:table-cell>
          <table:table-cell office:value-type="float" office:value="0.3581448" calcext:value-type="float">
            <text:p>0.3581448</text:p>
          </table:table-cell>
          <table:table-cell office:value-type="float" office:value="0.3768324" calcext:value-type="float">
            <text:p>0.3768324</text:p>
          </table:table-cell>
          <table:table-cell office:value-type="float" office:value="0.3914663" calcext:value-type="float">
            <text:p>0.3914663</text:p>
          </table:table-cell>
          <table:table-cell office:value-type="float" office:value="0.4623747" calcext:value-type="float">
            <text:p>0.4623747</text:p>
          </table:table-cell>
          <table:table-cell office:value-type="float" office:value="0" calcext:value-type="float">
            <text:p>0</text:p>
          </table:table-cell>
          <table:table-cell office:value-type="float" office:value="1.939061E-015" calcext:value-type="float">
            <text:p>1.939061E-15</text:p>
          </table:table-cell>
          <table:table-cell office:value-type="float" office:value="9.70591E-016" calcext:value-type="float">
            <text:p>9.70591E-16</text:p>
          </table:table-cell>
          <table:table-cell office:value-type="float" office:value="1.969139E-015" calcext:value-type="float">
            <text:p>1.969139E-15</text:p>
          </table:table-cell>
          <table:table-cell office:value-type="float" office:value="1.95249E-015" calcext:value-type="float">
            <text:p>1.95249E-15</text:p>
          </table:table-cell>
          <table:table-cell office:value-type="float" office:value="9.648492E-016" calcext:value-type="float">
            <text:p>9.648492E-16</text:p>
          </table:table-cell>
          <table:table-cell office:value-type="float" office:value="9.838532E-016" calcext:value-type="float">
            <text:p>9.838532E-16</text:p>
          </table:table-cell>
          <table:table-cell office:value-type="float" office:value="1.941481E-015" calcext:value-type="float">
            <text:p>1.941481E-15</text:p>
          </table:table-cell>
          <table:table-cell office:value-type="float" office:value="2.307227E-025" calcext:value-type="float">
            <text:p>2.307227E-25</text:p>
          </table:table-cell>
          <table:table-cell office:value-type="float" office:value="1.066905E-029" calcext:value-type="float">
            <text:p>1.066905E-29</text:p>
          </table:table-cell>
          <table:table-cell office:value-type="float" office:value="2.368889E-034" calcext:value-type="float">
            <text:p>2.368889E-34</text:p>
          </table:table-cell>
          <table:table-cell office:value-type="float" office:value="3.832376E-039" calcext:value-type="float">
            <text:p>3.832376E-39</text:p>
          </table:table-cell>
          <table:table-cell office:value-type="float" office:value="2.522337E-044" calcext:value-type="float">
            <text:p>2.522337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030528" calcext:value-type="float">
            <text:p>-0.01030528</text:p>
          </table:table-cell>
          <table:table-cell office:value-type="float" office:value="-0.01048621" calcext:value-type="float">
            <text:p>-0.01048621</text:p>
          </table:table-cell>
          <table:table-cell office:value-type="float" office:value="-0.01144743" calcext:value-type="float">
            <text:p>-0.01144743</text:p>
          </table:table-cell>
          <table:table-cell office:value-type="float" office:value="-0.01967862" calcext:value-type="float">
            <text:p>-0.01967862</text:p>
          </table:table-cell>
          <table:table-cell office:value-type="float" office:value="-0.02557076" calcext:value-type="float">
            <text:p>-0.02557076</text:p>
          </table:table-cell>
          <table:table-cell office:value-type="float" office:value="-0.4178429" calcext:value-type="float">
            <text:p>-0.4178429</text:p>
          </table:table-cell>
          <table:table-cell office:value-type="float" office:value="-0.02076781" calcext:value-type="float">
            <text:p>-0.02076781</text:p>
          </table:table-cell>
          <table:table-cell office:value-type="float" office:value="-0.03789938" calcext:value-type="float">
            <text:p>-0.03789938</text:p>
          </table:table-cell>
          <table:table-cell office:value-type="float" office:value="-0.03527807" calcext:value-type="float">
            <text:p>-0.03527807</text:p>
          </table:table-cell>
          <table:table-cell office:value-type="float" office:value="-0.02454322" calcext:value-type="float">
            <text:p>-0.02454322</text:p>
          </table:table-cell>
          <table:table-cell office:value-type="float" office:value="0" calcext:value-type="float">
            <text:p>0</text:p>
          </table:table-cell>
          <table:table-cell office:value-type="float" office:value="0.02738616" calcext:value-type="float">
            <text:p>0.02738616</text:p>
          </table:table-cell>
          <table:table-cell office:value-type="float" office:value="-0.01093165" calcext:value-type="float">
            <text:p>-0.01093165</text:p>
          </table:table-cell>
          <table:table-cell office:value-type="float" office:value="-0.0005978943" calcext:value-type="float">
            <text:p>-0.0005978943</text:p>
          </table:table-cell>
          <table:table-cell office:value-type="float" office:value="-9999" calcext:value-type="float">
            <text:p>-9999</text:p>
          </table:table-cell>
          <table:table-cell office:value-type="float" office:value="-2.398551" calcext:value-type="float">
            <text:p>-2.398551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22092003" calcext:value-type="float">
            <text:p>22092003</text:p>
          </table:table-cell>
          <table:table-cell office:value-type="float" office:value="811.502" calcext:value-type="float">
            <text:p>811.502</text:p>
          </table:table-cell>
          <table:table-cell office:value-type="float" office:value="682.4207" calcext:value-type="float">
            <text:p>682.4207</text:p>
          </table:table-cell>
          <table:table-cell office:value-type="float" office:value="21.41418" calcext:value-type="float">
            <text:p>21.41418</text:p>
          </table:table-cell>
          <table:table-cell office:value-type="float" office:value="1053.786" calcext:value-type="float">
            <text:p>1053.786</text:p>
          </table:table-cell>
          <table:table-cell office:value-type="float" office:value="119.0297" calcext:value-type="float">
            <text:p>119.0297</text:p>
          </table:table-cell>
          <table:table-cell office:value-type="float" office:value="0" calcext:value-type="float">
            <text:p>0</text:p>
          </table:table-cell>
          <table:table-cell office:value-type="float" office:value="0.2465702" calcext:value-type="float">
            <text:p>0.2465702</text:p>
          </table:table-cell>
          <table:table-cell office:value-type="float" office:value="0.3400571" calcext:value-type="float">
            <text:p>0.3400571</text:p>
          </table:table-cell>
          <table:table-cell office:value-type="float" office:value="0.3406786" calcext:value-type="float">
            <text:p>0.3406786</text:p>
          </table:table-cell>
          <table:table-cell office:value-type="float" office:value="0.3400038" calcext:value-type="float">
            <text:p>0.3400038</text:p>
          </table:table-cell>
          <table:table-cell office:value-type="float" office:value="0.3398989" calcext:value-type="float">
            <text:p>0.3398989</text:p>
          </table:table-cell>
          <table:table-cell office:value-type="float" office:value="0.1941848" calcext:value-type="float">
            <text:p>0.1941848</text:p>
          </table:table-cell>
          <table:table-cell office:value-type="float" office:value="0.272902" calcext:value-type="float">
            <text:p>0.272902</text:p>
          </table:table-cell>
          <table:table-cell office:value-type="float" office:value="0.3535978" calcext:value-type="float">
            <text:p>0.3535978</text:p>
          </table:table-cell>
          <table:table-cell office:value-type="float" office:value="0.3438324" calcext:value-type="float">
            <text:p>0.3438324</text:p>
          </table:table-cell>
          <table:table-cell office:value-type="float" office:value="0.358193" calcext:value-type="float">
            <text:p>0.358193</text:p>
          </table:table-cell>
          <table:table-cell office:value-type="float" office:value="0.3768253" calcext:value-type="float">
            <text:p>0.3768253</text:p>
          </table:table-cell>
          <table:table-cell office:value-type="float" office:value="0.3915558" calcext:value-type="float">
            <text:p>0.3915558</text:p>
          </table:table-cell>
          <table:table-cell office:value-type="float" office:value="0.4545453" calcext:value-type="float">
            <text:p>0.4545453</text:p>
          </table:table-cell>
          <table:table-cell office:value-type="float" office:value="0" calcext:value-type="float">
            <text:p>0</text:p>
          </table:table-cell>
          <table:table-cell office:value-type="float" office:value="1.939143E-015" calcext:value-type="float">
            <text:p>1.939143E-15</text:p>
          </table:table-cell>
          <table:table-cell office:value-type="float" office:value="9.705996E-016" calcext:value-type="float">
            <text:p>9.705996E-16</text:p>
          </table:table-cell>
          <table:table-cell office:value-type="float" office:value="1.969125E-015" calcext:value-type="float">
            <text:p>1.969125E-15</text:p>
          </table:table-cell>
          <table:table-cell office:value-type="float" office:value="1.952485E-015" calcext:value-type="float">
            <text:p>1.952485E-15</text:p>
          </table:table-cell>
          <table:table-cell office:value-type="float" office:value="9.648449E-016" calcext:value-type="float">
            <text:p>9.648449E-16</text:p>
          </table:table-cell>
          <table:table-cell office:value-type="float" office:value="9.838532E-016" calcext:value-type="float">
            <text:p>9.838532E-16</text:p>
          </table:table-cell>
          <table:table-cell office:value-type="float" office:value="1.941481E-015" calcext:value-type="float">
            <text:p>1.941481E-15</text:p>
          </table:table-cell>
          <table:table-cell office:value-type="float" office:value="2.307226E-025" calcext:value-type="float">
            <text:p>2.307226E-25</text:p>
          </table:table-cell>
          <table:table-cell office:value-type="float" office:value="1.066905E-029" calcext:value-type="float">
            <text:p>1.066905E-29</text:p>
          </table:table-cell>
          <table:table-cell office:value-type="float" office:value="2.368888E-034" calcext:value-type="float">
            <text:p>2.368888E-34</text:p>
          </table:table-cell>
          <table:table-cell office:value-type="float" office:value="3.832376E-039" calcext:value-type="float">
            <text:p>3.832376E-39</text:p>
          </table:table-cell>
          <table:table-cell office:value-type="float" office:value="2.382207E-044" calcext:value-type="float">
            <text:p>2.382207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60678" calcext:value-type="float">
            <text:p>-0.160678</text:p>
          </table:table-cell>
          <table:table-cell office:value-type="float" office:value="-0.01640205" calcext:value-type="float">
            <text:p>-0.01640205</text:p>
          </table:table-cell>
          <table:table-cell office:value-type="float" office:value="-0.01622745" calcext:value-type="float">
            <text:p>-0.01622745</text:p>
          </table:table-cell>
          <table:table-cell office:value-type="float" office:value="-0.01647264" calcext:value-type="float">
            <text:p>-0.01647264</text:p>
          </table:table-cell>
          <table:table-cell office:value-type="float" office:value="-0.01651318" calcext:value-type="float">
            <text:p>-0.01651318</text:p>
          </table:table-cell>
          <table:table-cell office:value-type="float" office:value="-0.3886955" calcext:value-type="float">
            <text:p>-0.3886955</text:p>
          </table:table-cell>
          <table:table-cell office:value-type="float" office:value="-0.02768525" calcext:value-type="float">
            <text:p>-0.02768525</text:p>
          </table:table-cell>
          <table:table-cell office:value-type="float" office:value="-0.03590228" calcext:value-type="float">
            <text:p>-0.03590228</text:p>
          </table:table-cell>
          <table:table-cell office:value-type="float" office:value="-0.0350001" calcext:value-type="float">
            <text:p>-0.0350001</text:p>
          </table:table-cell>
          <table:table-cell office:value-type="float" office:value="-0.02448677" calcext:value-type="float">
            <text:p>-0.02448677</text:p>
          </table:table-cell>
          <table:table-cell office:value-type="float" office:value="0" calcext:value-type="float">
            <text:p>0</text:p>
          </table:table-cell>
          <table:table-cell office:value-type="float" office:value="0.02738616" calcext:value-type="float">
            <text:p>0.02738616</text:p>
          </table:table-cell>
          <table:table-cell office:value-type="float" office:value="-0.4378092" calcext:value-type="float">
            <text:p>-0.4378092</text:p>
          </table:table-cell>
          <table:table-cell office:value-type="float" office:value="-0.000586179" calcext:value-type="float">
            <text:p>-0.000586179</text:p>
          </table:table-cell>
          <table:table-cell office:value-type="float" office:value="-9999" calcext:value-type="float">
            <text:p>-9999</text:p>
          </table:table-cell>
          <table:table-cell office:value-type="float" office:value="-2.326655" calcext:value-type="float">
            <text:p>-2.326655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23092003" calcext:value-type="float">
            <text:p>23092003</text:p>
          </table:table-cell>
          <table:table-cell office:value-type="float" office:value="811.502" calcext:value-type="float">
            <text:p>811.502</text:p>
          </table:table-cell>
          <table:table-cell office:value-type="float" office:value="684.7906" calcext:value-type="float">
            <text:p>684.7906</text:p>
          </table:table-cell>
          <table:table-cell office:value-type="float" office:value="21.41418" calcext:value-type="float">
            <text:p>21.41418</text:p>
          </table:table-cell>
          <table:table-cell office:value-type="float" office:value="1052.247" calcext:value-type="float">
            <text:p>1052.247</text:p>
          </table:table-cell>
          <table:table-cell office:value-type="float" office:value="118.1982" calcext:value-type="float">
            <text:p>118.1982</text:p>
          </table:table-cell>
          <table:table-cell office:value-type="float" office:value="0" calcext:value-type="float">
            <text:p>0</text:p>
          </table:table-cell>
          <table:table-cell office:value-type="float" office:value="0.1648779" calcext:value-type="float">
            <text:p>0.1648779</text:p>
          </table:table-cell>
          <table:table-cell office:value-type="float" office:value="0.3287326" calcext:value-type="float">
            <text:p>0.3287326</text:p>
          </table:table-cell>
          <table:table-cell office:value-type="float" office:value="0.3315898" calcext:value-type="float">
            <text:p>0.3315898</text:p>
          </table:table-cell>
          <table:table-cell office:value-type="float" office:value="0.3339019" calcext:value-type="float">
            <text:p>0.3339019</text:p>
          </table:table-cell>
          <table:table-cell office:value-type="float" office:value="0.3347116" calcext:value-type="float">
            <text:p>0.3347116</text:p>
          </table:table-cell>
          <table:table-cell office:value-type="float" office:value="0.1958291" calcext:value-type="float">
            <text:p>0.1958291</text:p>
          </table:table-cell>
          <table:table-cell office:value-type="float" office:value="0.267747" calcext:value-type="float">
            <text:p>0.267747</text:p>
          </table:table-cell>
          <table:table-cell office:value-type="float" office:value="0.3542414" calcext:value-type="float">
            <text:p>0.3542414</text:p>
          </table:table-cell>
          <table:table-cell office:value-type="float" office:value="0.3440955" calcext:value-type="float">
            <text:p>0.3440955</text:p>
          </table:table-cell>
          <table:table-cell office:value-type="float" office:value="0.3582092" calcext:value-type="float">
            <text:p>0.3582092</text:p>
          </table:table-cell>
          <table:table-cell office:value-type="float" office:value="0.3768039" calcext:value-type="float">
            <text:p>0.3768039</text:p>
          </table:table-cell>
          <table:table-cell office:value-type="float" office:value="0.3918063" calcext:value-type="float">
            <text:p>0.3918063</text:p>
          </table:table-cell>
          <table:table-cell office:value-type="float" office:value="0.4583469" calcext:value-type="float">
            <text:p>0.4583469</text:p>
          </table:table-cell>
          <table:table-cell office:value-type="float" office:value="0" calcext:value-type="float">
            <text:p>0</text:p>
          </table:table-cell>
          <table:table-cell office:value-type="float" office:value="1.939218E-015" calcext:value-type="float">
            <text:p>1.939218E-15</text:p>
          </table:table-cell>
          <table:table-cell office:value-type="float" office:value="9.70605E-016" calcext:value-type="float">
            <text:p>9.70605E-16</text:p>
          </table:table-cell>
          <table:table-cell office:value-type="float" office:value="1.969115E-015" calcext:value-type="float">
            <text:p>1.969115E-15</text:p>
          </table:table-cell>
          <table:table-cell office:value-type="float" office:value="1.952478E-015" calcext:value-type="float">
            <text:p>1.952478E-15</text:p>
          </table:table-cell>
          <table:table-cell office:value-type="float" office:value="9.648435E-016" calcext:value-type="float">
            <text:p>9.648435E-16</text:p>
          </table:table-cell>
          <table:table-cell office:value-type="float" office:value="9.838532E-016" calcext:value-type="float">
            <text:p>9.838532E-16</text:p>
          </table:table-cell>
          <table:table-cell office:value-type="float" office:value="1.941481E-015" calcext:value-type="float">
            <text:p>1.941481E-15</text:p>
          </table:table-cell>
          <table:table-cell office:value-type="float" office:value="2.307227E-025" calcext:value-type="float">
            <text:p>2.307227E-25</text:p>
          </table:table-cell>
          <table:table-cell office:value-type="float" office:value="1.066905E-029" calcext:value-type="float">
            <text:p>1.066905E-29</text:p>
          </table:table-cell>
          <table:table-cell office:value-type="float" office:value="2.368888E-034" calcext:value-type="float">
            <text:p>2.368888E-34</text:p>
          </table:table-cell>
          <table:table-cell office:value-type="float" office:value="3.832376E-039" calcext:value-type="float">
            <text:p>3.832376E-39</text:p>
          </table:table-cell>
          <table:table-cell office:value-type="float" office:value="2.522337E-044" calcext:value-type="float">
            <text:p>2.522337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694752" calcext:value-type="float">
            <text:p>-3.694752</text:p>
          </table:table-cell>
          <table:table-cell office:value-type="float" office:value="-0.02021067" calcext:value-type="float">
            <text:p>-0.02021067</text:p>
          </table:table-cell>
          <table:table-cell office:value-type="float" office:value="-0.01915814" calcext:value-type="float">
            <text:p>-0.01915814</text:p>
          </table:table-cell>
          <table:table-cell office:value-type="float" office:value="-0.01838495" calcext:value-type="float">
            <text:p>-0.01838495</text:p>
          </table:table-cell>
          <table:table-cell office:value-type="float" office:value="-0.01811656" calcext:value-type="float">
            <text:p>-0.01811656</text:p>
          </table:table-cell>
          <table:table-cell office:value-type="float" office:value="-0.3643656" calcext:value-type="float">
            <text:p>-0.3643656</text:p>
          </table:table-cell>
          <table:table-cell office:value-type="float" office:value="-0.0325076" calcext:value-type="float">
            <text:p>-0.0325076</text:p>
          </table:table-cell>
          <table:table-cell office:value-type="float" office:value="-0.03532577" calcext:value-type="float">
            <text:p>-0.03532577</text:p>
          </table:table-cell>
          <table:table-cell office:value-type="float" office:value="-0.03475048" calcext:value-type="float">
            <text:p>-0.03475048</text:p>
          </table:table-cell>
          <table:table-cell office:value-type="float" office:value="-0.02446751" calcext:value-type="float">
            <text:p>-0.02446751</text:p>
          </table:table-cell>
          <table:table-cell office:value-type="float" office:value="0" calcext:value-type="float">
            <text:p>0</text:p>
          </table:table-cell>
          <table:table-cell office:value-type="float" office:value="0.02738616" calcext:value-type="float">
            <text:p>0.02738616</text:p>
          </table:table-cell>
          <table:table-cell office:value-type="float" office:value="-6.701826" calcext:value-type="float">
            <text:p>-6.701826</text:p>
          </table:table-cell>
          <table:table-cell office:value-type="float" office:value="-0.0005286767" calcext:value-type="float">
            <text:p>-0.0005286767</text:p>
          </table:table-cell>
          <table:table-cell office:value-type="float" office:value="-9999" calcext:value-type="float">
            <text:p>-9999</text:p>
          </table:table-cell>
          <table:table-cell office:value-type="float" office:value="-2.348604" calcext:value-type="float">
            <text:p>-2.348604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24092003" calcext:value-type="float">
            <text:p>24092003</text:p>
          </table:table-cell>
          <table:table-cell office:value-type="float" office:value="811.502" calcext:value-type="float">
            <text:p>811.502</text:p>
          </table:table-cell>
          <table:table-cell office:value-type="float" office:value="686.658" calcext:value-type="float">
            <text:p>686.658</text:p>
          </table:table-cell>
          <table:table-cell office:value-type="float" office:value="21.41418" calcext:value-type="float">
            <text:p>21.41418</text:p>
          </table:table-cell>
          <table:table-cell office:value-type="float" office:value="1051.18" calcext:value-type="float">
            <text:p>1051.18</text:p>
          </table:table-cell>
          <table:table-cell office:value-type="float" office:value="117.398" calcext:value-type="float">
            <text:p>117.398</text:p>
          </table:table-cell>
          <table:table-cell office:value-type="float" office:value="0" calcext:value-type="float">
            <text:p>0</text:p>
          </table:table-cell>
          <table:table-cell office:value-type="float" office:value="0.1190314" calcext:value-type="float">
            <text:p>0.1190314</text:p>
          </table:table-cell>
          <table:table-cell office:value-type="float" office:value="0.3209162" calcext:value-type="float">
            <text:p>0.3209162</text:p>
          </table:table-cell>
          <table:table-cell office:value-type="float" office:value="0.3238346" calcext:value-type="float">
            <text:p>0.3238346</text:p>
          </table:table-cell>
          <table:table-cell office:value-type="float" office:value="0.3263123" calcext:value-type="float">
            <text:p>0.3263123</text:p>
          </table:table-cell>
          <table:table-cell office:value-type="float" office:value="0.3269803" calcext:value-type="float">
            <text:p>0.3269803</text:p>
          </table:table-cell>
          <table:table-cell office:value-type="float" office:value="0.1974882" calcext:value-type="float">
            <text:p>0.1974882</text:p>
          </table:table-cell>
          <table:table-cell office:value-type="float" office:value="0.2647426" calcext:value-type="float">
            <text:p>0.2647426</text:p>
          </table:table-cell>
          <table:table-cell office:value-type="float" office:value="0.3542821" calcext:value-type="float">
            <text:p>0.3542821</text:p>
          </table:table-cell>
          <table:table-cell office:value-type="float" office:value="0.3443578" calcext:value-type="float">
            <text:p>0.3443578</text:p>
          </table:table-cell>
          <table:table-cell office:value-type="float" office:value="0.358234" calcext:value-type="float">
            <text:p>0.358234</text:p>
          </table:table-cell>
          <table:table-cell office:value-type="float" office:value="0.3767995" calcext:value-type="float">
            <text:p>0.3767995</text:p>
          </table:table-cell>
          <table:table-cell office:value-type="float" office:value="0.3919015" calcext:value-type="float">
            <text:p>0.3919015</text:p>
          </table:table-cell>
          <table:table-cell office:value-type="float" office:value="0.4618953" calcext:value-type="float">
            <text:p>0.4618953</text:p>
          </table:table-cell>
          <table:table-cell office:value-type="float" office:value="0" calcext:value-type="float">
            <text:p>0</text:p>
          </table:table-cell>
          <table:table-cell office:value-type="float" office:value="1.939309E-015" calcext:value-type="float">
            <text:p>1.939309E-15</text:p>
          </table:table-cell>
          <table:table-cell office:value-type="float" office:value="9.706151E-016" calcext:value-type="float">
            <text:p>9.706151E-16</text:p>
          </table:table-cell>
          <table:table-cell office:value-type="float" office:value="1.969101E-015" calcext:value-type="float">
            <text:p>1.969101E-15</text:p>
          </table:table-cell>
          <table:table-cell office:value-type="float" office:value="1.952467E-015" calcext:value-type="float">
            <text:p>1.952467E-15</text:p>
          </table:table-cell>
          <table:table-cell office:value-type="float" office:value="9.648417E-016" calcext:value-type="float">
            <text:p>9.648417E-16</text:p>
          </table:table-cell>
          <table:table-cell office:value-type="float" office:value="9.838532E-016" calcext:value-type="float">
            <text:p>9.838532E-16</text:p>
          </table:table-cell>
          <table:table-cell office:value-type="float" office:value="1.941481E-015" calcext:value-type="float">
            <text:p>1.941481E-15</text:p>
          </table:table-cell>
          <table:table-cell office:value-type="float" office:value="2.307227E-025" calcext:value-type="float">
            <text:p>2.307227E-25</text:p>
          </table:table-cell>
          <table:table-cell office:value-type="float" office:value="1.066905E-029" calcext:value-type="float">
            <text:p>1.066905E-29</text:p>
          </table:table-cell>
          <table:table-cell office:value-type="float" office:value="2.368889E-034" calcext:value-type="float">
            <text:p>2.368889E-34</text:p>
          </table:table-cell>
          <table:table-cell office:value-type="float" office:value="3.832376E-039" calcext:value-type="float">
            <text:p>3.832376E-39</text:p>
          </table:table-cell>
          <table:table-cell office:value-type="float" office:value="2.382207E-044" calcext:value-type="float">
            <text:p>2.382207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5.53427" calcext:value-type="float">
            <text:p>-45.53427</text:p>
          </table:table-cell>
          <table:table-cell office:value-type="float" office:value="-0.02344333" calcext:value-type="float">
            <text:p>-0.02344333</text:p>
          </table:table-cell>
          <table:table-cell office:value-type="float" office:value="-0.02216475" calcext:value-type="float">
            <text:p>-0.02216475</text:p>
          </table:table-cell>
          <table:table-cell office:value-type="float" office:value="-0.02117137" calcext:value-type="float">
            <text:p>-0.02117137</text:p>
          </table:table-cell>
          <table:table-cell office:value-type="float" office:value="-0.02090793" calcext:value-type="float">
            <text:p>-0.02090793</text:p>
          </table:table-cell>
          <table:table-cell office:value-type="float" office:value="-0.3416266" calcext:value-type="float">
            <text:p>-0.3416266</text:p>
          </table:table-cell>
          <table:table-cell office:value-type="float" office:value="-0.03531906" calcext:value-type="float">
            <text:p>-0.03531906</text:p>
          </table:table-cell>
          <table:table-cell office:value-type="float" office:value="-0.03528718" calcext:value-type="float">
            <text:p>-0.03528718</text:p>
          </table:table-cell>
          <table:table-cell office:value-type="float" office:value="-0.03450391" calcext:value-type="float">
            <text:p>-0.03450391</text:p>
          </table:table-cell>
          <table:table-cell office:value-type="float" office:value="-0.02443883" calcext:value-type="float">
            <text:p>-0.02443883</text:p>
          </table:table-cell>
          <table:table-cell office:value-type="float" office:value="0" calcext:value-type="float">
            <text:p>0</text:p>
          </table:table-cell>
          <table:table-cell office:value-type="float" office:value="0.02738616" calcext:value-type="float">
            <text:p>0.02738616</text:p>
          </table:table-cell>
          <table:table-cell office:value-type="float" office:value="-9.813066" calcext:value-type="float">
            <text:p>-9.813066</text:p>
          </table:table-cell>
          <table:table-cell office:value-type="float" office:value="-0.0004813267" calcext:value-type="float">
            <text:p>-0.0004813267</text:p>
          </table:table-cell>
          <table:table-cell office:value-type="float" office:value="-9999" calcext:value-type="float">
            <text:p>-9999</text:p>
          </table:table-cell>
          <table:table-cell office:value-type="float" office:value="-2.367915" calcext:value-type="float">
            <text:p>-2.367915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25092003" calcext:value-type="float">
            <text:p>25092003</text:p>
          </table:table-cell>
          <table:table-cell office:value-type="float" office:value="811.502" calcext:value-type="float">
            <text:p>811.502</text:p>
          </table:table-cell>
          <table:table-cell office:value-type="float" office:value="687.8601" calcext:value-type="float">
            <text:p>687.8601</text:p>
          </table:table-cell>
          <table:table-cell office:value-type="float" office:value="21.41418" calcext:value-type="float">
            <text:p>21.41418</text:p>
          </table:table-cell>
          <table:table-cell office:value-type="float" office:value="1049.983" calcext:value-type="float">
            <text:p>1049.983</text:p>
          </table:table-cell>
          <table:table-cell office:value-type="float" office:value="117.3933" calcext:value-type="float">
            <text:p>117.3933</text:p>
          </table:table-cell>
          <table:table-cell office:value-type="float" office:value="0" calcext:value-type="float">
            <text:p>0</text:p>
          </table:table-cell>
          <table:table-cell office:value-type="float" office:value="0.1160288" calcext:value-type="float">
            <text:p>0.1160288</text:p>
          </table:table-cell>
          <table:table-cell office:value-type="float" office:value="0.3145948" calcext:value-type="float">
            <text:p>0.3145948</text:p>
          </table:table-cell>
          <table:table-cell office:value-type="float" office:value="0.3174664" calcext:value-type="float">
            <text:p>0.3174664</text:p>
          </table:table-cell>
          <table:table-cell office:value-type="float" office:value="0.3196862" calcext:value-type="float">
            <text:p>0.3196862</text:p>
          </table:table-cell>
          <table:table-cell office:value-type="float" office:value="0.3200861" calcext:value-type="float">
            <text:p>0.3200861</text:p>
          </table:table-cell>
          <table:table-cell office:value-type="float" office:value="0.1993663" calcext:value-type="float">
            <text:p>0.1993663</text:p>
          </table:table-cell>
          <table:table-cell office:value-type="float" office:value="0.262769" calcext:value-type="float">
            <text:p>0.262769</text:p>
          </table:table-cell>
          <table:table-cell office:value-type="float" office:value="0.35407" calcext:value-type="float">
            <text:p>0.35407</text:p>
          </table:table-cell>
          <table:table-cell office:value-type="float" office:value="0.3446131" calcext:value-type="float">
            <text:p>0.3446131</text:p>
          </table:table-cell>
          <table:table-cell office:value-type="float" office:value="0.3582745" calcext:value-type="float">
            <text:p>0.3582745</text:p>
          </table:table-cell>
          <table:table-cell office:value-type="float" office:value="0.3768112" calcext:value-type="float">
            <text:p>0.3768112</text:p>
          </table:table-cell>
          <table:table-cell office:value-type="float" office:value="0.3919095" calcext:value-type="float">
            <text:p>0.3919095</text:p>
          </table:table-cell>
          <table:table-cell office:value-type="float" office:value="0.4623747" calcext:value-type="float">
            <text:p>0.4623747</text:p>
          </table:table-cell>
          <table:table-cell office:value-type="float" office:value="0" calcext:value-type="float">
            <text:p>0</text:p>
          </table:table-cell>
          <table:table-cell office:value-type="float" office:value="1.939382E-015" calcext:value-type="float">
            <text:p>1.939382E-15</text:p>
          </table:table-cell>
          <table:table-cell office:value-type="float" office:value="9.706193E-016" calcext:value-type="float">
            <text:p>9.706193E-16</text:p>
          </table:table-cell>
          <table:table-cell office:value-type="float" office:value="1.969091E-015" calcext:value-type="float">
            <text:p>1.969091E-15</text:p>
          </table:table-cell>
          <table:table-cell office:value-type="float" office:value="1.952461E-015" calcext:value-type="float">
            <text:p>1.952461E-15</text:p>
          </table:table-cell>
          <table:table-cell office:value-type="float" office:value="9.648408E-016" calcext:value-type="float">
            <text:p>9.648408E-16</text:p>
          </table:table-cell>
          <table:table-cell office:value-type="float" office:value="9.838532E-016" calcext:value-type="float">
            <text:p>9.838532E-16</text:p>
          </table:table-cell>
          <table:table-cell office:value-type="float" office:value="1.941481E-015" calcext:value-type="float">
            <text:p>1.941481E-15</text:p>
          </table:table-cell>
          <table:table-cell office:value-type="float" office:value="2.307226E-025" calcext:value-type="float">
            <text:p>2.307226E-25</text:p>
          </table:table-cell>
          <table:table-cell office:value-type="float" office:value="1.066905E-029" calcext:value-type="float">
            <text:p>1.066905E-29</text:p>
          </table:table-cell>
          <table:table-cell office:value-type="float" office:value="2.368889E-034" calcext:value-type="float">
            <text:p>2.368889E-34</text:p>
          </table:table-cell>
          <table:table-cell office:value-type="float" office:value="3.832376E-039" calcext:value-type="float">
            <text:p>3.832376E-39</text:p>
          </table:table-cell>
          <table:table-cell office:value-type="float" office:value="2.522337E-044" calcext:value-type="float">
            <text:p>2.522337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5.80495" calcext:value-type="float">
            <text:p>-55.80495</text:p>
          </table:table-cell>
          <table:table-cell office:value-type="float" office:value="-0.02649399" calcext:value-type="float">
            <text:p>-0.02649399</text:p>
          </table:table-cell>
          <table:table-cell office:value-type="float" office:value="-0.02504248" calcext:value-type="float">
            <text:p>-0.02504248</text:p>
          </table:table-cell>
          <table:table-cell office:value-type="float" office:value="-0.02401031" calcext:value-type="float">
            <text:p>-0.02401031</text:p>
          </table:table-cell>
          <table:table-cell office:value-type="float" office:value="-0.02382881" calcext:value-type="float">
            <text:p>-0.02382881</text:p>
          </table:table-cell>
          <table:table-cell office:value-type="float" office:value="-0.3177213" calcext:value-type="float">
            <text:p>-0.3177213</text:p>
          </table:table-cell>
          <table:table-cell office:value-type="float" office:value="-0.03726184" calcext:value-type="float">
            <text:p>-0.03726184</text:p>
          </table:table-cell>
          <table:table-cell office:value-type="float" office:value="-0.03547106" calcext:value-type="float">
            <text:p>-0.03547106</text:p>
          </table:table-cell>
          <table:table-cell office:value-type="float" office:value="-0.03426539" calcext:value-type="float">
            <text:p>-0.03426539</text:p>
          </table:table-cell>
          <table:table-cell office:value-type="float" office:value="-0.02439167" calcext:value-type="float">
            <text:p>-0.02439167</text:p>
          </table:table-cell>
          <table:table-cell office:value-type="float" office:value="0" calcext:value-type="float">
            <text:p>0</text:p>
          </table:table-cell>
          <table:table-cell office:value-type="float" office:value="0.02738616" calcext:value-type="float">
            <text:p>0.02738616</text:p>
          </table:table-cell>
          <table:table-cell office:value-type="float" office:value="-11.72975" calcext:value-type="float">
            <text:p>-11.72975</text:p>
          </table:table-cell>
          <table:table-cell office:value-type="float" office:value="-0.0004586328" calcext:value-type="float">
            <text:p>-0.0004586328</text:p>
          </table:table-cell>
          <table:table-cell office:value-type="float" office:value="-9999" calcext:value-type="float">
            <text:p>-9999</text:p>
          </table:table-cell>
          <table:table-cell office:value-type="float" office:value="-2.375481" calcext:value-type="float">
            <text:p>-2.375481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26092003" calcext:value-type="float">
            <text:p>26092003</text:p>
          </table:table-cell>
          <table:table-cell office:value-type="float" office:value="811.502" calcext:value-type="float">
            <text:p>811.502</text:p>
          </table:table-cell>
          <table:table-cell office:value-type="float" office:value="688.9789" calcext:value-type="float">
            <text:p>688.9789</text:p>
          </table:table-cell>
          <table:table-cell office:value-type="float" office:value="21.41418" calcext:value-type="float">
            <text:p>21.41418</text:p>
          </table:table-cell>
          <table:table-cell office:value-type="float" office:value="1048.865" calcext:value-type="float">
            <text:p>1048.865</text:p>
          </table:table-cell>
          <table:table-cell office:value-type="float" office:value="117.3933" calcext:value-type="float">
            <text:p>117.3933</text:p>
          </table:table-cell>
          <table:table-cell office:value-type="float" office:value="0" calcext:value-type="float">
            <text:p>0</text:p>
          </table:table-cell>
          <table:table-cell office:value-type="float" office:value="0.1178491" calcext:value-type="float">
            <text:p>0.1178491</text:p>
          </table:table-cell>
          <table:table-cell office:value-type="float" office:value="0.3083408" calcext:value-type="float">
            <text:p>0.3083408</text:p>
          </table:table-cell>
          <table:table-cell office:value-type="float" office:value="0.3113458" calcext:value-type="float">
            <text:p>0.3113458</text:p>
          </table:table-cell>
          <table:table-cell office:value-type="float" office:value="0.3134647" calcext:value-type="float">
            <text:p>0.3134647</text:p>
          </table:table-cell>
          <table:table-cell office:value-type="float" office:value="0.3136433" calcext:value-type="float">
            <text:p>0.3136433</text:p>
          </table:table-cell>
          <table:table-cell office:value-type="float" office:value="0.2010878" calcext:value-type="float">
            <text:p>0.2010878</text:p>
          </table:table-cell>
          <table:table-cell office:value-type="float" office:value="0.2614588" calcext:value-type="float">
            <text:p>0.2614588</text:p>
          </table:table-cell>
          <table:table-cell office:value-type="float" office:value="0.3537278" calcext:value-type="float">
            <text:p>0.3537278</text:p>
          </table:table-cell>
          <table:table-cell office:value-type="float" office:value="0.3448358" calcext:value-type="float">
            <text:p>0.3448358</text:p>
          </table:table-cell>
          <table:table-cell office:value-type="float" office:value="0.358317" calcext:value-type="float">
            <text:p>0.358317</text:p>
          </table:table-cell>
          <table:table-cell office:value-type="float" office:value="0.3768241" calcext:value-type="float">
            <text:p>0.3768241</text:p>
          </table:table-cell>
          <table:table-cell office:value-type="float" office:value="0.3918796" calcext:value-type="float">
            <text:p>0.3918796</text:p>
          </table:table-cell>
          <table:table-cell office:value-type="float" office:value="0.4623747" calcext:value-type="float">
            <text:p>0.4623747</text:p>
          </table:table-cell>
          <table:table-cell office:value-type="float" office:value="0" calcext:value-type="float">
            <text:p>0</text:p>
          </table:table-cell>
          <table:table-cell office:value-type="float" office:value="1.939471E-015" calcext:value-type="float">
            <text:p>1.939471E-15</text:p>
          </table:table-cell>
          <table:table-cell office:value-type="float" office:value="9.706281E-016" calcext:value-type="float">
            <text:p>9.706281E-16</text:p>
          </table:table-cell>
          <table:table-cell office:value-type="float" office:value="1.969079E-015" calcext:value-type="float">
            <text:p>1.969079E-15</text:p>
          </table:table-cell>
          <table:table-cell office:value-type="float" office:value="1.952452E-015" calcext:value-type="float">
            <text:p>1.952452E-15</text:p>
          </table:table-cell>
          <table:table-cell office:value-type="float" office:value="9.64836E-016" calcext:value-type="float">
            <text:p>9.64836E-16</text:p>
          </table:table-cell>
          <table:table-cell office:value-type="float" office:value="9.838532E-016" calcext:value-type="float">
            <text:p>9.838532E-16</text:p>
          </table:table-cell>
          <table:table-cell office:value-type="float" office:value="1.941481E-015" calcext:value-type="float">
            <text:p>1.941481E-15</text:p>
          </table:table-cell>
          <table:table-cell office:value-type="float" office:value="2.307226E-025" calcext:value-type="float">
            <text:p>2.307226E-25</text:p>
          </table:table-cell>
          <table:table-cell office:value-type="float" office:value="1.066905E-029" calcext:value-type="float">
            <text:p>1.066905E-29</text:p>
          </table:table-cell>
          <table:table-cell office:value-type="float" office:value="2.368888E-034" calcext:value-type="float">
            <text:p>2.368888E-34</text:p>
          </table:table-cell>
          <table:table-cell office:value-type="float" office:value="3.832376E-039" calcext:value-type="float">
            <text:p>3.832376E-39</text:p>
          </table:table-cell>
          <table:table-cell office:value-type="float" office:value="2.522337E-044" calcext:value-type="float">
            <text:p>2.522337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9.58569" calcext:value-type="float">
            <text:p>-49.58569</text:p>
          </table:table-cell>
          <table:table-cell office:value-type="float" office:value="-0.02997673" calcext:value-type="float">
            <text:p>-0.02997673</text:p>
          </table:table-cell>
          <table:table-cell office:value-type="float" office:value="-0.02822551" calcext:value-type="float">
            <text:p>-0.02822551</text:p>
          </table:table-cell>
          <table:table-cell office:value-type="float" office:value="-0.02708584" calcext:value-type="float">
            <text:p>-0.02708584</text:p>
          </table:table-cell>
          <table:table-cell office:value-type="float" office:value="-0.02699436" calcext:value-type="float">
            <text:p>-0.02699436</text:p>
          </table:table-cell>
          <table:table-cell office:value-type="float" office:value="-0.2974606" calcext:value-type="float">
            <text:p>-0.2974606</text:p>
          </table:table-cell>
          <table:table-cell office:value-type="float" office:value="-0.03861793" calcext:value-type="float">
            <text:p>-0.03861793</text:p>
          </table:table-cell>
          <table:table-cell office:value-type="float" office:value="-0.03577222" calcext:value-type="float">
            <text:p>-0.03577222</text:p>
          </table:table-cell>
          <table:table-cell office:value-type="float" office:value="-0.03405878" calcext:value-type="float">
            <text:p>-0.03405878</text:p>
          </table:table-cell>
          <table:table-cell office:value-type="float" office:value="-0.02434211" calcext:value-type="float">
            <text:p>-0.02434211</text:p>
          </table:table-cell>
          <table:table-cell office:value-type="float" office:value="0" calcext:value-type="float">
            <text:p>0</text:p>
          </table:table-cell>
          <table:table-cell office:value-type="float" office:value="0.02738616" calcext:value-type="float">
            <text:p>0.02738616</text:p>
          </table:table-cell>
          <table:table-cell office:value-type="float" office:value="-16.1091" calcext:value-type="float">
            <text:p>-16.1091</text:p>
          </table:table-cell>
          <table:table-cell office:value-type="float" office:value="-0.0004170976" calcext:value-type="float">
            <text:p>-0.0004170976</text:p>
          </table:table-cell>
          <table:table-cell office:value-type="float" office:value="-9999" calcext:value-type="float">
            <text:p>-9999</text:p>
          </table:table-cell>
          <table:table-cell office:value-type="float" office:value="-2.37848" calcext:value-type="float">
            <text:p>-2.37848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27092003" calcext:value-type="float">
            <text:p>27092003</text:p>
          </table:table-cell>
          <table:table-cell office:value-type="float" office:value="811.502" calcext:value-type="float">
            <text:p>811.502</text:p>
          </table:table-cell>
          <table:table-cell office:value-type="float" office:value="689.8381" calcext:value-type="float">
            <text:p>689.8381</text:p>
          </table:table-cell>
          <table:table-cell office:value-type="float" office:value="21.41418" calcext:value-type="float">
            <text:p>21.41418</text:p>
          </table:table-cell>
          <table:table-cell office:value-type="float" office:value="1048.005" calcext:value-type="float">
            <text:p>1048.005</text:p>
          </table:table-cell>
          <table:table-cell office:value-type="float" office:value="117.3933" calcext:value-type="float">
            <text:p>117.3933</text:p>
          </table:table-cell>
          <table:table-cell office:value-type="float" office:value="0" calcext:value-type="float">
            <text:p>0</text:p>
          </table:table-cell>
          <table:table-cell office:value-type="float" office:value="0.1200309" calcext:value-type="float">
            <text:p>0.1200309</text:p>
          </table:table-cell>
          <table:table-cell office:value-type="float" office:value="0.3037479" calcext:value-type="float">
            <text:p>0.3037479</text:p>
          </table:table-cell>
          <table:table-cell office:value-type="float" office:value="0.3064916" calcext:value-type="float">
            <text:p>0.3064916</text:p>
          </table:table-cell>
          <table:table-cell office:value-type="float" office:value="0.3082862" calcext:value-type="float">
            <text:p>0.3082862</text:p>
          </table:table-cell>
          <table:table-cell office:value-type="float" office:value="0.3080223" calcext:value-type="float">
            <text:p>0.3080223</text:p>
          </table:table-cell>
          <table:table-cell office:value-type="float" office:value="0.2030682" calcext:value-type="float">
            <text:p>0.2030682</text:p>
          </table:table-cell>
          <table:table-cell office:value-type="float" office:value="0.2604391" calcext:value-type="float">
            <text:p>0.2604391</text:p>
          </table:table-cell>
          <table:table-cell office:value-type="float" office:value="0.353356" calcext:value-type="float">
            <text:p>0.353356</text:p>
          </table:table-cell>
          <table:table-cell office:value-type="float" office:value="0.3450465" calcext:value-type="float">
            <text:p>0.3450465</text:p>
          </table:table-cell>
          <table:table-cell office:value-type="float" office:value="0.3583741" calcext:value-type="float">
            <text:p>0.3583741</text:p>
          </table:table-cell>
          <table:table-cell office:value-type="float" office:value="0.3768457" calcext:value-type="float">
            <text:p>0.3768457</text:p>
          </table:table-cell>
          <table:table-cell office:value-type="float" office:value="0.3918449" calcext:value-type="float">
            <text:p>0.3918449</text:p>
          </table:table-cell>
          <table:table-cell office:value-type="float" office:value="0.462375" calcext:value-type="float">
            <text:p>0.462375</text:p>
          </table:table-cell>
          <table:table-cell office:value-type="float" office:value="0" calcext:value-type="float">
            <text:p>0</text:p>
          </table:table-cell>
          <table:table-cell office:value-type="float" office:value="1.939548E-015" calcext:value-type="float">
            <text:p>1.939548E-15</text:p>
          </table:table-cell>
          <table:table-cell office:value-type="float" office:value="9.706341E-016" calcext:value-type="float">
            <text:p>9.706341E-16</text:p>
          </table:table-cell>
          <table:table-cell office:value-type="float" office:value="1.969067E-015" calcext:value-type="float">
            <text:p>1.969067E-15</text:p>
          </table:table-cell>
          <table:table-cell office:value-type="float" office:value="1.952446E-015" calcext:value-type="float">
            <text:p>1.952446E-15</text:p>
          </table:table-cell>
          <table:table-cell office:value-type="float" office:value="9.648343E-016" calcext:value-type="float">
            <text:p>9.648343E-16</text:p>
          </table:table-cell>
          <table:table-cell office:value-type="float" office:value="9.838532E-016" calcext:value-type="float">
            <text:p>9.838532E-16</text:p>
          </table:table-cell>
          <table:table-cell office:value-type="float" office:value="1.941481E-015" calcext:value-type="float">
            <text:p>1.941481E-15</text:p>
          </table:table-cell>
          <table:table-cell office:value-type="float" office:value="2.307227E-025" calcext:value-type="float">
            <text:p>2.307227E-25</text:p>
          </table:table-cell>
          <table:table-cell office:value-type="float" office:value="1.066905E-029" calcext:value-type="float">
            <text:p>1.066905E-29</text:p>
          </table:table-cell>
          <table:table-cell office:value-type="float" office:value="2.368889E-034" calcext:value-type="float">
            <text:p>2.368889E-34</text:p>
          </table:table-cell>
          <table:table-cell office:value-type="float" office:value="3.832376E-039" calcext:value-type="float">
            <text:p>3.832376E-39</text:p>
          </table:table-cell>
          <table:table-cell office:value-type="float" office:value="2.522337E-044" calcext:value-type="float">
            <text:p>2.522337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2.86277" calcext:value-type="float">
            <text:p>-42.86277</text:p>
          </table:table-cell>
          <table:table-cell office:value-type="float" office:value="-0.03287152" calcext:value-type="float">
            <text:p>-0.03287152</text:p>
          </table:table-cell>
          <table:table-cell office:value-type="float" office:value="-0.03108701" calcext:value-type="float">
            <text:p>-0.03108701</text:p>
          </table:table-cell>
          <table:table-cell office:value-type="float" office:value="-0.02999727" calcext:value-type="float">
            <text:p>-0.02999727</text:p>
          </table:table-cell>
          <table:table-cell office:value-type="float" office:value="-0.03015728" calcext:value-type="float">
            <text:p>-0.03015728</text:p>
          </table:table-cell>
          <table:table-cell office:value-type="float" office:value="-0.2759987" calcext:value-type="float">
            <text:p>-0.2759987</text:p>
          </table:table-cell>
          <table:table-cell office:value-type="float" office:value="-0.0397075" calcext:value-type="float">
            <text:p>-0.0397075</text:p>
          </table:table-cell>
          <table:table-cell office:value-type="float" office:value="-0.03610307" calcext:value-type="float">
            <text:p>-0.03610307</text:p>
          </table:table-cell>
          <table:table-cell office:value-type="float" office:value="-0.03386455" calcext:value-type="float">
            <text:p>-0.03386455</text:p>
          </table:table-cell>
          <table:table-cell office:value-type="float" office:value="-0.02427588" calcext:value-type="float">
            <text:p>-0.02427588</text:p>
          </table:table-cell>
          <table:table-cell office:value-type="float" office:value="0" calcext:value-type="float">
            <text:p>0</text:p>
          </table:table-cell>
          <table:table-cell office:value-type="float" office:value="0.02738616" calcext:value-type="float">
            <text:p>0.02738616</text:p>
          </table:table-cell>
          <table:table-cell office:value-type="float" office:value="-18.17707" calcext:value-type="float">
            <text:p>-18.17707</text:p>
          </table:table-cell>
          <table:table-cell office:value-type="float" office:value="-0.0004014167" calcext:value-type="float">
            <text:p>-0.0004014167</text:p>
          </table:table-cell>
          <table:table-cell office:value-type="float" office:value="-9999" calcext:value-type="float">
            <text:p>-9999</text:p>
          </table:table-cell>
          <table:table-cell office:value-type="float" office:value="-2.38136" calcext:value-type="float">
            <text:p>-2.38136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28092003" calcext:value-type="float">
            <text:p>28092003</text:p>
          </table:table-cell>
          <table:table-cell office:value-type="float" office:value="811.502" calcext:value-type="float">
            <text:p>811.502</text:p>
          </table:table-cell>
          <table:table-cell office:value-type="float" office:value="690.6313" calcext:value-type="float">
            <text:p>690.6313</text:p>
          </table:table-cell>
          <table:table-cell office:value-type="float" office:value="21.41418" calcext:value-type="float">
            <text:p>21.41418</text:p>
          </table:table-cell>
          <table:table-cell office:value-type="float" office:value="1047.213" calcext:value-type="float">
            <text:p>1047.213</text:p>
          </table:table-cell>
          <table:table-cell office:value-type="float" office:value="117.3933" calcext:value-type="float">
            <text:p>117.3933</text:p>
          </table:table-cell>
          <table:table-cell office:value-type="float" office:value="0" calcext:value-type="float">
            <text:p>0</text:p>
          </table:table-cell>
          <table:table-cell office:value-type="float" office:value="0.1258604" calcext:value-type="float">
            <text:p>0.1258604</text:p>
          </table:table-cell>
          <table:table-cell office:value-type="float" office:value="0.2993098" calcext:value-type="float">
            <text:p>0.2993098</text:p>
          </table:table-cell>
          <table:table-cell office:value-type="float" office:value="0.3017637" calcext:value-type="float">
            <text:p>0.3017637</text:p>
          </table:table-cell>
          <table:table-cell office:value-type="float" office:value="0.3033367" calcext:value-type="float">
            <text:p>0.3033367</text:p>
          </table:table-cell>
          <table:table-cell office:value-type="float" office:value="0.3028466" calcext:value-type="float">
            <text:p>0.3028466</text:p>
          </table:table-cell>
          <table:table-cell office:value-type="float" office:value="0.2050355" calcext:value-type="float">
            <text:p>0.2050355</text:p>
          </table:table-cell>
          <table:table-cell office:value-type="float" office:value="0.2596052" calcext:value-type="float">
            <text:p>0.2596052</text:p>
          </table:table-cell>
          <table:table-cell office:value-type="float" office:value="0.3529639" calcext:value-type="float">
            <text:p>0.3529639</text:p>
          </table:table-cell>
          <table:table-cell office:value-type="float" office:value="0.3452243" calcext:value-type="float">
            <text:p>0.3452243</text:p>
          </table:table-cell>
          <table:table-cell office:value-type="float" office:value="0.3584304" calcext:value-type="float">
            <text:p>0.3584304</text:p>
          </table:table-cell>
          <table:table-cell office:value-type="float" office:value="0.3768667" calcext:value-type="float">
            <text:p>0.3768667</text:p>
          </table:table-cell>
          <table:table-cell office:value-type="float" office:value="0.3917995" calcext:value-type="float">
            <text:p>0.3917995</text:p>
          </table:table-cell>
          <table:table-cell office:value-type="float" office:value="0.4623747" calcext:value-type="float">
            <text:p>0.4623747</text:p>
          </table:table-cell>
          <table:table-cell office:value-type="float" office:value="0" calcext:value-type="float">
            <text:p>0</text:p>
          </table:table-cell>
          <table:table-cell office:value-type="float" office:value="1.939607E-015" calcext:value-type="float">
            <text:p>1.939607E-15</text:p>
          </table:table-cell>
          <table:table-cell office:value-type="float" office:value="9.706363E-016" calcext:value-type="float">
            <text:p>9.706363E-16</text:p>
          </table:table-cell>
          <table:table-cell office:value-type="float" office:value="1.969059E-015" calcext:value-type="float">
            <text:p>1.969059E-15</text:p>
          </table:table-cell>
          <table:table-cell office:value-type="float" office:value="1.952443E-015" calcext:value-type="float">
            <text:p>1.952443E-15</text:p>
          </table:table-cell>
          <table:table-cell office:value-type="float" office:value="9.648337E-016" calcext:value-type="float">
            <text:p>9.648337E-16</text:p>
          </table:table-cell>
          <table:table-cell office:value-type="float" office:value="9.838532E-016" calcext:value-type="float">
            <text:p>9.838532E-16</text:p>
          </table:table-cell>
          <table:table-cell office:value-type="float" office:value="1.941481E-015" calcext:value-type="float">
            <text:p>1.941481E-15</text:p>
          </table:table-cell>
          <table:table-cell office:value-type="float" office:value="2.307226E-025" calcext:value-type="float">
            <text:p>2.307226E-25</text:p>
          </table:table-cell>
          <table:table-cell office:value-type="float" office:value="1.066905E-029" calcext:value-type="float">
            <text:p>1.066905E-29</text:p>
          </table:table-cell>
          <table:table-cell office:value-type="float" office:value="2.368888E-034" calcext:value-type="float">
            <text:p>2.368888E-34</text:p>
          </table:table-cell>
          <table:table-cell office:value-type="float" office:value="3.832376E-039" calcext:value-type="float">
            <text:p>3.832376E-39</text:p>
          </table:table-cell>
          <table:table-cell office:value-type="float" office:value="2.382207E-044" calcext:value-type="float">
            <text:p>2.382207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9.61086" calcext:value-type="float">
            <text:p>-29.61086</text:p>
          </table:table-cell>
          <table:table-cell office:value-type="float" office:value="-0.03676965" calcext:value-type="float">
            <text:p>-0.03676965</text:p>
          </table:table-cell>
          <table:table-cell office:value-type="float" office:value="-0.03451132" calcext:value-type="float">
            <text:p>-0.03451132</text:p>
          </table:table-cell>
          <table:table-cell office:value-type="float" office:value="-0.03315466" calcext:value-type="float">
            <text:p>-0.03315466</text:p>
          </table:table-cell>
          <table:table-cell office:value-type="float" office:value="-0.03357588" calcext:value-type="float">
            <text:p>-0.03357588</text:p>
          </table:table-cell>
          <table:table-cell office:value-type="float" office:value="-0.2563371" calcext:value-type="float">
            <text:p>-0.2563371</text:p>
          </table:table-cell>
          <table:table-cell office:value-type="float" office:value="-0.04062617" calcext:value-type="float">
            <text:p>-0.04062617</text:p>
          </table:table-cell>
          <table:table-cell office:value-type="float" office:value="-0.03645608" calcext:value-type="float">
            <text:p>-0.03645608</text:p>
          </table:table-cell>
          <table:table-cell office:value-type="float" office:value="-0.03370139" calcext:value-type="float">
            <text:p>-0.03370139</text:p>
          </table:table-cell>
          <table:table-cell office:value-type="float" office:value="-0.02421061" calcext:value-type="float">
            <text:p>-0.02421061</text:p>
          </table:table-cell>
          <table:table-cell office:value-type="float" office:value="0" calcext:value-type="float">
            <text:p>0</text:p>
          </table:table-cell>
          <table:table-cell office:value-type="float" office:value="0.02738616" calcext:value-type="float">
            <text:p>0.02738616</text:p>
          </table:table-cell>
          <table:table-cell office:value-type="float" office:value="-20.46592" calcext:value-type="float">
            <text:p>-20.46592</text:p>
          </table:table-cell>
          <table:table-cell office:value-type="float" office:value="-0.0003858404" calcext:value-type="float">
            <text:p>-0.0003858404</text:p>
          </table:table-cell>
          <table:table-cell office:value-type="float" office:value="-9999" calcext:value-type="float">
            <text:p>-9999</text:p>
          </table:table-cell>
          <table:table-cell office:value-type="float" office:value="-2.384124" calcext:value-type="float">
            <text:p>-2.384124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29092003" calcext:value-type="float">
            <text:p>29092003</text:p>
          </table:table-cell>
          <table:table-cell office:value-type="float" office:value="811.502" calcext:value-type="float">
            <text:p>811.502</text:p>
          </table:table-cell>
          <table:table-cell office:value-type="float" office:value="691.1526" calcext:value-type="float">
            <text:p>691.1526</text:p>
          </table:table-cell>
          <table:table-cell office:value-type="float" office:value="21.41418" calcext:value-type="float">
            <text:p>21.41418</text:p>
          </table:table-cell>
          <table:table-cell office:value-type="float" office:value="1046.691" calcext:value-type="float">
            <text:p>1046.691</text:p>
          </table:table-cell>
          <table:table-cell office:value-type="float" office:value="117.3933" calcext:value-type="float">
            <text:p>117.3933</text:p>
          </table:table-cell>
          <table:table-cell office:value-type="float" office:value="0" calcext:value-type="float">
            <text:p>0</text:p>
          </table:table-cell>
          <table:table-cell office:value-type="float" office:value="0.1561761" calcext:value-type="float">
            <text:p>0.1561761</text:p>
          </table:table-cell>
          <table:table-cell office:value-type="float" office:value="0.2949238" calcext:value-type="float">
            <text:p>0.2949238</text:p>
          </table:table-cell>
          <table:table-cell office:value-type="float" office:value="0.2973642" calcext:value-type="float">
            <text:p>0.2973642</text:p>
          </table:table-cell>
          <table:table-cell office:value-type="float" office:value="0.2986732" calcext:value-type="float">
            <text:p>0.2986732</text:p>
          </table:table-cell>
          <table:table-cell office:value-type="float" office:value="0.2977746" calcext:value-type="float">
            <text:p>0.2977746</text:p>
          </table:table-cell>
          <table:table-cell office:value-type="float" office:value="0.2070228" calcext:value-type="float">
            <text:p>0.2070228</text:p>
          </table:table-cell>
          <table:table-cell office:value-type="float" office:value="0.258841" calcext:value-type="float">
            <text:p>0.258841</text:p>
          </table:table-cell>
          <table:table-cell office:value-type="float" office:value="0.3525736" calcext:value-type="float">
            <text:p>0.3525736</text:p>
          </table:table-cell>
          <table:table-cell office:value-type="float" office:value="0.3453714" calcext:value-type="float">
            <text:p>0.3453714</text:p>
          </table:table-cell>
          <table:table-cell office:value-type="float" office:value="0.3584855" calcext:value-type="float">
            <text:p>0.3584855</text:p>
          </table:table-cell>
          <table:table-cell office:value-type="float" office:value="0.3768846" calcext:value-type="float">
            <text:p>0.3768846</text:p>
          </table:table-cell>
          <table:table-cell office:value-type="float" office:value="0.3917458" calcext:value-type="float">
            <text:p>0.3917458</text:p>
          </table:table-cell>
          <table:table-cell office:value-type="float" office:value="0.4623747" calcext:value-type="float">
            <text:p>0.4623747</text:p>
          </table:table-cell>
          <table:table-cell office:value-type="float" office:value="0" calcext:value-type="float">
            <text:p>0</text:p>
          </table:table-cell>
          <table:table-cell office:value-type="float" office:value="1.939642E-015" calcext:value-type="float">
            <text:p>1.939642E-15</text:p>
          </table:table-cell>
          <table:table-cell office:value-type="float" office:value="9.706437E-016" calcext:value-type="float">
            <text:p>9.706437E-16</text:p>
          </table:table-cell>
          <table:table-cell office:value-type="float" office:value="1.969046E-015" calcext:value-type="float">
            <text:p>1.969046E-15</text:p>
          </table:table-cell>
          <table:table-cell office:value-type="float" office:value="1.952443E-015" calcext:value-type="float">
            <text:p>1.952443E-15</text:p>
          </table:table-cell>
          <table:table-cell office:value-type="float" office:value="9.648337E-016" calcext:value-type="float">
            <text:p>9.648337E-16</text:p>
          </table:table-cell>
          <table:table-cell office:value-type="float" office:value="9.838533E-016" calcext:value-type="float">
            <text:p>9.838533E-16</text:p>
          </table:table-cell>
          <table:table-cell office:value-type="float" office:value="1.941481E-015" calcext:value-type="float">
            <text:p>1.941481E-15</text:p>
          </table:table-cell>
          <table:table-cell office:value-type="float" office:value="2.307227E-025" calcext:value-type="float">
            <text:p>2.307227E-25</text:p>
          </table:table-cell>
          <table:table-cell office:value-type="float" office:value="1.066905E-029" calcext:value-type="float">
            <text:p>1.066905E-29</text:p>
          </table:table-cell>
          <table:table-cell office:value-type="float" office:value="2.368888E-034" calcext:value-type="float">
            <text:p>2.368888E-34</text:p>
          </table:table-cell>
          <table:table-cell office:value-type="float" office:value="3.832376E-039" calcext:value-type="float">
            <text:p>3.832376E-39</text:p>
          </table:table-cell>
          <table:table-cell office:value-type="float" office:value="2.522337E-044" calcext:value-type="float">
            <text:p>2.522337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.560056" calcext:value-type="float">
            <text:p>-5.560056</text:p>
          </table:table-cell>
          <table:table-cell office:value-type="float" office:value="-0.04117531" calcext:value-type="float">
            <text:p>-0.04117531</text:p>
          </table:table-cell>
          <table:table-cell office:value-type="float" office:value="-0.03863107" calcext:value-type="float">
            <text:p>-0.03863107</text:p>
          </table:table-cell>
          <table:table-cell office:value-type="float" office:value="-0.03735056" calcext:value-type="float">
            <text:p>-0.03735056</text:p>
          </table:table-cell>
          <table:table-cell office:value-type="float" office:value="-0.03822224" calcext:value-type="float">
            <text:p>-0.03822224</text:p>
          </table:table-cell>
          <table:table-cell office:value-type="float" office:value="-0.2381292" calcext:value-type="float">
            <text:p>-0.2381292</text:p>
          </table:table-cell>
          <table:table-cell office:value-type="float" office:value="-0.04148418" calcext:value-type="float">
            <text:p>-0.04148418</text:p>
          </table:table-cell>
          <table:table-cell office:value-type="float" office:value="-0.03681095" calcext:value-type="float">
            <text:p>-0.03681095</text:p>
          </table:table-cell>
          <table:table-cell office:value-type="float" office:value="-0.03356696" calcext:value-type="float">
            <text:p>-0.03356696</text:p>
          </table:table-cell>
          <table:table-cell office:value-type="float" office:value="-0.02414684" calcext:value-type="float">
            <text:p>-0.02414684</text:p>
          </table:table-cell>
          <table:table-cell office:value-type="float" office:value="0" calcext:value-type="float">
            <text:p>0</text:p>
          </table:table-cell>
          <table:table-cell office:value-type="float" office:value="0.02738616" calcext:value-type="float">
            <text:p>0.02738616</text:p>
          </table:table-cell>
          <table:table-cell office:value-type="float" office:value="-16.60179" calcext:value-type="float">
            <text:p>-16.60179</text:p>
          </table:table-cell>
          <table:table-cell office:value-type="float" office:value="-0.0003810734" calcext:value-type="float">
            <text:p>-0.0003810734</text:p>
          </table:table-cell>
          <table:table-cell office:value-type="float" office:value="-9999" calcext:value-type="float">
            <text:p>-9999</text:p>
          </table:table-cell>
          <table:table-cell office:value-type="float" office:value="-2.3868" calcext:value-type="float">
            <text:p>-2.3868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30092003" calcext:value-type="float">
            <text:p>30092003</text:p>
          </table:table-cell>
          <table:table-cell office:value-type="float" office:value="811.502" calcext:value-type="float">
            <text:p>811.502</text:p>
          </table:table-cell>
          <table:table-cell office:value-type="float" office:value="691.9262" calcext:value-type="float">
            <text:p>691.9262</text:p>
          </table:table-cell>
          <table:table-cell office:value-type="float" office:value="21.41418" calcext:value-type="float">
            <text:p>21.41418</text:p>
          </table:table-cell>
          <table:table-cell office:value-type="float" office:value="1045.918" calcext:value-type="float">
            <text:p>1045.918</text:p>
          </table:table-cell>
          <table:table-cell office:value-type="float" office:value="117.3933" calcext:value-type="float">
            <text:p>117.3933</text:p>
          </table:table-cell>
          <table:table-cell office:value-type="float" office:value="0" calcext:value-type="float">
            <text:p>0</text:p>
          </table:table-cell>
          <table:table-cell office:value-type="float" office:value="0.157629" calcext:value-type="float">
            <text:p>0.157629</text:p>
          </table:table-cell>
          <table:table-cell office:value-type="float" office:value="0.2904422" calcext:value-type="float">
            <text:p>0.2904422</text:p>
          </table:table-cell>
          <table:table-cell office:value-type="float" office:value="0.2929896" calcext:value-type="float">
            <text:p>0.2929896</text:p>
          </table:table-cell>
          <table:table-cell office:value-type="float" office:value="0.2940409" calcext:value-type="float">
            <text:p>0.2940409</text:p>
          </table:table-cell>
          <table:table-cell office:value-type="float" office:value="0.2928721" calcext:value-type="float">
            <text:p>0.2928721</text:p>
          </table:table-cell>
          <table:table-cell office:value-type="float" office:value="0.2092348" calcext:value-type="float">
            <text:p>0.2092348</text:p>
          </table:table-cell>
          <table:table-cell office:value-type="float" office:value="0.2580642" calcext:value-type="float">
            <text:p>0.2580642</text:p>
          </table:table-cell>
          <table:table-cell office:value-type="float" office:value="0.3521532" calcext:value-type="float">
            <text:p>0.3521532</text:p>
          </table:table-cell>
          <table:table-cell office:value-type="float" office:value="0.3454856" calcext:value-type="float">
            <text:p>0.3454856</text:p>
          </table:table-cell>
          <table:table-cell office:value-type="float" office:value="0.3585375" calcext:value-type="float">
            <text:p>0.3585375</text:p>
          </table:table-cell>
          <table:table-cell office:value-type="float" office:value="0.3768981" calcext:value-type="float">
            <text:p>0.3768981</text:p>
          </table:table-cell>
          <table:table-cell office:value-type="float" office:value="0.3916827" calcext:value-type="float">
            <text:p>0.3916827</text:p>
          </table:table-cell>
          <table:table-cell office:value-type="float" office:value="0.4623747" calcext:value-type="float">
            <text:p>0.4623747</text:p>
          </table:table-cell>
          <table:table-cell office:value-type="float" office:value="0" calcext:value-type="float">
            <text:p>0</text:p>
          </table:table-cell>
          <table:table-cell office:value-type="float" office:value="1.939673E-015" calcext:value-type="float">
            <text:p>1.939673E-15</text:p>
          </table:table-cell>
          <table:table-cell office:value-type="float" office:value="9.706502E-016" calcext:value-type="float">
            <text:p>9.706502E-16</text:p>
          </table:table-cell>
          <table:table-cell office:value-type="float" office:value="1.969034E-015" calcext:value-type="float">
            <text:p>1.969034E-15</text:p>
          </table:table-cell>
          <table:table-cell office:value-type="float" office:value="1.952442E-015" calcext:value-type="float">
            <text:p>1.952442E-15</text:p>
          </table:table-cell>
          <table:table-cell office:value-type="float" office:value="9.648337E-016" calcext:value-type="float">
            <text:p>9.648337E-16</text:p>
          </table:table-cell>
          <table:table-cell office:value-type="float" office:value="9.838532E-016" calcext:value-type="float">
            <text:p>9.838532E-16</text:p>
          </table:table-cell>
          <table:table-cell office:value-type="float" office:value="1.941481E-015" calcext:value-type="float">
            <text:p>1.941481E-15</text:p>
          </table:table-cell>
          <table:table-cell office:value-type="float" office:value="2.307226E-025" calcext:value-type="float">
            <text:p>2.307226E-25</text:p>
          </table:table-cell>
          <table:table-cell office:value-type="float" office:value="1.066905E-029" calcext:value-type="float">
            <text:p>1.066905E-29</text:p>
          </table:table-cell>
          <table:table-cell office:value-type="float" office:value="2.368889E-034" calcext:value-type="float">
            <text:p>2.368889E-34</text:p>
          </table:table-cell>
          <table:table-cell office:value-type="float" office:value="3.832376E-039" calcext:value-type="float">
            <text:p>3.832376E-39</text:p>
          </table:table-cell>
          <table:table-cell office:value-type="float" office:value="2.382207E-044" calcext:value-type="float">
            <text:p>2.382207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.20997" calcext:value-type="float">
            <text:p>-5.20997</text:p>
          </table:table-cell>
          <table:table-cell office:value-type="float" office:value="-0.04632231" calcext:value-type="float">
            <text:p>-0.04632231</text:p>
          </table:table-cell>
          <table:table-cell office:value-type="float" office:value="-0.04330011" calcext:value-type="float">
            <text:p>-0.04330011</text:p>
          </table:table-cell>
          <table:table-cell office:value-type="float" office:value="-0.04213048" calcext:value-type="float">
            <text:p>-0.04213048</text:p>
          </table:table-cell>
          <table:table-cell office:value-type="float" office:value="-0.0434366" calcext:value-type="float">
            <text:p>-0.0434366</text:p>
          </table:table-cell>
          <table:table-cell office:value-type="float" office:value="-0.2194947" calcext:value-type="float">
            <text:p>-0.2194947</text:p>
          </table:table-cell>
          <table:table-cell office:value-type="float" office:value="-0.04238549" calcext:value-type="float">
            <text:p>-0.04238549</text:p>
          </table:table-cell>
          <table:table-cell office:value-type="float" office:value="-0.03719774" calcext:value-type="float">
            <text:p>-0.03719774</text:p>
          </table:table-cell>
          <table:table-cell office:value-type="float" office:value="-0.03346312" calcext:value-type="float">
            <text:p>-0.03346312</text:p>
          </table:table-cell>
          <table:table-cell office:value-type="float" office:value="-0.02408698" calcext:value-type="float">
            <text:p>-0.02408698</text:p>
          </table:table-cell>
          <table:table-cell office:value-type="float" office:value="0" calcext:value-type="float">
            <text:p>0</text:p>
          </table:table-cell>
          <table:table-cell office:value-type="float" office:value="0.02738616" calcext:value-type="float">
            <text:p>0.02738616</text:p>
          </table:table-cell>
          <table:table-cell office:value-type="float" office:value="-21.96942" calcext:value-type="float">
            <text:p>-21.96942</text:p>
          </table:table-cell>
          <table:table-cell office:value-type="float" office:value="-0.0003766438" calcext:value-type="float">
            <text:p>-0.0003766438</text:p>
          </table:table-cell>
          <table:table-cell office:value-type="float" office:value="-9999" calcext:value-type="float">
            <text:p>-9999</text:p>
          </table:table-cell>
          <table:table-cell office:value-type="float" office:value="-2.389385" calcext:value-type="float">
            <text:p>-2.389385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102003" calcext:value-type="float">
            <text:p>1102003</text:p>
          </table:table-cell>
          <table:table-cell office:value-type="float" office:value="811.502" calcext:value-type="float">
            <text:p>811.502</text:p>
          </table:table-cell>
          <table:table-cell office:value-type="float" office:value="692.9684" calcext:value-type="float">
            <text:p>692.9684</text:p>
          </table:table-cell>
          <table:table-cell office:value-type="float" office:value="21.41418" calcext:value-type="float">
            <text:p>21.41418</text:p>
          </table:table-cell>
          <table:table-cell office:value-type="float" office:value="1044.876" calcext:value-type="float">
            <text:p>1044.876</text:p>
          </table:table-cell>
          <table:table-cell office:value-type="float" office:value="117.3933" calcext:value-type="float">
            <text:p>117.3933</text:p>
          </table:table-cell>
          <table:table-cell office:value-type="float" office:value="0" calcext:value-type="float">
            <text:p>0</text:p>
          </table:table-cell>
          <table:table-cell office:value-type="float" office:value="0.1434994" calcext:value-type="float">
            <text:p>0.1434994</text:p>
          </table:table-cell>
          <table:table-cell office:value-type="float" office:value="0.2855668" calcext:value-type="float">
            <text:p>0.2855668</text:p>
          </table:table-cell>
          <table:table-cell office:value-type="float" office:value="0.2883302" calcext:value-type="float">
            <text:p>0.2883302</text:p>
          </table:table-cell>
          <table:table-cell office:value-type="float" office:value="0.2893512" calcext:value-type="float">
            <text:p>0.2893512</text:p>
          </table:table-cell>
          <table:table-cell office:value-type="float" office:value="0.2879588" calcext:value-type="float">
            <text:p>0.2879588</text:p>
          </table:table-cell>
          <table:table-cell office:value-type="float" office:value="0.2112804" calcext:value-type="float">
            <text:p>0.2112804</text:p>
          </table:table-cell>
          <table:table-cell office:value-type="float" office:value="0.2574186" calcext:value-type="float">
            <text:p>0.2574186</text:p>
          </table:table-cell>
          <table:table-cell office:value-type="float" office:value="0.3517078" calcext:value-type="float">
            <text:p>0.3517078</text:p>
          </table:table-cell>
          <table:table-cell office:value-type="float" office:value="0.3455591" calcext:value-type="float">
            <text:p>0.3455591</text:p>
          </table:table-cell>
          <table:table-cell office:value-type="float" office:value="0.3585783" calcext:value-type="float">
            <text:p>0.3585783</text:p>
          </table:table-cell>
          <table:table-cell office:value-type="float" office:value="0.3769021" calcext:value-type="float">
            <text:p>0.3769021</text:p>
          </table:table-cell>
          <table:table-cell office:value-type="float" office:value="0.3916105" calcext:value-type="float">
            <text:p>0.3916105</text:p>
          </table:table-cell>
          <table:table-cell office:value-type="float" office:value="0.4623747" calcext:value-type="float">
            <text:p>0.4623747</text:p>
          </table:table-cell>
          <table:table-cell office:value-type="float" office:value="0" calcext:value-type="float">
            <text:p>0</text:p>
          </table:table-cell>
          <table:table-cell office:value-type="float" office:value="1.939707E-015" calcext:value-type="float">
            <text:p>1.939707E-15</text:p>
          </table:table-cell>
          <table:table-cell office:value-type="float" office:value="9.706549E-016" calcext:value-type="float">
            <text:p>9.706549E-16</text:p>
          </table:table-cell>
          <table:table-cell office:value-type="float" office:value="1.969023E-015" calcext:value-type="float">
            <text:p>1.969023E-15</text:p>
          </table:table-cell>
          <table:table-cell office:value-type="float" office:value="1.952443E-015" calcext:value-type="float">
            <text:p>1.952443E-15</text:p>
          </table:table-cell>
          <table:table-cell office:value-type="float" office:value="9.648337E-016" calcext:value-type="float">
            <text:p>9.648337E-16</text:p>
          </table:table-cell>
          <table:table-cell office:value-type="float" office:value="9.838532E-016" calcext:value-type="float">
            <text:p>9.838532E-16</text:p>
          </table:table-cell>
          <table:table-cell office:value-type="float" office:value="1.941481E-015" calcext:value-type="float">
            <text:p>1.941481E-15</text:p>
          </table:table-cell>
          <table:table-cell office:value-type="float" office:value="2.307227E-025" calcext:value-type="float">
            <text:p>2.307227E-25</text:p>
          </table:table-cell>
          <table:table-cell office:value-type="float" office:value="1.066905E-029" calcext:value-type="float">
            <text:p>1.066905E-29</text:p>
          </table:table-cell>
          <table:table-cell office:value-type="float" office:value="2.368889E-034" calcext:value-type="float">
            <text:p>2.368889E-34</text:p>
          </table:table-cell>
          <table:table-cell office:value-type="float" office:value="3.832376E-039" calcext:value-type="float">
            <text:p>3.832376E-39</text:p>
          </table:table-cell>
          <table:table-cell office:value-type="float" office:value="2.522337E-044" calcext:value-type="float">
            <text:p>2.522337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.80653" calcext:value-type="float">
            <text:p>-10.80653</text:p>
          </table:table-cell>
          <table:table-cell office:value-type="float" office:value="-0.05276344" calcext:value-type="float">
            <text:p>-0.05276344</text:p>
          </table:table-cell>
          <table:table-cell office:value-type="float" office:value="-0.04898072" calcext:value-type="float">
            <text:p>-0.04898072</text:p>
          </table:table-cell>
          <table:table-cell office:value-type="float" office:value="-0.04767373" calcext:value-type="float">
            <text:p>-0.04767373</text:p>
          </table:table-cell>
          <table:table-cell office:value-type="float" office:value="-0.04946348" calcext:value-type="float">
            <text:p>-0.04946348</text:p>
          </table:table-cell>
          <table:table-cell office:value-type="float" office:value="-0.2037753" calcext:value-type="float">
            <text:p>-0.2037753</text:p>
          </table:table-cell>
          <table:table-cell office:value-type="float" office:value="-0.04314361" calcext:value-type="float">
            <text:p>-0.04314361</text:p>
          </table:table-cell>
          <table:table-cell office:value-type="float" office:value="-0.03761254" calcext:value-type="float">
            <text:p>-0.03761254</text:p>
          </table:table-cell>
          <table:table-cell office:value-type="float" office:value="-0.03339622" calcext:value-type="float">
            <text:p>-0.03339622</text:p>
          </table:table-cell>
          <table:table-cell office:value-type="float" office:value="-0.02403991" calcext:value-type="float">
            <text:p>-0.02403991</text:p>
          </table:table-cell>
          <table:table-cell office:value-type="float" office:value="0" calcext:value-type="float">
            <text:p>0</text:p>
          </table:table-cell>
          <table:table-cell office:value-type="float" office:value="0.02738616" calcext:value-type="float">
            <text:p>0.02738616</text:p>
          </table:table-cell>
          <table:table-cell office:value-type="float" office:value="-21.94483" calcext:value-type="float">
            <text:p>-21.94483</text:p>
          </table:table-cell>
          <table:table-cell office:value-type="float" office:value="-0.0003771966" calcext:value-type="float">
            <text:p>-0.0003771966</text:p>
          </table:table-cell>
          <table:table-cell office:value-type="float" office:value="-9999" calcext:value-type="float">
            <text:p>-9999</text:p>
          </table:table-cell>
          <table:table-cell office:value-type="float" office:value="-2.391902" calcext:value-type="float">
            <text:p>-2.391902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2102003" calcext:value-type="float">
            <text:p>2102003</text:p>
          </table:table-cell>
          <table:table-cell office:value-type="float" office:value="811.502" calcext:value-type="float">
            <text:p>811.502</text:p>
          </table:table-cell>
          <table:table-cell office:value-type="float" office:value="693.9003" calcext:value-type="float">
            <text:p>693.9003</text:p>
          </table:table-cell>
          <table:table-cell office:value-type="float" office:value="21.41418" calcext:value-type="float">
            <text:p>21.41418</text:p>
          </table:table-cell>
          <table:table-cell office:value-type="float" office:value="1043.944" calcext:value-type="float">
            <text:p>1043.944</text:p>
          </table:table-cell>
          <table:table-cell office:value-type="float" office:value="117.3933" calcext:value-type="float">
            <text:p>117.3933</text:p>
          </table:table-cell>
          <table:table-cell office:value-type="float" office:value="0" calcext:value-type="float">
            <text:p>0</text:p>
          </table:table-cell>
          <table:table-cell office:value-type="float" office:value="0.1416018" calcext:value-type="float">
            <text:p>0.1416018</text:p>
          </table:table-cell>
          <table:table-cell office:value-type="float" office:value="0.2805642" calcext:value-type="float">
            <text:p>0.2805642</text:p>
          </table:table-cell>
          <table:table-cell office:value-type="float" office:value="0.2835601" calcext:value-type="float">
            <text:p>0.2835601</text:p>
          </table:table-cell>
          <table:table-cell office:value-type="float" office:value="0.2844861" calcext:value-type="float">
            <text:p>0.2844861</text:p>
          </table:table-cell>
          <table:table-cell office:value-type="float" office:value="0.2826229" calcext:value-type="float">
            <text:p>0.2826229</text:p>
          </table:table-cell>
          <table:table-cell office:value-type="float" office:value="0.2136799" calcext:value-type="float">
            <text:p>0.2136799</text:p>
          </table:table-cell>
          <table:table-cell office:value-type="float" office:value="0.2565734" calcext:value-type="float">
            <text:p>0.2565734</text:p>
          </table:table-cell>
          <table:table-cell office:value-type="float" office:value="0.3512239" calcext:value-type="float">
            <text:p>0.3512239</text:p>
          </table:table-cell>
          <table:table-cell office:value-type="float" office:value="0.345594" calcext:value-type="float">
            <text:p>0.345594</text:p>
          </table:table-cell>
          <table:table-cell office:value-type="float" office:value="0.3586102" calcext:value-type="float">
            <text:p>0.3586102</text:p>
          </table:table-cell>
          <table:table-cell office:value-type="float" office:value="0.3768966" calcext:value-type="float">
            <text:p>0.3768966</text:p>
          </table:table-cell>
          <table:table-cell office:value-type="float" office:value="0.3915287" calcext:value-type="float">
            <text:p>0.3915287</text:p>
          </table:table-cell>
          <table:table-cell office:value-type="float" office:value="0.4623747" calcext:value-type="float">
            <text:p>0.4623747</text:p>
          </table:table-cell>
          <table:table-cell office:value-type="float" office:value="0" calcext:value-type="float">
            <text:p>0</text:p>
          </table:table-cell>
          <table:table-cell office:value-type="float" office:value="1.939742E-015" calcext:value-type="float">
            <text:p>1.939742E-15</text:p>
          </table:table-cell>
          <table:table-cell office:value-type="float" office:value="9.706593E-016" calcext:value-type="float">
            <text:p>9.706593E-16</text:p>
          </table:table-cell>
          <table:table-cell office:value-type="float" office:value="1.969012E-015" calcext:value-type="float">
            <text:p>1.969012E-15</text:p>
          </table:table-cell>
          <table:table-cell office:value-type="float" office:value="1.952443E-015" calcext:value-type="float">
            <text:p>1.952443E-15</text:p>
          </table:table-cell>
          <table:table-cell office:value-type="float" office:value="9.648337E-016" calcext:value-type="float">
            <text:p>9.648337E-16</text:p>
          </table:table-cell>
          <table:table-cell office:value-type="float" office:value="9.838532E-016" calcext:value-type="float">
            <text:p>9.838532E-16</text:p>
          </table:table-cell>
          <table:table-cell office:value-type="float" office:value="1.941481E-015" calcext:value-type="float">
            <text:p>1.941481E-15</text:p>
          </table:table-cell>
          <table:table-cell office:value-type="float" office:value="2.307226E-025" calcext:value-type="float">
            <text:p>2.307226E-25</text:p>
          </table:table-cell>
          <table:table-cell office:value-type="float" office:value="1.066905E-029" calcext:value-type="float">
            <text:p>1.066905E-29</text:p>
          </table:table-cell>
          <table:table-cell office:value-type="float" office:value="2.368888E-034" calcext:value-type="float">
            <text:p>2.368888E-34</text:p>
          </table:table-cell>
          <table:table-cell office:value-type="float" office:value="3.832376E-039" calcext:value-type="float">
            <text:p>3.832376E-39</text:p>
          </table:table-cell>
          <table:table-cell office:value-type="float" office:value="2.522337E-044" calcext:value-type="float">
            <text:p>2.522337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.19454" calcext:value-type="float">
            <text:p>-12.19454</text:p>
          </table:table-cell>
          <table:table-cell office:value-type="float" office:value="-0.06045575" calcext:value-type="float">
            <text:p>-0.06045575</text:p>
          </table:table-cell>
          <table:table-cell office:value-type="float" office:value="-0.05569583" calcext:value-type="float">
            <text:p>-0.05569583</text:p>
          </table:table-cell>
          <table:table-cell office:value-type="float" office:value="-0.05432043" calcext:value-type="float">
            <text:p>-0.05432043</text:p>
          </table:table-cell>
          <table:table-cell office:value-type="float" office:value="-0.05714376" calcext:value-type="float">
            <text:p>-0.05714376</text:p>
          </table:table-cell>
          <table:table-cell office:value-type="float" office:value="-0.1868702" calcext:value-type="float">
            <text:p>-0.1868702</text:p>
          </table:table-cell>
          <table:table-cell office:value-type="float" office:value="-0.04417083" calcext:value-type="float">
            <text:p>-0.04417083</text:p>
          </table:table-cell>
          <table:table-cell office:value-type="float" office:value="-0.03806895" calcext:value-type="float">
            <text:p>-0.03806895</text:p>
          </table:table-cell>
          <table:table-cell office:value-type="float" office:value="-0.03336442" calcext:value-type="float">
            <text:p>-0.03336442</text:p>
          </table:table-cell>
          <table:table-cell office:value-type="float" office:value="-0.02400322" calcext:value-type="float">
            <text:p>-0.02400322</text:p>
          </table:table-cell>
          <table:table-cell office:value-type="float" office:value="0" calcext:value-type="float">
            <text:p>0</text:p>
          </table:table-cell>
          <table:table-cell office:value-type="float" office:value="0.02738616" calcext:value-type="float">
            <text:p>0.02738616</text:p>
          </table:table-cell>
          <table:table-cell office:value-type="float" office:value="-21.91868" calcext:value-type="float">
            <text:p>-21.91868</text:p>
          </table:table-cell>
          <table:table-cell office:value-type="float" office:value="-0.0003777738" calcext:value-type="float">
            <text:p>-0.0003777738</text:p>
          </table:table-cell>
          <table:table-cell office:value-type="float" office:value="-9999" calcext:value-type="float">
            <text:p>-9999</text:p>
          </table:table-cell>
          <table:table-cell office:value-type="float" office:value="-2.394355" calcext:value-type="float">
            <text:p>-2.394355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3102003" calcext:value-type="float">
            <text:p>3102003</text:p>
          </table:table-cell>
          <table:table-cell office:value-type="float" office:value="811.502" calcext:value-type="float">
            <text:p>811.502</text:p>
          </table:table-cell>
          <table:table-cell office:value-type="float" office:value="694.9124" calcext:value-type="float">
            <text:p>694.9124</text:p>
          </table:table-cell>
          <table:table-cell office:value-type="float" office:value="21.41418" calcext:value-type="float">
            <text:p>21.41418</text:p>
          </table:table-cell>
          <table:table-cell office:value-type="float" office:value="1042.932" calcext:value-type="float">
            <text:p>1042.932</text:p>
          </table:table-cell>
          <table:table-cell office:value-type="float" office:value="117.3933" calcext:value-type="float">
            <text:p>117.3933</text:p>
          </table:table-cell>
          <table:table-cell office:value-type="float" office:value="0" calcext:value-type="float">
            <text:p>0</text:p>
          </table:table-cell>
          <table:table-cell office:value-type="float" office:value="0.1233159" calcext:value-type="float">
            <text:p>0.1233159</text:p>
          </table:table-cell>
          <table:table-cell office:value-type="float" office:value="0.2762767" calcext:value-type="float">
            <text:p>0.2762767</text:p>
          </table:table-cell>
          <table:table-cell office:value-type="float" office:value="0.2791216" calcext:value-type="float">
            <text:p>0.2791216</text:p>
          </table:table-cell>
          <table:table-cell office:value-type="float" office:value="0.2800559" calcext:value-type="float">
            <text:p>0.2800559</text:p>
          </table:table-cell>
          <table:table-cell office:value-type="float" office:value="0.2780524" calcext:value-type="float">
            <text:p>0.2780524</text:p>
          </table:table-cell>
          <table:table-cell office:value-type="float" office:value="0.21578" calcext:value-type="float">
            <text:p>0.21578</text:p>
          </table:table-cell>
          <table:table-cell office:value-type="float" office:value="0.2559179" calcext:value-type="float">
            <text:p>0.2559179</text:p>
          </table:table-cell>
          <table:table-cell office:value-type="float" office:value="0.350751" calcext:value-type="float">
            <text:p>0.350751</text:p>
          </table:table-cell>
          <table:table-cell office:value-type="float" office:value="0.3456065" calcext:value-type="float">
            <text:p>0.3456065</text:p>
          </table:table-cell>
          <table:table-cell office:value-type="float" office:value="0.3586369" calcext:value-type="float">
            <text:p>0.3586369</text:p>
          </table:table-cell>
          <table:table-cell office:value-type="float" office:value="0.3768872" calcext:value-type="float">
            <text:p>0.3768872</text:p>
          </table:table-cell>
          <table:table-cell office:value-type="float" office:value="0.3914424" calcext:value-type="float">
            <text:p>0.3914424</text:p>
          </table:table-cell>
          <table:table-cell office:value-type="float" office:value="0.4623747" calcext:value-type="float">
            <text:p>0.4623747</text:p>
          </table:table-cell>
          <table:table-cell office:value-type="float" office:value="0" calcext:value-type="float">
            <text:p>0</text:p>
          </table:table-cell>
          <table:table-cell office:value-type="float" office:value="1.939799E-015" calcext:value-type="float">
            <text:p>1.939799E-15</text:p>
          </table:table-cell>
          <table:table-cell office:value-type="float" office:value="9.706639E-016" calcext:value-type="float">
            <text:p>9.706639E-16</text:p>
          </table:table-cell>
          <table:table-cell office:value-type="float" office:value="1.969001E-015" calcext:value-type="float">
            <text:p>1.969001E-15</text:p>
          </table:table-cell>
          <table:table-cell office:value-type="float" office:value="1.95244E-015" calcext:value-type="float">
            <text:p>1.95244E-15</text:p>
          </table:table-cell>
          <table:table-cell office:value-type="float" office:value="9.648333E-016" calcext:value-type="float">
            <text:p>9.648333E-16</text:p>
          </table:table-cell>
          <table:table-cell office:value-type="float" office:value="9.838532E-016" calcext:value-type="float">
            <text:p>9.838532E-16</text:p>
          </table:table-cell>
          <table:table-cell office:value-type="float" office:value="1.941481E-015" calcext:value-type="float">
            <text:p>1.941481E-15</text:p>
          </table:table-cell>
          <table:table-cell office:value-type="float" office:value="2.307227E-025" calcext:value-type="float">
            <text:p>2.307227E-25</text:p>
          </table:table-cell>
          <table:table-cell office:value-type="float" office:value="1.066905E-029" calcext:value-type="float">
            <text:p>1.066905E-29</text:p>
          </table:table-cell>
          <table:table-cell office:value-type="float" office:value="2.368888E-034" calcext:value-type="float">
            <text:p>2.368888E-34</text:p>
          </table:table-cell>
          <table:table-cell office:value-type="float" office:value="3.832376E-039" calcext:value-type="float">
            <text:p>3.832376E-39</text:p>
          </table:table-cell>
          <table:table-cell office:value-type="float" office:value="2.522337E-044" calcext:value-type="float">
            <text:p>2.522337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5.03927" calcext:value-type="float">
            <text:p>-35.03927</text:p>
          </table:table-cell>
          <table:table-cell office:value-type="float" office:value="-0.06811868" calcext:value-type="float">
            <text:p>-0.06811868</text:p>
          </table:table-cell>
          <table:table-cell office:value-type="float" office:value="-0.06291354" calcext:value-type="float">
            <text:p>-0.06291354</text:p>
          </table:table-cell>
          <table:table-cell office:value-type="float" office:value="-0.0613214" calcext:value-type="float">
            <text:p>-0.0613214</text:p>
          </table:table-cell>
          <table:table-cell office:value-type="float" office:value="-0.06479429" calcext:value-type="float">
            <text:p>-0.06479429</text:p>
          </table:table-cell>
          <table:table-cell office:value-type="float" office:value="-0.1734189" calcext:value-type="float">
            <text:p>-0.1734189</text:p>
          </table:table-cell>
          <table:table-cell office:value-type="float" office:value="-0.04497844" calcext:value-type="float">
            <text:p>-0.04497844</text:p>
          </table:table-cell>
          <table:table-cell office:value-type="float" office:value="-0.03852211" calcext:value-type="float">
            <text:p>-0.03852211</text:p>
          </table:table-cell>
          <table:table-cell office:value-type="float" office:value="-0.0333532" calcext:value-type="float">
            <text:p>-0.0333532</text:p>
          </table:table-cell>
          <table:table-cell office:value-type="float" office:value="-0.02397288" calcext:value-type="float">
            <text:p>-0.02397288</text:p>
          </table:table-cell>
          <table:table-cell office:value-type="float" office:value="0" calcext:value-type="float">
            <text:p>0</text:p>
          </table:table-cell>
          <table:table-cell office:value-type="float" office:value="0.02738616" calcext:value-type="float">
            <text:p>0.02738616</text:p>
          </table:table-cell>
          <table:table-cell office:value-type="float" office:value="-21.88189" calcext:value-type="float">
            <text:p>-21.88189</text:p>
          </table:table-cell>
          <table:table-cell office:value-type="float" office:value="-0.0003786772" calcext:value-type="float">
            <text:p>-0.0003786772</text:p>
          </table:table-cell>
          <table:table-cell office:value-type="float" office:value="-9999" calcext:value-type="float">
            <text:p>-9999</text:p>
          </table:table-cell>
          <table:table-cell office:value-type="float" office:value="-2.396755" calcext:value-type="float">
            <text:p>-2.396755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4102003" calcext:value-type="float">
            <text:p>4102003</text:p>
          </table:table-cell>
          <table:table-cell office:value-type="float" office:value="811.502" calcext:value-type="float">
            <text:p>811.502</text:p>
          </table:table-cell>
          <table:table-cell office:value-type="float" office:value="695.7576" calcext:value-type="float">
            <text:p>695.7576</text:p>
          </table:table-cell>
          <table:table-cell office:value-type="float" office:value="21.41418" calcext:value-type="float">
            <text:p>21.41418</text:p>
          </table:table-cell>
          <table:table-cell office:value-type="float" office:value="1042.087" calcext:value-type="float">
            <text:p>1042.087</text:p>
          </table:table-cell>
          <table:table-cell office:value-type="float" office:value="117.3933" calcext:value-type="float">
            <text:p>117.3933</text:p>
          </table:table-cell>
          <table:table-cell office:value-type="float" office:value="0" calcext:value-type="float">
            <text:p>0</text:p>
          </table:table-cell>
          <table:table-cell office:value-type="float" office:value="0.1150908" calcext:value-type="float">
            <text:p>0.1150908</text:p>
          </table:table-cell>
          <table:table-cell office:value-type="float" office:value="0.2725045" calcext:value-type="float">
            <text:p>0.2725045</text:p>
          </table:table-cell>
          <table:table-cell office:value-type="float" office:value="0.2752516" calcext:value-type="float">
            <text:p>0.2752516</text:p>
          </table:table-cell>
          <table:table-cell office:value-type="float" office:value="0.2759718" calcext:value-type="float">
            <text:p>0.2759718</text:p>
          </table:table-cell>
          <table:table-cell office:value-type="float" office:value="0.2735551" calcext:value-type="float">
            <text:p>0.2735551</text:p>
          </table:table-cell>
          <table:table-cell office:value-type="float" office:value="0.2182456" calcext:value-type="float">
            <text:p>0.2182456</text:p>
          </table:table-cell>
          <table:table-cell office:value-type="float" office:value="0.254853" calcext:value-type="float">
            <text:p>0.254853</text:p>
          </table:table-cell>
          <table:table-cell office:value-type="float" office:value="0.3503127" calcext:value-type="float">
            <text:p>0.3503127</text:p>
          </table:table-cell>
          <table:table-cell office:value-type="float" office:value="0.3456" calcext:value-type="float">
            <text:p>0.3456</text:p>
          </table:table-cell>
          <table:table-cell office:value-type="float" office:value="0.3586596" calcext:value-type="float">
            <text:p>0.3586596</text:p>
          </table:table-cell>
          <table:table-cell office:value-type="float" office:value="0.3768741" calcext:value-type="float">
            <text:p>0.3768741</text:p>
          </table:table-cell>
          <table:table-cell office:value-type="float" office:value="0.3913541" calcext:value-type="float">
            <text:p>0.3913541</text:p>
          </table:table-cell>
          <table:table-cell office:value-type="float" office:value="0.462375" calcext:value-type="float">
            <text:p>0.462375</text:p>
          </table:table-cell>
          <table:table-cell office:value-type="float" office:value="0" calcext:value-type="float">
            <text:p>0</text:p>
          </table:table-cell>
          <table:table-cell office:value-type="float" office:value="1.939865E-015" calcext:value-type="float">
            <text:p>1.939865E-15</text:p>
          </table:table-cell>
          <table:table-cell office:value-type="float" office:value="9.706688E-016" calcext:value-type="float">
            <text:p>9.706688E-16</text:p>
          </table:table-cell>
          <table:table-cell office:value-type="float" office:value="1.968989E-015" calcext:value-type="float">
            <text:p>1.968989E-15</text:p>
          </table:table-cell>
          <table:table-cell office:value-type="float" office:value="1.952436E-015" calcext:value-type="float">
            <text:p>1.952436E-15</text:p>
          </table:table-cell>
          <table:table-cell office:value-type="float" office:value="9.64832E-016" calcext:value-type="float">
            <text:p>9.64832E-16</text:p>
          </table:table-cell>
          <table:table-cell office:value-type="float" office:value="9.838532E-016" calcext:value-type="float">
            <text:p>9.838532E-16</text:p>
          </table:table-cell>
          <table:table-cell office:value-type="float" office:value="1.941481E-015" calcext:value-type="float">
            <text:p>1.941481E-15</text:p>
          </table:table-cell>
          <table:table-cell office:value-type="float" office:value="2.307227E-025" calcext:value-type="float">
            <text:p>2.307227E-25</text:p>
          </table:table-cell>
          <table:table-cell office:value-type="float" office:value="1.066905E-029" calcext:value-type="float">
            <text:p>1.066905E-29</text:p>
          </table:table-cell>
          <table:table-cell office:value-type="float" office:value="2.368889E-034" calcext:value-type="float">
            <text:p>2.368889E-34</text:p>
          </table:table-cell>
          <table:table-cell office:value-type="float" office:value="3.832376E-039" calcext:value-type="float">
            <text:p>3.832376E-39</text:p>
          </table:table-cell>
          <table:table-cell office:value-type="float" office:value="2.522337E-044" calcext:value-type="float">
            <text:p>2.522337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9.59829" calcext:value-type="float">
            <text:p>-59.59829</text:p>
          </table:table-cell>
          <table:table-cell office:value-type="float" office:value="-0.07574099" calcext:value-type="float">
            <text:p>-0.07574099</text:p>
          </table:table-cell>
          <table:table-cell office:value-type="float" office:value="-0.07006831" calcext:value-type="float">
            <text:p>-0.07006831</text:p>
          </table:table-cell>
          <table:table-cell office:value-type="float" office:value="-0.06867785" calcext:value-type="float">
            <text:p>-0.06867785</text:p>
          </table:table-cell>
          <table:table-cell office:value-type="float" office:value="-0.07349198" calcext:value-type="float">
            <text:p>-0.07349198</text:p>
          </table:table-cell>
          <table:table-cell office:value-type="float" office:value="-0.1589417" calcext:value-type="float">
            <text:p>-0.1589417</text:p>
          </table:table-cell>
          <table:table-cell office:value-type="float" office:value="-0.04633886" calcext:value-type="float">
            <text:p>-0.04633886</text:p>
          </table:table-cell>
          <table:table-cell office:value-type="float" office:value="-0.03894696" calcext:value-type="float">
            <text:p>-0.03894696</text:p>
          </table:table-cell>
          <table:table-cell office:value-type="float" office:value="-0.03335892" calcext:value-type="float">
            <text:p>-0.03335892</text:p>
          </table:table-cell>
          <table:table-cell office:value-type="float" office:value="-0.02394684" calcext:value-type="float">
            <text:p>-0.02394684</text:p>
          </table:table-cell>
          <table:table-cell office:value-type="float" office:value="0" calcext:value-type="float">
            <text:p>0</text:p>
          </table:table-cell>
          <table:table-cell office:value-type="float" office:value="0.02738616" calcext:value-type="float">
            <text:p>0.02738616</text:p>
          </table:table-cell>
          <table:table-cell office:value-type="float" office:value="-21.83895" calcext:value-type="float">
            <text:p>-21.83895</text:p>
          </table:table-cell>
          <table:table-cell office:value-type="float" office:value="-0.0003797431" calcext:value-type="float">
            <text:p>-0.0003797431</text:p>
          </table:table-cell>
          <table:table-cell office:value-type="float" office:value="-9999" calcext:value-type="float">
            <text:p>-9999</text:p>
          </table:table-cell>
          <table:table-cell office:value-type="float" office:value="-2.399107" calcext:value-type="float">
            <text:p>-2.399107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5102003" calcext:value-type="float">
            <text:p>5102003</text:p>
          </table:table-cell>
          <table:table-cell office:value-type="float" office:value="811.502" calcext:value-type="float">
            <text:p>811.502</text:p>
          </table:table-cell>
          <table:table-cell office:value-type="float" office:value="696.4681" calcext:value-type="float">
            <text:p>696.4681</text:p>
          </table:table-cell>
          <table:table-cell office:value-type="float" office:value="21.41418" calcext:value-type="float">
            <text:p>21.41418</text:p>
          </table:table-cell>
          <table:table-cell office:value-type="float" office:value="1041.904" calcext:value-type="float">
            <text:p>1041.904</text:p>
          </table:table-cell>
          <table:table-cell office:value-type="float" office:value="116.8658" calcext:value-type="float">
            <text:p>116.8658</text:p>
          </table:table-cell>
          <table:table-cell office:value-type="float" office:value="0" calcext:value-type="float">
            <text:p>0</text:p>
          </table:table-cell>
          <table:table-cell office:value-type="float" office:value="0.1120648" calcext:value-type="float">
            <text:p>0.1120648</text:p>
          </table:table-cell>
          <table:table-cell office:value-type="float" office:value="0.2693439" calcext:value-type="float">
            <text:p>0.2693439</text:p>
          </table:table-cell>
          <table:table-cell office:value-type="float" office:value="0.2719165" calcext:value-type="float">
            <text:p>0.2719165</text:p>
          </table:table-cell>
          <table:table-cell office:value-type="float" office:value="0.2724723" calcext:value-type="float">
            <text:p>0.2724723</text:p>
          </table:table-cell>
          <table:table-cell office:value-type="float" office:value="0.2701645" calcext:value-type="float">
            <text:p>0.2701645</text:p>
          </table:table-cell>
          <table:table-cell office:value-type="float" office:value="0.2203038" calcext:value-type="float">
            <text:p>0.2203038</text:p>
          </table:table-cell>
          <table:table-cell office:value-type="float" office:value="0.2541496" calcext:value-type="float">
            <text:p>0.2541496</text:p>
          </table:table-cell>
          <table:table-cell office:value-type="float" office:value="0.3498659" calcext:value-type="float">
            <text:p>0.3498659</text:p>
          </table:table-cell>
          <table:table-cell office:value-type="float" office:value="0.3455756" calcext:value-type="float">
            <text:p>0.3455756</text:p>
          </table:table-cell>
          <table:table-cell office:value-type="float" office:value="0.3586793" calcext:value-type="float">
            <text:p>0.3586793</text:p>
          </table:table-cell>
          <table:table-cell office:value-type="float" office:value="0.3768643" calcext:value-type="float">
            <text:p>0.3768643</text:p>
          </table:table-cell>
          <table:table-cell office:value-type="float" office:value="0.3915125" calcext:value-type="float">
            <text:p>0.3915125</text:p>
          </table:table-cell>
          <table:table-cell office:value-type="float" office:value="0.4563623" calcext:value-type="float">
            <text:p>0.4563623</text:p>
          </table:table-cell>
          <table:table-cell office:value-type="float" office:value="0" calcext:value-type="float">
            <text:p>0</text:p>
          </table:table-cell>
          <table:table-cell office:value-type="float" office:value="1.939953E-015" calcext:value-type="float">
            <text:p>1.939953E-15</text:p>
          </table:table-cell>
          <table:table-cell office:value-type="float" office:value="9.706722E-016" calcext:value-type="float">
            <text:p>9.706722E-16</text:p>
          </table:table-cell>
          <table:table-cell office:value-type="float" office:value="1.968978E-015" calcext:value-type="float">
            <text:p>1.968978E-15</text:p>
          </table:table-cell>
          <table:table-cell office:value-type="float" office:value="1.95243E-015" calcext:value-type="float">
            <text:p>1.95243E-15</text:p>
          </table:table-cell>
          <table:table-cell office:value-type="float" office:value="9.64829E-016" calcext:value-type="float">
            <text:p>9.64829E-16</text:p>
          </table:table-cell>
          <table:table-cell office:value-type="float" office:value="9.838532E-016" calcext:value-type="float">
            <text:p>9.838532E-16</text:p>
          </table:table-cell>
          <table:table-cell office:value-type="float" office:value="1.941481E-015" calcext:value-type="float">
            <text:p>1.941481E-15</text:p>
          </table:table-cell>
          <table:table-cell office:value-type="float" office:value="2.307227E-025" calcext:value-type="float">
            <text:p>2.307227E-25</text:p>
          </table:table-cell>
          <table:table-cell office:value-type="float" office:value="1.066905E-029" calcext:value-type="float">
            <text:p>1.066905E-29</text:p>
          </table:table-cell>
          <table:table-cell office:value-type="float" office:value="2.368889E-034" calcext:value-type="float">
            <text:p>2.368889E-34</text:p>
          </table:table-cell>
          <table:table-cell office:value-type="float" office:value="3.832376E-039" calcext:value-type="float">
            <text:p>3.832376E-39</text:p>
          </table:table-cell>
          <table:table-cell office:value-type="float" office:value="2.382207E-044" calcext:value-type="float">
            <text:p>2.382207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3.04134" calcext:value-type="float">
            <text:p>-73.04134</text:p>
          </table:table-cell>
          <table:table-cell office:value-type="float" office:value="-0.0828607" calcext:value-type="float">
            <text:p>-0.0828607</text:p>
          </table:table-cell>
          <table:table-cell office:value-type="float" office:value="-0.07696735" calcext:value-type="float">
            <text:p>-0.07696735</text:p>
          </table:table-cell>
          <table:table-cell office:value-type="float" office:value="-0.0757734" calcext:value-type="float">
            <text:p>-0.0757734</text:p>
          </table:table-cell>
          <table:table-cell office:value-type="float" office:value="-0.0809142" calcext:value-type="float">
            <text:p>-0.0809142</text:p>
          </table:table-cell>
          <table:table-cell office:value-type="float" office:value="-0.1478989" calcext:value-type="float">
            <text:p>-0.1478989</text:p>
          </table:table-cell>
          <table:table-cell office:value-type="float" office:value="-0.04726407" calcext:value-type="float">
            <text:p>-0.04726407</text:p>
          </table:table-cell>
          <table:table-cell office:value-type="float" office:value="-0.039385" calcext:value-type="float">
            <text:p>-0.039385</text:p>
          </table:table-cell>
          <table:table-cell office:value-type="float" office:value="-0.03338075" calcext:value-type="float">
            <text:p>-0.03338075</text:p>
          </table:table-cell>
          <table:table-cell office:value-type="float" office:value="-0.02392428" calcext:value-type="float">
            <text:p>-0.02392428</text:p>
          </table:table-cell>
          <table:table-cell office:value-type="float" office:value="0" calcext:value-type="float">
            <text:p>0</text:p>
          </table:table-cell>
          <table:table-cell office:value-type="float" office:value="0.02738616" calcext:value-type="float">
            <text:p>0.02738616</text:p>
          </table:table-cell>
          <table:table-cell office:value-type="float" office:value="-21.78561" calcext:value-type="float">
            <text:p>-21.78561</text:p>
          </table:table-cell>
          <table:table-cell office:value-type="float" office:value="-0.0003810026" calcext:value-type="float">
            <text:p>-0.0003810026</text:p>
          </table:table-cell>
          <table:table-cell office:value-type="float" office:value="-9999" calcext:value-type="float">
            <text:p>-9999</text:p>
          </table:table-cell>
          <table:table-cell office:value-type="float" office:value="-2.339473" calcext:value-type="float">
            <text:p>-2.339473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6102003" calcext:value-type="float">
            <text:p>6102003</text:p>
          </table:table-cell>
          <table:table-cell office:value-type="float" office:value="811.502" calcext:value-type="float">
            <text:p>811.502</text:p>
          </table:table-cell>
          <table:table-cell office:value-type="float" office:value="697.0704" calcext:value-type="float">
            <text:p>697.0704</text:p>
          </table:table-cell>
          <table:table-cell office:value-type="float" office:value="21.41418" calcext:value-type="float">
            <text:p>21.41418</text:p>
          </table:table-cell>
          <table:table-cell office:value-type="float" office:value="1042.119" calcext:value-type="float">
            <text:p>1042.119</text:p>
          </table:table-cell>
          <table:table-cell office:value-type="float" office:value="116.0492" calcext:value-type="float">
            <text:p>116.0492</text:p>
          </table:table-cell>
          <table:table-cell office:value-type="float" office:value="0" calcext:value-type="float">
            <text:p>0</text:p>
          </table:table-cell>
          <table:table-cell office:value-type="float" office:value="0.1149139" calcext:value-type="float">
            <text:p>0.1149139</text:p>
          </table:table-cell>
          <table:table-cell office:value-type="float" office:value="0.2665394" calcext:value-type="float">
            <text:p>0.2665394</text:p>
          </table:table-cell>
          <table:table-cell office:value-type="float" office:value="0.2689548" calcext:value-type="float">
            <text:p>0.2689548</text:p>
          </table:table-cell>
          <table:table-cell office:value-type="float" office:value="0.2693802" calcext:value-type="float">
            <text:p>0.2693802</text:p>
          </table:table-cell>
          <table:table-cell office:value-type="float" office:value="0.266857" calcext:value-type="float">
            <text:p>0.266857</text:p>
          </table:table-cell>
          <table:table-cell office:value-type="float" office:value="0.2226305" calcext:value-type="float">
            <text:p>0.2226305</text:p>
          </table:table-cell>
          <table:table-cell office:value-type="float" office:value="0.2532133" calcext:value-type="float">
            <text:p>0.2532133</text:p>
          </table:table-cell>
          <table:table-cell office:value-type="float" office:value="0.3493938" calcext:value-type="float">
            <text:p>0.3493938</text:p>
          </table:table-cell>
          <table:table-cell office:value-type="float" office:value="0.34553" calcext:value-type="float">
            <text:p>0.34553</text:p>
          </table:table-cell>
          <table:table-cell office:value-type="float" office:value="0.3586945" calcext:value-type="float">
            <text:p>0.3586945</text:p>
          </table:table-cell>
          <table:table-cell office:value-type="float" office:value="0.3768713" calcext:value-type="float">
            <text:p>0.3768713</text:p>
          </table:table-cell>
          <table:table-cell office:value-type="float" office:value="0.3917061" calcext:value-type="float">
            <text:p>0.3917061</text:p>
          </table:table-cell>
          <table:table-cell office:value-type="float" office:value="0.4599344" calcext:value-type="float">
            <text:p>0.4599344</text:p>
          </table:table-cell>
          <table:table-cell office:value-type="float" office:value="0" calcext:value-type="float">
            <text:p>0</text:p>
          </table:table-cell>
          <table:table-cell office:value-type="float" office:value="1.940055E-015" calcext:value-type="float">
            <text:p>1.940055E-15</text:p>
          </table:table-cell>
          <table:table-cell office:value-type="float" office:value="9.706789E-016" calcext:value-type="float">
            <text:p>9.706789E-16</text:p>
          </table:table-cell>
          <table:table-cell office:value-type="float" office:value="1.968966E-015" calcext:value-type="float">
            <text:p>1.968966E-15</text:p>
          </table:table-cell>
          <table:table-cell office:value-type="float" office:value="1.952421E-015" calcext:value-type="float">
            <text:p>1.952421E-15</text:p>
          </table:table-cell>
          <table:table-cell office:value-type="float" office:value="9.64821E-016" calcext:value-type="float">
            <text:p>9.64821E-16</text:p>
          </table:table-cell>
          <table:table-cell office:value-type="float" office:value="9.838532E-016" calcext:value-type="float">
            <text:p>9.838532E-16</text:p>
          </table:table-cell>
          <table:table-cell office:value-type="float" office:value="1.941481E-015" calcext:value-type="float">
            <text:p>1.941481E-15</text:p>
          </table:table-cell>
          <table:table-cell office:value-type="float" office:value="2.307227E-025" calcext:value-type="float">
            <text:p>2.307227E-25</text:p>
          </table:table-cell>
          <table:table-cell office:value-type="float" office:value="1.066905E-029" calcext:value-type="float">
            <text:p>1.066905E-29</text:p>
          </table:table-cell>
          <table:table-cell office:value-type="float" office:value="2.368888E-034" calcext:value-type="float">
            <text:p>2.368888E-34</text:p>
          </table:table-cell>
          <table:table-cell office:value-type="float" office:value="3.832376E-039" calcext:value-type="float">
            <text:p>3.832376E-39</text:p>
          </table:table-cell>
          <table:table-cell office:value-type="float" office:value="2.382207E-044" calcext:value-type="float">
            <text:p>2.382207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0.63271" calcext:value-type="float">
            <text:p>-60.63271</text:p>
          </table:table-cell>
          <table:table-cell office:value-type="float" office:value="-0.08981229" calcext:value-type="float">
            <text:p>-0.08981229</text:p>
          </table:table-cell>
          <table:table-cell office:value-type="float" office:value="-0.08374125" calcext:value-type="float">
            <text:p>-0.08374125</text:p>
          </table:table-cell>
          <table:table-cell office:value-type="float" office:value="-0.08273602" calcext:value-type="float">
            <text:p>-0.08273602</text:p>
          </table:table-cell>
          <table:table-cell office:value-type="float" office:value="-0.08896555" calcext:value-type="float">
            <text:p>-0.08896555</text:p>
          </table:table-cell>
          <table:table-cell office:value-type="float" office:value="-0.1364788" calcext:value-type="float">
            <text:p>-0.1364788</text:p>
          </table:table-cell>
          <table:table-cell office:value-type="float" office:value="-0.04852011" calcext:value-type="float">
            <text:p>-0.04852011</text:p>
          </table:table-cell>
          <table:table-cell office:value-type="float" office:value="-0.03985371" calcext:value-type="float">
            <text:p>-0.03985371</text:p>
          </table:table-cell>
          <table:table-cell office:value-type="float" office:value="-0.03342172" calcext:value-type="float">
            <text:p>-0.03342172</text:p>
          </table:table-cell>
          <table:table-cell office:value-type="float" office:value="-0.02390691" calcext:value-type="float">
            <text:p>-0.02390691</text:p>
          </table:table-cell>
          <table:table-cell office:value-type="float" office:value="0" calcext:value-type="float">
            <text:p>0</text:p>
          </table:table-cell>
          <table:table-cell office:value-type="float" office:value="0.02738616" calcext:value-type="float">
            <text:p>0.02738616</text:p>
          </table:table-cell>
          <table:table-cell office:value-type="float" office:value="-21.72798" calcext:value-type="float">
            <text:p>-21.72798</text:p>
          </table:table-cell>
          <table:table-cell office:value-type="float" office:value="-0.0003824151" calcext:value-type="float">
            <text:p>-0.0003824151</text:p>
          </table:table-cell>
          <table:table-cell office:value-type="float" office:value="-9999" calcext:value-type="float">
            <text:p>-9999</text:p>
          </table:table-cell>
          <table:table-cell office:value-type="float" office:value="-2.359299" calcext:value-type="float">
            <text:p>-2.359299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7102003" calcext:value-type="float">
            <text:p>7102003</text:p>
          </table:table-cell>
          <table:table-cell office:value-type="float" office:value="811.502" calcext:value-type="float">
            <text:p>811.502</text:p>
          </table:table-cell>
          <table:table-cell office:value-type="float" office:value="697.7328" calcext:value-type="float">
            <text:p>697.7328</text:p>
          </table:table-cell>
          <table:table-cell office:value-type="float" office:value="21.41418" calcext:value-type="float">
            <text:p>21.41418</text:p>
          </table:table-cell>
          <table:table-cell office:value-type="float" office:value="1041.971" calcext:value-type="float">
            <text:p>1041.971</text:p>
          </table:table-cell>
          <table:table-cell office:value-type="float" office:value="115.5345" calcext:value-type="float">
            <text:p>115.5345</text:p>
          </table:table-cell>
          <table:table-cell office:value-type="float" office:value="0" calcext:value-type="float">
            <text:p>0</text:p>
          </table:table-cell>
          <table:table-cell office:value-type="float" office:value="0.1181039" calcext:value-type="float">
            <text:p>0.1181039</text:p>
          </table:table-cell>
          <table:table-cell office:value-type="float" office:value="0.2633958" calcext:value-type="float">
            <text:p>0.2633958</text:p>
          </table:table-cell>
          <table:table-cell office:value-type="float" office:value="0.2658966" calcext:value-type="float">
            <text:p>0.2658966</text:p>
          </table:table-cell>
          <table:table-cell office:value-type="float" office:value="0.2663116" calcext:value-type="float">
            <text:p>0.2663116</text:p>
          </table:table-cell>
          <table:table-cell office:value-type="float" office:value="0.2640949" calcext:value-type="float">
            <text:p>0.2640949</text:p>
          </table:table-cell>
          <table:table-cell office:value-type="float" office:value="0.2244673" calcext:value-type="float">
            <text:p>0.2244673</text:p>
          </table:table-cell>
          <table:table-cell office:value-type="float" office:value="0.2525704" calcext:value-type="float">
            <text:p>0.2525704</text:p>
          </table:table-cell>
          <table:table-cell office:value-type="float" office:value="0.3488842" calcext:value-type="float">
            <text:p>0.3488842</text:p>
          </table:table-cell>
          <table:table-cell office:value-type="float" office:value="0.3454511" calcext:value-type="float">
            <text:p>0.3454511</text:p>
          </table:table-cell>
          <table:table-cell office:value-type="float" office:value="0.358698" calcext:value-type="float">
            <text:p>0.358698</text:p>
          </table:table-cell>
          <table:table-cell office:value-type="float" office:value="0.3768791" calcext:value-type="float">
            <text:p>0.3768791</text:p>
          </table:table-cell>
          <table:table-cell office:value-type="float" office:value="0.3917769" calcext:value-type="float">
            <text:p>0.3917769</text:p>
          </table:table-cell>
          <table:table-cell office:value-type="float" office:value="0.4622439" calcext:value-type="float">
            <text:p>0.4622439</text:p>
          </table:table-cell>
          <table:table-cell office:value-type="float" office:value="0" calcext:value-type="float">
            <text:p>0</text:p>
          </table:table-cell>
          <table:table-cell office:value-type="float" office:value="1.940159E-015" calcext:value-type="float">
            <text:p>1.940159E-15</text:p>
          </table:table-cell>
          <table:table-cell office:value-type="float" office:value="9.70685E-016" calcext:value-type="float">
            <text:p>9.70685E-16</text:p>
          </table:table-cell>
          <table:table-cell office:value-type="float" office:value="1.968955E-015" calcext:value-type="float">
            <text:p>1.968955E-15</text:p>
          </table:table-cell>
          <table:table-cell office:value-type="float" office:value="1.952415E-015" calcext:value-type="float">
            <text:p>1.952415E-15</text:p>
          </table:table-cell>
          <table:table-cell office:value-type="float" office:value="9.648095E-016" calcext:value-type="float">
            <text:p>9.648095E-16</text:p>
          </table:table-cell>
          <table:table-cell office:value-type="float" office:value="9.838532E-016" calcext:value-type="float">
            <text:p>9.838532E-16</text:p>
          </table:table-cell>
          <table:table-cell office:value-type="float" office:value="1.941481E-015" calcext:value-type="float">
            <text:p>1.941481E-15</text:p>
          </table:table-cell>
          <table:table-cell office:value-type="float" office:value="2.307226E-025" calcext:value-type="float">
            <text:p>2.307226E-25</text:p>
          </table:table-cell>
          <table:table-cell office:value-type="float" office:value="1.066905E-029" calcext:value-type="float">
            <text:p>1.066905E-29</text:p>
          </table:table-cell>
          <table:table-cell office:value-type="float" office:value="2.368888E-034" calcext:value-type="float">
            <text:p>2.368888E-34</text:p>
          </table:table-cell>
          <table:table-cell office:value-type="float" office:value="3.832376E-039" calcext:value-type="float">
            <text:p>3.832376E-39</text:p>
          </table:table-cell>
          <table:table-cell office:value-type="float" office:value="2.382207E-044" calcext:value-type="float">
            <text:p>2.382207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9.27583" calcext:value-type="float">
            <text:p>-49.27583</text:p>
          </table:table-cell>
          <table:table-cell office:value-type="float" office:value="-0.09838835" calcext:value-type="float">
            <text:p>-0.09838835</text:p>
          </table:table-cell>
          <table:table-cell office:value-type="float" office:value="-0.09144229" calcext:value-type="float">
            <text:p>-0.09144229</text:p>
          </table:table-cell>
          <table:table-cell office:value-type="float" office:value="-0.09036386" calcext:value-type="float">
            <text:p>-0.09036386</text:p>
          </table:table-cell>
          <table:table-cell office:value-type="float" office:value="-0.09639037" calcext:value-type="float">
            <text:p>-0.09639037</text:p>
          </table:table-cell>
          <table:table-cell office:value-type="float" office:value="-0.1281373" calcext:value-type="float">
            <text:p>-0.1281373</text:p>
          </table:table-cell>
          <table:table-cell office:value-type="float" office:value="-0.04940978" calcext:value-type="float">
            <text:p>-0.04940978</text:p>
          </table:table-cell>
          <table:table-cell office:value-type="float" office:value="-0.04036659" calcext:value-type="float">
            <text:p>-0.04036659</text:p>
          </table:table-cell>
          <table:table-cell office:value-type="float" office:value="-0.0334927" calcext:value-type="float">
            <text:p>-0.0334927</text:p>
          </table:table-cell>
          <table:table-cell office:value-type="float" office:value="-0.02390282" calcext:value-type="float">
            <text:p>-0.02390282</text:p>
          </table:table-cell>
          <table:table-cell office:value-type="float" office:value="0" calcext:value-type="float">
            <text:p>0</text:p>
          </table:table-cell>
          <table:table-cell office:value-type="float" office:value="0.02738616" calcext:value-type="float">
            <text:p>0.02738616</text:p>
          </table:table-cell>
          <table:table-cell office:value-type="float" office:value="-21.67308" calcext:value-type="float">
            <text:p>-21.67308</text:p>
          </table:table-cell>
          <table:table-cell office:value-type="float" office:value="-0.000383903" calcext:value-type="float">
            <text:p>-0.000383903</text:p>
          </table:table-cell>
          <table:table-cell office:value-type="float" office:value="-9999" calcext:value-type="float">
            <text:p>-9999</text:p>
          </table:table-cell>
          <table:table-cell office:value-type="float" office:value="-2.373179" calcext:value-type="float">
            <text:p>-2.373179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8102003" calcext:value-type="float">
            <text:p>8102003</text:p>
          </table:table-cell>
          <table:table-cell office:value-type="float" office:value="811.502" calcext:value-type="float">
            <text:p>811.502</text:p>
          </table:table-cell>
          <table:table-cell office:value-type="float" office:value="698.3821" calcext:value-type="float">
            <text:p>698.3821</text:p>
          </table:table-cell>
          <table:table-cell office:value-type="float" office:value="21.41418" calcext:value-type="float">
            <text:p>21.41418</text:p>
          </table:table-cell>
          <table:table-cell office:value-type="float" office:value="1041.322" calcext:value-type="float">
            <text:p>1041.322</text:p>
          </table:table-cell>
          <table:table-cell office:value-type="float" office:value="115.5345" calcext:value-type="float">
            <text:p>115.5345</text:p>
          </table:table-cell>
          <table:table-cell office:value-type="float" office:value="0" calcext:value-type="float">
            <text:p>0</text:p>
          </table:table-cell>
          <table:table-cell office:value-type="float" office:value="0.1281629" calcext:value-type="float">
            <text:p>0.1281629</text:p>
          </table:table-cell>
          <table:table-cell office:value-type="float" office:value="0.2600943" calcext:value-type="float">
            <text:p>0.2600943</text:p>
          </table:table-cell>
          <table:table-cell office:value-type="float" office:value="0.2628122" calcext:value-type="float">
            <text:p>0.2628122</text:p>
          </table:table-cell>
          <table:table-cell office:value-type="float" office:value="0.2633645" calcext:value-type="float">
            <text:p>0.2633645</text:p>
          </table:table-cell>
          <table:table-cell office:value-type="float" office:value="0.2613411" calcext:value-type="float">
            <text:p>0.2613411</text:p>
          </table:table-cell>
          <table:table-cell office:value-type="float" office:value="0.2262178" calcext:value-type="float">
            <text:p>0.2262178</text:p>
          </table:table-cell>
          <table:table-cell office:value-type="float" office:value="0.2517352" calcext:value-type="float">
            <text:p>0.2517352</text:p>
          </table:table-cell>
          <table:table-cell office:value-type="float" office:value="0.3483506" calcext:value-type="float">
            <text:p>0.3483506</text:p>
          </table:table-cell>
          <table:table-cell office:value-type="float" office:value="0.34534" calcext:value-type="float">
            <text:p>0.34534</text:p>
          </table:table-cell>
          <table:table-cell office:value-type="float" office:value="0.3586905" calcext:value-type="float">
            <text:p>0.3586905</text:p>
          </table:table-cell>
          <table:table-cell office:value-type="float" office:value="0.3768797" calcext:value-type="float">
            <text:p>0.3768797</text:p>
          </table:table-cell>
          <table:table-cell office:value-type="float" office:value="0.3917612" calcext:value-type="float">
            <text:p>0.3917612</text:p>
          </table:table-cell>
          <table:table-cell office:value-type="float" office:value="0.4623747" calcext:value-type="float">
            <text:p>0.4623747</text:p>
          </table:table-cell>
          <table:table-cell office:value-type="float" office:value="0" calcext:value-type="float">
            <text:p>0</text:p>
          </table:table-cell>
          <table:table-cell office:value-type="float" office:value="1.940266E-015" calcext:value-type="float">
            <text:p>1.940266E-15</text:p>
          </table:table-cell>
          <table:table-cell office:value-type="float" office:value="9.706901E-016" calcext:value-type="float">
            <text:p>9.706901E-16</text:p>
          </table:table-cell>
          <table:table-cell office:value-type="float" office:value="1.968941E-015" calcext:value-type="float">
            <text:p>1.968941E-15</text:p>
          </table:table-cell>
          <table:table-cell office:value-type="float" office:value="1.952412E-015" calcext:value-type="float">
            <text:p>1.952412E-15</text:p>
          </table:table-cell>
          <table:table-cell office:value-type="float" office:value="9.647936E-016" calcext:value-type="float">
            <text:p>9.647936E-16</text:p>
          </table:table-cell>
          <table:table-cell office:value-type="float" office:value="9.838532E-016" calcext:value-type="float">
            <text:p>9.838532E-16</text:p>
          </table:table-cell>
          <table:table-cell office:value-type="float" office:value="1.941481E-015" calcext:value-type="float">
            <text:p>1.941481E-15</text:p>
          </table:table-cell>
          <table:table-cell office:value-type="float" office:value="2.307227E-025" calcext:value-type="float">
            <text:p>2.307227E-25</text:p>
          </table:table-cell>
          <table:table-cell office:value-type="float" office:value="1.066905E-029" calcext:value-type="float">
            <text:p>1.066905E-29</text:p>
          </table:table-cell>
          <table:table-cell office:value-type="float" office:value="2.368889E-034" calcext:value-type="float">
            <text:p>2.368889E-34</text:p>
          </table:table-cell>
          <table:table-cell office:value-type="float" office:value="3.832376E-039" calcext:value-type="float">
            <text:p>3.832376E-39</text:p>
          </table:table-cell>
          <table:table-cell office:value-type="float" office:value="2.382207E-044" calcext:value-type="float">
            <text:p>2.382207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6.14076" calcext:value-type="float">
            <text:p>-26.14076</text:p>
          </table:table-cell>
          <table:table-cell office:value-type="float" office:value="-0.1083819" calcext:value-type="float">
            <text:p>-0.1083819</text:p>
          </table:table-cell>
          <table:table-cell office:value-type="float" office:value="-0.1000181" calcext:value-type="float">
            <text:p>-0.1000181</text:p>
          </table:table-cell>
          <table:table-cell office:value-type="float" office:value="-0.09843472" calcext:value-type="float">
            <text:p>-0.09843472</text:p>
          </table:table-cell>
          <table:table-cell office:value-type="float" office:value="-0.1044718" calcext:value-type="float">
            <text:p>-0.1044718</text:p>
          </table:table-cell>
          <table:table-cell office:value-type="float" office:value="-0.1207398" calcext:value-type="float">
            <text:p>-0.1207398</text:p>
          </table:table-cell>
          <table:table-cell office:value-type="float" office:value="-0.05058297" calcext:value-type="float">
            <text:p>-0.05058297</text:p>
          </table:table-cell>
          <table:table-cell office:value-type="float" office:value="-0.04091128" calcext:value-type="float">
            <text:p>-0.04091128</text:p>
          </table:table-cell>
          <table:table-cell office:value-type="float" office:value="-0.03359319" calcext:value-type="float">
            <text:p>-0.03359319</text:p>
          </table:table-cell>
          <table:table-cell office:value-type="float" office:value="-0.02391106" calcext:value-type="float">
            <text:p>-0.02391106</text:p>
          </table:table-cell>
          <table:table-cell office:value-type="float" office:value="0" calcext:value-type="float">
            <text:p>0</text:p>
          </table:table-cell>
          <table:table-cell office:value-type="float" office:value="0.02738616" calcext:value-type="float">
            <text:p>0.02738616</text:p>
          </table:table-cell>
          <table:table-cell office:value-type="float" office:value="-21.61936" calcext:value-type="float">
            <text:p>-21.61936</text:p>
          </table:table-cell>
          <table:table-cell office:value-type="float" office:value="-0.0003854976" calcext:value-type="float">
            <text:p>-0.0003854976</text:p>
          </table:table-cell>
          <table:table-cell office:value-type="float" office:value="-9999" calcext:value-type="float">
            <text:p>-9999</text:p>
          </table:table-cell>
          <table:table-cell office:value-type="float" office:value="-2.377618" calcext:value-type="float">
            <text:p>-2.377618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9102003" calcext:value-type="float">
            <text:p>9102003</text:p>
          </table:table-cell>
          <table:table-cell office:value-type="float" office:value="811.502" calcext:value-type="float">
            <text:p>811.502</text:p>
          </table:table-cell>
          <table:table-cell office:value-type="float" office:value="699.2379" calcext:value-type="float">
            <text:p>699.2379</text:p>
          </table:table-cell>
          <table:table-cell office:value-type="float" office:value="21.41418" calcext:value-type="float">
            <text:p>21.41418</text:p>
          </table:table-cell>
          <table:table-cell office:value-type="float" office:value="1040.466" calcext:value-type="float">
            <text:p>1040.466</text:p>
          </table:table-cell>
          <table:table-cell office:value-type="float" office:value="115.5345" calcext:value-type="float">
            <text:p>115.5345</text:p>
          </table:table-cell>
          <table:table-cell office:value-type="float" office:value="0" calcext:value-type="float">
            <text:p>0</text:p>
          </table:table-cell>
          <table:table-cell office:value-type="float" office:value="0.1232237" calcext:value-type="float">
            <text:p>0.1232237</text:p>
          </table:table-cell>
          <table:table-cell office:value-type="float" office:value="0.2566936" calcext:value-type="float">
            <text:p>0.2566936</text:p>
          </table:table-cell>
          <table:table-cell office:value-type="float" office:value="0.2596038" calcext:value-type="float">
            <text:p>0.2596038</text:p>
          </table:table-cell>
          <table:table-cell office:value-type="float" office:value="0.2603349" calcext:value-type="float">
            <text:p>0.2603349</text:p>
          </table:table-cell>
          <table:table-cell office:value-type="float" office:value="0.2589188" calcext:value-type="float">
            <text:p>0.2589188</text:p>
          </table:table-cell>
          <table:table-cell office:value-type="float" office:value="0.2275473" calcext:value-type="float">
            <text:p>0.2275473</text:p>
          </table:table-cell>
          <table:table-cell office:value-type="float" office:value="0.2508433" calcext:value-type="float">
            <text:p>0.2508433</text:p>
          </table:table-cell>
          <table:table-cell office:value-type="float" office:value="0.3478129" calcext:value-type="float">
            <text:p>0.3478129</text:p>
          </table:table-cell>
          <table:table-cell office:value-type="float" office:value="0.3451928" calcext:value-type="float">
            <text:p>0.3451928</text:p>
          </table:table-cell>
          <table:table-cell office:value-type="float" office:value="0.3586697" calcext:value-type="float">
            <text:p>0.3586697</text:p>
          </table:table-cell>
          <table:table-cell office:value-type="float" office:value="0.3768686" calcext:value-type="float">
            <text:p>0.3768686</text:p>
          </table:table-cell>
          <table:table-cell office:value-type="float" office:value="0.3917202" calcext:value-type="float">
            <text:p>0.3917202</text:p>
          </table:table-cell>
          <table:table-cell office:value-type="float" office:value="0.4623747" calcext:value-type="float">
            <text:p>0.4623747</text:p>
          </table:table-cell>
          <table:table-cell office:value-type="float" office:value="0" calcext:value-type="float">
            <text:p>0</text:p>
          </table:table-cell>
          <table:table-cell office:value-type="float" office:value="1.940373E-015" calcext:value-type="float">
            <text:p>1.940373E-15</text:p>
          </table:table-cell>
          <table:table-cell office:value-type="float" office:value="9.706958E-016" calcext:value-type="float">
            <text:p>9.706958E-16</text:p>
          </table:table-cell>
          <table:table-cell office:value-type="float" office:value="1.968929E-015" calcext:value-type="float">
            <text:p>1.968929E-15</text:p>
          </table:table-cell>
          <table:table-cell office:value-type="float" office:value="1.952407E-015" calcext:value-type="float">
            <text:p>1.952407E-15</text:p>
          </table:table-cell>
          <table:table-cell office:value-type="float" office:value="9.647795E-016" calcext:value-type="float">
            <text:p>9.647795E-16</text:p>
          </table:table-cell>
          <table:table-cell office:value-type="float" office:value="9.838532E-016" calcext:value-type="float">
            <text:p>9.838532E-16</text:p>
          </table:table-cell>
          <table:table-cell office:value-type="float" office:value="1.941481E-015" calcext:value-type="float">
            <text:p>1.941481E-15</text:p>
          </table:table-cell>
          <table:table-cell office:value-type="float" office:value="2.307227E-025" calcext:value-type="float">
            <text:p>2.307227E-25</text:p>
          </table:table-cell>
          <table:table-cell office:value-type="float" office:value="1.066905E-029" calcext:value-type="float">
            <text:p>1.066905E-29</text:p>
          </table:table-cell>
          <table:table-cell office:value-type="float" office:value="2.368889E-034" calcext:value-type="float">
            <text:p>2.368889E-34</text:p>
          </table:table-cell>
          <table:table-cell office:value-type="float" office:value="3.832376E-039" calcext:value-type="float">
            <text:p>3.832376E-39</text:p>
          </table:table-cell>
          <table:table-cell office:value-type="float" office:value="2.382207E-044" calcext:value-type="float">
            <text:p>2.382207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5.44601" calcext:value-type="float">
            <text:p>-35.44601</text:p>
          </table:table-cell>
          <table:table-cell office:value-type="float" office:value="-0.1199879" calcext:value-type="float">
            <text:p>-0.1199879</text:p>
          </table:table-cell>
          <table:table-cell office:value-type="float" office:value="-0.1099579" calcext:value-type="float">
            <text:p>-0.1099579</text:p>
          </table:table-cell>
          <table:table-cell office:value-type="float" office:value="-0.1076206" calcext:value-type="float">
            <text:p>-0.1076206</text:p>
          </table:table-cell>
          <table:table-cell office:value-type="float" office:value="-0.1122756" calcext:value-type="float">
            <text:p>-0.1122756</text:p>
          </table:table-cell>
          <table:table-cell office:value-type="float" office:value="-0.1154223" calcext:value-type="float">
            <text:p>-0.1154223</text:p>
          </table:table-cell>
          <table:table-cell office:value-type="float" office:value="-0.05187917" calcext:value-type="float">
            <text:p>-0.05187917</text:p>
          </table:table-cell>
          <table:table-cell office:value-type="float" office:value="-0.04147013" calcext:value-type="float">
            <text:p>-0.04147013</text:p>
          </table:table-cell>
          <table:table-cell office:value-type="float" office:value="-0.03372711" calcext:value-type="float">
            <text:p>-0.03372711</text:p>
          </table:table-cell>
          <table:table-cell office:value-type="float" office:value="-0.02393473" calcext:value-type="float">
            <text:p>-0.02393473</text:p>
          </table:table-cell>
          <table:table-cell office:value-type="float" office:value="0" calcext:value-type="float">
            <text:p>0</text:p>
          </table:table-cell>
          <table:table-cell office:value-type="float" office:value="0.02738616" calcext:value-type="float">
            <text:p>0.02738616</text:p>
          </table:table-cell>
          <table:table-cell office:value-type="float" office:value="-21.56557" calcext:value-type="float">
            <text:p>-21.56557</text:p>
          </table:table-cell>
          <table:table-cell office:value-type="float" office:value="-0.000387098" calcext:value-type="float">
            <text:p>-0.000387098</text:p>
          </table:table-cell>
          <table:table-cell office:value-type="float" office:value="-9999" calcext:value-type="float">
            <text:p>-9999</text:p>
          </table:table-cell>
          <table:table-cell office:value-type="float" office:value="-2.380662" calcext:value-type="float">
            <text:p>-2.380662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0102003" calcext:value-type="float">
            <text:p>10102003</text:p>
          </table:table-cell>
          <table:table-cell office:value-type="float" office:value="811.502" calcext:value-type="float">
            <text:p>811.502</text:p>
          </table:table-cell>
          <table:table-cell office:value-type="float" office:value="699.9882" calcext:value-type="float">
            <text:p>699.9882</text:p>
          </table:table-cell>
          <table:table-cell office:value-type="float" office:value="21.41418" calcext:value-type="float">
            <text:p>21.41418</text:p>
          </table:table-cell>
          <table:table-cell office:value-type="float" office:value="1039.716" calcext:value-type="float">
            <text:p>1039.716</text:p>
          </table:table-cell>
          <table:table-cell office:value-type="float" office:value="115.5345" calcext:value-type="float">
            <text:p>115.5345</text:p>
          </table:table-cell>
          <table:table-cell office:value-type="float" office:value="0" calcext:value-type="float">
            <text:p>0</text:p>
          </table:table-cell>
          <table:table-cell office:value-type="float" office:value="0.1300313" calcext:value-type="float">
            <text:p>0.1300313</text:p>
          </table:table-cell>
          <table:table-cell office:value-type="float" office:value="0.2536281" calcext:value-type="float">
            <text:p>0.2536281</text:p>
          </table:table-cell>
          <table:table-cell office:value-type="float" office:value="0.2566809" calcext:value-type="float">
            <text:p>0.2566809</text:p>
          </table:table-cell>
          <table:table-cell office:value-type="float" office:value="0.2576603" calcext:value-type="float">
            <text:p>0.2576603</text:p>
          </table:table-cell>
          <table:table-cell office:value-type="float" office:value="0.2568104" calcext:value-type="float">
            <text:p>0.2568104</text:p>
          </table:table-cell>
          <table:table-cell office:value-type="float" office:value="0.2284132" calcext:value-type="float">
            <text:p>0.2284132</text:p>
          </table:table-cell>
          <table:table-cell office:value-type="float" office:value="0.2500613" calcext:value-type="float">
            <text:p>0.2500613</text:p>
          </table:table-cell>
          <table:table-cell office:value-type="float" office:value="0.3473004" calcext:value-type="float">
            <text:p>0.3473004</text:p>
          </table:table-cell>
          <table:table-cell office:value-type="float" office:value="0.3450228" calcext:value-type="float">
            <text:p>0.3450228</text:p>
          </table:table-cell>
          <table:table-cell office:value-type="float" office:value="0.3586411" calcext:value-type="float">
            <text:p>0.3586411</text:p>
          </table:table-cell>
          <table:table-cell office:value-type="float" office:value="0.376849" calcext:value-type="float">
            <text:p>0.376849</text:p>
          </table:table-cell>
          <table:table-cell office:value-type="float" office:value="0.3916634" calcext:value-type="float">
            <text:p>0.3916634</text:p>
          </table:table-cell>
          <table:table-cell office:value-type="float" office:value="0.4623747" calcext:value-type="float">
            <text:p>0.4623747</text:p>
          </table:table-cell>
          <table:table-cell office:value-type="float" office:value="0" calcext:value-type="float">
            <text:p>0</text:p>
          </table:table-cell>
          <table:table-cell office:value-type="float" office:value="1.94047E-015" calcext:value-type="float">
            <text:p>1.94047E-15</text:p>
          </table:table-cell>
          <table:table-cell office:value-type="float" office:value="9.707045E-016" calcext:value-type="float">
            <text:p>9.707045E-16</text:p>
          </table:table-cell>
          <table:table-cell office:value-type="float" office:value="1.968916E-015" calcext:value-type="float">
            <text:p>1.968916E-15</text:p>
          </table:table-cell>
          <table:table-cell office:value-type="float" office:value="1.952404E-015" calcext:value-type="float">
            <text:p>1.952404E-15</text:p>
          </table:table-cell>
          <table:table-cell office:value-type="float" office:value="9.647636E-016" calcext:value-type="float">
            <text:p>9.647636E-16</text:p>
          </table:table-cell>
          <table:table-cell office:value-type="float" office:value="9.838532E-016" calcext:value-type="float">
            <text:p>9.838532E-16</text:p>
          </table:table-cell>
          <table:table-cell office:value-type="float" office:value="1.941481E-015" calcext:value-type="float">
            <text:p>1.941481E-15</text:p>
          </table:table-cell>
          <table:table-cell office:value-type="float" office:value="2.307227E-025" calcext:value-type="float">
            <text:p>2.307227E-25</text:p>
          </table:table-cell>
          <table:table-cell office:value-type="float" office:value="1.066905E-029" calcext:value-type="float">
            <text:p>1.066905E-29</text:p>
          </table:table-cell>
          <table:table-cell office:value-type="float" office:value="2.368889E-034" calcext:value-type="float">
            <text:p>2.368889E-34</text:p>
          </table:table-cell>
          <table:table-cell office:value-type="float" office:value="3.832376E-039" calcext:value-type="float">
            <text:p>3.832376E-39</text:p>
          </table:table-cell>
          <table:table-cell office:value-type="float" office:value="2.382207E-044" calcext:value-type="float">
            <text:p>2.382207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3.09784" calcext:value-type="float">
            <text:p>-23.09784</text:p>
          </table:table-cell>
          <table:table-cell office:value-type="float" office:value="-0.1315613" calcext:value-type="float">
            <text:p>-0.1315613</text:p>
          </table:table-cell>
          <table:table-cell office:value-type="float" office:value="-0.1199491" calcext:value-type="float">
            <text:p>-0.1199491</text:p>
          </table:table-cell>
          <table:table-cell office:value-type="float" office:value="-0.1165132" calcext:value-type="float">
            <text:p>-0.1165132</text:p>
          </table:table-cell>
          <table:table-cell office:value-type="float" office:value="-0.1195399" calcext:value-type="float">
            <text:p>-0.1195399</text:p>
          </table:table-cell>
          <table:table-cell office:value-type="float" office:value="-0.1120928" calcext:value-type="float">
            <text:p>-0.1120928</text:p>
          </table:table-cell>
          <table:table-cell office:value-type="float" office:value="-0.05304721" calcext:value-type="float">
            <text:p>-0.05304721</text:p>
          </table:table-cell>
          <table:table-cell office:value-type="float" office:value="-0.04200898" calcext:value-type="float">
            <text:p>-0.04200898</text:p>
          </table:table-cell>
          <table:table-cell office:value-type="float" office:value="-0.03388237" calcext:value-type="float">
            <text:p>-0.03388237</text:p>
          </table:table-cell>
          <table:table-cell office:value-type="float" office:value="-0.02396722" calcext:value-type="float">
            <text:p>-0.02396722</text:p>
          </table:table-cell>
          <table:table-cell office:value-type="float" office:value="0" calcext:value-type="float">
            <text:p>0</text:p>
          </table:table-cell>
          <table:table-cell office:value-type="float" office:value="0.02738616" calcext:value-type="float">
            <text:p>0.02738616</text:p>
          </table:table-cell>
          <table:table-cell office:value-type="float" office:value="-21.51903" calcext:value-type="float">
            <text:p>-21.51903</text:p>
          </table:table-cell>
          <table:table-cell office:value-type="float" office:value="-0.0003885357" calcext:value-type="float">
            <text:p>-0.0003885357</text:p>
          </table:table-cell>
          <table:table-cell office:value-type="float" office:value="-9999" calcext:value-type="float">
            <text:p>-9999</text:p>
          </table:table-cell>
          <table:table-cell office:value-type="float" office:value="-2.383594" calcext:value-type="float">
            <text:p>-2.383594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1102003" calcext:value-type="float">
            <text:p>11102003</text:p>
          </table:table-cell>
          <table:table-cell office:value-type="float" office:value="823.8021" calcext:value-type="float">
            <text:p>823.8021</text:p>
          </table:table-cell>
          <table:table-cell office:value-type="float" office:value="702.7344" calcext:value-type="float">
            <text:p>702.7344</text:p>
          </table:table-cell>
          <table:table-cell office:value-type="float" office:value="21.41418" calcext:value-type="float">
            <text:p>21.41418</text:p>
          </table:table-cell>
          <table:table-cell office:value-type="float" office:value="1049.081" calcext:value-type="float">
            <text:p>1049.081</text:p>
          </table:table-cell>
          <table:table-cell office:value-type="float" office:value="115.7227" calcext:value-type="float">
            <text:p>115.7227</text:p>
          </table:table-cell>
          <table:table-cell office:value-type="float" office:value="0" calcext:value-type="float">
            <text:p>0</text:p>
          </table:table-cell>
          <table:table-cell office:value-type="float" office:value="0.3689306" calcext:value-type="float">
            <text:p>0.3689306</text:p>
          </table:table-cell>
          <table:table-cell office:value-type="float" office:value="0.3755007" calcext:value-type="float">
            <text:p>0.3755007</text:p>
          </table:table-cell>
          <table:table-cell office:value-type="float" office:value="0.2685228" calcext:value-type="float">
            <text:p>0.2685228</text:p>
          </table:table-cell>
          <table:table-cell office:value-type="float" office:value="0.2615429" calcext:value-type="float">
            <text:p>0.2615429</text:p>
          </table:table-cell>
          <table:table-cell office:value-type="float" office:value="0.2585943" calcext:value-type="float">
            <text:p>0.2585943</text:p>
          </table:table-cell>
          <table:table-cell office:value-type="float" office:value="0.2297649" calcext:value-type="float">
            <text:p>0.2297649</text:p>
          </table:table-cell>
          <table:table-cell office:value-type="float" office:value="0.2625807" calcext:value-type="float">
            <text:p>0.2625807</text:p>
          </table:table-cell>
          <table:table-cell office:value-type="float" office:value="0.3479574" calcext:value-type="float">
            <text:p>0.3479574</text:p>
          </table:table-cell>
          <table:table-cell office:value-type="float" office:value="0.3449901" calcext:value-type="float">
            <text:p>0.3449901</text:p>
          </table:table-cell>
          <table:table-cell office:value-type="float" office:value="0.3586843" calcext:value-type="float">
            <text:p>0.3586843</text:p>
          </table:table-cell>
          <table:table-cell office:value-type="float" office:value="0.3768976" calcext:value-type="float">
            <text:p>0.3768976</text:p>
          </table:table-cell>
          <table:table-cell office:value-type="float" office:value="0.3916476" calcext:value-type="float">
            <text:p>0.3916476</text:p>
          </table:table-cell>
          <table:table-cell office:value-type="float" office:value="0.4623747" calcext:value-type="float">
            <text:p>0.4623747</text:p>
          </table:table-cell>
          <table:table-cell office:value-type="float" office:value="0" calcext:value-type="float">
            <text:p>0</text:p>
          </table:table-cell>
          <table:table-cell office:value-type="float" office:value="1.94056E-015" calcext:value-type="float">
            <text:p>1.94056E-15</text:p>
          </table:table-cell>
          <table:table-cell office:value-type="float" office:value="9.707147E-016" calcext:value-type="float">
            <text:p>9.707147E-16</text:p>
          </table:table-cell>
          <table:table-cell office:value-type="float" office:value="1.968903E-015" calcext:value-type="float">
            <text:p>1.968903E-15</text:p>
          </table:table-cell>
          <table:table-cell office:value-type="float" office:value="1.952403E-015" calcext:value-type="float">
            <text:p>1.952403E-15</text:p>
          </table:table-cell>
          <table:table-cell office:value-type="float" office:value="9.647473E-016" calcext:value-type="float">
            <text:p>9.647473E-16</text:p>
          </table:table-cell>
          <table:table-cell office:value-type="float" office:value="9.838532E-016" calcext:value-type="float">
            <text:p>9.838532E-16</text:p>
          </table:table-cell>
          <table:table-cell office:value-type="float" office:value="1.941481E-015" calcext:value-type="float">
            <text:p>1.941481E-15</text:p>
          </table:table-cell>
          <table:table-cell office:value-type="float" office:value="2.307226E-025" calcext:value-type="float">
            <text:p>2.307226E-25</text:p>
          </table:table-cell>
          <table:table-cell office:value-type="float" office:value="1.066905E-029" calcext:value-type="float">
            <text:p>1.066905E-29</text:p>
          </table:table-cell>
          <table:table-cell office:value-type="float" office:value="2.368889E-034" calcext:value-type="float">
            <text:p>2.368889E-34</text:p>
          </table:table-cell>
          <table:table-cell office:value-type="float" office:value="3.832376E-039" calcext:value-type="float">
            <text:p>3.832376E-39</text:p>
          </table:table-cell>
          <table:table-cell office:value-type="float" office:value="2.382207E-044" calcext:value-type="float">
            <text:p>2.382207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9930741" calcext:value-type="float">
            <text:p>-0.009930741</text:p>
          </table:table-cell>
          <table:table-cell office:value-type="float" office:value="-0.008866084" calcext:value-type="float">
            <text:p>-0.008866084</text:p>
          </table:table-cell>
          <table:table-cell office:value-type="float" office:value="-0.08526959" calcext:value-type="float">
            <text:p>-0.08526959</text:p>
          </table:table-cell>
          <table:table-cell office:value-type="float" office:value="-0.1039541" calcext:value-type="float">
            <text:p>-0.1039541</text:p>
          </table:table-cell>
          <table:table-cell office:value-type="float" office:value="-0.1134909" calcext:value-type="float">
            <text:p>-0.1134909</text:p>
          </table:table-cell>
          <table:table-cell office:value-type="float" office:value="-0.107187" calcext:value-type="float">
            <text:p>-0.107187</text:p>
          </table:table-cell>
          <table:table-cell office:value-type="float" office:value="-0.03741339" calcext:value-type="float">
            <text:p>-0.03741339</text:p>
          </table:table-cell>
          <table:table-cell office:value-type="float" office:value="-0.04133338" calcext:value-type="float">
            <text:p>-0.04133338</text:p>
          </table:table-cell>
          <table:table-cell office:value-type="float" office:value="-0.0339144" calcext:value-type="float">
            <text:p>-0.0339144</text:p>
          </table:table-cell>
          <table:table-cell office:value-type="float" office:value="-0.02391901" calcext:value-type="float">
            <text:p>-0.02391901</text:p>
          </table:table-cell>
          <table:table-cell office:value-type="float" office:value="0" calcext:value-type="float">
            <text:p>0</text:p>
          </table:table-cell>
          <table:table-cell office:value-type="float" office:value="0.02738616" calcext:value-type="float">
            <text:p>0.02738616</text:p>
          </table:table-cell>
          <table:table-cell office:value-type="float" office:value="-0.01018876" calcext:value-type="float">
            <text:p>-0.01018876</text:p>
          </table:table-cell>
          <table:table-cell office:value-type="float" office:value="-0.0003918763" calcext:value-type="float">
            <text:p>-0.0003918763</text:p>
          </table:table-cell>
          <table:table-cell office:value-type="float" office:value="-9999" calcext:value-type="float">
            <text:p>-9999</text:p>
          </table:table-cell>
          <table:table-cell office:value-type="float" office:value="-2.386417" calcext:value-type="float">
            <text:p>-2.386417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2102003" calcext:value-type="float">
            <text:p>12102003</text:p>
          </table:table-cell>
          <table:table-cell office:value-type="float" office:value="823.8021" calcext:value-type="float">
            <text:p>823.8021</text:p>
          </table:table-cell>
          <table:table-cell office:value-type="float" office:value="704.1595" calcext:value-type="float">
            <text:p>704.1595</text:p>
          </table:table-cell>
          <table:table-cell office:value-type="float" office:value="21.41418" calcext:value-type="float">
            <text:p>21.41418</text:p>
          </table:table-cell>
          <table:table-cell office:value-type="float" office:value="1047.656" calcext:value-type="float">
            <text:p>1047.656</text:p>
          </table:table-cell>
          <table:table-cell office:value-type="float" office:value="115.7227" calcext:value-type="float">
            <text:p>115.7227</text:p>
          </table:table-cell>
          <table:table-cell office:value-type="float" office:value="0" calcext:value-type="float">
            <text:p>0</text:p>
          </table:table-cell>
          <table:table-cell office:value-type="float" office:value="0.2854422" calcext:value-type="float">
            <text:p>0.2854422</text:p>
          </table:table-cell>
          <table:table-cell office:value-type="float" office:value="0.3297611" calcext:value-type="float">
            <text:p>0.3297611</text:p>
          </table:table-cell>
          <table:table-cell office:value-type="float" office:value="0.2892556" calcext:value-type="float">
            <text:p>0.2892556</text:p>
          </table:table-cell>
          <table:table-cell office:value-type="float" office:value="0.2656383" calcext:value-type="float">
            <text:p>0.2656383</text:p>
          </table:table-cell>
          <table:table-cell office:value-type="float" office:value="0.2613539" calcext:value-type="float">
            <text:p>0.2613539</text:p>
          </table:table-cell>
          <table:table-cell office:value-type="float" office:value="0.2316901" calcext:value-type="float">
            <text:p>0.2316901</text:p>
          </table:table-cell>
          <table:table-cell office:value-type="float" office:value="0.2587219" calcext:value-type="float">
            <text:p>0.2587219</text:p>
          </table:table-cell>
          <table:table-cell office:value-type="float" office:value="0.3484989" calcext:value-type="float">
            <text:p>0.3484989</text:p>
          </table:table-cell>
          <table:table-cell office:value-type="float" office:value="0.3450363" calcext:value-type="float">
            <text:p>0.3450363</text:p>
          </table:table-cell>
          <table:table-cell office:value-type="float" office:value="0.3587456" calcext:value-type="float">
            <text:p>0.3587456</text:p>
          </table:table-cell>
          <table:table-cell office:value-type="float" office:value="0.3769603" calcext:value-type="float">
            <text:p>0.3769603</text:p>
          </table:table-cell>
          <table:table-cell office:value-type="float" office:value="0.391633" calcext:value-type="float">
            <text:p>0.391633</text:p>
          </table:table-cell>
          <table:table-cell office:value-type="float" office:value="0.4623747" calcext:value-type="float">
            <text:p>0.4623747</text:p>
          </table:table-cell>
          <table:table-cell office:value-type="float" office:value="0" calcext:value-type="float">
            <text:p>0</text:p>
          </table:table-cell>
          <table:table-cell office:value-type="float" office:value="1.940625E-015" calcext:value-type="float">
            <text:p>1.940625E-15</text:p>
          </table:table-cell>
          <table:table-cell office:value-type="float" office:value="9.7072E-016" calcext:value-type="float">
            <text:p>9.7072E-16</text:p>
          </table:table-cell>
          <table:table-cell office:value-type="float" office:value="1.968896E-015" calcext:value-type="float">
            <text:p>1.968896E-15</text:p>
          </table:table-cell>
          <table:table-cell office:value-type="float" office:value="1.952398E-015" calcext:value-type="float">
            <text:p>1.952398E-15</text:p>
          </table:table-cell>
          <table:table-cell office:value-type="float" office:value="9.647376E-016" calcext:value-type="float">
            <text:p>9.647376E-16</text:p>
          </table:table-cell>
          <table:table-cell office:value-type="float" office:value="9.838532E-016" calcext:value-type="float">
            <text:p>9.838532E-16</text:p>
          </table:table-cell>
          <table:table-cell office:value-type="float" office:value="1.941481E-015" calcext:value-type="float">
            <text:p>1.941481E-15</text:p>
          </table:table-cell>
          <table:table-cell office:value-type="float" office:value="2.307227E-025" calcext:value-type="float">
            <text:p>2.307227E-25</text:p>
          </table:table-cell>
          <table:table-cell office:value-type="float" office:value="1.066905E-029" calcext:value-type="float">
            <text:p>1.066905E-29</text:p>
          </table:table-cell>
          <table:table-cell office:value-type="float" office:value="2.368888E-034" calcext:value-type="float">
            <text:p>2.368888E-34</text:p>
          </table:table-cell>
          <table:table-cell office:value-type="float" office:value="3.832376E-039" calcext:value-type="float">
            <text:p>3.832376E-39</text:p>
          </table:table-cell>
          <table:table-cell office:value-type="float" office:value="2.522337E-044" calcext:value-type="float">
            <text:p>2.522337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5263512" calcext:value-type="float">
            <text:p>-0.05263512</text:p>
          </table:table-cell>
          <table:table-cell office:value-type="float" office:value="-0.01965196" calcext:value-type="float">
            <text:p>-0.01965196</text:p>
          </table:table-cell>
          <table:table-cell office:value-type="float" office:value="-0.04812939" calcext:value-type="float">
            <text:p>-0.04812939</text:p>
          </table:table-cell>
          <table:table-cell office:value-type="float" office:value="-0.09241734" calcext:value-type="float">
            <text:p>-0.09241734</text:p>
          </table:table-cell>
          <table:table-cell office:value-type="float" office:value="-0.1046078" calcext:value-type="float">
            <text:p>-0.1046078</text:p>
          </table:table-cell>
          <table:table-cell office:value-type="float" office:value="-0.1005467" calcext:value-type="float">
            <text:p>-0.1005467</text:p>
          </table:table-cell>
          <table:table-cell office:value-type="float" office:value="-0.04159705" calcext:value-type="float">
            <text:p>-0.04159705</text:p>
          </table:table-cell>
          <table:table-cell office:value-type="float" office:value="-0.04076807" calcext:value-type="float">
            <text:p>-0.04076807</text:p>
          </table:table-cell>
          <table:table-cell office:value-type="float" office:value="-0.03387218" calcext:value-type="float">
            <text:p>-0.03387218</text:p>
          </table:table-cell>
          <table:table-cell office:value-type="float" office:value="-0.02384916" calcext:value-type="float">
            <text:p>-0.02384916</text:p>
          </table:table-cell>
          <table:table-cell office:value-type="float" office:value="0" calcext:value-type="float">
            <text:p>0</text:p>
          </table:table-cell>
          <table:table-cell office:value-type="float" office:value="0.02738616" calcext:value-type="float">
            <text:p>0.02738616</text:p>
          </table:table-cell>
          <table:table-cell office:value-type="float" office:value="-0.07560056" calcext:value-type="float">
            <text:p>-0.07560056</text:p>
          </table:table-cell>
          <table:table-cell office:value-type="float" office:value="-0.0003950036" calcext:value-type="float">
            <text:p>-0.0003950036</text:p>
          </table:table-cell>
          <table:table-cell office:value-type="float" office:value="-9999" calcext:value-type="float">
            <text:p>-9999</text:p>
          </table:table-cell>
          <table:table-cell office:value-type="float" office:value="-2.389099" calcext:value-type="float">
            <text:p>-2.389099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3102003" calcext:value-type="float">
            <text:p>13102003</text:p>
          </table:table-cell>
          <table:table-cell office:value-type="float" office:value="846.7021" calcext:value-type="float">
            <text:p>846.7021</text:p>
          </table:table-cell>
          <table:table-cell office:value-type="float" office:value="704.7428" calcext:value-type="float">
            <text:p>704.7428</text:p>
          </table:table-cell>
          <table:table-cell office:value-type="float" office:value="21.41418" calcext:value-type="float">
            <text:p>21.41418</text:p>
          </table:table-cell>
          <table:table-cell office:value-type="float" office:value="1069.634" calcext:value-type="float">
            <text:p>1069.634</text:p>
          </table:table-cell>
          <table:table-cell office:value-type="float" office:value="116.0612" calcext:value-type="float">
            <text:p>116.0612</text:p>
          </table:table-cell>
          <table:table-cell office:value-type="float" office:value="0" calcext:value-type="float">
            <text:p>0</text:p>
          </table:table-cell>
          <table:table-cell office:value-type="float" office:value="0.451056" calcext:value-type="float">
            <text:p>0.451056</text:p>
          </table:table-cell>
          <table:table-cell office:value-type="float" office:value="0.4574742" calcext:value-type="float">
            <text:p>0.4574742</text:p>
          </table:table-cell>
          <table:table-cell office:value-type="float" office:value="0.4707961" calcext:value-type="float">
            <text:p>0.4707961</text:p>
          </table:table-cell>
          <table:table-cell office:value-type="float" office:value="0.2930789" calcext:value-type="float">
            <text:p>0.2930789</text:p>
          </table:table-cell>
          <table:table-cell office:value-type="float" office:value="0.2697643" calcext:value-type="float">
            <text:p>0.2697643</text:p>
          </table:table-cell>
          <table:table-cell office:value-type="float" office:value="0.2338095" calcext:value-type="float">
            <text:p>0.2338095</text:p>
          </table:table-cell>
          <table:table-cell office:value-type="float" office:value="0.2917103" calcext:value-type="float">
            <text:p>0.2917103</text:p>
          </table:table-cell>
          <table:table-cell office:value-type="float" office:value="0.3500879" calcext:value-type="float">
            <text:p>0.3500879</text:p>
          </table:table-cell>
          <table:table-cell office:value-type="float" office:value="0.3451202" calcext:value-type="float">
            <text:p>0.3451202</text:p>
          </table:table-cell>
          <table:table-cell office:value-type="float" office:value="0.3588137" calcext:value-type="float">
            <text:p>0.3588137</text:p>
          </table:table-cell>
          <table:table-cell office:value-type="float" office:value="0.3770266" calcext:value-type="float">
            <text:p>0.3770266</text:p>
          </table:table-cell>
          <table:table-cell office:value-type="float" office:value="0.3916142" calcext:value-type="float">
            <text:p>0.3916142</text:p>
          </table:table-cell>
          <table:table-cell office:value-type="float" office:value="0.4623747" calcext:value-type="float">
            <text:p>0.4623747</text:p>
          </table:table-cell>
          <table:table-cell office:value-type="float" office:value="0" calcext:value-type="float">
            <text:p>0</text:p>
          </table:table-cell>
          <table:table-cell office:value-type="float" office:value="1.940676E-015" calcext:value-type="float">
            <text:p>1.940676E-15</text:p>
          </table:table-cell>
          <table:table-cell office:value-type="float" office:value="9.70722E-016" calcext:value-type="float">
            <text:p>9.70722E-16</text:p>
          </table:table-cell>
          <table:table-cell office:value-type="float" office:value="1.96889E-015" calcext:value-type="float">
            <text:p>1.96889E-15</text:p>
          </table:table-cell>
          <table:table-cell office:value-type="float" office:value="1.952396E-015" calcext:value-type="float">
            <text:p>1.952396E-15</text:p>
          </table:table-cell>
          <table:table-cell office:value-type="float" office:value="9.647323E-016" calcext:value-type="float">
            <text:p>9.647323E-16</text:p>
          </table:table-cell>
          <table:table-cell office:value-type="float" office:value="9.838532E-016" calcext:value-type="float">
            <text:p>9.838532E-16</text:p>
          </table:table-cell>
          <table:table-cell office:value-type="float" office:value="1.941481E-015" calcext:value-type="float">
            <text:p>1.941481E-15</text:p>
          </table:table-cell>
          <table:table-cell office:value-type="float" office:value="2.307227E-025" calcext:value-type="float">
            <text:p>2.307227E-25</text:p>
          </table:table-cell>
          <table:table-cell office:value-type="float" office:value="1.066905E-029" calcext:value-type="float">
            <text:p>1.066905E-29</text:p>
          </table:table-cell>
          <table:table-cell office:value-type="float" office:value="2.368888E-034" calcext:value-type="float">
            <text:p>2.368888E-34</text:p>
          </table:table-cell>
          <table:table-cell office:value-type="float" office:value="3.832376E-039" calcext:value-type="float">
            <text:p>3.832376E-39</text:p>
          </table:table-cell>
          <table:table-cell office:value-type="float" office:value="2.522337E-044" calcext:value-type="float">
            <text:p>2.522337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2884827" calcext:value-type="float">
            <text:p>-0.002884827</text:p>
          </table:table-cell>
          <table:table-cell office:value-type="float" office:value="-0.002639719" calcext:value-type="float">
            <text:p>-0.002639719</text:p>
          </table:table-cell>
          <table:table-cell office:value-type="float" office:value="-0.002215635" calcext:value-type="float">
            <text:p>-0.002215635</text:p>
          </table:table-cell>
          <table:table-cell office:value-type="float" office:value="-0.04369592" calcext:value-type="float">
            <text:p>-0.04369592</text:p>
          </table:table-cell>
          <table:table-cell office:value-type="float" office:value="-0.08235934" calcext:value-type="float">
            <text:p>-0.08235934</text:p>
          </table:table-cell>
          <table:table-cell office:value-type="float" office:value="-0.09381466" calcext:value-type="float">
            <text:p>-0.09381466</text:p>
          </table:table-cell>
          <table:table-cell office:value-type="float" office:value="-0.01578884" calcext:value-type="float">
            <text:p>-0.01578884</text:p>
          </table:table-cell>
          <table:table-cell office:value-type="float" office:value="-0.03921446" calcext:value-type="float">
            <text:p>-0.03921446</text:p>
          </table:table-cell>
          <table:table-cell office:value-type="float" office:value="-0.03379606" calcext:value-type="float">
            <text:p>-0.03379606</text:p>
          </table:table-cell>
          <table:table-cell office:value-type="float" office:value="-0.02377188" calcext:value-type="float">
            <text:p>-0.02377188</text:p>
          </table:table-cell>
          <table:table-cell office:value-type="float" office:value="0" calcext:value-type="float">
            <text:p>0</text:p>
          </table:table-cell>
          <table:table-cell office:value-type="float" office:value="0.02738616" calcext:value-type="float">
            <text:p>0.02738616</text:p>
          </table:table-cell>
          <table:table-cell office:value-type="float" office:value="-0.002934335" calcext:value-type="float">
            <text:p>-0.002934335</text:p>
          </table:table-cell>
          <table:table-cell office:value-type="float" office:value="-0.0003978143" calcext:value-type="float">
            <text:p>-0.0003978143</text:p>
          </table:table-cell>
          <table:table-cell office:value-type="float" office:value="-9999" calcext:value-type="float">
            <text:p>-9999</text:p>
          </table:table-cell>
          <table:table-cell office:value-type="float" office:value="-2.391652" calcext:value-type="float">
            <text:p>-2.391652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4102003" calcext:value-type="float">
            <text:p>14102003</text:p>
          </table:table-cell>
          <table:table-cell office:value-type="float" office:value="846.7021" calcext:value-type="float">
            <text:p>846.7021</text:p>
          </table:table-cell>
          <table:table-cell office:value-type="float" office:value="707.1978" calcext:value-type="float">
            <text:p>707.1978</text:p>
          </table:table-cell>
          <table:table-cell office:value-type="float" office:value="21.41418" calcext:value-type="float">
            <text:p>21.41418</text:p>
          </table:table-cell>
          <table:table-cell office:value-type="float" office:value="1067.179" calcext:value-type="float">
            <text:p>1067.179</text:p>
          </table:table-cell>
          <table:table-cell office:value-type="float" office:value="116.0612" calcext:value-type="float">
            <text:p>116.0612</text:p>
          </table:table-cell>
          <table:table-cell office:value-type="float" office:value="0" calcext:value-type="float">
            <text:p>0</text:p>
          </table:table-cell>
          <table:table-cell office:value-type="float" office:value="0.3868316" calcext:value-type="float">
            <text:p>0.3868316</text:p>
          </table:table-cell>
          <table:table-cell office:value-type="float" office:value="0.3881474" calcext:value-type="float">
            <text:p>0.3881474</text:p>
          </table:table-cell>
          <table:table-cell office:value-type="float" office:value="0.3860868" calcext:value-type="float">
            <text:p>0.3860868</text:p>
          </table:table-cell>
          <table:table-cell office:value-type="float" office:value="0.3721964" calcext:value-type="float">
            <text:p>0.3721964</text:p>
          </table:table-cell>
          <table:table-cell office:value-type="float" office:value="0.3577884" calcext:value-type="float">
            <text:p>0.3577884</text:p>
          </table:table-cell>
          <table:table-cell office:value-type="float" office:value="0.2385477" calcext:value-type="float">
            <text:p>0.2385477</text:p>
          </table:table-cell>
          <table:table-cell office:value-type="float" office:value="0.2764368" calcext:value-type="float">
            <text:p>0.2764368</text:p>
          </table:table-cell>
          <table:table-cell office:value-type="float" office:value="0.3534039" calcext:value-type="float">
            <text:p>0.3534039</text:p>
          </table:table-cell>
          <table:table-cell office:value-type="float" office:value="0.3453364" calcext:value-type="float">
            <text:p>0.3453364</text:p>
          </table:table-cell>
          <table:table-cell office:value-type="float" office:value="0.3588845" calcext:value-type="float">
            <text:p>0.3588845</text:p>
          </table:table-cell>
          <table:table-cell office:value-type="float" office:value="0.3770921" calcext:value-type="float">
            <text:p>0.3770921</text:p>
          </table:table-cell>
          <table:table-cell office:value-type="float" office:value="0.3915897" calcext:value-type="float">
            <text:p>0.3915897</text:p>
          </table:table-cell>
          <table:table-cell office:value-type="float" office:value="0.4623747" calcext:value-type="float">
            <text:p>0.4623747</text:p>
          </table:table-cell>
          <table:table-cell office:value-type="float" office:value="0" calcext:value-type="float">
            <text:p>0</text:p>
          </table:table-cell>
          <table:table-cell office:value-type="float" office:value="1.940735E-015" calcext:value-type="float">
            <text:p>1.940735E-15</text:p>
          </table:table-cell>
          <table:table-cell office:value-type="float" office:value="9.707251E-016" calcext:value-type="float">
            <text:p>9.707251E-16</text:p>
          </table:table-cell>
          <table:table-cell office:value-type="float" office:value="1.968882E-015" calcext:value-type="float">
            <text:p>1.968882E-15</text:p>
          </table:table-cell>
          <table:table-cell office:value-type="float" office:value="1.952392E-015" calcext:value-type="float">
            <text:p>1.952392E-15</text:p>
          </table:table-cell>
          <table:table-cell office:value-type="float" office:value="9.647288E-016" calcext:value-type="float">
            <text:p>9.647288E-16</text:p>
          </table:table-cell>
          <table:table-cell office:value-type="float" office:value="9.838532E-016" calcext:value-type="float">
            <text:p>9.838532E-16</text:p>
          </table:table-cell>
          <table:table-cell office:value-type="float" office:value="1.941481E-015" calcext:value-type="float">
            <text:p>1.941481E-15</text:p>
          </table:table-cell>
          <table:table-cell office:value-type="float" office:value="2.307227E-025" calcext:value-type="float">
            <text:p>2.307227E-25</text:p>
          </table:table-cell>
          <table:table-cell office:value-type="float" office:value="1.066905E-029" calcext:value-type="float">
            <text:p>1.066905E-29</text:p>
          </table:table-cell>
          <table:table-cell office:value-type="float" office:value="2.368889E-034" calcext:value-type="float">
            <text:p>2.368889E-34</text:p>
          </table:table-cell>
          <table:table-cell office:value-type="float" office:value="3.832376E-039" calcext:value-type="float">
            <text:p>3.832376E-39</text:p>
          </table:table-cell>
          <table:table-cell office:value-type="float" office:value="2.522337E-044" calcext:value-type="float">
            <text:p>2.522337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7357592" calcext:value-type="float">
            <text:p>-0.007357592</text:p>
          </table:table-cell>
          <table:table-cell office:value-type="float" office:value="-0.007206275" calcext:value-type="float">
            <text:p>-0.007206275</text:p>
          </table:table-cell>
          <table:table-cell office:value-type="float" office:value="-0.007460347" calcext:value-type="float">
            <text:p>-0.007460347</text:p>
          </table:table-cell>
          <table:table-cell office:value-type="float" office:value="-0.009466933" calcext:value-type="float">
            <text:p>-0.009466933</text:p>
          </table:table-cell>
          <table:table-cell office:value-type="float" office:value="-0.01238129" calcext:value-type="float">
            <text:p>-0.01238129</text:p>
          </table:table-cell>
          <table:table-cell office:value-type="float" office:value="-0.080532" calcext:value-type="float">
            <text:p>-0.080532</text:p>
          </table:table-cell>
          <table:table-cell office:value-type="float" office:value="-0.02481967" calcext:value-type="float">
            <text:p>-0.02481967</text:p>
          </table:table-cell>
          <table:table-cell office:value-type="float" office:value="-0.03608243" calcext:value-type="float">
            <text:p>-0.03608243</text:p>
          </table:table-cell>
          <table:table-cell office:value-type="float" office:value="-0.03360008" calcext:value-type="float">
            <text:p>-0.03360008</text:p>
          </table:table-cell>
          <table:table-cell office:value-type="float" office:value="-0.02369173" calcext:value-type="float">
            <text:p>-0.02369173</text:p>
          </table:table-cell>
          <table:table-cell office:value-type="float" office:value="0" calcext:value-type="float">
            <text:p>0</text:p>
          </table:table-cell>
          <table:table-cell office:value-type="float" office:value="0.02738616" calcext:value-type="float">
            <text:p>0.02738616</text:p>
          </table:table-cell>
          <table:table-cell office:value-type="float" office:value="-0.007435172" calcext:value-type="float">
            <text:p>-0.007435172</text:p>
          </table:table-cell>
          <table:table-cell office:value-type="float" office:value="-0.0004012006" calcext:value-type="float">
            <text:p>-0.0004012006</text:p>
          </table:table-cell>
          <table:table-cell office:value-type="float" office:value="-9999" calcext:value-type="float">
            <text:p>-9999</text:p>
          </table:table-cell>
          <table:table-cell office:value-type="float" office:value="-2.394086" calcext:value-type="float">
            <text:p>-2.394086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5102003" calcext:value-type="float">
            <text:p>15102003</text:p>
          </table:table-cell>
          <table:table-cell office:value-type="float" office:value="846.7021" calcext:value-type="float">
            <text:p>846.7021</text:p>
          </table:table-cell>
          <table:table-cell office:value-type="float" office:value="707.9454" calcext:value-type="float">
            <text:p>707.9454</text:p>
          </table:table-cell>
          <table:table-cell office:value-type="float" office:value="21.41418" calcext:value-type="float">
            <text:p>21.41418</text:p>
          </table:table-cell>
          <table:table-cell office:value-type="float" office:value="1066.431" calcext:value-type="float">
            <text:p>1066.431</text:p>
          </table:table-cell>
          <table:table-cell office:value-type="float" office:value="116.0612" calcext:value-type="float">
            <text:p>116.0612</text:p>
          </table:table-cell>
          <table:table-cell office:value-type="float" office:value="0" calcext:value-type="float">
            <text:p>0</text:p>
          </table:table-cell>
          <table:table-cell office:value-type="float" office:value="0.3564212" calcext:value-type="float">
            <text:p>0.3564212</text:p>
          </table:table-cell>
          <table:table-cell office:value-type="float" office:value="0.3673909" calcext:value-type="float">
            <text:p>0.3673909</text:p>
          </table:table-cell>
          <table:table-cell office:value-type="float" office:value="0.3712654" calcext:value-type="float">
            <text:p>0.3712654</text:p>
          </table:table-cell>
          <table:table-cell office:value-type="float" office:value="0.3746382" calcext:value-type="float">
            <text:p>0.3746382</text:p>
          </table:table-cell>
          <table:table-cell office:value-type="float" office:value="0.3764032" calcext:value-type="float">
            <text:p>0.3764032</text:p>
          </table:table-cell>
          <table:table-cell office:value-type="float" office:value="0.2459602" calcext:value-type="float">
            <text:p>0.2459602</text:p>
          </table:table-cell>
          <table:table-cell office:value-type="float" office:value="0.2681632" calcext:value-type="float">
            <text:p>0.2681632</text:p>
          </table:table-cell>
          <table:table-cell office:value-type="float" office:value="0.3546067" calcext:value-type="float">
            <text:p>0.3546067</text:p>
          </table:table-cell>
          <table:table-cell office:value-type="float" office:value="0.3456331" calcext:value-type="float">
            <text:p>0.3456331</text:p>
          </table:table-cell>
          <table:table-cell office:value-type="float" office:value="0.3589583" calcext:value-type="float">
            <text:p>0.3589583</text:p>
          </table:table-cell>
          <table:table-cell office:value-type="float" office:value="0.3771517" calcext:value-type="float">
            <text:p>0.3771517</text:p>
          </table:table-cell>
          <table:table-cell office:value-type="float" office:value="0.3915581" calcext:value-type="float">
            <text:p>0.3915581</text:p>
          </table:table-cell>
          <table:table-cell office:value-type="float" office:value="0.4623747" calcext:value-type="float">
            <text:p>0.4623747</text:p>
          </table:table-cell>
          <table:table-cell office:value-type="float" office:value="0" calcext:value-type="float">
            <text:p>0</text:p>
          </table:table-cell>
          <table:table-cell office:value-type="float" office:value="1.940782E-015" calcext:value-type="float">
            <text:p>1.940782E-15</text:p>
          </table:table-cell>
          <table:table-cell office:value-type="float" office:value="9.707293E-016" calcext:value-type="float">
            <text:p>9.707293E-16</text:p>
          </table:table-cell>
          <table:table-cell office:value-type="float" office:value="1.968873E-015" calcext:value-type="float">
            <text:p>1.968873E-15</text:p>
          </table:table-cell>
          <table:table-cell office:value-type="float" office:value="1.95239E-015" calcext:value-type="float">
            <text:p>1.95239E-15</text:p>
          </table:table-cell>
          <table:table-cell office:value-type="float" office:value="9.64727E-016" calcext:value-type="float">
            <text:p>9.64727E-16</text:p>
          </table:table-cell>
          <table:table-cell office:value-type="float" office:value="9.838532E-016" calcext:value-type="float">
            <text:p>9.838532E-16</text:p>
          </table:table-cell>
          <table:table-cell office:value-type="float" office:value="1.941481E-015" calcext:value-type="float">
            <text:p>1.941481E-15</text:p>
          </table:table-cell>
          <table:table-cell office:value-type="float" office:value="2.307227E-025" calcext:value-type="float">
            <text:p>2.307227E-25</text:p>
          </table:table-cell>
          <table:table-cell office:value-type="float" office:value="1.066905E-029" calcext:value-type="float">
            <text:p>1.066905E-29</text:p>
          </table:table-cell>
          <table:table-cell office:value-type="float" office:value="2.368889E-034" calcext:value-type="float">
            <text:p>2.368889E-34</text:p>
          </table:table-cell>
          <table:table-cell office:value-type="float" office:value="3.832376E-039" calcext:value-type="float">
            <text:p>3.832376E-39</text:p>
          </table:table-cell>
          <table:table-cell office:value-type="float" office:value="2.522337E-044" calcext:value-type="float">
            <text:p>2.522337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23249" calcext:value-type="float">
            <text:p>-0.0123249</text:p>
          </table:table-cell>
          <table:table-cell office:value-type="float" office:value="-0.01019489" calcext:value-type="float">
            <text:p>-0.01019489</text:p>
          </table:table-cell>
          <table:table-cell office:value-type="float" office:value="-0.009563972" calcext:value-type="float">
            <text:p>-0.009563972</text:p>
          </table:table-cell>
          <table:table-cell office:value-type="float" office:value="-0.009075956" calcext:value-type="float">
            <text:p>-0.009075956</text:p>
          </table:table-cell>
          <table:table-cell office:value-type="float" office:value="-0.008817877" calcext:value-type="float">
            <text:p>-0.008817877</text:p>
          </table:table-cell>
          <table:table-cell office:value-type="float" office:value="-0.06374951" calcext:value-type="float">
            <text:p>-0.06374951</text:p>
          </table:table-cell>
          <table:table-cell office:value-type="float" office:value="-0.03206144" calcext:value-type="float">
            <text:p>-0.03206144</text:p>
          </table:table-cell>
          <table:table-cell office:value-type="float" office:value="-0.03500941" calcext:value-type="float">
            <text:p>-0.03500941</text:p>
          </table:table-cell>
          <table:table-cell office:value-type="float" office:value="-0.0333318" calcext:value-type="float">
            <text:p>-0.0333318</text:p>
          </table:table-cell>
          <table:table-cell office:value-type="float" office:value="-0.02360866" calcext:value-type="float">
            <text:p>-0.02360866</text:p>
          </table:table-cell>
          <table:table-cell office:value-type="float" office:value="0" calcext:value-type="float">
            <text:p>0</text:p>
          </table:table-cell>
          <table:table-cell office:value-type="float" office:value="0.02738616" calcext:value-type="float">
            <text:p>0.02738616</text:p>
          </table:table-cell>
          <table:table-cell office:value-type="float" office:value="-0.01294985" calcext:value-type="float">
            <text:p>-0.01294985</text:p>
          </table:table-cell>
          <table:table-cell office:value-type="float" office:value="-0.0004039143" calcext:value-type="float">
            <text:p>-0.0004039143</text:p>
          </table:table-cell>
          <table:table-cell office:value-type="float" office:value="-9999" calcext:value-type="float">
            <text:p>-9999</text:p>
          </table:table-cell>
          <table:table-cell office:value-type="float" office:value="-2.396411" calcext:value-type="float">
            <text:p>-2.396411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6102003" calcext:value-type="float">
            <text:p>16102003</text:p>
          </table:table-cell>
          <table:table-cell office:value-type="float" office:value="848.702" calcext:value-type="float">
            <text:p>848.702</text:p>
          </table:table-cell>
          <table:table-cell office:value-type="float" office:value="708.6183" calcext:value-type="float">
            <text:p>708.6183</text:p>
          </table:table-cell>
          <table:table-cell office:value-type="float" office:value="21.41418" calcext:value-type="float">
            <text:p>21.41418</text:p>
          </table:table-cell>
          <table:table-cell office:value-type="float" office:value="1067.752" calcext:value-type="float">
            <text:p>1067.752</text:p>
          </table:table-cell>
          <table:table-cell office:value-type="float" office:value="116.0681" calcext:value-type="float">
            <text:p>116.0681</text:p>
          </table:table-cell>
          <table:table-cell office:value-type="float" office:value="0" calcext:value-type="float">
            <text:p>0</text:p>
          </table:table-cell>
          <table:table-cell office:value-type="float" office:value="0.3623708" calcext:value-type="float">
            <text:p>0.3623708</text:p>
          </table:table-cell>
          <table:table-cell office:value-type="float" office:value="0.3675194" calcext:value-type="float">
            <text:p>0.3675194</text:p>
          </table:table-cell>
          <table:table-cell office:value-type="float" office:value="0.3697193" calcext:value-type="float">
            <text:p>0.3697193</text:p>
          </table:table-cell>
          <table:table-cell office:value-type="float" office:value="0.3711053" calcext:value-type="float">
            <text:p>0.3711053</text:p>
          </table:table-cell>
          <table:table-cell office:value-type="float" office:value="0.3715113" calcext:value-type="float">
            <text:p>0.3715113</text:p>
          </table:table-cell>
          <table:table-cell office:value-type="float" office:value="0.2540278" calcext:value-type="float">
            <text:p>0.2540278</text:p>
          </table:table-cell>
          <table:table-cell office:value-type="float" office:value="0.2641266" calcext:value-type="float">
            <text:p>0.2641266</text:p>
          </table:table-cell>
          <table:table-cell office:value-type="float" office:value="0.3548163" calcext:value-type="float">
            <text:p>0.3548163</text:p>
          </table:table-cell>
          <table:table-cell office:value-type="float" office:value="0.3459364" calcext:value-type="float">
            <text:p>0.3459364</text:p>
          </table:table-cell>
          <table:table-cell office:value-type="float" office:value="0.3590363" calcext:value-type="float">
            <text:p>0.3590363</text:p>
          </table:table-cell>
          <table:table-cell office:value-type="float" office:value="0.3772075" calcext:value-type="float">
            <text:p>0.3772075</text:p>
          </table:table-cell>
          <table:table-cell office:value-type="float" office:value="0.3915204" calcext:value-type="float">
            <text:p>0.3915204</text:p>
          </table:table-cell>
          <table:table-cell office:value-type="float" office:value="0.4623747" calcext:value-type="float">
            <text:p>0.4623747</text:p>
          </table:table-cell>
          <table:table-cell office:value-type="float" office:value="0" calcext:value-type="float">
            <text:p>0</text:p>
          </table:table-cell>
          <table:table-cell office:value-type="float" office:value="1.940815E-015" calcext:value-type="float">
            <text:p>1.940815E-15</text:p>
          </table:table-cell>
          <table:table-cell office:value-type="float" office:value="9.707379E-016" calcext:value-type="float">
            <text:p>9.707379E-16</text:p>
          </table:table-cell>
          <table:table-cell office:value-type="float" office:value="1.968861E-015" calcext:value-type="float">
            <text:p>1.968861E-15</text:p>
          </table:table-cell>
          <table:table-cell office:value-type="float" office:value="1.952389E-015" calcext:value-type="float">
            <text:p>1.952389E-15</text:p>
          </table:table-cell>
          <table:table-cell office:value-type="float" office:value="9.647266E-016" calcext:value-type="float">
            <text:p>9.647266E-16</text:p>
          </table:table-cell>
          <table:table-cell office:value-type="float" office:value="9.83853E-016" calcext:value-type="float">
            <text:p>9.83853E-16</text:p>
          </table:table-cell>
          <table:table-cell office:value-type="float" office:value="1.941481E-015" calcext:value-type="float">
            <text:p>1.941481E-15</text:p>
          </table:table-cell>
          <table:table-cell office:value-type="float" office:value="2.307227E-025" calcext:value-type="float">
            <text:p>2.307227E-25</text:p>
          </table:table-cell>
          <table:table-cell office:value-type="float" office:value="1.066905E-029" calcext:value-type="float">
            <text:p>1.066905E-29</text:p>
          </table:table-cell>
          <table:table-cell office:value-type="float" office:value="2.368888E-034" calcext:value-type="float">
            <text:p>2.368888E-34</text:p>
          </table:table-cell>
          <table:table-cell office:value-type="float" office:value="3.832376E-039" calcext:value-type="float">
            <text:p>3.832376E-39</text:p>
          </table:table-cell>
          <table:table-cell office:value-type="float" office:value="2.522337E-044" calcext:value-type="float">
            <text:p>2.522337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10766" calcext:value-type="float">
            <text:p>-0.0110766</text:p>
          </table:table-cell>
          <table:table-cell office:value-type="float" office:value="-0.01016463" calcext:value-type="float">
            <text:p>-0.01016463</text:p>
          </table:table-cell>
          <table:table-cell office:value-type="float" office:value="-0.009812761" calcext:value-type="float">
            <text:p>-0.009812761</text:p>
          </table:table-cell>
          <table:table-cell office:value-type="float" office:value="-0.009623951" calcext:value-type="float">
            <text:p>-0.009623951</text:p>
          </table:table-cell>
          <table:table-cell office:value-type="float" office:value="-0.00955846" calcext:value-type="float">
            <text:p>-0.00955846</text:p>
          </table:table-cell>
          <table:table-cell office:value-type="float" office:value="-0.04981101" calcext:value-type="float">
            <text:p>-0.04981101</text:p>
          </table:table-cell>
          <table:table-cell office:value-type="float" office:value="-0.03590079" calcext:value-type="float">
            <text:p>-0.03590079</text:p>
          </table:table-cell>
          <table:table-cell office:value-type="float" office:value="-0.03482369" calcext:value-type="float">
            <text:p>-0.03482369</text:p>
          </table:table-cell>
          <table:table-cell office:value-type="float" office:value="-0.03305954" calcext:value-type="float">
            <text:p>-0.03305954</text:p>
          </table:table-cell>
          <table:table-cell office:value-type="float" office:value="-0.02352104" calcext:value-type="float">
            <text:p>-0.02352104</text:p>
          </table:table-cell>
          <table:table-cell office:value-type="float" office:value="0" calcext:value-type="float">
            <text:p>0</text:p>
          </table:table-cell>
          <table:table-cell office:value-type="float" office:value="0.02738616" calcext:value-type="float">
            <text:p>0.02738616</text:p>
          </table:table-cell>
          <table:table-cell office:value-type="float" office:value="-0.01123868" calcext:value-type="float">
            <text:p>-0.01123868</text:p>
          </table:table-cell>
          <table:table-cell office:value-type="float" office:value="-0.0004059154" calcext:value-type="float">
            <text:p>-0.0004059154</text:p>
          </table:table-cell>
          <table:table-cell office:value-type="float" office:value="-9999" calcext:value-type="float">
            <text:p>-9999</text:p>
          </table:table-cell>
          <table:table-cell office:value-type="float" office:value="-2.39864" calcext:value-type="float">
            <text:p>-2.39864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7102003" calcext:value-type="float">
            <text:p>17102003</text:p>
          </table:table-cell>
          <table:table-cell office:value-type="float" office:value="848.702" calcext:value-type="float">
            <text:p>848.702</text:p>
          </table:table-cell>
          <table:table-cell office:value-type="float" office:value="710.2966" calcext:value-type="float">
            <text:p>710.2966</text:p>
          </table:table-cell>
          <table:table-cell office:value-type="float" office:value="21.41418" calcext:value-type="float">
            <text:p>21.41418</text:p>
          </table:table-cell>
          <table:table-cell office:value-type="float" office:value="1066.388" calcext:value-type="float">
            <text:p>1066.388</text:p>
          </table:table-cell>
          <table:table-cell office:value-type="float" office:value="115.7535" calcext:value-type="float">
            <text:p>115.7535</text:p>
          </table:table-cell>
          <table:table-cell office:value-type="float" office:value="0" calcext:value-type="float">
            <text:p>0</text:p>
          </table:table-cell>
          <table:table-cell office:value-type="float" office:value="0.3481666" calcext:value-type="float">
            <text:p>0.3481666</text:p>
          </table:table-cell>
          <table:table-cell office:value-type="float" office:value="0.3589282" calcext:value-type="float">
            <text:p>0.3589282</text:p>
          </table:table-cell>
          <table:table-cell office:value-type="float" office:value="0.3622756" calcext:value-type="float">
            <text:p>0.3622756</text:p>
          </table:table-cell>
          <table:table-cell office:value-type="float" office:value="0.3645519" calcext:value-type="float">
            <text:p>0.3645519</text:p>
          </table:table-cell>
          <table:table-cell office:value-type="float" office:value="0.3648594" calcext:value-type="float">
            <text:p>0.3648594</text:p>
          </table:table-cell>
          <table:table-cell office:value-type="float" office:value="0.2625473" calcext:value-type="float">
            <text:p>0.2625473</text:p>
          </table:table-cell>
          <table:table-cell office:value-type="float" office:value="0.2629571" calcext:value-type="float">
            <text:p>0.2629571</text:p>
          </table:table-cell>
          <table:table-cell office:value-type="float" office:value="0.3547254" calcext:value-type="float">
            <text:p>0.3547254</text:p>
          </table:table-cell>
          <table:table-cell office:value-type="float" office:value="0.3462146" calcext:value-type="float">
            <text:p>0.3462146</text:p>
          </table:table-cell>
          <table:table-cell office:value-type="float" office:value="0.3591181" calcext:value-type="float">
            <text:p>0.3591181</text:p>
          </table:table-cell>
          <table:table-cell office:value-type="float" office:value="0.3772597" calcext:value-type="float">
            <text:p>0.3772597</text:p>
          </table:table-cell>
          <table:table-cell office:value-type="float" office:value="0.3915741" calcext:value-type="float">
            <text:p>0.3915741</text:p>
          </table:table-cell>
          <table:table-cell office:value-type="float" office:value="0.4589752" calcext:value-type="float">
            <text:p>0.4589752</text:p>
          </table:table-cell>
          <table:table-cell office:value-type="float" office:value="0" calcext:value-type="float">
            <text:p>0</text:p>
          </table:table-cell>
          <table:table-cell office:value-type="float" office:value="1.940843E-015" calcext:value-type="float">
            <text:p>1.940843E-15</text:p>
          </table:table-cell>
          <table:table-cell office:value-type="float" office:value="9.707429E-016" calcext:value-type="float">
            <text:p>9.707429E-16</text:p>
          </table:table-cell>
          <table:table-cell office:value-type="float" office:value="1.968851E-015" calcext:value-type="float">
            <text:p>1.968851E-15</text:p>
          </table:table-cell>
          <table:table-cell office:value-type="float" office:value="1.952389E-015" calcext:value-type="float">
            <text:p>1.952389E-15</text:p>
          </table:table-cell>
          <table:table-cell office:value-type="float" office:value="9.647266E-016" calcext:value-type="float">
            <text:p>9.647266E-16</text:p>
          </table:table-cell>
          <table:table-cell office:value-type="float" office:value="9.838533E-016" calcext:value-type="float">
            <text:p>9.838533E-16</text:p>
          </table:table-cell>
          <table:table-cell office:value-type="float" office:value="1.941481E-015" calcext:value-type="float">
            <text:p>1.941481E-15</text:p>
          </table:table-cell>
          <table:table-cell office:value-type="float" office:value="2.307227E-025" calcext:value-type="float">
            <text:p>2.307227E-25</text:p>
          </table:table-cell>
          <table:table-cell office:value-type="float" office:value="1.066905E-029" calcext:value-type="float">
            <text:p>1.066905E-29</text:p>
          </table:table-cell>
          <table:table-cell office:value-type="float" office:value="2.368888E-034" calcext:value-type="float">
            <text:p>2.368888E-34</text:p>
          </table:table-cell>
          <table:table-cell office:value-type="float" office:value="3.832376E-039" calcext:value-type="float">
            <text:p>3.832376E-39</text:p>
          </table:table-cell>
          <table:table-cell office:value-type="float" office:value="2.382207E-044" calcext:value-type="float">
            <text:p>2.382207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427353" calcext:value-type="float">
            <text:p>-0.01427353</text:p>
          </table:table-cell>
          <table:table-cell office:value-type="float" office:value="-0.01176742" calcext:value-type="float">
            <text:p>-0.01176742</text:p>
          </table:table-cell>
          <table:table-cell office:value-type="float" office:value="-0.01111719" calcext:value-type="float">
            <text:p>-0.01111719</text:p>
          </table:table-cell>
          <table:table-cell office:value-type="float" office:value="-0.01072648" calcext:value-type="float">
            <text:p>-0.01072648</text:p>
          </table:table-cell>
          <table:table-cell office:value-type="float" office:value="-0.01067141" calcext:value-type="float">
            <text:p>-0.01067141</text:p>
          </table:table-cell>
          <table:table-cell office:value-type="float" office:value="-0.03866703" calcext:value-type="float">
            <text:p>-0.03866703</text:p>
          </table:table-cell>
          <table:table-cell office:value-type="float" office:value="-0.0370831" calcext:value-type="float">
            <text:p>-0.0370831</text:p>
          </table:table-cell>
          <table:table-cell office:value-type="float" office:value="-0.0349012" calcext:value-type="float">
            <text:p>-0.0349012</text:p>
          </table:table-cell>
          <table:table-cell office:value-type="float" office:value="-0.0326658" calcext:value-type="float">
            <text:p>-0.0326658</text:p>
          </table:table-cell>
          <table:table-cell office:value-type="float" office:value="-0.02342959" calcext:value-type="float">
            <text:p>-0.02342959</text:p>
          </table:table-cell>
          <table:table-cell office:value-type="float" office:value="0" calcext:value-type="float">
            <text:p>0</text:p>
          </table:table-cell>
          <table:table-cell office:value-type="float" office:value="0.02738616" calcext:value-type="float">
            <text:p>0.02738616</text:p>
          </table:table-cell>
          <table:table-cell office:value-type="float" office:value="-0.01528879" calcext:value-type="float">
            <text:p>-0.01528879</text:p>
          </table:table-cell>
          <table:table-cell office:value-type="float" office:value="-0.0004085949" calcext:value-type="float">
            <text:p>-0.0004085949</text:p>
          </table:table-cell>
          <table:table-cell office:value-type="float" office:value="-9999" calcext:value-type="float">
            <text:p>-9999</text:p>
          </table:table-cell>
          <table:table-cell office:value-type="float" office:value="-2.364997" calcext:value-type="float">
            <text:p>-2.364997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8102003" calcext:value-type="float">
            <text:p>18102003</text:p>
          </table:table-cell>
          <table:table-cell office:value-type="float" office:value="848.702" calcext:value-type="float">
            <text:p>848.702</text:p>
          </table:table-cell>
          <table:table-cell office:value-type="float" office:value="711.5645" calcext:value-type="float">
            <text:p>711.5645</text:p>
          </table:table-cell>
          <table:table-cell office:value-type="float" office:value="21.41418" calcext:value-type="float">
            <text:p>21.41418</text:p>
          </table:table-cell>
          <table:table-cell office:value-type="float" office:value="1065.92" calcext:value-type="float">
            <text:p>1065.92</text:p>
          </table:table-cell>
          <table:table-cell office:value-type="float" office:value="114.9537" calcext:value-type="float">
            <text:p>114.9537</text:p>
          </table:table-cell>
          <table:table-cell office:value-type="float" office:value="0" calcext:value-type="float">
            <text:p>0</text:p>
          </table:table-cell>
          <table:table-cell office:value-type="float" office:value="0.2926475" calcext:value-type="float">
            <text:p>0.2926475</text:p>
          </table:table-cell>
          <table:table-cell office:value-type="float" office:value="0.3507712" calcext:value-type="float">
            <text:p>0.3507712</text:p>
          </table:table-cell>
          <table:table-cell office:value-type="float" office:value="0.3535902" calcext:value-type="float">
            <text:p>0.3535902</text:p>
          </table:table-cell>
          <table:table-cell office:value-type="float" office:value="0.3548712" calcext:value-type="float">
            <text:p>0.3548712</text:p>
          </table:table-cell>
          <table:table-cell office:value-type="float" office:value="0.3540054" calcext:value-type="float">
            <text:p>0.3540054</text:p>
          </table:table-cell>
          <table:table-cell office:value-type="float" office:value="0.2708943" calcext:value-type="float">
            <text:p>0.2708943</text:p>
          </table:table-cell>
          <table:table-cell office:value-type="float" office:value="0.264168" calcext:value-type="float">
            <text:p>0.264168</text:p>
          </table:table-cell>
          <table:table-cell office:value-type="float" office:value="0.3546734" calcext:value-type="float">
            <text:p>0.3546734</text:p>
          </table:table-cell>
          <table:table-cell office:value-type="float" office:value="0.3464484" calcext:value-type="float">
            <text:p>0.3464484</text:p>
          </table:table-cell>
          <table:table-cell office:value-type="float" office:value="0.359201" calcext:value-type="float">
            <text:p>0.359201</text:p>
          </table:table-cell>
          <table:table-cell office:value-type="float" office:value="0.3773135" calcext:value-type="float">
            <text:p>0.3773135</text:p>
          </table:table-cell>
          <table:table-cell office:value-type="float" office:value="0.3917127" calcext:value-type="float">
            <text:p>0.3917127</text:p>
          </table:table-cell>
          <table:table-cell office:value-type="float" office:value="0.4615893" calcext:value-type="float">
            <text:p>0.4615893</text:p>
          </table:table-cell>
          <table:table-cell office:value-type="float" office:value="0" calcext:value-type="float">
            <text:p>0</text:p>
          </table:table-cell>
          <table:table-cell office:value-type="float" office:value="1.940905E-015" calcext:value-type="float">
            <text:p>1.940905E-15</text:p>
          </table:table-cell>
          <table:table-cell office:value-type="float" office:value="9.707486E-016" calcext:value-type="float">
            <text:p>9.707486E-16</text:p>
          </table:table-cell>
          <table:table-cell office:value-type="float" office:value="1.968839E-015" calcext:value-type="float">
            <text:p>1.968839E-15</text:p>
          </table:table-cell>
          <table:table-cell office:value-type="float" office:value="1.952386E-015" calcext:value-type="float">
            <text:p>1.952386E-15</text:p>
          </table:table-cell>
          <table:table-cell office:value-type="float" office:value="9.647248E-016" calcext:value-type="float">
            <text:p>9.647248E-16</text:p>
          </table:table-cell>
          <table:table-cell office:value-type="float" office:value="9.838532E-016" calcext:value-type="float">
            <text:p>9.838532E-16</text:p>
          </table:table-cell>
          <table:table-cell office:value-type="float" office:value="1.941481E-015" calcext:value-type="float">
            <text:p>1.941481E-15</text:p>
          </table:table-cell>
          <table:table-cell office:value-type="float" office:value="2.307227E-025" calcext:value-type="float">
            <text:p>2.307227E-25</text:p>
          </table:table-cell>
          <table:table-cell office:value-type="float" office:value="1.066905E-029" calcext:value-type="float">
            <text:p>1.066905E-29</text:p>
          </table:table-cell>
          <table:table-cell office:value-type="float" office:value="2.368888E-034" calcext:value-type="float">
            <text:p>2.368888E-34</text:p>
          </table:table-cell>
          <table:table-cell office:value-type="float" office:value="3.832376E-039" calcext:value-type="float">
            <text:p>3.832376E-39</text:p>
          </table:table-cell>
          <table:table-cell office:value-type="float" office:value="2.522337E-044" calcext:value-type="float">
            <text:p>2.522337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4372516" calcext:value-type="float">
            <text:p>-0.04372516</text:p>
          </table:table-cell>
          <table:table-cell office:value-type="float" office:value="-0.01355193" calcext:value-type="float">
            <text:p>-0.01355193</text:p>
          </table:table-cell>
          <table:table-cell office:value-type="float" office:value="-0.01290479" calcext:value-type="float">
            <text:p>-0.01290479</text:p>
          </table:table-cell>
          <table:table-cell office:value-type="float" office:value="-0.01264861" calcext:value-type="float">
            <text:p>-0.01264861</text:p>
          </table:table-cell>
          <table:table-cell office:value-type="float" office:value="-0.01283812" calcext:value-type="float">
            <text:p>-0.01283812</text:p>
          </table:table-cell>
          <table:table-cell office:value-type="float" office:value="-0.0304767" calcext:value-type="float">
            <text:p>-0.0304767</text:p>
          </table:table-cell>
          <table:table-cell office:value-type="float" office:value="-0.0359092" calcext:value-type="float">
            <text:p>-0.0359092</text:p>
          </table:table-cell>
          <table:table-cell office:value-type="float" office:value="-0.03494759" calcext:value-type="float">
            <text:p>-0.03494759</text:p>
          </table:table-cell>
          <table:table-cell office:value-type="float" office:value="-0.03230052" calcext:value-type="float">
            <text:p>-0.03230052</text:p>
          </table:table-cell>
          <table:table-cell office:value-type="float" office:value="-0.02333735" calcext:value-type="float">
            <text:p>-0.02333735</text:p>
          </table:table-cell>
          <table:table-cell office:value-type="float" office:value="0" calcext:value-type="float">
            <text:p>0</text:p>
          </table:table-cell>
          <table:table-cell office:value-type="float" office:value="0.02738616" calcext:value-type="float">
            <text:p>0.02738616</text:p>
          </table:table-cell>
          <table:table-cell office:value-type="float" office:value="-0.0780102" calcext:value-type="float">
            <text:p>-0.0780102</text:p>
          </table:table-cell>
          <table:table-cell office:value-type="float" office:value="-0.0004141999" calcext:value-type="float">
            <text:p>-0.0004141999</text:p>
          </table:table-cell>
          <table:table-cell office:value-type="float" office:value="-9999" calcext:value-type="float">
            <text:p>-9999</text:p>
          </table:table-cell>
          <table:table-cell office:value-type="float" office:value="-2.37565" calcext:value-type="float">
            <text:p>-2.37565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9102003" calcext:value-type="float">
            <text:p>19102003</text:p>
          </table:table-cell>
          <table:table-cell office:value-type="float" office:value="848.702" calcext:value-type="float">
            <text:p>848.702</text:p>
          </table:table-cell>
          <table:table-cell office:value-type="float" office:value="713.2551" calcext:value-type="float">
            <text:p>713.2551</text:p>
          </table:table-cell>
          <table:table-cell office:value-type="float" office:value="21.41418" calcext:value-type="float">
            <text:p>21.41418</text:p>
          </table:table-cell>
          <table:table-cell office:value-type="float" office:value="1064.327" calcext:value-type="float">
            <text:p>1064.327</text:p>
          </table:table-cell>
          <table:table-cell office:value-type="float" office:value="114.8556" calcext:value-type="float">
            <text:p>114.8556</text:p>
          </table:table-cell>
          <table:table-cell office:value-type="float" office:value="0" calcext:value-type="float">
            <text:p>0</text:p>
          </table:table-cell>
          <table:table-cell office:value-type="float" office:value="0.1881032" calcext:value-type="float">
            <text:p>0.1881032</text:p>
          </table:table-cell>
          <table:table-cell office:value-type="float" office:value="0.3442959" calcext:value-type="float">
            <text:p>0.3442959</text:p>
          </table:table-cell>
          <table:table-cell office:value-type="float" office:value="0.3456917" calcext:value-type="float">
            <text:p>0.3456917</text:p>
          </table:table-cell>
          <table:table-cell office:value-type="float" office:value="0.3456914" calcext:value-type="float">
            <text:p>0.3456914</text:p>
          </table:table-cell>
          <table:table-cell office:value-type="float" office:value="0.3436564" calcext:value-type="float">
            <text:p>0.3436564</text:p>
          </table:table-cell>
          <table:table-cell office:value-type="float" office:value="0.2770025" calcext:value-type="float">
            <text:p>0.2770025</text:p>
          </table:table-cell>
          <table:table-cell office:value-type="float" office:value="0.2669585" calcext:value-type="float">
            <text:p>0.2669585</text:p>
          </table:table-cell>
          <table:table-cell office:value-type="float" office:value="0.3548824" calcext:value-type="float">
            <text:p>0.3548824</text:p>
          </table:table-cell>
          <table:table-cell office:value-type="float" office:value="0.3466487" calcext:value-type="float">
            <text:p>0.3466487</text:p>
          </table:table-cell>
          <table:table-cell office:value-type="float" office:value="0.3592818" calcext:value-type="float">
            <text:p>0.3592818</text:p>
          </table:table-cell>
          <table:table-cell office:value-type="float" office:value="0.3773666" calcext:value-type="float">
            <text:p>0.3773666</text:p>
          </table:table-cell>
          <table:table-cell office:value-type="float" office:value="0.3917602" calcext:value-type="float">
            <text:p>0.3917602</text:p>
          </table:table-cell>
          <table:table-cell office:value-type="float" office:value="0.4623747" calcext:value-type="float">
            <text:p>0.4623747</text:p>
          </table:table-cell>
          <table:table-cell office:value-type="float" office:value="0" calcext:value-type="float">
            <text:p>0</text:p>
          </table:table-cell>
          <table:table-cell office:value-type="float" office:value="1.94099E-015" calcext:value-type="float">
            <text:p>1.94099E-15</text:p>
          </table:table-cell>
          <table:table-cell office:value-type="float" office:value="9.707562E-016" calcext:value-type="float">
            <text:p>9.707562E-16</text:p>
          </table:table-cell>
          <table:table-cell office:value-type="float" office:value="1.968832E-015" calcext:value-type="float">
            <text:p>1.968832E-15</text:p>
          </table:table-cell>
          <table:table-cell office:value-type="float" office:value="1.952378E-015" calcext:value-type="float">
            <text:p>1.952378E-15</text:p>
          </table:table-cell>
          <table:table-cell office:value-type="float" office:value="9.647152E-016" calcext:value-type="float">
            <text:p>9.647152E-16</text:p>
          </table:table-cell>
          <table:table-cell office:value-type="float" office:value="9.838532E-016" calcext:value-type="float">
            <text:p>9.838532E-16</text:p>
          </table:table-cell>
          <table:table-cell office:value-type="float" office:value="1.941481E-015" calcext:value-type="float">
            <text:p>1.941481E-15</text:p>
          </table:table-cell>
          <table:table-cell office:value-type="float" office:value="2.307227E-025" calcext:value-type="float">
            <text:p>2.307227E-25</text:p>
          </table:table-cell>
          <table:table-cell office:value-type="float" office:value="1.066905E-029" calcext:value-type="float">
            <text:p>1.066905E-29</text:p>
          </table:table-cell>
          <table:table-cell office:value-type="float" office:value="2.368888E-034" calcext:value-type="float">
            <text:p>2.368888E-34</text:p>
          </table:table-cell>
          <table:table-cell office:value-type="float" office:value="3.832376E-039" calcext:value-type="float">
            <text:p>3.832376E-39</text:p>
          </table:table-cell>
          <table:table-cell office:value-type="float" office:value="2.382207E-044" calcext:value-type="float">
            <text:p>2.382207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298638" calcext:value-type="float">
            <text:p>-1.298638</text:p>
          </table:table-cell>
          <table:table-cell office:value-type="float" office:value="-0.01520087" calcext:value-type="float">
            <text:p>-0.01520087</text:p>
          </table:table-cell>
          <table:table-cell office:value-type="float" office:value="-0.01482995" calcext:value-type="float">
            <text:p>-0.01482995</text:p>
          </table:table-cell>
          <table:table-cell office:value-type="float" office:value="-0.01485427" calcext:value-type="float">
            <text:p>-0.01485427</text:p>
          </table:table-cell>
          <table:table-cell office:value-type="float" office:value="-0.01539122" calcext:value-type="float">
            <text:p>-0.01539122</text:p>
          </table:table-cell>
          <table:table-cell office:value-type="float" office:value="-0.02578078" calcext:value-type="float">
            <text:p>-0.02578078</text:p>
          </table:table-cell>
          <table:table-cell office:value-type="float" office:value="-0.03333186" calcext:value-type="float">
            <text:p>-0.03333186</text:p>
          </table:table-cell>
          <table:table-cell office:value-type="float" office:value="-0.03477056" calcext:value-type="float">
            <text:p>-0.03477056</text:p>
          </table:table-cell>
          <table:table-cell office:value-type="float" office:value="-0.03199133" calcext:value-type="float">
            <text:p>-0.03199133</text:p>
          </table:table-cell>
          <table:table-cell office:value-type="float" office:value="-0.02324774" calcext:value-type="float">
            <text:p>-0.02324774</text:p>
          </table:table-cell>
          <table:table-cell office:value-type="float" office:value="0" calcext:value-type="float">
            <text:p>0</text:p>
          </table:table-cell>
          <table:table-cell office:value-type="float" office:value="0.02738616" calcext:value-type="float">
            <text:p>0.02738616</text:p>
          </table:table-cell>
          <table:table-cell office:value-type="float" office:value="-11.77912" calcext:value-type="float">
            <text:p>-11.77912</text:p>
          </table:table-cell>
          <table:table-cell office:value-type="float" office:value="-0.0004179721" calcext:value-type="float">
            <text:p>-0.0004179721</text:p>
          </table:table-cell>
          <table:table-cell office:value-type="float" office:value="-9999" calcext:value-type="float">
            <text:p>-9999</text:p>
          </table:table-cell>
          <table:table-cell office:value-type="float" office:value="-2.383672" calcext:value-type="float">
            <text:p>-2.383672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20102003" calcext:value-type="float">
            <text:p>20102003</text:p>
          </table:table-cell>
          <table:table-cell office:value-type="float" office:value="848.702" calcext:value-type="float">
            <text:p>848.702</text:p>
          </table:table-cell>
          <table:table-cell office:value-type="float" office:value="714.598" calcext:value-type="float">
            <text:p>714.598</text:p>
          </table:table-cell>
          <table:table-cell office:value-type="float" office:value="21.41418" calcext:value-type="float">
            <text:p>21.41418</text:p>
          </table:table-cell>
          <table:table-cell office:value-type="float" office:value="1062.984" calcext:value-type="float">
            <text:p>1062.984</text:p>
          </table:table-cell>
          <table:table-cell office:value-type="float" office:value="114.8556" calcext:value-type="float">
            <text:p>114.8556</text:p>
          </table:table-cell>
          <table:table-cell office:value-type="float" office:value="0" calcext:value-type="float">
            <text:p>0</text:p>
          </table:table-cell>
          <table:table-cell office:value-type="float" office:value="0.1172908" calcext:value-type="float">
            <text:p>0.1172908</text:p>
          </table:table-cell>
          <table:table-cell office:value-type="float" office:value="0.3374038" calcext:value-type="float">
            <text:p>0.3374038</text:p>
          </table:table-cell>
          <table:table-cell office:value-type="float" office:value="0.3384354" calcext:value-type="float">
            <text:p>0.3384354</text:p>
          </table:table-cell>
          <table:table-cell office:value-type="float" office:value="0.3380763" calcext:value-type="float">
            <text:p>0.3380763</text:p>
          </table:table-cell>
          <table:table-cell office:value-type="float" office:value="0.3362083" calcext:value-type="float">
            <text:p>0.3362083</text:p>
          </table:table-cell>
          <table:table-cell office:value-type="float" office:value="0.2802843" calcext:value-type="float">
            <text:p>0.2802843</text:p>
          </table:table-cell>
          <table:table-cell office:value-type="float" office:value="0.2696978" calcext:value-type="float">
            <text:p>0.2696978</text:p>
          </table:table-cell>
          <table:table-cell office:value-type="float" office:value="0.3554201" calcext:value-type="float">
            <text:p>0.3554201</text:p>
          </table:table-cell>
          <table:table-cell office:value-type="float" office:value="0.3468247" calcext:value-type="float">
            <text:p>0.3468247</text:p>
          </table:table-cell>
          <table:table-cell office:value-type="float" office:value="0.3593569" calcext:value-type="float">
            <text:p>0.3593569</text:p>
          </table:table-cell>
          <table:table-cell office:value-type="float" office:value="0.3774115" calcext:value-type="float">
            <text:p>0.3774115</text:p>
          </table:table-cell>
          <table:table-cell office:value-type="float" office:value="0.3917677" calcext:value-type="float">
            <text:p>0.3917677</text:p>
          </table:table-cell>
          <table:table-cell office:value-type="float" office:value="0.4623747" calcext:value-type="float">
            <text:p>0.4623747</text:p>
          </table:table-cell>
          <table:table-cell office:value-type="float" office:value="0" calcext:value-type="float">
            <text:p>0</text:p>
          </table:table-cell>
          <table:table-cell office:value-type="float" office:value="1.941086E-015" calcext:value-type="float">
            <text:p>1.941086E-15</text:p>
          </table:table-cell>
          <table:table-cell office:value-type="float" office:value="9.707665E-016" calcext:value-type="float">
            <text:p>9.707665E-16</text:p>
          </table:table-cell>
          <table:table-cell office:value-type="float" office:value="1.968819E-015" calcext:value-type="float">
            <text:p>1.968819E-15</text:p>
          </table:table-cell>
          <table:table-cell office:value-type="float" office:value="1.952373E-015" calcext:value-type="float">
            <text:p>1.952373E-15</text:p>
          </table:table-cell>
          <table:table-cell office:value-type="float" office:value="9.647014E-016" calcext:value-type="float">
            <text:p>9.647014E-16</text:p>
          </table:table-cell>
          <table:table-cell office:value-type="float" office:value="9.838532E-016" calcext:value-type="float">
            <text:p>9.838532E-16</text:p>
          </table:table-cell>
          <table:table-cell office:value-type="float" office:value="1.941481E-015" calcext:value-type="float">
            <text:p>1.941481E-15</text:p>
          </table:table-cell>
          <table:table-cell office:value-type="float" office:value="2.307227E-025" calcext:value-type="float">
            <text:p>2.307227E-25</text:p>
          </table:table-cell>
          <table:table-cell office:value-type="float" office:value="1.066905E-029" calcext:value-type="float">
            <text:p>1.066905E-29</text:p>
          </table:table-cell>
          <table:table-cell office:value-type="float" office:value="2.368888E-034" calcext:value-type="float">
            <text:p>2.368888E-34</text:p>
          </table:table-cell>
          <table:table-cell office:value-type="float" office:value="3.832376E-039" calcext:value-type="float">
            <text:p>3.832376E-39</text:p>
          </table:table-cell>
          <table:table-cell office:value-type="float" office:value="2.382207E-044" calcext:value-type="float">
            <text:p>2.382207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1.33962" calcext:value-type="float">
            <text:p>-51.33962</text:p>
          </table:table-cell>
          <table:table-cell office:value-type="float" office:value="-0.01721176" calcext:value-type="float">
            <text:p>-0.01721176</text:p>
          </table:table-cell>
          <table:table-cell office:value-type="float" office:value="-0.0168956" calcext:value-type="float">
            <text:p>-0.0168956</text:p>
          </table:table-cell>
          <table:table-cell office:value-type="float" office:value="-0.01703678" calcext:value-type="float">
            <text:p>-0.01703678</text:p>
          </table:table-cell>
          <table:table-cell office:value-type="float" office:value="-0.0176249" calcext:value-type="float">
            <text:p>-0.0176249</text:p>
          </table:table-cell>
          <table:table-cell office:value-type="float" office:value="-0.02357531" calcext:value-type="float">
            <text:p>-0.02357531</text:p>
          </table:table-cell>
          <table:table-cell office:value-type="float" office:value="-0.03064002" calcext:value-type="float">
            <text:p>-0.03064002</text:p>
          </table:table-cell>
          <table:table-cell office:value-type="float" office:value="-0.03431619" calcext:value-type="float">
            <text:p>-0.03431619</text:p>
          </table:table-cell>
          <table:table-cell office:value-type="float" office:value="-0.03172231" calcext:value-type="float">
            <text:p>-0.03172231</text:p>
          </table:table-cell>
          <table:table-cell office:value-type="float" office:value="-0.02316458" calcext:value-type="float">
            <text:p>-0.02316458</text:p>
          </table:table-cell>
          <table:table-cell office:value-type="float" office:value="0" calcext:value-type="float">
            <text:p>0</text:p>
          </table:table-cell>
          <table:table-cell office:value-type="float" office:value="0.02738616" calcext:value-type="float">
            <text:p>0.02738616</text:p>
          </table:table-cell>
          <table:table-cell office:value-type="float" office:value="-17.65972" calcext:value-type="float">
            <text:p>-17.65972</text:p>
          </table:table-cell>
          <table:table-cell office:value-type="float" office:value="-0.0004199889" calcext:value-type="float">
            <text:p>-0.0004199889</text:p>
          </table:table-cell>
          <table:table-cell office:value-type="float" office:value="-9999" calcext:value-type="float">
            <text:p>-9999</text:p>
          </table:table-cell>
          <table:table-cell office:value-type="float" office:value="-2.386372" calcext:value-type="float">
            <text:p>-2.386372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21102003" calcext:value-type="float">
            <text:p>21102003</text:p>
          </table:table-cell>
          <table:table-cell office:value-type="float" office:value="848.702" calcext:value-type="float">
            <text:p>848.702</text:p>
          </table:table-cell>
          <table:table-cell office:value-type="float" office:value="715.2411" calcext:value-type="float">
            <text:p>715.2411</text:p>
          </table:table-cell>
          <table:table-cell office:value-type="float" office:value="21.41418" calcext:value-type="float">
            <text:p>21.41418</text:p>
          </table:table-cell>
          <table:table-cell office:value-type="float" office:value="1062.342" calcext:value-type="float">
            <text:p>1062.342</text:p>
          </table:table-cell>
          <table:table-cell office:value-type="float" office:value="114.8556" calcext:value-type="float">
            <text:p>114.8556</text:p>
          </table:table-cell>
          <table:table-cell office:value-type="float" office:value="0" calcext:value-type="float">
            <text:p>0</text:p>
          </table:table-cell>
          <table:table-cell office:value-type="float" office:value="0.1142565" calcext:value-type="float">
            <text:p>0.1142565</text:p>
          </table:table-cell>
          <table:table-cell office:value-type="float" office:value="0.3314986" calcext:value-type="float">
            <text:p>0.3314986</text:p>
          </table:table-cell>
          <table:table-cell office:value-type="float" office:value="0.3325327" calcext:value-type="float">
            <text:p>0.3325327</text:p>
          </table:table-cell>
          <table:table-cell office:value-type="float" office:value="0.3324262" calcext:value-type="float">
            <text:p>0.3324262</text:p>
          </table:table-cell>
          <table:table-cell office:value-type="float" office:value="0.331194" calcext:value-type="float">
            <text:p>0.331194</text:p>
          </table:table-cell>
          <table:table-cell office:value-type="float" office:value="0.2809373" calcext:value-type="float">
            <text:p>0.2809373</text:p>
          </table:table-cell>
          <table:table-cell office:value-type="float" office:value="0.2710869" calcext:value-type="float">
            <text:p>0.2710869</text:p>
          </table:table-cell>
          <table:table-cell office:value-type="float" office:value="0.3562957" calcext:value-type="float">
            <text:p>0.3562957</text:p>
          </table:table-cell>
          <table:table-cell office:value-type="float" office:value="0.3470111" calcext:value-type="float">
            <text:p>0.3470111</text:p>
          </table:table-cell>
          <table:table-cell office:value-type="float" office:value="0.359433" calcext:value-type="float">
            <text:p>0.359433</text:p>
          </table:table-cell>
          <table:table-cell office:value-type="float" office:value="0.3774547" calcext:value-type="float">
            <text:p>0.3774547</text:p>
          </table:table-cell>
          <table:table-cell office:value-type="float" office:value="0.3917595" calcext:value-type="float">
            <text:p>0.3917595</text:p>
          </table:table-cell>
          <table:table-cell office:value-type="float" office:value="0.4623747" calcext:value-type="float">
            <text:p>0.4623747</text:p>
          </table:table-cell>
          <table:table-cell office:value-type="float" office:value="0" calcext:value-type="float">
            <text:p>0</text:p>
          </table:table-cell>
          <table:table-cell office:value-type="float" office:value="1.941188E-015" calcext:value-type="float">
            <text:p>1.941188E-15</text:p>
          </table:table-cell>
          <table:table-cell office:value-type="float" office:value="9.707749E-016" calcext:value-type="float">
            <text:p>9.707749E-16</text:p>
          </table:table-cell>
          <table:table-cell office:value-type="float" office:value="1.968806E-015" calcext:value-type="float">
            <text:p>1.968806E-15</text:p>
          </table:table-cell>
          <table:table-cell office:value-type="float" office:value="1.952369E-015" calcext:value-type="float">
            <text:p>1.952369E-15</text:p>
          </table:table-cell>
          <table:table-cell office:value-type="float" office:value="9.646873E-016" calcext:value-type="float">
            <text:p>9.646873E-16</text:p>
          </table:table-cell>
          <table:table-cell office:value-type="float" office:value="9.838532E-016" calcext:value-type="float">
            <text:p>9.838532E-16</text:p>
          </table:table-cell>
          <table:table-cell office:value-type="float" office:value="1.941481E-015" calcext:value-type="float">
            <text:p>1.941481E-15</text:p>
          </table:table-cell>
          <table:table-cell office:value-type="float" office:value="2.307226E-025" calcext:value-type="float">
            <text:p>2.307226E-25</text:p>
          </table:table-cell>
          <table:table-cell office:value-type="float" office:value="1.066905E-029" calcext:value-type="float">
            <text:p>1.066905E-29</text:p>
          </table:table-cell>
          <table:table-cell office:value-type="float" office:value="2.368888E-034" calcext:value-type="float">
            <text:p>2.368888E-34</text:p>
          </table:table-cell>
          <table:table-cell office:value-type="float" office:value="3.832376E-039" calcext:value-type="float">
            <text:p>3.832376E-39</text:p>
          </table:table-cell>
          <table:table-cell office:value-type="float" office:value="2.382207E-044" calcext:value-type="float">
            <text:p>2.382207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3.03337" calcext:value-type="float">
            <text:p>-63.03337</text:p>
          </table:table-cell>
          <table:table-cell office:value-type="float" office:value="-0.01919189" calcext:value-type="float">
            <text:p>-0.01919189</text:p>
          </table:table-cell>
          <table:table-cell office:value-type="float" office:value="-0.01883031" calcext:value-type="float">
            <text:p>-0.01883031</text:p>
          </table:table-cell>
          <table:table-cell office:value-type="float" office:value="-0.0188952" calcext:value-type="float">
            <text:p>-0.0188952</text:p>
          </table:table-cell>
          <table:table-cell office:value-type="float" office:value="-0.01933303" calcext:value-type="float">
            <text:p>-0.01933303</text:p>
          </table:table-cell>
          <table:table-cell office:value-type="float" office:value="-0.02315972" calcext:value-type="float">
            <text:p>-0.02315972</text:p>
          </table:table-cell>
          <table:table-cell office:value-type="float" office:value="-0.02934124" calcext:value-type="float">
            <text:p>-0.02934124</text:p>
          </table:table-cell>
          <table:table-cell office:value-type="float" office:value="-0.03358439" calcext:value-type="float">
            <text:p>-0.03358439</text:p>
          </table:table-cell>
          <table:table-cell office:value-type="float" office:value="-0.0314406" calcext:value-type="float">
            <text:p>-0.0314406</text:p>
          </table:table-cell>
          <table:table-cell office:value-type="float" office:value="-0.02308096" calcext:value-type="float">
            <text:p>-0.02308096</text:p>
          </table:table-cell>
          <table:table-cell office:value-type="float" office:value="0" calcext:value-type="float">
            <text:p>0</text:p>
          </table:table-cell>
          <table:table-cell office:value-type="float" office:value="0.02738616" calcext:value-type="float">
            <text:p>0.02738616</text:p>
          </table:table-cell>
          <table:table-cell office:value-type="float" office:value="-17.57767" calcext:value-type="float">
            <text:p>-17.57767</text:p>
          </table:table-cell>
          <table:table-cell office:value-type="float" office:value="-0.0004219119" calcext:value-type="float">
            <text:p>-0.0004219119</text:p>
          </table:table-cell>
          <table:table-cell office:value-type="float" office:value="-9999" calcext:value-type="float">
            <text:p>-9999</text:p>
          </table:table-cell>
          <table:table-cell office:value-type="float" office:value="-2.38893" calcext:value-type="float">
            <text:p>-2.38893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22102003" calcext:value-type="float">
            <text:p>22102003</text:p>
          </table:table-cell>
          <table:table-cell office:value-type="float" office:value="848.702" calcext:value-type="float">
            <text:p>848.702</text:p>
          </table:table-cell>
          <table:table-cell office:value-type="float" office:value="715.8857" calcext:value-type="float">
            <text:p>715.8857</text:p>
          </table:table-cell>
          <table:table-cell office:value-type="float" office:value="21.41418" calcext:value-type="float">
            <text:p>21.41418</text:p>
          </table:table-cell>
          <table:table-cell office:value-type="float" office:value="1061.697" calcext:value-type="float">
            <text:p>1061.697</text:p>
          </table:table-cell>
          <table:table-cell office:value-type="float" office:value="114.8556" calcext:value-type="float">
            <text:p>114.8556</text:p>
          </table:table-cell>
          <table:table-cell office:value-type="float" office:value="0" calcext:value-type="float">
            <text:p>0</text:p>
          </table:table-cell>
          <table:table-cell office:value-type="float" office:value="0.1133601" calcext:value-type="float">
            <text:p>0.1133601</text:p>
          </table:table-cell>
          <table:table-cell office:value-type="float" office:value="0.3262774" calcext:value-type="float">
            <text:p>0.3262774</text:p>
          </table:table-cell>
          <table:table-cell office:value-type="float" office:value="0.3275155" calcext:value-type="float">
            <text:p>0.3275155</text:p>
          </table:table-cell>
          <table:table-cell office:value-type="float" office:value="0.327763" calcext:value-type="float">
            <text:p>0.327763</text:p>
          </table:table-cell>
          <table:table-cell office:value-type="float" office:value="0.3268472" calcext:value-type="float">
            <text:p>0.3268472</text:p>
          </table:table-cell>
          <table:table-cell office:value-type="float" office:value="0.2805186" calcext:value-type="float">
            <text:p>0.2805186</text:p>
          </table:table-cell>
          <table:table-cell office:value-type="float" office:value="0.2717732" calcext:value-type="float">
            <text:p>0.2717732</text:p>
          </table:table-cell>
          <table:table-cell office:value-type="float" office:value="0.35716" calcext:value-type="float">
            <text:p>0.35716</text:p>
          </table:table-cell>
          <table:table-cell office:value-type="float" office:value="0.3472096" calcext:value-type="float">
            <text:p>0.3472096</text:p>
          </table:table-cell>
          <table:table-cell office:value-type="float" office:value="0.3595107" calcext:value-type="float">
            <text:p>0.3595107</text:p>
          </table:table-cell>
          <table:table-cell office:value-type="float" office:value="0.3774935" calcext:value-type="float">
            <text:p>0.3774935</text:p>
          </table:table-cell>
          <table:table-cell office:value-type="float" office:value="0.391738" calcext:value-type="float">
            <text:p>0.391738</text:p>
          </table:table-cell>
          <table:table-cell office:value-type="float" office:value="0.4623747" calcext:value-type="float">
            <text:p>0.4623747</text:p>
          </table:table-cell>
          <table:table-cell office:value-type="float" office:value="0" calcext:value-type="float">
            <text:p>0</text:p>
          </table:table-cell>
          <table:table-cell office:value-type="float" office:value="1.941298E-015" calcext:value-type="float">
            <text:p>1.941298E-15</text:p>
          </table:table-cell>
          <table:table-cell office:value-type="float" office:value="9.707833E-016" calcext:value-type="float">
            <text:p>9.707833E-16</text:p>
          </table:table-cell>
          <table:table-cell office:value-type="float" office:value="1.968793E-015" calcext:value-type="float">
            <text:p>1.968793E-15</text:p>
          </table:table-cell>
          <table:table-cell office:value-type="float" office:value="1.952365E-015" calcext:value-type="float">
            <text:p>1.952365E-15</text:p>
          </table:table-cell>
          <table:table-cell office:value-type="float" office:value="9.646714E-016" calcext:value-type="float">
            <text:p>9.646714E-16</text:p>
          </table:table-cell>
          <table:table-cell office:value-type="float" office:value="9.838532E-016" calcext:value-type="float">
            <text:p>9.838532E-16</text:p>
          </table:table-cell>
          <table:table-cell office:value-type="float" office:value="1.941481E-015" calcext:value-type="float">
            <text:p>1.941481E-15</text:p>
          </table:table-cell>
          <table:table-cell office:value-type="float" office:value="2.307227E-025" calcext:value-type="float">
            <text:p>2.307227E-25</text:p>
          </table:table-cell>
          <table:table-cell office:value-type="float" office:value="1.066905E-029" calcext:value-type="float">
            <text:p>1.066905E-29</text:p>
          </table:table-cell>
          <table:table-cell office:value-type="float" office:value="2.368889E-034" calcext:value-type="float">
            <text:p>2.368889E-34</text:p>
          </table:table-cell>
          <table:table-cell office:value-type="float" office:value="3.832376E-039" calcext:value-type="float">
            <text:p>3.832376E-39</text:p>
          </table:table-cell>
          <table:table-cell office:value-type="float" office:value="2.382207E-044" calcext:value-type="float">
            <text:p>2.382207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5.92927" calcext:value-type="float">
            <text:p>-65.92927</text:p>
          </table:table-cell>
          <table:table-cell office:value-type="float" office:value="-0.02116293" calcext:value-type="float">
            <text:p>-0.02116293</text:p>
          </table:table-cell>
          <table:table-cell office:value-type="float" office:value="-0.02067653" calcext:value-type="float">
            <text:p>-0.02067653</text:p>
          </table:table-cell>
          <table:table-cell office:value-type="float" office:value="-0.02060648" calcext:value-type="float">
            <text:p>-0.02060648</text:p>
          </table:table-cell>
          <table:table-cell office:value-type="float" office:value="-0.02096547" calcext:value-type="float">
            <text:p>-0.02096547</text:p>
          </table:table-cell>
          <table:table-cell office:value-type="float" office:value="-0.02341441" calcext:value-type="float">
            <text:p>-0.02341441</text:p>
          </table:table-cell>
          <table:table-cell office:value-type="float" office:value="-0.02872222" calcext:value-type="float">
            <text:p>-0.02872222</text:p>
          </table:table-cell>
          <table:table-cell office:value-type="float" office:value="-0.03269915" calcext:value-type="float">
            <text:p>-0.03269915</text:p>
          </table:table-cell>
          <table:table-cell office:value-type="float" office:value="-0.0311433" calcext:value-type="float">
            <text:p>-0.0311433</text:p>
          </table:table-cell>
          <table:table-cell office:value-type="float" office:value="-0.02299576" calcext:value-type="float">
            <text:p>-0.02299576</text:p>
          </table:table-cell>
          <table:table-cell office:value-type="float" office:value="0" calcext:value-type="float">
            <text:p>0</text:p>
          </table:table-cell>
          <table:table-cell office:value-type="float" office:value="0.02738616" calcext:value-type="float">
            <text:p>0.02738616</text:p>
          </table:table-cell>
          <table:table-cell office:value-type="float" office:value="-17.49111" calcext:value-type="float">
            <text:p>-17.49111</text:p>
          </table:table-cell>
          <table:table-cell office:value-type="float" office:value="-0.0004240332" calcext:value-type="float">
            <text:p>-0.0004240332</text:p>
          </table:table-cell>
          <table:table-cell office:value-type="float" office:value="-9999" calcext:value-type="float">
            <text:p>-9999</text:p>
          </table:table-cell>
          <table:table-cell office:value-type="float" office:value="-2.391358" calcext:value-type="float">
            <text:p>-2.391358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23102003" calcext:value-type="float">
            <text:p>23102003</text:p>
          </table:table-cell>
          <table:table-cell office:value-type="float" office:value="848.702" calcext:value-type="float">
            <text:p>848.702</text:p>
          </table:table-cell>
          <table:table-cell office:value-type="float" office:value="716.3488" calcext:value-type="float">
            <text:p>716.3488</text:p>
          </table:table-cell>
          <table:table-cell office:value-type="float" office:value="21.41418" calcext:value-type="float">
            <text:p>21.41418</text:p>
          </table:table-cell>
          <table:table-cell office:value-type="float" office:value="1061.234" calcext:value-type="float">
            <text:p>1061.234</text:p>
          </table:table-cell>
          <table:table-cell office:value-type="float" office:value="114.8556" calcext:value-type="float">
            <text:p>114.8556</text:p>
          </table:table-cell>
          <table:table-cell office:value-type="float" office:value="0" calcext:value-type="float">
            <text:p>0</text:p>
          </table:table-cell>
          <table:table-cell office:value-type="float" office:value="0.1144674" calcext:value-type="float">
            <text:p>0.1144674</text:p>
          </table:table-cell>
          <table:table-cell office:value-type="float" office:value="0.3226083" calcext:value-type="float">
            <text:p>0.3226083</text:p>
          </table:table-cell>
          <table:table-cell office:value-type="float" office:value="0.3237831" calcext:value-type="float">
            <text:p>0.3237831</text:p>
          </table:table-cell>
          <table:table-cell office:value-type="float" office:value="0.3242388" calcext:value-type="float">
            <text:p>0.3242388</text:p>
          </table:table-cell>
          <table:table-cell office:value-type="float" office:value="0.3236151" calcext:value-type="float">
            <text:p>0.3236151</text:p>
          </table:table-cell>
          <table:table-cell office:value-type="float" office:value="0.2797302" calcext:value-type="float">
            <text:p>0.2797302</text:p>
          </table:table-cell>
          <table:table-cell office:value-type="float" office:value="0.2723195" calcext:value-type="float">
            <text:p>0.2723195</text:p>
          </table:table-cell>
          <table:table-cell office:value-type="float" office:value="0.3578303" calcext:value-type="float">
            <text:p>0.3578303</text:p>
          </table:table-cell>
          <table:table-cell office:value-type="float" office:value="0.3475037" calcext:value-type="float">
            <text:p>0.3475037</text:p>
          </table:table-cell>
          <table:table-cell office:value-type="float" office:value="0.3595788" calcext:value-type="float">
            <text:p>0.3595788</text:p>
          </table:table-cell>
          <table:table-cell office:value-type="float" office:value="0.3775377" calcext:value-type="float">
            <text:p>0.3775377</text:p>
          </table:table-cell>
          <table:table-cell office:value-type="float" office:value="0.3917115" calcext:value-type="float">
            <text:p>0.3917115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41401E-015" calcext:value-type="float">
            <text:p>1.941401E-15</text:p>
          </table:table-cell>
          <table:table-cell office:value-type="float" office:value="9.70792E-016" calcext:value-type="float">
            <text:p>9.70792E-16</text:p>
          </table:table-cell>
          <table:table-cell office:value-type="float" office:value="1.96878E-015" calcext:value-type="float">
            <text:p>1.96878E-15</text:p>
          </table:table-cell>
          <table:table-cell office:value-type="float" office:value="1.952362E-015" calcext:value-type="float">
            <text:p>1.952362E-15</text:p>
          </table:table-cell>
          <table:table-cell office:value-type="float" office:value="9.646551E-016" calcext:value-type="float">
            <text:p>9.646551E-16</text:p>
          </table:table-cell>
          <table:table-cell office:value-type="float" office:value="9.838532E-016" calcext:value-type="float">
            <text:p>9.838532E-16</text:p>
          </table:table-cell>
          <table:table-cell office:value-type="float" office:value="1.941481E-015" calcext:value-type="float">
            <text:p>1.941481E-15</text:p>
          </table:table-cell>
          <table:table-cell office:value-type="float" office:value="2.307227E-025" calcext:value-type="float">
            <text:p>2.307227E-25</text:p>
          </table:table-cell>
          <table:table-cell office:value-type="float" office:value="1.066905E-029" calcext:value-type="float">
            <text:p>1.066905E-29</text:p>
          </table:table-cell>
          <table:table-cell office:value-type="float" office:value="2.368889E-034" calcext:value-type="float">
            <text:p>2.368889E-34</text:p>
          </table:table-cell>
          <table:table-cell office:value-type="float" office:value="3.832376E-039" calcext:value-type="float">
            <text:p>3.832376E-39</text:p>
          </table:table-cell>
          <table:table-cell office:value-type="float" office:value="2.382207E-044" calcext:value-type="float">
            <text:p>2.382207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1.6406" calcext:value-type="float">
            <text:p>-61.6406</text:p>
          </table:table-cell>
          <table:table-cell office:value-type="float" office:value="-0.02268868" calcext:value-type="float">
            <text:p>-0.02268868</text:p>
          </table:table-cell>
          <table:table-cell office:value-type="float" office:value="-0.02218986" calcext:value-type="float">
            <text:p>-0.02218986</text:p>
          </table:table-cell>
          <table:table-cell office:value-type="float" office:value="-0.02202211" calcext:value-type="float">
            <text:p>-0.02202211</text:p>
          </table:table-cell>
          <table:table-cell office:value-type="float" office:value="-0.02228297" calcext:value-type="float">
            <text:p>-0.02228297</text:p>
          </table:table-cell>
          <table:table-cell office:value-type="float" office:value="-0.02391142" calcext:value-type="float">
            <text:p>-0.02391142</text:p>
          </table:table-cell>
          <table:table-cell office:value-type="float" office:value="-0.02824187" calcext:value-type="float">
            <text:p>-0.02824187</text:p>
          </table:table-cell>
          <table:table-cell office:value-type="float" office:value="-0.03139589" calcext:value-type="float">
            <text:p>-0.03139589</text:p>
          </table:table-cell>
          <table:table-cell office:value-type="float" office:value="-0.0307092" calcext:value-type="float">
            <text:p>-0.0307092</text:p>
          </table:table-cell>
          <table:table-cell office:value-type="float" office:value="-0.02292122" calcext:value-type="float">
            <text:p>-0.02292122</text:p>
          </table:table-cell>
          <table:table-cell office:value-type="float" office:value="0" calcext:value-type="float">
            <text:p>0</text:p>
          </table:table-cell>
          <table:table-cell office:value-type="float" office:value="0.02738616" calcext:value-type="float">
            <text:p>0.02738616</text:p>
          </table:table-cell>
          <table:table-cell office:value-type="float" office:value="-17.42391" calcext:value-type="float">
            <text:p>-17.42391</text:p>
          </table:table-cell>
          <table:table-cell office:value-type="float" office:value="-0.0004258663" calcext:value-type="float">
            <text:p>-0.0004258663</text:p>
          </table:table-cell>
          <table:table-cell office:value-type="float" office:value="-9999" calcext:value-type="float">
            <text:p>-9999</text:p>
          </table:table-cell>
          <table:table-cell office:value-type="float" office:value="-2.393679" calcext:value-type="float">
            <text:p>-2.393679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24102003" calcext:value-type="float">
            <text:p>24102003</text:p>
          </table:table-cell>
          <table:table-cell office:value-type="float" office:value="848.702" calcext:value-type="float">
            <text:p>848.702</text:p>
          </table:table-cell>
          <table:table-cell office:value-type="float" office:value="716.763" calcext:value-type="float">
            <text:p>716.763</text:p>
          </table:table-cell>
          <table:table-cell office:value-type="float" office:value="21.41418" calcext:value-type="float">
            <text:p>21.41418</text:p>
          </table:table-cell>
          <table:table-cell office:value-type="float" office:value="1060.821" calcext:value-type="float">
            <text:p>1060.821</text:p>
          </table:table-cell>
          <table:table-cell office:value-type="float" office:value="114.8556" calcext:value-type="float">
            <text:p>114.8556</text:p>
          </table:table-cell>
          <table:table-cell office:value-type="float" office:value="0" calcext:value-type="float">
            <text:p>0</text:p>
          </table:table-cell>
          <table:table-cell office:value-type="float" office:value="0.1215163" calcext:value-type="float">
            <text:p>0.1215163</text:p>
          </table:table-cell>
          <table:table-cell office:value-type="float" office:value="0.3192351" calcext:value-type="float">
            <text:p>0.3192351</text:p>
          </table:table-cell>
          <table:table-cell office:value-type="float" office:value="0.3205149" calcext:value-type="float">
            <text:p>0.3205149</text:p>
          </table:table-cell>
          <table:table-cell office:value-type="float" office:value="0.3211024" calcext:value-type="float">
            <text:p>0.3211024</text:p>
          </table:table-cell>
          <table:table-cell office:value-type="float" office:value="0.3207667" calcext:value-type="float">
            <text:p>0.3207667</text:p>
          </table:table-cell>
          <table:table-cell office:value-type="float" office:value="0.278766" calcext:value-type="float">
            <text:p>0.278766</text:p>
          </table:table-cell>
          <table:table-cell office:value-type="float" office:value="0.2726371" calcext:value-type="float">
            <text:p>0.2726371</text:p>
          </table:table-cell>
          <table:table-cell office:value-type="float" office:value="0.358316" calcext:value-type="float">
            <text:p>0.358316</text:p>
          </table:table-cell>
          <table:table-cell office:value-type="float" office:value="0.3478205" calcext:value-type="float">
            <text:p>0.3478205</text:p>
          </table:table-cell>
          <table:table-cell office:value-type="float" office:value="0.359657" calcext:value-type="float">
            <text:p>0.359657</text:p>
          </table:table-cell>
          <table:table-cell office:value-type="float" office:value="0.3775789" calcext:value-type="float">
            <text:p>0.3775789</text:p>
          </table:table-cell>
          <table:table-cell office:value-type="float" office:value="0.3916773" calcext:value-type="float">
            <text:p>0.3916773</text:p>
          </table:table-cell>
          <table:table-cell office:value-type="float" office:value="0.4623747" calcext:value-type="float">
            <text:p>0.4623747</text:p>
          </table:table-cell>
          <table:table-cell office:value-type="float" office:value="0" calcext:value-type="float">
            <text:p>0</text:p>
          </table:table-cell>
          <table:table-cell office:value-type="float" office:value="1.941485E-015" calcext:value-type="float">
            <text:p>1.941485E-15</text:p>
          </table:table-cell>
          <table:table-cell office:value-type="float" office:value="9.708047E-016" calcext:value-type="float">
            <text:p>9.708047E-16</text:p>
          </table:table-cell>
          <table:table-cell office:value-type="float" office:value="1.968768E-015" calcext:value-type="float">
            <text:p>1.968768E-15</text:p>
          </table:table-cell>
          <table:table-cell office:value-type="float" office:value="1.952359E-015" calcext:value-type="float">
            <text:p>1.952359E-15</text:p>
          </table:table-cell>
          <table:table-cell office:value-type="float" office:value="9.646384E-016" calcext:value-type="float">
            <text:p>9.646384E-16</text:p>
          </table:table-cell>
          <table:table-cell office:value-type="float" office:value="9.838532E-016" calcext:value-type="float">
            <text:p>9.838532E-16</text:p>
          </table:table-cell>
          <table:table-cell office:value-type="float" office:value="1.941481E-015" calcext:value-type="float">
            <text:p>1.941481E-15</text:p>
          </table:table-cell>
          <table:table-cell office:value-type="float" office:value="2.307227E-025" calcext:value-type="float">
            <text:p>2.307227E-25</text:p>
          </table:table-cell>
          <table:table-cell office:value-type="float" office:value="1.066905E-029" calcext:value-type="float">
            <text:p>1.066905E-29</text:p>
          </table:table-cell>
          <table:table-cell office:value-type="float" office:value="2.368889E-034" calcext:value-type="float">
            <text:p>2.368889E-34</text:p>
          </table:table-cell>
          <table:table-cell office:value-type="float" office:value="3.832376E-039" calcext:value-type="float">
            <text:p>3.832376E-39</text:p>
          </table:table-cell>
          <table:table-cell office:value-type="float" office:value="2.522337E-044" calcext:value-type="float">
            <text:p>2.522337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8.77673" calcext:value-type="float">
            <text:p>-38.77673</text:p>
          </table:table-cell>
          <table:table-cell office:value-type="float" office:value="-0.02420089" calcext:value-type="float">
            <text:p>-0.02420089</text:p>
          </table:table-cell>
          <table:table-cell office:value-type="float" office:value="-0.0236148" calcext:value-type="float">
            <text:p>-0.0236148</text:p>
          </table:table-cell>
          <table:table-cell office:value-type="float" office:value="-0.02337351" calcext:value-type="float">
            <text:p>-0.02337351</text:p>
          </table:table-cell>
          <table:table-cell office:value-type="float" office:value="-0.02352529" calcext:value-type="float">
            <text:p>-0.02352529</text:p>
          </table:table-cell>
          <table:table-cell office:value-type="float" office:value="-0.02453677" calcext:value-type="float">
            <text:p>-0.02453677</text:p>
          </table:table-cell>
          <table:table-cell office:value-type="float" office:value="-0.02796479" calcext:value-type="float">
            <text:p>-0.02796479</text:p>
          </table:table-cell>
          <table:table-cell office:value-type="float" office:value="-0.0304855" calcext:value-type="float">
            <text:p>-0.0304855</text:p>
          </table:table-cell>
          <table:table-cell office:value-type="float" office:value="-0.03024733" calcext:value-type="float">
            <text:p>-0.03024733</text:p>
          </table:table-cell>
          <table:table-cell office:value-type="float" office:value="-0.02283615" calcext:value-type="float">
            <text:p>-0.02283615</text:p>
          </table:table-cell>
          <table:table-cell office:value-type="float" office:value="0" calcext:value-type="float">
            <text:p>0</text:p>
          </table:table-cell>
          <table:table-cell office:value-type="float" office:value="0.02738616" calcext:value-type="float">
            <text:p>0.02738616</text:p>
          </table:table-cell>
          <table:table-cell office:value-type="float" office:value="-17.37296" calcext:value-type="float">
            <text:p>-17.37296</text:p>
          </table:table-cell>
          <table:table-cell office:value-type="float" office:value="-0.0004272887" calcext:value-type="float">
            <text:p>-0.0004272887</text:p>
          </table:table-cell>
          <table:table-cell office:value-type="float" office:value="-9999" calcext:value-type="float">
            <text:p>-9999</text:p>
          </table:table-cell>
          <table:table-cell office:value-type="float" office:value="-2.395904" calcext:value-type="float">
            <text:p>-2.395904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25102003" calcext:value-type="float">
            <text:p>25102003</text:p>
          </table:table-cell>
          <table:table-cell office:value-type="float" office:value="848.702" calcext:value-type="float">
            <text:p>848.702</text:p>
          </table:table-cell>
          <table:table-cell office:value-type="float" office:value="716.3334" calcext:value-type="float">
            <text:p>716.3334</text:p>
          </table:table-cell>
          <table:table-cell office:value-type="float" office:value="21.41418" calcext:value-type="float">
            <text:p>21.41418</text:p>
          </table:table-cell>
          <table:table-cell office:value-type="float" office:value="1061.251" calcext:value-type="float">
            <text:p>1061.251</text:p>
          </table:table-cell>
          <table:table-cell office:value-type="float" office:value="114.8556" calcext:value-type="float">
            <text:p>114.8556</text:p>
          </table:table-cell>
          <table:table-cell office:value-type="float" office:value="0" calcext:value-type="float">
            <text:p>0</text:p>
          </table:table-cell>
          <table:table-cell office:value-type="float" office:value="0.126703" calcext:value-type="float">
            <text:p>0.126703</text:p>
          </table:table-cell>
          <table:table-cell office:value-type="float" office:value="0.317475" calcext:value-type="float">
            <text:p>0.317475</text:p>
          </table:table-cell>
          <table:table-cell office:value-type="float" office:value="0.3184955" calcext:value-type="float">
            <text:p>0.3184955</text:p>
          </table:table-cell>
          <table:table-cell office:value-type="float" office:value="0.3191816" calcext:value-type="float">
            <text:p>0.3191816</text:p>
          </table:table-cell>
          <table:table-cell office:value-type="float" office:value="0.3191765" calcext:value-type="float">
            <text:p>0.3191765</text:p>
          </table:table-cell>
          <table:table-cell office:value-type="float" office:value="0.2779902" calcext:value-type="float">
            <text:p>0.2779902</text:p>
          </table:table-cell>
          <table:table-cell office:value-type="float" office:value="0.2728595" calcext:value-type="float">
            <text:p>0.2728595</text:p>
          </table:table-cell>
          <table:table-cell office:value-type="float" office:value="0.3586947" calcext:value-type="float">
            <text:p>0.3586947</text:p>
          </table:table-cell>
          <table:table-cell office:value-type="float" office:value="0.3481612" calcext:value-type="float">
            <text:p>0.3481612</text:p>
          </table:table-cell>
          <table:table-cell office:value-type="float" office:value="0.3597644" calcext:value-type="float">
            <text:p>0.3597644</text:p>
          </table:table-cell>
          <table:table-cell office:value-type="float" office:value="0.3776087" calcext:value-type="float">
            <text:p>0.3776087</text:p>
          </table:table-cell>
          <table:table-cell office:value-type="float" office:value="0.3916445" calcext:value-type="float">
            <text:p>0.3916445</text:p>
          </table:table-cell>
          <table:table-cell office:value-type="float" office:value="0.462313" calcext:value-type="float">
            <text:p>0.462313</text:p>
          </table:table-cell>
          <table:table-cell office:value-type="float" office:value="0" calcext:value-type="float">
            <text:p>0</text:p>
          </table:table-cell>
          <table:table-cell office:value-type="float" office:value="1.924782E-015" calcext:value-type="float">
            <text:p>1.924782E-15</text:p>
          </table:table-cell>
          <table:table-cell office:value-type="float" office:value="9.734253E-016" calcext:value-type="float">
            <text:p>9.734253E-16</text:p>
          </table:table-cell>
          <table:table-cell office:value-type="float" office:value="1.968075E-015" calcext:value-type="float">
            <text:p>1.968075E-15</text:p>
          </table:table-cell>
          <table:table-cell office:value-type="float" office:value="1.953071E-015" calcext:value-type="float">
            <text:p>1.953071E-15</text:p>
          </table:table-cell>
          <table:table-cell office:value-type="float" office:value="9.662492E-016" calcext:value-type="float">
            <text:p>9.662492E-16</text:p>
          </table:table-cell>
          <table:table-cell office:value-type="float" office:value="9.838907E-016" calcext:value-type="float">
            <text:p>9.838907E-16</text:p>
          </table:table-cell>
          <table:table-cell office:value-type="float" office:value="1.941508E-015" calcext:value-type="float">
            <text:p>1.941508E-15</text:p>
          </table:table-cell>
          <table:table-cell office:value-type="float" office:value="3.078805E-020" calcext:value-type="float">
            <text:p>3.078805E-20</text:p>
          </table:table-cell>
          <table:table-cell office:value-type="float" office:value="5.505514E-025" calcext:value-type="float">
            <text:p>5.505514E-25</text:p>
          </table:table-cell>
          <table:table-cell office:value-type="float" office:value="4.922578E-030" calcext:value-type="float">
            <text:p>4.922578E-30</text:p>
          </table:table-cell>
          <table:table-cell office:value-type="float" office:value="3.563205E-035" calcext:value-type="float">
            <text:p>3.563205E-35</text:p>
          </table:table-cell>
          <table:table-cell office:value-type="float" office:value="1.062184E-040" calcext:value-type="float">
            <text:p>1.062184E-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7.55905" calcext:value-type="float">
            <text:p>-27.55905</text:p>
          </table:table-cell>
          <table:table-cell office:value-type="float" office:value="-0.02504878" calcext:value-type="float">
            <text:p>-0.02504878</text:p>
          </table:table-cell>
          <table:table-cell office:value-type="float" office:value="-0.0245593" calcext:value-type="float">
            <text:p>-0.0245593</text:p>
          </table:table-cell>
          <table:table-cell office:value-type="float" office:value="-0.02425619" calcext:value-type="float">
            <text:p>-0.02425619</text:p>
          </table:table-cell>
          <table:table-cell office:value-type="float" office:value="-0.02425737" calcext:value-type="float">
            <text:p>-0.02425737</text:p>
          </table:table-cell>
          <table:table-cell office:value-type="float" office:value="-0.02505676" calcext:value-type="float">
            <text:p>-0.02505676</text:p>
          </table:table-cell>
          <table:table-cell office:value-type="float" office:value="-0.02777431" calcext:value-type="float">
            <text:p>-0.02777431</text:p>
          </table:table-cell>
          <table:table-cell office:value-type="float" office:value="-0.02979622" calcext:value-type="float">
            <text:p>-0.02979622</text:p>
          </table:table-cell>
          <table:table-cell office:value-type="float" office:value="-0.02975941" calcext:value-type="float">
            <text:p>-0.02975941</text:p>
          </table:table-cell>
          <table:table-cell office:value-type="float" office:value="-0.02272033" calcext:value-type="float">
            <text:p>-0.02272033</text:p>
          </table:table-cell>
          <table:table-cell office:value-type="float" office:value="0" calcext:value-type="float">
            <text:p>0</text:p>
          </table:table-cell>
          <table:table-cell office:value-type="float" office:value="0.02738616" calcext:value-type="float">
            <text:p>0.02738616</text:p>
          </table:table-cell>
          <table:table-cell office:value-type="float" office:value="-29.12703" calcext:value-type="float">
            <text:p>-29.12703</text:p>
          </table:table-cell>
          <table:table-cell office:value-type="float" office:value="0.04451706" calcext:value-type="float">
            <text:p>0.04451706</text:p>
          </table:table-cell>
          <table:table-cell office:value-type="float" office:value="-9999.045" calcext:value-type="float">
            <text:p>-9999.045</text:p>
          </table:table-cell>
          <table:table-cell office:value-type="float" office:value="-2.39838" calcext:value-type="float">
            <text:p>-2.39838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26102003" calcext:value-type="float">
            <text:p>26102003</text:p>
          </table:table-cell>
          <table:table-cell office:value-type="float" office:value="848.702" calcext:value-type="float">
            <text:p>848.702</text:p>
          </table:table-cell>
          <table:table-cell office:value-type="float" office:value="716.3167" calcext:value-type="float">
            <text:p>716.3167</text:p>
          </table:table-cell>
          <table:table-cell office:value-type="float" office:value="21.41418" calcext:value-type="float">
            <text:p>21.41418</text:p>
          </table:table-cell>
          <table:table-cell office:value-type="float" office:value="1061.552" calcext:value-type="float">
            <text:p>1061.552</text:p>
          </table:table-cell>
          <table:table-cell office:value-type="float" office:value="114.5722" calcext:value-type="float">
            <text:p>114.5722</text:p>
          </table:table-cell>
          <table:table-cell office:value-type="float" office:value="0" calcext:value-type="float">
            <text:p>0</text:p>
          </table:table-cell>
          <table:table-cell office:value-type="float" office:value="0.126914" calcext:value-type="float">
            <text:p>0.126914</text:p>
          </table:table-cell>
          <table:table-cell office:value-type="float" office:value="0.3170308" calcext:value-type="float">
            <text:p>0.3170308</text:p>
          </table:table-cell>
          <table:table-cell office:value-type="float" office:value="0.3178659" calcext:value-type="float">
            <text:p>0.3178659</text:p>
          </table:table-cell>
          <table:table-cell office:value-type="float" office:value="0.3183532" calcext:value-type="float">
            <text:p>0.3183532</text:p>
          </table:table-cell>
          <table:table-cell office:value-type="float" office:value="0.3182067" calcext:value-type="float">
            <text:p>0.3182067</text:p>
          </table:table-cell>
          <table:table-cell office:value-type="float" office:value="0.277514" calcext:value-type="float">
            <text:p>0.277514</text:p>
          </table:table-cell>
          <table:table-cell office:value-type="float" office:value="0.2730595" calcext:value-type="float">
            <text:p>0.2730595</text:p>
          </table:table-cell>
          <table:table-cell office:value-type="float" office:value="0.3590132" calcext:value-type="float">
            <text:p>0.3590132</text:p>
          </table:table-cell>
          <table:table-cell office:value-type="float" office:value="0.3485236" calcext:value-type="float">
            <text:p>0.3485236</text:p>
          </table:table-cell>
          <table:table-cell office:value-type="float" office:value="0.3599136" calcext:value-type="float">
            <text:p>0.3599136</text:p>
          </table:table-cell>
          <table:table-cell office:value-type="float" office:value="0.3775992" calcext:value-type="float">
            <text:p>0.3775992</text:p>
          </table:table-cell>
          <table:table-cell office:value-type="float" office:value="0.391803" calcext:value-type="float">
            <text:p>0.391803</text:p>
          </table:table-cell>
          <table:table-cell office:value-type="float" office:value="0.451085" calcext:value-type="float">
            <text:p>0.451085</text:p>
          </table:table-cell>
          <table:table-cell office:value-type="float" office:value="0" calcext:value-type="float">
            <text:p>0</text:p>
          </table:table-cell>
          <table:table-cell office:value-type="float" office:value="1.924902E-015" calcext:value-type="float">
            <text:p>1.924902E-15</text:p>
          </table:table-cell>
          <table:table-cell office:value-type="float" office:value="9.7344E-016" calcext:value-type="float">
            <text:p>9.7344E-16</text:p>
          </table:table-cell>
          <table:table-cell office:value-type="float" office:value="1.968065E-015" calcext:value-type="float">
            <text:p>1.968065E-15</text:p>
          </table:table-cell>
          <table:table-cell office:value-type="float" office:value="1.953054E-015" calcext:value-type="float">
            <text:p>1.953054E-15</text:p>
          </table:table-cell>
          <table:table-cell office:value-type="float" office:value="9.662329E-016" calcext:value-type="float">
            <text:p>9.662329E-16</text:p>
          </table:table-cell>
          <table:table-cell office:value-type="float" office:value="9.838907E-016" calcext:value-type="float">
            <text:p>9.838907E-16</text:p>
          </table:table-cell>
          <table:table-cell office:value-type="float" office:value="1.941508E-015" calcext:value-type="float">
            <text:p>1.941508E-15</text:p>
          </table:table-cell>
          <table:table-cell office:value-type="float" office:value="3.078805E-020" calcext:value-type="float">
            <text:p>3.078805E-20</text:p>
          </table:table-cell>
          <table:table-cell office:value-type="float" office:value="5.505514E-025" calcext:value-type="float">
            <text:p>5.505514E-25</text:p>
          </table:table-cell>
          <table:table-cell office:value-type="float" office:value="4.922578E-030" calcext:value-type="float">
            <text:p>4.922578E-30</text:p>
          </table:table-cell>
          <table:table-cell office:value-type="float" office:value="3.563205E-035" calcext:value-type="float">
            <text:p>3.563205E-35</text:p>
          </table:table-cell>
          <table:table-cell office:value-type="float" office:value="1.062184E-040" calcext:value-type="float">
            <text:p>1.062184E-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7.21331" calcext:value-type="float">
            <text:p>-27.21331</text:p>
          </table:table-cell>
          <table:table-cell office:value-type="float" office:value="-0.02526388" calcext:value-type="float">
            <text:p>-0.02526388</text:p>
          </table:table-cell>
          <table:table-cell office:value-type="float" office:value="-0.02486083" calcext:value-type="float">
            <text:p>-0.02486083</text:p>
          </table:table-cell>
          <table:table-cell office:value-type="float" office:value="-0.0246472" calcext:value-type="float">
            <text:p>-0.0246472</text:p>
          </table:table-cell>
          <table:table-cell office:value-type="float" office:value="-0.02471482" calcext:value-type="float">
            <text:p>-0.02471482</text:p>
          </table:table-cell>
          <table:table-cell office:value-type="float" office:value="-0.02538111" calcext:value-type="float">
            <text:p>-0.02538111</text:p>
          </table:table-cell>
          <table:table-cell office:value-type="float" office:value="-0.02760366" calcext:value-type="float">
            <text:p>-0.02760366</text:p>
          </table:table-cell>
          <table:table-cell office:value-type="float" office:value="-0.0292288" calcext:value-type="float">
            <text:p>-0.0292288</text:p>
          </table:table-cell>
          <table:table-cell office:value-type="float" office:value="-0.0292489" calcext:value-type="float">
            <text:p>-0.0292489</text:p>
          </table:table-cell>
          <table:table-cell office:value-type="float" office:value="-0.02255981" calcext:value-type="float">
            <text:p>-0.02255981</text:p>
          </table:table-cell>
          <table:table-cell office:value-type="float" office:value="0" calcext:value-type="float">
            <text:p>0</text:p>
          </table:table-cell>
          <table:table-cell office:value-type="float" office:value="0.02738616" calcext:value-type="float">
            <text:p>0.02738616</text:p>
          </table:table-cell>
          <table:table-cell office:value-type="float" office:value="-24.74794" calcext:value-type="float">
            <text:p>-24.74794</text:p>
          </table:table-cell>
          <table:table-cell office:value-type="float" office:value="0.04451564" calcext:value-type="float">
            <text:p>0.04451564</text:p>
          </table:table-cell>
          <table:table-cell office:value-type="float" office:value="-9999.045" calcext:value-type="float">
            <text:p>-9999.045</text:p>
          </table:table-cell>
          <table:table-cell office:value-type="float" office:value="-2.297087" calcext:value-type="float">
            <text:p>-2.297087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7102003" calcext:value-type="float">
            <text:p>27102003</text:p>
          </table:table-cell>
          <table:table-cell office:value-type="float" office:value="849.2017" calcext:value-type="float">
            <text:p>849.2017</text:p>
          </table:table-cell>
          <table:table-cell office:value-type="float" office:value="716.3893" calcext:value-type="float">
            <text:p>716.3893</text:p>
          </table:table-cell>
          <table:table-cell office:value-type="float" office:value="21.41418" calcext:value-type="float">
            <text:p>21.41418</text:p>
          </table:table-cell>
          <table:table-cell office:value-type="float" office:value="1062.839" calcext:value-type="float">
            <text:p>1062.839</text:p>
          </table:table-cell>
          <table:table-cell office:value-type="float" office:value="113.7128" calcext:value-type="float">
            <text:p>113.7128</text:p>
          </table:table-cell>
          <table:table-cell office:value-type="float" office:value="0" calcext:value-type="float">
            <text:p>0</text:p>
          </table:table-cell>
          <table:table-cell office:value-type="float" office:value="0.1291272" calcext:value-type="float">
            <text:p>0.1291272</text:p>
          </table:table-cell>
          <table:table-cell office:value-type="float" office:value="0.3164849" calcext:value-type="float">
            <text:p>0.3164849</text:p>
          </table:table-cell>
          <table:table-cell office:value-type="float" office:value="0.3172688" calcext:value-type="float">
            <text:p>0.3172688</text:p>
          </table:table-cell>
          <table:table-cell office:value-type="float" office:value="0.3176578" calcext:value-type="float">
            <text:p>0.3176578</text:p>
          </table:table-cell>
          <table:table-cell office:value-type="float" office:value="0.3174858" calcext:value-type="float">
            <text:p>0.3174858</text:p>
          </table:table-cell>
          <table:table-cell office:value-type="float" office:value="0.2771206" calcext:value-type="float">
            <text:p>0.2771206</text:p>
          </table:table-cell>
          <table:table-cell office:value-type="float" office:value="0.2731887" calcext:value-type="float">
            <text:p>0.2731887</text:p>
          </table:table-cell>
          <table:table-cell office:value-type="float" office:value="0.359268" calcext:value-type="float">
            <text:p>0.359268</text:p>
          </table:table-cell>
          <table:table-cell office:value-type="float" office:value="0.3488685" calcext:value-type="float">
            <text:p>0.3488685</text:p>
          </table:table-cell>
          <table:table-cell office:value-type="float" office:value="0.3600672" calcext:value-type="float">
            <text:p>0.3600672</text:p>
          </table:table-cell>
          <table:table-cell office:value-type="float" office:value="0.3776305" calcext:value-type="float">
            <text:p>0.3776305</text:p>
          </table:table-cell>
          <table:table-cell office:value-type="float" office:value="0.3922441" calcext:value-type="float">
            <text:p>0.3922441</text:p>
          </table:table-cell>
          <table:table-cell office:value-type="float" office:value="0.4557745" calcext:value-type="float">
            <text:p>0.4557745</text:p>
          </table:table-cell>
          <table:table-cell office:value-type="float" office:value="0" calcext:value-type="float">
            <text:p>0</text:p>
          </table:table-cell>
          <table:table-cell office:value-type="float" office:value="1.925021E-015" calcext:value-type="float">
            <text:p>1.925021E-15</text:p>
          </table:table-cell>
          <table:table-cell office:value-type="float" office:value="9.73454E-016" calcext:value-type="float">
            <text:p>9.73454E-16</text:p>
          </table:table-cell>
          <table:table-cell office:value-type="float" office:value="1.968056E-015" calcext:value-type="float">
            <text:p>1.968056E-15</text:p>
          </table:table-cell>
          <table:table-cell office:value-type="float" office:value="1.953038E-015" calcext:value-type="float">
            <text:p>1.953038E-15</text:p>
          </table:table-cell>
          <table:table-cell office:value-type="float" office:value="9.662174E-016" calcext:value-type="float">
            <text:p>9.662174E-16</text:p>
          </table:table-cell>
          <table:table-cell office:value-type="float" office:value="9.838907E-016" calcext:value-type="float">
            <text:p>9.838907E-16</text:p>
          </table:table-cell>
          <table:table-cell office:value-type="float" office:value="1.941508E-015" calcext:value-type="float">
            <text:p>1.941508E-15</text:p>
          </table:table-cell>
          <table:table-cell office:value-type="float" office:value="3.078805E-020" calcext:value-type="float">
            <text:p>3.078805E-20</text:p>
          </table:table-cell>
          <table:table-cell office:value-type="float" office:value="5.505514E-025" calcext:value-type="float">
            <text:p>5.505514E-25</text:p>
          </table:table-cell>
          <table:table-cell office:value-type="float" office:value="4.922578E-030" calcext:value-type="float">
            <text:p>4.922578E-30</text:p>
          </table:table-cell>
          <table:table-cell office:value-type="float" office:value="3.563205E-035" calcext:value-type="float">
            <text:p>3.563205E-35</text:p>
          </table:table-cell>
          <table:table-cell office:value-type="float" office:value="1.062184E-040" calcext:value-type="float">
            <text:p>1.062184E-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3.83737" calcext:value-type="float">
            <text:p>-23.83737</text:p>
          </table:table-cell>
          <table:table-cell office:value-type="float" office:value="-0.02553293" calcext:value-type="float">
            <text:p>-0.02553293</text:p>
          </table:table-cell>
          <table:table-cell office:value-type="float" office:value="-0.02514954" calcext:value-type="float">
            <text:p>-0.02514954</text:p>
          </table:table-cell>
          <table:table-cell office:value-type="float" office:value="-0.02498031" calcext:value-type="float">
            <text:p>-0.02498031</text:p>
          </table:table-cell>
          <table:table-cell office:value-type="float" office:value="-0.0250623" calcext:value-type="float">
            <text:p>-0.0250623</text:p>
          </table:table-cell>
          <table:table-cell office:value-type="float" office:value="-0.02565293" calcext:value-type="float">
            <text:p>-0.02565293</text:p>
          </table:table-cell>
          <table:table-cell office:value-type="float" office:value="-0.02749537" calcext:value-type="float">
            <text:p>-0.02749537</text:p>
          </table:table-cell>
          <table:table-cell office:value-type="float" office:value="-0.02878297" calcext:value-type="float">
            <text:p>-0.02878297</text:p>
          </table:table-cell>
          <table:table-cell office:value-type="float" office:value="-0.02877137" calcext:value-type="float">
            <text:p>-0.02877137</text:p>
          </table:table-cell>
          <table:table-cell office:value-type="float" office:value="-0.02239572" calcext:value-type="float">
            <text:p>-0.02239572</text:p>
          </table:table-cell>
          <table:table-cell office:value-type="float" office:value="0" calcext:value-type="float">
            <text:p>0</text:p>
          </table:table-cell>
          <table:table-cell office:value-type="float" office:value="0.02738616" calcext:value-type="float">
            <text:p>0.02738616</text:p>
          </table:table-cell>
          <table:table-cell office:value-type="float" office:value="-4.61761" calcext:value-type="float">
            <text:p>-4.61761</text:p>
          </table:table-cell>
          <table:table-cell office:value-type="float" office:value="0.04451421" calcext:value-type="float">
            <text:p>0.04451421</text:p>
          </table:table-cell>
          <table:table-cell office:value-type="float" office:value="-9999.045" calcext:value-type="float">
            <text:p>-9999.045</text:p>
          </table:table-cell>
          <table:table-cell office:value-type="float" office:value="-2.326921" calcext:value-type="float">
            <text:p>-2.326921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28102003" calcext:value-type="float">
            <text:p>28102003</text:p>
          </table:table-cell>
          <table:table-cell office:value-type="float" office:value="849.3016" calcext:value-type="float">
            <text:p>849.3016</text:p>
          </table:table-cell>
          <table:table-cell office:value-type="float" office:value="716.9885" calcext:value-type="float">
            <text:p>716.9885</text:p>
          </table:table-cell>
          <table:table-cell office:value-type="float" office:value="21.41418" calcext:value-type="float">
            <text:p>21.41418</text:p>
          </table:table-cell>
          <table:table-cell office:value-type="float" office:value="1063.156" calcext:value-type="float">
            <text:p>1063.156</text:p>
          </table:table-cell>
          <table:table-cell office:value-type="float" office:value="112.8957" calcext:value-type="float">
            <text:p>112.8957</text:p>
          </table:table-cell>
          <table:table-cell office:value-type="float" office:value="0" calcext:value-type="float">
            <text:p>0</text:p>
          </table:table-cell>
          <table:table-cell office:value-type="float" office:value="0.1291921" calcext:value-type="float">
            <text:p>0.1291921</text:p>
          </table:table-cell>
          <table:table-cell office:value-type="float" office:value="0.3159051" calcext:value-type="float">
            <text:p>0.3159051</text:p>
          </table:table-cell>
          <table:table-cell office:value-type="float" office:value="0.3166631" calcext:value-type="float">
            <text:p>0.3166631</text:p>
          </table:table-cell>
          <table:table-cell office:value-type="float" office:value="0.3170362" calcext:value-type="float">
            <text:p>0.3170362</text:p>
          </table:table-cell>
          <table:table-cell office:value-type="float" office:value="0.3169055" calcext:value-type="float">
            <text:p>0.3169055</text:p>
          </table:table-cell>
          <table:table-cell office:value-type="float" office:value="0.2768249" calcext:value-type="float">
            <text:p>0.2768249</text:p>
          </table:table-cell>
          <table:table-cell office:value-type="float" office:value="0.273283" calcext:value-type="float">
            <text:p>0.273283</text:p>
          </table:table-cell>
          <table:table-cell office:value-type="float" office:value="0.3594756" calcext:value-type="float">
            <text:p>0.3594756</text:p>
          </table:table-cell>
          <table:table-cell office:value-type="float" office:value="0.3491936" calcext:value-type="float">
            <text:p>0.3491936</text:p>
          </table:table-cell>
          <table:table-cell office:value-type="float" office:value="0.360225" calcext:value-type="float">
            <text:p>0.360225</text:p>
          </table:table-cell>
          <table:table-cell office:value-type="float" office:value="0.3776925" calcext:value-type="float">
            <text:p>0.3776925</text:p>
          </table:table-cell>
          <table:table-cell office:value-type="float" office:value="0.392462" calcext:value-type="float">
            <text:p>0.392462</text:p>
          </table:table-cell>
          <table:table-cell office:value-type="float" office:value="0.460264" calcext:value-type="float">
            <text:p>0.460264</text:p>
          </table:table-cell>
          <table:table-cell office:value-type="float" office:value="0" calcext:value-type="float">
            <text:p>0</text:p>
          </table:table-cell>
          <table:table-cell office:value-type="float" office:value="1.92515E-015" calcext:value-type="float">
            <text:p>1.92515E-15</text:p>
          </table:table-cell>
          <table:table-cell office:value-type="float" office:value="9.734699E-016" calcext:value-type="float">
            <text:p>9.734699E-16</text:p>
          </table:table-cell>
          <table:table-cell office:value-type="float" office:value="1.968044E-015" calcext:value-type="float">
            <text:p>1.968044E-15</text:p>
          </table:table-cell>
          <table:table-cell office:value-type="float" office:value="1.95302E-015" calcext:value-type="float">
            <text:p>1.95302E-15</text:p>
          </table:table-cell>
          <table:table-cell office:value-type="float" office:value="9.662041E-016" calcext:value-type="float">
            <text:p>9.662041E-16</text:p>
          </table:table-cell>
          <table:table-cell office:value-type="float" office:value="9.838907E-016" calcext:value-type="float">
            <text:p>9.838907E-16</text:p>
          </table:table-cell>
          <table:table-cell office:value-type="float" office:value="1.941508E-015" calcext:value-type="float">
            <text:p>1.941508E-15</text:p>
          </table:table-cell>
          <table:table-cell office:value-type="float" office:value="3.078805E-020" calcext:value-type="float">
            <text:p>3.078805E-20</text:p>
          </table:table-cell>
          <table:table-cell office:value-type="float" office:value="5.505514E-025" calcext:value-type="float">
            <text:p>5.505514E-25</text:p>
          </table:table-cell>
          <table:table-cell office:value-type="float" office:value="4.922578E-030" calcext:value-type="float">
            <text:p>4.922578E-30</text:p>
          </table:table-cell>
          <table:table-cell office:value-type="float" office:value="3.563205E-035" calcext:value-type="float">
            <text:p>3.563205E-35</text:p>
          </table:table-cell>
          <table:table-cell office:value-type="float" office:value="1.062184E-040" calcext:value-type="float">
            <text:p>1.062184E-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3.71678" calcext:value-type="float">
            <text:p>-23.71678</text:p>
          </table:table-cell>
          <table:table-cell office:value-type="float" office:value="-0.02582236" calcext:value-type="float">
            <text:p>-0.02582236</text:p>
          </table:table-cell>
          <table:table-cell office:value-type="float" office:value="-0.02544675" calcext:value-type="float">
            <text:p>-0.02544675</text:p>
          </table:table-cell>
          <table:table-cell office:value-type="float" office:value="-0.02528253" calcext:value-type="float">
            <text:p>-0.02528253</text:p>
          </table:table-cell>
          <table:table-cell office:value-type="float" office:value="-0.02534557" calcext:value-type="float">
            <text:p>-0.02534557</text:p>
          </table:table-cell>
          <table:table-cell office:value-type="float" office:value="-0.02585943" calcext:value-type="float">
            <text:p>-0.02585943</text:p>
          </table:table-cell>
          <table:table-cell office:value-type="float" office:value="-0.02741606" calcext:value-type="float">
            <text:p>-0.02741606</text:p>
          </table:table-cell>
          <table:table-cell office:value-type="float" office:value="-0.02842513" calcext:value-type="float">
            <text:p>-0.02842513</text:p>
          </table:table-cell>
          <table:table-cell office:value-type="float" office:value="-0.02832891" calcext:value-type="float">
            <text:p>-0.02832891</text:p>
          </table:table-cell>
          <table:table-cell office:value-type="float" office:value="-0.02222852" calcext:value-type="float">
            <text:p>-0.02222852</text:p>
          </table:table-cell>
          <table:table-cell office:value-type="float" office:value="0" calcext:value-type="float">
            <text:p>0</text:p>
          </table:table-cell>
          <table:table-cell office:value-type="float" office:value="0.02738616" calcext:value-type="float">
            <text:p>0.02738616</text:p>
          </table:table-cell>
          <table:table-cell office:value-type="float" office:value="-34.88137" calcext:value-type="float">
            <text:p>-34.88137</text:p>
          </table:table-cell>
          <table:table-cell office:value-type="float" office:value="0.04451233" calcext:value-type="float">
            <text:p>0.04451233</text:p>
          </table:table-cell>
          <table:table-cell office:value-type="float" office:value="-9999.045" calcext:value-type="float">
            <text:p>-9999.045</text:p>
          </table:table-cell>
          <table:table-cell office:value-type="float" office:value="-2.354404" calcext:value-type="float">
            <text:p>-2.354404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29102003" calcext:value-type="float">
            <text:p>29102003</text:p>
          </table:table-cell>
          <table:table-cell office:value-type="float" office:value="849.3016" calcext:value-type="float">
            <text:p>849.3016</text:p>
          </table:table-cell>
          <table:table-cell office:value-type="float" office:value="717.0169" calcext:value-type="float">
            <text:p>717.0169</text:p>
          </table:table-cell>
          <table:table-cell office:value-type="float" office:value="21.41418" calcext:value-type="float">
            <text:p>21.41418</text:p>
          </table:table-cell>
          <table:table-cell office:value-type="float" office:value="1063.463" calcext:value-type="float">
            <text:p>1063.463</text:p>
          </table:table-cell>
          <table:table-cell office:value-type="float" office:value="112.5612" calcext:value-type="float">
            <text:p>112.5612</text:p>
          </table:table-cell>
          <table:table-cell office:value-type="float" office:value="0" calcext:value-type="float">
            <text:p>0</text:p>
          </table:table-cell>
          <table:table-cell office:value-type="float" office:value="0.1281661" calcext:value-type="float">
            <text:p>0.1281661</text:p>
          </table:table-cell>
          <table:table-cell office:value-type="float" office:value="0.315295" calcext:value-type="float">
            <text:p>0.315295</text:p>
          </table:table-cell>
          <table:table-cell office:value-type="float" office:value="0.3160697" calcext:value-type="float">
            <text:p>0.3160697</text:p>
          </table:table-cell>
          <table:table-cell office:value-type="float" office:value="0.3164973" calcext:value-type="float">
            <text:p>0.3164973</text:p>
          </table:table-cell>
          <table:table-cell office:value-type="float" office:value="0.3165136" calcext:value-type="float">
            <text:p>0.3165136</text:p>
          </table:table-cell>
          <table:table-cell office:value-type="float" office:value="0.2765273" calcext:value-type="float">
            <text:p>0.2765273</text:p>
          </table:table-cell>
          <table:table-cell office:value-type="float" office:value="0.2732869" calcext:value-type="float">
            <text:p>0.2732869</text:p>
          </table:table-cell>
          <table:table-cell office:value-type="float" office:value="0.3596726" calcext:value-type="float">
            <text:p>0.3596726</text:p>
          </table:table-cell>
          <table:table-cell office:value-type="float" office:value="0.3494996" calcext:value-type="float">
            <text:p>0.3494996</text:p>
          </table:table-cell>
          <table:table-cell office:value-type="float" office:value="0.360386" calcext:value-type="float">
            <text:p>0.360386</text:p>
          </table:table-cell>
          <table:table-cell office:value-type="float" office:value="0.3777686" calcext:value-type="float">
            <text:p>0.3777686</text:p>
          </table:table-cell>
          <table:table-cell office:value-type="float" office:value="0.3925345" calcext:value-type="float">
            <text:p>0.3925345</text:p>
          </table:table-cell>
          <table:table-cell office:value-type="float" office:value="0.4623747" calcext:value-type="float">
            <text:p>0.4623747</text:p>
          </table:table-cell>
          <table:table-cell office:value-type="float" office:value="0" calcext:value-type="float">
            <text:p>0</text:p>
          </table:table-cell>
          <table:table-cell office:value-type="float" office:value="1.925287E-015" calcext:value-type="float">
            <text:p>1.925287E-15</text:p>
          </table:table-cell>
          <table:table-cell office:value-type="float" office:value="9.734843E-016" calcext:value-type="float">
            <text:p>9.734843E-16</text:p>
          </table:table-cell>
          <table:table-cell office:value-type="float" office:value="1.968032E-015" calcext:value-type="float">
            <text:p>1.968032E-15</text:p>
          </table:table-cell>
          <table:table-cell office:value-type="float" office:value="1.953003E-015" calcext:value-type="float">
            <text:p>1.953003E-15</text:p>
          </table:table-cell>
          <table:table-cell office:value-type="float" office:value="9.661892E-016" calcext:value-type="float">
            <text:p>9.661892E-16</text:p>
          </table:table-cell>
          <table:table-cell office:value-type="float" office:value="9.838907E-016" calcext:value-type="float">
            <text:p>9.838907E-16</text:p>
          </table:table-cell>
          <table:table-cell office:value-type="float" office:value="1.941508E-015" calcext:value-type="float">
            <text:p>1.941508E-15</text:p>
          </table:table-cell>
          <table:table-cell office:value-type="float" office:value="3.078805E-020" calcext:value-type="float">
            <text:p>3.078805E-20</text:p>
          </table:table-cell>
          <table:table-cell office:value-type="float" office:value="5.505514E-025" calcext:value-type="float">
            <text:p>5.505514E-25</text:p>
          </table:table-cell>
          <table:table-cell office:value-type="float" office:value="4.922578E-030" calcext:value-type="float">
            <text:p>4.922578E-30</text:p>
          </table:table-cell>
          <table:table-cell office:value-type="float" office:value="3.563205E-035" calcext:value-type="float">
            <text:p>3.563205E-35</text:p>
          </table:table-cell>
          <table:table-cell office:value-type="float" office:value="1.062184E-040" calcext:value-type="float">
            <text:p>1.062184E-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5.22289" calcext:value-type="float">
            <text:p>-25.22289</text:p>
          </table:table-cell>
          <table:table-cell office:value-type="float" office:value="-0.02613125" calcext:value-type="float">
            <text:p>-0.02613125</text:p>
          </table:table-cell>
          <table:table-cell office:value-type="float" office:value="-0.02574194" calcext:value-type="float">
            <text:p>-0.02574194</text:p>
          </table:table-cell>
          <table:table-cell office:value-type="float" office:value="-0.02554839" calcext:value-type="float">
            <text:p>-0.02554839</text:p>
          </table:table-cell>
          <table:table-cell office:value-type="float" office:value="-0.02553989" calcext:value-type="float">
            <text:p>-0.02553989</text:p>
          </table:table-cell>
          <table:table-cell office:value-type="float" office:value="-0.0260691" calcext:value-type="float">
            <text:p>-0.0260691</text:p>
          </table:table-cell>
          <table:table-cell office:value-type="float" office:value="-0.02741128" calcext:value-type="float">
            <text:p>-0.02741128</text:p>
          </table:table-cell>
          <table:table-cell office:value-type="float" office:value="-0.02808967" calcext:value-type="float">
            <text:p>-0.02808967</text:p>
          </table:table-cell>
          <table:table-cell office:value-type="float" office:value="-0.02791911" calcext:value-type="float">
            <text:p>-0.02791911</text:p>
          </table:table-cell>
          <table:table-cell office:value-type="float" office:value="-0.02205924" calcext:value-type="float">
            <text:p>-0.02205924</text:p>
          </table:table-cell>
          <table:table-cell office:value-type="float" office:value="0" calcext:value-type="float">
            <text:p>0</text:p>
          </table:table-cell>
          <table:table-cell office:value-type="float" office:value="0.02738616" calcext:value-type="float">
            <text:p>0.02738616</text:p>
          </table:table-cell>
          <table:table-cell office:value-type="float" office:value="-35.38211" calcext:value-type="float">
            <text:p>-35.38211</text:p>
          </table:table-cell>
          <table:table-cell office:value-type="float" office:value="0.04451041" calcext:value-type="float">
            <text:p>0.04451041</text:p>
          </table:table-cell>
          <table:table-cell office:value-type="float" office:value="-9999.045" calcext:value-type="float">
            <text:p>-9999.045</text:p>
          </table:table-cell>
          <table:table-cell office:value-type="float" office:value="-2.369641" calcext:value-type="float">
            <text:p>-2.369641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30102003" calcext:value-type="float">
            <text:p>30102003</text:p>
          </table:table-cell>
          <table:table-cell office:value-type="float" office:value="849.3016" calcext:value-type="float">
            <text:p>849.3016</text:p>
          </table:table-cell>
          <table:table-cell office:value-type="float" office:value="716.8881" calcext:value-type="float">
            <text:p>716.8881</text:p>
          </table:table-cell>
          <table:table-cell office:value-type="float" office:value="21.41418" calcext:value-type="float">
            <text:p>21.41418</text:p>
          </table:table-cell>
          <table:table-cell office:value-type="float" office:value="1063.592" calcext:value-type="float">
            <text:p>1063.592</text:p>
          </table:table-cell>
          <table:table-cell office:value-type="float" office:value="112.5612" calcext:value-type="float">
            <text:p>112.5612</text:p>
          </table:table-cell>
          <table:table-cell office:value-type="float" office:value="0" calcext:value-type="float">
            <text:p>0</text:p>
          </table:table-cell>
          <table:table-cell office:value-type="float" office:value="0.1294811" calcext:value-type="float">
            <text:p>0.1294811</text:p>
          </table:table-cell>
          <table:table-cell office:value-type="float" office:value="0.3147276" calcext:value-type="float">
            <text:p>0.3147276</text:p>
          </table:table-cell>
          <table:table-cell office:value-type="float" office:value="0.3155339" calcext:value-type="float">
            <text:p>0.3155339</text:p>
          </table:table-cell>
          <table:table-cell office:value-type="float" office:value="0.3160523" calcext:value-type="float">
            <text:p>0.3160523</text:p>
          </table:table-cell>
          <table:table-cell office:value-type="float" office:value="0.3161438" calcext:value-type="float">
            <text:p>0.3161438</text:p>
          </table:table-cell>
          <table:table-cell office:value-type="float" office:value="0.2763319" calcext:value-type="float">
            <text:p>0.2763319</text:p>
          </table:table-cell>
          <table:table-cell office:value-type="float" office:value="0.2731604" calcext:value-type="float">
            <text:p>0.2731604</text:p>
          </table:table-cell>
          <table:table-cell office:value-type="float" office:value="0.3598148" calcext:value-type="float">
            <text:p>0.3598148</text:p>
          </table:table-cell>
          <table:table-cell office:value-type="float" office:value="0.3497957" calcext:value-type="float">
            <text:p>0.3497957</text:p>
          </table:table-cell>
          <table:table-cell office:value-type="float" office:value="0.3605494" calcext:value-type="float">
            <text:p>0.3605494</text:p>
          </table:table-cell>
          <table:table-cell office:value-type="float" office:value="0.3778512" calcext:value-type="float">
            <text:p>0.3778512</text:p>
          </table:table-cell>
          <table:table-cell office:value-type="float" office:value="0.3925634" calcext:value-type="float">
            <text:p>0.3925634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25424E-015" calcext:value-type="float">
            <text:p>1.925424E-15</text:p>
          </table:table-cell>
          <table:table-cell office:value-type="float" office:value="9.734998E-016" calcext:value-type="float">
            <text:p>9.734998E-16</text:p>
          </table:table-cell>
          <table:table-cell office:value-type="float" office:value="1.968019E-015" calcext:value-type="float">
            <text:p>1.968019E-15</text:p>
          </table:table-cell>
          <table:table-cell office:value-type="float" office:value="1.952986E-015" calcext:value-type="float">
            <text:p>1.952986E-15</text:p>
          </table:table-cell>
          <table:table-cell office:value-type="float" office:value="9.66176E-016" calcext:value-type="float">
            <text:p>9.66176E-16</text:p>
          </table:table-cell>
          <table:table-cell office:value-type="float" office:value="9.838907E-016" calcext:value-type="float">
            <text:p>9.838907E-16</text:p>
          </table:table-cell>
          <table:table-cell office:value-type="float" office:value="1.941508E-015" calcext:value-type="float">
            <text:p>1.941508E-15</text:p>
          </table:table-cell>
          <table:table-cell office:value-type="float" office:value="3.078805E-020" calcext:value-type="float">
            <text:p>3.078805E-20</text:p>
          </table:table-cell>
          <table:table-cell office:value-type="float" office:value="5.505514E-025" calcext:value-type="float">
            <text:p>5.505514E-25</text:p>
          </table:table-cell>
          <table:table-cell office:value-type="float" office:value="4.922578E-030" calcext:value-type="float">
            <text:p>4.922578E-30</text:p>
          </table:table-cell>
          <table:table-cell office:value-type="float" office:value="3.563205E-035" calcext:value-type="float">
            <text:p>3.563205E-35</text:p>
          </table:table-cell>
          <table:table-cell office:value-type="float" office:value="1.062184E-040" calcext:value-type="float">
            <text:p>1.062184E-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3.33105" calcext:value-type="float">
            <text:p>-23.33105</text:p>
          </table:table-cell>
          <table:table-cell office:value-type="float" office:value="-0.0264229" calcext:value-type="float">
            <text:p>-0.0264229</text:p>
          </table:table-cell>
          <table:table-cell office:value-type="float" office:value="-0.02601214" calcext:value-type="float">
            <text:p>-0.02601214</text:p>
          </table:table-cell>
          <table:table-cell office:value-type="float" office:value="-0.02576971" calcext:value-type="float">
            <text:p>-0.02576971</text:p>
          </table:table-cell>
          <table:table-cell office:value-type="float" office:value="-0.02572309" calcext:value-type="float">
            <text:p>-0.02572309</text:p>
          </table:table-cell>
          <table:table-cell office:value-type="float" office:value="-0.02620738" calcext:value-type="float">
            <text:p>-0.02620738</text:p>
          </table:table-cell>
          <table:table-cell office:value-type="float" office:value="-0.027518" calcext:value-type="float">
            <text:p>-0.027518</text:p>
          </table:table-cell>
          <table:table-cell office:value-type="float" office:value="-0.02785059" calcext:value-type="float">
            <text:p>-0.02785059</text:p>
          </table:table-cell>
          <table:table-cell office:value-type="float" office:value="-0.02752847" calcext:value-type="float">
            <text:p>-0.02752847</text:p>
          </table:table-cell>
          <table:table-cell office:value-type="float" office:value="-0.02188883" calcext:value-type="float">
            <text:p>-0.02188883</text:p>
          </table:table-cell>
          <table:table-cell office:value-type="float" office:value="0" calcext:value-type="float">
            <text:p>0</text:p>
          </table:table-cell>
          <table:table-cell office:value-type="float" office:value="0.02738616" calcext:value-type="float">
            <text:p>0.02738616</text:p>
          </table:table-cell>
          <table:table-cell office:value-type="float" office:value="-17.66347" calcext:value-type="float">
            <text:p>-17.66347</text:p>
          </table:table-cell>
          <table:table-cell office:value-type="float" office:value="0.04450893" calcext:value-type="float">
            <text:p>0.04450893</text:p>
          </table:table-cell>
          <table:table-cell office:value-type="float" office:value="-9999.045" calcext:value-type="float">
            <text:p>-9999.045</text:p>
          </table:table-cell>
          <table:table-cell office:value-type="float" office:value="-2.372433" calcext:value-type="float">
            <text:p>-2.372433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31102003" calcext:value-type="float">
            <text:p>31102003</text:p>
          </table:table-cell>
          <table:table-cell office:value-type="float" office:value="849.3016" calcext:value-type="float">
            <text:p>849.3016</text:p>
          </table:table-cell>
          <table:table-cell office:value-type="float" office:value="716.9952" calcext:value-type="float">
            <text:p>716.9952</text:p>
          </table:table-cell>
          <table:table-cell office:value-type="float" office:value="21.41418" calcext:value-type="float">
            <text:p>21.41418</text:p>
          </table:table-cell>
          <table:table-cell office:value-type="float" office:value="1063.485" calcext:value-type="float">
            <text:p>1063.485</text:p>
          </table:table-cell>
          <table:table-cell office:value-type="float" office:value="112.5612" calcext:value-type="float">
            <text:p>112.5612</text:p>
          </table:table-cell>
          <table:table-cell office:value-type="float" office:value="0" calcext:value-type="float">
            <text:p>0</text:p>
          </table:table-cell>
          <table:table-cell office:value-type="float" office:value="0.1299037" calcext:value-type="float">
            <text:p>0.1299037</text:p>
          </table:table-cell>
          <table:table-cell office:value-type="float" office:value="0.3142184" calcext:value-type="float">
            <text:p>0.3142184</text:p>
          </table:table-cell>
          <table:table-cell office:value-type="float" office:value="0.3150411" calcext:value-type="float">
            <text:p>0.3150411</text:p>
          </table:table-cell>
          <table:table-cell office:value-type="float" office:value="0.3156061" calcext:value-type="float">
            <text:p>0.3156061</text:p>
          </table:table-cell>
          <table:table-cell office:value-type="float" office:value="0.3157422" calcext:value-type="float">
            <text:p>0.3157422</text:p>
          </table:table-cell>
          <table:table-cell office:value-type="float" office:value="0.2761361" calcext:value-type="float">
            <text:p>0.2761361</text:p>
          </table:table-cell>
          <table:table-cell office:value-type="float" office:value="0.2731397" calcext:value-type="float">
            <text:p>0.2731397</text:p>
          </table:table-cell>
          <table:table-cell office:value-type="float" office:value="0.3599258" calcext:value-type="float">
            <text:p>0.3599258</text:p>
          </table:table-cell>
          <table:table-cell office:value-type="float" office:value="0.3500716" calcext:value-type="float">
            <text:p>0.3500716</text:p>
          </table:table-cell>
          <table:table-cell office:value-type="float" office:value="0.3607138" calcext:value-type="float">
            <text:p>0.3607138</text:p>
          </table:table-cell>
          <table:table-cell office:value-type="float" office:value="0.3779376" calcext:value-type="float">
            <text:p>0.3779376</text:p>
          </table:table-cell>
          <table:table-cell office:value-type="float" office:value="0.3925715" calcext:value-type="float">
            <text:p>0.3925715</text:p>
          </table:table-cell>
          <table:table-cell office:value-type="float" office:value="0.462375" calcext:value-type="float">
            <text:p>0.462375</text:p>
          </table:table-cell>
          <table:table-cell office:value-type="float" office:value="0" calcext:value-type="float">
            <text:p>0</text:p>
          </table:table-cell>
          <table:table-cell office:value-type="float" office:value="1.92555E-015" calcext:value-type="float">
            <text:p>1.92555E-15</text:p>
          </table:table-cell>
          <table:table-cell office:value-type="float" office:value="9.735178E-016" calcext:value-type="float">
            <text:p>9.735178E-16</text:p>
          </table:table-cell>
          <table:table-cell office:value-type="float" office:value="1.968E-015" calcext:value-type="float">
            <text:p>1.968E-15</text:p>
          </table:table-cell>
          <table:table-cell office:value-type="float" office:value="1.952978E-015" calcext:value-type="float">
            <text:p>1.952978E-15</text:p>
          </table:table-cell>
          <table:table-cell office:value-type="float" office:value="9.661587E-016" calcext:value-type="float">
            <text:p>9.661587E-16</text:p>
          </table:table-cell>
          <table:table-cell office:value-type="float" office:value="9.838907E-016" calcext:value-type="float">
            <text:p>9.838907E-16</text:p>
          </table:table-cell>
          <table:table-cell office:value-type="float" office:value="1.941508E-015" calcext:value-type="float">
            <text:p>1.941508E-15</text:p>
          </table:table-cell>
          <table:table-cell office:value-type="float" office:value="3.078805E-020" calcext:value-type="float">
            <text:p>3.078805E-20</text:p>
          </table:table-cell>
          <table:table-cell office:value-type="float" office:value="5.505514E-025" calcext:value-type="float">
            <text:p>5.505514E-25</text:p>
          </table:table-cell>
          <table:table-cell office:value-type="float" office:value="4.922577E-030" calcext:value-type="float">
            <text:p>4.922577E-30</text:p>
          </table:table-cell>
          <table:table-cell office:value-type="float" office:value="3.563205E-035" calcext:value-type="float">
            <text:p>3.563205E-35</text:p>
          </table:table-cell>
          <table:table-cell office:value-type="float" office:value="1.062184E-040" calcext:value-type="float">
            <text:p>1.062184E-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2.74187" calcext:value-type="float">
            <text:p>-22.74187</text:p>
          </table:table-cell>
          <table:table-cell office:value-type="float" office:value="-0.02668758" calcext:value-type="float">
            <text:p>-0.02668758</text:p>
          </table:table-cell>
          <table:table-cell office:value-type="float" office:value="-0.02626337" calcext:value-type="float">
            <text:p>-0.02626337</text:p>
          </table:table-cell>
          <table:table-cell office:value-type="float" office:value="-0.02599406" calcext:value-type="float">
            <text:p>-0.02599406</text:p>
          </table:table-cell>
          <table:table-cell office:value-type="float" office:value="-0.02592452" calcext:value-type="float">
            <text:p>-0.02592452</text:p>
          </table:table-cell>
          <table:table-cell office:value-type="float" office:value="-0.02634696" calcext:value-type="float">
            <text:p>-0.02634696</text:p>
          </table:table-cell>
          <table:table-cell office:value-type="float" office:value="-0.02753607" calcext:value-type="float">
            <text:p>-0.02753607</text:p>
          </table:table-cell>
          <table:table-cell office:value-type="float" office:value="-0.02766515" calcext:value-type="float">
            <text:p>-0.02766515</text:p>
          </table:table-cell>
          <table:table-cell office:value-type="float" office:value="-0.02716964" calcext:value-type="float">
            <text:p>-0.02716964</text:p>
          </table:table-cell>
          <table:table-cell office:value-type="float" office:value="-0.02171872" calcext:value-type="float">
            <text:p>-0.02171872</text:p>
          </table:table-cell>
          <table:table-cell office:value-type="float" office:value="0" calcext:value-type="float">
            <text:p>0</text:p>
          </table:table-cell>
          <table:table-cell office:value-type="float" office:value="0.02738616" calcext:value-type="float">
            <text:p>0.02738616</text:p>
          </table:table-cell>
          <table:table-cell office:value-type="float" office:value="-27.97636" calcext:value-type="float">
            <text:p>-27.97636</text:p>
          </table:table-cell>
          <table:table-cell office:value-type="float" office:value="0.04450751" calcext:value-type="float">
            <text:p>0.04450751</text:p>
          </table:table-cell>
          <table:table-cell office:value-type="float" office:value="-9999.045" calcext:value-type="float">
            <text:p>-9999.045</text:p>
          </table:table-cell>
          <table:table-cell office:value-type="float" office:value="-2.375019" calcext:value-type="float">
            <text:p>-2.375019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112003" calcext:value-type="float">
            <text:p>1112003</text:p>
          </table:table-cell>
          <table:table-cell office:value-type="float" office:value="849.3016" calcext:value-type="float">
            <text:p>849.3016</text:p>
          </table:table-cell>
          <table:table-cell office:value-type="float" office:value="716.832" calcext:value-type="float">
            <text:p>716.832</text:p>
          </table:table-cell>
          <table:table-cell office:value-type="float" office:value="21.41418" calcext:value-type="float">
            <text:p>21.41418</text:p>
          </table:table-cell>
          <table:table-cell office:value-type="float" office:value="1063.648" calcext:value-type="float">
            <text:p>1063.648</text:p>
          </table:table-cell>
          <table:table-cell office:value-type="float" office:value="112.5612" calcext:value-type="float">
            <text:p>112.5612</text:p>
          </table:table-cell>
          <table:table-cell office:value-type="float" office:value="0" calcext:value-type="float">
            <text:p>0</text:p>
          </table:table-cell>
          <table:table-cell office:value-type="float" office:value="0.1317507" calcext:value-type="float">
            <text:p>0.1317507</text:p>
          </table:table-cell>
          <table:table-cell office:value-type="float" office:value="0.3137456" calcext:value-type="float">
            <text:p>0.3137456</text:p>
          </table:table-cell>
          <table:table-cell office:value-type="float" office:value="0.3145744" calcext:value-type="float">
            <text:p>0.3145744</text:p>
          </table:table-cell>
          <table:table-cell office:value-type="float" office:value="0.3151714" calcext:value-type="float">
            <text:p>0.3151714</text:p>
          </table:table-cell>
          <table:table-cell office:value-type="float" office:value="0.315351" calcext:value-type="float">
            <text:p>0.315351</text:p>
          </table:table-cell>
          <table:table-cell office:value-type="float" office:value="0.2759558" calcext:value-type="float">
            <text:p>0.2759558</text:p>
          </table:table-cell>
          <table:table-cell office:value-type="float" office:value="0.2731553" calcext:value-type="float">
            <text:p>0.2731553</text:p>
          </table:table-cell>
          <table:table-cell office:value-type="float" office:value="0.3600205" calcext:value-type="float">
            <text:p>0.3600205</text:p>
          </table:table-cell>
          <table:table-cell office:value-type="float" office:value="0.3503259" calcext:value-type="float">
            <text:p>0.3503259</text:p>
          </table:table-cell>
          <table:table-cell office:value-type="float" office:value="0.3608783" calcext:value-type="float">
            <text:p>0.3608783</text:p>
          </table:table-cell>
          <table:table-cell office:value-type="float" office:value="0.3780265" calcext:value-type="float">
            <text:p>0.3780265</text:p>
          </table:table-cell>
          <table:table-cell office:value-type="float" office:value="0.3925578" calcext:value-type="float">
            <text:p>0.3925578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25661E-015" calcext:value-type="float">
            <text:p>1.925661E-15</text:p>
          </table:table-cell>
          <table:table-cell office:value-type="float" office:value="9.735268E-016" calcext:value-type="float">
            <text:p>9.735268E-16</text:p>
          </table:table-cell>
          <table:table-cell office:value-type="float" office:value="1.967996E-015" calcext:value-type="float">
            <text:p>1.967996E-15</text:p>
          </table:table-cell>
          <table:table-cell office:value-type="float" office:value="1.95296E-015" calcext:value-type="float">
            <text:p>1.95296E-15</text:p>
          </table:table-cell>
          <table:table-cell office:value-type="float" office:value="9.661432E-016" calcext:value-type="float">
            <text:p>9.661432E-16</text:p>
          </table:table-cell>
          <table:table-cell office:value-type="float" office:value="9.838907E-016" calcext:value-type="float">
            <text:p>9.838907E-16</text:p>
          </table:table-cell>
          <table:table-cell office:value-type="float" office:value="1.941508E-015" calcext:value-type="float">
            <text:p>1.941508E-15</text:p>
          </table:table-cell>
          <table:table-cell office:value-type="float" office:value="3.078805E-020" calcext:value-type="float">
            <text:p>3.078805E-20</text:p>
          </table:table-cell>
          <table:table-cell office:value-type="float" office:value="5.505514E-025" calcext:value-type="float">
            <text:p>5.505514E-25</text:p>
          </table:table-cell>
          <table:table-cell office:value-type="float" office:value="4.922577E-030" calcext:value-type="float">
            <text:p>4.922577E-30</text:p>
          </table:table-cell>
          <table:table-cell office:value-type="float" office:value="3.563205E-035" calcext:value-type="float">
            <text:p>3.563205E-35</text:p>
          </table:table-cell>
          <table:table-cell office:value-type="float" office:value="1.062184E-040" calcext:value-type="float">
            <text:p>1.062184E-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0.41123" calcext:value-type="float">
            <text:p>-20.41123</text:p>
          </table:table-cell>
          <table:table-cell office:value-type="float" office:value="-0.02693624" calcext:value-type="float">
            <text:p>-0.02693624</text:p>
          </table:table-cell>
          <table:table-cell office:value-type="float" office:value="-0.02650393" calcext:value-type="float">
            <text:p>-0.02650393</text:p>
          </table:table-cell>
          <table:table-cell office:value-type="float" office:value="-0.02621471" calcext:value-type="float">
            <text:p>-0.02621471</text:p>
          </table:table-cell>
          <table:table-cell office:value-type="float" office:value="-0.02612248" calcext:value-type="float">
            <text:p>-0.02612248</text:p>
          </table:table-cell>
          <table:table-cell office:value-type="float" office:value="-0.02647629" calcext:value-type="float">
            <text:p>-0.02647629</text:p>
          </table:table-cell>
          <table:table-cell office:value-type="float" office:value="-0.02752306" calcext:value-type="float">
            <text:p>-0.02752306</text:p>
          </table:table-cell>
          <table:table-cell office:value-type="float" office:value="-0.02750809" calcext:value-type="float">
            <text:p>-0.02750809</text:p>
          </table:table-cell>
          <table:table-cell office:value-type="float" office:value="-0.02684319" calcext:value-type="float">
            <text:p>-0.02684319</text:p>
          </table:table-cell>
          <table:table-cell office:value-type="float" office:value="-0.02154994" calcext:value-type="float">
            <text:p>-0.02154994</text:p>
          </table:table-cell>
          <table:table-cell office:value-type="float" office:value="0" calcext:value-type="float">
            <text:p>0</text:p>
          </table:table-cell>
          <table:table-cell office:value-type="float" office:value="0.02738616" calcext:value-type="float">
            <text:p>0.02738616</text:p>
          </table:table-cell>
          <table:table-cell office:value-type="float" office:value="-12.93183" calcext:value-type="float">
            <text:p>-12.93183</text:p>
          </table:table-cell>
          <table:table-cell office:value-type="float" office:value="0.04450658" calcext:value-type="float">
            <text:p>0.04450658</text:p>
          </table:table-cell>
          <table:table-cell office:value-type="float" office:value="-9999.045" calcext:value-type="float">
            <text:p>-9999.045</text:p>
          </table:table-cell>
          <table:table-cell office:value-type="float" office:value="-2.377376" calcext:value-type="float">
            <text:p>-2.377376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2112003" calcext:value-type="float">
            <text:p>2112003</text:p>
          </table:table-cell>
          <table:table-cell office:value-type="float" office:value="857.7014" calcext:value-type="float">
            <text:p>857.7014</text:p>
          </table:table-cell>
          <table:table-cell office:value-type="float" office:value="717.0003" calcext:value-type="float">
            <text:p>717.0003</text:p>
          </table:table-cell>
          <table:table-cell office:value-type="float" office:value="21.41418" calcext:value-type="float">
            <text:p>21.41418</text:p>
          </table:table-cell>
          <table:table-cell office:value-type="float" office:value="1071.879" calcext:value-type="float">
            <text:p>1071.879</text:p>
          </table:table-cell>
          <table:table-cell office:value-type="float" office:value="112.563" calcext:value-type="float">
            <text:p>112.563</text:p>
          </table:table-cell>
          <table:table-cell office:value-type="float" office:value="0" calcext:value-type="float">
            <text:p>0</text:p>
          </table:table-cell>
          <table:table-cell office:value-type="float" office:value="0.3440932" calcext:value-type="float">
            <text:p>0.3440932</text:p>
          </table:table-cell>
          <table:table-cell office:value-type="float" office:value="0.3285279" calcext:value-type="float">
            <text:p>0.3285279</text:p>
          </table:table-cell>
          <table:table-cell office:value-type="float" office:value="0.323058" calcext:value-type="float">
            <text:p>0.323058</text:p>
          </table:table-cell>
          <table:table-cell office:value-type="float" office:value="0.3179971" calcext:value-type="float">
            <text:p>0.3179971</text:p>
          </table:table-cell>
          <table:table-cell office:value-type="float" office:value="0.3163791" calcext:value-type="float">
            <text:p>0.3163791</text:p>
          </table:table-cell>
          <table:table-cell office:value-type="float" office:value="0.275879" calcext:value-type="float">
            <text:p>0.275879</text:p>
          </table:table-cell>
          <table:table-cell office:value-type="float" office:value="0.273186" calcext:value-type="float">
            <text:p>0.273186</text:p>
          </table:table-cell>
          <table:table-cell office:value-type="float" office:value="0.3601058" calcext:value-type="float">
            <text:p>0.3601058</text:p>
          </table:table-cell>
          <table:table-cell office:value-type="float" office:value="0.3505608" calcext:value-type="float">
            <text:p>0.3505608</text:p>
          </table:table-cell>
          <table:table-cell office:value-type="float" office:value="0.3610416" calcext:value-type="float">
            <text:p>0.3610416</text:p>
          </table:table-cell>
          <table:table-cell office:value-type="float" office:value="0.378116" calcext:value-type="float">
            <text:p>0.378116</text:p>
          </table:table-cell>
          <table:table-cell office:value-type="float" office:value="0.3925382" calcext:value-type="float">
            <text:p>0.3925382</text:p>
          </table:table-cell>
          <table:table-cell office:value-type="float" office:value="0.4623747" calcext:value-type="float">
            <text:p>0.4623747</text:p>
          </table:table-cell>
          <table:table-cell office:value-type="float" office:value="0" calcext:value-type="float">
            <text:p>0</text:p>
          </table:table-cell>
          <table:table-cell office:value-type="float" office:value="1.925762E-015" calcext:value-type="float">
            <text:p>1.925762E-15</text:p>
          </table:table-cell>
          <table:table-cell office:value-type="float" office:value="9.735358E-016" calcext:value-type="float">
            <text:p>9.735358E-16</text:p>
          </table:table-cell>
          <table:table-cell office:value-type="float" office:value="1.967991E-015" calcext:value-type="float">
            <text:p>1.967991E-15</text:p>
          </table:table-cell>
          <table:table-cell office:value-type="float" office:value="1.952949E-015" calcext:value-type="float">
            <text:p>1.952949E-15</text:p>
          </table:table-cell>
          <table:table-cell office:value-type="float" office:value="9.661283E-016" calcext:value-type="float">
            <text:p>9.661283E-16</text:p>
          </table:table-cell>
          <table:table-cell office:value-type="float" office:value="9.838907E-016" calcext:value-type="float">
            <text:p>9.838907E-16</text:p>
          </table:table-cell>
          <table:table-cell office:value-type="float" office:value="1.941508E-015" calcext:value-type="float">
            <text:p>1.941508E-15</text:p>
          </table:table-cell>
          <table:table-cell office:value-type="float" office:value="3.078805E-020" calcext:value-type="float">
            <text:p>3.078805E-20</text:p>
          </table:table-cell>
          <table:table-cell office:value-type="float" office:value="5.505514E-025" calcext:value-type="float">
            <text:p>5.505514E-25</text:p>
          </table:table-cell>
          <table:table-cell office:value-type="float" office:value="4.922578E-030" calcext:value-type="float">
            <text:p>4.922578E-30</text:p>
          </table:table-cell>
          <table:table-cell office:value-type="float" office:value="3.563205E-035" calcext:value-type="float">
            <text:p>3.563205E-35</text:p>
          </table:table-cell>
          <table:table-cell office:value-type="float" office:value="1.062184E-040" calcext:value-type="float">
            <text:p>1.062184E-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70346" calcext:value-type="float">
            <text:p>-0.0170346</text:p>
          </table:table-cell>
          <table:table-cell office:value-type="float" office:value="-0.02034306" calcext:value-type="float">
            <text:p>-0.02034306</text:p>
          </table:table-cell>
          <table:table-cell office:value-type="float" office:value="-0.02252058" calcext:value-type="float">
            <text:p>-0.02252058</text:p>
          </table:table-cell>
          <table:table-cell office:value-type="float" office:value="-0.02484166" calcext:value-type="float">
            <text:p>-0.02484166</text:p>
          </table:table-cell>
          <table:table-cell office:value-type="float" office:value="-0.02562321" calcext:value-type="float">
            <text:p>-0.02562321</text:p>
          </table:table-cell>
          <table:table-cell office:value-type="float" office:value="-0.02653412" calcext:value-type="float">
            <text:p>-0.02653412</text:p>
          </table:table-cell>
          <table:table-cell office:value-type="float" office:value="-0.0274976" calcext:value-type="float">
            <text:p>-0.0274976</text:p>
          </table:table-cell>
          <table:table-cell office:value-type="float" office:value="-0.02736736" calcext:value-type="float">
            <text:p>-0.02736736</text:p>
          </table:table-cell>
          <table:table-cell office:value-type="float" office:value="-0.02654543" calcext:value-type="float">
            <text:p>-0.02654543</text:p>
          </table:table-cell>
          <table:table-cell office:value-type="float" office:value="-0.0213839" calcext:value-type="float">
            <text:p>-0.0213839</text:p>
          </table:table-cell>
          <table:table-cell office:value-type="float" office:value="0" calcext:value-type="float">
            <text:p>0</text:p>
          </table:table-cell>
          <table:table-cell office:value-type="float" office:value="0.02738616" calcext:value-type="float">
            <text:p>0.02738616</text:p>
          </table:table-cell>
          <table:table-cell office:value-type="float" office:value="-0.01049814" calcext:value-type="float">
            <text:p>-0.01049814</text:p>
          </table:table-cell>
          <table:table-cell office:value-type="float" office:value="0.04450523" calcext:value-type="float">
            <text:p>0.04450523</text:p>
          </table:table-cell>
          <table:table-cell office:value-type="float" office:value="-9999.045" calcext:value-type="float">
            <text:p>-9999.045</text:p>
          </table:table-cell>
          <table:table-cell office:value-type="float" office:value="-2.379627" calcext:value-type="float">
            <text:p>-2.379627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3112003" calcext:value-type="float">
            <text:p>3112003</text:p>
          </table:table-cell>
          <table:table-cell office:value-type="float" office:value="897.101" calcext:value-type="float">
            <text:p>897.101</text:p>
          </table:table-cell>
          <table:table-cell office:value-type="float" office:value="717.0311" calcext:value-type="float">
            <text:p>717.0311</text:p>
          </table:table-cell>
          <table:table-cell office:value-type="float" office:value="21.41418" calcext:value-type="float">
            <text:p>21.41418</text:p>
          </table:table-cell>
          <table:table-cell office:value-type="float" office:value="1110.719" calcext:value-type="float">
            <text:p>1110.719</text:p>
          </table:table-cell>
          <table:table-cell office:value-type="float" office:value="113.0922" calcext:value-type="float">
            <text:p>113.0922</text:p>
          </table:table-cell>
          <table:table-cell office:value-type="float" office:value="0" calcext:value-type="float">
            <text:p>0</text:p>
          </table:table-cell>
          <table:table-cell office:value-type="float" office:value="0.4653952" calcext:value-type="float">
            <text:p>0.4653952</text:p>
          </table:table-cell>
          <table:table-cell office:value-type="float" office:value="0.4761493" calcext:value-type="float">
            <text:p>0.4761493</text:p>
          </table:table-cell>
          <table:table-cell office:value-type="float" office:value="0.4916" calcext:value-type="float">
            <text:p>0.4916</text:p>
          </table:table-cell>
          <table:table-cell office:value-type="float" office:value="0.5118204" calcext:value-type="float">
            <text:p>0.5118204</text:p>
          </table:table-cell>
          <table:table-cell office:value-type="float" office:value="0.5275119" calcext:value-type="float">
            <text:p>0.5275119</text:p>
          </table:table-cell>
          <table:table-cell office:value-type="float" office:value="0.3090631" calcext:value-type="float">
            <text:p>0.3090631</text:p>
          </table:table-cell>
          <table:table-cell office:value-type="float" office:value="0.3112395" calcext:value-type="float">
            <text:p>0.3112395</text:p>
          </table:table-cell>
          <table:table-cell office:value-type="float" office:value="0.3630498" calcext:value-type="float">
            <text:p>0.3630498</text:p>
          </table:table-cell>
          <table:table-cell office:value-type="float" office:value="0.3508943" calcext:value-type="float">
            <text:p>0.3508943</text:p>
          </table:table-cell>
          <table:table-cell office:value-type="float" office:value="0.3612037" calcext:value-type="float">
            <text:p>0.3612037</text:p>
          </table:table-cell>
          <table:table-cell office:value-type="float" office:value="0.3782054" calcext:value-type="float">
            <text:p>0.3782054</text:p>
          </table:table-cell>
          <table:table-cell office:value-type="float" office:value="0.3925142" calcext:value-type="float">
            <text:p>0.3925142</text:p>
          </table:table-cell>
          <table:table-cell office:value-type="float" office:value="0.4623747" calcext:value-type="float">
            <text:p>0.4623747</text:p>
          </table:table-cell>
          <table:table-cell office:value-type="float" office:value="0" calcext:value-type="float">
            <text:p>0</text:p>
          </table:table-cell>
          <table:table-cell office:value-type="float" office:value="1.925849E-015" calcext:value-type="float">
            <text:p>1.925849E-15</text:p>
          </table:table-cell>
          <table:table-cell office:value-type="float" office:value="9.73547E-016" calcext:value-type="float">
            <text:p>9.73547E-16</text:p>
          </table:table-cell>
          <table:table-cell office:value-type="float" office:value="1.96798E-015" calcext:value-type="float">
            <text:p>1.96798E-15</text:p>
          </table:table-cell>
          <table:table-cell office:value-type="float" office:value="1.952943E-015" calcext:value-type="float">
            <text:p>1.952943E-15</text:p>
          </table:table-cell>
          <table:table-cell office:value-type="float" office:value="9.661132E-016" calcext:value-type="float">
            <text:p>9.661132E-16</text:p>
          </table:table-cell>
          <table:table-cell office:value-type="float" office:value="9.838907E-016" calcext:value-type="float">
            <text:p>9.838907E-16</text:p>
          </table:table-cell>
          <table:table-cell office:value-type="float" office:value="1.941508E-015" calcext:value-type="float">
            <text:p>1.941508E-15</text:p>
          </table:table-cell>
          <table:table-cell office:value-type="float" office:value="3.078805E-020" calcext:value-type="float">
            <text:p>3.078805E-20</text:p>
          </table:table-cell>
          <table:table-cell office:value-type="float" office:value="5.505514E-025" calcext:value-type="float">
            <text:p>5.505514E-25</text:p>
          </table:table-cell>
          <table:table-cell office:value-type="float" office:value="4.922578E-030" calcext:value-type="float">
            <text:p>4.922578E-30</text:p>
          </table:table-cell>
          <table:table-cell office:value-type="float" office:value="3.563205E-035" calcext:value-type="float">
            <text:p>3.563205E-35</text:p>
          </table:table-cell>
          <table:table-cell office:value-type="float" office:value="1.062184E-040" calcext:value-type="float">
            <text:p>1.062184E-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2268152" calcext:value-type="float">
            <text:p>-0.002268152</text:p>
          </table:table-cell>
          <table:table-cell office:value-type="float" office:value="-0.001984672" calcext:value-type="float">
            <text:p>-0.001984672</text:p>
          </table:table-cell>
          <table:table-cell office:value-type="float" office:value="-0.001647527" calcext:value-type="float">
            <text:p>-0.001647527</text:p>
          </table:table-cell>
          <table:table-cell office:value-type="float" office:value="-0.001312179" calcext:value-type="float">
            <text:p>-0.001312179</text:p>
          </table:table-cell>
          <table:table-cell office:value-type="float" office:value="-0.001094449" calcext:value-type="float">
            <text:p>-0.001094449</text:p>
          </table:table-cell>
          <table:table-cell office:value-type="float" office:value="-0.01244893" calcext:value-type="float">
            <text:p>-0.01244893</text:p>
          </table:table-cell>
          <table:table-cell office:value-type="float" office:value="-0.009423701" calcext:value-type="float">
            <text:p>-0.009423701</text:p>
          </table:table-cell>
          <table:table-cell office:value-type="float" office:value="-0.02302091" calcext:value-type="float">
            <text:p>-0.02302091</text:p>
          </table:table-cell>
          <table:table-cell office:value-type="float" office:value="-0.02613249" calcext:value-type="float">
            <text:p>-0.02613249</text:p>
          </table:table-cell>
          <table:table-cell office:value-type="float" office:value="-0.02122027" calcext:value-type="float">
            <text:p>-0.02122027</text:p>
          </table:table-cell>
          <table:table-cell office:value-type="float" office:value="0" calcext:value-type="float">
            <text:p>0</text:p>
          </table:table-cell>
          <table:table-cell office:value-type="float" office:value="0.02738616" calcext:value-type="float">
            <text:p>0.02738616</text:p>
          </table:table-cell>
          <table:table-cell office:value-type="float" office:value="-0.002705535" calcext:value-type="float">
            <text:p>-0.002705535</text:p>
          </table:table-cell>
          <table:table-cell office:value-type="float" office:value="0.04459402" calcext:value-type="float">
            <text:p>0.04459402</text:p>
          </table:table-cell>
          <table:table-cell office:value-type="float" office:value="-9999.045" calcext:value-type="float">
            <text:p>-9999.045</text:p>
          </table:table-cell>
          <table:table-cell office:value-type="float" office:value="-2.381783" calcext:value-type="float">
            <text:p>-2.381783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4112003" calcext:value-type="float">
            <text:p>4112003</text:p>
          </table:table-cell>
          <table:table-cell office:value-type="float" office:value="898.4008" calcext:value-type="float">
            <text:p>898.4008</text:p>
          </table:table-cell>
          <table:table-cell office:value-type="float" office:value="717.4064" calcext:value-type="float">
            <text:p>717.4064</text:p>
          </table:table-cell>
          <table:table-cell office:value-type="float" office:value="21.41418" calcext:value-type="float">
            <text:p>21.41418</text:p>
          </table:table-cell>
          <table:table-cell office:value-type="float" office:value="1110.981" calcext:value-type="float">
            <text:p>1110.981</text:p>
          </table:table-cell>
          <table:table-cell office:value-type="float" office:value="113.7552" calcext:value-type="float">
            <text:p>113.7552</text:p>
          </table:table-cell>
          <table:table-cell office:value-type="float" office:value="0" calcext:value-type="float">
            <text:p>0</text:p>
          </table:table-cell>
          <table:table-cell office:value-type="float" office:value="0.3512006" calcext:value-type="float">
            <text:p>0.3512006</text:p>
          </table:table-cell>
          <table:table-cell office:value-type="float" office:value="0.4050669" calcext:value-type="float">
            <text:p>0.4050669</text:p>
          </table:table-cell>
          <table:table-cell office:value-type="float" office:value="0.4184295" calcext:value-type="float">
            <text:p>0.4184295</text:p>
          </table:table-cell>
          <table:table-cell office:value-type="float" office:value="0.4317009" calcext:value-type="float">
            <text:p>0.4317009</text:p>
          </table:table-cell>
          <table:table-cell office:value-type="float" office:value="0.4419068" calcext:value-type="float">
            <text:p>0.4419068</text:p>
          </table:table-cell>
          <table:table-cell office:value-type="float" office:value="0.3780319" calcext:value-type="float">
            <text:p>0.3780319</text:p>
          </table:table-cell>
          <table:table-cell office:value-type="float" office:value="0.3880557" calcext:value-type="float">
            <text:p>0.3880557</text:p>
          </table:table-cell>
          <table:table-cell office:value-type="float" office:value="0.3714358" calcext:value-type="float">
            <text:p>0.3714358</text:p>
          </table:table-cell>
          <table:table-cell office:value-type="float" office:value="0.3517489" calcext:value-type="float">
            <text:p>0.3517489</text:p>
          </table:table-cell>
          <table:table-cell office:value-type="float" office:value="0.3613812" calcext:value-type="float">
            <text:p>0.3613812</text:p>
          </table:table-cell>
          <table:table-cell office:value-type="float" office:value="0.3782948" calcext:value-type="float">
            <text:p>0.3782948</text:p>
          </table:table-cell>
          <table:table-cell office:value-type="float" office:value="0.3924866" calcext:value-type="float">
            <text:p>0.3924866</text:p>
          </table:table-cell>
          <table:table-cell office:value-type="float" office:value="0.4623747" calcext:value-type="float">
            <text:p>0.4623747</text:p>
          </table:table-cell>
          <table:table-cell office:value-type="float" office:value="0" calcext:value-type="float">
            <text:p>0</text:p>
          </table:table-cell>
          <table:table-cell office:value-type="float" office:value="1.925935E-015" calcext:value-type="float">
            <text:p>1.925935E-15</text:p>
          </table:table-cell>
          <table:table-cell office:value-type="float" office:value="9.73558E-016" calcext:value-type="float">
            <text:p>9.73558E-16</text:p>
          </table:table-cell>
          <table:table-cell office:value-type="float" office:value="1.967969E-015" calcext:value-type="float">
            <text:p>1.967969E-15</text:p>
          </table:table-cell>
          <table:table-cell office:value-type="float" office:value="1.952939E-015" calcext:value-type="float">
            <text:p>1.952939E-15</text:p>
          </table:table-cell>
          <table:table-cell office:value-type="float" office:value="9.660969E-016" calcext:value-type="float">
            <text:p>9.660969E-16</text:p>
          </table:table-cell>
          <table:table-cell office:value-type="float" office:value="9.838905E-016" calcext:value-type="float">
            <text:p>9.838905E-16</text:p>
          </table:table-cell>
          <table:table-cell office:value-type="float" office:value="1.941508E-015" calcext:value-type="float">
            <text:p>1.941508E-15</text:p>
          </table:table-cell>
          <table:table-cell office:value-type="float" office:value="3.078806E-020" calcext:value-type="float">
            <text:p>3.078806E-20</text:p>
          </table:table-cell>
          <table:table-cell office:value-type="float" office:value="5.505514E-025" calcext:value-type="float">
            <text:p>5.505514E-25</text:p>
          </table:table-cell>
          <table:table-cell office:value-type="float" office:value="4.922577E-030" calcext:value-type="float">
            <text:p>4.922577E-30</text:p>
          </table:table-cell>
          <table:table-cell office:value-type="float" office:value="3.563205E-035" calcext:value-type="float">
            <text:p>3.563205E-35</text:p>
          </table:table-cell>
          <table:table-cell office:value-type="float" office:value="1.062184E-040" calcext:value-type="float">
            <text:p>1.062184E-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295666" calcext:value-type="float">
            <text:p>-0.01295666</text:p>
          </table:table-cell>
          <table:table-cell office:value-type="float" office:value="-0.005578951" calcext:value-type="float">
            <text:p>-0.005578951</text:p>
          </table:table-cell>
          <table:table-cell office:value-type="float" office:value="-0.004568907" calcext:value-type="float">
            <text:p>-0.004568907</text:p>
          </table:table-cell>
          <table:table-cell office:value-type="float" office:value="-0.003797782" calcext:value-type="float">
            <text:p>-0.003797782</text:p>
          </table:table-cell>
          <table:table-cell office:value-type="float" office:value="-0.00329494" calcext:value-type="float">
            <text:p>-0.00329494</text:p>
          </table:table-cell>
          <table:table-cell office:value-type="float" office:value="-0.002513275" calcext:value-type="float">
            <text:p>-0.002513275</text:p>
          </table:table-cell>
          <table:table-cell office:value-type="float" office:value="-0.001461428" calcext:value-type="float">
            <text:p>-0.001461428</text:p>
          </table:table-cell>
          <table:table-cell office:value-type="float" office:value="-0.01408154" calcext:value-type="float">
            <text:p>-0.01408154</text:p>
          </table:table-cell>
          <table:table-cell office:value-type="float" office:value="-0.02510834" calcext:value-type="float">
            <text:p>-0.02510834</text:p>
          </table:table-cell>
          <table:table-cell office:value-type="float" office:value="-0.02104287" calcext:value-type="float">
            <text:p>-0.02104287</text:p>
          </table:table-cell>
          <table:table-cell office:value-type="float" office:value="0" calcext:value-type="float">
            <text:p>0</text:p>
          </table:table-cell>
          <table:table-cell office:value-type="float" office:value="0.02738616" calcext:value-type="float">
            <text:p>0.02738616</text:p>
          </table:table-cell>
          <table:table-cell office:value-type="float" office:value="-0.0227265" calcext:value-type="float">
            <text:p>-0.0227265</text:p>
          </table:table-cell>
          <table:table-cell office:value-type="float" office:value="0.0446184" calcext:value-type="float">
            <text:p>0.0446184</text:p>
          </table:table-cell>
          <table:table-cell office:value-type="float" office:value="-9999.045" calcext:value-type="float">
            <text:p>-9999.045</text:p>
          </table:table-cell>
          <table:table-cell office:value-type="float" office:value="-2.383851" calcext:value-type="float">
            <text:p>-2.383851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5112003" calcext:value-type="float">
            <text:p>5112003</text:p>
          </table:table-cell>
          <table:table-cell office:value-type="float" office:value="898.4008" calcext:value-type="float">
            <text:p>898.4008</text:p>
          </table:table-cell>
          <table:table-cell office:value-type="float" office:value="717.7929" calcext:value-type="float">
            <text:p>717.7929</text:p>
          </table:table-cell>
          <table:table-cell office:value-type="float" office:value="21.41418" calcext:value-type="float">
            <text:p>21.41418</text:p>
          </table:table-cell>
          <table:table-cell office:value-type="float" office:value="1109.89" calcext:value-type="float">
            <text:p>1109.89</text:p>
          </table:table-cell>
          <table:table-cell office:value-type="float" office:value="114.4604" calcext:value-type="float">
            <text:p>114.4604</text:p>
          </table:table-cell>
          <table:table-cell office:value-type="float" office:value="0" calcext:value-type="float">
            <text:p>0</text:p>
          </table:table-cell>
          <table:table-cell office:value-type="float" office:value="0.3026541" calcext:value-type="float">
            <text:p>0.3026541</text:p>
          </table:table-cell>
          <table:table-cell office:value-type="float" office:value="0.4023014" calcext:value-type="float">
            <text:p>0.4023014</text:p>
          </table:table-cell>
          <table:table-cell office:value-type="float" office:value="0.4117334" calcext:value-type="float">
            <text:p>0.4117334</text:p>
          </table:table-cell>
          <table:table-cell office:value-type="float" office:value="0.4226587" calcext:value-type="float">
            <text:p>0.4226587</text:p>
          </table:table-cell>
          <table:table-cell office:value-type="float" office:value="0.4312107" calcext:value-type="float">
            <text:p>0.4312107</text:p>
          </table:table-cell>
          <table:table-cell office:value-type="float" office:value="0.3684717" calcext:value-type="float">
            <text:p>0.3684717</text:p>
          </table:table-cell>
          <table:table-cell office:value-type="float" office:value="0.3718885" calcext:value-type="float">
            <text:p>0.3718885</text:p>
          </table:table-cell>
          <table:table-cell office:value-type="float" office:value="0.3808624" calcext:value-type="float">
            <text:p>0.3808624</text:p>
          </table:table-cell>
          <table:table-cell office:value-type="float" office:value="0.3534986" calcext:value-type="float">
            <text:p>0.3534986</text:p>
          </table:table-cell>
          <table:table-cell office:value-type="float" office:value="0.3616191" calcext:value-type="float">
            <text:p>0.3616191</text:p>
          </table:table-cell>
          <table:table-cell office:value-type="float" office:value="0.378403" calcext:value-type="float">
            <text:p>0.378403</text:p>
          </table:table-cell>
          <table:table-cell office:value-type="float" office:value="0.39244" calcext:value-type="float">
            <text:p>0.39244</text:p>
          </table:table-cell>
          <table:table-cell office:value-type="float" office:value="0.4623747" calcext:value-type="float">
            <text:p>0.4623747</text:p>
          </table:table-cell>
          <table:table-cell office:value-type="float" office:value="0" calcext:value-type="float">
            <text:p>0</text:p>
          </table:table-cell>
          <table:table-cell office:value-type="float" office:value="1.926017E-015" calcext:value-type="float">
            <text:p>1.926017E-15</text:p>
          </table:table-cell>
          <table:table-cell office:value-type="float" office:value="9.735734E-016" calcext:value-type="float">
            <text:p>9.735734E-16</text:p>
          </table:table-cell>
          <table:table-cell office:value-type="float" office:value="1.967956E-015" calcext:value-type="float">
            <text:p>1.967956E-15</text:p>
          </table:table-cell>
          <table:table-cell office:value-type="float" office:value="1.952937E-015" calcext:value-type="float">
            <text:p>1.952937E-15</text:p>
          </table:table-cell>
          <table:table-cell office:value-type="float" office:value="9.66081E-016" calcext:value-type="float">
            <text:p>9.66081E-16</text:p>
          </table:table-cell>
          <table:table-cell office:value-type="float" office:value="9.838907E-016" calcext:value-type="float">
            <text:p>9.838907E-16</text:p>
          </table:table-cell>
          <table:table-cell office:value-type="float" office:value="1.941508E-015" calcext:value-type="float">
            <text:p>1.941508E-15</text:p>
          </table:table-cell>
          <table:table-cell office:value-type="float" office:value="3.078806E-020" calcext:value-type="float">
            <text:p>3.078806E-20</text:p>
          </table:table-cell>
          <table:table-cell office:value-type="float" office:value="5.505514E-025" calcext:value-type="float">
            <text:p>5.505514E-25</text:p>
          </table:table-cell>
          <table:table-cell office:value-type="float" office:value="4.922578E-030" calcext:value-type="float">
            <text:p>4.922578E-30</text:p>
          </table:table-cell>
          <table:table-cell office:value-type="float" office:value="3.563205E-035" calcext:value-type="float">
            <text:p>3.563205E-35</text:p>
          </table:table-cell>
          <table:table-cell office:value-type="float" office:value="1.062184E-040" calcext:value-type="float">
            <text:p>1.062184E-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3203693" calcext:value-type="float">
            <text:p>-0.03203693</text:p>
          </table:table-cell>
          <table:table-cell office:value-type="float" office:value="-0.005854761" calcext:value-type="float">
            <text:p>-0.005854761</text:p>
          </table:table-cell>
          <table:table-cell office:value-type="float" office:value="-0.005064086" calcext:value-type="float">
            <text:p>-0.005064086</text:p>
          </table:table-cell>
          <table:table-cell office:value-type="float" office:value="-0.004329403" calcext:value-type="float">
            <text:p>-0.004329403</text:p>
          </table:table-cell>
          <table:table-cell office:value-type="float" office:value="-0.003827976" calcext:value-type="float">
            <text:p>-0.003827976</text:p>
          </table:table-cell>
          <table:table-cell office:value-type="float" office:value="-0.003035497" calcext:value-type="float">
            <text:p>-0.003035497</text:p>
          </table:table-cell>
          <table:table-cell office:value-type="float" office:value="-0.002074011" calcext:value-type="float">
            <text:p>-0.002074011</text:p>
          </table:table-cell>
          <table:table-cell office:value-type="float" office:value="-0.008194331" calcext:value-type="float">
            <text:p>-0.008194331</text:p>
          </table:table-cell>
          <table:table-cell office:value-type="float" office:value="-0.02312533" calcext:value-type="float">
            <text:p>-0.02312533</text:p>
          </table:table-cell>
          <table:table-cell office:value-type="float" office:value="-0.02080833" calcext:value-type="float">
            <text:p>-0.02080833</text:p>
          </table:table-cell>
          <table:table-cell office:value-type="float" office:value="0" calcext:value-type="float">
            <text:p>0</text:p>
          </table:table-cell>
          <table:table-cell office:value-type="float" office:value="0.02738616" calcext:value-type="float">
            <text:p>0.02738616</text:p>
          </table:table-cell>
          <table:table-cell office:value-type="float" office:value="-0.08758729" calcext:value-type="float">
            <text:p>-0.08758729</text:p>
          </table:table-cell>
          <table:table-cell office:value-type="float" office:value="0.04459344" calcext:value-type="float">
            <text:p>0.04459344</text:p>
          </table:table-cell>
          <table:table-cell office:value-type="float" office:value="-9999.045" calcext:value-type="float">
            <text:p>-9999.045</text:p>
          </table:table-cell>
          <table:table-cell office:value-type="float" office:value="-2.385842" calcext:value-type="float">
            <text:p>-2.385842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6112003" calcext:value-type="float">
            <text:p>6112003</text:p>
          </table:table-cell>
          <table:table-cell office:value-type="float" office:value="898.4008" calcext:value-type="float">
            <text:p>898.4008</text:p>
          </table:table-cell>
          <table:table-cell office:value-type="float" office:value="718.4175" calcext:value-type="float">
            <text:p>718.4175</text:p>
          </table:table-cell>
          <table:table-cell office:value-type="float" office:value="21.41418" calcext:value-type="float">
            <text:p>21.41418</text:p>
          </table:table-cell>
          <table:table-cell office:value-type="float" office:value="1108.877" calcext:value-type="float">
            <text:p>1108.877</text:p>
          </table:table-cell>
          <table:table-cell office:value-type="float" office:value="114.8484" calcext:value-type="float">
            <text:p>114.8484</text:p>
          </table:table-cell>
          <table:table-cell office:value-type="float" office:value="0" calcext:value-type="float">
            <text:p>0</text:p>
          </table:table-cell>
          <table:table-cell office:value-type="float" office:value="0.2296776" calcext:value-type="float">
            <text:p>0.2296776</text:p>
          </table:table-cell>
          <table:table-cell office:value-type="float" office:value="0.4064128" calcext:value-type="float">
            <text:p>0.4064128</text:p>
          </table:table-cell>
          <table:table-cell office:value-type="float" office:value="0.4120062" calcext:value-type="float">
            <text:p>0.4120062</text:p>
          </table:table-cell>
          <table:table-cell office:value-type="float" office:value="0.4185642" calcext:value-type="float">
            <text:p>0.4185642</text:p>
          </table:table-cell>
          <table:table-cell office:value-type="float" office:value="0.4236604" calcext:value-type="float">
            <text:p>0.4236604</text:p>
          </table:table-cell>
          <table:table-cell office:value-type="float" office:value="0.3574589" calcext:value-type="float">
            <text:p>0.3574589</text:p>
          </table:table-cell>
          <table:table-cell office:value-type="float" office:value="0.3497359" calcext:value-type="float">
            <text:p>0.3497359</text:p>
          </table:table-cell>
          <table:table-cell office:value-type="float" office:value="0.3916927" calcext:value-type="float">
            <text:p>0.3916927</text:p>
          </table:table-cell>
          <table:table-cell office:value-type="float" office:value="0.3556169" calcext:value-type="float">
            <text:p>0.3556169</text:p>
          </table:table-cell>
          <table:table-cell office:value-type="float" office:value="0.3619555" calcext:value-type="float">
            <text:p>0.3619555</text:p>
          </table:table-cell>
          <table:table-cell office:value-type="float" office:value="0.3785538" calcext:value-type="float">
            <text:p>0.3785538</text:p>
          </table:table-cell>
          <table:table-cell office:value-type="float" office:value="0.3923551" calcext:value-type="float">
            <text:p>0.3923551</text:p>
          </table:table-cell>
          <table:table-cell office:value-type="float" office:value="0.4623747" calcext:value-type="float">
            <text:p>0.4623747</text:p>
          </table:table-cell>
          <table:table-cell office:value-type="float" office:value="0" calcext:value-type="float">
            <text:p>0</text:p>
          </table:table-cell>
          <table:table-cell office:value-type="float" office:value="1.926093E-015" calcext:value-type="float">
            <text:p>1.926093E-15</text:p>
          </table:table-cell>
          <table:table-cell office:value-type="float" office:value="9.735902E-016" calcext:value-type="float">
            <text:p>9.735902E-16</text:p>
          </table:table-cell>
          <table:table-cell office:value-type="float" office:value="1.967944E-015" calcext:value-type="float">
            <text:p>1.967944E-15</text:p>
          </table:table-cell>
          <table:table-cell office:value-type="float" office:value="1.952933E-015" calcext:value-type="float">
            <text:p>1.952933E-15</text:p>
          </table:table-cell>
          <table:table-cell office:value-type="float" office:value="9.660651E-016" calcext:value-type="float">
            <text:p>9.660651E-16</text:p>
          </table:table-cell>
          <table:table-cell office:value-type="float" office:value="9.838907E-016" calcext:value-type="float">
            <text:p>9.838907E-16</text:p>
          </table:table-cell>
          <table:table-cell office:value-type="float" office:value="1.941508E-015" calcext:value-type="float">
            <text:p>1.941508E-15</text:p>
          </table:table-cell>
          <table:table-cell office:value-type="float" office:value="3.078805E-020" calcext:value-type="float">
            <text:p>3.078805E-20</text:p>
          </table:table-cell>
          <table:table-cell office:value-type="float" office:value="5.505514E-025" calcext:value-type="float">
            <text:p>5.505514E-25</text:p>
          </table:table-cell>
          <table:table-cell office:value-type="float" office:value="4.922577E-030" calcext:value-type="float">
            <text:p>4.922577E-30</text:p>
          </table:table-cell>
          <table:table-cell office:value-type="float" office:value="3.563205E-035" calcext:value-type="float">
            <text:p>3.563205E-35</text:p>
          </table:table-cell>
          <table:table-cell office:value-type="float" office:value="1.062184E-040" calcext:value-type="float">
            <text:p>1.062184E-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285916" calcext:value-type="float">
            <text:p>-0.285916</text:p>
          </table:table-cell>
          <table:table-cell office:value-type="float" office:value="-0.005477802" calcext:value-type="float">
            <text:p>-0.005477802</text:p>
          </table:table-cell>
          <table:table-cell office:value-type="float" office:value="-0.005043102" calcext:value-type="float">
            <text:p>-0.005043102</text:p>
          </table:table-cell>
          <table:table-cell office:value-type="float" office:value="-0.004596971" calcext:value-type="float">
            <text:p>-0.004596971</text:p>
          </table:table-cell>
          <table:table-cell office:value-type="float" office:value="-0.004265388" calcext:value-type="float">
            <text:p>-0.004265388</text:p>
          </table:table-cell>
          <table:table-cell office:value-type="float" office:value="-0.003803765" calcext:value-type="float">
            <text:p>-0.003803765</text:p>
          </table:table-cell>
          <table:table-cell office:value-type="float" office:value="-0.003462847" calcext:value-type="float">
            <text:p>-0.003462847</text:p>
          </table:table-cell>
          <table:table-cell office:value-type="float" office:value="-0.004472059" calcext:value-type="float">
            <text:p>-0.004472059</text:p>
          </table:table-cell>
          <table:table-cell office:value-type="float" office:value="-0.02094057" calcext:value-type="float">
            <text:p>-0.02094057</text:p>
          </table:table-cell>
          <table:table-cell office:value-type="float" office:value="-0.0204807" calcext:value-type="float">
            <text:p>-0.0204807</text:p>
          </table:table-cell>
          <table:table-cell office:value-type="float" office:value="0" calcext:value-type="float">
            <text:p>0</text:p>
          </table:table-cell>
          <table:table-cell office:value-type="float" office:value="0.02738616" calcext:value-type="float">
            <text:p>0.02738616</text:p>
          </table:table-cell>
          <table:table-cell office:value-type="float" office:value="-0.08182294" calcext:value-type="float">
            <text:p>-0.08182294</text:p>
          </table:table-cell>
          <table:table-cell office:value-type="float" office:value="0.04450016" calcext:value-type="float">
            <text:p>0.04450016</text:p>
          </table:table-cell>
          <table:table-cell office:value-type="float" office:value="-9999.045" calcext:value-type="float">
            <text:p>-9999.045</text:p>
          </table:table-cell>
          <table:table-cell office:value-type="float" office:value="-2.387797" calcext:value-type="float">
            <text:p>-2.387797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7112003" calcext:value-type="float">
            <text:p>7112003</text:p>
          </table:table-cell>
          <table:table-cell office:value-type="float" office:value="898.4008" calcext:value-type="float">
            <text:p>898.4008</text:p>
          </table:table-cell>
          <table:table-cell office:value-type="float" office:value="719.0117" calcext:value-type="float">
            <text:p>719.0117</text:p>
          </table:table-cell>
          <table:table-cell office:value-type="float" office:value="21.41418" calcext:value-type="float">
            <text:p>21.41418</text:p>
          </table:table-cell>
          <table:table-cell office:value-type="float" office:value="1108.088" calcext:value-type="float">
            <text:p>1108.088</text:p>
          </table:table-cell>
          <table:table-cell office:value-type="float" office:value="115.0432" calcext:value-type="float">
            <text:p>115.0432</text:p>
          </table:table-cell>
          <table:table-cell office:value-type="float" office:value="0" calcext:value-type="float">
            <text:p>0</text:p>
          </table:table-cell>
          <table:table-cell office:value-type="float" office:value="0.3198905" calcext:value-type="float">
            <text:p>0.3198905</text:p>
          </table:table-cell>
          <table:table-cell office:value-type="float" office:value="0.3581651" calcext:value-type="float">
            <text:p>0.3581651</text:p>
          </table:table-cell>
          <table:table-cell office:value-type="float" office:value="0.3846245" calcext:value-type="float">
            <text:p>0.3846245</text:p>
          </table:table-cell>
          <table:table-cell office:value-type="float" office:value="0.3986003" calcext:value-type="float">
            <text:p>0.3986003</text:p>
          </table:table-cell>
          <table:table-cell office:value-type="float" office:value="0.4068002" calcext:value-type="float">
            <text:p>0.4068002</text:p>
          </table:table-cell>
          <table:table-cell office:value-type="float" office:value="0.3515712" calcext:value-type="float">
            <text:p>0.3515712</text:p>
          </table:table-cell>
          <table:table-cell office:value-type="float" office:value="0.3623358" calcext:value-type="float">
            <text:p>0.3623358</text:p>
          </table:table-cell>
          <table:table-cell office:value-type="float" office:value="0.3979848" calcext:value-type="float">
            <text:p>0.3979848</text:p>
          </table:table-cell>
          <table:table-cell office:value-type="float" office:value="0.3582941" calcext:value-type="float">
            <text:p>0.3582941</text:p>
          </table:table-cell>
          <table:table-cell office:value-type="float" office:value="0.3623984" calcext:value-type="float">
            <text:p>0.3623984</text:p>
          </table:table-cell>
          <table:table-cell office:value-type="float" office:value="0.3787096" calcext:value-type="float">
            <text:p>0.3787096</text:p>
          </table:table-cell>
          <table:table-cell office:value-type="float" office:value="0.3922841" calcext:value-type="float">
            <text:p>0.3922841</text:p>
          </table:table-cell>
          <table:table-cell office:value-type="float" office:value="0.4623747" calcext:value-type="float">
            <text:p>0.4623747</text:p>
          </table:table-cell>
          <table:table-cell office:value-type="float" office:value="0" calcext:value-type="float">
            <text:p>0</text:p>
          </table:table-cell>
          <table:table-cell office:value-type="float" office:value="1.929184E-015" calcext:value-type="float">
            <text:p>1.929184E-15</text:p>
          </table:table-cell>
          <table:table-cell office:value-type="float" office:value="9.745007E-016" calcext:value-type="float">
            <text:p>9.745007E-16</text:p>
          </table:table-cell>
          <table:table-cell office:value-type="float" office:value="1.967055E-015" calcext:value-type="float">
            <text:p>1.967055E-15</text:p>
          </table:table-cell>
          <table:table-cell office:value-type="float" office:value="1.953155E-015" calcext:value-type="float">
            <text:p>1.953155E-15</text:p>
          </table:table-cell>
          <table:table-cell office:value-type="float" office:value="9.661239E-016" calcext:value-type="float">
            <text:p>9.661239E-16</text:p>
          </table:table-cell>
          <table:table-cell office:value-type="float" office:value="9.835344E-016" calcext:value-type="float">
            <text:p>9.835344E-16</text:p>
          </table:table-cell>
          <table:table-cell office:value-type="float" office:value="1.941508E-015" calcext:value-type="float">
            <text:p>1.941508E-15</text:p>
          </table:table-cell>
          <table:table-cell office:value-type="float" office:value="3.078805E-020" calcext:value-type="float">
            <text:p>3.078805E-20</text:p>
          </table:table-cell>
          <table:table-cell office:value-type="float" office:value="5.505514E-025" calcext:value-type="float">
            <text:p>5.505514E-25</text:p>
          </table:table-cell>
          <table:table-cell office:value-type="float" office:value="4.922578E-030" calcext:value-type="float">
            <text:p>4.922578E-30</text:p>
          </table:table-cell>
          <table:table-cell office:value-type="float" office:value="3.563205E-035" calcext:value-type="float">
            <text:p>3.563205E-35</text:p>
          </table:table-cell>
          <table:table-cell office:value-type="float" office:value="1.062184E-040" calcext:value-type="float">
            <text:p>1.062184E-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2233056" calcext:value-type="float">
            <text:p>-0.02233056</text:p>
          </table:table-cell>
          <table:table-cell office:value-type="float" office:value="-0.01163882" calcext:value-type="float">
            <text:p>-0.01163882</text:p>
          </table:table-cell>
          <table:table-cell office:value-type="float" office:value="-0.007608447" calcext:value-type="float">
            <text:p>-0.007608447</text:p>
          </table:table-cell>
          <table:table-cell office:value-type="float" office:value="-0.006148712" calcext:value-type="float">
            <text:p>-0.006148712</text:p>
          </table:table-cell>
          <table:table-cell office:value-type="float" office:value="-0.005442015" calcext:value-type="float">
            <text:p>-0.005442015</text:p>
          </table:table-cell>
          <table:table-cell office:value-type="float" office:value="-0.004372795" calcext:value-type="float">
            <text:p>-0.004372795</text:p>
          </table:table-cell>
          <table:table-cell office:value-type="float" office:value="-0.002624684" calcext:value-type="float">
            <text:p>-0.002624684</text:p>
          </table:table-cell>
          <table:table-cell office:value-type="float" office:value="-0.003175397" calcext:value-type="float">
            <text:p>-0.003175397</text:p>
          </table:table-cell>
          <table:table-cell office:value-type="float" office:value="-0.01848965" calcext:value-type="float">
            <text:p>-0.01848965</text:p>
          </table:table-cell>
          <table:table-cell office:value-type="float" office:value="-0.02005785" calcext:value-type="float">
            <text:p>-0.02005785</text:p>
          </table:table-cell>
          <table:table-cell office:value-type="float" office:value="0" calcext:value-type="float">
            <text:p>0</text:p>
          </table:table-cell>
          <table:table-cell office:value-type="float" office:value="0.02738616" calcext:value-type="float">
            <text:p>0.02738616</text:p>
          </table:table-cell>
          <table:table-cell office:value-type="float" office:value="-0.0310001" calcext:value-type="float">
            <text:p>-0.0310001</text:p>
          </table:table-cell>
          <table:table-cell office:value-type="float" office:value="0.0401464" calcext:value-type="float">
            <text:p>0.0401464</text:p>
          </table:table-cell>
          <table:table-cell office:value-type="float" office:value="-9999.04" calcext:value-type="float">
            <text:p>-9999.04</text:p>
          </table:table-cell>
          <table:table-cell office:value-type="float" office:value="-2.389719" calcext:value-type="float">
            <text:p>-2.389719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8112003" calcext:value-type="float">
            <text:p>8112003</text:p>
          </table:table-cell>
          <table:table-cell office:value-type="float" office:value="898.4008" calcext:value-type="float">
            <text:p>898.4008</text:p>
          </table:table-cell>
          <table:table-cell office:value-type="float" office:value="719.5205" calcext:value-type="float">
            <text:p>719.5205</text:p>
          </table:table-cell>
          <table:table-cell office:value-type="float" office:value="21.41418" calcext:value-type="float">
            <text:p>21.41418</text:p>
          </table:table-cell>
          <table:table-cell office:value-type="float" office:value="1106.932" calcext:value-type="float">
            <text:p>1106.932</text:p>
          </table:table-cell>
          <table:table-cell office:value-type="float" office:value="115.6893" calcext:value-type="float">
            <text:p>115.6893</text:p>
          </table:table-cell>
          <table:table-cell office:value-type="float" office:value="0" calcext:value-type="float">
            <text:p>0</text:p>
          </table:table-cell>
          <table:table-cell office:value-type="float" office:value="0.2574737" calcext:value-type="float">
            <text:p>0.2574737</text:p>
          </table:table-cell>
          <table:table-cell office:value-type="float" office:value="0.349845" calcext:value-type="float">
            <text:p>0.349845</text:p>
          </table:table-cell>
          <table:table-cell office:value-type="float" office:value="0.3712299" calcext:value-type="float">
            <text:p>0.3712299</text:p>
          </table:table-cell>
          <table:table-cell office:value-type="float" office:value="0.3870037" calcext:value-type="float">
            <text:p>0.3870037</text:p>
          </table:table-cell>
          <table:table-cell office:value-type="float" office:value="0.3965043" calcext:value-type="float">
            <text:p>0.3965043</text:p>
          </table:table-cell>
          <table:table-cell office:value-type="float" office:value="0.3462152" calcext:value-type="float">
            <text:p>0.3462152</text:p>
          </table:table-cell>
          <table:table-cell office:value-type="float" office:value="0.3542925" calcext:value-type="float">
            <text:p>0.3542925</text:p>
          </table:table-cell>
          <table:table-cell office:value-type="float" office:value="0.4046311" calcext:value-type="float">
            <text:p>0.4046311</text:p>
          </table:table-cell>
          <table:table-cell office:value-type="float" office:value="0.3610601" calcext:value-type="float">
            <text:p>0.3610601</text:p>
          </table:table-cell>
          <table:table-cell office:value-type="float" office:value="0.36294" calcext:value-type="float">
            <text:p>0.36294</text:p>
          </table:table-cell>
          <table:table-cell office:value-type="float" office:value="0.3788793" calcext:value-type="float">
            <text:p>0.3788793</text:p>
          </table:table-cell>
          <table:table-cell office:value-type="float" office:value="0.392226" calcext:value-type="float">
            <text:p>0.392226</text:p>
          </table:table-cell>
          <table:table-cell office:value-type="float" office:value="0.4623747" calcext:value-type="float">
            <text:p>0.4623747</text:p>
          </table:table-cell>
          <table:table-cell office:value-type="float" office:value="0" calcext:value-type="float">
            <text:p>0</text:p>
          </table:table-cell>
          <table:table-cell office:value-type="float" office:value="1.929255E-015" calcext:value-type="float">
            <text:p>1.929255E-15</text:p>
          </table:table-cell>
          <table:table-cell office:value-type="float" office:value="9.745153E-016" calcext:value-type="float">
            <text:p>9.745153E-16</text:p>
          </table:table-cell>
          <table:table-cell office:value-type="float" office:value="1.967044E-015" calcext:value-type="float">
            <text:p>1.967044E-15</text:p>
          </table:table-cell>
          <table:table-cell office:value-type="float" office:value="1.953152E-015" calcext:value-type="float">
            <text:p>1.953152E-15</text:p>
          </table:table-cell>
          <table:table-cell office:value-type="float" office:value="9.661069E-016" calcext:value-type="float">
            <text:p>9.661069E-16</text:p>
          </table:table-cell>
          <table:table-cell office:value-type="float" office:value="9.835344E-016" calcext:value-type="float">
            <text:p>9.835344E-16</text:p>
          </table:table-cell>
          <table:table-cell office:value-type="float" office:value="1.941508E-015" calcext:value-type="float">
            <text:p>1.941508E-15</text:p>
          </table:table-cell>
          <table:table-cell office:value-type="float" office:value="3.078805E-020" calcext:value-type="float">
            <text:p>3.078805E-20</text:p>
          </table:table-cell>
          <table:table-cell office:value-type="float" office:value="5.505514E-025" calcext:value-type="float">
            <text:p>5.505514E-25</text:p>
          </table:table-cell>
          <table:table-cell office:value-type="float" office:value="4.922578E-030" calcext:value-type="float">
            <text:p>4.922578E-30</text:p>
          </table:table-cell>
          <table:table-cell office:value-type="float" office:value="3.563205E-035" calcext:value-type="float">
            <text:p>3.563205E-35</text:p>
          </table:table-cell>
          <table:table-cell office:value-type="float" office:value="1.062184E-040" calcext:value-type="float">
            <text:p>1.062184E-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108018" calcext:value-type="float">
            <text:p>-0.1108018</text:p>
          </table:table-cell>
          <table:table-cell office:value-type="float" office:value="-0.01374934" calcext:value-type="float">
            <text:p>-0.01374934</text:p>
          </table:table-cell>
          <table:table-cell office:value-type="float" office:value="-0.009502554" calcext:value-type="float">
            <text:p>-0.009502554</text:p>
          </table:table-cell>
          <table:table-cell office:value-type="float" office:value="-0.007390151" calcext:value-type="float">
            <text:p>-0.007390151</text:p>
          </table:table-cell>
          <table:table-cell office:value-type="float" office:value="-0.006375626" calcext:value-type="float">
            <text:p>-0.006375626</text:p>
          </table:table-cell>
          <table:table-cell office:value-type="float" office:value="-0.004889882" calcext:value-type="float">
            <text:p>-0.004889882</text:p>
          </table:table-cell>
          <table:table-cell office:value-type="float" office:value="-0.003111546" calcext:value-type="float">
            <text:p>-0.003111546</text:p>
          </table:table-cell>
          <table:table-cell office:value-type="float" office:value="-0.00220927" calcext:value-type="float">
            <text:p>-0.00220927</text:p>
          </table:table-cell>
          <table:table-cell office:value-type="float" office:value="-0.01627593" calcext:value-type="float">
            <text:p>-0.01627593</text:p>
          </table:table-cell>
          <table:table-cell office:value-type="float" office:value="-0.01955303" calcext:value-type="float">
            <text:p>-0.01955303</text:p>
          </table:table-cell>
          <table:table-cell office:value-type="float" office:value="0" calcext:value-type="float">
            <text:p>0</text:p>
          </table:table-cell>
          <table:table-cell office:value-type="float" office:value="0.02738616" calcext:value-type="float">
            <text:p>0.02738616</text:p>
          </table:table-cell>
          <table:table-cell office:value-type="float" office:value="-0.2678369" calcext:value-type="float">
            <text:p>-0.2678369</text:p>
          </table:table-cell>
          <table:table-cell office:value-type="float" office:value="0.040105" calcext:value-type="float">
            <text:p>0.040105</text:p>
          </table:table-cell>
          <table:table-cell office:value-type="float" office:value="-9999.04" calcext:value-type="float">
            <text:p>-9999.04</text:p>
          </table:table-cell>
          <table:table-cell office:value-type="float" office:value="-2.391606" calcext:value-type="float">
            <text:p>-2.391606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9112003" calcext:value-type="float">
            <text:p>9112003</text:p>
          </table:table-cell>
          <table:table-cell office:value-type="float" office:value="898.4008" calcext:value-type="float">
            <text:p>898.4008</text:p>
          </table:table-cell>
          <table:table-cell office:value-type="float" office:value="719.8245" calcext:value-type="float">
            <text:p>719.8245</text:p>
          </table:table-cell>
          <table:table-cell office:value-type="float" office:value="21.41418" calcext:value-type="float">
            <text:p>21.41418</text:p>
          </table:table-cell>
          <table:table-cell office:value-type="float" office:value="1106.261" calcext:value-type="float">
            <text:p>1106.261</text:p>
          </table:table-cell>
          <table:table-cell office:value-type="float" office:value="116.0567" calcext:value-type="float">
            <text:p>116.0567</text:p>
          </table:table-cell>
          <table:table-cell office:value-type="float" office:value="0" calcext:value-type="float">
            <text:p>0</text:p>
          </table:table-cell>
          <table:table-cell office:value-type="float" office:value="0.3591263" calcext:value-type="float">
            <text:p>0.3591263</text:p>
          </table:table-cell>
          <table:table-cell office:value-type="float" office:value="0.3616187" calcext:value-type="float">
            <text:p>0.3616187</text:p>
          </table:table-cell>
          <table:table-cell office:value-type="float" office:value="0.3712055" calcext:value-type="float">
            <text:p>0.3712055</text:p>
          </table:table-cell>
          <table:table-cell office:value-type="float" office:value="0.3827452" calcext:value-type="float">
            <text:p>0.3827452</text:p>
          </table:table-cell>
          <table:table-cell office:value-type="float" office:value="0.3905059" calcext:value-type="float">
            <text:p>0.3905059</text:p>
          </table:table-cell>
          <table:table-cell office:value-type="float" office:value="0.3393416" calcext:value-type="float">
            <text:p>0.3393416</text:p>
          </table:table-cell>
          <table:table-cell office:value-type="float" office:value="0.3401097" calcext:value-type="float">
            <text:p>0.3401097</text:p>
          </table:table-cell>
          <table:table-cell office:value-type="float" office:value="0.4007706" calcext:value-type="float">
            <text:p>0.4007706</text:p>
          </table:table-cell>
          <table:table-cell office:value-type="float" office:value="0.3641303" calcext:value-type="float">
            <text:p>0.3641303</text:p>
          </table:table-cell>
          <table:table-cell office:value-type="float" office:value="0.3636035" calcext:value-type="float">
            <text:p>0.3636035</text:p>
          </table:table-cell>
          <table:table-cell office:value-type="float" office:value="0.3790704" calcext:value-type="float">
            <text:p>0.3790704</text:p>
          </table:table-cell>
          <table:table-cell office:value-type="float" office:value="0.3921794" calcext:value-type="float">
            <text:p>0.3921794</text:p>
          </table:table-cell>
          <table:table-cell office:value-type="float" office:value="0.4623747" calcext:value-type="float">
            <text:p>0.4623747</text:p>
          </table:table-cell>
          <table:table-cell office:value-type="float" office:value="0" calcext:value-type="float">
            <text:p>0</text:p>
          </table:table-cell>
          <table:table-cell office:value-type="float" office:value="1.929329E-015" calcext:value-type="float">
            <text:p>1.929329E-15</text:p>
          </table:table-cell>
          <table:table-cell office:value-type="float" office:value="9.745299E-016" calcext:value-type="float">
            <text:p>9.745299E-16</text:p>
          </table:table-cell>
          <table:table-cell office:value-type="float" office:value="1.967034E-015" calcext:value-type="float">
            <text:p>1.967034E-15</text:p>
          </table:table-cell>
          <table:table-cell office:value-type="float" office:value="1.95315E-015" calcext:value-type="float">
            <text:p>1.95315E-15</text:p>
          </table:table-cell>
          <table:table-cell office:value-type="float" office:value="9.660902E-016" calcext:value-type="float">
            <text:p>9.660902E-16</text:p>
          </table:table-cell>
          <table:table-cell office:value-type="float" office:value="9.835344E-016" calcext:value-type="float">
            <text:p>9.835344E-16</text:p>
          </table:table-cell>
          <table:table-cell office:value-type="float" office:value="1.941508E-015" calcext:value-type="float">
            <text:p>1.941508E-15</text:p>
          </table:table-cell>
          <table:table-cell office:value-type="float" office:value="3.078806E-020" calcext:value-type="float">
            <text:p>3.078806E-20</text:p>
          </table:table-cell>
          <table:table-cell office:value-type="float" office:value="5.505514E-025" calcext:value-type="float">
            <text:p>5.505514E-25</text:p>
          </table:table-cell>
          <table:table-cell office:value-type="float" office:value="4.922578E-030" calcext:value-type="float">
            <text:p>4.922578E-30</text:p>
          </table:table-cell>
          <table:table-cell office:value-type="float" office:value="3.563205E-035" calcext:value-type="float">
            <text:p>3.563205E-35</text:p>
          </table:table-cell>
          <table:table-cell office:value-type="float" office:value="1.062184E-040" calcext:value-type="float">
            <text:p>1.062184E-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176855" calcext:value-type="float">
            <text:p>-0.01176855</text:p>
          </table:table-cell>
          <table:table-cell office:value-type="float" office:value="-0.01124924" calcext:value-type="float">
            <text:p>-0.01124924</text:p>
          </table:table-cell>
          <table:table-cell office:value-type="float" office:value="-0.00954289" calcext:value-type="float">
            <text:p>-0.00954289</text:p>
          </table:table-cell>
          <table:table-cell office:value-type="float" office:value="-0.007915903" calcext:value-type="float">
            <text:p>-0.007915903</text:p>
          </table:table-cell>
          <table:table-cell office:value-type="float" office:value="-0.00699913" calcext:value-type="float">
            <text:p>-0.00699913</text:p>
          </table:table-cell>
          <table:table-cell office:value-type="float" office:value="-0.005673969" calcext:value-type="float">
            <text:p>-0.005673969</text:p>
          </table:table-cell>
          <table:table-cell office:value-type="float" office:value="-0.004378574" calcext:value-type="float">
            <text:p>-0.004378574</text:p>
          </table:table-cell>
          <table:table-cell office:value-type="float" office:value="-0.002700833" calcext:value-type="float">
            <text:p>-0.002700833</text:p>
          </table:table-cell>
          <table:table-cell office:value-type="float" office:value="-0.01413276" calcext:value-type="float">
            <text:p>-0.01413276</text:p>
          </table:table-cell>
          <table:table-cell office:value-type="float" office:value="-0.01895198" calcext:value-type="float">
            <text:p>-0.01895198</text:p>
          </table:table-cell>
          <table:table-cell office:value-type="float" office:value="0" calcext:value-type="float">
            <text:p>0</text:p>
          </table:table-cell>
          <table:table-cell office:value-type="float" office:value="0.02738616" calcext:value-type="float">
            <text:p>0.02738616</text:p>
          </table:table-cell>
          <table:table-cell office:value-type="float" office:value="-0.01204647" calcext:value-type="float">
            <text:p>-0.01204647</text:p>
          </table:table-cell>
          <table:table-cell office:value-type="float" office:value="0.03993749" calcext:value-type="float">
            <text:p>0.03993749</text:p>
          </table:table-cell>
          <table:table-cell office:value-type="float" office:value="-9999.04" calcext:value-type="float">
            <text:p>-9999.04</text:p>
          </table:table-cell>
          <table:table-cell office:value-type="float" office:value="-2.393434" calcext:value-type="float">
            <text:p>-2.393434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10112003" calcext:value-type="float">
            <text:p>10112003</text:p>
          </table:table-cell>
          <table:table-cell office:value-type="float" office:value="898.4008" calcext:value-type="float">
            <text:p>898.4008</text:p>
          </table:table-cell>
          <table:table-cell office:value-type="float" office:value="719.8811" calcext:value-type="float">
            <text:p>719.8811</text:p>
          </table:table-cell>
          <table:table-cell office:value-type="float" office:value="21.41418" calcext:value-type="float">
            <text:p>21.41418</text:p>
          </table:table-cell>
          <table:table-cell office:value-type="float" office:value="1106.204" calcext:value-type="float">
            <text:p>1106.204</text:p>
          </table:table-cell>
          <table:table-cell office:value-type="float" office:value="116.0567" calcext:value-type="float">
            <text:p>116.0567</text:p>
          </table:table-cell>
          <table:table-cell office:value-type="float" office:value="0" calcext:value-type="float">
            <text:p>0</text:p>
          </table:table-cell>
          <table:table-cell office:value-type="float" office:value="0.3727647" calcext:value-type="float">
            <text:p>0.3727647</text:p>
          </table:table-cell>
          <table:table-cell office:value-type="float" office:value="0.3740616" calcext:value-type="float">
            <text:p>0.3740616</text:p>
          </table:table-cell>
          <table:table-cell office:value-type="float" office:value="0.3778544" calcext:value-type="float">
            <text:p>0.3778544</text:p>
          </table:table-cell>
          <table:table-cell office:value-type="float" office:value="0.3834872" calcext:value-type="float">
            <text:p>0.3834872</text:p>
          </table:table-cell>
          <table:table-cell office:value-type="float" office:value="0.3882737" calcext:value-type="float">
            <text:p>0.3882737</text:p>
          </table:table-cell>
          <table:table-cell office:value-type="float" office:value="0.3348004" calcext:value-type="float">
            <text:p>0.3348004</text:p>
          </table:table-cell>
          <table:table-cell office:value-type="float" office:value="0.3331445" calcext:value-type="float">
            <text:p>0.3331445</text:p>
          </table:table-cell>
          <table:table-cell office:value-type="float" office:value="0.3948862" calcext:value-type="float">
            <text:p>0.3948862</text:p>
          </table:table-cell>
          <table:table-cell office:value-type="float" office:value="0.3670537" calcext:value-type="float">
            <text:p>0.3670537</text:p>
          </table:table-cell>
          <table:table-cell office:value-type="float" office:value="0.3643931" calcext:value-type="float">
            <text:p>0.3643931</text:p>
          </table:table-cell>
          <table:table-cell office:value-type="float" office:value="0.3792826" calcext:value-type="float">
            <text:p>0.3792826</text:p>
          </table:table-cell>
          <table:table-cell office:value-type="float" office:value="0.3921449" calcext:value-type="float">
            <text:p>0.3921449</text:p>
          </table:table-cell>
          <table:table-cell office:value-type="float" office:value="0.4623747" calcext:value-type="float">
            <text:p>0.4623747</text:p>
          </table:table-cell>
          <table:table-cell office:value-type="float" office:value="0" calcext:value-type="float">
            <text:p>0</text:p>
          </table:table-cell>
          <table:table-cell office:value-type="float" office:value="1.929417E-015" calcext:value-type="float">
            <text:p>1.929417E-15</text:p>
          </table:table-cell>
          <table:table-cell office:value-type="float" office:value="9.745419E-016" calcext:value-type="float">
            <text:p>9.745419E-16</text:p>
          </table:table-cell>
          <table:table-cell office:value-type="float" office:value="1.96702E-015" calcext:value-type="float">
            <text:p>1.96702E-15</text:p>
          </table:table-cell>
          <table:table-cell office:value-type="float" office:value="1.953147E-015" calcext:value-type="float">
            <text:p>1.953147E-15</text:p>
          </table:table-cell>
          <table:table-cell office:value-type="float" office:value="9.660743E-016" calcext:value-type="float">
            <text:p>9.660743E-16</text:p>
          </table:table-cell>
          <table:table-cell office:value-type="float" office:value="9.835344E-016" calcext:value-type="float">
            <text:p>9.835344E-16</text:p>
          </table:table-cell>
          <table:table-cell office:value-type="float" office:value="1.941508E-015" calcext:value-type="float">
            <text:p>1.941508E-15</text:p>
          </table:table-cell>
          <table:table-cell office:value-type="float" office:value="3.078806E-020" calcext:value-type="float">
            <text:p>3.078806E-20</text:p>
          </table:table-cell>
          <table:table-cell office:value-type="float" office:value="5.505514E-025" calcext:value-type="float">
            <text:p>5.505514E-25</text:p>
          </table:table-cell>
          <table:table-cell office:value-type="float" office:value="4.922578E-030" calcext:value-type="float">
            <text:p>4.922578E-30</text:p>
          </table:table-cell>
          <table:table-cell office:value-type="float" office:value="3.563205E-035" calcext:value-type="float">
            <text:p>3.563205E-35</text:p>
          </table:table-cell>
          <table:table-cell office:value-type="float" office:value="1.062184E-040" calcext:value-type="float">
            <text:p>1.062184E-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931134" calcext:value-type="float">
            <text:p>-0.00931134</text:p>
          </table:table-cell>
          <table:table-cell office:value-type="float" office:value="-0.00910111" calcext:value-type="float">
            <text:p>-0.00910111</text:p>
          </table:table-cell>
          <table:table-cell office:value-type="float" office:value="-0.008557806" calcext:value-type="float">
            <text:p>-0.008557806</text:p>
          </table:table-cell>
          <table:table-cell office:value-type="float" office:value="-0.007834842" calcext:value-type="float">
            <text:p>-0.007834842</text:p>
          </table:table-cell>
          <table:table-cell office:value-type="float" office:value="-0.007257466" calcext:value-type="float">
            <text:p>-0.007257466</text:p>
          </table:table-cell>
          <table:table-cell office:value-type="float" office:value="-0.006284639" calcext:value-type="float">
            <text:p>-0.006284639</text:p>
          </table:table-cell>
          <table:table-cell office:value-type="float" office:value="-0.005210609" calcext:value-type="float">
            <text:p>-0.005210609</text:p>
          </table:table-cell>
          <table:table-cell office:value-type="float" office:value="-0.003720679" calcext:value-type="float">
            <text:p>-0.003720679</text:p>
          </table:table-cell>
          <table:table-cell office:value-type="float" office:value="-0.01237279" calcext:value-type="float">
            <text:p>-0.01237279</text:p>
          </table:table-cell>
          <table:table-cell office:value-type="float" office:value="-0.01826424" calcext:value-type="float">
            <text:p>-0.01826424</text:p>
          </table:table-cell>
          <table:table-cell office:value-type="float" office:value="0" calcext:value-type="float">
            <text:p>0</text:p>
          </table:table-cell>
          <table:table-cell office:value-type="float" office:value="0.02738616" calcext:value-type="float">
            <text:p>0.02738616</text:p>
          </table:table-cell>
          <table:table-cell office:value-type="float" office:value="-0.009568866" calcext:value-type="float">
            <text:p>-0.009568866</text:p>
          </table:table-cell>
          <table:table-cell office:value-type="float" office:value="0.03993553" calcext:value-type="float">
            <text:p>0.03993553</text:p>
          </table:table-cell>
          <table:table-cell office:value-type="float" office:value="-9999.04" calcext:value-type="float">
            <text:p>-9999.04</text:p>
          </table:table-cell>
          <table:table-cell office:value-type="float" office:value="-2.3952" calcext:value-type="float">
            <text:p>-2.3952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1112003" calcext:value-type="float">
            <text:p>11112003</text:p>
          </table:table-cell>
          <table:table-cell office:value-type="float" office:value="898.4008" calcext:value-type="float">
            <text:p>898.4008</text:p>
          </table:table-cell>
          <table:table-cell office:value-type="float" office:value="721.0571" calcext:value-type="float">
            <text:p>721.0571</text:p>
          </table:table-cell>
          <table:table-cell office:value-type="float" office:value="21.41418" calcext:value-type="float">
            <text:p>21.41418</text:p>
          </table:table-cell>
          <table:table-cell office:value-type="float" office:value="1105.028" calcext:value-type="float">
            <text:p>1105.028</text:p>
          </table:table-cell>
          <table:table-cell office:value-type="float" office:value="116.0567" calcext:value-type="float">
            <text:p>116.0567</text:p>
          </table:table-cell>
          <table:table-cell office:value-type="float" office:value="0" calcext:value-type="float">
            <text:p>0</text:p>
          </table:table-cell>
          <table:table-cell office:value-type="float" office:value="0.3679905" calcext:value-type="float">
            <text:p>0.3679905</text:p>
          </table:table-cell>
          <table:table-cell office:value-type="float" office:value="0.3694653" calcext:value-type="float">
            <text:p>0.3694653</text:p>
          </table:table-cell>
          <table:table-cell office:value-type="float" office:value="0.3740526" calcext:value-type="float">
            <text:p>0.3740526</text:p>
          </table:table-cell>
          <table:table-cell office:value-type="float" office:value="0.3801166" calcext:value-type="float">
            <text:p>0.3801166</text:p>
          </table:table-cell>
          <table:table-cell office:value-type="float" office:value="0.3846453" calcext:value-type="float">
            <text:p>0.3846453</text:p>
          </table:table-cell>
          <table:table-cell office:value-type="float" office:value="0.3318503" calcext:value-type="float">
            <text:p>0.3318503</text:p>
          </table:table-cell>
          <table:table-cell office:value-type="float" office:value="0.3286709" calcext:value-type="float">
            <text:p>0.3286709</text:p>
          </table:table-cell>
          <table:table-cell office:value-type="float" office:value="0.391075" calcext:value-type="float">
            <text:p>0.391075</text:p>
          </table:table-cell>
          <table:table-cell office:value-type="float" office:value="0.3692285" calcext:value-type="float">
            <text:p>0.3692285</text:p>
          </table:table-cell>
          <table:table-cell office:value-type="float" office:value="0.3653776" calcext:value-type="float">
            <text:p>0.3653776</text:p>
          </table:table-cell>
          <table:table-cell office:value-type="float" office:value="0.3795213" calcext:value-type="float">
            <text:p>0.3795213</text:p>
          </table:table-cell>
          <table:table-cell office:value-type="float" office:value="0.3921219" calcext:value-type="float">
            <text:p>0.3921219</text:p>
          </table:table-cell>
          <table:table-cell office:value-type="float" office:value="0.4623747" calcext:value-type="float">
            <text:p>0.4623747</text:p>
          </table:table-cell>
          <table:table-cell office:value-type="float" office:value="0" calcext:value-type="float">
            <text:p>0</text:p>
          </table:table-cell>
          <table:table-cell office:value-type="float" office:value="1.929518E-015" calcext:value-type="float">
            <text:p>1.929518E-15</text:p>
          </table:table-cell>
          <table:table-cell office:value-type="float" office:value="9.745489E-016" calcext:value-type="float">
            <text:p>9.745489E-16</text:p>
          </table:table-cell>
          <table:table-cell office:value-type="float" office:value="1.967009E-015" calcext:value-type="float">
            <text:p>1.967009E-15</text:p>
          </table:table-cell>
          <table:table-cell office:value-type="float" office:value="1.953142E-015" calcext:value-type="float">
            <text:p>1.953142E-15</text:p>
          </table:table-cell>
          <table:table-cell office:value-type="float" office:value="9.660562E-016" calcext:value-type="float">
            <text:p>9.660562E-16</text:p>
          </table:table-cell>
          <table:table-cell office:value-type="float" office:value="9.835344E-016" calcext:value-type="float">
            <text:p>9.835344E-16</text:p>
          </table:table-cell>
          <table:table-cell office:value-type="float" office:value="1.941508E-015" calcext:value-type="float">
            <text:p>1.941508E-15</text:p>
          </table:table-cell>
          <table:table-cell office:value-type="float" office:value="3.078805E-020" calcext:value-type="float">
            <text:p>3.078805E-20</text:p>
          </table:table-cell>
          <table:table-cell office:value-type="float" office:value="5.505514E-025" calcext:value-type="float">
            <text:p>5.505514E-25</text:p>
          </table:table-cell>
          <table:table-cell office:value-type="float" office:value="4.922578E-030" calcext:value-type="float">
            <text:p>4.922578E-30</text:p>
          </table:table-cell>
          <table:table-cell office:value-type="float" office:value="3.563205E-035" calcext:value-type="float">
            <text:p>3.563205E-35</text:p>
          </table:table-cell>
          <table:table-cell office:value-type="float" office:value="1.062184E-040" calcext:value-type="float">
            <text:p>1.062184E-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008827" calcext:value-type="float">
            <text:p>-0.01008827</text:p>
          </table:table-cell>
          <table:table-cell office:value-type="float" office:value="-0.009824676" calcext:value-type="float">
            <text:p>-0.009824676</text:p>
          </table:table-cell>
          <table:table-cell office:value-type="float" office:value="-0.009104013" calcext:value-type="float">
            <text:p>-0.009104013</text:p>
          </table:table-cell>
          <table:table-cell office:value-type="float" office:value="-0.008263485" calcext:value-type="float">
            <text:p>-0.008263485</text:p>
          </table:table-cell>
          <table:table-cell office:value-type="float" office:value="-0.007680614" calcext:value-type="float">
            <text:p>-0.007680614</text:p>
          </table:table-cell>
          <table:table-cell office:value-type="float" office:value="-0.006714562" calcext:value-type="float">
            <text:p>-0.006714562</text:p>
          </table:table-cell>
          <table:table-cell office:value-type="float" office:value="-0.005837044" calcext:value-type="float">
            <text:p>-0.005837044</text:p>
          </table:table-cell>
          <table:table-cell office:value-type="float" office:value="-0.004593321" calcext:value-type="float">
            <text:p>-0.004593321</text:p>
          </table:table-cell>
          <table:table-cell office:value-type="float" office:value="-0.0112109" calcext:value-type="float">
            <text:p>-0.0112109</text:p>
          </table:table-cell>
          <table:table-cell office:value-type="float" office:value="-0.01743993" calcext:value-type="float">
            <text:p>-0.01743993</text:p>
          </table:table-cell>
          <table:table-cell office:value-type="float" office:value="0" calcext:value-type="float">
            <text:p>0</text:p>
          </table:table-cell>
          <table:table-cell office:value-type="float" office:value="0.02738616" calcext:value-type="float">
            <text:p>0.02738616</text:p>
          </table:table-cell>
          <table:table-cell office:value-type="float" office:value="-0.01033172" calcext:value-type="float">
            <text:p>-0.01033172</text:p>
          </table:table-cell>
          <table:table-cell office:value-type="float" office:value="0.03993198" calcext:value-type="float">
            <text:p>0.03993198</text:p>
          </table:table-cell>
          <table:table-cell office:value-type="float" office:value="-9999.04" calcext:value-type="float">
            <text:p>-9999.04</text:p>
          </table:table-cell>
          <table:table-cell office:value-type="float" office:value="-2.396895" calcext:value-type="float">
            <text:p>-2.396895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2112003" calcext:value-type="float">
            <text:p>12112003</text:p>
          </table:table-cell>
          <table:table-cell office:value-type="float" office:value="898.4008" calcext:value-type="float">
            <text:p>898.4008</text:p>
          </table:table-cell>
          <table:table-cell office:value-type="float" office:value="722.5009" calcext:value-type="float">
            <text:p>722.5009</text:p>
          </table:table-cell>
          <table:table-cell office:value-type="float" office:value="21.41418" calcext:value-type="float">
            <text:p>21.41418</text:p>
          </table:table-cell>
          <table:table-cell office:value-type="float" office:value="1103.482" calcext:value-type="float">
            <text:p>1103.482</text:p>
          </table:table-cell>
          <table:table-cell office:value-type="float" office:value="116.1592" calcext:value-type="float">
            <text:p>116.1592</text:p>
          </table:table-cell>
          <table:table-cell office:value-type="float" office:value="0" calcext:value-type="float">
            <text:p>0</text:p>
          </table:table-cell>
          <table:table-cell office:value-type="float" office:value="0.3218672" calcext:value-type="float">
            <text:p>0.3218672</text:p>
          </table:table-cell>
          <table:table-cell office:value-type="float" office:value="0.3479537" calcext:value-type="float">
            <text:p>0.3479537</text:p>
          </table:table-cell>
          <table:table-cell office:value-type="float" office:value="0.365042" calcext:value-type="float">
            <text:p>0.365042</text:p>
          </table:table-cell>
          <table:table-cell office:value-type="float" office:value="0.37438" calcext:value-type="float">
            <text:p>0.37438</text:p>
          </table:table-cell>
          <table:table-cell office:value-type="float" office:value="0.3794915" calcext:value-type="float">
            <text:p>0.3794915</text:p>
          </table:table-cell>
          <table:table-cell office:value-type="float" office:value="0.3284709" calcext:value-type="float">
            <text:p>0.3284709</text:p>
          </table:table-cell>
          <table:table-cell office:value-type="float" office:value="0.3319423" calcext:value-type="float">
            <text:p>0.3319423</text:p>
          </table:table-cell>
          <table:table-cell office:value-type="float" office:value="0.3878413" calcext:value-type="float">
            <text:p>0.3878413</text:p>
          </table:table-cell>
          <table:table-cell office:value-type="float" office:value="0.3713669" calcext:value-type="float">
            <text:p>0.3713669</text:p>
          </table:table-cell>
          <table:table-cell office:value-type="float" office:value="0.3664174" calcext:value-type="float">
            <text:p>0.3664174</text:p>
          </table:table-cell>
          <table:table-cell office:value-type="float" office:value="0.3798152" calcext:value-type="float">
            <text:p>0.3798152</text:p>
          </table:table-cell>
          <table:table-cell office:value-type="float" office:value="0.3921116" calcext:value-type="float">
            <text:p>0.3921116</text:p>
          </table:table-cell>
          <table:table-cell office:value-type="float" office:value="0.4623747" calcext:value-type="float">
            <text:p>0.4623747</text:p>
          </table:table-cell>
          <table:table-cell office:value-type="float" office:value="0" calcext:value-type="float">
            <text:p>0</text:p>
          </table:table-cell>
          <table:table-cell office:value-type="float" office:value="1.929626E-015" calcext:value-type="float">
            <text:p>1.929626E-15</text:p>
          </table:table-cell>
          <table:table-cell office:value-type="float" office:value="9.745588E-016" calcext:value-type="float">
            <text:p>9.745588E-16</text:p>
          </table:table-cell>
          <table:table-cell office:value-type="float" office:value="1.966997E-015" calcext:value-type="float">
            <text:p>1.966997E-15</text:p>
          </table:table-cell>
          <table:table-cell office:value-type="float" office:value="1.953136E-015" calcext:value-type="float">
            <text:p>1.953136E-15</text:p>
          </table:table-cell>
          <table:table-cell office:value-type="float" office:value="9.660395E-016" calcext:value-type="float">
            <text:p>9.660395E-16</text:p>
          </table:table-cell>
          <table:table-cell office:value-type="float" office:value="9.835344E-016" calcext:value-type="float">
            <text:p>9.835344E-16</text:p>
          </table:table-cell>
          <table:table-cell office:value-type="float" office:value="1.941508E-015" calcext:value-type="float">
            <text:p>1.941508E-15</text:p>
          </table:table-cell>
          <table:table-cell office:value-type="float" office:value="3.078805E-020" calcext:value-type="float">
            <text:p>3.078805E-20</text:p>
          </table:table-cell>
          <table:table-cell office:value-type="float" office:value="5.505514E-025" calcext:value-type="float">
            <text:p>5.505514E-25</text:p>
          </table:table-cell>
          <table:table-cell office:value-type="float" office:value="4.922578E-030" calcext:value-type="float">
            <text:p>4.922578E-30</text:p>
          </table:table-cell>
          <table:table-cell office:value-type="float" office:value="3.563205E-035" calcext:value-type="float">
            <text:p>3.563205E-35</text:p>
          </table:table-cell>
          <table:table-cell office:value-type="float" office:value="1.062184E-040" calcext:value-type="float">
            <text:p>1.062184E-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2199911" calcext:value-type="float">
            <text:p>-0.02199911</text:p>
          </table:table-cell>
          <table:table-cell office:value-type="float" office:value="-0.01392833" calcext:value-type="float">
            <text:p>-0.01392833</text:p>
          </table:table-cell>
          <table:table-cell office:value-type="float" office:value="-0.01050448" calcext:value-type="float">
            <text:p>-0.01050448</text:p>
          </table:table-cell>
          <table:table-cell office:value-type="float" office:value="-0.009055786" calcext:value-type="float">
            <text:p>-0.009055786</text:p>
          </table:table-cell>
          <table:table-cell office:value-type="float" office:value="-0.008337928" calcext:value-type="float">
            <text:p>-0.008337928</text:p>
          </table:table-cell>
          <table:table-cell office:value-type="float" office:value="-0.007270403" calcext:value-type="float">
            <text:p>-0.007270403</text:p>
          </table:table-cell>
          <table:table-cell office:value-type="float" office:value="-0.00549192" calcext:value-type="float">
            <text:p>-0.00549192</text:p>
          </table:table-cell>
          <table:table-cell office:value-type="float" office:value="-0.005507319" calcext:value-type="float">
            <text:p>-0.005507319</text:p>
          </table:table-cell>
          <table:table-cell office:value-type="float" office:value="-0.01018422" calcext:value-type="float">
            <text:p>-0.01018422</text:p>
          </table:table-cell>
          <table:table-cell office:value-type="float" office:value="-0.01661268" calcext:value-type="float">
            <text:p>-0.01661268</text:p>
          </table:table-cell>
          <table:table-cell office:value-type="float" office:value="0" calcext:value-type="float">
            <text:p>0</text:p>
          </table:table-cell>
          <table:table-cell office:value-type="float" office:value="0.02738616" calcext:value-type="float">
            <text:p>0.02738616</text:p>
          </table:table-cell>
          <table:table-cell office:value-type="float" office:value="-0.02766153" calcext:value-type="float">
            <text:p>-0.02766153</text:p>
          </table:table-cell>
          <table:table-cell office:value-type="float" office:value="0.04005675" calcext:value-type="float">
            <text:p>0.04005675</text:p>
          </table:table-cell>
          <table:table-cell office:value-type="float" office:value="-9999.04" calcext:value-type="float">
            <text:p>-9999.04</text:p>
          </table:table-cell>
          <table:table-cell office:value-type="float" office:value="-2.398505" calcext:value-type="float">
            <text:p>-2.398505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3112003" calcext:value-type="float">
            <text:p>13112003</text:p>
          </table:table-cell>
          <table:table-cell office:value-type="float" office:value="898.4008" calcext:value-type="float">
            <text:p>898.4008</text:p>
          </table:table-cell>
          <table:table-cell office:value-type="float" office:value="722.8876" calcext:value-type="float">
            <text:p>722.8876</text:p>
          </table:table-cell>
          <table:table-cell office:value-type="float" office:value="21.41418" calcext:value-type="float">
            <text:p>21.41418</text:p>
          </table:table-cell>
          <table:table-cell office:value-type="float" office:value="1102.712" calcext:value-type="float">
            <text:p>1102.712</text:p>
          </table:table-cell>
          <table:table-cell office:value-type="float" office:value="116.543" calcext:value-type="float">
            <text:p>116.543</text:p>
          </table:table-cell>
          <table:table-cell office:value-type="float" office:value="0" calcext:value-type="float">
            <text:p>0</text:p>
          </table:table-cell>
          <table:table-cell office:value-type="float" office:value="0.3386943" calcext:value-type="float">
            <text:p>0.3386943</text:p>
          </table:table-cell>
          <table:table-cell office:value-type="float" office:value="0.3433077" calcext:value-type="float">
            <text:p>0.3433077</text:p>
          </table:table-cell>
          <table:table-cell office:value-type="float" office:value="0.3544322" calcext:value-type="float">
            <text:p>0.3544322</text:p>
          </table:table-cell>
          <table:table-cell office:value-type="float" office:value="0.3660406" calcext:value-type="float">
            <text:p>0.3660406</text:p>
          </table:table-cell>
          <table:table-cell office:value-type="float" office:value="0.3738238" calcext:value-type="float">
            <text:p>0.3738238</text:p>
          </table:table-cell>
          <table:table-cell office:value-type="float" office:value="0.3274561" calcext:value-type="float">
            <text:p>0.3274561</text:p>
          </table:table-cell>
          <table:table-cell office:value-type="float" office:value="0.3264848" calcext:value-type="float">
            <text:p>0.3264848</text:p>
          </table:table-cell>
          <table:table-cell office:value-type="float" office:value="0.3889227" calcext:value-type="float">
            <text:p>0.3889227</text:p>
          </table:table-cell>
          <table:table-cell office:value-type="float" office:value="0.3731586" calcext:value-type="float">
            <text:p>0.3731586</text:p>
          </table:table-cell>
          <table:table-cell office:value-type="float" office:value="0.3674232" calcext:value-type="float">
            <text:p>0.3674232</text:p>
          </table:table-cell>
          <table:table-cell office:value-type="float" office:value="0.380154" calcext:value-type="float">
            <text:p>0.380154</text:p>
          </table:table-cell>
          <table:table-cell office:value-type="float" office:value="0.3921411" calcext:value-type="float">
            <text:p>0.3921411</text:p>
          </table:table-cell>
          <table:table-cell office:value-type="float" office:value="0.4494616" calcext:value-type="float">
            <text:p>0.4494616</text:p>
          </table:table-cell>
          <table:table-cell office:value-type="float" office:value="0" calcext:value-type="float">
            <text:p>0</text:p>
          </table:table-cell>
          <table:table-cell office:value-type="float" office:value="1.929719E-015" calcext:value-type="float">
            <text:p>1.929719E-15</text:p>
          </table:table-cell>
          <table:table-cell office:value-type="float" office:value="9.745686E-016" calcext:value-type="float">
            <text:p>9.745686E-16</text:p>
          </table:table-cell>
          <table:table-cell office:value-type="float" office:value="1.966985E-015" calcext:value-type="float">
            <text:p>1.966985E-15</text:p>
          </table:table-cell>
          <table:table-cell office:value-type="float" office:value="1.953132E-015" calcext:value-type="float">
            <text:p>1.953132E-15</text:p>
          </table:table-cell>
          <table:table-cell office:value-type="float" office:value="9.660236E-016" calcext:value-type="float">
            <text:p>9.660236E-16</text:p>
          </table:table-cell>
          <table:table-cell office:value-type="float" office:value="9.835344E-016" calcext:value-type="float">
            <text:p>9.835344E-16</text:p>
          </table:table-cell>
          <table:table-cell office:value-type="float" office:value="1.941508E-015" calcext:value-type="float">
            <text:p>1.941508E-15</text:p>
          </table:table-cell>
          <table:table-cell office:value-type="float" office:value="3.078805E-020" calcext:value-type="float">
            <text:p>3.078805E-20</text:p>
          </table:table-cell>
          <table:table-cell office:value-type="float" office:value="5.505514E-025" calcext:value-type="float">
            <text:p>5.505514E-25</text:p>
          </table:table-cell>
          <table:table-cell office:value-type="float" office:value="4.922578E-030" calcext:value-type="float">
            <text:p>4.922578E-30</text:p>
          </table:table-cell>
          <table:table-cell office:value-type="float" office:value="3.563205E-035" calcext:value-type="float">
            <text:p>3.563205E-35</text:p>
          </table:table-cell>
          <table:table-cell office:value-type="float" office:value="1.062184E-040" calcext:value-type="float">
            <text:p>1.062184E-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689312" calcext:value-type="float">
            <text:p>-0.01689312</text:p>
          </table:table-cell>
          <table:table-cell office:value-type="float" office:value="-0.015435" calcext:value-type="float">
            <text:p>-0.015435</text:p>
          </table:table-cell>
          <table:table-cell office:value-type="float" office:value="-0.01266358" calcext:value-type="float">
            <text:p>-0.01266358</text:p>
          </table:table-cell>
          <table:table-cell office:value-type="float" office:value="-0.01040472" calcext:value-type="float">
            <text:p>-0.01040472</text:p>
          </table:table-cell>
          <table:table-cell office:value-type="float" office:value="-0.009140801" calcext:value-type="float">
            <text:p>-0.009140801</text:p>
          </table:table-cell>
          <table:table-cell office:value-type="float" office:value="-0.007415765" calcext:value-type="float">
            <text:p>-0.007415765</text:p>
          </table:table-cell>
          <table:table-cell office:value-type="float" office:value="-0.006161649" calcext:value-type="float">
            <text:p>-0.006161649</text:p>
          </table:table-cell>
          <table:table-cell office:value-type="float" office:value="-0.005176641" calcext:value-type="float">
            <text:p>-0.005176641</text:p>
          </table:table-cell>
          <table:table-cell office:value-type="float" office:value="-0.009400018" calcext:value-type="float">
            <text:p>-0.009400018</text:p>
          </table:table-cell>
          <table:table-cell office:value-type="float" office:value="-0.01585111" calcext:value-type="float">
            <text:p>-0.01585111</text:p>
          </table:table-cell>
          <table:table-cell office:value-type="float" office:value="0" calcext:value-type="float">
            <text:p>0</text:p>
          </table:table-cell>
          <table:table-cell office:value-type="float" office:value="0.02738616" calcext:value-type="float">
            <text:p>0.02738616</text:p>
          </table:table-cell>
          <table:table-cell office:value-type="float" office:value="-0.01734818" calcext:value-type="float">
            <text:p>-0.01734818</text:p>
          </table:table-cell>
          <table:table-cell office:value-type="float" office:value="0.03992693" calcext:value-type="float">
            <text:p>0.03992693</text:p>
          </table:table-cell>
          <table:table-cell office:value-type="float" office:value="-9999.04" calcext:value-type="float">
            <text:p>-9999.04</text:p>
          </table:table-cell>
          <table:table-cell office:value-type="float" office:value="-2.285642" calcext:value-type="float">
            <text:p>-2.285642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4112003" calcext:value-type="float">
            <text:p>14112003</text:p>
          </table:table-cell>
          <table:table-cell office:value-type="float" office:value="898.7007" calcext:value-type="float">
            <text:p>898.7007</text:p>
          </table:table-cell>
          <table:table-cell office:value-type="float" office:value="723.8415" calcext:value-type="float">
            <text:p>723.8415</text:p>
          </table:table-cell>
          <table:table-cell office:value-type="float" office:value="21.41418" calcext:value-type="float">
            <text:p>21.41418</text:p>
          </table:table-cell>
          <table:table-cell office:value-type="float" office:value="1102.937" calcext:value-type="float">
            <text:p>1102.937</text:p>
          </table:table-cell>
          <table:table-cell office:value-type="float" office:value="115.6644" calcext:value-type="float">
            <text:p>115.6644</text:p>
          </table:table-cell>
          <table:table-cell office:value-type="float" office:value="0" calcext:value-type="float">
            <text:p>0</text:p>
          </table:table-cell>
          <table:table-cell office:value-type="float" office:value="0.3499665" calcext:value-type="float">
            <text:p>0.3499665</text:p>
          </table:table-cell>
          <table:table-cell office:value-type="float" office:value="0.3514043" calcext:value-type="float">
            <text:p>0.3514043</text:p>
          </table:table-cell>
          <table:table-cell office:value-type="float" office:value="0.3571677" calcext:value-type="float">
            <text:p>0.3571677</text:p>
          </table:table-cell>
          <table:table-cell office:value-type="float" office:value="0.3644592" calcext:value-type="float">
            <text:p>0.3644592</text:p>
          </table:table-cell>
          <table:table-cell office:value-type="float" office:value="0.3695115" calcext:value-type="float">
            <text:p>0.3695115</text:p>
          </table:table-cell>
          <table:table-cell office:value-type="float" office:value="0.3216836" calcext:value-type="float">
            <text:p>0.3216836</text:p>
          </table:table-cell>
          <table:table-cell office:value-type="float" office:value="0.3194861" calcext:value-type="float">
            <text:p>0.3194861</text:p>
          </table:table-cell>
          <table:table-cell office:value-type="float" office:value="0.3856582" calcext:value-type="float">
            <text:p>0.3856582</text:p>
          </table:table-cell>
          <table:table-cell office:value-type="float" office:value="0.3748101" calcext:value-type="float">
            <text:p>0.3748101</text:p>
          </table:table-cell>
          <table:table-cell office:value-type="float" office:value="0.3684219" calcext:value-type="float">
            <text:p>0.3684219</text:p>
          </table:table-cell>
          <table:table-cell office:value-type="float" office:value="0.3805589" calcext:value-type="float">
            <text:p>0.3805589</text:p>
          </table:table-cell>
          <table:table-cell office:value-type="float" office:value="0.3927805" calcext:value-type="float">
            <text:p>0.3927805</text:p>
          </table:table-cell>
          <table:table-cell office:value-type="float" office:value="0.4538792" calcext:value-type="float">
            <text:p>0.4538792</text:p>
          </table:table-cell>
          <table:table-cell office:value-type="float" office:value="0" calcext:value-type="float">
            <text:p>0</text:p>
          </table:table-cell>
          <table:table-cell office:value-type="float" office:value="1.929819E-015" calcext:value-type="float">
            <text:p>1.929819E-15</text:p>
          </table:table-cell>
          <table:table-cell office:value-type="float" office:value="9.745765E-016" calcext:value-type="float">
            <text:p>9.745765E-16</text:p>
          </table:table-cell>
          <table:table-cell office:value-type="float" office:value="1.966974E-015" calcext:value-type="float">
            <text:p>1.966974E-15</text:p>
          </table:table-cell>
          <table:table-cell office:value-type="float" office:value="1.953126E-015" calcext:value-type="float">
            <text:p>1.953126E-15</text:p>
          </table:table-cell>
          <table:table-cell office:value-type="float" office:value="9.660085E-016" calcext:value-type="float">
            <text:p>9.660085E-16</text:p>
          </table:table-cell>
          <table:table-cell office:value-type="float" office:value="9.835344E-016" calcext:value-type="float">
            <text:p>9.835344E-16</text:p>
          </table:table-cell>
          <table:table-cell office:value-type="float" office:value="1.941508E-015" calcext:value-type="float">
            <text:p>1.941508E-15</text:p>
          </table:table-cell>
          <table:table-cell office:value-type="float" office:value="3.078806E-020" calcext:value-type="float">
            <text:p>3.078806E-20</text:p>
          </table:table-cell>
          <table:table-cell office:value-type="float" office:value="5.505514E-025" calcext:value-type="float">
            <text:p>5.505514E-25</text:p>
          </table:table-cell>
          <table:table-cell office:value-type="float" office:value="4.922577E-030" calcext:value-type="float">
            <text:p>4.922577E-30</text:p>
          </table:table-cell>
          <table:table-cell office:value-type="float" office:value="3.563205E-035" calcext:value-type="float">
            <text:p>3.563205E-35</text:p>
          </table:table-cell>
          <table:table-cell office:value-type="float" office:value="1.062184E-040" calcext:value-type="float">
            <text:p>1.062184E-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373882" calcext:value-type="float">
            <text:p>-0.01373882</text:p>
          </table:table-cell>
          <table:table-cell office:value-type="float" office:value="-0.01337338" calcext:value-type="float">
            <text:p>-0.01337338</text:p>
          </table:table-cell>
          <table:table-cell office:value-type="float" office:value="-0.01208583" calcext:value-type="float">
            <text:p>-0.01208583</text:p>
          </table:table-cell>
          <table:table-cell office:value-type="float" office:value="-0.01068954" calcext:value-type="float">
            <text:p>-0.01068954</text:p>
          </table:table-cell>
          <table:table-cell office:value-type="float" office:value="-0.009820358" calcext:value-type="float">
            <text:p>-0.009820358</text:p>
          </table:table-cell>
          <table:table-cell office:value-type="float" office:value="-0.008485756" calcext:value-type="float">
            <text:p>-0.008485756</text:p>
          </table:table-cell>
          <table:table-cell office:value-type="float" office:value="-0.007400752" calcext:value-type="float">
            <text:p>-0.007400752</text:p>
          </table:table-cell>
          <table:table-cell office:value-type="float" office:value="-0.006208732" calcext:value-type="float">
            <text:p>-0.006208732</text:p>
          </table:table-cell>
          <table:table-cell office:value-type="float" office:value="-0.008733112" calcext:value-type="float">
            <text:p>-0.008733112</text:p>
          </table:table-cell>
          <table:table-cell office:value-type="float" office:value="-0.015132" calcext:value-type="float">
            <text:p>-0.015132</text:p>
          </table:table-cell>
          <table:table-cell office:value-type="float" office:value="0" calcext:value-type="float">
            <text:p>0</text:p>
          </table:table-cell>
          <table:table-cell office:value-type="float" office:value="0.02738616" calcext:value-type="float">
            <text:p>0.02738616</text:p>
          </table:table-cell>
          <table:table-cell office:value-type="float" office:value="-0.01398678" calcext:value-type="float">
            <text:p>-0.01398678</text:p>
          </table:table-cell>
          <table:table-cell office:value-type="float" office:value="0.03992331" calcext:value-type="float">
            <text:p>0.03992331</text:p>
          </table:table-cell>
          <table:table-cell office:value-type="float" office:value="-9999.04" calcext:value-type="float">
            <text:p>-9999.04</text:p>
          </table:table-cell>
          <table:table-cell office:value-type="float" office:value="-2.313134" calcext:value-type="float">
            <text:p>-2.313134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5112003" calcext:value-type="float">
            <text:p>15112003</text:p>
          </table:table-cell>
          <table:table-cell office:value-type="float" office:value="898.7007" calcext:value-type="float">
            <text:p>898.7007</text:p>
          </table:table-cell>
          <table:table-cell office:value-type="float" office:value="724.5857" calcext:value-type="float">
            <text:p>724.5857</text:p>
          </table:table-cell>
          <table:table-cell office:value-type="float" office:value="21.41418" calcext:value-type="float">
            <text:p>21.41418</text:p>
          </table:table-cell>
          <table:table-cell office:value-type="float" office:value="1103.024" calcext:value-type="float">
            <text:p>1103.024</text:p>
          </table:table-cell>
          <table:table-cell office:value-type="float" office:value="114.8327" calcext:value-type="float">
            <text:p>114.8327</text:p>
          </table:table-cell>
          <table:table-cell office:value-type="float" office:value="0" calcext:value-type="float">
            <text:p>0</text:p>
          </table:table-cell>
          <table:table-cell office:value-type="float" office:value="0.3478665" calcext:value-type="float">
            <text:p>0.3478665</text:p>
          </table:table-cell>
          <table:table-cell office:value-type="float" office:value="0.351612" calcext:value-type="float">
            <text:p>0.351612</text:p>
          </table:table-cell>
          <table:table-cell office:value-type="float" office:value="0.3563003" calcext:value-type="float">
            <text:p>0.3563003</text:p>
          </table:table-cell>
          <table:table-cell office:value-type="float" office:value="0.3617485" calcext:value-type="float">
            <text:p>0.3617485</text:p>
          </table:table-cell>
          <table:table-cell office:value-type="float" office:value="0.3657207" calcext:value-type="float">
            <text:p>0.3657207</text:p>
          </table:table-cell>
          <table:table-cell office:value-type="float" office:value="0.318013" calcext:value-type="float">
            <text:p>0.318013</text:p>
          </table:table-cell>
          <table:table-cell office:value-type="float" office:value="0.315283" calcext:value-type="float">
            <text:p>0.315283</text:p>
          </table:table-cell>
          <table:table-cell office:value-type="float" office:value="0.3831055" calcext:value-type="float">
            <text:p>0.3831055</text:p>
          </table:table-cell>
          <table:table-cell office:value-type="float" office:value="0.3755001" calcext:value-type="float">
            <text:p>0.3755001</text:p>
          </table:table-cell>
          <table:table-cell office:value-type="float" office:value="0.3696088" calcext:value-type="float">
            <text:p>0.3696088</text:p>
          </table:table-cell>
          <table:table-cell office:value-type="float" office:value="0.3810937" calcext:value-type="float">
            <text:p>0.3810937</text:p>
          </table:table-cell>
          <table:table-cell office:value-type="float" office:value="0.3933017" calcext:value-type="float">
            <text:p>0.3933017</text:p>
          </table:table-cell>
          <table:table-cell office:value-type="float" office:value="0.4586911" calcext:value-type="float">
            <text:p>0.4586911</text:p>
          </table:table-cell>
          <table:table-cell office:value-type="float" office:value="0" calcext:value-type="float">
            <text:p>0</text:p>
          </table:table-cell>
          <table:table-cell office:value-type="float" office:value="1.929925E-015" calcext:value-type="float">
            <text:p>1.929925E-15</text:p>
          </table:table-cell>
          <table:table-cell office:value-type="float" office:value="9.745859E-016" calcext:value-type="float">
            <text:p>9.745859E-16</text:p>
          </table:table-cell>
          <table:table-cell office:value-type="float" office:value="1.966966E-015" calcext:value-type="float">
            <text:p>1.966966E-15</text:p>
          </table:table-cell>
          <table:table-cell office:value-type="float" office:value="1.953115E-015" calcext:value-type="float">
            <text:p>1.953115E-15</text:p>
          </table:table-cell>
          <table:table-cell office:value-type="float" office:value="9.659922E-016" calcext:value-type="float">
            <text:p>9.659922E-16</text:p>
          </table:table-cell>
          <table:table-cell office:value-type="float" office:value="9.835343E-016" calcext:value-type="float">
            <text:p>9.835343E-16</text:p>
          </table:table-cell>
          <table:table-cell office:value-type="float" office:value="1.941508E-015" calcext:value-type="float">
            <text:p>1.941508E-15</text:p>
          </table:table-cell>
          <table:table-cell office:value-type="float" office:value="3.078806E-020" calcext:value-type="float">
            <text:p>3.078806E-20</text:p>
          </table:table-cell>
          <table:table-cell office:value-type="float" office:value="5.505514E-025" calcext:value-type="float">
            <text:p>5.505514E-25</text:p>
          </table:table-cell>
          <table:table-cell office:value-type="float" office:value="4.922577E-030" calcext:value-type="float">
            <text:p>4.922577E-30</text:p>
          </table:table-cell>
          <table:table-cell office:value-type="float" office:value="3.563205E-035" calcext:value-type="float">
            <text:p>3.563205E-35</text:p>
          </table:table-cell>
          <table:table-cell office:value-type="float" office:value="1.062184E-040" calcext:value-type="float">
            <text:p>1.062184E-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409254" calcext:value-type="float">
            <text:p>-0.01409254</text:p>
          </table:table-cell>
          <table:table-cell office:value-type="float" office:value="-0.01327049" calcext:value-type="float">
            <text:p>-0.01327049</text:p>
          </table:table-cell>
          <table:table-cell office:value-type="float" office:value="-0.01226283" calcext:value-type="float">
            <text:p>-0.01226283</text:p>
          </table:table-cell>
          <table:table-cell office:value-type="float" office:value="-0.01119182" calcext:value-type="float">
            <text:p>-0.01119182</text:p>
          </table:table-cell>
          <table:table-cell office:value-type="float" office:value="-0.01046321" calcext:value-type="float">
            <text:p>-0.01046321</text:p>
          </table:table-cell>
          <table:table-cell office:value-type="float" office:value="-0.009254107" calcext:value-type="float">
            <text:p>-0.009254107</text:p>
          </table:table-cell>
          <table:table-cell office:value-type="float" office:value="-0.008270951" calcext:value-type="float">
            <text:p>-0.008270951</text:p>
          </table:table-cell>
          <table:table-cell office:value-type="float" office:value="-0.007170975" calcext:value-type="float">
            <text:p>-0.007170975</text:p>
          </table:table-cell>
          <table:table-cell office:value-type="float" office:value="-0.008466344" calcext:value-type="float">
            <text:p>-0.008466344</text:p>
          </table:table-cell>
          <table:table-cell office:value-type="float" office:value="-0.01432301" calcext:value-type="float">
            <text:p>-0.01432301</text:p>
          </table:table-cell>
          <table:table-cell office:value-type="float" office:value="0" calcext:value-type="float">
            <text:p>0</text:p>
          </table:table-cell>
          <table:table-cell office:value-type="float" office:value="0.02738616" calcext:value-type="float">
            <text:p>0.02738616</text:p>
          </table:table-cell>
          <table:table-cell office:value-type="float" office:value="-0.01455943" calcext:value-type="float">
            <text:p>-0.01455943</text:p>
          </table:table-cell>
          <table:table-cell office:value-type="float" office:value="0.03991977" calcext:value-type="float">
            <text:p>0.03991977</text:p>
          </table:table-cell>
          <table:table-cell office:value-type="float" office:value="-9999.04" calcext:value-type="float">
            <text:p>-9999.04</text:p>
          </table:table-cell>
          <table:table-cell office:value-type="float" office:value="-2.344603" calcext:value-type="float">
            <text:p>-2.344603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6112003" calcext:value-type="float">
            <text:p>16112003</text:p>
          </table:table-cell>
          <table:table-cell office:value-type="float" office:value="898.7007" calcext:value-type="float">
            <text:p>898.7007</text:p>
          </table:table-cell>
          <table:table-cell office:value-type="float" office:value="725.7858" calcext:value-type="float">
            <text:p>725.7858</text:p>
          </table:table-cell>
          <table:table-cell office:value-type="float" office:value="21.41418" calcext:value-type="float">
            <text:p>21.41418</text:p>
          </table:table-cell>
          <table:table-cell office:value-type="float" office:value="1102.247" calcext:value-type="float">
            <text:p>1102.247</text:p>
          </table:table-cell>
          <table:table-cell office:value-type="float" office:value="114.4103" calcext:value-type="float">
            <text:p>114.4103</text:p>
          </table:table-cell>
          <table:table-cell office:value-type="float" office:value="0" calcext:value-type="float">
            <text:p>0</text:p>
          </table:table-cell>
          <table:table-cell office:value-type="float" office:value="0.336621" calcext:value-type="float">
            <text:p>0.336621</text:p>
          </table:table-cell>
          <table:table-cell office:value-type="float" office:value="0.3387172" calcext:value-type="float">
            <text:p>0.3387172</text:p>
          </table:table-cell>
          <table:table-cell office:value-type="float" office:value="0.3471127" calcext:value-type="float">
            <text:p>0.3471127</text:p>
          </table:table-cell>
          <table:table-cell office:value-type="float" office:value="0.3560678" calcext:value-type="float">
            <text:p>0.3560678</text:p>
          </table:table-cell>
          <table:table-cell office:value-type="float" office:value="0.3614448" calcext:value-type="float">
            <text:p>0.3614448</text:p>
          </table:table-cell>
          <table:table-cell office:value-type="float" office:value="0.3166112" calcext:value-type="float">
            <text:p>0.3166112</text:p>
          </table:table-cell>
          <table:table-cell office:value-type="float" office:value="0.3150567" calcext:value-type="float">
            <text:p>0.3150567</text:p>
          </table:table-cell>
          <table:table-cell office:value-type="float" office:value="0.3824497" calcext:value-type="float">
            <text:p>0.3824497</text:p>
          </table:table-cell>
          <table:table-cell office:value-type="float" office:value="0.375799" calcext:value-type="float">
            <text:p>0.375799</text:p>
          </table:table-cell>
          <table:table-cell office:value-type="float" office:value="0.370739" calcext:value-type="float">
            <text:p>0.370739</text:p>
          </table:table-cell>
          <table:table-cell office:value-type="float" office:value="0.3816848" calcext:value-type="float">
            <text:p>0.3816848</text:p>
          </table:table-cell>
          <table:table-cell office:value-type="float" office:value="0.3935632" calcext:value-type="float">
            <text:p>0.3935632</text:p>
          </table:table-cell>
          <table:table-cell office:value-type="float" office:value="0.4622811" calcext:value-type="float">
            <text:p>0.4622811</text:p>
          </table:table-cell>
          <table:table-cell office:value-type="float" office:value="0" calcext:value-type="float">
            <text:p>0</text:p>
          </table:table-cell>
          <table:table-cell office:value-type="float" office:value="1.930034E-015" calcext:value-type="float">
            <text:p>1.930034E-15</text:p>
          </table:table-cell>
          <table:table-cell office:value-type="float" office:value="9.745978E-016" calcext:value-type="float">
            <text:p>9.745978E-16</text:p>
          </table:table-cell>
          <table:table-cell office:value-type="float" office:value="1.966956E-015" calcext:value-type="float">
            <text:p>1.966956E-15</text:p>
          </table:table-cell>
          <table:table-cell office:value-type="float" office:value="1.953105E-015" calcext:value-type="float">
            <text:p>1.953105E-15</text:p>
          </table:table-cell>
          <table:table-cell office:value-type="float" office:value="9.659741E-016" calcext:value-type="float">
            <text:p>9.659741E-16</text:p>
          </table:table-cell>
          <table:table-cell office:value-type="float" office:value="9.835343E-016" calcext:value-type="float">
            <text:p>9.835343E-16</text:p>
          </table:table-cell>
          <table:table-cell office:value-type="float" office:value="1.941508E-015" calcext:value-type="float">
            <text:p>1.941508E-15</text:p>
          </table:table-cell>
          <table:table-cell office:value-type="float" office:value="3.078806E-020" calcext:value-type="float">
            <text:p>3.078806E-20</text:p>
          </table:table-cell>
          <table:table-cell office:value-type="float" office:value="5.505514E-025" calcext:value-type="float">
            <text:p>5.505514E-25</text:p>
          </table:table-cell>
          <table:table-cell office:value-type="float" office:value="4.922577E-030" calcext:value-type="float">
            <text:p>4.922577E-30</text:p>
          </table:table-cell>
          <table:table-cell office:value-type="float" office:value="3.563205E-035" calcext:value-type="float">
            <text:p>3.563205E-35</text:p>
          </table:table-cell>
          <table:table-cell office:value-type="float" office:value="1.062184E-040" calcext:value-type="float">
            <text:p>1.062184E-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745921" calcext:value-type="float">
            <text:p>-0.01745921</text:p>
          </table:table-cell>
          <table:table-cell office:value-type="float" office:value="-0.01676743" calcext:value-type="float">
            <text:p>-0.01676743</text:p>
          </table:table-cell>
          <table:table-cell office:value-type="float" office:value="-0.01439479" calcext:value-type="float">
            <text:p>-0.01439479</text:p>
          </table:table-cell>
          <table:table-cell office:value-type="float" office:value="-0.01232687" calcext:value-type="float">
            <text:p>-0.01232687</text:p>
          </table:table-cell>
          <table:table-cell office:value-type="float" office:value="-0.01124155" calcext:value-type="float">
            <text:p>-0.01124155</text:p>
          </table:table-cell>
          <table:table-cell office:value-type="float" office:value="-0.009562426" calcext:value-type="float">
            <text:p>-0.009562426</text:p>
          </table:table-cell>
          <table:table-cell office:value-type="float" office:value="-0.008313107" calcext:value-type="float">
            <text:p>-0.008313107</text:p>
          </table:table-cell>
          <table:table-cell office:value-type="float" office:value="-0.007444314" calcext:value-type="float">
            <text:p>-0.007444314</text:p>
          </table:table-cell>
          <table:table-cell office:value-type="float" office:value="-0.008354763" calcext:value-type="float">
            <text:p>-0.008354763</text:p>
          </table:table-cell>
          <table:table-cell office:value-type="float" office:value="-0.01359298" calcext:value-type="float">
            <text:p>-0.01359298</text:p>
          </table:table-cell>
          <table:table-cell office:value-type="float" office:value="0" calcext:value-type="float">
            <text:p>0</text:p>
          </table:table-cell>
          <table:table-cell office:value-type="float" office:value="0.02738616" calcext:value-type="float">
            <text:p>0.02738616</text:p>
          </table:table-cell>
          <table:table-cell office:value-type="float" office:value="-0.01774321" calcext:value-type="float">
            <text:p>-0.01774321</text:p>
          </table:table-cell>
          <table:table-cell office:value-type="float" office:value="0.03991508" calcext:value-type="float">
            <text:p>0.03991508</text:p>
          </table:table-cell>
          <table:table-cell office:value-type="float" office:value="-9999.04" calcext:value-type="float">
            <text:p>-9999.04</text:p>
          </table:table-cell>
          <table:table-cell office:value-type="float" office:value="-2.367206" calcext:value-type="float">
            <text:p>-2.367206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7112003" calcext:value-type="float">
            <text:p>17112003</text:p>
          </table:table-cell>
          <table:table-cell office:value-type="float" office:value="911.3007" calcext:value-type="float">
            <text:p>911.3007</text:p>
          </table:table-cell>
          <table:table-cell office:value-type="float" office:value="725.9351" calcext:value-type="float">
            <text:p>725.9351</text:p>
          </table:table-cell>
          <table:table-cell office:value-type="float" office:value="21.41418" calcext:value-type="float">
            <text:p>21.41418</text:p>
          </table:table-cell>
          <table:table-cell office:value-type="float" office:value="1114.612" calcext:value-type="float">
            <text:p>1114.612</text:p>
          </table:table-cell>
          <table:table-cell office:value-type="float" office:value="114.4954" calcext:value-type="float">
            <text:p>114.4954</text:p>
          </table:table-cell>
          <table:table-cell office:value-type="float" office:value="0" calcext:value-type="float">
            <text:p>0</text:p>
          </table:table-cell>
          <table:table-cell office:value-type="float" office:value="0.4187504" calcext:value-type="float">
            <text:p>0.4187504</text:p>
          </table:table-cell>
          <table:table-cell office:value-type="float" office:value="0.4208846" calcext:value-type="float">
            <text:p>0.4208846</text:p>
          </table:table-cell>
          <table:table-cell office:value-type="float" office:value="0.4190328" calcext:value-type="float">
            <text:p>0.4190328</text:p>
          </table:table-cell>
          <table:table-cell office:value-type="float" office:value="0.4068282" calcext:value-type="float">
            <text:p>0.4068282</text:p>
          </table:table-cell>
          <table:table-cell office:value-type="float" office:value="0.3989841" calcext:value-type="float">
            <text:p>0.3989841</text:p>
          </table:table-cell>
          <table:table-cell office:value-type="float" office:value="0.3185162" calcext:value-type="float">
            <text:p>0.3185162</text:p>
          </table:table-cell>
          <table:table-cell office:value-type="float" office:value="0.3144943" calcext:value-type="float">
            <text:p>0.3144943</text:p>
          </table:table-cell>
          <table:table-cell office:value-type="float" office:value="0.3811273" calcext:value-type="float">
            <text:p>0.3811273</text:p>
          </table:table-cell>
          <table:table-cell office:value-type="float" office:value="0.3758605" calcext:value-type="float">
            <text:p>0.3758605</text:p>
          </table:table-cell>
          <table:table-cell office:value-type="float" office:value="0.3717394" calcext:value-type="float">
            <text:p>0.3717394</text:p>
          </table:table-cell>
          <table:table-cell office:value-type="float" office:value="0.3822808" calcext:value-type="float">
            <text:p>0.3822808</text:p>
          </table:table-cell>
          <table:table-cell office:value-type="float" office:value="0.3937288" calcext:value-type="float">
            <text:p>0.3937288</text:p>
          </table:table-cell>
          <table:table-cell office:value-type="float" office:value="0.4623747" calcext:value-type="float">
            <text:p>0.4623747</text:p>
          </table:table-cell>
          <table:table-cell office:value-type="float" office:value="0" calcext:value-type="float">
            <text:p>0</text:p>
          </table:table-cell>
          <table:table-cell office:value-type="float" office:value="1.930156E-015" calcext:value-type="float">
            <text:p>1.930156E-15</text:p>
          </table:table-cell>
          <table:table-cell office:value-type="float" office:value="9.746123E-016" calcext:value-type="float">
            <text:p>9.746123E-16</text:p>
          </table:table-cell>
          <table:table-cell office:value-type="float" office:value="1.966945E-015" calcext:value-type="float">
            <text:p>1.966945E-15</text:p>
          </table:table-cell>
          <table:table-cell office:value-type="float" office:value="1.953091E-015" calcext:value-type="float">
            <text:p>1.953091E-15</text:p>
          </table:table-cell>
          <table:table-cell office:value-type="float" office:value="9.659577E-016" calcext:value-type="float">
            <text:p>9.659577E-16</text:p>
          </table:table-cell>
          <table:table-cell office:value-type="float" office:value="9.835343E-016" calcext:value-type="float">
            <text:p>9.835343E-16</text:p>
          </table:table-cell>
          <table:table-cell office:value-type="float" office:value="1.941508E-015" calcext:value-type="float">
            <text:p>1.941508E-15</text:p>
          </table:table-cell>
          <table:table-cell office:value-type="float" office:value="3.078805E-020" calcext:value-type="float">
            <text:p>3.078805E-20</text:p>
          </table:table-cell>
          <table:table-cell office:value-type="float" office:value="5.505514E-025" calcext:value-type="float">
            <text:p>5.505514E-25</text:p>
          </table:table-cell>
          <table:table-cell office:value-type="float" office:value="4.922577E-030" calcext:value-type="float">
            <text:p>4.922577E-30</text:p>
          </table:table-cell>
          <table:table-cell office:value-type="float" office:value="3.563205E-035" calcext:value-type="float">
            <text:p>3.563205E-35</text:p>
          </table:table-cell>
          <table:table-cell office:value-type="float" office:value="1.062184E-040" calcext:value-type="float">
            <text:p>1.062184E-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4482407" calcext:value-type="float">
            <text:p>-0.004482407</text:p>
          </table:table-cell>
          <table:table-cell office:value-type="float" office:value="-0.004320976" calcext:value-type="float">
            <text:p>-0.004320976</text:p>
          </table:table-cell>
          <table:table-cell office:value-type="float" office:value="-0.004469181" calcext:value-type="float">
            <text:p>-0.004469181</text:p>
          </table:table-cell>
          <table:table-cell office:value-type="float" office:value="-0.005507949" calcext:value-type="float">
            <text:p>-0.005507949</text:p>
          </table:table-cell>
          <table:table-cell office:value-type="float" office:value="-0.006331958" calcext:value-type="float">
            <text:p>-0.006331958</text:p>
          </table:table-cell>
          <table:table-cell office:value-type="float" office:value="-0.00921646" calcext:value-type="float">
            <text:p>-0.00921646</text:p>
          </table:table-cell>
          <table:table-cell office:value-type="float" office:value="-0.008445575" calcext:value-type="float">
            <text:p>-0.008445575</text:p>
          </table:table-cell>
          <table:table-cell office:value-type="float" office:value="-0.008027455" calcext:value-type="float">
            <text:p>-0.008027455</text:p>
          </table:table-cell>
          <table:table-cell office:value-type="float" office:value="-0.008330468" calcext:value-type="float">
            <text:p>-0.008330468</text:p>
          </table:table-cell>
          <table:table-cell office:value-type="float" office:value="-0.01297968" calcext:value-type="float">
            <text:p>-0.01297968</text:p>
          </table:table-cell>
          <table:table-cell office:value-type="float" office:value="0" calcext:value-type="float">
            <text:p>0</text:p>
          </table:table-cell>
          <table:table-cell office:value-type="float" office:value="0.02738616" calcext:value-type="float">
            <text:p>0.02738616</text:p>
          </table:table-cell>
          <table:table-cell office:value-type="float" office:value="-0.004722431" calcext:value-type="float">
            <text:p>-0.004722431</text:p>
          </table:table-cell>
          <table:table-cell office:value-type="float" office:value="0.03990771" calcext:value-type="float">
            <text:p>0.03990771</text:p>
          </table:table-cell>
          <table:table-cell office:value-type="float" office:value="-9999.04" calcext:value-type="float">
            <text:p>-9999.04</text:p>
          </table:table-cell>
          <table:table-cell office:value-type="float" office:value="-2.37062" calcext:value-type="float">
            <text:p>-2.37062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8112003" calcext:value-type="float">
            <text:p>18112003</text:p>
          </table:table-cell>
          <table:table-cell office:value-type="float" office:value="911.4006" calcext:value-type="float">
            <text:p>911.4006</text:p>
          </table:table-cell>
          <table:table-cell office:value-type="float" office:value="727.4384" calcext:value-type="float">
            <text:p>727.4384</text:p>
          </table:table-cell>
          <table:table-cell office:value-type="float" office:value="21.41418" calcext:value-type="float">
            <text:p>21.41418</text:p>
          </table:table-cell>
          <table:table-cell office:value-type="float" office:value="1113.209" calcext:value-type="float">
            <text:p>1113.209</text:p>
          </table:table-cell>
          <table:table-cell office:value-type="float" office:value="114.4954" calcext:value-type="float">
            <text:p>114.4954</text:p>
          </table:table-cell>
          <table:table-cell office:value-type="float" office:value="0" calcext:value-type="float">
            <text:p>0</text:p>
          </table:table-cell>
          <table:table-cell office:value-type="float" office:value="0.3787383" calcext:value-type="float">
            <text:p>0.3787383</text:p>
          </table:table-cell>
          <table:table-cell office:value-type="float" office:value="0.3829013" calcext:value-type="float">
            <text:p>0.3829013</text:p>
          </table:table-cell>
          <table:table-cell office:value-type="float" office:value="0.3881474" calcext:value-type="float">
            <text:p>0.3881474</text:p>
          </table:table-cell>
          <table:table-cell office:value-type="float" office:value="0.3923948" calcext:value-type="float">
            <text:p>0.3923948</text:p>
          </table:table-cell>
          <table:table-cell office:value-type="float" office:value="0.3947752" calcext:value-type="float">
            <text:p>0.3947752</text:p>
          </table:table-cell>
          <table:table-cell office:value-type="float" office:value="0.3338201" calcext:value-type="float">
            <text:p>0.3338201</text:p>
          </table:table-cell>
          <table:table-cell office:value-type="float" office:value="0.3234637" calcext:value-type="float">
            <text:p>0.3234637</text:p>
          </table:table-cell>
          <table:table-cell office:value-type="float" office:value="0.3820502" calcext:value-type="float">
            <text:p>0.3820502</text:p>
          </table:table-cell>
          <table:table-cell office:value-type="float" office:value="0.3758635" calcext:value-type="float">
            <text:p>0.3758635</text:p>
          </table:table-cell>
          <table:table-cell office:value-type="float" office:value="0.3726211" calcext:value-type="float">
            <text:p>0.3726211</text:p>
          </table:table-cell>
          <table:table-cell office:value-type="float" office:value="0.3828647" calcext:value-type="float">
            <text:p>0.3828647</text:p>
          </table:table-cell>
          <table:table-cell office:value-type="float" office:value="0.3938852" calcext:value-type="float">
            <text:p>0.3938852</text:p>
          </table:table-cell>
          <table:table-cell office:value-type="float" office:value="0.4623747" calcext:value-type="float">
            <text:p>0.4623747</text:p>
          </table:table-cell>
          <table:table-cell office:value-type="float" office:value="0" calcext:value-type="float">
            <text:p>0</text:p>
          </table:table-cell>
          <table:table-cell office:value-type="float" office:value="1.930293E-015" calcext:value-type="float">
            <text:p>1.930293E-15</text:p>
          </table:table-cell>
          <table:table-cell office:value-type="float" office:value="9.746273E-016" calcext:value-type="float">
            <text:p>9.746273E-16</text:p>
          </table:table-cell>
          <table:table-cell office:value-type="float" office:value="1.966929E-015" calcext:value-type="float">
            <text:p>1.966929E-15</text:p>
          </table:table-cell>
          <table:table-cell office:value-type="float" office:value="1.953079E-015" calcext:value-type="float">
            <text:p>1.953079E-15</text:p>
          </table:table-cell>
          <table:table-cell office:value-type="float" office:value="9.659406E-016" calcext:value-type="float">
            <text:p>9.659406E-16</text:p>
          </table:table-cell>
          <table:table-cell office:value-type="float" office:value="9.835344E-016" calcext:value-type="float">
            <text:p>9.835344E-16</text:p>
          </table:table-cell>
          <table:table-cell office:value-type="float" office:value="1.941508E-015" calcext:value-type="float">
            <text:p>1.941508E-15</text:p>
          </table:table-cell>
          <table:table-cell office:value-type="float" office:value="3.078805E-020" calcext:value-type="float">
            <text:p>3.078805E-20</text:p>
          </table:table-cell>
          <table:table-cell office:value-type="float" office:value="5.505514E-025" calcext:value-type="float">
            <text:p>5.505514E-25</text:p>
          </table:table-cell>
          <table:table-cell office:value-type="float" office:value="4.922578E-030" calcext:value-type="float">
            <text:p>4.922578E-30</text:p>
          </table:table-cell>
          <table:table-cell office:value-type="float" office:value="3.563205E-035" calcext:value-type="float">
            <text:p>3.563205E-35</text:p>
          </table:table-cell>
          <table:table-cell office:value-type="float" office:value="1.062184E-040" calcext:value-type="float">
            <text:p>1.062184E-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8385742" calcext:value-type="float">
            <text:p>-0.008385742</text:p>
          </table:table-cell>
          <table:table-cell office:value-type="float" office:value="-0.007840605" calcext:value-type="float">
            <text:p>-0.007840605</text:p>
          </table:table-cell>
          <table:table-cell office:value-type="float" office:value="-0.007232368" calcext:value-type="float">
            <text:p>-0.007232368</text:p>
          </table:table-cell>
          <table:table-cell office:value-type="float" office:value="-0.006791745" calcext:value-type="float">
            <text:p>-0.006791745</text:p>
          </table:table-cell>
          <table:table-cell office:value-type="float" office:value="-0.006545186" calcext:value-type="float">
            <text:p>-0.006545186</text:p>
          </table:table-cell>
          <table:table-cell office:value-type="float" office:value="-0.006424907" calcext:value-type="float">
            <text:p>-0.006424907</text:p>
          </table:table-cell>
          <table:table-cell office:value-type="float" office:value="-0.006685385" calcext:value-type="float">
            <text:p>-0.006685385</text:p>
          </table:table-cell>
          <table:table-cell office:value-type="float" office:value="-0.007631371" calcext:value-type="float">
            <text:p>-0.007631371</text:p>
          </table:table-cell>
          <table:table-cell office:value-type="float" office:value="-0.008331327" calcext:value-type="float">
            <text:p>-0.008331327</text:p>
          </table:table-cell>
          <table:table-cell office:value-type="float" office:value="-0.0124635" calcext:value-type="float">
            <text:p>-0.0124635</text:p>
          </table:table-cell>
          <table:table-cell office:value-type="float" office:value="0" calcext:value-type="float">
            <text:p>0</text:p>
          </table:table-cell>
          <table:table-cell office:value-type="float" office:value="0.02738616" calcext:value-type="float">
            <text:p>0.02738616</text:p>
          </table:table-cell>
          <table:table-cell office:value-type="float" office:value="-0.008734349" calcext:value-type="float">
            <text:p>-0.008734349</text:p>
          </table:table-cell>
          <table:table-cell office:value-type="float" office:value="0.03990085" calcext:value-type="float">
            <text:p>0.03990085</text:p>
          </table:table-cell>
          <table:table-cell office:value-type="float" office:value="-9999.04" calcext:value-type="float">
            <text:p>-9999.04</text:p>
          </table:table-cell>
          <table:table-cell office:value-type="float" office:value="-2.372662" calcext:value-type="float">
            <text:p>-2.372662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9112003" calcext:value-type="float">
            <text:p>19112003</text:p>
          </table:table-cell>
          <table:table-cell office:value-type="float" office:value="911.4006" calcext:value-type="float">
            <text:p>911.4006</text:p>
          </table:table-cell>
          <table:table-cell office:value-type="float" office:value="729.1783" calcext:value-type="float">
            <text:p>729.1783</text:p>
          </table:table-cell>
          <table:table-cell office:value-type="float" office:value="21.41418" calcext:value-type="float">
            <text:p>21.41418</text:p>
          </table:table-cell>
          <table:table-cell office:value-type="float" office:value="1111.156" calcext:value-type="float">
            <text:p>1111.156</text:p>
          </table:table-cell>
          <table:table-cell office:value-type="float" office:value="114.8086" calcext:value-type="float">
            <text:p>114.8086</text:p>
          </table:table-cell>
          <table:table-cell office:value-type="float" office:value="0" calcext:value-type="float">
            <text:p>0</text:p>
          </table:table-cell>
          <table:table-cell office:value-type="float" office:value="0.3610559" calcext:value-type="float">
            <text:p>0.3610559</text:p>
          </table:table-cell>
          <table:table-cell office:value-type="float" office:value="0.3631173" calcext:value-type="float">
            <text:p>0.3631173</text:p>
          </table:table-cell>
          <table:table-cell office:value-type="float" office:value="0.3695995" calcext:value-type="float">
            <text:p>0.3695995</text:p>
          </table:table-cell>
          <table:table-cell office:value-type="float" office:value="0.3776272" calcext:value-type="float">
            <text:p>0.3776272</text:p>
          </table:table-cell>
          <table:table-cell office:value-type="float" office:value="0.3830946" calcext:value-type="float">
            <text:p>0.3830946</text:p>
          </table:table-cell>
          <table:table-cell office:value-type="float" office:value="0.3311996" calcext:value-type="float">
            <text:p>0.3311996</text:p>
          </table:table-cell>
          <table:table-cell office:value-type="float" office:value="0.326312" calcext:value-type="float">
            <text:p>0.326312</text:p>
          </table:table-cell>
          <table:table-cell office:value-type="float" office:value="0.3849761" calcext:value-type="float">
            <text:p>0.3849761</text:p>
          </table:table-cell>
          <table:table-cell office:value-type="float" office:value="0.3764613" calcext:value-type="float">
            <text:p>0.3764613</text:p>
          </table:table-cell>
          <table:table-cell office:value-type="float" office:value="0.373453" calcext:value-type="float">
            <text:p>0.373453</text:p>
          </table:table-cell>
          <table:table-cell office:value-type="float" office:value="0.3835123" calcext:value-type="float">
            <text:p>0.3835123</text:p>
          </table:table-cell>
          <table:table-cell office:value-type="float" office:value="0.3940296" calcext:value-type="float">
            <text:p>0.3940296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30426E-015" calcext:value-type="float">
            <text:p>1.930426E-15</text:p>
          </table:table-cell>
          <table:table-cell office:value-type="float" office:value="9.746416E-016" calcext:value-type="float">
            <text:p>9.746416E-16</text:p>
          </table:table-cell>
          <table:table-cell office:value-type="float" office:value="1.966916E-015" calcext:value-type="float">
            <text:p>1.966916E-15</text:p>
          </table:table-cell>
          <table:table-cell office:value-type="float" office:value="1.953063E-015" calcext:value-type="float">
            <text:p>1.953063E-15</text:p>
          </table:table-cell>
          <table:table-cell office:value-type="float" office:value="9.659259E-016" calcext:value-type="float">
            <text:p>9.659259E-16</text:p>
          </table:table-cell>
          <table:table-cell office:value-type="float" office:value="9.835344E-016" calcext:value-type="float">
            <text:p>9.835344E-16</text:p>
          </table:table-cell>
          <table:table-cell office:value-type="float" office:value="1.941508E-015" calcext:value-type="float">
            <text:p>1.941508E-15</text:p>
          </table:table-cell>
          <table:table-cell office:value-type="float" office:value="3.078805E-020" calcext:value-type="float">
            <text:p>3.078805E-20</text:p>
          </table:table-cell>
          <table:table-cell office:value-type="float" office:value="5.505514E-025" calcext:value-type="float">
            <text:p>5.505514E-25</text:p>
          </table:table-cell>
          <table:table-cell office:value-type="float" office:value="4.922578E-030" calcext:value-type="float">
            <text:p>4.922578E-30</text:p>
          </table:table-cell>
          <table:table-cell office:value-type="float" office:value="3.563205E-035" calcext:value-type="float">
            <text:p>3.563205E-35</text:p>
          </table:table-cell>
          <table:table-cell office:value-type="float" office:value="1.062184E-040" calcext:value-type="float">
            <text:p>1.062184E-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13491" calcext:value-type="float">
            <text:p>-0.0113491</text:p>
          </table:table-cell>
          <table:table-cell office:value-type="float" office:value="-0.01093704" calcext:value-type="float">
            <text:p>-0.01093704</text:p>
          </table:table-cell>
          <table:table-cell office:value-type="float" office:value="-0.009796828" calcext:value-type="float">
            <text:p>-0.009796828</text:p>
          </table:table-cell>
          <table:table-cell office:value-type="float" office:value="-0.008597238" calcext:value-type="float">
            <text:p>-0.008597238</text:p>
          </table:table-cell>
          <table:table-cell office:value-type="float" office:value="-0.007867255" calcext:value-type="float">
            <text:p>-0.007867255</text:p>
          </table:table-cell>
          <table:table-cell office:value-type="float" office:value="-0.006807529" calcext:value-type="float">
            <text:p>-0.006807529</text:p>
          </table:table-cell>
          <table:table-cell office:value-type="float" office:value="-0.006193327" calcext:value-type="float">
            <text:p>-0.006193327</text:p>
          </table:table-cell>
          <table:table-cell office:value-type="float" office:value="-0.006464458" calcext:value-type="float">
            <text:p>-0.006464458</text:p>
          </table:table-cell>
          <table:table-cell office:value-type="float" office:value="-0.00811452" calcext:value-type="float">
            <text:p>-0.00811452</text:p>
          </table:table-cell>
          <table:table-cell office:value-type="float" office:value="-0.01199757" calcext:value-type="float">
            <text:p>-0.01199757</text:p>
          </table:table-cell>
          <table:table-cell office:value-type="float" office:value="0" calcext:value-type="float">
            <text:p>0</text:p>
          </table:table-cell>
          <table:table-cell office:value-type="float" office:value="0.02738616" calcext:value-type="float">
            <text:p>0.02738616</text:p>
          </table:table-cell>
          <table:table-cell office:value-type="float" office:value="-0.01161864" calcext:value-type="float">
            <text:p>-0.01161864</text:p>
          </table:table-cell>
          <table:table-cell office:value-type="float" office:value="0.03989256" calcext:value-type="float">
            <text:p>0.03989256</text:p>
          </table:table-cell>
          <table:table-cell office:value-type="float" office:value="-9999.04" calcext:value-type="float">
            <text:p>-9999.04</text:p>
          </table:table-cell>
          <table:table-cell office:value-type="float" office:value="-2.374352" calcext:value-type="float">
            <text:p>-2.374352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20112003" calcext:value-type="float">
            <text:p>20112003</text:p>
          </table:table-cell>
          <table:table-cell office:value-type="float" office:value="911.4006" calcext:value-type="float">
            <text:p>911.4006</text:p>
          </table:table-cell>
          <table:table-cell office:value-type="float" office:value="731.157" calcext:value-type="float">
            <text:p>731.157</text:p>
          </table:table-cell>
          <table:table-cell office:value-type="float" office:value="21.41418" calcext:value-type="float">
            <text:p>21.41418</text:p>
          </table:table-cell>
          <table:table-cell office:value-type="float" office:value="1109.177" calcext:value-type="float">
            <text:p>1109.177</text:p>
          </table:table-cell>
          <table:table-cell office:value-type="float" office:value="114.8086" calcext:value-type="float">
            <text:p>114.8086</text:p>
          </table:table-cell>
          <table:table-cell office:value-type="float" office:value="0" calcext:value-type="float">
            <text:p>0</text:p>
          </table:table-cell>
          <table:table-cell office:value-type="float" office:value="0.3526278" calcext:value-type="float">
            <text:p>0.3526278</text:p>
          </table:table-cell>
          <table:table-cell office:value-type="float" office:value="0.3547493" calcext:value-type="float">
            <text:p>0.3547493</text:p>
          </table:table-cell>
          <table:table-cell office:value-type="float" office:value="0.361831" calcext:value-type="float">
            <text:p>0.361831</text:p>
          </table:table-cell>
          <table:table-cell office:value-type="float" office:value="0.369803" calcext:value-type="float">
            <text:p>0.369803</text:p>
          </table:table-cell>
          <table:table-cell office:value-type="float" office:value="0.3748537" calcext:value-type="float">
            <text:p>0.3748537</text:p>
          </table:table-cell>
          <table:table-cell office:value-type="float" office:value="0.3248188" calcext:value-type="float">
            <text:p>0.3248188</text:p>
          </table:table-cell>
          <table:table-cell office:value-type="float" office:value="0.3206173" calcext:value-type="float">
            <text:p>0.3206173</text:p>
          </table:table-cell>
          <table:table-cell office:value-type="float" office:value="0.3844578" calcext:value-type="float">
            <text:p>0.3844578</text:p>
          </table:table-cell>
          <table:table-cell office:value-type="float" office:value="0.376915" calcext:value-type="float">
            <text:p>0.376915</text:p>
          </table:table-cell>
          <table:table-cell office:value-type="float" office:value="0.3743663" calcext:value-type="float">
            <text:p>0.3743663</text:p>
          </table:table-cell>
          <table:table-cell office:value-type="float" office:value="0.3842488" calcext:value-type="float">
            <text:p>0.3842488</text:p>
          </table:table-cell>
          <table:table-cell office:value-type="float" office:value="0.3941763" calcext:value-type="float">
            <text:p>0.3941763</text:p>
          </table:table-cell>
          <table:table-cell office:value-type="float" office:value="0.4623747" calcext:value-type="float">
            <text:p>0.4623747</text:p>
          </table:table-cell>
          <table:table-cell office:value-type="float" office:value="0" calcext:value-type="float">
            <text:p>0</text:p>
          </table:table-cell>
          <table:table-cell office:value-type="float" office:value="1.930576E-015" calcext:value-type="float">
            <text:p>1.930576E-15</text:p>
          </table:table-cell>
          <table:table-cell office:value-type="float" office:value="9.746593E-016" calcext:value-type="float">
            <text:p>9.746593E-16</text:p>
          </table:table-cell>
          <table:table-cell office:value-type="float" office:value="1.966902E-015" calcext:value-type="float">
            <text:p>1.966902E-15</text:p>
          </table:table-cell>
          <table:table-cell office:value-type="float" office:value="1.953044E-015" calcext:value-type="float">
            <text:p>1.953044E-15</text:p>
          </table:table-cell>
          <table:table-cell office:value-type="float" office:value="9.659104E-016" calcext:value-type="float">
            <text:p>9.659104E-16</text:p>
          </table:table-cell>
          <table:table-cell office:value-type="float" office:value="9.835344E-016" calcext:value-type="float">
            <text:p>9.835344E-16</text:p>
          </table:table-cell>
          <table:table-cell office:value-type="float" office:value="1.941508E-015" calcext:value-type="float">
            <text:p>1.941508E-15</text:p>
          </table:table-cell>
          <table:table-cell office:value-type="float" office:value="3.078805E-020" calcext:value-type="float">
            <text:p>3.078805E-20</text:p>
          </table:table-cell>
          <table:table-cell office:value-type="float" office:value="5.505514E-025" calcext:value-type="float">
            <text:p>5.505514E-25</text:p>
          </table:table-cell>
          <table:table-cell office:value-type="float" office:value="4.922578E-030" calcext:value-type="float">
            <text:p>4.922578E-30</text:p>
          </table:table-cell>
          <table:table-cell office:value-type="float" office:value="3.563205E-035" calcext:value-type="float">
            <text:p>3.563205E-35</text:p>
          </table:table-cell>
          <table:table-cell office:value-type="float" office:value="1.062184E-040" calcext:value-type="float">
            <text:p>1.062184E-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313219" calcext:value-type="float">
            <text:p>-0.01313219</text:p>
          </table:table-cell>
          <table:table-cell office:value-type="float" office:value="-0.0126269" calcext:value-type="float">
            <text:p>-0.0126269</text:p>
          </table:table-cell>
          <table:table-cell office:value-type="float" office:value="-0.01115444" calcext:value-type="float">
            <text:p>-0.01115444</text:p>
          </table:table-cell>
          <table:table-cell office:value-type="float" office:value="-0.009770875" calcext:value-type="float">
            <text:p>-0.009770875</text:p>
          </table:table-cell>
          <table:table-cell office:value-type="float" office:value="-0.008987563" calcext:value-type="float">
            <text:p>-0.008987563</text:p>
          </table:table-cell>
          <table:table-cell office:value-type="float" office:value="-0.007884857" calcext:value-type="float">
            <text:p>-0.007884857</text:p>
          </table:table-cell>
          <table:table-cell office:value-type="float" office:value="-0.007184899" calcext:value-type="float">
            <text:p>-0.007184899</text:p>
          </table:table-cell>
          <table:table-cell office:value-type="float" office:value="-0.006649408" calcext:value-type="float">
            <text:p>-0.006649408</text:p>
          </table:table-cell>
          <table:table-cell office:value-type="float" office:value="-0.007953261" calcext:value-type="float">
            <text:p>-0.007953261</text:p>
          </table:table-cell>
          <table:table-cell office:value-type="float" office:value="-0.01150602" calcext:value-type="float">
            <text:p>-0.01150602</text:p>
          </table:table-cell>
          <table:table-cell office:value-type="float" office:value="0" calcext:value-type="float">
            <text:p>0</text:p>
          </table:table-cell>
          <table:table-cell office:value-type="float" office:value="0.02738616" calcext:value-type="float">
            <text:p>0.02738616</text:p>
          </table:table-cell>
          <table:table-cell office:value-type="float" office:value="-0.01341311" calcext:value-type="float">
            <text:p>-0.01341311</text:p>
          </table:table-cell>
          <table:table-cell office:value-type="float" office:value="0.03988268" calcext:value-type="float">
            <text:p>0.03988268</text:p>
          </table:table-cell>
          <table:table-cell office:value-type="float" office:value="-9999.04" calcext:value-type="float">
            <text:p>-9999.04</text:p>
          </table:table-cell>
          <table:table-cell office:value-type="float" office:value="-2.375623" calcext:value-type="float">
            <text:p>-2.375623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21112003" calcext:value-type="float">
            <text:p>21112003</text:p>
          </table:table-cell>
          <table:table-cell office:value-type="float" office:value="911.4006" calcext:value-type="float">
            <text:p>911.4006</text:p>
          </table:table-cell>
          <table:table-cell office:value-type="float" office:value="731.9769" calcext:value-type="float">
            <text:p>731.9769</text:p>
          </table:table-cell>
          <table:table-cell office:value-type="float" office:value="21.41418" calcext:value-type="float">
            <text:p>21.41418</text:p>
          </table:table-cell>
          <table:table-cell office:value-type="float" office:value="1108.326" calcext:value-type="float">
            <text:p>1108.326</text:p>
          </table:table-cell>
          <table:table-cell office:value-type="float" office:value="114.84" calcext:value-type="float">
            <text:p>114.84</text:p>
          </table:table-cell>
          <table:table-cell office:value-type="float" office:value="0" calcext:value-type="float">
            <text:p>0</text:p>
          </table:table-cell>
          <table:table-cell office:value-type="float" office:value="0.3512896" calcext:value-type="float">
            <text:p>0.3512896</text:p>
          </table:table-cell>
          <table:table-cell office:value-type="float" office:value="0.3544965" calcext:value-type="float">
            <text:p>0.3544965</text:p>
          </table:table-cell>
          <table:table-cell office:value-type="float" office:value="0.3595912" calcext:value-type="float">
            <text:p>0.3595912</text:p>
          </table:table-cell>
          <table:table-cell office:value-type="float" office:value="0.3653658" calcext:value-type="float">
            <text:p>0.3653658</text:p>
          </table:table-cell>
          <table:table-cell office:value-type="float" office:value="0.369324" calcext:value-type="float">
            <text:p>0.369324</text:p>
          </table:table-cell>
          <table:table-cell office:value-type="float" office:value="0.3200344" calcext:value-type="float">
            <text:p>0.3200344</text:p>
          </table:table-cell>
          <table:table-cell office:value-type="float" office:value="0.3164899" calcext:value-type="float">
            <text:p>0.3164899</text:p>
          </table:table-cell>
          <table:table-cell office:value-type="float" office:value="0.3832268" calcext:value-type="float">
            <text:p>0.3832268</text:p>
          </table:table-cell>
          <table:table-cell office:value-type="float" office:value="0.3771961" calcext:value-type="float">
            <text:p>0.3771961</text:p>
          </table:table-cell>
          <table:table-cell office:value-type="float" office:value="0.3751937" calcext:value-type="float">
            <text:p>0.3751937</text:p>
          </table:table-cell>
          <table:table-cell office:value-type="float" office:value="0.3849364" calcext:value-type="float">
            <text:p>0.3849364</text:p>
          </table:table-cell>
          <table:table-cell office:value-type="float" office:value="0.3943453" calcext:value-type="float">
            <text:p>0.3943453</text:p>
          </table:table-cell>
          <table:table-cell office:value-type="float" office:value="0.4623747" calcext:value-type="float">
            <text:p>0.4623747</text:p>
          </table:table-cell>
          <table:table-cell office:value-type="float" office:value="0" calcext:value-type="float">
            <text:p>0</text:p>
          </table:table-cell>
          <table:table-cell office:value-type="float" office:value="1.93071E-015" calcext:value-type="float">
            <text:p>1.93071E-15</text:p>
          </table:table-cell>
          <table:table-cell office:value-type="float" office:value="9.74675E-016" calcext:value-type="float">
            <text:p>9.74675E-16</text:p>
          </table:table-cell>
          <table:table-cell office:value-type="float" office:value="1.966889E-015" calcext:value-type="float">
            <text:p>1.966889E-15</text:p>
          </table:table-cell>
          <table:table-cell office:value-type="float" office:value="1.953029E-015" calcext:value-type="float">
            <text:p>1.953029E-15</text:p>
          </table:table-cell>
          <table:table-cell office:value-type="float" office:value="9.658945E-016" calcext:value-type="float">
            <text:p>9.658945E-16</text:p>
          </table:table-cell>
          <table:table-cell office:value-type="float" office:value="9.835344E-016" calcext:value-type="float">
            <text:p>9.835344E-16</text:p>
          </table:table-cell>
          <table:table-cell office:value-type="float" office:value="1.941508E-015" calcext:value-type="float">
            <text:p>1.941508E-15</text:p>
          </table:table-cell>
          <table:table-cell office:value-type="float" office:value="3.078805E-020" calcext:value-type="float">
            <text:p>3.078805E-20</text:p>
          </table:table-cell>
          <table:table-cell office:value-type="float" office:value="5.505514E-025" calcext:value-type="float">
            <text:p>5.505514E-25</text:p>
          </table:table-cell>
          <table:table-cell office:value-type="float" office:value="4.922578E-030" calcext:value-type="float">
            <text:p>4.922578E-30</text:p>
          </table:table-cell>
          <table:table-cell office:value-type="float" office:value="3.563205E-035" calcext:value-type="float">
            <text:p>3.563205E-35</text:p>
          </table:table-cell>
          <table:table-cell office:value-type="float" office:value="1.062184E-040" calcext:value-type="float">
            <text:p>1.062184E-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333916" calcext:value-type="float">
            <text:p>-0.01333916</text:p>
          </table:table-cell>
          <table:table-cell office:value-type="float" office:value="-0.01262749" calcext:value-type="float">
            <text:p>-0.01262749</text:p>
          </table:table-cell>
          <table:table-cell office:value-type="float" office:value="-0.01158575" calcext:value-type="float">
            <text:p>-0.01158575</text:p>
          </table:table-cell>
          <table:table-cell office:value-type="float" office:value="-0.01052955" calcext:value-type="float">
            <text:p>-0.01052955</text:p>
          </table:table-cell>
          <table:table-cell office:value-type="float" office:value="-0.009853577" calcext:value-type="float">
            <text:p>-0.009853577</text:p>
          </table:table-cell>
          <table:table-cell office:value-type="float" office:value="-0.00882225" calcext:value-type="float">
            <text:p>-0.00882225</text:p>
          </table:table-cell>
          <table:table-cell office:value-type="float" office:value="-0.008010749" calcext:value-type="float">
            <text:p>-0.008010749</text:p>
          </table:table-cell>
          <table:table-cell office:value-type="float" office:value="-0.007125233" calcext:value-type="float">
            <text:p>-0.007125233</text:p>
          </table:table-cell>
          <table:table-cell office:value-type="float" office:value="-0.007854511" calcext:value-type="float">
            <text:p>-0.007854511</text:p>
          </table:table-cell>
          <table:table-cell office:value-type="float" office:value="-0.01107902" calcext:value-type="float">
            <text:p>-0.01107902</text:p>
          </table:table-cell>
          <table:table-cell office:value-type="float" office:value="0" calcext:value-type="float">
            <text:p>0</text:p>
          </table:table-cell>
          <table:table-cell office:value-type="float" office:value="0.02738616" calcext:value-type="float">
            <text:p>0.02738616</text:p>
          </table:table-cell>
          <table:table-cell office:value-type="float" office:value="-0.01374774" calcext:value-type="float">
            <text:p>-0.01374774</text:p>
          </table:table-cell>
          <table:table-cell office:value-type="float" office:value="0.03987804" calcext:value-type="float">
            <text:p>0.03987804</text:p>
          </table:table-cell>
          <table:table-cell office:value-type="float" office:value="-9999.04" calcext:value-type="float">
            <text:p>-9999.04</text:p>
          </table:table-cell>
          <table:table-cell office:value-type="float" office:value="-2.376618" calcext:value-type="float">
            <text:p>-2.376618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22112003" calcext:value-type="float">
            <text:p>22112003</text:p>
          </table:table-cell>
          <table:table-cell office:value-type="float" office:value="911.4006" calcext:value-type="float">
            <text:p>911.4006</text:p>
          </table:table-cell>
          <table:table-cell office:value-type="float" office:value="732.0729" calcext:value-type="float">
            <text:p>732.0729</text:p>
          </table:table-cell>
          <table:table-cell office:value-type="float" office:value="21.41418" calcext:value-type="float">
            <text:p>21.41418</text:p>
          </table:table-cell>
          <table:table-cell office:value-type="float" office:value="1107.805" calcext:value-type="float">
            <text:p>1107.805</text:p>
          </table:table-cell>
          <table:table-cell office:value-type="float" office:value="115.2647" calcext:value-type="float">
            <text:p>115.2647</text:p>
          </table:table-cell>
          <table:table-cell office:value-type="float" office:value="0" calcext:value-type="float">
            <text:p>0</text:p>
          </table:table-cell>
          <table:table-cell office:value-type="float" office:value="0.3114479" calcext:value-type="float">
            <text:p>0.3114479</text:p>
          </table:table-cell>
          <table:table-cell office:value-type="float" office:value="0.3357421" calcext:value-type="float">
            <text:p>0.3357421</text:p>
          </table:table-cell>
          <table:table-cell office:value-type="float" office:value="0.3524759" calcext:value-type="float">
            <text:p>0.3524759</text:p>
          </table:table-cell>
          <table:table-cell office:value-type="float" office:value="0.3606315" calcext:value-type="float">
            <text:p>0.3606315</text:p>
          </table:table-cell>
          <table:table-cell office:value-type="float" office:value="0.3651129" calcext:value-type="float">
            <text:p>0.3651129</text:p>
          </table:table-cell>
          <table:table-cell office:value-type="float" office:value="0.318659" calcext:value-type="float">
            <text:p>0.318659</text:p>
          </table:table-cell>
          <table:table-cell office:value-type="float" office:value="0.3252844" calcext:value-type="float">
            <text:p>0.3252844</text:p>
          </table:table-cell>
          <table:table-cell office:value-type="float" office:value="0.3827512" calcext:value-type="float">
            <text:p>0.3827512</text:p>
          </table:table-cell>
          <table:table-cell office:value-type="float" office:value="0.3773079" calcext:value-type="float">
            <text:p>0.3773079</text:p>
          </table:table-cell>
          <table:table-cell office:value-type="float" office:value="0.3759388" calcext:value-type="float">
            <text:p>0.3759388</text:p>
          </table:table-cell>
          <table:table-cell office:value-type="float" office:value="0.3855789" calcext:value-type="float">
            <text:p>0.3855789</text:p>
          </table:table-cell>
          <table:table-cell office:value-type="float" office:value="0.3945286" calcext:value-type="float">
            <text:p>0.3945286</text:p>
          </table:table-cell>
          <table:table-cell office:value-type="float" office:value="0.4623747" calcext:value-type="float">
            <text:p>0.4623747</text:p>
          </table:table-cell>
          <table:table-cell office:value-type="float" office:value="0" calcext:value-type="float">
            <text:p>0</text:p>
          </table:table-cell>
          <table:table-cell office:value-type="float" office:value="1.930817E-015" calcext:value-type="float">
            <text:p>1.930817E-15</text:p>
          </table:table-cell>
          <table:table-cell office:value-type="float" office:value="9.746873E-016" calcext:value-type="float">
            <text:p>9.746873E-16</text:p>
          </table:table-cell>
          <table:table-cell office:value-type="float" office:value="1.966884E-015" calcext:value-type="float">
            <text:p>1.966884E-15</text:p>
          </table:table-cell>
          <table:table-cell office:value-type="float" office:value="1.953014E-015" calcext:value-type="float">
            <text:p>1.953014E-15</text:p>
          </table:table-cell>
          <table:table-cell office:value-type="float" office:value="9.658774E-016" calcext:value-type="float">
            <text:p>9.658774E-16</text:p>
          </table:table-cell>
          <table:table-cell office:value-type="float" office:value="9.835344E-016" calcext:value-type="float">
            <text:p>9.835344E-16</text:p>
          </table:table-cell>
          <table:table-cell office:value-type="float" office:value="1.941508E-015" calcext:value-type="float">
            <text:p>1.941508E-15</text:p>
          </table:table-cell>
          <table:table-cell office:value-type="float" office:value="3.078806E-020" calcext:value-type="float">
            <text:p>3.078806E-20</text:p>
          </table:table-cell>
          <table:table-cell office:value-type="float" office:value="5.505514E-025" calcext:value-type="float">
            <text:p>5.505514E-25</text:p>
          </table:table-cell>
          <table:table-cell office:value-type="float" office:value="4.922578E-030" calcext:value-type="float">
            <text:p>4.922578E-30</text:p>
          </table:table-cell>
          <table:table-cell office:value-type="float" office:value="3.563205E-035" calcext:value-type="float">
            <text:p>3.563205E-35</text:p>
          </table:table-cell>
          <table:table-cell office:value-type="float" office:value="1.062184E-040" calcext:value-type="float">
            <text:p>1.062184E-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275233" calcext:value-type="float">
            <text:p>-0.0275233</text:p>
          </table:table-cell>
          <table:table-cell office:value-type="float" office:value="-0.01743855" calcext:value-type="float">
            <text:p>-0.01743855</text:p>
          </table:table-cell>
          <table:table-cell office:value-type="float" office:value="-0.01304263" calcext:value-type="float">
            <text:p>-0.01304263</text:p>
          </table:table-cell>
          <table:table-cell office:value-type="float" office:value="-0.01139405" calcext:value-type="float">
            <text:p>-0.01139405</text:p>
          </table:table-cell>
          <table:table-cell office:value-type="float" office:value="-0.01057155" calcext:value-type="float">
            <text:p>-0.01057155</text:p>
          </table:table-cell>
          <table:table-cell office:value-type="float" office:value="-0.009135162" calcext:value-type="float">
            <text:p>-0.009135162</text:p>
          </table:table-cell>
          <table:table-cell office:value-type="float" office:value="-0.006443328" calcext:value-type="float">
            <text:p>-0.006443328</text:p>
          </table:table-cell>
          <table:table-cell office:value-type="float" office:value="-0.007335334" calcext:value-type="float">
            <text:p>-0.007335334</text:p>
          </table:table-cell>
          <table:table-cell office:value-type="float" office:value="-0.007815731" calcext:value-type="float">
            <text:p>-0.007815731</text:p>
          </table:table-cell>
          <table:table-cell office:value-type="float" office:value="-0.01070883" calcext:value-type="float">
            <text:p>-0.01070883</text:p>
          </table:table-cell>
          <table:table-cell office:value-type="float" office:value="0" calcext:value-type="float">
            <text:p>0</text:p>
          </table:table-cell>
          <table:table-cell office:value-type="float" office:value="0.02738616" calcext:value-type="float">
            <text:p>0.02738616</text:p>
          </table:table-cell>
          <table:table-cell office:value-type="float" office:value="-0.03408542" calcext:value-type="float">
            <text:p>-0.03408542</text:p>
          </table:table-cell>
          <table:table-cell office:value-type="float" office:value="0.03997053" calcext:value-type="float">
            <text:p>0.03997053</text:p>
          </table:table-cell>
          <table:table-cell office:value-type="float" office:value="-9999.04" calcext:value-type="float">
            <text:p>-9999.04</text:p>
          </table:table-cell>
          <table:table-cell office:value-type="float" office:value="-2.377334" calcext:value-type="float">
            <text:p>-2.377334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23112003" calcext:value-type="float">
            <text:p>23112003</text:p>
          </table:table-cell>
          <table:table-cell office:value-type="float" office:value="911.4006" calcext:value-type="float">
            <text:p>911.4006</text:p>
          </table:table-cell>
          <table:table-cell office:value-type="float" office:value="732.5416" calcext:value-type="float">
            <text:p>732.5416</text:p>
          </table:table-cell>
          <table:table-cell office:value-type="float" office:value="21.41418" calcext:value-type="float">
            <text:p>21.41418</text:p>
          </table:table-cell>
          <table:table-cell office:value-type="float" office:value="1106.364" calcext:value-type="float">
            <text:p>1106.364</text:p>
          </table:table-cell>
          <table:table-cell office:value-type="float" office:value="116.2374" calcext:value-type="float">
            <text:p>116.2374</text:p>
          </table:table-cell>
          <table:table-cell office:value-type="float" office:value="0" calcext:value-type="float">
            <text:p>0</text:p>
          </table:table-cell>
          <table:table-cell office:value-type="float" office:value="0.1783312" calcext:value-type="float">
            <text:p>0.1783312</text:p>
          </table:table-cell>
          <table:table-cell office:value-type="float" office:value="0.3157227" calcext:value-type="float">
            <text:p>0.3157227</text:p>
          </table:table-cell>
          <table:table-cell office:value-type="float" office:value="0.3398306" calcext:value-type="float">
            <text:p>0.3398306</text:p>
          </table:table-cell>
          <table:table-cell office:value-type="float" office:value="0.3546971" calcext:value-type="float">
            <text:p>0.3546971</text:p>
          </table:table-cell>
          <table:table-cell office:value-type="float" office:value="0.3631168" calcext:value-type="float">
            <text:p>0.3631168</text:p>
          </table:table-cell>
          <table:table-cell office:value-type="float" office:value="0.3217196" calcext:value-type="float">
            <text:p>0.3217196</text:p>
          </table:table-cell>
          <table:table-cell office:value-type="float" office:value="0.328381" calcext:value-type="float">
            <text:p>0.328381</text:p>
          </table:table-cell>
          <table:table-cell office:value-type="float" office:value="0.3851334" calcext:value-type="float">
            <text:p>0.3851334</text:p>
          </table:table-cell>
          <table:table-cell office:value-type="float" office:value="0.3777178" calcext:value-type="float">
            <text:p>0.3777178</text:p>
          </table:table-cell>
          <table:table-cell office:value-type="float" office:value="0.3766178" calcext:value-type="float">
            <text:p>0.3766178</text:p>
          </table:table-cell>
          <table:table-cell office:value-type="float" office:value="0.3861798" calcext:value-type="float">
            <text:p>0.3861798</text:p>
          </table:table-cell>
          <table:table-cell office:value-type="float" office:value="0.39472" calcext:value-type="float">
            <text:p>0.39472</text:p>
          </table:table-cell>
          <table:table-cell office:value-type="float" office:value="0.462372" calcext:value-type="float">
            <text:p>0.462372</text:p>
          </table:table-cell>
          <table:table-cell office:value-type="float" office:value="0" calcext:value-type="float">
            <text:p>0</text:p>
          </table:table-cell>
          <table:table-cell office:value-type="float" office:value="0.01164113" calcext:value-type="float">
            <text:p>0.01164113</text:p>
          </table:table-cell>
          <table:table-cell office:value-type="float" office:value="9.746985E-016" calcext:value-type="float">
            <text:p>9.746985E-16</text:p>
          </table:table-cell>
          <table:table-cell office:value-type="float" office:value="1.966874E-015" calcext:value-type="float">
            <text:p>1.966874E-15</text:p>
          </table:table-cell>
          <table:table-cell office:value-type="float" office:value="1.953007E-015" calcext:value-type="float">
            <text:p>1.953007E-15</text:p>
          </table:table-cell>
          <table:table-cell office:value-type="float" office:value="9.658628E-016" calcext:value-type="float">
            <text:p>9.658628E-16</text:p>
          </table:table-cell>
          <table:table-cell office:value-type="float" office:value="9.835344E-016" calcext:value-type="float">
            <text:p>9.835344E-16</text:p>
          </table:table-cell>
          <table:table-cell office:value-type="float" office:value="1.941508E-015" calcext:value-type="float">
            <text:p>1.941508E-15</text:p>
          </table:table-cell>
          <table:table-cell office:value-type="float" office:value="3.078805E-020" calcext:value-type="float">
            <text:p>3.078805E-20</text:p>
          </table:table-cell>
          <table:table-cell office:value-type="float" office:value="5.505514E-025" calcext:value-type="float">
            <text:p>5.505514E-25</text:p>
          </table:table-cell>
          <table:table-cell office:value-type="float" office:value="4.922578E-030" calcext:value-type="float">
            <text:p>4.922578E-30</text:p>
          </table:table-cell>
          <table:table-cell office:value-type="float" office:value="3.563205E-035" calcext:value-type="float">
            <text:p>3.563205E-35</text:p>
          </table:table-cell>
          <table:table-cell office:value-type="float" office:value="1.062184E-040" calcext:value-type="float">
            <text:p>1.062184E-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764658" calcext:value-type="float">
            <text:p>-1.764658</text:p>
          </table:table-cell>
          <table:table-cell office:value-type="float" office:value="-0.02591997" calcext:value-type="float">
            <text:p>-0.02591997</text:p>
          </table:table-cell>
          <table:table-cell office:value-type="float" office:value="-0.01638432" calcext:value-type="float">
            <text:p>-0.01638432</text:p>
          </table:table-cell>
          <table:table-cell office:value-type="float" office:value="-0.01262163" calcext:value-type="float">
            <text:p>-0.01262163</text:p>
          </table:table-cell>
          <table:table-cell office:value-type="float" office:value="-0.01093292" calcext:value-type="float">
            <text:p>-0.01093292</text:p>
          </table:table-cell>
          <table:table-cell office:value-type="float" office:value="-0.00848593" calcext:value-type="float">
            <text:p>-0.00848593</text:p>
          </table:table-cell>
          <table:table-cell office:value-type="float" office:value="-0.005867713" calcext:value-type="float">
            <text:p>-0.005867713</text:p>
          </table:table-cell>
          <table:table-cell office:value-type="float" office:value="-0.006410637" calcext:value-type="float">
            <text:p>-0.006410637</text:p>
          </table:table-cell>
          <table:table-cell office:value-type="float" office:value="-0.007677429" calcext:value-type="float">
            <text:p>-0.007677429</text:p>
          </table:table-cell>
          <table:table-cell office:value-type="float" office:value="-0.01038297" calcext:value-type="float">
            <text:p>-0.01038297</text:p>
          </table:table-cell>
          <table:table-cell office:value-type="float" office:value="0" calcext:value-type="float">
            <text:p>0</text:p>
          </table:table-cell>
          <table:table-cell office:value-type="float" office:value="0.02738616" calcext:value-type="float">
            <text:p>0.02738616</text:p>
          </table:table-cell>
          <table:table-cell office:value-type="float" office:value="-12.13331" calcext:value-type="float">
            <text:p>-12.13331</text:p>
          </table:table-cell>
          <table:table-cell office:value-type="float" office:value="0.04010141" calcext:value-type="float">
            <text:p>0.04010141</text:p>
          </table:table-cell>
          <table:table-cell office:value-type="float" office:value="-9999.04" calcext:value-type="float">
            <text:p>-9999.04</text:p>
          </table:table-cell>
          <table:table-cell office:value-type="float" office:value="-2.377827" calcext:value-type="float">
            <text:p>-2.377827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24112003" calcext:value-type="float">
            <text:p>24112003</text:p>
          </table:table-cell>
          <table:table-cell office:value-type="float" office:value="911.5005" calcext:value-type="float">
            <text:p>911.5005</text:p>
          </table:table-cell>
          <table:table-cell office:value-type="float" office:value="732.8915" calcext:value-type="float">
            <text:p>732.8915</text:p>
          </table:table-cell>
          <table:table-cell office:value-type="float" office:value="21.41418" calcext:value-type="float">
            <text:p>21.41418</text:p>
          </table:table-cell>
          <table:table-cell office:value-type="float" office:value="1105.753" calcext:value-type="float">
            <text:p>1105.753</text:p>
          </table:table-cell>
          <table:table-cell office:value-type="float" office:value="116.5982" calcext:value-type="float">
            <text:p>116.5982</text:p>
          </table:table-cell>
          <table:table-cell office:value-type="float" office:value="0" calcext:value-type="float">
            <text:p>0</text:p>
          </table:table-cell>
          <table:table-cell office:value-type="float" office:value="0.2148817" calcext:value-type="float">
            <text:p>0.2148817</text:p>
          </table:table-cell>
          <table:table-cell office:value-type="float" office:value="0.3343044" calcext:value-type="float">
            <text:p>0.3343044</text:p>
          </table:table-cell>
          <table:table-cell office:value-type="float" office:value="0.3428748" calcext:value-type="float">
            <text:p>0.3428748</text:p>
          </table:table-cell>
          <table:table-cell office:value-type="float" office:value="0.3521648" calcext:value-type="float">
            <text:p>0.3521648</text:p>
          </table:table-cell>
          <table:table-cell office:value-type="float" office:value="0.3589867" calcext:value-type="float">
            <text:p>0.3589867</text:p>
          </table:table-cell>
          <table:table-cell office:value-type="float" office:value="0.3160504" calcext:value-type="float">
            <text:p>0.3160504</text:p>
          </table:table-cell>
          <table:table-cell office:value-type="float" office:value="0.3157195" calcext:value-type="float">
            <text:p>0.3157195</text:p>
          </table:table-cell>
          <table:table-cell office:value-type="float" office:value="0.3840056" calcext:value-type="float">
            <text:p>0.3840056</text:p>
          </table:table-cell>
          <table:table-cell office:value-type="float" office:value="0.3782031" calcext:value-type="float">
            <text:p>0.3782031</text:p>
          </table:table-cell>
          <table:table-cell office:value-type="float" office:value="0.3772582" calcext:value-type="float">
            <text:p>0.3772582</text:p>
          </table:table-cell>
          <table:table-cell office:value-type="float" office:value="0.3867436" calcext:value-type="float">
            <text:p>0.3867436</text:p>
          </table:table-cell>
          <table:table-cell office:value-type="float" office:value="0.3949157" calcext:value-type="float">
            <text:p>0.3949157</text:p>
          </table:table-cell>
          <table:table-cell office:value-type="float" office:value="0.4623747" calcext:value-type="float">
            <text:p>0.4623747</text:p>
          </table:table-cell>
          <table:table-cell office:value-type="float" office:value="0" calcext:value-type="float">
            <text:p>0</text:p>
          </table:table-cell>
          <table:table-cell office:value-type="float" office:value="1.941512E-015" calcext:value-type="float">
            <text:p>1.941512E-15</text:p>
          </table:table-cell>
          <table:table-cell office:value-type="float" office:value="9.993104E-016" calcext:value-type="float">
            <text:p>9.993104E-16</text:p>
          </table:table-cell>
          <table:table-cell office:value-type="float" office:value="1.966868E-015" calcext:value-type="float">
            <text:p>1.966868E-15</text:p>
          </table:table-cell>
          <table:table-cell office:value-type="float" office:value="1.953004E-015" calcext:value-type="float">
            <text:p>1.953004E-15</text:p>
          </table:table-cell>
          <table:table-cell office:value-type="float" office:value="9.65846E-016" calcext:value-type="float">
            <text:p>9.65846E-16</text:p>
          </table:table-cell>
          <table:table-cell office:value-type="float" office:value="9.835344E-016" calcext:value-type="float">
            <text:p>9.835344E-16</text:p>
          </table:table-cell>
          <table:table-cell office:value-type="float" office:value="1.941508E-015" calcext:value-type="float">
            <text:p>1.941508E-15</text:p>
          </table:table-cell>
          <table:table-cell office:value-type="float" office:value="3.078805E-020" calcext:value-type="float">
            <text:p>3.078805E-20</text:p>
          </table:table-cell>
          <table:table-cell office:value-type="float" office:value="5.505514E-025" calcext:value-type="float">
            <text:p>5.505514E-25</text:p>
          </table:table-cell>
          <table:table-cell office:value-type="float" office:value="4.922578E-030" calcext:value-type="float">
            <text:p>4.922578E-30</text:p>
          </table:table-cell>
          <table:table-cell office:value-type="float" office:value="3.563205E-035" calcext:value-type="float">
            <text:p>3.563205E-35</text:p>
          </table:table-cell>
          <table:table-cell office:value-type="float" office:value="1.062184E-040" calcext:value-type="float">
            <text:p>1.062184E-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4620811" calcext:value-type="float">
            <text:p>-0.4620811</text:p>
          </table:table-cell>
          <table:table-cell office:value-type="float" office:value="-0.01813443" calcext:value-type="float">
            <text:p>-0.01813443</text:p>
          </table:table-cell>
          <table:table-cell office:value-type="float" office:value="-0.01552739" calcext:value-type="float">
            <text:p>-0.01552739</text:p>
          </table:table-cell>
          <table:table-cell office:value-type="float" office:value="-0.01319308" calcext:value-type="float">
            <text:p>-0.01319308</text:p>
          </table:table-cell>
          <table:table-cell office:value-type="float" office:value="-0.01172378" calcext:value-type="float">
            <text:p>-0.01172378</text:p>
          </table:table-cell>
          <table:table-cell office:value-type="float" office:value="-0.009689628" calcext:value-type="float">
            <text:p>-0.009689628</text:p>
          </table:table-cell>
          <table:table-cell office:value-type="float" office:value="-0.008169767" calcext:value-type="float">
            <text:p>-0.008169767</text:p>
          </table:table-cell>
          <table:table-cell office:value-type="float" office:value="-0.00681628" calcext:value-type="float">
            <text:p>-0.00681628</text:p>
          </table:table-cell>
          <table:table-cell office:value-type="float" office:value="-0.007514358" calcext:value-type="float">
            <text:p>-0.007514358</text:p>
          </table:table-cell>
          <table:table-cell office:value-type="float" office:value="-0.01008531" calcext:value-type="float">
            <text:p>-0.01008531</text:p>
          </table:table-cell>
          <table:table-cell office:value-type="float" office:value="0" calcext:value-type="float">
            <text:p>0</text:p>
          </table:table-cell>
          <table:table-cell office:value-type="float" office:value="0.02738616" calcext:value-type="float">
            <text:p>0.02738616</text:p>
          </table:table-cell>
          <table:table-cell office:value-type="float" office:value="-1.125561" calcext:value-type="float">
            <text:p>-1.125561</text:p>
          </table:table-cell>
          <table:table-cell office:value-type="float" office:value="0.03987407" calcext:value-type="float">
            <text:p>0.03987407</text:p>
          </table:table-cell>
          <table:table-cell office:value-type="float" office:value="-9999.04" calcext:value-type="float">
            <text:p>-9999.04</text:p>
          </table:table-cell>
          <table:table-cell office:value-type="float" office:value="-2.37795" calcext:value-type="float">
            <text:p>-2.37795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25112003" calcext:value-type="float">
            <text:p>25112003</text:p>
          </table:table-cell>
          <table:table-cell office:value-type="float" office:value="911.5005" calcext:value-type="float">
            <text:p>911.5005</text:p>
          </table:table-cell>
          <table:table-cell office:value-type="float" office:value="733.1556" calcext:value-type="float">
            <text:p>733.1556</text:p>
          </table:table-cell>
          <table:table-cell office:value-type="float" office:value="21.41418" calcext:value-type="float">
            <text:p>21.41418</text:p>
          </table:table-cell>
          <table:table-cell office:value-type="float" office:value="1105.314" calcext:value-type="float">
            <text:p>1105.314</text:p>
          </table:table-cell>
          <table:table-cell office:value-type="float" office:value="116.7734" calcext:value-type="float">
            <text:p>116.7734</text:p>
          </table:table-cell>
          <table:table-cell office:value-type="float" office:value="0" calcext:value-type="float">
            <text:p>0</text:p>
          </table:table-cell>
          <table:table-cell office:value-type="float" office:value="0.2842656" calcext:value-type="float">
            <text:p>0.2842656</text:p>
          </table:table-cell>
          <table:table-cell office:value-type="float" office:value="0.3196048" calcext:value-type="float">
            <text:p>0.3196048</text:p>
          </table:table-cell>
          <table:table-cell office:value-type="float" office:value="0.3406924" calcext:value-type="float">
            <text:p>0.3406924</text:p>
          </table:table-cell>
          <table:table-cell office:value-type="float" office:value="0.350303" calcext:value-type="float">
            <text:p>0.350303</text:p>
          </table:table-cell>
          <table:table-cell office:value-type="float" office:value="0.3554272" calcext:value-type="float">
            <text:p>0.3554272</text:p>
          </table:table-cell>
          <table:table-cell office:value-type="float" office:value="0.312044" calcext:value-type="float">
            <text:p>0.312044</text:p>
          </table:table-cell>
          <table:table-cell office:value-type="float" office:value="0.3114066" calcext:value-type="float">
            <text:p>0.3114066</text:p>
          </table:table-cell>
          <table:table-cell office:value-type="float" office:value="0.382001" calcext:value-type="float">
            <text:p>0.382001</text:p>
          </table:table-cell>
          <table:table-cell office:value-type="float" office:value="0.3782282" calcext:value-type="float">
            <text:p>0.3782282</text:p>
          </table:table-cell>
          <table:table-cell office:value-type="float" office:value="0.377896" calcext:value-type="float">
            <text:p>0.377896</text:p>
          </table:table-cell>
          <table:table-cell office:value-type="float" office:value="0.3873164" calcext:value-type="float">
            <text:p>0.3873164</text:p>
          </table:table-cell>
          <table:table-cell office:value-type="float" office:value="0.3951161" calcext:value-type="float">
            <text:p>0.3951161</text:p>
          </table:table-cell>
          <table:table-cell office:value-type="float" office:value="0.4623747" calcext:value-type="float">
            <text:p>0.4623747</text:p>
          </table:table-cell>
          <table:table-cell office:value-type="float" office:value="0" calcext:value-type="float">
            <text:p>0</text:p>
          </table:table-cell>
          <table:table-cell office:value-type="float" office:value="1.941584E-015" calcext:value-type="float">
            <text:p>1.941584E-15</text:p>
          </table:table-cell>
          <table:table-cell office:value-type="float" office:value="9.993226E-016" calcext:value-type="float">
            <text:p>9.993226E-16</text:p>
          </table:table-cell>
          <table:table-cell office:value-type="float" office:value="1.96686E-015" calcext:value-type="float">
            <text:p>1.96686E-15</text:p>
          </table:table-cell>
          <table:table-cell office:value-type="float" office:value="1.953E-015" calcext:value-type="float">
            <text:p>1.953E-15</text:p>
          </table:table-cell>
          <table:table-cell office:value-type="float" office:value="9.658309E-016" calcext:value-type="float">
            <text:p>9.658309E-16</text:p>
          </table:table-cell>
          <table:table-cell office:value-type="float" office:value="9.835344E-016" calcext:value-type="float">
            <text:p>9.835344E-16</text:p>
          </table:table-cell>
          <table:table-cell office:value-type="float" office:value="1.941508E-015" calcext:value-type="float">
            <text:p>1.941508E-15</text:p>
          </table:table-cell>
          <table:table-cell office:value-type="float" office:value="3.078805E-020" calcext:value-type="float">
            <text:p>3.078805E-20</text:p>
          </table:table-cell>
          <table:table-cell office:value-type="float" office:value="5.505514E-025" calcext:value-type="float">
            <text:p>5.505514E-25</text:p>
          </table:table-cell>
          <table:table-cell office:value-type="float" office:value="4.922578E-030" calcext:value-type="float">
            <text:p>4.922578E-30</text:p>
          </table:table-cell>
          <table:table-cell office:value-type="float" office:value="3.563205E-035" calcext:value-type="float">
            <text:p>3.563205E-35</text:p>
          </table:table-cell>
          <table:table-cell office:value-type="float" office:value="1.062184E-040" calcext:value-type="float">
            <text:p>1.062184E-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5284292" calcext:value-type="float">
            <text:p>-0.05284292</text:p>
          </table:table-cell>
          <table:table-cell office:value-type="float" office:value="-0.02364589" calcext:value-type="float">
            <text:p>-0.02364589</text:p>
          </table:table-cell>
          <table:table-cell office:value-type="float" office:value="-0.01608209" calcext:value-type="float">
            <text:p>-0.01608209</text:p>
          </table:table-cell>
          <table:table-cell office:value-type="float" office:value="-0.01361823" calcext:value-type="float">
            <text:p>-0.01361823</text:p>
          </table:table-cell>
          <table:table-cell office:value-type="float" office:value="-0.01246071" calcext:value-type="float">
            <text:p>-0.01246071</text:p>
          </table:table-cell>
          <table:table-cell office:value-type="float" office:value="-0.01067145" calcext:value-type="float">
            <text:p>-0.01067145</text:p>
          </table:table-cell>
          <table:table-cell office:value-type="float" office:value="-0.009172814" calcext:value-type="float">
            <text:p>-0.009172814</text:p>
          </table:table-cell>
          <table:table-cell office:value-type="float" office:value="-0.007633729" calcext:value-type="float">
            <text:p>-0.007633729</text:p>
          </table:table-cell>
          <table:table-cell office:value-type="float" office:value="-0.007503587" calcext:value-type="float">
            <text:p>-0.007503587</text:p>
          </table:table-cell>
          <table:table-cell office:value-type="float" office:value="-0.009798533" calcext:value-type="float">
            <text:p>-0.009798533</text:p>
          </table:table-cell>
          <table:table-cell office:value-type="float" office:value="0" calcext:value-type="float">
            <text:p>0</text:p>
          </table:table-cell>
          <table:table-cell office:value-type="float" office:value="0.02738616" calcext:value-type="float">
            <text:p>0.02738616</text:p>
          </table:table-cell>
          <table:table-cell office:value-type="float" office:value="-0.07852032" calcext:value-type="float">
            <text:p>-0.07852032</text:p>
          </table:table-cell>
          <table:table-cell office:value-type="float" office:value="0.03987224" calcext:value-type="float">
            <text:p>0.03987224</text:p>
          </table:table-cell>
          <table:table-cell office:value-type="float" office:value="-9999.04" calcext:value-type="float">
            <text:p>-9999.04</text:p>
          </table:table-cell>
          <table:table-cell office:value-type="float" office:value="-2.377884" calcext:value-type="float">
            <text:p>-2.377884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26112003" calcext:value-type="float">
            <text:p>26112003</text:p>
          </table:table-cell>
          <table:table-cell office:value-type="float" office:value="911.5005" calcext:value-type="float">
            <text:p>911.5005</text:p>
          </table:table-cell>
          <table:table-cell office:value-type="float" office:value="733.4604" calcext:value-type="float">
            <text:p>733.4604</text:p>
          </table:table-cell>
          <table:table-cell office:value-type="float" office:value="21.41418" calcext:value-type="float">
            <text:p>21.41418</text:p>
          </table:table-cell>
          <table:table-cell office:value-type="float" office:value="1104.617" calcext:value-type="float">
            <text:p>1104.617</text:p>
          </table:table-cell>
          <table:table-cell office:value-type="float" office:value="117.1657" calcext:value-type="float">
            <text:p>117.1657</text:p>
          </table:table-cell>
          <table:table-cell office:value-type="float" office:value="0" calcext:value-type="float">
            <text:p>0</text:p>
          </table:table-cell>
          <table:table-cell office:value-type="float" office:value="0.2989154" calcext:value-type="float">
            <text:p>0.2989154</text:p>
          </table:table-cell>
          <table:table-cell office:value-type="float" office:value="0.3175192" calcext:value-type="float">
            <text:p>0.3175192</text:p>
          </table:table-cell>
          <table:table-cell office:value-type="float" office:value="0.333239" calcext:value-type="float">
            <text:p>0.333239</text:p>
          </table:table-cell>
          <table:table-cell office:value-type="float" office:value="0.3449771" calcext:value-type="float">
            <text:p>0.3449771</text:p>
          </table:table-cell>
          <table:table-cell office:value-type="float" office:value="0.351992" calcext:value-type="float">
            <text:p>0.351992</text:p>
          </table:table-cell>
          <table:table-cell office:value-type="float" office:value="0.3112166" calcext:value-type="float">
            <text:p>0.3112166</text:p>
          </table:table-cell>
          <table:table-cell office:value-type="float" office:value="0.3117478" calcext:value-type="float">
            <text:p>0.3117478</text:p>
          </table:table-cell>
          <table:table-cell office:value-type="float" office:value="0.3817694" calcext:value-type="float">
            <text:p>0.3817694</text:p>
          </table:table-cell>
          <table:table-cell office:value-type="float" office:value="0.377921" calcext:value-type="float">
            <text:p>0.377921</text:p>
          </table:table-cell>
          <table:table-cell office:value-type="float" office:value="0.3785445" calcext:value-type="float">
            <text:p>0.3785445</text:p>
          </table:table-cell>
          <table:table-cell office:value-type="float" office:value="0.3880071" calcext:value-type="float">
            <text:p>0.3880071</text:p>
          </table:table-cell>
          <table:table-cell office:value-type="float" office:value="0.3953405" calcext:value-type="float">
            <text:p>0.3953405</text:p>
          </table:table-cell>
          <table:table-cell office:value-type="float" office:value="0.462375" calcext:value-type="float">
            <text:p>0.462375</text:p>
          </table:table-cell>
          <table:table-cell office:value-type="float" office:value="0" calcext:value-type="float">
            <text:p>0</text:p>
          </table:table-cell>
          <table:table-cell office:value-type="float" office:value="1.94166E-015" calcext:value-type="float">
            <text:p>1.94166E-15</text:p>
          </table:table-cell>
          <table:table-cell office:value-type="float" office:value="9.993369E-016" calcext:value-type="float">
            <text:p>9.993369E-16</text:p>
          </table:table-cell>
          <table:table-cell office:value-type="float" office:value="1.966848E-015" calcext:value-type="float">
            <text:p>1.966848E-15</text:p>
          </table:table-cell>
          <table:table-cell office:value-type="float" office:value="1.952996E-015" calcext:value-type="float">
            <text:p>1.952996E-15</text:p>
          </table:table-cell>
          <table:table-cell office:value-type="float" office:value="9.65815E-016" calcext:value-type="float">
            <text:p>9.65815E-16</text:p>
          </table:table-cell>
          <table:table-cell office:value-type="float" office:value="9.835344E-016" calcext:value-type="float">
            <text:p>9.835344E-16</text:p>
          </table:table-cell>
          <table:table-cell office:value-type="float" office:value="1.941508E-015" calcext:value-type="float">
            <text:p>1.941508E-15</text:p>
          </table:table-cell>
          <table:table-cell office:value-type="float" office:value="3.078805E-020" calcext:value-type="float">
            <text:p>3.078805E-20</text:p>
          </table:table-cell>
          <table:table-cell office:value-type="float" office:value="5.505514E-025" calcext:value-type="float">
            <text:p>5.505514E-25</text:p>
          </table:table-cell>
          <table:table-cell office:value-type="float" office:value="4.922578E-030" calcext:value-type="float">
            <text:p>4.922578E-30</text:p>
          </table:table-cell>
          <table:table-cell office:value-type="float" office:value="3.563205E-035" calcext:value-type="float">
            <text:p>3.563205E-35</text:p>
          </table:table-cell>
          <table:table-cell office:value-type="float" office:value="1.062184E-040" calcext:value-type="float">
            <text:p>1.062184E-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3604979" calcext:value-type="float">
            <text:p>-0.03604979</text:p>
          </table:table-cell>
          <table:table-cell office:value-type="float" office:value="-0.02476208" calcext:value-type="float">
            <text:p>-0.02476208</text:p>
          </table:table-cell>
          <table:table-cell office:value-type="float" office:value="-0.01848421" calcext:value-type="float">
            <text:p>-0.01848421</text:p>
          </table:table-cell>
          <table:table-cell office:value-type="float" office:value="-0.01496331" calcext:value-type="float">
            <text:p>-0.01496331</text:p>
          </table:table-cell>
          <table:table-cell office:value-type="float" office:value="-0.01322409" calcext:value-type="float">
            <text:p>-0.01322409</text:p>
          </table:table-cell>
          <table:table-cell office:value-type="float" office:value="-0.0108833" calcext:value-type="float">
            <text:p>-0.0108833</text:p>
          </table:table-cell>
          <table:table-cell office:value-type="float" office:value="-0.009082464" calcext:value-type="float">
            <text:p>-0.009082464</text:p>
          </table:table-cell>
          <table:table-cell office:value-type="float" office:value="-0.007735777" calcext:value-type="float">
            <text:p>-0.007735777</text:p>
          </table:table-cell>
          <table:table-cell office:value-type="float" office:value="-0.007606082" calcext:value-type="float">
            <text:p>-0.007606082</text:p>
          </table:table-cell>
          <table:table-cell office:value-type="float" office:value="-0.009514174" calcext:value-type="float">
            <text:p>-0.009514174</text:p>
          </table:table-cell>
          <table:table-cell office:value-type="float" office:value="0" calcext:value-type="float">
            <text:p>0</text:p>
          </table:table-cell>
          <table:table-cell office:value-type="float" office:value="0.02738616" calcext:value-type="float">
            <text:p>0.02738616</text:p>
          </table:table-cell>
          <table:table-cell office:value-type="float" office:value="-0.04296016" calcext:value-type="float">
            <text:p>-0.04296016</text:p>
          </table:table-cell>
          <table:table-cell office:value-type="float" office:value="0.03986983" calcext:value-type="float">
            <text:p>0.03986983</text:p>
          </table:table-cell>
          <table:table-cell office:value-type="float" office:value="-9999.04" calcext:value-type="float">
            <text:p>-9999.04</text:p>
          </table:table-cell>
          <table:table-cell office:value-type="float" office:value="-2.377586" calcext:value-type="float">
            <text:p>-2.377586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27112003" calcext:value-type="float">
            <text:p>27112003</text:p>
          </table:table-cell>
          <table:table-cell office:value-type="float" office:value="911.5005" calcext:value-type="float">
            <text:p>911.5005</text:p>
          </table:table-cell>
          <table:table-cell office:value-type="float" office:value="734.1439" calcext:value-type="float">
            <text:p>734.1439</text:p>
          </table:table-cell>
          <table:table-cell office:value-type="float" office:value="21.41418" calcext:value-type="float">
            <text:p>21.41418</text:p>
          </table:table-cell>
          <table:table-cell office:value-type="float" office:value="1103.67" calcext:value-type="float">
            <text:p>1103.67</text:p>
          </table:table-cell>
          <table:table-cell office:value-type="float" office:value="117.4293" calcext:value-type="float">
            <text:p>117.4293</text:p>
          </table:table-cell>
          <table:table-cell office:value-type="float" office:value="0" calcext:value-type="float">
            <text:p>0</text:p>
          </table:table-cell>
          <table:table-cell office:value-type="float" office:value="0.2947337" calcext:value-type="float">
            <text:p>0.2947337</text:p>
          </table:table-cell>
          <table:table-cell office:value-type="float" office:value="0.3127946" calcext:value-type="float">
            <text:p>0.3127946</text:p>
          </table:table-cell>
          <table:table-cell office:value-type="float" office:value="0.329136" calcext:value-type="float">
            <text:p>0.329136</text:p>
          </table:table-cell>
          <table:table-cell office:value-type="float" office:value="0.341848" calcext:value-type="float">
            <text:p>0.341848</text:p>
          </table:table-cell>
          <table:table-cell office:value-type="float" office:value="0.34896" calcext:value-type="float">
            <text:p>0.34896</text:p>
          </table:table-cell>
          <table:table-cell office:value-type="float" office:value="0.3089992" calcext:value-type="float">
            <text:p>0.3089992</text:p>
          </table:table-cell>
          <table:table-cell office:value-type="float" office:value="0.3100515" calcext:value-type="float">
            <text:p>0.3100515</text:p>
          </table:table-cell>
          <table:table-cell office:value-type="float" office:value="0.3811237" calcext:value-type="float">
            <text:p>0.3811237</text:p>
          </table:table-cell>
          <table:table-cell office:value-type="float" office:value="0.3776085" calcext:value-type="float">
            <text:p>0.3776085</text:p>
          </table:table-cell>
          <table:table-cell office:value-type="float" office:value="0.3790158" calcext:value-type="float">
            <text:p>0.3790158</text:p>
          </table:table-cell>
          <table:table-cell office:value-type="float" office:value="0.3887067" calcext:value-type="float">
            <text:p>0.3887067</text:p>
          </table:table-cell>
          <table:table-cell office:value-type="float" office:value="0.3956203" calcext:value-type="float">
            <text:p>0.3956203</text:p>
          </table:table-cell>
          <table:table-cell office:value-type="float" office:value="0.4623747" calcext:value-type="float">
            <text:p>0.4623747</text:p>
          </table:table-cell>
          <table:table-cell office:value-type="float" office:value="0" calcext:value-type="float">
            <text:p>0</text:p>
          </table:table-cell>
          <table:table-cell office:value-type="float" office:value="1.94174E-015" calcext:value-type="float">
            <text:p>1.94174E-15</text:p>
          </table:table-cell>
          <table:table-cell office:value-type="float" office:value="9.993511E-016" calcext:value-type="float">
            <text:p>9.993511E-16</text:p>
          </table:table-cell>
          <table:table-cell office:value-type="float" office:value="1.966835E-015" calcext:value-type="float">
            <text:p>1.966835E-15</text:p>
          </table:table-cell>
          <table:table-cell office:value-type="float" office:value="1.952994E-015" calcext:value-type="float">
            <text:p>1.952994E-15</text:p>
          </table:table-cell>
          <table:table-cell office:value-type="float" office:value="9.657974E-016" calcext:value-type="float">
            <text:p>9.657974E-16</text:p>
          </table:table-cell>
          <table:table-cell office:value-type="float" office:value="9.835344E-016" calcext:value-type="float">
            <text:p>9.835344E-16</text:p>
          </table:table-cell>
          <table:table-cell office:value-type="float" office:value="1.941508E-015" calcext:value-type="float">
            <text:p>1.941508E-15</text:p>
          </table:table-cell>
          <table:table-cell office:value-type="float" office:value="3.078806E-020" calcext:value-type="float">
            <text:p>3.078806E-20</text:p>
          </table:table-cell>
          <table:table-cell office:value-type="float" office:value="5.505514E-025" calcext:value-type="float">
            <text:p>5.505514E-25</text:p>
          </table:table-cell>
          <table:table-cell office:value-type="float" office:value="4.922577E-030" calcext:value-type="float">
            <text:p>4.922577E-30</text:p>
          </table:table-cell>
          <table:table-cell office:value-type="float" office:value="3.563205E-035" calcext:value-type="float">
            <text:p>3.563205E-35</text:p>
          </table:table-cell>
          <table:table-cell office:value-type="float" office:value="1.062184E-040" calcext:value-type="float">
            <text:p>1.062184E-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3989787" calcext:value-type="float">
            <text:p>-0.03989787</text:p>
          </table:table-cell>
          <table:table-cell office:value-type="float" office:value="-0.02711471" calcext:value-type="float">
            <text:p>-0.02711471</text:p>
          </table:table-cell>
          <table:table-cell office:value-type="float" office:value="-0.0199309" calcext:value-type="float">
            <text:p>-0.0199309</text:p>
          </table:table-cell>
          <table:table-cell office:value-type="float" office:value="-0.01582366" calcext:value-type="float">
            <text:p>-0.01582366</text:p>
          </table:table-cell>
          <table:table-cell office:value-type="float" office:value="-0.01394137" calcext:value-type="float">
            <text:p>-0.01394137</text:p>
          </table:table-cell>
          <table:table-cell office:value-type="float" office:value="-0.01148828" calcext:value-type="float">
            <text:p>-0.01148828</text:p>
          </table:table-cell>
          <table:table-cell office:value-type="float" office:value="-0.009509307" calcext:value-type="float">
            <text:p>-0.009509307</text:p>
          </table:table-cell>
          <table:table-cell office:value-type="float" office:value="-0.008024657" calcext:value-type="float">
            <text:p>-0.008024657</text:p>
          </table:table-cell>
          <table:table-cell office:value-type="float" office:value="-0.00771083" calcext:value-type="float">
            <text:p>-0.00771083</text:p>
          </table:table-cell>
          <table:table-cell office:value-type="float" office:value="-0.009313499" calcext:value-type="float">
            <text:p>-0.009313499</text:p>
          </table:table-cell>
          <table:table-cell office:value-type="float" office:value="0" calcext:value-type="float">
            <text:p>0</text:p>
          </table:table-cell>
          <table:table-cell office:value-type="float" office:value="0.02738616" calcext:value-type="float">
            <text:p>0.02738616</text:p>
          </table:table-cell>
          <table:table-cell office:value-type="float" office:value="-0.04825964" calcext:value-type="float">
            <text:p>-0.04825964</text:p>
          </table:table-cell>
          <table:table-cell office:value-type="float" office:value="0.03986588" calcext:value-type="float">
            <text:p>0.03986588</text:p>
          </table:table-cell>
          <table:table-cell office:value-type="float" office:value="-9999.04" calcext:value-type="float">
            <text:p>-9999.04</text:p>
          </table:table-cell>
          <table:table-cell office:value-type="float" office:value="-2.377008" calcext:value-type="float">
            <text:p>-2.377008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28112003" calcext:value-type="float">
            <text:p>28112003</text:p>
          </table:table-cell>
          <table:table-cell office:value-type="float" office:value="911.5005" calcext:value-type="float">
            <text:p>911.5005</text:p>
          </table:table-cell>
          <table:table-cell office:value-type="float" office:value="734.8127" calcext:value-type="float">
            <text:p>734.8127</text:p>
          </table:table-cell>
          <table:table-cell office:value-type="float" office:value="21.41418" calcext:value-type="float">
            <text:p>21.41418</text:p>
          </table:table-cell>
          <table:table-cell office:value-type="float" office:value="1102.707" calcext:value-type="float">
            <text:p>1102.707</text:p>
          </table:table-cell>
          <table:table-cell office:value-type="float" office:value="117.7243" calcext:value-type="float">
            <text:p>117.7243</text:p>
          </table:table-cell>
          <table:table-cell office:value-type="float" office:value="0" calcext:value-type="float">
            <text:p>0</text:p>
          </table:table-cell>
          <table:table-cell office:value-type="float" office:value="0.2480615" calcext:value-type="float">
            <text:p>0.2480615</text:p>
          </table:table-cell>
          <table:table-cell office:value-type="float" office:value="0.2993729" calcext:value-type="float">
            <text:p>0.2993729</text:p>
          </table:table-cell>
          <table:table-cell office:value-type="float" office:value="0.3251054" calcext:value-type="float">
            <text:p>0.3251054</text:p>
          </table:table-cell>
          <table:table-cell office:value-type="float" office:value="0.3380044" calcext:value-type="float">
            <text:p>0.3380044</text:p>
          </table:table-cell>
          <table:table-cell office:value-type="float" office:value="0.3454303" calcext:value-type="float">
            <text:p>0.3454303</text:p>
          </table:table-cell>
          <table:table-cell office:value-type="float" office:value="0.3071111" calcext:value-type="float">
            <text:p>0.3071111</text:p>
          </table:table-cell>
          <table:table-cell office:value-type="float" office:value="0.3102311" calcext:value-type="float">
            <text:p>0.3102311</text:p>
          </table:table-cell>
          <table:table-cell office:value-type="float" office:value="0.3803573" calcext:value-type="float">
            <text:p>0.3803573</text:p>
          </table:table-cell>
          <table:table-cell office:value-type="float" office:value="0.3771515" calcext:value-type="float">
            <text:p>0.3771515</text:p>
          </table:table-cell>
          <table:table-cell office:value-type="float" office:value="0.3794225" calcext:value-type="float">
            <text:p>0.3794225</text:p>
          </table:table-cell>
          <table:table-cell office:value-type="float" office:value="0.3893296" calcext:value-type="float">
            <text:p>0.3893296</text:p>
          </table:table-cell>
          <table:table-cell office:value-type="float" office:value="0.3959055" calcext:value-type="float">
            <text:p>0.3959055</text:p>
          </table:table-cell>
          <table:table-cell office:value-type="float" office:value="0.4623742" calcext:value-type="float">
            <text:p>0.4623742</text:p>
          </table:table-cell>
          <table:table-cell office:value-type="float" office:value="0" calcext:value-type="float">
            <text:p>0</text:p>
          </table:table-cell>
          <table:table-cell office:value-type="float" office:value="0.00038291" calcext:value-type="float">
            <text:p>0.00038291</text:p>
          </table:table-cell>
          <table:table-cell office:value-type="float" office:value="9.99367E-016" calcext:value-type="float">
            <text:p>9.99367E-16</text:p>
          </table:table-cell>
          <table:table-cell office:value-type="float" office:value="1.966823E-015" calcext:value-type="float">
            <text:p>1.966823E-15</text:p>
          </table:table-cell>
          <table:table-cell office:value-type="float" office:value="1.952992E-015" calcext:value-type="float">
            <text:p>1.952992E-15</text:p>
          </table:table-cell>
          <table:table-cell office:value-type="float" office:value="9.657798E-016" calcext:value-type="float">
            <text:p>9.657798E-16</text:p>
          </table:table-cell>
          <table:table-cell office:value-type="float" office:value="9.835344E-016" calcext:value-type="float">
            <text:p>9.835344E-16</text:p>
          </table:table-cell>
          <table:table-cell office:value-type="float" office:value="1.941508E-015" calcext:value-type="float">
            <text:p>1.941508E-15</text:p>
          </table:table-cell>
          <table:table-cell office:value-type="float" office:value="3.078805E-020" calcext:value-type="float">
            <text:p>3.078805E-20</text:p>
          </table:table-cell>
          <table:table-cell office:value-type="float" office:value="5.505514E-025" calcext:value-type="float">
            <text:p>5.505514E-25</text:p>
          </table:table-cell>
          <table:table-cell office:value-type="float" office:value="4.922578E-030" calcext:value-type="float">
            <text:p>4.922578E-30</text:p>
          </table:table-cell>
          <table:table-cell office:value-type="float" office:value="3.563205E-035" calcext:value-type="float">
            <text:p>3.563205E-35</text:p>
          </table:table-cell>
          <table:table-cell office:value-type="float" office:value="1.062184E-040" calcext:value-type="float">
            <text:p>1.062184E-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416151" calcext:value-type="float">
            <text:p>-0.1416151</text:p>
          </table:table-cell>
          <table:table-cell office:value-type="float" office:value="-0.03626633" calcext:value-type="float">
            <text:p>-0.03626633</text:p>
          </table:table-cell>
          <table:table-cell office:value-type="float" office:value="-0.02150633" calcext:value-type="float">
            <text:p>-0.02150633</text:p>
          </table:table-cell>
          <table:table-cell office:value-type="float" office:value="-0.01695401" calcext:value-type="float">
            <text:p>-0.01695401</text:p>
          </table:table-cell>
          <table:table-cell office:value-type="float" office:value="-0.01483998" calcext:value-type="float">
            <text:p>-0.01483998</text:p>
          </table:table-cell>
          <table:table-cell office:value-type="float" office:value="-0.01203303" calcext:value-type="float">
            <text:p>-0.01203303</text:p>
          </table:table-cell>
          <table:table-cell office:value-type="float" office:value="-0.009559491" calcext:value-type="float">
            <text:p>-0.009559491</text:p>
          </table:table-cell>
          <table:table-cell office:value-type="float" office:value="-0.008384079" calcext:value-type="float">
            <text:p>-0.008384079</text:p>
          </table:table-cell>
          <table:table-cell office:value-type="float" office:value="-0.007867709" calcext:value-type="float">
            <text:p>-0.007867709</text:p>
          </table:table-cell>
          <table:table-cell office:value-type="float" office:value="-0.009143935" calcext:value-type="float">
            <text:p>-0.009143935</text:p>
          </table:table-cell>
          <table:table-cell office:value-type="float" office:value="0" calcext:value-type="float">
            <text:p>0</text:p>
          </table:table-cell>
          <table:table-cell office:value-type="float" office:value="0.02738616" calcext:value-type="float">
            <text:p>0.02738616</text:p>
          </table:table-cell>
          <table:table-cell office:value-type="float" office:value="-0.3765588" calcext:value-type="float">
            <text:p>-0.3765588</text:p>
          </table:table-cell>
          <table:table-cell office:value-type="float" office:value="0.03997489" calcext:value-type="float">
            <text:p>0.03997489</text:p>
          </table:table-cell>
          <table:table-cell office:value-type="float" office:value="-9999.04" calcext:value-type="float">
            <text:p>-9999.04</text:p>
          </table:table-cell>
          <table:table-cell office:value-type="float" office:value="-2.376147" calcext:value-type="float">
            <text:p>-2.376147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29112003" calcext:value-type="float">
            <text:p>29112003</text:p>
          </table:table-cell>
          <table:table-cell office:value-type="float" office:value="911.5005" calcext:value-type="float">
            <text:p>911.5005</text:p>
          </table:table-cell>
          <table:table-cell office:value-type="float" office:value="735.1512" calcext:value-type="float">
            <text:p>735.1512</text:p>
          </table:table-cell>
          <table:table-cell office:value-type="float" office:value="21.41418" calcext:value-type="float">
            <text:p>21.41418</text:p>
          </table:table-cell>
          <table:table-cell office:value-type="float" office:value="1102.002" calcext:value-type="float">
            <text:p>1102.002</text:p>
          </table:table-cell>
          <table:table-cell office:value-type="float" office:value="118.0903" calcext:value-type="float">
            <text:p>118.0903</text:p>
          </table:table-cell>
          <table:table-cell office:value-type="float" office:value="0" calcext:value-type="float">
            <text:p>0</text:p>
          </table:table-cell>
          <table:table-cell office:value-type="float" office:value="0.2988428" calcext:value-type="float">
            <text:p>0.2988428</text:p>
          </table:table-cell>
          <table:table-cell office:value-type="float" office:value="0.3057051" calcext:value-type="float">
            <text:p>0.3057051</text:p>
          </table:table-cell>
          <table:table-cell office:value-type="float" office:value="0.3232303" calcext:value-type="float">
            <text:p>0.3232303</text:p>
          </table:table-cell>
          <table:table-cell office:value-type="float" office:value="0.3361785" calcext:value-type="float">
            <text:p>0.3361785</text:p>
          </table:table-cell>
          <table:table-cell office:value-type="float" office:value="0.3439001" calcext:value-type="float">
            <text:p>0.3439001</text:p>
          </table:table-cell>
          <table:table-cell office:value-type="float" office:value="0.3053534" calcext:value-type="float">
            <text:p>0.3053534</text:p>
          </table:table-cell>
          <table:table-cell office:value-type="float" office:value="0.3070736" calcext:value-type="float">
            <text:p>0.3070736</text:p>
          </table:table-cell>
          <table:table-cell office:value-type="float" office:value="0.3797839" calcext:value-type="float">
            <text:p>0.3797839</text:p>
          </table:table-cell>
          <table:table-cell office:value-type="float" office:value="0.3767441" calcext:value-type="float">
            <text:p>0.3767441</text:p>
          </table:table-cell>
          <table:table-cell office:value-type="float" office:value="0.3797676" calcext:value-type="float">
            <text:p>0.3797676</text:p>
          </table:table-cell>
          <table:table-cell office:value-type="float" office:value="0.3898881" calcext:value-type="float">
            <text:p>0.3898881</text:p>
          </table:table-cell>
          <table:table-cell office:value-type="float" office:value="0.3961885" calcext:value-type="float">
            <text:p>0.3961885</text:p>
          </table:table-cell>
          <table:table-cell office:value-type="float" office:value="0.4623747" calcext:value-type="float">
            <text:p>0.4623747</text:p>
          </table:table-cell>
          <table:table-cell office:value-type="float" office:value="0" calcext:value-type="float">
            <text:p>0</text:p>
          </table:table-cell>
          <table:table-cell office:value-type="float" office:value="1.950642E-015" calcext:value-type="float">
            <text:p>1.950642E-15</text:p>
          </table:table-cell>
          <table:table-cell office:value-type="float" office:value="9.993787E-016" calcext:value-type="float">
            <text:p>9.993787E-16</text:p>
          </table:table-cell>
          <table:table-cell office:value-type="float" office:value="1.966813E-015" calcext:value-type="float">
            <text:p>1.966813E-15</text:p>
          </table:table-cell>
          <table:table-cell office:value-type="float" office:value="1.95299E-015" calcext:value-type="float">
            <text:p>1.95299E-15</text:p>
          </table:table-cell>
          <table:table-cell office:value-type="float" office:value="9.657635E-016" calcext:value-type="float">
            <text:p>9.657635E-16</text:p>
          </table:table-cell>
          <table:table-cell office:value-type="float" office:value="9.835346E-016" calcext:value-type="float">
            <text:p>9.835346E-16</text:p>
          </table:table-cell>
          <table:table-cell office:value-type="float" office:value="1.941508E-015" calcext:value-type="float">
            <text:p>1.941508E-15</text:p>
          </table:table-cell>
          <table:table-cell office:value-type="float" office:value="3.078806E-020" calcext:value-type="float">
            <text:p>3.078806E-20</text:p>
          </table:table-cell>
          <table:table-cell office:value-type="float" office:value="5.505514E-025" calcext:value-type="float">
            <text:p>5.505514E-25</text:p>
          </table:table-cell>
          <table:table-cell office:value-type="float" office:value="4.922577E-030" calcext:value-type="float">
            <text:p>4.922577E-30</text:p>
          </table:table-cell>
          <table:table-cell office:value-type="float" office:value="3.563205E-035" calcext:value-type="float">
            <text:p>3.563205E-35</text:p>
          </table:table-cell>
          <table:table-cell office:value-type="float" office:value="1.062184E-040" calcext:value-type="float">
            <text:p>1.062184E-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3655598" calcext:value-type="float">
            <text:p>-0.03655598</text:p>
          </table:table-cell>
          <table:table-cell office:value-type="float" office:value="-0.03143321" calcext:value-type="float">
            <text:p>-0.03143321</text:p>
          </table:table-cell>
          <table:table-cell office:value-type="float" office:value="-0.02228859" calcext:value-type="float">
            <text:p>-0.02228859</text:p>
          </table:table-cell>
          <table:table-cell office:value-type="float" office:value="-0.01753617" calcext:value-type="float">
            <text:p>-0.01753617</text:p>
          </table:table-cell>
          <table:table-cell office:value-type="float" office:value="-0.01525477" calcext:value-type="float">
            <text:p>-0.01525477</text:p>
          </table:table-cell>
          <table:table-cell office:value-type="float" office:value="-0.01256133" calcext:value-type="float">
            <text:p>-0.01256133</text:p>
          </table:table-cell>
          <table:table-cell office:value-type="float" office:value="-0.01030937" calcext:value-type="float">
            <text:p>-0.01030937</text:p>
          </table:table-cell>
          <table:table-cell office:value-type="float" office:value="-0.008659306" calcext:value-type="float">
            <text:p>-0.008659306</text:p>
          </table:table-cell>
          <table:table-cell office:value-type="float" office:value="-0.008010496" calcext:value-type="float">
            <text:p>-0.008010496</text:p>
          </table:table-cell>
          <table:table-cell office:value-type="float" office:value="-0.009002502" calcext:value-type="float">
            <text:p>-0.009002502</text:p>
          </table:table-cell>
          <table:table-cell office:value-type="float" office:value="0" calcext:value-type="float">
            <text:p>0</text:p>
          </table:table-cell>
          <table:table-cell office:value-type="float" office:value="0.02738616" calcext:value-type="float">
            <text:p>0.02738616</text:p>
          </table:table-cell>
          <table:table-cell office:value-type="float" office:value="-0.03901492" calcext:value-type="float">
            <text:p>-0.03901492</text:p>
          </table:table-cell>
          <table:table-cell office:value-type="float" office:value="0.03986062" calcext:value-type="float">
            <text:p>0.03986062</text:p>
          </table:table-cell>
          <table:table-cell office:value-type="float" office:value="-9999.04" calcext:value-type="float">
            <text:p>-9999.04</text:p>
          </table:table-cell>
          <table:table-cell office:value-type="float" office:value="-2.37503" calcext:value-type="float">
            <text:p>-2.37503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30112003" calcext:value-type="float">
            <text:p>30112003</text:p>
          </table:table-cell>
          <table:table-cell office:value-type="float" office:value="911.5005" calcext:value-type="float">
            <text:p>911.5005</text:p>
          </table:table-cell>
          <table:table-cell office:value-type="float" office:value="736.2664" calcext:value-type="float">
            <text:p>736.2664</text:p>
          </table:table-cell>
          <table:table-cell office:value-type="float" office:value="21.41418" calcext:value-type="float">
            <text:p>21.41418</text:p>
          </table:table-cell>
          <table:table-cell office:value-type="float" office:value="1100.887" calcext:value-type="float">
            <text:p>1100.887</text:p>
          </table:table-cell>
          <table:table-cell office:value-type="float" office:value="118.0903" calcext:value-type="float">
            <text:p>118.0903</text:p>
          </table:table-cell>
          <table:table-cell office:value-type="float" office:value="0" calcext:value-type="float">
            <text:p>0</text:p>
          </table:table-cell>
          <table:table-cell office:value-type="float" office:value="0.3002036" calcext:value-type="float">
            <text:p>0.3002036</text:p>
          </table:table-cell>
          <table:table-cell office:value-type="float" office:value="0.3073779" calcext:value-type="float">
            <text:p>0.3073779</text:p>
          </table:table-cell>
          <table:table-cell office:value-type="float" office:value="0.3215546" calcext:value-type="float">
            <text:p>0.3215546</text:p>
          </table:table-cell>
          <table:table-cell office:value-type="float" office:value="0.3334311" calcext:value-type="float">
            <text:p>0.3334311</text:p>
          </table:table-cell>
          <table:table-cell office:value-type="float" office:value="0.3401612" calcext:value-type="float">
            <text:p>0.3401612</text:p>
          </table:table-cell>
          <table:table-cell office:value-type="float" office:value="0.302295" calcext:value-type="float">
            <text:p>0.302295</text:p>
          </table:table-cell>
          <table:table-cell office:value-type="float" office:value="0.3034" calcext:value-type="float">
            <text:p>0.3034</text:p>
          </table:table-cell>
          <table:table-cell office:value-type="float" office:value="0.3782952" calcext:value-type="float">
            <text:p>0.3782952</text:p>
          </table:table-cell>
          <table:table-cell office:value-type="float" office:value="0.3762308" calcext:value-type="float">
            <text:p>0.3762308</text:p>
          </table:table-cell>
          <table:table-cell office:value-type="float" office:value="0.3800561" calcext:value-type="float">
            <text:p>0.3800561</text:p>
          </table:table-cell>
          <table:table-cell office:value-type="float" office:value="0.390391" calcext:value-type="float">
            <text:p>0.390391</text:p>
          </table:table-cell>
          <table:table-cell office:value-type="float" office:value="0.3964618" calcext:value-type="float">
            <text:p>0.3964618</text:p>
          </table:table-cell>
          <table:table-cell office:value-type="float" office:value="0.4623747" calcext:value-type="float">
            <text:p>0.4623747</text:p>
          </table:table-cell>
          <table:table-cell office:value-type="float" office:value="0" calcext:value-type="float">
            <text:p>0</text:p>
          </table:table-cell>
          <table:table-cell office:value-type="float" office:value="1.950728E-015" calcext:value-type="float">
            <text:p>1.950728E-15</text:p>
          </table:table-cell>
          <table:table-cell office:value-type="float" office:value="9.993919E-016" calcext:value-type="float">
            <text:p>9.993919E-16</text:p>
          </table:table-cell>
          <table:table-cell office:value-type="float" office:value="1.966802E-015" calcext:value-type="float">
            <text:p>1.966802E-15</text:p>
          </table:table-cell>
          <table:table-cell office:value-type="float" office:value="1.952985E-015" calcext:value-type="float">
            <text:p>1.952985E-15</text:p>
          </table:table-cell>
          <table:table-cell office:value-type="float" office:value="9.657483E-016" calcext:value-type="float">
            <text:p>9.657483E-16</text:p>
          </table:table-cell>
          <table:table-cell office:value-type="float" office:value="9.835344E-016" calcext:value-type="float">
            <text:p>9.835344E-16</text:p>
          </table:table-cell>
          <table:table-cell office:value-type="float" office:value="1.941508E-015" calcext:value-type="float">
            <text:p>1.941508E-15</text:p>
          </table:table-cell>
          <table:table-cell office:value-type="float" office:value="3.078805E-020" calcext:value-type="float">
            <text:p>3.078805E-20</text:p>
          </table:table-cell>
          <table:table-cell office:value-type="float" office:value="5.505514E-025" calcext:value-type="float">
            <text:p>5.505514E-25</text:p>
          </table:table-cell>
          <table:table-cell office:value-type="float" office:value="4.922577E-030" calcext:value-type="float">
            <text:p>4.922577E-30</text:p>
          </table:table-cell>
          <table:table-cell office:value-type="float" office:value="3.563205E-035" calcext:value-type="float">
            <text:p>3.563205E-35</text:p>
          </table:table-cell>
          <table:table-cell office:value-type="float" office:value="1.062184E-040" calcext:value-type="float">
            <text:p>1.062184E-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355436" calcext:value-type="float">
            <text:p>-0.0355436</text:p>
          </table:table-cell>
          <table:table-cell office:value-type="float" office:value="-0.03036136" calcext:value-type="float">
            <text:p>-0.03036136</text:p>
          </table:table-cell>
          <table:table-cell office:value-type="float" office:value="-0.02300766" calcext:value-type="float">
            <text:p>-0.02300766</text:p>
          </table:table-cell>
          <table:table-cell office:value-type="float" office:value="-0.0184333" calcext:value-type="float">
            <text:p>-0.0184333</text:p>
          </table:table-cell>
          <table:table-cell office:value-type="float" office:value="-0.01630654" calcext:value-type="float">
            <text:p>-0.01630654</text:p>
          </table:table-cell>
          <table:table-cell office:value-type="float" office:value="-0.01355102" calcext:value-type="float">
            <text:p>-0.01355102</text:p>
          </table:table-cell>
          <table:table-cell office:value-type="float" office:value="-0.0114123" calcext:value-type="float">
            <text:p>-0.0114123</text:p>
          </table:table-cell>
          <table:table-cell office:value-type="float" office:value="-0.009426555" calcext:value-type="float">
            <text:p>-0.009426555</text:p>
          </table:table-cell>
          <table:table-cell office:value-type="float" office:value="-0.008193534" calcext:value-type="float">
            <text:p>-0.008193534</text:p>
          </table:table-cell>
          <table:table-cell office:value-type="float" office:value="-0.008886053" calcext:value-type="float">
            <text:p>-0.008886053</text:p>
          </table:table-cell>
          <table:table-cell office:value-type="float" office:value="0" calcext:value-type="float">
            <text:p>0</text:p>
          </table:table-cell>
          <table:table-cell office:value-type="float" office:value="0.02738616" calcext:value-type="float">
            <text:p>0.02738616</text:p>
          </table:table-cell>
          <table:table-cell office:value-type="float" office:value="-0.03748605" calcext:value-type="float">
            <text:p>-0.03748605</text:p>
          </table:table-cell>
          <table:table-cell office:value-type="float" office:value="0.03985098" calcext:value-type="float">
            <text:p>0.03985098</text:p>
          </table:table-cell>
          <table:table-cell office:value-type="float" office:value="-9999.04" calcext:value-type="float">
            <text:p>-9999.04</text:p>
          </table:table-cell>
          <table:table-cell office:value-type="float" office:value="-2.373618" calcext:value-type="float">
            <text:p>-2.373618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1122003" calcext:value-type="float">
            <text:p>1122003</text:p>
          </table:table-cell>
          <table:table-cell office:value-type="float" office:value="911.5005" calcext:value-type="float">
            <text:p>911.5005</text:p>
          </table:table-cell>
          <table:table-cell office:value-type="float" office:value="736.462" calcext:value-type="float">
            <text:p>736.462</text:p>
          </table:table-cell>
          <table:table-cell office:value-type="float" office:value="21.41418" calcext:value-type="float">
            <text:p>21.41418</text:p>
          </table:table-cell>
          <table:table-cell office:value-type="float" office:value="1100.691" calcext:value-type="float">
            <text:p>1100.691</text:p>
          </table:table-cell>
          <table:table-cell office:value-type="float" office:value="118.0903" calcext:value-type="float">
            <text:p>118.0903</text:p>
          </table:table-cell>
          <table:table-cell office:value-type="float" office:value="0" calcext:value-type="float">
            <text:p>0</text:p>
          </table:table-cell>
          <table:table-cell office:value-type="float" office:value="0.3019795" calcext:value-type="float">
            <text:p>0.3019795</text:p>
          </table:table-cell>
          <table:table-cell office:value-type="float" office:value="0.3112581" calcext:value-type="float">
            <text:p>0.3112581</text:p>
          </table:table-cell>
          <table:table-cell office:value-type="float" office:value="0.3218222" calcext:value-type="float">
            <text:p>0.3218222</text:p>
          </table:table-cell>
          <table:table-cell office:value-type="float" office:value="0.3312317" calcext:value-type="float">
            <text:p>0.3312317</text:p>
          </table:table-cell>
          <table:table-cell office:value-type="float" office:value="0.3367071" calcext:value-type="float">
            <text:p>0.3367071</text:p>
          </table:table-cell>
          <table:table-cell office:value-type="float" office:value="0.2994972" calcext:value-type="float">
            <text:p>0.2994972</text:p>
          </table:table-cell>
          <table:table-cell office:value-type="float" office:value="0.3007391" calcext:value-type="float">
            <text:p>0.3007391</text:p>
          </table:table-cell>
          <table:table-cell office:value-type="float" office:value="0.3769834" calcext:value-type="float">
            <text:p>0.3769834</text:p>
          </table:table-cell>
          <table:table-cell office:value-type="float" office:value="0.3755703" calcext:value-type="float">
            <text:p>0.3755703</text:p>
          </table:table-cell>
          <table:table-cell office:value-type="float" office:value="0.3802812" calcext:value-type="float">
            <text:p>0.3802812</text:p>
          </table:table-cell>
          <table:table-cell office:value-type="float" office:value="0.3908435" calcext:value-type="float">
            <text:p>0.3908435</text:p>
          </table:table-cell>
          <table:table-cell office:value-type="float" office:value="0.3967238" calcext:value-type="float">
            <text:p>0.3967238</text:p>
          </table:table-cell>
          <table:table-cell office:value-type="float" office:value="0.4623747" calcext:value-type="float">
            <text:p>0.4623747</text:p>
          </table:table-cell>
          <table:table-cell office:value-type="float" office:value="0" calcext:value-type="float">
            <text:p>0</text:p>
          </table:table-cell>
          <table:table-cell office:value-type="float" office:value="1.950813E-015" calcext:value-type="float">
            <text:p>1.950813E-15</text:p>
          </table:table-cell>
          <table:table-cell office:value-type="float" office:value="9.994035E-016" calcext:value-type="float">
            <text:p>9.994035E-16</text:p>
          </table:table-cell>
          <table:table-cell office:value-type="float" office:value="1.966789E-015" calcext:value-type="float">
            <text:p>1.966789E-15</text:p>
          </table:table-cell>
          <table:table-cell office:value-type="float" office:value="1.952982E-015" calcext:value-type="float">
            <text:p>1.952982E-15</text:p>
          </table:table-cell>
          <table:table-cell office:value-type="float" office:value="9.657316E-016" calcext:value-type="float">
            <text:p>9.657316E-16</text:p>
          </table:table-cell>
          <table:table-cell office:value-type="float" office:value="9.835344E-016" calcext:value-type="float">
            <text:p>9.835344E-16</text:p>
          </table:table-cell>
          <table:table-cell office:value-type="float" office:value="1.941508E-015" calcext:value-type="float">
            <text:p>1.941508E-15</text:p>
          </table:table-cell>
          <table:table-cell office:value-type="float" office:value="3.078805E-020" calcext:value-type="float">
            <text:p>3.078805E-20</text:p>
          </table:table-cell>
          <table:table-cell office:value-type="float" office:value="5.505514E-025" calcext:value-type="float">
            <text:p>5.505514E-25</text:p>
          </table:table-cell>
          <table:table-cell office:value-type="float" office:value="4.922578E-030" calcext:value-type="float">
            <text:p>4.922578E-30</text:p>
          </table:table-cell>
          <table:table-cell office:value-type="float" office:value="3.563205E-035" calcext:value-type="float">
            <text:p>3.563205E-35</text:p>
          </table:table-cell>
          <table:table-cell office:value-type="float" office:value="1.062184E-040" calcext:value-type="float">
            <text:p>1.062184E-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3380244" calcext:value-type="float">
            <text:p>-0.03380244</text:p>
          </table:table-cell>
          <table:table-cell office:value-type="float" office:value="-0.02805695" calcext:value-type="float">
            <text:p>-0.02805695</text:p>
          </table:table-cell>
          <table:table-cell office:value-type="float" office:value="-0.02289869" calcext:value-type="float">
            <text:p>-0.02289869</text:p>
          </table:table-cell>
          <table:table-cell office:value-type="float" office:value="-0.01920046" calcext:value-type="float">
            <text:p>-0.01920046</text:p>
          </table:table-cell>
          <table:table-cell office:value-type="float" office:value="-0.01735948" calcext:value-type="float">
            <text:p>-0.01735948</text:p>
          </table:table-cell>
          <table:table-cell office:value-type="float" office:value="-0.01453592" calcext:value-type="float">
            <text:p>-0.01453592</text:p>
          </table:table-cell>
          <table:table-cell office:value-type="float" office:value="-0.01228756" calcext:value-type="float">
            <text:p>-0.01228756</text:p>
          </table:table-cell>
          <table:table-cell office:value-type="float" office:value="-0.01016389" calcext:value-type="float">
            <text:p>-0.01016389</text:p>
          </table:table-cell>
          <table:table-cell office:value-type="float" office:value="-0.008435754" calcext:value-type="float">
            <text:p>-0.008435754</text:p>
          </table:table-cell>
          <table:table-cell office:value-type="float" office:value="-0.008796232" calcext:value-type="float">
            <text:p>-0.008796232</text:p>
          </table:table-cell>
          <table:table-cell office:value-type="float" office:value="0" calcext:value-type="float">
            <text:p>0</text:p>
          </table:table-cell>
          <table:table-cell office:value-type="float" office:value="0.02738616" calcext:value-type="float">
            <text:p>0.02738616</text:p>
          </table:table-cell>
          <table:table-cell office:value-type="float" office:value="-0.03606615" calcext:value-type="float">
            <text:p>-0.03606615</text:p>
          </table:table-cell>
          <table:table-cell office:value-type="float" office:value="0.03984786" calcext:value-type="float">
            <text:p>0.03984786</text:p>
          </table:table-cell>
          <table:table-cell office:value-type="float" office:value="-9999.04" calcext:value-type="float">
            <text:p>-9999.04</text:p>
          </table:table-cell>
          <table:table-cell office:value-type="float" office:value="-2.371943" calcext:value-type="float">
            <text:p>-2.371943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2122003" calcext:value-type="float">
            <text:p>2122003</text:p>
          </table:table-cell>
          <table:table-cell office:value-type="float" office:value="917.2006" calcext:value-type="float">
            <text:p>917.2006</text:p>
          </table:table-cell>
          <table:table-cell office:value-type="float" office:value="736.4833" calcext:value-type="float">
            <text:p>736.4833</text:p>
          </table:table-cell>
          <table:table-cell office:value-type="float" office:value="21.41418" calcext:value-type="float">
            <text:p>21.41418</text:p>
          </table:table-cell>
          <table:table-cell office:value-type="float" office:value="1106" calcext:value-type="float">
            <text:p>1106</text:p>
          </table:table-cell>
          <table:table-cell office:value-type="float" office:value="118.4601" calcext:value-type="float">
            <text:p>118.4601</text:p>
          </table:table-cell>
          <table:table-cell office:value-type="float" office:value="0" calcext:value-type="float">
            <text:p>0</text:p>
          </table:table-cell>
          <table:table-cell office:value-type="float" office:value="0.314284" calcext:value-type="float">
            <text:p>0.314284</text:p>
          </table:table-cell>
          <table:table-cell office:value-type="float" office:value="0.3257369" calcext:value-type="float">
            <text:p>0.3257369</text:p>
          </table:table-cell>
          <table:table-cell office:value-type="float" office:value="0.3260965" calcext:value-type="float">
            <text:p>0.3260965</text:p>
          </table:table-cell>
          <table:table-cell office:value-type="float" office:value="0.330972" calcext:value-type="float">
            <text:p>0.330972</text:p>
          </table:table-cell>
          <table:table-cell office:value-type="float" office:value="0.337301" calcext:value-type="float">
            <text:p>0.337301</text:p>
          </table:table-cell>
          <table:table-cell office:value-type="float" office:value="0.3030565" calcext:value-type="float">
            <text:p>0.3030565</text:p>
          </table:table-cell>
          <table:table-cell office:value-type="float" office:value="0.3377601" calcext:value-type="float">
            <text:p>0.3377601</text:p>
          </table:table-cell>
          <table:table-cell office:value-type="float" office:value="0.3781979" calcext:value-type="float">
            <text:p>0.3781979</text:p>
          </table:table-cell>
          <table:table-cell office:value-type="float" office:value="0.3748724" calcext:value-type="float">
            <text:p>0.3748724</text:p>
          </table:table-cell>
          <table:table-cell office:value-type="float" office:value="0.380437" calcext:value-type="float">
            <text:p>0.380437</text:p>
          </table:table-cell>
          <table:table-cell office:value-type="float" office:value="0.3912489" calcext:value-type="float">
            <text:p>0.3912489</text:p>
          </table:table-cell>
          <table:table-cell office:value-type="float" office:value="0.3969796" calcext:value-type="float">
            <text:p>0.3969796</text:p>
          </table:table-cell>
          <table:table-cell office:value-type="float" office:value="0.4623747" calcext:value-type="float">
            <text:p>0.4623747</text:p>
          </table:table-cell>
          <table:table-cell office:value-type="float" office:value="0" calcext:value-type="float">
            <text:p>0</text:p>
          </table:table-cell>
          <table:table-cell office:value-type="float" office:value="1.950889E-015" calcext:value-type="float">
            <text:p>1.950889E-15</text:p>
          </table:table-cell>
          <table:table-cell office:value-type="float" office:value="9.994204E-016" calcext:value-type="float">
            <text:p>9.994204E-16</text:p>
          </table:table-cell>
          <table:table-cell office:value-type="float" office:value="1.966777E-015" calcext:value-type="float">
            <text:p>1.966777E-15</text:p>
          </table:table-cell>
          <table:table-cell office:value-type="float" office:value="1.952979E-015" calcext:value-type="float">
            <text:p>1.952979E-15</text:p>
          </table:table-cell>
          <table:table-cell office:value-type="float" office:value="9.657148E-016" calcext:value-type="float">
            <text:p>9.657148E-16</text:p>
          </table:table-cell>
          <table:table-cell office:value-type="float" office:value="9.835343E-016" calcext:value-type="float">
            <text:p>9.835343E-16</text:p>
          </table:table-cell>
          <table:table-cell office:value-type="float" office:value="1.941508E-015" calcext:value-type="float">
            <text:p>1.941508E-15</text:p>
          </table:table-cell>
          <table:table-cell office:value-type="float" office:value="3.078806E-020" calcext:value-type="float">
            <text:p>3.078806E-20</text:p>
          </table:table-cell>
          <table:table-cell office:value-type="float" office:value="5.505514E-025" calcext:value-type="float">
            <text:p>5.505514E-25</text:p>
          </table:table-cell>
          <table:table-cell office:value-type="float" office:value="4.922577E-030" calcext:value-type="float">
            <text:p>4.922577E-30</text:p>
          </table:table-cell>
          <table:table-cell office:value-type="float" office:value="3.563205E-035" calcext:value-type="float">
            <text:p>3.563205E-35</text:p>
          </table:table-cell>
          <table:table-cell office:value-type="float" office:value="1.062184E-040" calcext:value-type="float">
            <text:p>1.062184E-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2590374" calcext:value-type="float">
            <text:p>-0.02590374</text:p>
          </table:table-cell>
          <table:table-cell office:value-type="float" office:value="-0.02105328" calcext:value-type="float">
            <text:p>-0.02105328</text:p>
          </table:table-cell>
          <table:table-cell office:value-type="float" office:value="-0.02114866" calcext:value-type="float">
            <text:p>-0.02114866</text:p>
          </table:table-cell>
          <table:table-cell office:value-type="float" office:value="-0.01932695" calcext:value-type="float">
            <text:p>-0.01932695</text:p>
          </table:table-cell>
          <table:table-cell office:value-type="float" office:value="-0.01720757" calcext:value-type="float">
            <text:p>-0.01720757</text:p>
          </table:table-cell>
          <table:table-cell office:value-type="float" office:value="-0.01337005" calcext:value-type="float">
            <text:p>-0.01337005</text:p>
          </table:table-cell>
          <table:table-cell office:value-type="float" office:value="-0.004731388" calcext:value-type="float">
            <text:p>-0.004731388</text:p>
          </table:table-cell>
          <table:table-cell office:value-type="float" office:value="-0.009532311" calcext:value-type="float">
            <text:p>-0.009532311</text:p>
          </table:table-cell>
          <table:table-cell office:value-type="float" office:value="-0.008703019" calcext:value-type="float">
            <text:p>-0.008703019</text:p>
          </table:table-cell>
          <table:table-cell office:value-type="float" office:value="-0.008734516" calcext:value-type="float">
            <text:p>-0.008734516</text:p>
          </table:table-cell>
          <table:table-cell office:value-type="float" office:value="0" calcext:value-type="float">
            <text:p>0</text:p>
          </table:table-cell>
          <table:table-cell office:value-type="float" office:value="0.02738616" calcext:value-type="float">
            <text:p>0.02738616</text:p>
          </table:table-cell>
          <table:table-cell office:value-type="float" office:value="-0.02890013" calcext:value-type="float">
            <text:p>-0.02890013</text:p>
          </table:table-cell>
          <table:table-cell office:value-type="float" office:value="0.03998766" calcext:value-type="float">
            <text:p>0.03998766</text:p>
          </table:table-cell>
          <table:table-cell office:value-type="float" office:value="-9999.04" calcext:value-type="float">
            <text:p>-9999.04</text:p>
          </table:table-cell>
          <table:table-cell office:value-type="float" office:value="-2.370085" calcext:value-type="float">
            <text:p>-2.370085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3122003" calcext:value-type="float">
            <text:p>3122003</text:p>
          </table:table-cell>
          <table:table-cell office:value-type="float" office:value="918.1004" calcext:value-type="float">
            <text:p>918.1004</text:p>
          </table:table-cell>
          <table:table-cell office:value-type="float" office:value="736.5869" calcext:value-type="float">
            <text:p>736.5869</text:p>
          </table:table-cell>
          <table:table-cell office:value-type="float" office:value="21.41418" calcext:value-type="float">
            <text:p>21.41418</text:p>
          </table:table-cell>
          <table:table-cell office:value-type="float" office:value="1105.88" calcext:value-type="float">
            <text:p>1105.88</text:p>
          </table:table-cell>
          <table:table-cell office:value-type="float" office:value="119.3777" calcext:value-type="float">
            <text:p>119.3777</text:p>
          </table:table-cell>
          <table:table-cell office:value-type="float" office:value="0" calcext:value-type="float">
            <text:p>0</text:p>
          </table:table-cell>
          <table:table-cell office:value-type="float" office:value="0.2447554" calcext:value-type="float">
            <text:p>0.2447554</text:p>
          </table:table-cell>
          <table:table-cell office:value-type="float" office:value="0.2953179" calcext:value-type="float">
            <text:p>0.2953179</text:p>
          </table:table-cell>
          <table:table-cell office:value-type="float" office:value="0.3220566" calcext:value-type="float">
            <text:p>0.3220566</text:p>
          </table:table-cell>
          <table:table-cell office:value-type="float" office:value="0.3377818" calcext:value-type="float">
            <text:p>0.3377818</text:p>
          </table:table-cell>
          <table:table-cell office:value-type="float" office:value="0.3480521" calcext:value-type="float">
            <text:p>0.3480521</text:p>
          </table:table-cell>
          <table:table-cell office:value-type="float" office:value="0.312782" calcext:value-type="float">
            <text:p>0.312782</text:p>
          </table:table-cell>
          <table:table-cell office:value-type="float" office:value="0.3230521" calcext:value-type="float">
            <text:p>0.3230521</text:p>
          </table:table-cell>
          <table:table-cell office:value-type="float" office:value="0.3827259" calcext:value-type="float">
            <text:p>0.3827259</text:p>
          </table:table-cell>
          <table:table-cell office:value-type="float" office:value="0.3753806" calcext:value-type="float">
            <text:p>0.3753806</text:p>
          </table:table-cell>
          <table:table-cell office:value-type="float" office:value="0.3805814" calcext:value-type="float">
            <text:p>0.3805814</text:p>
          </table:table-cell>
          <table:table-cell office:value-type="float" office:value="0.3916119" calcext:value-type="float">
            <text:p>0.3916119</text:p>
          </table:table-cell>
          <table:table-cell office:value-type="float" office:value="0.3972291" calcext:value-type="float">
            <text:p>0.3972291</text:p>
          </table:table-cell>
          <table:table-cell office:value-type="float" office:value="0.4623747" calcext:value-type="float">
            <text:p>0.4623747</text:p>
          </table:table-cell>
          <table:table-cell office:value-type="float" office:value="0" calcext:value-type="float">
            <text:p>0</text:p>
          </table:table-cell>
          <table:table-cell office:value-type="float" office:value="1.950957E-015" calcext:value-type="float">
            <text:p>1.950957E-15</text:p>
          </table:table-cell>
          <table:table-cell office:value-type="float" office:value="9.994321E-016" calcext:value-type="float">
            <text:p>9.994321E-16</text:p>
          </table:table-cell>
          <table:table-cell office:value-type="float" office:value="1.966769E-015" calcext:value-type="float">
            <text:p>1.966769E-15</text:p>
          </table:table-cell>
          <table:table-cell office:value-type="float" office:value="1.952973E-015" calcext:value-type="float">
            <text:p>1.952973E-15</text:p>
          </table:table-cell>
          <table:table-cell office:value-type="float" office:value="9.657019E-016" calcext:value-type="float">
            <text:p>9.657019E-16</text:p>
          </table:table-cell>
          <table:table-cell office:value-type="float" office:value="9.835344E-016" calcext:value-type="float">
            <text:p>9.835344E-16</text:p>
          </table:table-cell>
          <table:table-cell office:value-type="float" office:value="1.941508E-015" calcext:value-type="float">
            <text:p>1.941508E-15</text:p>
          </table:table-cell>
          <table:table-cell office:value-type="float" office:value="3.078805E-020" calcext:value-type="float">
            <text:p>3.078805E-20</text:p>
          </table:table-cell>
          <table:table-cell office:value-type="float" office:value="5.505514E-025" calcext:value-type="float">
            <text:p>5.505514E-25</text:p>
          </table:table-cell>
          <table:table-cell office:value-type="float" office:value="4.922577E-030" calcext:value-type="float">
            <text:p>4.922577E-30</text:p>
          </table:table-cell>
          <table:table-cell office:value-type="float" office:value="3.563205E-035" calcext:value-type="float">
            <text:p>3.563205E-35</text:p>
          </table:table-cell>
          <table:table-cell office:value-type="float" office:value="1.062184E-040" calcext:value-type="float">
            <text:p>1.062184E-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650167" calcext:value-type="float">
            <text:p>-0.1650167</text:p>
          </table:table-cell>
          <table:table-cell office:value-type="float" office:value="-0.04041252" calcext:value-type="float">
            <text:p>-0.04041252</text:p>
          </table:table-cell>
          <table:table-cell office:value-type="float" office:value="-0.02277831" calcext:value-type="float">
            <text:p>-0.02277831</text:p>
          </table:table-cell>
          <table:table-cell office:value-type="float" office:value="-0.01704605" calcext:value-type="float">
            <text:p>-0.01704605</text:p>
          </table:table-cell>
          <table:table-cell office:value-type="float" office:value="-0.01418573" calcext:value-type="float">
            <text:p>-0.01418573</text:p>
          </table:table-cell>
          <table:table-cell office:value-type="float" office:value="-0.01049368" calcext:value-type="float">
            <text:p>-0.01049368</text:p>
          </table:table-cell>
          <table:table-cell office:value-type="float" office:value="-0.006746541" calcext:value-type="float">
            <text:p>-0.006746541</text:p>
          </table:table-cell>
          <table:table-cell office:value-type="float" office:value="-0.007341114" calcext:value-type="float">
            <text:p>-0.007341114</text:p>
          </table:table-cell>
          <table:table-cell office:value-type="float" office:value="-0.00851347" calcext:value-type="float">
            <text:p>-0.00851347</text:p>
          </table:table-cell>
          <table:table-cell office:value-type="float" office:value="-0.00867818" calcext:value-type="float">
            <text:p>-0.00867818</text:p>
          </table:table-cell>
          <table:table-cell office:value-type="float" office:value="0" calcext:value-type="float">
            <text:p>0</text:p>
          </table:table-cell>
          <table:table-cell office:value-type="float" office:value="0.02738616" calcext:value-type="float">
            <text:p>0.02738616</text:p>
          </table:table-cell>
          <table:table-cell office:value-type="float" office:value="-0.3814724" calcext:value-type="float">
            <text:p>-0.3814724</text:p>
          </table:table-cell>
          <table:table-cell office:value-type="float" office:value="0.03994299" calcext:value-type="float">
            <text:p>0.03994299</text:p>
          </table:table-cell>
          <table:table-cell office:value-type="float" office:value="-9999.04" calcext:value-type="float">
            <text:p>-9999.04</text:p>
          </table:table-cell>
          <table:table-cell office:value-type="float" office:value="-2.368073" calcext:value-type="float">
            <text:p>-2.368073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4122003" calcext:value-type="float">
            <text:p>4122003</text:p>
          </table:table-cell>
          <table:table-cell office:value-type="float" office:value="919.5004" calcext:value-type="float">
            <text:p>919.5004</text:p>
          </table:table-cell>
          <table:table-cell office:value-type="float" office:value="736.5875" calcext:value-type="float">
            <text:p>736.5875</text:p>
          </table:table-cell>
          <table:table-cell office:value-type="float" office:value="21.41418" calcext:value-type="float">
            <text:p>21.41418</text:p>
          </table:table-cell>
          <table:table-cell office:value-type="float" office:value="1106.515" calcext:value-type="float">
            <text:p>1106.515</text:p>
          </table:table-cell>
          <table:table-cell office:value-type="float" office:value="120.1419" calcext:value-type="float">
            <text:p>120.1419</text:p>
          </table:table-cell>
          <table:table-cell office:value-type="float" office:value="0" calcext:value-type="float">
            <text:p>0</text:p>
          </table:table-cell>
          <table:table-cell office:value-type="float" office:value="0.1959933" calcext:value-type="float">
            <text:p>0.1959933</text:p>
          </table:table-cell>
          <table:table-cell office:value-type="float" office:value="0.3046128" calcext:value-type="float">
            <text:p>0.3046128</text:p>
          </table:table-cell>
          <table:table-cell office:value-type="float" office:value="0.3239538" calcext:value-type="float">
            <text:p>0.3239538</text:p>
          </table:table-cell>
          <table:table-cell office:value-type="float" office:value="0.3397317" calcext:value-type="float">
            <text:p>0.3397317</text:p>
          </table:table-cell>
          <table:table-cell office:value-type="float" office:value="0.3489996" calcext:value-type="float">
            <text:p>0.3489996</text:p>
          </table:table-cell>
          <table:table-cell office:value-type="float" office:value="0.3121231" calcext:value-type="float">
            <text:p>0.3121231</text:p>
          </table:table-cell>
          <table:table-cell office:value-type="float" office:value="0.3221394" calcext:value-type="float">
            <text:p>0.3221394</text:p>
          </table:table-cell>
          <table:table-cell office:value-type="float" office:value="0.3830571" calcext:value-type="float">
            <text:p>0.3830571</text:p>
          </table:table-cell>
          <table:table-cell office:value-type="float" office:value="0.3761794" calcext:value-type="float">
            <text:p>0.3761794</text:p>
          </table:table-cell>
          <table:table-cell office:value-type="float" office:value="0.3807865" calcext:value-type="float">
            <text:p>0.3807865</text:p>
          </table:table-cell>
          <table:table-cell office:value-type="float" office:value="0.3918288" calcext:value-type="float">
            <text:p>0.3918288</text:p>
          </table:table-cell>
          <table:table-cell office:value-type="float" office:value="0.3974654" calcext:value-type="float">
            <text:p>0.3974654</text:p>
          </table:table-cell>
          <table:table-cell office:value-type="float" office:value="0.4623747" calcext:value-type="float">
            <text:p>0.4623747</text:p>
          </table:table-cell>
          <table:table-cell office:value-type="float" office:value="0" calcext:value-type="float">
            <text:p>0</text:p>
          </table:table-cell>
          <table:table-cell office:value-type="float" office:value="1.951017E-015" calcext:value-type="float">
            <text:p>1.951017E-15</text:p>
          </table:table-cell>
          <table:table-cell office:value-type="float" office:value="9.99434E-016" calcext:value-type="float">
            <text:p>9.99434E-16</text:p>
          </table:table-cell>
          <table:table-cell office:value-type="float" office:value="1.966767E-015" calcext:value-type="float">
            <text:p>1.966767E-15</text:p>
          </table:table-cell>
          <table:table-cell office:value-type="float" office:value="1.952971E-015" calcext:value-type="float">
            <text:p>1.952971E-15</text:p>
          </table:table-cell>
          <table:table-cell office:value-type="float" office:value="9.656852E-016" calcext:value-type="float">
            <text:p>9.656852E-16</text:p>
          </table:table-cell>
          <table:table-cell office:value-type="float" office:value="9.835344E-016" calcext:value-type="float">
            <text:p>9.835344E-16</text:p>
          </table:table-cell>
          <table:table-cell office:value-type="float" office:value="1.941508E-015" calcext:value-type="float">
            <text:p>1.941508E-15</text:p>
          </table:table-cell>
          <table:table-cell office:value-type="float" office:value="3.078805E-020" calcext:value-type="float">
            <text:p>3.078805E-20</text:p>
          </table:table-cell>
          <table:table-cell office:value-type="float" office:value="5.505514E-025" calcext:value-type="float">
            <text:p>5.505514E-25</text:p>
          </table:table-cell>
          <table:table-cell office:value-type="float" office:value="4.922578E-030" calcext:value-type="float">
            <text:p>4.922578E-30</text:p>
          </table:table-cell>
          <table:table-cell office:value-type="float" office:value="3.563205E-035" calcext:value-type="float">
            <text:p>3.563205E-35</text:p>
          </table:table-cell>
          <table:table-cell office:value-type="float" office:value="1.062184E-040" calcext:value-type="float">
            <text:p>1.062184E-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9128" calcext:value-type="float">
            <text:p>-0.9128</text:p>
          </table:table-cell>
          <table:table-cell office:value-type="float" office:value="-0.03214125" calcext:value-type="float">
            <text:p>-0.03214125</text:p>
          </table:table-cell>
          <table:table-cell office:value-type="float" office:value="-0.02199978" calcext:value-type="float">
            <text:p>-0.02199978</text:p>
          </table:table-cell>
          <table:table-cell office:value-type="float" office:value="-0.01645201" calcext:value-type="float">
            <text:p>-0.01645201</text:p>
          </table:table-cell>
          <table:table-cell office:value-type="float" office:value="-0.0139514" calcext:value-type="float">
            <text:p>-0.0139514</text:p>
          </table:table-cell>
          <table:table-cell office:value-type="float" office:value="-0.01066474" calcext:value-type="float">
            <text:p>-0.01066474</text:p>
          </table:table-cell>
          <table:table-cell office:value-type="float" office:value="-0.0068768" calcext:value-type="float">
            <text:p>-0.0068768</text:p>
          </table:table-cell>
          <table:table-cell office:value-type="float" office:value="-0.00720332" calcext:value-type="float">
            <text:p>-0.00720332</text:p>
          </table:table-cell>
          <table:table-cell office:value-type="float" office:value="-0.008217237" calcext:value-type="float">
            <text:p>-0.008217237</text:p>
          </table:table-cell>
          <table:table-cell office:value-type="float" office:value="-0.008598755" calcext:value-type="float">
            <text:p>-0.008598755</text:p>
          </table:table-cell>
          <table:table-cell office:value-type="float" office:value="0" calcext:value-type="float">
            <text:p>0</text:p>
          </table:table-cell>
          <table:table-cell office:value-type="float" office:value="0.02738616" calcext:value-type="float">
            <text:p>0.02738616</text:p>
          </table:table-cell>
          <table:table-cell office:value-type="float" office:value="-3.527655" calcext:value-type="float">
            <text:p>-3.527655</text:p>
          </table:table-cell>
          <table:table-cell office:value-type="float" office:value="0.03995182" calcext:value-type="float">
            <text:p>0.03995182</text:p>
          </table:table-cell>
          <table:table-cell office:value-type="float" office:value="-9999.04" calcext:value-type="float">
            <text:p>-9999.04</text:p>
          </table:table-cell>
          <table:table-cell office:value-type="float" office:value="-2.365185" calcext:value-type="float">
            <text:p>-2.365185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5122003" calcext:value-type="float">
            <text:p>5122003</text:p>
          </table:table-cell>
          <table:table-cell office:value-type="float" office:value="919.5004" calcext:value-type="float">
            <text:p>919.5004</text:p>
          </table:table-cell>
          <table:table-cell office:value-type="float" office:value="736.5947" calcext:value-type="float">
            <text:p>736.5947</text:p>
          </table:table-cell>
          <table:table-cell office:value-type="float" office:value="21.41418" calcext:value-type="float">
            <text:p>21.41418</text:p>
          </table:table-cell>
          <table:table-cell office:value-type="float" office:value="1105.939" calcext:value-type="float">
            <text:p>1105.939</text:p>
          </table:table-cell>
          <table:table-cell office:value-type="float" office:value="120.7101" calcext:value-type="float">
            <text:p>120.7101</text:p>
          </table:table-cell>
          <table:table-cell office:value-type="float" office:value="0" calcext:value-type="float">
            <text:p>0</text:p>
          </table:table-cell>
          <table:table-cell office:value-type="float" office:value="0.1681513" calcext:value-type="float">
            <text:p>0.1681513</text:p>
          </table:table-cell>
          <table:table-cell office:value-type="float" office:value="0.3126653" calcext:value-type="float">
            <text:p>0.3126653</text:p>
          </table:table-cell>
          <table:table-cell office:value-type="float" office:value="0.3274286" calcext:value-type="float">
            <text:p>0.3274286</text:p>
          </table:table-cell>
          <table:table-cell office:value-type="float" office:value="0.339663" calcext:value-type="float">
            <text:p>0.339663</text:p>
          </table:table-cell>
          <table:table-cell office:value-type="float" office:value="0.3473411" calcext:value-type="float">
            <text:p>0.3473411</text:p>
          </table:table-cell>
          <table:table-cell office:value-type="float" office:value="0.3087667" calcext:value-type="float">
            <text:p>0.3087667</text:p>
          </table:table-cell>
          <table:table-cell office:value-type="float" office:value="0.3107124" calcext:value-type="float">
            <text:p>0.3107124</text:p>
          </table:table-cell>
          <table:table-cell office:value-type="float" office:value="0.3816484" calcext:value-type="float">
            <text:p>0.3816484</text:p>
          </table:table-cell>
          <table:table-cell office:value-type="float" office:value="0.3767435" calcext:value-type="float">
            <text:p>0.3767435</text:p>
          </table:table-cell>
          <table:table-cell office:value-type="float" office:value="0.3810292" calcext:value-type="float">
            <text:p>0.3810292</text:p>
          </table:table-cell>
          <table:table-cell office:value-type="float" office:value="0.3920488" calcext:value-type="float">
            <text:p>0.3920488</text:p>
          </table:table-cell>
          <table:table-cell office:value-type="float" office:value="0.3976912" calcext:value-type="float">
            <text:p>0.3976912</text:p>
          </table:table-cell>
          <table:table-cell office:value-type="float" office:value="0.4623706" calcext:value-type="float">
            <text:p>0.4623706</text:p>
          </table:table-cell>
          <table:table-cell office:value-type="float" office:value="0" calcext:value-type="float">
            <text:p>0</text:p>
          </table:table-cell>
          <table:table-cell office:value-type="float" office:value="0.005701446" calcext:value-type="float">
            <text:p>0.005701446</text:p>
          </table:table-cell>
          <table:table-cell office:value-type="float" office:value="0.003686347" calcext:value-type="float">
            <text:p>0.003686347</text:p>
          </table:table-cell>
          <table:table-cell office:value-type="float" office:value="1.966768E-015" calcext:value-type="float">
            <text:p>1.966768E-15</text:p>
          </table:table-cell>
          <table:table-cell office:value-type="float" office:value="1.952969E-015" calcext:value-type="float">
            <text:p>1.952969E-15</text:p>
          </table:table-cell>
          <table:table-cell office:value-type="float" office:value="9.656667E-016" calcext:value-type="float">
            <text:p>9.656667E-16</text:p>
          </table:table-cell>
          <table:table-cell office:value-type="float" office:value="9.835344E-016" calcext:value-type="float">
            <text:p>9.835344E-16</text:p>
          </table:table-cell>
          <table:table-cell office:value-type="float" office:value="1.941508E-015" calcext:value-type="float">
            <text:p>1.941508E-15</text:p>
          </table:table-cell>
          <table:table-cell office:value-type="float" office:value="3.078805E-020" calcext:value-type="float">
            <text:p>3.078805E-20</text:p>
          </table:table-cell>
          <table:table-cell office:value-type="float" office:value="5.505514E-025" calcext:value-type="float">
            <text:p>5.505514E-25</text:p>
          </table:table-cell>
          <table:table-cell office:value-type="float" office:value="4.922578E-030" calcext:value-type="float">
            <text:p>4.922578E-30</text:p>
          </table:table-cell>
          <table:table-cell office:value-type="float" office:value="3.563205E-035" calcext:value-type="float">
            <text:p>3.563205E-35</text:p>
          </table:table-cell>
          <table:table-cell office:value-type="float" office:value="1.062184E-040" calcext:value-type="float">
            <text:p>1.062184E-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998607" calcext:value-type="float">
            <text:p>-2.998607</text:p>
          </table:table-cell>
          <table:table-cell office:value-type="float" office:value="-0.02718372" calcext:value-type="float">
            <text:p>-0.02718372</text:p>
          </table:table-cell>
          <table:table-cell office:value-type="float" office:value="-0.02058586" calcext:value-type="float">
            <text:p>-0.02058586</text:p>
          </table:table-cell>
          <table:table-cell office:value-type="float" office:value="-0.01646097" calcext:value-type="float">
            <text:p>-0.01646097</text:p>
          </table:table-cell>
          <table:table-cell office:value-type="float" office:value="-0.01434698" calcext:value-type="float">
            <text:p>-0.01434698</text:p>
          </table:table-cell>
          <table:table-cell office:value-type="float" office:value="-0.01155315" calcext:value-type="float">
            <text:p>-0.01155315</text:p>
          </table:table-cell>
          <table:table-cell office:value-type="float" office:value="-0.009349477" calcext:value-type="float">
            <text:p>-0.009349477</text:p>
          </table:table-cell>
          <table:table-cell office:value-type="float" office:value="-0.007786381" calcext:value-type="float">
            <text:p>-0.007786381</text:p>
          </table:table-cell>
          <table:table-cell office:value-type="float" office:value="-0.008013423" calcext:value-type="float">
            <text:p>-0.008013423</text:p>
          </table:table-cell>
          <table:table-cell office:value-type="float" office:value="-0.008505647" calcext:value-type="float">
            <text:p>-0.008505647</text:p>
          </table:table-cell>
          <table:table-cell office:value-type="float" office:value="0" calcext:value-type="float">
            <text:p>0</text:p>
          </table:table-cell>
          <table:table-cell office:value-type="float" office:value="0.02738616" calcext:value-type="float">
            <text:p>0.02738616</text:p>
          </table:table-cell>
          <table:table-cell office:value-type="float" office:value="-9.659993" calcext:value-type="float">
            <text:p>-9.659993</text:p>
          </table:table-cell>
          <table:table-cell office:value-type="float" office:value="0.03994824" calcext:value-type="float">
            <text:p>0.03994824</text:p>
          </table:table-cell>
          <table:table-cell office:value-type="float" office:value="-9999.04" calcext:value-type="float">
            <text:p>-9999.04</text:p>
          </table:table-cell>
          <table:table-cell office:value-type="float" office:value="-2.362299" calcext:value-type="float">
            <text:p>-2.362299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6122003" calcext:value-type="float">
            <text:p>6122003</text:p>
          </table:table-cell>
          <table:table-cell office:value-type="float" office:value="919.5004" calcext:value-type="float">
            <text:p>919.5004</text:p>
          </table:table-cell>
          <table:table-cell office:value-type="float" office:value="736.5129" calcext:value-type="float">
            <text:p>736.5129</text:p>
          </table:table-cell>
          <table:table-cell office:value-type="float" office:value="21.41418" calcext:value-type="float">
            <text:p>21.41418</text:p>
          </table:table-cell>
          <table:table-cell office:value-type="float" office:value="1105.409" calcext:value-type="float">
            <text:p>1105.409</text:p>
          </table:table-cell>
          <table:table-cell office:value-type="float" office:value="121.3219" calcext:value-type="float">
            <text:p>121.3219</text:p>
          </table:table-cell>
          <table:table-cell office:value-type="float" office:value="0" calcext:value-type="float">
            <text:p>0</text:p>
          </table:table-cell>
          <table:table-cell office:value-type="float" office:value="0.1725594" calcext:value-type="float">
            <text:p>0.1725594</text:p>
          </table:table-cell>
          <table:table-cell office:value-type="float" office:value="0.3069646" calcext:value-type="float">
            <text:p>0.3069646</text:p>
          </table:table-cell>
          <table:table-cell office:value-type="float" office:value="0.3245049" calcext:value-type="float">
            <text:p>0.3245049</text:p>
          </table:table-cell>
          <table:table-cell office:value-type="float" office:value="0.3364199" calcext:value-type="float">
            <text:p>0.3364199</text:p>
          </table:table-cell>
          <table:table-cell office:value-type="float" office:value="0.3435372" calcext:value-type="float">
            <text:p>0.3435372</text:p>
          </table:table-cell>
          <table:table-cell office:value-type="float" office:value="0.3049201" calcext:value-type="float">
            <text:p>0.3049201</text:p>
          </table:table-cell>
          <table:table-cell office:value-type="float" office:value="0.3062012" calcext:value-type="float">
            <text:p>0.3062012</text:p>
          </table:table-cell>
          <table:table-cell office:value-type="float" office:value="0.3798292" calcext:value-type="float">
            <text:p>0.3798292</text:p>
          </table:table-cell>
          <table:table-cell office:value-type="float" office:value="0.3766954" calcext:value-type="float">
            <text:p>0.3766954</text:p>
          </table:table-cell>
          <table:table-cell office:value-type="float" office:value="0.3812663" calcext:value-type="float">
            <text:p>0.3812663</text:p>
          </table:table-cell>
          <table:table-cell office:value-type="float" office:value="0.3922739" calcext:value-type="float">
            <text:p>0.3922739</text:p>
          </table:table-cell>
          <table:table-cell office:value-type="float" office:value="0.3979045" calcext:value-type="float">
            <text:p>0.3979045</text:p>
          </table:table-cell>
          <table:table-cell office:value-type="float" office:value="0.4623728" calcext:value-type="float">
            <text:p>0.4623728</text:p>
          </table:table-cell>
          <table:table-cell office:value-type="float" office:value="0" calcext:value-type="float">
            <text:p>0</text:p>
          </table:table-cell>
          <table:table-cell office:value-type="float" office:value="0.0000000199697" calcext:value-type="float">
            <text:p>1.99697E-08</text:p>
          </table:table-cell>
          <table:table-cell office:value-type="float" office:value="0.02817848" calcext:value-type="float">
            <text:p>0.02817848</text:p>
          </table:table-cell>
          <table:table-cell office:value-type="float" office:value="1.966767E-015" calcext:value-type="float">
            <text:p>1.966767E-15</text:p>
          </table:table-cell>
          <table:table-cell office:value-type="float" office:value="1.952967E-015" calcext:value-type="float">
            <text:p>1.952967E-15</text:p>
          </table:table-cell>
          <table:table-cell office:value-type="float" office:value="9.656511E-016" calcext:value-type="float">
            <text:p>9.656511E-16</text:p>
          </table:table-cell>
          <table:table-cell office:value-type="float" office:value="9.835344E-016" calcext:value-type="float">
            <text:p>9.835344E-16</text:p>
          </table:table-cell>
          <table:table-cell office:value-type="float" office:value="1.941508E-015" calcext:value-type="float">
            <text:p>1.941508E-15</text:p>
          </table:table-cell>
          <table:table-cell office:value-type="float" office:value="3.078805E-020" calcext:value-type="float">
            <text:p>3.078805E-20</text:p>
          </table:table-cell>
          <table:table-cell office:value-type="float" office:value="5.505514E-025" calcext:value-type="float">
            <text:p>5.505514E-25</text:p>
          </table:table-cell>
          <table:table-cell office:value-type="float" office:value="4.922577E-030" calcext:value-type="float">
            <text:p>4.922577E-30</text:p>
          </table:table-cell>
          <table:table-cell office:value-type="float" office:value="3.563205E-035" calcext:value-type="float">
            <text:p>3.563205E-35</text:p>
          </table:table-cell>
          <table:table-cell office:value-type="float" office:value="1.062184E-040" calcext:value-type="float">
            <text:p>1.062184E-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504625" calcext:value-type="float">
            <text:p>-2.504625</text:p>
          </table:table-cell>
          <table:table-cell office:value-type="float" office:value="-0.03056538" calcext:value-type="float">
            <text:p>-0.03056538</text:p>
          </table:table-cell>
          <table:table-cell office:value-type="float" office:value="-0.02173634" calcext:value-type="float">
            <text:p>-0.02173634</text:p>
          </table:table-cell>
          <table:table-cell office:value-type="float" office:value="-0.0174489" calcext:value-type="float">
            <text:p>-0.0174489</text:p>
          </table:table-cell>
          <table:table-cell office:value-type="float" office:value="-0.01536081" calcext:value-type="float">
            <text:p>-0.01536081</text:p>
          </table:table-cell>
          <table:table-cell office:value-type="float" office:value="-0.01269543" calcext:value-type="float">
            <text:p>-0.01269543</text:p>
          </table:table-cell>
          <table:table-cell office:value-type="float" office:value="-0.01056501" calcext:value-type="float">
            <text:p>-0.01056501</text:p>
          </table:table-cell>
          <table:table-cell office:value-type="float" office:value="-0.008635337" calcext:value-type="float">
            <text:p>-0.008635337</text:p>
          </table:table-cell>
          <table:table-cell office:value-type="float" office:value="-0.008028481" calcext:value-type="float">
            <text:p>-0.008028481</text:p>
          </table:table-cell>
          <table:table-cell office:value-type="float" office:value="-0.008415445" calcext:value-type="float">
            <text:p>-0.008415445</text:p>
          </table:table-cell>
          <table:table-cell office:value-type="float" office:value="0" calcext:value-type="float">
            <text:p>0</text:p>
          </table:table-cell>
          <table:table-cell office:value-type="float" office:value="0.02738616" calcext:value-type="float">
            <text:p>0.02738616</text:p>
          </table:table-cell>
          <table:table-cell office:value-type="float" office:value="-6.498668" calcext:value-type="float">
            <text:p>-6.498668</text:p>
          </table:table-cell>
          <table:table-cell office:value-type="float" office:value="0.03999604" calcext:value-type="float">
            <text:p>0.03999604</text:p>
          </table:table-cell>
          <table:table-cell office:value-type="float" office:value="-9999.04" calcext:value-type="float">
            <text:p>-9999.04</text:p>
          </table:table-cell>
          <table:table-cell office:value-type="float" office:value="-2.359896" calcext:value-type="float">
            <text:p>-2.359896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7122003" calcext:value-type="float">
            <text:p>7122003</text:p>
          </table:table-cell>
          <table:table-cell office:value-type="float" office:value="919.5004" calcext:value-type="float">
            <text:p>919.5004</text:p>
          </table:table-cell>
          <table:table-cell office:value-type="float" office:value="736.478" calcext:value-type="float">
            <text:p>736.478</text:p>
          </table:table-cell>
          <table:table-cell office:value-type="float" office:value="21.41418" calcext:value-type="float">
            <text:p>21.41418</text:p>
          </table:table-cell>
          <table:table-cell office:value-type="float" office:value="1105.117" calcext:value-type="float">
            <text:p>1105.117</text:p>
          </table:table-cell>
          <table:table-cell office:value-type="float" office:value="121.6481" calcext:value-type="float">
            <text:p>121.6481</text:p>
          </table:table-cell>
          <table:table-cell office:value-type="float" office:value="0" calcext:value-type="float">
            <text:p>0</text:p>
          </table:table-cell>
          <table:table-cell office:value-type="float" office:value="0.2371746" calcext:value-type="float">
            <text:p>0.2371746</text:p>
          </table:table-cell>
          <table:table-cell office:value-type="float" office:value="0.3225677" calcext:value-type="float">
            <text:p>0.3225677</text:p>
          </table:table-cell>
          <table:table-cell office:value-type="float" office:value="0.3278905" calcext:value-type="float">
            <text:p>0.3278905</text:p>
          </table:table-cell>
          <table:table-cell office:value-type="float" office:value="0.3349223" calcext:value-type="float">
            <text:p>0.3349223</text:p>
          </table:table-cell>
          <table:table-cell office:value-type="float" office:value="0.3407026" calcext:value-type="float">
            <text:p>0.3407026</text:p>
          </table:table-cell>
          <table:table-cell office:value-type="float" office:value="0.3021748" calcext:value-type="float">
            <text:p>0.3021748</text:p>
          </table:table-cell>
          <table:table-cell office:value-type="float" office:value="0.3032785" calcext:value-type="float">
            <text:p>0.3032785</text:p>
          </table:table-cell>
          <table:table-cell office:value-type="float" office:value="0.3782792" calcext:value-type="float">
            <text:p>0.3782792</text:p>
          </table:table-cell>
          <table:table-cell office:value-type="float" office:value="0.3763399" calcext:value-type="float">
            <text:p>0.3763399</text:p>
          </table:table-cell>
          <table:table-cell office:value-type="float" office:value="0.3814617" calcext:value-type="float">
            <text:p>0.3814617</text:p>
          </table:table-cell>
          <table:table-cell office:value-type="float" office:value="0.3924987" calcext:value-type="float">
            <text:p>0.3924987</text:p>
          </table:table-cell>
          <table:table-cell office:value-type="float" office:value="0.3981157" calcext:value-type="float">
            <text:p>0.3981157</text:p>
          </table:table-cell>
          <table:table-cell office:value-type="float" office:value="0.4623753" calcext:value-type="float">
            <text:p>0.4623753</text:p>
          </table:table-cell>
          <table:table-cell office:value-type="float" office:value="0" calcext:value-type="float">
            <text:p>0</text:p>
          </table:table-cell>
          <table:table-cell office:value-type="float" office:value="0.005313575" calcext:value-type="float">
            <text:p>0.005313575</text:p>
          </table:table-cell>
          <table:table-cell office:value-type="float" office:value="0.007378589" calcext:value-type="float">
            <text:p>0.007378589</text:p>
          </table:table-cell>
          <table:table-cell office:value-type="float" office:value="1.966766E-015" calcext:value-type="float">
            <text:p>1.966766E-15</text:p>
          </table:table-cell>
          <table:table-cell office:value-type="float" office:value="1.952962E-015" calcext:value-type="float">
            <text:p>1.952962E-15</text:p>
          </table:table-cell>
          <table:table-cell office:value-type="float" office:value="9.656397E-016" calcext:value-type="float">
            <text:p>9.656397E-16</text:p>
          </table:table-cell>
          <table:table-cell office:value-type="float" office:value="9.835344E-016" calcext:value-type="float">
            <text:p>9.835344E-16</text:p>
          </table:table-cell>
          <table:table-cell office:value-type="float" office:value="1.941508E-015" calcext:value-type="float">
            <text:p>1.941508E-15</text:p>
          </table:table-cell>
          <table:table-cell office:value-type="float" office:value="3.078805E-020" calcext:value-type="float">
            <text:p>3.078805E-20</text:p>
          </table:table-cell>
          <table:table-cell office:value-type="float" office:value="5.505514E-025" calcext:value-type="float">
            <text:p>5.505514E-25</text:p>
          </table:table-cell>
          <table:table-cell office:value-type="float" office:value="4.922578E-030" calcext:value-type="float">
            <text:p>4.922578E-30</text:p>
          </table:table-cell>
          <table:table-cell office:value-type="float" office:value="3.563205E-035" calcext:value-type="float">
            <text:p>3.563205E-35</text:p>
          </table:table-cell>
          <table:table-cell office:value-type="float" office:value="1.062184E-040" calcext:value-type="float">
            <text:p>1.062184E-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2206551" calcext:value-type="float">
            <text:p>-0.2206551</text:p>
          </table:table-cell>
          <table:table-cell office:value-type="float" office:value="-0.0224983" calcext:value-type="float">
            <text:p>-0.0224983</text:p>
          </table:table-cell>
          <table:table-cell office:value-type="float" office:value="-0.02042519" calcext:value-type="float">
            <text:p>-0.02042519</text:p>
          </table:table-cell>
          <table:table-cell office:value-type="float" office:value="-0.01795135" calcext:value-type="float">
            <text:p>-0.01795135</text:p>
          </table:table-cell>
          <table:table-cell office:value-type="float" office:value="-0.01615716" calcext:value-type="float">
            <text:p>-0.01615716</text:p>
          </table:table-cell>
          <table:table-cell office:value-type="float" office:value="-0.01359372" calcext:value-type="float">
            <text:p>-0.01359372</text:p>
          </table:table-cell>
          <table:table-cell office:value-type="float" office:value="-0.01145096" calcext:value-type="float">
            <text:p>-0.01145096</text:p>
          </table:table-cell>
          <table:table-cell office:value-type="float" office:value="-0.00943518" calcext:value-type="float">
            <text:p>-0.00943518</text:p>
          </table:table-cell>
          <table:table-cell office:value-type="float" office:value="-0.008154627" calcext:value-type="float">
            <text:p>-0.008154627</text:p>
          </table:table-cell>
          <table:table-cell office:value-type="float" office:value="-0.008341789" calcext:value-type="float">
            <text:p>-0.008341789</text:p>
          </table:table-cell>
          <table:table-cell office:value-type="float" office:value="0" calcext:value-type="float">
            <text:p>0</text:p>
          </table:table-cell>
          <table:table-cell office:value-type="float" office:value="0.02738616" calcext:value-type="float">
            <text:p>0.02738616</text:p>
          </table:table-cell>
          <table:table-cell office:value-type="float" office:value="-0.3352601" calcext:value-type="float">
            <text:p>-0.3352601</text:p>
          </table:table-cell>
          <table:table-cell office:value-type="float" office:value="0.03986872" calcext:value-type="float">
            <text:p>0.03986872</text:p>
          </table:table-cell>
          <table:table-cell office:value-type="float" office:value="-9999.04" calcext:value-type="float">
            <text:p>-9999.04</text:p>
          </table:table-cell>
          <table:table-cell office:value-type="float" office:value="-2.356221" calcext:value-type="float">
            <text:p>-2.356221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8122003" calcext:value-type="float">
            <text:p>8122003</text:p>
          </table:table-cell>
          <table:table-cell office:value-type="float" office:value="919.5004" calcext:value-type="float">
            <text:p>919.5004</text:p>
          </table:table-cell>
          <table:table-cell office:value-type="float" office:value="736.6968" calcext:value-type="float">
            <text:p>736.6968</text:p>
          </table:table-cell>
          <table:table-cell office:value-type="float" office:value="21.41418" calcext:value-type="float">
            <text:p>21.41418</text:p>
          </table:table-cell>
          <table:table-cell office:value-type="float" office:value="1104.51" calcext:value-type="float">
            <text:p>1104.51</text:p>
          </table:table-cell>
          <table:table-cell office:value-type="float" office:value="122.0359" calcext:value-type="float">
            <text:p>122.0359</text:p>
          </table:table-cell>
          <table:table-cell office:value-type="float" office:value="0" calcext:value-type="float">
            <text:p>0</text:p>
          </table:table-cell>
          <table:table-cell office:value-type="float" office:value="0.256786" calcext:value-type="float">
            <text:p>0.256786</text:p>
          </table:table-cell>
          <table:table-cell office:value-type="float" office:value="0.3017501" calcext:value-type="float">
            <text:p>0.3017501</text:p>
          </table:table-cell>
          <table:table-cell office:value-type="float" office:value="0.3242591" calcext:value-type="float">
            <text:p>0.3242591</text:p>
          </table:table-cell>
          <table:table-cell office:value-type="float" office:value="0.334067" calcext:value-type="float">
            <text:p>0.334067</text:p>
          </table:table-cell>
          <table:table-cell office:value-type="float" office:value="0.3397559" calcext:value-type="float">
            <text:p>0.3397559</text:p>
          </table:table-cell>
          <table:table-cell office:value-type="float" office:value="0.3010826" calcext:value-type="float">
            <text:p>0.3010826</text:p>
          </table:table-cell>
          <table:table-cell office:value-type="float" office:value="0.3081031" calcext:value-type="float">
            <text:p>0.3081031</text:p>
          </table:table-cell>
          <table:table-cell office:value-type="float" office:value="0.3773791" calcext:value-type="float">
            <text:p>0.3773791</text:p>
          </table:table-cell>
          <table:table-cell office:value-type="float" office:value="0.3758115" calcext:value-type="float">
            <text:p>0.3758115</text:p>
          </table:table-cell>
          <table:table-cell office:value-type="float" office:value="0.3815161" calcext:value-type="float">
            <text:p>0.3815161</text:p>
          </table:table-cell>
          <table:table-cell office:value-type="float" office:value="0.3927012" calcext:value-type="float">
            <text:p>0.3927012</text:p>
          </table:table-cell>
          <table:table-cell office:value-type="float" office:value="0.3984265" calcext:value-type="float">
            <text:p>0.3984265</text:p>
          </table:table-cell>
          <table:table-cell office:value-type="float" office:value="0.4623747" calcext:value-type="float">
            <text:p>0.4623747</text:p>
          </table:table-cell>
          <table:table-cell office:value-type="float" office:value="0" calcext:value-type="float">
            <text:p>0</text:p>
          </table:table-cell>
          <table:table-cell office:value-type="float" office:value="1.946603E-015" calcext:value-type="float">
            <text:p>1.946603E-15</text:p>
          </table:table-cell>
          <table:table-cell office:value-type="float" office:value="1.007481E-015" calcext:value-type="float">
            <text:p>1.007481E-15</text:p>
          </table:table-cell>
          <table:table-cell office:value-type="float" office:value="1.966766E-015" calcext:value-type="float">
            <text:p>1.966766E-15</text:p>
          </table:table-cell>
          <table:table-cell office:value-type="float" office:value="1.952955E-015" calcext:value-type="float">
            <text:p>1.952955E-15</text:p>
          </table:table-cell>
          <table:table-cell office:value-type="float" office:value="9.656304E-016" calcext:value-type="float">
            <text:p>9.656304E-16</text:p>
          </table:table-cell>
          <table:table-cell office:value-type="float" office:value="9.835344E-016" calcext:value-type="float">
            <text:p>9.835344E-16</text:p>
          </table:table-cell>
          <table:table-cell office:value-type="float" office:value="1.941508E-015" calcext:value-type="float">
            <text:p>1.941508E-15</text:p>
          </table:table-cell>
          <table:table-cell office:value-type="float" office:value="3.078805E-020" calcext:value-type="float">
            <text:p>3.078805E-20</text:p>
          </table:table-cell>
          <table:table-cell office:value-type="float" office:value="5.505514E-025" calcext:value-type="float">
            <text:p>5.505514E-25</text:p>
          </table:table-cell>
          <table:table-cell office:value-type="float" office:value="4.922578E-030" calcext:value-type="float">
            <text:p>4.922578E-30</text:p>
          </table:table-cell>
          <table:table-cell office:value-type="float" office:value="3.563205E-035" calcext:value-type="float">
            <text:p>3.563205E-35</text:p>
          </table:table-cell>
          <table:table-cell office:value-type="float" office:value="1.062184E-040" calcext:value-type="float">
            <text:p>1.062184E-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148932" calcext:value-type="float">
            <text:p>-0.1148932</text:p>
          </table:table-cell>
          <table:table-cell office:value-type="float" office:value="-0.03410932" calcext:value-type="float">
            <text:p>-0.03410932</text:p>
          </table:table-cell>
          <table:table-cell office:value-type="float" office:value="-0.02181169" calcext:value-type="float">
            <text:p>-0.02181169</text:p>
          </table:table-cell>
          <table:table-cell office:value-type="float" office:value="-0.01821406" calcext:value-type="float">
            <text:p>-0.01821406</text:p>
          </table:table-cell>
          <table:table-cell office:value-type="float" office:value="-0.01643164" calcext:value-type="float">
            <text:p>-0.01643164</text:p>
          </table:table-cell>
          <table:table-cell office:value-type="float" office:value="-0.0139883" calcext:value-type="float">
            <text:p>-0.0139883</text:p>
          </table:table-cell>
          <table:table-cell office:value-type="float" office:value="-0.01010093" calcext:value-type="float">
            <text:p>-0.01010093</text:p>
          </table:table-cell>
          <table:table-cell office:value-type="float" office:value="-0.009946594" calcext:value-type="float">
            <text:p>-0.009946594</text:p>
          </table:table-cell>
          <table:table-cell office:value-type="float" office:value="-0.008347117" calcext:value-type="float">
            <text:p>-0.008347117</text:p>
          </table:table-cell>
          <table:table-cell office:value-type="float" office:value="-0.008320825" calcext:value-type="float">
            <text:p>-0.008320825</text:p>
          </table:table-cell>
          <table:table-cell office:value-type="float" office:value="0" calcext:value-type="float">
            <text:p>0</text:p>
          </table:table-cell>
          <table:table-cell office:value-type="float" office:value="0.02738616" calcext:value-type="float">
            <text:p>0.02738616</text:p>
          </table:table-cell>
          <table:table-cell office:value-type="float" office:value="-0.2222167" calcext:value-type="float">
            <text:p>-0.2222167</text:p>
          </table:table-cell>
          <table:table-cell office:value-type="float" office:value="0.03993179" calcext:value-type="float">
            <text:p>0.03993179</text:p>
          </table:table-cell>
          <table:table-cell office:value-type="float" office:value="-9999.04" calcext:value-type="float">
            <text:p>-9999.04</text:p>
          </table:table-cell>
          <table:table-cell office:value-type="float" office:value="-2.352783" calcext:value-type="float">
            <text:p>-2.352783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9122003" calcext:value-type="float">
            <text:p>9122003</text:p>
          </table:table-cell>
          <table:table-cell office:value-type="float" office:value="919.6003" calcext:value-type="float">
            <text:p>919.6003</text:p>
          </table:table-cell>
          <table:table-cell office:value-type="float" office:value="736.7248" calcext:value-type="float">
            <text:p>736.7248</text:p>
          </table:table-cell>
          <table:table-cell office:value-type="float" office:value="21.41418" calcext:value-type="float">
            <text:p>21.41418</text:p>
          </table:table-cell>
          <table:table-cell office:value-type="float" office:value="1103.713" calcext:value-type="float">
            <text:p>1103.713</text:p>
          </table:table-cell>
          <table:table-cell office:value-type="float" office:value="122.9046" calcext:value-type="float">
            <text:p>122.9046</text:p>
          </table:table-cell>
          <table:table-cell office:value-type="float" office:value="0.7047116" calcext:value-type="float">
            <text:p>0.7047116</text:p>
          </table:table-cell>
          <table:table-cell office:value-type="float" office:value="0.1599598" calcext:value-type="float">
            <text:p>0.1599598</text:p>
          </table:table-cell>
          <table:table-cell office:value-type="float" office:value="0.288405" calcext:value-type="float">
            <text:p>0.288405</text:p>
          </table:table-cell>
          <table:table-cell office:value-type="float" office:value="0.3189235" calcext:value-type="float">
            <text:p>0.3189235</text:p>
          </table:table-cell>
          <table:table-cell office:value-type="float" office:value="0.331465" calcext:value-type="float">
            <text:p>0.331465</text:p>
          </table:table-cell>
          <table:table-cell office:value-type="float" office:value="0.338576" calcext:value-type="float">
            <text:p>0.338576</text:p>
          </table:table-cell>
          <table:table-cell office:value-type="float" office:value="0.3020458" calcext:value-type="float">
            <text:p>0.3020458</text:p>
          </table:table-cell>
          <table:table-cell office:value-type="float" office:value="0.3051544" calcext:value-type="float">
            <text:p>0.3051544</text:p>
          </table:table-cell>
          <table:table-cell office:value-type="float" office:value="0.3779222" calcext:value-type="float">
            <text:p>0.3779222</text:p>
          </table:table-cell>
          <table:table-cell office:value-type="float" office:value="0.3754469" calcext:value-type="float">
            <text:p>0.3754469</text:p>
          </table:table-cell>
          <table:table-cell office:value-type="float" office:value="0.3815138" calcext:value-type="float">
            <text:p>0.3815138</text:p>
          </table:table-cell>
          <table:table-cell office:value-type="float" office:value="0.3928949" calcext:value-type="float">
            <text:p>0.3928949</text:p>
          </table:table-cell>
          <table:table-cell office:value-type="float" office:value="0.3987324" calcext:value-type="float">
            <text:p>0.3987324</text:p>
          </table:table-cell>
          <table:table-cell office:value-type="float" office:value="0.4623665" calcext:value-type="float">
            <text:p>0.4623665</text:p>
          </table:table-cell>
          <table:table-cell office:value-type="float" office:value="0" calcext:value-type="float">
            <text:p>0</text:p>
          </table:table-cell>
          <table:table-cell office:value-type="float" office:value="0.01542519" calcext:value-type="float">
            <text:p>0.01542519</text:p>
          </table:table-cell>
          <table:table-cell office:value-type="float" office:value="0.02146279" calcext:value-type="float">
            <text:p>0.02146279</text:p>
          </table:table-cell>
          <table:table-cell office:value-type="float" office:value="1.966765E-015" calcext:value-type="float">
            <text:p>1.966765E-15</text:p>
          </table:table-cell>
          <table:table-cell office:value-type="float" office:value="1.952946E-015" calcext:value-type="float">
            <text:p>1.952946E-15</text:p>
          </table:table-cell>
          <table:table-cell office:value-type="float" office:value="9.656238E-016" calcext:value-type="float">
            <text:p>9.656238E-16</text:p>
          </table:table-cell>
          <table:table-cell office:value-type="float" office:value="9.835344E-016" calcext:value-type="float">
            <text:p>9.835344E-16</text:p>
          </table:table-cell>
          <table:table-cell office:value-type="float" office:value="1.941508E-015" calcext:value-type="float">
            <text:p>1.941508E-15</text:p>
          </table:table-cell>
          <table:table-cell office:value-type="float" office:value="3.078805E-020" calcext:value-type="float">
            <text:p>3.078805E-20</text:p>
          </table:table-cell>
          <table:table-cell office:value-type="float" office:value="5.505514E-025" calcext:value-type="float">
            <text:p>5.505514E-25</text:p>
          </table:table-cell>
          <table:table-cell office:value-type="float" office:value="4.922577E-030" calcext:value-type="float">
            <text:p>4.922577E-30</text:p>
          </table:table-cell>
          <table:table-cell office:value-type="float" office:value="3.563205E-035" calcext:value-type="float">
            <text:p>3.563205E-35</text:p>
          </table:table-cell>
          <table:table-cell office:value-type="float" office:value="1.062184E-040" calcext:value-type="float">
            <text:p>1.062184E-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.478784" calcext:value-type="float">
            <text:p>-4.478784</text:p>
          </table:table-cell>
          <table:table-cell office:value-type="float" office:value="-0.04777392" calcext:value-type="float">
            <text:p>-0.04777392</text:p>
          </table:table-cell>
          <table:table-cell office:value-type="float" office:value="-0.02415872" calcext:value-type="float">
            <text:p>-0.02415872</text:p>
          </table:table-cell>
          <table:table-cell office:value-type="float" office:value="-0.01911173" calcext:value-type="float">
            <text:p>-0.01911173</text:p>
          </table:table-cell>
          <table:table-cell office:value-type="float" office:value="-0.01678293" calcext:value-type="float">
            <text:p>-0.01678293</text:p>
          </table:table-cell>
          <table:table-cell office:value-type="float" office:value="-0.01363828" calcext:value-type="float">
            <text:p>-0.01363828</text:p>
          </table:table-cell>
          <table:table-cell office:value-type="float" office:value="-0.01085806" calcext:value-type="float">
            <text:p>-0.01085806</text:p>
          </table:table-cell>
          <table:table-cell office:value-type="float" office:value="-0.009633778" calcext:value-type="float">
            <text:p>-0.009633778</text:p>
          </table:table-cell>
          <table:table-cell office:value-type="float" office:value="-0.008483843" calcext:value-type="float">
            <text:p>-0.008483843</text:p>
          </table:table-cell>
          <table:table-cell office:value-type="float" office:value="-0.00832158" calcext:value-type="float">
            <text:p>-0.00832158</text:p>
          </table:table-cell>
          <table:table-cell office:value-type="float" office:value="0" calcext:value-type="float">
            <text:p>0</text:p>
          </table:table-cell>
          <table:table-cell office:value-type="float" office:value="0.02738616" calcext:value-type="float">
            <text:p>0.02738616</text:p>
          </table:table-cell>
          <table:table-cell office:value-type="float" office:value="-13.39526" calcext:value-type="float">
            <text:p>-13.39526</text:p>
          </table:table-cell>
          <table:table-cell office:value-type="float" office:value="0.03999384" calcext:value-type="float">
            <text:p>0.03999384</text:p>
          </table:table-cell>
          <table:table-cell office:value-type="float" office:value="-9999.04" calcext:value-type="float">
            <text:p>-9999.04</text:p>
          </table:table-cell>
          <table:table-cell office:value-type="float" office:value="-2.35007" calcext:value-type="float">
            <text:p>-2.35007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10122003" calcext:value-type="float">
            <text:p>10122003</text:p>
          </table:table-cell>
          <table:table-cell office:value-type="float" office:value="919.6003" calcext:value-type="float">
            <text:p>919.6003</text:p>
          </table:table-cell>
          <table:table-cell office:value-type="float" office:value="737.0598" calcext:value-type="float">
            <text:p>737.0598</text:p>
          </table:table-cell>
          <table:table-cell office:value-type="float" office:value="21.41418" calcext:value-type="float">
            <text:p>21.41418</text:p>
          </table:table-cell>
          <table:table-cell office:value-type="float" office:value="1103.052" calcext:value-type="float">
            <text:p>1103.052</text:p>
          </table:table-cell>
          <table:table-cell office:value-type="float" office:value="123.2303" calcext:value-type="float">
            <text:p>123.2303</text:p>
          </table:table-cell>
          <table:table-cell office:value-type="float" office:value="0.6526248" calcext:value-type="float">
            <text:p>0.6526248</text:p>
          </table:table-cell>
          <table:table-cell office:value-type="float" office:value="0.1589524" calcext:value-type="float">
            <text:p>0.1589524</text:p>
          </table:table-cell>
          <table:table-cell office:value-type="float" office:value="0.2625936" calcext:value-type="float">
            <text:p>0.2625936</text:p>
          </table:table-cell>
          <table:table-cell office:value-type="float" office:value="0.3160718" calcext:value-type="float">
            <text:p>0.3160718</text:p>
          </table:table-cell>
          <table:table-cell office:value-type="float" office:value="0.3291829" calcext:value-type="float">
            <text:p>0.3291829</text:p>
          </table:table-cell>
          <table:table-cell office:value-type="float" office:value="0.33602" calcext:value-type="float">
            <text:p>0.33602</text:p>
          </table:table-cell>
          <table:table-cell office:value-type="float" office:value="0.2992497" calcext:value-type="float">
            <text:p>0.2992497</text:p>
          </table:table-cell>
          <table:table-cell office:value-type="float" office:value="0.300678" calcext:value-type="float">
            <text:p>0.300678</text:p>
          </table:table-cell>
          <table:table-cell office:value-type="float" office:value="0.3768497" calcext:value-type="float">
            <text:p>0.3768497</text:p>
          </table:table-cell>
          <table:table-cell office:value-type="float" office:value="0.3750517" calcext:value-type="float">
            <text:p>0.3750517</text:p>
          </table:table-cell>
          <table:table-cell office:value-type="float" office:value="0.3814978" calcext:value-type="float">
            <text:p>0.3814978</text:p>
          </table:table-cell>
          <table:table-cell office:value-type="float" office:value="0.3930783" calcext:value-type="float">
            <text:p>0.3930783</text:p>
          </table:table-cell>
          <table:table-cell office:value-type="float" office:value="0.3989995" calcext:value-type="float">
            <text:p>0.3989995</text:p>
          </table:table-cell>
          <table:table-cell office:value-type="float" office:value="0.4623652" calcext:value-type="float">
            <text:p>0.4623652</text:p>
          </table:table-cell>
          <table:table-cell office:value-type="float" office:value="0" calcext:value-type="float">
            <text:p>0</text:p>
          </table:table-cell>
          <table:table-cell office:value-type="float" office:value="0.02517016" calcext:value-type="float">
            <text:p>0.02517016</text:p>
          </table:table-cell>
          <table:table-cell office:value-type="float" office:value="0.06185053" calcext:value-type="float">
            <text:p>0.06185053</text:p>
          </table:table-cell>
          <table:table-cell office:value-type="float" office:value="1.966767E-015" calcext:value-type="float">
            <text:p>1.966767E-15</text:p>
          </table:table-cell>
          <table:table-cell office:value-type="float" office:value="1.952935E-015" calcext:value-type="float">
            <text:p>1.952935E-15</text:p>
          </table:table-cell>
          <table:table-cell office:value-type="float" office:value="9.656185E-016" calcext:value-type="float">
            <text:p>9.656185E-16</text:p>
          </table:table-cell>
          <table:table-cell office:value-type="float" office:value="9.835344E-016" calcext:value-type="float">
            <text:p>9.835344E-16</text:p>
          </table:table-cell>
          <table:table-cell office:value-type="float" office:value="1.941508E-015" calcext:value-type="float">
            <text:p>1.941508E-15</text:p>
          </table:table-cell>
          <table:table-cell office:value-type="float" office:value="3.078805E-020" calcext:value-type="float">
            <text:p>3.078805E-20</text:p>
          </table:table-cell>
          <table:table-cell office:value-type="float" office:value="5.505514E-025" calcext:value-type="float">
            <text:p>5.505514E-25</text:p>
          </table:table-cell>
          <table:table-cell office:value-type="float" office:value="4.922577E-030" calcext:value-type="float">
            <text:p>4.922577E-30</text:p>
          </table:table-cell>
          <table:table-cell office:value-type="float" office:value="3.563205E-035" calcext:value-type="float">
            <text:p>3.563205E-35</text:p>
          </table:table-cell>
          <table:table-cell office:value-type="float" office:value="1.062184E-040" calcext:value-type="float">
            <text:p>1.062184E-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.663983" calcext:value-type="float">
            <text:p>-4.663983</text:p>
          </table:table-cell>
          <table:table-cell office:value-type="float" office:value="-0.09745381" calcext:value-type="float">
            <text:p>-0.09745381</text:p>
          </table:table-cell>
          <table:table-cell office:value-type="float" office:value="-0.02557722" calcext:value-type="float">
            <text:p>-0.02557722</text:p>
          </table:table-cell>
          <table:table-cell office:value-type="float" office:value="-0.01993541" calcext:value-type="float">
            <text:p>-0.01993541</text:p>
          </table:table-cell>
          <table:table-cell office:value-type="float" office:value="-0.01757745" calcext:value-type="float">
            <text:p>-0.01757745</text:p>
          </table:table-cell>
          <table:table-cell office:value-type="float" office:value="-0.01462723" calcext:value-type="float">
            <text:p>-0.01462723</text:p>
          </table:table-cell>
          <table:table-cell office:value-type="float" office:value="-0.01230727" calcext:value-type="float">
            <text:p>-0.01230727</text:p>
          </table:table-cell>
          <table:table-cell office:value-type="float" office:value="-0.01024199" calcext:value-type="float">
            <text:p>-0.01024199</text:p>
          </table:table-cell>
          <table:table-cell office:value-type="float" office:value="-0.008632797" calcext:value-type="float">
            <text:p>-0.008632797</text:p>
          </table:table-cell>
          <table:table-cell office:value-type="float" office:value="-0.008327493" calcext:value-type="float">
            <text:p>-0.008327493</text:p>
          </table:table-cell>
          <table:table-cell office:value-type="float" office:value="0" calcext:value-type="float">
            <text:p>0</text:p>
          </table:table-cell>
          <table:table-cell office:value-type="float" office:value="0.02738616" calcext:value-type="float">
            <text:p>0.02738616</text:p>
          </table:table-cell>
          <table:table-cell office:value-type="float" office:value="-13.50654" calcext:value-type="float">
            <text:p>-13.50654</text:p>
          </table:table-cell>
          <table:table-cell office:value-type="float" office:value="0.04005545" calcext:value-type="float">
            <text:p>0.04005545</text:p>
          </table:table-cell>
          <table:table-cell office:value-type="float" office:value="-9999.04" calcext:value-type="float">
            <text:p>-9999.04</text:p>
          </table:table-cell>
          <table:table-cell office:value-type="float" office:value="-2.347714" calcext:value-type="float">
            <text:p>-2.347714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1122003" calcext:value-type="float">
            <text:p>11122003</text:p>
          </table:table-cell>
          <table:table-cell office:value-type="float" office:value="919.6003" calcext:value-type="float">
            <text:p>919.6003</text:p>
          </table:table-cell>
          <table:table-cell office:value-type="float" office:value="737.2708" calcext:value-type="float">
            <text:p>737.2708</text:p>
          </table:table-cell>
          <table:table-cell office:value-type="float" office:value="21.41418" calcext:value-type="float">
            <text:p>21.41418</text:p>
          </table:table-cell>
          <table:table-cell office:value-type="float" office:value="1102.642" calcext:value-type="float">
            <text:p>1102.642</text:p>
          </table:table-cell>
          <table:table-cell office:value-type="float" office:value="123.4295" calcext:value-type="float">
            <text:p>123.4295</text:p>
          </table:table-cell>
          <table:table-cell office:value-type="float" office:value="0.6021218" calcext:value-type="float">
            <text:p>0.6021218</text:p>
          </table:table-cell>
          <table:table-cell office:value-type="float" office:value="0.1543526" calcext:value-type="float">
            <text:p>0.1543526</text:p>
          </table:table-cell>
          <table:table-cell office:value-type="float" office:value="0.2010299" calcext:value-type="float">
            <text:p>0.2010299</text:p>
          </table:table-cell>
          <table:table-cell office:value-type="float" office:value="0.3208068" calcext:value-type="float">
            <text:p>0.3208068</text:p>
          </table:table-cell>
          <table:table-cell office:value-type="float" office:value="0.3282506" calcext:value-type="float">
            <text:p>0.3282506</text:p>
          </table:table-cell>
          <table:table-cell office:value-type="float" office:value="0.333835" calcext:value-type="float">
            <text:p>0.333835</text:p>
          </table:table-cell>
          <table:table-cell office:value-type="float" office:value="0.2969222" calcext:value-type="float">
            <text:p>0.2969222</text:p>
          </table:table-cell>
          <table:table-cell office:value-type="float" office:value="0.2983408" calcext:value-type="float">
            <text:p>0.2983408</text:p>
          </table:table-cell>
          <table:table-cell office:value-type="float" office:value="0.3758608" calcext:value-type="float">
            <text:p>0.3758608</text:p>
          </table:table-cell>
          <table:table-cell office:value-type="float" office:value="0.3744712" calcext:value-type="float">
            <text:p>0.3744712</text:p>
          </table:table-cell>
          <table:table-cell office:value-type="float" office:value="0.3814545" calcext:value-type="float">
            <text:p>0.3814545</text:p>
          </table:table-cell>
          <table:table-cell office:value-type="float" office:value="0.393247" calcext:value-type="float">
            <text:p>0.393247</text:p>
          </table:table-cell>
          <table:table-cell office:value-type="float" office:value="0.3992366" calcext:value-type="float">
            <text:p>0.3992366</text:p>
          </table:table-cell>
          <table:table-cell office:value-type="float" office:value="0.4623655" calcext:value-type="float">
            <text:p>0.4623655</text:p>
          </table:table-cell>
          <table:table-cell office:value-type="float" office:value="0" calcext:value-type="float">
            <text:p>0</text:p>
          </table:table-cell>
          <table:table-cell office:value-type="float" office:value="0.01044074" calcext:value-type="float">
            <text:p>0.01044074</text:p>
          </table:table-cell>
          <table:table-cell office:value-type="float" office:value="0.1271491" calcext:value-type="float">
            <text:p>0.1271491</text:p>
          </table:table-cell>
          <table:table-cell office:value-type="float" office:value="0.0007609113" calcext:value-type="float">
            <text:p>0.0007609113</text:p>
          </table:table-cell>
          <table:table-cell office:value-type="float" office:value="1.952924E-015" calcext:value-type="float">
            <text:p>1.952924E-15</text:p>
          </table:table-cell>
          <table:table-cell office:value-type="float" office:value="9.656154E-016" calcext:value-type="float">
            <text:p>9.656154E-16</text:p>
          </table:table-cell>
          <table:table-cell office:value-type="float" office:value="9.835344E-016" calcext:value-type="float">
            <text:p>9.835344E-16</text:p>
          </table:table-cell>
          <table:table-cell office:value-type="float" office:value="1.941508E-015" calcext:value-type="float">
            <text:p>1.941508E-15</text:p>
          </table:table-cell>
          <table:table-cell office:value-type="float" office:value="3.078805E-020" calcext:value-type="float">
            <text:p>3.078805E-20</text:p>
          </table:table-cell>
          <table:table-cell office:value-type="float" office:value="5.505514E-025" calcext:value-type="float">
            <text:p>5.505514E-25</text:p>
          </table:table-cell>
          <table:table-cell office:value-type="float" office:value="4.922577E-030" calcext:value-type="float">
            <text:p>4.922577E-30</text:p>
          </table:table-cell>
          <table:table-cell office:value-type="float" office:value="3.563205E-035" calcext:value-type="float">
            <text:p>3.563205E-35</text:p>
          </table:table-cell>
          <table:table-cell office:value-type="float" office:value="1.062184E-040" calcext:value-type="float">
            <text:p>1.062184E-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.910425" calcext:value-type="float">
            <text:p>-5.910425</text:p>
          </table:table-cell>
          <table:table-cell office:value-type="float" office:value="-0.7555975" calcext:value-type="float">
            <text:p>-0.7555975</text:p>
          </table:table-cell>
          <table:table-cell office:value-type="float" office:value="-0.02332313" calcext:value-type="float">
            <text:p>-0.02332313</text:p>
          </table:table-cell>
          <table:table-cell office:value-type="float" office:value="-0.02030062" calcext:value-type="float">
            <text:p>-0.02030062</text:p>
          </table:table-cell>
          <table:table-cell office:value-type="float" office:value="-0.01830287" calcext:value-type="float">
            <text:p>-0.01830287</text:p>
          </table:table-cell>
          <table:table-cell office:value-type="float" office:value="-0.01551309" calcext:value-type="float">
            <text:p>-0.01551309</text:p>
          </table:table-cell>
          <table:table-cell office:value-type="float" office:value="-0.01314346" calcext:value-type="float">
            <text:p>-0.01314346</text:p>
          </table:table-cell>
          <table:table-cell office:value-type="float" office:value="-0.01084073" calcext:value-type="float">
            <text:p>-0.01084073</text:p>
          </table:table-cell>
          <table:table-cell office:value-type="float" office:value="-0.008857751" calcext:value-type="float">
            <text:p>-0.008857751</text:p>
          </table:table-cell>
          <table:table-cell office:value-type="float" office:value="-0.008343551" calcext:value-type="float">
            <text:p>-0.008343551</text:p>
          </table:table-cell>
          <table:table-cell office:value-type="float" office:value="0" calcext:value-type="float">
            <text:p>0</text:p>
          </table:table-cell>
          <table:table-cell office:value-type="float" office:value="0.02738616" calcext:value-type="float">
            <text:p>0.02738616</text:p>
          </table:table-cell>
          <table:table-cell office:value-type="float" office:value="-16.11839" calcext:value-type="float">
            <text:p>-16.11839</text:p>
          </table:table-cell>
          <table:table-cell office:value-type="float" office:value="0.04031055" calcext:value-type="float">
            <text:p>0.04031055</text:p>
          </table:table-cell>
          <table:table-cell office:value-type="float" office:value="-9999.04" calcext:value-type="float">
            <text:p>-9999.04</text:p>
          </table:table-cell>
          <table:table-cell office:value-type="float" office:value="-2.345768" calcext:value-type="float">
            <text:p>-2.345768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2122003" calcext:value-type="float">
            <text:p>12122003</text:p>
          </table:table-cell>
          <table:table-cell office:value-type="float" office:value="919.6003" calcext:value-type="float">
            <text:p>919.6003</text:p>
          </table:table-cell>
          <table:table-cell office:value-type="float" office:value="737.5248" calcext:value-type="float">
            <text:p>737.5248</text:p>
          </table:table-cell>
          <table:table-cell office:value-type="float" office:value="21.41418" calcext:value-type="float">
            <text:p>21.41418</text:p>
          </table:table-cell>
          <table:table-cell office:value-type="float" office:value="1102.169" calcext:value-type="float">
            <text:p>1102.169</text:p>
          </table:table-cell>
          <table:table-cell office:value-type="float" office:value="123.6478" calcext:value-type="float">
            <text:p>123.6478</text:p>
          </table:table-cell>
          <table:table-cell office:value-type="float" office:value="0.5360084" calcext:value-type="float">
            <text:p>0.5360084</text:p>
          </table:table-cell>
          <table:table-cell office:value-type="float" office:value="0.1514959" calcext:value-type="float">
            <text:p>0.1514959</text:p>
          </table:table-cell>
          <table:table-cell office:value-type="float" office:value="0.1783158" calcext:value-type="float">
            <text:p>0.1783158</text:p>
          </table:table-cell>
          <table:table-cell office:value-type="float" office:value="0.3086018" calcext:value-type="float">
            <text:p>0.3086018</text:p>
          </table:table-cell>
          <table:table-cell office:value-type="float" office:value="0.32437" calcext:value-type="float">
            <text:p>0.32437</text:p>
          </table:table-cell>
          <table:table-cell office:value-type="float" office:value="0.3305146" calcext:value-type="float">
            <text:p>0.3305146</text:p>
          </table:table-cell>
          <table:table-cell office:value-type="float" office:value="0.2949637" calcext:value-type="float">
            <text:p>0.2949637</text:p>
          </table:table-cell>
          <table:table-cell office:value-type="float" office:value="0.2964939" calcext:value-type="float">
            <text:p>0.2964939</text:p>
          </table:table-cell>
          <table:table-cell office:value-type="float" office:value="0.374948" calcext:value-type="float">
            <text:p>0.374948</text:p>
          </table:table-cell>
          <table:table-cell office:value-type="float" office:value="0.3738399" calcext:value-type="float">
            <text:p>0.3738399</text:p>
          </table:table-cell>
          <table:table-cell office:value-type="float" office:value="0.3813614" calcext:value-type="float">
            <text:p>0.3813614</text:p>
          </table:table-cell>
          <table:table-cell office:value-type="float" office:value="0.3933964" calcext:value-type="float">
            <text:p>0.3933964</text:p>
          </table:table-cell>
          <table:table-cell office:value-type="float" office:value="0.3994496" calcext:value-type="float">
            <text:p>0.3994496</text:p>
          </table:table-cell>
          <table:table-cell office:value-type="float" office:value="0.4623657" calcext:value-type="float">
            <text:p>0.4623657</text:p>
          </table:table-cell>
          <table:table-cell office:value-type="float" office:value="0" calcext:value-type="float">
            <text:p>0</text:p>
          </table:table-cell>
          <table:table-cell office:value-type="float" office:value="0.002768546" calcext:value-type="float">
            <text:p>0.002768546</text:p>
          </table:table-cell>
          <table:table-cell office:value-type="float" office:value="0.1508484" calcext:value-type="float">
            <text:p>0.1508484</text:p>
          </table:table-cell>
          <table:table-cell office:value-type="float" office:value="0.02722251" calcext:value-type="float">
            <text:p>0.02722251</text:p>
          </table:table-cell>
          <table:table-cell office:value-type="float" office:value="1.952916E-015" calcext:value-type="float">
            <text:p>1.952916E-15</text:p>
          </table:table-cell>
          <table:table-cell office:value-type="float" office:value="9.656128E-016" calcext:value-type="float">
            <text:p>9.656128E-16</text:p>
          </table:table-cell>
          <table:table-cell office:value-type="float" office:value="9.835343E-016" calcext:value-type="float">
            <text:p>9.835343E-16</text:p>
          </table:table-cell>
          <table:table-cell office:value-type="float" office:value="1.941508E-015" calcext:value-type="float">
            <text:p>1.941508E-15</text:p>
          </table:table-cell>
          <table:table-cell office:value-type="float" office:value="3.078805E-020" calcext:value-type="float">
            <text:p>3.078805E-20</text:p>
          </table:table-cell>
          <table:table-cell office:value-type="float" office:value="5.505514E-025" calcext:value-type="float">
            <text:p>5.505514E-25</text:p>
          </table:table-cell>
          <table:table-cell office:value-type="float" office:value="4.922578E-030" calcext:value-type="float">
            <text:p>4.922578E-30</text:p>
          </table:table-cell>
          <table:table-cell office:value-type="float" office:value="3.563205E-035" calcext:value-type="float">
            <text:p>3.563205E-35</text:p>
          </table:table-cell>
          <table:table-cell office:value-type="float" office:value="1.062184E-040" calcext:value-type="float">
            <text:p>1.062184E-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.809676" calcext:value-type="float">
            <text:p>-6.809676</text:p>
          </table:table-cell>
          <table:table-cell office:value-type="float" office:value="-1.930661" calcext:value-type="float">
            <text:p>-1.930661</text:p>
          </table:table-cell>
          <table:table-cell office:value-type="float" office:value="-0.0294503" calcext:value-type="float">
            <text:p>-0.0294503</text:p>
          </table:table-cell>
          <table:table-cell office:value-type="float" office:value="-0.02180173" calcext:value-type="float">
            <text:p>-0.02180173</text:p>
          </table:table-cell>
          <table:table-cell office:value-type="float" office:value="-0.01945709" calcext:value-type="float">
            <text:p>-0.01945709</text:p>
          </table:table-cell>
          <table:table-cell office:value-type="float" office:value="-0.01630615" calcext:value-type="float">
            <text:p>-0.01630615</text:p>
          </table:table-cell>
          <table:table-cell office:value-type="float" office:value="-0.01384566" calcext:value-type="float">
            <text:p>-0.01384566</text:p>
          </table:table-cell>
          <table:table-cell office:value-type="float" office:value="-0.01142661" calcext:value-type="float">
            <text:p>-0.01142661</text:p>
          </table:table-cell>
          <table:table-cell office:value-type="float" office:value="-0.009109976" calcext:value-type="float">
            <text:p>-0.009109976</text:p>
          </table:table-cell>
          <table:table-cell office:value-type="float" office:value="-0.008377957" calcext:value-type="float">
            <text:p>-0.008377957</text:p>
          </table:table-cell>
          <table:table-cell office:value-type="float" office:value="0" calcext:value-type="float">
            <text:p>0</text:p>
          </table:table-cell>
          <table:table-cell office:value-type="float" office:value="0.02738616" calcext:value-type="float">
            <text:p>0.02738616</text:p>
          </table:table-cell>
          <table:table-cell office:value-type="float" office:value="-15.81724" calcext:value-type="float">
            <text:p>-15.81724</text:p>
          </table:table-cell>
          <table:table-cell office:value-type="float" office:value="0.04043062" calcext:value-type="float">
            <text:p>0.04043062</text:p>
          </table:table-cell>
          <table:table-cell office:value-type="float" office:value="-9999.04" calcext:value-type="float">
            <text:p>-9999.04</text:p>
          </table:table-cell>
          <table:table-cell office:value-type="float" office:value="-2.343454" calcext:value-type="float">
            <text:p>-2.343454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13122003" calcext:value-type="float">
            <text:p>13122003</text:p>
          </table:table-cell>
          <table:table-cell office:value-type="float" office:value="919.6003" calcext:value-type="float">
            <text:p>919.6003</text:p>
          </table:table-cell>
          <table:table-cell office:value-type="float" office:value="737.5834" calcext:value-type="float">
            <text:p>737.5834</text:p>
          </table:table-cell>
          <table:table-cell office:value-type="float" office:value="21.41418" calcext:value-type="float">
            <text:p>21.41418</text:p>
          </table:table-cell>
          <table:table-cell office:value-type="float" office:value="1102.104" calcext:value-type="float">
            <text:p>1102.104</text:p>
          </table:table-cell>
          <table:table-cell office:value-type="float" office:value="123.6541" calcext:value-type="float">
            <text:p>123.6541</text:p>
          </table:table-cell>
          <table:table-cell office:value-type="float" office:value="0.4993057" calcext:value-type="float">
            <text:p>0.4993057</text:p>
          </table:table-cell>
          <table:table-cell office:value-type="float" office:value="0.1609429" calcext:value-type="float">
            <text:p>0.1609429</text:p>
          </table:table-cell>
          <table:table-cell office:value-type="float" office:value="0.1887885" calcext:value-type="float">
            <text:p>0.1887885</text:p>
          </table:table-cell>
          <table:table-cell office:value-type="float" office:value="0.2967221" calcext:value-type="float">
            <text:p>0.2967221</text:p>
          </table:table-cell>
          <table:table-cell office:value-type="float" office:value="0.3177768" calcext:value-type="float">
            <text:p>0.3177768</text:p>
          </table:table-cell>
          <table:table-cell office:value-type="float" office:value="0.3262489" calcext:value-type="float">
            <text:p>0.3262489</text:p>
          </table:table-cell>
          <table:table-cell office:value-type="float" office:value="0.2927385" calcext:value-type="float">
            <text:p>0.2927385</text:p>
          </table:table-cell>
          <table:table-cell office:value-type="float" office:value="0.2949557" calcext:value-type="float">
            <text:p>0.2949557</text:p>
          </table:table-cell>
          <table:table-cell office:value-type="float" office:value="0.3741792" calcext:value-type="float">
            <text:p>0.3741792</text:p>
          </table:table-cell>
          <table:table-cell office:value-type="float" office:value="0.3732454" calcext:value-type="float">
            <text:p>0.3732454</text:p>
          </table:table-cell>
          <table:table-cell office:value-type="float" office:value="0.3811567" calcext:value-type="float">
            <text:p>0.3811567</text:p>
          </table:table-cell>
          <table:table-cell office:value-type="float" office:value="0.3935165" calcext:value-type="float">
            <text:p>0.3935165</text:p>
          </table:table-cell>
          <table:table-cell office:value-type="float" office:value="0.3996484" calcext:value-type="float">
            <text:p>0.3996484</text:p>
          </table:table-cell>
          <table:table-cell office:value-type="float" office:value="0.4623714" calcext:value-type="float">
            <text:p>0.4623714</text:p>
          </table:table-cell>
          <table:table-cell office:value-type="float" office:value="0" calcext:value-type="float">
            <text:p>0</text:p>
          </table:table-cell>
          <table:table-cell office:value-type="float" office:value="0.00000006032631" calcext:value-type="float">
            <text:p>6.032631E-08</text:p>
          </table:table-cell>
          <table:table-cell office:value-type="float" office:value="0.1390082" calcext:value-type="float">
            <text:p>0.1390082</text:p>
          </table:table-cell>
          <table:table-cell office:value-type="float" office:value="0.0572068" calcext:value-type="float">
            <text:p>0.0572068</text:p>
          </table:table-cell>
          <table:table-cell office:value-type="float" office:value="1.952908E-015" calcext:value-type="float">
            <text:p>1.952908E-15</text:p>
          </table:table-cell>
          <table:table-cell office:value-type="float" office:value="9.656118E-016" calcext:value-type="float">
            <text:p>9.656118E-16</text:p>
          </table:table-cell>
          <table:table-cell office:value-type="float" office:value="9.835344E-016" calcext:value-type="float">
            <text:p>9.835344E-16</text:p>
          </table:table-cell>
          <table:table-cell office:value-type="float" office:value="1.941508E-015" calcext:value-type="float">
            <text:p>1.941508E-15</text:p>
          </table:table-cell>
          <table:table-cell office:value-type="float" office:value="3.078805E-020" calcext:value-type="float">
            <text:p>3.078805E-20</text:p>
          </table:table-cell>
          <table:table-cell office:value-type="float" office:value="5.505514E-025" calcext:value-type="float">
            <text:p>5.505514E-25</text:p>
          </table:table-cell>
          <table:table-cell office:value-type="float" office:value="4.922577E-030" calcext:value-type="float">
            <text:p>4.922577E-30</text:p>
          </table:table-cell>
          <table:table-cell office:value-type="float" office:value="3.563205E-035" calcext:value-type="float">
            <text:p>3.563205E-35</text:p>
          </table:table-cell>
          <table:table-cell office:value-type="float" office:value="1.062184E-040" calcext:value-type="float">
            <text:p>1.062184E-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.296521" calcext:value-type="float">
            <text:p>-4.296521</text:p>
          </table:table-cell>
          <table:table-cell office:value-type="float" office:value="-1.260787" calcext:value-type="float">
            <text:p>-1.260787</text:p>
          </table:table-cell>
          <table:table-cell office:value-type="float" office:value="-0.03892158" calcext:value-type="float">
            <text:p>-0.03892158</text:p>
          </table:table-cell>
          <table:table-cell office:value-type="float" office:value="-0.02473272" calcext:value-type="float">
            <text:p>-0.02473272</text:p>
          </table:table-cell>
          <table:table-cell office:value-type="float" office:value="-0.02106312" calcext:value-type="float">
            <text:p>-0.02106312</text:p>
          </table:table-cell>
          <table:table-cell office:value-type="float" office:value="-0.01725829" calcext:value-type="float">
            <text:p>-0.01725829</text:p>
          </table:table-cell>
          <table:table-cell office:value-type="float" office:value="-0.01446059" calcext:value-type="float">
            <text:p>-0.01446059</text:p>
          </table:table-cell>
          <table:table-cell office:value-type="float" office:value="-0.01194563" calcext:value-type="float">
            <text:p>-0.01194563</text:p>
          </table:table-cell>
          <table:table-cell office:value-type="float" office:value="-0.009354098" calcext:value-type="float">
            <text:p>-0.009354098</text:p>
          </table:table-cell>
          <table:table-cell office:value-type="float" office:value="-0.008455277" calcext:value-type="float">
            <text:p>-0.008455277</text:p>
          </table:table-cell>
          <table:table-cell office:value-type="float" office:value="0" calcext:value-type="float">
            <text:p>0</text:p>
          </table:table-cell>
          <table:table-cell office:value-type="float" office:value="0.02738616" calcext:value-type="float">
            <text:p>0.02738616</text:p>
          </table:table-cell>
          <table:table-cell office:value-type="float" office:value="-7.67692" calcext:value-type="float">
            <text:p>-7.67692</text:p>
          </table:table-cell>
          <table:table-cell office:value-type="float" office:value="0.0405101" calcext:value-type="float">
            <text:p>0.0405101</text:p>
          </table:table-cell>
          <table:table-cell office:value-type="float" office:value="-9999.041" calcext:value-type="float">
            <text:p>-9999.041</text:p>
          </table:table-cell>
          <table:table-cell office:value-type="float" office:value="-2.340257" calcext:value-type="float">
            <text:p>-2.340257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4122003" calcext:value-type="float">
            <text:p>14122003</text:p>
          </table:table-cell>
          <table:table-cell office:value-type="float" office:value="919.8001" calcext:value-type="float">
            <text:p>919.8001</text:p>
          </table:table-cell>
          <table:table-cell office:value-type="float" office:value="737.6886" calcext:value-type="float">
            <text:p>737.6886</text:p>
          </table:table-cell>
          <table:table-cell office:value-type="float" office:value="21.41418" calcext:value-type="float">
            <text:p>21.41418</text:p>
          </table:table-cell>
          <table:table-cell office:value-type="float" office:value="1102.15" calcext:value-type="float">
            <text:p>1102.15</text:p>
          </table:table-cell>
          <table:table-cell office:value-type="float" office:value="123.7034" calcext:value-type="float">
            <text:p>123.7034</text:p>
          </table:table-cell>
          <table:table-cell office:value-type="float" office:value="1.830181" calcext:value-type="float">
            <text:p>1.830181</text:p>
          </table:table-cell>
          <table:table-cell office:value-type="float" office:value="0.1673337" calcext:value-type="float">
            <text:p>0.1673337</text:p>
          </table:table-cell>
          <table:table-cell office:value-type="float" office:value="0.1975984" calcext:value-type="float">
            <text:p>0.1975984</text:p>
          </table:table-cell>
          <table:table-cell office:value-type="float" office:value="0.2982877" calcext:value-type="float">
            <text:p>0.2982877</text:p>
          </table:table-cell>
          <table:table-cell office:value-type="float" office:value="0.314221" calcext:value-type="float">
            <text:p>0.314221</text:p>
          </table:table-cell>
          <table:table-cell office:value-type="float" office:value="0.3224519" calcext:value-type="float">
            <text:p>0.3224519</text:p>
          </table:table-cell>
          <table:table-cell office:value-type="float" office:value="0.2903892" calcext:value-type="float">
            <text:p>0.2903892</text:p>
          </table:table-cell>
          <table:table-cell office:value-type="float" office:value="0.2932355" calcext:value-type="float">
            <text:p>0.2932355</text:p>
          </table:table-cell>
          <table:table-cell office:value-type="float" office:value="0.3734447" calcext:value-type="float">
            <text:p>0.3734447</text:p>
          </table:table-cell>
          <table:table-cell office:value-type="float" office:value="0.3726192" calcext:value-type="float">
            <text:p>0.3726192</text:p>
          </table:table-cell>
          <table:table-cell office:value-type="float" office:value="0.3809457" calcext:value-type="float">
            <text:p>0.3809457</text:p>
          </table:table-cell>
          <table:table-cell office:value-type="float" office:value="0.3936067" calcext:value-type="float">
            <text:p>0.3936067</text:p>
          </table:table-cell>
          <table:table-cell office:value-type="float" office:value="0.3998368" calcext:value-type="float">
            <text:p>0.3998368</text:p>
          </table:table-cell>
          <table:table-cell office:value-type="float" office:value="0.4623712" calcext:value-type="float">
            <text:p>0.4623712</text:p>
          </table:table-cell>
          <table:table-cell office:value-type="float" office:value="0" calcext:value-type="float">
            <text:p>0</text:p>
          </table:table-cell>
          <table:table-cell office:value-type="float" office:value="0.004623108" calcext:value-type="float">
            <text:p>0.004623108</text:p>
          </table:table-cell>
          <table:table-cell office:value-type="float" office:value="0.1285689" calcext:value-type="float">
            <text:p>0.1285689</text:p>
          </table:table-cell>
          <table:table-cell office:value-type="float" office:value="0.06966127" calcext:value-type="float">
            <text:p>0.06966127</text:p>
          </table:table-cell>
          <table:table-cell office:value-type="float" office:value="1.952899E-015" calcext:value-type="float">
            <text:p>1.952899E-15</text:p>
          </table:table-cell>
          <table:table-cell office:value-type="float" office:value="9.656097E-016" calcext:value-type="float">
            <text:p>9.656097E-16</text:p>
          </table:table-cell>
          <table:table-cell office:value-type="float" office:value="9.835344E-016" calcext:value-type="float">
            <text:p>9.835344E-16</text:p>
          </table:table-cell>
          <table:table-cell office:value-type="float" office:value="1.941508E-015" calcext:value-type="float">
            <text:p>1.941508E-15</text:p>
          </table:table-cell>
          <table:table-cell office:value-type="float" office:value="3.078805E-020" calcext:value-type="float">
            <text:p>3.078805E-20</text:p>
          </table:table-cell>
          <table:table-cell office:value-type="float" office:value="5.505514E-025" calcext:value-type="float">
            <text:p>5.505514E-25</text:p>
          </table:table-cell>
          <table:table-cell office:value-type="float" office:value="4.922578E-030" calcext:value-type="float">
            <text:p>4.922578E-30</text:p>
          </table:table-cell>
          <table:table-cell office:value-type="float" office:value="3.563205E-035" calcext:value-type="float">
            <text:p>3.563205E-35</text:p>
          </table:table-cell>
          <table:table-cell office:value-type="float" office:value="1.062184E-040" calcext:value-type="float">
            <text:p>1.062184E-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135338" calcext:value-type="float">
            <text:p>-3.135338</text:p>
          </table:table-cell>
          <table:table-cell office:value-type="float" office:value="-0.8831319" calcext:value-type="float">
            <text:p>-0.8831319</text:p>
          </table:table-cell>
          <table:table-cell office:value-type="float" office:value="-0.0374194" calcext:value-type="float">
            <text:p>-0.0374194</text:p>
          </table:table-cell>
          <table:table-cell office:value-type="float" office:value="-0.02651731" calcext:value-type="float">
            <text:p>-0.02651731</text:p>
          </table:table-cell>
          <table:table-cell office:value-type="float" office:value="-0.02261917" calcext:value-type="float">
            <text:p>-0.02261917</text:p>
          </table:table-cell>
          <table:table-cell office:value-type="float" office:value="-0.01834024" calcext:value-type="float">
            <text:p>-0.01834024</text:p>
          </table:table-cell>
          <table:table-cell office:value-type="float" office:value="-0.01518915" calcext:value-type="float">
            <text:p>-0.01518915</text:p>
          </table:table-cell>
          <table:table-cell office:value-type="float" office:value="-0.01246361" calcext:value-type="float">
            <text:p>-0.01246361</text:p>
          </table:table-cell>
          <table:table-cell office:value-type="float" office:value="-0.009618822" calcext:value-type="float">
            <text:p>-0.009618822</text:p>
          </table:table-cell>
          <table:table-cell office:value-type="float" office:value="-0.00853577" calcext:value-type="float">
            <text:p>-0.00853577</text:p>
          </table:table-cell>
          <table:table-cell office:value-type="float" office:value="0" calcext:value-type="float">
            <text:p>0</text:p>
          </table:table-cell>
          <table:table-cell office:value-type="float" office:value="0.02738616" calcext:value-type="float">
            <text:p>0.02738616</text:p>
          </table:table-cell>
          <table:table-cell office:value-type="float" office:value="-6.859005" calcext:value-type="float">
            <text:p>-6.859005</text:p>
          </table:table-cell>
          <table:table-cell office:value-type="float" office:value="0.0405296" calcext:value-type="float">
            <text:p>0.0405296</text:p>
          </table:table-cell>
          <table:table-cell office:value-type="float" office:value="-9999.041" calcext:value-type="float">
            <text:p>-9999.041</text:p>
          </table:table-cell>
          <table:table-cell office:value-type="float" office:value="-2.336436" calcext:value-type="float">
            <text:p>-2.336436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15122003" calcext:value-type="float">
            <text:p>15122003</text:p>
          </table:table-cell>
          <table:table-cell office:value-type="float" office:value="919.9" calcext:value-type="float">
            <text:p>919.9</text:p>
          </table:table-cell>
          <table:table-cell office:value-type="float" office:value="737.6166" calcext:value-type="float">
            <text:p>737.6166</text:p>
          </table:table-cell>
          <table:table-cell office:value-type="float" office:value="21.41418" calcext:value-type="float">
            <text:p>21.41418</text:p>
          </table:table-cell>
          <table:table-cell office:value-type="float" office:value="1102.228" calcext:value-type="float">
            <text:p>1102.228</text:p>
          </table:table-cell>
          <table:table-cell office:value-type="float" office:value="123.7969" calcext:value-type="float">
            <text:p>123.7969</text:p>
          </table:table-cell>
          <table:table-cell office:value-type="float" office:value="1.75483" calcext:value-type="float">
            <text:p>1.75483</text:p>
          </table:table-cell>
          <table:table-cell office:value-type="float" office:value="0.1718712" calcext:value-type="float">
            <text:p>0.1718712</text:p>
          </table:table-cell>
          <table:table-cell office:value-type="float" office:value="0.2020357" calcext:value-type="float">
            <text:p>0.2020357</text:p>
          </table:table-cell>
          <table:table-cell office:value-type="float" office:value="0.3016838" calcext:value-type="float">
            <text:p>0.3016838</text:p>
          </table:table-cell>
          <table:table-cell office:value-type="float" office:value="0.3129654" calcext:value-type="float">
            <text:p>0.3129654</text:p>
          </table:table-cell>
          <table:table-cell office:value-type="float" office:value="0.3200257" calcext:value-type="float">
            <text:p>0.3200257</text:p>
          </table:table-cell>
          <table:table-cell office:value-type="float" office:value="0.2884787" calcext:value-type="float">
            <text:p>0.2884787</text:p>
          </table:table-cell>
          <table:table-cell office:value-type="float" office:value="0.2918494" calcext:value-type="float">
            <text:p>0.2918494</text:p>
          </table:table-cell>
          <table:table-cell office:value-type="float" office:value="0.3727367" calcext:value-type="float">
            <text:p>0.3727367</text:p>
          </table:table-cell>
          <table:table-cell office:value-type="float" office:value="0.3719665" calcext:value-type="float">
            <text:p>0.3719665</text:p>
          </table:table-cell>
          <table:table-cell office:value-type="float" office:value="0.3807231" calcext:value-type="float">
            <text:p>0.3807231</text:p>
          </table:table-cell>
          <table:table-cell office:value-type="float" office:value="0.3936696" calcext:value-type="float">
            <text:p>0.3936696</text:p>
          </table:table-cell>
          <table:table-cell office:value-type="float" office:value="0.3999943" calcext:value-type="float">
            <text:p>0.3999943</text:p>
          </table:table-cell>
          <table:table-cell office:value-type="float" office:value="0.462372" calcext:value-type="float">
            <text:p>0.462372</text:p>
          </table:table-cell>
          <table:table-cell office:value-type="float" office:value="0" calcext:value-type="float">
            <text:p>0</text:p>
          </table:table-cell>
          <table:table-cell office:value-type="float" office:value="0.003399012" calcext:value-type="float">
            <text:p>0.003399012</text:p>
          </table:table-cell>
          <table:table-cell office:value-type="float" office:value="0.1232155" calcext:value-type="float">
            <text:p>0.1232155</text:p>
          </table:table-cell>
          <table:table-cell office:value-type="float" office:value="0.07562543" calcext:value-type="float">
            <text:p>0.07562543</text:p>
          </table:table-cell>
          <table:table-cell office:value-type="float" office:value="1.952886E-015" calcext:value-type="float">
            <text:p>1.952886E-15</text:p>
          </table:table-cell>
          <table:table-cell office:value-type="float" office:value="9.656097E-016" calcext:value-type="float">
            <text:p>9.656097E-16</text:p>
          </table:table-cell>
          <table:table-cell office:value-type="float" office:value="9.835344E-016" calcext:value-type="float">
            <text:p>9.835344E-16</text:p>
          </table:table-cell>
          <table:table-cell office:value-type="float" office:value="1.941508E-015" calcext:value-type="float">
            <text:p>1.941508E-15</text:p>
          </table:table-cell>
          <table:table-cell office:value-type="float" office:value="3.078805E-020" calcext:value-type="float">
            <text:p>3.078805E-20</text:p>
          </table:table-cell>
          <table:table-cell office:value-type="float" office:value="5.505514E-025" calcext:value-type="float">
            <text:p>5.505514E-25</text:p>
          </table:table-cell>
          <table:table-cell office:value-type="float" office:value="4.922577E-030" calcext:value-type="float">
            <text:p>4.922577E-30</text:p>
          </table:table-cell>
          <table:table-cell office:value-type="float" office:value="3.563205E-035" calcext:value-type="float">
            <text:p>3.563205E-35</text:p>
          </table:table-cell>
          <table:table-cell office:value-type="float" office:value="1.062184E-040" calcext:value-type="float">
            <text:p>1.062184E-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553804" calcext:value-type="float">
            <text:p>-2.553804</text:p>
          </table:table-cell>
          <table:table-cell office:value-type="float" office:value="-0.7461872" calcext:value-type="float">
            <text:p>-0.7461872</text:p>
          </table:table-cell>
          <table:table-cell office:value-type="float" office:value="-0.0343086" calcext:value-type="float">
            <text:p>-0.0343086</text:p>
          </table:table-cell>
          <table:table-cell office:value-type="float" office:value="-0.02718054" calcext:value-type="float">
            <text:p>-0.02718054</text:p>
          </table:table-cell>
          <table:table-cell office:value-type="float" office:value="-0.02370362" calcext:value-type="float">
            <text:p>-0.02370362</text:p>
          </table:table-cell>
          <table:table-cell office:value-type="float" office:value="-0.01927503" calcext:value-type="float">
            <text:p>-0.01927503</text:p>
          </table:table-cell>
          <table:table-cell office:value-type="float" office:value="-0.0157991" calcext:value-type="float">
            <text:p>-0.0157991</text:p>
          </table:table-cell>
          <table:table-cell office:value-type="float" office:value="-0.01298569" calcext:value-type="float">
            <text:p>-0.01298569</text:p>
          </table:table-cell>
          <table:table-cell office:value-type="float" office:value="-0.009903258" calcext:value-type="float">
            <text:p>-0.009903258</text:p>
          </table:table-cell>
          <table:table-cell office:value-type="float" office:value="-0.008621438" calcext:value-type="float">
            <text:p>-0.008621438</text:p>
          </table:table-cell>
          <table:table-cell office:value-type="float" office:value="0" calcext:value-type="float">
            <text:p>0</text:p>
          </table:table-cell>
          <table:table-cell office:value-type="float" office:value="0.02738616" calcext:value-type="float">
            <text:p>0.02738616</text:p>
          </table:table-cell>
          <table:table-cell office:value-type="float" office:value="-5.736805" calcext:value-type="float">
            <text:p>-5.736805</text:p>
          </table:table-cell>
          <table:table-cell office:value-type="float" office:value="0.04058005" calcext:value-type="float">
            <text:p>0.04058005</text:p>
          </table:table-cell>
          <table:table-cell office:value-type="float" office:value="-9999.041" calcext:value-type="float">
            <text:p>-9999.041</text:p>
          </table:table-cell>
          <table:table-cell office:value-type="float" office:value="-2.332318" calcext:value-type="float">
            <text:p>-2.332318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6122003" calcext:value-type="float">
            <text:p>16122003</text:p>
          </table:table-cell>
          <table:table-cell office:value-type="float" office:value="919.9" calcext:value-type="float">
            <text:p>919.9</text:p>
          </table:table-cell>
          <table:table-cell office:value-type="float" office:value="737.8466" calcext:value-type="float">
            <text:p>737.8466</text:p>
          </table:table-cell>
          <table:table-cell office:value-type="float" office:value="21.41418" calcext:value-type="float">
            <text:p>21.41418</text:p>
          </table:table-cell>
          <table:table-cell office:value-type="float" office:value="1101.713" calcext:value-type="float">
            <text:p>1101.713</text:p>
          </table:table-cell>
          <table:table-cell office:value-type="float" office:value="124.0819" calcext:value-type="float">
            <text:p>124.0819</text:p>
          </table:table-cell>
          <table:table-cell office:value-type="float" office:value="0.5897917" calcext:value-type="float">
            <text:p>0.5897917</text:p>
          </table:table-cell>
          <table:table-cell office:value-type="float" office:value="0.1811177" calcext:value-type="float">
            <text:p>0.1811177</text:p>
          </table:table-cell>
          <table:table-cell office:value-type="float" office:value="0.2105649" calcext:value-type="float">
            <text:p>0.2105649</text:p>
          </table:table-cell>
          <table:table-cell office:value-type="float" office:value="0.3054257" calcext:value-type="float">
            <text:p>0.3054257</text:p>
          </table:table-cell>
          <table:table-cell office:value-type="float" office:value="0.3133608" calcext:value-type="float">
            <text:p>0.3133608</text:p>
          </table:table-cell>
          <table:table-cell office:value-type="float" office:value="0.3192379" calcext:value-type="float">
            <text:p>0.3192379</text:p>
          </table:table-cell>
          <table:table-cell office:value-type="float" office:value="0.2868973" calcext:value-type="float">
            <text:p>0.2868973</text:p>
          </table:table-cell>
          <table:table-cell office:value-type="float" office:value="0.2901948" calcext:value-type="float">
            <text:p>0.2901948</text:p>
          </table:table-cell>
          <table:table-cell office:value-type="float" office:value="0.3721558" calcext:value-type="float">
            <text:p>0.3721558</text:p>
          </table:table-cell>
          <table:table-cell office:value-type="float" office:value="0.3713211" calcext:value-type="float">
            <text:p>0.3713211</text:p>
          </table:table-cell>
          <table:table-cell office:value-type="float" office:value="0.3804875" calcext:value-type="float">
            <text:p>0.3804875</text:p>
          </table:table-cell>
          <table:table-cell office:value-type="float" office:value="0.3937086" calcext:value-type="float">
            <text:p>0.3937086</text:p>
          </table:table-cell>
          <table:table-cell office:value-type="float" office:value="0.4001558" calcext:value-type="float">
            <text:p>0.4001558</text:p>
          </table:table-cell>
          <table:table-cell office:value-type="float" office:value="0.4623706" calcext:value-type="float">
            <text:p>0.4623706</text:p>
          </table:table-cell>
          <table:table-cell office:value-type="float" office:value="0" calcext:value-type="float">
            <text:p>0</text:p>
          </table:table-cell>
          <table:table-cell office:value-type="float" office:value="0.01650815" calcext:value-type="float">
            <text:p>0.01650815</text:p>
          </table:table-cell>
          <table:table-cell office:value-type="float" office:value="0.1130581" calcext:value-type="float">
            <text:p>0.1130581</text:p>
          </table:table-cell>
          <table:table-cell office:value-type="float" office:value="0.07733095" calcext:value-type="float">
            <text:p>0.07733095</text:p>
          </table:table-cell>
          <table:table-cell office:value-type="float" office:value="1.952876E-015" calcext:value-type="float">
            <text:p>1.952876E-15</text:p>
          </table:table-cell>
          <table:table-cell office:value-type="float" office:value="9.656097E-016" calcext:value-type="float">
            <text:p>9.656097E-16</text:p>
          </table:table-cell>
          <table:table-cell office:value-type="float" office:value="9.835344E-016" calcext:value-type="float">
            <text:p>9.835344E-16</text:p>
          </table:table-cell>
          <table:table-cell office:value-type="float" office:value="1.941508E-015" calcext:value-type="float">
            <text:p>1.941508E-15</text:p>
          </table:table-cell>
          <table:table-cell office:value-type="float" office:value="3.078805E-020" calcext:value-type="float">
            <text:p>3.078805E-20</text:p>
          </table:table-cell>
          <table:table-cell office:value-type="float" office:value="5.505514E-025" calcext:value-type="float">
            <text:p>5.505514E-25</text:p>
          </table:table-cell>
          <table:table-cell office:value-type="float" office:value="4.922578E-030" calcext:value-type="float">
            <text:p>4.922578E-30</text:p>
          </table:table-cell>
          <table:table-cell office:value-type="float" office:value="3.563205E-035" calcext:value-type="float">
            <text:p>3.563205E-35</text:p>
          </table:table-cell>
          <table:table-cell office:value-type="float" office:value="1.062184E-040" calcext:value-type="float">
            <text:p>1.062184E-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661562" calcext:value-type="float">
            <text:p>-1.661562</text:p>
          </table:table-cell>
          <table:table-cell office:value-type="float" office:value="-0.5425206" calcext:value-type="float">
            <text:p>-0.5425206</text:p>
          </table:table-cell>
          <table:table-cell office:value-type="float" office:value="-0.03155814" calcext:value-type="float">
            <text:p>-0.03155814</text:p>
          </table:table-cell>
          <table:table-cell office:value-type="float" office:value="-0.02698307" calcext:value-type="float">
            <text:p>-0.02698307</text:p>
          </table:table-cell>
          <table:table-cell office:value-type="float" office:value="-0.02407029" calcext:value-type="float">
            <text:p>-0.02407029</text:p>
          </table:table-cell>
          <table:table-cell office:value-type="float" office:value="-0.02009083" calcext:value-type="float">
            <text:p>-0.02009083</text:p>
          </table:table-cell>
          <table:table-cell office:value-type="float" office:value="-0.01657323" calcext:value-type="float">
            <text:p>-0.01657323</text:p>
          </table:table-cell>
          <table:table-cell office:value-type="float" office:value="-0.01343179" calcext:value-type="float">
            <text:p>-0.01343179</text:p>
          </table:table-cell>
          <table:table-cell office:value-type="float" office:value="-0.01019356" calcext:value-type="float">
            <text:p>-0.01019356</text:p>
          </table:table-cell>
          <table:table-cell office:value-type="float" office:value="-0.008713209" calcext:value-type="float">
            <text:p>-0.008713209</text:p>
          </table:table-cell>
          <table:table-cell office:value-type="float" office:value="0" calcext:value-type="float">
            <text:p>0</text:p>
          </table:table-cell>
          <table:table-cell office:value-type="float" office:value="0.02738616" calcext:value-type="float">
            <text:p>0.02738616</text:p>
          </table:table-cell>
          <table:table-cell office:value-type="float" office:value="-3.050906" calcext:value-type="float">
            <text:p>-3.050906</text:p>
          </table:table-cell>
          <table:table-cell office:value-type="float" office:value="0.04051804" calcext:value-type="float">
            <text:p>0.04051804</text:p>
          </table:table-cell>
          <table:table-cell office:value-type="float" office:value="-9999.041" calcext:value-type="float">
            <text:p>-9999.041</text:p>
          </table:table-cell>
          <table:table-cell office:value-type="float" office:value="-2.328104" calcext:value-type="float">
            <text:p>-2.328104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17122003" calcext:value-type="float">
            <text:p>17122003</text:p>
          </table:table-cell>
          <table:table-cell office:value-type="float" office:value="920.4999" calcext:value-type="float">
            <text:p>920.4999</text:p>
          </table:table-cell>
          <table:table-cell office:value-type="float" office:value="737.7952" calcext:value-type="float">
            <text:p>737.7952</text:p>
          </table:table-cell>
          <table:table-cell office:value-type="float" office:value="21.41418" calcext:value-type="float">
            <text:p>21.41418</text:p>
          </table:table-cell>
          <table:table-cell office:value-type="float" office:value="1102.108" calcext:value-type="float">
            <text:p>1102.108</text:p>
          </table:table-cell>
          <table:table-cell office:value-type="float" office:value="124.3387" calcext:value-type="float">
            <text:p>124.3387</text:p>
          </table:table-cell>
          <table:table-cell office:value-type="float" office:value="0.4517526" calcext:value-type="float">
            <text:p>0.4517526</text:p>
          </table:table-cell>
          <table:table-cell office:value-type="float" office:value="0.1949341" calcext:value-type="float">
            <text:p>0.1949341</text:p>
          </table:table-cell>
          <table:table-cell office:value-type="float" office:value="0.2075641" calcext:value-type="float">
            <text:p>0.2075641</text:p>
          </table:table-cell>
          <table:table-cell office:value-type="float" office:value="0.3040496" calcext:value-type="float">
            <text:p>0.3040496</text:p>
          </table:table-cell>
          <table:table-cell office:value-type="float" office:value="0.3129809" calcext:value-type="float">
            <text:p>0.3129809</text:p>
          </table:table-cell>
          <table:table-cell office:value-type="float" office:value="0.3186844" calcext:value-type="float">
            <text:p>0.3186844</text:p>
          </table:table-cell>
          <table:table-cell office:value-type="float" office:value="0.2862536" calcext:value-type="float">
            <text:p>0.2862536</text:p>
          </table:table-cell>
          <table:table-cell office:value-type="float" office:value="0.2909447" calcext:value-type="float">
            <text:p>0.2909447</text:p>
          </table:table-cell>
          <table:table-cell office:value-type="float" office:value="0.3717355" calcext:value-type="float">
            <text:p>0.3717355</text:p>
          </table:table-cell>
          <table:table-cell office:value-type="float" office:value="0.3706916" calcext:value-type="float">
            <text:p>0.3706916</text:p>
          </table:table-cell>
          <table:table-cell office:value-type="float" office:value="0.3802388" calcext:value-type="float">
            <text:p>0.3802388</text:p>
          </table:table-cell>
          <table:table-cell office:value-type="float" office:value="0.3937275" calcext:value-type="float">
            <text:p>0.3937275</text:p>
          </table:table-cell>
          <table:table-cell office:value-type="float" office:value="0.400313" calcext:value-type="float">
            <text:p>0.400313</text:p>
          </table:table-cell>
          <table:table-cell office:value-type="float" office:value="0.4623764" calcext:value-type="float">
            <text:p>0.4623764</text:p>
          </table:table-cell>
          <table:table-cell office:value-type="float" office:value="0" calcext:value-type="float">
            <text:p>0</text:p>
          </table:table-cell>
          <table:table-cell office:value-type="float" office:value="0.00000006782516" calcext:value-type="float">
            <text:p>6.782516E-08</text:p>
          </table:table-cell>
          <table:table-cell office:value-type="float" office:value="0.1168159" calcext:value-type="float">
            <text:p>0.1168159</text:p>
          </table:table-cell>
          <table:table-cell office:value-type="float" office:value="0.0844315" calcext:value-type="float">
            <text:p>0.0844315</text:p>
          </table:table-cell>
          <table:table-cell office:value-type="float" office:value="1.952867E-015" calcext:value-type="float">
            <text:p>1.952867E-15</text:p>
          </table:table-cell>
          <table:table-cell office:value-type="float" office:value="9.656083E-016" calcext:value-type="float">
            <text:p>9.656083E-16</text:p>
          </table:table-cell>
          <table:table-cell office:value-type="float" office:value="9.835344E-016" calcext:value-type="float">
            <text:p>9.835344E-16</text:p>
          </table:table-cell>
          <table:table-cell office:value-type="float" office:value="1.941508E-015" calcext:value-type="float">
            <text:p>1.941508E-15</text:p>
          </table:table-cell>
          <table:table-cell office:value-type="float" office:value="3.078805E-020" calcext:value-type="float">
            <text:p>3.078805E-20</text:p>
          </table:table-cell>
          <table:table-cell office:value-type="float" office:value="5.505514E-025" calcext:value-type="float">
            <text:p>5.505514E-25</text:p>
          </table:table-cell>
          <table:table-cell office:value-type="float" office:value="4.922578E-030" calcext:value-type="float">
            <text:p>4.922578E-30</text:p>
          </table:table-cell>
          <table:table-cell office:value-type="float" office:value="3.563205E-035" calcext:value-type="float">
            <text:p>3.563205E-35</text:p>
          </table:table-cell>
          <table:table-cell office:value-type="float" office:value="1.062184E-040" calcext:value-type="float">
            <text:p>1.062184E-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9907538" calcext:value-type="float">
            <text:p>-0.9907538</text:p>
          </table:table-cell>
          <table:table-cell office:value-type="float" office:value="-0.6140988" calcext:value-type="float">
            <text:p>-0.6140988</text:p>
          </table:table-cell>
          <table:table-cell office:value-type="float" office:value="-0.03247426" calcext:value-type="float">
            <text:p>-0.03247426</text:p>
          </table:table-cell>
          <table:table-cell office:value-type="float" office:value="-0.02717691" calcext:value-type="float">
            <text:p>-0.02717691</text:p>
          </table:table-cell>
          <table:table-cell office:value-type="float" office:value="-0.02432726" calcext:value-type="float">
            <text:p>-0.02432726</text:p>
          </table:table-cell>
          <table:table-cell office:value-type="float" office:value="-0.02043985" calcext:value-type="float">
            <text:p>-0.02043985</text:p>
          </table:table-cell>
          <table:table-cell office:value-type="float" office:value="-0.01620509" calcext:value-type="float">
            <text:p>-0.01620509</text:p>
          </table:table-cell>
          <table:table-cell office:value-type="float" office:value="-0.01376629" calcext:value-type="float">
            <text:p>-0.01376629</text:p>
          </table:table-cell>
          <table:table-cell office:value-type="float" office:value="-0.01048544" calcext:value-type="float">
            <text:p>-0.01048544</text:p>
          </table:table-cell>
          <table:table-cell office:value-type="float" office:value="-0.008811215" calcext:value-type="float">
            <text:p>-0.008811215</text:p>
          </table:table-cell>
          <table:table-cell office:value-type="float" office:value="0" calcext:value-type="float">
            <text:p>0</text:p>
          </table:table-cell>
          <table:table-cell office:value-type="float" office:value="0.02738616" calcext:value-type="float">
            <text:p>0.02738616</text:p>
          </table:table-cell>
          <table:table-cell office:value-type="float" office:value="-1.069934" calcext:value-type="float">
            <text:p>-1.069934</text:p>
          </table:table-cell>
          <table:table-cell office:value-type="float" office:value="0.04055974" calcext:value-type="float">
            <text:p>0.04055974</text:p>
          </table:table-cell>
          <table:table-cell office:value-type="float" office:value="-9999.041" calcext:value-type="float">
            <text:p>-9999.041</text:p>
          </table:table-cell>
          <table:table-cell office:value-type="float" office:value="-2.324442" calcext:value-type="float">
            <text:p>-2.324442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8122003" calcext:value-type="float">
            <text:p>18122003</text:p>
          </table:table-cell>
          <table:table-cell office:value-type="float" office:value="920.4999" calcext:value-type="float">
            <text:p>920.4999</text:p>
          </table:table-cell>
          <table:table-cell office:value-type="float" office:value="737.9248" calcext:value-type="float">
            <text:p>737.9248</text:p>
          </table:table-cell>
          <table:table-cell office:value-type="float" office:value="21.41418" calcext:value-type="float">
            <text:p>21.41418</text:p>
          </table:table-cell>
          <table:table-cell office:value-type="float" office:value="1101.795" calcext:value-type="float">
            <text:p>1101.795</text:p>
          </table:table-cell>
          <table:table-cell office:value-type="float" office:value="124.5212" calcext:value-type="float">
            <text:p>124.5212</text:p>
          </table:table-cell>
          <table:table-cell office:value-type="float" office:value="0" calcext:value-type="float">
            <text:p>0</text:p>
          </table:table-cell>
          <table:table-cell office:value-type="float" office:value="0.23788" calcext:value-type="float">
            <text:p>0.23788</text:p>
          </table:table-cell>
          <table:table-cell office:value-type="float" office:value="0.2351532" calcext:value-type="float">
            <text:p>0.2351532</text:p>
          </table:table-cell>
          <table:table-cell office:value-type="float" office:value="0.3124992" calcext:value-type="float">
            <text:p>0.3124992</text:p>
          </table:table-cell>
          <table:table-cell office:value-type="float" office:value="0.3150584" calcext:value-type="float">
            <text:p>0.3150584</text:p>
          </table:table-cell>
          <table:table-cell office:value-type="float" office:value="0.3188077" calcext:value-type="float">
            <text:p>0.3188077</text:p>
          </table:table-cell>
          <table:table-cell office:value-type="float" office:value="0.285638" calcext:value-type="float">
            <text:p>0.285638</text:p>
          </table:table-cell>
          <table:table-cell office:value-type="float" office:value="0.2890282" calcext:value-type="float">
            <text:p>0.2890282</text:p>
          </table:table-cell>
          <table:table-cell office:value-type="float" office:value="0.3713025" calcext:value-type="float">
            <text:p>0.3713025</text:p>
          </table:table-cell>
          <table:table-cell office:value-type="float" office:value="0.3701071" calcext:value-type="float">
            <text:p>0.3701071</text:p>
          </table:table-cell>
          <table:table-cell office:value-type="float" office:value="0.3799803" calcext:value-type="float">
            <text:p>0.3799803</text:p>
          </table:table-cell>
          <table:table-cell office:value-type="float" office:value="0.3937289" calcext:value-type="float">
            <text:p>0.3937289</text:p>
          </table:table-cell>
          <table:table-cell office:value-type="float" office:value="0.4004741" calcext:value-type="float">
            <text:p>0.4004741</text:p>
          </table:table-cell>
          <table:table-cell office:value-type="float" office:value="0.4623742" calcext:value-type="float">
            <text:p>0.4623742</text:p>
          </table:table-cell>
          <table:table-cell office:value-type="float" office:value="0" calcext:value-type="float">
            <text:p>0</text:p>
          </table:table-cell>
          <table:table-cell office:value-type="float" office:value="0.01084865" calcext:value-type="float">
            <text:p>0.01084865</text:p>
          </table:table-cell>
          <table:table-cell office:value-type="float" office:value="0.09052115" calcext:value-type="float">
            <text:p>0.09052115</text:p>
          </table:table-cell>
          <table:table-cell office:value-type="float" office:value="0.07465738" calcext:value-type="float">
            <text:p>0.07465738</text:p>
          </table:table-cell>
          <table:table-cell office:value-type="float" office:value="1.952858E-015" calcext:value-type="float">
            <text:p>1.952858E-15</text:p>
          </table:table-cell>
          <table:table-cell office:value-type="float" office:value="9.656083E-016" calcext:value-type="float">
            <text:p>9.656083E-16</text:p>
          </table:table-cell>
          <table:table-cell office:value-type="float" office:value="9.835346E-016" calcext:value-type="float">
            <text:p>9.835346E-16</text:p>
          </table:table-cell>
          <table:table-cell office:value-type="float" office:value="1.941508E-015" calcext:value-type="float">
            <text:p>1.941508E-15</text:p>
          </table:table-cell>
          <table:table-cell office:value-type="float" office:value="3.078806E-020" calcext:value-type="float">
            <text:p>3.078806E-20</text:p>
          </table:table-cell>
          <table:table-cell office:value-type="float" office:value="5.505514E-025" calcext:value-type="float">
            <text:p>5.505514E-25</text:p>
          </table:table-cell>
          <table:table-cell office:value-type="float" office:value="4.922578E-030" calcext:value-type="float">
            <text:p>4.922578E-30</text:p>
          </table:table-cell>
          <table:table-cell office:value-type="float" office:value="3.563205E-035" calcext:value-type="float">
            <text:p>3.563205E-35</text:p>
          </table:table-cell>
          <table:table-cell office:value-type="float" office:value="1.062184E-040" calcext:value-type="float">
            <text:p>1.062184E-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2172531" calcext:value-type="float">
            <text:p>-0.2172531</text:p>
          </table:table-cell>
          <table:table-cell office:value-type="float" office:value="-0.2344005" calcext:value-type="float">
            <text:p>-0.2344005</text:p>
          </table:table-cell>
          <table:table-cell office:value-type="float" office:value="-0.0274372" calcext:value-type="float">
            <text:p>-0.0274372</text:p>
          </table:table-cell>
          <table:table-cell office:value-type="float" office:value="-0.02610982" calcext:value-type="float">
            <text:p>-0.02610982</text:p>
          </table:table-cell>
          <table:table-cell office:value-type="float" office:value="-0.02427747" calcext:value-type="float">
            <text:p>-0.02427747</text:p>
          </table:table-cell>
          <table:table-cell office:value-type="float" office:value="-0.02077228" calcext:value-type="float">
            <text:p>-0.02077228</text:p>
          </table:table-cell>
          <table:table-cell office:value-type="float" office:value="-0.01714398" calcext:value-type="float">
            <text:p>-0.01714398</text:p>
          </table:table-cell>
          <table:table-cell office:value-type="float" office:value="-0.01411576" calcext:value-type="float">
            <text:p>-0.01411576</text:p>
          </table:table-cell>
          <table:table-cell office:value-type="float" office:value="-0.01076431" calcext:value-type="float">
            <text:p>-0.01076431</text:p>
          </table:table-cell>
          <table:table-cell office:value-type="float" office:value="-0.008914351" calcext:value-type="float">
            <text:p>-0.008914351</text:p>
          </table:table-cell>
          <table:table-cell office:value-type="float" office:value="0" calcext:value-type="float">
            <text:p>0</text:p>
          </table:table-cell>
          <table:table-cell office:value-type="float" office:value="0.02738616" calcext:value-type="float">
            <text:p>0.02738616</text:p>
          </table:table-cell>
          <table:table-cell office:value-type="float" office:value="-0.07350149" calcext:value-type="float">
            <text:p>-0.07350149</text:p>
          </table:table-cell>
          <table:table-cell office:value-type="float" office:value="0.04042657" calcext:value-type="float">
            <text:p>0.04042657</text:p>
          </table:table-cell>
          <table:table-cell office:value-type="float" office:value="-9999.04" calcext:value-type="float">
            <text:p>-9999.04</text:p>
          </table:table-cell>
          <table:table-cell office:value-type="float" office:value="-2.319548" calcext:value-type="float">
            <text:p>-2.319548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19122003" calcext:value-type="float">
            <text:p>19122003</text:p>
          </table:table-cell>
          <table:table-cell office:value-type="float" office:value="920.4999" calcext:value-type="float">
            <text:p>920.4999</text:p>
          </table:table-cell>
          <table:table-cell office:value-type="float" office:value="738.2612" calcext:value-type="float">
            <text:p>738.2612</text:p>
          </table:table-cell>
          <table:table-cell office:value-type="float" office:value="21.41418" calcext:value-type="float">
            <text:p>21.41418</text:p>
          </table:table-cell>
          <table:table-cell office:value-type="float" office:value="1101.459" calcext:value-type="float">
            <text:p>1101.459</text:p>
          </table:table-cell>
          <table:table-cell office:value-type="float" office:value="124.5212" calcext:value-type="float">
            <text:p>124.5212</text:p>
          </table:table-cell>
          <table:table-cell office:value-type="float" office:value="0" calcext:value-type="float">
            <text:p>0</text:p>
          </table:table-cell>
          <table:table-cell office:value-type="float" office:value="0.227401" calcext:value-type="float">
            <text:p>0.227401</text:p>
          </table:table-cell>
          <table:table-cell office:value-type="float" office:value="0.2504967" calcext:value-type="float">
            <text:p>0.2504967</text:p>
          </table:table-cell>
          <table:table-cell office:value-type="float" office:value="0.3162014" calcext:value-type="float">
            <text:p>0.3162014</text:p>
          </table:table-cell>
          <table:table-cell office:value-type="float" office:value="0.3178026" calcext:value-type="float">
            <text:p>0.3178026</text:p>
          </table:table-cell>
          <table:table-cell office:value-type="float" office:value="0.3205013" calcext:value-type="float">
            <text:p>0.3205013</text:p>
          </table:table-cell>
          <table:table-cell office:value-type="float" office:value="0.2854867" calcext:value-type="float">
            <text:p>0.2854867</text:p>
          </table:table-cell>
          <table:table-cell office:value-type="float" office:value="0.2882128" calcext:value-type="float">
            <text:p>0.2882128</text:p>
          </table:table-cell>
          <table:table-cell office:value-type="float" office:value="0.3708239" calcext:value-type="float">
            <text:p>0.3708239</text:p>
          </table:table-cell>
          <table:table-cell office:value-type="float" office:value="0.3695373" calcext:value-type="float">
            <text:p>0.3695373</text:p>
          </table:table-cell>
          <table:table-cell office:value-type="float" office:value="0.3797134" calcext:value-type="float">
            <text:p>0.3797134</text:p>
          </table:table-cell>
          <table:table-cell office:value-type="float" office:value="0.3937157" calcext:value-type="float">
            <text:p>0.3937157</text:p>
          </table:table-cell>
          <table:table-cell office:value-type="float" office:value="0.4006343" calcext:value-type="float">
            <text:p>0.4006343</text:p>
          </table:table-cell>
          <table:table-cell office:value-type="float" office:value="0.462372" calcext:value-type="float">
            <text:p>0.462372</text:p>
          </table:table-cell>
          <table:table-cell office:value-type="float" office:value="0" calcext:value-type="float">
            <text:p>0</text:p>
          </table:table-cell>
          <table:table-cell office:value-type="float" office:value="0.02804553" calcext:value-type="float">
            <text:p>0.02804553</text:p>
          </table:table-cell>
          <table:table-cell office:value-type="float" office:value="0.08524242" calcext:value-type="float">
            <text:p>0.08524242</text:p>
          </table:table-cell>
          <table:table-cell office:value-type="float" office:value="0.06170524" calcext:value-type="float">
            <text:p>0.06170524</text:p>
          </table:table-cell>
          <table:table-cell office:value-type="float" office:value="1.95285E-015" calcext:value-type="float">
            <text:p>1.95285E-15</text:p>
          </table:table-cell>
          <table:table-cell office:value-type="float" office:value="9.656083E-016" calcext:value-type="float">
            <text:p>9.656083E-16</text:p>
          </table:table-cell>
          <table:table-cell office:value-type="float" office:value="9.835344E-016" calcext:value-type="float">
            <text:p>9.835344E-16</text:p>
          </table:table-cell>
          <table:table-cell office:value-type="float" office:value="1.941508E-015" calcext:value-type="float">
            <text:p>1.941508E-15</text:p>
          </table:table-cell>
          <table:table-cell office:value-type="float" office:value="3.078805E-020" calcext:value-type="float">
            <text:p>3.078805E-20</text:p>
          </table:table-cell>
          <table:table-cell office:value-type="float" office:value="5.505514E-025" calcext:value-type="float">
            <text:p>5.505514E-25</text:p>
          </table:table-cell>
          <table:table-cell office:value-type="float" office:value="4.922578E-030" calcext:value-type="float">
            <text:p>4.922578E-30</text:p>
          </table:table-cell>
          <table:table-cell office:value-type="float" office:value="3.563205E-035" calcext:value-type="float">
            <text:p>3.563205E-35</text:p>
          </table:table-cell>
          <table:table-cell office:value-type="float" office:value="1.062184E-040" calcext:value-type="float">
            <text:p>1.062184E-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2846224" calcext:value-type="float">
            <text:p>-0.2846224</text:p>
          </table:table-cell>
          <table:table-cell office:value-type="float" office:value="-0.1431631" calcext:value-type="float">
            <text:p>-0.1431631</text:p>
          </table:table-cell>
          <table:table-cell office:value-type="float" office:value="-0.02550729" calcext:value-type="float">
            <text:p>-0.02550729</text:p>
          </table:table-cell>
          <table:table-cell office:value-type="float" office:value="-0.02475652" calcext:value-type="float">
            <text:p>-0.02475652</text:p>
          </table:table-cell>
          <table:table-cell office:value-type="float" office:value="-0.02350423" calcext:value-type="float">
            <text:p>-0.02350423</text:p>
          </table:table-cell>
          <table:table-cell office:value-type="float" office:value="-0.0208585" calcext:value-type="float">
            <text:p>-0.0208585</text:p>
          </table:table-cell>
          <table:table-cell office:value-type="float" office:value="-0.01755664" calcext:value-type="float">
            <text:p>-0.01755664</text:p>
          </table:table-cell>
          <table:table-cell office:value-type="float" office:value="-0.01451502" calcext:value-type="float">
            <text:p>-0.01451502</text:p>
          </table:table-cell>
          <table:table-cell office:value-type="float" office:value="-0.01104375" calcext:value-type="float">
            <text:p>-0.01104375</text:p>
          </table:table-cell>
          <table:table-cell office:value-type="float" office:value="-0.009022098" calcext:value-type="float">
            <text:p>-0.009022098</text:p>
          </table:table-cell>
          <table:table-cell office:value-type="float" office:value="0" calcext:value-type="float">
            <text:p>0</text:p>
          </table:table-cell>
          <table:table-cell office:value-type="float" office:value="0.02738616" calcext:value-type="float">
            <text:p>0.02738616</text:p>
          </table:table-cell>
          <table:table-cell office:value-type="float" office:value="-0.5100971" calcext:value-type="float">
            <text:p>-0.5100971</text:p>
          </table:table-cell>
          <table:table-cell office:value-type="float" office:value="0.04036904" calcext:value-type="float">
            <text:p>0.04036904</text:p>
          </table:table-cell>
          <table:table-cell office:value-type="float" office:value="-9999.04" calcext:value-type="float">
            <text:p>-9999.04</text:p>
          </table:table-cell>
          <table:table-cell office:value-type="float" office:value="-2.31533" calcext:value-type="float">
            <text:p>-2.31533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20122003" calcext:value-type="float">
            <text:p>20122003</text:p>
          </table:table-cell>
          <table:table-cell office:value-type="float" office:value="920.4999" calcext:value-type="float">
            <text:p>920.4999</text:p>
          </table:table-cell>
          <table:table-cell office:value-type="float" office:value="738.5234" calcext:value-type="float">
            <text:p>738.5234</text:p>
          </table:table-cell>
          <table:table-cell office:value-type="float" office:value="21.41418" calcext:value-type="float">
            <text:p>21.41418</text:p>
          </table:table-cell>
          <table:table-cell office:value-type="float" office:value="1101.197" calcext:value-type="float">
            <text:p>1101.197</text:p>
          </table:table-cell>
          <table:table-cell office:value-type="float" office:value="124.5212" calcext:value-type="float">
            <text:p>124.5212</text:p>
          </table:table-cell>
          <table:table-cell office:value-type="float" office:value="0" calcext:value-type="float">
            <text:p>0</text:p>
          </table:table-cell>
          <table:table-cell office:value-type="float" office:value="0.264888" calcext:value-type="float">
            <text:p>0.264888</text:p>
          </table:table-cell>
          <table:table-cell office:value-type="float" office:value="0.2656203" calcext:value-type="float">
            <text:p>0.2656203</text:p>
          </table:table-cell>
          <table:table-cell office:value-type="float" office:value="0.3172645" calcext:value-type="float">
            <text:p>0.3172645</text:p>
          </table:table-cell>
          <table:table-cell office:value-type="float" office:value="0.3195545" calcext:value-type="float">
            <text:p>0.3195545</text:p>
          </table:table-cell>
          <table:table-cell office:value-type="float" office:value="0.3217219" calcext:value-type="float">
            <text:p>0.3217219</text:p>
          </table:table-cell>
          <table:table-cell office:value-type="float" office:value="0.2856839" calcext:value-type="float">
            <text:p>0.2856839</text:p>
          </table:table-cell>
          <table:table-cell office:value-type="float" office:value="0.2877253" calcext:value-type="float">
            <text:p>0.2877253</text:p>
          </table:table-cell>
          <table:table-cell office:value-type="float" office:value="0.3703798" calcext:value-type="float">
            <text:p>0.3703798</text:p>
          </table:table-cell>
          <table:table-cell office:value-type="float" office:value="0.3690609" calcext:value-type="float">
            <text:p>0.3690609</text:p>
          </table:table-cell>
          <table:table-cell office:value-type="float" office:value="0.3793979" calcext:value-type="float">
            <text:p>0.3793979</text:p>
          </table:table-cell>
          <table:table-cell office:value-type="float" office:value="0.3936866" calcext:value-type="float">
            <text:p>0.3936866</text:p>
          </table:table-cell>
          <table:table-cell office:value-type="float" office:value="0.4007883" calcext:value-type="float">
            <text:p>0.4007883</text:p>
          </table:table-cell>
          <table:table-cell office:value-type="float" office:value="0.4623759" calcext:value-type="float">
            <text:p>0.4623759</text:p>
          </table:table-cell>
          <table:table-cell office:value-type="float" office:value="0" calcext:value-type="float">
            <text:p>0</text:p>
          </table:table-cell>
          <table:table-cell office:value-type="float" office:value="0.01340017" calcext:value-type="float">
            <text:p>0.01340017</text:p>
          </table:table-cell>
          <table:table-cell office:value-type="float" office:value="0.08184598" calcext:value-type="float">
            <text:p>0.08184598</text:p>
          </table:table-cell>
          <table:table-cell office:value-type="float" office:value="0.04794194" calcext:value-type="float">
            <text:p>0.04794194</text:p>
          </table:table-cell>
          <table:table-cell office:value-type="float" office:value="1.952845E-015" calcext:value-type="float">
            <text:p>1.952845E-15</text:p>
          </table:table-cell>
          <table:table-cell office:value-type="float" office:value="9.656083E-016" calcext:value-type="float">
            <text:p>9.656083E-16</text:p>
          </table:table-cell>
          <table:table-cell office:value-type="float" office:value="9.835343E-016" calcext:value-type="float">
            <text:p>9.835343E-16</text:p>
          </table:table-cell>
          <table:table-cell office:value-type="float" office:value="1.941508E-015" calcext:value-type="float">
            <text:p>1.941508E-15</text:p>
          </table:table-cell>
          <table:table-cell office:value-type="float" office:value="3.078805E-020" calcext:value-type="float">
            <text:p>3.078805E-20</text:p>
          </table:table-cell>
          <table:table-cell office:value-type="float" office:value="5.505514E-025" calcext:value-type="float">
            <text:p>5.505514E-25</text:p>
          </table:table-cell>
          <table:table-cell office:value-type="float" office:value="4.922578E-030" calcext:value-type="float">
            <text:p>4.922578E-30</text:p>
          </table:table-cell>
          <table:table-cell office:value-type="float" office:value="3.563205E-035" calcext:value-type="float">
            <text:p>3.563205E-35</text:p>
          </table:table-cell>
          <table:table-cell office:value-type="float" office:value="1.062184E-040" calcext:value-type="float">
            <text:p>1.062184E-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9235083" calcext:value-type="float">
            <text:p>-0.09235083</text:p>
          </table:table-cell>
          <table:table-cell office:value-type="float" office:value="-0.09210112" calcext:value-type="float">
            <text:p>-0.09210112</text:p>
          </table:table-cell>
          <table:table-cell office:value-type="float" office:value="-0.02496424" calcext:value-type="float">
            <text:p>-0.02496424</text:p>
          </table:table-cell>
          <table:table-cell office:value-type="float" office:value="-0.0239304" calcext:value-type="float">
            <text:p>-0.0239304</text:p>
          </table:table-cell>
          <table:table-cell office:value-type="float" office:value="-0.0229605" calcext:value-type="float">
            <text:p>-0.0229605</text:p>
          </table:table-cell>
          <table:table-cell office:value-type="float" office:value="-0.02075114" calcext:value-type="float">
            <text:p>-0.02075114</text:p>
          </table:table-cell>
          <table:table-cell office:value-type="float" office:value="-0.01780862" calcext:value-type="float">
            <text:p>-0.01780862</text:p>
          </table:table-cell>
          <table:table-cell office:value-type="float" office:value="-0.0148963" calcext:value-type="float">
            <text:p>-0.0148963</text:p>
          </table:table-cell>
          <table:table-cell office:value-type="float" office:value="-0.01128371" calcext:value-type="float">
            <text:p>-0.01128371</text:p>
          </table:table-cell>
          <table:table-cell office:value-type="float" office:value="-0.00915111" calcext:value-type="float">
            <text:p>-0.00915111</text:p>
          </table:table-cell>
          <table:table-cell office:value-type="float" office:value="0" calcext:value-type="float">
            <text:p>0</text:p>
          </table:table-cell>
          <table:table-cell office:value-type="float" office:value="0.02738616" calcext:value-type="float">
            <text:p>0.02738616</text:p>
          </table:table-cell>
          <table:table-cell office:value-type="float" office:value="-0.09570615" calcext:value-type="float">
            <text:p>-0.09570615</text:p>
          </table:table-cell>
          <table:table-cell office:value-type="float" office:value="0.04028763" calcext:value-type="float">
            <text:p>0.04028763</text:p>
          </table:table-cell>
          <table:table-cell office:value-type="float" office:value="-9999.04" calcext:value-type="float">
            <text:p>-9999.04</text:p>
          </table:table-cell>
          <table:table-cell office:value-type="float" office:value="-2.311075" calcext:value-type="float">
            <text:p>-2.311075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21122003" calcext:value-type="float">
            <text:p>21122003</text:p>
          </table:table-cell>
          <table:table-cell office:value-type="float" office:value="920.4999" calcext:value-type="float">
            <text:p>920.4999</text:p>
          </table:table-cell>
          <table:table-cell office:value-type="float" office:value="738.804" calcext:value-type="float">
            <text:p>738.804</text:p>
          </table:table-cell>
          <table:table-cell office:value-type="float" office:value="21.41418" calcext:value-type="float">
            <text:p>21.41418</text:p>
          </table:table-cell>
          <table:table-cell office:value-type="float" office:value="1100.917" calcext:value-type="float">
            <text:p>1100.917</text:p>
          </table:table-cell>
          <table:table-cell office:value-type="float" office:value="124.5212" calcext:value-type="float">
            <text:p>124.5212</text:p>
          </table:table-cell>
          <table:table-cell office:value-type="float" office:value="0" calcext:value-type="float">
            <text:p>0</text:p>
          </table:table-cell>
          <table:table-cell office:value-type="float" office:value="0.2901679" calcext:value-type="float">
            <text:p>0.2901679</text:p>
          </table:table-cell>
          <table:table-cell office:value-type="float" office:value="0.2989794" calcext:value-type="float">
            <text:p>0.2989794</text:p>
          </table:table-cell>
          <table:table-cell office:value-type="float" office:value="0.3174921" calcext:value-type="float">
            <text:p>0.3174921</text:p>
          </table:table-cell>
          <table:table-cell office:value-type="float" office:value="0.3200209" calcext:value-type="float">
            <text:p>0.3200209</text:p>
          </table:table-cell>
          <table:table-cell office:value-type="float" office:value="0.3222612" calcext:value-type="float">
            <text:p>0.3222612</text:p>
          </table:table-cell>
          <table:table-cell office:value-type="float" office:value="0.2858725" calcext:value-type="float">
            <text:p>0.2858725</text:p>
          </table:table-cell>
          <table:table-cell office:value-type="float" office:value="0.2874031" calcext:value-type="float">
            <text:p>0.2874031</text:p>
          </table:table-cell>
          <table:table-cell office:value-type="float" office:value="0.3700266" calcext:value-type="float">
            <text:p>0.3700266</text:p>
          </table:table-cell>
          <table:table-cell office:value-type="float" office:value="0.3685964" calcext:value-type="float">
            <text:p>0.3685964</text:p>
          </table:table-cell>
          <table:table-cell office:value-type="float" office:value="0.379089" calcext:value-type="float">
            <text:p>0.379089</text:p>
          </table:table-cell>
          <table:table-cell office:value-type="float" office:value="0.393641" calcext:value-type="float">
            <text:p>0.393641</text:p>
          </table:table-cell>
          <table:table-cell office:value-type="float" office:value="0.4009404" calcext:value-type="float">
            <text:p>0.4009404</text:p>
          </table:table-cell>
          <table:table-cell office:value-type="float" office:value="0.4623762" calcext:value-type="float">
            <text:p>0.4623762</text:p>
          </table:table-cell>
          <table:table-cell office:value-type="float" office:value="0" calcext:value-type="float">
            <text:p>0</text:p>
          </table:table-cell>
          <table:table-cell office:value-type="float" office:value="0.003247093" calcext:value-type="float">
            <text:p>0.003247093</text:p>
          </table:table-cell>
          <table:table-cell office:value-type="float" office:value="0.06009061" calcext:value-type="float">
            <text:p>0.06009061</text:p>
          </table:table-cell>
          <table:table-cell office:value-type="float" office:value="0.0292992" calcext:value-type="float">
            <text:p>0.0292992</text:p>
          </table:table-cell>
          <table:table-cell office:value-type="float" office:value="1.952841E-015" calcext:value-type="float">
            <text:p>1.952841E-15</text:p>
          </table:table-cell>
          <table:table-cell office:value-type="float" office:value="9.656083E-016" calcext:value-type="float">
            <text:p>9.656083E-16</text:p>
          </table:table-cell>
          <table:table-cell office:value-type="float" office:value="9.835344E-016" calcext:value-type="float">
            <text:p>9.835344E-16</text:p>
          </table:table-cell>
          <table:table-cell office:value-type="float" office:value="1.941508E-015" calcext:value-type="float">
            <text:p>1.941508E-15</text:p>
          </table:table-cell>
          <table:table-cell office:value-type="float" office:value="3.078805E-020" calcext:value-type="float">
            <text:p>3.078805E-20</text:p>
          </table:table-cell>
          <table:table-cell office:value-type="float" office:value="5.505514E-025" calcext:value-type="float">
            <text:p>5.505514E-25</text:p>
          </table:table-cell>
          <table:table-cell office:value-type="float" office:value="4.922578E-030" calcext:value-type="float">
            <text:p>4.922578E-30</text:p>
          </table:table-cell>
          <table:table-cell office:value-type="float" office:value="3.563205E-035" calcext:value-type="float">
            <text:p>3.563205E-35</text:p>
          </table:table-cell>
          <table:table-cell office:value-type="float" office:value="1.062184E-040" calcext:value-type="float">
            <text:p>1.062184E-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4630561" calcext:value-type="float">
            <text:p>-0.04630561</text:p>
          </table:table-cell>
          <table:table-cell office:value-type="float" office:value="-0.03679852" calcext:value-type="float">
            <text:p>-0.03679852</text:p>
          </table:table-cell>
          <table:table-cell office:value-type="float" office:value="-0.02487691" calcext:value-type="float">
            <text:p>-0.02487691</text:p>
          </table:table-cell>
          <table:table-cell office:value-type="float" office:value="-0.02371654" calcext:value-type="float">
            <text:p>-0.02371654</text:p>
          </table:table-cell>
          <table:table-cell office:value-type="float" office:value="-0.02272352" calcext:value-type="float">
            <text:p>-0.02272352</text:p>
          </table:table-cell>
          <table:table-cell office:value-type="float" office:value="-0.02064778" calcext:value-type="float">
            <text:p>-0.02064778</text:p>
          </table:table-cell>
          <table:table-cell office:value-type="float" office:value="-0.0179771" calcext:value-type="float">
            <text:p>-0.0179771</text:p>
          </table:table-cell>
          <table:table-cell office:value-type="float" office:value="-0.01520738" calcext:value-type="float">
            <text:p>-0.01520738</text:p>
          </table:table-cell>
          <table:table-cell office:value-type="float" office:value="-0.01152253" calcext:value-type="float">
            <text:p>-0.01152253</text:p>
          </table:table-cell>
          <table:table-cell office:value-type="float" office:value="-0.00927963" calcext:value-type="float">
            <text:p>-0.00927963</text:p>
          </table:table-cell>
          <table:table-cell office:value-type="float" office:value="0" calcext:value-type="float">
            <text:p>0</text:p>
          </table:table-cell>
          <table:table-cell office:value-type="float" office:value="0.02738616" calcext:value-type="float">
            <text:p>0.02738616</text:p>
          </table:table-cell>
          <table:table-cell office:value-type="float" office:value="-0.04856906" calcext:value-type="float">
            <text:p>-0.04856906</text:p>
          </table:table-cell>
          <table:table-cell office:value-type="float" office:value="0.04012686" calcext:value-type="float">
            <text:p>0.04012686</text:p>
          </table:table-cell>
          <table:table-cell office:value-type="float" office:value="-9999.04" calcext:value-type="float">
            <text:p>-9999.04</text:p>
          </table:table-cell>
          <table:table-cell office:value-type="float" office:value="-2.306244" calcext:value-type="float">
            <text:p>-2.306244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22122003" calcext:value-type="float">
            <text:p>22122003</text:p>
          </table:table-cell>
          <table:table-cell office:value-type="float" office:value="920.5997" calcext:value-type="float">
            <text:p>920.5997</text:p>
          </table:table-cell>
          <table:table-cell office:value-type="float" office:value="738.9639" calcext:value-type="float">
            <text:p>738.9639</text:p>
          </table:table-cell>
          <table:table-cell office:value-type="float" office:value="21.41418" calcext:value-type="float">
            <text:p>21.41418</text:p>
          </table:table-cell>
          <table:table-cell office:value-type="float" office:value="1100.857" calcext:value-type="float">
            <text:p>1100.857</text:p>
          </table:table-cell>
          <table:table-cell office:value-type="float" office:value="124.5212" calcext:value-type="float">
            <text:p>124.5212</text:p>
          </table:table-cell>
          <table:table-cell office:value-type="float" office:value="0" calcext:value-type="float">
            <text:p>0</text:p>
          </table:table-cell>
          <table:table-cell office:value-type="float" office:value="0.2896532" calcext:value-type="float">
            <text:p>0.2896532</text:p>
          </table:table-cell>
          <table:table-cell office:value-type="float" office:value="0.3070739" calcext:value-type="float">
            <text:p>0.3070739</text:p>
          </table:table-cell>
          <table:table-cell office:value-type="float" office:value="0.3203575" calcext:value-type="float">
            <text:p>0.3203575</text:p>
          </table:table-cell>
          <table:table-cell office:value-type="float" office:value="0.3213715" calcext:value-type="float">
            <text:p>0.3213715</text:p>
          </table:table-cell>
          <table:table-cell office:value-type="float" office:value="0.3232561" calcext:value-type="float">
            <text:p>0.3232561</text:p>
          </table:table-cell>
          <table:table-cell office:value-type="float" office:value="0.2860126" calcext:value-type="float">
            <text:p>0.2860126</text:p>
          </table:table-cell>
          <table:table-cell office:value-type="float" office:value="0.2869808" calcext:value-type="float">
            <text:p>0.2869808</text:p>
          </table:table-cell>
          <table:table-cell office:value-type="float" office:value="0.3697329" calcext:value-type="float">
            <text:p>0.3697329</text:p>
          </table:table-cell>
          <table:table-cell office:value-type="float" office:value="0.3681456" calcext:value-type="float">
            <text:p>0.3681456</text:p>
          </table:table-cell>
          <table:table-cell office:value-type="float" office:value="0.3787912" calcext:value-type="float">
            <text:p>0.3787912</text:p>
          </table:table-cell>
          <table:table-cell office:value-type="float" office:value="0.3935836" calcext:value-type="float">
            <text:p>0.3935836</text:p>
          </table:table-cell>
          <table:table-cell office:value-type="float" office:value="0.4010877" calcext:value-type="float">
            <text:p>0.4010877</text:p>
          </table:table-cell>
          <table:table-cell office:value-type="float" office:value="0.4623743" calcext:value-type="float">
            <text:p>0.4623743</text:p>
          </table:table-cell>
          <table:table-cell office:value-type="float" office:value="0" calcext:value-type="float">
            <text:p>0</text:p>
          </table:table-cell>
          <table:table-cell office:value-type="float" office:value="0.01374869" calcext:value-type="float">
            <text:p>0.01374869</text:p>
          </table:table-cell>
          <table:table-cell office:value-type="float" office:value="0.04807389" calcext:value-type="float">
            <text:p>0.04807389</text:p>
          </table:table-cell>
          <table:table-cell office:value-type="float" office:value="0.01158589" calcext:value-type="float">
            <text:p>0.01158589</text:p>
          </table:table-cell>
          <table:table-cell office:value-type="float" office:value="1.952838E-015" calcext:value-type="float">
            <text:p>1.952838E-15</text:p>
          </table:table-cell>
          <table:table-cell office:value-type="float" office:value="9.656083E-016" calcext:value-type="float">
            <text:p>9.656083E-16</text:p>
          </table:table-cell>
          <table:table-cell office:value-type="float" office:value="9.835344E-016" calcext:value-type="float">
            <text:p>9.835344E-16</text:p>
          </table:table-cell>
          <table:table-cell office:value-type="float" office:value="1.941508E-015" calcext:value-type="float">
            <text:p>1.941508E-15</text:p>
          </table:table-cell>
          <table:table-cell office:value-type="float" office:value="3.078805E-020" calcext:value-type="float">
            <text:p>3.078805E-20</text:p>
          </table:table-cell>
          <table:table-cell office:value-type="float" office:value="5.505514E-025" calcext:value-type="float">
            <text:p>5.505514E-25</text:p>
          </table:table-cell>
          <table:table-cell office:value-type="float" office:value="4.922577E-030" calcext:value-type="float">
            <text:p>4.922577E-30</text:p>
          </table:table-cell>
          <table:table-cell office:value-type="float" office:value="3.563205E-035" calcext:value-type="float">
            <text:p>3.563205E-35</text:p>
          </table:table-cell>
          <table:table-cell office:value-type="float" office:value="1.062184E-040" calcext:value-type="float">
            <text:p>1.062184E-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4584325" calcext:value-type="float">
            <text:p>-0.04584325</text:p>
          </table:table-cell>
          <table:table-cell office:value-type="float" office:value="-0.03031121" calcext:value-type="float">
            <text:p>-0.03031121</text:p>
          </table:table-cell>
          <table:table-cell office:value-type="float" office:value="-0.02352787" calcext:value-type="float">
            <text:p>-0.02352787</text:p>
          </table:table-cell>
          <table:table-cell office:value-type="float" office:value="-0.02311898" calcext:value-type="float">
            <text:p>-0.02311898</text:p>
          </table:table-cell>
          <table:table-cell office:value-type="float" office:value="-0.02230316" calcext:value-type="float">
            <text:p>-0.02230316</text:p>
          </table:table-cell>
          <table:table-cell office:value-type="float" office:value="-0.02057232" calcext:value-type="float">
            <text:p>-0.02057232</text:p>
          </table:table-cell>
          <table:table-cell office:value-type="float" office:value="-0.01819924" calcext:value-type="float">
            <text:p>-0.01819924</text:p>
          </table:table-cell>
          <table:table-cell office:value-type="float" office:value="-0.01547102" calcext:value-type="float">
            <text:p>-0.01547102</text:p>
          </table:table-cell>
          <table:table-cell office:value-type="float" office:value="-0.0117595" calcext:value-type="float">
            <text:p>-0.0117595</text:p>
          </table:table-cell>
          <table:table-cell office:value-type="float" office:value="-0.009405237" calcext:value-type="float">
            <text:p>-0.009405237</text:p>
          </table:table-cell>
          <table:table-cell office:value-type="float" office:value="0" calcext:value-type="float">
            <text:p>0</text:p>
          </table:table-cell>
          <table:table-cell office:value-type="float" office:value="0.02738616" calcext:value-type="float">
            <text:p>0.02738616</text:p>
          </table:table-cell>
          <table:table-cell office:value-type="float" office:value="-0.05367116" calcext:value-type="float">
            <text:p>-0.05367116</text:p>
          </table:table-cell>
          <table:table-cell office:value-type="float" office:value="0.04002049" calcext:value-type="float">
            <text:p>0.04002049</text:p>
          </table:table-cell>
          <table:table-cell office:value-type="float" office:value="-9999.04" calcext:value-type="float">
            <text:p>-9999.04</text:p>
          </table:table-cell>
          <table:table-cell office:value-type="float" office:value="-2.301996" calcext:value-type="float">
            <text:p>-2.301996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23122003" calcext:value-type="float">
            <text:p>23122003</text:p>
          </table:table-cell>
          <table:table-cell office:value-type="float" office:value="920.5997" calcext:value-type="float">
            <text:p>920.5997</text:p>
          </table:table-cell>
          <table:table-cell office:value-type="float" office:value="739.3547" calcext:value-type="float">
            <text:p>739.3547</text:p>
          </table:table-cell>
          <table:table-cell office:value-type="float" office:value="21.41418" calcext:value-type="float">
            <text:p>21.41418</text:p>
          </table:table-cell>
          <table:table-cell office:value-type="float" office:value="1100.228" calcext:value-type="float">
            <text:p>1100.228</text:p>
          </table:table-cell>
          <table:table-cell office:value-type="float" office:value="124.7592" calcext:value-type="float">
            <text:p>124.7592</text:p>
          </table:table-cell>
          <table:table-cell office:value-type="float" office:value="0" calcext:value-type="float">
            <text:p>0</text:p>
          </table:table-cell>
          <table:table-cell office:value-type="float" office:value="0.2371467" calcext:value-type="float">
            <text:p>0.2371467</text:p>
          </table:table-cell>
          <table:table-cell office:value-type="float" office:value="0.2928544" calcext:value-type="float">
            <text:p>0.2928544</text:p>
          </table:table-cell>
          <table:table-cell office:value-type="float" office:value="0.3143554" calcext:value-type="float">
            <text:p>0.3143554</text:p>
          </table:table-cell>
          <table:table-cell office:value-type="float" office:value="0.3207527" calcext:value-type="float">
            <text:p>0.3207527</text:p>
          </table:table-cell>
          <table:table-cell office:value-type="float" office:value="0.3235931" calcext:value-type="float">
            <text:p>0.3235931</text:p>
          </table:table-cell>
          <table:table-cell office:value-type="float" office:value="0.2864317" calcext:value-type="float">
            <text:p>0.2864317</text:p>
          </table:table-cell>
          <table:table-cell office:value-type="float" office:value="0.290566" calcext:value-type="float">
            <text:p>0.290566</text:p>
          </table:table-cell>
          <table:table-cell office:value-type="float" office:value="0.3695768" calcext:value-type="float">
            <text:p>0.3695768</text:p>
          </table:table-cell>
          <table:table-cell office:value-type="float" office:value="0.3677175" calcext:value-type="float">
            <text:p>0.3677175</text:p>
          </table:table-cell>
          <table:table-cell office:value-type="float" office:value="0.3785033" calcext:value-type="float">
            <text:p>0.3785033</text:p>
          </table:table-cell>
          <table:table-cell office:value-type="float" office:value="0.3935167" calcext:value-type="float">
            <text:p>0.3935167</text:p>
          </table:table-cell>
          <table:table-cell office:value-type="float" office:value="0.4012164" calcext:value-type="float">
            <text:p>0.4012164</text:p>
          </table:table-cell>
          <table:table-cell office:value-type="float" office:value="0.4623693" calcext:value-type="float">
            <text:p>0.4623693</text:p>
          </table:table-cell>
          <table:table-cell office:value-type="float" office:value="0" calcext:value-type="float">
            <text:p>0</text:p>
          </table:table-cell>
          <table:table-cell office:value-type="float" office:value="0.04908083" calcext:value-type="float">
            <text:p>0.04908083</text:p>
          </table:table-cell>
          <table:table-cell office:value-type="float" office:value="0.04988534" calcext:value-type="float">
            <text:p>0.04988534</text:p>
          </table:table-cell>
          <table:table-cell office:value-type="float" office:value="1.950725E-015" calcext:value-type="float">
            <text:p>1.950725E-15</text:p>
          </table:table-cell>
          <table:table-cell office:value-type="float" office:value="1.952837E-015" calcext:value-type="float">
            <text:p>1.952837E-15</text:p>
          </table:table-cell>
          <table:table-cell office:value-type="float" office:value="9.656083E-016" calcext:value-type="float">
            <text:p>9.656083E-16</text:p>
          </table:table-cell>
          <table:table-cell office:value-type="float" office:value="9.835344E-016" calcext:value-type="float">
            <text:p>9.835344E-16</text:p>
          </table:table-cell>
          <table:table-cell office:value-type="float" office:value="1.941508E-015" calcext:value-type="float">
            <text:p>1.941508E-15</text:p>
          </table:table-cell>
          <table:table-cell office:value-type="float" office:value="3.078805E-020" calcext:value-type="float">
            <text:p>3.078805E-20</text:p>
          </table:table-cell>
          <table:table-cell office:value-type="float" office:value="5.505514E-025" calcext:value-type="float">
            <text:p>5.505514E-25</text:p>
          </table:table-cell>
          <table:table-cell office:value-type="float" office:value="4.922578E-030" calcext:value-type="float">
            <text:p>4.922578E-30</text:p>
          </table:table-cell>
          <table:table-cell office:value-type="float" office:value="3.563205E-035" calcext:value-type="float">
            <text:p>3.563205E-35</text:p>
          </table:table-cell>
          <table:table-cell office:value-type="float" office:value="1.062184E-040" calcext:value-type="float">
            <text:p>1.062184E-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982869" calcext:value-type="float">
            <text:p>-0.1982869</text:p>
          </table:table-cell>
          <table:table-cell office:value-type="float" office:value="-0.04283196" calcext:value-type="float">
            <text:p>-0.04283196</text:p>
          </table:table-cell>
          <table:table-cell office:value-type="float" office:value="-0.02638057" calcext:value-type="float">
            <text:p>-0.02638057</text:p>
          </table:table-cell>
          <table:table-cell office:value-type="float" office:value="-0.02336764" calcext:value-type="float">
            <text:p>-0.02336764</text:p>
          </table:table-cell>
          <table:table-cell office:value-type="float" office:value="-0.02215032" calcext:value-type="float">
            <text:p>-0.02215032</text:p>
          </table:table-cell>
          <table:table-cell office:value-type="float" office:value="-0.02035504" calcext:value-type="float">
            <text:p>-0.02035504</text:p>
          </table:table-cell>
          <table:table-cell office:value-type="float" office:value="-0.01652611" calcext:value-type="float">
            <text:p>-0.01652611</text:p>
          </table:table-cell>
          <table:table-cell office:value-type="float" office:value="-0.01562063" calcext:value-type="float">
            <text:p>-0.01562063</text:p>
          </table:table-cell>
          <table:table-cell office:value-type="float" office:value="-0.01198945" calcext:value-type="float">
            <text:p>-0.01198945</text:p>
          </table:table-cell>
          <table:table-cell office:value-type="float" office:value="-0.009528444" calcext:value-type="float">
            <text:p>-0.009528444</text:p>
          </table:table-cell>
          <table:table-cell office:value-type="float" office:value="0" calcext:value-type="float">
            <text:p>0</text:p>
          </table:table-cell>
          <table:table-cell office:value-type="float" office:value="0.02738616" calcext:value-type="float">
            <text:p>0.02738616</text:p>
          </table:table-cell>
          <table:table-cell office:value-type="float" office:value="-0.5191523" calcext:value-type="float">
            <text:p>-0.5191523</text:p>
          </table:table-cell>
          <table:table-cell office:value-type="float" office:value="0.04010614" calcext:value-type="float">
            <text:p>0.04010614</text:p>
          </table:table-cell>
          <table:table-cell office:value-type="float" office:value="-9999.04" calcext:value-type="float">
            <text:p>-9999.04</text:p>
          </table:table-cell>
          <table:table-cell office:value-type="float" office:value="-2.298556" calcext:value-type="float">
            <text:p>-2.298556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24122003" calcext:value-type="float">
            <text:p>24122003</text:p>
          </table:table-cell>
          <table:table-cell office:value-type="float" office:value="920.5997" calcext:value-type="float">
            <text:p>920.5997</text:p>
          </table:table-cell>
          <table:table-cell office:value-type="float" office:value="739.7114" calcext:value-type="float">
            <text:p>739.7114</text:p>
          </table:table-cell>
          <table:table-cell office:value-type="float" office:value="21.41418" calcext:value-type="float">
            <text:p>21.41418</text:p>
          </table:table-cell>
          <table:table-cell office:value-type="float" office:value="1099.534" calcext:value-type="float">
            <text:p>1099.534</text:p>
          </table:table-cell>
          <table:table-cell office:value-type="float" office:value="125.0969" calcext:value-type="float">
            <text:p>125.0969</text:p>
          </table:table-cell>
          <table:table-cell office:value-type="float" office:value="0" calcext:value-type="float">
            <text:p>0</text:p>
          </table:table-cell>
          <table:table-cell office:value-type="float" office:value="0.2303711" calcext:value-type="float">
            <text:p>0.2303711</text:p>
          </table:table-cell>
          <table:table-cell office:value-type="float" office:value="0.280522" calcext:value-type="float">
            <text:p>0.280522</text:p>
          </table:table-cell>
          <table:table-cell office:value-type="float" office:value="0.3053105" calcext:value-type="float">
            <text:p>0.3053105</text:p>
          </table:table-cell>
          <table:table-cell office:value-type="float" office:value="0.316937" calcext:value-type="float">
            <text:p>0.316937</text:p>
          </table:table-cell>
          <table:table-cell office:value-type="float" office:value="0.3223012" calcext:value-type="float">
            <text:p>0.3223012</text:p>
          </table:table-cell>
          <table:table-cell office:value-type="float" office:value="0.2875655" calcext:value-type="float">
            <text:p>0.2875655</text:p>
          </table:table-cell>
          <table:table-cell office:value-type="float" office:value="0.2898018" calcext:value-type="float">
            <text:p>0.2898018</text:p>
          </table:table-cell>
          <table:table-cell office:value-type="float" office:value="0.3701447" calcext:value-type="float">
            <text:p>0.3701447</text:p>
          </table:table-cell>
          <table:table-cell office:value-type="float" office:value="0.3674126" calcext:value-type="float">
            <text:p>0.3674126</text:p>
          </table:table-cell>
          <table:table-cell office:value-type="float" office:value="0.3782282" calcext:value-type="float">
            <text:p>0.3782282</text:p>
          </table:table-cell>
          <table:table-cell office:value-type="float" office:value="0.3934401" calcext:value-type="float">
            <text:p>0.3934401</text:p>
          </table:table-cell>
          <table:table-cell office:value-type="float" office:value="0.4013174" calcext:value-type="float">
            <text:p>0.4013174</text:p>
          </table:table-cell>
          <table:table-cell office:value-type="float" office:value="0.4623714" calcext:value-type="float">
            <text:p>0.4623714</text:p>
          </table:table-cell>
          <table:table-cell office:value-type="float" office:value="0" calcext:value-type="float">
            <text:p>0</text:p>
          </table:table-cell>
          <table:table-cell office:value-type="float" office:value="0.03799824" calcext:value-type="float">
            <text:p>0.03799824</text:p>
          </table:table-cell>
          <table:table-cell office:value-type="float" office:value="0.06590464" calcext:value-type="float">
            <text:p>0.06590464</text:p>
          </table:table-cell>
          <table:table-cell office:value-type="float" office:value="1.950715E-015" calcext:value-type="float">
            <text:p>1.950715E-15</text:p>
          </table:table-cell>
          <table:table-cell office:value-type="float" office:value="1.952835E-015" calcext:value-type="float">
            <text:p>1.952835E-15</text:p>
          </table:table-cell>
          <table:table-cell office:value-type="float" office:value="9.656083E-016" calcext:value-type="float">
            <text:p>9.656083E-16</text:p>
          </table:table-cell>
          <table:table-cell office:value-type="float" office:value="9.835344E-016" calcext:value-type="float">
            <text:p>9.835344E-16</text:p>
          </table:table-cell>
          <table:table-cell office:value-type="float" office:value="1.941508E-015" calcext:value-type="float">
            <text:p>1.941508E-15</text:p>
          </table:table-cell>
          <table:table-cell office:value-type="float" office:value="3.078805E-020" calcext:value-type="float">
            <text:p>3.078805E-20</text:p>
          </table:table-cell>
          <table:table-cell office:value-type="float" office:value="5.505514E-025" calcext:value-type="float">
            <text:p>5.505514E-25</text:p>
          </table:table-cell>
          <table:table-cell office:value-type="float" office:value="4.922577E-030" calcext:value-type="float">
            <text:p>4.922577E-30</text:p>
          </table:table-cell>
          <table:table-cell office:value-type="float" office:value="3.563205E-035" calcext:value-type="float">
            <text:p>3.563205E-35</text:p>
          </table:table-cell>
          <table:table-cell office:value-type="float" office:value="1.062184E-040" calcext:value-type="float">
            <text:p>1.062184E-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2587866" calcext:value-type="float">
            <text:p>-0.2587866</text:p>
          </table:table-cell>
          <table:table-cell office:value-type="float" office:value="-0.05984265" calcext:value-type="float">
            <text:p>-0.05984265</text:p>
          </table:table-cell>
          <table:table-cell office:value-type="float" office:value="-0.03159051" calcext:value-type="float">
            <text:p>-0.03159051</text:p>
          </table:table-cell>
          <table:table-cell office:value-type="float" office:value="-0.02514897" calcext:value-type="float">
            <text:p>-0.02514897</text:p>
          </table:table-cell>
          <table:table-cell office:value-type="float" office:value="-0.02269519" calcext:value-type="float">
            <text:p>-0.02269519</text:p>
          </table:table-cell>
          <table:table-cell office:value-type="float" office:value="-0.0197462" calcext:value-type="float">
            <text:p>-0.0197462</text:p>
          </table:table-cell>
          <table:table-cell office:value-type="float" office:value="-0.01675468" calcext:value-type="float">
            <text:p>-0.01675468</text:p>
          </table:table-cell>
          <table:table-cell office:value-type="float" office:value="-0.0151056" calcext:value-type="float">
            <text:p>-0.0151056</text:p>
          </table:table-cell>
          <table:table-cell office:value-type="float" office:value="-0.01215686" calcext:value-type="float">
            <text:p>-0.01215686</text:p>
          </table:table-cell>
          <table:table-cell office:value-type="float" office:value="-0.009647748" calcext:value-type="float">
            <text:p>-0.009647748</text:p>
          </table:table-cell>
          <table:table-cell office:value-type="float" office:value="0" calcext:value-type="float">
            <text:p>0</text:p>
          </table:table-cell>
          <table:table-cell office:value-type="float" office:value="0.02738616" calcext:value-type="float">
            <text:p>0.02738616</text:p>
          </table:table-cell>
          <table:table-cell office:value-type="float" office:value="-0.5637562" calcext:value-type="float">
            <text:p>-0.5637562</text:p>
          </table:table-cell>
          <table:table-cell office:value-type="float" office:value="0.04004561" calcext:value-type="float">
            <text:p>0.04004561</text:p>
          </table:table-cell>
          <table:table-cell office:value-type="float" office:value="-9999.04" calcext:value-type="float">
            <text:p>-9999.04</text:p>
          </table:table-cell>
          <table:table-cell office:value-type="float" office:value="-2.295636" calcext:value-type="float">
            <text:p>-2.295636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25122003" calcext:value-type="float">
            <text:p>25122003</text:p>
          </table:table-cell>
          <table:table-cell office:value-type="float" office:value="920.5997" calcext:value-type="float">
            <text:p>920.5997</text:p>
          </table:table-cell>
          <table:table-cell office:value-type="float" office:value="739.803" calcext:value-type="float">
            <text:p>739.803</text:p>
          </table:table-cell>
          <table:table-cell office:value-type="float" office:value="21.41418" calcext:value-type="float">
            <text:p>21.41418</text:p>
          </table:table-cell>
          <table:table-cell office:value-type="float" office:value="1099.108" calcext:value-type="float">
            <text:p>1099.108</text:p>
          </table:table-cell>
          <table:table-cell office:value-type="float" office:value="125.4304" calcext:value-type="float">
            <text:p>125.4304</text:p>
          </table:table-cell>
          <table:table-cell office:value-type="float" office:value="0" calcext:value-type="float">
            <text:p>0</text:p>
          </table:table-cell>
          <table:table-cell office:value-type="float" office:value="0.2666976" calcext:value-type="float">
            <text:p>0.2666976</text:p>
          </table:table-cell>
          <table:table-cell office:value-type="float" office:value="0.2844768" calcext:value-type="float">
            <text:p>0.2844768</text:p>
          </table:table-cell>
          <table:table-cell office:value-type="float" office:value="0.3012839" calcext:value-type="float">
            <text:p>0.3012839</text:p>
          </table:table-cell>
          <table:table-cell office:value-type="float" office:value="0.3138287" calcext:value-type="float">
            <text:p>0.3138287</text:p>
          </table:table-cell>
          <table:table-cell office:value-type="float" office:value="0.3201332" calcext:value-type="float">
            <text:p>0.3201332</text:p>
          </table:table-cell>
          <table:table-cell office:value-type="float" office:value="0.2869834" calcext:value-type="float">
            <text:p>0.2869834</text:p>
          </table:table-cell>
          <table:table-cell office:value-type="float" office:value="0.2893161" calcext:value-type="float">
            <text:p>0.2893161</text:p>
          </table:table-cell>
          <table:table-cell office:value-type="float" office:value="0.3702191" calcext:value-type="float">
            <text:p>0.3702191</text:p>
          </table:table-cell>
          <table:table-cell office:value-type="float" office:value="0.3671888" calcext:value-type="float">
            <text:p>0.3671888</text:p>
          </table:table-cell>
          <table:table-cell office:value-type="float" office:value="0.3779736" calcext:value-type="float">
            <text:p>0.3779736</text:p>
          </table:table-cell>
          <table:table-cell office:value-type="float" office:value="0.3933561" calcext:value-type="float">
            <text:p>0.3933561</text:p>
          </table:table-cell>
          <table:table-cell office:value-type="float" office:value="0.4014117" calcext:value-type="float">
            <text:p>0.4014117</text:p>
          </table:table-cell>
          <table:table-cell office:value-type="float" office:value="0.4623751" calcext:value-type="float">
            <text:p>0.4623751</text:p>
          </table:table-cell>
          <table:table-cell office:value-type="float" office:value="0" calcext:value-type="float">
            <text:p>0</text:p>
          </table:table-cell>
          <table:table-cell office:value-type="float" office:value="0.006673023" calcext:value-type="float">
            <text:p>0.006673023</text:p>
          </table:table-cell>
          <table:table-cell office:value-type="float" office:value="0.06274944" calcext:value-type="float">
            <text:p>0.06274944</text:p>
          </table:table-cell>
          <table:table-cell office:value-type="float" office:value="1.950706E-015" calcext:value-type="float">
            <text:p>1.950706E-15</text:p>
          </table:table-cell>
          <table:table-cell office:value-type="float" office:value="1.95283E-015" calcext:value-type="float">
            <text:p>1.95283E-15</text:p>
          </table:table-cell>
          <table:table-cell office:value-type="float" office:value="9.656083E-016" calcext:value-type="float">
            <text:p>9.656083E-16</text:p>
          </table:table-cell>
          <table:table-cell office:value-type="float" office:value="9.835344E-016" calcext:value-type="float">
            <text:p>9.835344E-16</text:p>
          </table:table-cell>
          <table:table-cell office:value-type="float" office:value="1.941508E-015" calcext:value-type="float">
            <text:p>1.941508E-15</text:p>
          </table:table-cell>
          <table:table-cell office:value-type="float" office:value="3.078805E-020" calcext:value-type="float">
            <text:p>3.078805E-20</text:p>
          </table:table-cell>
          <table:table-cell office:value-type="float" office:value="5.505514E-025" calcext:value-type="float">
            <text:p>5.505514E-25</text:p>
          </table:table-cell>
          <table:table-cell office:value-type="float" office:value="4.922578E-030" calcext:value-type="float">
            <text:p>4.922578E-30</text:p>
          </table:table-cell>
          <table:table-cell office:value-type="float" office:value="3.563205E-035" calcext:value-type="float">
            <text:p>3.563205E-35</text:p>
          </table:table-cell>
          <table:table-cell office:value-type="float" office:value="1.062184E-040" calcext:value-type="float">
            <text:p>1.062184E-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8813465" calcext:value-type="float">
            <text:p>-0.08813465</text:p>
          </table:table-cell>
          <table:table-cell office:value-type="float" office:value="-0.05396603" calcext:value-type="float">
            <text:p>-0.05396603</text:p>
          </table:table-cell>
          <table:table-cell office:value-type="float" office:value="-0.03463817" calcext:value-type="float">
            <text:p>-0.03463817</text:p>
          </table:table-cell>
          <table:table-cell office:value-type="float" office:value="-0.02671149" calcext:value-type="float">
            <text:p>-0.02671149</text:p>
          </table:table-cell>
          <table:table-cell office:value-type="float" office:value="-0.02364969" calcext:value-type="float">
            <text:p>-0.02364969</text:p>
          </table:table-cell>
          <table:table-cell office:value-type="float" office:value="-0.02004543" calcext:value-type="float">
            <text:p>-0.02004543</text:p>
          </table:table-cell>
          <table:table-cell office:value-type="float" office:value="-0.01699366" calcext:value-type="float">
            <text:p>-0.01699366</text:p>
          </table:table-cell>
          <table:table-cell office:value-type="float" office:value="-0.0150385" calcext:value-type="float">
            <text:p>-0.0150385</text:p>
          </table:table-cell>
          <table:table-cell office:value-type="float" office:value="-0.01228094" calcext:value-type="float">
            <text:p>-0.01228094</text:p>
          </table:table-cell>
          <table:table-cell office:value-type="float" office:value="-0.00975976" calcext:value-type="float">
            <text:p>-0.00975976</text:p>
          </table:table-cell>
          <table:table-cell office:value-type="float" office:value="0" calcext:value-type="float">
            <text:p>0</text:p>
          </table:table-cell>
          <table:table-cell office:value-type="float" office:value="0.02738616" calcext:value-type="float">
            <text:p>0.02738616</text:p>
          </table:table-cell>
          <table:table-cell office:value-type="float" office:value="-0.1034244" calcext:value-type="float">
            <text:p>-0.1034244</text:p>
          </table:table-cell>
          <table:table-cell office:value-type="float" office:value="0.04000759" calcext:value-type="float">
            <text:p>0.04000759</text:p>
          </table:table-cell>
          <table:table-cell office:value-type="float" office:value="-9999.04" calcext:value-type="float">
            <text:p>-9999.04</text:p>
          </table:table-cell>
          <table:table-cell office:value-type="float" office:value="-2.292124" calcext:value-type="float">
            <text:p>-2.292124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26122003" calcext:value-type="float">
            <text:p>26122003</text:p>
          </table:table-cell>
          <table:table-cell office:value-type="float" office:value="920.5997" calcext:value-type="float">
            <text:p>920.5997</text:p>
          </table:table-cell>
          <table:table-cell office:value-type="float" office:value="739.5094" calcext:value-type="float">
            <text:p>739.5094</text:p>
          </table:table-cell>
          <table:table-cell office:value-type="float" office:value="21.41418" calcext:value-type="float">
            <text:p>21.41418</text:p>
          </table:table-cell>
          <table:table-cell office:value-type="float" office:value="1099.142" calcext:value-type="float">
            <text:p>1099.142</text:p>
          </table:table-cell>
          <table:table-cell office:value-type="float" office:value="125.6904" calcext:value-type="float">
            <text:p>125.6904</text:p>
          </table:table-cell>
          <table:table-cell office:value-type="float" office:value="0" calcext:value-type="float">
            <text:p>0</text:p>
          </table:table-cell>
          <table:table-cell office:value-type="float" office:value="0.3193217" calcext:value-type="float">
            <text:p>0.3193217</text:p>
          </table:table-cell>
          <table:table-cell office:value-type="float" office:value="0.3039648" calcext:value-type="float">
            <text:p>0.3039648</text:p>
          </table:table-cell>
          <table:table-cell office:value-type="float" office:value="0.3022126" calcext:value-type="float">
            <text:p>0.3022126</text:p>
          </table:table-cell>
          <table:table-cell office:value-type="float" office:value="0.3117562" calcext:value-type="float">
            <text:p>0.3117562</text:p>
          </table:table-cell>
          <table:table-cell office:value-type="float" office:value="0.3185316" calcext:value-type="float">
            <text:p>0.3185316</text:p>
          </table:table-cell>
          <table:table-cell office:value-type="float" office:value="0.2858714" calcext:value-type="float">
            <text:p>0.2858714</text:p>
          </table:table-cell>
          <table:table-cell office:value-type="float" office:value="0.2886125" calcext:value-type="float">
            <text:p>0.2886125</text:p>
          </table:table-cell>
          <table:table-cell office:value-type="float" office:value="0.3700815" calcext:value-type="float">
            <text:p>0.3700815</text:p>
          </table:table-cell>
          <table:table-cell office:value-type="float" office:value="0.3669815" calcext:value-type="float">
            <text:p>0.3669815</text:p>
          </table:table-cell>
          <table:table-cell office:value-type="float" office:value="0.3777391" calcext:value-type="float">
            <text:p>0.3777391</text:p>
          </table:table-cell>
          <table:table-cell office:value-type="float" office:value="0.3932693" calcext:value-type="float">
            <text:p>0.3932693</text:p>
          </table:table-cell>
          <table:table-cell office:value-type="float" office:value="0.4015047" calcext:value-type="float">
            <text:p>0.4015047</text:p>
          </table:table-cell>
          <table:table-cell office:value-type="float" office:value="0.4623773" calcext:value-type="float">
            <text:p>0.4623773</text:p>
          </table:table-cell>
          <table:table-cell office:value-type="float" office:value="0" calcext:value-type="float">
            <text:p>0</text:p>
          </table:table-cell>
          <table:table-cell office:value-type="float" office:value="0.00000002143105" calcext:value-type="float">
            <text:p>2.143105E-08</text:p>
          </table:table-cell>
          <table:table-cell office:value-type="float" office:value="0.04005122" calcext:value-type="float">
            <text:p>0.04005122</text:p>
          </table:table-cell>
          <table:table-cell office:value-type="float" office:value="1.950698E-015" calcext:value-type="float">
            <text:p>1.950698E-15</text:p>
          </table:table-cell>
          <table:table-cell office:value-type="float" office:value="1.952827E-015" calcext:value-type="float">
            <text:p>1.952827E-15</text:p>
          </table:table-cell>
          <table:table-cell office:value-type="float" office:value="9.656083E-016" calcext:value-type="float">
            <text:p>9.656083E-16</text:p>
          </table:table-cell>
          <table:table-cell office:value-type="float" office:value="9.835344E-016" calcext:value-type="float">
            <text:p>9.835344E-16</text:p>
          </table:table-cell>
          <table:table-cell office:value-type="float" office:value="1.941508E-015" calcext:value-type="float">
            <text:p>1.941508E-15</text:p>
          </table:table-cell>
          <table:table-cell office:value-type="float" office:value="3.078805E-020" calcext:value-type="float">
            <text:p>3.078805E-20</text:p>
          </table:table-cell>
          <table:table-cell office:value-type="float" office:value="5.505514E-025" calcext:value-type="float">
            <text:p>5.505514E-25</text:p>
          </table:table-cell>
          <table:table-cell office:value-type="float" office:value="4.922578E-030" calcext:value-type="float">
            <text:p>4.922578E-30</text:p>
          </table:table-cell>
          <table:table-cell office:value-type="float" office:value="3.563205E-035" calcext:value-type="float">
            <text:p>3.563205E-35</text:p>
          </table:table-cell>
          <table:table-cell office:value-type="float" office:value="1.062184E-040" calcext:value-type="float">
            <text:p>1.062184E-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2493609" calcext:value-type="float">
            <text:p>-0.02493609</text:p>
          </table:table-cell>
          <table:table-cell office:value-type="float" office:value="-0.03289943" calcext:value-type="float">
            <text:p>-0.03289943</text:p>
          </table:table-cell>
          <table:table-cell office:value-type="float" office:value="-0.0339289" calcext:value-type="float">
            <text:p>-0.0339289</text:p>
          </table:table-cell>
          <table:table-cell office:value-type="float" office:value="-0.02783498" calcext:value-type="float">
            <text:p>-0.02783498</text:p>
          </table:table-cell>
          <table:table-cell office:value-type="float" office:value="-0.0243846" calcext:value-type="float">
            <text:p>-0.0243846</text:p>
          </table:table-cell>
          <table:table-cell office:value-type="float" office:value="-0.02064201" calcext:value-type="float">
            <text:p>-0.02064201</text:p>
          </table:table-cell>
          <table:table-cell office:value-type="float" office:value="-0.01734718" calcext:value-type="float">
            <text:p>-0.01734718</text:p>
          </table:table-cell>
          <table:table-cell office:value-type="float" office:value="-0.01515873" calcext:value-type="float">
            <text:p>-0.01515873</text:p>
          </table:table-cell>
          <table:table-cell office:value-type="float" office:value="-0.01239675" calcext:value-type="float">
            <text:p>-0.01239675</text:p>
          </table:table-cell>
          <table:table-cell office:value-type="float" office:value="-0.009863995" calcext:value-type="float">
            <text:p>-0.009863995</text:p>
          </table:table-cell>
          <table:table-cell office:value-type="float" office:value="0" calcext:value-type="float">
            <text:p>0</text:p>
          </table:table-cell>
          <table:table-cell office:value-type="float" office:value="0.02738616" calcext:value-type="float">
            <text:p>0.02738616</text:p>
          </table:table-cell>
          <table:table-cell office:value-type="float" office:value="-0.02285932" calcext:value-type="float">
            <text:p>-0.02285932</text:p>
          </table:table-cell>
          <table:table-cell office:value-type="float" office:value="0.03992625" calcext:value-type="float">
            <text:p>0.03992625</text:p>
          </table:table-cell>
          <table:table-cell office:value-type="float" office:value="-9999.04" calcext:value-type="float">
            <text:p>-9999.04</text:p>
          </table:table-cell>
          <table:table-cell office:value-type="float" office:value="-2.288347" calcext:value-type="float">
            <text:p>-2.288347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27122003" calcext:value-type="float">
            <text:p>27122003</text:p>
          </table:table-cell>
          <table:table-cell office:value-type="float" office:value="920.5997" calcext:value-type="float">
            <text:p>920.5997</text:p>
          </table:table-cell>
          <table:table-cell office:value-type="float" office:value="740.481" calcext:value-type="float">
            <text:p>740.481</text:p>
          </table:table-cell>
          <table:table-cell office:value-type="float" office:value="21.41418" calcext:value-type="float">
            <text:p>21.41418</text:p>
          </table:table-cell>
          <table:table-cell office:value-type="float" office:value="1098.171" calcext:value-type="float">
            <text:p>1098.171</text:p>
          </table:table-cell>
          <table:table-cell office:value-type="float" office:value="125.6904" calcext:value-type="float">
            <text:p>125.6904</text:p>
          </table:table-cell>
          <table:table-cell office:value-type="float" office:value="0" calcext:value-type="float">
            <text:p>0</text:p>
          </table:table-cell>
          <table:table-cell office:value-type="float" office:value="0.3038716" calcext:value-type="float">
            <text:p>0.3038716</text:p>
          </table:table-cell>
          <table:table-cell office:value-type="float" office:value="0.314276" calcext:value-type="float">
            <text:p>0.314276</text:p>
          </table:table-cell>
          <table:table-cell office:value-type="float" office:value="0.3166459" calcext:value-type="float">
            <text:p>0.3166459</text:p>
          </table:table-cell>
          <table:table-cell office:value-type="float" office:value="0.316552" calcext:value-type="float">
            <text:p>0.316552</text:p>
          </table:table-cell>
          <table:table-cell office:value-type="float" office:value="0.3191365" calcext:value-type="float">
            <text:p>0.3191365</text:p>
          </table:table-cell>
          <table:table-cell office:value-type="float" office:value="0.2850338" calcext:value-type="float">
            <text:p>0.2850338</text:p>
          </table:table-cell>
          <table:table-cell office:value-type="float" office:value="0.287217" calcext:value-type="float">
            <text:p>0.287217</text:p>
          </table:table-cell>
          <table:table-cell office:value-type="float" office:value="0.3696938" calcext:value-type="float">
            <text:p>0.3696938</text:p>
          </table:table-cell>
          <table:table-cell office:value-type="float" office:value="0.3667826" calcext:value-type="float">
            <text:p>0.3667826</text:p>
          </table:table-cell>
          <table:table-cell office:value-type="float" office:value="0.3775706" calcext:value-type="float">
            <text:p>0.3775706</text:p>
          </table:table-cell>
          <table:table-cell office:value-type="float" office:value="0.3930846" calcext:value-type="float">
            <text:p>0.3930846</text:p>
          </table:table-cell>
          <table:table-cell office:value-type="float" office:value="0.4015944" calcext:value-type="float">
            <text:p>0.4015944</text:p>
          </table:table-cell>
          <table:table-cell office:value-type="float" office:value="0.4623747" calcext:value-type="float">
            <text:p>0.4623747</text:p>
          </table:table-cell>
          <table:table-cell office:value-type="float" office:value="0" calcext:value-type="float">
            <text:p>0</text:p>
          </table:table-cell>
          <table:table-cell office:value-type="float" office:value="1.949469E-015" calcext:value-type="float">
            <text:p>1.949469E-15</text:p>
          </table:table-cell>
          <table:table-cell office:value-type="float" office:value="9.577086E-016" calcext:value-type="float">
            <text:p>9.577086E-16</text:p>
          </table:table-cell>
          <table:table-cell office:value-type="float" office:value="1.950692E-015" calcext:value-type="float">
            <text:p>1.950692E-15</text:p>
          </table:table-cell>
          <table:table-cell office:value-type="float" office:value="1.95282E-015" calcext:value-type="float">
            <text:p>1.95282E-15</text:p>
          </table:table-cell>
          <table:table-cell office:value-type="float" office:value="9.656083E-016" calcext:value-type="float">
            <text:p>9.656083E-16</text:p>
          </table:table-cell>
          <table:table-cell office:value-type="float" office:value="9.835344E-016" calcext:value-type="float">
            <text:p>9.835344E-16</text:p>
          </table:table-cell>
          <table:table-cell office:value-type="float" office:value="1.941508E-015" calcext:value-type="float">
            <text:p>1.941508E-15</text:p>
          </table:table-cell>
          <table:table-cell office:value-type="float" office:value="3.078805E-020" calcext:value-type="float">
            <text:p>3.078805E-20</text:p>
          </table:table-cell>
          <table:table-cell office:value-type="float" office:value="5.505514E-025" calcext:value-type="float">
            <text:p>5.505514E-25</text:p>
          </table:table-cell>
          <table:table-cell office:value-type="float" office:value="4.922577E-030" calcext:value-type="float">
            <text:p>4.922577E-30</text:p>
          </table:table-cell>
          <table:table-cell office:value-type="float" office:value="3.563205E-035" calcext:value-type="float">
            <text:p>3.563205E-35</text:p>
          </table:table-cell>
          <table:table-cell office:value-type="float" office:value="1.062184E-040" calcext:value-type="float">
            <text:p>1.062184E-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3196864" calcext:value-type="float">
            <text:p>-0.03196864</text:p>
          </table:table-cell>
          <table:table-cell office:value-type="float" office:value="-0.0263431" calcext:value-type="float">
            <text:p>-0.0263431</text:p>
          </table:table-cell>
          <table:table-cell office:value-type="float" office:value="-0.02527037" calcext:value-type="float">
            <text:p>-0.02527037</text:p>
          </table:table-cell>
          <table:table-cell office:value-type="float" office:value="-0.02537155" calcext:value-type="float">
            <text:p>-0.02537155</text:p>
          </table:table-cell>
          <table:table-cell office:value-type="float" office:value="-0.02413305" calcext:value-type="float">
            <text:p>-0.02413305</text:p>
          </table:table-cell>
          <table:table-cell office:value-type="float" office:value="-0.02110575" calcext:value-type="float">
            <text:p>-0.02110575</text:p>
          </table:table-cell>
          <table:table-cell office:value-type="float" office:value="-0.01807077" calcext:value-type="float">
            <text:p>-0.01807077</text:p>
          </table:table-cell>
          <table:table-cell office:value-type="float" office:value="-0.01550516" calcext:value-type="float">
            <text:p>-0.01550516</text:p>
          </table:table-cell>
          <table:table-cell office:value-type="float" office:value="-0.01250897" calcext:value-type="float">
            <text:p>-0.01250897</text:p>
          </table:table-cell>
          <table:table-cell office:value-type="float" office:value="-0.00993988" calcext:value-type="float">
            <text:p>-0.00993988</text:p>
          </table:table-cell>
          <table:table-cell office:value-type="float" office:value="0" calcext:value-type="float">
            <text:p>0</text:p>
          </table:table-cell>
          <table:table-cell office:value-type="float" office:value="0.02738616" calcext:value-type="float">
            <text:p>0.02738616</text:p>
          </table:table-cell>
          <table:table-cell office:value-type="float" office:value="-0.03555184" calcext:value-type="float">
            <text:p>-0.03555184</text:p>
          </table:table-cell>
          <table:table-cell office:value-type="float" office:value="0.03976981" calcext:value-type="float">
            <text:p>0.03976981</text:p>
          </table:table-cell>
          <table:table-cell office:value-type="float" office:value="-9999.04" calcext:value-type="float">
            <text:p>-9999.04</text:p>
          </table:table-cell>
          <table:table-cell office:value-type="float" office:value="-2.284226" calcext:value-type="float">
            <text:p>-2.284226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28122003" calcext:value-type="float">
            <text:p>28122003</text:p>
          </table:table-cell>
          <table:table-cell office:value-type="float" office:value="920.5997" calcext:value-type="float">
            <text:p>920.5997</text:p>
          </table:table-cell>
          <table:table-cell office:value-type="float" office:value="741.0656" calcext:value-type="float">
            <text:p>741.0656</text:p>
          </table:table-cell>
          <table:table-cell office:value-type="float" office:value="21.41418" calcext:value-type="float">
            <text:p>21.41418</text:p>
          </table:table-cell>
          <table:table-cell office:value-type="float" office:value="1097.498" calcext:value-type="float">
            <text:p>1097.498</text:p>
          </table:table-cell>
          <table:table-cell office:value-type="float" office:value="125.7785" calcext:value-type="float">
            <text:p>125.7785</text:p>
          </table:table-cell>
          <table:table-cell office:value-type="float" office:value="0" calcext:value-type="float">
            <text:p>0</text:p>
          </table:table-cell>
          <table:table-cell office:value-type="float" office:value="0.287697" calcext:value-type="float">
            <text:p>0.287697</text:p>
          </table:table-cell>
          <table:table-cell office:value-type="float" office:value="0.3039283" calcext:value-type="float">
            <text:p>0.3039283</text:p>
          </table:table-cell>
          <table:table-cell office:value-type="float" office:value="0.3118302" calcext:value-type="float">
            <text:p>0.3118302</text:p>
          </table:table-cell>
          <table:table-cell office:value-type="float" office:value="0.3169648" calcext:value-type="float">
            <text:p>0.3169648</text:p>
          </table:table-cell>
          <table:table-cell office:value-type="float" office:value="0.3202553" calcext:value-type="float">
            <text:p>0.3202553</text:p>
          </table:table-cell>
          <table:table-cell office:value-type="float" office:value="0.2851362" calcext:value-type="float">
            <text:p>0.2851362</text:p>
          </table:table-cell>
          <table:table-cell office:value-type="float" office:value="0.2873262" calcext:value-type="float">
            <text:p>0.2873262</text:p>
          </table:table-cell>
          <table:table-cell office:value-type="float" office:value="0.369456" calcext:value-type="float">
            <text:p>0.369456</text:p>
          </table:table-cell>
          <table:table-cell office:value-type="float" office:value="0.3665567" calcext:value-type="float">
            <text:p>0.3665567</text:p>
          </table:table-cell>
          <table:table-cell office:value-type="float" office:value="0.3774061" calcext:value-type="float">
            <text:p>0.3774061</text:p>
          </table:table-cell>
          <table:table-cell office:value-type="float" office:value="0.3929231" calcext:value-type="float">
            <text:p>0.3929231</text:p>
          </table:table-cell>
          <table:table-cell office:value-type="float" office:value="0.4016683" calcext:value-type="float">
            <text:p>0.4016683</text:p>
          </table:table-cell>
          <table:table-cell office:value-type="float" office:value="0.4623747" calcext:value-type="float">
            <text:p>0.4623747</text:p>
          </table:table-cell>
          <table:table-cell office:value-type="float" office:value="0" calcext:value-type="float">
            <text:p>0</text:p>
          </table:table-cell>
          <table:table-cell office:value-type="float" office:value="1.957349E-015" calcext:value-type="float">
            <text:p>1.957349E-15</text:p>
          </table:table-cell>
          <table:table-cell office:value-type="float" office:value="9.577154E-016" calcext:value-type="float">
            <text:p>9.577154E-16</text:p>
          </table:table-cell>
          <table:table-cell office:value-type="float" office:value="1.950692E-015" calcext:value-type="float">
            <text:p>1.950692E-15</text:p>
          </table:table-cell>
          <table:table-cell office:value-type="float" office:value="1.952807E-015" calcext:value-type="float">
            <text:p>1.952807E-15</text:p>
          </table:table-cell>
          <table:table-cell office:value-type="float" office:value="9.656079E-016" calcext:value-type="float">
            <text:p>9.656079E-16</text:p>
          </table:table-cell>
          <table:table-cell office:value-type="float" office:value="9.835344E-016" calcext:value-type="float">
            <text:p>9.835344E-16</text:p>
          </table:table-cell>
          <table:table-cell office:value-type="float" office:value="1.941508E-015" calcext:value-type="float">
            <text:p>1.941508E-15</text:p>
          </table:table-cell>
          <table:table-cell office:value-type="float" office:value="3.078805E-020" calcext:value-type="float">
            <text:p>3.078805E-20</text:p>
          </table:table-cell>
          <table:table-cell office:value-type="float" office:value="5.505514E-025" calcext:value-type="float">
            <text:p>5.505514E-25</text:p>
          </table:table-cell>
          <table:table-cell office:value-type="float" office:value="4.922577E-030" calcext:value-type="float">
            <text:p>4.922577E-30</text:p>
          </table:table-cell>
          <table:table-cell office:value-type="float" office:value="3.563205E-035" calcext:value-type="float">
            <text:p>3.563205E-35</text:p>
          </table:table-cell>
          <table:table-cell office:value-type="float" office:value="1.062184E-040" calcext:value-type="float">
            <text:p>1.062184E-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4874293" calcext:value-type="float">
            <text:p>-0.04874293</text:p>
          </table:table-cell>
          <table:table-cell office:value-type="float" office:value="-0.03233679" calcext:value-type="float">
            <text:p>-0.03233679</text:p>
          </table:table-cell>
          <table:table-cell office:value-type="float" office:value="-0.02776588" calcext:value-type="float">
            <text:p>-0.02776588</text:p>
          </table:table-cell>
          <table:table-cell office:value-type="float" office:value="-0.02514661" calcext:value-type="float">
            <text:p>-0.02514661</text:p>
          </table:table-cell>
          <table:table-cell office:value-type="float" office:value="-0.02360609" calcext:value-type="float">
            <text:p>-0.02360609</text:p>
          </table:table-cell>
          <table:table-cell office:value-type="float" office:value="-0.02105143" calcext:value-type="float">
            <text:p>-0.02105143</text:p>
          </table:table-cell>
          <table:table-cell office:value-type="float" office:value="-0.01801089" calcext:value-type="float">
            <text:p>-0.01801089</text:p>
          </table:table-cell>
          <table:table-cell office:value-type="float" office:value="-0.01572367" calcext:value-type="float">
            <text:p>-0.01572367</text:p>
          </table:table-cell>
          <table:table-cell office:value-type="float" office:value="-0.01263775" calcext:value-type="float">
            <text:p>-0.01263775</text:p>
          </table:table-cell>
          <table:table-cell office:value-type="float" office:value="-0.01001426" calcext:value-type="float">
            <text:p>-0.01001426</text:p>
          </table:table-cell>
          <table:table-cell office:value-type="float" office:value="0" calcext:value-type="float">
            <text:p>0</text:p>
          </table:table-cell>
          <table:table-cell office:value-type="float" office:value="0.02738616" calcext:value-type="float">
            <text:p>0.02738616</text:p>
          </table:table-cell>
          <table:table-cell office:value-type="float" office:value="-0.05839941" calcext:value-type="float">
            <text:p>-0.05839941</text:p>
          </table:table-cell>
          <table:table-cell office:value-type="float" office:value="0.03975987" calcext:value-type="float">
            <text:p>0.03975987</text:p>
          </table:table-cell>
          <table:table-cell office:value-type="float" office:value="-9999.04" calcext:value-type="float">
            <text:p>-9999.04</text:p>
          </table:table-cell>
          <table:table-cell office:value-type="float" office:value="-2.281432" calcext:value-type="float">
            <text:p>-2.281432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29122003" calcext:value-type="float">
            <text:p>29122003</text:p>
          </table:table-cell>
          <table:table-cell office:value-type="float" office:value="920.5997" calcext:value-type="float">
            <text:p>920.5997</text:p>
          </table:table-cell>
          <table:table-cell office:value-type="float" office:value="741.4245" calcext:value-type="float">
            <text:p>741.4245</text:p>
          </table:table-cell>
          <table:table-cell office:value-type="float" office:value="21.41418" calcext:value-type="float">
            <text:p>21.41418</text:p>
          </table:table-cell>
          <table:table-cell office:value-type="float" office:value="1096.969" calcext:value-type="float">
            <text:p>1096.969</text:p>
          </table:table-cell>
          <table:table-cell office:value-type="float" office:value="125.9487" calcext:value-type="float">
            <text:p>125.9487</text:p>
          </table:table-cell>
          <table:table-cell office:value-type="float" office:value="0" calcext:value-type="float">
            <text:p>0</text:p>
          </table:table-cell>
          <table:table-cell office:value-type="float" office:value="0.2762024" calcext:value-type="float">
            <text:p>0.2762024</text:p>
          </table:table-cell>
          <table:table-cell office:value-type="float" office:value="0.2977686" calcext:value-type="float">
            <text:p>0.2977686</text:p>
          </table:table-cell>
          <table:table-cell office:value-type="float" office:value="0.3072665" calcext:value-type="float">
            <text:p>0.3072665</text:p>
          </table:table-cell>
          <table:table-cell office:value-type="float" office:value="0.3149825" calcext:value-type="float">
            <text:p>0.3149825</text:p>
          </table:table-cell>
          <table:table-cell office:value-type="float" office:value="0.3193491" calcext:value-type="float">
            <text:p>0.3193491</text:p>
          </table:table-cell>
          <table:table-cell office:value-type="float" office:value="0.2853896" calcext:value-type="float">
            <text:p>0.2853896</text:p>
          </table:table-cell>
          <table:table-cell office:value-type="float" office:value="0.2881776" calcext:value-type="float">
            <text:p>0.2881776</text:p>
          </table:table-cell>
          <table:table-cell office:value-type="float" office:value="0.3694779" calcext:value-type="float">
            <text:p>0.3694779</text:p>
          </table:table-cell>
          <table:table-cell office:value-type="float" office:value="0.3663453" calcext:value-type="float">
            <text:p>0.3663453</text:p>
          </table:table-cell>
          <table:table-cell office:value-type="float" office:value="0.3772395" calcext:value-type="float">
            <text:p>0.3772395</text:p>
          </table:table-cell>
          <table:table-cell office:value-type="float" office:value="0.3927882" calcext:value-type="float">
            <text:p>0.3927882</text:p>
          </table:table-cell>
          <table:table-cell office:value-type="float" office:value="0.4017293" calcext:value-type="float">
            <text:p>0.4017293</text:p>
          </table:table-cell>
          <table:table-cell office:value-type="float" office:value="0.4623742" calcext:value-type="float">
            <text:p>0.4623742</text:p>
          </table:table-cell>
          <table:table-cell office:value-type="float" office:value="0" calcext:value-type="float">
            <text:p>0</text:p>
          </table:table-cell>
          <table:table-cell office:value-type="float" office:value="0.0004690651" calcext:value-type="float">
            <text:p>0.0004690651</text:p>
          </table:table-cell>
          <table:table-cell office:value-type="float" office:value="9.577231E-016" calcext:value-type="float">
            <text:p>9.577231E-16</text:p>
          </table:table-cell>
          <table:table-cell office:value-type="float" office:value="1.950691E-015" calcext:value-type="float">
            <text:p>1.950691E-15</text:p>
          </table:table-cell>
          <table:table-cell office:value-type="float" office:value="1.952796E-015" calcext:value-type="float">
            <text:p>1.952796E-15</text:p>
          </table:table-cell>
          <table:table-cell office:value-type="float" office:value="9.656079E-016" calcext:value-type="float">
            <text:p>9.656079E-16</text:p>
          </table:table-cell>
          <table:table-cell office:value-type="float" office:value="9.835344E-016" calcext:value-type="float">
            <text:p>9.835344E-16</text:p>
          </table:table-cell>
          <table:table-cell office:value-type="float" office:value="1.941508E-015" calcext:value-type="float">
            <text:p>1.941508E-15</text:p>
          </table:table-cell>
          <table:table-cell office:value-type="float" office:value="3.078806E-020" calcext:value-type="float">
            <text:p>3.078806E-20</text:p>
          </table:table-cell>
          <table:table-cell office:value-type="float" office:value="5.505514E-025" calcext:value-type="float">
            <text:p>5.505514E-25</text:p>
          </table:table-cell>
          <table:table-cell office:value-type="float" office:value="4.922577E-030" calcext:value-type="float">
            <text:p>4.922577E-30</text:p>
          </table:table-cell>
          <table:table-cell office:value-type="float" office:value="3.563205E-035" calcext:value-type="float">
            <text:p>3.563205E-35</text:p>
          </table:table-cell>
          <table:table-cell office:value-type="float" office:value="1.062184E-040" calcext:value-type="float">
            <text:p>1.062184E-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6469401" calcext:value-type="float">
            <text:p>-0.06469401</text:p>
          </table:table-cell>
          <table:table-cell office:value-type="float" office:value="-0.03762659" calcext:value-type="float">
            <text:p>-0.03762659</text:p>
          </table:table-cell>
          <table:table-cell office:value-type="float" office:value="-0.030401" calcext:value-type="float">
            <text:p>-0.030401</text:p>
          </table:table-cell>
          <table:table-cell office:value-type="float" office:value="-0.02612421" calcext:value-type="float">
            <text:p>-0.02612421</text:p>
          </table:table-cell>
          <table:table-cell office:value-type="float" office:value="-0.02401271" calcext:value-type="float">
            <text:p>-0.02401271</text:p>
          </table:table-cell>
          <table:table-cell office:value-type="float" office:value="-0.02090956" calcext:value-type="float">
            <text:p>-0.02090956</text:p>
          </table:table-cell>
          <table:table-cell office:value-type="float" office:value="-0.01756455" calcext:value-type="float">
            <text:p>-0.01756455</text:p>
          </table:table-cell>
          <table:table-cell office:value-type="float" office:value="-0.01570502" calcext:value-type="float">
            <text:p>-0.01570502</text:p>
          </table:table-cell>
          <table:table-cell office:value-type="float" office:value="-0.01275977" calcext:value-type="float">
            <text:p>-0.01275977</text:p>
          </table:table-cell>
          <table:table-cell office:value-type="float" office:value="-0.01009014" calcext:value-type="float">
            <text:p>-0.01009014</text:p>
          </table:table-cell>
          <table:table-cell office:value-type="float" office:value="0" calcext:value-type="float">
            <text:p>0</text:p>
          </table:table-cell>
          <table:table-cell office:value-type="float" office:value="0.02738616" calcext:value-type="float">
            <text:p>0.02738616</text:p>
          </table:table-cell>
          <table:table-cell office:value-type="float" office:value="-0.08803599" calcext:value-type="float">
            <text:p>-0.08803599</text:p>
          </table:table-cell>
          <table:table-cell office:value-type="float" office:value="0.03975448" calcext:value-type="float">
            <text:p>0.03975448</text:p>
          </table:table-cell>
          <table:table-cell office:value-type="float" office:value="-9999.04" calcext:value-type="float">
            <text:p>-9999.04</text:p>
          </table:table-cell>
          <table:table-cell office:value-type="float" office:value="-2.278735" calcext:value-type="float">
            <text:p>-2.278735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30122003" calcext:value-type="float">
            <text:p>30122003</text:p>
          </table:table-cell>
          <table:table-cell office:value-type="float" office:value="920.5997" calcext:value-type="float">
            <text:p>920.5997</text:p>
          </table:table-cell>
          <table:table-cell office:value-type="float" office:value="741.8398" calcext:value-type="float">
            <text:p>741.8398</text:p>
          </table:table-cell>
          <table:table-cell office:value-type="float" office:value="21.41418" calcext:value-type="float">
            <text:p>21.41418</text:p>
          </table:table-cell>
          <table:table-cell office:value-type="float" office:value="1096.336" calcext:value-type="float">
            <text:p>1096.336</text:p>
          </table:table-cell>
          <table:table-cell office:value-type="float" office:value="126.1664" calcext:value-type="float">
            <text:p>126.1664</text:p>
          </table:table-cell>
          <table:table-cell office:value-type="float" office:value="0" calcext:value-type="float">
            <text:p>0</text:p>
          </table:table-cell>
          <table:table-cell office:value-type="float" office:value="0.2909038" calcext:value-type="float">
            <text:p>0.2909038</text:p>
          </table:table-cell>
          <table:table-cell office:value-type="float" office:value="0.2969348" calcext:value-type="float">
            <text:p>0.2969348</text:p>
          </table:table-cell>
          <table:table-cell office:value-type="float" office:value="0.3039669" calcext:value-type="float">
            <text:p>0.3039669</text:p>
          </table:table-cell>
          <table:table-cell office:value-type="float" office:value="0.3131494" calcext:value-type="float">
            <text:p>0.3131494</text:p>
          </table:table-cell>
          <table:table-cell office:value-type="float" office:value="0.3181614" calcext:value-type="float">
            <text:p>0.3181614</text:p>
          </table:table-cell>
          <table:table-cell office:value-type="float" office:value="0.2854013" calcext:value-type="float">
            <text:p>0.2854013</text:p>
          </table:table-cell>
          <table:table-cell office:value-type="float" office:value="0.2886119" calcext:value-type="float">
            <text:p>0.2886119</text:p>
          </table:table-cell>
          <table:table-cell office:value-type="float" office:value="0.3696016" calcext:value-type="float">
            <text:p>0.3696016</text:p>
          </table:table-cell>
          <table:table-cell office:value-type="float" office:value="0.366181" calcext:value-type="float">
            <text:p>0.366181</text:p>
          </table:table-cell>
          <table:table-cell office:value-type="float" office:value="0.3770763" calcext:value-type="float">
            <text:p>0.3770763</text:p>
          </table:table-cell>
          <table:table-cell office:value-type="float" office:value="0.3926723" calcext:value-type="float">
            <text:p>0.3926723</text:p>
          </table:table-cell>
          <table:table-cell office:value-type="float" office:value="0.4017817" calcext:value-type="float">
            <text:p>0.4017817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3354E-015" calcext:value-type="float">
            <text:p>1.93354E-15</text:p>
          </table:table-cell>
          <table:table-cell office:value-type="float" office:value="9.577304E-016" calcext:value-type="float">
            <text:p>9.577304E-16</text:p>
          </table:table-cell>
          <table:table-cell office:value-type="float" office:value="1.950689E-015" calcext:value-type="float">
            <text:p>1.950689E-15</text:p>
          </table:table-cell>
          <table:table-cell office:value-type="float" office:value="1.952785E-015" calcext:value-type="float">
            <text:p>1.952785E-15</text:p>
          </table:table-cell>
          <table:table-cell office:value-type="float" office:value="9.656079E-016" calcext:value-type="float">
            <text:p>9.656079E-16</text:p>
          </table:table-cell>
          <table:table-cell office:value-type="float" office:value="9.835344E-016" calcext:value-type="float">
            <text:p>9.835344E-16</text:p>
          </table:table-cell>
          <table:table-cell office:value-type="float" office:value="1.941508E-015" calcext:value-type="float">
            <text:p>1.941508E-15</text:p>
          </table:table-cell>
          <table:table-cell office:value-type="float" office:value="3.078805E-020" calcext:value-type="float">
            <text:p>3.078805E-20</text:p>
          </table:table-cell>
          <table:table-cell office:value-type="float" office:value="5.505514E-025" calcext:value-type="float">
            <text:p>5.505514E-25</text:p>
          </table:table-cell>
          <table:table-cell office:value-type="float" office:value="4.922578E-030" calcext:value-type="float">
            <text:p>4.922578E-30</text:p>
          </table:table-cell>
          <table:table-cell office:value-type="float" office:value="3.563205E-035" calcext:value-type="float">
            <text:p>3.563205E-35</text:p>
          </table:table-cell>
          <table:table-cell office:value-type="float" office:value="1.062184E-040" calcext:value-type="float">
            <text:p>1.062184E-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4414364" calcext:value-type="float">
            <text:p>-0.04414364</text:p>
          </table:table-cell>
          <table:table-cell office:value-type="float" office:value="-0.03873149" calcext:value-type="float">
            <text:p>-0.03873149</text:p>
          </table:table-cell>
          <table:table-cell office:value-type="float" office:value="-0.03250216" calcext:value-type="float">
            <text:p>-0.03250216</text:p>
          </table:table-cell>
          <table:table-cell office:value-type="float" office:value="-0.02707606" calcext:value-type="float">
            <text:p>-0.02707606</text:p>
          </table:table-cell>
          <table:table-cell office:value-type="float" office:value="-0.024568" calcext:value-type="float">
            <text:p>-0.024568</text:p>
          </table:table-cell>
          <table:table-cell office:value-type="float" office:value="-0.02090205" calcext:value-type="float">
            <text:p>-0.02090205</text:p>
          </table:table-cell>
          <table:table-cell office:value-type="float" office:value="-0.01734228" calcext:value-type="float">
            <text:p>-0.01734228</text:p>
          </table:table-cell>
          <table:table-cell office:value-type="float" office:value="-0.0155917" calcext:value-type="float">
            <text:p>-0.0155917</text:p>
          </table:table-cell>
          <table:table-cell office:value-type="float" office:value="-0.01285558" calcext:value-type="float">
            <text:p>-0.01285558</text:p>
          </table:table-cell>
          <table:table-cell office:value-type="float" office:value="-0.01016519" calcext:value-type="float">
            <text:p>-0.01016519</text:p>
          </table:table-cell>
          <table:table-cell office:value-type="float" office:value="0" calcext:value-type="float">
            <text:p>0</text:p>
          </table:table-cell>
          <table:table-cell office:value-type="float" office:value="0.02738616" calcext:value-type="float">
            <text:p>0.02738616</text:p>
          </table:table-cell>
          <table:table-cell office:value-type="float" office:value="-0.04939177" calcext:value-type="float">
            <text:p>-0.04939177</text:p>
          </table:table-cell>
          <table:table-cell office:value-type="float" office:value="0.03974641" calcext:value-type="float">
            <text:p>0.03974641</text:p>
          </table:table-cell>
          <table:table-cell office:value-type="float" office:value="-9999.04" calcext:value-type="float">
            <text:p>-9999.04</text:p>
          </table:table-cell>
          <table:table-cell office:value-type="float" office:value="-2.276139" calcext:value-type="float">
            <text:p>-2.276139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31122003" calcext:value-type="float">
            <text:p>31122003</text:p>
          </table:table-cell>
          <table:table-cell office:value-type="float" office:value="920.5997" calcext:value-type="float">
            <text:p>920.5997</text:p>
          </table:table-cell>
          <table:table-cell office:value-type="float" office:value="742.3148" calcext:value-type="float">
            <text:p>742.3148</text:p>
          </table:table-cell>
          <table:table-cell office:value-type="float" office:value="21.41418" calcext:value-type="float">
            <text:p>21.41418</text:p>
          </table:table-cell>
          <table:table-cell office:value-type="float" office:value="1095.861" calcext:value-type="float">
            <text:p>1095.861</text:p>
          </table:table-cell>
          <table:table-cell office:value-type="float" office:value="126.1664" calcext:value-type="float">
            <text:p>126.1664</text:p>
          </table:table-cell>
          <table:table-cell office:value-type="float" office:value="0" calcext:value-type="float">
            <text:p>0</text:p>
          </table:table-cell>
          <table:table-cell office:value-type="float" office:value="0.263212" calcext:value-type="float">
            <text:p>0.263212</text:p>
          </table:table-cell>
          <table:table-cell office:value-type="float" office:value="0.2860528" calcext:value-type="float">
            <text:p>0.2860528</text:p>
          </table:table-cell>
          <table:table-cell office:value-type="float" office:value="0.3012236" calcext:value-type="float">
            <text:p>0.3012236</text:p>
          </table:table-cell>
          <table:table-cell office:value-type="float" office:value="0.3113012" calcext:value-type="float">
            <text:p>0.3113012</text:p>
          </table:table-cell>
          <table:table-cell office:value-type="float" office:value="0.3172567" calcext:value-type="float">
            <text:p>0.3172567</text:p>
          </table:table-cell>
          <table:table-cell office:value-type="float" office:value="0.2846024" calcext:value-type="float">
            <text:p>0.2846024</text:p>
          </table:table-cell>
          <table:table-cell office:value-type="float" office:value="0.2867688" calcext:value-type="float">
            <text:p>0.2867688</text:p>
          </table:table-cell>
          <table:table-cell office:value-type="float" office:value="0.3693022" calcext:value-type="float">
            <text:p>0.3693022</text:p>
          </table:table-cell>
          <table:table-cell office:value-type="float" office:value="0.3660246" calcext:value-type="float">
            <text:p>0.3660246</text:p>
          </table:table-cell>
          <table:table-cell office:value-type="float" office:value="0.3769189" calcext:value-type="float">
            <text:p>0.3769189</text:p>
          </table:table-cell>
          <table:table-cell office:value-type="float" office:value="0.3925706" calcext:value-type="float">
            <text:p>0.3925706</text:p>
          </table:table-cell>
          <table:table-cell office:value-type="float" office:value="0.401829" calcext:value-type="float">
            <text:p>0.401829</text:p>
          </table:table-cell>
          <table:table-cell office:value-type="float" office:value="0.4623747" calcext:value-type="float">
            <text:p>0.4623747</text:p>
          </table:table-cell>
          <table:table-cell office:value-type="float" office:value="0" calcext:value-type="float">
            <text:p>0</text:p>
          </table:table-cell>
          <table:table-cell office:value-type="float" office:value="1.95176E-015" calcext:value-type="float">
            <text:p>1.95176E-15</text:p>
          </table:table-cell>
          <table:table-cell office:value-type="float" office:value="9.577391E-016" calcext:value-type="float">
            <text:p>9.577391E-16</text:p>
          </table:table-cell>
          <table:table-cell office:value-type="float" office:value="1.950688E-015" calcext:value-type="float">
            <text:p>1.950688E-15</text:p>
          </table:table-cell>
          <table:table-cell office:value-type="float" office:value="1.952774E-015" calcext:value-type="float">
            <text:p>1.952774E-15</text:p>
          </table:table-cell>
          <table:table-cell office:value-type="float" office:value="9.656079E-016" calcext:value-type="float">
            <text:p>9.656079E-16</text:p>
          </table:table-cell>
          <table:table-cell office:value-type="float" office:value="9.835344E-016" calcext:value-type="float">
            <text:p>9.835344E-16</text:p>
          </table:table-cell>
          <table:table-cell office:value-type="float" office:value="1.941508E-015" calcext:value-type="float">
            <text:p>1.941508E-15</text:p>
          </table:table-cell>
          <table:table-cell office:value-type="float" office:value="3.078805E-020" calcext:value-type="float">
            <text:p>3.078805E-20</text:p>
          </table:table-cell>
          <table:table-cell office:value-type="float" office:value="5.505514E-025" calcext:value-type="float">
            <text:p>5.505514E-25</text:p>
          </table:table-cell>
          <table:table-cell office:value-type="float" office:value="4.922577E-030" calcext:value-type="float">
            <text:p>4.922577E-30</text:p>
          </table:table-cell>
          <table:table-cell office:value-type="float" office:value="3.563205E-035" calcext:value-type="float">
            <text:p>3.563205E-35</text:p>
          </table:table-cell>
          <table:table-cell office:value-type="float" office:value="1.062184E-040" calcext:value-type="float">
            <text:p>1.062184E-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9639604" calcext:value-type="float">
            <text:p>-0.09639604</text:p>
          </table:table-cell>
          <table:table-cell office:value-type="float" office:value="-0.05150483" calcext:value-type="float">
            <text:p>-0.05150483</text:p>
          </table:table-cell>
          <table:table-cell office:value-type="float" office:value="-0.03467718" calcext:value-type="float">
            <text:p>-0.03467718</text:p>
          </table:table-cell>
          <table:table-cell office:value-type="float" office:value="-0.02807154" calcext:value-type="float">
            <text:p>-0.02807154</text:p>
          </table:table-cell>
          <table:table-cell office:value-type="float" office:value="-0.02499917" calcext:value-type="float">
            <text:p>-0.02499917</text:p>
          </table:table-cell>
          <table:table-cell office:value-type="float" office:value="-0.02134511" calcext:value-type="float">
            <text:p>-0.02134511</text:p>
          </table:table-cell>
          <table:table-cell office:value-type="float" office:value="-0.01830759" calcext:value-type="float">
            <text:p>-0.01830759</text:p>
          </table:table-cell>
          <table:table-cell office:value-type="float" office:value="-0.01586466" calcext:value-type="float">
            <text:p>-0.01586466</text:p>
          </table:table-cell>
          <table:table-cell office:value-type="float" office:value="-0.01294701" calcext:value-type="float">
            <text:p>-0.01294701</text:p>
          </table:table-cell>
          <table:table-cell office:value-type="float" office:value="-0.01023811" calcext:value-type="float">
            <text:p>-0.01023811</text:p>
          </table:table-cell>
          <table:table-cell office:value-type="float" office:value="0" calcext:value-type="float">
            <text:p>0</text:p>
          </table:table-cell>
          <table:table-cell office:value-type="float" office:value="0.02738616" calcext:value-type="float">
            <text:p>0.02738616</text:p>
          </table:table-cell>
          <table:table-cell office:value-type="float" office:value="-0.1350856" calcext:value-type="float">
            <text:p>-0.1350856</text:p>
          </table:table-cell>
          <table:table-cell office:value-type="float" office:value="0.03974207" calcext:value-type="float">
            <text:p>0.03974207</text:p>
          </table:table-cell>
          <table:table-cell office:value-type="float" office:value="-9999.04" calcext:value-type="float">
            <text:p>-9999.04</text:p>
          </table:table-cell>
          <table:table-cell office:value-type="float" office:value="-2.273647" calcext:value-type="float">
            <text:p>-2.27364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3-06T17:33:58.295840626</dc:date>
    <meta:editing-duration>PT7S</meta:editing-duration>
    <meta:editing-cycles>1</meta:editing-cycles>
    <meta:document-statistic meta:table-count="1" meta:cell-count="19032" meta:object-count="0"/>
    <meta:generator>LibreOffice/6.4.7.2$Linux_X86_64 LibreOffice_project/40$Build-2</meta:generator>
  </office:meta>
</office:document-meta>
</file>